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13" style:family="table-cell" style:parent-style-name="Default" style:data-style-name="N109"/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2" draw:style-name="gr1" draw:text-style-name="P1" svg:width="13.333cm" svg:height="9.242cm" svg:x="31.701cm" svg:y="0.09cm">
            <draw:object draw:notify-on-update-of-ranges="Лист1.R35:Лист1.R46 Лист1.T35:Лист1.T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number-columns-repeated="12" table:default-cell-style-name="Default"/>
        <table:table-row table:style-name="ro1">
          <table:table-cell>
            <draw:frame table:end-cell-address="Лист1.F21" table:end-x="2.234cm" table:end-y="0.346cm" draw:z-index="0" draw:style-name="gr1" draw:text-style-name="P1" svg:width="13.523cm" svg:height="9.377cm" svg:x="0cm" svg:y="0cm">
              <draw:object draw:notify-on-update-of-ranges="Лист1.D34:Лист1.D45 Лист1.F34:Лист1.F4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5"/>
          <table:table-cell>
            <draw:frame table:end-cell-address="Лист1.M21" table:end-x="2.258cm" table:end-y="0.301cm" draw:z-index="1" draw:style-name="gr1" draw:text-style-name="P1" svg:width="13.537cm" svg:height="9.322cm" svg:x="0.01cm" svg:y="0.01cm">
              <draw:object draw:notify-on-update-of-ranges="Лист1.K34:Лист1.K45 Лист1.M34:Лист1.M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2" office:value-type="string" calcext:value-type="string">
            <text:p>SP- </text:p>
          </table:table-cell>
          <table:table-cell table:formula="of:=MIN([.S28];[.S31]) - [.S30]" office:value-type="float" office:value="54649.5027878486" calcext:value-type="float">
            <text:p>54649,5027878486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2" office:value-type="string" calcext:value-type="string">
            <text:p>SP+</text:p>
          </table:table-cell>
          <table:table-cell table:formula="of:=MAX([.S28];[.S31]) + [.S30]" office:value-type="float" office:value="72033.8728634919" calcext:value-type="float">
            <text:p>72033,8728634919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11" office:value-type="string" calcext:value-type="string">
            <text:p>Количество элементов выборки, меньше SP-</text:p>
          </table:table-cell>
          <table:table-cell table:style-name="ce11" table:number-columns-repeated="3"/>
          <table:table-cell table:formula="of:=COUNTIF([.P26:.P2025]; &quot;&lt;&quot;&amp;[.W3])" office:value-type="float" office:value="311" calcext:value-type="float">
            <text:p>311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11" office:value-type="string" calcext:value-type="string">
            <text:p>Количество элементов выборки, больше SP+</text:p>
          </table:table-cell>
          <table:table-cell table:style-name="ce11" table:number-columns-repeated="3"/>
          <table:table-cell table:formula="of:=COUNTIF([.P26:.P2025]; &quot;&gt;&quot;&amp;[.W4])" office:value-type="float" office:value="313" calcext:value-type="float">
            <text:p>313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11" office:value-type="string" calcext:value-type="string">
            <text:p>Вероятность попадания SP в интервал (SP-; SP+)</text:p>
          </table:table-cell>
          <table:table-cell table:style-name="ce11" table:number-columns-repeated="3"/>
          <table:table-cell table:formula="of:=(2000-[.Z6]-[.Z7])/2000" office:value-type="float" office:value="0.688" calcext:value-type="float">
            <text:p>0,688</text:p>
          </table:table-cell>
          <table:table-cell table:number-columns-repeated="10"/>
        </table:table-row>
        <table:table-row table:style-name="ro1" table:number-rows-repeated="14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r</text:p>
          </table:table-cell>
          <table:table-cell/>
          <table:table-cell table:style-name="ce4" office:value-type="string" calcext:value-type="string">
            <text:p>Дескриптивные характеристики</text:p>
          </table:table-cell>
          <table:table-cell table:style-name="ce4" table:number-columns-repeated="2"/>
          <table:table-cell/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R</text:p>
          </table:table-cell>
          <table:table-cell/>
          <table:table-cell table:style-name="ce4" office:value-type="string" calcext:value-type="string">
            <text:p>Дескриптивные характеристики</text:p>
          </table:table-cell>
          <table:table-cell table:style-name="ce4" table:number-columns-repeated="2"/>
          <table:table-cell/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SP</text:p>
          </table:table-cell>
          <table:table-cell table:number-columns-repeated="5"/>
          <table:table-cell table:style-name="ce4" office:value-type="string" calcext:value-type="string">
            <text:p>SP тест</text:p>
          </table:table-cell>
          <table:table-cell/>
          <table:table-cell table:style-name="ce4" office:value-type="string" calcext:value-type="string">
            <text:p>ХИ2 тест</text:p>
          </table:table-cell>
          <table:table-cell table:formula="of:=LEGACY.CHITEST([.T$37:.T$43];[.Z$37:.Z$43])" office:value-type="float" office:value="0.00681464011010389" calcext:value-type="float">
            <text:p>0,00681464011010389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8+4*RAND()" office:value-type="float" office:value="21.9568487391807" calcext:value-type="float">
            <text:p>21,956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COM.MICROSOFT.NORM.INV(RAND();80;10)" office:value-type="float" office:value="82.0920504854907" calcext:value-type="float">
            <text:p>82,092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*PI()*PI()*[.I26]*[.B26]" office:value-type="float" office:value="71159.1661448347" calcext:value-type="float">
            <text:p>71159,1661</text:p>
          </table:table-cell>
          <table:table-cell/>
          <table:table-cell table:style-name="ce4" office:value-type="string" calcext:value-type="string">
            <text:p>Дескриптивные характеристики</text:p>
          </table:table-cell>
          <table:table-cell table:style-name="ce4" table:number-columns-repeated="2"/>
          <table:table-cell/>
          <table:table-cell table:formula="of:=COM.MICROSOFT.NORM.INV(RAND();[.$S$28];[.$S$30])" office:value-type="float" office:value="59010.730540635" calcext:value-type="float">
            <text:p>59010,730540635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8+4*RAND()" office:value-type="float" office:value="19.2329077427275" calcext:value-type="float">
            <text:p>19,2329</text:p>
          </table:table-cell>
          <table:table-cell/>
          <table:table-cell table:style-name="ce2" office:value-type="string" calcext:value-type="string">
            <text:p>среднее</text:p>
          </table:table-cell>
          <table:table-cell table:formula="of:=AVERAGE([.B26:.B2025])" office:value-type="float" office:value="20.0066397592081" calcext:value-type="float">
            <text:p>20,00663975920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M.MICROSOFT.NORM.INV(RAND();80;10)" office:value-type="float" office:value="87.7554664911492" calcext:value-type="float">
            <text:p>87,7555</text:p>
          </table:table-cell>
          <table:table-cell/>
          <table:table-cell table:style-name="ce2" office:value-type="string" calcext:value-type="string">
            <text:p>среднее</text:p>
          </table:table-cell>
          <table:table-cell table:formula="of:=AVERAGE([.I26:.I2025])" office:value-type="float" office:value="80.2018663533388" calcext:value-type="float">
            <text:p>80,20186635333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4*PI()*PI()*[.I27]*[.B27]" office:value-type="float" office:value="66631.3886305227" calcext:value-type="float">
            <text:p>66631,3886</text:p>
          </table:table-cell>
          <table:table-cell table:number-columns-repeated="5"/>
          <table:table-cell table:formula="of:=COM.MICROSOFT.NORM.INV(RAND();[.$S$28];[.$S$30])" office:value-type="float" office:value="73672.9391704592" calcext:value-type="float">
            <text:p>73672,9391704592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8+4*RAND()" office:value-type="float" office:value="21.7387095135637" calcext:value-type="float">
            <text:p>21,7387</text:p>
          </table:table-cell>
          <table:table-cell/>
          <table:table-cell table:style-name="ce2" office:value-type="string" calcext:value-type="string">
            <text:p>дисперсия</text:p>
          </table:table-cell>
          <table:table-cell table:formula="of:=VAR([.B26:.B2025])" office:value-type="float" office:value="1.31991535959106" calcext:value-type="float">
            <text:p>1,319915359591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M.MICROSOFT.NORM.INV(RAND();80;10)" office:value-type="float" office:value="84.4174310948041" calcext:value-type="float">
            <text:p>84,4174</text:p>
          </table:table-cell>
          <table:table-cell/>
          <table:table-cell table:style-name="ce2" office:value-type="string" calcext:value-type="string">
            <text:p>дисперсия</text:p>
          </table:table-cell>
          <table:table-cell table:formula="of:=VAR([.I26:.I2025])" office:value-type="float" office:value="96.1761933155214" calcext:value-type="float">
            <text:p>96,17619331552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4*PI()*PI()*[.I28]*[.B28]" office:value-type="float" office:value="72447.8710761686" calcext:value-type="float">
            <text:p>72447,8711</text:p>
          </table:table-cell>
          <table:table-cell/>
          <table:table-cell table:style-name="ce2" office:value-type="string" calcext:value-type="string">
            <text:p>среднее</text:p>
          </table:table-cell>
          <table:table-cell table:formula="of:=AVERAGE([.P26:.P2025])" office:value-type="float" office:value="63359.2311660517" calcext:value-type="float">
            <text:p>63359,2311660517</text:p>
          </table:table-cell>
          <table:table-cell table:number-columns-repeated="2"/>
          <table:table-cell table:formula="of:=COM.MICROSOFT.NORM.INV(RAND();[.$S$28];[.$S$30])" office:value-type="float" office:value="55409.4897822501" calcext:value-type="float">
            <text:p>55409,4897822501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8+4*RAND()" office:value-type="float" office:value="20.3677482116036" calcext:value-type="float">
            <text:p>20,3677</text:p>
          </table:table-cell>
          <table:table-cell/>
          <table:table-cell table:style-name="ce2" office:value-type="string" calcext:value-type="string">
            <text:p>СКО</text:p>
          </table:table-cell>
          <table:table-cell table:formula="of:=STDEV([.B26:.B2025])" office:value-type="float" office:value="1.14887569370714" calcext:value-type="float">
            <text:p>1,148875693707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M.MICROSOFT.NORM.INV(RAND();80;10)" office:value-type="float" office:value="78.7641265327216" calcext:value-type="float">
            <text:p>78,7641</text:p>
          </table:table-cell>
          <table:table-cell/>
          <table:table-cell table:style-name="ce2" office:value-type="string" calcext:value-type="string">
            <text:p>СКО</text:p>
          </table:table-cell>
          <table:table-cell table:formula="of:=STDEV([.I26:.I2025])" office:value-type="float" office:value="9.80694617684432" calcext:value-type="float">
            <text:p>9,806946176844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4*PI()*PI()*[.I29]*[.B29]" office:value-type="float" office:value="63333.1684315229" calcext:value-type="float">
            <text:p>63333,1684</text:p>
          </table:table-cell>
          <table:table-cell/>
          <table:table-cell table:style-name="ce2" office:value-type="string" calcext:value-type="string">
            <text:p>дисперсия</text:p>
          </table:table-cell>
          <table:table-cell table:formula="of:=VAR([.P26:.P2025])" office:value-type="float" office:value="75249408.5789674" calcext:value-type="float">
            <text:p>75249408,5789674</text:p>
          </table:table-cell>
          <table:table-cell table:number-columns-repeated="2"/>
          <table:table-cell table:formula="of:=COM.MICROSOFT.NORM.INV(RAND();[.$S$28];[.$S$30])" office:value-type="float" office:value="50274.6511740447" calcext:value-type="float">
            <text:p>50274,6511740447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8+4*RAND()" office:value-type="float" office:value="20.8861594381742" calcext:value-type="float">
            <text:p>20,8862</text:p>
          </table:table-cell>
          <table:table-cell/>
          <table:table-cell table:style-name="ce2" office:value-type="string" calcext:value-type="string">
            <text:p>медиана</text:p>
          </table:table-cell>
          <table:table-cell table:formula="of:=MEDIAN([.B26:.B2025])" office:value-type="float" office:value="19.9865677771159" calcext:value-type="float">
            <text:p>19,986567777115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M.MICROSOFT.NORM.INV(RAND();80;10)" office:value-type="float" office:value="79.0496563931027" calcext:value-type="float">
            <text:p>79,0497</text:p>
          </table:table-cell>
          <table:table-cell/>
          <table:table-cell table:style-name="ce2" office:value-type="string" calcext:value-type="string">
            <text:p>медиана</text:p>
          </table:table-cell>
          <table:table-cell table:formula="of:=MEDIAN([.I26:.I2025])" office:value-type="float" office:value="80.3136485308175" calcext:value-type="float">
            <text:p>80,313648530817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4*PI()*PI()*[.I30]*[.B30]" office:value-type="float" office:value="65180.5937359512" calcext:value-type="float">
            <text:p>65180,5937</text:p>
          </table:table-cell>
          <table:table-cell/>
          <table:table-cell table:style-name="ce2" office:value-type="string" calcext:value-type="string">
            <text:p>СКО</text:p>
          </table:table-cell>
          <table:table-cell table:formula="of:=STDEV([.P26:.P2025])" office:value-type="float" office:value="8674.64169744015" calcext:value-type="float">
            <text:p>8674,64169744015</text:p>
          </table:table-cell>
          <table:table-cell table:number-columns-repeated="2"/>
          <table:table-cell table:formula="of:=COM.MICROSOFT.NORM.INV(RAND();[.$S$28];[.$S$30])" office:value-type="float" office:value="72582.0780342105" calcext:value-type="float">
            <text:p>72582,0780342105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8+4*RAND()" office:value-type="float" office:value="21.4816650715657" calcext:value-type="float">
            <text:p>21,481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COM.MICROSOFT.NORM.INV(RAND();80;10)" office:value-type="float" office:value="67.8604260171887" calcext:value-type="float">
            <text:p>67,860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4*PI()*PI()*[.I31]*[.B31]" office:value-type="float" office:value="57549.8584170063" calcext:value-type="float">
            <text:p>57549,8584</text:p>
          </table:table-cell>
          <table:table-cell/>
          <table:table-cell table:style-name="ce2" office:value-type="string" calcext:value-type="string">
            <text:p>медиана</text:p>
          </table:table-cell>
          <table:table-cell table:formula="of:=MEDIAN([.P26:.P2025])" office:value-type="float" office:value="63324.1444852888" calcext:value-type="float">
            <text:p>63324,1444852888</text:p>
          </table:table-cell>
          <table:table-cell table:number-columns-repeated="2"/>
          <table:table-cell table:formula="of:=COM.MICROSOFT.NORM.INV(RAND();[.$S$28];[.$S$30])" office:value-type="float" office:value="86209.1698321233" calcext:value-type="float">
            <text:p>86209,1698321233</text:p>
          </table:table-cell>
          <table:table-cell/>
          <table:table-cell table:style-name="Default"/>
          <table:table-cell table:number-columns-repeated="4"/>
          <table:table-cell table:style-name="ce4" office:value-type="string" calcext:value-type="string">
            <text:p>тест Колмагорова-Смирнова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8+4*RAND()" office:value-type="float" office:value="21.3913237950765" calcext:value-type="float">
            <text:p>21,391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COM.MICROSOFT.NORM.INV(RAND();80;10)" office:value-type="float" office:value="89.1298827902241" calcext:value-type="float">
            <text:p>89,129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4*PI()*PI()*[.I32]*[.B32]" office:value-type="float" office:value="75269.7950830574" calcext:value-type="float">
            <text:p>75269,7951</text:p>
          </table:table-cell>
          <table:table-cell table:number-columns-repeated="5"/>
          <table:table-cell table:formula="of:=COM.MICROSOFT.NORM.INV(RAND();[.$S$28];[.$S$30])" office:value-type="float" office:value="68157.9607078902" calcext:value-type="float">
            <text:p>68157,9607078902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8+4*RAND()" office:value-type="float" office:value="21.2713204682805" calcext:value-type="float">
            <text:p>21,2713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/>
          <table:table-cell office:value-type="float" office:value="8" calcext:value-type="float">
            <text:p>8</text:p>
          </table:table-cell>
          <table:table-cell table:formula="of:=COM.MICROSOFT.NORM.INV(RAND();80;10)" office:value-type="float" office:value="77.5518321220928" calcext:value-type="float">
            <text:p>77,5518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/>
          <table:table-cell office:value-type="float" office:value="8" calcext:value-type="float">
            <text:p>8</text:p>
          </table:table-cell>
          <table:table-cell table:formula="of:=4*PI()*PI()*[.I33]*[.B33]" office:value-type="float" office:value="65124.7770572634" calcext:value-type="float">
            <text:p>65124,7771</text:p>
          </table:table-cell>
          <table:table-cell table:number-columns-repeated="5"/>
          <table:table-cell table:formula="of:=COM.MICROSOFT.NORM.INV(RAND();[.$S$28];[.$S$30])" office:value-type="float" office:value="61907.7652388048" calcext:value-type="float">
            <text:p>61907,7652388048</text:p>
          </table:table-cell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Ожидание</text:p>
          </table:table-cell>
          <table:table-cell table:style-name="ce2" office:value-type="string" calcext:value-type="string">
            <text:p>(Ранг-1)/N</text:p>
          </table:table-cell>
          <table:table-cell table:style-name="ce4" office:value-type="string" calcext:value-type="string">
            <text:p>Норм. Инв</text:p>
          </table:table-cell>
          <table:table-cell table:style-name="ce4" office:value-type="string" calcext:value-type="string">
            <text:p>Действит.</text:p>
          </table:table-cell>
          <table:table-cell table:style-name="ce4" office:value-type="string" calcext:value-type="string">
            <text:p>Разница</text:p>
          </table:table-cell>
          <table:table-cell/>
          <table:table-cell table:style-name="ce14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8+4*RAND()" office:value-type="float" office:value="21.1800524215214" calcext:value-type="float">
            <text:p>21,1801</text:p>
          </table:table-cell>
          <table:table-cell/>
          <table:table-cell office:value-type="float" office:value="17.8" calcext:value-type="float">
            <text:p>17,8</text:p>
          </table:table-cell>
          <table:table-cell office:value-type="float" office:value="18" calcext:value-type="float">
            <text:p>18</text:p>
          </table:table-cell>
          <table:table-cell table:number-matrix-columns-spanned="1" table:number-matrix-rows-spanned="12" table:formula="of:=FREQUENCY([.B26:.B2025];[.E34:.E45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M.MICROSOFT.NORM.INV(RAND();80;10)" office:value-type="float" office:value="88.8993008617225" calcext:value-type="float">
            <text:p>88,899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matrix-columns-spanned="1" table:number-matrix-rows-spanned="12" table:formula="of:=FREQUENCY([.I26:.I2025];[.L34:.L45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4*PI()*PI()*[.I34]*[.B34]" office:value-type="float" office:value="74333.5908563589" calcext:value-type="float">
            <text:p>74333,5909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/>
          <table:table-cell table:formula="of:=COM.MICROSOFT.NORM.INV(RAND();[.$S$28];[.$S$30])" office:value-type="float" office:value="62268.7969203098" calcext:value-type="float">
            <text:p>62268,7969203098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[.AB34]/12" office:value-type="float" office:value="0.0833333333333333" calcext:value-type="float">
            <text:p>0,0833</text:p>
          </table:table-cell>
          <table:table-cell table:style-name="ce3" table:formula="of:=([.AB34]-1)/12" office:value-type="float" office:value="0" calcext:value-type="float">
            <text:p>0,0000</text:p>
          </table:table-cell>
          <table:table-cell table:style-name="ce3" table:formula="of:=IF([.AC34]&lt;1; COM.MICROSOFT.NORM.S.INV([.AC34]))" office:value-type="float" office:value="-1.38299412710064" calcext:value-type="float">
            <text:p>-1,3830</text:p>
          </table:table-cell>
          <table:table-cell table:style-name="ce13" table:formula="of:=COM.MICROSOFT.NORM.DIST([.T35];[.$AJ$34];[.$AJ$35];TRUE())" office:value-type="float" office:value="0.250735883868363" calcext:value-type="float">
            <text:p>0,2507359</text:p>
          </table:table-cell>
          <table:table-cell table:style-name="ce3" table:formula="of:=ABS([.AF34]-[.AD34])" office:value-type="float" office:value="0.250735883868363" calcext:value-type="float">
            <text:p>0,2507</text:p>
          </table:table-cell>
          <table:table-cell/>
          <table:table-cell office:value-type="string" calcext:value-type="string">
            <text:p>Среднее</text:p>
          </table:table-cell>
          <table:table-cell table:formula="of:=AVERAGE([.T35:.T46])" office:value-type="float" office:value="166.666666666667" calcext:value-type="float">
            <text:p>166,6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8+4*RAND()" office:value-type="float" office:value="19.4081588047557" calcext:value-type="float">
            <text:p>19,4082</text:p>
          </table:table-cell>
          <table:table-cell/>
          <table:table-cell office:value-type="float" office:value="18.2" calcext:value-type="float">
            <text:p>18,2</text:p>
          </table:table-cell>
          <table:table-cell office:value-type="float" office:value="18.4" calcext:value-type="float">
            <text:p>18,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M.MICROSOFT.NORM.INV(RAND();80;10)" office:value-type="float" office:value="83.3728679948172" calcext:value-type="float">
            <text:p>83,372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4*PI()*PI()*[.I35]*[.B35]" office:value-type="float" office:value="63880.5747774625" calcext:value-type="float">
            <text:p>63880,5748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28000" calcext:value-type="float">
            <text:p>28000</text:p>
          </table:table-cell>
          <table:table-cell table:number-matrix-columns-spanned="1" table:number-matrix-rows-spanned="12" table:formula="of:=FREQUENCY([.P26:.P2025];[.S35:.S46])" office:value-type="float" office:value="0" calcext:value-type="float">
            <text:p>0</text:p>
          </table:table-cell>
          <table:table-cell/>
          <table:table-cell table:formula="of:=COM.MICROSOFT.NORM.INV(RAND();[.$S$28];[.$S$30])" office:value-type="float" office:value="64890.6955020058" calcext:value-type="float">
            <text:p>64890,6955020058</text:p>
          </table:table-cell>
          <table:table-cell/>
          <table:table-cell table:style-name="Default" office:value-type="float" office:value="24000" calcext:value-type="float">
            <text:p>24000</text:p>
          </table:table-cell>
          <table:table-cell office:value-type="float" office:value="28000" calcext:value-type="float">
            <text:p>28000</text:p>
          </table:table-cell>
          <table:table-cell table:number-matrix-columns-spanned="1" table:number-matrix-rows-spanned="12" table:formula="of:=FREQUENCY([.V26:.V2025];[.Y35:.Y46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[.AB35]/12" office:value-type="float" office:value="0.166666666666667" calcext:value-type="float">
            <text:p>0,1667</text:p>
          </table:table-cell>
          <table:table-cell table:style-name="ce3" table:formula="of:=([.AB35]-1)/12" office:value-type="float" office:value="0.0833333333333333" calcext:value-type="float">
            <text:p>0,0833</text:p>
          </table:table-cell>
          <table:table-cell table:style-name="ce3" table:formula="of:=IF([.AC35]&lt;1; COM.MICROSOFT.NORM.S.INV([.AC35]))" office:value-type="float" office:value="-0.967421566101701" calcext:value-type="float">
            <text:p>-0,9674</text:p>
          </table:table-cell>
          <table:table-cell table:style-name="ce13" table:formula="of:=COM.MICROSOFT.NORM.DIST([.T36];[.$AJ$34];[.$AJ$35];TRUE())" office:value-type="float" office:value="0.252021230577305" calcext:value-type="float">
            <text:p>0,2520212</text:p>
          </table:table-cell>
          <table:table-cell table:style-name="ce3" table:formula="of:=ABS([.AF35]-[.AD35])" office:value-type="float" office:value="0.168687897243972" calcext:value-type="float">
            <text:p>0,1687</text:p>
          </table:table-cell>
          <table:table-cell/>
          <table:table-cell office:value-type="string" calcext:value-type="string">
            <text:p>СКО</text:p>
          </table:table-cell>
          <table:table-cell table:formula="of:=STDEV([.T35:.T46])" office:value-type="float" office:value="247.950997113738" calcext:value-type="float">
            <text:p>247,9509971137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8+4*RAND()" office:value-type="float" office:value="19.6253158175387" calcext:value-type="float">
            <text:p>19,6253</text:p>
          </table:table-cell>
          <table:table-cell/>
          <table:table-cell office:value-type="float" office:value="18.6" calcext:value-type="float">
            <text:p>18,6</text:p>
          </table:table-cell>
          <table:table-cell office:value-type="float" office:value="18.8" calcext:value-type="float">
            <text:p>18,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M.MICROSOFT.NORM.INV(RAND();80;10)" office:value-type="float" office:value="72.3873037777369" calcext:value-type="float">
            <text:p>72,387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4*PI()*PI()*[.I36]*[.B36]" office:value-type="float" office:value="56083.9756011132" calcext:value-type="float">
            <text:p>56083,9756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36000" calcext:value-type="float">
            <text:p>36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NORM.INV(RAND();[.$S$28];[.$S$30])" office:value-type="float" office:value="52919.51476834" calcext:value-type="float">
            <text:p>52919,51476834</text:p>
          </table:table-cell>
          <table:table-cell/>
          <table:table-cell table:style-name="Default" office:value-type="float" office:value="32000" calcext:value-type="float">
            <text:p>32000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table:formula="of:=[.AB36]/12" office:value-type="float" office:value="0.25" calcext:value-type="float">
            <text:p>0,2500</text:p>
          </table:table-cell>
          <table:table-cell table:style-name="ce3" table:formula="of:=([.AB36]-1)/12" office:value-type="float" office:value="0.166666666666667" calcext:value-type="float">
            <text:p>0,1667</text:p>
          </table:table-cell>
          <table:table-cell table:style-name="ce3" table:formula="of:=IF([.AC36]&lt;1; COM.MICROSOFT.NORM.S.INV([.AC36]))" office:value-type="float" office:value="-0.674489750196082" calcext:value-type="float">
            <text:p>-0,6745</text:p>
          </table:table-cell>
          <table:table-cell table:style-name="ce13" table:formula="of:=COM.MICROSOFT.NORM.DIST([.T37];[.$AJ$34];[.$AJ$35];TRUE())" office:value-type="float" office:value="0.26506347902909" calcext:value-type="float">
            <text:p>0,2650635</text:p>
          </table:table-cell>
          <table:table-cell table:style-name="ce3" table:formula="of:=ABS([.AF36]-[.AD36])" office:value-type="float" office:value="0.0983968123624236" calcext:value-type="float">
            <text:p>0,098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8+4*RAND()" office:value-type="float" office:value="19.7712359395809" calcext:value-type="float">
            <text:p>19,771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.2" calcext:value-type="float">
            <text:p>19,2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M.MICROSOFT.NORM.INV(RAND();80;10)" office:value-type="float" office:value="68.9968717078393" calcext:value-type="float">
            <text:p>68,9969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4*PI()*PI()*[.I37]*[.B37]" office:value-type="float" office:value="53854.6187712977" calcext:value-type="float">
            <text:p>53854,6188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44000" calcext:value-type="float">
            <text:p>440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NORM.INV(RAND();[.$S$28];[.$S$30])" office:value-type="float" office:value="78610.4812780471" calcext:value-type="float">
            <text:p>78610,4812780471</text:p>
          </table:table-cell>
          <table:table-cell/>
          <table:table-cell table:style-name="Default" office:value-type="float" office:value="40000" calcext:value-type="float">
            <text:p>40000</text:p>
          </table:table-cell>
          <table:table-cell office:value-type="float" office:value="44000" calcext:value-type="float">
            <text:p>440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table:formula="of:=[.AB37]/12" office:value-type="float" office:value="0.333333333333333" calcext:value-type="float">
            <text:p>0,3333</text:p>
          </table:table-cell>
          <table:table-cell table:style-name="ce3" table:formula="of:=([.AB37]-1)/12" office:value-type="float" office:value="0.25" calcext:value-type="float">
            <text:p>0,2500</text:p>
          </table:table-cell>
          <table:table-cell table:style-name="ce3" table:formula="of:=IF([.AC37]&lt;1; COM.MICROSOFT.NORM.S.INV([.AC37]))" office:value-type="float" office:value="-0.430727299295457" calcext:value-type="float">
            <text:p>-0,4307</text:p>
          </table:table-cell>
          <table:table-cell table:style-name="ce13" table:formula="of:=COM.MICROSOFT.NORM.DIST([.T38];[.$AJ$34];[.$AJ$35];TRUE())" office:value-type="float" office:value="0.516621068784972" calcext:value-type="float">
            <text:p>0,5166211</text:p>
          </table:table-cell>
          <table:table-cell table:style-name="ce3" table:formula="of:=ABS([.AF37]-[.AD37])" office:value-type="float" office:value="0.266621068784972" calcext:value-type="float">
            <text:p>0,266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8+4*RAND()" office:value-type="float" office:value="21.7400120352395" calcext:value-type="float">
            <text:p>21,7400</text:p>
          </table:table-cell>
          <table:table-cell/>
          <table:table-cell office:value-type="float" office:value="19.4" calcext:value-type="float">
            <text:p>19,4</text:p>
          </table:table-cell>
          <table:table-cell office:value-type="float" office:value="19.6" calcext:value-type="float">
            <text:p>19,6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M.MICROSOFT.NORM.INV(RAND();80;10)" office:value-type="float" office:value="91.7540322783681" calcext:value-type="float">
            <text:p>91,754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4*PI()*PI()*[.I38]*[.B38]" office:value-type="float" office:value="78748.9326241925" calcext:value-type="float">
            <text:p>78748,9326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float" office:value="52000" calcext:value-type="float">
            <text:p>52000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COM.MICROSOFT.NORM.INV(RAND();[.$S$28];[.$S$30])" office:value-type="float" office:value="70455.0277568528" calcext:value-type="float">
            <text:p>70455,0277568528</text:p>
          </table:table-cell>
          <table:table-cell/>
          <table:table-cell table:style-name="Default" office:value-type="float" office:value="48000" calcext:value-type="float">
            <text:p>48000</text:p>
          </table:table-cell>
          <table:table-cell office:value-type="float" office:value="52000" calcext:value-type="float">
            <text:p>52000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table:formula="of:=[.AB38]/12" office:value-type="float" office:value="0.416666666666667" calcext:value-type="float">
            <text:p>0,4167</text:p>
          </table:table-cell>
          <table:table-cell table:style-name="ce3" table:formula="of:=([.AB38]-1)/12" office:value-type="float" office:value="0.333333333333333" calcext:value-type="float">
            <text:p>0,3333</text:p>
          </table:table-cell>
          <table:table-cell table:style-name="ce3" table:formula="of:=IF([.AC38]&lt;1; COM.MICROSOFT.NORM.S.INV([.AC38]))" office:value-type="float" office:value="-0.210428394247925" calcext:value-type="float">
            <text:p>-0,2104</text:p>
          </table:table-cell>
          <table:table-cell table:style-name="ce13" table:formula="of:=COM.MICROSOFT.NORM.DIST([.T39];[.$AJ$34];[.$AJ$35];TRUE())" office:value-type="float" office:value="0.928034840761867" calcext:value-type="float">
            <text:p>0,9280348</text:p>
          </table:table-cell>
          <table:table-cell table:style-name="ce3" table:formula="of:=ABS([.AF38]-[.AD38])" office:value-type="float" office:value="0.594701507428534" calcext:value-type="float">
            <text:p>0,5947</text:p>
          </table:table-cell>
          <table:table-cell/>
          <table:table-cell table:style-name="ce14" office:value-type="string" calcext:value-type="string">
            <text:p>Макс.</text:p>
          </table:table-cell>
          <table:table-cell table:formula="of:=MAX([.AG34:.AG45])" office:value-type="float" office:value="0.665930782798304" calcext:value-type="float">
            <text:p>0,6659307827983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8+4*RAND()" office:value-type="float" office:value="19.3402061318047" calcext:value-type="float">
            <text:p>19,3402</text:p>
          </table:table-cell>
          <table:table-cell/>
          <table:table-cell office:value-type="float" office:value="19.8" calcext:value-type="float">
            <text:p>19,8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M.MICROSOFT.NORM.INV(RAND();80;10)" office:value-type="float" office:value="88.9879896394346" calcext:value-type="float">
            <text:p>88,988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4*PI()*PI()*[.I39]*[.B39]" office:value-type="float" office:value="67944.1751867738" calcext:value-type="float">
            <text:p>67944,1752</text:p>
          </table:table-cell>
          <table:table-cell/>
          <table:table-cell office:value-type="float" office:value="56000" calcext:value-type="float">
            <text:p>56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COM.MICROSOFT.NORM.INV(RAND();[.$S$28];[.$S$30])" office:value-type="float" office:value="44903.8680365059" calcext:value-type="float">
            <text:p>44903,8680365059</text:p>
          </table:table-cell>
          <table:table-cell/>
          <table:table-cell table:style-name="Default" office:value-type="float" office:value="56000" calcext:value-type="float">
            <text:p>56000</text:p>
          </table:table-cell>
          <table:table-cell office:value-type="float" office:value="60000" calcext:value-type="float">
            <text:p>60000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table:formula="of:=[.AB39]/12" office:value-type="float" office:value="0.5" calcext:value-type="float">
            <text:p>0,5000</text:p>
          </table:table-cell>
          <table:table-cell table:style-name="ce3" table:formula="of:=([.AB39]-1)/12" office:value-type="float" office:value="0.416666666666667" calcext:value-type="float">
            <text:p>0,4167</text:p>
          </table:table-cell>
          <table:table-cell table:style-name="ce3" table:formula="of:=IF([.AC39]&lt;1; COM.MICROSOFT.NORM.S.INV([.AC39]))" office:value-type="float" office:value="0" calcext:value-type="float">
            <text:p>0,0000</text:p>
          </table:table-cell>
          <table:table-cell table:style-name="ce13" table:formula="of:=COM.MICROSOFT.NORM.DIST([.T40];[.$AJ$34];[.$AJ$35];TRUE())" office:value-type="float" office:value="0.986216446982593" calcext:value-type="float">
            <text:p>0,9862164</text:p>
          </table:table-cell>
          <table:table-cell table:style-name="ce3" table:formula="of:=ABS([.AF39]-[.AD39])" office:value-type="float" office:value="0.569549780315926" calcext:value-type="float">
            <text:p>0,5695</text:p>
          </table:table-cell>
          <table:table-cell/>
          <table:table-cell office:value-type="string" calcext:value-type="string">
            <text:p>крит.</text:p>
          </table:table-cell>
          <table:table-cell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8+4*RAND()" office:value-type="float" office:value="18.1007438483648" calcext:value-type="float">
            <text:p>18,1007</text:p>
          </table:table-cell>
          <table:table-cell/>
          <table:table-cell office:value-type="float" office:value="20.2" calcext:value-type="float">
            <text:p>20,2</text:p>
          </table:table-cell>
          <table:table-cell office:value-type="float" office:value="20.4" calcext:value-type="float">
            <text:p>20,4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M.MICROSOFT.NORM.INV(RAND();80;10)" office:value-type="float" office:value="85.2002218795004" calcext:value-type="float">
            <text:p>85,200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4*PI()*PI()*[.I40]*[.B40]" office:value-type="float" office:value="60883.1178881044" calcext:value-type="float">
            <text:p>60883,1179</text:p>
          </table:table-cell>
          <table:table-cell/>
          <table:table-cell office:value-type="float" office:value="64000" calcext:value-type="float">
            <text:p>64000</text:p>
          </table:table-cell>
          <table:table-cell office:value-type="float" office:value="68000" calcext:value-type="float">
            <text:p>68000</text:p>
          </table:table-cell>
          <table:table-cell office:value-type="float" office:value="713" calcext:value-type="float">
            <text:p>713</text:p>
          </table:table-cell>
          <table:table-cell/>
          <table:table-cell table:formula="of:=COM.MICROSOFT.NORM.INV(RAND();[.$S$28];[.$S$30])" office:value-type="float" office:value="56190.7159616492" calcext:value-type="float">
            <text:p>56190,7159616492</text:p>
          </table:table-cell>
          <table:table-cell/>
          <table:table-cell table:style-name="Default" office:value-type="float" office:value="64000" calcext:value-type="float">
            <text:p>64000</text:p>
          </table:table-cell>
          <table:table-cell office:value-type="float" office:value="68000" calcext:value-type="float">
            <text:p>68000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table:formula="of:=[.AB40]/12" office:value-type="float" office:value="0.583333333333333" calcext:value-type="float">
            <text:p>0,5833</text:p>
          </table:table-cell>
          <table:table-cell table:style-name="ce3" table:formula="of:=([.AB40]-1)/12" office:value-type="float" office:value="0.5" calcext:value-type="float">
            <text:p>0,5000</text:p>
          </table:table-cell>
          <table:table-cell table:style-name="ce3" table:formula="of:=IF([.AC40]&lt;1; COM.MICROSOFT.NORM.S.INV([.AC40]))" office:value-type="float" office:value="0.210428394247925" calcext:value-type="float">
            <text:p>0,2104</text:p>
          </table:table-cell>
          <table:table-cell table:style-name="ce13" table:formula="of:=COM.MICROSOFT.NORM.DIST([.T41];[.$AJ$34];[.$AJ$35];TRUE())" office:value-type="float" office:value="0.840741228811029" calcext:value-type="float">
            <text:p>0,8407412</text:p>
          </table:table-cell>
          <table:table-cell table:style-name="ce3" table:formula="of:=ABS([.AF40]-[.AD40])" office:value-type="float" office:value="0.340741228811029" calcext:value-type="float">
            <text:p>0,340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8+4*RAND()" office:value-type="float" office:value="20.1248548743315" calcext:value-type="float">
            <text:p>20,1249</text:p>
          </table:table-cell>
          <table:table-cell/>
          <table:table-cell office:value-type="float" office:value="20.6" calcext:value-type="float">
            <text:p>20,6</text:p>
          </table:table-cell>
          <table:table-cell office:value-type="float" office:value="20.8" calcext:value-type="float">
            <text:p>20,8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NORM.INV(RAND();80;10)" office:value-type="float" office:value="67.3460496059252" calcext:value-type="float">
            <text:p>67,346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4*PI()*PI()*[.I41]*[.B41]" office:value-type="float" office:value="53506.2629928631" calcext:value-type="float">
            <text:p>53506,2630</text:p>
          </table:table-cell>
          <table:table-cell/>
          <table:table-cell office:value-type="float" office:value="72000" calcext:value-type="float">
            <text:p>72000</text:p>
          </table:table-cell>
          <table:table-cell office:value-type="float" office:value="76000" calcext:value-type="float">
            <text:p>76000</text:p>
          </table:table-cell>
          <table:table-cell office:value-type="float" office:value="414" calcext:value-type="float">
            <text:p>414</text:p>
          </table:table-cell>
          <table:table-cell/>
          <table:table-cell table:formula="of:=COM.MICROSOFT.NORM.INV(RAND();[.$S$28];[.$S$30])" office:value-type="float" office:value="61626.2132849529" calcext:value-type="float">
            <text:p>61626,2132849529</text:p>
          </table:table-cell>
          <table:table-cell/>
          <table:table-cell table:style-name="Default" office:value-type="float" office:value="72000" calcext:value-type="float">
            <text:p>72000</text:p>
          </table:table-cell>
          <table:table-cell office:value-type="float" office:value="76000" calcext:value-type="float">
            <text:p>76000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table:formula="of:=[.AB41]/12" office:value-type="float" office:value="0.666666666666667" calcext:value-type="float">
            <text:p>0,6667</text:p>
          </table:table-cell>
          <table:table-cell table:style-name="ce3" table:formula="of:=([.AB41]-1)/12" office:value-type="float" office:value="0.583333333333333" calcext:value-type="float">
            <text:p>0,5833</text:p>
          </table:table-cell>
          <table:table-cell table:style-name="ce3" table:formula="of:=IF([.AC41]&lt;1; COM.MICROSOFT.NORM.S.INV([.AC41]))" office:value-type="float" office:value="0.430727299295457" calcext:value-type="float">
            <text:p>0,4307</text:p>
          </table:table-cell>
          <table:table-cell table:style-name="ce13" table:formula="of:=COM.MICROSOFT.NORM.DIST([.T42];[.$AJ$34];[.$AJ$35];TRUE())" office:value-type="float" office:value="0.449187889775702" calcext:value-type="float">
            <text:p>0,4491879</text:p>
          </table:table-cell>
          <table:table-cell table:style-name="ce3" table:formula="of:=ABS([.AF41]-[.AD41])" office:value-type="float" office:value="0.134145443557632" calcext:value-type="float">
            <text:p>0,134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8+4*RAND()" office:value-type="float" office:value="20.588473577518" calcext:value-type="float">
            <text:p>20,588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.2" calcext:value-type="float">
            <text:p>21,2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NORM.INV(RAND();80;10)" office:value-type="float" office:value="90.1393889961943" calcext:value-type="float">
            <text:p>90,139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4*PI()*PI()*[.I42]*[.B42]" office:value-type="float" office:value="73265.3276216285" calcext:value-type="float">
            <text:p>73265,3276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84000" calcext:value-type="float">
            <text:p>84000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COM.MICROSOFT.NORM.INV(RAND();[.$S$28];[.$S$30])" office:value-type="float" office:value="78271.2377799407" calcext:value-type="float">
            <text:p>78271,2377799407</text:p>
          </table:table-cell>
          <table:table-cell/>
          <table:table-cell table:style-name="Default" office:value-type="float" office:value="80000" calcext:value-type="float">
            <text:p>80000</text:p>
          </table:table-cell>
          <table:table-cell office:value-type="float" office:value="84000" calcext:value-type="float">
            <text:p>84000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table:formula="of:=[.AB42]/12" office:value-type="float" office:value="0.75" calcext:value-type="float">
            <text:p>0,7500</text:p>
          </table:table-cell>
          <table:table-cell table:style-name="ce3" table:formula="of:=([.AB42]-1)/12" office:value-type="float" office:value="0.666666666666667" calcext:value-type="float">
            <text:p>0,6667</text:p>
          </table:table-cell>
          <table:table-cell table:style-name="ce3" table:formula="of:=IF([.AC42]&lt;1; COM.MICROSOFT.NORM.S.INV([.AC42]))" office:value-type="float" office:value="0.674489750196082" calcext:value-type="float">
            <text:p>0,6745</text:p>
          </table:table-cell>
          <table:table-cell table:style-name="ce13" table:formula="of:=COM.MICROSOFT.NORM.DIST([.T43];[.$AJ$34];[.$AJ$35];TRUE())" office:value-type="float" office:value="0.274392810356324" calcext:value-type="float">
            <text:p>0,2743928</text:p>
          </table:table-cell>
          <table:table-cell table:style-name="ce3" table:formula="of:=ABS([.AF42]-[.AD42])" office:value-type="float" office:value="0.392273856310342" calcext:value-type="float">
            <text:p>0,3923</text:p>
          </table:table-cell>
          <table:table-cell/>
          <table:table-cell office:value-type="string" calcext:value-type="string">
            <text:p>крит.</text:p>
          </table:table-cell>
          <table:table-cell table:formula="of:=0.027-0.033*LN(0.05)" office:value-type="float" office:value="0.125859165027282" calcext:value-type="float">
            <text:p>0,1258591650272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8+4*RAND()" office:value-type="float" office:value="18.6765903602354" calcext:value-type="float">
            <text:p>18,6766</text:p>
          </table:table-cell>
          <table:table-cell/>
          <table:table-cell office:value-type="float" office:value="21.4" calcext:value-type="float">
            <text:p>21,4</text:p>
          </table:table-cell>
          <table:table-cell office:value-type="float" office:value="21.6" calcext:value-type="float">
            <text:p>21,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NORM.INV(RAND();80;10)" office:value-type="float" office:value="77.9210502953522" calcext:value-type="float">
            <text:p>77,921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4*PI()*PI()*[.I43]*[.B43]" office:value-type="float" office:value="57452.9228534392" calcext:value-type="float">
            <text:p>57452,9229</text:p>
          </table:table-cell>
          <table:table-cell/>
          <table:table-cell office:value-type="float" office:value="88000" calcext:value-type="float">
            <text:p>88000</text:p>
          </table:table-cell>
          <table:table-cell office:value-type="float" office:value="92000" calcext:value-type="float">
            <text:p>9200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M.MICROSOFT.NORM.INV(RAND();[.$S$28];[.$S$30])" office:value-type="float" office:value="62862.9298759615" calcext:value-type="float">
            <text:p>62862,9298759615</text:p>
          </table:table-cell>
          <table:table-cell/>
          <table:table-cell table:style-name="Default" office:value-type="float" office:value="88000" calcext:value-type="float">
            <text:p>88000</text:p>
          </table:table-cell>
          <table:table-cell office:value-type="float" office:value="92000" calcext:value-type="float">
            <text:p>920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table:formula="of:=[.AB43]/12" office:value-type="float" office:value="0.833333333333333" calcext:value-type="float">
            <text:p>0,8333</text:p>
          </table:table-cell>
          <table:table-cell table:style-name="ce3" table:formula="of:=([.AB43]-1)/12" office:value-type="float" office:value="0.75" calcext:value-type="float">
            <text:p>0,7500</text:p>
          </table:table-cell>
          <table:table-cell table:style-name="ce3" table:formula="of:=IF([.AC43]&lt;1; COM.MICROSOFT.NORM.S.INV([.AC43]))" office:value-type="float" office:value="0.967421566101701" calcext:value-type="float">
            <text:p>0,9674</text:p>
          </table:table-cell>
          <table:table-cell table:style-name="ce13" table:formula="of:=COM.MICROSOFT.NORM.DIST([.T44];[.$AJ$34];[.$AJ$35];TRUE())" office:value-type="float" office:value="0.253310045520195" calcext:value-type="float">
            <text:p>0,2533100</text:p>
          </table:table-cell>
          <table:table-cell table:style-name="ce3" table:formula="of:=ABS([.AF43]-[.AD43])" office:value-type="float" office:value="0.496689954479805" calcext:value-type="float">
            <text:p>0,49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8+4*RAND()" office:value-type="float" office:value="20.7333424328826" calcext:value-type="float">
            <text:p>20,7333</text:p>
          </table:table-cell>
          <table:table-cell/>
          <table:table-cell office:value-type="float" office:value="21.8" calcext:value-type="float">
            <text:p>21,8</text:p>
          </table:table-cell>
          <table:table-cell office:value-type="float" office:value="22" calcext:value-type="float">
            <text:p>2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NORM.INV(RAND();80;10)" office:value-type="float" office:value="74.7856298840583" calcext:value-type="float">
            <text:p>74,785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4*PI()*PI()*[.I44]*[.B44]" office:value-type="float" office:value="61213.5001864345" calcext:value-type="float">
            <text:p>61213,5002</text:p>
          </table:table-cell>
          <table:table-cell/>
          <table:table-cell office:value-type="float" office:value="96000" calcext:value-type="float">
            <text:p>96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NORM.INV(RAND();[.$S$28];[.$S$30])" office:value-type="float" office:value="45588.4085984469" calcext:value-type="float">
            <text:p>45588,4085984469</text:p>
          </table:table-cell>
          <table:table-cell/>
          <table:table-cell table:style-name="Default" office:value-type="float" office:value="96000" calcext:value-type="float">
            <text:p>96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table:formula="of:=[.AB44]/12" office:value-type="float" office:value="0.916666666666667" calcext:value-type="float">
            <text:p>0,9167</text:p>
          </table:table-cell>
          <table:table-cell table:style-name="ce3" table:formula="of:=([.AB44]-1)/12" office:value-type="float" office:value="0.833333333333333" calcext:value-type="float">
            <text:p>0,8333</text:p>
          </table:table-cell>
          <table:table-cell table:style-name="ce3" table:formula="of:=IF([.AC44]&lt;1; COM.MICROSOFT.NORM.S.INV([.AC44]))" office:value-type="float" office:value="1.38299412710064" calcext:value-type="float">
            <text:p>1,3830</text:p>
          </table:table-cell>
          <table:table-cell table:style-name="ce13" table:formula="of:=COM.MICROSOFT.NORM.DIST([.T45];[.$AJ$34];[.$AJ$35];TRUE())" office:value-type="float" office:value="0.250735883868363" calcext:value-type="float">
            <text:p>0,2507359</text:p>
          </table:table-cell>
          <table:table-cell table:style-name="ce3" table:formula="of:=ABS([.AF44]-[.AD44])" office:value-type="float" office:value="0.582597449464971" calcext:value-type="float">
            <text:p>0,582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8+4*RAND()" office:value-type="float" office:value="21.137431459967" calcext:value-type="float">
            <text:p>21,1374</text:p>
          </table:table-cell>
          <table:table-cell/>
          <table:table-cell office:value-type="float" office:value="22.2" calcext:value-type="float">
            <text:p>22,2</text:p>
          </table:table-cell>
          <table:table-cell office:value-type="float" office:value="22.4" calcext:value-type="float">
            <text:p>22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NORM.INV(RAND();80;10)" office:value-type="float" office:value="88.5601328263321" calcext:value-type="float">
            <text:p>88,560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4*PI()*PI()*[.I45]*[.B45]" office:value-type="float" office:value="73900.9818246921" calcext:value-type="float">
            <text:p>73900,9818</text:p>
          </table:table-cell>
          <table:table-cell/>
          <table:table-cell office:value-type="float" office:value="104000" calcext:value-type="float">
            <text:p>1040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NORM.INV(RAND();[.$S$28];[.$S$30])" office:value-type="float" office:value="80979.3107367381" calcext:value-type="float">
            <text:p>80979,3107367381</text:p>
          </table:table-cell>
          <table:table-cell/>
          <table:table-cell table:style-name="Default" office:value-type="float" office:value="104000" calcext:value-type="float">
            <text:p>1040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[.AB45]/12" office:value-type="float" office:value="1" calcext:value-type="float">
            <text:p>1,0000</text:p>
          </table:table-cell>
          <table:table-cell table:style-name="ce3" table:formula="of:=([.AB45]-1)/12" office:value-type="float" office:value="0.916666666666667" calcext:value-type="float">
            <text:p>0,9167</text:p>
          </table:table-cell>
          <table:table-cell table:style-name="ce3" table:formula="of:=IF([.AC45]&lt;1; COM.MICROSOFT.NORM.S.INV([.AC45]))" office:value-type="float" office:value="0" calcext:value-type="float">
            <text:p>0,0000</text:p>
          </table:table-cell>
          <table:table-cell table:style-name="ce13" table:formula="of:=COM.MICROSOFT.NORM.DIST([.T46];[.$AJ$34];[.$AJ$35];TRUE())" office:value-type="float" office:value="0.250735883868363" calcext:value-type="float">
            <text:p>0,2507359</text:p>
          </table:table-cell>
          <table:table-cell table:style-name="ce3" table:formula="of:=ABS([.AF45]-[.AD45])" office:value-type="float" office:value="0.665930782798304" calcext:value-type="float">
            <text:p>0,665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8+4*RAND()" office:value-type="float" office:value="21.1346661192365" calcext:value-type="float">
            <text:p>21,1347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COM.MICROSOFT.NORM.INV(RAND();80;10)" office:value-type="float" office:value="94.1695928917284" calcext:value-type="float">
            <text:p>94,1696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4*PI()*PI()*[.I46]*[.B46]" office:value-type="float" office:value="78571.6405120822" calcext:value-type="float">
            <text:p>78571,6405</text:p>
          </table:table-cell>
          <table:table-cell/>
          <table:table-cell office:value-type="float" office:value="112000" calcext:value-type="float">
            <text:p>112000</text:p>
          </table:table-cell>
          <table:table-cell office:value-type="float" office:value="116000" calcext:value-type="float">
            <text:p>116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NORM.INV(RAND();[.$S$28];[.$S$30])" office:value-type="float" office:value="66211.7205822543" calcext:value-type="float">
            <text:p>66211,7205822543</text:p>
          </table:table-cell>
          <table:table-cell/>
          <table:table-cell table:style-name="Default" office:value-type="float" office:value="112000" calcext:value-type="float">
            <text:p>112000</text:p>
          </table:table-cell>
          <table:table-cell office:value-type="float" office:value="116000" calcext:value-type="float">
            <text:p>116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8+4*RAND()" office:value-type="float" office:value="19.8932008990087" calcext:value-type="float">
            <text:p>19,8932</text:p>
          </table:table-cell>
          <table:table-cell/>
          <table:table-cell table:style-name="ce4" office:value-type="string" calcext:value-type="string">
            <text:p>min r =</text:p>
          </table:table-cell>
          <table:table-cell table:formula="of:=MIN([.B26:.B2025])" office:value-type="float" office:value="18.0000203265809" calcext:value-type="float">
            <text:p>18,000020326580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M.MICROSOFT.NORM.INV(RAND();80;10)" office:value-type="float" office:value="65.8198683821977" calcext:value-type="float">
            <text:p>65,8199</text:p>
          </table:table-cell>
          <table:table-cell/>
          <table:table-cell table:style-name="ce4" office:value-type="string" calcext:value-type="string">
            <text:p>min R =</text:p>
          </table:table-cell>
          <table:table-cell table:formula="of:=MIN([.I26:.I2025])" office:value-type="float" office:value="44.9152958236842" calcext:value-type="float">
            <text:p>44,915295823684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4*PI()*PI()*[.I47]*[.B47]" office:value-type="float" office:value="51691.7713671967" calcext:value-type="float">
            <text:p>51691,7714</text:p>
          </table:table-cell>
          <table:table-cell table:number-columns-repeated="5"/>
          <table:table-cell table:formula="of:=COM.MICROSOFT.NORM.INV(RAND();[.$S$28];[.$S$30])" office:value-type="float" office:value="46880.7875694193" calcext:value-type="float">
            <text:p>46880,7875694193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8+4*RAND()" office:value-type="float" office:value="19.8205366558395" calcext:value-type="float">
            <text:p>19,8205</text:p>
          </table:table-cell>
          <table:table-cell/>
          <table:table-cell table:style-name="ce4" office:value-type="string" calcext:value-type="string">
            <text:p>max r = </text:p>
          </table:table-cell>
          <table:table-cell table:formula="of:=MAX([.B26:.B2025])" office:value-type="float" office:value="21.9995019831695" calcext:value-type="float">
            <text:p>21,999501983169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M.MICROSOFT.NORM.INV(RAND();80;10)" office:value-type="float" office:value="76.732471906184" calcext:value-type="float">
            <text:p>76,7325</text:p>
          </table:table-cell>
          <table:table-cell/>
          <table:table-cell table:style-name="ce4" office:value-type="string" calcext:value-type="string">
            <text:p>max R = </text:p>
          </table:table-cell>
          <table:table-cell table:formula="of:=MAX([.I26:.I2025])" office:value-type="float" office:value="110.34396269388" calcext:value-type="float">
            <text:p>110,3439626938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4*PI()*PI()*[.I48]*[.B48]" office:value-type="float" office:value="60041.887290949" calcext:value-type="float">
            <text:p>60041,8873</text:p>
          </table:table-cell>
          <table:table-cell/>
          <table:table-cell table:style-name="ce4" office:value-type="string" calcext:value-type="string">
            <text:p>min SP =</text:p>
          </table:table-cell>
          <table:table-cell table:formula="of:=MIN([.P26:.P2025])" office:value-type="float" office:value="35823.6602519095" calcext:value-type="float">
            <text:p>35823,6602519095</text:p>
          </table:table-cell>
          <table:table-cell table:number-columns-repeated="2"/>
          <table:table-cell table:formula="of:=COM.MICROSOFT.NORM.INV(RAND();[.$S$28];[.$S$30])" office:value-type="float" office:value="62696.4297046255" calcext:value-type="float">
            <text:p>62696,4297046255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8+4*RAND()" office:value-type="float" office:value="19.984809928108" calcext:value-type="float">
            <text:p>19,9848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COM.MICROSOFT.NORM.INV(RAND();80;10)" office:value-type="float" office:value="70.7053549589563" calcext:value-type="float">
            <text:p>70,705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4*PI()*PI()*[.I49]*[.B49]" office:value-type="float" office:value="55784.3100113056" calcext:value-type="float">
            <text:p>55784,3100</text:p>
          </table:table-cell>
          <table:table-cell/>
          <table:table-cell table:style-name="ce4" office:value-type="string" calcext:value-type="string">
            <text:p>max SP = </text:p>
          </table:table-cell>
          <table:table-cell table:formula="of:=MAX([.P26:.P2025])" office:value-type="float" office:value="93655.9908611913" calcext:value-type="float">
            <text:p>93655,9908611913</text:p>
          </table:table-cell>
          <table:table-cell table:number-columns-repeated="2"/>
          <table:table-cell table:formula="of:=COM.MICROSOFT.NORM.INV(RAND();[.$S$28];[.$S$30])" office:value-type="float" office:value="58428.6432695492" calcext:value-type="float">
            <text:p>58428,6432695492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8+4*RAND()" office:value-type="float" office:value="20.982616669964" calcext:value-type="float">
            <text:p>20,9826</text:p>
          </table:table-cell>
          <table:table-cell table:number-columns-repeated="2"/>
          <table:table-cell table:style-name="ce4" office:value-type="string" calcext:value-type="string">
            <text:p>Итого:</text:p>
          </table:table-cell>
          <table:table-cell table:formula="of:=SUM([.F34:.F45])" office:value-type="float" office:value="2000" calcext:value-type="float">
            <text:p>200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NORM.INV(RAND();80;10)" office:value-type="float" office:value="77.5491413415812" calcext:value-type="float">
            <text:p>77,5491</text:p>
          </table:table-cell>
          <table:table-cell table:number-columns-repeated="2"/>
          <table:table-cell table:style-name="ce4" office:value-type="string" calcext:value-type="string">
            <text:p>Итого:</text:p>
          </table:table-cell>
          <table:table-cell table:formula="of:=SUM([.M34:.M45])" office:value-type="float" office:value="2000" calcext:value-type="float">
            <text:p>200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4*PI()*PI()*[.I50]*[.B50]" office:value-type="float" office:value="64238.6457544433" calcext:value-type="float">
            <text:p>64238,6458</text:p>
          </table:table-cell>
          <table:table-cell table:number-columns-repeated="5"/>
          <table:table-cell table:formula="of:=COM.MICROSOFT.NORM.INV(RAND();[.$S$28];[.$S$30])" office:value-type="float" office:value="48942.1413636624" calcext:value-type="float">
            <text:p>48942,1413636624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8+4*RAND()" office:value-type="float" office:value="19.6388129149564" calcext:value-type="float">
            <text:p>19,6388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COM.MICROSOFT.NORM.INV(RAND();80;10)" office:value-type="float" office:value="77.6865066846974" calcext:value-type="float">
            <text:p>77,6865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4*PI()*PI()*[.I51]*[.B51]" office:value-type="float" office:value="60231.0678162969" calcext:value-type="float">
            <text:p>60231,0678</text:p>
          </table:table-cell>
          <table:table-cell table:number-columns-repeated="2"/>
          <table:table-cell table:style-name="ce4" office:value-type="string" calcext:value-type="string">
            <text:p>Итого:</text:p>
          </table:table-cell>
          <table:table-cell table:formula="of:=SUM([.T35:.T46])" office:value-type="float" office:value="2000" calcext:value-type="float">
            <text:p>2000</text:p>
          </table:table-cell>
          <table:table-cell/>
          <table:table-cell table:formula="of:=COM.MICROSOFT.NORM.INV(RAND();[.$S$28];[.$S$30])" office:value-type="float" office:value="56431.9242105055" calcext:value-type="float">
            <text:p>56431,9242105055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8+4*RAND()" office:value-type="float" office:value="19.1947013032623" calcext:value-type="float">
            <text:p>19,194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COM.MICROSOFT.NORM.INV(RAND();80;10)" office:value-type="float" office:value="78.8885370204066" calcext:value-type="float">
            <text:p>78,8885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4*PI()*PI()*[.I52]*[.B52]" office:value-type="float" office:value="59779.8742542646" calcext:value-type="float">
            <text:p>59779,8743</text:p>
          </table:table-cell>
          <table:table-cell table:number-columns-repeated="5"/>
          <table:table-cell table:formula="of:=COM.MICROSOFT.NORM.INV(RAND();[.$S$28];[.$S$30])" office:value-type="float" office:value="72889.4003926894" calcext:value-type="float">
            <text:p>72889,4003926894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8+4*RAND()" office:value-type="float" office:value="20.9609091510065" calcext:value-type="float">
            <text:p>20,9609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COM.MICROSOFT.NORM.INV(RAND();80;10)" office:value-type="float" office:value="73.7657303528673" calcext:value-type="float">
            <text:p>73,7657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4*PI()*PI()*[.I53]*[.B53]" office:value-type="float" office:value="61041.4018786889" calcext:value-type="float">
            <text:p>61041,4019</text:p>
          </table:table-cell>
          <table:table-cell table:number-columns-repeated="5"/>
          <table:table-cell table:formula="of:=COM.MICROSOFT.NORM.INV(RAND();[.$S$28];[.$S$30])" office:value-type="float" office:value="64217.3207753299" calcext:value-type="float">
            <text:p>64217,3207753299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8+4*RAND()" office:value-type="float" office:value="21.4808497834019" calcext:value-type="float">
            <text:p>21,4808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COM.MICROSOFT.NORM.INV(RAND();80;10)" office:value-type="float" office:value="106.475733540958" calcext:value-type="float">
            <text:p>106,4757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4*PI()*PI()*[.I54]*[.B54]" office:value-type="float" office:value="90294.6118689096" calcext:value-type="float">
            <text:p>90294,6119</text:p>
          </table:table-cell>
          <table:table-cell table:number-columns-repeated="5"/>
          <table:table-cell table:formula="of:=COM.MICROSOFT.NORM.INV(RAND();[.$S$28];[.$S$30])" office:value-type="float" office:value="50737.5600763224" calcext:value-type="float">
            <text:p>50737,5600763224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8+4*RAND()" office:value-type="float" office:value="18.1917902915739" calcext:value-type="float">
            <text:p>18,1918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COM.MICROSOFT.NORM.INV(RAND();80;10)" office:value-type="float" office:value="80.5446974316249" calcext:value-type="float">
            <text:p>80,5447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4*PI()*PI()*[.I55]*[.B55]" office:value-type="float" office:value="57845.8400149254" calcext:value-type="float">
            <text:p>57845,8400</text:p>
          </table:table-cell>
          <table:table-cell table:number-columns-repeated="5"/>
          <table:table-cell table:formula="of:=COM.MICROSOFT.NORM.INV(RAND();[.$S$28];[.$S$30])" office:value-type="float" office:value="59109.6469937124" calcext:value-type="float">
            <text:p>59109,6469937124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8+4*RAND()" office:value-type="float" office:value="19.7801697398536" calcext:value-type="float">
            <text:p>19,7802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COM.MICROSOFT.NORM.INV(RAND();80;10)" office:value-type="float" office:value="81.6523469807002" calcext:value-type="float">
            <text:p>81,6523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4*PI()*PI()*[.I56]*[.B56]" office:value-type="float" office:value="63761.4850073975" calcext:value-type="float">
            <text:p>63761,4850</text:p>
          </table:table-cell>
          <table:table-cell table:number-columns-repeated="5"/>
          <table:table-cell table:formula="of:=COM.MICROSOFT.NORM.INV(RAND();[.$S$28];[.$S$30])" office:value-type="float" office:value="49464.2905826882" calcext:value-type="float">
            <text:p>49464,2905826882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8+4*RAND()" office:value-type="float" office:value="18.7220063521527" calcext:value-type="float">
            <text:p>18,7220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COM.MICROSOFT.NORM.INV(RAND();80;10)" office:value-type="float" office:value="75.909093999144" calcext:value-type="float">
            <text:p>75,9091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4*PI()*PI()*[.I57]*[.B57]" office:value-type="float" office:value="56105.5640666354" calcext:value-type="float">
            <text:p>56105,5641</text:p>
          </table:table-cell>
          <table:table-cell table:number-columns-repeated="5"/>
          <table:table-cell table:formula="of:=COM.MICROSOFT.NORM.INV(RAND();[.$S$28];[.$S$30])" office:value-type="float" office:value="59532.7431159861" calcext:value-type="float">
            <text:p>59532,7431159861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8+4*RAND()" office:value-type="float" office:value="19.3200457966886" calcext:value-type="float">
            <text:p>19,3200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COM.MICROSOFT.NORM.INV(RAND();80;10)" office:value-type="float" office:value="74.3126284734616" calcext:value-type="float">
            <text:p>74,3126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4*PI()*PI()*[.I58]*[.B58]" office:value-type="float" office:value="56680.0873723572" calcext:value-type="float">
            <text:p>56680,0874</text:p>
          </table:table-cell>
          <table:table-cell table:number-columns-repeated="5"/>
          <table:table-cell table:formula="of:=COM.MICROSOFT.NORM.INV(RAND();[.$S$28];[.$S$30])" office:value-type="float" office:value="64494.314344315" calcext:value-type="float">
            <text:p>64494,314344315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8+4*RAND()" office:value-type="float" office:value="20.0521724731661" calcext:value-type="float">
            <text:p>20,0522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COM.MICROSOFT.NORM.INV(RAND();80;10)" office:value-type="float" office:value="74.7555912181634" calcext:value-type="float">
            <text:p>74,7556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4*PI()*PI()*[.I59]*[.B59]" office:value-type="float" office:value="59178.6220631455" calcext:value-type="float">
            <text:p>59178,6221</text:p>
          </table:table-cell>
          <table:table-cell table:number-columns-repeated="5"/>
          <table:table-cell table:formula="of:=COM.MICROSOFT.NORM.INV(RAND();[.$S$28];[.$S$30])" office:value-type="float" office:value="62839.4933627692" calcext:value-type="float">
            <text:p>62839,4933627692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8+4*RAND()" office:value-type="float" office:value="21.472549172584" calcext:value-type="float">
            <text:p>21,472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COM.MICROSOFT.NORM.INV(RAND();80;10)" office:value-type="float" office:value="81.8490645706212" calcext:value-type="float">
            <text:p>81,8491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4*PI()*PI()*[.I60]*[.B60]" office:value-type="float" office:value="69383.637282669" calcext:value-type="float">
            <text:p>69383,6373</text:p>
          </table:table-cell>
          <table:table-cell table:number-columns-repeated="5"/>
          <table:table-cell table:formula="of:=COM.MICROSOFT.NORM.INV(RAND();[.$S$28];[.$S$30])" office:value-type="float" office:value="67005.6974608674" calcext:value-type="float">
            <text:p>67005,6974608674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8+4*RAND()" office:value-type="float" office:value="18.932125789579" calcext:value-type="float">
            <text:p>18,9321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COM.MICROSOFT.NORM.INV(RAND();80;10)" office:value-type="float" office:value="68.5968104415244" calcext:value-type="float">
            <text:p>68,5968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4*PI()*PI()*[.I61]*[.B61]" office:value-type="float" office:value="51269.9673397887" calcext:value-type="float">
            <text:p>51269,9673</text:p>
          </table:table-cell>
          <table:table-cell table:number-columns-repeated="5"/>
          <table:table-cell table:formula="of:=COM.MICROSOFT.NORM.INV(RAND();[.$S$28];[.$S$30])" office:value-type="float" office:value="63466.4700221972" calcext:value-type="float">
            <text:p>63466,4700221972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8+4*RAND()" office:value-type="float" office:value="20.971720429603" calcext:value-type="float">
            <text:p>20,9717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formula="of:=COM.MICROSOFT.NORM.INV(RAND();80;10)" office:value-type="float" office:value="78.4732794908804" calcext:value-type="float">
            <text:p>78,4733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formula="of:=4*PI()*PI()*[.I62]*[.B62]" office:value-type="float" office:value="64970.4087345133" calcext:value-type="float">
            <text:p>64970,4087</text:p>
          </table:table-cell>
          <table:table-cell table:number-columns-repeated="5"/>
          <table:table-cell table:formula="of:=COM.MICROSOFT.NORM.INV(RAND();[.$S$28];[.$S$30])" office:value-type="float" office:value="61202.421692911" calcext:value-type="float">
            <text:p>61202,421692911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8+4*RAND()" office:value-type="float" office:value="18.5760826370679" calcext:value-type="float">
            <text:p>18,5761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COM.MICROSOFT.NORM.INV(RAND();80;10)" office:value-type="float" office:value="77.1716380467054" calcext:value-type="float">
            <text:p>77,1716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4*PI()*PI()*[.I63]*[.B63]" office:value-type="float" office:value="56594.1562883391" calcext:value-type="float">
            <text:p>56594,1563</text:p>
          </table:table-cell>
          <table:table-cell table:number-columns-repeated="5"/>
          <table:table-cell table:formula="of:=COM.MICROSOFT.NORM.INV(RAND();[.$S$28];[.$S$30])" office:value-type="float" office:value="55368.9395685453" calcext:value-type="float">
            <text:p>55368,9395685453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8+4*RAND()" office:value-type="float" office:value="21.7327258796431" calcext:value-type="float">
            <text:p>21,7327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formula="of:=COM.MICROSOFT.NORM.INV(RAND();80;10)" office:value-type="float" office:value="77.3452503896729" calcext:value-type="float">
            <text:p>77,3453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formula="of:=4*PI()*PI()*[.I64]*[.B64]" office:value-type="float" office:value="66360.1850821148" calcext:value-type="float">
            <text:p>66360,1851</text:p>
          </table:table-cell>
          <table:table-cell table:number-columns-repeated="5"/>
          <table:table-cell table:formula="of:=COM.MICROSOFT.NORM.INV(RAND();[.$S$28];[.$S$30])" office:value-type="float" office:value="63835.4341108871" calcext:value-type="float">
            <text:p>63835,4341108871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8+4*RAND()" office:value-type="float" office:value="18.660799743142" calcext:value-type="float">
            <text:p>18,6608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formula="of:=COM.MICROSOFT.NORM.INV(RAND();80;10)" office:value-type="float" office:value="76.6169523219099" calcext:value-type="float">
            <text:p>76,617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formula="of:=4*PI()*PI()*[.I65]*[.B65]" office:value-type="float" office:value="56443.6202899467" calcext:value-type="float">
            <text:p>56443,6203</text:p>
          </table:table-cell>
          <table:table-cell table:number-columns-repeated="5"/>
          <table:table-cell table:formula="of:=COM.MICROSOFT.NORM.INV(RAND();[.$S$28];[.$S$30])" office:value-type="float" office:value="65989.3819030495" calcext:value-type="float">
            <text:p>65989,3819030495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8+4*RAND()" office:value-type="float" office:value="19.0306446277536" calcext:value-type="float">
            <text:p>19,0306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formula="of:=COM.MICROSOFT.NORM.INV(RAND();80;10)" office:value-type="float" office:value="54.8311080178876" calcext:value-type="float">
            <text:p>54,8311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formula="of:=4*PI()*PI()*[.I66]*[.B66]" office:value-type="float" office:value="41194.5969726462" calcext:value-type="float">
            <text:p>41194,5970</text:p>
          </table:table-cell>
          <table:table-cell table:number-columns-repeated="5"/>
          <table:table-cell table:formula="of:=COM.MICROSOFT.NORM.INV(RAND();[.$S$28];[.$S$30])" office:value-type="float" office:value="56933.1800343102" calcext:value-type="float">
            <text:p>56933,1800343102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8+4*RAND()" office:value-type="float" office:value="19.4075909848325" calcext:value-type="float">
            <text:p>19,4076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formula="of:=COM.MICROSOFT.NORM.INV(RAND();80;10)" office:value-type="float" office:value="82.8520376405417" calcext:value-type="float">
            <text:p>82,8520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formula="of:=4*PI()*PI()*[.I67]*[.B67]" office:value-type="float" office:value="63479.655526475" calcext:value-type="float">
            <text:p>63479,6555</text:p>
          </table:table-cell>
          <table:table-cell table:number-columns-repeated="5"/>
          <table:table-cell table:formula="of:=COM.MICROSOFT.NORM.INV(RAND();[.$S$28];[.$S$30])" office:value-type="float" office:value="63230.4420704455" calcext:value-type="float">
            <text:p>63230,4420704455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8+4*RAND()" office:value-type="float" office:value="18.3581952205859" calcext:value-type="float">
            <text:p>18,3582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formula="of:=COM.MICROSOFT.NORM.INV(RAND();80;10)" office:value-type="float" office:value="89.5444731626987" calcext:value-type="float">
            <text:p>89,5445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formula="of:=4*PI()*PI()*[.I68]*[.B68]" office:value-type="float" office:value="64897.5805512969" calcext:value-type="float">
            <text:p>64897,5806</text:p>
          </table:table-cell>
          <table:table-cell table:number-columns-repeated="5"/>
          <table:table-cell table:formula="of:=COM.MICROSOFT.NORM.INV(RAND();[.$S$28];[.$S$30])" office:value-type="float" office:value="74628.8129505481" calcext:value-type="float">
            <text:p>74628,8129505481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8+4*RAND()" office:value-type="float" office:value="20.9466569521464" calcext:value-type="float">
            <text:p>20,9467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formula="of:=COM.MICROSOFT.NORM.INV(RAND();80;10)" office:value-type="float" office:value="101.057413787777" calcext:value-type="float">
            <text:p>101,0574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formula="of:=4*PI()*PI()*[.I69]*[.B69]" office:value-type="float" office:value="83568.5057354243" calcext:value-type="float">
            <text:p>83568,5057</text:p>
          </table:table-cell>
          <table:table-cell table:number-columns-repeated="5"/>
          <table:table-cell table:formula="of:=COM.MICROSOFT.NORM.INV(RAND();[.$S$28];[.$S$30])" office:value-type="float" office:value="53581.0998503132" calcext:value-type="float">
            <text:p>53581,0998503132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8+4*RAND()" office:value-type="float" office:value="19.60573938163" calcext:value-type="float">
            <text:p>19,6057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formula="of:=COM.MICROSOFT.NORM.INV(RAND();80;10)" office:value-type="float" office:value="93.1713263867732" calcext:value-type="float">
            <text:p>93,1713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formula="of:=4*PI()*PI()*[.I70]*[.B70]" office:value-type="float" office:value="72114.938942208" calcext:value-type="float">
            <text:p>72114,9389</text:p>
          </table:table-cell>
          <table:table-cell table:number-columns-repeated="5"/>
          <table:table-cell table:formula="of:=COM.MICROSOFT.NORM.INV(RAND();[.$S$28];[.$S$30])" office:value-type="float" office:value="67387.0690345694" calcext:value-type="float">
            <text:p>67387,0690345694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8+4*RAND()" office:value-type="float" office:value="21.9663263405673" calcext:value-type="float">
            <text:p>21,9663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formula="of:=COM.MICROSOFT.NORM.INV(RAND();80;10)" office:value-type="float" office:value="77.1379209707149" calcext:value-type="float">
            <text:p>77,1379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formula="of:=4*PI()*PI()*[.I71]*[.B71]" office:value-type="float" office:value="66893.681434159" calcext:value-type="float">
            <text:p>66893,6814</text:p>
          </table:table-cell>
          <table:table-cell table:number-columns-repeated="5"/>
          <table:table-cell table:formula="of:=COM.MICROSOFT.NORM.INV(RAND();[.$S$28];[.$S$30])" office:value-type="float" office:value="64202.3782143842" calcext:value-type="float">
            <text:p>64202,3782143842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8+4*RAND()" office:value-type="float" office:value="19.0234339958988" calcext:value-type="float">
            <text:p>19,0234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formula="of:=COM.MICROSOFT.NORM.INV(RAND();80;10)" office:value-type="float" office:value="80.8196076598753" calcext:value-type="float">
            <text:p>80,8196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formula="of:=4*PI()*PI()*[.I72]*[.B72]" office:value-type="float" office:value="60696.7434300535" calcext:value-type="float">
            <text:p>60696,7434</text:p>
          </table:table-cell>
          <table:table-cell table:number-columns-repeated="5"/>
          <table:table-cell table:formula="of:=COM.MICROSOFT.NORM.INV(RAND();[.$S$28];[.$S$30])" office:value-type="float" office:value="69058.6707065448" calcext:value-type="float">
            <text:p>69058,6707065448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8+4*RAND()" office:value-type="float" office:value="19.0298689822666" calcext:value-type="float">
            <text:p>19,0299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COM.MICROSOFT.NORM.INV(RAND();80;10)" office:value-type="float" office:value="87.0035987285831" calcext:value-type="float">
            <text:p>87,0036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4*PI()*PI()*[.I73]*[.B73]" office:value-type="float" office:value="65363.1165871538" calcext:value-type="float">
            <text:p>65363,1166</text:p>
          </table:table-cell>
          <table:table-cell table:number-columns-repeated="5"/>
          <table:table-cell table:formula="of:=COM.MICROSOFT.NORM.INV(RAND();[.$S$28];[.$S$30])" office:value-type="float" office:value="62084.1928268761" calcext:value-type="float">
            <text:p>62084,1928268761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8+4*RAND()" office:value-type="float" office:value="20.9913849453442" calcext:value-type="float">
            <text:p>20,9914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formula="of:=COM.MICROSOFT.NORM.INV(RAND();80;10)" office:value-type="float" office:value="84.9886725376766" calcext:value-type="float">
            <text:p>84,9887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formula="of:=4*PI()*PI()*[.I74]*[.B74]" office:value-type="float" office:value="70430.6790386409" calcext:value-type="float">
            <text:p>70430,6790</text:p>
          </table:table-cell>
          <table:table-cell table:number-columns-repeated="5"/>
          <table:table-cell table:formula="of:=COM.MICROSOFT.NORM.INV(RAND();[.$S$28];[.$S$30])" office:value-type="float" office:value="65691.2319370505" calcext:value-type="float">
            <text:p>65691,231937050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8+4*RAND()" office:value-type="float" office:value="18.680056003388" calcext:value-type="float">
            <text:p>18,6801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formula="of:=COM.MICROSOFT.NORM.INV(RAND();80;10)" office:value-type="float" office:value="68.3432425090512" calcext:value-type="float">
            <text:p>68,3432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formula="of:=4*PI()*PI()*[.I75]*[.B75]" office:value-type="float" office:value="50400.3428159221" calcext:value-type="float">
            <text:p>50400,3428</text:p>
          </table:table-cell>
          <table:table-cell table:number-columns-repeated="5"/>
          <table:table-cell table:formula="of:=COM.MICROSOFT.NORM.INV(RAND();[.$S$28];[.$S$30])" office:value-type="float" office:value="55592.6247614006" calcext:value-type="float">
            <text:p>55592,6247614006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8+4*RAND()" office:value-type="float" office:value="18.2734565292485" calcext:value-type="float">
            <text:p>18,2735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formula="of:=COM.MICROSOFT.NORM.INV(RAND();80;10)" office:value-type="float" office:value="76.5028050700669" calcext:value-type="float">
            <text:p>76,5028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formula="of:=4*PI()*PI()*[.I76]*[.B76]" office:value-type="float" office:value="55189.6704147577" calcext:value-type="float">
            <text:p>55189,6704</text:p>
          </table:table-cell>
          <table:table-cell table:number-columns-repeated="5"/>
          <table:table-cell table:formula="of:=COM.MICROSOFT.NORM.INV(RAND();[.$S$28];[.$S$30])" office:value-type="float" office:value="58672.4064868387" calcext:value-type="float">
            <text:p>58672,4064868387</text:p>
          </table:table-cell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8+4*RAND()" office:value-type="float" office:value="21.3883494618349" calcext:value-type="float">
            <text:p>21,3883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COM.MICROSOFT.NORM.INV(RAND();80;10)" office:value-type="float" office:value="78.7243251611986" calcext:value-type="float">
            <text:p>78,7243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4*PI()*PI()*[.I77]*[.B77]" office:value-type="float" office:value="66473.1033399123" calcext:value-type="float">
            <text:p>66473,1033</text:p>
          </table:table-cell>
          <table:table-cell table:number-columns-repeated="5"/>
          <table:table-cell table:formula="of:=COM.MICROSOFT.NORM.INV(RAND();[.$S$28];[.$S$30])" office:value-type="float" office:value="54948.6926163226" calcext:value-type="float">
            <text:p>54948,6926163226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8+4*RAND()" office:value-type="float" office:value="21.8053828882985" calcext:value-type="float">
            <text:p>21,8054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formula="of:=COM.MICROSOFT.NORM.INV(RAND();80;10)" office:value-type="float" office:value="95.3605279324042" calcext:value-type="float">
            <text:p>95,3605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formula="of:=4*PI()*PI()*[.I78]*[.B78]" office:value-type="float" office:value="82090.3487008802" calcext:value-type="float">
            <text:p>82090,3487</text:p>
          </table:table-cell>
          <table:table-cell table:number-columns-repeated="5"/>
          <table:table-cell table:formula="of:=COM.MICROSOFT.NORM.INV(RAND();[.$S$28];[.$S$30])" office:value-type="float" office:value="67342.1715120622" calcext:value-type="float">
            <text:p>67342,1715120622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8+4*RAND()" office:value-type="float" office:value="21.7180982357822" calcext:value-type="float">
            <text:p>21,7181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COM.MICROSOFT.NORM.INV(RAND();80;10)" office:value-type="float" office:value="82.4477087762546" calcext:value-type="float">
            <text:p>82,4477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4*PI()*PI()*[.I79]*[.B79]" office:value-type="float" office:value="70690.3482232769" calcext:value-type="float">
            <text:p>70690,3482</text:p>
          </table:table-cell>
          <table:table-cell table:number-columns-repeated="5"/>
          <table:table-cell table:formula="of:=COM.MICROSOFT.NORM.INV(RAND();[.$S$28];[.$S$30])" office:value-type="float" office:value="58443.0825207842" calcext:value-type="float">
            <text:p>58443,0825207842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8+4*RAND()" office:value-type="float" office:value="21.22361235274" calcext:value-type="float">
            <text:p>21,2236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formula="of:=COM.MICROSOFT.NORM.INV(RAND();80;10)" office:value-type="float" office:value="99.3743937936768" calcext:value-type="float">
            <text:p>99,3744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formula="of:=4*PI()*PI()*[.I80]*[.B80]" office:value-type="float" office:value="83263.2835838382" calcext:value-type="float">
            <text:p>83263,2836</text:p>
          </table:table-cell>
          <table:table-cell table:number-columns-repeated="5"/>
          <table:table-cell table:formula="of:=COM.MICROSOFT.NORM.INV(RAND();[.$S$28];[.$S$30])" office:value-type="float" office:value="54184.9518253109" calcext:value-type="float">
            <text:p>54184,9518253109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8+4*RAND()" office:value-type="float" office:value="19.5783630157821" calcext:value-type="float">
            <text:p>19,5784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formula="of:=COM.MICROSOFT.NORM.INV(RAND();80;10)" office:value-type="float" office:value="57.1961881190503" calcext:value-type="float">
            <text:p>57,1962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formula="of:=4*PI()*PI()*[.I81]*[.B81]" office:value-type="float" office:value="44208.2373639311" calcext:value-type="float">
            <text:p>44208,2374</text:p>
          </table:table-cell>
          <table:table-cell table:number-columns-repeated="5"/>
          <table:table-cell table:formula="of:=COM.MICROSOFT.NORM.INV(RAND();[.$S$28];[.$S$30])" office:value-type="float" office:value="64706.9565722901" calcext:value-type="float">
            <text:p>64706,9565722901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8+4*RAND()" office:value-type="float" office:value="20.482262802776" calcext:value-type="float">
            <text:p>20,4823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formula="of:=COM.MICROSOFT.NORM.INV(RAND();80;10)" office:value-type="float" office:value="87.8006989012951" calcext:value-type="float">
            <text:p>87,800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formula="of:=4*PI()*PI()*[.I82]*[.B82]" office:value-type="float" office:value="70996.2882199205" calcext:value-type="float">
            <text:p>70996,2882</text:p>
          </table:table-cell>
          <table:table-cell table:number-columns-repeated="5"/>
          <table:table-cell table:formula="of:=COM.MICROSOFT.NORM.INV(RAND();[.$S$28];[.$S$30])" office:value-type="float" office:value="64244.1071758953" calcext:value-type="float">
            <text:p>64244,1071758953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8+4*RAND()" office:value-type="float" office:value="20.5862600938417" calcext:value-type="float">
            <text:p>20,5863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COM.MICROSOFT.NORM.INV(RAND();80;10)" office:value-type="float" office:value="65.2280135881524" calcext:value-type="float">
            <text:p>65,2280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4*PI()*PI()*[.I83]*[.B83]" office:value-type="float" office:value="53011.6528393673" calcext:value-type="float">
            <text:p>53011,6528</text:p>
          </table:table-cell>
          <table:table-cell table:number-columns-repeated="5"/>
          <table:table-cell table:formula="of:=COM.MICROSOFT.NORM.INV(RAND();[.$S$28];[.$S$30])" office:value-type="float" office:value="67338.938425678" calcext:value-type="float">
            <text:p>67338,938425678</text:p>
          </table:table-cell>
          <table:table-cell table:number-columns-repeated="1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8+4*RAND()" office:value-type="float" office:value="21.8370844102465" calcext:value-type="float">
            <text:p>21,8371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formula="of:=COM.MICROSOFT.NORM.INV(RAND();80;10)" office:value-type="float" office:value="70.1180575462742" calcext:value-type="float">
            <text:p>70,1181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formula="of:=4*PI()*PI()*[.I84]*[.B84]" office:value-type="float" office:value="60448.3242803609" calcext:value-type="float">
            <text:p>60448,3243</text:p>
          </table:table-cell>
          <table:table-cell table:number-columns-repeated="5"/>
          <table:table-cell table:formula="of:=COM.MICROSOFT.NORM.INV(RAND();[.$S$28];[.$S$30])" office:value-type="float" office:value="38589.4275747175" calcext:value-type="float">
            <text:p>38589,4275747175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8+4*RAND()" office:value-type="float" office:value="20.868747791741" calcext:value-type="float">
            <text:p>20,8687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COM.MICROSOFT.NORM.INV(RAND();80;10)" office:value-type="float" office:value="75.8139929146979" calcext:value-type="float">
            <text:p>75,814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4*PI()*PI()*[.I85]*[.B85]" office:value-type="float" office:value="62460.5059019687" calcext:value-type="float">
            <text:p>62460,5059</text:p>
          </table:table-cell>
          <table:table-cell table:number-columns-repeated="5"/>
          <table:table-cell table:formula="of:=COM.MICROSOFT.NORM.INV(RAND();[.$S$28];[.$S$30])" office:value-type="float" office:value="65806.1692605687" calcext:value-type="float">
            <text:p>65806,1692605687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8+4*RAND()" office:value-type="float" office:value="19.7865628520958" calcext:value-type="float">
            <text:p>19,7866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COM.MICROSOFT.NORM.INV(RAND();80;10)" office:value-type="float" office:value="81.5201071758298" calcext:value-type="float">
            <text:p>81,5201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4*PI()*PI()*[.I86]*[.B86]" office:value-type="float" office:value="63678.7951486243" calcext:value-type="float">
            <text:p>63678,7951</text:p>
          </table:table-cell>
          <table:table-cell table:number-columns-repeated="5"/>
          <table:table-cell table:formula="of:=COM.MICROSOFT.NORM.INV(RAND();[.$S$28];[.$S$30])" office:value-type="float" office:value="75440.8554408043" calcext:value-type="float">
            <text:p>75440,8554408043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8+4*RAND()" office:value-type="float" office:value="19.0715759885497" calcext:value-type="float">
            <text:p>19,0716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COM.MICROSOFT.NORM.INV(RAND();80;10)" office:value-type="float" office:value="84.1491109303262" calcext:value-type="float">
            <text:p>84,1491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4*PI()*PI()*[.I87]*[.B87]" office:value-type="float" office:value="63357.1818166569" calcext:value-type="float">
            <text:p>63357,1818</text:p>
          </table:table-cell>
          <table:table-cell table:number-columns-repeated="5"/>
          <table:table-cell table:formula="of:=COM.MICROSOFT.NORM.INV(RAND();[.$S$28];[.$S$30])" office:value-type="float" office:value="53229.6213760033" calcext:value-type="float">
            <text:p>53229,6213760033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8+4*RAND()" office:value-type="float" office:value="18.1824856246822" calcext:value-type="float">
            <text:p>18,1825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COM.MICROSOFT.NORM.INV(RAND();80;10)" office:value-type="float" office:value="78.3181761909691" calcext:value-type="float">
            <text:p>78,3182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4*PI()*PI()*[.I88]*[.B88]" office:value-type="float" office:value="56218.0212094792" calcext:value-type="float">
            <text:p>56218,0212</text:p>
          </table:table-cell>
          <table:table-cell table:number-columns-repeated="5"/>
          <table:table-cell table:formula="of:=COM.MICROSOFT.NORM.INV(RAND();[.$S$28];[.$S$30])" office:value-type="float" office:value="55837.9339231231" calcext:value-type="float">
            <text:p>55837,9339231231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8+4*RAND()" office:value-type="float" office:value="20.0672890455462" calcext:value-type="float">
            <text:p>20,0673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COM.MICROSOFT.NORM.INV(RAND();80;10)" office:value-type="float" office:value="92.840808599291" calcext:value-type="float">
            <text:p>92,840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4*PI()*PI()*[.I89]*[.B89]" office:value-type="float" office:value="73550.7926145352" calcext:value-type="float">
            <text:p>73550,7926</text:p>
          </table:table-cell>
          <table:table-cell table:number-columns-repeated="5"/>
          <table:table-cell table:formula="of:=COM.MICROSOFT.NORM.INV(RAND();[.$S$28];[.$S$30])" office:value-type="float" office:value="74184.7315762128" calcext:value-type="float">
            <text:p>74184,7315762128</text:p>
          </table:table-cell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8+4*RAND()" office:value-type="float" office:value="21.0472537404858" calcext:value-type="float">
            <text:p>21,0473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formula="of:=COM.MICROSOFT.NORM.INV(RAND();80;10)" office:value-type="float" office:value="81.6130185348715" calcext:value-type="float">
            <text:p>81,6130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formula="of:=4*PI()*PI()*[.I90]*[.B90]" office:value-type="float" office:value="67813.2587038844" calcext:value-type="float">
            <text:p>67813,2587</text:p>
          </table:table-cell>
          <table:table-cell table:number-columns-repeated="5"/>
          <table:table-cell table:formula="of:=COM.MICROSOFT.NORM.INV(RAND();[.$S$28];[.$S$30])" office:value-type="float" office:value="65678.7427896586" calcext:value-type="float">
            <text:p>65678,7427896586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8+4*RAND()" office:value-type="float" office:value="19.5720931352116" calcext:value-type="float">
            <text:p>19,5721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formula="of:=COM.MICROSOFT.NORM.INV(RAND();80;10)" office:value-type="float" office:value="83.0208520058924" calcext:value-type="float">
            <text:p>83,0209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formula="of:=4*PI()*PI()*[.I91]*[.B91]" office:value-type="float" office:value="64148.1589224141" calcext:value-type="float">
            <text:p>64148,1589</text:p>
          </table:table-cell>
          <table:table-cell table:number-columns-repeated="5"/>
          <table:table-cell table:formula="of:=COM.MICROSOFT.NORM.INV(RAND();[.$S$28];[.$S$30])" office:value-type="float" office:value="69895.1474700871" calcext:value-type="float">
            <text:p>69895,1474700871</text:p>
          </table:table-cell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8+4*RAND()" office:value-type="float" office:value="18.7794213029556" calcext:value-type="float">
            <text:p>18,7794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formula="of:=COM.MICROSOFT.NORM.INV(RAND();80;10)" office:value-type="float" office:value="73.7747371639292" calcext:value-type="float">
            <text:p>73,7747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formula="of:=4*PI()*PI()*[.I92]*[.B92]" office:value-type="float" office:value="54695.250130786" calcext:value-type="float">
            <text:p>54695,2501</text:p>
          </table:table-cell>
          <table:table-cell table:number-columns-repeated="5"/>
          <table:table-cell table:formula="of:=COM.MICROSOFT.NORM.INV(RAND();[.$S$28];[.$S$30])" office:value-type="float" office:value="77738.9419662393" calcext:value-type="float">
            <text:p>77738,9419662393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8+4*RAND()" office:value-type="float" office:value="20.1356172827072" calcext:value-type="float">
            <text:p>20,1356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formula="of:=COM.MICROSOFT.NORM.INV(RAND();80;10)" office:value-type="float" office:value="77.9851119450375" calcext:value-type="float">
            <text:p>77,9851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formula="of:=4*PI()*PI()*[.I93]*[.B93]" office:value-type="float" office:value="61992.1051620326" calcext:value-type="float">
            <text:p>61992,1052</text:p>
          </table:table-cell>
          <table:table-cell table:number-columns-repeated="5"/>
          <table:table-cell table:formula="of:=COM.MICROSOFT.NORM.INV(RAND();[.$S$28];[.$S$30])" office:value-type="float" office:value="58164.2199679267" calcext:value-type="float">
            <text:p>58164,2199679267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8+4*RAND()" office:value-type="float" office:value="19.4555681510828" calcext:value-type="float">
            <text:p>19,4556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formula="of:=COM.MICROSOFT.NORM.INV(RAND();80;10)" office:value-type="float" office:value="82.5958302435404" calcext:value-type="float">
            <text:p>82,5958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formula="of:=4*PI()*PI()*[.I94]*[.B94]" office:value-type="float" office:value="63439.7959649178" calcext:value-type="float">
            <text:p>63439,7960</text:p>
          </table:table-cell>
          <table:table-cell table:number-columns-repeated="5"/>
          <table:table-cell table:formula="of:=COM.MICROSOFT.NORM.INV(RAND();[.$S$28];[.$S$30])" office:value-type="float" office:value="61386.5397294679" calcext:value-type="float">
            <text:p>61386,5397294679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8+4*RAND()" office:value-type="float" office:value="18.1782267554663" calcext:value-type="float">
            <text:p>18,1782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COM.MICROSOFT.NORM.INV(RAND();80;10)" office:value-type="float" office:value="83.8560184724096" calcext:value-type="float">
            <text:p>83,856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4*PI()*PI()*[.I95]*[.B95]" office:value-type="float" office:value="60179.0726797263" calcext:value-type="float">
            <text:p>60179,0727</text:p>
          </table:table-cell>
          <table:table-cell table:number-columns-repeated="5"/>
          <table:table-cell table:formula="of:=COM.MICROSOFT.NORM.INV(RAND();[.$S$28];[.$S$30])" office:value-type="float" office:value="51370.2229973999" calcext:value-type="float">
            <text:p>51370,2229973999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8+4*RAND()" office:value-type="float" office:value="21.4950992860831" calcext:value-type="float">
            <text:p>21,4951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COM.MICROSOFT.NORM.INV(RAND();80;10)" office:value-type="float" office:value="67.3876427488136" calcext:value-type="float">
            <text:p>67,3876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4*PI()*PI()*[.I96]*[.B96]" office:value-type="float" office:value="57184.6486379016" calcext:value-type="float">
            <text:p>57184,6486</text:p>
          </table:table-cell>
          <table:table-cell table:number-columns-repeated="5"/>
          <table:table-cell table:formula="of:=COM.MICROSOFT.NORM.INV(RAND();[.$S$28];[.$S$30])" office:value-type="float" office:value="63652.5370204985" calcext:value-type="float">
            <text:p>63652,5370204985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8+4*RAND()" office:value-type="float" office:value="21.1711809947155" calcext:value-type="float">
            <text:p>21,1712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COM.MICROSOFT.NORM.INV(RAND();80;10)" office:value-type="float" office:value="89.5168252433506" calcext:value-type="float">
            <text:p>89,5168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4*PI()*PI()*[.I97]*[.B97]" office:value-type="float" office:value="74818.585459453" calcext:value-type="float">
            <text:p>74818,5855</text:p>
          </table:table-cell>
          <table:table-cell table:number-columns-repeated="5"/>
          <table:table-cell table:formula="of:=COM.MICROSOFT.NORM.INV(RAND();[.$S$28];[.$S$30])" office:value-type="float" office:value="66033.4694347889" calcext:value-type="float">
            <text:p>66033,4694347889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8+4*RAND()" office:value-type="float" office:value="18.4461288671009" calcext:value-type="float">
            <text:p>18,4461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formula="of:=COM.MICROSOFT.NORM.INV(RAND();80;10)" office:value-type="float" office:value="84.724178497964" calcext:value-type="float">
            <text:p>84,7242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formula="of:=4*PI()*PI()*[.I98]*[.B98]" office:value-type="float" office:value="61698.1783493364" calcext:value-type="float">
            <text:p>61698,1783</text:p>
          </table:table-cell>
          <table:table-cell table:number-columns-repeated="5"/>
          <table:table-cell table:formula="of:=COM.MICROSOFT.NORM.INV(RAND();[.$S$28];[.$S$30])" office:value-type="float" office:value="47082.5632491565" calcext:value-type="float">
            <text:p>47082,5632491565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8+4*RAND()" office:value-type="float" office:value="20.0334591665305" calcext:value-type="float">
            <text:p>20,0335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formula="of:=COM.MICROSOFT.NORM.INV(RAND();80;10)" office:value-type="float" office:value="86.8151520267416" calcext:value-type="float">
            <text:p>86,8152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formula="of:=4*PI()*PI()*[.I99]*[.B99]" office:value-type="float" office:value="68661.1719540603" calcext:value-type="float">
            <text:p>68661,1720</text:p>
          </table:table-cell>
          <table:table-cell table:number-columns-repeated="5"/>
          <table:table-cell table:formula="of:=COM.MICROSOFT.NORM.INV(RAND();[.$S$28];[.$S$30])" office:value-type="float" office:value="63154.5494834426" calcext:value-type="float">
            <text:p>63154,5494834426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8+4*RAND()" office:value-type="float" office:value="20.3227093764581" calcext:value-type="float">
            <text:p>20,3227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formula="of:=COM.MICROSOFT.NORM.INV(RAND();80;10)" office:value-type="float" office:value="83.0189438164872" calcext:value-type="float">
            <text:p>83,0189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formula="of:=4*PI()*PI()*[.I100]*[.B100]" office:value-type="float" office:value="66606.7966153516" calcext:value-type="float">
            <text:p>66606,7966</text:p>
          </table:table-cell>
          <table:table-cell table:number-columns-repeated="5"/>
          <table:table-cell table:formula="of:=COM.MICROSOFT.NORM.INV(RAND();[.$S$28];[.$S$30])" office:value-type="float" office:value="75564.4711066882" calcext:value-type="float">
            <text:p>75564,4711066882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8+4*RAND()" office:value-type="float" office:value="19.263993811328" calcext:value-type="float">
            <text:p>19,2640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formula="of:=COM.MICROSOFT.NORM.INV(RAND();80;10)" office:value-type="float" office:value="88.8960243596024" calcext:value-type="float">
            <text:p>88,8960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formula="of:=4*PI()*PI()*[.I101]*[.B101]" office:value-type="float" office:value="67606.4926031702" calcext:value-type="float">
            <text:p>67606,4926</text:p>
          </table:table-cell>
          <table:table-cell table:number-columns-repeated="5"/>
          <table:table-cell table:formula="of:=COM.MICROSOFT.NORM.INV(RAND();[.$S$28];[.$S$30])" office:value-type="float" office:value="59909.7749617331" calcext:value-type="float">
            <text:p>59909,7749617331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8+4*RAND()" office:value-type="float" office:value="18.8266304410063" calcext:value-type="float">
            <text:p>18,8266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formula="of:=COM.MICROSOFT.NORM.INV(RAND();80;10)" office:value-type="float" office:value="69.835222327257" calcext:value-type="float">
            <text:p>69,8352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formula="of:=4*PI()*PI()*[.I102]*[.B102]" office:value-type="float" office:value="51904.7202275831" calcext:value-type="float">
            <text:p>51904,7202</text:p>
          </table:table-cell>
          <table:table-cell table:number-columns-repeated="5"/>
          <table:table-cell table:formula="of:=COM.MICROSOFT.NORM.INV(RAND();[.$S$28];[.$S$30])" office:value-type="float" office:value="74560.8562775063" calcext:value-type="float">
            <text:p>74560,8562775063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8+4*RAND()" office:value-type="float" office:value="21.2669470137917" calcext:value-type="float">
            <text:p>21,2669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formula="of:=COM.MICROSOFT.NORM.INV(RAND();80;10)" office:value-type="float" office:value="78.4831890443145" calcext:value-type="float">
            <text:p>78,4832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formula="of:=4*PI()*PI()*[.I103]*[.B103]" office:value-type="float" office:value="65893.3408741343" calcext:value-type="float">
            <text:p>65893,3409</text:p>
          </table:table-cell>
          <table:table-cell table:number-columns-repeated="5"/>
          <table:table-cell table:formula="of:=COM.MICROSOFT.NORM.INV(RAND();[.$S$28];[.$S$30])" office:value-type="float" office:value="65387.6483567027" calcext:value-type="float">
            <text:p>65387,6483567027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8+4*RAND()" office:value-type="float" office:value="20.5987716936506" calcext:value-type="float">
            <text:p>20,5988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formula="of:=COM.MICROSOFT.NORM.INV(RAND();80;10)" office:value-type="float" office:value="81.8791421603173" calcext:value-type="float">
            <text:p>81,8791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formula="of:=4*PI()*PI()*[.I104]*[.B104]" office:value-type="float" office:value="66584.6842763325" calcext:value-type="float">
            <text:p>66584,6843</text:p>
          </table:table-cell>
          <table:table-cell table:number-columns-repeated="5"/>
          <table:table-cell table:formula="of:=COM.MICROSOFT.NORM.INV(RAND();[.$S$28];[.$S$30])" office:value-type="float" office:value="74671.2473187473" calcext:value-type="float">
            <text:p>74671,2473187473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8+4*RAND()" office:value-type="float" office:value="19.5309832175262" calcext:value-type="float">
            <text:p>19,531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formula="of:=COM.MICROSOFT.NORM.INV(RAND();80;10)" office:value-type="float" office:value="75.9238050535895" calcext:value-type="float">
            <text:p>75,9238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formula="of:=4*PI()*PI()*[.I105]*[.B105]" office:value-type="float" office:value="58541.2253985064" calcext:value-type="float">
            <text:p>58541,2254</text:p>
          </table:table-cell>
          <table:table-cell table:number-columns-repeated="5"/>
          <table:table-cell table:formula="of:=COM.MICROSOFT.NORM.INV(RAND();[.$S$28];[.$S$30])" office:value-type="float" office:value="63588.6816406058" calcext:value-type="float">
            <text:p>63588,6816406058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8+4*RAND()" office:value-type="float" office:value="18.2831618716009" calcext:value-type="float">
            <text:p>18,2832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formula="of:=COM.MICROSOFT.NORM.INV(RAND();80;10)" office:value-type="float" office:value="86.5698008207798" calcext:value-type="float">
            <text:p>86,5698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formula="of:=4*PI()*PI()*[.I106]*[.B106]" office:value-type="float" office:value="62485.242461664" calcext:value-type="float">
            <text:p>62485,2425</text:p>
          </table:table-cell>
          <table:table-cell table:number-columns-repeated="5"/>
          <table:table-cell table:formula="of:=COM.MICROSOFT.NORM.INV(RAND();[.$S$28];[.$S$30])" office:value-type="float" office:value="55836.5529897165" calcext:value-type="float">
            <text:p>55836,5529897165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8+4*RAND()" office:value-type="float" office:value="20.212056839373" calcext:value-type="float">
            <text:p>20,2121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formula="of:=COM.MICROSOFT.NORM.INV(RAND();80;10)" office:value-type="float" office:value="74.0366266732842" calcext:value-type="float">
            <text:p>74,0366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formula="of:=4*PI()*PI()*[.I107]*[.B107]" office:value-type="float" office:value="59076.7874089683" calcext:value-type="float">
            <text:p>59076,7874</text:p>
          </table:table-cell>
          <table:table-cell table:number-columns-repeated="5"/>
          <table:table-cell table:formula="of:=COM.MICROSOFT.NORM.INV(RAND();[.$S$28];[.$S$30])" office:value-type="float" office:value="53981.9694202062" calcext:value-type="float">
            <text:p>53981,9694202062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8+4*RAND()" office:value-type="float" office:value="20.8141268980689" calcext:value-type="float">
            <text:p>20,8141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formula="of:=COM.MICROSOFT.NORM.INV(RAND();80;10)" office:value-type="float" office:value="71.9035313558116" calcext:value-type="float">
            <text:p>71,9035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formula="of:=4*PI()*PI()*[.I108]*[.B108]" office:value-type="float" office:value="59083.7640168969" calcext:value-type="float">
            <text:p>59083,7640</text:p>
          </table:table-cell>
          <table:table-cell table:number-columns-repeated="5"/>
          <table:table-cell table:formula="of:=COM.MICROSOFT.NORM.INV(RAND();[.$S$28];[.$S$30])" office:value-type="float" office:value="59919.9163413286" calcext:value-type="float">
            <text:p>59919,9163413286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8+4*RAND()" office:value-type="float" office:value="18.4319384428673" calcext:value-type="float">
            <text:p>18,4319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formula="of:=COM.MICROSOFT.NORM.INV(RAND();80;10)" office:value-type="float" office:value="72.7382191801538" calcext:value-type="float">
            <text:p>72,7382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formula="of:=4*PI()*PI()*[.I109]*[.B109]" office:value-type="float" office:value="52928.9662902105" calcext:value-type="float">
            <text:p>52928,9663</text:p>
          </table:table-cell>
          <table:table-cell table:number-columns-repeated="5"/>
          <table:table-cell table:formula="of:=COM.MICROSOFT.NORM.INV(RAND();[.$S$28];[.$S$30])" office:value-type="float" office:value="79148.861858972" calcext:value-type="float">
            <text:p>79148,861858972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8+4*RAND()" office:value-type="float" office:value="19.2172380988486" calcext:value-type="float">
            <text:p>19,2172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formula="of:=COM.MICROSOFT.NORM.INV(RAND();80;10)" office:value-type="float" office:value="93.8808320875628" calcext:value-type="float">
            <text:p>93,8808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formula="of:=4*PI()*PI()*[.I110]*[.B110]" office:value-type="float" office:value="71224.2095202232" calcext:value-type="float">
            <text:p>71224,2095</text:p>
          </table:table-cell>
          <table:table-cell table:number-columns-repeated="5"/>
          <table:table-cell table:formula="of:=COM.MICROSOFT.NORM.INV(RAND();[.$S$28];[.$S$30])" office:value-type="float" office:value="57009.6844428611" calcext:value-type="float">
            <text:p>57009,6844428611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8+4*RAND()" office:value-type="float" office:value="18.5959891355597" calcext:value-type="float">
            <text:p>18,5960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formula="of:=COM.MICROSOFT.NORM.INV(RAND();80;10)" office:value-type="float" office:value="74.3221268656666" calcext:value-type="float">
            <text:p>74,3221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formula="of:=4*PI()*PI()*[.I111]*[.B111]" office:value-type="float" office:value="54562.8629292129" calcext:value-type="float">
            <text:p>54562,8629</text:p>
          </table:table-cell>
          <table:table-cell table:number-columns-repeated="5"/>
          <table:table-cell table:formula="of:=COM.MICROSOFT.NORM.INV(RAND();[.$S$28];[.$S$30])" office:value-type="float" office:value="69802.1418472524" calcext:value-type="float">
            <text:p>69802,1418472524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8+4*RAND()" office:value-type="float" office:value="19.1390561801381" calcext:value-type="float">
            <text:p>19,1391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formula="of:=COM.MICROSOFT.NORM.INV(RAND();80;10)" office:value-type="float" office:value="78.4217185164902" calcext:value-type="float">
            <text:p>78,4217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formula="of:=4*PI()*PI()*[.I112]*[.B112]" office:value-type="float" office:value="59253.8548198688" calcext:value-type="float">
            <text:p>59253,8548</text:p>
          </table:table-cell>
          <table:table-cell table:number-columns-repeated="5"/>
          <table:table-cell table:formula="of:=COM.MICROSOFT.NORM.INV(RAND();[.$S$28];[.$S$30])" office:value-type="float" office:value="56875.3509494036" calcext:value-type="float">
            <text:p>56875,3509494036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8+4*RAND()" office:value-type="float" office:value="21.2449735295959" calcext:value-type="float">
            <text:p>21,2450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formula="of:=COM.MICROSOFT.NORM.INV(RAND();80;10)" office:value-type="float" office:value="87.6120814622441" calcext:value-type="float">
            <text:p>87,6121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formula="of:=4*PI()*PI()*[.I113]*[.B113]" office:value-type="float" office:value="73481.824219843" calcext:value-type="float">
            <text:p>73481,8242</text:p>
          </table:table-cell>
          <table:table-cell table:number-columns-repeated="5"/>
          <table:table-cell table:formula="of:=COM.MICROSOFT.NORM.INV(RAND();[.$S$28];[.$S$30])" office:value-type="float" office:value="66622.470119529" calcext:value-type="float">
            <text:p>66622,470119529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8+4*RAND()" office:value-type="float" office:value="21.8428426892497" calcext:value-type="float">
            <text:p>21,8428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formula="of:=COM.MICROSOFT.NORM.INV(RAND();80;10)" office:value-type="float" office:value="76.0667785230985" calcext:value-type="float">
            <text:p>76,0668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formula="of:=4*PI()*PI()*[.I114]*[.B114]" office:value-type="float" office:value="65593.970280614" calcext:value-type="float">
            <text:p>65593,9703</text:p>
          </table:table-cell>
          <table:table-cell table:number-columns-repeated="5"/>
          <table:table-cell table:formula="of:=COM.MICROSOFT.NORM.INV(RAND();[.$S$28];[.$S$30])" office:value-type="float" office:value="56232.3476323401" calcext:value-type="float">
            <text:p>56232,3476323401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8+4*RAND()" office:value-type="float" office:value="19.338766340632" calcext:value-type="float">
            <text:p>19,3388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formula="of:=COM.MICROSOFT.NORM.INV(RAND();80;10)" office:value-type="float" office:value="79.4025232194863" calcext:value-type="float">
            <text:p>79,4025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formula="of:=4*PI()*PI()*[.I115]*[.B115]" office:value-type="float" office:value="60620.959534729" calcext:value-type="float">
            <text:p>60620,9595</text:p>
          </table:table-cell>
          <table:table-cell table:number-columns-repeated="5"/>
          <table:table-cell table:formula="of:=COM.MICROSOFT.NORM.INV(RAND();[.$S$28];[.$S$30])" office:value-type="float" office:value="65449.3998489835" calcext:value-type="float">
            <text:p>65449,3998489835</text:p>
          </table:table-cell>
          <table:table-cell table:number-columns-repeated="1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8+4*RAND()" office:value-type="float" office:value="20.6848873007111" calcext:value-type="float">
            <text:p>20,6849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formula="of:=COM.MICROSOFT.NORM.INV(RAND();80;10)" office:value-type="float" office:value="70.9347667479526" calcext:value-type="float">
            <text:p>70,9348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formula="of:=4*PI()*PI()*[.I116]*[.B116]" office:value-type="float" office:value="57925.8000405166" calcext:value-type="float">
            <text:p>57925,8000</text:p>
          </table:table-cell>
          <table:table-cell table:number-columns-repeated="5"/>
          <table:table-cell table:formula="of:=COM.MICROSOFT.NORM.INV(RAND();[.$S$28];[.$S$30])" office:value-type="float" office:value="72525.8671961481" calcext:value-type="float">
            <text:p>72525,8671961481</text:p>
          </table:table-cell>
          <table:table-cell table:number-columns-repeated="1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8+4*RAND()" office:value-type="float" office:value="19.5101226647384" calcext:value-type="float">
            <text:p>19,5101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formula="of:=COM.MICROSOFT.NORM.INV(RAND();80;10)" office:value-type="float" office:value="73.363146148658" calcext:value-type="float">
            <text:p>73,3631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formula="of:=4*PI()*PI()*[.I117]*[.B117]" office:value-type="float" office:value="56506.405826604" calcext:value-type="float">
            <text:p>56506,4058</text:p>
          </table:table-cell>
          <table:table-cell table:number-columns-repeated="5"/>
          <table:table-cell table:formula="of:=COM.MICROSOFT.NORM.INV(RAND();[.$S$28];[.$S$30])" office:value-type="float" office:value="73509.5585376061" calcext:value-type="float">
            <text:p>73509,5585376061</text:p>
          </table:table-cell>
          <table:table-cell table:number-columns-repeated="1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8+4*RAND()" office:value-type="float" office:value="20.5652665258385" calcext:value-type="float">
            <text:p>20,5653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formula="of:=COM.MICROSOFT.NORM.INV(RAND();80;10)" office:value-type="float" office:value="69.6717488392348" calcext:value-type="float">
            <text:p>69,6717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formula="of:=4*PI()*PI()*[.I118]*[.B118]" office:value-type="float" office:value="56565.3906791287" calcext:value-type="float">
            <text:p>56565,3907</text:p>
          </table:table-cell>
          <table:table-cell table:number-columns-repeated="5"/>
          <table:table-cell table:formula="of:=COM.MICROSOFT.NORM.INV(RAND();[.$S$28];[.$S$30])" office:value-type="float" office:value="62762.1801466172" calcext:value-type="float">
            <text:p>62762,1801466172</text:p>
          </table:table-cell>
          <table:table-cell table:number-columns-repeated="1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8+4*RAND()" office:value-type="float" office:value="20.651788872201" calcext:value-type="float">
            <text:p>20,6518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formula="of:=COM.MICROSOFT.NORM.INV(RAND();80;10)" office:value-type="float" office:value="67.6114133797425" calcext:value-type="float">
            <text:p>67,6114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formula="of:=4*PI()*PI()*[.I119]*[.B119]" office:value-type="float" office:value="55123.5816351476" calcext:value-type="float">
            <text:p>55123,5816</text:p>
          </table:table-cell>
          <table:table-cell table:number-columns-repeated="5"/>
          <table:table-cell table:formula="of:=COM.MICROSOFT.NORM.INV(RAND();[.$S$28];[.$S$30])" office:value-type="float" office:value="62330.6480036281" calcext:value-type="float">
            <text:p>62330,6480036281</text:p>
          </table:table-cell>
          <table:table-cell table:number-columns-repeated="1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8+4*RAND()" office:value-type="float" office:value="19.5979107930325" calcext:value-type="float">
            <text:p>19,5979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formula="of:=COM.MICROSOFT.NORM.INV(RAND();80;10)" office:value-type="float" office:value="90.6448980066236" calcext:value-type="float">
            <text:p>90,6449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formula="of:=4*PI()*PI()*[.I120]*[.B120]" office:value-type="float" office:value="70131.4596263771" calcext:value-type="float">
            <text:p>70131,4596</text:p>
          </table:table-cell>
          <table:table-cell table:number-columns-repeated="5"/>
          <table:table-cell table:formula="of:=COM.MICROSOFT.NORM.INV(RAND();[.$S$28];[.$S$30])" office:value-type="float" office:value="70046.5459931987" calcext:value-type="float">
            <text:p>70046,5459931987</text:p>
          </table:table-cell>
          <table:table-cell table:number-columns-repeated="1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8+4*RAND()" office:value-type="float" office:value="19.5836963090114" calcext:value-type="float">
            <text:p>19,5837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formula="of:=COM.MICROSOFT.NORM.INV(RAND();80;10)" office:value-type="float" office:value="87.6341523538062" calcext:value-type="float">
            <text:p>87,6342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formula="of:=4*PI()*PI()*[.I121]*[.B121]" office:value-type="float" office:value="67752.8850058737" calcext:value-type="float">
            <text:p>67752,8850</text:p>
          </table:table-cell>
          <table:table-cell table:number-columns-repeated="5"/>
          <table:table-cell table:formula="of:=COM.MICROSOFT.NORM.INV(RAND();[.$S$28];[.$S$30])" office:value-type="float" office:value="64197.4212299162" calcext:value-type="float">
            <text:p>64197,4212299162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8+4*RAND()" office:value-type="float" office:value="20.816552136559" calcext:value-type="float">
            <text:p>20,8166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formula="of:=COM.MICROSOFT.NORM.INV(RAND();80;10)" office:value-type="float" office:value="64.600225986006" calcext:value-type="float">
            <text:p>64,6002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formula="of:=4*PI()*PI()*[.I122]*[.B122]" office:value-type="float" office:value="53088.7588924405" calcext:value-type="float">
            <text:p>53088,7589</text:p>
          </table:table-cell>
          <table:table-cell table:number-columns-repeated="5"/>
          <table:table-cell table:formula="of:=COM.MICROSOFT.NORM.INV(RAND();[.$S$28];[.$S$30])" office:value-type="float" office:value="71334.1284966142" calcext:value-type="float">
            <text:p>71334,1284966142</text:p>
          </table:table-cell>
          <table:table-cell table:number-columns-repeated="1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8+4*RAND()" office:value-type="float" office:value="18.3567075296305" calcext:value-type="float">
            <text:p>18,3567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formula="of:=COM.MICROSOFT.NORM.INV(RAND();80;10)" office:value-type="float" office:value="77.0373056886673" calcext:value-type="float">
            <text:p>77,0373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formula="of:=4*PI()*PI()*[.I123]*[.B123]" office:value-type="float" office:value="55828.4551585792" calcext:value-type="float">
            <text:p>55828,4552</text:p>
          </table:table-cell>
          <table:table-cell table:number-columns-repeated="5"/>
          <table:table-cell table:formula="of:=COM.MICROSOFT.NORM.INV(RAND();[.$S$28];[.$S$30])" office:value-type="float" office:value="60576.9968345314" calcext:value-type="float">
            <text:p>60576,9968345314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8+4*RAND()" office:value-type="float" office:value="19.4831531778909" calcext:value-type="float">
            <text:p>19,4832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formula="of:=COM.MICROSOFT.NORM.INV(RAND();80;10)" office:value-type="float" office:value="72.8139844138471" calcext:value-type="float">
            <text:p>72,8140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formula="of:=4*PI()*PI()*[.I124]*[.B124]" office:value-type="float" office:value="56005.899687684" calcext:value-type="float">
            <text:p>56005,8997</text:p>
          </table:table-cell>
          <table:table-cell table:number-columns-repeated="5"/>
          <table:table-cell table:formula="of:=COM.MICROSOFT.NORM.INV(RAND();[.$S$28];[.$S$30])" office:value-type="float" office:value="65842.7392327441" calcext:value-type="float">
            <text:p>65842,7392327441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8+4*RAND()" office:value-type="float" office:value="19.7569205570035" calcext:value-type="float">
            <text:p>19,7569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COM.MICROSOFT.NORM.INV(RAND();80;10)" office:value-type="float" office:value="79.174715168358" calcext:value-type="float">
            <text:p>79,174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4*PI()*PI()*[.I125]*[.B125]" office:value-type="float" office:value="61754.057798077" calcext:value-type="float">
            <text:p>61754,0578</text:p>
          </table:table-cell>
          <table:table-cell table:number-columns-repeated="5"/>
          <table:table-cell table:formula="of:=COM.MICROSOFT.NORM.INV(RAND();[.$S$28];[.$S$30])" office:value-type="float" office:value="50799.3594026796" calcext:value-type="float">
            <text:p>50799,3594026796</text:p>
          </table:table-cell>
          <table:table-cell table:number-columns-repeated="1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8+4*RAND()" office:value-type="float" office:value="20.1387746040709" calcext:value-type="float">
            <text:p>20,1388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table:formula="of:=COM.MICROSOFT.NORM.INV(RAND();80;10)" office:value-type="float" office:value="82.4712044071708" calcext:value-type="float">
            <text:p>82,4712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table:formula="of:=4*PI()*PI()*[.I126]*[.B126]" office:value-type="float" office:value="65568.4798450486" calcext:value-type="float">
            <text:p>65568,4798</text:p>
          </table:table-cell>
          <table:table-cell table:number-columns-repeated="5"/>
          <table:table-cell table:formula="of:=COM.MICROSOFT.NORM.INV(RAND();[.$S$28];[.$S$30])" office:value-type="float" office:value="47185.4189516909" calcext:value-type="float">
            <text:p>47185,4189516909</text:p>
          </table:table-cell>
          <table:table-cell table:number-columns-repeated="1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18+4*RAND()" office:value-type="float" office:value="19.8600583109073" calcext:value-type="float">
            <text:p>19,8601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formula="of:=COM.MICROSOFT.NORM.INV(RAND();80;10)" office:value-type="float" office:value="66.0336272735662" calcext:value-type="float">
            <text:p>66,0336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formula="of:=4*PI()*PI()*[.I127]*[.B127]" office:value-type="float" office:value="51773.2478437314" calcext:value-type="float">
            <text:p>51773,2478</text:p>
          </table:table-cell>
          <table:table-cell table:number-columns-repeated="5"/>
          <table:table-cell table:formula="of:=COM.MICROSOFT.NORM.INV(RAND();[.$S$28];[.$S$30])" office:value-type="float" office:value="68483.9452027465" calcext:value-type="float">
            <text:p>68483,9452027465</text:p>
          </table:table-cell>
          <table:table-cell table:number-columns-repeated="1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18+4*RAND()" office:value-type="float" office:value="19.1972909211181" calcext:value-type="float">
            <text:p>19,1973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table:formula="of:=COM.MICROSOFT.NORM.INV(RAND();80;10)" office:value-type="float" office:value="66.1369652911227" calcext:value-type="float">
            <text:p>66,1370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table:formula="of:=4*PI()*PI()*[.I128]*[.B128]" office:value-type="float" office:value="50123.7951508905" calcext:value-type="float">
            <text:p>50123,7952</text:p>
          </table:table-cell>
          <table:table-cell table:number-columns-repeated="5"/>
          <table:table-cell table:formula="of:=COM.MICROSOFT.NORM.INV(RAND();[.$S$28];[.$S$30])" office:value-type="float" office:value="50989.1982231284" calcext:value-type="float">
            <text:p>50989,1982231284</text:p>
          </table:table-cell>
          <table:table-cell table:number-columns-repeated="1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18+4*RAND()" office:value-type="float" office:value="21.5494295717217" calcext:value-type="float">
            <text:p>21,5494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formula="of:=COM.MICROSOFT.NORM.INV(RAND();80;10)" office:value-type="float" office:value="79.3122481140873" calcext:value-type="float">
            <text:p>79,3122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formula="of:=4*PI()*PI()*[.I129]*[.B129]" office:value-type="float" office:value="67473.8941440976" calcext:value-type="float">
            <text:p>67473,8941</text:p>
          </table:table-cell>
          <table:table-cell table:number-columns-repeated="5"/>
          <table:table-cell table:formula="of:=COM.MICROSOFT.NORM.INV(RAND();[.$S$28];[.$S$30])" office:value-type="float" office:value="55089.9786291136" calcext:value-type="float">
            <text:p>55089,9786291136</text:p>
          </table:table-cell>
          <table:table-cell table:number-columns-repeated="1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18+4*RAND()" office:value-type="float" office:value="20.7716350196861" calcext:value-type="float">
            <text:p>20,7716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formula="of:=COM.MICROSOFT.NORM.INV(RAND();80;10)" office:value-type="float" office:value="77.2682157346067" calcext:value-type="float">
            <text:p>77,2682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formula="of:=4*PI()*PI()*[.I130]*[.B130]" office:value-type="float" office:value="63362.3539783031" calcext:value-type="float">
            <text:p>63362,3540</text:p>
          </table:table-cell>
          <table:table-cell table:number-columns-repeated="5"/>
          <table:table-cell table:formula="of:=COM.MICROSOFT.NORM.INV(RAND();[.$S$28];[.$S$30])" office:value-type="float" office:value="54804.5751551826" calcext:value-type="float">
            <text:p>54804,5751551826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18+4*RAND()" office:value-type="float" office:value="18.6716096433811" calcext:value-type="float">
            <text:p>18,6716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table:formula="of:=COM.MICROSOFT.NORM.INV(RAND();80;10)" office:value-type="float" office:value="89.725587658122" calcext:value-type="float">
            <text:p>89,7256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table:formula="of:=4*PI()*PI()*[.I131]*[.B131]" office:value-type="float" office:value="66139.0278932897" calcext:value-type="float">
            <text:p>66139,0279</text:p>
          </table:table-cell>
          <table:table-cell table:number-columns-repeated="5"/>
          <table:table-cell table:formula="of:=COM.MICROSOFT.NORM.INV(RAND();[.$S$28];[.$S$30])" office:value-type="float" office:value="56346.458835895" calcext:value-type="float">
            <text:p>56346,458835895</text:p>
          </table:table-cell>
          <table:table-cell table:number-columns-repeated="1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18+4*RAND()" office:value-type="float" office:value="20.3154752287082" calcext:value-type="float">
            <text:p>20,3155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table:formula="of:=COM.MICROSOFT.NORM.INV(RAND();80;10)" office:value-type="float" office:value="72.1394453024727" calcext:value-type="float">
            <text:p>72,1394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table:formula="of:=4*PI()*PI()*[.I132]*[.B132]" office:value-type="float" office:value="57857.4809875296" calcext:value-type="float">
            <text:p>57857,4810</text:p>
          </table:table-cell>
          <table:table-cell table:number-columns-repeated="5"/>
          <table:table-cell table:formula="of:=COM.MICROSOFT.NORM.INV(RAND();[.$S$28];[.$S$30])" office:value-type="float" office:value="59529.5113673111" calcext:value-type="float">
            <text:p>59529,5113673111</text:p>
          </table:table-cell>
          <table:table-cell table:number-columns-repeated="1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18+4*RAND()" office:value-type="float" office:value="19.6549110193737" calcext:value-type="float">
            <text:p>19,6549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formula="of:=COM.MICROSOFT.NORM.INV(RAND();80;10)" office:value-type="float" office:value="82.722743225399" calcext:value-type="float">
            <text:p>82,7227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formula="of:=4*PI()*PI()*[.I133]*[.B133]" office:value-type="float" office:value="64188.2812231308" calcext:value-type="float">
            <text:p>64188,2812</text:p>
          </table:table-cell>
          <table:table-cell table:number-columns-repeated="5"/>
          <table:table-cell table:formula="of:=COM.MICROSOFT.NORM.INV(RAND();[.$S$28];[.$S$30])" office:value-type="float" office:value="67936.5133944818" calcext:value-type="float">
            <text:p>67936,5133944818</text:p>
          </table:table-cell>
          <table:table-cell table:number-columns-repeated="1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18+4*RAND()" office:value-type="float" office:value="19.1355076930486" calcext:value-type="float">
            <text:p>19,1355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formula="of:=COM.MICROSOFT.NORM.INV(RAND();80;10)" office:value-type="float" office:value="89.8482824634201" calcext:value-type="float">
            <text:p>89,8483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formula="of:=4*PI()*PI()*[.I134]*[.B134]" office:value-type="float" office:value="67874.9473103296" calcext:value-type="float">
            <text:p>67874,9473</text:p>
          </table:table-cell>
          <table:table-cell table:number-columns-repeated="5"/>
          <table:table-cell table:formula="of:=COM.MICROSOFT.NORM.INV(RAND();[.$S$28];[.$S$30])" office:value-type="float" office:value="62339.2578266164" calcext:value-type="float">
            <text:p>62339,2578266164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18+4*RAND()" office:value-type="float" office:value="19.5881451186724" calcext:value-type="float">
            <text:p>19,5881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formula="of:=COM.MICROSOFT.NORM.INV(RAND();80;10)" office:value-type="float" office:value="101.692189890778" calcext:value-type="float">
            <text:p>101,6922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formula="of:=4*PI()*PI()*[.I135]*[.B135]" office:value-type="float" office:value="78639.4829356808" calcext:value-type="float">
            <text:p>78639,4829</text:p>
          </table:table-cell>
          <table:table-cell table:number-columns-repeated="5"/>
          <table:table-cell table:formula="of:=COM.MICROSOFT.NORM.INV(RAND();[.$S$28];[.$S$30])" office:value-type="float" office:value="62944.918698107" calcext:value-type="float">
            <text:p>62944,918698107</text:p>
          </table:table-cell>
          <table:table-cell table:number-columns-repeated="1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18+4*RAND()" office:value-type="float" office:value="18.0193005460314" calcext:value-type="float">
            <text:p>18,0193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formula="of:=COM.MICROSOFT.NORM.INV(RAND();80;10)" office:value-type="float" office:value="77.1171913603584" calcext:value-type="float">
            <text:p>77,1172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formula="of:=4*PI()*PI()*[.I136]*[.B136]" office:value-type="float" office:value="54859.1241607827" calcext:value-type="float">
            <text:p>54859,1242</text:p>
          </table:table-cell>
          <table:table-cell table:number-columns-repeated="5"/>
          <table:table-cell table:formula="of:=COM.MICROSOFT.NORM.INV(RAND();[.$S$28];[.$S$30])" office:value-type="float" office:value="68207.0479276538" calcext:value-type="float">
            <text:p>68207,0479276538</text:p>
          </table:table-cell>
          <table:table-cell table:number-columns-repeated="1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18+4*RAND()" office:value-type="float" office:value="19.09101025993" calcext:value-type="float">
            <text:p>19,0910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table:formula="of:=COM.MICROSOFT.NORM.INV(RAND();80;10)" office:value-type="float" office:value="63.604060113355" calcext:value-type="float">
            <text:p>63,6041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table:formula="of:=4*PI()*PI()*[.I137]*[.B137]" office:value-type="float" office:value="47937.2909216539" calcext:value-type="float">
            <text:p>47937,2909</text:p>
          </table:table-cell>
          <table:table-cell table:number-columns-repeated="5"/>
          <table:table-cell table:formula="of:=COM.MICROSOFT.NORM.INV(RAND();[.$S$28];[.$S$30])" office:value-type="float" office:value="46997.0850573024" calcext:value-type="float">
            <text:p>46997,0850573024</text:p>
          </table:table-cell>
          <table:table-cell table:number-columns-repeated="1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18+4*RAND()" office:value-type="float" office:value="19.3366925618611" calcext:value-type="float">
            <text:p>19,3367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table:formula="of:=COM.MICROSOFT.NORM.INV(RAND();80;10)" office:value-type="float" office:value="92.5502925634087" calcext:value-type="float">
            <text:p>92,5503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table:formula="of:=4*PI()*PI()*[.I138]*[.B138]" office:value-type="float" office:value="70651.2296629402" calcext:value-type="float">
            <text:p>70651,2297</text:p>
          </table:table-cell>
          <table:table-cell table:number-columns-repeated="5"/>
          <table:table-cell table:formula="of:=COM.MICROSOFT.NORM.INV(RAND();[.$S$28];[.$S$30])" office:value-type="float" office:value="62667.7661559442" calcext:value-type="float">
            <text:p>62667,7661559442</text:p>
          </table:table-cell>
          <table:table-cell table:number-columns-repeated="1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18+4*RAND()" office:value-type="float" office:value="20.4686548975296" calcext:value-type="float">
            <text:p>20,4687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table:formula="of:=COM.MICROSOFT.NORM.INV(RAND();80;10)" office:value-type="float" office:value="72.712537970171" calcext:value-type="float">
            <text:p>72,7125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table:formula="of:=4*PI()*PI()*[.I139]*[.B139]" office:value-type="float" office:value="58756.828253753" calcext:value-type="float">
            <text:p>58756,8283</text:p>
          </table:table-cell>
          <table:table-cell table:number-columns-repeated="5"/>
          <table:table-cell table:formula="of:=COM.MICROSOFT.NORM.INV(RAND();[.$S$28];[.$S$30])" office:value-type="float" office:value="53554.6382496989" calcext:value-type="float">
            <text:p>53554,6382496989</text:p>
          </table:table-cell>
          <table:table-cell table:number-columns-repeated="1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18+4*RAND()" office:value-type="float" office:value="21.2139806267805" calcext:value-type="float">
            <text:p>21,2140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table:formula="of:=COM.MICROSOFT.NORM.INV(RAND();80;10)" office:value-type="float" office:value="77.8095218046664" calcext:value-type="float">
            <text:p>77,8095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table:formula="of:=4*PI()*PI()*[.I140]*[.B140]" office:value-type="float" office:value="65165.0377070217" calcext:value-type="float">
            <text:p>65165,0377</text:p>
          </table:table-cell>
          <table:table-cell table:number-columns-repeated="5"/>
          <table:table-cell table:formula="of:=COM.MICROSOFT.NORM.INV(RAND();[.$S$28];[.$S$30])" office:value-type="float" office:value="50729.0228467612" calcext:value-type="float">
            <text:p>50729,0228467612</text:p>
          </table:table-cell>
          <table:table-cell table:number-columns-repeated="1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18+4*RAND()" office:value-type="float" office:value="20.2226946470328" calcext:value-type="float">
            <text:p>20,2227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formula="of:=COM.MICROSOFT.NORM.INV(RAND();80;10)" office:value-type="float" office:value="83.8870322253371" calcext:value-type="float">
            <text:p>83,8870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formula="of:=4*PI()*PI()*[.I141]*[.B141]" office:value-type="float" office:value="66972.0497355078" calcext:value-type="float">
            <text:p>66972,0497</text:p>
          </table:table-cell>
          <table:table-cell table:number-columns-repeated="5"/>
          <table:table-cell table:formula="of:=COM.MICROSOFT.NORM.INV(RAND();[.$S$28];[.$S$30])" office:value-type="float" office:value="85904.5156688087" calcext:value-type="float">
            <text:p>85904,5156688087</text:p>
          </table:table-cell>
          <table:table-cell table:number-columns-repeated="1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18+4*RAND()" office:value-type="float" office:value="21.6238252981566" calcext:value-type="float">
            <text:p>21,6238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formula="of:=COM.MICROSOFT.NORM.INV(RAND();80;10)" office:value-type="float" office:value="85.517466587003" calcext:value-type="float">
            <text:p>85,5175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formula="of:=4*PI()*PI()*[.I142]*[.B142]" office:value-type="float" office:value="73004.0724335001" calcext:value-type="float">
            <text:p>73004,0724</text:p>
          </table:table-cell>
          <table:table-cell table:number-columns-repeated="5"/>
          <table:table-cell table:formula="of:=COM.MICROSOFT.NORM.INV(RAND();[.$S$28];[.$S$30])" office:value-type="float" office:value="67424.4108224121" calcext:value-type="float">
            <text:p>67424,4108224121</text:p>
          </table:table-cell>
          <table:table-cell table:number-columns-repeated="1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18+4*RAND()" office:value-type="float" office:value="18.3113148813136" calcext:value-type="float">
            <text:p>18,3113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table:formula="of:=COM.MICROSOFT.NORM.INV(RAND();80;10)" office:value-type="float" office:value="67.0689297637278" calcext:value-type="float">
            <text:p>67,0689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table:formula="of:=4*PI()*PI()*[.I143]*[.B143]" office:value-type="float" office:value="48484.2457423936" calcext:value-type="float">
            <text:p>48484,2457</text:p>
          </table:table-cell>
          <table:table-cell table:number-columns-repeated="5"/>
          <table:table-cell table:formula="of:=COM.MICROSOFT.NORM.INV(RAND();[.$S$28];[.$S$30])" office:value-type="float" office:value="80805.6692645244" calcext:value-type="float">
            <text:p>80805,6692645244</text:p>
          </table:table-cell>
          <table:table-cell table:number-columns-repeated="1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18+4*RAND()" office:value-type="float" office:value="18.4592346413992" calcext:value-type="float">
            <text:p>18,4592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table:formula="of:=COM.MICROSOFT.NORM.INV(RAND();80;10)" office:value-type="float" office:value="96.9638021637849" calcext:value-type="float">
            <text:p>96,9638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table:formula="of:=4*PI()*PI()*[.I144]*[.B144]" office:value-type="float" office:value="70661.534400615" calcext:value-type="float">
            <text:p>70661,5344</text:p>
          </table:table-cell>
          <table:table-cell table:number-columns-repeated="5"/>
          <table:table-cell table:formula="of:=COM.MICROSOFT.NORM.INV(RAND();[.$S$28];[.$S$30])" office:value-type="float" office:value="66935.6906313883" calcext:value-type="float">
            <text:p>66935,6906313883</text:p>
          </table:table-cell>
          <table:table-cell table:number-columns-repeated="1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8+4*RAND()" office:value-type="float" office:value="20.4642171212472" calcext:value-type="float">
            <text:p>20,4642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formula="of:=COM.MICROSOFT.NORM.INV(RAND();80;10)" office:value-type="float" office:value="65.0386783068301" calcext:value-type="float">
            <text:p>65,0387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formula="of:=4*PI()*PI()*[.I145]*[.B145]" office:value-type="float" office:value="52544.417122019" calcext:value-type="float">
            <text:p>52544,4171</text:p>
          </table:table-cell>
          <table:table-cell table:number-columns-repeated="5"/>
          <table:table-cell table:formula="of:=COM.MICROSOFT.NORM.INV(RAND();[.$S$28];[.$S$30])" office:value-type="float" office:value="70275.0412737463" calcext:value-type="float">
            <text:p>70275,0412737463</text:p>
          </table:table-cell>
          <table:table-cell table:number-columns-repeated="1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18+4*RAND()" office:value-type="float" office:value="19.8759790933691" calcext:value-type="float">
            <text:p>19,8760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table:formula="of:=COM.MICROSOFT.NORM.INV(RAND();80;10)" office:value-type="float" office:value="73.3748309169996" calcext:value-type="float">
            <text:p>73,3748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table:formula="of:=4*PI()*PI()*[.I146]*[.B146]" office:value-type="float" office:value="57575.1902162491" calcext:value-type="float">
            <text:p>57575,1902</text:p>
          </table:table-cell>
          <table:table-cell table:number-columns-repeated="5"/>
          <table:table-cell table:formula="of:=COM.MICROSOFT.NORM.INV(RAND();[.$S$28];[.$S$30])" office:value-type="float" office:value="59802.7508158313" calcext:value-type="float">
            <text:p>59802,7508158313</text:p>
          </table:table-cell>
          <table:table-cell table:number-columns-repeated="1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18+4*RAND()" office:value-type="float" office:value="20.985254408326" calcext:value-type="float">
            <text:p>20,9853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table:formula="of:=COM.MICROSOFT.NORM.INV(RAND();80;10)" office:value-type="float" office:value="79.6100620106259" calcext:value-type="float">
            <text:p>79,6101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table:formula="of:=4*PI()*PI()*[.I147]*[.B147]" office:value-type="float" office:value="65954.1211304013" calcext:value-type="float">
            <text:p>65954,1211</text:p>
          </table:table-cell>
          <table:table-cell table:number-columns-repeated="5"/>
          <table:table-cell table:formula="of:=COM.MICROSOFT.NORM.INV(RAND();[.$S$28];[.$S$30])" office:value-type="float" office:value="71151.6868727165" calcext:value-type="float">
            <text:p>71151,6868727165</text:p>
          </table:table-cell>
          <table:table-cell table:number-columns-repeated="1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18+4*RAND()" office:value-type="float" office:value="19.3165675806813" calcext:value-type="float">
            <text:p>19,3166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table:formula="of:=COM.MICROSOFT.NORM.INV(RAND();80;10)" office:value-type="float" office:value="81.0924941604036" calcext:value-type="float">
            <text:p>81,0925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table:formula="of:=4*PI()*PI()*[.I148]*[.B148]" office:value-type="float" office:value="61840.1241448149" calcext:value-type="float">
            <text:p>61840,1241</text:p>
          </table:table-cell>
          <table:table-cell table:number-columns-repeated="5"/>
          <table:table-cell table:formula="of:=COM.MICROSOFT.NORM.INV(RAND();[.$S$28];[.$S$30])" office:value-type="float" office:value="69596.4796350099" calcext:value-type="float">
            <text:p>69596,4796350099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18+4*RAND()" office:value-type="float" office:value="21.0633522062562" calcext:value-type="float">
            <text:p>21,0634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table:formula="of:=COM.MICROSOFT.NORM.INV(RAND();80;10)" office:value-type="float" office:value="85.4284313502054" calcext:value-type="float">
            <text:p>85,4284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table:formula="of:=4*PI()*PI()*[.I149]*[.B149]" office:value-type="float" office:value="71037.8253893774" calcext:value-type="float">
            <text:p>71037,8254</text:p>
          </table:table-cell>
          <table:table-cell table:number-columns-repeated="5"/>
          <table:table-cell table:formula="of:=COM.MICROSOFT.NORM.INV(RAND();[.$S$28];[.$S$30])" office:value-type="float" office:value="61412.5943056808" calcext:value-type="float">
            <text:p>61412,5943056808</text:p>
          </table:table-cell>
          <table:table-cell table:number-columns-repeated="1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8+4*RAND()" office:value-type="float" office:value="21.5571194509976" calcext:value-type="float">
            <text:p>21,5571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formula="of:=COM.MICROSOFT.NORM.INV(RAND();80;10)" office:value-type="float" office:value="88.0419710792665" calcext:value-type="float">
            <text:p>88,0420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formula="of:=4*PI()*PI()*[.I150]*[.B150]" office:value-type="float" office:value="74927.3239427083" calcext:value-type="float">
            <text:p>74927,3239</text:p>
          </table:table-cell>
          <table:table-cell table:number-columns-repeated="5"/>
          <table:table-cell table:formula="of:=COM.MICROSOFT.NORM.INV(RAND();[.$S$28];[.$S$30])" office:value-type="float" office:value="62792.0332150373" calcext:value-type="float">
            <text:p>62792,0332150373</text:p>
          </table:table-cell>
          <table:table-cell table:number-columns-repeated="1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18+4*RAND()" office:value-type="float" office:value="20.5812333938666" calcext:value-type="float">
            <text:p>20,5812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table:formula="of:=COM.MICROSOFT.NORM.INV(RAND();80;10)" office:value-type="float" office:value="94.6883589547869" calcext:value-type="float">
            <text:p>94,6884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table:formula="of:=4*PI()*PI()*[.I151]*[.B151]" office:value-type="float" office:value="76935.6671635392" calcext:value-type="float">
            <text:p>76935,6672</text:p>
          </table:table-cell>
          <table:table-cell table:number-columns-repeated="5"/>
          <table:table-cell table:formula="of:=COM.MICROSOFT.NORM.INV(RAND();[.$S$28];[.$S$30])" office:value-type="float" office:value="68265.4932082318" calcext:value-type="float">
            <text:p>68265,4932082318</text:p>
          </table:table-cell>
          <table:table-cell table:number-columns-repeated="1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18+4*RAND()" office:value-type="float" office:value="18.6833564923145" calcext:value-type="float">
            <text:p>18,6834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formula="of:=COM.MICROSOFT.NORM.INV(RAND();80;10)" office:value-type="float" office:value="73.0135270254465" calcext:value-type="float">
            <text:p>73,0135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formula="of:=4*PI()*PI()*[.I152]*[.B152]" office:value-type="float" office:value="53853.9999292958" calcext:value-type="float">
            <text:p>53853,9999</text:p>
          </table:table-cell>
          <table:table-cell table:number-columns-repeated="5"/>
          <table:table-cell table:formula="of:=COM.MICROSOFT.NORM.INV(RAND();[.$S$28];[.$S$30])" office:value-type="float" office:value="55225.6878358596" calcext:value-type="float">
            <text:p>55225,6878358596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18+4*RAND()" office:value-type="float" office:value="19.6212218017317" calcext:value-type="float">
            <text:p>19,6212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formula="of:=COM.MICROSOFT.NORM.INV(RAND();80;10)" office:value-type="float" office:value="90.4050645425461" calcext:value-type="float">
            <text:p>90,4051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formula="of:=4*PI()*PI()*[.I153]*[.B153]" office:value-type="float" office:value="70029.0999225142" calcext:value-type="float">
            <text:p>70029,0999</text:p>
          </table:table-cell>
          <table:table-cell table:number-columns-repeated="5"/>
          <table:table-cell table:formula="of:=COM.MICROSOFT.NORM.INV(RAND();[.$S$28];[.$S$30])" office:value-type="float" office:value="60309.5134191954" calcext:value-type="float">
            <text:p>60309,5134191954</text:p>
          </table:table-cell>
          <table:table-cell table:number-columns-repeated="1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18+4*RAND()" office:value-type="float" office:value="18.5528023415245" calcext:value-type="float">
            <text:p>18,5528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formula="of:=COM.MICROSOFT.NORM.INV(RAND();80;10)" office:value-type="float" office:value="68.0997839942319" calcext:value-type="float">
            <text:p>68,0998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formula="of:=4*PI()*PI()*[.I154]*[.B154]" office:value-type="float" office:value="49878.6842603588" calcext:value-type="float">
            <text:p>49878,6843</text:p>
          </table:table-cell>
          <table:table-cell table:number-columns-repeated="5"/>
          <table:table-cell table:formula="of:=COM.MICROSOFT.NORM.INV(RAND();[.$S$28];[.$S$30])" office:value-type="float" office:value="72053.1100505632" calcext:value-type="float">
            <text:p>72053,1100505632</text:p>
          </table:table-cell>
          <table:table-cell table:number-columns-repeated="1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18+4*RAND()" office:value-type="float" office:value="18.1270060832612" calcext:value-type="float">
            <text:p>18,1270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formula="of:=COM.MICROSOFT.NORM.INV(RAND();80;10)" office:value-type="float" office:value="94.4651407090995" calcext:value-type="float">
            <text:p>94,4651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formula="of:=4*PI()*PI()*[.I155]*[.B155]" office:value-type="float" office:value="67601.6650707364" calcext:value-type="float">
            <text:p>67601,6651</text:p>
          </table:table-cell>
          <table:table-cell table:number-columns-repeated="5"/>
          <table:table-cell table:formula="of:=COM.MICROSOFT.NORM.INV(RAND();[.$S$28];[.$S$30])" office:value-type="float" office:value="68010.8531484437" calcext:value-type="float">
            <text:p>68010,8531484437</text:p>
          </table:table-cell>
          <table:table-cell table:number-columns-repeated="1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18+4*RAND()" office:value-type="float" office:value="18.213855850976" calcext:value-type="float">
            <text:p>18,2139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formula="of:=COM.MICROSOFT.NORM.INV(RAND();80;10)" office:value-type="float" office:value="75.7224863828205" calcext:value-type="float">
            <text:p>75,7225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formula="of:=4*PI()*PI()*[.I156]*[.B156]" office:value-type="float" office:value="54448.572433687" calcext:value-type="float">
            <text:p>54448,5724</text:p>
          </table:table-cell>
          <table:table-cell table:number-columns-repeated="5"/>
          <table:table-cell table:formula="of:=COM.MICROSOFT.NORM.INV(RAND();[.$S$28];[.$S$30])" office:value-type="float" office:value="66519.9655967937" calcext:value-type="float">
            <text:p>66519,9655967937</text:p>
          </table:table-cell>
          <table:table-cell table:number-columns-repeated="1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18+4*RAND()" office:value-type="float" office:value="21.7088386253454" calcext:value-type="float">
            <text:p>21,7088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table:formula="of:=COM.MICROSOFT.NORM.INV(RAND();80;10)" office:value-type="float" office:value="62.9457777817033" calcext:value-type="float">
            <text:p>62,9458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table:formula="of:=4*PI()*PI()*[.I157]*[.B157]" office:value-type="float" office:value="53946.4575081752" calcext:value-type="float">
            <text:p>53946,4575</text:p>
          </table:table-cell>
          <table:table-cell table:number-columns-repeated="5"/>
          <table:table-cell table:formula="of:=COM.MICROSOFT.NORM.INV(RAND();[.$S$28];[.$S$30])" office:value-type="float" office:value="54723.7505799427" calcext:value-type="float">
            <text:p>54723,7505799427</text:p>
          </table:table-cell>
          <table:table-cell table:number-columns-repeated="1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18+4*RAND()" office:value-type="float" office:value="18.9997246698476" calcext:value-type="float">
            <text:p>18,9997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table:formula="of:=COM.MICROSOFT.NORM.INV(RAND();80;10)" office:value-type="float" office:value="48.6997714605747" calcext:value-type="float">
            <text:p>48,6998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table:formula="of:=4*PI()*PI()*[.I158]*[.B158]" office:value-type="float" office:value="36528.6790372152" calcext:value-type="float">
            <text:p>36528,6790</text:p>
          </table:table-cell>
          <table:table-cell table:number-columns-repeated="5"/>
          <table:table-cell table:formula="of:=COM.MICROSOFT.NORM.INV(RAND();[.$S$28];[.$S$30])" office:value-type="float" office:value="76637.6847937827" calcext:value-type="float">
            <text:p>76637,6847937827</text:p>
          </table:table-cell>
          <table:table-cell table:number-columns-repeated="1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18+4*RAND()" office:value-type="float" office:value="21.5072126728483" calcext:value-type="float">
            <text:p>21,5072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table:formula="of:=COM.MICROSOFT.NORM.INV(RAND();80;10)" office:value-type="float" office:value="74.7071868960518" calcext:value-type="float">
            <text:p>74,7072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table:formula="of:=4*PI()*PI()*[.I159]*[.B159]" office:value-type="float" office:value="63431.6852213408" calcext:value-type="float">
            <text:p>63431,6852</text:p>
          </table:table-cell>
          <table:table-cell table:number-columns-repeated="5"/>
          <table:table-cell table:formula="of:=COM.MICROSOFT.NORM.INV(RAND();[.$S$28];[.$S$30])" office:value-type="float" office:value="71176.146740828" calcext:value-type="float">
            <text:p>71176,146740828</text:p>
          </table:table-cell>
          <table:table-cell table:number-columns-repeated="1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18+4*RAND()" office:value-type="float" office:value="18.9653273862787" calcext:value-type="float">
            <text:p>18,9653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table:formula="of:=COM.MICROSOFT.NORM.INV(RAND();80;10)" office:value-type="float" office:value="80.0005608893853" calcext:value-type="float">
            <text:p>80,0006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table:formula="of:=4*PI()*PI()*[.I160]*[.B160]" office:value-type="float" office:value="59898.109114435" calcext:value-type="float">
            <text:p>59898,1091</text:p>
          </table:table-cell>
          <table:table-cell table:number-columns-repeated="5"/>
          <table:table-cell table:formula="of:=COM.MICROSOFT.NORM.INV(RAND();[.$S$28];[.$S$30])" office:value-type="float" office:value="50866.7555211423" calcext:value-type="float">
            <text:p>50866,7555211423</text:p>
          </table:table-cell>
          <table:table-cell table:number-columns-repeated="1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18+4*RAND()" office:value-type="float" office:value="20.301603437867" calcext:value-type="float">
            <text:p>20,3016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formula="of:=COM.MICROSOFT.NORM.INV(RAND();80;10)" office:value-type="float" office:value="81.8656332610608" calcext:value-type="float">
            <text:p>81,8656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formula="of:=4*PI()*PI()*[.I161]*[.B161]" office:value-type="float" office:value="65613.2730356866" calcext:value-type="float">
            <text:p>65613,2730</text:p>
          </table:table-cell>
          <table:table-cell table:number-columns-repeated="5"/>
          <table:table-cell table:formula="of:=COM.MICROSOFT.NORM.INV(RAND();[.$S$28];[.$S$30])" office:value-type="float" office:value="62636.5399070858" calcext:value-type="float">
            <text:p>62636,5399070858</text:p>
          </table:table-cell>
          <table:table-cell table:number-columns-repeated="1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18+4*RAND()" office:value-type="float" office:value="21.8566690017469" calcext:value-type="float">
            <text:p>21,8567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table:formula="of:=COM.MICROSOFT.NORM.INV(RAND();80;10)" office:value-type="float" office:value="105.211454434358" calcext:value-type="float">
            <text:p>105,2115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table:formula="of:=4*PI()*PI()*[.I162]*[.B162]" office:value-type="float" office:value="90783.4611518786" calcext:value-type="float">
            <text:p>90783,4612</text:p>
          </table:table-cell>
          <table:table-cell table:number-columns-repeated="5"/>
          <table:table-cell table:formula="of:=COM.MICROSOFT.NORM.INV(RAND();[.$S$28];[.$S$30])" office:value-type="float" office:value="43505.3774242763" calcext:value-type="float">
            <text:p>43505,3774242763</text:p>
          </table:table-cell>
          <table:table-cell table:number-columns-repeated="1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18+4*RAND()" office:value-type="float" office:value="19.6752634760924" calcext:value-type="float">
            <text:p>19,6753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table:formula="of:=COM.MICROSOFT.NORM.INV(RAND();80;10)" office:value-type="float" office:value="71.2823765475362" calcext:value-type="float">
            <text:p>71,2824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table:formula="of:=4*PI()*PI()*[.I163]*[.B163]" office:value-type="float" office:value="55368.4625211487" calcext:value-type="float">
            <text:p>55368,4625</text:p>
          </table:table-cell>
          <table:table-cell table:number-columns-repeated="5"/>
          <table:table-cell table:formula="of:=COM.MICROSOFT.NORM.INV(RAND();[.$S$28];[.$S$30])" office:value-type="float" office:value="72516.1495397215" calcext:value-type="float">
            <text:p>72516,1495397215</text:p>
          </table:table-cell>
          <table:table-cell table:number-columns-repeated="1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18+4*RAND()" office:value-type="float" office:value="21.66701720329" calcext:value-type="float">
            <text:p>21,6670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table:formula="of:=COM.MICROSOFT.NORM.INV(RAND();80;10)" office:value-type="float" office:value="93.6887527540524" calcext:value-type="float">
            <text:p>93,6888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table:formula="of:=4*PI()*PI()*[.I164]*[.B164]" office:value-type="float" office:value="80139.443488641" calcext:value-type="float">
            <text:p>80139,4435</text:p>
          </table:table-cell>
          <table:table-cell table:number-columns-repeated="5"/>
          <table:table-cell table:formula="of:=COM.MICROSOFT.NORM.INV(RAND();[.$S$28];[.$S$30])" office:value-type="float" office:value="68284.1480840105" calcext:value-type="float">
            <text:p>68284,1480840105</text:p>
          </table:table-cell>
          <table:table-cell table:number-columns-repeated="1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18+4*RAND()" office:value-type="float" office:value="21.8598368684761" calcext:value-type="float">
            <text:p>21,8598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formula="of:=COM.MICROSOFT.NORM.INV(RAND();80;10)" office:value-type="float" office:value="80.5874827611539" calcext:value-type="float">
            <text:p>80,5875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formula="of:=4*PI()*PI()*[.I165]*[.B165]" office:value-type="float" office:value="69546.3342796499" calcext:value-type="float">
            <text:p>69546,3343</text:p>
          </table:table-cell>
          <table:table-cell table:number-columns-repeated="5"/>
          <table:table-cell table:formula="of:=COM.MICROSOFT.NORM.INV(RAND();[.$S$28];[.$S$30])" office:value-type="float" office:value="58901.3162446855" calcext:value-type="float">
            <text:p>58901,3162446855</text:p>
          </table:table-cell>
          <table:table-cell table:number-columns-repeated="1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18+4*RAND()" office:value-type="float" office:value="19.3545378553681" calcext:value-type="float">
            <text:p>19,3545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table:formula="of:=COM.MICROSOFT.NORM.INV(RAND();80;10)" office:value-type="float" office:value="80.2300314460443" calcext:value-type="float">
            <text:p>80,2300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table:formula="of:=4*PI()*PI()*[.I166]*[.B166]" office:value-type="float" office:value="61302.6861684227" calcext:value-type="float">
            <text:p>61302,6862</text:p>
          </table:table-cell>
          <table:table-cell table:number-columns-repeated="5"/>
          <table:table-cell table:formula="of:=COM.MICROSOFT.NORM.INV(RAND();[.$S$28];[.$S$30])" office:value-type="float" office:value="79057.375853296" calcext:value-type="float">
            <text:p>79057,375853296</text:p>
          </table:table-cell>
          <table:table-cell table:number-columns-repeated="1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18+4*RAND()" office:value-type="float" office:value="20.8573737782426" calcext:value-type="float">
            <text:p>20,8574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table:formula="of:=COM.MICROSOFT.NORM.INV(RAND();80;10)" office:value-type="float" office:value="72.840213785009" calcext:value-type="float">
            <text:p>72,8402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table:formula="of:=4*PI()*PI()*[.I167]*[.B167]" office:value-type="float" office:value="59977.8056428548" calcext:value-type="float">
            <text:p>59977,8056</text:p>
          </table:table-cell>
          <table:table-cell table:number-columns-repeated="5"/>
          <table:table-cell table:formula="of:=COM.MICROSOFT.NORM.INV(RAND();[.$S$28];[.$S$30])" office:value-type="float" office:value="56418.6841888813" calcext:value-type="float">
            <text:p>56418,6841888813</text:p>
          </table:table-cell>
          <table:table-cell table:number-columns-repeated="1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18+4*RAND()" office:value-type="float" office:value="19.5526697575115" calcext:value-type="float">
            <text:p>19,5527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formula="of:=COM.MICROSOFT.NORM.INV(RAND();80;10)" office:value-type="float" office:value="90.0755606448867" calcext:value-type="float">
            <text:p>90,0756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formula="of:=4*PI()*PI()*[.I168]*[.B168]" office:value-type="float" office:value="69530.0874782212" calcext:value-type="float">
            <text:p>69530,0875</text:p>
          </table:table-cell>
          <table:table-cell table:number-columns-repeated="5"/>
          <table:table-cell table:formula="of:=COM.MICROSOFT.NORM.INV(RAND();[.$S$28];[.$S$30])" office:value-type="float" office:value="62814.0936994676" calcext:value-type="float">
            <text:p>62814,0936994676</text:p>
          </table:table-cell>
          <table:table-cell table:number-columns-repeated="1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18+4*RAND()" office:value-type="float" office:value="18.8663186416961" calcext:value-type="float">
            <text:p>18,8663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table:formula="of:=COM.MICROSOFT.NORM.INV(RAND();80;10)" office:value-type="float" office:value="71.8622790107172" calcext:value-type="float">
            <text:p>71,8623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table:formula="of:=4*PI()*PI()*[.I169]*[.B169]" office:value-type="float" office:value="53523.9169301666" calcext:value-type="float">
            <text:p>53523,9169</text:p>
          </table:table-cell>
          <table:table-cell table:number-columns-repeated="5"/>
          <table:table-cell table:formula="of:=COM.MICROSOFT.NORM.INV(RAND();[.$S$28];[.$S$30])" office:value-type="float" office:value="68806.1137452988" calcext:value-type="float">
            <text:p>68806,1137452988</text:p>
          </table:table-cell>
          <table:table-cell table:number-columns-repeated="1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18+4*RAND()" office:value-type="float" office:value="21.0850467137061" calcext:value-type="float">
            <text:p>21,0850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COM.MICROSOFT.NORM.INV(RAND();80;10)" office:value-type="float" office:value="85.4339221357769" calcext:value-type="float">
            <text:p>85,4339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4*PI()*PI()*[.I170]*[.B170]" office:value-type="float" office:value="71115.5623892758" calcext:value-type="float">
            <text:p>71115,5624</text:p>
          </table:table-cell>
          <table:table-cell table:number-columns-repeated="5"/>
          <table:table-cell table:formula="of:=COM.MICROSOFT.NORM.INV(RAND();[.$S$28];[.$S$30])" office:value-type="float" office:value="70396.2788347897" calcext:value-type="float">
            <text:p>70396,2788347897</text:p>
          </table:table-cell>
          <table:table-cell table:number-columns-repeated="1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18+4*RAND()" office:value-type="float" office:value="20.9628386371769" calcext:value-type="float">
            <text:p>20,9628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table:formula="of:=COM.MICROSOFT.NORM.INV(RAND();80;10)" office:value-type="float" office:value="97.9843896755378" calcext:value-type="float">
            <text:p>97,9844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table:formula="of:=4*PI()*PI()*[.I171]*[.B171]" office:value-type="float" office:value="81089.891605738" calcext:value-type="float">
            <text:p>81089,8916</text:p>
          </table:table-cell>
          <table:table-cell table:number-columns-repeated="5"/>
          <table:table-cell table:formula="of:=COM.MICROSOFT.NORM.INV(RAND();[.$S$28];[.$S$30])" office:value-type="float" office:value="53676.6920058992" calcext:value-type="float">
            <text:p>53676,6920058992</text:p>
          </table:table-cell>
          <table:table-cell table:number-columns-repeated="1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18+4*RAND()" office:value-type="float" office:value="21.9727040906437" calcext:value-type="float">
            <text:p>21,9727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formula="of:=COM.MICROSOFT.NORM.INV(RAND();80;10)" office:value-type="float" office:value="93.557805369072" calcext:value-type="float">
            <text:p>93,5578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formula="of:=4*PI()*PI()*[.I172]*[.B172]" office:value-type="float" office:value="81156.4926047965" calcext:value-type="float">
            <text:p>81156,4926</text:p>
          </table:table-cell>
          <table:table-cell table:number-columns-repeated="5"/>
          <table:table-cell table:formula="of:=COM.MICROSOFT.NORM.INV(RAND();[.$S$28];[.$S$30])" office:value-type="float" office:value="64771.2160872211" calcext:value-type="float">
            <text:p>64771,2160872211</text:p>
          </table:table-cell>
          <table:table-cell table:number-columns-repeated="1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18+4*RAND()" office:value-type="float" office:value="20.0563237550668" calcext:value-type="float">
            <text:p>20,0563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table:formula="of:=COM.MICROSOFT.NORM.INV(RAND();80;10)" office:value-type="float" office:value="77.9837339206737" calcext:value-type="float">
            <text:p>77,9837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table:formula="of:=4*PI()*PI()*[.I173]*[.B173]" office:value-type="float" office:value="61746.8907849775" calcext:value-type="float">
            <text:p>61746,8908</text:p>
          </table:table-cell>
          <table:table-cell table:number-columns-repeated="5"/>
          <table:table-cell table:formula="of:=COM.MICROSOFT.NORM.INV(RAND();[.$S$28];[.$S$30])" office:value-type="float" office:value="60410.2884089339" calcext:value-type="float">
            <text:p>60410,2884089339</text:p>
          </table:table-cell>
          <table:table-cell table:number-columns-repeated="1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18+4*RAND()" office:value-type="float" office:value="19.8377948147245" calcext:value-type="float">
            <text:p>19,8378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table:formula="of:=COM.MICROSOFT.NORM.INV(RAND();80;10)" office:value-type="float" office:value="75.2705263966869" calcext:value-type="float">
            <text:p>75,2705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table:formula="of:=4*PI()*PI()*[.I174]*[.B174]" office:value-type="float" office:value="58949.2228406946" calcext:value-type="float">
            <text:p>58949,2228</text:p>
          </table:table-cell>
          <table:table-cell table:number-columns-repeated="5"/>
          <table:table-cell table:formula="of:=COM.MICROSOFT.NORM.INV(RAND();[.$S$28];[.$S$30])" office:value-type="float" office:value="55270.7413643" calcext:value-type="float">
            <text:p>55270,7413643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8+4*RAND()" office:value-type="float" office:value="20.6829233416356" calcext:value-type="float">
            <text:p>20,6829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formula="of:=COM.MICROSOFT.NORM.INV(RAND();80;10)" office:value-type="float" office:value="62.0958298147101" calcext:value-type="float">
            <text:p>62,0958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formula="of:=4*PI()*PI()*[.I175]*[.B175]" office:value-type="float" office:value="50703.0510984373" calcext:value-type="float">
            <text:p>50703,0511</text:p>
          </table:table-cell>
          <table:table-cell table:number-columns-repeated="5"/>
          <table:table-cell table:formula="of:=COM.MICROSOFT.NORM.INV(RAND();[.$S$28];[.$S$30])" office:value-type="float" office:value="68560.1273750496" calcext:value-type="float">
            <text:p>68560,1273750496</text:p>
          </table:table-cell>
          <table:table-cell table:number-columns-repeated="1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18+4*RAND()" office:value-type="float" office:value="21.9842822407372" calcext:value-type="float">
            <text:p>21,9843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table:formula="of:=COM.MICROSOFT.NORM.INV(RAND();80;10)" office:value-type="float" office:value="99.2235359417736" calcext:value-type="float">
            <text:p>99,2235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table:formula="of:=4*PI()*PI()*[.I176]*[.B176]" office:value-type="float" office:value="86116.5707170594" calcext:value-type="float">
            <text:p>86116,5707</text:p>
          </table:table-cell>
          <table:table-cell table:number-columns-repeated="5"/>
          <table:table-cell table:formula="of:=COM.MICROSOFT.NORM.INV(RAND();[.$S$28];[.$S$30])" office:value-type="float" office:value="61179.2974077574" calcext:value-type="float">
            <text:p>61179,2974077574</text:p>
          </table:table-cell>
          <table:table-cell table:number-columns-repeated="1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18+4*RAND()" office:value-type="float" office:value="18.2111036409624" calcext:value-type="float">
            <text:p>18,2111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table:formula="of:=COM.MICROSOFT.NORM.INV(RAND();80;10)" office:value-type="float" office:value="84.295144038535" calcext:value-type="float">
            <text:p>84,2951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table:formula="of:=4*PI()*PI()*[.I177]*[.B177]" office:value-type="float" office:value="60603.6190786922" calcext:value-type="float">
            <text:p>60603,6191</text:p>
          </table:table-cell>
          <table:table-cell table:number-columns-repeated="5"/>
          <table:table-cell table:formula="of:=COM.MICROSOFT.NORM.INV(RAND();[.$S$28];[.$S$30])" office:value-type="float" office:value="55996.7781500344" calcext:value-type="float">
            <text:p>55996,7781500344</text:p>
          </table:table-cell>
          <table:table-cell table:number-columns-repeated="1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18+4*RAND()" office:value-type="float" office:value="19.322480878327" calcext:value-type="float">
            <text:p>19,3225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formula="of:=COM.MICROSOFT.NORM.INV(RAND();80;10)" office:value-type="float" office:value="91.8123741392619" calcext:value-type="float">
            <text:p>91,8124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formula="of:=4*PI()*PI()*[.I178]*[.B178]" office:value-type="float" office:value="70036.4042315984" calcext:value-type="float">
            <text:p>70036,4042</text:p>
          </table:table-cell>
          <table:table-cell table:number-columns-repeated="5"/>
          <table:table-cell table:formula="of:=COM.MICROSOFT.NORM.INV(RAND();[.$S$28];[.$S$30])" office:value-type="float" office:value="69814.6423068598" calcext:value-type="float">
            <text:p>69814,6423068598</text:p>
          </table:table-cell>
          <table:table-cell table:number-columns-repeated="1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18+4*RAND()" office:value-type="float" office:value="19.4183934046887" calcext:value-type="float">
            <text:p>19,4184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table:formula="of:=COM.MICROSOFT.NORM.INV(RAND();80;10)" office:value-type="float" office:value="76.3527555094069" calcext:value-type="float">
            <text:p>76,3528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table:formula="of:=4*PI()*PI()*[.I179]*[.B179]" office:value-type="float" office:value="58532.590746172" calcext:value-type="float">
            <text:p>58532,5907</text:p>
          </table:table-cell>
          <table:table-cell table:number-columns-repeated="5"/>
          <table:table-cell table:formula="of:=COM.MICROSOFT.NORM.INV(RAND();[.$S$28];[.$S$30])" office:value-type="float" office:value="54612.10599556" calcext:value-type="float">
            <text:p>54612,10599556</text:p>
          </table:table-cell>
          <table:table-cell table:number-columns-repeated="1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18+4*RAND()" office:value-type="float" office:value="20.4806706099771" calcext:value-type="float">
            <text:p>20,4807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table:formula="of:=COM.MICROSOFT.NORM.INV(RAND();80;10)" office:value-type="float" office:value="79.3656795967675" calcext:value-type="float">
            <text:p>79,3657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table:formula="of:=4*PI()*PI()*[.I180]*[.B180]" office:value-type="float" office:value="64170.6811201982" calcext:value-type="float">
            <text:p>64170,6811</text:p>
          </table:table-cell>
          <table:table-cell table:number-columns-repeated="5"/>
          <table:table-cell table:formula="of:=COM.MICROSOFT.NORM.INV(RAND();[.$S$28];[.$S$30])" office:value-type="float" office:value="74086.3458445877" calcext:value-type="float">
            <text:p>74086,3458445877</text:p>
          </table:table-cell>
          <table:table-cell table:number-columns-repeated="1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18+4*RAND()" office:value-type="float" office:value="21.6068238108419" calcext:value-type="float">
            <text:p>21,6068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table:formula="of:=COM.MICROSOFT.NORM.INV(RAND();80;10)" office:value-type="float" office:value="80.5658285560528" calcext:value-type="float">
            <text:p>80,5658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table:formula="of:=4*PI()*PI()*[.I181]*[.B181]" office:value-type="float" office:value="68722.9106572629" calcext:value-type="float">
            <text:p>68722,9107</text:p>
          </table:table-cell>
          <table:table-cell table:number-columns-repeated="5"/>
          <table:table-cell table:formula="of:=COM.MICROSOFT.NORM.INV(RAND();[.$S$28];[.$S$30])" office:value-type="float" office:value="61866.578406249" calcext:value-type="float">
            <text:p>61866,578406249</text:p>
          </table:table-cell>
          <table:table-cell table:number-columns-repeated="1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18+4*RAND()" office:value-type="float" office:value="21.1711499900557" calcext:value-type="float">
            <text:p>21,1711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table:formula="of:=COM.MICROSOFT.NORM.INV(RAND();80;10)" office:value-type="float" office:value="72.520281127133" calcext:value-type="float">
            <text:p>72,5203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table:formula="of:=4*PI()*PI()*[.I182]*[.B182]" office:value-type="float" office:value="60612.7048212645" calcext:value-type="float">
            <text:p>60612,7048</text:p>
          </table:table-cell>
          <table:table-cell table:number-columns-repeated="5"/>
          <table:table-cell table:formula="of:=COM.MICROSOFT.NORM.INV(RAND();[.$S$28];[.$S$30])" office:value-type="float" office:value="63302.9005901574" calcext:value-type="float">
            <text:p>63302,9005901574</text:p>
          </table:table-cell>
          <table:table-cell table:number-columns-repeated="1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18+4*RAND()" office:value-type="float" office:value="21.9196840678342" calcext:value-type="float">
            <text:p>21,9197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table:formula="of:=COM.MICROSOFT.NORM.INV(RAND();80;10)" office:value-type="float" office:value="80.3885032981825" calcext:value-type="float">
            <text:p>80,3885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table:formula="of:=4*PI()*PI()*[.I183]*[.B183]" office:value-type="float" office:value="69564.5483654182" calcext:value-type="float">
            <text:p>69564,5484</text:p>
          </table:table-cell>
          <table:table-cell table:number-columns-repeated="5"/>
          <table:table-cell table:formula="of:=COM.MICROSOFT.NORM.INV(RAND();[.$S$28];[.$S$30])" office:value-type="float" office:value="54709.0790833697" calcext:value-type="float">
            <text:p>54709,0790833697</text:p>
          </table:table-cell>
          <table:table-cell table:number-columns-repeated="1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18+4*RAND()" office:value-type="float" office:value="18.3455301555805" calcext:value-type="float">
            <text:p>18,3455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table:formula="of:=COM.MICROSOFT.NORM.INV(RAND();80;10)" office:value-type="float" office:value="76.5765137593182" calcext:value-type="float">
            <text:p>76,5765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table:formula="of:=4*PI()*PI()*[.I184]*[.B184]" office:value-type="float" office:value="55460.7315816542" calcext:value-type="float">
            <text:p>55460,7316</text:p>
          </table:table-cell>
          <table:table-cell table:number-columns-repeated="5"/>
          <table:table-cell table:formula="of:=COM.MICROSOFT.NORM.INV(RAND();[.$S$28];[.$S$30])" office:value-type="float" office:value="61855.2352143647" calcext:value-type="float">
            <text:p>61855,2352143647</text:p>
          </table:table-cell>
          <table:table-cell table:number-columns-repeated="1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18+4*RAND()" office:value-type="float" office:value="18.0454587913118" calcext:value-type="float">
            <text:p>18,0455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formula="of:=COM.MICROSOFT.NORM.INV(RAND();80;10)" office:value-type="float" office:value="82.9298671317894" calcext:value-type="float">
            <text:p>82,9299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formula="of:=4*PI()*PI()*[.I185]*[.B185]" office:value-type="float" office:value="59079.7480289342" calcext:value-type="float">
            <text:p>59079,7480</text:p>
          </table:table-cell>
          <table:table-cell table:number-columns-repeated="5"/>
          <table:table-cell table:formula="of:=COM.MICROSOFT.NORM.INV(RAND();[.$S$28];[.$S$30])" office:value-type="float" office:value="85282.0714634351" calcext:value-type="float">
            <text:p>85282,0714634351</text:p>
          </table:table-cell>
          <table:table-cell table:number-columns-repeated="1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18+4*RAND()" office:value-type="float" office:value="21.3584847250022" calcext:value-type="float">
            <text:p>21,3585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table:formula="of:=COM.MICROSOFT.NORM.INV(RAND();80;10)" office:value-type="float" office:value="73.9740577519949" calcext:value-type="float">
            <text:p>73,9741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table:formula="of:=4*PI()*PI()*[.I186]*[.B186]" office:value-type="float" office:value="62374.8647911456" calcext:value-type="float">
            <text:p>62374,8648</text:p>
          </table:table-cell>
          <table:table-cell table:number-columns-repeated="5"/>
          <table:table-cell table:formula="of:=COM.MICROSOFT.NORM.INV(RAND();[.$S$28];[.$S$30])" office:value-type="float" office:value="58395.366216977" calcext:value-type="float">
            <text:p>58395,366216977</text:p>
          </table:table-cell>
          <table:table-cell table:number-columns-repeated="1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18+4*RAND()" office:value-type="float" office:value="19.6108303763904" calcext:value-type="float">
            <text:p>19,6108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formula="of:=COM.MICROSOFT.NORM.INV(RAND();80;10)" office:value-type="float" office:value="84.3286036476225" calcext:value-type="float">
            <text:p>84,3286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formula="of:=4*PI()*PI()*[.I187]*[.B187]" office:value-type="float" office:value="65287.5887375775" calcext:value-type="float">
            <text:p>65287,5887</text:p>
          </table:table-cell>
          <table:table-cell table:number-columns-repeated="5"/>
          <table:table-cell table:formula="of:=COM.MICROSOFT.NORM.INV(RAND();[.$S$28];[.$S$30])" office:value-type="float" office:value="63801.8781796696" calcext:value-type="float">
            <text:p>63801,8781796696</text:p>
          </table:table-cell>
          <table:table-cell table:number-columns-repeated="1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18+4*RAND()" office:value-type="float" office:value="19.2112434902228" calcext:value-type="float">
            <text:p>19,2112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formula="of:=COM.MICROSOFT.NORM.INV(RAND();80;10)" office:value-type="float" office:value="99.240356855753" calcext:value-type="float">
            <text:p>99,2404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formula="of:=4*PI()*PI()*[.I188]*[.B188]" office:value-type="float" office:value="75266.8135556924" calcext:value-type="float">
            <text:p>75266,8136</text:p>
          </table:table-cell>
          <table:table-cell table:number-columns-repeated="5"/>
          <table:table-cell table:formula="of:=COM.MICROSOFT.NORM.INV(RAND();[.$S$28];[.$S$30])" office:value-type="float" office:value="70681.8609373923" calcext:value-type="float">
            <text:p>70681,8609373923</text:p>
          </table:table-cell>
          <table:table-cell table:number-columns-repeated="1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18+4*RAND()" office:value-type="float" office:value="18.5646145162173" calcext:value-type="float">
            <text:p>18,5646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table:formula="of:=COM.MICROSOFT.NORM.INV(RAND();80;10)" office:value-type="float" office:value="88.9953387204867" calcext:value-type="float">
            <text:p>88,9953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table:formula="of:=4*PI()*PI()*[.I189]*[.B189]" office:value-type="float" office:value="65224.8265443931" calcext:value-type="float">
            <text:p>65224,8265</text:p>
          </table:table-cell>
          <table:table-cell table:number-columns-repeated="5"/>
          <table:table-cell table:formula="of:=COM.MICROSOFT.NORM.INV(RAND();[.$S$28];[.$S$30])" office:value-type="float" office:value="61620.1854144098" calcext:value-type="float">
            <text:p>61620,1854144098</text:p>
          </table:table-cell>
          <table:table-cell table:number-columns-repeated="1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18+4*RAND()" office:value-type="float" office:value="21.8744182013907" calcext:value-type="float">
            <text:p>21,8744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table:formula="of:=COM.MICROSOFT.NORM.INV(RAND();80;10)" office:value-type="float" office:value="62.1805875001753" calcext:value-type="float">
            <text:p>62,1806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table:formula="of:=4*PI()*PI()*[.I190]*[.B190]" office:value-type="float" office:value="53697.129310623" calcext:value-type="float">
            <text:p>53697,1293</text:p>
          </table:table-cell>
          <table:table-cell table:number-columns-repeated="5"/>
          <table:table-cell table:formula="of:=COM.MICROSOFT.NORM.INV(RAND();[.$S$28];[.$S$30])" office:value-type="float" office:value="53720.3871410345" calcext:value-type="float">
            <text:p>53720,3871410345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18+4*RAND()" office:value-type="float" office:value="20.0397964841686" calcext:value-type="float">
            <text:p>20,0398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table:formula="of:=COM.MICROSOFT.NORM.INV(RAND();80;10)" office:value-type="float" office:value="80.2855533194751" calcext:value-type="float">
            <text:p>80,2856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table:formula="of:=4*PI()*PI()*[.I191]*[.B191]" office:value-type="float" office:value="63517.0688420129" calcext:value-type="float">
            <text:p>63517,0688</text:p>
          </table:table-cell>
          <table:table-cell table:number-columns-repeated="5"/>
          <table:table-cell table:formula="of:=COM.MICROSOFT.NORM.INV(RAND();[.$S$28];[.$S$30])" office:value-type="float" office:value="68822.1139263322" calcext:value-type="float">
            <text:p>68822,1139263322</text:p>
          </table:table-cell>
          <table:table-cell table:number-columns-repeated="1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18+4*RAND()" office:value-type="float" office:value="21.4474481022917" calcext:value-type="float">
            <text:p>21,4474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table:formula="of:=COM.MICROSOFT.NORM.INV(RAND();80;10)" office:value-type="float" office:value="90.3372556689522" calcext:value-type="float">
            <text:p>90,3373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table:formula="of:=4*PI()*PI()*[.I192]*[.B192]" office:value-type="float" office:value="76489.576335889" calcext:value-type="float">
            <text:p>76489,5763</text:p>
          </table:table-cell>
          <table:table-cell table:number-columns-repeated="5"/>
          <table:table-cell table:formula="of:=COM.MICROSOFT.NORM.INV(RAND();[.$S$28];[.$S$30])" office:value-type="float" office:value="51926.7118748962" calcext:value-type="float">
            <text:p>51926,7118748962</text:p>
          </table:table-cell>
          <table:table-cell table:number-columns-repeated="1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18+4*RAND()" office:value-type="float" office:value="18.0197592438199" calcext:value-type="float">
            <text:p>18,0198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table:formula="of:=COM.MICROSOFT.NORM.INV(RAND();80;10)" office:value-type="float" office:value="72.9549253666813" calcext:value-type="float">
            <text:p>72,9549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table:formula="of:=4*PI()*PI()*[.I193]*[.B193]" office:value-type="float" office:value="51899.5196660579" calcext:value-type="float">
            <text:p>51899,5197</text:p>
          </table:table-cell>
          <table:table-cell table:number-columns-repeated="5"/>
          <table:table-cell table:formula="of:=COM.MICROSOFT.NORM.INV(RAND();[.$S$28];[.$S$30])" office:value-type="float" office:value="66950.1071214448" calcext:value-type="float">
            <text:p>66950,1071214448</text:p>
          </table:table-cell>
          <table:table-cell table:number-columns-repeated="1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18+4*RAND()" office:value-type="float" office:value="21.2495860359631" calcext:value-type="float">
            <text:p>21,2496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table:formula="of:=COM.MICROSOFT.NORM.INV(RAND();80;10)" office:value-type="float" office:value="71.0581878298824" calcext:value-type="float">
            <text:p>71,0582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table:formula="of:=4*PI()*PI()*[.I194]*[.B194]" office:value-type="float" office:value="59610.716005089" calcext:value-type="float">
            <text:p>59610,7160</text:p>
          </table:table-cell>
          <table:table-cell table:number-columns-repeated="5"/>
          <table:table-cell table:formula="of:=COM.MICROSOFT.NORM.INV(RAND();[.$S$28];[.$S$30])" office:value-type="float" office:value="62626.5638750118" calcext:value-type="float">
            <text:p>62626,5638750118</text:p>
          </table:table-cell>
          <table:table-cell table:number-columns-repeated="1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18+4*RAND()" office:value-type="float" office:value="18.2690103105269" calcext:value-type="float">
            <text:p>18,2690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formula="of:=COM.MICROSOFT.NORM.INV(RAND();80;10)" office:value-type="float" office:value="90.7476190858526" calcext:value-type="float">
            <text:p>90,7476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formula="of:=4*PI()*PI()*[.I195]*[.B195]" office:value-type="float" office:value="65450.052166286" calcext:value-type="float">
            <text:p>65450,0522</text:p>
          </table:table-cell>
          <table:table-cell table:number-columns-repeated="5"/>
          <table:table-cell table:formula="of:=COM.MICROSOFT.NORM.INV(RAND();[.$S$28];[.$S$30])" office:value-type="float" office:value="57613.6638006472" calcext:value-type="float">
            <text:p>57613,6638006472</text:p>
          </table:table-cell>
          <table:table-cell table:number-columns-repeated="1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18+4*RAND()" office:value-type="float" office:value="20.0972138079815" calcext:value-type="float">
            <text:p>20,0972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table:formula="of:=COM.MICROSOFT.NORM.INV(RAND();80;10)" office:value-type="float" office:value="74.822846688005" calcext:value-type="float">
            <text:p>74,8228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table:formula="of:=4*PI()*PI()*[.I196]*[.B196]" office:value-type="float" office:value="59364.910418686" calcext:value-type="float">
            <text:p>59364,9104</text:p>
          </table:table-cell>
          <table:table-cell table:number-columns-repeated="5"/>
          <table:table-cell table:formula="of:=COM.MICROSOFT.NORM.INV(RAND();[.$S$28];[.$S$30])" office:value-type="float" office:value="55301.6091670949" calcext:value-type="float">
            <text:p>55301,6091670949</text:p>
          </table:table-cell>
          <table:table-cell table:number-columns-repeated="1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18+4*RAND()" office:value-type="float" office:value="18.5446787304245" calcext:value-type="float">
            <text:p>18,5447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table:formula="of:=COM.MICROSOFT.NORM.INV(RAND();80;10)" office:value-type="float" office:value="76.7528536755701" calcext:value-type="float">
            <text:p>76,7529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table:formula="of:=4*PI()*PI()*[.I197]*[.B197]" office:value-type="float" office:value="56191.8825615444" calcext:value-type="float">
            <text:p>56191,8826</text:p>
          </table:table-cell>
          <table:table-cell table:number-columns-repeated="5"/>
          <table:table-cell table:formula="of:=COM.MICROSOFT.NORM.INV(RAND();[.$S$28];[.$S$30])" office:value-type="float" office:value="72566.0048273864" calcext:value-type="float">
            <text:p>72566,0048273864</text:p>
          </table:table-cell>
          <table:table-cell table:number-columns-repeated="1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18+4*RAND()" office:value-type="float" office:value="19.4319144939072" calcext:value-type="float">
            <text:p>19,4319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formula="of:=COM.MICROSOFT.NORM.INV(RAND();80;10)" office:value-type="float" office:value="81.8574482065522" calcext:value-type="float">
            <text:p>81,8574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formula="of:=4*PI()*PI()*[.I198]*[.B198]" office:value-type="float" office:value="62796.2239309846" calcext:value-type="float">
            <text:p>62796,2239</text:p>
          </table:table-cell>
          <table:table-cell table:number-columns-repeated="5"/>
          <table:table-cell table:formula="of:=COM.MICROSOFT.NORM.INV(RAND();[.$S$28];[.$S$30])" office:value-type="float" office:value="60857.8748348592" calcext:value-type="float">
            <text:p>60857,8748348592</text:p>
          </table:table-cell>
          <table:table-cell table:number-columns-repeated="1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18+4*RAND()" office:value-type="float" office:value="18.5293192840181" calcext:value-type="float">
            <text:p>18,5293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table:formula="of:=COM.MICROSOFT.NORM.INV(RAND();80;10)" office:value-type="float" office:value="62.6374542626064" calcext:value-type="float">
            <text:p>62,6375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table:formula="of:=4*PI()*PI()*[.I199]*[.B199]" office:value-type="float" office:value="45819.8117095402" calcext:value-type="float">
            <text:p>45819,8117</text:p>
          </table:table-cell>
          <table:table-cell table:number-columns-repeated="5"/>
          <table:table-cell table:formula="of:=COM.MICROSOFT.NORM.INV(RAND();[.$S$28];[.$S$30])" office:value-type="float" office:value="50195.2323542483" calcext:value-type="float">
            <text:p>50195,2323542483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18+4*RAND()" office:value-type="float" office:value="21.0564510948025" calcext:value-type="float">
            <text:p>21,0565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table:formula="of:=COM.MICROSOFT.NORM.INV(RAND();80;10)" office:value-type="float" office:value="89.4529759209161" calcext:value-type="float">
            <text:p>89,4530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table:formula="of:=4*PI()*PI()*[.I200]*[.B200]" office:value-type="float" office:value="74360.0556192576" calcext:value-type="float">
            <text:p>74360,0556</text:p>
          </table:table-cell>
          <table:table-cell table:number-columns-repeated="5"/>
          <table:table-cell table:formula="of:=COM.MICROSOFT.NORM.INV(RAND();[.$S$28];[.$S$30])" office:value-type="float" office:value="49620.7103694902" calcext:value-type="float">
            <text:p>49620,7103694902</text:p>
          </table:table-cell>
          <table:table-cell table:number-columns-repeated="1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18+4*RAND()" office:value-type="float" office:value="20.2880199705251" calcext:value-type="float">
            <text:p>20,2880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table:formula="of:=COM.MICROSOFT.NORM.INV(RAND();80;10)" office:value-type="float" office:value="74.90387024059" calcext:value-type="float">
            <text:p>74,9039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table:formula="of:=4*PI()*PI()*[.I201]*[.B201]" office:value-type="float" office:value="59993.4252910054" calcext:value-type="float">
            <text:p>59993,4253</text:p>
          </table:table-cell>
          <table:table-cell table:number-columns-repeated="5"/>
          <table:table-cell table:formula="of:=COM.MICROSOFT.NORM.INV(RAND();[.$S$28];[.$S$30])" office:value-type="float" office:value="62886.4328511578" calcext:value-type="float">
            <text:p>62886,4328511578</text:p>
          </table:table-cell>
          <table:table-cell table:number-columns-repeated="1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18+4*RAND()" office:value-type="float" office:value="19.1940196217038" calcext:value-type="float">
            <text:p>19,1940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table:formula="of:=COM.MICROSOFT.NORM.INV(RAND();80;10)" office:value-type="float" office:value="79.95356552574" calcext:value-type="float">
            <text:p>79,9536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table:formula="of:=4*PI()*PI()*[.I202]*[.B202]" office:value-type="float" office:value="60584.7760698672" calcext:value-type="float">
            <text:p>60584,7761</text:p>
          </table:table-cell>
          <table:table-cell table:number-columns-repeated="5"/>
          <table:table-cell table:formula="of:=COM.MICROSOFT.NORM.INV(RAND();[.$S$28];[.$S$30])" office:value-type="float" office:value="56268.7444855962" calcext:value-type="float">
            <text:p>56268,7444855962</text:p>
          </table:table-cell>
          <table:table-cell table:number-columns-repeated="1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18+4*RAND()" office:value-type="float" office:value="20.0768265132792" calcext:value-type="float">
            <text:p>20,0768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formula="of:=COM.MICROSOFT.NORM.INV(RAND();80;10)" office:value-type="float" office:value="82.1466717276734" calcext:value-type="float">
            <text:p>82,1467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formula="of:=4*PI()*PI()*[.I203]*[.B203]" office:value-type="float" office:value="65109.5621915198" calcext:value-type="float">
            <text:p>65109,5622</text:p>
          </table:table-cell>
          <table:table-cell table:number-columns-repeated="5"/>
          <table:table-cell table:formula="of:=COM.MICROSOFT.NORM.INV(RAND();[.$S$28];[.$S$30])" office:value-type="float" office:value="75037.2019484007" calcext:value-type="float">
            <text:p>75037,2019484007</text:p>
          </table:table-cell>
          <table:table-cell table:number-columns-repeated="1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18+4*RAND()" office:value-type="float" office:value="19.5486558205448" calcext:value-type="float">
            <text:p>19,5487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table:formula="of:=COM.MICROSOFT.NORM.INV(RAND();80;10)" office:value-type="float" office:value="73.3627507487001" calcext:value-type="float">
            <text:p>73,3628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table:formula="of:=4*PI()*PI()*[.I204]*[.B204]" office:value-type="float" office:value="56617.7027499899" calcext:value-type="float">
            <text:p>56617,7027</text:p>
          </table:table-cell>
          <table:table-cell table:number-columns-repeated="5"/>
          <table:table-cell table:formula="of:=COM.MICROSOFT.NORM.INV(RAND();[.$S$28];[.$S$30])" office:value-type="float" office:value="69677.1517115908" calcext:value-type="float">
            <text:p>69677,1517115908</text:p>
          </table:table-cell>
          <table:table-cell table:number-columns-repeated="1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18+4*RAND()" office:value-type="float" office:value="20.9897737936117" calcext:value-type="float">
            <text:p>20,9898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formula="of:=COM.MICROSOFT.NORM.INV(RAND();80;10)" office:value-type="float" office:value="84.2803803325998" calcext:value-type="float">
            <text:p>84,2804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formula="of:=4*PI()*PI()*[.I205]*[.B205]" office:value-type="float" office:value="69838.3518560329" calcext:value-type="float">
            <text:p>69838,3519</text:p>
          </table:table-cell>
          <table:table-cell table:number-columns-repeated="5"/>
          <table:table-cell table:formula="of:=COM.MICROSOFT.NORM.INV(RAND();[.$S$28];[.$S$30])" office:value-type="float" office:value="55570.0643901715" calcext:value-type="float">
            <text:p>55570,0643901715</text:p>
          </table:table-cell>
          <table:table-cell table:number-columns-repeated="1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18+4*RAND()" office:value-type="float" office:value="21.4607266536914" calcext:value-type="float">
            <text:p>21,4607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table:formula="of:=COM.MICROSOFT.NORM.INV(RAND();80;10)" office:value-type="float" office:value="97.362527181259" calcext:value-type="float">
            <text:p>97,3625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table:formula="of:=4*PI()*PI()*[.I206]*[.B206]" office:value-type="float" office:value="82488.9922141216" calcext:value-type="float">
            <text:p>82488,9922</text:p>
          </table:table-cell>
          <table:table-cell table:number-columns-repeated="5"/>
          <table:table-cell table:formula="of:=COM.MICROSOFT.NORM.INV(RAND();[.$S$28];[.$S$30])" office:value-type="float" office:value="51532.4949631262" calcext:value-type="float">
            <text:p>51532,4949631262</text:p>
          </table:table-cell>
          <table:table-cell table:number-columns-repeated="1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18+4*RAND()" office:value-type="float" office:value="20.6891252039932" calcext:value-type="float">
            <text:p>20,6891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table:formula="of:=COM.MICROSOFT.NORM.INV(RAND();80;10)" office:value-type="float" office:value="71.5579369888355" calcext:value-type="float">
            <text:p>71,5579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table:formula="of:=4*PI()*PI()*[.I207]*[.B207]" office:value-type="float" office:value="58446.6570358085" calcext:value-type="float">
            <text:p>58446,6570</text:p>
          </table:table-cell>
          <table:table-cell table:number-columns-repeated="5"/>
          <table:table-cell table:formula="of:=COM.MICROSOFT.NORM.INV(RAND();[.$S$28];[.$S$30])" office:value-type="float" office:value="64573.3273462669" calcext:value-type="float">
            <text:p>64573,3273462669</text:p>
          </table:table-cell>
          <table:table-cell table:number-columns-repeated="1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18+4*RAND()" office:value-type="float" office:value="21.902255716268" calcext:value-type="float">
            <text:p>21,9023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table:formula="of:=COM.MICROSOFT.NORM.INV(RAND();80;10)" office:value-type="float" office:value="69.7112503731545" calcext:value-type="float">
            <text:p>69,7113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table:formula="of:=4*PI()*PI()*[.I208]*[.B208]" office:value-type="float" office:value="60276.975735432" calcext:value-type="float">
            <text:p>60276,9757</text:p>
          </table:table-cell>
          <table:table-cell table:number-columns-repeated="5"/>
          <table:table-cell table:formula="of:=COM.MICROSOFT.NORM.INV(RAND();[.$S$28];[.$S$30])" office:value-type="float" office:value="54594.586002064" calcext:value-type="float">
            <text:p>54594,586002064</text:p>
          </table:table-cell>
          <table:table-cell table:number-columns-repeated="1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18+4*RAND()" office:value-type="float" office:value="19.6496891281568" calcext:value-type="float">
            <text:p>19,6497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table:formula="of:=COM.MICROSOFT.NORM.INV(RAND();80;10)" office:value-type="float" office:value="77.2180927001419" calcext:value-type="float">
            <text:p>77,2181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table:formula="of:=4*PI()*PI()*[.I209]*[.B209]" office:value-type="float" office:value="59901.0576893008" calcext:value-type="float">
            <text:p>59901,0577</text:p>
          </table:table-cell>
          <table:table-cell table:number-columns-repeated="5"/>
          <table:table-cell table:formula="of:=COM.MICROSOFT.NORM.INV(RAND();[.$S$28];[.$S$30])" office:value-type="float" office:value="68820.4134110548" calcext:value-type="float">
            <text:p>68820,4134110548</text:p>
          </table:table-cell>
          <table:table-cell table:number-columns-repeated="1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18+4*RAND()" office:value-type="float" office:value="21.4226914546452" calcext:value-type="float">
            <text:p>21,4227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table:formula="of:=COM.MICROSOFT.NORM.INV(RAND();80;10)" office:value-type="float" office:value="80.3228538044536" calcext:value-type="float">
            <text:p>80,3229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table:formula="of:=4*PI()*PI()*[.I210]*[.B210]" office:value-type="float" office:value="67931.7651828287" calcext:value-type="float">
            <text:p>67931,7652</text:p>
          </table:table-cell>
          <table:table-cell table:number-columns-repeated="5"/>
          <table:table-cell table:formula="of:=COM.MICROSOFT.NORM.INV(RAND();[.$S$28];[.$S$30])" office:value-type="float" office:value="71046.8629398887" calcext:value-type="float">
            <text:p>71046,8629398887</text:p>
          </table:table-cell>
          <table:table-cell table:number-columns-repeated="1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18+4*RAND()" office:value-type="float" office:value="20.3268514205702" calcext:value-type="float">
            <text:p>20,3269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table:formula="of:=COM.MICROSOFT.NORM.INV(RAND();80;10)" office:value-type="float" office:value="73.3156730655585" calcext:value-type="float">
            <text:p>73,3157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table:formula="of:=4*PI()*PI()*[.I211]*[.B211]" office:value-type="float" office:value="58833.7695881391" calcext:value-type="float">
            <text:p>58833,7696</text:p>
          </table:table-cell>
          <table:table-cell table:number-columns-repeated="5"/>
          <table:table-cell table:formula="of:=COM.MICROSOFT.NORM.INV(RAND();[.$S$28];[.$S$30])" office:value-type="float" office:value="75572.691412048" calcext:value-type="float">
            <text:p>75572,691412048</text:p>
          </table:table-cell>
          <table:table-cell table:number-columns-repeated="1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18+4*RAND()" office:value-type="float" office:value="18.7426244760864" calcext:value-type="float">
            <text:p>18,7426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formula="of:=COM.MICROSOFT.NORM.INV(RAND();80;10)" office:value-type="float" office:value="92.7476224840087" calcext:value-type="float">
            <text:p>92,7476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formula="of:=4*PI()*PI()*[.I212]*[.B212]" office:value-type="float" office:value="68626.6700319606" calcext:value-type="float">
            <text:p>68626,6700</text:p>
          </table:table-cell>
          <table:table-cell table:number-columns-repeated="5"/>
          <table:table-cell table:formula="of:=COM.MICROSOFT.NORM.INV(RAND();[.$S$28];[.$S$30])" office:value-type="float" office:value="69870.4348516293" calcext:value-type="float">
            <text:p>69870,4348516293</text:p>
          </table:table-cell>
          <table:table-cell table:number-columns-repeated="1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18+4*RAND()" office:value-type="float" office:value="18.6912237615325" calcext:value-type="float">
            <text:p>18,6912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table:formula="of:=COM.MICROSOFT.NORM.INV(RAND();80;10)" office:value-type="float" office:value="67.6245639685707" calcext:value-type="float">
            <text:p>67,6246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table:formula="of:=4*PI()*PI()*[.I213]*[.B213]" office:value-type="float" office:value="49900.161505198" calcext:value-type="float">
            <text:p>49900,1615</text:p>
          </table:table-cell>
          <table:table-cell table:number-columns-repeated="5"/>
          <table:table-cell table:formula="of:=COM.MICROSOFT.NORM.INV(RAND();[.$S$28];[.$S$30])" office:value-type="float" office:value="61892.1977239579" calcext:value-type="float">
            <text:p>61892,1977239579</text:p>
          </table:table-cell>
          <table:table-cell table:number-columns-repeated="1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18+4*RAND()" office:value-type="float" office:value="20.8852937784977" calcext:value-type="float">
            <text:p>20,8853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table:formula="of:=COM.MICROSOFT.NORM.INV(RAND();80;10)" office:value-type="float" office:value="67.3866320635989" calcext:value-type="float">
            <text:p>67,3866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table:formula="of:=4*PI()*PI()*[.I214]*[.B214]" office:value-type="float" office:value="55561.514652646" calcext:value-type="float">
            <text:p>55561,5147</text:p>
          </table:table-cell>
          <table:table-cell table:number-columns-repeated="5"/>
          <table:table-cell table:formula="of:=COM.MICROSOFT.NORM.INV(RAND();[.$S$28];[.$S$30])" office:value-type="float" office:value="51018.9750833607" calcext:value-type="float">
            <text:p>51018,9750833607</text:p>
          </table:table-cell>
          <table:table-cell table:number-columns-repeated="1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18+4*RAND()" office:value-type="float" office:value="21.919153122697" calcext:value-type="float">
            <text:p>21,9192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table:formula="of:=COM.MICROSOFT.NORM.INV(RAND();80;10)" office:value-type="float" office:value="90.4099507956462" calcext:value-type="float">
            <text:p>90,4100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table:formula="of:=4*PI()*PI()*[.I215]*[.B215]" office:value-type="float" office:value="78234.7573948871" calcext:value-type="float">
            <text:p>78234,7574</text:p>
          </table:table-cell>
          <table:table-cell table:number-columns-repeated="5"/>
          <table:table-cell table:formula="of:=COM.MICROSOFT.NORM.INV(RAND();[.$S$28];[.$S$30])" office:value-type="float" office:value="58876.174092149" calcext:value-type="float">
            <text:p>58876,174092149</text:p>
          </table:table-cell>
          <table:table-cell table:number-columns-repeated="1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18+4*RAND()" office:value-type="float" office:value="18.0375190223567" calcext:value-type="float">
            <text:p>18,0375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table:formula="of:=COM.MICROSOFT.NORM.INV(RAND();80;10)" office:value-type="float" office:value="85.8334270960593" calcext:value-type="float">
            <text:p>85,8334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table:formula="of:=4*PI()*PI()*[.I216]*[.B216]" office:value-type="float" office:value="61121.3575816263" calcext:value-type="float">
            <text:p>61121,3576</text:p>
          </table:table-cell>
          <table:table-cell table:number-columns-repeated="5"/>
          <table:table-cell table:formula="of:=COM.MICROSOFT.NORM.INV(RAND();[.$S$28];[.$S$30])" office:value-type="float" office:value="58160.1907287055" calcext:value-type="float">
            <text:p>58160,1907287055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18+4*RAND()" office:value-type="float" office:value="21.0401557697915" calcext:value-type="float">
            <text:p>21,0402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formula="of:=COM.MICROSOFT.NORM.INV(RAND();80;10)" office:value-type="float" office:value="84.3596420897659" calcext:value-type="float">
            <text:p>84,3596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formula="of:=4*PI()*PI()*[.I217]*[.B217]" office:value-type="float" office:value="70071.8229474318" calcext:value-type="float">
            <text:p>70071,8229</text:p>
          </table:table-cell>
          <table:table-cell table:number-columns-repeated="5"/>
          <table:table-cell table:formula="of:=COM.MICROSOFT.NORM.INV(RAND();[.$S$28];[.$S$30])" office:value-type="float" office:value="62144.9749458566" calcext:value-type="float">
            <text:p>62144,9749458566</text:p>
          </table:table-cell>
          <table:table-cell table:number-columns-repeated="1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18+4*RAND()" office:value-type="float" office:value="20.5685203387402" calcext:value-type="float">
            <text:p>20,5685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table:formula="of:=COM.MICROSOFT.NORM.INV(RAND();80;10)" office:value-type="float" office:value="78.8805148360216" calcext:value-type="float">
            <text:p>78,8805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table:formula="of:=4*PI()*PI()*[.I218]*[.B218]" office:value-type="float" office:value="64051.9747365862" calcext:value-type="float">
            <text:p>64051,9747</text:p>
          </table:table-cell>
          <table:table-cell table:number-columns-repeated="5"/>
          <table:table-cell table:formula="of:=COM.MICROSOFT.NORM.INV(RAND();[.$S$28];[.$S$30])" office:value-type="float" office:value="68152.1899305099" calcext:value-type="float">
            <text:p>68152,1899305099</text:p>
          </table:table-cell>
          <table:table-cell table:number-columns-repeated="1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18+4*RAND()" office:value-type="float" office:value="20.3976622666232" calcext:value-type="float">
            <text:p>20,3977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formula="of:=COM.MICROSOFT.NORM.INV(RAND();80;10)" office:value-type="float" office:value="66.8593340461644" calcext:value-type="float">
            <text:p>66,8593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formula="of:=4*PI()*PI()*[.I219]*[.B219]" office:value-type="float" office:value="53839.6440396554" calcext:value-type="float">
            <text:p>53839,6440</text:p>
          </table:table-cell>
          <table:table-cell table:number-columns-repeated="5"/>
          <table:table-cell table:formula="of:=COM.MICROSOFT.NORM.INV(RAND();[.$S$28];[.$S$30])" office:value-type="float" office:value="70051.8203265846" calcext:value-type="float">
            <text:p>70051,8203265846</text:p>
          </table:table-cell>
          <table:table-cell table:number-columns-repeated="1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18+4*RAND()" office:value-type="float" office:value="20.732766807545" calcext:value-type="float">
            <text:p>20,7328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table:formula="of:=COM.MICROSOFT.NORM.INV(RAND();80;10)" office:value-type="float" office:value="84.8333149166951" calcext:value-type="float">
            <text:p>84,8333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table:formula="of:=4*PI()*PI()*[.I220]*[.B220]" office:value-type="float" office:value="69435.7990087248" calcext:value-type="float">
            <text:p>69435,7990</text:p>
          </table:table-cell>
          <table:table-cell table:number-columns-repeated="5"/>
          <table:table-cell table:formula="of:=COM.MICROSOFT.NORM.INV(RAND();[.$S$28];[.$S$30])" office:value-type="float" office:value="50009.2215000874" calcext:value-type="float">
            <text:p>50009,2215000874</text:p>
          </table:table-cell>
          <table:table-cell table:number-columns-repeated="1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18+4*RAND()" office:value-type="float" office:value="19.3191276737489" calcext:value-type="float">
            <text:p>19,3191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table:formula="of:=COM.MICROSOFT.NORM.INV(RAND();80;10)" office:value-type="float" office:value="84.2117084880131" calcext:value-type="float">
            <text:p>84,2117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table:formula="of:=4*PI()*PI()*[.I221]*[.B221]" office:value-type="float" office:value="64227.3092129428" calcext:value-type="float">
            <text:p>64227,3092</text:p>
          </table:table-cell>
          <table:table-cell table:number-columns-repeated="5"/>
          <table:table-cell table:formula="of:=COM.MICROSOFT.NORM.INV(RAND();[.$S$28];[.$S$30])" office:value-type="float" office:value="63441.5550664316" calcext:value-type="float">
            <text:p>63441,5550664316</text:p>
          </table:table-cell>
          <table:table-cell table:number-columns-repeated="1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18+4*RAND()" office:value-type="float" office:value="19.3925895332359" calcext:value-type="float">
            <text:p>19,3926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table:formula="of:=COM.MICROSOFT.NORM.INV(RAND();80;10)" office:value-type="float" office:value="82.1623299740511" calcext:value-type="float">
            <text:p>82,1623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table:formula="of:=4*PI()*PI()*[.I222]*[.B222]" office:value-type="float" office:value="62902.5553394845" calcext:value-type="float">
            <text:p>62902,5553</text:p>
          </table:table-cell>
          <table:table-cell table:number-columns-repeated="5"/>
          <table:table-cell table:formula="of:=COM.MICROSOFT.NORM.INV(RAND();[.$S$28];[.$S$30])" office:value-type="float" office:value="50632.738340821" calcext:value-type="float">
            <text:p>50632,738340821</text:p>
          </table:table-cell>
          <table:table-cell table:number-columns-repeated="1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18+4*RAND()" office:value-type="float" office:value="21.3009293065406" calcext:value-type="float">
            <text:p>21,3009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table:formula="of:=COM.MICROSOFT.NORM.INV(RAND();80;10)" office:value-type="float" office:value="71.2583082149562" calcext:value-type="float">
            <text:p>71,2583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table:formula="of:=4*PI()*PI()*[.I223]*[.B223]" office:value-type="float" office:value="59923.0341070044" calcext:value-type="float">
            <text:p>59923,0341</text:p>
          </table:table-cell>
          <table:table-cell table:number-columns-repeated="5"/>
          <table:table-cell table:formula="of:=COM.MICROSOFT.NORM.INV(RAND();[.$S$28];[.$S$30])" office:value-type="float" office:value="78444.0234574326" calcext:value-type="float">
            <text:p>78444,0234574326</text:p>
          </table:table-cell>
          <table:table-cell table:number-columns-repeated="1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18+4*RAND()" office:value-type="float" office:value="20.6235839393921" calcext:value-type="float">
            <text:p>20,6236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formula="of:=COM.MICROSOFT.NORM.INV(RAND();80;10)" office:value-type="float" office:value="79.1101009645566" calcext:value-type="float">
            <text:p>79,1101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formula="of:=4*PI()*PI()*[.I224]*[.B224]" office:value-type="float" office:value="64410.3729958626" calcext:value-type="float">
            <text:p>64410,3730</text:p>
          </table:table-cell>
          <table:table-cell table:number-columns-repeated="5"/>
          <table:table-cell table:formula="of:=COM.MICROSOFT.NORM.INV(RAND();[.$S$28];[.$S$30])" office:value-type="float" office:value="61419.7976601053" calcext:value-type="float">
            <text:p>61419,7976601053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8+4*RAND()" office:value-type="float" office:value="20.908707191702" calcext:value-type="float">
            <text:p>20,9087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formula="of:=COM.MICROSOFT.NORM.INV(RAND();80;10)" office:value-type="float" office:value="77.5966460735299" calcext:value-type="float">
            <text:p>77,5966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formula="of:=4*PI()*PI()*[.I225]*[.B225]" office:value-type="float" office:value="64051.5830346702" calcext:value-type="float">
            <text:p>64051,5830</text:p>
          </table:table-cell>
          <table:table-cell table:number-columns-repeated="5"/>
          <table:table-cell table:formula="of:=COM.MICROSOFT.NORM.INV(RAND();[.$S$28];[.$S$30])" office:value-type="float" office:value="69299.9509118962" calcext:value-type="float">
            <text:p>69299,9509118962</text:p>
          </table:table-cell>
          <table:table-cell table:number-columns-repeated="1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18+4*RAND()" office:value-type="float" office:value="21.8042614203878" calcext:value-type="float">
            <text:p>21,8043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table:formula="of:=COM.MICROSOFT.NORM.INV(RAND();80;10)" office:value-type="float" office:value="91.4452885088533" calcext:value-type="float">
            <text:p>91,4453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table:formula="of:=4*PI()*PI()*[.I226]*[.B226]" office:value-type="float" office:value="78715.8974908246" calcext:value-type="float">
            <text:p>78715,8975</text:p>
          </table:table-cell>
          <table:table-cell table:number-columns-repeated="5"/>
          <table:table-cell table:formula="of:=COM.MICROSOFT.NORM.INV(RAND();[.$S$28];[.$S$30])" office:value-type="float" office:value="57393.2147108766" calcext:value-type="float">
            <text:p>57393,2147108766</text:p>
          </table:table-cell>
          <table:table-cell table:number-columns-repeated="1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18+4*RAND()" office:value-type="float" office:value="20.2257290561683" calcext:value-type="float">
            <text:p>20,2257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table:formula="of:=COM.MICROSOFT.NORM.INV(RAND();80;10)" office:value-type="float" office:value="76.8451202212999" calcext:value-type="float">
            <text:p>76,8451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table:formula="of:=4*PI()*PI()*[.I227]*[.B227]" office:value-type="float" office:value="61359.2745371459" calcext:value-type="float">
            <text:p>61359,2745</text:p>
          </table:table-cell>
          <table:table-cell table:number-columns-repeated="5"/>
          <table:table-cell table:formula="of:=COM.MICROSOFT.NORM.INV(RAND();[.$S$28];[.$S$30])" office:value-type="float" office:value="63865.611518624" calcext:value-type="float">
            <text:p>63865,611518624</text:p>
          </table:table-cell>
          <table:table-cell table:number-columns-repeated="1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18+4*RAND()" office:value-type="float" office:value="18.385342979338" calcext:value-type="float">
            <text:p>18,3853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table:formula="of:=COM.MICROSOFT.NORM.INV(RAND();80;10)" office:value-type="float" office:value="78.4650438582175" calcext:value-type="float">
            <text:p>78,4650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table:formula="of:=4*PI()*PI()*[.I228]*[.B228]" office:value-type="float" office:value="56951.8314477852" calcext:value-type="float">
            <text:p>56951,8314</text:p>
          </table:table-cell>
          <table:table-cell table:number-columns-repeated="5"/>
          <table:table-cell table:formula="of:=COM.MICROSOFT.NORM.INV(RAND();[.$S$28];[.$S$30])" office:value-type="float" office:value="59025.7187613423" calcext:value-type="float">
            <text:p>59025,7187613423</text:p>
          </table:table-cell>
          <table:table-cell table:number-columns-repeated="1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18+4*RAND()" office:value-type="float" office:value="20.8068993301131" calcext:value-type="float">
            <text:p>20,8069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table:formula="of:=COM.MICROSOFT.NORM.INV(RAND();80;10)" office:value-type="float" office:value="86.0175589169669" calcext:value-type="float">
            <text:p>86,0176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table:formula="of:=4*PI()*PI()*[.I229]*[.B229]" office:value-type="float" office:value="70656.8409356615" calcext:value-type="float">
            <text:p>70656,8409</text:p>
          </table:table-cell>
          <table:table-cell table:number-columns-repeated="5"/>
          <table:table-cell table:formula="of:=COM.MICROSOFT.NORM.INV(RAND();[.$S$28];[.$S$30])" office:value-type="float" office:value="65091.2612644444" calcext:value-type="float">
            <text:p>65091,2612644444</text:p>
          </table:table-cell>
          <table:table-cell table:number-columns-repeated="1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18+4*RAND()" office:value-type="float" office:value="19.7261403300799" calcext:value-type="float">
            <text:p>19,7261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table:formula="of:=COM.MICROSOFT.NORM.INV(RAND();80;10)" office:value-type="float" office:value="57.1783051108549" calcext:value-type="float">
            <text:p>57,1783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table:formula="of:=4*PI()*PI()*[.I230]*[.B230]" office:value-type="float" office:value="44527.9942419286" calcext:value-type="float">
            <text:p>44527,9942</text:p>
          </table:table-cell>
          <table:table-cell table:number-columns-repeated="5"/>
          <table:table-cell table:formula="of:=COM.MICROSOFT.NORM.INV(RAND();[.$S$28];[.$S$30])" office:value-type="float" office:value="53134.4595838162" calcext:value-type="float">
            <text:p>53134,4595838162</text:p>
          </table:table-cell>
          <table:table-cell table:number-columns-repeated="1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18+4*RAND()" office:value-type="float" office:value="20.4683485548012" calcext:value-type="float">
            <text:p>20,4683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formula="of:=COM.MICROSOFT.NORM.INV(RAND();80;10)" office:value-type="float" office:value="79.781219509553" calcext:value-type="float">
            <text:p>79,7812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formula="of:=4*PI()*PI()*[.I231]*[.B231]" office:value-type="float" office:value="64467.8536252819" calcext:value-type="float">
            <text:p>64467,8536</text:p>
          </table:table-cell>
          <table:table-cell table:number-columns-repeated="5"/>
          <table:table-cell table:formula="of:=COM.MICROSOFT.NORM.INV(RAND();[.$S$28];[.$S$30])" office:value-type="float" office:value="54598.2935286588" calcext:value-type="float">
            <text:p>54598,2935286588</text:p>
          </table:table-cell>
          <table:table-cell table:number-columns-repeated="1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18+4*RAND()" office:value-type="float" office:value="19.7394866026007" calcext:value-type="float">
            <text:p>19,7395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table:formula="of:=COM.MICROSOFT.NORM.INV(RAND();80;10)" office:value-type="float" office:value="71.9396348980258" calcext:value-type="float">
            <text:p>71,9396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table:formula="of:=4*PI()*PI()*[.I232]*[.B232]" office:value-type="float" office:value="56061.3845285631" calcext:value-type="float">
            <text:p>56061,3845</text:p>
          </table:table-cell>
          <table:table-cell table:number-columns-repeated="5"/>
          <table:table-cell table:formula="of:=COM.MICROSOFT.NORM.INV(RAND();[.$S$28];[.$S$30])" office:value-type="float" office:value="56502.4151183271" calcext:value-type="float">
            <text:p>56502,4151183271</text:p>
          </table:table-cell>
          <table:table-cell table:number-columns-repeated="1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18+4*RAND()" office:value-type="float" office:value="20.6521606561728" calcext:value-type="float">
            <text:p>20,6522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table:formula="of:=COM.MICROSOFT.NORM.INV(RAND();80;10)" office:value-type="float" office:value="81.604817067942" calcext:value-type="float">
            <text:p>81,6048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table:formula="of:=4*PI()*PI()*[.I233]*[.B233]" office:value-type="float" office:value="66533.6006477725" calcext:value-type="float">
            <text:p>66533,6006</text:p>
          </table:table-cell>
          <table:table-cell table:number-columns-repeated="5"/>
          <table:table-cell table:formula="of:=COM.MICROSOFT.NORM.INV(RAND();[.$S$28];[.$S$30])" office:value-type="float" office:value="71655.7037997275" calcext:value-type="float">
            <text:p>71655,7037997275</text:p>
          </table:table-cell>
          <table:table-cell table:number-columns-repeated="1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18+4*RAND()" office:value-type="float" office:value="18.6196086793207" calcext:value-type="float">
            <text:p>18,6196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table:formula="of:=COM.MICROSOFT.NORM.INV(RAND();80;10)" office:value-type="float" office:value="69.6928558426367" calcext:value-type="float">
            <text:p>69,6929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table:formula="of:=4*PI()*PI()*[.I234]*[.B234]" office:value-type="float" office:value="51229.3148139642" calcext:value-type="float">
            <text:p>51229,3148</text:p>
          </table:table-cell>
          <table:table-cell table:number-columns-repeated="5"/>
          <table:table-cell table:formula="of:=COM.MICROSOFT.NORM.INV(RAND();[.$S$28];[.$S$30])" office:value-type="float" office:value="70006.2409432897" calcext:value-type="float">
            <text:p>70006,2409432897</text:p>
          </table:table-cell>
          <table:table-cell table:number-columns-repeated="1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18+4*RAND()" office:value-type="float" office:value="18.5569932595827" calcext:value-type="float">
            <text:p>18,5570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table:formula="of:=COM.MICROSOFT.NORM.INV(RAND();80;10)" office:value-type="float" office:value="100.561551480353" calcext:value-type="float">
            <text:p>100,5616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table:formula="of:=4*PI()*PI()*[.I235]*[.B235]" office:value-type="float" office:value="73671.465962398" calcext:value-type="float">
            <text:p>73671,4660</text:p>
          </table:table-cell>
          <table:table-cell table:number-columns-repeated="5"/>
          <table:table-cell table:formula="of:=COM.MICROSOFT.NORM.INV(RAND();[.$S$28];[.$S$30])" office:value-type="float" office:value="70854.396965644" calcext:value-type="float">
            <text:p>70854,396965644</text:p>
          </table:table-cell>
          <table:table-cell table:number-columns-repeated="1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18+4*RAND()" office:value-type="float" office:value="18.1288302778266" calcext:value-type="float">
            <text:p>18,1288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formula="of:=COM.MICROSOFT.NORM.INV(RAND();80;10)" office:value-type="float" office:value="76.5044410496495" calcext:value-type="float">
            <text:p>76,5044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formula="of:=4*PI()*PI()*[.I236]*[.B236]" office:value-type="float" office:value="54754.0396758472" calcext:value-type="float">
            <text:p>54754,0397</text:p>
          </table:table-cell>
          <table:table-cell table:number-columns-repeated="5"/>
          <table:table-cell table:formula="of:=COM.MICROSOFT.NORM.INV(RAND();[.$S$28];[.$S$30])" office:value-type="float" office:value="71243.5806548228" calcext:value-type="float">
            <text:p>71243,5806548228</text:p>
          </table:table-cell>
          <table:table-cell table:number-columns-repeated="1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18+4*RAND()" office:value-type="float" office:value="18.5739664859138" calcext:value-type="float">
            <text:p>18,5740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table:formula="of:=COM.MICROSOFT.NORM.INV(RAND();80;10)" office:value-type="float" office:value="86.5716579684087" calcext:value-type="float">
            <text:p>86,5717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table:formula="of:=4*PI()*PI()*[.I237]*[.B237]" office:value-type="float" office:value="63480.4693719869" calcext:value-type="float">
            <text:p>63480,4694</text:p>
          </table:table-cell>
          <table:table-cell table:number-columns-repeated="5"/>
          <table:table-cell table:formula="of:=COM.MICROSOFT.NORM.INV(RAND();[.$S$28];[.$S$30])" office:value-type="float" office:value="49868.2632412362" calcext:value-type="float">
            <text:p>49868,2632412362</text:p>
          </table:table-cell>
          <table:table-cell table:number-columns-repeated="14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18+4*RAND()" office:value-type="float" office:value="20.2504088799469" calcext:value-type="float">
            <text:p>20,2504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table:formula="of:=COM.MICROSOFT.NORM.INV(RAND();80;10)" office:value-type="float" office:value="80.1736711737244" calcext:value-type="float">
            <text:p>80,1737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table:formula="of:=4*PI()*PI()*[.I238]*[.B238]" office:value-type="float" office:value="64095.1700053343" calcext:value-type="float">
            <text:p>64095,1700</text:p>
          </table:table-cell>
          <table:table-cell table:number-columns-repeated="5"/>
          <table:table-cell table:formula="of:=COM.MICROSOFT.NORM.INV(RAND();[.$S$28];[.$S$30])" office:value-type="float" office:value="71451.7815435947" calcext:value-type="float">
            <text:p>71451,7815435947</text:p>
          </table:table-cell>
          <table:table-cell table:number-columns-repeated="14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18+4*RAND()" office:value-type="float" office:value="20.356674507726" calcext:value-type="float">
            <text:p>20,3567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table:formula="of:=COM.MICROSOFT.NORM.INV(RAND();80;10)" office:value-type="float" office:value="63.4483824285235" calcext:value-type="float">
            <text:p>63,4484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table:formula="of:=4*PI()*PI()*[.I239]*[.B239]" office:value-type="float" office:value="50990.247950458" calcext:value-type="float">
            <text:p>50990,2480</text:p>
          </table:table-cell>
          <table:table-cell table:number-columns-repeated="5"/>
          <table:table-cell table:formula="of:=COM.MICROSOFT.NORM.INV(RAND();[.$S$28];[.$S$30])" office:value-type="float" office:value="61755.7819134299" calcext:value-type="float">
            <text:p>61755,7819134299</text:p>
          </table:table-cell>
          <table:table-cell table:number-columns-repeated="14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18+4*RAND()" office:value-type="float" office:value="18.4312485731207" calcext:value-type="float">
            <text:p>18,4312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table:formula="of:=COM.MICROSOFT.NORM.INV(RAND();80;10)" office:value-type="float" office:value="81.2954163653925" calcext:value-type="float">
            <text:p>81,2954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table:formula="of:=4*PI()*PI()*[.I240]*[.B240]" office:value-type="float" office:value="59153.5145177592" calcext:value-type="float">
            <text:p>59153,5145</text:p>
          </table:table-cell>
          <table:table-cell table:number-columns-repeated="5"/>
          <table:table-cell table:formula="of:=COM.MICROSOFT.NORM.INV(RAND();[.$S$28];[.$S$30])" office:value-type="float" office:value="73424.9566240972" calcext:value-type="float">
            <text:p>73424,9566240972</text:p>
          </table:table-cell>
          <table:table-cell table:number-columns-repeated="1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18+4*RAND()" office:value-type="float" office:value="21.4254931681789" calcext:value-type="float">
            <text:p>21,4255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table:formula="of:=COM.MICROSOFT.NORM.INV(RAND();80;10)" office:value-type="float" office:value="79.9497085879015" calcext:value-type="float">
            <text:p>79,9497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table:formula="of:=4*PI()*PI()*[.I241]*[.B241]" office:value-type="float" office:value="67625.0266161402" calcext:value-type="float">
            <text:p>67625,0266</text:p>
          </table:table-cell>
          <table:table-cell table:number-columns-repeated="5"/>
          <table:table-cell table:formula="of:=COM.MICROSOFT.NORM.INV(RAND();[.$S$28];[.$S$30])" office:value-type="float" office:value="80934.3106524318" calcext:value-type="float">
            <text:p>80934,3106524318</text:p>
          </table:table-cell>
          <table:table-cell table:number-columns-repeated="14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18+4*RAND()" office:value-type="float" office:value="18.027318933513" calcext:value-type="float">
            <text:p>18,0273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table:formula="of:=COM.MICROSOFT.NORM.INV(RAND();80;10)" office:value-type="float" office:value="83.8076043504968" calcext:value-type="float">
            <text:p>83,8076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table:formula="of:=4*PI()*PI()*[.I242]*[.B242]" office:value-type="float" office:value="59645.0360474774" calcext:value-type="float">
            <text:p>59645,0360</text:p>
          </table:table-cell>
          <table:table-cell table:number-columns-repeated="5"/>
          <table:table-cell table:formula="of:=COM.MICROSOFT.NORM.INV(RAND();[.$S$28];[.$S$30])" office:value-type="float" office:value="71619.1693741772" calcext:value-type="float">
            <text:p>71619,1693741772</text:p>
          </table:table-cell>
          <table:table-cell table:number-columns-repeated="14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18+4*RAND()" office:value-type="float" office:value="21.9092525481246" calcext:value-type="float">
            <text:p>21,9093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table:formula="of:=COM.MICROSOFT.NORM.INV(RAND();80;10)" office:value-type="float" office:value="104.582644433667" calcext:value-type="float">
            <text:p>104,5826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table:formula="of:=4*PI()*PI()*[.I243]*[.B243]" office:value-type="float" office:value="90457.9866392513" calcext:value-type="float">
            <text:p>90457,9866</text:p>
          </table:table-cell>
          <table:table-cell table:number-columns-repeated="5"/>
          <table:table-cell table:formula="of:=COM.MICROSOFT.NORM.INV(RAND();[.$S$28];[.$S$30])" office:value-type="float" office:value="68214.0730874944" calcext:value-type="float">
            <text:p>68214,0730874944</text:p>
          </table:table-cell>
          <table:table-cell table:number-columns-repeated="14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18+4*RAND()" office:value-type="float" office:value="20.0407680138014" calcext:value-type="float">
            <text:p>20,0408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table:formula="of:=COM.MICROSOFT.NORM.INV(RAND();80;10)" office:value-type="float" office:value="96.5829151872716" calcext:value-type="float">
            <text:p>96,5829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table:formula="of:=4*PI()*PI()*[.I244]*[.B244]" office:value-type="float" office:value="76414.2592016055" calcext:value-type="float">
            <text:p>76414,2592</text:p>
          </table:table-cell>
          <table:table-cell table:number-columns-repeated="5"/>
          <table:table-cell table:formula="of:=COM.MICROSOFT.NORM.INV(RAND();[.$S$28];[.$S$30])" office:value-type="float" office:value="59585.5931854392" calcext:value-type="float">
            <text:p>59585,5931854392</text:p>
          </table:table-cell>
          <table:table-cell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18+4*RAND()" office:value-type="float" office:value="19.0789868147112" calcext:value-type="float">
            <text:p>19,0790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table:formula="of:=COM.MICROSOFT.NORM.INV(RAND();80;10)" office:value-type="float" office:value="84.4699391453426" calcext:value-type="float">
            <text:p>84,4699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table:formula="of:=4*PI()*PI()*[.I245]*[.B245]" office:value-type="float" office:value="63623.4515728667" calcext:value-type="float">
            <text:p>63623,4516</text:p>
          </table:table-cell>
          <table:table-cell table:number-columns-repeated="5"/>
          <table:table-cell table:formula="of:=COM.MICROSOFT.NORM.INV(RAND();[.$S$28];[.$S$30])" office:value-type="float" office:value="77184.5413944668" calcext:value-type="float">
            <text:p>77184,5413944668</text:p>
          </table:table-cell>
          <table:table-cell table:number-columns-repeated="14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18+4*RAND()" office:value-type="float" office:value="20.3877005460672" calcext:value-type="float">
            <text:p>20,3877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formula="of:=COM.MICROSOFT.NORM.INV(RAND();80;10)" office:value-type="float" office:value="65.4066126807616" calcext:value-type="float">
            <text:p>65,4066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formula="of:=4*PI()*PI()*[.I246]*[.B246]" office:value-type="float" office:value="52644.0921880727" calcext:value-type="float">
            <text:p>52644,0922</text:p>
          </table:table-cell>
          <table:table-cell table:number-columns-repeated="5"/>
          <table:table-cell table:formula="of:=COM.MICROSOFT.NORM.INV(RAND();[.$S$28];[.$S$30])" office:value-type="float" office:value="63984.4889155745" calcext:value-type="float">
            <text:p>63984,4889155745</text:p>
          </table:table-cell>
          <table:table-cell table:number-columns-repeated="1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18+4*RAND()" office:value-type="float" office:value="18.8123015635647" calcext:value-type="float">
            <text:p>18,8123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table:formula="of:=COM.MICROSOFT.NORM.INV(RAND();80;10)" office:value-type="float" office:value="77.239097557138" calcext:value-type="float">
            <text:p>77,2391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table:formula="of:=4*PI()*PI()*[.I247]*[.B247]" office:value-type="float" office:value="57363.9250355266" calcext:value-type="float">
            <text:p>57363,9250</text:p>
          </table:table-cell>
          <table:table-cell table:number-columns-repeated="5"/>
          <table:table-cell table:formula="of:=COM.MICROSOFT.NORM.INV(RAND();[.$S$28];[.$S$30])" office:value-type="float" office:value="70574.1299974866" calcext:value-type="float">
            <text:p>70574,1299974866</text:p>
          </table:table-cell>
          <table:table-cell table:number-columns-repeated="14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18+4*RAND()" office:value-type="float" office:value="20.0673078768887" calcext:value-type="float">
            <text:p>20,0673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table:formula="of:=COM.MICROSOFT.NORM.INV(RAND();80;10)" office:value-type="float" office:value="72.5370614532744" calcext:value-type="float">
            <text:p>72,5371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table:formula="of:=4*PI()*PI()*[.I248]*[.B248]" office:value-type="float" office:value="57465.7141711245" calcext:value-type="float">
            <text:p>57465,7142</text:p>
          </table:table-cell>
          <table:table-cell table:number-columns-repeated="5"/>
          <table:table-cell table:formula="of:=COM.MICROSOFT.NORM.INV(RAND();[.$S$28];[.$S$30])" office:value-type="float" office:value="69699.8717571327" calcext:value-type="float">
            <text:p>69699,8717571327</text:p>
          </table:table-cell>
          <table:table-cell table:number-columns-repeated="1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18+4*RAND()" office:value-type="float" office:value="18.0000203265809" calcext:value-type="float">
            <text:p>18,0000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table:formula="of:=COM.MICROSOFT.NORM.INV(RAND();80;10)" office:value-type="float" office:value="63.5748582406998" calcext:value-type="float">
            <text:p>63,5749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table:formula="of:=4*PI()*PI()*[.I249]*[.B249]" office:value-type="float" office:value="45177.0774661151" calcext:value-type="float">
            <text:p>45177,0775</text:p>
          </table:table-cell>
          <table:table-cell table:number-columns-repeated="5"/>
          <table:table-cell table:formula="of:=COM.MICROSOFT.NORM.INV(RAND();[.$S$28];[.$S$30])" office:value-type="float" office:value="68390.0356627375" calcext:value-type="float">
            <text:p>68390,0356627375</text:p>
          </table:table-cell>
          <table:table-cell table:number-columns-repeated="1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18+4*RAND()" office:value-type="float" office:value="21.720227713231" calcext:value-type="float">
            <text:p>21,7202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table:formula="of:=COM.MICROSOFT.NORM.INV(RAND();80;10)" office:value-type="float" office:value="75.8860250189927" calcext:value-type="float">
            <text:p>75,8860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table:formula="of:=4*PI()*PI()*[.I250]*[.B250]" office:value-type="float" office:value="65070.7654376721" calcext:value-type="float">
            <text:p>65070,7654</text:p>
          </table:table-cell>
          <table:table-cell table:number-columns-repeated="5"/>
          <table:table-cell table:formula="of:=COM.MICROSOFT.NORM.INV(RAND();[.$S$28];[.$S$30])" office:value-type="float" office:value="46190.812935234" calcext:value-type="float">
            <text:p>46190,812935234</text:p>
          </table:table-cell>
          <table:table-cell table:number-columns-repeated="1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18+4*RAND()" office:value-type="float" office:value="19.598486085888" calcext:value-type="float">
            <text:p>19,5985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table:formula="of:=COM.MICROSOFT.NORM.INV(RAND();80;10)" office:value-type="float" office:value="60.0090211685114" calcext:value-type="float">
            <text:p>60,0090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table:formula="of:=4*PI()*PI()*[.I251]*[.B251]" office:value-type="float" office:value="46430.0129201172" calcext:value-type="float">
            <text:p>46430,0129</text:p>
          </table:table-cell>
          <table:table-cell table:number-columns-repeated="5"/>
          <table:table-cell table:formula="of:=COM.MICROSOFT.NORM.INV(RAND();[.$S$28];[.$S$30])" office:value-type="float" office:value="74797.7260362223" calcext:value-type="float">
            <text:p>74797,7260362223</text:p>
          </table:table-cell>
          <table:table-cell table:number-columns-repeated="1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18+4*RAND()" office:value-type="float" office:value="20.5907221673988" calcext:value-type="float">
            <text:p>20,5907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table:formula="of:=COM.MICROSOFT.NORM.INV(RAND();80;10)" office:value-type="float" office:value="88.4112570384096" calcext:value-type="float">
            <text:p>88,4113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table:formula="of:=4*PI()*PI()*[.I252]*[.B252]" office:value-type="float" office:value="71868.5496835307" calcext:value-type="float">
            <text:p>71868,5497</text:p>
          </table:table-cell>
          <table:table-cell table:number-columns-repeated="5"/>
          <table:table-cell table:formula="of:=COM.MICROSOFT.NORM.INV(RAND();[.$S$28];[.$S$30])" office:value-type="float" office:value="56095.1335389081" calcext:value-type="float">
            <text:p>56095,1335389081</text:p>
          </table:table-cell>
          <table:table-cell table:number-columns-repeated="1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18+4*RAND()" office:value-type="float" office:value="19.5953221735545" calcext:value-type="float">
            <text:p>19,5953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table:formula="of:=COM.MICROSOFT.NORM.INV(RAND();80;10)" office:value-type="float" office:value="77.7027510564478" calcext:value-type="float">
            <text:p>77,7028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table:formula="of:=4*PI()*PI()*[.I253]*[.B253]" office:value-type="float" office:value="60110.2508276013" calcext:value-type="float">
            <text:p>60110,2508</text:p>
          </table:table-cell>
          <table:table-cell table:number-columns-repeated="5"/>
          <table:table-cell table:formula="of:=COM.MICROSOFT.NORM.INV(RAND();[.$S$28];[.$S$30])" office:value-type="float" office:value="71876.2447732782" calcext:value-type="float">
            <text:p>71876,2447732782</text:p>
          </table:table-cell>
          <table:table-cell table:number-columns-repeated="14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18+4*RAND()" office:value-type="float" office:value="20.3135546282865" calcext:value-type="float">
            <text:p>20,3136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table:formula="of:=COM.MICROSOFT.NORM.INV(RAND();80;10)" office:value-type="float" office:value="78.4934335684568" calcext:value-type="float">
            <text:p>78,4934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table:formula="of:=4*PI()*PI()*[.I254]*[.B254]" office:value-type="float" office:value="62947.5729925587" calcext:value-type="float">
            <text:p>62947,5730</text:p>
          </table:table-cell>
          <table:table-cell table:number-columns-repeated="5"/>
          <table:table-cell table:formula="of:=COM.MICROSOFT.NORM.INV(RAND();[.$S$28];[.$S$30])" office:value-type="float" office:value="75919.7333546249" calcext:value-type="float">
            <text:p>75919,7333546249</text:p>
          </table:table-cell>
          <table:table-cell table:number-columns-repeated="14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18+4*RAND()" office:value-type="float" office:value="18.1127467253245" calcext:value-type="float">
            <text:p>18,1127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table:formula="of:=COM.MICROSOFT.NORM.INV(RAND();80;10)" office:value-type="float" office:value="75.2867407838964" calcext:value-type="float">
            <text:p>75,2867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table:formula="of:=4*PI()*PI()*[.I255]*[.B255]" office:value-type="float" office:value="53834.7310433142" calcext:value-type="float">
            <text:p>53834,7310</text:p>
          </table:table-cell>
          <table:table-cell table:number-columns-repeated="5"/>
          <table:table-cell table:formula="of:=COM.MICROSOFT.NORM.INV(RAND();[.$S$28];[.$S$30])" office:value-type="float" office:value="70021.102548599" calcext:value-type="float">
            <text:p>70021,102548599</text:p>
          </table:table-cell>
          <table:table-cell table:number-columns-repeated="14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18+4*RAND()" office:value-type="float" office:value="18.4976436183788" calcext:value-type="float">
            <text:p>18,4976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table:formula="of:=COM.MICROSOFT.NORM.INV(RAND();80;10)" office:value-type="float" office:value="92.7689425292348" calcext:value-type="float">
            <text:p>92,7689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table:formula="of:=4*PI()*PI()*[.I256]*[.B256]" office:value-type="float" office:value="67745.2345530082" calcext:value-type="float">
            <text:p>67745,2346</text:p>
          </table:table-cell>
          <table:table-cell table:number-columns-repeated="5"/>
          <table:table-cell table:formula="of:=COM.MICROSOFT.NORM.INV(RAND();[.$S$28];[.$S$30])" office:value-type="float" office:value="48987.7545189273" calcext:value-type="float">
            <text:p>48987,7545189273</text:p>
          </table:table-cell>
          <table:table-cell table:number-columns-repeated="1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18+4*RAND()" office:value-type="float" office:value="20.4795388509519" calcext:value-type="float">
            <text:p>20,4795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table:formula="of:=COM.MICROSOFT.NORM.INV(RAND();80;10)" office:value-type="float" office:value="83.6641691163545" calcext:value-type="float">
            <text:p>83,6642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table:formula="of:=4*PI()*PI()*[.I257]*[.B257]" office:value-type="float" office:value="67642.4629186838" calcext:value-type="float">
            <text:p>67642,4629</text:p>
          </table:table-cell>
          <table:table-cell table:number-columns-repeated="5"/>
          <table:table-cell table:formula="of:=COM.MICROSOFT.NORM.INV(RAND();[.$S$28];[.$S$30])" office:value-type="float" office:value="48678.6832898159" calcext:value-type="float">
            <text:p>48678,6832898159</text:p>
          </table:table-cell>
          <table:table-cell table:number-columns-repeated="1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18+4*RAND()" office:value-type="float" office:value="21.766765346285" calcext:value-type="float">
            <text:p>21,7668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table:formula="of:=COM.MICROSOFT.NORM.INV(RAND();80;10)" office:value-type="float" office:value="78.6745246232514" calcext:value-type="float">
            <text:p>78,6745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table:formula="of:=4*PI()*PI()*[.I258]*[.B258]" office:value-type="float" office:value="67606.3920551854" calcext:value-type="float">
            <text:p>67606,3921</text:p>
          </table:table-cell>
          <table:table-cell table:number-columns-repeated="5"/>
          <table:table-cell table:formula="of:=COM.MICROSOFT.NORM.INV(RAND();[.$S$28];[.$S$30])" office:value-type="float" office:value="70798.0134018279" calcext:value-type="float">
            <text:p>70798,0134018279</text:p>
          </table:table-cell>
          <table:table-cell table:number-columns-repeated="14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18+4*RAND()" office:value-type="float" office:value="18.9141819658689" calcext:value-type="float">
            <text:p>18,9142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table:formula="of:=COM.MICROSOFT.NORM.INV(RAND();80;10)" office:value-type="float" office:value="62.9656668442613" calcext:value-type="float">
            <text:p>62,9657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table:formula="of:=4*PI()*PI()*[.I259]*[.B259]" office:value-type="float" office:value="47016.5877453091" calcext:value-type="float">
            <text:p>47016,5877</text:p>
          </table:table-cell>
          <table:table-cell table:number-columns-repeated="5"/>
          <table:table-cell table:formula="of:=COM.MICROSOFT.NORM.INV(RAND();[.$S$28];[.$S$30])" office:value-type="float" office:value="65135.2967735073" calcext:value-type="float">
            <text:p>65135,2967735073</text:p>
          </table:table-cell>
          <table:table-cell table:number-columns-repeated="14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18+4*RAND()" office:value-type="float" office:value="20.2900614305399" calcext:value-type="float">
            <text:p>20,2901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table:formula="of:=COM.MICROSOFT.NORM.INV(RAND();80;10)" office:value-type="float" office:value="82.1122201701912" calcext:value-type="float">
            <text:p>82,1122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table:formula="of:=4*PI()*PI()*[.I260]*[.B260]" office:value-type="float" office:value="65773.4910532578" calcext:value-type="float">
            <text:p>65773,4911</text:p>
          </table:table-cell>
          <table:table-cell table:number-columns-repeated="5"/>
          <table:table-cell table:formula="of:=COM.MICROSOFT.NORM.INV(RAND();[.$S$28];[.$S$30])" office:value-type="float" office:value="67108.2218248138" calcext:value-type="float">
            <text:p>67108,2218248138</text:p>
          </table:table-cell>
          <table:table-cell table:number-columns-repeated="1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18+4*RAND()" office:value-type="float" office:value="18.3461502906866" calcext:value-type="float">
            <text:p>18,3462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table:formula="of:=COM.MICROSOFT.NORM.INV(RAND();80;10)" office:value-type="float" office:value="76.897661644627" calcext:value-type="float">
            <text:p>76,8977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table:formula="of:=4*PI()*PI()*[.I261]*[.B261]" office:value-type="float" office:value="55695.2063455838" calcext:value-type="float">
            <text:p>55695,2063</text:p>
          </table:table-cell>
          <table:table-cell table:number-columns-repeated="5"/>
          <table:table-cell table:formula="of:=COM.MICROSOFT.NORM.INV(RAND();[.$S$28];[.$S$30])" office:value-type="float" office:value="56430.1286866165" calcext:value-type="float">
            <text:p>56430,1286866165</text:p>
          </table:table-cell>
          <table:table-cell table:number-columns-repeated="14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18+4*RAND()" office:value-type="float" office:value="21.3850694852881" calcext:value-type="float">
            <text:p>21,3851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table:formula="of:=COM.MICROSOFT.NORM.INV(RAND();80;10)" office:value-type="float" office:value="64.0506776073276" calcext:value-type="float">
            <text:p>64,0507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table:formula="of:=4*PI()*PI()*[.I262]*[.B262]" office:value-type="float" office:value="54074.7015371478" calcext:value-type="float">
            <text:p>54074,7015</text:p>
          </table:table-cell>
          <table:table-cell table:number-columns-repeated="5"/>
          <table:table-cell table:formula="of:=COM.MICROSOFT.NORM.INV(RAND();[.$S$28];[.$S$30])" office:value-type="float" office:value="61206.1721285015" calcext:value-type="float">
            <text:p>61206,1721285015</text:p>
          </table:table-cell>
          <table:table-cell table:number-columns-repeated="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18+4*RAND()" office:value-type="float" office:value="20.2825177595951" calcext:value-type="float">
            <text:p>20,2825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table:formula="of:=COM.MICROSOFT.NORM.INV(RAND();80;10)" office:value-type="float" office:value="69.0842195215141" calcext:value-type="float">
            <text:p>69,0842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table:formula="of:=4*PI()*PI()*[.I263]*[.B263]" office:value-type="float" office:value="55317.2341254558" calcext:value-type="float">
            <text:p>55317,2341</text:p>
          </table:table-cell>
          <table:table-cell table:number-columns-repeated="5"/>
          <table:table-cell table:formula="of:=COM.MICROSOFT.NORM.INV(RAND();[.$S$28];[.$S$30])" office:value-type="float" office:value="69160.4652689925" calcext:value-type="float">
            <text:p>69160,4652689925</text:p>
          </table:table-cell>
          <table:table-cell table:number-columns-repeated="14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18+4*RAND()" office:value-type="float" office:value="18.135812473949" calcext:value-type="float">
            <text:p>18,1358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table:formula="of:=COM.MICROSOFT.NORM.INV(RAND();80;10)" office:value-type="float" office:value="79.5015650143047" calcext:value-type="float">
            <text:p>79,5016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table:formula="of:=4*PI()*PI()*[.I264]*[.B264]" office:value-type="float" office:value="56920.9881943156" calcext:value-type="float">
            <text:p>56920,9882</text:p>
          </table:table-cell>
          <table:table-cell table:number-columns-repeated="5"/>
          <table:table-cell table:formula="of:=COM.MICROSOFT.NORM.INV(RAND();[.$S$28];[.$S$30])" office:value-type="float" office:value="62802.8594713824" calcext:value-type="float">
            <text:p>62802,8594713824</text:p>
          </table:table-cell>
          <table:table-cell table:number-columns-repeated="1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18+4*RAND()" office:value-type="float" office:value="19.2931000175886" calcext:value-type="float">
            <text:p>19,2931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formula="of:=COM.MICROSOFT.NORM.INV(RAND();80;10)" office:value-type="float" office:value="66.3114156506582" calcext:value-type="float">
            <text:p>66,3114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formula="of:=4*PI()*PI()*[.I265]*[.B265]" office:value-type="float" office:value="50506.8230932687" calcext:value-type="float">
            <text:p>50506,8231</text:p>
          </table:table-cell>
          <table:table-cell table:number-columns-repeated="5"/>
          <table:table-cell table:formula="of:=COM.MICROSOFT.NORM.INV(RAND();[.$S$28];[.$S$30])" office:value-type="float" office:value="54621.3939304613" calcext:value-type="float">
            <text:p>54621,3939304613</text:p>
          </table:table-cell>
          <table:table-cell table:number-columns-repeated="14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18+4*RAND()" office:value-type="float" office:value="21.1211374620907" calcext:value-type="float">
            <text:p>21,1211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table:formula="of:=COM.MICROSOFT.NORM.INV(RAND();80;10)" office:value-type="float" office:value="68.4514948222813" calcext:value-type="float">
            <text:p>68,4515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table:formula="of:=4*PI()*PI()*[.I266]*[.B266]" office:value-type="float" office:value="57076.8472950553" calcext:value-type="float">
            <text:p>57076,8473</text:p>
          </table:table-cell>
          <table:table-cell table:number-columns-repeated="5"/>
          <table:table-cell table:formula="of:=COM.MICROSOFT.NORM.INV(RAND();[.$S$28];[.$S$30])" office:value-type="float" office:value="50824.1556496635" calcext:value-type="float">
            <text:p>50824,1556496635</text:p>
          </table:table-cell>
          <table:table-cell table:number-columns-repeated="1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18+4*RAND()" office:value-type="float" office:value="21.7031442658044" calcext:value-type="float">
            <text:p>21,7031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table:formula="of:=COM.MICROSOFT.NORM.INV(RAND();80;10)" office:value-type="float" office:value="78.1718399565186" calcext:value-type="float">
            <text:p>78,1718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table:formula="of:=4*PI()*PI()*[.I267]*[.B267]" office:value-type="float" office:value="66978.0852970917" calcext:value-type="float">
            <text:p>66978,0853</text:p>
          </table:table-cell>
          <table:table-cell table:number-columns-repeated="5"/>
          <table:table-cell table:formula="of:=COM.MICROSOFT.NORM.INV(RAND();[.$S$28];[.$S$30])" office:value-type="float" office:value="62376.0267422294" calcext:value-type="float">
            <text:p>62376,0267422294</text:p>
          </table:table-cell>
          <table:table-cell table:number-columns-repeated="1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18+4*RAND()" office:value-type="float" office:value="21.2447408200242" calcext:value-type="float">
            <text:p>21,2447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table:formula="of:=COM.MICROSOFT.NORM.INV(RAND();80;10)" office:value-type="float" office:value="84.0424225865974" calcext:value-type="float">
            <text:p>84,0424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table:formula="of:=4*PI()*PI()*[.I268]*[.B268]" office:value-type="float" office:value="70487.1151936737" calcext:value-type="float">
            <text:p>70487,1152</text:p>
          </table:table-cell>
          <table:table-cell table:number-columns-repeated="5"/>
          <table:table-cell table:formula="of:=COM.MICROSOFT.NORM.INV(RAND();[.$S$28];[.$S$30])" office:value-type="float" office:value="55278.80088855" calcext:value-type="float">
            <text:p>55278,80088855</text:p>
          </table:table-cell>
          <table:table-cell table:number-columns-repeated="1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18+4*RAND()" office:value-type="float" office:value="19.1927555142902" calcext:value-type="float">
            <text:p>19,1928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table:formula="of:=COM.MICROSOFT.NORM.INV(RAND();80;10)" office:value-type="float" office:value="78.0366324399385" calcext:value-type="float">
            <text:p>78,0366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table:formula="of:=4*PI()*PI()*[.I269]*[.B269]" office:value-type="float" office:value="59128.326525093" calcext:value-type="float">
            <text:p>59128,3265</text:p>
          </table:table-cell>
          <table:table-cell table:number-columns-repeated="5"/>
          <table:table-cell table:formula="of:=COM.MICROSOFT.NORM.INV(RAND();[.$S$28];[.$S$30])" office:value-type="float" office:value="52620.3137280847" calcext:value-type="float">
            <text:p>52620,3137280847</text:p>
          </table:table-cell>
          <table:table-cell table:number-columns-repeated="14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18+4*RAND()" office:value-type="float" office:value="20.4515172750689" calcext:value-type="float">
            <text:p>20,4515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table:formula="of:=COM.MICROSOFT.NORM.INV(RAND();80;10)" office:value-type="float" office:value="80.50977549296" calcext:value-type="float">
            <text:p>80,5098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table:formula="of:=4*PI()*PI()*[.I270]*[.B270]" office:value-type="float" office:value="65003.0726099086" calcext:value-type="float">
            <text:p>65003,0726</text:p>
          </table:table-cell>
          <table:table-cell table:number-columns-repeated="5"/>
          <table:table-cell table:formula="of:=COM.MICROSOFT.NORM.INV(RAND();[.$S$28];[.$S$30])" office:value-type="float" office:value="66299.6358213141" calcext:value-type="float">
            <text:p>66299,6358213141</text:p>
          </table:table-cell>
          <table:table-cell table:number-columns-repeated="14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18+4*RAND()" office:value-type="float" office:value="21.6307296282612" calcext:value-type="float">
            <text:p>21,6307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table:formula="of:=COM.MICROSOFT.NORM.INV(RAND();80;10)" office:value-type="float" office:value="98.3227240951058" calcext:value-type="float">
            <text:p>98,3227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table:formula="of:=4*PI()*PI()*[.I271]*[.B271]" office:value-type="float" office:value="83962.3930459754" calcext:value-type="float">
            <text:p>83962,3930</text:p>
          </table:table-cell>
          <table:table-cell table:number-columns-repeated="5"/>
          <table:table-cell table:formula="of:=COM.MICROSOFT.NORM.INV(RAND();[.$S$28];[.$S$30])" office:value-type="float" office:value="72142.4177275833" calcext:value-type="float">
            <text:p>72142,4177275833</text:p>
          </table:table-cell>
          <table:table-cell table:number-columns-repeated="14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18+4*RAND()" office:value-type="float" office:value="21.3823673170991" calcext:value-type="float">
            <text:p>21,3824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table:formula="of:=COM.MICROSOFT.NORM.INV(RAND();80;10)" office:value-type="float" office:value="76.4847772870688" calcext:value-type="float">
            <text:p>76,4848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table:formula="of:=4*PI()*PI()*[.I272]*[.B272]" office:value-type="float" office:value="64564.0148812968" calcext:value-type="float">
            <text:p>64564,0149</text:p>
          </table:table-cell>
          <table:table-cell table:number-columns-repeated="5"/>
          <table:table-cell table:formula="of:=COM.MICROSOFT.NORM.INV(RAND();[.$S$28];[.$S$30])" office:value-type="float" office:value="73097.837355838" calcext:value-type="float">
            <text:p>73097,837355838</text:p>
          </table:table-cell>
          <table:table-cell table:number-columns-repeated="1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18+4*RAND()" office:value-type="float" office:value="21.8540387745015" calcext:value-type="float">
            <text:p>21,8540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table:formula="of:=COM.MICROSOFT.NORM.INV(RAND();80;10)" office:value-type="float" office:value="97.9216569210869" calcext:value-type="float">
            <text:p>97,9217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table:formula="of:=4*PI()*PI()*[.I273]*[.B273]" office:value-type="float" office:value="84483.1696704602" calcext:value-type="float">
            <text:p>84483,1697</text:p>
          </table:table-cell>
          <table:table-cell table:number-columns-repeated="5"/>
          <table:table-cell table:formula="of:=COM.MICROSOFT.NORM.INV(RAND();[.$S$28];[.$S$30])" office:value-type="float" office:value="59688.1398082233" calcext:value-type="float">
            <text:p>59688,1398082233</text:p>
          </table:table-cell>
          <table:table-cell table:number-columns-repeated="14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18+4*RAND()" office:value-type="float" office:value="20.8975281766616" calcext:value-type="float">
            <text:p>20,8975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table:formula="of:=COM.MICROSOFT.NORM.INV(RAND();80;10)" office:value-type="float" office:value="59.4846289181284" calcext:value-type="float">
            <text:p>59,4846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table:formula="of:=4*PI()*PI()*[.I274]*[.B274]" office:value-type="float" office:value="49074.898820089" calcext:value-type="float">
            <text:p>49074,8988</text:p>
          </table:table-cell>
          <table:table-cell table:number-columns-repeated="5"/>
          <table:table-cell table:formula="of:=COM.MICROSOFT.NORM.INV(RAND();[.$S$28];[.$S$30])" office:value-type="float" office:value="63913.2080074063" calcext:value-type="float">
            <text:p>63913,2080074063</text:p>
          </table:table-cell>
          <table:table-cell table:number-columns-repeated="1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18+4*RAND()" office:value-type="float" office:value="21.4250796721317" calcext:value-type="float">
            <text:p>21,4251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table:formula="of:=COM.MICROSOFT.NORM.INV(RAND();80;10)" office:value-type="float" office:value="92.6211393460259" calcext:value-type="float">
            <text:p>92,6211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table:formula="of:=4*PI()*PI()*[.I275]*[.B275]" office:value-type="float" office:value="78341.5755116787" calcext:value-type="float">
            <text:p>78341,5755</text:p>
          </table:table-cell>
          <table:table-cell table:number-columns-repeated="5"/>
          <table:table-cell table:formula="of:=COM.MICROSOFT.NORM.INV(RAND();[.$S$28];[.$S$30])" office:value-type="float" office:value="65932.9022834081" calcext:value-type="float">
            <text:p>65932,9022834081</text:p>
          </table:table-cell>
          <table:table-cell table:number-columns-repeated="14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18+4*RAND()" office:value-type="float" office:value="18.1957587949" calcext:value-type="float">
            <text:p>18,1958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table:formula="of:=COM.MICROSOFT.NORM.INV(RAND();80;10)" office:value-type="float" office:value="66.3629228479876" calcext:value-type="float">
            <text:p>66,3629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table:formula="of:=4*PI()*PI()*[.I276]*[.B276]" office:value-type="float" office:value="47671.1263590873" calcext:value-type="float">
            <text:p>47671,1264</text:p>
          </table:table-cell>
          <table:table-cell table:number-columns-repeated="5"/>
          <table:table-cell table:formula="of:=COM.MICROSOFT.NORM.INV(RAND();[.$S$28];[.$S$30])" office:value-type="float" office:value="72425.7821698634" calcext:value-type="float">
            <text:p>72425,7821698634</text:p>
          </table:table-cell>
          <table:table-cell table:number-columns-repeated="14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18+4*RAND()" office:value-type="float" office:value="21.2999339406379" calcext:value-type="float">
            <text:p>21,2999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table:formula="of:=COM.MICROSOFT.NORM.INV(RAND();80;10)" office:value-type="float" office:value="79.3070434624945" calcext:value-type="float">
            <text:p>79,3070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table:formula="of:=4*PI()*PI()*[.I277]*[.B277]" office:value-type="float" office:value="66688.3163442465" calcext:value-type="float">
            <text:p>66688,3163</text:p>
          </table:table-cell>
          <table:table-cell table:number-columns-repeated="5"/>
          <table:table-cell table:formula="of:=COM.MICROSOFT.NORM.INV(RAND();[.$S$28];[.$S$30])" office:value-type="float" office:value="76007.3469425095" calcext:value-type="float">
            <text:p>76007,3469425095</text:p>
          </table:table-cell>
          <table:table-cell table:number-columns-repeated="14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18+4*RAND()" office:value-type="float" office:value="18.6701184376143" calcext:value-type="float">
            <text:p>18,6701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table:formula="of:=COM.MICROSOFT.NORM.INV(RAND();80;10)" office:value-type="float" office:value="75.8491412281984" calcext:value-type="float">
            <text:p>75,8491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table:formula="of:=4*PI()*PI()*[.I278]*[.B278]" office:value-type="float" office:value="55905.8786806381" calcext:value-type="float">
            <text:p>55905,8787</text:p>
          </table:table-cell>
          <table:table-cell table:number-columns-repeated="5"/>
          <table:table-cell table:formula="of:=COM.MICROSOFT.NORM.INV(RAND();[.$S$28];[.$S$30])" office:value-type="float" office:value="68857.256924138" calcext:value-type="float">
            <text:p>68857,256924138</text:p>
          </table:table-cell>
          <table:table-cell table:number-columns-repeated="14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18+4*RAND()" office:value-type="float" office:value="21.9510315028019" calcext:value-type="float">
            <text:p>21,9510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table:formula="of:=COM.MICROSOFT.NORM.INV(RAND();80;10)" office:value-type="float" office:value="64.3204447035633" calcext:value-type="float">
            <text:p>64,3204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table:formula="of:=4*PI()*PI()*[.I279]*[.B279]" office:value-type="float" office:value="55739.582077767" calcext:value-type="float">
            <text:p>55739,5821</text:p>
          </table:table-cell>
          <table:table-cell table:number-columns-repeated="5"/>
          <table:table-cell table:formula="of:=COM.MICROSOFT.NORM.INV(RAND();[.$S$28];[.$S$30])" office:value-type="float" office:value="64358.6241814783" calcext:value-type="float">
            <text:p>64358,6241814783</text:p>
          </table:table-cell>
          <table:table-cell table:number-columns-repeated="1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18+4*RAND()" office:value-type="float" office:value="21.416196890641" calcext:value-type="float">
            <text:p>21,4162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formula="of:=COM.MICROSOFT.NORM.INV(RAND();80;10)" office:value-type="float" office:value="86.8479503475864" calcext:value-type="float">
            <text:p>86,8480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formula="of:=4*PI()*PI()*[.I280]*[.B280]" office:value-type="float" office:value="73427.9935283081" calcext:value-type="float">
            <text:p>73427,9935</text:p>
          </table:table-cell>
          <table:table-cell table:number-columns-repeated="5"/>
          <table:table-cell table:formula="of:=COM.MICROSOFT.NORM.INV(RAND();[.$S$28];[.$S$30])" office:value-type="float" office:value="60351.8931061123" calcext:value-type="float">
            <text:p>60351,8931061123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18+4*RAND()" office:value-type="float" office:value="19.4712722427212" calcext:value-type="float">
            <text:p>19,4713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table:formula="of:=COM.MICROSOFT.NORM.INV(RAND();80;10)" office:value-type="float" office:value="78.2641583161206" calcext:value-type="float">
            <text:p>78,2642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table:formula="of:=4*PI()*PI()*[.I281]*[.B281]" office:value-type="float" office:value="60161.2684984008" calcext:value-type="float">
            <text:p>60161,2685</text:p>
          </table:table-cell>
          <table:table-cell table:number-columns-repeated="5"/>
          <table:table-cell table:formula="of:=COM.MICROSOFT.NORM.INV(RAND();[.$S$28];[.$S$30])" office:value-type="float" office:value="57957.8820094182" calcext:value-type="float">
            <text:p>57957,8820094182</text:p>
          </table:table-cell>
          <table:table-cell table:number-columns-repeated="14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18+4*RAND()" office:value-type="float" office:value="20.2071016361006" calcext:value-type="float">
            <text:p>20,2071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table:formula="of:=COM.MICROSOFT.NORM.INV(RAND();80;10)" office:value-type="float" office:value="73.788516298851" calcext:value-type="float">
            <text:p>73,7885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table:formula="of:=4*PI()*PI()*[.I282]*[.B282]" office:value-type="float" office:value="58864.375437671" calcext:value-type="float">
            <text:p>58864,3754</text:p>
          </table:table-cell>
          <table:table-cell table:number-columns-repeated="5"/>
          <table:table-cell table:formula="of:=COM.MICROSOFT.NORM.INV(RAND();[.$S$28];[.$S$30])" office:value-type="float" office:value="65038.7884269259" calcext:value-type="float">
            <text:p>65038,7884269259</text:p>
          </table:table-cell>
          <table:table-cell table:number-columns-repeated="14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18+4*RAND()" office:value-type="float" office:value="20.1588000659831" calcext:value-type="float">
            <text:p>20,1588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table:formula="of:=COM.MICROSOFT.NORM.INV(RAND();80;10)" office:value-type="float" office:value="85.209332157057" calcext:value-type="float">
            <text:p>85,2093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table:formula="of:=4*PI()*PI()*[.I283]*[.B283]" office:value-type="float" office:value="67812.7842159275" calcext:value-type="float">
            <text:p>67812,7842</text:p>
          </table:table-cell>
          <table:table-cell table:number-columns-repeated="5"/>
          <table:table-cell table:formula="of:=COM.MICROSOFT.NORM.INV(RAND();[.$S$28];[.$S$30])" office:value-type="float" office:value="60821.7560393235" calcext:value-type="float">
            <text:p>60821,7560393235</text:p>
          </table:table-cell>
          <table:table-cell table:number-columns-repeated="14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18+4*RAND()" office:value-type="float" office:value="21.7834700034" calcext:value-type="float">
            <text:p>21,7835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table:formula="of:=COM.MICROSOFT.NORM.INV(RAND();80;10)" office:value-type="float" office:value="81.3637702051538" calcext:value-type="float">
            <text:p>81,3638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table:formula="of:=4*PI()*PI()*[.I284]*[.B284]" office:value-type="float" office:value="69970.9649616408" calcext:value-type="float">
            <text:p>69970,9650</text:p>
          </table:table-cell>
          <table:table-cell table:number-columns-repeated="5"/>
          <table:table-cell table:formula="of:=COM.MICROSOFT.NORM.INV(RAND();[.$S$28];[.$S$30])" office:value-type="float" office:value="54525.0783072502" calcext:value-type="float">
            <text:p>54525,0783072502</text:p>
          </table:table-cell>
          <table:table-cell table:number-columns-repeated="14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18+4*RAND()" office:value-type="float" office:value="21.9325810163282" calcext:value-type="float">
            <text:p>21,9326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table:formula="of:=COM.MICROSOFT.NORM.INV(RAND();80;10)" office:value-type="float" office:value="74.3175431003669" calcext:value-type="float">
            <text:p>74,3175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table:formula="of:=4*PI()*PI()*[.I285]*[.B285]" office:value-type="float" office:value="64348.854854955" calcext:value-type="float">
            <text:p>64348,8549</text:p>
          </table:table-cell>
          <table:table-cell table:number-columns-repeated="5"/>
          <table:table-cell table:formula="of:=COM.MICROSOFT.NORM.INV(RAND();[.$S$28];[.$S$30])" office:value-type="float" office:value="67353.0573579682" calcext:value-type="float">
            <text:p>67353,0573579682</text:p>
          </table:table-cell>
          <table:table-cell table:number-columns-repeated="14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18+4*RAND()" office:value-type="float" office:value="18.0908553260379" calcext:value-type="float">
            <text:p>18,0909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table:formula="of:=COM.MICROSOFT.NORM.INV(RAND();80;10)" office:value-type="float" office:value="71.1738678987444" calcext:value-type="float">
            <text:p>71,1739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table:formula="of:=4*PI()*PI()*[.I286]*[.B286]" office:value-type="float" office:value="50832.2584029775" calcext:value-type="float">
            <text:p>50832,2584</text:p>
          </table:table-cell>
          <table:table-cell table:number-columns-repeated="5"/>
          <table:table-cell table:formula="of:=COM.MICROSOFT.NORM.INV(RAND();[.$S$28];[.$S$30])" office:value-type="float" office:value="68348.085308865" calcext:value-type="float">
            <text:p>68348,085308865</text:p>
          </table:table-cell>
          <table:table-cell table:number-columns-repeated="14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18+4*RAND()" office:value-type="float" office:value="21.6883630412631" calcext:value-type="float">
            <text:p>21,6884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table:formula="of:=COM.MICROSOFT.NORM.INV(RAND();80;10)" office:value-type="float" office:value="77.7207096946031" calcext:value-type="float">
            <text:p>77,7207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table:formula="of:=4*PI()*PI()*[.I287]*[.B287]" office:value-type="float" office:value="66546.2011826247" calcext:value-type="float">
            <text:p>66546,2012</text:p>
          </table:table-cell>
          <table:table-cell table:number-columns-repeated="5"/>
          <table:table-cell table:formula="of:=COM.MICROSOFT.NORM.INV(RAND();[.$S$28];[.$S$30])" office:value-type="float" office:value="65316.7644593726" calcext:value-type="float">
            <text:p>65316,7644593726</text:p>
          </table:table-cell>
          <table:table-cell table:number-columns-repeated="14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18+4*RAND()" office:value-type="float" office:value="21.4591988879256" calcext:value-type="float">
            <text:p>21,4592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table:formula="of:=COM.MICROSOFT.NORM.INV(RAND();80;10)" office:value-type="float" office:value="82.2561669735034" calcext:value-type="float">
            <text:p>82,2562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table:formula="of:=4*PI()*PI()*[.I288]*[.B288]" office:value-type="float" office:value="69685.3859533968" calcext:value-type="float">
            <text:p>69685,3860</text:p>
          </table:table-cell>
          <table:table-cell table:number-columns-repeated="5"/>
          <table:table-cell table:formula="of:=COM.MICROSOFT.NORM.INV(RAND();[.$S$28];[.$S$30])" office:value-type="float" office:value="69466.7120262136" calcext:value-type="float">
            <text:p>69466,7120262136</text:p>
          </table:table-cell>
          <table:table-cell table:number-columns-repeated="14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18+4*RAND()" office:value-type="float" office:value="19.2420615307055" calcext:value-type="float">
            <text:p>19,2421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table:formula="of:=COM.MICROSOFT.NORM.INV(RAND();80;10)" office:value-type="float" office:value="61.5909690122681" calcext:value-type="float">
            <text:p>61,5910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table:formula="of:=4*PI()*PI()*[.I289]*[.B289]" office:value-type="float" office:value="46787.3419107837" calcext:value-type="float">
            <text:p>46787,3419</text:p>
          </table:table-cell>
          <table:table-cell table:number-columns-repeated="5"/>
          <table:table-cell table:formula="of:=COM.MICROSOFT.NORM.INV(RAND();[.$S$28];[.$S$30])" office:value-type="float" office:value="64240.8025464246" calcext:value-type="float">
            <text:p>64240,8025464246</text:p>
          </table:table-cell>
          <table:table-cell table:number-columns-repeated="14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18+4*RAND()" office:value-type="float" office:value="18.8116849758662" calcext:value-type="float">
            <text:p>18,8117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table:formula="of:=COM.MICROSOFT.NORM.INV(RAND();80;10)" office:value-type="float" office:value="69.7450931485477" calcext:value-type="float">
            <text:p>69,7451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table:formula="of:=4*PI()*PI()*[.I290]*[.B290]" office:value-type="float" office:value="51796.5808830006" calcext:value-type="float">
            <text:p>51796,5809</text:p>
          </table:table-cell>
          <table:table-cell table:number-columns-repeated="5"/>
          <table:table-cell table:formula="of:=COM.MICROSOFT.NORM.INV(RAND();[.$S$28];[.$S$30])" office:value-type="float" office:value="60769.6485526175" calcext:value-type="float">
            <text:p>60769,6485526175</text:p>
          </table:table-cell>
          <table:table-cell table:number-columns-repeated="14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18+4*RAND()" office:value-type="float" office:value="19.0204768343829" calcext:value-type="float">
            <text:p>19,0205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table:formula="of:=COM.MICROSOFT.NORM.INV(RAND();80;10)" office:value-type="float" office:value="80.0847352348797" calcext:value-type="float">
            <text:p>80,0847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table:formula="of:=4*PI()*PI()*[.I291]*[.B291]" office:value-type="float" office:value="60135.4937462935" calcext:value-type="float">
            <text:p>60135,4937</text:p>
          </table:table-cell>
          <table:table-cell table:number-columns-repeated="5"/>
          <table:table-cell table:formula="of:=COM.MICROSOFT.NORM.INV(RAND();[.$S$28];[.$S$30])" office:value-type="float" office:value="60588.8746580965" calcext:value-type="float">
            <text:p>60588,8746580965</text:p>
          </table:table-cell>
          <table:table-cell table:number-columns-repeated="14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18+4*RAND()" office:value-type="float" office:value="18.9099657838233" calcext:value-type="float">
            <text:p>18,9100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table:formula="of:=COM.MICROSOFT.NORM.INV(RAND();80;10)" office:value-type="float" office:value="73.8036317440645" calcext:value-type="float">
            <text:p>73,8036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table:formula="of:=4*PI()*PI()*[.I292]*[.B292]" office:value-type="float" office:value="55097.0330519898" calcext:value-type="float">
            <text:p>55097,0331</text:p>
          </table:table-cell>
          <table:table-cell table:number-columns-repeated="5"/>
          <table:table-cell table:formula="of:=COM.MICROSOFT.NORM.INV(RAND();[.$S$28];[.$S$30])" office:value-type="float" office:value="59081.7972260566" calcext:value-type="float">
            <text:p>59081,7972260566</text:p>
          </table:table-cell>
          <table:table-cell table:number-columns-repeated="14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18+4*RAND()" office:value-type="float" office:value="18.2968789436854" calcext:value-type="float">
            <text:p>18,2969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table:formula="of:=COM.MICROSOFT.NORM.INV(RAND();80;10)" office:value-type="float" office:value="87.5166726178334" calcext:value-type="float">
            <text:p>87,5167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table:formula="of:=4*PI()*PI()*[.I293]*[.B293]" office:value-type="float" office:value="63216.0780945927" calcext:value-type="float">
            <text:p>63216,0781</text:p>
          </table:table-cell>
          <table:table-cell table:number-columns-repeated="5"/>
          <table:table-cell table:formula="of:=COM.MICROSOFT.NORM.INV(RAND();[.$S$28];[.$S$30])" office:value-type="float" office:value="61001.5382981755" calcext:value-type="float">
            <text:p>61001,5382981755</text:p>
          </table:table-cell>
          <table:table-cell table:number-columns-repeated="14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18+4*RAND()" office:value-type="float" office:value="20.7483698143624" calcext:value-type="float">
            <text:p>20,7484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table:formula="of:=COM.MICROSOFT.NORM.INV(RAND();80;10)" office:value-type="float" office:value="82.7423659910683" calcext:value-type="float">
            <text:p>82,7424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table:formula="of:=4*PI()*PI()*[.I294]*[.B294]" office:value-type="float" office:value="67775.3317591778" calcext:value-type="float">
            <text:p>67775,3318</text:p>
          </table:table-cell>
          <table:table-cell table:number-columns-repeated="5"/>
          <table:table-cell table:formula="of:=COM.MICROSOFT.NORM.INV(RAND();[.$S$28];[.$S$30])" office:value-type="float" office:value="69948.9767991305" calcext:value-type="float">
            <text:p>69948,9767991305</text:p>
          </table:table-cell>
          <table:table-cell table:number-columns-repeated="14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18+4*RAND()" office:value-type="float" office:value="19.5671249995939" calcext:value-type="float">
            <text:p>19,5671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table:formula="of:=COM.MICROSOFT.NORM.INV(RAND();80;10)" office:value-type="float" office:value="81.7765466756539" calcext:value-type="float">
            <text:p>81,7765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table:formula="of:=4*PI()*PI()*[.I295]*[.B295]" office:value-type="float" office:value="63170.6757981071" calcext:value-type="float">
            <text:p>63170,6758</text:p>
          </table:table-cell>
          <table:table-cell table:number-columns-repeated="5"/>
          <table:table-cell table:formula="of:=COM.MICROSOFT.NORM.INV(RAND();[.$S$28];[.$S$30])" office:value-type="float" office:value="63931.1744518086" calcext:value-type="float">
            <text:p>63931,1744518086</text:p>
          </table:table-cell>
          <table:table-cell table:number-columns-repeated="14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18+4*RAND()" office:value-type="float" office:value="21.9471451160498" calcext:value-type="float">
            <text:p>21,9471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table:formula="of:=COM.MICROSOFT.NORM.INV(RAND();80;10)" office:value-type="float" office:value="89.487860439043" calcext:value-type="float">
            <text:p>89,4879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table:formula="of:=4*PI()*PI()*[.I296]*[.B296]" office:value-type="float" office:value="77535.7329465629" calcext:value-type="float">
            <text:p>77535,7329</text:p>
          </table:table-cell>
          <table:table-cell table:number-columns-repeated="5"/>
          <table:table-cell table:formula="of:=COM.MICROSOFT.NORM.INV(RAND();[.$S$28];[.$S$30])" office:value-type="float" office:value="55739.5060556108" calcext:value-type="float">
            <text:p>55739,5060556108</text:p>
          </table:table-cell>
          <table:table-cell table:number-columns-repeated="14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18+4*RAND()" office:value-type="float" office:value="18.8746071564965" calcext:value-type="float">
            <text:p>18,8746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table:formula="of:=COM.MICROSOFT.NORM.INV(RAND();80;10)" office:value-type="float" office:value="85.6582205133664" calcext:value-type="float">
            <text:p>85,6582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table:formula="of:=4*PI()*PI()*[.I297]*[.B297]" office:value-type="float" office:value="63827.3341780727" calcext:value-type="float">
            <text:p>63827,3342</text:p>
          </table:table-cell>
          <table:table-cell table:number-columns-repeated="5"/>
          <table:table-cell table:formula="of:=COM.MICROSOFT.NORM.INV(RAND();[.$S$28];[.$S$30])" office:value-type="float" office:value="59640.6766855984" calcext:value-type="float">
            <text:p>59640,6766855984</text:p>
          </table:table-cell>
          <table:table-cell table:number-columns-repeated="14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18+4*RAND()" office:value-type="float" office:value="20.5730067170225" calcext:value-type="float">
            <text:p>20,5730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table:formula="of:=COM.MICROSOFT.NORM.INV(RAND();80;10)" office:value-type="float" office:value="72.4770726634062" calcext:value-type="float">
            <text:p>72,4771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table:formula="of:=4*PI()*PI()*[.I298]*[.B298]" office:value-type="float" office:value="58865.1355672213" calcext:value-type="float">
            <text:p>58865,1356</text:p>
          </table:table-cell>
          <table:table-cell table:number-columns-repeated="5"/>
          <table:table-cell table:formula="of:=COM.MICROSOFT.NORM.INV(RAND();[.$S$28];[.$S$30])" office:value-type="float" office:value="68241.6433304343" calcext:value-type="float">
            <text:p>68241,6433304343</text:p>
          </table:table-cell>
          <table:table-cell table:number-columns-repeated="14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18+4*RAND()" office:value-type="float" office:value="20.1110700196587" calcext:value-type="float">
            <text:p>20,1111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table:formula="of:=COM.MICROSOFT.NORM.INV(RAND();80;10)" office:value-type="float" office:value="79.828598900504" calcext:value-type="float">
            <text:p>79,8286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table:formula="of:=4*PI()*PI()*[.I299]*[.B299]" office:value-type="float" office:value="63380.1732015471" calcext:value-type="float">
            <text:p>63380,1732</text:p>
          </table:table-cell>
          <table:table-cell table:number-columns-repeated="5"/>
          <table:table-cell table:formula="of:=COM.MICROSOFT.NORM.INV(RAND();[.$S$28];[.$S$30])" office:value-type="float" office:value="58063.4454782934" calcext:value-type="float">
            <text:p>58063,4454782934</text:p>
          </table:table-cell>
          <table:table-cell table:number-columns-repeated="14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18+4*RAND()" office:value-type="float" office:value="21.1138626313768" calcext:value-type="float">
            <text:p>21,1139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formula="of:=COM.MICROSOFT.NORM.INV(RAND();80;10)" office:value-type="float" office:value="83.1148912418017" calcext:value-type="float">
            <text:p>83,1149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formula="of:=4*PI()*PI()*[.I300]*[.B300]" office:value-type="float" office:value="69279.7432172097" calcext:value-type="float">
            <text:p>69279,7432</text:p>
          </table:table-cell>
          <table:table-cell table:number-columns-repeated="5"/>
          <table:table-cell table:formula="of:=COM.MICROSOFT.NORM.INV(RAND();[.$S$28];[.$S$30])" office:value-type="float" office:value="58061.4848704461" calcext:value-type="float">
            <text:p>58061,4848704461</text:p>
          </table:table-cell>
          <table:table-cell table:number-columns-repeated="14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18+4*RAND()" office:value-type="float" office:value="19.6065320097841" calcext:value-type="float">
            <text:p>19,6065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table:formula="of:=COM.MICROSOFT.NORM.INV(RAND();80;10)" office:value-type="float" office:value="74.2889708414752" calcext:value-type="float">
            <text:p>74,2890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table:formula="of:=4*PI()*PI()*[.I301]*[.B301]" office:value-type="float" office:value="57502.253030083" calcext:value-type="float">
            <text:p>57502,2530</text:p>
          </table:table-cell>
          <table:table-cell table:number-columns-repeated="5"/>
          <table:table-cell table:formula="of:=COM.MICROSOFT.NORM.INV(RAND();[.$S$28];[.$S$30])" office:value-type="float" office:value="59886.699035432" calcext:value-type="float">
            <text:p>59886,699035432</text:p>
          </table:table-cell>
          <table:table-cell table:number-columns-repeated="14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18+4*RAND()" office:value-type="float" office:value="18.3423195010982" calcext:value-type="float">
            <text:p>18,3423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table:formula="of:=COM.MICROSOFT.NORM.INV(RAND();80;10)" office:value-type="float" office:value="95.7323756011348" calcext:value-type="float">
            <text:p>95,7324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table:formula="of:=4*PI()*PI()*[.I302]*[.B302]" office:value-type="float" office:value="69322.2781949981" calcext:value-type="float">
            <text:p>69322,2782</text:p>
          </table:table-cell>
          <table:table-cell table:number-columns-repeated="5"/>
          <table:table-cell table:formula="of:=COM.MICROSOFT.NORM.INV(RAND();[.$S$28];[.$S$30])" office:value-type="float" office:value="63649.0803318569" calcext:value-type="float">
            <text:p>63649,0803318569</text:p>
          </table:table-cell>
          <table:table-cell table:number-columns-repeated="14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18+4*RAND()" office:value-type="float" office:value="18.4379627504386" calcext:value-type="float">
            <text:p>18,4380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table:formula="of:=COM.MICROSOFT.NORM.INV(RAND();80;10)" office:value-type="float" office:value="78.1615806017557" calcext:value-type="float">
            <text:p>78,1616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table:formula="of:=4*PI()*PI()*[.I303]*[.B303]" office:value-type="float" office:value="56893.9390498153" calcext:value-type="float">
            <text:p>56893,9390</text:p>
          </table:table-cell>
          <table:table-cell table:number-columns-repeated="5"/>
          <table:table-cell table:formula="of:=COM.MICROSOFT.NORM.INV(RAND();[.$S$28];[.$S$30])" office:value-type="float" office:value="64633.1971036225" calcext:value-type="float">
            <text:p>64633,1971036225</text:p>
          </table:table-cell>
          <table:table-cell table:number-columns-repeated="14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18+4*RAND()" office:value-type="float" office:value="21.1459032944404" calcext:value-type="float">
            <text:p>21,1459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table:formula="of:=COM.MICROSOFT.NORM.INV(RAND();80;10)" office:value-type="float" office:value="75.8169559847119" calcext:value-type="float">
            <text:p>75,8170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table:formula="of:=4*PI()*PI()*[.I304]*[.B304]" office:value-type="float" office:value="63292.5104780021" calcext:value-type="float">
            <text:p>63292,5105</text:p>
          </table:table-cell>
          <table:table-cell table:number-columns-repeated="5"/>
          <table:table-cell table:formula="of:=COM.MICROSOFT.NORM.INV(RAND();[.$S$28];[.$S$30])" office:value-type="float" office:value="70605.0817776174" calcext:value-type="float">
            <text:p>70605,0817776174</text:p>
          </table:table-cell>
          <table:table-cell table:number-columns-repeated="14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18+4*RAND()" office:value-type="float" office:value="21.722817747388" calcext:value-type="float">
            <text:p>21,7228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table:formula="of:=COM.MICROSOFT.NORM.INV(RAND();80;10)" office:value-type="float" office:value="68.3090378799293" calcext:value-type="float">
            <text:p>68,3090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table:formula="of:=4*PI()*PI()*[.I305]*[.B305]" office:value-type="float" office:value="58580.6334676527" calcext:value-type="float">
            <text:p>58580,6335</text:p>
          </table:table-cell>
          <table:table-cell table:number-columns-repeated="5"/>
          <table:table-cell table:formula="of:=COM.MICROSOFT.NORM.INV(RAND();[.$S$28];[.$S$30])" office:value-type="float" office:value="53967.4336200832" calcext:value-type="float">
            <text:p>53967,4336200832</text:p>
          </table:table-cell>
          <table:table-cell table:number-columns-repeated="14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18+4*RAND()" office:value-type="float" office:value="18.6484999801032" calcext:value-type="float">
            <text:p>18,6485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table:formula="of:=COM.MICROSOFT.NORM.INV(RAND();80;10)" office:value-type="float" office:value="88.5936517172627" calcext:value-type="float">
            <text:p>88,5937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table:formula="of:=4*PI()*PI()*[.I306]*[.B306]" office:value-type="float" office:value="65223.8220239775" calcext:value-type="float">
            <text:p>65223,8220</text:p>
          </table:table-cell>
          <table:table-cell table:number-columns-repeated="5"/>
          <table:table-cell table:formula="of:=COM.MICROSOFT.NORM.INV(RAND();[.$S$28];[.$S$30])" office:value-type="float" office:value="57977.0971049134" calcext:value-type="float">
            <text:p>57977,0971049134</text:p>
          </table:table-cell>
          <table:table-cell table:number-columns-repeated="14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18+4*RAND()" office:value-type="float" office:value="18.1378329410218" calcext:value-type="float">
            <text:p>18,1378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table:formula="of:=COM.MICROSOFT.NORM.INV(RAND();80;10)" office:value-type="float" office:value="83.1322610700798" calcext:value-type="float">
            <text:p>83,1323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table:formula="of:=4*PI()*PI()*[.I307]*[.B307]" office:value-type="float" office:value="59527.100221062" calcext:value-type="float">
            <text:p>59527,1002</text:p>
          </table:table-cell>
          <table:table-cell table:number-columns-repeated="5"/>
          <table:table-cell table:formula="of:=COM.MICROSOFT.NORM.INV(RAND();[.$S$28];[.$S$30])" office:value-type="float" office:value="61656.2852298069" calcext:value-type="float">
            <text:p>61656,2852298069</text:p>
          </table:table-cell>
          <table:table-cell table:number-columns-repeated="14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18+4*RAND()" office:value-type="float" office:value="21.6918206135742" calcext:value-type="float">
            <text:p>21,6918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table:formula="of:=COM.MICROSOFT.NORM.INV(RAND();80;10)" office:value-type="float" office:value="85.7869312184191" calcext:value-type="float">
            <text:p>85,7869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table:formula="of:=4*PI()*PI()*[.I308]*[.B308]" office:value-type="float" office:value="73464.3894231571" calcext:value-type="float">
            <text:p>73464,3894</text:p>
          </table:table-cell>
          <table:table-cell table:number-columns-repeated="5"/>
          <table:table-cell table:formula="of:=COM.MICROSOFT.NORM.INV(RAND();[.$S$28];[.$S$30])" office:value-type="float" office:value="71616.6414525912" calcext:value-type="float">
            <text:p>71616,6414525912</text:p>
          </table:table-cell>
          <table:table-cell table:number-columns-repeated="14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18+4*RAND()" office:value-type="float" office:value="20.2793591744266" calcext:value-type="float">
            <text:p>20,2794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table:formula="of:=COM.MICROSOFT.NORM.INV(RAND();80;10)" office:value-type="float" office:value="89.4963446635059" calcext:value-type="float">
            <text:p>89,4963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table:formula="of:=4*PI()*PI()*[.I309]*[.B309]" office:value-type="float" office:value="71650.5059647226" calcext:value-type="float">
            <text:p>71650,5060</text:p>
          </table:table-cell>
          <table:table-cell table:number-columns-repeated="5"/>
          <table:table-cell table:formula="of:=COM.MICROSOFT.NORM.INV(RAND();[.$S$28];[.$S$30])" office:value-type="float" office:value="64549.581122259" calcext:value-type="float">
            <text:p>64549,581122259</text:p>
          </table:table-cell>
          <table:table-cell table:number-columns-repeated="14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18+4*RAND()" office:value-type="float" office:value="20.7025753916241" calcext:value-type="float">
            <text:p>20,7026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table:formula="of:=COM.MICROSOFT.NORM.INV(RAND();80;10)" office:value-type="float" office:value="75.4130991512193" calcext:value-type="float">
            <text:p>75,4131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table:formula="of:=4*PI()*PI()*[.I310]*[.B310]" office:value-type="float" office:value="61635.4967271332" calcext:value-type="float">
            <text:p>61635,4967</text:p>
          </table:table-cell>
          <table:table-cell table:number-columns-repeated="5"/>
          <table:table-cell table:formula="of:=COM.MICROSOFT.NORM.INV(RAND();[.$S$28];[.$S$30])" office:value-type="float" office:value="62171.608829715" calcext:value-type="float">
            <text:p>62171,608829715</text:p>
          </table:table-cell>
          <table:table-cell table:number-columns-repeated="14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18+4*RAND()" office:value-type="float" office:value="20.4006887977012" calcext:value-type="float">
            <text:p>20,4007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table:formula="of:=COM.MICROSOFT.NORM.INV(RAND();80;10)" office:value-type="float" office:value="74.363406283289" calcext:value-type="float">
            <text:p>74,3634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table:formula="of:=4*PI()*PI()*[.I311]*[.B311]" office:value-type="float" office:value="59891.3141353582" calcext:value-type="float">
            <text:p>59891,3141</text:p>
          </table:table-cell>
          <table:table-cell table:number-columns-repeated="5"/>
          <table:table-cell table:formula="of:=COM.MICROSOFT.NORM.INV(RAND();[.$S$28];[.$S$30])" office:value-type="float" office:value="80946.2816485859" calcext:value-type="float">
            <text:p>80946,2816485859</text:p>
          </table:table-cell>
          <table:table-cell table:number-columns-repeated="14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18+4*RAND()" office:value-type="float" office:value="18.6773024047725" calcext:value-type="float">
            <text:p>18,6773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table:formula="of:=COM.MICROSOFT.NORM.INV(RAND();80;10)" office:value-type="float" office:value="93.293319411075" calcext:value-type="float">
            <text:p>93,2933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table:formula="of:=4*PI()*PI()*[.I312]*[.B312]" office:value-type="float" office:value="68789.8611661136" calcext:value-type="float">
            <text:p>68789,8612</text:p>
          </table:table-cell>
          <table:table-cell table:number-columns-repeated="5"/>
          <table:table-cell table:formula="of:=COM.MICROSOFT.NORM.INV(RAND();[.$S$28];[.$S$30])" office:value-type="float" office:value="63209.1989298479" calcext:value-type="float">
            <text:p>63209,1989298479</text:p>
          </table:table-cell>
          <table:table-cell table:number-columns-repeated="14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18+4*RAND()" office:value-type="float" office:value="19.3571922429837" calcext:value-type="float">
            <text:p>19,3572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table:formula="of:=COM.MICROSOFT.NORM.INV(RAND();80;10)" office:value-type="float" office:value="81.0543301305233" calcext:value-type="float">
            <text:p>81,0543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table:formula="of:=4*PI()*PI()*[.I313]*[.B313]" office:value-type="float" office:value="61941.0154544304" calcext:value-type="float">
            <text:p>61941,0155</text:p>
          </table:table-cell>
          <table:table-cell table:number-columns-repeated="5"/>
          <table:table-cell table:formula="of:=COM.MICROSOFT.NORM.INV(RAND();[.$S$28];[.$S$30])" office:value-type="float" office:value="66039.090236204" calcext:value-type="float">
            <text:p>66039,090236204</text:p>
          </table:table-cell>
          <table:table-cell table:number-columns-repeated="14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18+4*RAND()" office:value-type="float" office:value="21.1120613259263" calcext:value-type="float">
            <text:p>21,1121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table:formula="of:=COM.MICROSOFT.NORM.INV(RAND();80;10)" office:value-type="float" office:value="70.679889259093" calcext:value-type="float">
            <text:p>70,6799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table:formula="of:=4*PI()*PI()*[.I314]*[.B314]" office:value-type="float" office:value="58909.6219726406" calcext:value-type="float">
            <text:p>58909,6220</text:p>
          </table:table-cell>
          <table:table-cell table:number-columns-repeated="5"/>
          <table:table-cell table:formula="of:=COM.MICROSOFT.NORM.INV(RAND();[.$S$28];[.$S$30])" office:value-type="float" office:value="67946.4386946787" calcext:value-type="float">
            <text:p>67946,4386946787</text:p>
          </table:table-cell>
          <table:table-cell table:number-columns-repeated="14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18+4*RAND()" office:value-type="float" office:value="18.6354556237347" calcext:value-type="float">
            <text:p>18,6355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table:formula="of:=COM.MICROSOFT.NORM.INV(RAND();80;10)" office:value-type="float" office:value="70.4980251847927" calcext:value-type="float">
            <text:p>70,4980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table:formula="of:=4*PI()*PI()*[.I315]*[.B315]" office:value-type="float" office:value="51865.2772367801" calcext:value-type="float">
            <text:p>51865,2772</text:p>
          </table:table-cell>
          <table:table-cell table:number-columns-repeated="5"/>
          <table:table-cell table:formula="of:=COM.MICROSOFT.NORM.INV(RAND();[.$S$28];[.$S$30])" office:value-type="float" office:value="69899.7797664319" calcext:value-type="float">
            <text:p>69899,7797664319</text:p>
          </table:table-cell>
          <table:table-cell table:number-columns-repeated="14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18+4*RAND()" office:value-type="float" office:value="20.5651698908769" calcext:value-type="float">
            <text:p>20,5652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formula="of:=COM.MICROSOFT.NORM.INV(RAND();80;10)" office:value-type="float" office:value="90.0398316551315" calcext:value-type="float">
            <text:p>90,0398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formula="of:=4*PI()*PI()*[.I316]*[.B316]" office:value-type="float" office:value="73101.5713938025" calcext:value-type="float">
            <text:p>73101,5714</text:p>
          </table:table-cell>
          <table:table-cell table:number-columns-repeated="5"/>
          <table:table-cell table:formula="of:=COM.MICROSOFT.NORM.INV(RAND();[.$S$28];[.$S$30])" office:value-type="float" office:value="46003.1685430212" calcext:value-type="float">
            <text:p>46003,1685430212</text:p>
          </table:table-cell>
          <table:table-cell table:number-columns-repeated="14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18+4*RAND()" office:value-type="float" office:value="18.0154260867275" calcext:value-type="float">
            <text:p>18,0154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table:formula="of:=COM.MICROSOFT.NORM.INV(RAND();80;10)" office:value-type="float" office:value="70.8112250750814" calcext:value-type="float">
            <text:p>70,8112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table:formula="of:=4*PI()*PI()*[.I317]*[.B317]" office:value-type="float" office:value="50362.3959212296" calcext:value-type="float">
            <text:p>50362,3959</text:p>
          </table:table-cell>
          <table:table-cell table:number-columns-repeated="5"/>
          <table:table-cell table:formula="of:=COM.MICROSOFT.NORM.INV(RAND();[.$S$28];[.$S$30])" office:value-type="float" office:value="69640.120417777" calcext:value-type="float">
            <text:p>69640,120417777</text:p>
          </table:table-cell>
          <table:table-cell table:number-columns-repeated="14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18+4*RAND()" office:value-type="float" office:value="19.0607335879467" calcext:value-type="float">
            <text:p>19,0607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table:formula="of:=COM.MICROSOFT.NORM.INV(RAND();80;10)" office:value-type="float" office:value="84.311921549677" calcext:value-type="float">
            <text:p>84,3119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table:formula="of:=4*PI()*PI()*[.I318]*[.B318]" office:value-type="float" office:value="63443.6755345895" calcext:value-type="float">
            <text:p>63443,6755</text:p>
          </table:table-cell>
          <table:table-cell table:number-columns-repeated="5"/>
          <table:table-cell table:formula="of:=COM.MICROSOFT.NORM.INV(RAND();[.$S$28];[.$S$30])" office:value-type="float" office:value="71070.9716180262" calcext:value-type="float">
            <text:p>71070,9716180262</text:p>
          </table:table-cell>
          <table:table-cell table:number-columns-repeated="14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18+4*RAND()" office:value-type="float" office:value="21.9814516329207" calcext:value-type="float">
            <text:p>21,9815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table:formula="of:=COM.MICROSOFT.NORM.INV(RAND();80;10)" office:value-type="float" office:value="76.1957558044607" calcext:value-type="float">
            <text:p>76,1958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table:formula="of:=4*PI()*PI()*[.I319]*[.B319]" office:value-type="float" office:value="66122.137963249" calcext:value-type="float">
            <text:p>66122,1380</text:p>
          </table:table-cell>
          <table:table-cell table:number-columns-repeated="5"/>
          <table:table-cell table:formula="of:=COM.MICROSOFT.NORM.INV(RAND();[.$S$28];[.$S$30])" office:value-type="float" office:value="56978.8663854423" calcext:value-type="float">
            <text:p>56978,8663854423</text:p>
          </table:table-cell>
          <table:table-cell table:number-columns-repeated="14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18+4*RAND()" office:value-type="float" office:value="20.2037810334004" calcext:value-type="float">
            <text:p>20,2038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table:formula="of:=COM.MICROSOFT.NORM.INV(RAND();80;10)" office:value-type="float" office:value="71.8012596232516" calcext:value-type="float">
            <text:p>71,8013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table:formula="of:=4*PI()*PI()*[.I320]*[.B320]" office:value-type="float" office:value="57269.6399785975" calcext:value-type="float">
            <text:p>57269,6400</text:p>
          </table:table-cell>
          <table:table-cell table:number-columns-repeated="5"/>
          <table:table-cell table:formula="of:=COM.MICROSOFT.NORM.INV(RAND();[.$S$28];[.$S$30])" office:value-type="float" office:value="61367.6026975409" calcext:value-type="float">
            <text:p>61367,6026975409</text:p>
          </table:table-cell>
          <table:table-cell table:number-columns-repeated="14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18+4*RAND()" office:value-type="float" office:value="20.1325404108502" calcext:value-type="float">
            <text:p>20,1325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table:formula="of:=COM.MICROSOFT.NORM.INV(RAND();80;10)" office:value-type="float" office:value="95.0881142693818" calcext:value-type="float">
            <text:p>95,0881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table:formula="of:=4*PI()*PI()*[.I321]*[.B321]" office:value-type="float" office:value="75576.1128838585" calcext:value-type="float">
            <text:p>75576,1129</text:p>
          </table:table-cell>
          <table:table-cell table:number-columns-repeated="5"/>
          <table:table-cell table:formula="of:=COM.MICROSOFT.NORM.INV(RAND();[.$S$28];[.$S$30])" office:value-type="float" office:value="68260.4061856128" calcext:value-type="float">
            <text:p>68260,4061856128</text:p>
          </table:table-cell>
          <table:table-cell table:number-columns-repeated="14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18+4*RAND()" office:value-type="float" office:value="19.9598261280917" calcext:value-type="float">
            <text:p>19,9598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formula="of:=COM.MICROSOFT.NORM.INV(RAND();80;10)" office:value-type="float" office:value="76.2694354559267" calcext:value-type="float">
            <text:p>76,2694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formula="of:=4*PI()*PI()*[.I322]*[.B322]" office:value-type="float" office:value="60098.9690748892" calcext:value-type="float">
            <text:p>60098,9691</text:p>
          </table:table-cell>
          <table:table-cell table:number-columns-repeated="5"/>
          <table:table-cell table:formula="of:=COM.MICROSOFT.NORM.INV(RAND();[.$S$28];[.$S$30])" office:value-type="float" office:value="79182.6370752754" calcext:value-type="float">
            <text:p>79182,6370752754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18+4*RAND()" office:value-type="float" office:value="19.1278630136512" calcext:value-type="float">
            <text:p>19,1279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table:formula="of:=COM.MICROSOFT.NORM.INV(RAND();80;10)" office:value-type="float" office:value="100.79963850921" calcext:value-type="float">
            <text:p>100,7996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table:formula="of:=4*PI()*PI()*[.I323]*[.B323]" office:value-type="float" office:value="76117.6136289853" calcext:value-type="float">
            <text:p>76117,6136</text:p>
          </table:table-cell>
          <table:table-cell table:number-columns-repeated="5"/>
          <table:table-cell table:formula="of:=COM.MICROSOFT.NORM.INV(RAND();[.$S$28];[.$S$30])" office:value-type="float" office:value="66007.241219655" calcext:value-type="float">
            <text:p>66007,241219655</text:p>
          </table:table-cell>
          <table:table-cell table:number-columns-repeated="14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18+4*RAND()" office:value-type="float" office:value="20.9469951582141" calcext:value-type="float">
            <text:p>20,9470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table:formula="of:=COM.MICROSOFT.NORM.INV(RAND();80;10)" office:value-type="float" office:value="84.6221314424865" calcext:value-type="float">
            <text:p>84,6221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table:formula="of:=4*PI()*PI()*[.I324]*[.B324]" office:value-type="float" office:value="69978.6289059039" calcext:value-type="float">
            <text:p>69978,6289</text:p>
          </table:table-cell>
          <table:table-cell table:number-columns-repeated="5"/>
          <table:table-cell table:formula="of:=COM.MICROSOFT.NORM.INV(RAND();[.$S$28];[.$S$30])" office:value-type="float" office:value="64240.5290072002" calcext:value-type="float">
            <text:p>64240,5290072002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8+4*RAND()" office:value-type="float" office:value="19.4256007443182" calcext:value-type="float">
            <text:p>19,4256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formula="of:=COM.MICROSOFT.NORM.INV(RAND();80;10)" office:value-type="float" office:value="69.4555390295612" calcext:value-type="float">
            <text:p>69,4555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formula="of:=4*PI()*PI()*[.I325]*[.B325]" office:value-type="float" office:value="53264.8957371986" calcext:value-type="float">
            <text:p>53264,8957</text:p>
          </table:table-cell>
          <table:table-cell table:number-columns-repeated="5"/>
          <table:table-cell table:formula="of:=COM.MICROSOFT.NORM.INV(RAND();[.$S$28];[.$S$30])" office:value-type="float" office:value="58254.4930564228" calcext:value-type="float">
            <text:p>58254,4930564228</text:p>
          </table:table-cell>
          <table:table-cell table:number-columns-repeated="14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18+4*RAND()" office:value-type="float" office:value="19.363286702428" calcext:value-type="float">
            <text:p>19,3633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table:formula="of:=COM.MICROSOFT.NORM.INV(RAND();80;10)" office:value-type="float" office:value="76.3037512685424" calcext:value-type="float">
            <text:p>76,3038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table:formula="of:=4*PI()*PI()*[.I326]*[.B326]" office:value-type="float" office:value="58329.0229809815" calcext:value-type="float">
            <text:p>58329,0230</text:p>
          </table:table-cell>
          <table:table-cell table:number-columns-repeated="5"/>
          <table:table-cell table:formula="of:=COM.MICROSOFT.NORM.INV(RAND();[.$S$28];[.$S$30])" office:value-type="float" office:value="64356.7865244266" calcext:value-type="float">
            <text:p>64356,7865244266</text:p>
          </table:table-cell>
          <table:table-cell table:number-columns-repeated="14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18+4*RAND()" office:value-type="float" office:value="18.1931006074883" calcext:value-type="float">
            <text:p>18,1931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table:formula="of:=COM.MICROSOFT.NORM.INV(RAND();80;10)" office:value-type="float" office:value="90.3087415178642" calcext:value-type="float">
            <text:p>90,3087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table:formula="of:=4*PI()*PI()*[.I327]*[.B327]" office:value-type="float" office:value="64862.8830065748" calcext:value-type="float">
            <text:p>64862,8830</text:p>
          </table:table-cell>
          <table:table-cell table:number-columns-repeated="5"/>
          <table:table-cell table:formula="of:=COM.MICROSOFT.NORM.INV(RAND();[.$S$28];[.$S$30])" office:value-type="float" office:value="67383.4576604546" calcext:value-type="float">
            <text:p>67383,4576604546</text:p>
          </table:table-cell>
          <table:table-cell table:number-columns-repeated="14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18+4*RAND()" office:value-type="float" office:value="19.6875172588043" calcext:value-type="float">
            <text:p>19,6875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table:formula="of:=COM.MICROSOFT.NORM.INV(RAND();80;10)" office:value-type="float" office:value="65.2234743688843" calcext:value-type="float">
            <text:p>65,2235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table:formula="of:=4*PI()*PI()*[.I328]*[.B328]" office:value-type="float" office:value="50693.7732527642" calcext:value-type="float">
            <text:p>50693,7733</text:p>
          </table:table-cell>
          <table:table-cell table:number-columns-repeated="5"/>
          <table:table-cell table:formula="of:=COM.MICROSOFT.NORM.INV(RAND();[.$S$28];[.$S$30])" office:value-type="float" office:value="81819.9154186468" calcext:value-type="float">
            <text:p>81819,9154186468</text:p>
          </table:table-cell>
          <table:table-cell table:number-columns-repeated="14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18+4*RAND()" office:value-type="float" office:value="21.6319103925489" calcext:value-type="float">
            <text:p>21,6319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table:formula="of:=COM.MICROSOFT.NORM.INV(RAND();80;10)" office:value-type="float" office:value="85.3583210151432" calcext:value-type="float">
            <text:p>85,3583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table:formula="of:=4*PI()*PI()*[.I329]*[.B329]" office:value-type="float" office:value="72895.4591756839" calcext:value-type="float">
            <text:p>72895,4592</text:p>
          </table:table-cell>
          <table:table-cell table:number-columns-repeated="5"/>
          <table:table-cell table:formula="of:=COM.MICROSOFT.NORM.INV(RAND();[.$S$28];[.$S$30])" office:value-type="float" office:value="58989.6681726353" calcext:value-type="float">
            <text:p>58989,6681726353</text:p>
          </table:table-cell>
          <table:table-cell table:number-columns-repeated="14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18+4*RAND()" office:value-type="float" office:value="20.3501995815896" calcext:value-type="float">
            <text:p>20,3502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table:formula="of:=COM.MICROSOFT.NORM.INV(RAND();80;10)" office:value-type="float" office:value="76.6301151524115" calcext:value-type="float">
            <text:p>76,6301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table:formula="of:=4*PI()*PI()*[.I330]*[.B330]" office:value-type="float" office:value="61564.1500129551" calcext:value-type="float">
            <text:p>61564,1500</text:p>
          </table:table-cell>
          <table:table-cell table:number-columns-repeated="5"/>
          <table:table-cell table:formula="of:=COM.MICROSOFT.NORM.INV(RAND();[.$S$28];[.$S$30])" office:value-type="float" office:value="64899.1382072991" calcext:value-type="float">
            <text:p>64899,1382072991</text:p>
          </table:table-cell>
          <table:table-cell table:number-columns-repeated="14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18+4*RAND()" office:value-type="float" office:value="19.904291506391" calcext:value-type="float">
            <text:p>19,9043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table:formula="of:=COM.MICROSOFT.NORM.INV(RAND();80;10)" office:value-type="float" office:value="65.9243453456198" calcext:value-type="float">
            <text:p>65,9243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table:formula="of:=4*PI()*PI()*[.I331]*[.B331]" office:value-type="float" office:value="51802.6868600025" calcext:value-type="float">
            <text:p>51802,6869</text:p>
          </table:table-cell>
          <table:table-cell table:number-columns-repeated="5"/>
          <table:table-cell table:formula="of:=COM.MICROSOFT.NORM.INV(RAND();[.$S$28];[.$S$30])" office:value-type="float" office:value="61428.2773436686" calcext:value-type="float">
            <text:p>61428,2773436686</text:p>
          </table:table-cell>
          <table:table-cell table:number-columns-repeated="14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18+4*RAND()" office:value-type="float" office:value="21.9515469069593" calcext:value-type="float">
            <text:p>21,9515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table:formula="of:=COM.MICROSOFT.NORM.INV(RAND();80;10)" office:value-type="float" office:value="56.4914620944383" calcext:value-type="float">
            <text:p>56,4915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table:formula="of:=4*PI()*PI()*[.I332]*[.B332]" office:value-type="float" office:value="48956.1979215015" calcext:value-type="float">
            <text:p>48956,1979</text:p>
          </table:table-cell>
          <table:table-cell table:number-columns-repeated="5"/>
          <table:table-cell table:formula="of:=COM.MICROSOFT.NORM.INV(RAND();[.$S$28];[.$S$30])" office:value-type="float" office:value="53497.9190316351" calcext:value-type="float">
            <text:p>53497,9190316351</text:p>
          </table:table-cell>
          <table:table-cell table:number-columns-repeated="14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18+4*RAND()" office:value-type="float" office:value="19.2555891978554" calcext:value-type="float">
            <text:p>19,2556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formula="of:=COM.MICROSOFT.NORM.INV(RAND();80;10)" office:value-type="float" office:value="92.1663704856014" calcext:value-type="float">
            <text:p>92,1664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formula="of:=4*PI()*PI()*[.I333]*[.B333]" office:value-type="float" office:value="70063.0491721382" calcext:value-type="float">
            <text:p>70063,0492</text:p>
          </table:table-cell>
          <table:table-cell table:number-columns-repeated="5"/>
          <table:table-cell table:formula="of:=COM.MICROSOFT.NORM.INV(RAND();[.$S$28];[.$S$30])" office:value-type="float" office:value="54853.6801527464" calcext:value-type="float">
            <text:p>54853,6801527464</text:p>
          </table:table-cell>
          <table:table-cell table:number-columns-repeated="14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18+4*RAND()" office:value-type="float" office:value="21.6024613282643" calcext:value-type="float">
            <text:p>21,6025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table:formula="of:=COM.MICROSOFT.NORM.INV(RAND();80;10)" office:value-type="float" office:value="72.3766887923935" calcext:value-type="float">
            <text:p>72,3767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table:formula="of:=4*PI()*PI()*[.I334]*[.B334]" office:value-type="float" office:value="61725.0831267303" calcext:value-type="float">
            <text:p>61725,0831</text:p>
          </table:table-cell>
          <table:table-cell table:number-columns-repeated="5"/>
          <table:table-cell table:formula="of:=COM.MICROSOFT.NORM.INV(RAND();[.$S$28];[.$S$30])" office:value-type="float" office:value="49647.2249037633" calcext:value-type="float">
            <text:p>49647,2249037633</text:p>
          </table:table-cell>
          <table:table-cell table:number-columns-repeated="14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18+4*RAND()" office:value-type="float" office:value="21.4059331496246" calcext:value-type="float">
            <text:p>21,4059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formula="of:=COM.MICROSOFT.NORM.INV(RAND();80;10)" office:value-type="float" office:value="83.4255374651679" calcext:value-type="float">
            <text:p>83,4255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formula="of:=4*PI()*PI()*[.I335]*[.B335]" office:value-type="float" office:value="70500.6165050238" calcext:value-type="float">
            <text:p>70500,6165</text:p>
          </table:table-cell>
          <table:table-cell table:number-columns-repeated="5"/>
          <table:table-cell table:formula="of:=COM.MICROSOFT.NORM.INV(RAND();[.$S$28];[.$S$30])" office:value-type="float" office:value="61906.7061570108" calcext:value-type="float">
            <text:p>61906,7061570108</text:p>
          </table:table-cell>
          <table:table-cell table:number-columns-repeated="14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18+4*RAND()" office:value-type="float" office:value="18.7620335766114" calcext:value-type="float">
            <text:p>18,7620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table:formula="of:=COM.MICROSOFT.NORM.INV(RAND();80;10)" office:value-type="float" office:value="65.499729906581" calcext:value-type="float">
            <text:p>65,4997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table:formula="of:=4*PI()*PI()*[.I336]*[.B336]" office:value-type="float" office:value="48515.3484232589" calcext:value-type="float">
            <text:p>48515,3484</text:p>
          </table:table-cell>
          <table:table-cell table:number-columns-repeated="5"/>
          <table:table-cell table:formula="of:=COM.MICROSOFT.NORM.INV(RAND();[.$S$28];[.$S$30])" office:value-type="float" office:value="76079.9982256487" calcext:value-type="float">
            <text:p>76079,9982256487</text:p>
          </table:table-cell>
          <table:table-cell table:number-columns-repeated="14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18+4*RAND()" office:value-type="float" office:value="21.2569803870283" calcext:value-type="float">
            <text:p>21,2570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table:formula="of:=COM.MICROSOFT.NORM.INV(RAND();80;10)" office:value-type="float" office:value="86.4688802674935" calcext:value-type="float">
            <text:p>86,4689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table:formula="of:=4*PI()*PI()*[.I337]*[.B337]" office:value-type="float" office:value="72563.9881358969" calcext:value-type="float">
            <text:p>72563,9881</text:p>
          </table:table-cell>
          <table:table-cell table:number-columns-repeated="5"/>
          <table:table-cell table:formula="of:=COM.MICROSOFT.NORM.INV(RAND();[.$S$28];[.$S$30])" office:value-type="float" office:value="62835.2678159974" calcext:value-type="float">
            <text:p>62835,2678159974</text:p>
          </table:table-cell>
          <table:table-cell table:number-columns-repeated="14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18+4*RAND()" office:value-type="float" office:value="19.7346800961532" calcext:value-type="float">
            <text:p>19,7347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table:formula="of:=COM.MICROSOFT.NORM.INV(RAND();80;10)" office:value-type="float" office:value="78.3469798833889" calcext:value-type="float">
            <text:p>78,3470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table:formula="of:=4*PI()*PI()*[.I338]*[.B338]" office:value-type="float" office:value="61039.6574108855" calcext:value-type="float">
            <text:p>61039,6574</text:p>
          </table:table-cell>
          <table:table-cell table:number-columns-repeated="5"/>
          <table:table-cell table:formula="of:=COM.MICROSOFT.NORM.INV(RAND();[.$S$28];[.$S$30])" office:value-type="float" office:value="59429.5708830003" calcext:value-type="float">
            <text:p>59429,5708830003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18+4*RAND()" office:value-type="float" office:value="20.6341345258988" calcext:value-type="float">
            <text:p>20,6341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table:formula="of:=COM.MICROSOFT.NORM.INV(RAND();80;10)" office:value-type="float" office:value="87.8013852885314" calcext:value-type="float">
            <text:p>87,8014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table:formula="of:=4*PI()*PI()*[.I339]*[.B339]" office:value-type="float" office:value="71523.2700793992" calcext:value-type="float">
            <text:p>71523,2701</text:p>
          </table:table-cell>
          <table:table-cell table:number-columns-repeated="5"/>
          <table:table-cell table:formula="of:=COM.MICROSOFT.NORM.INV(RAND();[.$S$28];[.$S$30])" office:value-type="float" office:value="35759.4313748741" calcext:value-type="float">
            <text:p>35759,4313748741</text:p>
          </table:table-cell>
          <table:table-cell table:number-columns-repeated="14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18+4*RAND()" office:value-type="float" office:value="20.0889858151786" calcext:value-type="float">
            <text:p>20,089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table:formula="of:=COM.MICROSOFT.NORM.INV(RAND();80;10)" office:value-type="float" office:value="87.2546427945795" calcext:value-type="float">
            <text:p>87,2546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table:formula="of:=4*PI()*PI()*[.I340]*[.B340]" office:value-type="float" office:value="69200.0317562946" calcext:value-type="float">
            <text:p>69200,0318</text:p>
          </table:table-cell>
          <table:table-cell table:number-columns-repeated="5"/>
          <table:table-cell table:formula="of:=COM.MICROSOFT.NORM.INV(RAND();[.$S$28];[.$S$30])" office:value-type="float" office:value="64525.3211572836" calcext:value-type="float">
            <text:p>64525,3211572836</text:p>
          </table:table-cell>
          <table:table-cell table:number-columns-repeated="14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18+4*RAND()" office:value-type="float" office:value="21.7381848921068" calcext:value-type="float">
            <text:p>21,7382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table:formula="of:=COM.MICROSOFT.NORM.INV(RAND();80;10)" office:value-type="float" office:value="82.1157434044876" calcext:value-type="float">
            <text:p>82,1157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table:formula="of:=4*PI()*PI()*[.I341]*[.B341]" office:value-type="float" office:value="70470.8393056575" calcext:value-type="float">
            <text:p>70470,8393</text:p>
          </table:table-cell>
          <table:table-cell table:number-columns-repeated="5"/>
          <table:table-cell table:formula="of:=COM.MICROSOFT.NORM.INV(RAND();[.$S$28];[.$S$30])" office:value-type="float" office:value="51232.8443931781" calcext:value-type="float">
            <text:p>51232,8443931781</text:p>
          </table:table-cell>
          <table:table-cell table:number-columns-repeated="14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18+4*RAND()" office:value-type="float" office:value="19.6388331451453" calcext:value-type="float">
            <text:p>19,6388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table:formula="of:=COM.MICROSOFT.NORM.INV(RAND();80;10)" office:value-type="float" office:value="82.2434481409677" calcext:value-type="float">
            <text:p>82,2434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table:formula="of:=4*PI()*PI()*[.I342]*[.B342]" office:value-type="float" office:value="63764.1723974874" calcext:value-type="float">
            <text:p>63764,1724</text:p>
          </table:table-cell>
          <table:table-cell table:number-columns-repeated="5"/>
          <table:table-cell table:formula="of:=COM.MICROSOFT.NORM.INV(RAND();[.$S$28];[.$S$30])" office:value-type="float" office:value="70307.5697399709" calcext:value-type="float">
            <text:p>70307,5697399709</text:p>
          </table:table-cell>
          <table:table-cell table:number-columns-repeated="14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18+4*RAND()" office:value-type="float" office:value="21.0346974399872" calcext:value-type="float">
            <text:p>21,0347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table:formula="of:=COM.MICROSOFT.NORM.INV(RAND();80;10)" office:value-type="float" office:value="72.398933600679" calcext:value-type="float">
            <text:p>72,3989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table:formula="of:=4*PI()*PI()*[.I343]*[.B343]" office:value-type="float" office:value="60121.2740918536" calcext:value-type="float">
            <text:p>60121,2741</text:p>
          </table:table-cell>
          <table:table-cell table:number-columns-repeated="5"/>
          <table:table-cell table:formula="of:=COM.MICROSOFT.NORM.INV(RAND();[.$S$28];[.$S$30])" office:value-type="float" office:value="74336.2582488732" calcext:value-type="float">
            <text:p>74336,2582488732</text:p>
          </table:table-cell>
          <table:table-cell table:number-columns-repeated="14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18+4*RAND()" office:value-type="float" office:value="20.5059317699634" calcext:value-type="float">
            <text:p>20,5059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table:formula="of:=COM.MICROSOFT.NORM.INV(RAND();80;10)" office:value-type="float" office:value="91.0117910794471" calcext:value-type="float">
            <text:p>91,0118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table:formula="of:=4*PI()*PI()*[.I344]*[.B344]" office:value-type="float" office:value="73677.8435090237" calcext:value-type="float">
            <text:p>73677,8435</text:p>
          </table:table-cell>
          <table:table-cell table:number-columns-repeated="5"/>
          <table:table-cell table:formula="of:=COM.MICROSOFT.NORM.INV(RAND();[.$S$28];[.$S$30])" office:value-type="float" office:value="53676.1109577349" calcext:value-type="float">
            <text:p>53676,1109577349</text:p>
          </table:table-cell>
          <table:table-cell table:number-columns-repeated="14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18+4*RAND()" office:value-type="float" office:value="18.0879989215173" calcext:value-type="float">
            <text:p>18,0880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table:formula="of:=COM.MICROSOFT.NORM.INV(RAND();80;10)" office:value-type="float" office:value="66.7068995888423" calcext:value-type="float">
            <text:p>66,7069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table:formula="of:=4*PI()*PI()*[.I345]*[.B345]" office:value-type="float" office:value="47634.4347527562" calcext:value-type="float">
            <text:p>47634,4348</text:p>
          </table:table-cell>
          <table:table-cell table:number-columns-repeated="5"/>
          <table:table-cell table:formula="of:=COM.MICROSOFT.NORM.INV(RAND();[.$S$28];[.$S$30])" office:value-type="float" office:value="76196.5975312453" calcext:value-type="float">
            <text:p>76196,5975312453</text:p>
          </table:table-cell>
          <table:table-cell table:number-columns-repeated="14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18+4*RAND()" office:value-type="float" office:value="19.612326530274" calcext:value-type="float">
            <text:p>19,6123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table:formula="of:=COM.MICROSOFT.NORM.INV(RAND();80;10)" office:value-type="float" office:value="80.5366804616851" calcext:value-type="float">
            <text:p>80,5367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table:formula="of:=4*PI()*PI()*[.I346]*[.B346]" office:value-type="float" office:value="62356.6215118275" calcext:value-type="float">
            <text:p>62356,6215</text:p>
          </table:table-cell>
          <table:table-cell table:number-columns-repeated="5"/>
          <table:table-cell table:formula="of:=COM.MICROSOFT.NORM.INV(RAND();[.$S$28];[.$S$30])" office:value-type="float" office:value="61552.4980843325" calcext:value-type="float">
            <text:p>61552,4980843325</text:p>
          </table:table-cell>
          <table:table-cell table:number-columns-repeated="14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18+4*RAND()" office:value-type="float" office:value="21.2141814059578" calcext:value-type="float">
            <text:p>21,2142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table:formula="of:=COM.MICROSOFT.NORM.INV(RAND();80;10)" office:value-type="float" office:value="77.6139830384084" calcext:value-type="float">
            <text:p>77,6140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table:formula="of:=4*PI()*PI()*[.I347]*[.B347]" office:value-type="float" office:value="65001.8902908954" calcext:value-type="float">
            <text:p>65001,8903</text:p>
          </table:table-cell>
          <table:table-cell table:number-columns-repeated="5"/>
          <table:table-cell table:formula="of:=COM.MICROSOFT.NORM.INV(RAND();[.$S$28];[.$S$30])" office:value-type="float" office:value="69101.8189423401" calcext:value-type="float">
            <text:p>69101,8189423401</text:p>
          </table:table-cell>
          <table:table-cell table:number-columns-repeated="14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18+4*RAND()" office:value-type="float" office:value="19.9316967618652" calcext:value-type="float">
            <text:p>19,9317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table:formula="of:=COM.MICROSOFT.NORM.INV(RAND();80;10)" office:value-type="float" office:value="89.896284649773" calcext:value-type="float">
            <text:p>89,8963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table:formula="of:=4*PI()*PI()*[.I348]*[.B348]" office:value-type="float" office:value="70736.8556602167" calcext:value-type="float">
            <text:p>70736,8557</text:p>
          </table:table-cell>
          <table:table-cell table:number-columns-repeated="5"/>
          <table:table-cell table:formula="of:=COM.MICROSOFT.NORM.INV(RAND();[.$S$28];[.$S$30])" office:value-type="float" office:value="65559.7991584995" calcext:value-type="float">
            <text:p>65559,7991584995</text:p>
          </table:table-cell>
          <table:table-cell table:number-columns-repeated="14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18+4*RAND()" office:value-type="float" office:value="18.4770991033874" calcext:value-type="float">
            <text:p>18,4771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table:formula="of:=COM.MICROSOFT.NORM.INV(RAND();80;10)" office:value-type="float" office:value="82.3487787781193" calcext:value-type="float">
            <text:p>82,3488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table:formula="of:=4*PI()*PI()*[.I349]*[.B349]" office:value-type="float" office:value="60069.0395365828" calcext:value-type="float">
            <text:p>60069,0395</text:p>
          </table:table-cell>
          <table:table-cell table:number-columns-repeated="5"/>
          <table:table-cell table:formula="of:=COM.MICROSOFT.NORM.INV(RAND();[.$S$28];[.$S$30])" office:value-type="float" office:value="62169.2467645351" calcext:value-type="float">
            <text:p>62169,2467645351</text:p>
          </table:table-cell>
          <table:table-cell table:number-columns-repeated="14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18+4*RAND()" office:value-type="float" office:value="19.2688908162527" calcext:value-type="float">
            <text:p>19,2689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formula="of:=COM.MICROSOFT.NORM.INV(RAND();80;10)" office:value-type="float" office:value="67.1435051877527" calcext:value-type="float">
            <text:p>67,1435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formula="of:=4*PI()*PI()*[.I350]*[.B350]" office:value-type="float" office:value="51076.4214934688" calcext:value-type="float">
            <text:p>51076,4215</text:p>
          </table:table-cell>
          <table:table-cell table:number-columns-repeated="5"/>
          <table:table-cell table:formula="of:=COM.MICROSOFT.NORM.INV(RAND();[.$S$28];[.$S$30])" office:value-type="float" office:value="55069.826817801" calcext:value-type="float">
            <text:p>55069,826817801</text:p>
          </table:table-cell>
          <table:table-cell table:number-columns-repeated="14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18+4*RAND()" office:value-type="float" office:value="19.0073718507774" calcext:value-type="float">
            <text:p>19,0074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table:formula="of:=COM.MICROSOFT.NORM.INV(RAND();80;10)" office:value-type="float" office:value="65.0123520001933" calcext:value-type="float">
            <text:p>65,0124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table:formula="of:=4*PI()*PI()*[.I351]*[.B351]" office:value-type="float" office:value="48784.0313324155" calcext:value-type="float">
            <text:p>48784,0313</text:p>
          </table:table-cell>
          <table:table-cell table:number-columns-repeated="5"/>
          <table:table-cell table:formula="of:=COM.MICROSOFT.NORM.INV(RAND();[.$S$28];[.$S$30])" office:value-type="float" office:value="62692.0036001244" calcext:value-type="float">
            <text:p>62692,0036001244</text:p>
          </table:table-cell>
          <table:table-cell table:number-columns-repeated="14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18+4*RAND()" office:value-type="float" office:value="18.5024045840837" calcext:value-type="float">
            <text:p>18,5024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table:formula="of:=COM.MICROSOFT.NORM.INV(RAND();80;10)" office:value-type="float" office:value="83.9617624467927" calcext:value-type="float">
            <text:p>83,9618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table:formula="of:=4*PI()*PI()*[.I352]*[.B352]" office:value-type="float" office:value="61329.5045532471" calcext:value-type="float">
            <text:p>61329,5046</text:p>
          </table:table-cell>
          <table:table-cell table:number-columns-repeated="5"/>
          <table:table-cell table:formula="of:=COM.MICROSOFT.NORM.INV(RAND();[.$S$28];[.$S$30])" office:value-type="float" office:value="72251.3584248676" calcext:value-type="float">
            <text:p>72251,3584248676</text:p>
          </table:table-cell>
          <table:table-cell table:number-columns-repeated="14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18+4*RAND()" office:value-type="float" office:value="21.1066111358814" calcext:value-type="float">
            <text:p>21,1066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table:formula="of:=COM.MICROSOFT.NORM.INV(RAND();80;10)" office:value-type="float" office:value="80.0375804900335" calcext:value-type="float">
            <text:p>80,0376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table:formula="of:=4*PI()*PI()*[.I353]*[.B353]" office:value-type="float" office:value="66691.7628449042" calcext:value-type="float">
            <text:p>66691,7628</text:p>
          </table:table-cell>
          <table:table-cell table:number-columns-repeated="5"/>
          <table:table-cell table:formula="of:=COM.MICROSOFT.NORM.INV(RAND();[.$S$28];[.$S$30])" office:value-type="float" office:value="45323.2985712795" calcext:value-type="float">
            <text:p>45323,2985712795</text:p>
          </table:table-cell>
          <table:table-cell table:number-columns-repeated="14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18+4*RAND()" office:value-type="float" office:value="21.0705147902481" calcext:value-type="float">
            <text:p>21,0705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table:formula="of:=COM.MICROSOFT.NORM.INV(RAND();80;10)" office:value-type="float" office:value="71.7339024244754" calcext:value-type="float">
            <text:p>71,7339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table:formula="of:=4*PI()*PI()*[.I354]*[.B354]" office:value-type="float" office:value="59670.4538049058" calcext:value-type="float">
            <text:p>59670,4538</text:p>
          </table:table-cell>
          <table:table-cell table:number-columns-repeated="5"/>
          <table:table-cell table:formula="of:=COM.MICROSOFT.NORM.INV(RAND();[.$S$28];[.$S$30])" office:value-type="float" office:value="74145.463439645" calcext:value-type="float">
            <text:p>74145,463439645</text:p>
          </table:table-cell>
          <table:table-cell table:number-columns-repeated="14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18+4*RAND()" office:value-type="float" office:value="21.7019286989234" calcext:value-type="float">
            <text:p>21,7019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table:formula="of:=COM.MICROSOFT.NORM.INV(RAND();80;10)" office:value-type="float" office:value="74.658028374942" calcext:value-type="float">
            <text:p>74,6580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table:formula="of:=4*PI()*PI()*[.I355]*[.B355]" office:value-type="float" office:value="63963.848441193" calcext:value-type="float">
            <text:p>63963,8484</text:p>
          </table:table-cell>
          <table:table-cell table:number-columns-repeated="5"/>
          <table:table-cell table:formula="of:=COM.MICROSOFT.NORM.INV(RAND();[.$S$28];[.$S$30])" office:value-type="float" office:value="52622.0249733962" calcext:value-type="float">
            <text:p>52622,0249733962</text:p>
          </table:table-cell>
          <table:table-cell table:number-columns-repeated="14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18+4*RAND()" office:value-type="float" office:value="19.2671884042211" calcext:value-type="float">
            <text:p>19,2672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table:formula="of:=COM.MICROSOFT.NORM.INV(RAND();80;10)" office:value-type="float" office:value="90.9484585883796" calcext:value-type="float">
            <text:p>90,9485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table:formula="of:=4*PI()*PI()*[.I356]*[.B356]" office:value-type="float" office:value="69178.8636374986" calcext:value-type="float">
            <text:p>69178,8636</text:p>
          </table:table-cell>
          <table:table-cell table:number-columns-repeated="5"/>
          <table:table-cell table:formula="of:=COM.MICROSOFT.NORM.INV(RAND();[.$S$28];[.$S$30])" office:value-type="float" office:value="63958.2868588533" calcext:value-type="float">
            <text:p>63958,2868588533</text:p>
          </table:table-cell>
          <table:table-cell table:number-columns-repeated="14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18+4*RAND()" office:value-type="float" office:value="20.8646717988886" calcext:value-type="float">
            <text:p>20,8647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table:formula="of:=COM.MICROSOFT.NORM.INV(RAND();80;10)" office:value-type="float" office:value="85.2769664049573" calcext:value-type="float">
            <text:p>85,2770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table:formula="of:=4*PI()*PI()*[.I357]*[.B357]" office:value-type="float" office:value="70242.9976469718" calcext:value-type="float">
            <text:p>70242,9976</text:p>
          </table:table-cell>
          <table:table-cell table:number-columns-repeated="5"/>
          <table:table-cell table:formula="of:=COM.MICROSOFT.NORM.INV(RAND();[.$S$28];[.$S$30])" office:value-type="float" office:value="67365.7388022663" calcext:value-type="float">
            <text:p>67365,7388022663</text:p>
          </table:table-cell>
          <table:table-cell table:number-columns-repeated="14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18+4*RAND()" office:value-type="float" office:value="18.5345256361179" calcext:value-type="float">
            <text:p>18,5345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table:formula="of:=COM.MICROSOFT.NORM.INV(RAND();80;10)" office:value-type="float" office:value="85.8784359727507" calcext:value-type="float">
            <text:p>85,8784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table:formula="of:=4*PI()*PI()*[.I358]*[.B358]" office:value-type="float" office:value="62838.4318424621" calcext:value-type="float">
            <text:p>62838,4318</text:p>
          </table:table-cell>
          <table:table-cell table:number-columns-repeated="5"/>
          <table:table-cell table:formula="of:=COM.MICROSOFT.NORM.INV(RAND();[.$S$28];[.$S$30])" office:value-type="float" office:value="59896.9707862099" calcext:value-type="float">
            <text:p>59896,9707862099</text:p>
          </table:table-cell>
          <table:table-cell table:number-columns-repeated="14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18+4*RAND()" office:value-type="float" office:value="21.9377263966016" calcext:value-type="float">
            <text:p>21,9377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table:formula="of:=COM.MICROSOFT.NORM.INV(RAND();80;10)" office:value-type="float" office:value="93.1579232491369" calcext:value-type="float">
            <text:p>93,1579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table:formula="of:=4*PI()*PI()*[.I359]*[.B359]" office:value-type="float" office:value="80680.9774007108" calcext:value-type="float">
            <text:p>80680,9774</text:p>
          </table:table-cell>
          <table:table-cell table:number-columns-repeated="5"/>
          <table:table-cell table:formula="of:=COM.MICROSOFT.NORM.INV(RAND();[.$S$28];[.$S$30])" office:value-type="float" office:value="63335.1895694411" calcext:value-type="float">
            <text:p>63335,1895694411</text:p>
          </table:table-cell>
          <table:table-cell table:number-columns-repeated="14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18+4*RAND()" office:value-type="float" office:value="21.3907061195932" calcext:value-type="float">
            <text:p>21,3907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table:formula="of:=COM.MICROSOFT.NORM.INV(RAND();80;10)" office:value-type="float" office:value="90.0344929205828" calcext:value-type="float">
            <text:p>90,0345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table:formula="of:=4*PI()*PI()*[.I360]*[.B360]" office:value-type="float" office:value="76031.5388927625" calcext:value-type="float">
            <text:p>76031,5389</text:p>
          </table:table-cell>
          <table:table-cell table:number-columns-repeated="5"/>
          <table:table-cell table:formula="of:=COM.MICROSOFT.NORM.INV(RAND();[.$S$28];[.$S$30])" office:value-type="float" office:value="62748.7386602387" calcext:value-type="float">
            <text:p>62748,7386602387</text:p>
          </table:table-cell>
          <table:table-cell table:number-columns-repeated="14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18+4*RAND()" office:value-type="float" office:value="20.9129365035333" calcext:value-type="float">
            <text:p>20,9129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table:formula="of:=COM.MICROSOFT.NORM.INV(RAND();80;10)" office:value-type="float" office:value="72.8798450265612" calcext:value-type="float">
            <text:p>72,8798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table:formula="of:=4*PI()*PI()*[.I361]*[.B361]" office:value-type="float" office:value="60170.302660813" calcext:value-type="float">
            <text:p>60170,3027</text:p>
          </table:table-cell>
          <table:table-cell table:number-columns-repeated="5"/>
          <table:table-cell table:formula="of:=COM.MICROSOFT.NORM.INV(RAND();[.$S$28];[.$S$30])" office:value-type="float" office:value="54297.8809413762" calcext:value-type="float">
            <text:p>54297,8809413762</text:p>
          </table:table-cell>
          <table:table-cell table:number-columns-repeated="14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18+4*RAND()" office:value-type="float" office:value="20.5523989652284" calcext:value-type="float">
            <text:p>20,5524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table:formula="of:=COM.MICROSOFT.NORM.INV(RAND();80;10)" office:value-type="float" office:value="86.4380543207066" calcext:value-type="float">
            <text:p>86,4381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table:formula="of:=4*PI()*PI()*[.I362]*[.B362]" office:value-type="float" office:value="70133.7791097385" calcext:value-type="float">
            <text:p>70133,7791</text:p>
          </table:table-cell>
          <table:table-cell table:number-columns-repeated="5"/>
          <table:table-cell table:formula="of:=COM.MICROSOFT.NORM.INV(RAND();[.$S$28];[.$S$30])" office:value-type="float" office:value="59873.7953617622" calcext:value-type="float">
            <text:p>59873,7953617622</text:p>
          </table:table-cell>
          <table:table-cell table:number-columns-repeated="14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18+4*RAND()" office:value-type="float" office:value="18.2766534429975" calcext:value-type="float">
            <text:p>18,2767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table:formula="of:=COM.MICROSOFT.NORM.INV(RAND();80;10)" office:value-type="float" office:value="89.1634780037234" calcext:value-type="float">
            <text:p>89,1635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table:formula="of:=4*PI()*PI()*[.I363]*[.B363]" office:value-type="float" office:value="64334.4236087442" calcext:value-type="float">
            <text:p>64334,4236</text:p>
          </table:table-cell>
          <table:table-cell table:number-columns-repeated="5"/>
          <table:table-cell table:formula="of:=COM.MICROSOFT.NORM.INV(RAND();[.$S$28];[.$S$30])" office:value-type="float" office:value="67113.6564266089" calcext:value-type="float">
            <text:p>67113,6564266089</text:p>
          </table:table-cell>
          <table:table-cell table:number-columns-repeated="14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18+4*RAND()" office:value-type="float" office:value="19.9719070005231" calcext:value-type="float">
            <text:p>19,9719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table:formula="of:=COM.MICROSOFT.NORM.INV(RAND();80;10)" office:value-type="float" office:value="83.4926703056155" calcext:value-type="float">
            <text:p>83,4927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table:formula="of:=4*PI()*PI()*[.I364]*[.B364]" office:value-type="float" office:value="65830.5711253971" calcext:value-type="float">
            <text:p>65830,5711</text:p>
          </table:table-cell>
          <table:table-cell table:number-columns-repeated="5"/>
          <table:table-cell table:formula="of:=COM.MICROSOFT.NORM.INV(RAND();[.$S$28];[.$S$30])" office:value-type="float" office:value="60477.1034453489" calcext:value-type="float">
            <text:p>60477,1034453489</text:p>
          </table:table-cell>
          <table:table-cell table:number-columns-repeated="14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18+4*RAND()" office:value-type="float" office:value="18.4098651907407" calcext:value-type="float">
            <text:p>18,4099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formula="of:=COM.MICROSOFT.NORM.INV(RAND();80;10)" office:value-type="float" office:value="85.1448587391626" calcext:value-type="float">
            <text:p>85,1449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formula="of:=4*PI()*PI()*[.I365]*[.B365]" office:value-type="float" office:value="61882.631636279" calcext:value-type="float">
            <text:p>61882,6316</text:p>
          </table:table-cell>
          <table:table-cell table:number-columns-repeated="5"/>
          <table:table-cell table:formula="of:=COM.MICROSOFT.NORM.INV(RAND();[.$S$28];[.$S$30])" office:value-type="float" office:value="67149.8508407015" calcext:value-type="float">
            <text:p>67149,8508407015</text:p>
          </table:table-cell>
          <table:table-cell table:number-columns-repeated="14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18+4*RAND()" office:value-type="float" office:value="21.2749234284274" calcext:value-type="float">
            <text:p>21,2749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table:formula="of:=COM.MICROSOFT.NORM.INV(RAND();80;10)" office:value-type="float" office:value="92.9999246438696" calcext:value-type="float">
            <text:p>92,9999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table:formula="of:=4*PI()*PI()*[.I366]*[.B366]" office:value-type="float" office:value="78110.6656879239" calcext:value-type="float">
            <text:p>78110,6657</text:p>
          </table:table-cell>
          <table:table-cell table:number-columns-repeated="5"/>
          <table:table-cell table:formula="of:=COM.MICROSOFT.NORM.INV(RAND();[.$S$28];[.$S$30])" office:value-type="float" office:value="67466.7978463702" calcext:value-type="float">
            <text:p>67466,7978463702</text:p>
          </table:table-cell>
          <table:table-cell table:number-columns-repeated="14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18+4*RAND()" office:value-type="float" office:value="19.921593781095" calcext:value-type="float">
            <text:p>19,9216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formula="of:=COM.MICROSOFT.NORM.INV(RAND();80;10)" office:value-type="float" office:value="67.5480915580981" calcext:value-type="float">
            <text:p>67,5481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formula="of:=4*PI()*PI()*[.I367]*[.B367]" office:value-type="float" office:value="53124.750119731" calcext:value-type="float">
            <text:p>53124,7501</text:p>
          </table:table-cell>
          <table:table-cell table:number-columns-repeated="5"/>
          <table:table-cell table:formula="of:=COM.MICROSOFT.NORM.INV(RAND();[.$S$28];[.$S$30])" office:value-type="float" office:value="57309.8487230888" calcext:value-type="float">
            <text:p>57309,8487230888</text:p>
          </table:table-cell>
          <table:table-cell table:number-columns-repeated="14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18+4*RAND()" office:value-type="float" office:value="20.2981768785976" calcext:value-type="float">
            <text:p>20,2982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table:formula="of:=COM.MICROSOFT.NORM.INV(RAND();80;10)" office:value-type="float" office:value="96.507029623317" calcext:value-type="float">
            <text:p>96,5070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table:formula="of:=4*PI()*PI()*[.I368]*[.B368]" office:value-type="float" office:value="77334.9337977373" calcext:value-type="float">
            <text:p>77334,9338</text:p>
          </table:table-cell>
          <table:table-cell table:number-columns-repeated="5"/>
          <table:table-cell table:formula="of:=COM.MICROSOFT.NORM.INV(RAND();[.$S$28];[.$S$30])" office:value-type="float" office:value="85189.0228490977" calcext:value-type="float">
            <text:p>85189,0228490977</text:p>
          </table:table-cell>
          <table:table-cell table:number-columns-repeated="14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18+4*RAND()" office:value-type="float" office:value="21.4811135535128" calcext:value-type="float">
            <text:p>21,4811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table:formula="of:=COM.MICROSOFT.NORM.INV(RAND();80;10)" office:value-type="float" office:value="83.7576738333763" calcext:value-type="float">
            <text:p>83,7577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table:formula="of:=4*PI()*PI()*[.I369]*[.B369]" office:value-type="float" office:value="71029.8888313041" calcext:value-type="float">
            <text:p>71029,8888</text:p>
          </table:table-cell>
          <table:table-cell table:number-columns-repeated="5"/>
          <table:table-cell table:formula="of:=COM.MICROSOFT.NORM.INV(RAND();[.$S$28];[.$S$30])" office:value-type="float" office:value="60795.3123509876" calcext:value-type="float">
            <text:p>60795,3123509876</text:p>
          </table:table-cell>
          <table:table-cell table:number-columns-repeated="14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18+4*RAND()" office:value-type="float" office:value="18.1189354867674" calcext:value-type="float">
            <text:p>18,1189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table:formula="of:=COM.MICROSOFT.NORM.INV(RAND();80;10)" office:value-type="float" office:value="71.9432325936338" calcext:value-type="float">
            <text:p>71,9432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table:formula="of:=4*PI()*PI()*[.I370]*[.B370]" office:value-type="float" office:value="51461.4908043322" calcext:value-type="float">
            <text:p>51461,4908</text:p>
          </table:table-cell>
          <table:table-cell table:number-columns-repeated="5"/>
          <table:table-cell table:formula="of:=COM.MICROSOFT.NORM.INV(RAND();[.$S$28];[.$S$30])" office:value-type="float" office:value="59713.0335935942" calcext:value-type="float">
            <text:p>59713,0335935942</text:p>
          </table:table-cell>
          <table:table-cell table:number-columns-repeated="14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18+4*RAND()" office:value-type="float" office:value="20.6286769309081" calcext:value-type="float">
            <text:p>20,6287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table:formula="of:=COM.MICROSOFT.NORM.INV(RAND();80;10)" office:value-type="float" office:value="81.1761511976512" calcext:value-type="float">
            <text:p>81,1762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table:formula="of:=4*PI()*PI()*[.I371]*[.B371]" office:value-type="float" office:value="66108.8446602462" calcext:value-type="float">
            <text:p>66108,8447</text:p>
          </table:table-cell>
          <table:table-cell table:number-columns-repeated="5"/>
          <table:table-cell table:formula="of:=COM.MICROSOFT.NORM.INV(RAND();[.$S$28];[.$S$30])" office:value-type="float" office:value="64420.9854526589" calcext:value-type="float">
            <text:p>64420,9854526589</text:p>
          </table:table-cell>
          <table:table-cell table:number-columns-repeated="14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18+4*RAND()" office:value-type="float" office:value="19.6745950193144" calcext:value-type="float">
            <text:p>19,6746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table:formula="of:=COM.MICROSOFT.NORM.INV(RAND();80;10)" office:value-type="float" office:value="76.8303827136708" calcext:value-type="float">
            <text:p>76,8304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table:formula="of:=4*PI()*PI()*[.I372]*[.B372]" office:value-type="float" office:value="59675.8391771797" calcext:value-type="float">
            <text:p>59675,8392</text:p>
          </table:table-cell>
          <table:table-cell table:number-columns-repeated="5"/>
          <table:table-cell table:formula="of:=COM.MICROSOFT.NORM.INV(RAND();[.$S$28];[.$S$30])" office:value-type="float" office:value="62733.0130336235" calcext:value-type="float">
            <text:p>62733,0130336235</text:p>
          </table:table-cell>
          <table:table-cell table:number-columns-repeated="14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18+4*RAND()" office:value-type="float" office:value="19.4082967671566" calcext:value-type="float">
            <text:p>19,4083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table:formula="of:=COM.MICROSOFT.NORM.INV(RAND();80;10)" office:value-type="float" office:value="97.7036563746594" calcext:value-type="float">
            <text:p>97,7037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table:formula="of:=4*PI()*PI()*[.I373]*[.B373]" office:value-type="float" office:value="74861.4056799594" calcext:value-type="float">
            <text:p>74861,4057</text:p>
          </table:table-cell>
          <table:table-cell table:number-columns-repeated="5"/>
          <table:table-cell table:formula="of:=COM.MICROSOFT.NORM.INV(RAND();[.$S$28];[.$S$30])" office:value-type="float" office:value="53221.2430445132" calcext:value-type="float">
            <text:p>53221,2430445132</text:p>
          </table:table-cell>
          <table:table-cell table:number-columns-repeated="14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18+4*RAND()" office:value-type="float" office:value="20.2821289659478" calcext:value-type="float">
            <text:p>20,2821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table:formula="of:=COM.MICROSOFT.NORM.INV(RAND();80;10)" office:value-type="float" office:value="67.3658735994333" calcext:value-type="float">
            <text:p>67,3659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table:formula="of:=4*PI()*PI()*[.I374]*[.B374]" office:value-type="float" office:value="53940.2832509555" calcext:value-type="float">
            <text:p>53940,2833</text:p>
          </table:table-cell>
          <table:table-cell table:number-columns-repeated="5"/>
          <table:table-cell table:formula="of:=COM.MICROSOFT.NORM.INV(RAND();[.$S$28];[.$S$30])" office:value-type="float" office:value="73654.7024913308" calcext:value-type="float">
            <text:p>73654,7024913308</text:p>
          </table:table-cell>
          <table:table-cell table:number-columns-repeated="14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18+4*RAND()" office:value-type="float" office:value="20.8283629142679" calcext:value-type="float">
            <text:p>20,8284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table:formula="of:=COM.MICROSOFT.NORM.INV(RAND();80;10)" office:value-type="float" office:value="67.2155285775924" calcext:value-type="float">
            <text:p>67,2155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table:formula="of:=4*PI()*PI()*[.I375]*[.B375]" office:value-type="float" office:value="55269.3670705775" calcext:value-type="float">
            <text:p>55269,3671</text:p>
          </table:table-cell>
          <table:table-cell table:number-columns-repeated="5"/>
          <table:table-cell table:formula="of:=COM.MICROSOFT.NORM.INV(RAND();[.$S$28];[.$S$30])" office:value-type="float" office:value="73104.3438714367" calcext:value-type="float">
            <text:p>73104,3438714367</text:p>
          </table:table-cell>
          <table:table-cell table:number-columns-repeated="14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18+4*RAND()" office:value-type="float" office:value="18.2667431314476" calcext:value-type="float">
            <text:p>18,2667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table:formula="of:=COM.MICROSOFT.NORM.INV(RAND();80;10)" office:value-type="float" office:value="76.2806178163565" calcext:value-type="float">
            <text:p>76,2806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table:formula="of:=4*PI()*PI()*[.I376]*[.B376]" office:value-type="float" office:value="55009.1659599313" calcext:value-type="float">
            <text:p>55009,1660</text:p>
          </table:table-cell>
          <table:table-cell table:number-columns-repeated="5"/>
          <table:table-cell table:formula="of:=COM.MICROSOFT.NORM.INV(RAND();[.$S$28];[.$S$30])" office:value-type="float" office:value="59961.565967851" calcext:value-type="float">
            <text:p>59961,565967851</text:p>
          </table:table-cell>
          <table:table-cell table:number-columns-repeated="14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18+4*RAND()" office:value-type="float" office:value="19.3149481783621" calcext:value-type="float">
            <text:p>19,3149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table:formula="of:=COM.MICROSOFT.NORM.INV(RAND();80;10)" office:value-type="float" office:value="71.8923850436576" calcext:value-type="float">
            <text:p>71,8924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table:formula="of:=4*PI()*PI()*[.I377]*[.B377]" office:value-type="float" office:value="54819.6395509484" calcext:value-type="float">
            <text:p>54819,6396</text:p>
          </table:table-cell>
          <table:table-cell table:number-columns-repeated="5"/>
          <table:table-cell table:formula="of:=COM.MICROSOFT.NORM.INV(RAND();[.$S$28];[.$S$30])" office:value-type="float" office:value="64492.430320125" calcext:value-type="float">
            <text:p>64492,430320125</text:p>
          </table:table-cell>
          <table:table-cell table:number-columns-repeated="14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18+4*RAND()" office:value-type="float" office:value="21.2413703803904" calcext:value-type="float">
            <text:p>21,2414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table:formula="of:=COM.MICROSOFT.NORM.INV(RAND();80;10)" office:value-type="float" office:value="82.16602399082" calcext:value-type="float">
            <text:p>82,1660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table:formula="of:=4*PI()*PI()*[.I378]*[.B378]" office:value-type="float" office:value="68902.4302927215" calcext:value-type="float">
            <text:p>68902,4303</text:p>
          </table:table-cell>
          <table:table-cell table:number-columns-repeated="5"/>
          <table:table-cell table:formula="of:=COM.MICROSOFT.NORM.INV(RAND();[.$S$28];[.$S$30])" office:value-type="float" office:value="55713.9434065948" calcext:value-type="float">
            <text:p>55713,9434065948</text:p>
          </table:table-cell>
          <table:table-cell table:number-columns-repeated="14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18+4*RAND()" office:value-type="float" office:value="21.3767232666723" calcext:value-type="float">
            <text:p>21,3767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table:formula="of:=COM.MICROSOFT.NORM.INV(RAND();80;10)" office:value-type="float" office:value="91.8890436114756" calcext:value-type="float">
            <text:p>91,8890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table:formula="of:=4*PI()*PI()*[.I379]*[.B379]" office:value-type="float" office:value="77546.9289208307" calcext:value-type="float">
            <text:p>77546,9289</text:p>
          </table:table-cell>
          <table:table-cell table:number-columns-repeated="5"/>
          <table:table-cell table:formula="of:=COM.MICROSOFT.NORM.INV(RAND();[.$S$28];[.$S$30])" office:value-type="float" office:value="56442.5532696188" calcext:value-type="float">
            <text:p>56442,5532696188</text:p>
          </table:table-cell>
          <table:table-cell table:number-columns-repeated="14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18+4*RAND()" office:value-type="float" office:value="18.1086034481414" calcext:value-type="float">
            <text:p>18,1086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table:formula="of:=COM.MICROSOFT.NORM.INV(RAND();80;10)" office:value-type="float" office:value="73.7257824692287" calcext:value-type="float">
            <text:p>73,7258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table:formula="of:=4*PI()*PI()*[.I380]*[.B380]" office:value-type="float" office:value="52706.488836608" calcext:value-type="float">
            <text:p>52706,4888</text:p>
          </table:table-cell>
          <table:table-cell table:number-columns-repeated="5"/>
          <table:table-cell table:formula="of:=COM.MICROSOFT.NORM.INV(RAND();[.$S$28];[.$S$30])" office:value-type="float" office:value="87692.8306332512" calcext:value-type="float">
            <text:p>87692,8306332512</text:p>
          </table:table-cell>
          <table:table-cell table:number-columns-repeated="14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18+4*RAND()" office:value-type="float" office:value="19.1491478732787" calcext:value-type="float">
            <text:p>19,1491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table:formula="of:=COM.MICROSOFT.NORM.INV(RAND();80;10)" office:value-type="float" office:value="101.840678793494" calcext:value-type="float">
            <text:p>101,8407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table:formula="of:=4*PI()*PI()*[.I381]*[.B381]" office:value-type="float" office:value="76989.3184278519" calcext:value-type="float">
            <text:p>76989,3184</text:p>
          </table:table-cell>
          <table:table-cell table:number-columns-repeated="5"/>
          <table:table-cell table:formula="of:=COM.MICROSOFT.NORM.INV(RAND();[.$S$28];[.$S$30])" office:value-type="float" office:value="72894.8055490625" calcext:value-type="float">
            <text:p>72894,8055490625</text:p>
          </table:table-cell>
          <table:table-cell table:number-columns-repeated="14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18+4*RAND()" office:value-type="float" office:value="18.5006268941797" calcext:value-type="float">
            <text:p>18,5006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table:formula="of:=COM.MICROSOFT.NORM.INV(RAND();80;10)" office:value-type="float" office:value="90.7239862642205" calcext:value-type="float">
            <text:p>90,7240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table:formula="of:=4*PI()*PI()*[.I382]*[.B382]" office:value-type="float" office:value="66262.5745136155" calcext:value-type="float">
            <text:p>66262,5745</text:p>
          </table:table-cell>
          <table:table-cell table:number-columns-repeated="5"/>
          <table:table-cell table:formula="of:=COM.MICROSOFT.NORM.INV(RAND();[.$S$28];[.$S$30])" office:value-type="float" office:value="57164.8162701321" calcext:value-type="float">
            <text:p>57164,8162701321</text:p>
          </table:table-cell>
          <table:table-cell table:number-columns-repeated="14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18+4*RAND()" office:value-type="float" office:value="20.3283802238293" calcext:value-type="float">
            <text:p>20,3284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table:formula="of:=COM.MICROSOFT.NORM.INV(RAND();80;10)" office:value-type="float" office:value="81.5768205302778" calcext:value-type="float">
            <text:p>81,5768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table:formula="of:=4*PI()*PI()*[.I383]*[.B383]" office:value-type="float" office:value="65468.0320768629" calcext:value-type="float">
            <text:p>65468,0321</text:p>
          </table:table-cell>
          <table:table-cell table:number-columns-repeated="5"/>
          <table:table-cell table:formula="of:=COM.MICROSOFT.NORM.INV(RAND();[.$S$28];[.$S$30])" office:value-type="float" office:value="58264.4521019372" calcext:value-type="float">
            <text:p>58264,4521019372</text:p>
          </table:table-cell>
          <table:table-cell table:number-columns-repeated="14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18+4*RAND()" office:value-type="float" office:value="21.5234409705736" calcext:value-type="float">
            <text:p>21,5234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table:formula="of:=COM.MICROSOFT.NORM.INV(RAND();80;10)" office:value-type="float" office:value="94.4319038382682" calcext:value-type="float">
            <text:p>94,4319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table:formula="of:=4*PI()*PI()*[.I384]*[.B384]" office:value-type="float" office:value="80239.8643575479" calcext:value-type="float">
            <text:p>80239,8644</text:p>
          </table:table-cell>
          <table:table-cell table:number-columns-repeated="5"/>
          <table:table-cell table:formula="of:=COM.MICROSOFT.NORM.INV(RAND();[.$S$28];[.$S$30])" office:value-type="float" office:value="58464.4321489797" calcext:value-type="float">
            <text:p>58464,4321489797</text:p>
          </table:table-cell>
          <table:table-cell table:number-columns-repeated="14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18+4*RAND()" office:value-type="float" office:value="20.0537026547827" calcext:value-type="float">
            <text:p>20,0537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table:formula="of:=COM.MICROSOFT.NORM.INV(RAND();80;10)" office:value-type="float" office:value="78.0763772343431" calcext:value-type="float">
            <text:p>78,0764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table:formula="of:=4*PI()*PI()*[.I385]*[.B385]" office:value-type="float" office:value="61812.1659118049" calcext:value-type="float">
            <text:p>61812,1659</text:p>
          </table:table-cell>
          <table:table-cell table:number-columns-repeated="5"/>
          <table:table-cell table:formula="of:=COM.MICROSOFT.NORM.INV(RAND();[.$S$28];[.$S$30])" office:value-type="float" office:value="65689.6285527021" calcext:value-type="float">
            <text:p>65689,6285527021</text:p>
          </table:table-cell>
          <table:table-cell table:number-columns-repeated="14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18+4*RAND()" office:value-type="float" office:value="21.280887669418" calcext:value-type="float">
            <text:p>21,2809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table:formula="of:=COM.MICROSOFT.NORM.INV(RAND();80;10)" office:value-type="float" office:value="81.8901630356597" calcext:value-type="float">
            <text:p>81,8902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table:formula="of:=4*PI()*PI()*[.I386]*[.B386]" office:value-type="float" office:value="68798.8552105308" calcext:value-type="float">
            <text:p>68798,8552</text:p>
          </table:table-cell>
          <table:table-cell table:number-columns-repeated="5"/>
          <table:table-cell table:formula="of:=COM.MICROSOFT.NORM.INV(RAND();[.$S$28];[.$S$30])" office:value-type="float" office:value="40407.4505560405" calcext:value-type="float">
            <text:p>40407,4505560405</text:p>
          </table:table-cell>
          <table:table-cell table:number-columns-repeated="14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18+4*RAND()" office:value-type="float" office:value="18.5161196137778" calcext:value-type="float">
            <text:p>18,5161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table:formula="of:=COM.MICROSOFT.NORM.INV(RAND();80;10)" office:value-type="float" office:value="79.3139162562616" calcext:value-type="float">
            <text:p>79,3139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table:formula="of:=4*PI()*PI()*[.I387]*[.B387]" office:value-type="float" office:value="57977.4498340716" calcext:value-type="float">
            <text:p>57977,4498</text:p>
          </table:table-cell>
          <table:table-cell table:number-columns-repeated="5"/>
          <table:table-cell table:formula="of:=COM.MICROSOFT.NORM.INV(RAND();[.$S$28];[.$S$30])" office:value-type="float" office:value="61299.6046584898" calcext:value-type="float">
            <text:p>61299,6046584898</text:p>
          </table:table-cell>
          <table:table-cell table:number-columns-repeated="14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18+4*RAND()" office:value-type="float" office:value="20.2674191058613" calcext:value-type="float">
            <text:p>20,2674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table:formula="of:=COM.MICROSOFT.NORM.INV(RAND();80;10)" office:value-type="float" office:value="81.0977883654796" calcext:value-type="float">
            <text:p>81,0978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table:formula="of:=4*PI()*PI()*[.I388]*[.B388]" office:value-type="float" office:value="64888.4194311687" calcext:value-type="float">
            <text:p>64888,4194</text:p>
          </table:table-cell>
          <table:table-cell table:number-columns-repeated="5"/>
          <table:table-cell table:formula="of:=COM.MICROSOFT.NORM.INV(RAND();[.$S$28];[.$S$30])" office:value-type="float" office:value="56907.4132948636" calcext:value-type="float">
            <text:p>56907,4132948636</text:p>
          </table:table-cell>
          <table:table-cell table:number-columns-repeated="14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18+4*RAND()" office:value-type="float" office:value="21.3300466663204" calcext:value-type="float">
            <text:p>21,3300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table:formula="of:=COM.MICROSOFT.NORM.INV(RAND();80;10)" office:value-type="float" office:value="80.3538788046226" calcext:value-type="float">
            <text:p>80,3539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table:formula="of:=4*PI()*PI()*[.I389]*[.B389]" office:value-type="float" office:value="67664.1122066903" calcext:value-type="float">
            <text:p>67664,1122</text:p>
          </table:table-cell>
          <table:table-cell table:number-columns-repeated="5"/>
          <table:table-cell table:formula="of:=COM.MICROSOFT.NORM.INV(RAND();[.$S$28];[.$S$30])" office:value-type="float" office:value="74005.9008003563" calcext:value-type="float">
            <text:p>74005,9008003563</text:p>
          </table:table-cell>
          <table:table-cell table:number-columns-repeated="14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18+4*RAND()" office:value-type="float" office:value="19.7023253389634" calcext:value-type="float">
            <text:p>19,7023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formula="of:=COM.MICROSOFT.NORM.INV(RAND();80;10)" office:value-type="float" office:value="79.8567178661979" calcext:value-type="float">
            <text:p>79,8567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formula="of:=4*PI()*PI()*[.I390]*[.B390]" office:value-type="float" office:value="62113.8829745847" calcext:value-type="float">
            <text:p>62113,8830</text:p>
          </table:table-cell>
          <table:table-cell table:number-columns-repeated="5"/>
          <table:table-cell table:formula="of:=COM.MICROSOFT.NORM.INV(RAND();[.$S$28];[.$S$30])" office:value-type="float" office:value="56889.8106662924" calcext:value-type="float">
            <text:p>56889,8106662924</text:p>
          </table:table-cell>
          <table:table-cell table:number-columns-repeated="14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18+4*RAND()" office:value-type="float" office:value="20.7961523779668" calcext:value-type="float">
            <text:p>20,7962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table:formula="of:=COM.MICROSOFT.NORM.INV(RAND();80;10)" office:value-type="float" office:value="70.3294701815612" calcext:value-type="float">
            <text:p>70,3295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table:formula="of:=4*PI()*PI()*[.I391]*[.B391]" office:value-type="float" office:value="57740.4379214641" calcext:value-type="float">
            <text:p>57740,4379</text:p>
          </table:table-cell>
          <table:table-cell table:number-columns-repeated="5"/>
          <table:table-cell table:formula="of:=COM.MICROSOFT.NORM.INV(RAND();[.$S$28];[.$S$30])" office:value-type="float" office:value="77375.9367192945" calcext:value-type="float">
            <text:p>77375,9367192945</text:p>
          </table:table-cell>
          <table:table-cell table:number-columns-repeated="14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18+4*RAND()" office:value-type="float" office:value="19.7884175176732" calcext:value-type="float">
            <text:p>19,7884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table:formula="of:=COM.MICROSOFT.NORM.INV(RAND();80;10)" office:value-type="float" office:value="84.6309944377781" calcext:value-type="float">
            <text:p>84,6310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table:formula="of:=4*PI()*PI()*[.I392]*[.B392]" office:value-type="float" office:value="66115.0370600622" calcext:value-type="float">
            <text:p>66115,0371</text:p>
          </table:table-cell>
          <table:table-cell table:number-columns-repeated="5"/>
          <table:table-cell table:formula="of:=COM.MICROSOFT.NORM.INV(RAND();[.$S$28];[.$S$30])" office:value-type="float" office:value="58173.4352105979" calcext:value-type="float">
            <text:p>58173,4352105979</text:p>
          </table:table-cell>
          <table:table-cell table:number-columns-repeated="14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18+4*RAND()" office:value-type="float" office:value="21.7057466120459" calcext:value-type="float">
            <text:p>21,7057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table:formula="of:=COM.MICROSOFT.NORM.INV(RAND();80;10)" office:value-type="float" office:value="85.2660296614685" calcext:value-type="float">
            <text:p>85,2660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table:formula="of:=4*PI()*PI()*[.I393]*[.B393]" office:value-type="float" office:value="73065.188064924" calcext:value-type="float">
            <text:p>73065,1881</text:p>
          </table:table-cell>
          <table:table-cell table:number-columns-repeated="5"/>
          <table:table-cell table:formula="of:=COM.MICROSOFT.NORM.INV(RAND();[.$S$28];[.$S$30])" office:value-type="float" office:value="51957.9600363095" calcext:value-type="float">
            <text:p>51957,9600363095</text:p>
          </table:table-cell>
          <table:table-cell table:number-columns-repeated="14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18+4*RAND()" office:value-type="float" office:value="18.2894846997224" calcext:value-type="float">
            <text:p>18,2895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table:formula="of:=COM.MICROSOFT.NORM.INV(RAND();80;10)" office:value-type="float" office:value="83.4832049673787" calcext:value-type="float">
            <text:p>83,4832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table:formula="of:=4*PI()*PI()*[.I394]*[.B394]" office:value-type="float" office:value="60278.2061972142" calcext:value-type="float">
            <text:p>60278,2062</text:p>
          </table:table-cell>
          <table:table-cell table:number-columns-repeated="5"/>
          <table:table-cell table:formula="of:=COM.MICROSOFT.NORM.INV(RAND();[.$S$28];[.$S$30])" office:value-type="float" office:value="67568.210439659" calcext:value-type="float">
            <text:p>67568,210439659</text:p>
          </table:table-cell>
          <table:table-cell table:number-columns-repeated="14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18+4*RAND()" office:value-type="float" office:value="18.5320616946556" calcext:value-type="float">
            <text:p>18,5321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table:formula="of:=COM.MICROSOFT.NORM.INV(RAND();80;10)" office:value-type="float" office:value="87.2571435561112" calcext:value-type="float">
            <text:p>87,2571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table:formula="of:=4*PI()*PI()*[.I395]*[.B395]" office:value-type="float" office:value="63838.7634076384" calcext:value-type="float">
            <text:p>63838,7634</text:p>
          </table:table-cell>
          <table:table-cell table:number-columns-repeated="5"/>
          <table:table-cell table:formula="of:=COM.MICROSOFT.NORM.INV(RAND();[.$S$28];[.$S$30])" office:value-type="float" office:value="59628.2648477409" calcext:value-type="float">
            <text:p>59628,2648477409</text:p>
          </table:table-cell>
          <table:table-cell table:number-columns-repeated="14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18+4*RAND()" office:value-type="float" office:value="19.8445139755495" calcext:value-type="float">
            <text:p>19,8445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table:formula="of:=COM.MICROSOFT.NORM.INV(RAND();80;10)" office:value-type="float" office:value="77.4514004448881" calcext:value-type="float">
            <text:p>77,4514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table:formula="of:=4*PI()*PI()*[.I396]*[.B396]" office:value-type="float" office:value="60677.7514159328" calcext:value-type="float">
            <text:p>60677,7514</text:p>
          </table:table-cell>
          <table:table-cell table:number-columns-repeated="5"/>
          <table:table-cell table:formula="of:=COM.MICROSOFT.NORM.INV(RAND();[.$S$28];[.$S$30])" office:value-type="float" office:value="74890.7288065845" calcext:value-type="float">
            <text:p>74890,7288065845</text:p>
          </table:table-cell>
          <table:table-cell table:number-columns-repeated="14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18+4*RAND()" office:value-type="float" office:value="18.8174636377953" calcext:value-type="float">
            <text:p>18,8175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table:formula="of:=COM.MICROSOFT.NORM.INV(RAND();80;10)" office:value-type="float" office:value="62.822777053238" calcext:value-type="float">
            <text:p>62,8228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table:formula="of:=4*PI()*PI()*[.I397]*[.B397]" office:value-type="float" office:value="46670.0162918607" calcext:value-type="float">
            <text:p>46670,0163</text:p>
          </table:table-cell>
          <table:table-cell table:number-columns-repeated="5"/>
          <table:table-cell table:formula="of:=COM.MICROSOFT.NORM.INV(RAND();[.$S$28];[.$S$30])" office:value-type="float" office:value="69565.0081136224" calcext:value-type="float">
            <text:p>69565,0081136224</text:p>
          </table:table-cell>
          <table:table-cell table:number-columns-repeated="14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18+4*RAND()" office:value-type="float" office:value="20.2840973227285" calcext:value-type="float">
            <text:p>20,2841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table:formula="of:=COM.MICROSOFT.NORM.INV(RAND();80;10)" office:value-type="float" office:value="73.2496866742339" calcext:value-type="float">
            <text:p>73,2497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table:formula="of:=4*PI()*PI()*[.I398]*[.B398]" office:value-type="float" office:value="58657.1818428175" calcext:value-type="float">
            <text:p>58657,1818</text:p>
          </table:table-cell>
          <table:table-cell table:number-columns-repeated="5"/>
          <table:table-cell table:formula="of:=COM.MICROSOFT.NORM.INV(RAND();[.$S$28];[.$S$30])" office:value-type="float" office:value="54649.594091348" calcext:value-type="float">
            <text:p>54649,594091348</text:p>
          </table:table-cell>
          <table:table-cell table:number-columns-repeated="14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18+4*RAND()" office:value-type="float" office:value="19.9570929626934" calcext:value-type="float">
            <text:p>19,9571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table:formula="of:=COM.MICROSOFT.NORM.INV(RAND();80;10)" office:value-type="float" office:value="78.4910351906689" calcext:value-type="float">
            <text:p>78,4910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table:formula="of:=4*PI()*PI()*[.I399]*[.B399]" office:value-type="float" office:value="61841.0811925678" calcext:value-type="float">
            <text:p>61841,0812</text:p>
          </table:table-cell>
          <table:table-cell table:number-columns-repeated="5"/>
          <table:table-cell table:formula="of:=COM.MICROSOFT.NORM.INV(RAND();[.$S$28];[.$S$30])" office:value-type="float" office:value="69466.6978501966" calcext:value-type="float">
            <text:p>69466,6978501966</text:p>
          </table:table-cell>
          <table:table-cell table:number-columns-repeated="14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18+4*RAND()" office:value-type="float" office:value="18.3396151880734" calcext:value-type="float">
            <text:p>18,3396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table:formula="of:=COM.MICROSOFT.NORM.INV(RAND();80;10)" office:value-type="float" office:value="91.5474689120659" calcext:value-type="float">
            <text:p>91,5475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table:formula="of:=4*PI()*PI()*[.I400]*[.B400]" office:value-type="float" office:value="66282.1057130975" calcext:value-type="float">
            <text:p>66282,1057</text:p>
          </table:table-cell>
          <table:table-cell table:number-columns-repeated="5"/>
          <table:table-cell table:formula="of:=COM.MICROSOFT.NORM.INV(RAND();[.$S$28];[.$S$30])" office:value-type="float" office:value="68381.1904398903" calcext:value-type="float">
            <text:p>68381,1904398903</text:p>
          </table:table-cell>
          <table:table-cell table:number-columns-repeated="14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18+4*RAND()" office:value-type="float" office:value="19.880407909397" calcext:value-type="float">
            <text:p>19,8804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table:formula="of:=COM.MICROSOFT.NORM.INV(RAND();80;10)" office:value-type="float" office:value="93.5770743814553" calcext:value-type="float">
            <text:p>93,5771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table:formula="of:=4*PI()*PI()*[.I401]*[.B401]" office:value-type="float" office:value="73443.6903634417" calcext:value-type="float">
            <text:p>73443,6904</text:p>
          </table:table-cell>
          <table:table-cell table:number-columns-repeated="5"/>
          <table:table-cell table:formula="of:=COM.MICROSOFT.NORM.INV(RAND();[.$S$28];[.$S$30])" office:value-type="float" office:value="50290.8125027506" calcext:value-type="float">
            <text:p>50290,8125027506</text:p>
          </table:table-cell>
          <table:table-cell table:number-columns-repeated="14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18+4*RAND()" office:value-type="float" office:value="19.6327786357142" calcext:value-type="float">
            <text:p>19,6328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table:formula="of:=COM.MICROSOFT.NORM.INV(RAND();80;10)" office:value-type="float" office:value="88.8938645765329" calcext:value-type="float">
            <text:p>88,8939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table:formula="of:=4*PI()*PI()*[.I402]*[.B402]" office:value-type="float" office:value="68899.0595082219" calcext:value-type="float">
            <text:p>68899,0595</text:p>
          </table:table-cell>
          <table:table-cell table:number-columns-repeated="5"/>
          <table:table-cell table:formula="of:=COM.MICROSOFT.NORM.INV(RAND();[.$S$28];[.$S$30])" office:value-type="float" office:value="68429.3650729183" calcext:value-type="float">
            <text:p>68429,3650729183</text:p>
          </table:table-cell>
          <table:table-cell table:number-columns-repeated="14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18+4*RAND()" office:value-type="float" office:value="18.0579067259096" calcext:value-type="float">
            <text:p>18,0579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table:formula="of:=COM.MICROSOFT.NORM.INV(RAND();80;10)" office:value-type="float" office:value="66.7133572330756" calcext:value-type="float">
            <text:p>66,7134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table:formula="of:=4*PI()*PI()*[.I403]*[.B403]" office:value-type="float" office:value="47559.791110998" calcext:value-type="float">
            <text:p>47559,7911</text:p>
          </table:table-cell>
          <table:table-cell table:number-columns-repeated="5"/>
          <table:table-cell table:formula="of:=COM.MICROSOFT.NORM.INV(RAND();[.$S$28];[.$S$30])" office:value-type="float" office:value="59157.5460289157" calcext:value-type="float">
            <text:p>59157,5460289157</text:p>
          </table:table-cell>
          <table:table-cell table:number-columns-repeated="14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18+4*RAND()" office:value-type="float" office:value="18.7699784063734" calcext:value-type="float">
            <text:p>18,7700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table:formula="of:=COM.MICROSOFT.NORM.INV(RAND();80;10)" office:value-type="float" office:value="62.6596853939711" calcext:value-type="float">
            <text:p>62,6597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table:formula="of:=4*PI()*PI()*[.I404]*[.B404]" office:value-type="float" office:value="46431.3936934127" calcext:value-type="float">
            <text:p>46431,3937</text:p>
          </table:table-cell>
          <table:table-cell table:number-columns-repeated="5"/>
          <table:table-cell table:formula="of:=COM.MICROSOFT.NORM.INV(RAND();[.$S$28];[.$S$30])" office:value-type="float" office:value="61069.2357326565" calcext:value-type="float">
            <text:p>61069,2357326565</text:p>
          </table:table-cell>
          <table:table-cell table:number-columns-repeated="14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18+4*RAND()" office:value-type="float" office:value="18.1015049512498" calcext:value-type="float">
            <text:p>18,1015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table:formula="of:=COM.MICROSOFT.NORM.INV(RAND();80;10)" office:value-type="float" office:value="84.2018364933889" calcext:value-type="float">
            <text:p>84,2018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table:formula="of:=4*PI()*PI()*[.I405]*[.B405]" office:value-type="float" office:value="60172.2129725503" calcext:value-type="float">
            <text:p>60172,2130</text:p>
          </table:table-cell>
          <table:table-cell table:number-columns-repeated="5"/>
          <table:table-cell table:formula="of:=COM.MICROSOFT.NORM.INV(RAND();[.$S$28];[.$S$30])" office:value-type="float" office:value="55626.0297232294" calcext:value-type="float">
            <text:p>55626,0297232294</text:p>
          </table:table-cell>
          <table:table-cell table:number-columns-repeated="14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18+4*RAND()" office:value-type="float" office:value="19.4670978137292" calcext:value-type="float">
            <text:p>19,4671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table:formula="of:=COM.MICROSOFT.NORM.INV(RAND();80;10)" office:value-type="float" office:value="81.3570283163909" calcext:value-type="float">
            <text:p>81,3570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table:formula="of:=4*PI()*PI()*[.I406]*[.B406]" office:value-type="float" office:value="62525.3346293409" calcext:value-type="float">
            <text:p>62525,3346</text:p>
          </table:table-cell>
          <table:table-cell table:number-columns-repeated="5"/>
          <table:table-cell table:formula="of:=COM.MICROSOFT.NORM.INV(RAND();[.$S$28];[.$S$30])" office:value-type="float" office:value="44409.3380218989" calcext:value-type="float">
            <text:p>44409,3380218989</text:p>
          </table:table-cell>
          <table:table-cell table:number-columns-repeated="14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18+4*RAND()" office:value-type="float" office:value="19.3722236729227" calcext:value-type="float">
            <text:p>19,3722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table:formula="of:=COM.MICROSOFT.NORM.INV(RAND();80;10)" office:value-type="float" office:value="94.9959467652859" calcext:value-type="float">
            <text:p>94,9959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table:formula="of:=4*PI()*PI()*[.I407]*[.B407]" office:value-type="float" office:value="72651.4500760017" calcext:value-type="float">
            <text:p>72651,4501</text:p>
          </table:table-cell>
          <table:table-cell table:number-columns-repeated="5"/>
          <table:table-cell table:formula="of:=COM.MICROSOFT.NORM.INV(RAND();[.$S$28];[.$S$30])" office:value-type="float" office:value="53828.7863476277" calcext:value-type="float">
            <text:p>53828,7863476277</text:p>
          </table:table-cell>
          <table:table-cell table:number-columns-repeated="14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18+4*RAND()" office:value-type="float" office:value="21.3961060107686" calcext:value-type="float">
            <text:p>21,396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table:formula="of:=COM.MICROSOFT.NORM.INV(RAND();80;10)" office:value-type="float" office:value="79.2779572400845" calcext:value-type="float">
            <text:p>79,278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table:formula="of:=4*PI()*PI()*[.I408]*[.B408]" office:value-type="float" office:value="66964.8543946634" calcext:value-type="float">
            <text:p>66964,8544</text:p>
          </table:table-cell>
          <table:table-cell table:number-columns-repeated="5"/>
          <table:table-cell table:formula="of:=COM.MICROSOFT.NORM.INV(RAND();[.$S$28];[.$S$30])" office:value-type="float" office:value="55996.4834573494" calcext:value-type="float">
            <text:p>55996,4834573494</text:p>
          </table:table-cell>
          <table:table-cell table:number-columns-repeated="14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18+4*RAND()" office:value-type="float" office:value="20.1147337746806" calcext:value-type="float">
            <text:p>20,1147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table:formula="of:=COM.MICROSOFT.NORM.INV(RAND();80;10)" office:value-type="float" office:value="67.1564794319298" calcext:value-type="float">
            <text:p>67,1565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table:formula="of:=4*PI()*PI()*[.I409]*[.B409]" office:value-type="float" office:value="53328.816599163" calcext:value-type="float">
            <text:p>53328,8166</text:p>
          </table:table-cell>
          <table:table-cell table:number-columns-repeated="5"/>
          <table:table-cell table:formula="of:=COM.MICROSOFT.NORM.INV(RAND();[.$S$28];[.$S$30])" office:value-type="float" office:value="61908.790834854" calcext:value-type="float">
            <text:p>61908,790834854</text:p>
          </table:table-cell>
          <table:table-cell table:number-columns-repeated="14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18+4*RAND()" office:value-type="float" office:value="19.2420339225791" calcext:value-type="float">
            <text:p>19,2420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table:formula="of:=COM.MICROSOFT.NORM.INV(RAND();80;10)" office:value-type="float" office:value="81.5632119264602" calcext:value-type="float">
            <text:p>81,5632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table:formula="of:=4*PI()*PI()*[.I410]*[.B410]" office:value-type="float" office:value="61959.0902634365" calcext:value-type="float">
            <text:p>61959,0903</text:p>
          </table:table-cell>
          <table:table-cell table:number-columns-repeated="5"/>
          <table:table-cell table:formula="of:=COM.MICROSOFT.NORM.INV(RAND();[.$S$28];[.$S$30])" office:value-type="float" office:value="44262.7435097182" calcext:value-type="float">
            <text:p>44262,7435097182</text:p>
          </table:table-cell>
          <table:table-cell table:number-columns-repeated="14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18+4*RAND()" office:value-type="float" office:value="21.5679551032372" calcext:value-type="float">
            <text:p>21,5680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table:formula="of:=COM.MICROSOFT.NORM.INV(RAND();80;10)" office:value-type="float" office:value="76.1078428563951" calcext:value-type="float">
            <text:p>76,1078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table:formula="of:=4*PI()*PI()*[.I411]*[.B411]" office:value-type="float" office:value="64803.4489421441" calcext:value-type="float">
            <text:p>64803,4489</text:p>
          </table:table-cell>
          <table:table-cell table:number-columns-repeated="5"/>
          <table:table-cell table:formula="of:=COM.MICROSOFT.NORM.INV(RAND();[.$S$28];[.$S$30])" office:value-type="float" office:value="59146.7067730675" calcext:value-type="float">
            <text:p>59146,7067730675</text:p>
          </table:table-cell>
          <table:table-cell table:number-columns-repeated="14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18+4*RAND()" office:value-type="float" office:value="21.0800097757019" calcext:value-type="float">
            <text:p>21,0800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table:formula="of:=COM.MICROSOFT.NORM.INV(RAND();80;10)" office:value-type="float" office:value="80.2151994641706" calcext:value-type="float">
            <text:p>80,2152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table:formula="of:=4*PI()*PI()*[.I412]*[.B412]" office:value-type="float" office:value="66755.5244847347" calcext:value-type="float">
            <text:p>66755,5245</text:p>
          </table:table-cell>
          <table:table-cell table:number-columns-repeated="5"/>
          <table:table-cell table:formula="of:=COM.MICROSOFT.NORM.INV(RAND();[.$S$28];[.$S$30])" office:value-type="float" office:value="63391.0206661228" calcext:value-type="float">
            <text:p>63391,0206661228</text:p>
          </table:table-cell>
          <table:table-cell table:number-columns-repeated="14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18+4*RAND()" office:value-type="float" office:value="20.7169896266423" calcext:value-type="float">
            <text:p>20,7170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table:formula="of:=COM.MICROSOFT.NORM.INV(RAND();80;10)" office:value-type="float" office:value="79.5007013561241" calcext:value-type="float">
            <text:p>79,5007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table:formula="of:=4*PI()*PI()*[.I413]*[.B413]" office:value-type="float" office:value="65021.5540757814" calcext:value-type="float">
            <text:p>65021,5541</text:p>
          </table:table-cell>
          <table:table-cell table:number-columns-repeated="5"/>
          <table:table-cell table:formula="of:=COM.MICROSOFT.NORM.INV(RAND();[.$S$28];[.$S$30])" office:value-type="float" office:value="61292.5216944228" calcext:value-type="float">
            <text:p>61292,5216944228</text:p>
          </table:table-cell>
          <table:table-cell table:number-columns-repeated="14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18+4*RAND()" office:value-type="float" office:value="18.9563839840703" calcext:value-type="float">
            <text:p>18,9564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table:formula="of:=COM.MICROSOFT.NORM.INV(RAND();80;10)" office:value-type="float" office:value="85.1444667490381" calcext:value-type="float">
            <text:p>85,1445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table:formula="of:=4*PI()*PI()*[.I414]*[.B414]" office:value-type="float" office:value="63719.3979695766" calcext:value-type="float">
            <text:p>63719,3980</text:p>
          </table:table-cell>
          <table:table-cell table:number-columns-repeated="5"/>
          <table:table-cell table:formula="of:=COM.MICROSOFT.NORM.INV(RAND();[.$S$28];[.$S$30])" office:value-type="float" office:value="64898.8770959266" calcext:value-type="float">
            <text:p>64898,8770959266</text:p>
          </table:table-cell>
          <table:table-cell table:number-columns-repeated="14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18+4*RAND()" office:value-type="float" office:value="21.8793272892945" calcext:value-type="float">
            <text:p>21,8793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table:formula="of:=COM.MICROSOFT.NORM.INV(RAND();80;10)" office:value-type="float" office:value="87.6207938494931" calcext:value-type="float">
            <text:p>87,6208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table:formula="of:=4*PI()*PI()*[.I415]*[.B415]" office:value-type="float" office:value="75683.4437603151" calcext:value-type="float">
            <text:p>75683,4438</text:p>
          </table:table-cell>
          <table:table-cell table:number-columns-repeated="5"/>
          <table:table-cell table:formula="of:=COM.MICROSOFT.NORM.INV(RAND();[.$S$28];[.$S$30])" office:value-type="float" office:value="59832.271212793" calcext:value-type="float">
            <text:p>59832,271212793</text:p>
          </table:table-cell>
          <table:table-cell table:number-columns-repeated="14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18+4*RAND()" office:value-type="float" office:value="20.7818772965111" calcext:value-type="float">
            <text:p>20,7819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table:formula="of:=COM.MICROSOFT.NORM.INV(RAND();80;10)" office:value-type="float" office:value="91.3231458840452" calcext:value-type="float">
            <text:p>91,3231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table:formula="of:=4*PI()*PI()*[.I416]*[.B416]" office:value-type="float" office:value="74924.762773915" calcext:value-type="float">
            <text:p>74924,7628</text:p>
          </table:table-cell>
          <table:table-cell table:number-columns-repeated="5"/>
          <table:table-cell table:formula="of:=COM.MICROSOFT.NORM.INV(RAND();[.$S$28];[.$S$30])" office:value-type="float" office:value="47909.9324626158" calcext:value-type="float">
            <text:p>47909,9324626158</text:p>
          </table:table-cell>
          <table:table-cell table:number-columns-repeated="14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18+4*RAND()" office:value-type="float" office:value="21.7753516738303" calcext:value-type="float">
            <text:p>21,7754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table:formula="of:=COM.MICROSOFT.NORM.INV(RAND();80;10)" office:value-type="float" office:value="86.7135291093743" calcext:value-type="float">
            <text:p>86,7135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table:formula="of:=4*PI()*PI()*[.I417]*[.B417]" office:value-type="float" office:value="74543.8425946908" calcext:value-type="float">
            <text:p>74543,8426</text:p>
          </table:table-cell>
          <table:table-cell table:number-columns-repeated="5"/>
          <table:table-cell table:formula="of:=COM.MICROSOFT.NORM.INV(RAND();[.$S$28];[.$S$30])" office:value-type="float" office:value="60953.5417232563" calcext:value-type="float">
            <text:p>60953,5417232563</text:p>
          </table:table-cell>
          <table:table-cell table:number-columns-repeated="14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18+4*RAND()" office:value-type="float" office:value="21.7266132882796" calcext:value-type="float">
            <text:p>21,7266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table:formula="of:=COM.MICROSOFT.NORM.INV(RAND();80;10)" office:value-type="float" office:value="80.3145291501847" calcext:value-type="float">
            <text:p>80,3145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table:formula="of:=4*PI()*PI()*[.I418]*[.B418]" office:value-type="float" office:value="68888.3668171906" calcext:value-type="float">
            <text:p>68888,3668</text:p>
          </table:table-cell>
          <table:table-cell table:number-columns-repeated="5"/>
          <table:table-cell table:formula="of:=COM.MICROSOFT.NORM.INV(RAND();[.$S$28];[.$S$30])" office:value-type="float" office:value="58785.5248913646" calcext:value-type="float">
            <text:p>58785,5248913646</text:p>
          </table:table-cell>
          <table:table-cell table:number-columns-repeated="14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18+4*RAND()" office:value-type="float" office:value="20.0386274815537" calcext:value-type="float">
            <text:p>20,0386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table:formula="of:=COM.MICROSOFT.NORM.INV(RAND();80;10)" office:value-type="float" office:value="92.8416902437415" calcext:value-type="float">
            <text:p>92,8417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table:formula="of:=4*PI()*PI()*[.I419]*[.B419]" office:value-type="float" office:value="73446.4394778248" calcext:value-type="float">
            <text:p>73446,4395</text:p>
          </table:table-cell>
          <table:table-cell table:number-columns-repeated="5"/>
          <table:table-cell table:formula="of:=COM.MICROSOFT.NORM.INV(RAND();[.$S$28];[.$S$30])" office:value-type="float" office:value="69119.4086780121" calcext:value-type="float">
            <text:p>69119,4086780121</text:p>
          </table:table-cell>
          <table:table-cell table:number-columns-repeated="14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18+4*RAND()" office:value-type="float" office:value="21.1103787641041" calcext:value-type="float">
            <text:p>21,1104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table:formula="of:=COM.MICROSOFT.NORM.INV(RAND();80;10)" office:value-type="float" office:value="67.8966089784099" calcext:value-type="float">
            <text:p>67,8966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table:formula="of:=4*PI()*PI()*[.I420]*[.B420]" office:value-type="float" office:value="56585.3291802083" calcext:value-type="float">
            <text:p>56585,3292</text:p>
          </table:table-cell>
          <table:table-cell table:number-columns-repeated="5"/>
          <table:table-cell table:formula="of:=COM.MICROSOFT.NORM.INV(RAND();[.$S$28];[.$S$30])" office:value-type="float" office:value="48295.9159592633" calcext:value-type="float">
            <text:p>48295,9159592633</text:p>
          </table:table-cell>
          <table:table-cell table:number-columns-repeated="14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18+4*RAND()" office:value-type="float" office:value="21.9580020350404" calcext:value-type="float">
            <text:p>21,9580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table:formula="of:=COM.MICROSOFT.NORM.INV(RAND();80;10)" office:value-type="float" office:value="85.3633333009577" calcext:value-type="float">
            <text:p>85,3633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table:formula="of:=4*PI()*PI()*[.I421]*[.B421]" office:value-type="float" office:value="73998.6715100721" calcext:value-type="float">
            <text:p>73998,6715</text:p>
          </table:table-cell>
          <table:table-cell table:number-columns-repeated="5"/>
          <table:table-cell table:formula="of:=COM.MICROSOFT.NORM.INV(RAND();[.$S$28];[.$S$30])" office:value-type="float" office:value="69186.4437163212" calcext:value-type="float">
            <text:p>69186,4437163212</text:p>
          </table:table-cell>
          <table:table-cell table:number-columns-repeated="14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18+4*RAND()" office:value-type="float" office:value="18.5728296306916" calcext:value-type="float">
            <text:p>18,5728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table:formula="of:=COM.MICROSOFT.NORM.INV(RAND();80;10)" office:value-type="float" office:value="66.6889372379945" calcext:value-type="float">
            <text:p>66,6889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table:formula="of:=4*PI()*PI()*[.I422]*[.B422]" office:value-type="float" office:value="48898.0576439139" calcext:value-type="float">
            <text:p>48898,0576</text:p>
          </table:table-cell>
          <table:table-cell table:number-columns-repeated="5"/>
          <table:table-cell table:formula="of:=COM.MICROSOFT.NORM.INV(RAND();[.$S$28];[.$S$30])" office:value-type="float" office:value="59219.575514246" calcext:value-type="float">
            <text:p>59219,575514246</text:p>
          </table:table-cell>
          <table:table-cell table:number-columns-repeated="14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18+4*RAND()" office:value-type="float" office:value="21.2341559273191" calcext:value-type="float">
            <text:p>21,2342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table:formula="of:=COM.MICROSOFT.NORM.INV(RAND();80;10)" office:value-type="float" office:value="105.422315062609" calcext:value-type="float">
            <text:p>105,4223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table:formula="of:=4*PI()*PI()*[.I423]*[.B423]" office:value-type="float" office:value="88374.5647567819" calcext:value-type="float">
            <text:p>88374,5648</text:p>
          </table:table-cell>
          <table:table-cell table:number-columns-repeated="5"/>
          <table:table-cell table:formula="of:=COM.MICROSOFT.NORM.INV(RAND();[.$S$28];[.$S$30])" office:value-type="float" office:value="37204.7111187773" calcext:value-type="float">
            <text:p>37204,7111187773</text:p>
          </table:table-cell>
          <table:table-cell table:number-columns-repeated="14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18+4*RAND()" office:value-type="float" office:value="19.5313890925609" calcext:value-type="float">
            <text:p>19,5314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table:formula="of:=COM.MICROSOFT.NORM.INV(RAND();80;10)" office:value-type="float" office:value="83.9104644630264" calcext:value-type="float">
            <text:p>83,9105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table:formula="of:=4*PI()*PI()*[.I424]*[.B424]" office:value-type="float" office:value="64700.7021216853" calcext:value-type="float">
            <text:p>64700,7021</text:p>
          </table:table-cell>
          <table:table-cell table:number-columns-repeated="5"/>
          <table:table-cell table:formula="of:=COM.MICROSOFT.NORM.INV(RAND();[.$S$28];[.$S$30])" office:value-type="float" office:value="78587.3949811452" calcext:value-type="float">
            <text:p>78587,3949811452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18+4*RAND()" office:value-type="float" office:value="18.4043453061022" calcext:value-type="float">
            <text:p>18,4043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formula="of:=COM.MICROSOFT.NORM.INV(RAND();80;10)" office:value-type="float" office:value="78.9850678702341" calcext:value-type="float">
            <text:p>78,9851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formula="of:=4*PI()*PI()*[.I425]*[.B425]" office:value-type="float" office:value="57388.5306449294" calcext:value-type="float">
            <text:p>57388,5306</text:p>
          </table:table-cell>
          <table:table-cell table:number-columns-repeated="5"/>
          <table:table-cell table:formula="of:=COM.MICROSOFT.NORM.INV(RAND();[.$S$28];[.$S$30])" office:value-type="float" office:value="76486.4363275343" calcext:value-type="float">
            <text:p>76486,4363275343</text:p>
          </table:table-cell>
          <table:table-cell table:number-columns-repeated="14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18+4*RAND()" office:value-type="float" office:value="19.7594925384037" calcext:value-type="float">
            <text:p>19,7595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table:formula="of:=COM.MICROSOFT.NORM.INV(RAND();80;10)" office:value-type="float" office:value="75.8770259209033" calcext:value-type="float">
            <text:p>75,8770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table:formula="of:=4*PI()*PI()*[.I426]*[.B426]" office:value-type="float" office:value="59189.6570341235" calcext:value-type="float">
            <text:p>59189,6570</text:p>
          </table:table-cell>
          <table:table-cell table:number-columns-repeated="5"/>
          <table:table-cell table:formula="of:=COM.MICROSOFT.NORM.INV(RAND();[.$S$28];[.$S$30])" office:value-type="float" office:value="69699.4567095834" calcext:value-type="float">
            <text:p>69699,4567095834</text:p>
          </table:table-cell>
          <table:table-cell table:number-columns-repeated="14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18+4*RAND()" office:value-type="float" office:value="19.6701301918365" calcext:value-type="float">
            <text:p>19,6701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table:formula="of:=COM.MICROSOFT.NORM.INV(RAND();80;10)" office:value-type="float" office:value="76.2510390576458" calcext:value-type="float">
            <text:p>76,2510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table:formula="of:=4*PI()*PI()*[.I427]*[.B427]" office:value-type="float" office:value="59212.4099466194" calcext:value-type="float">
            <text:p>59212,4099</text:p>
          </table:table-cell>
          <table:table-cell table:number-columns-repeated="5"/>
          <table:table-cell table:formula="of:=COM.MICROSOFT.NORM.INV(RAND();[.$S$28];[.$S$30])" office:value-type="float" office:value="47656.0512517032" calcext:value-type="float">
            <text:p>47656,0512517032</text:p>
          </table:table-cell>
          <table:table-cell table:number-columns-repeated="14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18+4*RAND()" office:value-type="float" office:value="19.1929768393748" calcext:value-type="float">
            <text:p>19,1930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table:formula="of:=COM.MICROSOFT.NORM.INV(RAND();80;10)" office:value-type="float" office:value="80.5482640103081" calcext:value-type="float">
            <text:p>80,5483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table:formula="of:=4*PI()*PI()*[.I428]*[.B428]" office:value-type="float" office:value="61032.0926000591" calcext:value-type="float">
            <text:p>61032,0926</text:p>
          </table:table-cell>
          <table:table-cell table:number-columns-repeated="5"/>
          <table:table-cell table:formula="of:=COM.MICROSOFT.NORM.INV(RAND();[.$S$28];[.$S$30])" office:value-type="float" office:value="67769.4354242924" calcext:value-type="float">
            <text:p>67769,4354242924</text:p>
          </table:table-cell>
          <table:table-cell table:number-columns-repeated="14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18+4*RAND()" office:value-type="float" office:value="19.2490874794312" calcext:value-type="float">
            <text:p>19,2491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formula="of:=COM.MICROSOFT.NORM.INV(RAND();80;10)" office:value-type="float" office:value="92.848074654902" calcext:value-type="float">
            <text:p>92,8481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formula="of:=4*PI()*PI()*[.I429]*[.B429]" office:value-type="float" office:value="70557.4351613537" calcext:value-type="float">
            <text:p>70557,4352</text:p>
          </table:table-cell>
          <table:table-cell table:number-columns-repeated="5"/>
          <table:table-cell table:formula="of:=COM.MICROSOFT.NORM.INV(RAND();[.$S$28];[.$S$30])" office:value-type="float" office:value="59829.5103353844" calcext:value-type="float">
            <text:p>59829,5103353844</text:p>
          </table:table-cell>
          <table:table-cell table:number-columns-repeated="14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18+4*RAND()" office:value-type="float" office:value="20.6705711646937" calcext:value-type="float">
            <text:p>20,6706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table:formula="of:=COM.MICROSOFT.NORM.INV(RAND();80;10)" office:value-type="float" office:value="87.4348810001292" calcext:value-type="float">
            <text:p>87,4349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table:formula="of:=4*PI()*PI()*[.I430]*[.B430]" office:value-type="float" office:value="71350.4862465696" calcext:value-type="float">
            <text:p>71350,4862</text:p>
          </table:table-cell>
          <table:table-cell table:number-columns-repeated="5"/>
          <table:table-cell table:formula="of:=COM.MICROSOFT.NORM.INV(RAND();[.$S$28];[.$S$30])" office:value-type="float" office:value="59663.3014695371" calcext:value-type="float">
            <text:p>59663,3014695371</text:p>
          </table:table-cell>
          <table:table-cell table:number-columns-repeated="14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18+4*RAND()" office:value-type="float" office:value="21.7102747499011" calcext:value-type="float">
            <text:p>21,7103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table:formula="of:=COM.MICROSOFT.NORM.INV(RAND();80;10)" office:value-type="float" office:value="79.6156733104922" calcext:value-type="float">
            <text:p>79,6157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table:formula="of:=4*PI()*PI()*[.I431]*[.B431]" office:value-type="float" office:value="68237.5819086622" calcext:value-type="float">
            <text:p>68237,5819</text:p>
          </table:table-cell>
          <table:table-cell table:number-columns-repeated="5"/>
          <table:table-cell table:formula="of:=COM.MICROSOFT.NORM.INV(RAND();[.$S$28];[.$S$30])" office:value-type="float" office:value="62020.8744967857" calcext:value-type="float">
            <text:p>62020,8744967857</text:p>
          </table:table-cell>
          <table:table-cell table:number-columns-repeated="14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18+4*RAND()" office:value-type="float" office:value="21.766232914757" calcext:value-type="float">
            <text:p>21,7662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table:formula="of:=COM.MICROSOFT.NORM.INV(RAND();80;10)" office:value-type="float" office:value="68.7029723468087" calcext:value-type="float">
            <text:p>68,7030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table:formula="of:=4*PI()*PI()*[.I432]*[.B432]" office:value-type="float" office:value="59036.2190522962" calcext:value-type="float">
            <text:p>59036,2191</text:p>
          </table:table-cell>
          <table:table-cell table:number-columns-repeated="5"/>
          <table:table-cell table:formula="of:=COM.MICROSOFT.NORM.INV(RAND();[.$S$28];[.$S$30])" office:value-type="float" office:value="68035.7058239042" calcext:value-type="float">
            <text:p>68035,7058239042</text:p>
          </table:table-cell>
          <table:table-cell table:number-columns-repeated="14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18+4*RAND()" office:value-type="float" office:value="20.3353502624668" calcext:value-type="float">
            <text:p>20,3354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table:formula="of:=COM.MICROSOFT.NORM.INV(RAND();80;10)" office:value-type="float" office:value="86.4606726584172" calcext:value-type="float">
            <text:p>86,4607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table:formula="of:=4*PI()*PI()*[.I433]*[.B433]" office:value-type="float" office:value="69411.2721242519" calcext:value-type="float">
            <text:p>69411,2721</text:p>
          </table:table-cell>
          <table:table-cell table:number-columns-repeated="5"/>
          <table:table-cell table:formula="of:=COM.MICROSOFT.NORM.INV(RAND();[.$S$28];[.$S$30])" office:value-type="float" office:value="56812.7417818331" calcext:value-type="float">
            <text:p>56812,7417818331</text:p>
          </table:table-cell>
          <table:table-cell table:number-columns-repeated="14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18+4*RAND()" office:value-type="float" office:value="18.5338731440716" calcext:value-type="float">
            <text:p>18,5339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table:formula="of:=COM.MICROSOFT.NORM.INV(RAND();80;10)" office:value-type="float" office:value="83.2147729499118" calcext:value-type="float">
            <text:p>83,2148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table:formula="of:=4*PI()*PI()*[.I434]*[.B434]" office:value-type="float" office:value="60887.2494427483" calcext:value-type="float">
            <text:p>60887,2494</text:p>
          </table:table-cell>
          <table:table-cell table:number-columns-repeated="5"/>
          <table:table-cell table:formula="of:=COM.MICROSOFT.NORM.INV(RAND();[.$S$28];[.$S$30])" office:value-type="float" office:value="58945.3442562504" calcext:value-type="float">
            <text:p>58945,3442562504</text:p>
          </table:table-cell>
          <table:table-cell table:number-columns-repeated="14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18+4*RAND()" office:value-type="float" office:value="21.5206558541395" calcext:value-type="float">
            <text:p>21,5207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table:formula="of:=COM.MICROSOFT.NORM.INV(RAND();80;10)" office:value-type="float" office:value="86.5360711964763" calcext:value-type="float">
            <text:p>86,5361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table:formula="of:=4*PI()*PI()*[.I435]*[.B435]" office:value-type="float" office:value="73521.1706078214" calcext:value-type="float">
            <text:p>73521,1706</text:p>
          </table:table-cell>
          <table:table-cell table:number-columns-repeated="5"/>
          <table:table-cell table:formula="of:=COM.MICROSOFT.NORM.INV(RAND();[.$S$28];[.$S$30])" office:value-type="float" office:value="75167.5358171259" calcext:value-type="float">
            <text:p>75167,5358171259</text:p>
          </table:table-cell>
          <table:table-cell table:number-columns-repeated="14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18+4*RAND()" office:value-type="float" office:value="18.7965163742192" calcext:value-type="float">
            <text:p>18,7965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table:formula="of:=COM.MICROSOFT.NORM.INV(RAND();80;10)" office:value-type="float" office:value="78.6655956159409" calcext:value-type="float">
            <text:p>78,6656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table:formula="of:=4*PI()*PI()*[.I436]*[.B436]" office:value-type="float" office:value="58374.334089989" calcext:value-type="float">
            <text:p>58374,3341</text:p>
          </table:table-cell>
          <table:table-cell table:number-columns-repeated="5"/>
          <table:table-cell table:formula="of:=COM.MICROSOFT.NORM.INV(RAND();[.$S$28];[.$S$30])" office:value-type="float" office:value="44924.0706434165" calcext:value-type="float">
            <text:p>44924,0706434165</text:p>
          </table:table-cell>
          <table:table-cell table:number-columns-repeated="14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18+4*RAND()" office:value-type="float" office:value="20.9132140702568" calcext:value-type="float">
            <text:p>20,9132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table:formula="of:=COM.MICROSOFT.NORM.INV(RAND();80;10)" office:value-type="float" office:value="59.582707175319" calcext:value-type="float">
            <text:p>59,5827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table:formula="of:=4*PI()*PI()*[.I437]*[.B437]" office:value-type="float" office:value="49192.7103592262" calcext:value-type="float">
            <text:p>49192,7104</text:p>
          </table:table-cell>
          <table:table-cell table:number-columns-repeated="5"/>
          <table:table-cell table:formula="of:=COM.MICROSOFT.NORM.INV(RAND();[.$S$28];[.$S$30])" office:value-type="float" office:value="76802.5997452244" calcext:value-type="float">
            <text:p>76802,5997452244</text:p>
          </table:table-cell>
          <table:table-cell table:number-columns-repeated="14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18+4*RAND()" office:value-type="float" office:value="19.4915232420899" calcext:value-type="float">
            <text:p>19,4915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table:formula="of:=COM.MICROSOFT.NORM.INV(RAND();80;10)" office:value-type="float" office:value="84.372811933554" calcext:value-type="float">
            <text:p>84,3728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table:formula="of:=4*PI()*PI()*[.I438]*[.B438]" office:value-type="float" office:value="64924.4142511639" calcext:value-type="float">
            <text:p>64924,4143</text:p>
          </table:table-cell>
          <table:table-cell table:number-columns-repeated="5"/>
          <table:table-cell table:formula="of:=COM.MICROSOFT.NORM.INV(RAND();[.$S$28];[.$S$30])" office:value-type="float" office:value="64478.55823834" calcext:value-type="float">
            <text:p>64478,55823834</text:p>
          </table:table-cell>
          <table:table-cell table:number-columns-repeated="14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18+4*RAND()" office:value-type="float" office:value="20.3269647364505" calcext:value-type="float">
            <text:p>20,3270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table:formula="of:=COM.MICROSOFT.NORM.INV(RAND();80;10)" office:value-type="float" office:value="79.6318019957759" calcext:value-type="float">
            <text:p>79,6318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table:formula="of:=4*PI()*PI()*[.I439]*[.B439]" office:value-type="float" office:value="63902.6419897356" calcext:value-type="float">
            <text:p>63902,6420</text:p>
          </table:table-cell>
          <table:table-cell table:number-columns-repeated="5"/>
          <table:table-cell table:formula="of:=COM.MICROSOFT.NORM.INV(RAND();[.$S$28];[.$S$30])" office:value-type="float" office:value="64889.3615843527" calcext:value-type="float">
            <text:p>64889,3615843527</text:p>
          </table:table-cell>
          <table:table-cell table:number-columns-repeated="14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18+4*RAND()" office:value-type="float" office:value="20.8991765384562" calcext:value-type="float">
            <text:p>20,8992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table:formula="of:=COM.MICROSOFT.NORM.INV(RAND();80;10)" office:value-type="float" office:value="77.485274448271" calcext:value-type="float">
            <text:p>77,4853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table:formula="of:=4*PI()*PI()*[.I440]*[.B440]" office:value-type="float" office:value="63930.4979121258" calcext:value-type="float">
            <text:p>63930,4979</text:p>
          </table:table-cell>
          <table:table-cell table:number-columns-repeated="5"/>
          <table:table-cell table:formula="of:=COM.MICROSOFT.NORM.INV(RAND();[.$S$28];[.$S$30])" office:value-type="float" office:value="53971.1751211004" calcext:value-type="float">
            <text:p>53971,1751211004</text:p>
          </table:table-cell>
          <table:table-cell table:number-columns-repeated="14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18+4*RAND()" office:value-type="float" office:value="21.7478068214841" calcext:value-type="float">
            <text:p>21,7478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table:formula="of:=COM.MICROSOFT.NORM.INV(RAND();80;10)" office:value-type="float" office:value="77.6769111789092" calcext:value-type="float">
            <text:p>77,6769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table:formula="of:=4*PI()*PI()*[.I441]*[.B441]" office:value-type="float" office:value="66690.9879289097" calcext:value-type="float">
            <text:p>66690,9879</text:p>
          </table:table-cell>
          <table:table-cell table:number-columns-repeated="5"/>
          <table:table-cell table:formula="of:=COM.MICROSOFT.NORM.INV(RAND();[.$S$28];[.$S$30])" office:value-type="float" office:value="63512.186997636" calcext:value-type="float">
            <text:p>63512,186997636</text:p>
          </table:table-cell>
          <table:table-cell table:number-columns-repeated="14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18+4*RAND()" office:value-type="float" office:value="18.3933471259661" calcext:value-type="float">
            <text:p>18,3933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table:formula="of:=COM.MICROSOFT.NORM.INV(RAND();80;10)" office:value-type="float" office:value="72.4824301396557" calcext:value-type="float">
            <text:p>72,4824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table:formula="of:=4*PI()*PI()*[.I442]*[.B442]" office:value-type="float" office:value="52632.4091435185" calcext:value-type="float">
            <text:p>52632,4091</text:p>
          </table:table-cell>
          <table:table-cell table:number-columns-repeated="5"/>
          <table:table-cell table:formula="of:=COM.MICROSOFT.NORM.INV(RAND();[.$S$28];[.$S$30])" office:value-type="float" office:value="68917.8073775912" calcext:value-type="float">
            <text:p>68917,8073775912</text:p>
          </table:table-cell>
          <table:table-cell table:number-columns-repeated="14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18+4*RAND()" office:value-type="float" office:value="21.656063017901" calcext:value-type="float">
            <text:p>21,6561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table:formula="of:=COM.MICROSOFT.NORM.INV(RAND();80;10)" office:value-type="float" office:value="85.2425399408618" calcext:value-type="float">
            <text:p>85,2425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table:formula="of:=4*PI()*PI()*[.I443]*[.B443]" office:value-type="float" office:value="72877.8622753427" calcext:value-type="float">
            <text:p>72877,8623</text:p>
          </table:table-cell>
          <table:table-cell table:number-columns-repeated="5"/>
          <table:table-cell table:formula="of:=COM.MICROSOFT.NORM.INV(RAND();[.$S$28];[.$S$30])" office:value-type="float" office:value="47801.1382508289" calcext:value-type="float">
            <text:p>47801,1382508289</text:p>
          </table:table-cell>
          <table:table-cell table:number-columns-repeated="14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18+4*RAND()" office:value-type="float" office:value="20.4210568950512" calcext:value-type="float">
            <text:p>20,4211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table:formula="of:=COM.MICROSOFT.NORM.INV(RAND();80;10)" office:value-type="float" office:value="84.6172655716056" calcext:value-type="float">
            <text:p>84,6173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table:formula="of:=4*PI()*PI()*[.I444]*[.B444]" office:value-type="float" office:value="68217.6789659755" calcext:value-type="float">
            <text:p>68217,6790</text:p>
          </table:table-cell>
          <table:table-cell table:number-columns-repeated="5"/>
          <table:table-cell table:formula="of:=COM.MICROSOFT.NORM.INV(RAND();[.$S$28];[.$S$30])" office:value-type="float" office:value="76079.8082744577" calcext:value-type="float">
            <text:p>76079,8082744577</text:p>
          </table:table-cell>
          <table:table-cell table:number-columns-repeated="14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18+4*RAND()" office:value-type="float" office:value="18.6744871526025" calcext:value-type="float">
            <text:p>18,6745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table:formula="of:=COM.MICROSOFT.NORM.INV(RAND();80;10)" office:value-type="float" office:value="68.3486976730636" calcext:value-type="float">
            <text:p>68,3487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table:formula="of:=4*PI()*PI()*[.I445]*[.B445]" office:value-type="float" office:value="50389.3393546736" calcext:value-type="float">
            <text:p>50389,3394</text:p>
          </table:table-cell>
          <table:table-cell table:number-columns-repeated="5"/>
          <table:table-cell table:formula="of:=COM.MICROSOFT.NORM.INV(RAND();[.$S$28];[.$S$30])" office:value-type="float" office:value="70123.9610406326" calcext:value-type="float">
            <text:p>70123,9610406326</text:p>
          </table:table-cell>
          <table:table-cell table:number-columns-repeated="14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18+4*RAND()" office:value-type="float" office:value="19.9023714629002" calcext:value-type="float">
            <text:p>19,9024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table:formula="of:=COM.MICROSOFT.NORM.INV(RAND();80;10)" office:value-type="float" office:value="83.643681252639" calcext:value-type="float">
            <text:p>83,6437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table:formula="of:=4*PI()*PI()*[.I446]*[.B446]" office:value-type="float" office:value="65720.0224067984" calcext:value-type="float">
            <text:p>65720,0224</text:p>
          </table:table-cell>
          <table:table-cell table:number-columns-repeated="5"/>
          <table:table-cell table:formula="of:=COM.MICROSOFT.NORM.INV(RAND();[.$S$28];[.$S$30])" office:value-type="float" office:value="84389.6569334522" calcext:value-type="float">
            <text:p>84389,6569334522</text:p>
          </table:table-cell>
          <table:table-cell table:number-columns-repeated="14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18+4*RAND()" office:value-type="float" office:value="18.3890762305819" calcext:value-type="float">
            <text:p>18,3891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table:formula="of:=COM.MICROSOFT.NORM.INV(RAND();80;10)" office:value-type="float" office:value="78.8198226991661" calcext:value-type="float">
            <text:p>78,8198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table:formula="of:=4*PI()*PI()*[.I447]*[.B447]" office:value-type="float" office:value="57220.955223435" calcext:value-type="float">
            <text:p>57220,9552</text:p>
          </table:table-cell>
          <table:table-cell table:number-columns-repeated="5"/>
          <table:table-cell table:formula="of:=COM.MICROSOFT.NORM.INV(RAND();[.$S$28];[.$S$30])" office:value-type="float" office:value="60860.8109518333" calcext:value-type="float">
            <text:p>60860,8109518333</text:p>
          </table:table-cell>
          <table:table-cell table:number-columns-repeated="14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18+4*RAND()" office:value-type="float" office:value="18.5062522874214" calcext:value-type="float">
            <text:p>18,5063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table:formula="of:=COM.MICROSOFT.NORM.INV(RAND();80;10)" office:value-type="float" office:value="91.6089404384966" calcext:value-type="float">
            <text:p>91,6089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table:formula="of:=4*PI()*PI()*[.I448]*[.B448]" office:value-type="float" office:value="66929.2680007646" calcext:value-type="float">
            <text:p>66929,2680</text:p>
          </table:table-cell>
          <table:table-cell table:number-columns-repeated="5"/>
          <table:table-cell table:formula="of:=COM.MICROSOFT.NORM.INV(RAND();[.$S$28];[.$S$30])" office:value-type="float" office:value="58217.9048818841" calcext:value-type="float">
            <text:p>58217,9048818841</text:p>
          </table:table-cell>
          <table:table-cell table:number-columns-repeated="14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18+4*RAND()" office:value-type="float" office:value="19.9078684425913" calcext:value-type="float">
            <text:p>19,9079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table:formula="of:=COM.MICROSOFT.NORM.INV(RAND();80;10)" office:value-type="float" office:value="85.0274249836378" calcext:value-type="float">
            <text:p>85,0274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table:formula="of:=4*PI()*PI()*[.I449]*[.B449]" office:value-type="float" office:value="66825.7013878487" calcext:value-type="float">
            <text:p>66825,7014</text:p>
          </table:table-cell>
          <table:table-cell table:number-columns-repeated="5"/>
          <table:table-cell table:formula="of:=COM.MICROSOFT.NORM.INV(RAND();[.$S$28];[.$S$30])" office:value-type="float" office:value="77367.2690766171" calcext:value-type="float">
            <text:p>77367,2690766171</text:p>
          </table:table-cell>
          <table:table-cell table:number-columns-repeated="14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18+4*RAND()" office:value-type="float" office:value="20.4973685140722" calcext:value-type="float">
            <text:p>20,4974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table:formula="of:=COM.MICROSOFT.NORM.INV(RAND();80;10)" office:value-type="float" office:value="80.2926551005387" calcext:value-type="float">
            <text:p>80,2927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table:formula="of:=4*PI()*PI()*[.I450]*[.B450]" office:value-type="float" office:value="64973.1115016833" calcext:value-type="float">
            <text:p>64973,1115</text:p>
          </table:table-cell>
          <table:table-cell table:number-columns-repeated="5"/>
          <table:table-cell table:formula="of:=COM.MICROSOFT.NORM.INV(RAND();[.$S$28];[.$S$30])" office:value-type="float" office:value="63431.9228771556" calcext:value-type="float">
            <text:p>63431,9228771556</text:p>
          </table:table-cell>
          <table:table-cell table:number-columns-repeated="14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18+4*RAND()" office:value-type="float" office:value="19.791073158849" calcext:value-type="float">
            <text:p>19,7911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table:formula="of:=COM.MICROSOFT.NORM.INV(RAND();80;10)" office:value-type="float" office:value="92.9330978602127" calcext:value-type="float">
            <text:p>92,9331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table:formula="of:=4*PI()*PI()*[.I451]*[.B451]" office:value-type="float" office:value="72610.5113466679" calcext:value-type="float">
            <text:p>72610,5113</text:p>
          </table:table-cell>
          <table:table-cell table:number-columns-repeated="5"/>
          <table:table-cell table:formula="of:=COM.MICROSOFT.NORM.INV(RAND();[.$S$28];[.$S$30])" office:value-type="float" office:value="53138.8187110946" calcext:value-type="float">
            <text:p>53138,8187110946</text:p>
          </table:table-cell>
          <table:table-cell table:number-columns-repeated="14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18+4*RAND()" office:value-type="float" office:value="18.5953107266687" calcext:value-type="float">
            <text:p>18,5953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table:formula="of:=COM.MICROSOFT.NORM.INV(RAND();80;10)" office:value-type="float" office:value="77.3611729110008" calcext:value-type="float">
            <text:p>77,3612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table:formula="of:=4*PI()*PI()*[.I452]*[.B452]" office:value-type="float" office:value="56791.8769499449" calcext:value-type="float">
            <text:p>56791,8769</text:p>
          </table:table-cell>
          <table:table-cell table:number-columns-repeated="5"/>
          <table:table-cell table:formula="of:=COM.MICROSOFT.NORM.INV(RAND();[.$S$28];[.$S$30])" office:value-type="float" office:value="78036.6056187156" calcext:value-type="float">
            <text:p>78036,6056187156</text:p>
          </table:table-cell>
          <table:table-cell table:number-columns-repeated="14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18+4*RAND()" office:value-type="float" office:value="20.9935160712339" calcext:value-type="float">
            <text:p>20,9935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table:formula="of:=COM.MICROSOFT.NORM.INV(RAND();80;10)" office:value-type="float" office:value="78.732766214571" calcext:value-type="float">
            <text:p>78,7328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table:formula="of:=4*PI()*PI()*[.I453]*[.B453]" office:value-type="float" office:value="65252.9918597449" calcext:value-type="float">
            <text:p>65252,9919</text:p>
          </table:table-cell>
          <table:table-cell table:number-columns-repeated="5"/>
          <table:table-cell table:formula="of:=COM.MICROSOFT.NORM.INV(RAND();[.$S$28];[.$S$30])" office:value-type="float" office:value="54511.9392648128" calcext:value-type="float">
            <text:p>54511,9392648128</text:p>
          </table:table-cell>
          <table:table-cell table:number-columns-repeated="14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18+4*RAND()" office:value-type="float" office:value="21.196116334293" calcext:value-type="float">
            <text:p>21,1961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table:formula="of:=COM.MICROSOFT.NORM.INV(RAND();80;10)" office:value-type="float" office:value="69.9293882138254" calcext:value-type="float">
            <text:p>69,9294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table:formula="of:=4*PI()*PI()*[.I454]*[.B454]" office:value-type="float" office:value="58516.1520812247" calcext:value-type="float">
            <text:p>58516,1521</text:p>
          </table:table-cell>
          <table:table-cell table:number-columns-repeated="5"/>
          <table:table-cell table:formula="of:=COM.MICROSOFT.NORM.INV(RAND();[.$S$28];[.$S$30])" office:value-type="float" office:value="62942.4271142376" calcext:value-type="float">
            <text:p>62942,4271142376</text:p>
          </table:table-cell>
          <table:table-cell table:number-columns-repeated="14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18+4*RAND()" office:value-type="float" office:value="21.8685907539912" calcext:value-type="float">
            <text:p>21,8686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table:formula="of:=COM.MICROSOFT.NORM.INV(RAND();80;10)" office:value-type="float" office:value="78.6416849420645" calcext:value-type="float">
            <text:p>78,6417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table:formula="of:=4*PI()*PI()*[.I455]*[.B455]" office:value-type="float" office:value="67894.3045226603" calcext:value-type="float">
            <text:p>67894,3045</text:p>
          </table:table-cell>
          <table:table-cell table:number-columns-repeated="5"/>
          <table:table-cell table:formula="of:=COM.MICROSOFT.NORM.INV(RAND();[.$S$28];[.$S$30])" office:value-type="float" office:value="65159.8374063848" calcext:value-type="float">
            <text:p>65159,8374063848</text:p>
          </table:table-cell>
          <table:table-cell table:number-columns-repeated="14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18+4*RAND()" office:value-type="float" office:value="19.2760275634937" calcext:value-type="float">
            <text:p>19,2760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table:formula="of:=COM.MICROSOFT.NORM.INV(RAND();80;10)" office:value-type="float" office:value="86.8350805933116" calcext:value-type="float">
            <text:p>86,8351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table:formula="of:=4*PI()*PI()*[.I456]*[.B456]" office:value-type="float" office:value="66080.3731983031" calcext:value-type="float">
            <text:p>66080,3732</text:p>
          </table:table-cell>
          <table:table-cell table:number-columns-repeated="5"/>
          <table:table-cell table:formula="of:=COM.MICROSOFT.NORM.INV(RAND();[.$S$28];[.$S$30])" office:value-type="float" office:value="47732.4092413412" calcext:value-type="float">
            <text:p>47732,4092413412</text:p>
          </table:table-cell>
          <table:table-cell table:number-columns-repeated="14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18+4*RAND()" office:value-type="float" office:value="21.4979665768333" calcext:value-type="float">
            <text:p>21,4980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table:formula="of:=COM.MICROSOFT.NORM.INV(RAND();80;10)" office:value-type="float" office:value="89.7499300508697" calcext:value-type="float">
            <text:p>89,7499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table:formula="of:=4*PI()*PI()*[.I457]*[.B457]" office:value-type="float" office:value="76171.2774030599" calcext:value-type="float">
            <text:p>76171,2774</text:p>
          </table:table-cell>
          <table:table-cell table:number-columns-repeated="5"/>
          <table:table-cell table:formula="of:=COM.MICROSOFT.NORM.INV(RAND();[.$S$28];[.$S$30])" office:value-type="float" office:value="62560.3887255505" calcext:value-type="float">
            <text:p>62560,3887255505</text:p>
          </table:table-cell>
          <table:table-cell table:number-columns-repeated="14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18+4*RAND()" office:value-type="float" office:value="19.746090460103" calcext:value-type="float">
            <text:p>19,7461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table:formula="of:=COM.MICROSOFT.NORM.INV(RAND();80;10)" office:value-type="float" office:value="60.4068663544963" calcext:value-type="float">
            <text:p>60,4069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table:formula="of:=4*PI()*PI()*[.I458]*[.B458]" office:value-type="float" office:value="47089.8347045688" calcext:value-type="float">
            <text:p>47089,8347</text:p>
          </table:table-cell>
          <table:table-cell table:number-columns-repeated="5"/>
          <table:table-cell table:formula="of:=COM.MICROSOFT.NORM.INV(RAND();[.$S$28];[.$S$30])" office:value-type="float" office:value="53913.327389005" calcext:value-type="float">
            <text:p>53913,327389005</text:p>
          </table:table-cell>
          <table:table-cell table:number-columns-repeated="14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18+4*RAND()" office:value-type="float" office:value="21.3496338599361" calcext:value-type="float">
            <text:p>21,3496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table:formula="of:=COM.MICROSOFT.NORM.INV(RAND();80;10)" office:value-type="float" office:value="88.2310108906086" calcext:value-type="float">
            <text:p>88,2310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table:formula="of:=4*PI()*PI()*[.I459]*[.B459]" office:value-type="float" office:value="74365.4864615859" calcext:value-type="float">
            <text:p>74365,4865</text:p>
          </table:table-cell>
          <table:table-cell table:number-columns-repeated="5"/>
          <table:table-cell table:formula="of:=COM.MICROSOFT.NORM.INV(RAND();[.$S$28];[.$S$30])" office:value-type="float" office:value="55673.0818609587" calcext:value-type="float">
            <text:p>55673,0818609587</text:p>
          </table:table-cell>
          <table:table-cell table:number-columns-repeated="14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18+4*RAND()" office:value-type="float" office:value="19.1209083697759" calcext:value-type="float">
            <text:p>19,1209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table:formula="of:=COM.MICROSOFT.NORM.INV(RAND();80;10)" office:value-type="float" office:value="73.2404933639876" calcext:value-type="float">
            <text:p>73,2405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table:formula="of:=4*PI()*PI()*[.I460]*[.B460]" office:value-type="float" office:value="55286.5536002209" calcext:value-type="float">
            <text:p>55286,5536</text:p>
          </table:table-cell>
          <table:table-cell table:number-columns-repeated="5"/>
          <table:table-cell table:formula="of:=COM.MICROSOFT.NORM.INV(RAND();[.$S$28];[.$S$30])" office:value-type="float" office:value="70509.9373038948" calcext:value-type="float">
            <text:p>70509,9373038948</text:p>
          </table:table-cell>
          <table:table-cell table:number-columns-repeated="14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18+4*RAND()" office:value-type="float" office:value="18.9486514539458" calcext:value-type="float">
            <text:p>18,9487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table:formula="of:=COM.MICROSOFT.NORM.INV(RAND();80;10)" office:value-type="float" office:value="90.0625328630909" calcext:value-type="float">
            <text:p>90,0625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table:formula="of:=4*PI()*PI()*[.I461]*[.B461]" office:value-type="float" office:value="67372.4282695469" calcext:value-type="float">
            <text:p>67372,4283</text:p>
          </table:table-cell>
          <table:table-cell table:number-columns-repeated="5"/>
          <table:table-cell table:formula="of:=COM.MICROSOFT.NORM.INV(RAND();[.$S$28];[.$S$30])" office:value-type="float" office:value="62156.7643239611" calcext:value-type="float">
            <text:p>62156,7643239611</text:p>
          </table:table-cell>
          <table:table-cell table:number-columns-repeated="14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18+4*RAND()" office:value-type="float" office:value="21.4701774134301" calcext:value-type="float">
            <text:p>21,4702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table:formula="of:=COM.MICROSOFT.NORM.INV(RAND();80;10)" office:value-type="float" office:value="91.9597065720277" calcext:value-type="float">
            <text:p>91,9597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table:formula="of:=4*PI()*PI()*[.I462]*[.B462]" office:value-type="float" office:value="77945.8408996869" calcext:value-type="float">
            <text:p>77945,8409</text:p>
          </table:table-cell>
          <table:table-cell table:number-columns-repeated="5"/>
          <table:table-cell table:formula="of:=COM.MICROSOFT.NORM.INV(RAND();[.$S$28];[.$S$30])" office:value-type="float" office:value="61928.2794568071" calcext:value-type="float">
            <text:p>61928,2794568071</text:p>
          </table:table-cell>
          <table:table-cell table:number-columns-repeated="14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18+4*RAND()" office:value-type="float" office:value="19.2008417542093" calcext:value-type="float">
            <text:p>19,2008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table:formula="of:=COM.MICROSOFT.NORM.INV(RAND();80;10)" office:value-type="float" office:value="68.041921639947" calcext:value-type="float">
            <text:p>68,0419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table:formula="of:=4*PI()*PI()*[.I463]*[.B463]" office:value-type="float" office:value="51577.0591339604" calcext:value-type="float">
            <text:p>51577,0591</text:p>
          </table:table-cell>
          <table:table-cell table:number-columns-repeated="5"/>
          <table:table-cell table:formula="of:=COM.MICROSOFT.NORM.INV(RAND();[.$S$28];[.$S$30])" office:value-type="float" office:value="66699.4251767044" calcext:value-type="float">
            <text:p>66699,4251767044</text:p>
          </table:table-cell>
          <table:table-cell table:number-columns-repeated="14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18+4*RAND()" office:value-type="float" office:value="19.2657219790854" calcext:value-type="float">
            <text:p>19,2657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table:formula="of:=COM.MICROSOFT.NORM.INV(RAND();80;10)" office:value-type="float" office:value="71.4629732472401" calcext:value-type="float">
            <text:p>71,4630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table:formula="of:=4*PI()*PI()*[.I464]*[.B464]" office:value-type="float" office:value="54353.3237527179" calcext:value-type="float">
            <text:p>54353,3238</text:p>
          </table:table-cell>
          <table:table-cell table:number-columns-repeated="5"/>
          <table:table-cell table:formula="of:=COM.MICROSOFT.NORM.INV(RAND();[.$S$28];[.$S$30])" office:value-type="float" office:value="78629.1924341005" calcext:value-type="float">
            <text:p>78629,1924341005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18+4*RAND()" office:value-type="float" office:value="19.8827285687439" calcext:value-type="float">
            <text:p>19,8827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table:formula="of:=COM.MICROSOFT.NORM.INV(RAND();80;10)" office:value-type="float" office:value="67.862962749904" calcext:value-type="float">
            <text:p>67,8630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table:formula="of:=4*PI()*PI()*[.I465]*[.B465]" office:value-type="float" office:value="53268.2631497923" calcext:value-type="float">
            <text:p>53268,2631</text:p>
          </table:table-cell>
          <table:table-cell table:number-columns-repeated="5"/>
          <table:table-cell table:formula="of:=COM.MICROSOFT.NORM.INV(RAND();[.$S$28];[.$S$30])" office:value-type="float" office:value="60635.1245867967" calcext:value-type="float">
            <text:p>60635,1245867967</text:p>
          </table:table-cell>
          <table:table-cell table:number-columns-repeated="14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18+4*RAND()" office:value-type="float" office:value="19.1861011632718" calcext:value-type="float">
            <text:p>19,1861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table:formula="of:=COM.MICROSOFT.NORM.INV(RAND();80;10)" office:value-type="float" office:value="98.5851562497629" calcext:value-type="float">
            <text:p>98,5852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table:formula="of:=4*PI()*PI()*[.I466]*[.B466]" office:value-type="float" office:value="74672.0365084463" calcext:value-type="float">
            <text:p>74672,0365</text:p>
          </table:table-cell>
          <table:table-cell table:number-columns-repeated="5"/>
          <table:table-cell table:formula="of:=COM.MICROSOFT.NORM.INV(RAND();[.$S$28];[.$S$30])" office:value-type="float" office:value="50195.9171244909" calcext:value-type="float">
            <text:p>50195,9171244909</text:p>
          </table:table-cell>
          <table:table-cell table:number-columns-repeated="14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18+4*RAND()" office:value-type="float" office:value="19.2640253822319" calcext:value-type="float">
            <text:p>19,2640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table:formula="of:=COM.MICROSOFT.NORM.INV(RAND();80;10)" office:value-type="float" office:value="104.581432462356" calcext:value-type="float">
            <text:p>104,5814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table:formula="of:=4*PI()*PI()*[.I467]*[.B467]" office:value-type="float" office:value="79535.5639182709" calcext:value-type="float">
            <text:p>79535,5639</text:p>
          </table:table-cell>
          <table:table-cell table:number-columns-repeated="5"/>
          <table:table-cell table:formula="of:=COM.MICROSOFT.NORM.INV(RAND();[.$S$28];[.$S$30])" office:value-type="float" office:value="71181.7228904236" calcext:value-type="float">
            <text:p>71181,7228904236</text:p>
          </table:table-cell>
          <table:table-cell table:number-columns-repeated="14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18+4*RAND()" office:value-type="float" office:value="21.2503761393018" calcext:value-type="float">
            <text:p>21,2504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table:formula="of:=COM.MICROSOFT.NORM.INV(RAND();80;10)" office:value-type="float" office:value="87.4690831148939" calcext:value-type="float">
            <text:p>87,4691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table:formula="of:=4*PI()*PI()*[.I468]*[.B468]" office:value-type="float" office:value="73380.544913992" calcext:value-type="float">
            <text:p>73380,5449</text:p>
          </table:table-cell>
          <table:table-cell table:number-columns-repeated="5"/>
          <table:table-cell table:formula="of:=COM.MICROSOFT.NORM.INV(RAND();[.$S$28];[.$S$30])" office:value-type="float" office:value="60105.8155943695" calcext:value-type="float">
            <text:p>60105,8155943695</text:p>
          </table:table-cell>
          <table:table-cell table:number-columns-repeated="14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18+4*RAND()" office:value-type="float" office:value="19.4751550010405" calcext:value-type="float">
            <text:p>19,4752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table:formula="of:=COM.MICROSOFT.NORM.INV(RAND();80;10)" office:value-type="float" office:value="86.7118618476008" calcext:value-type="float">
            <text:p>86,7119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table:formula="of:=4*PI()*PI()*[.I469]*[.B469]" office:value-type="float" office:value="66668.2677483129" calcext:value-type="float">
            <text:p>66668,2677</text:p>
          </table:table-cell>
          <table:table-cell table:number-columns-repeated="5"/>
          <table:table-cell table:formula="of:=COM.MICROSOFT.NORM.INV(RAND();[.$S$28];[.$S$30])" office:value-type="float" office:value="50817.0829348566" calcext:value-type="float">
            <text:p>50817,0829348566</text:p>
          </table:table-cell>
          <table:table-cell table:number-columns-repeated="14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18+4*RAND()" office:value-type="float" office:value="19.287247419823" calcext:value-type="float">
            <text:p>19,2872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table:formula="of:=COM.MICROSOFT.NORM.INV(RAND();80;10)" office:value-type="float" office:value="94.3334267341637" calcext:value-type="float">
            <text:p>94,3334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table:formula="of:=4*PI()*PI()*[.I470]*[.B470]" office:value-type="float" office:value="71828.3018802514" calcext:value-type="float">
            <text:p>71828,3019</text:p>
          </table:table-cell>
          <table:table-cell table:number-columns-repeated="5"/>
          <table:table-cell table:formula="of:=COM.MICROSOFT.NORM.INV(RAND();[.$S$28];[.$S$30])" office:value-type="float" office:value="54298.2031868329" calcext:value-type="float">
            <text:p>54298,2031868329</text:p>
          </table:table-cell>
          <table:table-cell table:number-columns-repeated="14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18+4*RAND()" office:value-type="float" office:value="20.481390203815" calcext:value-type="float">
            <text:p>20,4814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table:formula="of:=COM.MICROSOFT.NORM.INV(RAND();80;10)" office:value-type="float" office:value="65.9299068123295" calcext:value-type="float">
            <text:p>65,9299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table:formula="of:=4*PI()*PI()*[.I471]*[.B471]" office:value-type="float" office:value="53309.1343382305" calcext:value-type="float">
            <text:p>53309,1343</text:p>
          </table:table-cell>
          <table:table-cell table:number-columns-repeated="5"/>
          <table:table-cell table:formula="of:=COM.MICROSOFT.NORM.INV(RAND();[.$S$28];[.$S$30])" office:value-type="float" office:value="69382.5910311857" calcext:value-type="float">
            <text:p>69382,5910311857</text:p>
          </table:table-cell>
          <table:table-cell table:number-columns-repeated="14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18+4*RAND()" office:value-type="float" office:value="21.8457009862177" calcext:value-type="float">
            <text:p>21,8457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table:formula="of:=COM.MICROSOFT.NORM.INV(RAND();80;10)" office:value-type="float" office:value="98.9262908043102" calcext:value-type="float">
            <text:p>98,9263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table:formula="of:=4*PI()*PI()*[.I472]*[.B472]" office:value-type="float" office:value="85317.3676381547" calcext:value-type="float">
            <text:p>85317,3676</text:p>
          </table:table-cell>
          <table:table-cell table:number-columns-repeated="5"/>
          <table:table-cell table:formula="of:=COM.MICROSOFT.NORM.INV(RAND();[.$S$28];[.$S$30])" office:value-type="float" office:value="77977.0530582711" calcext:value-type="float">
            <text:p>77977,0530582711</text:p>
          </table:table-cell>
          <table:table-cell table:number-columns-repeated="14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18+4*RAND()" office:value-type="float" office:value="19.8111481717788" calcext:value-type="float">
            <text:p>19,8111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table:formula="of:=COM.MICROSOFT.NORM.INV(RAND();80;10)" office:value-type="float" office:value="69.0460579679703" calcext:value-type="float">
            <text:p>69,0461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table:formula="of:=4*PI()*PI()*[.I473]*[.B473]" office:value-type="float" office:value="54001.8043969674" calcext:value-type="float">
            <text:p>54001,8044</text:p>
          </table:table-cell>
          <table:table-cell table:number-columns-repeated="5"/>
          <table:table-cell table:formula="of:=COM.MICROSOFT.NORM.INV(RAND();[.$S$28];[.$S$30])" office:value-type="float" office:value="76114.80393391" calcext:value-type="float">
            <text:p>76114,80393391</text:p>
          </table:table-cell>
          <table:table-cell table:number-columns-repeated="14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18+4*RAND()" office:value-type="float" office:value="19.6146457032301" calcext:value-type="float">
            <text:p>19,6146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table:formula="of:=COM.MICROSOFT.NORM.INV(RAND();80;10)" office:value-type="float" office:value="88.907211182407" calcext:value-type="float">
            <text:p>88,9072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table:formula="of:=4*PI()*PI()*[.I474]*[.B474]" office:value-type="float" office:value="68845.759005779" calcext:value-type="float">
            <text:p>68845,7590</text:p>
          </table:table-cell>
          <table:table-cell table:number-columns-repeated="5"/>
          <table:table-cell table:formula="of:=COM.MICROSOFT.NORM.INV(RAND();[.$S$28];[.$S$30])" office:value-type="float" office:value="63574.8348176936" calcext:value-type="float">
            <text:p>63574,8348176936</text:p>
          </table:table-cell>
          <table:table-cell table:number-columns-repeated="14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18+4*RAND()" office:value-type="float" office:value="21.1721078655683" calcext:value-type="float">
            <text:p>21,1721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table:formula="of:=COM.MICROSOFT.NORM.INV(RAND();80;10)" office:value-type="float" office:value="77.416266913188" calcext:value-type="float">
            <text:p>77,4163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table:formula="of:=4*PI()*PI()*[.I475]*[.B475]" office:value-type="float" office:value="64707.7144073451" calcext:value-type="float">
            <text:p>64707,7144</text:p>
          </table:table-cell>
          <table:table-cell table:number-columns-repeated="5"/>
          <table:table-cell table:formula="of:=COM.MICROSOFT.NORM.INV(RAND();[.$S$28];[.$S$30])" office:value-type="float" office:value="47137.8831524075" calcext:value-type="float">
            <text:p>47137,8831524075</text:p>
          </table:table-cell>
          <table:table-cell table:number-columns-repeated="14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18+4*RAND()" office:value-type="float" office:value="20.6919129644521" calcext:value-type="float">
            <text:p>20,6919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table:formula="of:=COM.MICROSOFT.NORM.INV(RAND();80;10)" office:value-type="float" office:value="90.0288198095932" calcext:value-type="float">
            <text:p>90,0288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table:formula="of:=4*PI()*PI()*[.I476]*[.B476]" office:value-type="float" office:value="73543.1007347224" calcext:value-type="float">
            <text:p>73543,1007</text:p>
          </table:table-cell>
          <table:table-cell table:number-columns-repeated="5"/>
          <table:table-cell table:formula="of:=COM.MICROSOFT.NORM.INV(RAND();[.$S$28];[.$S$30])" office:value-type="float" office:value="57201.9054465185" calcext:value-type="float">
            <text:p>57201,9054465185</text:p>
          </table:table-cell>
          <table:table-cell table:number-columns-repeated="14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18+4*RAND()" office:value-type="float" office:value="21.2593191838823" calcext:value-type="float">
            <text:p>21,2593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table:formula="of:=COM.MICROSOFT.NORM.INV(RAND();80;10)" office:value-type="float" office:value="86.6654526589869" calcext:value-type="float">
            <text:p>86,6655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table:formula="of:=4*PI()*PI()*[.I477]*[.B477]" office:value-type="float" office:value="72736.9520986593" calcext:value-type="float">
            <text:p>72736,9521</text:p>
          </table:table-cell>
          <table:table-cell table:number-columns-repeated="5"/>
          <table:table-cell table:formula="of:=COM.MICROSOFT.NORM.INV(RAND();[.$S$28];[.$S$30])" office:value-type="float" office:value="62530.3066159333" calcext:value-type="float">
            <text:p>62530,3066159333</text:p>
          </table:table-cell>
          <table:table-cell table:number-columns-repeated="14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18+4*RAND()" office:value-type="float" office:value="19.8569318694063" calcext:value-type="float">
            <text:p>19,8569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table:formula="of:=COM.MICROSOFT.NORM.INV(RAND();80;10)" office:value-type="float" office:value="77.5136926288908" calcext:value-type="float">
            <text:p>77,5137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table:formula="of:=4*PI()*PI()*[.I478]*[.B478]" office:value-type="float" office:value="60764.5532018765" calcext:value-type="float">
            <text:p>60764,5532</text:p>
          </table:table-cell>
          <table:table-cell table:number-columns-repeated="5"/>
          <table:table-cell table:formula="of:=COM.MICROSOFT.NORM.INV(RAND();[.$S$28];[.$S$30])" office:value-type="float" office:value="70424.9427065975" calcext:value-type="float">
            <text:p>70424,9427065975</text:p>
          </table:table-cell>
          <table:table-cell table:number-columns-repeated="14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18+4*RAND()" office:value-type="float" office:value="21.7906353152357" calcext:value-type="float">
            <text:p>21,7906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table:formula="of:=COM.MICROSOFT.NORM.INV(RAND();80;10)" office:value-type="float" office:value="79.3619879209957" calcext:value-type="float">
            <text:p>79,3620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table:formula="of:=4*PI()*PI()*[.I479]*[.B479]" office:value-type="float" office:value="68271.9279231135" calcext:value-type="float">
            <text:p>68271,9279</text:p>
          </table:table-cell>
          <table:table-cell table:number-columns-repeated="5"/>
          <table:table-cell table:formula="of:=COM.MICROSOFT.NORM.INV(RAND();[.$S$28];[.$S$30])" office:value-type="float" office:value="53803.6461534351" calcext:value-type="float">
            <text:p>53803,6461534351</text:p>
          </table:table-cell>
          <table:table-cell table:number-columns-repeated="14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18+4*RAND()" office:value-type="float" office:value="20.5859011779539" calcext:value-type="float">
            <text:p>20,5859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table:formula="of:=COM.MICROSOFT.NORM.INV(RAND();80;10)" office:value-type="float" office:value="78.2011124592402" calcext:value-type="float">
            <text:p>78,2011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table:formula="of:=4*PI()*PI()*[.I480]*[.B480]" office:value-type="float" office:value="63553.9505252798" calcext:value-type="float">
            <text:p>63553,9505</text:p>
          </table:table-cell>
          <table:table-cell table:number-columns-repeated="5"/>
          <table:table-cell table:formula="of:=COM.MICROSOFT.NORM.INV(RAND();[.$S$28];[.$S$30])" office:value-type="float" office:value="67201.1261719324" calcext:value-type="float">
            <text:p>67201,1261719324</text:p>
          </table:table-cell>
          <table:table-cell table:number-columns-repeated="14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18+4*RAND()" office:value-type="float" office:value="20.208520503249" calcext:value-type="float">
            <text:p>20,2085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table:formula="of:=COM.MICROSOFT.NORM.INV(RAND();80;10)" office:value-type="float" office:value="94.9136574964" calcext:value-type="float">
            <text:p>94,9137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table:formula="of:=4*PI()*PI()*[.I481]*[.B481]" office:value-type="float" office:value="75722.1550164709" calcext:value-type="float">
            <text:p>75722,1550</text:p>
          </table:table-cell>
          <table:table-cell table:number-columns-repeated="5"/>
          <table:table-cell table:formula="of:=COM.MICROSOFT.NORM.INV(RAND();[.$S$28];[.$S$30])" office:value-type="float" office:value="58289.221364578" calcext:value-type="float">
            <text:p>58289,221364578</text:p>
          </table:table-cell>
          <table:table-cell table:number-columns-repeated="14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18+4*RAND()" office:value-type="float" office:value="18.8882728279568" calcext:value-type="float">
            <text:p>18,8883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table:formula="of:=COM.MICROSOFT.NORM.INV(RAND();80;10)" office:value-type="float" office:value="82.2166121606402" calcext:value-type="float">
            <text:p>82,2166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table:formula="of:=4*PI()*PI()*[.I482]*[.B482]" office:value-type="float" office:value="61307.2112130985" calcext:value-type="float">
            <text:p>61307,2112</text:p>
          </table:table-cell>
          <table:table-cell table:number-columns-repeated="5"/>
          <table:table-cell table:formula="of:=COM.MICROSOFT.NORM.INV(RAND();[.$S$28];[.$S$30])" office:value-type="float" office:value="55192.5858111994" calcext:value-type="float">
            <text:p>55192,5858111994</text:p>
          </table:table-cell>
          <table:table-cell table:number-columns-repeated="14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18+4*RAND()" office:value-type="float" office:value="18.4779720581137" calcext:value-type="float">
            <text:p>18,4780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table:formula="of:=COM.MICROSOFT.NORM.INV(RAND();80;10)" office:value-type="float" office:value="91.5405927764285" calcext:value-type="float">
            <text:p>91,5406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table:formula="of:=4*PI()*PI()*[.I483]*[.B483]" office:value-type="float" office:value="66777.1320744504" calcext:value-type="float">
            <text:p>66777,1321</text:p>
          </table:table-cell>
          <table:table-cell table:number-columns-repeated="5"/>
          <table:table-cell table:formula="of:=COM.MICROSOFT.NORM.INV(RAND();[.$S$28];[.$S$30])" office:value-type="float" office:value="62352.7096841727" calcext:value-type="float">
            <text:p>62352,7096841727</text:p>
          </table:table-cell>
          <table:table-cell table:number-columns-repeated="14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18+4*RAND()" office:value-type="float" office:value="19.2669330523349" calcext:value-type="float">
            <text:p>19,2669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formula="of:=COM.MICROSOFT.NORM.INV(RAND();80;10)" office:value-type="float" office:value="93.1990071830691" calcext:value-type="float">
            <text:p>93,1990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formula="of:=4*PI()*PI()*[.I484]*[.B484]" office:value-type="float" office:value="70889.7771379744" calcext:value-type="float">
            <text:p>70889,7771</text:p>
          </table:table-cell>
          <table:table-cell table:number-columns-repeated="5"/>
          <table:table-cell table:formula="of:=COM.MICROSOFT.NORM.INV(RAND();[.$S$28];[.$S$30])" office:value-type="float" office:value="72541.4002985055" calcext:value-type="float">
            <text:p>72541,4002985055</text:p>
          </table:table-cell>
          <table:table-cell table:number-columns-repeated="14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18+4*RAND()" office:value-type="float" office:value="20.5805617268197" calcext:value-type="float">
            <text:p>20,5806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table:formula="of:=COM.MICROSOFT.NORM.INV(RAND();80;10)" office:value-type="float" office:value="66.0465696728527" calcext:value-type="float">
            <text:p>66,0466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table:formula="of:=4*PI()*PI()*[.I485]*[.B485]" office:value-type="float" office:value="53662.0459861608" calcext:value-type="float">
            <text:p>53662,0460</text:p>
          </table:table-cell>
          <table:table-cell table:number-columns-repeated="5"/>
          <table:table-cell table:formula="of:=COM.MICROSOFT.NORM.INV(RAND();[.$S$28];[.$S$30])" office:value-type="float" office:value="63325.5032128556" calcext:value-type="float">
            <text:p>63325,5032128556</text:p>
          </table:table-cell>
          <table:table-cell table:number-columns-repeated="14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18+4*RAND()" office:value-type="float" office:value="18.1957699093036" calcext:value-type="float">
            <text:p>18,1958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table:formula="of:=COM.MICROSOFT.NORM.INV(RAND();80;10)" office:value-type="float" office:value="64.3737498306255" calcext:value-type="float">
            <text:p>64,3737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table:formula="of:=4*PI()*PI()*[.I486]*[.B486]" office:value-type="float" office:value="46242.2525284312" calcext:value-type="float">
            <text:p>46242,2525</text:p>
          </table:table-cell>
          <table:table-cell table:number-columns-repeated="5"/>
          <table:table-cell table:formula="of:=COM.MICROSOFT.NORM.INV(RAND();[.$S$28];[.$S$30])" office:value-type="float" office:value="52889.2387338097" calcext:value-type="float">
            <text:p>52889,2387338097</text:p>
          </table:table-cell>
          <table:table-cell table:number-columns-repeated="14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18+4*RAND()" office:value-type="float" office:value="21.3430949500762" calcext:value-type="float">
            <text:p>21,3431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table:formula="of:=COM.MICROSOFT.NORM.INV(RAND();80;10)" office:value-type="float" office:value="78.9737602679316" calcext:value-type="float">
            <text:p>78,9738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table:formula="of:=4*PI()*PI()*[.I487]*[.B487]" office:value-type="float" office:value="66542.6282390449" calcext:value-type="float">
            <text:p>66542,6282</text:p>
          </table:table-cell>
          <table:table-cell table:number-columns-repeated="5"/>
          <table:table-cell table:formula="of:=COM.MICROSOFT.NORM.INV(RAND();[.$S$28];[.$S$30])" office:value-type="float" office:value="47926.0233877671" calcext:value-type="float">
            <text:p>47926,0233877671</text:p>
          </table:table-cell>
          <table:table-cell table:number-columns-repeated="14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18+4*RAND()" office:value-type="float" office:value="21.6911827451549" calcext:value-type="float">
            <text:p>21,6912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table:formula="of:=COM.MICROSOFT.NORM.INV(RAND();80;10)" office:value-type="float" office:value="91.0740084922013" calcext:value-type="float">
            <text:p>91,0740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table:formula="of:=4*PI()*PI()*[.I488]*[.B488]" office:value-type="float" office:value="77989.7308942473" calcext:value-type="float">
            <text:p>77989,7309</text:p>
          </table:table-cell>
          <table:table-cell table:number-columns-repeated="5"/>
          <table:table-cell table:formula="of:=COM.MICROSOFT.NORM.INV(RAND();[.$S$28];[.$S$30])" office:value-type="float" office:value="64260.5432289589" calcext:value-type="float">
            <text:p>64260,5432289589</text:p>
          </table:table-cell>
          <table:table-cell table:number-columns-repeated="14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18+4*RAND()" office:value-type="float" office:value="19.1083308509551" calcext:value-type="float">
            <text:p>19,1083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table:formula="of:=COM.MICROSOFT.NORM.INV(RAND();80;10)" office:value-type="float" office:value="76.54019061022" calcext:value-type="float">
            <text:p>76,5402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table:formula="of:=4*PI()*PI()*[.I489]*[.B489]" office:value-type="float" office:value="57739.3683334" calcext:value-type="float">
            <text:p>57739,3683</text:p>
          </table:table-cell>
          <table:table-cell table:number-columns-repeated="5"/>
          <table:table-cell table:formula="of:=COM.MICROSOFT.NORM.INV(RAND();[.$S$28];[.$S$30])" office:value-type="float" office:value="51514.1237882562" calcext:value-type="float">
            <text:p>51514,1237882562</text:p>
          </table:table-cell>
          <table:table-cell table:number-columns-repeated="14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18+4*RAND()" office:value-type="float" office:value="21.2295833849348" calcext:value-type="float">
            <text:p>21,2296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table:formula="of:=COM.MICROSOFT.NORM.INV(RAND();80;10)" office:value-type="float" office:value="60.3310864909866" calcext:value-type="float">
            <text:p>60,3311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table:formula="of:=4*PI()*PI()*[.I490]*[.B490]" office:value-type="float" office:value="50564.1085238535" calcext:value-type="float">
            <text:p>50564,1085</text:p>
          </table:table-cell>
          <table:table-cell table:number-columns-repeated="5"/>
          <table:table-cell table:formula="of:=COM.MICROSOFT.NORM.INV(RAND();[.$S$28];[.$S$30])" office:value-type="float" office:value="60332.8738835696" calcext:value-type="float">
            <text:p>60332,8738835696</text:p>
          </table:table-cell>
          <table:table-cell table:number-columns-repeated="14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18+4*RAND()" office:value-type="float" office:value="20.6208587330766" calcext:value-type="float">
            <text:p>20,6209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formula="of:=COM.MICROSOFT.NORM.INV(RAND();80;10)" office:value-type="float" office:value="77.0620170738619" calcext:value-type="float">
            <text:p>77,0620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formula="of:=4*PI()*PI()*[.I491]*[.B491]" office:value-type="float" office:value="62734.5599662747" calcext:value-type="float">
            <text:p>62734,5600</text:p>
          </table:table-cell>
          <table:table-cell table:number-columns-repeated="5"/>
          <table:table-cell table:formula="of:=COM.MICROSOFT.NORM.INV(RAND();[.$S$28];[.$S$30])" office:value-type="float" office:value="59869.6373268195" calcext:value-type="float">
            <text:p>59869,6373268195</text:p>
          </table:table-cell>
          <table:table-cell table:number-columns-repeated="14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18+4*RAND()" office:value-type="float" office:value="20.9412563159131" calcext:value-type="float">
            <text:p>20,9413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table:formula="of:=COM.MICROSOFT.NORM.INV(RAND();80;10)" office:value-type="float" office:value="89.0764279982312" calcext:value-type="float">
            <text:p>89,0764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table:formula="of:=4*PI()*PI()*[.I492]*[.B492]" office:value-type="float" office:value="73641.9470582448" calcext:value-type="float">
            <text:p>73641,9471</text:p>
          </table:table-cell>
          <table:table-cell table:number-columns-repeated="5"/>
          <table:table-cell table:formula="of:=COM.MICROSOFT.NORM.INV(RAND();[.$S$28];[.$S$30])" office:value-type="float" office:value="74136.8203926947" calcext:value-type="float">
            <text:p>74136,8203926947</text:p>
          </table:table-cell>
          <table:table-cell table:number-columns-repeated="14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18+4*RAND()" office:value-type="float" office:value="20.1282803188078" calcext:value-type="float">
            <text:p>20,1283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table:formula="of:=COM.MICROSOFT.NORM.INV(RAND();80;10)" office:value-type="float" office:value="85.7977475274179" calcext:value-type="float">
            <text:p>85,7977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table:formula="of:=4*PI()*PI()*[.I493]*[.B493]" office:value-type="float" office:value="68177.6920036905" calcext:value-type="float">
            <text:p>68177,6920</text:p>
          </table:table-cell>
          <table:table-cell table:number-columns-repeated="5"/>
          <table:table-cell table:formula="of:=COM.MICROSOFT.NORM.INV(RAND();[.$S$28];[.$S$30])" office:value-type="float" office:value="71814.0900147317" calcext:value-type="float">
            <text:p>71814,0900147317</text:p>
          </table:table-cell>
          <table:table-cell table:number-columns-repeated="14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18+4*RAND()" office:value-type="float" office:value="18.683032208588" calcext:value-type="float">
            <text:p>18,6830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table:formula="of:=COM.MICROSOFT.NORM.INV(RAND();80;10)" office:value-type="float" office:value="66.7742677359449" calcext:value-type="float">
            <text:p>66,7743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table:formula="of:=4*PI()*PI()*[.I494]*[.B494]" office:value-type="float" office:value="49251.1338682877" calcext:value-type="float">
            <text:p>49251,1339</text:p>
          </table:table-cell>
          <table:table-cell table:number-columns-repeated="5"/>
          <table:table-cell table:formula="of:=COM.MICROSOFT.NORM.INV(RAND();[.$S$28];[.$S$30])" office:value-type="float" office:value="84673.9488037767" calcext:value-type="float">
            <text:p>84673,9488037767</text:p>
          </table:table-cell>
          <table:table-cell table:number-columns-repeated="14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18+4*RAND()" office:value-type="float" office:value="20.3635605019517" calcext:value-type="float">
            <text:p>20,3636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table:formula="of:=COM.MICROSOFT.NORM.INV(RAND();80;10)" office:value-type="float" office:value="95.2888379963206" calcext:value-type="float">
            <text:p>95,2888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table:formula="of:=4*PI()*PI()*[.I495]*[.B495]" office:value-type="float" office:value="76604.7117865659" calcext:value-type="float">
            <text:p>76604,7118</text:p>
          </table:table-cell>
          <table:table-cell table:number-columns-repeated="5"/>
          <table:table-cell table:formula="of:=COM.MICROSOFT.NORM.INV(RAND();[.$S$28];[.$S$30])" office:value-type="float" office:value="56890.3079257643" calcext:value-type="float">
            <text:p>56890,3079257643</text:p>
          </table:table-cell>
          <table:table-cell table:number-columns-repeated="14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18+4*RAND()" office:value-type="float" office:value="20.9363069296815" calcext:value-type="float">
            <text:p>20,9363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table:formula="of:=COM.MICROSOFT.NORM.INV(RAND();80;10)" office:value-type="float" office:value="65.9019852029604" calcext:value-type="float">
            <text:p>65,9020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table:formula="of:=4*PI()*PI()*[.I496]*[.B496]" office:value-type="float" office:value="54470.1172996549" calcext:value-type="float">
            <text:p>54470,1173</text:p>
          </table:table-cell>
          <table:table-cell table:number-columns-repeated="5"/>
          <table:table-cell table:formula="of:=COM.MICROSOFT.NORM.INV(RAND();[.$S$28];[.$S$30])" office:value-type="float" office:value="60585.4707304412" calcext:value-type="float">
            <text:p>60585,4707304412</text:p>
          </table:table-cell>
          <table:table-cell table:number-columns-repeated="14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18+4*RAND()" office:value-type="float" office:value="20.758928317111" calcext:value-type="float">
            <text:p>20,7589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table:formula="of:=COM.MICROSOFT.NORM.INV(RAND();80;10)" office:value-type="float" office:value="81.3168073971668" calcext:value-type="float">
            <text:p>81,3168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table:formula="of:=4*PI()*PI()*[.I497]*[.B497]" office:value-type="float" office:value="66641.5339833729" calcext:value-type="float">
            <text:p>66641,5340</text:p>
          </table:table-cell>
          <table:table-cell table:number-columns-repeated="5"/>
          <table:table-cell table:formula="of:=COM.MICROSOFT.NORM.INV(RAND();[.$S$28];[.$S$30])" office:value-type="float" office:value="58609.0002741957" calcext:value-type="float">
            <text:p>58609,0002741957</text:p>
          </table:table-cell>
          <table:table-cell table:number-columns-repeated="14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18+4*RAND()" office:value-type="float" office:value="19.4226471907459" calcext:value-type="float">
            <text:p>19,4226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table:formula="of:=COM.MICROSOFT.NORM.INV(RAND();80;10)" office:value-type="float" office:value="80.5617994919599" calcext:value-type="float">
            <text:p>80,5618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table:formula="of:=4*PI()*PI()*[.I498]*[.B498]" office:value-type="float" office:value="61772.8041593908" calcext:value-type="float">
            <text:p>61772,8042</text:p>
          </table:table-cell>
          <table:table-cell table:number-columns-repeated="5"/>
          <table:table-cell table:formula="of:=COM.MICROSOFT.NORM.INV(RAND();[.$S$28];[.$S$30])" office:value-type="float" office:value="61230.6721033247" calcext:value-type="float">
            <text:p>61230,6721033247</text:p>
          </table:table-cell>
          <table:table-cell table:number-columns-repeated="14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18+4*RAND()" office:value-type="float" office:value="21.7659677951597" calcext:value-type="float">
            <text:p>21,7660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table:formula="of:=COM.MICROSOFT.NORM.INV(RAND();80;10)" office:value-type="float" office:value="90.4879520313762" calcext:value-type="float">
            <text:p>90,4880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table:formula="of:=4*PI()*PI()*[.I499]*[.B499]" office:value-type="float" office:value="77755.0272889585" calcext:value-type="float">
            <text:p>77755,0273</text:p>
          </table:table-cell>
          <table:table-cell table:number-columns-repeated="5"/>
          <table:table-cell table:formula="of:=COM.MICROSOFT.NORM.INV(RAND();[.$S$28];[.$S$30])" office:value-type="float" office:value="55357.4030573551" calcext:value-type="float">
            <text:p>55357,4030573551</text:p>
          </table:table-cell>
          <table:table-cell table:number-columns-repeated="14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18+4*RAND()" office:value-type="float" office:value="19.2944647665136" calcext:value-type="float">
            <text:p>19,2945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table:formula="of:=COM.MICROSOFT.NORM.INV(RAND();80;10)" office:value-type="float" office:value="82.3695180330044" calcext:value-type="float">
            <text:p>82,3695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table:formula="of:=4*PI()*PI()*[.I500]*[.B500]" office:value-type="float" office:value="62742.0922808255" calcext:value-type="float">
            <text:p>62742,0923</text:p>
          </table:table-cell>
          <table:table-cell table:number-columns-repeated="5"/>
          <table:table-cell table:formula="of:=COM.MICROSOFT.NORM.INV(RAND();[.$S$28];[.$S$30])" office:value-type="float" office:value="54969.8816115209" calcext:value-type="float">
            <text:p>54969,8816115209</text:p>
          </table:table-cell>
          <table:table-cell table:number-columns-repeated="14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18+4*RAND()" office:value-type="float" office:value="21.368733826559" calcext:value-type="float">
            <text:p>21,3687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table:formula="of:=COM.MICROSOFT.NORM.INV(RAND();80;10)" office:value-type="float" office:value="76.6181447040487" calcext:value-type="float">
            <text:p>76,6181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table:formula="of:=4*PI()*PI()*[.I501]*[.B501]" office:value-type="float" office:value="64635.3578436275" calcext:value-type="float">
            <text:p>64635,3578</text:p>
          </table:table-cell>
          <table:table-cell table:number-columns-repeated="5"/>
          <table:table-cell table:formula="of:=COM.MICROSOFT.NORM.INV(RAND();[.$S$28];[.$S$30])" office:value-type="float" office:value="81283.6209397229" calcext:value-type="float">
            <text:p>81283,6209397229</text:p>
          </table:table-cell>
          <table:table-cell table:number-columns-repeated="14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18+4*RAND()" office:value-type="float" office:value="20.8347073202021" calcext:value-type="float">
            <text:p>20,8347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table:formula="of:=COM.MICROSOFT.NORM.INV(RAND();80;10)" office:value-type="float" office:value="78.2461542163924" calcext:value-type="float">
            <text:p>78,2462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table:formula="of:=4*PI()*PI()*[.I502]*[.B502]" office:value-type="float" office:value="64359.126627839" calcext:value-type="float">
            <text:p>64359,1266</text:p>
          </table:table-cell>
          <table:table-cell table:number-columns-repeated="5"/>
          <table:table-cell table:formula="of:=COM.MICROSOFT.NORM.INV(RAND();[.$S$28];[.$S$30])" office:value-type="float" office:value="52850.7537689199" calcext:value-type="float">
            <text:p>52850,7537689199</text:p>
          </table:table-cell>
          <table:table-cell table:number-columns-repeated="14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18+4*RAND()" office:value-type="float" office:value="20.7100064889528" calcext:value-type="float">
            <text:p>20,7100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table:formula="of:=COM.MICROSOFT.NORM.INV(RAND();80;10)" office:value-type="float" office:value="86.0483189737855" calcext:value-type="float">
            <text:p>86,0483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table:formula="of:=4*PI()*PI()*[.I503]*[.B503]" office:value-type="float" office:value="70352.9579994338" calcext:value-type="float">
            <text:p>70352,9580</text:p>
          </table:table-cell>
          <table:table-cell table:number-columns-repeated="5"/>
          <table:table-cell table:formula="of:=COM.MICROSOFT.NORM.INV(RAND();[.$S$28];[.$S$30])" office:value-type="float" office:value="70408.7732845298" calcext:value-type="float">
            <text:p>70408,7732845298</text:p>
          </table:table-cell>
          <table:table-cell table:number-columns-repeated="14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18+4*RAND()" office:value-type="float" office:value="18.8856513784267" calcext:value-type="float">
            <text:p>18,8857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table:formula="of:=COM.MICROSOFT.NORM.INV(RAND();80;10)" office:value-type="float" office:value="67.3904217800592" calcext:value-type="float">
            <text:p>67,3904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table:formula="of:=4*PI()*PI()*[.I504]*[.B504]" office:value-type="float" office:value="50244.65629916" calcext:value-type="float">
            <text:p>50244,6563</text:p>
          </table:table-cell>
          <table:table-cell table:number-columns-repeated="5"/>
          <table:table-cell table:formula="of:=COM.MICROSOFT.NORM.INV(RAND();[.$S$28];[.$S$30])" office:value-type="float" office:value="66899.083935081" calcext:value-type="float">
            <text:p>66899,083935081</text:p>
          </table:table-cell>
          <table:table-cell table:number-columns-repeated="14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18+4*RAND()" office:value-type="float" office:value="20.9618841041811" calcext:value-type="float">
            <text:p>20,9619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table:formula="of:=COM.MICROSOFT.NORM.INV(RAND();80;10)" office:value-type="float" office:value="85.4287972174843" calcext:value-type="float">
            <text:p>85,4288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table:formula="of:=4*PI()*PI()*[.I505]*[.B505]" office:value-type="float" office:value="70695.918940458" calcext:value-type="float">
            <text:p>70695,9189</text:p>
          </table:table-cell>
          <table:table-cell table:number-columns-repeated="5"/>
          <table:table-cell table:formula="of:=COM.MICROSOFT.NORM.INV(RAND();[.$S$28];[.$S$30])" office:value-type="float" office:value="65316.3726901041" calcext:value-type="float">
            <text:p>65316,3726901041</text:p>
          </table:table-cell>
          <table:table-cell table:number-columns-repeated="14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18+4*RAND()" office:value-type="float" office:value="18.7274898779579" calcext:value-type="float">
            <text:p>18,7275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table:formula="of:=COM.MICROSOFT.NORM.INV(RAND();80;10)" office:value-type="float" office:value="83.9206665343907" calcext:value-type="float">
            <text:p>83,9207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table:formula="of:=4*PI()*PI()*[.I506]*[.B506]" office:value-type="float" office:value="62045.2062077002" calcext:value-type="float">
            <text:p>62045,2062</text:p>
          </table:table-cell>
          <table:table-cell table:number-columns-repeated="5"/>
          <table:table-cell table:formula="of:=COM.MICROSOFT.NORM.INV(RAND();[.$S$28];[.$S$30])" office:value-type="float" office:value="69233.3010340962" calcext:value-type="float">
            <text:p>69233,3010340962</text:p>
          </table:table-cell>
          <table:table-cell table:number-columns-repeated="14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18+4*RAND()" office:value-type="float" office:value="19.2737431279384" calcext:value-type="float">
            <text:p>19,2737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table:formula="of:=COM.MICROSOFT.NORM.INV(RAND();80;10)" office:value-type="float" office:value="77.6555172555102" calcext:value-type="float">
            <text:p>77,6555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table:formula="of:=4*PI()*PI()*[.I507]*[.B507]" office:value-type="float" office:value="59087.840794804" calcext:value-type="float">
            <text:p>59087,8408</text:p>
          </table:table-cell>
          <table:table-cell table:number-columns-repeated="5"/>
          <table:table-cell table:formula="of:=COM.MICROSOFT.NORM.INV(RAND();[.$S$28];[.$S$30])" office:value-type="float" office:value="79935.8584879452" calcext:value-type="float">
            <text:p>79935,8584879452</text:p>
          </table:table-cell>
          <table:table-cell table:number-columns-repeated="14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18+4*RAND()" office:value-type="float" office:value="18.8274950752966" calcext:value-type="float">
            <text:p>18,8275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table:formula="of:=COM.MICROSOFT.NORM.INV(RAND();80;10)" office:value-type="float" office:value="58.5357943976913" calcext:value-type="float">
            <text:p>58,5358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table:formula="of:=4*PI()*PI()*[.I508]*[.B508]" office:value-type="float" office:value="43508.4684616967" calcext:value-type="float">
            <text:p>43508,4685</text:p>
          </table:table-cell>
          <table:table-cell table:number-columns-repeated="5"/>
          <table:table-cell table:formula="of:=COM.MICROSOFT.NORM.INV(RAND();[.$S$28];[.$S$30])" office:value-type="float" office:value="69523.6990250858" calcext:value-type="float">
            <text:p>69523,6990250858</text:p>
          </table:table-cell>
          <table:table-cell table:number-columns-repeated="14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18+4*RAND()" office:value-type="float" office:value="20.6441386421211" calcext:value-type="float">
            <text:p>20,6441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table:formula="of:=COM.MICROSOFT.NORM.INV(RAND();80;10)" office:value-type="float" office:value="97.2824027854181" calcext:value-type="float">
            <text:p>97,2824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table:formula="of:=4*PI()*PI()*[.I509]*[.B509]" office:value-type="float" office:value="79284.9565449274" calcext:value-type="float">
            <text:p>79284,9565</text:p>
          </table:table-cell>
          <table:table-cell table:number-columns-repeated="5"/>
          <table:table-cell table:formula="of:=COM.MICROSOFT.NORM.INV(RAND();[.$S$28];[.$S$30])" office:value-type="float" office:value="64007.5015269273" calcext:value-type="float">
            <text:p>64007,5015269273</text:p>
          </table:table-cell>
          <table:table-cell table:number-columns-repeated="14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18+4*RAND()" office:value-type="float" office:value="18.8222782327794" calcext:value-type="float">
            <text:p>18,8223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table:formula="of:=COM.MICROSOFT.NORM.INV(RAND();80;10)" office:value-type="float" office:value="80.3421051434347" calcext:value-type="float">
            <text:p>80,3421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table:formula="of:=4*PI()*PI()*[.I510]*[.B510]" office:value-type="float" office:value="59700.110182489" calcext:value-type="float">
            <text:p>59700,1102</text:p>
          </table:table-cell>
          <table:table-cell table:number-columns-repeated="5"/>
          <table:table-cell table:formula="of:=COM.MICROSOFT.NORM.INV(RAND();[.$S$28];[.$S$30])" office:value-type="float" office:value="68681.2576210005" calcext:value-type="float">
            <text:p>68681,2576210005</text:p>
          </table:table-cell>
          <table:table-cell table:number-columns-repeated="14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18+4*RAND()" office:value-type="float" office:value="20.0514537240379" calcext:value-type="float">
            <text:p>20,0515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table:formula="of:=COM.MICROSOFT.NORM.INV(RAND();80;10)" office:value-type="float" office:value="65.0302850193464" calcext:value-type="float">
            <text:p>65,0303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table:formula="of:=4*PI()*PI()*[.I511]*[.B511]" office:value-type="float" office:value="51477.9517511104" calcext:value-type="float">
            <text:p>51477,9518</text:p>
          </table:table-cell>
          <table:table-cell table:number-columns-repeated="5"/>
          <table:table-cell table:formula="of:=COM.MICROSOFT.NORM.INV(RAND();[.$S$28];[.$S$30])" office:value-type="float" office:value="62916.1447299275" calcext:value-type="float">
            <text:p>62916,1447299275</text:p>
          </table:table-cell>
          <table:table-cell table:number-columns-repeated="14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18+4*RAND()" office:value-type="float" office:value="18.5421845358796" calcext:value-type="float">
            <text:p>18,5422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table:formula="of:=COM.MICROSOFT.NORM.INV(RAND();80;10)" office:value-type="float" office:value="80.7924613726094" calcext:value-type="float">
            <text:p>80,7925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table:formula="of:=4*PI()*PI()*[.I512]*[.B512]" office:value-type="float" office:value="59141.3828392298" calcext:value-type="float">
            <text:p>59141,3828</text:p>
          </table:table-cell>
          <table:table-cell table:number-columns-repeated="5"/>
          <table:table-cell table:formula="of:=COM.MICROSOFT.NORM.INV(RAND();[.$S$28];[.$S$30])" office:value-type="float" office:value="62226.5745464347" calcext:value-type="float">
            <text:p>62226,5745464347</text:p>
          </table:table-cell>
          <table:table-cell table:number-columns-repeated="14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18+4*RAND()" office:value-type="float" office:value="20.7404847838916" calcext:value-type="float">
            <text:p>20,7405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table:formula="of:=COM.MICROSOFT.NORM.INV(RAND();80;10)" office:value-type="float" office:value="74.2209406973699" calcext:value-type="float">
            <text:p>74,2209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table:formula="of:=4*PI()*PI()*[.I513]*[.B513]" office:value-type="float" office:value="60772.2190302831" calcext:value-type="float">
            <text:p>60772,2190</text:p>
          </table:table-cell>
          <table:table-cell table:number-columns-repeated="5"/>
          <table:table-cell table:formula="of:=COM.MICROSOFT.NORM.INV(RAND();[.$S$28];[.$S$30])" office:value-type="float" office:value="69888.5604297658" calcext:value-type="float">
            <text:p>69888,5604297658</text:p>
          </table:table-cell>
          <table:table-cell table:number-columns-repeated="14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18+4*RAND()" office:value-type="float" office:value="20.6361811351962" calcext:value-type="float">
            <text:p>20,6362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table:formula="of:=COM.MICROSOFT.NORM.INV(RAND();80;10)" office:value-type="float" office:value="98.4913638198592" calcext:value-type="float">
            <text:p>98,4914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table:formula="of:=4*PI()*PI()*[.I514]*[.B514]" office:value-type="float" office:value="80239.3162406697" calcext:value-type="float">
            <text:p>80239,3162</text:p>
          </table:table-cell>
          <table:table-cell table:number-columns-repeated="5"/>
          <table:table-cell table:formula="of:=COM.MICROSOFT.NORM.INV(RAND();[.$S$28];[.$S$30])" office:value-type="float" office:value="62050.0677290338" calcext:value-type="float">
            <text:p>62050,0677290338</text:p>
          </table:table-cell>
          <table:table-cell table:number-columns-repeated="14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18+4*RAND()" office:value-type="float" office:value="18.1909782350995" calcext:value-type="float">
            <text:p>18,1910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table:formula="of:=COM.MICROSOFT.NORM.INV(RAND();80;10)" office:value-type="float" office:value="98.3510551927819" calcext:value-type="float">
            <text:p>98,3511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table:formula="of:=4*PI()*PI()*[.I515]*[.B515]" office:value-type="float" office:value="70630.9121190871" calcext:value-type="float">
            <text:p>70630,9121</text:p>
          </table:table-cell>
          <table:table-cell table:number-columns-repeated="5"/>
          <table:table-cell table:formula="of:=COM.MICROSOFT.NORM.INV(RAND();[.$S$28];[.$S$30])" office:value-type="float" office:value="73897.9102200795" calcext:value-type="float">
            <text:p>73897,9102200795</text:p>
          </table:table-cell>
          <table:table-cell table:number-columns-repeated="14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18+4*RAND()" office:value-type="float" office:value="21.9520474090241" calcext:value-type="float">
            <text:p>21,9520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table:formula="of:=COM.MICROSOFT.NORM.INV(RAND();80;10)" office:value-type="float" office:value="83.2838126510541" calcext:value-type="float">
            <text:p>83,2838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table:formula="of:=4*PI()*PI()*[.I516]*[.B516]" office:value-type="float" office:value="72176.4250277184" calcext:value-type="float">
            <text:p>72176,4250</text:p>
          </table:table-cell>
          <table:table-cell table:number-columns-repeated="5"/>
          <table:table-cell table:formula="of:=COM.MICROSOFT.NORM.INV(RAND();[.$S$28];[.$S$30])" office:value-type="float" office:value="63277.7654529611" calcext:value-type="float">
            <text:p>63277,7654529611</text:p>
          </table:table-cell>
          <table:table-cell table:number-columns-repeated="14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18+4*RAND()" office:value-type="float" office:value="18.0569120892324" calcext:value-type="float">
            <text:p>18,0569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table:formula="of:=COM.MICROSOFT.NORM.INV(RAND();80;10)" office:value-type="float" office:value="79.5555495586274" calcext:value-type="float">
            <text:p>79,5555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table:formula="of:=4*PI()*PI()*[.I517]*[.B517]" office:value-type="float" office:value="56711.8350950823" calcext:value-type="float">
            <text:p>56711,8351</text:p>
          </table:table-cell>
          <table:table-cell table:number-columns-repeated="5"/>
          <table:table-cell table:formula="of:=COM.MICROSOFT.NORM.INV(RAND();[.$S$28];[.$S$30])" office:value-type="float" office:value="57632.5398133203" calcext:value-type="float">
            <text:p>57632,5398133203</text:p>
          </table:table-cell>
          <table:table-cell table:number-columns-repeated="14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18+4*RAND()" office:value-type="float" office:value="20.9320251611061" calcext:value-type="float">
            <text:p>20,9320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table:formula="of:=COM.MICROSOFT.NORM.INV(RAND();80;10)" office:value-type="float" office:value="72.8786235527455" calcext:value-type="float">
            <text:p>72,8786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table:formula="of:=4*PI()*PI()*[.I518]*[.B518]" office:value-type="float" office:value="60224.214801826" calcext:value-type="float">
            <text:p>60224,2148</text:p>
          </table:table-cell>
          <table:table-cell table:number-columns-repeated="5"/>
          <table:table-cell table:formula="of:=COM.MICROSOFT.NORM.INV(RAND();[.$S$28];[.$S$30])" office:value-type="float" office:value="55796.1242385274" calcext:value-type="float">
            <text:p>55796,1242385274</text:p>
          </table:table-cell>
          <table:table-cell table:number-columns-repeated="14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18+4*RAND()" office:value-type="float" office:value="18.8633716390468" calcext:value-type="float">
            <text:p>18,8634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table:formula="of:=COM.MICROSOFT.NORM.INV(RAND();80;10)" office:value-type="float" office:value="60.3818729846115" calcext:value-type="float">
            <text:p>60,3819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table:formula="of:=4*PI()*PI()*[.I519]*[.B519]" office:value-type="float" office:value="44966.1430877523" calcext:value-type="float">
            <text:p>44966,1431</text:p>
          </table:table-cell>
          <table:table-cell table:number-columns-repeated="5"/>
          <table:table-cell table:formula="of:=COM.MICROSOFT.NORM.INV(RAND();[.$S$28];[.$S$30])" office:value-type="float" office:value="66328.1961002732" calcext:value-type="float">
            <text:p>66328,1961002732</text:p>
          </table:table-cell>
          <table:table-cell table:number-columns-repeated="14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18+4*RAND()" office:value-type="float" office:value="18.443430241663" calcext:value-type="float">
            <text:p>18,4434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table:formula="of:=COM.MICROSOFT.NORM.INV(RAND();80;10)" office:value-type="float" office:value="75.0682134161337" calcext:value-type="float">
            <text:p>75,0682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table:formula="of:=4*PI()*PI()*[.I520]*[.B520]" office:value-type="float" office:value="54658.4754632971" calcext:value-type="float">
            <text:p>54658,4755</text:p>
          </table:table-cell>
          <table:table-cell table:number-columns-repeated="5"/>
          <table:table-cell table:formula="of:=COM.MICROSOFT.NORM.INV(RAND();[.$S$28];[.$S$30])" office:value-type="float" office:value="51605.8741553757" calcext:value-type="float">
            <text:p>51605,8741553757</text:p>
          </table:table-cell>
          <table:table-cell table:number-columns-repeated="14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18+4*RAND()" office:value-type="float" office:value="21.4842426362447" calcext:value-type="float">
            <text:p>21,4842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table:formula="of:=COM.MICROSOFT.NORM.INV(RAND();80;10)" office:value-type="float" office:value="82.7703419888288" calcext:value-type="float">
            <text:p>82,7703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table:formula="of:=4*PI()*PI()*[.I521]*[.B521]" office:value-type="float" office:value="70202.816289639" calcext:value-type="float">
            <text:p>70202,8163</text:p>
          </table:table-cell>
          <table:table-cell table:number-columns-repeated="5"/>
          <table:table-cell table:formula="of:=COM.MICROSOFT.NORM.INV(RAND();[.$S$28];[.$S$30])" office:value-type="float" office:value="56096.7728244146" calcext:value-type="float">
            <text:p>56096,7728244146</text:p>
          </table:table-cell>
          <table:table-cell table:number-columns-repeated="14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18+4*RAND()" office:value-type="float" office:value="20.6547543001361" calcext:value-type="float">
            <text:p>20,6548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table:formula="of:=COM.MICROSOFT.NORM.INV(RAND();80;10)" office:value-type="float" office:value="82.2571181016625" calcext:value-type="float">
            <text:p>82,2571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table:formula="of:=4*PI()*PI()*[.I522]*[.B522]" office:value-type="float" office:value="67073.8537688057" calcext:value-type="float">
            <text:p>67073,8538</text:p>
          </table:table-cell>
          <table:table-cell table:number-columns-repeated="5"/>
          <table:table-cell table:formula="of:=COM.MICROSOFT.NORM.INV(RAND();[.$S$28];[.$S$30])" office:value-type="float" office:value="70077.9418486613" calcext:value-type="float">
            <text:p>70077,9418486613</text:p>
          </table:table-cell>
          <table:table-cell table:number-columns-repeated="14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18+4*RAND()" office:value-type="float" office:value="21.0061686295085" calcext:value-type="float">
            <text:p>21,0062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table:formula="of:=COM.MICROSOFT.NORM.INV(RAND();80;10)" office:value-type="float" office:value="65.1392221728224" calcext:value-type="float">
            <text:p>65,1392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table:formula="of:=4*PI()*PI()*[.I523]*[.B523]" office:value-type="float" office:value="54019.3249296215" calcext:value-type="float">
            <text:p>54019,3249</text:p>
          </table:table-cell>
          <table:table-cell table:number-columns-repeated="5"/>
          <table:table-cell table:formula="of:=COM.MICROSOFT.NORM.INV(RAND();[.$S$28];[.$S$30])" office:value-type="float" office:value="54169.9241785516" calcext:value-type="float">
            <text:p>54169,9241785516</text:p>
          </table:table-cell>
          <table:table-cell table:number-columns-repeated="14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18+4*RAND()" office:value-type="float" office:value="20.3394261416979" calcext:value-type="float">
            <text:p>20,3394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table:formula="of:=COM.MICROSOFT.NORM.INV(RAND();80;10)" office:value-type="float" office:value="99.9800092415152" calcext:value-type="float">
            <text:p>99,9800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table:formula="of:=4*PI()*PI()*[.I524]*[.B524]" office:value-type="float" office:value="80280.7839589566" calcext:value-type="float">
            <text:p>80280,7840</text:p>
          </table:table-cell>
          <table:table-cell table:number-columns-repeated="5"/>
          <table:table-cell table:formula="of:=COM.MICROSOFT.NORM.INV(RAND();[.$S$28];[.$S$30])" office:value-type="float" office:value="50299.9343129439" calcext:value-type="float">
            <text:p>50299,9343129439</text:p>
          </table:table-cell>
          <table:table-cell table:number-columns-repeated="1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18+4*RAND()" office:value-type="float" office:value="21.3860957087018" calcext:value-type="float">
            <text:p>21,3861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formula="of:=COM.MICROSOFT.NORM.INV(RAND();80;10)" office:value-type="float" office:value="84.7329607746895" calcext:value-type="float">
            <text:p>84,7330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formula="of:=4*PI()*PI()*[.I525]*[.B525]" office:value-type="float" office:value="71539.1251332354" calcext:value-type="float">
            <text:p>71539,1251</text:p>
          </table:table-cell>
          <table:table-cell table:number-columns-repeated="5"/>
          <table:table-cell table:formula="of:=COM.MICROSOFT.NORM.INV(RAND();[.$S$28];[.$S$30])" office:value-type="float" office:value="58838.838745872" calcext:value-type="float">
            <text:p>58838,838745872</text:p>
          </table:table-cell>
          <table:table-cell table:number-columns-repeated="14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18+4*RAND()" office:value-type="float" office:value="21.4231209880672" calcext:value-type="float">
            <text:p>21,4231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table:formula="of:=COM.MICROSOFT.NORM.INV(RAND();80;10)" office:value-type="float" office:value="77.706156241886" calcext:value-type="float">
            <text:p>77,7062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table:formula="of:=4*PI()*PI()*[.I526]*[.B526]" office:value-type="float" office:value="65720.0528791284" calcext:value-type="float">
            <text:p>65720,0529</text:p>
          </table:table-cell>
          <table:table-cell table:number-columns-repeated="5"/>
          <table:table-cell table:formula="of:=COM.MICROSOFT.NORM.INV(RAND();[.$S$28];[.$S$30])" office:value-type="float" office:value="48659.8112808127" calcext:value-type="float">
            <text:p>48659,8112808127</text:p>
          </table:table-cell>
          <table:table-cell table:number-columns-repeated="14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18+4*RAND()" office:value-type="float" office:value="18.429883940611" calcext:value-type="float">
            <text:p>18,4299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table:formula="of:=COM.MICROSOFT.NORM.INV(RAND();80;10)" office:value-type="float" office:value="70.123944995472" calcext:value-type="float">
            <text:p>70,1239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table:formula="of:=4*PI()*PI()*[.I527]*[.B527]" office:value-type="float" office:value="51020.9660513406" calcext:value-type="float">
            <text:p>51020,9661</text:p>
          </table:table-cell>
          <table:table-cell table:number-columns-repeated="5"/>
          <table:table-cell table:formula="of:=COM.MICROSOFT.NORM.INV(RAND();[.$S$28];[.$S$30])" office:value-type="float" office:value="45354.6869254492" calcext:value-type="float">
            <text:p>45354,6869254492</text:p>
          </table:table-cell>
          <table:table-cell table:number-columns-repeated="14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18+4*RAND()" office:value-type="float" office:value="18.1307822628878" calcext:value-type="float">
            <text:p>18,1308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table:formula="of:=COM.MICROSOFT.NORM.INV(RAND();80;10)" office:value-type="float" office:value="67.2788461281286" calcext:value-type="float">
            <text:p>67,2788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table:formula="of:=4*PI()*PI()*[.I528]*[.B528]" office:value-type="float" office:value="48156.4887498106" calcext:value-type="float">
            <text:p>48156,4887</text:p>
          </table:table-cell>
          <table:table-cell table:number-columns-repeated="5"/>
          <table:table-cell table:formula="of:=COM.MICROSOFT.NORM.INV(RAND();[.$S$28];[.$S$30])" office:value-type="float" office:value="70618.9246699164" calcext:value-type="float">
            <text:p>70618,9246699164</text:p>
          </table:table-cell>
          <table:table-cell table:number-columns-repeated="14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18+4*RAND()" office:value-type="float" office:value="21.3900984930806" calcext:value-type="float">
            <text:p>21,3901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formula="of:=COM.MICROSOFT.NORM.INV(RAND();80;10)" office:value-type="float" office:value="76.5556107899975" calcext:value-type="float">
            <text:p>76,5556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formula="of:=4*PI()*PI()*[.I529]*[.B529]" office:value-type="float" office:value="64647.1743076533" calcext:value-type="float">
            <text:p>64647,1743</text:p>
          </table:table-cell>
          <table:table-cell table:number-columns-repeated="5"/>
          <table:table-cell table:formula="of:=COM.MICROSOFT.NORM.INV(RAND();[.$S$28];[.$S$30])" office:value-type="float" office:value="65978.39071698" calcext:value-type="float">
            <text:p>65978,39071698</text:p>
          </table:table-cell>
          <table:table-cell table:number-columns-repeated="14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18+4*RAND()" office:value-type="float" office:value="19.2397273010574" calcext:value-type="float">
            <text:p>19,2397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table:formula="of:=COM.MICROSOFT.NORM.INV(RAND();80;10)" office:value-type="float" office:value="73.9654582810666" calcext:value-type="float">
            <text:p>73,9655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table:formula="of:=4*PI()*PI()*[.I530]*[.B530]" office:value-type="float" office:value="56180.7588844953" calcext:value-type="float">
            <text:p>56180,7589</text:p>
          </table:table-cell>
          <table:table-cell table:number-columns-repeated="5"/>
          <table:table-cell table:formula="of:=COM.MICROSOFT.NORM.INV(RAND();[.$S$28];[.$S$30])" office:value-type="float" office:value="80891.7811815871" calcext:value-type="float">
            <text:p>80891,7811815871</text:p>
          </table:table-cell>
          <table:table-cell table:number-columns-repeated="14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18+4*RAND()" office:value-type="float" office:value="19.7134748701938" calcext:value-type="float">
            <text:p>19,7135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table:formula="of:=COM.MICROSOFT.NORM.INV(RAND();80;10)" office:value-type="float" office:value="62.7543591990516" calcext:value-type="float">
            <text:p>62,7544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table:formula="of:=4*PI()*PI()*[.I531]*[.B531]" office:value-type="float" office:value="48839.0063595223" calcext:value-type="float">
            <text:p>48839,0064</text:p>
          </table:table-cell>
          <table:table-cell table:number-columns-repeated="5"/>
          <table:table-cell table:formula="of:=COM.MICROSOFT.NORM.INV(RAND();[.$S$28];[.$S$30])" office:value-type="float" office:value="59712.4696264709" calcext:value-type="float">
            <text:p>59712,4696264709</text:p>
          </table:table-cell>
          <table:table-cell table:number-columns-repeated="14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18+4*RAND()" office:value-type="float" office:value="20.2245326223783" calcext:value-type="float">
            <text:p>20,2245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table:formula="of:=COM.MICROSOFT.NORM.INV(RAND();80;10)" office:value-type="float" office:value="63.2432156518253" calcext:value-type="float">
            <text:p>63,2432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table:formula="of:=4*PI()*PI()*[.I532]*[.B532]" office:value-type="float" office:value="50495.4416091121" calcext:value-type="float">
            <text:p>50495,4416</text:p>
          </table:table-cell>
          <table:table-cell table:number-columns-repeated="5"/>
          <table:table-cell table:formula="of:=COM.MICROSOFT.NORM.INV(RAND();[.$S$28];[.$S$30])" office:value-type="float" office:value="57854.9355499527" calcext:value-type="float">
            <text:p>57854,9355499527</text:p>
          </table:table-cell>
          <table:table-cell table:number-columns-repeated="14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18+4*RAND()" office:value-type="float" office:value="20.945051678922" calcext:value-type="float">
            <text:p>20,9451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table:formula="of:=COM.MICROSOFT.NORM.INV(RAND();80;10)" office:value-type="float" office:value="63.7595671182326" calcext:value-type="float">
            <text:p>63,7596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table:formula="of:=4*PI()*PI()*[.I533]*[.B533]" office:value-type="float" office:value="52721.3512637669" calcext:value-type="float">
            <text:p>52721,3513</text:p>
          </table:table-cell>
          <table:table-cell table:number-columns-repeated="5"/>
          <table:table-cell table:formula="of:=COM.MICROSOFT.NORM.INV(RAND();[.$S$28];[.$S$30])" office:value-type="float" office:value="56882.6313228496" calcext:value-type="float">
            <text:p>56882,6313228496</text:p>
          </table:table-cell>
          <table:table-cell table:number-columns-repeated="14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18+4*RAND()" office:value-type="float" office:value="19.9143079626374" calcext:value-type="float">
            <text:p>19,9143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table:formula="of:=COM.MICROSOFT.NORM.INV(RAND();80;10)" office:value-type="float" office:value="80.5000255304295" calcext:value-type="float">
            <text:p>80,5000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table:formula="of:=4*PI()*PI()*[.I534]*[.B534]" office:value-type="float" office:value="63287.9420387378" calcext:value-type="float">
            <text:p>63287,9420</text:p>
          </table:table-cell>
          <table:table-cell table:number-columns-repeated="5"/>
          <table:table-cell table:formula="of:=COM.MICROSOFT.NORM.INV(RAND();[.$S$28];[.$S$30])" office:value-type="float" office:value="62772.0902855861" calcext:value-type="float">
            <text:p>62772,0902855861</text:p>
          </table:table-cell>
          <table:table-cell table:number-columns-repeated="14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18+4*RAND()" office:value-type="float" office:value="19.8876847983338" calcext:value-type="float">
            <text:p>19,8877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table:formula="of:=COM.MICROSOFT.NORM.INV(RAND();80;10)" office:value-type="float" office:value="71.6317977811804" calcext:value-type="float">
            <text:p>71,6318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table:formula="of:=4*PI()*PI()*[.I535]*[.B535]" office:value-type="float" office:value="56240.5832461999" calcext:value-type="float">
            <text:p>56240,5832</text:p>
          </table:table-cell>
          <table:table-cell table:number-columns-repeated="5"/>
          <table:table-cell table:formula="of:=COM.MICROSOFT.NORM.INV(RAND();[.$S$28];[.$S$30])" office:value-type="float" office:value="60112.9954271484" calcext:value-type="float">
            <text:p>60112,9954271484</text:p>
          </table:table-cell>
          <table:table-cell table:number-columns-repeated="14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18+4*RAND()" office:value-type="float" office:value="18.6158859343268" calcext:value-type="float">
            <text:p>18,6159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table:formula="of:=COM.MICROSOFT.NORM.INV(RAND();80;10)" office:value-type="float" office:value="72.9534144920724" calcext:value-type="float">
            <text:p>72,9534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table:formula="of:=4*PI()*PI()*[.I536]*[.B536]" office:value-type="float" office:value="53615.3405983937" calcext:value-type="float">
            <text:p>53615,3406</text:p>
          </table:table-cell>
          <table:table-cell table:number-columns-repeated="5"/>
          <table:table-cell table:formula="of:=COM.MICROSOFT.NORM.INV(RAND();[.$S$28];[.$S$30])" office:value-type="float" office:value="75187.8203669016" calcext:value-type="float">
            <text:p>75187,8203669016</text:p>
          </table:table-cell>
          <table:table-cell table:number-columns-repeated="14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18+4*RAND()" office:value-type="float" office:value="19.8971435506828" calcext:value-type="float">
            <text:p>19,8971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table:formula="of:=COM.MICROSOFT.NORM.INV(RAND();80;10)" office:value-type="float" office:value="89.2072695035453" calcext:value-type="float">
            <text:p>89,2073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table:formula="of:=4*PI()*PI()*[.I537]*[.B537]" office:value-type="float" office:value="70073.0008580281" calcext:value-type="float">
            <text:p>70073,0009</text:p>
          </table:table-cell>
          <table:table-cell table:number-columns-repeated="5"/>
          <table:table-cell table:formula="of:=COM.MICROSOFT.NORM.INV(RAND();[.$S$28];[.$S$30])" office:value-type="float" office:value="62458.3877342436" calcext:value-type="float">
            <text:p>62458,3877342436</text:p>
          </table:table-cell>
          <table:table-cell table:number-columns-repeated="14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18+4*RAND()" office:value-type="float" office:value="18.1318032168783" calcext:value-type="float">
            <text:p>18,1318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table:formula="of:=COM.MICROSOFT.NORM.INV(RAND();80;10)" office:value-type="float" office:value="64.7951141374475" calcext:value-type="float">
            <text:p>64,7951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table:formula="of:=4*PI()*PI()*[.I538]*[.B538]" office:value-type="float" office:value="46381.3081024627" calcext:value-type="float">
            <text:p>46381,3081</text:p>
          </table:table-cell>
          <table:table-cell table:number-columns-repeated="5"/>
          <table:table-cell table:formula="of:=COM.MICROSOFT.NORM.INV(RAND();[.$S$28];[.$S$30])" office:value-type="float" office:value="56774.3766997753" calcext:value-type="float">
            <text:p>56774,3766997753</text:p>
          </table:table-cell>
          <table:table-cell table:number-columns-repeated="14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18+4*RAND()" office:value-type="float" office:value="19.6101502436213" calcext:value-type="float">
            <text:p>19,6102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table:formula="of:=COM.MICROSOFT.NORM.INV(RAND();80;10)" office:value-type="float" office:value="92.0481906694998" calcext:value-type="float">
            <text:p>92,0482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table:formula="of:=4*PI()*PI()*[.I539]*[.B539]" office:value-type="float" office:value="71261.6565970762" calcext:value-type="float">
            <text:p>71261,6566</text:p>
          </table:table-cell>
          <table:table-cell table:number-columns-repeated="5"/>
          <table:table-cell table:formula="of:=COM.MICROSOFT.NORM.INV(RAND();[.$S$28];[.$S$30])" office:value-type="float" office:value="63870.6035669385" calcext:value-type="float">
            <text:p>63870,6035669385</text:p>
          </table:table-cell>
          <table:table-cell table:number-columns-repeated="14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18+4*RAND()" office:value-type="float" office:value="18.4803553163074" calcext:value-type="float">
            <text:p>18,4804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table:formula="of:=COM.MICROSOFT.NORM.INV(RAND();80;10)" office:value-type="float" office:value="78.3324150035086" calcext:value-type="float">
            <text:p>78,3324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table:formula="of:=4*PI()*PI()*[.I540]*[.B540]" office:value-type="float" office:value="57149.3861405856" calcext:value-type="float">
            <text:p>57149,3861</text:p>
          </table:table-cell>
          <table:table-cell table:number-columns-repeated="5"/>
          <table:table-cell table:formula="of:=COM.MICROSOFT.NORM.INV(RAND();[.$S$28];[.$S$30])" office:value-type="float" office:value="59351.9677048078" calcext:value-type="float">
            <text:p>59351,9677048078</text:p>
          </table:table-cell>
          <table:table-cell table:number-columns-repeated="14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18+4*RAND()" office:value-type="float" office:value="18.7726218770258" calcext:value-type="float">
            <text:p>18,7726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table:formula="of:=COM.MICROSOFT.NORM.INV(RAND();80;10)" office:value-type="float" office:value="87.9780288841008" calcext:value-type="float">
            <text:p>87,9780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table:formula="of:=4*PI()*PI()*[.I541]*[.B541]" office:value-type="float" office:value="65201.6966385756" calcext:value-type="float">
            <text:p>65201,6966</text:p>
          </table:table-cell>
          <table:table-cell table:number-columns-repeated="5"/>
          <table:table-cell table:formula="of:=COM.MICROSOFT.NORM.INV(RAND();[.$S$28];[.$S$30])" office:value-type="float" office:value="52156.9176235004" calcext:value-type="float">
            <text:p>52156,9176235004</text:p>
          </table:table-cell>
          <table:table-cell table:number-columns-repeated="14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18+4*RAND()" office:value-type="float" office:value="21.8613145011477" calcext:value-type="float">
            <text:p>21,8613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table:formula="of:=COM.MICROSOFT.NORM.INV(RAND();80;10)" office:value-type="float" office:value="73.2720507424242" calcext:value-type="float">
            <text:p>73,2721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table:formula="of:=4*PI()*PI()*[.I542]*[.B542]" office:value-type="float" office:value="63237.450959065" calcext:value-type="float">
            <text:p>63237,4510</text:p>
          </table:table-cell>
          <table:table-cell table:number-columns-repeated="5"/>
          <table:table-cell table:formula="of:=COM.MICROSOFT.NORM.INV(RAND();[.$S$28];[.$S$30])" office:value-type="float" office:value="65461.8676671879" calcext:value-type="float">
            <text:p>65461,8676671879</text:p>
          </table:table-cell>
          <table:table-cell table:number-columns-repeated="14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18+4*RAND()" office:value-type="float" office:value="21.6649507065304" calcext:value-type="float">
            <text:p>21,6650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table:formula="of:=COM.MICROSOFT.NORM.INV(RAND();80;10)" office:value-type="float" office:value="71.06874406144" calcext:value-type="float">
            <text:p>71,0687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table:formula="of:=4*PI()*PI()*[.I543]*[.B543]" office:value-type="float" office:value="60784.9526235793" calcext:value-type="float">
            <text:p>60784,9526</text:p>
          </table:table-cell>
          <table:table-cell table:number-columns-repeated="5"/>
          <table:table-cell table:formula="of:=COM.MICROSOFT.NORM.INV(RAND();[.$S$28];[.$S$30])" office:value-type="float" office:value="65484.1764111963" calcext:value-type="float">
            <text:p>65484,1764111963</text:p>
          </table:table-cell>
          <table:table-cell table:number-columns-repeated="14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18+4*RAND()" office:value-type="float" office:value="19.8023367621936" calcext:value-type="float">
            <text:p>19,8023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table:formula="of:=COM.MICROSOFT.NORM.INV(RAND();80;10)" office:value-type="float" office:value="81.7994484478815" calcext:value-type="float">
            <text:p>81,7994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table:formula="of:=4*PI()*PI()*[.I544]*[.B544]" office:value-type="float" office:value="63947.9392915339" calcext:value-type="float">
            <text:p>63947,9393</text:p>
          </table:table-cell>
          <table:table-cell table:number-columns-repeated="5"/>
          <table:table-cell table:formula="of:=COM.MICROSOFT.NORM.INV(RAND();[.$S$28];[.$S$30])" office:value-type="float" office:value="65496.5014271503" calcext:value-type="float">
            <text:p>65496,5014271503</text:p>
          </table:table-cell>
          <table:table-cell table:number-columns-repeated="14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18+4*RAND()" office:value-type="float" office:value="19.2604461614974" calcext:value-type="float">
            <text:p>19,2604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table:formula="of:=COM.MICROSOFT.NORM.INV(RAND();80;10)" office:value-type="float" office:value="87.0949144544367" calcext:value-type="float">
            <text:p>87,0949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table:formula="of:=4*PI()*PI()*[.I545]*[.B545]" office:value-type="float" office:value="66224.5287900071" calcext:value-type="float">
            <text:p>66224,5288</text:p>
          </table:table-cell>
          <table:table-cell table:number-columns-repeated="5"/>
          <table:table-cell table:formula="of:=COM.MICROSOFT.NORM.INV(RAND();[.$S$28];[.$S$30])" office:value-type="float" office:value="73842.9097294746" calcext:value-type="float">
            <text:p>73842,9097294746</text:p>
          </table:table-cell>
          <table:table-cell table:number-columns-repeated="14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18+4*RAND()" office:value-type="float" office:value="20.5451201680116" calcext:value-type="float">
            <text:p>20,5451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table:formula="of:=COM.MICROSOFT.NORM.INV(RAND();80;10)" office:value-type="float" office:value="86.3465235755622" calcext:value-type="float">
            <text:p>86,3465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table:formula="of:=4*PI()*PI()*[.I546]*[.B546]" office:value-type="float" office:value="70034.7011030651" calcext:value-type="float">
            <text:p>70034,7011</text:p>
          </table:table-cell>
          <table:table-cell table:number-columns-repeated="5"/>
          <table:table-cell table:formula="of:=COM.MICROSOFT.NORM.INV(RAND();[.$S$28];[.$S$30])" office:value-type="float" office:value="60844.6799901944" calcext:value-type="float">
            <text:p>60844,6799901944</text:p>
          </table:table-cell>
          <table:table-cell table:number-columns-repeated="14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18+4*RAND()" office:value-type="float" office:value="21.6470338799991" calcext:value-type="float">
            <text:p>21,6470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table:formula="of:=COM.MICROSOFT.NORM.INV(RAND();80;10)" office:value-type="float" office:value="108.961026314448" calcext:value-type="float">
            <text:p>108,9610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table:formula="of:=4*PI()*PI()*[.I547]*[.B547]" office:value-type="float" office:value="93117.0735847082" calcext:value-type="float">
            <text:p>93117,0736</text:p>
          </table:table-cell>
          <table:table-cell table:number-columns-repeated="5"/>
          <table:table-cell table:formula="of:=COM.MICROSOFT.NORM.INV(RAND();[.$S$28];[.$S$30])" office:value-type="float" office:value="69508.0077159987" calcext:value-type="float">
            <text:p>69508,0077159987</text:p>
          </table:table-cell>
          <table:table-cell table:number-columns-repeated="14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18+4*RAND()" office:value-type="float" office:value="18.8127975161187" calcext:value-type="float">
            <text:p>18,8128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table:formula="of:=COM.MICROSOFT.NORM.INV(RAND();80;10)" office:value-type="float" office:value="77.1769830267166" calcext:value-type="float">
            <text:p>77,1770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table:formula="of:=4*PI()*PI()*[.I548]*[.B548]" office:value-type="float" office:value="57319.3049031796" calcext:value-type="float">
            <text:p>57319,3049</text:p>
          </table:table-cell>
          <table:table-cell table:number-columns-repeated="5"/>
          <table:table-cell table:formula="of:=COM.MICROSOFT.NORM.INV(RAND();[.$S$28];[.$S$30])" office:value-type="float" office:value="59122.6603439009" calcext:value-type="float">
            <text:p>59122,6603439009</text:p>
          </table:table-cell>
          <table:table-cell table:number-columns-repeated="14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18+4*RAND()" office:value-type="float" office:value="20.3508349214681" calcext:value-type="float">
            <text:p>20,3508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table:formula="of:=COM.MICROSOFT.NORM.INV(RAND();80;10)" office:value-type="float" office:value="74.9472646841037" calcext:value-type="float">
            <text:p>74,9473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table:formula="of:=4*PI()*PI()*[.I549]*[.B549]" office:value-type="float" office:value="60214.0384299432" calcext:value-type="float">
            <text:p>60214,0384</text:p>
          </table:table-cell>
          <table:table-cell table:number-columns-repeated="5"/>
          <table:table-cell table:formula="of:=COM.MICROSOFT.NORM.INV(RAND();[.$S$28];[.$S$30])" office:value-type="float" office:value="66911.8695293461" calcext:value-type="float">
            <text:p>66911,8695293461</text:p>
          </table:table-cell>
          <table:table-cell table:number-columns-repeated="14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18+4*RAND()" office:value-type="float" office:value="18.578044149559" calcext:value-type="float">
            <text:p>18,5780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table:formula="of:=COM.MICROSOFT.NORM.INV(RAND();80;10)" office:value-type="float" office:value="63.6702009112328" calcext:value-type="float">
            <text:p>63,6702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table:formula="of:=4*PI()*PI()*[.I550]*[.B550]" office:value-type="float" office:value="46697.749118908" calcext:value-type="float">
            <text:p>46697,7491</text:p>
          </table:table-cell>
          <table:table-cell table:number-columns-repeated="5"/>
          <table:table-cell table:formula="of:=COM.MICROSOFT.NORM.INV(RAND();[.$S$28];[.$S$30])" office:value-type="float" office:value="61948.4359312186" calcext:value-type="float">
            <text:p>61948,4359312186</text:p>
          </table:table-cell>
          <table:table-cell table:number-columns-repeated="14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18+4*RAND()" office:value-type="float" office:value="19.5738381738774" calcext:value-type="float">
            <text:p>19,5738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table:formula="of:=COM.MICROSOFT.NORM.INV(RAND();80;10)" office:value-type="float" office:value="80.3537913678889" calcext:value-type="float">
            <text:p>80,3538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table:formula="of:=4*PI()*PI()*[.I551]*[.B551]" office:value-type="float" office:value="62092.922816403" calcext:value-type="float">
            <text:p>62092,9228</text:p>
          </table:table-cell>
          <table:table-cell table:number-columns-repeated="5"/>
          <table:table-cell table:formula="of:=COM.MICROSOFT.NORM.INV(RAND();[.$S$28];[.$S$30])" office:value-type="float" office:value="50491.6033045002" calcext:value-type="float">
            <text:p>50491,6033045002</text:p>
          </table:table-cell>
          <table:table-cell table:number-columns-repeated="14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18+4*RAND()" office:value-type="float" office:value="19.9682567431591" calcext:value-type="float">
            <text:p>19,9683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table:formula="of:=COM.MICROSOFT.NORM.INV(RAND();80;10)" office:value-type="float" office:value="55.9555284570941" calcext:value-type="float">
            <text:p>55,9555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table:formula="of:=4*PI()*PI()*[.I552]*[.B552]" office:value-type="float" office:value="44110.5924058122" calcext:value-type="float">
            <text:p>44110,5924</text:p>
          </table:table-cell>
          <table:table-cell table:number-columns-repeated="5"/>
          <table:table-cell table:formula="of:=COM.MICROSOFT.NORM.INV(RAND();[.$S$28];[.$S$30])" office:value-type="float" office:value="60973.6383076947" calcext:value-type="float">
            <text:p>60973,6383076947</text:p>
          </table:table-cell>
          <table:table-cell table:number-columns-repeated="14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18+4*RAND()" office:value-type="float" office:value="21.1907013687305" calcext:value-type="float">
            <text:p>21,1907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table:formula="of:=COM.MICROSOFT.NORM.INV(RAND();80;10)" office:value-type="float" office:value="71.4624345049962" calcext:value-type="float">
            <text:p>71,4624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table:formula="of:=4*PI()*PI()*[.I553]*[.B553]" office:value-type="float" office:value="59783.7117269941" calcext:value-type="float">
            <text:p>59783,7117</text:p>
          </table:table-cell>
          <table:table-cell table:number-columns-repeated="5"/>
          <table:table-cell table:formula="of:=COM.MICROSOFT.NORM.INV(RAND();[.$S$28];[.$S$30])" office:value-type="float" office:value="61710.1050451742" calcext:value-type="float">
            <text:p>61710,1050451742</text:p>
          </table:table-cell>
          <table:table-cell table:number-columns-repeated="14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18+4*RAND()" office:value-type="float" office:value="20.8109128358774" calcext:value-type="float">
            <text:p>20,8109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table:formula="of:=COM.MICROSOFT.NORM.INV(RAND();80;10)" office:value-type="float" office:value="81.5640474814552" calcext:value-type="float">
            <text:p>81,5640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table:formula="of:=4*PI()*PI()*[.I554]*[.B554]" office:value-type="float" office:value="67011.5457265009" calcext:value-type="float">
            <text:p>67011,5457</text:p>
          </table:table-cell>
          <table:table-cell table:number-columns-repeated="5"/>
          <table:table-cell table:formula="of:=COM.MICROSOFT.NORM.INV(RAND();[.$S$28];[.$S$30])" office:value-type="float" office:value="60310.333391021" calcext:value-type="float">
            <text:p>60310,333391021</text:p>
          </table:table-cell>
          <table:table-cell table:number-columns-repeated="14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18+4*RAND()" office:value-type="float" office:value="19.2179227783345" calcext:value-type="float">
            <text:p>19,2179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table:formula="of:=COM.MICROSOFT.NORM.INV(RAND();80;10)" office:value-type="float" office:value="83.9519511686857" calcext:value-type="float">
            <text:p>83,9520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table:formula="of:=4*PI()*PI()*[.I555]*[.B555]" office:value-type="float" office:value="63693.7728775661" calcext:value-type="float">
            <text:p>63693,7729</text:p>
          </table:table-cell>
          <table:table-cell table:number-columns-repeated="5"/>
          <table:table-cell table:formula="of:=COM.MICROSOFT.NORM.INV(RAND();[.$S$28];[.$S$30])" office:value-type="float" office:value="53465.4125935479" calcext:value-type="float">
            <text:p>53465,4125935479</text:p>
          </table:table-cell>
          <table:table-cell table:number-columns-repeated="14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18+4*RAND()" office:value-type="float" office:value="21.766294636298" calcext:value-type="float">
            <text:p>21,7663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table:formula="of:=COM.MICROSOFT.NORM.INV(RAND();80;10)" office:value-type="float" office:value="87.3674687262933" calcext:value-type="float">
            <text:p>87,3675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table:formula="of:=4*PI()*PI()*[.I556]*[.B556]" office:value-type="float" office:value="75074.7670945851" calcext:value-type="float">
            <text:p>75074,7671</text:p>
          </table:table-cell>
          <table:table-cell table:number-columns-repeated="5"/>
          <table:table-cell table:formula="of:=COM.MICROSOFT.NORM.INV(RAND();[.$S$28];[.$S$30])" office:value-type="float" office:value="59857.0224765331" calcext:value-type="float">
            <text:p>59857,0224765331</text:p>
          </table:table-cell>
          <table:table-cell table:number-columns-repeated="14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18+4*RAND()" office:value-type="float" office:value="19.2985075158067" calcext:value-type="float">
            <text:p>19,2985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table:formula="of:=COM.MICROSOFT.NORM.INV(RAND();80;10)" office:value-type="float" office:value="89.8669222607005" calcext:value-type="float">
            <text:p>89,8669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table:formula="of:=4*PI()*PI()*[.I557]*[.B557]" office:value-type="float" office:value="68467.3199552263" calcext:value-type="float">
            <text:p>68467,3200</text:p>
          </table:table-cell>
          <table:table-cell table:number-columns-repeated="5"/>
          <table:table-cell table:formula="of:=COM.MICROSOFT.NORM.INV(RAND();[.$S$28];[.$S$30])" office:value-type="float" office:value="69218.8044258372" calcext:value-type="float">
            <text:p>69218,8044258372</text:p>
          </table:table-cell>
          <table:table-cell table:number-columns-repeated="14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18+4*RAND()" office:value-type="float" office:value="21.1234459034167" calcext:value-type="float">
            <text:p>21,1234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table:formula="of:=COM.MICROSOFT.NORM.INV(RAND();80;10)" office:value-type="float" office:value="63.327445551147" calcext:value-type="float">
            <text:p>63,3274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table:formula="of:=4*PI()*PI()*[.I558]*[.B558]" office:value-type="float" office:value="52810.0372385408" calcext:value-type="float">
            <text:p>52810,0372</text:p>
          </table:table-cell>
          <table:table-cell table:number-columns-repeated="5"/>
          <table:table-cell table:formula="of:=COM.MICROSOFT.NORM.INV(RAND();[.$S$28];[.$S$30])" office:value-type="float" office:value="60101.5470308888" calcext:value-type="float">
            <text:p>60101,5470308888</text:p>
          </table:table-cell>
          <table:table-cell table:number-columns-repeated="14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18+4*RAND()" office:value-type="float" office:value="19.1005289484747" calcext:value-type="float">
            <text:p>19,1005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table:formula="of:=COM.MICROSOFT.NORM.INV(RAND();80;10)" office:value-type="float" office:value="79.4664498821695" calcext:value-type="float">
            <text:p>79,4664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table:formula="of:=4*PI()*PI()*[.I559]*[.B559]" office:value-type="float" office:value="59922.3645773773" calcext:value-type="float">
            <text:p>59922,3646</text:p>
          </table:table-cell>
          <table:table-cell table:number-columns-repeated="5"/>
          <table:table-cell table:formula="of:=COM.MICROSOFT.NORM.INV(RAND();[.$S$28];[.$S$30])" office:value-type="float" office:value="72623.2153528276" calcext:value-type="float">
            <text:p>72623,2153528276</text:p>
          </table:table-cell>
          <table:table-cell table:number-columns-repeated="14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18+4*RAND()" office:value-type="float" office:value="19.2293679486029" calcext:value-type="float">
            <text:p>19,2294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table:formula="of:=COM.MICROSOFT.NORM.INV(RAND();80;10)" office:value-type="float" office:value="86.7800428351964" calcext:value-type="float">
            <text:p>86,7800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table:formula="of:=4*PI()*PI()*[.I560]*[.B560]" office:value-type="float" office:value="65878.6371925573" calcext:value-type="float">
            <text:p>65878,6372</text:p>
          </table:table-cell>
          <table:table-cell table:number-columns-repeated="5"/>
          <table:table-cell table:formula="of:=COM.MICROSOFT.NORM.INV(RAND();[.$S$28];[.$S$30])" office:value-type="float" office:value="52993.7435737296" calcext:value-type="float">
            <text:p>52993,7435737296</text:p>
          </table:table-cell>
          <table:table-cell table:number-columns-repeated="14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18+4*RAND()" office:value-type="float" office:value="20.5379221052863" calcext:value-type="float">
            <text:p>20,5379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table:formula="of:=COM.MICROSOFT.NORM.INV(RAND();80;10)" office:value-type="float" office:value="78.4898835232186" calcext:value-type="float">
            <text:p>78,4899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table:formula="of:=4*PI()*PI()*[.I561]*[.B561]" office:value-type="float" office:value="63639.9637628892" calcext:value-type="float">
            <text:p>63639,9638</text:p>
          </table:table-cell>
          <table:table-cell table:number-columns-repeated="5"/>
          <table:table-cell table:formula="of:=COM.MICROSOFT.NORM.INV(RAND();[.$S$28];[.$S$30])" office:value-type="float" office:value="59052.0693103159" calcext:value-type="float">
            <text:p>59052,0693103159</text:p>
          </table:table-cell>
          <table:table-cell table:number-columns-repeated="14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18+4*RAND()" office:value-type="float" office:value="21.3670824286528" calcext:value-type="float">
            <text:p>21,3671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table:formula="of:=COM.MICROSOFT.NORM.INV(RAND();80;10)" office:value-type="float" office:value="82.785546213154" calcext:value-type="float">
            <text:p>82,7855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table:formula="of:=4*PI()*PI()*[.I562]*[.B562]" office:value-type="float" office:value="69832.8040099352" calcext:value-type="float">
            <text:p>69832,8040</text:p>
          </table:table-cell>
          <table:table-cell table:number-columns-repeated="5"/>
          <table:table-cell table:formula="of:=COM.MICROSOFT.NORM.INV(RAND();[.$S$28];[.$S$30])" office:value-type="float" office:value="64146.1259298144" calcext:value-type="float">
            <text:p>64146,1259298144</text:p>
          </table:table-cell>
          <table:table-cell table:number-columns-repeated="14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18+4*RAND()" office:value-type="float" office:value="20.9192101336084" calcext:value-type="float">
            <text:p>20,9192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table:formula="of:=COM.MICROSOFT.NORM.INV(RAND();80;10)" office:value-type="float" office:value="76.6659318695764" calcext:value-type="float">
            <text:p>76,6659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table:formula="of:=4*PI()*PI()*[.I563]*[.B563]" office:value-type="float" office:value="63315.1205390546" calcext:value-type="float">
            <text:p>63315,1205</text:p>
          </table:table-cell>
          <table:table-cell table:number-columns-repeated="5"/>
          <table:table-cell table:formula="of:=COM.MICROSOFT.NORM.INV(RAND();[.$S$28];[.$S$30])" office:value-type="float" office:value="80279.0506477912" calcext:value-type="float">
            <text:p>80279,0506477912</text:p>
          </table:table-cell>
          <table:table-cell table:number-columns-repeated="14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18+4*RAND()" office:value-type="float" office:value="19.8879018113948" calcext:value-type="float">
            <text:p>19,8879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formula="of:=COM.MICROSOFT.NORM.INV(RAND();80;10)" office:value-type="float" office:value="85.2459623174618" calcext:value-type="float">
            <text:p>85,2460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formula="of:=4*PI()*PI()*[.I564]*[.B564]" office:value-type="float" office:value="66930.2614691968" calcext:value-type="float">
            <text:p>66930,2615</text:p>
          </table:table-cell>
          <table:table-cell table:number-columns-repeated="5"/>
          <table:table-cell table:formula="of:=COM.MICROSOFT.NORM.INV(RAND();[.$S$28];[.$S$30])" office:value-type="float" office:value="61702.1157981938" calcext:value-type="float">
            <text:p>61702,1157981938</text:p>
          </table:table-cell>
          <table:table-cell table:number-columns-repeated="14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18+4*RAND()" office:value-type="float" office:value="18.0012419563718" calcext:value-type="float">
            <text:p>18,0012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table:formula="of:=COM.MICROSOFT.NORM.INV(RAND();80;10)" office:value-type="float" office:value="87.7660552145479" calcext:value-type="float">
            <text:p>87,7661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table:formula="of:=4*PI()*PI()*[.I565]*[.B565]" office:value-type="float" office:value="62371.8728375847" calcext:value-type="float">
            <text:p>62371,8728</text:p>
          </table:table-cell>
          <table:table-cell table:number-columns-repeated="5"/>
          <table:table-cell table:formula="of:=COM.MICROSOFT.NORM.INV(RAND();[.$S$28];[.$S$30])" office:value-type="float" office:value="79814.2325045138" calcext:value-type="float">
            <text:p>79814,2325045138</text:p>
          </table:table-cell>
          <table:table-cell table:number-columns-repeated="14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18+4*RAND()" office:value-type="float" office:value="18.463439728599" calcext:value-type="float">
            <text:p>18,4634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table:formula="of:=COM.MICROSOFT.NORM.INV(RAND();80;10)" office:value-type="float" office:value="74.9800128198515" calcext:value-type="float">
            <text:p>74,9800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table:formula="of:=4*PI()*PI()*[.I566]*[.B566]" office:value-type="float" office:value="54653.4849981928" calcext:value-type="float">
            <text:p>54653,4850</text:p>
          </table:table-cell>
          <table:table-cell table:number-columns-repeated="5"/>
          <table:table-cell table:formula="of:=COM.MICROSOFT.NORM.INV(RAND();[.$S$28];[.$S$30])" office:value-type="float" office:value="49956.8284236742" calcext:value-type="float">
            <text:p>49956,8284236742</text:p>
          </table:table-cell>
          <table:table-cell table:number-columns-repeated="14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18+4*RAND()" office:value-type="float" office:value="19.7933169039898" calcext:value-type="float">
            <text:p>19,7933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table:formula="of:=COM.MICROSOFT.NORM.INV(RAND();80;10)" office:value-type="float" office:value="67.6769617196306" calcext:value-type="float">
            <text:p>67,6770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table:formula="of:=4*PI()*PI()*[.I567]*[.B567]" office:value-type="float" office:value="52883.3755098807" calcext:value-type="float">
            <text:p>52883,3755</text:p>
          </table:table-cell>
          <table:table-cell table:number-columns-repeated="5"/>
          <table:table-cell table:formula="of:=COM.MICROSOFT.NORM.INV(RAND();[.$S$28];[.$S$30])" office:value-type="float" office:value="62562.7719594982" calcext:value-type="float">
            <text:p>62562,7719594982</text:p>
          </table:table-cell>
          <table:table-cell table:number-columns-repeated="14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18+4*RAND()" office:value-type="float" office:value="18.2175201238133" calcext:value-type="float">
            <text:p>18,2175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table:formula="of:=COM.MICROSOFT.NORM.INV(RAND();80;10)" office:value-type="float" office:value="76.8682356515545" calcext:value-type="float">
            <text:p>76,8682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table:formula="of:=4*PI()*PI()*[.I568]*[.B568]" office:value-type="float" office:value="55283.5480014693" calcext:value-type="float">
            <text:p>55283,5480</text:p>
          </table:table-cell>
          <table:table-cell table:number-columns-repeated="5"/>
          <table:table-cell table:formula="of:=COM.MICROSOFT.NORM.INV(RAND();[.$S$28];[.$S$30])" office:value-type="float" office:value="60542.6306064643" calcext:value-type="float">
            <text:p>60542,6306064643</text:p>
          </table:table-cell>
          <table:table-cell table:number-columns-repeated="14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18+4*RAND()" office:value-type="float" office:value="18.5815542316996" calcext:value-type="float">
            <text:p>18,5816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table:formula="of:=COM.MICROSOFT.NORM.INV(RAND();80;10)" office:value-type="float" office:value="67.4656876922365" calcext:value-type="float">
            <text:p>67,4657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table:formula="of:=4*PI()*PI()*[.I569]*[.B569]" office:value-type="float" office:value="49490.8286526714" calcext:value-type="float">
            <text:p>49490,8287</text:p>
          </table:table-cell>
          <table:table-cell table:number-columns-repeated="5"/>
          <table:table-cell table:formula="of:=COM.MICROSOFT.NORM.INV(RAND();[.$S$28];[.$S$30])" office:value-type="float" office:value="65894.9142743116" calcext:value-type="float">
            <text:p>65894,9142743116</text:p>
          </table:table-cell>
          <table:table-cell table:number-columns-repeated="14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18+4*RAND()" office:value-type="float" office:value="18.3013129779138" calcext:value-type="float">
            <text:p>18,3013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table:formula="of:=COM.MICROSOFT.NORM.INV(RAND();80;10)" office:value-type="float" office:value="92.3542433820041" calcext:value-type="float">
            <text:p>92,3542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table:formula="of:=4*PI()*PI()*[.I570]*[.B570]" office:value-type="float" office:value="66726.5759128465" calcext:value-type="float">
            <text:p>66726,5759</text:p>
          </table:table-cell>
          <table:table-cell table:number-columns-repeated="5"/>
          <table:table-cell table:formula="of:=COM.MICROSOFT.NORM.INV(RAND();[.$S$28];[.$S$30])" office:value-type="float" office:value="72217.9833671211" calcext:value-type="float">
            <text:p>72217,9833671211</text:p>
          </table:table-cell>
          <table:table-cell table:number-columns-repeated="14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18+4*RAND()" office:value-type="float" office:value="19.4602335360833" calcext:value-type="float">
            <text:p>19,4602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table:formula="of:=COM.MICROSOFT.NORM.INV(RAND();80;10)" office:value-type="float" office:value="84.5417030239435" calcext:value-type="float">
            <text:p>84,5417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table:formula="of:=4*PI()*PI()*[.I571]*[.B571]" office:value-type="float" office:value="64949.9433481421" calcext:value-type="float">
            <text:p>64949,9433</text:p>
          </table:table-cell>
          <table:table-cell table:number-columns-repeated="5"/>
          <table:table-cell table:formula="of:=COM.MICROSOFT.NORM.INV(RAND();[.$S$28];[.$S$30])" office:value-type="float" office:value="61910.1627882907" calcext:value-type="float">
            <text:p>61910,1627882907</text:p>
          </table:table-cell>
          <table:table-cell table:number-columns-repeated="14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18+4*RAND()" office:value-type="float" office:value="21.8486672029831" calcext:value-type="float">
            <text:p>21,8487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table:formula="of:=COM.MICROSOFT.NORM.INV(RAND();80;10)" office:value-type="float" office:value="74.9863813174672" calcext:value-type="float">
            <text:p>74,9864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table:formula="of:=4*PI()*PI()*[.I572]*[.B572]" office:value-type="float" office:value="64679.5637897278" calcext:value-type="float">
            <text:p>64679,5638</text:p>
          </table:table-cell>
          <table:table-cell table:number-columns-repeated="5"/>
          <table:table-cell table:formula="of:=COM.MICROSOFT.NORM.INV(RAND();[.$S$28];[.$S$30])" office:value-type="float" office:value="57393.6787485279" calcext:value-type="float">
            <text:p>57393,6787485279</text:p>
          </table:table-cell>
          <table:table-cell table:number-columns-repeated="14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18+4*RAND()" office:value-type="float" office:value="18.0817447812296" calcext:value-type="float">
            <text:p>18,0817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table:formula="of:=COM.MICROSOFT.NORM.INV(RAND();80;10)" office:value-type="float" office:value="75.8628481183589" calcext:value-type="float">
            <text:p>75,8628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table:formula="of:=4*PI()*PI()*[.I573]*[.B573]" office:value-type="float" office:value="54153.8347161655" calcext:value-type="float">
            <text:p>54153,8347</text:p>
          </table:table-cell>
          <table:table-cell table:number-columns-repeated="5"/>
          <table:table-cell table:formula="of:=COM.MICROSOFT.NORM.INV(RAND();[.$S$28];[.$S$30])" office:value-type="float" office:value="64343.9852519476" calcext:value-type="float">
            <text:p>64343,9852519476</text:p>
          </table:table-cell>
          <table:table-cell table:number-columns-repeated="14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18+4*RAND()" office:value-type="float" office:value="19.2107465877198" calcext:value-type="float">
            <text:p>19,2107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table:formula="of:=COM.MICROSOFT.NORM.INV(RAND();80;10)" office:value-type="float" office:value="64.4479758928861" calcext:value-type="float">
            <text:p>64,4480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table:formula="of:=4*PI()*PI()*[.I574]*[.B574]" office:value-type="float" office:value="48877.9814235159" calcext:value-type="float">
            <text:p>48877,9814</text:p>
          </table:table-cell>
          <table:table-cell table:number-columns-repeated="5"/>
          <table:table-cell table:formula="of:=COM.MICROSOFT.NORM.INV(RAND();[.$S$28];[.$S$30])" office:value-type="float" office:value="54652.9452955726" calcext:value-type="float">
            <text:p>54652,9452955726</text:p>
          </table:table-cell>
          <table:table-cell table:number-columns-repeated="14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18+4*RAND()" office:value-type="float" office:value="19.2684235894121" calcext:value-type="float">
            <text:p>19,2684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table:formula="of:=COM.MICROSOFT.NORM.INV(RAND();80;10)" office:value-type="float" office:value="84.0345031892198" calcext:value-type="float">
            <text:p>84,0345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table:formula="of:=4*PI()*PI()*[.I575]*[.B575]" office:value-type="float" office:value="63923.9434585165" calcext:value-type="float">
            <text:p>63923,9435</text:p>
          </table:table-cell>
          <table:table-cell table:number-columns-repeated="5"/>
          <table:table-cell table:formula="of:=COM.MICROSOFT.NORM.INV(RAND();[.$S$28];[.$S$30])" office:value-type="float" office:value="62373.6637479304" calcext:value-type="float">
            <text:p>62373,6637479304</text:p>
          </table:table-cell>
          <table:table-cell table:number-columns-repeated="14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18+4*RAND()" office:value-type="float" office:value="19.0282895383425" calcext:value-type="float">
            <text:p>19,0283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table:formula="of:=COM.MICROSOFT.NORM.INV(RAND();80;10)" office:value-type="float" office:value="89.7120985938522" calcext:value-type="float">
            <text:p>89,7121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table:formula="of:=4*PI()*PI()*[.I576]*[.B576]" office:value-type="float" office:value="67392.3349795072" calcext:value-type="float">
            <text:p>67392,3350</text:p>
          </table:table-cell>
          <table:table-cell table:number-columns-repeated="5"/>
          <table:table-cell table:formula="of:=COM.MICROSOFT.NORM.INV(RAND();[.$S$28];[.$S$30])" office:value-type="float" office:value="65579.097553788" calcext:value-type="float">
            <text:p>65579,097553788</text:p>
          </table:table-cell>
          <table:table-cell table:number-columns-repeated="14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18+4*RAND()" office:value-type="float" office:value="20.8888514735736" calcext:value-type="float">
            <text:p>20,8889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table:formula="of:=COM.MICROSOFT.NORM.INV(RAND();80;10)" office:value-type="float" office:value="88.2235165959272" calcext:value-type="float">
            <text:p>88,2235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table:formula="of:=4*PI()*PI()*[.I577]*[.B577]" office:value-type="float" office:value="72754.2994820923" calcext:value-type="float">
            <text:p>72754,2995</text:p>
          </table:table-cell>
          <table:table-cell table:number-columns-repeated="5"/>
          <table:table-cell table:formula="of:=COM.MICROSOFT.NORM.INV(RAND();[.$S$28];[.$S$30])" office:value-type="float" office:value="68593.499841352" calcext:value-type="float">
            <text:p>68593,499841352</text:p>
          </table:table-cell>
          <table:table-cell table:number-columns-repeated="14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18+4*RAND()" office:value-type="float" office:value="18.1413989276625" calcext:value-type="float">
            <text:p>18,1414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table:formula="of:=COM.MICROSOFT.NORM.INV(RAND();80;10)" office:value-type="float" office:value="81.8101745028362" calcext:value-type="float">
            <text:p>81,8102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table:formula="of:=4*PI()*PI()*[.I578]*[.B578]" office:value-type="float" office:value="58591.9334395724" calcext:value-type="float">
            <text:p>58591,9334</text:p>
          </table:table-cell>
          <table:table-cell table:number-columns-repeated="5"/>
          <table:table-cell table:formula="of:=COM.MICROSOFT.NORM.INV(RAND();[.$S$28];[.$S$30])" office:value-type="float" office:value="73125.0557976133" calcext:value-type="float">
            <text:p>73125,0557976133</text:p>
          </table:table-cell>
          <table:table-cell table:number-columns-repeated="14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18+4*RAND()" office:value-type="float" office:value="18.7986374828033" calcext:value-type="float">
            <text:p>18,7986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table:formula="of:=COM.MICROSOFT.NORM.INV(RAND();80;10)" office:value-type="float" office:value="63.672601435371" calcext:value-type="float">
            <text:p>63,6726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table:formula="of:=4*PI()*PI()*[.I579]*[.B579]" office:value-type="float" office:value="47254.0137784338" calcext:value-type="float">
            <text:p>47254,0138</text:p>
          </table:table-cell>
          <table:table-cell table:number-columns-repeated="5"/>
          <table:table-cell table:formula="of:=COM.MICROSOFT.NORM.INV(RAND();[.$S$28];[.$S$30])" office:value-type="float" office:value="58718.2341710621" calcext:value-type="float">
            <text:p>58718,2341710621</text:p>
          </table:table-cell>
          <table:table-cell table:number-columns-repeated="14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18+4*RAND()" office:value-type="float" office:value="19.7586984536611" calcext:value-type="float">
            <text:p>19,7587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table:formula="of:=COM.MICROSOFT.NORM.INV(RAND();80;10)" office:value-type="float" office:value="71.9658459469752" calcext:value-type="float">
            <text:p>71,9658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table:formula="of:=4*PI()*PI()*[.I580]*[.B580]" office:value-type="float" office:value="56136.3931178844" calcext:value-type="float">
            <text:p>56136,3931</text:p>
          </table:table-cell>
          <table:table-cell table:number-columns-repeated="5"/>
          <table:table-cell table:formula="of:=COM.MICROSOFT.NORM.INV(RAND();[.$S$28];[.$S$30])" office:value-type="float" office:value="85300.2492322598" calcext:value-type="float">
            <text:p>85300,2492322598</text:p>
          </table:table-cell>
          <table:table-cell table:number-columns-repeated="14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18+4*RAND()" office:value-type="float" office:value="19.8711176780053" calcext:value-type="float">
            <text:p>19,8711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table:formula="of:=COM.MICROSOFT.NORM.INV(RAND();80;10)" office:value-type="float" office:value="57.8005042409657" calcext:value-type="float">
            <text:p>57,8005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table:formula="of:=4*PI()*PI()*[.I581]*[.B581]" office:value-type="float" office:value="45343.3558642454" calcext:value-type="float">
            <text:p>45343,3559</text:p>
          </table:table-cell>
          <table:table-cell table:number-columns-repeated="5"/>
          <table:table-cell table:formula="of:=COM.MICROSOFT.NORM.INV(RAND();[.$S$28];[.$S$30])" office:value-type="float" office:value="55352.2355003181" calcext:value-type="float">
            <text:p>55352,2355003181</text:p>
          </table:table-cell>
          <table:table-cell table:number-columns-repeated="14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18+4*RAND()" office:value-type="float" office:value="21.9831896810792" calcext:value-type="float">
            <text:p>21,9832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table:formula="of:=COM.MICROSOFT.NORM.INV(RAND();80;10)" office:value-type="float" office:value="96.7463696653314" calcext:value-type="float">
            <text:p>96,7464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table:formula="of:=4*PI()*PI()*[.I582]*[.B582]" office:value-type="float" office:value="83962.4536095568" calcext:value-type="float">
            <text:p>83962,4536</text:p>
          </table:table-cell>
          <table:table-cell table:number-columns-repeated="5"/>
          <table:table-cell table:formula="of:=COM.MICROSOFT.NORM.INV(RAND();[.$S$28];[.$S$30])" office:value-type="float" office:value="64859.8207375955" calcext:value-type="float">
            <text:p>64859,8207375955</text:p>
          </table:table-cell>
          <table:table-cell table:number-columns-repeated="14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18+4*RAND()" office:value-type="float" office:value="20.3903032126836" calcext:value-type="float">
            <text:p>20,3903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table:formula="of:=COM.MICROSOFT.NORM.INV(RAND();80;10)" office:value-type="float" office:value="86.5394024037394" calcext:value-type="float">
            <text:p>86,5394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table:formula="of:=4*PI()*PI()*[.I583]*[.B583]" office:value-type="float" office:value="69662.2203343212" calcext:value-type="float">
            <text:p>69662,2203</text:p>
          </table:table-cell>
          <table:table-cell table:number-columns-repeated="5"/>
          <table:table-cell table:formula="of:=COM.MICROSOFT.NORM.INV(RAND();[.$S$28];[.$S$30])" office:value-type="float" office:value="71027.8759260522" calcext:value-type="float">
            <text:p>71027,8759260522</text:p>
          </table:table-cell>
          <table:table-cell table:number-columns-repeated="14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18+4*RAND()" office:value-type="float" office:value="21.4408865575679" calcext:value-type="float">
            <text:p>21,4409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table:formula="of:=COM.MICROSOFT.NORM.INV(RAND();80;10)" office:value-type="float" office:value="82.0489585858967" calcext:value-type="float">
            <text:p>82,0490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table:formula="of:=4*PI()*PI()*[.I584]*[.B584]" office:value-type="float" office:value="69450.5275191712" calcext:value-type="float">
            <text:p>69450,5275</text:p>
          </table:table-cell>
          <table:table-cell table:number-columns-repeated="5"/>
          <table:table-cell table:formula="of:=COM.MICROSOFT.NORM.INV(RAND();[.$S$28];[.$S$30])" office:value-type="float" office:value="57731.5392739178" calcext:value-type="float">
            <text:p>57731,5392739178</text:p>
          </table:table-cell>
          <table:table-cell table:number-columns-repeated="14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18+4*RAND()" office:value-type="float" office:value="19.8827099301852" calcext:value-type="float">
            <text:p>19,8827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table:formula="of:=COM.MICROSOFT.NORM.INV(RAND();80;10)" office:value-type="float" office:value="75.2994149006955" calcext:value-type="float">
            <text:p>75,2994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table:formula="of:=4*PI()*PI()*[.I585]*[.B585]" office:value-type="float" office:value="59105.3665408464" calcext:value-type="float">
            <text:p>59105,3665</text:p>
          </table:table-cell>
          <table:table-cell table:number-columns-repeated="5"/>
          <table:table-cell table:formula="of:=COM.MICROSOFT.NORM.INV(RAND();[.$S$28];[.$S$30])" office:value-type="float" office:value="73442.4427712757" calcext:value-type="float">
            <text:p>73442,4427712757</text:p>
          </table:table-cell>
          <table:table-cell table:number-columns-repeated="14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18+4*RAND()" office:value-type="float" office:value="21.2248557466082" calcext:value-type="float">
            <text:p>21,2249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table:formula="of:=COM.MICROSOFT.NORM.INV(RAND();80;10)" office:value-type="float" office:value="84.6908570514188" calcext:value-type="float">
            <text:p>84,6909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table:formula="of:=4*PI()*PI()*[.I586]*[.B586]" office:value-type="float" office:value="70964.4778852292" calcext:value-type="float">
            <text:p>70964,4779</text:p>
          </table:table-cell>
          <table:table-cell table:number-columns-repeated="5"/>
          <table:table-cell table:formula="of:=COM.MICROSOFT.NORM.INV(RAND();[.$S$28];[.$S$30])" office:value-type="float" office:value="47807.8507376753" calcext:value-type="float">
            <text:p>47807,8507376753</text:p>
          </table:table-cell>
          <table:table-cell table:number-columns-repeated="14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18+4*RAND()" office:value-type="float" office:value="21.7023274316452" calcext:value-type="float">
            <text:p>21,7023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table:formula="of:=COM.MICROSOFT.NORM.INV(RAND();80;10)" office:value-type="float" office:value="91.9128560415707" calcext:value-type="float">
            <text:p>91,9129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table:formula="of:=4*PI()*PI()*[.I587]*[.B587]" office:value-type="float" office:value="78748.5035324175" calcext:value-type="float">
            <text:p>78748,5035</text:p>
          </table:table-cell>
          <table:table-cell table:number-columns-repeated="5"/>
          <table:table-cell table:formula="of:=COM.MICROSOFT.NORM.INV(RAND();[.$S$28];[.$S$30])" office:value-type="float" office:value="70421.8288811576" calcext:value-type="float">
            <text:p>70421,8288811576</text:p>
          </table:table-cell>
          <table:table-cell table:number-columns-repeated="14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18+4*RAND()" office:value-type="float" office:value="19.5306298867799" calcext:value-type="float">
            <text:p>19,5306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table:formula="of:=COM.MICROSOFT.NORM.INV(RAND();80;10)" office:value-type="float" office:value="68.7474814684573" calcext:value-type="float">
            <text:p>68,7475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table:formula="of:=4*PI()*PI()*[.I588]*[.B588]" office:value-type="float" office:value="53006.9455543807" calcext:value-type="float">
            <text:p>53006,9456</text:p>
          </table:table-cell>
          <table:table-cell table:number-columns-repeated="5"/>
          <table:table-cell table:formula="of:=COM.MICROSOFT.NORM.INV(RAND();[.$S$28];[.$S$30])" office:value-type="float" office:value="64316.7011698569" calcext:value-type="float">
            <text:p>64316,7011698569</text:p>
          </table:table-cell>
          <table:table-cell table:number-columns-repeated="14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18+4*RAND()" office:value-type="float" office:value="21.4670389541425" calcext:value-type="float">
            <text:p>21,4670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table:formula="of:=COM.MICROSOFT.NORM.INV(RAND();80;10)" office:value-type="float" office:value="76.5312840556041" calcext:value-type="float">
            <text:p>76,5313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table:formula="of:=4*PI()*PI()*[.I589]*[.B589]" office:value-type="float" office:value="64859.0944942612" calcext:value-type="float">
            <text:p>64859,0945</text:p>
          </table:table-cell>
          <table:table-cell table:number-columns-repeated="5"/>
          <table:table-cell table:formula="of:=COM.MICROSOFT.NORM.INV(RAND();[.$S$28];[.$S$30])" office:value-type="float" office:value="59301.6406674398" calcext:value-type="float">
            <text:p>59301,6406674398</text:p>
          </table:table-cell>
          <table:table-cell table:number-columns-repeated="14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18+4*RAND()" office:value-type="float" office:value="20.7666068593971" calcext:value-type="float">
            <text:p>20,7666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table:formula="of:=COM.MICROSOFT.NORM.INV(RAND();80;10)" office:value-type="float" office:value="68.5934041254451" calcext:value-type="float">
            <text:p>68,5934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table:formula="of:=4*PI()*PI()*[.I590]*[.B590]" office:value-type="float" office:value="56235.121044348" calcext:value-type="float">
            <text:p>56235,1210</text:p>
          </table:table-cell>
          <table:table-cell table:number-columns-repeated="5"/>
          <table:table-cell table:formula="of:=COM.MICROSOFT.NORM.INV(RAND();[.$S$28];[.$S$30])" office:value-type="float" office:value="58228.070247001" calcext:value-type="float">
            <text:p>58228,070247001</text:p>
          </table:table-cell>
          <table:table-cell table:number-columns-repeated="14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18+4*RAND()" office:value-type="float" office:value="21.3919936981984" calcext:value-type="float">
            <text:p>21,3920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table:formula="of:=COM.MICROSOFT.NORM.INV(RAND();80;10)" office:value-type="float" office:value="79.7782422750775" calcext:value-type="float">
            <text:p>79,7782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table:formula="of:=4*PI()*PI()*[.I591]*[.B591]" office:value-type="float" office:value="67374.4855577734" calcext:value-type="float">
            <text:p>67374,4856</text:p>
          </table:table-cell>
          <table:table-cell table:number-columns-repeated="5"/>
          <table:table-cell table:formula="of:=COM.MICROSOFT.NORM.INV(RAND();[.$S$28];[.$S$30])" office:value-type="float" office:value="48444.038317415" calcext:value-type="float">
            <text:p>48444,038317415</text:p>
          </table:table-cell>
          <table:table-cell table:number-columns-repeated="14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18+4*RAND()" office:value-type="float" office:value="21.0601763590239" calcext:value-type="float">
            <text:p>21,0602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table:formula="of:=COM.MICROSOFT.NORM.INV(RAND();80;10)" office:value-type="float" office:value="87.970256935392" calcext:value-type="float">
            <text:p>87,9703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table:formula="of:=4*PI()*PI()*[.I592]*[.B592]" office:value-type="float" office:value="73140.4454155567" calcext:value-type="float">
            <text:p>73140,4454</text:p>
          </table:table-cell>
          <table:table-cell table:number-columns-repeated="5"/>
          <table:table-cell table:formula="of:=COM.MICROSOFT.NORM.INV(RAND();[.$S$28];[.$S$30])" office:value-type="float" office:value="54767.5891727736" calcext:value-type="float">
            <text:p>54767,5891727736</text:p>
          </table:table-cell>
          <table:table-cell table:number-columns-repeated="14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18+4*RAND()" office:value-type="float" office:value="18.2423096220009" calcext:value-type="float">
            <text:p>18,2423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table:formula="of:=COM.MICROSOFT.NORM.INV(RAND();80;10)" office:value-type="float" office:value="80.897532441101" calcext:value-type="float">
            <text:p>80,8975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table:formula="of:=4*PI()*PI()*[.I593]*[.B593]" office:value-type="float" office:value="58260.5840711782" calcext:value-type="float">
            <text:p>58260,5841</text:p>
          </table:table-cell>
          <table:table-cell table:number-columns-repeated="5"/>
          <table:table-cell table:formula="of:=COM.MICROSOFT.NORM.INV(RAND();[.$S$28];[.$S$30])" office:value-type="float" office:value="53322.7675145209" calcext:value-type="float">
            <text:p>53322,7675145209</text:p>
          </table:table-cell>
          <table:table-cell table:number-columns-repeated="14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18+4*RAND()" office:value-type="float" office:value="20.4180959067307" calcext:value-type="float">
            <text:p>20,4181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table:formula="of:=COM.MICROSOFT.NORM.INV(RAND();80;10)" office:value-type="float" office:value="85.5422060327628" calcext:value-type="float">
            <text:p>85,5422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table:formula="of:=4*PI()*PI()*[.I594]*[.B594]" office:value-type="float" office:value="68953.3581848303" calcext:value-type="float">
            <text:p>68953,3582</text:p>
          </table:table-cell>
          <table:table-cell table:number-columns-repeated="5"/>
          <table:table-cell table:formula="of:=COM.MICROSOFT.NORM.INV(RAND();[.$S$28];[.$S$30])" office:value-type="float" office:value="57442.1024592196" calcext:value-type="float">
            <text:p>57442,1024592196</text:p>
          </table:table-cell>
          <table:table-cell table:number-columns-repeated="14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18+4*RAND()" office:value-type="float" office:value="21.1102784541436" calcext:value-type="float">
            <text:p>21,1103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table:formula="of:=COM.MICROSOFT.NORM.INV(RAND();80;10)" office:value-type="float" office:value="61.2654364197321" calcext:value-type="float">
            <text:p>61,2654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table:formula="of:=4*PI()*PI()*[.I595]*[.B595]" office:value-type="float" office:value="51058.6385173157" calcext:value-type="float">
            <text:p>51058,6385</text:p>
          </table:table-cell>
          <table:table-cell table:number-columns-repeated="5"/>
          <table:table-cell table:formula="of:=COM.MICROSOFT.NORM.INV(RAND();[.$S$28];[.$S$30])" office:value-type="float" office:value="72143.8488100795" calcext:value-type="float">
            <text:p>72143,8488100795</text:p>
          </table:table-cell>
          <table:table-cell table:number-columns-repeated="14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18+4*RAND()" office:value-type="float" office:value="20.8323574368842" calcext:value-type="float">
            <text:p>20,8324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table:formula="of:=COM.MICROSOFT.NORM.INV(RAND();80;10)" office:value-type="float" office:value="88.2942102464743" calcext:value-type="float">
            <text:p>88,2942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table:formula="of:=4*PI()*PI()*[.I596]*[.B596]" office:value-type="float" office:value="72615.6754723643" calcext:value-type="float">
            <text:p>72615,6755</text:p>
          </table:table-cell>
          <table:table-cell table:number-columns-repeated="5"/>
          <table:table-cell table:formula="of:=COM.MICROSOFT.NORM.INV(RAND();[.$S$28];[.$S$30])" office:value-type="float" office:value="68487.8204103788" calcext:value-type="float">
            <text:p>68487,8204103788</text:p>
          </table:table-cell>
          <table:table-cell table:number-columns-repeated="14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18+4*RAND()" office:value-type="float" office:value="19.9788211737759" calcext:value-type="float">
            <text:p>19,9788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table:formula="of:=COM.MICROSOFT.NORM.INV(RAND();80;10)" office:value-type="float" office:value="81.7791646680731" calcext:value-type="float">
            <text:p>81,7792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table:formula="of:=4*PI()*PI()*[.I597]*[.B597]" office:value-type="float" office:value="64501.8641871251" calcext:value-type="float">
            <text:p>64501,8642</text:p>
          </table:table-cell>
          <table:table-cell table:number-columns-repeated="5"/>
          <table:table-cell table:formula="of:=COM.MICROSOFT.NORM.INV(RAND();[.$S$28];[.$S$30])" office:value-type="float" office:value="47605.8102805194" calcext:value-type="float">
            <text:p>47605,8102805194</text:p>
          </table:table-cell>
          <table:table-cell table:number-columns-repeated="14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18+4*RAND()" office:value-type="float" office:value="19.6757181012072" calcext:value-type="float">
            <text:p>19,6757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table:formula="of:=COM.MICROSOFT.NORM.INV(RAND();80;10)" office:value-type="float" office:value="82.1024102780817" calcext:value-type="float">
            <text:p>82,1024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table:formula="of:=4*PI()*PI()*[.I598]*[.B598]" office:value-type="float" office:value="63774.3785451071" calcext:value-type="float">
            <text:p>63774,3785</text:p>
          </table:table-cell>
          <table:table-cell table:number-columns-repeated="5"/>
          <table:table-cell table:formula="of:=COM.MICROSOFT.NORM.INV(RAND();[.$S$28];[.$S$30])" office:value-type="float" office:value="68642.3769635319" calcext:value-type="float">
            <text:p>68642,3769635319</text:p>
          </table:table-cell>
          <table:table-cell table:number-columns-repeated="14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18+4*RAND()" office:value-type="float" office:value="20.3192954123952" calcext:value-type="float">
            <text:p>20,3193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table:formula="of:=COM.MICROSOFT.NORM.INV(RAND();80;10)" office:value-type="float" office:value="68.8058519968366" calcext:value-type="float">
            <text:p>68,8059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table:formula="of:=4*PI()*PI()*[.I599]*[.B599]" office:value-type="float" office:value="55194.2400420621" calcext:value-type="float">
            <text:p>55194,2400</text:p>
          </table:table-cell>
          <table:table-cell table:number-columns-repeated="5"/>
          <table:table-cell table:formula="of:=COM.MICROSOFT.NORM.INV(RAND();[.$S$28];[.$S$30])" office:value-type="float" office:value="58440.2701325526" calcext:value-type="float">
            <text:p>58440,2701325526</text:p>
          </table:table-cell>
          <table:table-cell table:number-columns-repeated="14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18+4*RAND()" office:value-type="float" office:value="20.6511202869006" calcext:value-type="float">
            <text:p>20,6511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table:formula="of:=COM.MICROSOFT.NORM.INV(RAND();80;10)" office:value-type="float" office:value="69.6511019485676" calcext:value-type="float">
            <text:p>69,6511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table:formula="of:=4*PI()*PI()*[.I600]*[.B600]" office:value-type="float" office:value="56784.7011946673" calcext:value-type="float">
            <text:p>56784,7012</text:p>
          </table:table-cell>
          <table:table-cell table:number-columns-repeated="5"/>
          <table:table-cell table:formula="of:=COM.MICROSOFT.NORM.INV(RAND();[.$S$28];[.$S$30])" office:value-type="float" office:value="70475.2477228433" calcext:value-type="float">
            <text:p>70475,2477228433</text:p>
          </table:table-cell>
          <table:table-cell table:number-columns-repeated="14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18+4*RAND()" office:value-type="float" office:value="21.6126286354847" calcext:value-type="float">
            <text:p>21,6126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table:formula="of:=COM.MICROSOFT.NORM.INV(RAND();80;10)" office:value-type="float" office:value="87.3008108232622" calcext:value-type="float">
            <text:p>87,3008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table:formula="of:=4*PI()*PI()*[.I601]*[.B601]" office:value-type="float" office:value="74487.8784898624" calcext:value-type="float">
            <text:p>74487,8785</text:p>
          </table:table-cell>
          <table:table-cell table:number-columns-repeated="5"/>
          <table:table-cell table:formula="of:=COM.MICROSOFT.NORM.INV(RAND();[.$S$28];[.$S$30])" office:value-type="float" office:value="57821.3606960526" calcext:value-type="float">
            <text:p>57821,3606960526</text:p>
          </table:table-cell>
          <table:table-cell table:number-columns-repeated="14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18+4*RAND()" office:value-type="float" office:value="19.2424160190858" calcext:value-type="float">
            <text:p>19,2424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table:formula="of:=COM.MICROSOFT.NORM.INV(RAND();80;10)" office:value-type="float" office:value="78.989146479306" calcext:value-type="float">
            <text:p>78,9891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table:formula="of:=4*PI()*PI()*[.I602]*[.B602]" office:value-type="float" office:value="60004.9057031424" calcext:value-type="float">
            <text:p>60004,9057</text:p>
          </table:table-cell>
          <table:table-cell table:number-columns-repeated="5"/>
          <table:table-cell table:formula="of:=COM.MICROSOFT.NORM.INV(RAND();[.$S$28];[.$S$30])" office:value-type="float" office:value="67863.3884455587" calcext:value-type="float">
            <text:p>67863,3884455587</text:p>
          </table:table-cell>
          <table:table-cell table:number-columns-repeated="14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18+4*RAND()" office:value-type="float" office:value="20.1157149556093" calcext:value-type="float">
            <text:p>20,1157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table:formula="of:=COM.MICROSOFT.NORM.INV(RAND();80;10)" office:value-type="float" office:value="83.606305561682" calcext:value-type="float">
            <text:p>83,6063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table:formula="of:=4*PI()*PI()*[.I603]*[.B603]" office:value-type="float" office:value="66394.8268550473" calcext:value-type="float">
            <text:p>66394,8269</text:p>
          </table:table-cell>
          <table:table-cell table:number-columns-repeated="5"/>
          <table:table-cell table:formula="of:=COM.MICROSOFT.NORM.INV(RAND();[.$S$28];[.$S$30])" office:value-type="float" office:value="62608.3983976232" calcext:value-type="float">
            <text:p>62608,3983976232</text:p>
          </table:table-cell>
          <table:table-cell table:number-columns-repeated="14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18+4*RAND()" office:value-type="float" office:value="19.7007223446853" calcext:value-type="float">
            <text:p>19,7007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table:formula="of:=COM.MICROSOFT.NORM.INV(RAND();80;10)" office:value-type="float" office:value="76.5495473765705" calcext:value-type="float">
            <text:p>76,5495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table:formula="of:=4*PI()*PI()*[.I604]*[.B604]" office:value-type="float" office:value="59536.666440876" calcext:value-type="float">
            <text:p>59536,6664</text:p>
          </table:table-cell>
          <table:table-cell table:number-columns-repeated="5"/>
          <table:table-cell table:formula="of:=COM.MICROSOFT.NORM.INV(RAND();[.$S$28];[.$S$30])" office:value-type="float" office:value="62326.4724445267" calcext:value-type="float">
            <text:p>62326,4724445267</text:p>
          </table:table-cell>
          <table:table-cell table:number-columns-repeated="14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18+4*RAND()" office:value-type="float" office:value="20.9033651617356" calcext:value-type="float">
            <text:p>20,9034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table:formula="of:=COM.MICROSOFT.NORM.INV(RAND();80;10)" office:value-type="float" office:value="84.3624183898653" calcext:value-type="float">
            <text:p>84,3624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table:formula="of:=4*PI()*PI()*[.I605]*[.B605]" office:value-type="float" office:value="69618.5486247555" calcext:value-type="float">
            <text:p>69618,5486</text:p>
          </table:table-cell>
          <table:table-cell table:number-columns-repeated="5"/>
          <table:table-cell table:formula="of:=COM.MICROSOFT.NORM.INV(RAND();[.$S$28];[.$S$30])" office:value-type="float" office:value="81937.6118641452" calcext:value-type="float">
            <text:p>81937,6118641452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18+4*RAND()" office:value-type="float" office:value="18.287091314327" calcext:value-type="float">
            <text:p>18,2871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table:formula="of:=COM.MICROSOFT.NORM.INV(RAND();80;10)" office:value-type="float" office:value="77.329119999137" calcext:value-type="float">
            <text:p>77,3291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table:formula="of:=4*PI()*PI()*[.I606]*[.B606]" office:value-type="float" office:value="55827.4046095871" calcext:value-type="float">
            <text:p>55827,4046</text:p>
          </table:table-cell>
          <table:table-cell table:number-columns-repeated="5"/>
          <table:table-cell table:formula="of:=COM.MICROSOFT.NORM.INV(RAND();[.$S$28];[.$S$30])" office:value-type="float" office:value="65639.5503961609" calcext:value-type="float">
            <text:p>65639,5503961609</text:p>
          </table:table-cell>
          <table:table-cell table:number-columns-repeated="14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18+4*RAND()" office:value-type="float" office:value="19.0280226995237" calcext:value-type="float">
            <text:p>19,0280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table:formula="of:=COM.MICROSOFT.NORM.INV(RAND();80;10)" office:value-type="float" office:value="82.9329643107975" calcext:value-type="float">
            <text:p>82,9330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table:formula="of:=4*PI()*PI()*[.I607]*[.B607]" office:value-type="float" office:value="62298.9298275527" calcext:value-type="float">
            <text:p>62298,9298</text:p>
          </table:table-cell>
          <table:table-cell table:number-columns-repeated="5"/>
          <table:table-cell table:formula="of:=COM.MICROSOFT.NORM.INV(RAND();[.$S$28];[.$S$30])" office:value-type="float" office:value="47447.866716745" calcext:value-type="float">
            <text:p>47447,866716745</text:p>
          </table:table-cell>
          <table:table-cell table:number-columns-repeated="14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18+4*RAND()" office:value-type="float" office:value="18.9305339693092" calcext:value-type="float">
            <text:p>18,9305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table:formula="of:=COM.MICROSOFT.NORM.INV(RAND();80;10)" office:value-type="float" office:value="70.9162220982797" calcext:value-type="float">
            <text:p>70,9162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table:formula="of:=4*PI()*PI()*[.I608]*[.B608]" office:value-type="float" office:value="52999.0631039408" calcext:value-type="float">
            <text:p>52999,0631</text:p>
          </table:table-cell>
          <table:table-cell table:number-columns-repeated="5"/>
          <table:table-cell table:formula="of:=COM.MICROSOFT.NORM.INV(RAND();[.$S$28];[.$S$30])" office:value-type="float" office:value="68456.6282559415" calcext:value-type="float">
            <text:p>68456,6282559415</text:p>
          </table:table-cell>
          <table:table-cell table:number-columns-repeated="14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18+4*RAND()" office:value-type="float" office:value="19.3584981695749" calcext:value-type="float">
            <text:p>19,3585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table:formula="of:=COM.MICROSOFT.NORM.INV(RAND();80;10)" office:value-type="float" office:value="68.5901933912021" calcext:value-type="float">
            <text:p>68,5902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table:formula="of:=4*PI()*PI()*[.I609]*[.B609]" office:value-type="float" office:value="52419.5665894113" calcext:value-type="float">
            <text:p>52419,5666</text:p>
          </table:table-cell>
          <table:table-cell table:number-columns-repeated="5"/>
          <table:table-cell table:formula="of:=COM.MICROSOFT.NORM.INV(RAND();[.$S$28];[.$S$30])" office:value-type="float" office:value="69090.6610680426" calcext:value-type="float">
            <text:p>69090,6610680426</text:p>
          </table:table-cell>
          <table:table-cell table:number-columns-repeated="14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18+4*RAND()" office:value-type="float" office:value="19.4214816535823" calcext:value-type="float">
            <text:p>19,4215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table:formula="of:=COM.MICROSOFT.NORM.INV(RAND();80;10)" office:value-type="float" office:value="75.2646620736537" calcext:value-type="float">
            <text:p>75,2647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table:formula="of:=4*PI()*PI()*[.I610]*[.B610]" office:value-type="float" office:value="57707.6264243615" calcext:value-type="float">
            <text:p>57707,6264</text:p>
          </table:table-cell>
          <table:table-cell table:number-columns-repeated="5"/>
          <table:table-cell table:formula="of:=COM.MICROSOFT.NORM.INV(RAND();[.$S$28];[.$S$30])" office:value-type="float" office:value="59846.9667680977" calcext:value-type="float">
            <text:p>59846,9667680977</text:p>
          </table:table-cell>
          <table:table-cell table:number-columns-repeated="14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18+4*RAND()" office:value-type="float" office:value="18.0653947130777" calcext:value-type="float">
            <text:p>18,0654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table:formula="of:=COM.MICROSOFT.NORM.INV(RAND();80;10)" office:value-type="float" office:value="71.176168869149" calcext:value-type="float">
            <text:p>71,1762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table:formula="of:=4*PI()*PI()*[.I611]*[.B611]" office:value-type="float" office:value="50762.3594025429" calcext:value-type="float">
            <text:p>50762,3594</text:p>
          </table:table-cell>
          <table:table-cell table:number-columns-repeated="5"/>
          <table:table-cell table:formula="of:=COM.MICROSOFT.NORM.INV(RAND();[.$S$28];[.$S$30])" office:value-type="float" office:value="59663.0147434958" calcext:value-type="float">
            <text:p>59663,0147434958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18+4*RAND()" office:value-type="float" office:value="19.6834512851201" calcext:value-type="float">
            <text:p>19,6835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table:formula="of:=COM.MICROSOFT.NORM.INV(RAND();80;10)" office:value-type="float" office:value="97.0300988598398" calcext:value-type="float">
            <text:p>97,0301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table:formula="of:=4*PI()*PI()*[.I612]*[.B612]" office:value-type="float" office:value="75399.3254101696" calcext:value-type="float">
            <text:p>75399,3254</text:p>
          </table:table-cell>
          <table:table-cell table:number-columns-repeated="5"/>
          <table:table-cell table:formula="of:=COM.MICROSOFT.NORM.INV(RAND();[.$S$28];[.$S$30])" office:value-type="float" office:value="66683.409390026" calcext:value-type="float">
            <text:p>66683,409390026</text:p>
          </table:table-cell>
          <table:table-cell table:number-columns-repeated="14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18+4*RAND()" office:value-type="float" office:value="19.2574067343958" calcext:value-type="float">
            <text:p>19,2574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table:formula="of:=COM.MICROSOFT.NORM.INV(RAND();80;10)" office:value-type="float" office:value="95.0580038704614" calcext:value-type="float">
            <text:p>95,0580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table:formula="of:=4*PI()*PI()*[.I613]*[.B613]" office:value-type="float" office:value="72268.0323338949" calcext:value-type="float">
            <text:p>72268,0323</text:p>
          </table:table-cell>
          <table:table-cell table:number-columns-repeated="5"/>
          <table:table-cell table:formula="of:=COM.MICROSOFT.NORM.INV(RAND();[.$S$28];[.$S$30])" office:value-type="float" office:value="57535.3136811744" calcext:value-type="float">
            <text:p>57535,3136811744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18+4*RAND()" office:value-type="float" office:value="21.7187245092355" calcext:value-type="float">
            <text:p>21,7187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table:formula="of:=COM.MICROSOFT.NORM.INV(RAND();80;10)" office:value-type="float" office:value="83.675288091405" calcext:value-type="float">
            <text:p>83,6753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table:formula="of:=4*PI()*PI()*[.I614]*[.B614]" office:value-type="float" office:value="71744.9388156874" calcext:value-type="float">
            <text:p>71744,9388</text:p>
          </table:table-cell>
          <table:table-cell table:number-columns-repeated="5"/>
          <table:table-cell table:formula="of:=COM.MICROSOFT.NORM.INV(RAND();[.$S$28];[.$S$30])" office:value-type="float" office:value="73535.5158522584" calcext:value-type="float">
            <text:p>73535,5158522584</text:p>
          </table:table-cell>
          <table:table-cell table:number-columns-repeated="14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18+4*RAND()" office:value-type="float" office:value="18.6111837173812" calcext:value-type="float">
            <text:p>18,6112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table:formula="of:=COM.MICROSOFT.NORM.INV(RAND();80;10)" office:value-type="float" office:value="87.5115423410721" calcext:value-type="float">
            <text:p>87,5115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table:formula="of:=4*PI()*PI()*[.I615]*[.B615]" office:value-type="float" office:value="64298.2378749281" calcext:value-type="float">
            <text:p>64298,2379</text:p>
          </table:table-cell>
          <table:table-cell table:number-columns-repeated="5"/>
          <table:table-cell table:formula="of:=COM.MICROSOFT.NORM.INV(RAND();[.$S$28];[.$S$30])" office:value-type="float" office:value="55105.4890936783" calcext:value-type="float">
            <text:p>55105,4890936783</text:p>
          </table:table-cell>
          <table:table-cell table:number-columns-repeated="14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18+4*RAND()" office:value-type="float" office:value="18.4419008060358" calcext:value-type="float">
            <text:p>18,4419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table:formula="of:=COM.MICROSOFT.NORM.INV(RAND();80;10)" office:value-type="float" office:value="80.0950768920738" calcext:value-type="float">
            <text:p>80,0951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table:formula="of:=4*PI()*PI()*[.I616]*[.B616]" office:value-type="float" office:value="58313.7863177595" calcext:value-type="float">
            <text:p>58313,7863</text:p>
          </table:table-cell>
          <table:table-cell table:number-columns-repeated="5"/>
          <table:table-cell table:formula="of:=COM.MICROSOFT.NORM.INV(RAND();[.$S$28];[.$S$30])" office:value-type="float" office:value="51654.3299600407" calcext:value-type="float">
            <text:p>51654,3299600407</text:p>
          </table:table-cell>
          <table:table-cell table:number-columns-repeated="14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18+4*RAND()" office:value-type="float" office:value="20.4713650546037" calcext:value-type="float">
            <text:p>20,4714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table:formula="of:=COM.MICROSOFT.NORM.INV(RAND();80;10)" office:value-type="float" office:value="100.565962276662" calcext:value-type="float">
            <text:p>100,5660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table:formula="of:=4*PI()*PI()*[.I617]*[.B617]" office:value-type="float" office:value="81275.1076063344" calcext:value-type="float">
            <text:p>81275,1076</text:p>
          </table:table-cell>
          <table:table-cell table:number-columns-repeated="5"/>
          <table:table-cell table:formula="of:=COM.MICROSOFT.NORM.INV(RAND();[.$S$28];[.$S$30])" office:value-type="float" office:value="64919.3876077957" calcext:value-type="float">
            <text:p>64919,3876077957</text:p>
          </table:table-cell>
          <table:table-cell table:number-columns-repeated="14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18+4*RAND()" office:value-type="float" office:value="18.7988221277483" calcext:value-type="float">
            <text:p>18,7988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table:formula="of:=COM.MICROSOFT.NORM.INV(RAND();80;10)" office:value-type="float" office:value="73.2623440946889" calcext:value-type="float">
            <text:p>73,2623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table:formula="of:=4*PI()*PI()*[.I618]*[.B618]" office:value-type="float" office:value="54371.4838610493" calcext:value-type="float">
            <text:p>54371,4839</text:p>
          </table:table-cell>
          <table:table-cell table:number-columns-repeated="5"/>
          <table:table-cell table:formula="of:=COM.MICROSOFT.NORM.INV(RAND();[.$S$28];[.$S$30])" office:value-type="float" office:value="58677.4334568022" calcext:value-type="float">
            <text:p>58677,4334568022</text:p>
          </table:table-cell>
          <table:table-cell table:number-columns-repeated="14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18+4*RAND()" office:value-type="float" office:value="21.7593202549033" calcext:value-type="float">
            <text:p>21,7593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table:formula="of:=COM.MICROSOFT.NORM.INV(RAND();80;10)" office:value-type="float" office:value="109.026106262597" calcext:value-type="float">
            <text:p>109,0261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table:formula="of:=4*PI()*PI()*[.I619]*[.B619]" office:value-type="float" office:value="93655.9908611913" calcext:value-type="float">
            <text:p>93655,9909</text:p>
          </table:table-cell>
          <table:table-cell table:number-columns-repeated="5"/>
          <table:table-cell table:formula="of:=COM.MICROSOFT.NORM.INV(RAND();[.$S$28];[.$S$30])" office:value-type="float" office:value="63503.3087703011" calcext:value-type="float">
            <text:p>63503,3087703011</text:p>
          </table:table-cell>
          <table:table-cell table:number-columns-repeated="14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18+4*RAND()" office:value-type="float" office:value="20.9697150657885" calcext:value-type="float">
            <text:p>20,9697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table:formula="of:=COM.MICROSOFT.NORM.INV(RAND();80;10)" office:value-type="float" office:value="84.5468559747671" calcext:value-type="float">
            <text:p>84,5469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table:formula="of:=4*PI()*PI()*[.I620]*[.B620]" office:value-type="float" office:value="69992.2135042367" calcext:value-type="float">
            <text:p>69992,2135</text:p>
          </table:table-cell>
          <table:table-cell table:number-columns-repeated="5"/>
          <table:table-cell table:formula="of:=COM.MICROSOFT.NORM.INV(RAND();[.$S$28];[.$S$30])" office:value-type="float" office:value="73350.8681329352" calcext:value-type="float">
            <text:p>73350,8681329352</text:p>
          </table:table-cell>
          <table:table-cell table:number-columns-repeated="14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18+4*RAND()" office:value-type="float" office:value="20.0672375909053" calcext:value-type="float">
            <text:p>20,0672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table:formula="of:=COM.MICROSOFT.NORM.INV(RAND();80;10)" office:value-type="float" office:value="93.7599931842128" calcext:value-type="float">
            <text:p>93,7600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table:formula="of:=4*PI()*PI()*[.I621]*[.B621]" office:value-type="float" office:value="74278.8029950751" calcext:value-type="float">
            <text:p>74278,8030</text:p>
          </table:table-cell>
          <table:table-cell table:number-columns-repeated="5"/>
          <table:table-cell table:formula="of:=COM.MICROSOFT.NORM.INV(RAND();[.$S$28];[.$S$30])" office:value-type="float" office:value="71553.0566178283" calcext:value-type="float">
            <text:p>71553,0566178283</text:p>
          </table:table-cell>
          <table:table-cell table:number-columns-repeated="14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18+4*RAND()" office:value-type="float" office:value="21.7946023144759" calcext:value-type="float">
            <text:p>21,7946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table:formula="of:=COM.MICROSOFT.NORM.INV(RAND();80;10)" office:value-type="float" office:value="96.9317209439769" calcext:value-type="float">
            <text:p>96,9317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table:formula="of:=4*PI()*PI()*[.I622]*[.B622]" office:value-type="float" office:value="83401.6435137251" calcext:value-type="float">
            <text:p>83401,6435</text:p>
          </table:table-cell>
          <table:table-cell table:number-columns-repeated="5"/>
          <table:table-cell table:formula="of:=COM.MICROSOFT.NORM.INV(RAND();[.$S$28];[.$S$30])" office:value-type="float" office:value="50105.1651031053" calcext:value-type="float">
            <text:p>50105,1651031053</text:p>
          </table:table-cell>
          <table:table-cell table:number-columns-repeated="14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18+4*RAND()" office:value-type="float" office:value="21.6563813225366" calcext:value-type="float">
            <text:p>21,6564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table:formula="of:=COM.MICROSOFT.NORM.INV(RAND();80;10)" office:value-type="float" office:value="85.0257009546106" calcext:value-type="float">
            <text:p>85,0257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table:formula="of:=4*PI()*PI()*[.I623]*[.B623]" office:value-type="float" office:value="72693.5448598368" calcext:value-type="float">
            <text:p>72693,5449</text:p>
          </table:table-cell>
          <table:table-cell table:number-columns-repeated="5"/>
          <table:table-cell table:formula="of:=COM.MICROSOFT.NORM.INV(RAND();[.$S$28];[.$S$30])" office:value-type="float" office:value="71416.0960873265" calcext:value-type="float">
            <text:p>71416,0960873265</text:p>
          </table:table-cell>
          <table:table-cell table:number-columns-repeated="14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18+4*RAND()" office:value-type="float" office:value="18.307355182711" calcext:value-type="float">
            <text:p>18,3074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table:formula="of:=COM.MICROSOFT.NORM.INV(RAND();80;10)" office:value-type="float" office:value="72.8719127091207" calcext:value-type="float">
            <text:p>72,8719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table:formula="of:=4*PI()*PI()*[.I624]*[.B624]" office:value-type="float" office:value="52667.8406568447" calcext:value-type="float">
            <text:p>52667,8407</text:p>
          </table:table-cell>
          <table:table-cell table:number-columns-repeated="5"/>
          <table:table-cell table:formula="of:=COM.MICROSOFT.NORM.INV(RAND();[.$S$28];[.$S$30])" office:value-type="float" office:value="52118.4201788109" calcext:value-type="float">
            <text:p>52118,4201788109</text:p>
          </table:table-cell>
          <table:table-cell table:number-columns-repeated="14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18+4*RAND()" office:value-type="float" office:value="19.1023737299256" calcext:value-type="float">
            <text:p>19,1024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table:formula="of:=COM.MICROSOFT.NORM.INV(RAND();80;10)" office:value-type="float" office:value="89.1339597465313" calcext:value-type="float">
            <text:p>89,1340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table:formula="of:=4*PI()*PI()*[.I625]*[.B625]" office:value-type="float" office:value="67218.7256365573" calcext:value-type="float">
            <text:p>67218,7256</text:p>
          </table:table-cell>
          <table:table-cell table:number-columns-repeated="5"/>
          <table:table-cell table:formula="of:=COM.MICROSOFT.NORM.INV(RAND();[.$S$28];[.$S$30])" office:value-type="float" office:value="64136.6249251214" calcext:value-type="float">
            <text:p>64136,6249251214</text:p>
          </table:table-cell>
          <table:table-cell table:number-columns-repeated="14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18+4*RAND()" office:value-type="float" office:value="18.3083173562773" calcext:value-type="float">
            <text:p>18,3083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table:formula="of:=COM.MICROSOFT.NORM.INV(RAND();80;10)" office:value-type="float" office:value="75.4047615053124" calcext:value-type="float">
            <text:p>75,4048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table:formula="of:=4*PI()*PI()*[.I626]*[.B626]" office:value-type="float" office:value="54501.3097630965" calcext:value-type="float">
            <text:p>54501,3098</text:p>
          </table:table-cell>
          <table:table-cell table:number-columns-repeated="5"/>
          <table:table-cell table:formula="of:=COM.MICROSOFT.NORM.INV(RAND();[.$S$28];[.$S$30])" office:value-type="float" office:value="58667.6766542303" calcext:value-type="float">
            <text:p>58667,6766542303</text:p>
          </table:table-cell>
          <table:table-cell table:number-columns-repeated="14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18+4*RAND()" office:value-type="float" office:value="18.7513074842282" calcext:value-type="float">
            <text:p>18,7513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table:formula="of:=COM.MICROSOFT.NORM.INV(RAND();80;10)" office:value-type="float" office:value="94.1301367978279" calcext:value-type="float">
            <text:p>94,1301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table:formula="of:=4*PI()*PI()*[.I627]*[.B627]" office:value-type="float" office:value="69681.899684835" calcext:value-type="float">
            <text:p>69681,8997</text:p>
          </table:table-cell>
          <table:table-cell table:number-columns-repeated="5"/>
          <table:table-cell table:formula="of:=COM.MICROSOFT.NORM.INV(RAND();[.$S$28];[.$S$30])" office:value-type="float" office:value="65884.8492298788" calcext:value-type="float">
            <text:p>65884,8492298788</text:p>
          </table:table-cell>
          <table:table-cell table:number-columns-repeated="14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18+4*RAND()" office:value-type="float" office:value="21.4272517138161" calcext:value-type="float">
            <text:p>21,4273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table:formula="of:=COM.MICROSOFT.NORM.INV(RAND();80;10)" office:value-type="float" office:value="71.2971376213133" calcext:value-type="float">
            <text:p>71,2971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table:formula="of:=4*PI()*PI()*[.I628]*[.B628]" office:value-type="float" office:value="60311.2462514939" calcext:value-type="float">
            <text:p>60311,2463</text:p>
          </table:table-cell>
          <table:table-cell table:number-columns-repeated="5"/>
          <table:table-cell table:formula="of:=COM.MICROSOFT.NORM.INV(RAND();[.$S$28];[.$S$30])" office:value-type="float" office:value="61166.3070662809" calcext:value-type="float">
            <text:p>61166,3070662809</text:p>
          </table:table-cell>
          <table:table-cell table:number-columns-repeated="14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18+4*RAND()" office:value-type="float" office:value="20.4983399738558" calcext:value-type="float">
            <text:p>20,4983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table:formula="of:=COM.MICROSOFT.NORM.INV(RAND();80;10)" office:value-type="float" office:value="98.3813778847402" calcext:value-type="float">
            <text:p>98,3814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table:formula="of:=4*PI()*PI()*[.I629]*[.B629]" office:value-type="float" office:value="79614.3455290274" calcext:value-type="float">
            <text:p>79614,3455</text:p>
          </table:table-cell>
          <table:table-cell table:number-columns-repeated="5"/>
          <table:table-cell table:formula="of:=COM.MICROSOFT.NORM.INV(RAND();[.$S$28];[.$S$30])" office:value-type="float" office:value="73331.0280460306" calcext:value-type="float">
            <text:p>73331,0280460306</text:p>
          </table:table-cell>
          <table:table-cell table:number-columns-repeated="14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18+4*RAND()" office:value-type="float" office:value="21.9322066842578" calcext:value-type="float">
            <text:p>21,9322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table:formula="of:=COM.MICROSOFT.NORM.INV(RAND();80;10)" office:value-type="float" office:value="80.3452362764507" calcext:value-type="float">
            <text:p>80,3452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table:formula="of:=4*PI()*PI()*[.I630]*[.B630]" office:value-type="float" office:value="69566.8275779724" calcext:value-type="float">
            <text:p>69566,8276</text:p>
          </table:table-cell>
          <table:table-cell table:number-columns-repeated="5"/>
          <table:table-cell table:formula="of:=COM.MICROSOFT.NORM.INV(RAND();[.$S$28];[.$S$30])" office:value-type="float" office:value="64007.7635656482" calcext:value-type="float">
            <text:p>64007,7635656482</text:p>
          </table:table-cell>
          <table:table-cell table:number-columns-repeated="14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18+4*RAND()" office:value-type="float" office:value="18.2421708297916" calcext:value-type="float">
            <text:p>18,2422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table:formula="of:=COM.MICROSOFT.NORM.INV(RAND();80;10)" office:value-type="float" office:value="70.9347305472253" calcext:value-type="float">
            <text:p>70,9347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table:formula="of:=4*PI()*PI()*[.I631]*[.B631]" office:value-type="float" office:value="51085.2094652005" calcext:value-type="float">
            <text:p>51085,2095</text:p>
          </table:table-cell>
          <table:table-cell table:number-columns-repeated="5"/>
          <table:table-cell table:formula="of:=COM.MICROSOFT.NORM.INV(RAND();[.$S$28];[.$S$30])" office:value-type="float" office:value="79454.8614821298" calcext:value-type="float">
            <text:p>79454,8614821298</text:p>
          </table:table-cell>
          <table:table-cell table:number-columns-repeated="14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18+4*RAND()" office:value-type="float" office:value="21.7192767583765" calcext:value-type="float">
            <text:p>21,7193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table:formula="of:=COM.MICROSOFT.NORM.INV(RAND();80;10)" office:value-type="float" office:value="100.477219352378" calcext:value-type="float">
            <text:p>100,4772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table:formula="of:=4*PI()*PI()*[.I632]*[.B632]" office:value-type="float" office:value="86153.4560326438" calcext:value-type="float">
            <text:p>86153,4560</text:p>
          </table:table-cell>
          <table:table-cell table:number-columns-repeated="5"/>
          <table:table-cell table:formula="of:=COM.MICROSOFT.NORM.INV(RAND();[.$S$28];[.$S$30])" office:value-type="float" office:value="62416.8151227809" calcext:value-type="float">
            <text:p>62416,8151227809</text:p>
          </table:table-cell>
          <table:table-cell table:number-columns-repeated="14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18+4*RAND()" office:value-type="float" office:value="21.4433732819743" calcext:value-type="float">
            <text:p>21,4434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table:formula="of:=COM.MICROSOFT.NORM.INV(RAND();80;10)" office:value-type="float" office:value="75.1907355397067" calcext:value-type="float">
            <text:p>75,1907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table:formula="of:=4*PI()*PI()*[.I633]*[.B633]" office:value-type="float" office:value="63652.7506514607" calcext:value-type="float">
            <text:p>63652,7507</text:p>
          </table:table-cell>
          <table:table-cell table:number-columns-repeated="5"/>
          <table:table-cell table:formula="of:=COM.MICROSOFT.NORM.INV(RAND();[.$S$28];[.$S$30])" office:value-type="float" office:value="56196.3101707877" calcext:value-type="float">
            <text:p>56196,3101707877</text:p>
          </table:table-cell>
          <table:table-cell table:number-columns-repeated="14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18+4*RAND()" office:value-type="float" office:value="20.4646907071583" calcext:value-type="float">
            <text:p>20,4647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table:formula="of:=COM.MICROSOFT.NORM.INV(RAND();80;10)" office:value-type="float" office:value="75.3841304010069" calcext:value-type="float">
            <text:p>75,3841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table:formula="of:=4*PI()*PI()*[.I634]*[.B634]" office:value-type="float" office:value="60903.8646184967" calcext:value-type="float">
            <text:p>60903,8646</text:p>
          </table:table-cell>
          <table:table-cell table:number-columns-repeated="5"/>
          <table:table-cell table:formula="of:=COM.MICROSOFT.NORM.INV(RAND();[.$S$28];[.$S$30])" office:value-type="float" office:value="63811.095602104" calcext:value-type="float">
            <text:p>63811,095602104</text:p>
          </table:table-cell>
          <table:table-cell table:number-columns-repeated="14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18+4*RAND()" office:value-type="float" office:value="20.796477838885" calcext:value-type="float">
            <text:p>20,7965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table:formula="of:=COM.MICROSOFT.NORM.INV(RAND();80;10)" office:value-type="float" office:value="95.1960409491381" calcext:value-type="float">
            <text:p>95,1960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table:formula="of:=4*PI()*PI()*[.I635]*[.B635]" office:value-type="float" office:value="78157.0954771632" calcext:value-type="float">
            <text:p>78157,0955</text:p>
          </table:table-cell>
          <table:table-cell table:number-columns-repeated="5"/>
          <table:table-cell table:formula="of:=COM.MICROSOFT.NORM.INV(RAND();[.$S$28];[.$S$30])" office:value-type="float" office:value="42861.3913472852" calcext:value-type="float">
            <text:p>42861,3913472852</text:p>
          </table:table-cell>
          <table:table-cell table:number-columns-repeated="14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18+4*RAND()" office:value-type="float" office:value="20.1501953438856" calcext:value-type="float">
            <text:p>20,1502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table:formula="of:=COM.MICROSOFT.NORM.INV(RAND();80;10)" office:value-type="float" office:value="68.5021000717195" calcext:value-type="float">
            <text:p>68,5021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table:formula="of:=4*PI()*PI()*[.I636]*[.B636]" office:value-type="float" office:value="54493.2717242661" calcext:value-type="float">
            <text:p>54493,2717</text:p>
          </table:table-cell>
          <table:table-cell table:number-columns-repeated="5"/>
          <table:table-cell table:formula="of:=COM.MICROSOFT.NORM.INV(RAND();[.$S$28];[.$S$30])" office:value-type="float" office:value="52749.0306583366" calcext:value-type="float">
            <text:p>52749,0306583366</text:p>
          </table:table-cell>
          <table:table-cell table:number-columns-repeated="14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18+4*RAND()" office:value-type="float" office:value="19.7709811856039" calcext:value-type="float">
            <text:p>19,7710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table:formula="of:=COM.MICROSOFT.NORM.INV(RAND();80;10)" office:value-type="float" office:value="85.0397637681324" calcext:value-type="float">
            <text:p>85,0398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table:formula="of:=4*PI()*PI()*[.I637]*[.B637]" office:value-type="float" office:value="66375.8360906235" calcext:value-type="float">
            <text:p>66375,8361</text:p>
          </table:table-cell>
          <table:table-cell table:number-columns-repeated="5"/>
          <table:table-cell table:formula="of:=COM.MICROSOFT.NORM.INV(RAND();[.$S$28];[.$S$30])" office:value-type="float" office:value="75685.8937570135" calcext:value-type="float">
            <text:p>75685,8937570135</text:p>
          </table:table-cell>
          <table:table-cell table:number-columns-repeated="14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18+4*RAND()" office:value-type="float" office:value="20.0021547493525" calcext:value-type="float">
            <text:p>20,0022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table:formula="of:=COM.MICROSOFT.NORM.INV(RAND();80;10)" office:value-type="float" office:value="100.787804779178" calcext:value-type="float">
            <text:p>100,7878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table:formula="of:=4*PI()*PI()*[.I638]*[.B638]" office:value-type="float" office:value="79587.4345549296" calcext:value-type="float">
            <text:p>79587,4346</text:p>
          </table:table-cell>
          <table:table-cell table:number-columns-repeated="5"/>
          <table:table-cell table:formula="of:=COM.MICROSOFT.NORM.INV(RAND();[.$S$28];[.$S$30])" office:value-type="float" office:value="61418.5483661205" calcext:value-type="float">
            <text:p>61418,5483661205</text:p>
          </table:table-cell>
          <table:table-cell table:number-columns-repeated="14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18+4*RAND()" office:value-type="float" office:value="19.8670849329792" calcext:value-type="float">
            <text:p>19,8671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table:formula="of:=COM.MICROSOFT.NORM.INV(RAND();80;10)" office:value-type="float" office:value="88.2247463343326" calcext:value-type="float">
            <text:p>88,2247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table:formula="of:=4*PI()*PI()*[.I639]*[.B639]" office:value-type="float" office:value="69196.5279364274" calcext:value-type="float">
            <text:p>69196,5279</text:p>
          </table:table-cell>
          <table:table-cell table:number-columns-repeated="5"/>
          <table:table-cell table:formula="of:=COM.MICROSOFT.NORM.INV(RAND();[.$S$28];[.$S$30])" office:value-type="float" office:value="84586.6846601644" calcext:value-type="float">
            <text:p>84586,6846601644</text:p>
          </table:table-cell>
          <table:table-cell table:number-columns-repeated="14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18+4*RAND()" office:value-type="float" office:value="19.9411497632973" calcext:value-type="float">
            <text:p>19,9411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table:formula="of:=COM.MICROSOFT.NORM.INV(RAND();80;10)" office:value-type="float" office:value="92.9262460316725" calcext:value-type="float">
            <text:p>92,9262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table:formula="of:=4*PI()*PI()*[.I640]*[.B640]" office:value-type="float" office:value="73155.7260759942" calcext:value-type="float">
            <text:p>73155,7261</text:p>
          </table:table-cell>
          <table:table-cell table:number-columns-repeated="5"/>
          <table:table-cell table:formula="of:=COM.MICROSOFT.NORM.INV(RAND();[.$S$28];[.$S$30])" office:value-type="float" office:value="52780.006261992" calcext:value-type="float">
            <text:p>52780,006261992</text:p>
          </table:table-cell>
          <table:table-cell table:number-columns-repeated="14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18+4*RAND()" office:value-type="float" office:value="19.9406557506882" calcext:value-type="float">
            <text:p>19,9407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table:formula="of:=COM.MICROSOFT.NORM.INV(RAND();80;10)" office:value-type="float" office:value="75.3408828323426" calcext:value-type="float">
            <text:p>75,3409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table:formula="of:=4*PI()*PI()*[.I641]*[.B641]" office:value-type="float" office:value="59310.2667973535" calcext:value-type="float">
            <text:p>59310,2668</text:p>
          </table:table-cell>
          <table:table-cell table:number-columns-repeated="5"/>
          <table:table-cell table:formula="of:=COM.MICROSOFT.NORM.INV(RAND();[.$S$28];[.$S$30])" office:value-type="float" office:value="72879.8535629172" calcext:value-type="float">
            <text:p>72879,8535629172</text:p>
          </table:table-cell>
          <table:table-cell table:number-columns-repeated="14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18+4*RAND()" office:value-type="float" office:value="21.8420390072279" calcext:value-type="float">
            <text:p>21,8420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table:formula="of:=COM.MICROSOFT.NORM.INV(RAND();80;10)" office:value-type="float" office:value="91.2258261609467" calcext:value-type="float">
            <text:p>91,2258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table:formula="of:=4*PI()*PI()*[.I642]*[.B642]" office:value-type="float" office:value="78663.0389359716" calcext:value-type="float">
            <text:p>78663,0389</text:p>
          </table:table-cell>
          <table:table-cell table:number-columns-repeated="5"/>
          <table:table-cell table:formula="of:=COM.MICROSOFT.NORM.INV(RAND();[.$S$28];[.$S$30])" office:value-type="float" office:value="66738.7707915676" calcext:value-type="float">
            <text:p>66738,7707915676</text:p>
          </table:table-cell>
          <table:table-cell table:number-columns-repeated="14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18+4*RAND()" office:value-type="float" office:value="18.4932154403068" calcext:value-type="float">
            <text:p>18,4932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table:formula="of:=COM.MICROSOFT.NORM.INV(RAND();80;10)" office:value-type="float" office:value="80.3485469649225" calcext:value-type="float">
            <text:p>80,3485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table:formula="of:=4*PI()*PI()*[.I643]*[.B643]" office:value-type="float" office:value="58661.0987326455" calcext:value-type="float">
            <text:p>58661,0987</text:p>
          </table:table-cell>
          <table:table-cell table:number-columns-repeated="5"/>
          <table:table-cell table:formula="of:=COM.MICROSOFT.NORM.INV(RAND();[.$S$28];[.$S$30])" office:value-type="float" office:value="55267.7979811298" calcext:value-type="float">
            <text:p>55267,7979811298</text:p>
          </table:table-cell>
          <table:table-cell table:number-columns-repeated="14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18+4*RAND()" office:value-type="float" office:value="18.859169470612" calcext:value-type="float">
            <text:p>18,8592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table:formula="of:=COM.MICROSOFT.NORM.INV(RAND();80;10)" office:value-type="float" office:value="82.4989701719193" calcext:value-type="float">
            <text:p>82,4990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table:formula="of:=4*PI()*PI()*[.I644]*[.B644]" office:value-type="float" office:value="61422.9721245798" calcext:value-type="float">
            <text:p>61422,9721</text:p>
          </table:table-cell>
          <table:table-cell table:number-columns-repeated="5"/>
          <table:table-cell table:formula="of:=COM.MICROSOFT.NORM.INV(RAND();[.$S$28];[.$S$30])" office:value-type="float" office:value="74285.9606639158" calcext:value-type="float">
            <text:p>74285,9606639158</text:p>
          </table:table-cell>
          <table:table-cell table:number-columns-repeated="14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18+4*RAND()" office:value-type="float" office:value="18.3482057158835" calcext:value-type="float">
            <text:p>18,3482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table:formula="of:=COM.MICROSOFT.NORM.INV(RAND();80;10)" office:value-type="float" office:value="72.2730517452679" calcext:value-type="float">
            <text:p>72,2731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table:formula="of:=4*PI()*PI()*[.I645]*[.B645]" office:value-type="float" office:value="52351.5724339706" calcext:value-type="float">
            <text:p>52351,5724</text:p>
          </table:table-cell>
          <table:table-cell table:number-columns-repeated="5"/>
          <table:table-cell table:formula="of:=COM.MICROSOFT.NORM.INV(RAND();[.$S$28];[.$S$30])" office:value-type="float" office:value="72942.3876682015" calcext:value-type="float">
            <text:p>72942,3876682015</text:p>
          </table:table-cell>
          <table:table-cell table:number-columns-repeated="14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18+4*RAND()" office:value-type="float" office:value="20.0503082615323" calcext:value-type="float">
            <text:p>20,0503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table:formula="of:=COM.MICROSOFT.NORM.INV(RAND();80;10)" office:value-type="float" office:value="80.0559233905357" calcext:value-type="float">
            <text:p>80,0559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table:formula="of:=4*PI()*PI()*[.I646]*[.B646]" office:value-type="float" office:value="63368.621819816" calcext:value-type="float">
            <text:p>63368,6218</text:p>
          </table:table-cell>
          <table:table-cell table:number-columns-repeated="5"/>
          <table:table-cell table:formula="of:=COM.MICROSOFT.NORM.INV(RAND();[.$S$28];[.$S$30])" office:value-type="float" office:value="55020.022536625" calcext:value-type="float">
            <text:p>55020,022536625</text:p>
          </table:table-cell>
          <table:table-cell table:number-columns-repeated="14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18+4*RAND()" office:value-type="float" office:value="20.8716790270992" calcext:value-type="float">
            <text:p>20,8717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table:formula="of:=COM.MICROSOFT.NORM.INV(RAND();80;10)" office:value-type="float" office:value="86.3558522279144" calcext:value-type="float">
            <text:p>86,3559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table:formula="of:=4*PI()*PI()*[.I647]*[.B647]" office:value-type="float" office:value="71155.5694483416" calcext:value-type="float">
            <text:p>71155,5694</text:p>
          </table:table-cell>
          <table:table-cell table:number-columns-repeated="5"/>
          <table:table-cell table:formula="of:=COM.MICROSOFT.NORM.INV(RAND();[.$S$28];[.$S$30])" office:value-type="float" office:value="62951.4496607135" calcext:value-type="float">
            <text:p>62951,4496607135</text:p>
          </table:table-cell>
          <table:table-cell table:number-columns-repeated="14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18+4*RAND()" office:value-type="float" office:value="21.761088734027" calcext:value-type="float">
            <text:p>21,7611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table:formula="of:=COM.MICROSOFT.NORM.INV(RAND();80;10)" office:value-type="float" office:value="90.1659989088501" calcext:value-type="float">
            <text:p>90,1660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table:formula="of:=4*PI()*PI()*[.I648]*[.B648]" office:value-type="float" office:value="77461.0099295281" calcext:value-type="float">
            <text:p>77461,0099</text:p>
          </table:table-cell>
          <table:table-cell table:number-columns-repeated="5"/>
          <table:table-cell table:formula="of:=COM.MICROSOFT.NORM.INV(RAND();[.$S$28];[.$S$30])" office:value-type="float" office:value="61876.4010598298" calcext:value-type="float">
            <text:p>61876,4010598298</text:p>
          </table:table-cell>
          <table:table-cell table:number-columns-repeated="14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18+4*RAND()" office:value-type="float" office:value="19.7355938521214" calcext:value-type="float">
            <text:p>19,7356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table:formula="of:=COM.MICROSOFT.NORM.INV(RAND();80;10)" office:value-type="float" office:value="88.2007535690263" calcext:value-type="float">
            <text:p>88,2008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table:formula="of:=4*PI()*PI()*[.I649]*[.B649]" office:value-type="float" office:value="68719.8545186354" calcext:value-type="float">
            <text:p>68719,8545</text:p>
          </table:table-cell>
          <table:table-cell table:number-columns-repeated="5"/>
          <table:table-cell table:formula="of:=COM.MICROSOFT.NORM.INV(RAND();[.$S$28];[.$S$30])" office:value-type="float" office:value="87471.6377412968" calcext:value-type="float">
            <text:p>87471,6377412968</text:p>
          </table:table-cell>
          <table:table-cell table:number-columns-repeated="14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18+4*RAND()" office:value-type="float" office:value="19.5804221560247" calcext:value-type="float">
            <text:p>19,5804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table:formula="of:=COM.MICROSOFT.NORM.INV(RAND();80;10)" office:value-type="float" office:value="88.9539632628788" calcext:value-type="float">
            <text:p>88,9540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table:formula="of:=4*PI()*PI()*[.I650]*[.B650]" office:value-type="float" office:value="68761.776778568" calcext:value-type="float">
            <text:p>68761,7768</text:p>
          </table:table-cell>
          <table:table-cell table:number-columns-repeated="5"/>
          <table:table-cell table:formula="of:=COM.MICROSOFT.NORM.INV(RAND();[.$S$28];[.$S$30])" office:value-type="float" office:value="58876.8770261089" calcext:value-type="float">
            <text:p>58876,8770261089</text:p>
          </table:table-cell>
          <table:table-cell table:number-columns-repeated="14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18+4*RAND()" office:value-type="float" office:value="21.2773674647324" calcext:value-type="float">
            <text:p>21,2774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table:formula="of:=COM.MICROSOFT.NORM.INV(RAND();80;10)" office:value-type="float" office:value="72.6879272596238" calcext:value-type="float">
            <text:p>72,6879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table:formula="of:=4*PI()*PI()*[.I651]*[.B651]" office:value-type="float" office:value="61057.6261727164" calcext:value-type="float">
            <text:p>61057,6262</text:p>
          </table:table-cell>
          <table:table-cell table:number-columns-repeated="5"/>
          <table:table-cell table:formula="of:=COM.MICROSOFT.NORM.INV(RAND();[.$S$28];[.$S$30])" office:value-type="float" office:value="74065.4344910784" calcext:value-type="float">
            <text:p>74065,4344910784</text:p>
          </table:table-cell>
          <table:table-cell table:number-columns-repeated="14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18+4*RAND()" office:value-type="float" office:value="20.3381360196508" calcext:value-type="float">
            <text:p>20,3381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table:formula="of:=COM.MICROSOFT.NORM.INV(RAND();80;10)" office:value-type="float" office:value="73.6460223411068" calcext:value-type="float">
            <text:p>73,6460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table:formula="of:=4*PI()*PI()*[.I652]*[.B652]" office:value-type="float" office:value="59131.6747726504" calcext:value-type="float">
            <text:p>59131,6748</text:p>
          </table:table-cell>
          <table:table-cell table:number-columns-repeated="5"/>
          <table:table-cell table:formula="of:=COM.MICROSOFT.NORM.INV(RAND();[.$S$28];[.$S$30])" office:value-type="float" office:value="54971.7201071175" calcext:value-type="float">
            <text:p>54971,7201071175</text:p>
          </table:table-cell>
          <table:table-cell table:number-columns-repeated="14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18+4*RAND()" office:value-type="float" office:value="19.3547510975041" calcext:value-type="float">
            <text:p>19,3548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table:formula="of:=COM.MICROSOFT.NORM.INV(RAND();80;10)" office:value-type="float" office:value="77.0483640925661" calcext:value-type="float">
            <text:p>77,0484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table:formula="of:=4*PI()*PI()*[.I653]*[.B653]" office:value-type="float" office:value="58872.2656358055" calcext:value-type="float">
            <text:p>58872,2656</text:p>
          </table:table-cell>
          <table:table-cell table:number-columns-repeated="5"/>
          <table:table-cell table:formula="of:=COM.MICROSOFT.NORM.INV(RAND();[.$S$28];[.$S$30])" office:value-type="float" office:value="59579.942045389" calcext:value-type="float">
            <text:p>59579,942045389</text:p>
          </table:table-cell>
          <table:table-cell table:number-columns-repeated="14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18+4*RAND()" office:value-type="float" office:value="19.411840790417" calcext:value-type="float">
            <text:p>19,4118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table:formula="of:=COM.MICROSOFT.NORM.INV(RAND();80;10)" office:value-type="float" office:value="71.5038389490764" calcext:value-type="float">
            <text:p>71,5038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table:formula="of:=4*PI()*PI()*[.I654]*[.B654]" office:value-type="float" office:value="54796.8781131806" calcext:value-type="float">
            <text:p>54796,8781</text:p>
          </table:table-cell>
          <table:table-cell table:number-columns-repeated="5"/>
          <table:table-cell table:formula="of:=COM.MICROSOFT.NORM.INV(RAND();[.$S$28];[.$S$30])" office:value-type="float" office:value="68116.6525442762" calcext:value-type="float">
            <text:p>68116,6525442762</text:p>
          </table:table-cell>
          <table:table-cell table:number-columns-repeated="14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18+4*RAND()" office:value-type="float" office:value="18.3735136971809" calcext:value-type="float">
            <text:p>18,3735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table:formula="of:=COM.MICROSOFT.NORM.INV(RAND();80;10)" office:value-type="float" office:value="71.2589732309701" calcext:value-type="float">
            <text:p>71,2590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table:formula="of:=4*PI()*PI()*[.I655]*[.B655]" office:value-type="float" office:value="51688.2126181236" calcext:value-type="float">
            <text:p>51688,2126</text:p>
          </table:table-cell>
          <table:table-cell table:number-columns-repeated="5"/>
          <table:table-cell table:formula="of:=COM.MICROSOFT.NORM.INV(RAND();[.$S$28];[.$S$30])" office:value-type="float" office:value="50182.2106236406" calcext:value-type="float">
            <text:p>50182,2106236406</text:p>
          </table:table-cell>
          <table:table-cell table:number-columns-repeated="14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18+4*RAND()" office:value-type="float" office:value="21.9765657740645" calcext:value-type="float">
            <text:p>21,9766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table:formula="of:=COM.MICROSOFT.NORM.INV(RAND();80;10)" office:value-type="float" office:value="81.8979089761716" calcext:value-type="float">
            <text:p>81,8979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table:formula="of:=4*PI()*PI()*[.I656]*[.B656]" office:value-type="float" office:value="71054.6291968548" calcext:value-type="float">
            <text:p>71054,6292</text:p>
          </table:table-cell>
          <table:table-cell table:number-columns-repeated="5"/>
          <table:table-cell table:formula="of:=COM.MICROSOFT.NORM.INV(RAND();[.$S$28];[.$S$30])" office:value-type="float" office:value="45203.5864151784" calcext:value-type="float">
            <text:p>45203,5864151784</text:p>
          </table:table-cell>
          <table:table-cell table:number-columns-repeated="14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18+4*RAND()" office:value-type="float" office:value="20.5278662457131" calcext:value-type="float">
            <text:p>20,5279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table:formula="of:=COM.MICROSOFT.NORM.INV(RAND();80;10)" office:value-type="float" office:value="94.0075303376633" calcext:value-type="float">
            <text:p>94,0075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table:formula="of:=4*PI()*PI()*[.I657]*[.B657]" office:value-type="float" office:value="76184.424203864" calcext:value-type="float">
            <text:p>76184,4242</text:p>
          </table:table-cell>
          <table:table-cell table:number-columns-repeated="5"/>
          <table:table-cell table:formula="of:=COM.MICROSOFT.NORM.INV(RAND();[.$S$28];[.$S$30])" office:value-type="float" office:value="53725.2667703086" calcext:value-type="float">
            <text:p>53725,2667703086</text:p>
          </table:table-cell>
          <table:table-cell table:number-columns-repeated="14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18+4*RAND()" office:value-type="float" office:value="20.3935527340509" calcext:value-type="float">
            <text:p>20,3936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table:formula="of:=COM.MICROSOFT.NORM.INV(RAND();80;10)" office:value-type="float" office:value="80.3411655330106" calcext:value-type="float">
            <text:p>80,3412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table:formula="of:=4*PI()*PI()*[.I658]*[.B658]" office:value-type="float" office:value="64683.0894434174" calcext:value-type="float">
            <text:p>64683,0894</text:p>
          </table:table-cell>
          <table:table-cell table:number-columns-repeated="5"/>
          <table:table-cell table:formula="of:=COM.MICROSOFT.NORM.INV(RAND();[.$S$28];[.$S$30])" office:value-type="float" office:value="58927.2243986488" calcext:value-type="float">
            <text:p>58927,2243986488</text:p>
          </table:table-cell>
          <table:table-cell table:number-columns-repeated="14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18+4*RAND()" office:value-type="float" office:value="18.7273802529089" calcext:value-type="float">
            <text:p>18,7274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table:formula="of:=COM.MICROSOFT.NORM.INV(RAND();80;10)" office:value-type="float" office:value="86.498754004686" calcext:value-type="float">
            <text:p>86,4988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table:formula="of:=4*PI()*PI()*[.I659]*[.B659]" office:value-type="float" office:value="63950.8935610854" calcext:value-type="float">
            <text:p>63950,8936</text:p>
          </table:table-cell>
          <table:table-cell table:number-columns-repeated="5"/>
          <table:table-cell table:formula="of:=COM.MICROSOFT.NORM.INV(RAND();[.$S$28];[.$S$30])" office:value-type="float" office:value="71703.8170759014" calcext:value-type="float">
            <text:p>71703,8170759014</text:p>
          </table:table-cell>
          <table:table-cell table:number-columns-repeated="14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18+4*RAND()" office:value-type="float" office:value="20.013526560273" calcext:value-type="float">
            <text:p>20,0135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table:formula="of:=COM.MICROSOFT.NORM.INV(RAND();80;10)" office:value-type="float" office:value="68.6522398425165" calcext:value-type="float">
            <text:p>68,6522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table:formula="of:=4*PI()*PI()*[.I660]*[.B660]" office:value-type="float" office:value="54242.2966695906" calcext:value-type="float">
            <text:p>54242,2967</text:p>
          </table:table-cell>
          <table:table-cell table:number-columns-repeated="5"/>
          <table:table-cell table:formula="of:=COM.MICROSOFT.NORM.INV(RAND();[.$S$28];[.$S$30])" office:value-type="float" office:value="60063.330539616" calcext:value-type="float">
            <text:p>60063,330539616</text:p>
          </table:table-cell>
          <table:table-cell table:number-columns-repeated="14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18+4*RAND()" office:value-type="float" office:value="19.1490400922485" calcext:value-type="float">
            <text:p>19,1490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table:formula="of:=COM.MICROSOFT.NORM.INV(RAND();80;10)" office:value-type="float" office:value="82.2073782740005" calcext:value-type="float">
            <text:p>82,2074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table:formula="of:=4*PI()*PI()*[.I661]*[.B661]" office:value-type="float" office:value="62146.6242638596" calcext:value-type="float">
            <text:p>62146,6243</text:p>
          </table:table-cell>
          <table:table-cell table:number-columns-repeated="5"/>
          <table:table-cell table:formula="of:=COM.MICROSOFT.NORM.INV(RAND();[.$S$28];[.$S$30])" office:value-type="float" office:value="59375.8163825888" calcext:value-type="float">
            <text:p>59375,8163825888</text:p>
          </table:table-cell>
          <table:table-cell table:number-columns-repeated="14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18+4*RAND()" office:value-type="float" office:value="18.2733407155611" calcext:value-type="float">
            <text:p>18,2733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table:formula="of:=COM.MICROSOFT.NORM.INV(RAND();80;10)" office:value-type="float" office:value="91.912400390875" calcext:value-type="float">
            <text:p>91,9124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table:formula="of:=4*PI()*PI()*[.I662]*[.B662]" office:value-type="float" office:value="66305.8423895362" calcext:value-type="float">
            <text:p>66305,8424</text:p>
          </table:table-cell>
          <table:table-cell table:number-columns-repeated="5"/>
          <table:table-cell table:formula="of:=COM.MICROSOFT.NORM.INV(RAND();[.$S$28];[.$S$30])" office:value-type="float" office:value="66547.0720209214" calcext:value-type="float">
            <text:p>66547,0720209214</text:p>
          </table:table-cell>
          <table:table-cell table:number-columns-repeated="14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18+4*RAND()" office:value-type="float" office:value="19.1968740462326" calcext:value-type="float">
            <text:p>19,1969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table:formula="of:=COM.MICROSOFT.NORM.INV(RAND();80;10)" office:value-type="float" office:value="82.5946591855422" calcext:value-type="float">
            <text:p>82,5947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table:formula="of:=4*PI()*PI()*[.I663]*[.B663]" office:value-type="float" office:value="62595.3709689519" calcext:value-type="float">
            <text:p>62595,3710</text:p>
          </table:table-cell>
          <table:table-cell table:number-columns-repeated="5"/>
          <table:table-cell table:formula="of:=COM.MICROSOFT.NORM.INV(RAND();[.$S$28];[.$S$30])" office:value-type="float" office:value="61063.5583728645" calcext:value-type="float">
            <text:p>61063,5583728645</text:p>
          </table:table-cell>
          <table:table-cell table:number-columns-repeated="14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18+4*RAND()" office:value-type="float" office:value="19.8297814871185" calcext:value-type="float">
            <text:p>19,8298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table:formula="of:=COM.MICROSOFT.NORM.INV(RAND();80;10)" office:value-type="float" office:value="86.8129878424092" calcext:value-type="float">
            <text:p>86,8130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table:formula="of:=4*PI()*PI()*[.I664]*[.B664]" office:value-type="float" office:value="67961.4081586592" calcext:value-type="float">
            <text:p>67961,4082</text:p>
          </table:table-cell>
          <table:table-cell table:number-columns-repeated="5"/>
          <table:table-cell table:formula="of:=COM.MICROSOFT.NORM.INV(RAND();[.$S$28];[.$S$30])" office:value-type="float" office:value="55770.6367506117" calcext:value-type="float">
            <text:p>55770,6367506117</text:p>
          </table:table-cell>
          <table:table-cell table:number-columns-repeated="14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18+4*RAND()" office:value-type="float" office:value="21.3603772525676" calcext:value-type="float">
            <text:p>21,3604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table:formula="of:=COM.MICROSOFT.NORM.INV(RAND();80;10)" office:value-type="float" office:value="84.8263871217666" calcext:value-type="float">
            <text:p>84,8264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table:formula="of:=4*PI()*PI()*[.I665]*[.B665]" office:value-type="float" office:value="71531.8777281298" calcext:value-type="float">
            <text:p>71531,8777</text:p>
          </table:table-cell>
          <table:table-cell table:number-columns-repeated="5"/>
          <table:table-cell table:formula="of:=COM.MICROSOFT.NORM.INV(RAND();[.$S$28];[.$S$30])" office:value-type="float" office:value="70727.112085555" calcext:value-type="float">
            <text:p>70727,112085555</text:p>
          </table:table-cell>
          <table:table-cell table:number-columns-repeated="14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18+4*RAND()" office:value-type="float" office:value="18.5158838755451" calcext:value-type="float">
            <text:p>18,5159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table:formula="of:=COM.MICROSOFT.NORM.INV(RAND();80;10)" office:value-type="float" office:value="71.5291803976888" calcext:value-type="float">
            <text:p>71,5292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table:formula="of:=4*PI()*PI()*[.I666]*[.B666]" office:value-type="float" office:value="52286.2426333955" calcext:value-type="float">
            <text:p>52286,2426</text:p>
          </table:table-cell>
          <table:table-cell table:number-columns-repeated="5"/>
          <table:table-cell table:formula="of:=COM.MICROSOFT.NORM.INV(RAND();[.$S$28];[.$S$30])" office:value-type="float" office:value="82524.801680865" calcext:value-type="float">
            <text:p>82524,801680865</text:p>
          </table:table-cell>
          <table:table-cell table:number-columns-repeated="14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18+4*RAND()" office:value-type="float" office:value="21.8935061073862" calcext:value-type="float">
            <text:p>21,8935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table:formula="of:=COM.MICROSOFT.NORM.INV(RAND();80;10)" office:value-type="float" office:value="71.084743842203" calcext:value-type="float">
            <text:p>71,0847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table:formula="of:=4*PI()*PI()*[.I667]*[.B667]" office:value-type="float" office:value="61440.0352425786" calcext:value-type="float">
            <text:p>61440,0352</text:p>
          </table:table-cell>
          <table:table-cell table:number-columns-repeated="5"/>
          <table:table-cell table:formula="of:=COM.MICROSOFT.NORM.INV(RAND();[.$S$28];[.$S$30])" office:value-type="float" office:value="61037.9977006226" calcext:value-type="float">
            <text:p>61037,9977006226</text:p>
          </table:table-cell>
          <table:table-cell table:number-columns-repeated="14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18+4*RAND()" office:value-type="float" office:value="21.6407553111203" calcext:value-type="float">
            <text:p>21,6408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table:formula="of:=COM.MICROSOFT.NORM.INV(RAND();80;10)" office:value-type="float" office:value="78.7674181725199" calcext:value-type="float">
            <text:p>78,7674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table:formula="of:=4*PI()*PI()*[.I668]*[.B668]" office:value-type="float" office:value="67294.3746562361" calcext:value-type="float">
            <text:p>67294,3747</text:p>
          </table:table-cell>
          <table:table-cell table:number-columns-repeated="5"/>
          <table:table-cell table:formula="of:=COM.MICROSOFT.NORM.INV(RAND();[.$S$28];[.$S$30])" office:value-type="float" office:value="56738.1636157779" calcext:value-type="float">
            <text:p>56738,1636157779</text:p>
          </table:table-cell>
          <table:table-cell table:number-columns-repeated="14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18+4*RAND()" office:value-type="float" office:value="19.1644737594761" calcext:value-type="float">
            <text:p>19,1645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table:formula="of:=COM.MICROSOFT.NORM.INV(RAND();80;10)" office:value-type="float" office:value="63.5974846111801" calcext:value-type="float">
            <text:p>63,5975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table:formula="of:=4*PI()*PI()*[.I669]*[.B669]" office:value-type="float" office:value="48116.7819476738" calcext:value-type="float">
            <text:p>48116,7819</text:p>
          </table:table-cell>
          <table:table-cell table:number-columns-repeated="5"/>
          <table:table-cell table:formula="of:=COM.MICROSOFT.NORM.INV(RAND();[.$S$28];[.$S$30])" office:value-type="float" office:value="63892.5728537075" calcext:value-type="float">
            <text:p>63892,5728537075</text:p>
          </table:table-cell>
          <table:table-cell table:number-columns-repeated="14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18+4*RAND()" office:value-type="float" office:value="18.0035996423103" calcext:value-type="float">
            <text:p>18,0036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table:formula="of:=COM.MICROSOFT.NORM.INV(RAND();80;10)" office:value-type="float" office:value="78.7497461491059" calcext:value-type="float">
            <text:p>78,7497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table:formula="of:=4*PI()*PI()*[.I670]*[.B670]" office:value-type="float" office:value="55971.6675480936" calcext:value-type="float">
            <text:p>55971,6675</text:p>
          </table:table-cell>
          <table:table-cell table:number-columns-repeated="5"/>
          <table:table-cell table:formula="of:=COM.MICROSOFT.NORM.INV(RAND();[.$S$28];[.$S$30])" office:value-type="float" office:value="75792.7296921607" calcext:value-type="float">
            <text:p>75792,7296921607</text:p>
          </table:table-cell>
          <table:table-cell table:number-columns-repeated="14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18+4*RAND()" office:value-type="float" office:value="20.8694408196025" calcext:value-type="float">
            <text:p>20,8694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table:formula="of:=COM.MICROSOFT.NORM.INV(RAND();80;10)" office:value-type="float" office:value="78.7771868068932" calcext:value-type="float">
            <text:p>78,7772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table:formula="of:=4*PI()*PI()*[.I671]*[.B671]" office:value-type="float" office:value="64903.9333691421" calcext:value-type="float">
            <text:p>64903,9334</text:p>
          </table:table-cell>
          <table:table-cell table:number-columns-repeated="5"/>
          <table:table-cell table:formula="of:=COM.MICROSOFT.NORM.INV(RAND();[.$S$28];[.$S$30])" office:value-type="float" office:value="60495.1381543648" calcext:value-type="float">
            <text:p>60495,1381543648</text:p>
          </table:table-cell>
          <table:table-cell table:number-columns-repeated="14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18+4*RAND()" office:value-type="float" office:value="21.4976212219335" calcext:value-type="float">
            <text:p>21,4976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table:formula="of:=COM.MICROSOFT.NORM.INV(RAND();80;10)" office:value-type="float" office:value="97.720155119368" calcext:value-type="float">
            <text:p>97,7202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table:formula="of:=4*PI()*PI()*[.I672]*[.B672]" office:value-type="float" office:value="82934.3205432885" calcext:value-type="float">
            <text:p>82934,3205</text:p>
          </table:table-cell>
          <table:table-cell table:number-columns-repeated="5"/>
          <table:table-cell table:formula="of:=COM.MICROSOFT.NORM.INV(RAND();[.$S$28];[.$S$30])" office:value-type="float" office:value="71883.465463151" calcext:value-type="float">
            <text:p>71883,465463151</text:p>
          </table:table-cell>
          <table:table-cell table:number-columns-repeated="14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18+4*RAND()" office:value-type="float" office:value="18.4489333718084" calcext:value-type="float">
            <text:p>18,4489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table:formula="of:=COM.MICROSOFT.NORM.INV(RAND();80;10)" office:value-type="float" office:value="52.0456807344247" calcext:value-type="float">
            <text:p>52,0457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table:formula="of:=4*PI()*PI()*[.I673]*[.B673]" office:value-type="float" office:value="37906.6750561959" calcext:value-type="float">
            <text:p>37906,6751</text:p>
          </table:table-cell>
          <table:table-cell table:number-columns-repeated="5"/>
          <table:table-cell table:formula="of:=COM.MICROSOFT.NORM.INV(RAND();[.$S$28];[.$S$30])" office:value-type="float" office:value="84400.8393409089" calcext:value-type="float">
            <text:p>84400,8393409089</text:p>
          </table:table-cell>
          <table:table-cell table:number-columns-repeated="14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18+4*RAND()" office:value-type="float" office:value="19.651513622608" calcext:value-type="float">
            <text:p>19,6515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table:formula="of:=COM.MICROSOFT.NORM.INV(RAND();80;10)" office:value-type="float" office:value="61.0287565451335" calcext:value-type="float">
            <text:p>61,0288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table:formula="of:=4*PI()*PI()*[.I674]*[.B674]" office:value-type="float" office:value="47346.7599767116" calcext:value-type="float">
            <text:p>47346,7600</text:p>
          </table:table-cell>
          <table:table-cell table:number-columns-repeated="5"/>
          <table:table-cell table:formula="of:=COM.MICROSOFT.NORM.INV(RAND();[.$S$28];[.$S$30])" office:value-type="float" office:value="71791.202418894" calcext:value-type="float">
            <text:p>71791,202418894</text:p>
          </table:table-cell>
          <table:table-cell table:number-columns-repeated="14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18+4*RAND()" office:value-type="float" office:value="19.6795332371257" calcext:value-type="float">
            <text:p>19,6795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table:formula="of:=COM.MICROSOFT.NORM.INV(RAND();80;10)" office:value-type="float" office:value="79.6434868208866" calcext:value-type="float">
            <text:p>79,6435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table:formula="of:=4*PI()*PI()*[.I675]*[.B675]" office:value-type="float" office:value="61876.3654220595" calcext:value-type="float">
            <text:p>61876,3654</text:p>
          </table:table-cell>
          <table:table-cell table:number-columns-repeated="5"/>
          <table:table-cell table:formula="of:=COM.MICROSOFT.NORM.INV(RAND();[.$S$28];[.$S$30])" office:value-type="float" office:value="65285.1084387655" calcext:value-type="float">
            <text:p>65285,1084387655</text:p>
          </table:table-cell>
          <table:table-cell table:number-columns-repeated="14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18+4*RAND()" office:value-type="float" office:value="21.5740828574635" calcext:value-type="float">
            <text:p>21,5741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table:formula="of:=COM.MICROSOFT.NORM.INV(RAND();80;10)" office:value-type="float" office:value="79.5995080467167" calcext:value-type="float">
            <text:p>79,5995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table:formula="of:=4*PI()*PI()*[.I676]*[.B676]" office:value-type="float" office:value="67795.7489353932" calcext:value-type="float">
            <text:p>67795,7489</text:p>
          </table:table-cell>
          <table:table-cell table:number-columns-repeated="5"/>
          <table:table-cell table:formula="of:=COM.MICROSOFT.NORM.INV(RAND();[.$S$28];[.$S$30])" office:value-type="float" office:value="66983.6850061279" calcext:value-type="float">
            <text:p>66983,6850061279</text:p>
          </table:table-cell>
          <table:table-cell table:number-columns-repeated="14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18+4*RAND()" office:value-type="float" office:value="18.0958393630572" calcext:value-type="float">
            <text:p>18,0958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table:formula="of:=COM.MICROSOFT.NORM.INV(RAND();80;10)" office:value-type="float" office:value="63.6168459679462" calcext:value-type="float">
            <text:p>63,6168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table:formula="of:=4*PI()*PI()*[.I677]*[.B677]" office:value-type="float" office:value="45447.5632453733" calcext:value-type="float">
            <text:p>45447,5632</text:p>
          </table:table-cell>
          <table:table-cell table:number-columns-repeated="5"/>
          <table:table-cell table:formula="of:=COM.MICROSOFT.NORM.INV(RAND();[.$S$28];[.$S$30])" office:value-type="float" office:value="58420.0689597143" calcext:value-type="float">
            <text:p>58420,0689597143</text:p>
          </table:table-cell>
          <table:table-cell table:number-columns-repeated="14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18+4*RAND()" office:value-type="float" office:value="19.3859169990756" calcext:value-type="float">
            <text:p>19,3859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table:formula="of:=COM.MICROSOFT.NORM.INV(RAND();80;10)" office:value-type="float" office:value="78.8891227260152" calcext:value-type="float">
            <text:p>78,8891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table:formula="of:=4*PI()*PI()*[.I678]*[.B678]" office:value-type="float" office:value="60375.8436417386" calcext:value-type="float">
            <text:p>60375,8436</text:p>
          </table:table-cell>
          <table:table-cell table:number-columns-repeated="5"/>
          <table:table-cell table:formula="of:=COM.MICROSOFT.NORM.INV(RAND();[.$S$28];[.$S$30])" office:value-type="float" office:value="62549.3039837003" calcext:value-type="float">
            <text:p>62549,3039837003</text:p>
          </table:table-cell>
          <table:table-cell table:number-columns-repeated="14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18+4*RAND()" office:value-type="float" office:value="18.9594648308121" calcext:value-type="float">
            <text:p>18,9595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table:formula="of:=COM.MICROSOFT.NORM.INV(RAND();80;10)" office:value-type="float" office:value="65.4719952188018" calcext:value-type="float">
            <text:p>65,4720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table:formula="of:=4*PI()*PI()*[.I679]*[.B679]" office:value-type="float" office:value="49005.1121051167" calcext:value-type="float">
            <text:p>49005,1121</text:p>
          </table:table-cell>
          <table:table-cell table:number-columns-repeated="5"/>
          <table:table-cell table:formula="of:=COM.MICROSOFT.NORM.INV(RAND();[.$S$28];[.$S$30])" office:value-type="float" office:value="70162.5127911545" calcext:value-type="float">
            <text:p>70162,5127911545</text:p>
          </table:table-cell>
          <table:table-cell table:number-columns-repeated="14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18+4*RAND()" office:value-type="float" office:value="19.6289278608747" calcext:value-type="float">
            <text:p>19,6289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table:formula="of:=COM.MICROSOFT.NORM.INV(RAND();80;10)" office:value-type="float" office:value="78.8236594332483" calcext:value-type="float">
            <text:p>78,8237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table:formula="of:=4*PI()*PI()*[.I680]*[.B680]" office:value-type="float" office:value="61081.9522285512" calcext:value-type="float">
            <text:p>61081,9522</text:p>
          </table:table-cell>
          <table:table-cell table:number-columns-repeated="5"/>
          <table:table-cell table:formula="of:=COM.MICROSOFT.NORM.INV(RAND();[.$S$28];[.$S$30])" office:value-type="float" office:value="53580.4868468859" calcext:value-type="float">
            <text:p>53580,4868468859</text:p>
          </table:table-cell>
          <table:table-cell table:number-columns-repeated="14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18+4*RAND()" office:value-type="float" office:value="18.2176203108393" calcext:value-type="float">
            <text:p>18,2176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table:formula="of:=COM.MICROSOFT.NORM.INV(RAND();80;10)" office:value-type="float" office:value="80.2472085005643" calcext:value-type="float">
            <text:p>80,2472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table:formula="of:=4*PI()*PI()*[.I681]*[.B681]" office:value-type="float" office:value="57714.0188424393" calcext:value-type="float">
            <text:p>57714,0188</text:p>
          </table:table-cell>
          <table:table-cell table:number-columns-repeated="5"/>
          <table:table-cell table:formula="of:=COM.MICROSOFT.NORM.INV(RAND();[.$S$28];[.$S$30])" office:value-type="float" office:value="60187.5528279237" calcext:value-type="float">
            <text:p>60187,5528279237</text:p>
          </table:table-cell>
          <table:table-cell table:number-columns-repeated="14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18+4*RAND()" office:value-type="float" office:value="19.3068093997426" calcext:value-type="float">
            <text:p>19,3068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table:formula="of:=COM.MICROSOFT.NORM.INV(RAND();80;10)" office:value-type="float" office:value="85.0271206500768" calcext:value-type="float">
            <text:p>85,0271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table:formula="of:=4*PI()*PI()*[.I682]*[.B682]" office:value-type="float" office:value="64807.8655691503" calcext:value-type="float">
            <text:p>64807,8656</text:p>
          </table:table-cell>
          <table:table-cell table:number-columns-repeated="5"/>
          <table:table-cell table:formula="of:=COM.MICROSOFT.NORM.INV(RAND();[.$S$28];[.$S$30])" office:value-type="float" office:value="68460.6625258374" calcext:value-type="float">
            <text:p>68460,6625258374</text:p>
          </table:table-cell>
          <table:table-cell table:number-columns-repeated="14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18+4*RAND()" office:value-type="float" office:value="20.0122685511597" calcext:value-type="float">
            <text:p>20,0123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table:formula="of:=COM.MICROSOFT.NORM.INV(RAND();80;10)" office:value-type="float" office:value="81.0000404363592" calcext:value-type="float">
            <text:p>81,0000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table:formula="of:=4*PI()*PI()*[.I683]*[.B683]" office:value-type="float" office:value="63994.3002477862" calcext:value-type="float">
            <text:p>63994,3002</text:p>
          </table:table-cell>
          <table:table-cell table:number-columns-repeated="5"/>
          <table:table-cell table:formula="of:=COM.MICROSOFT.NORM.INV(RAND();[.$S$28];[.$S$30])" office:value-type="float" office:value="70123.2630888054" calcext:value-type="float">
            <text:p>70123,2630888054</text:p>
          </table:table-cell>
          <table:table-cell table:number-columns-repeated="14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18+4*RAND()" office:value-type="float" office:value="19.7350958022289" calcext:value-type="float">
            <text:p>19,7351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table:formula="of:=COM.MICROSOFT.NORM.INV(RAND();80;10)" office:value-type="float" office:value="69.2628251044113" calcext:value-type="float">
            <text:p>69,2628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table:formula="of:=4*PI()*PI()*[.I684]*[.B684]" office:value-type="float" office:value="53963.3841544429" calcext:value-type="float">
            <text:p>53963,3842</text:p>
          </table:table-cell>
          <table:table-cell table:number-columns-repeated="5"/>
          <table:table-cell table:formula="of:=COM.MICROSOFT.NORM.INV(RAND();[.$S$28];[.$S$30])" office:value-type="float" office:value="55320.1899508521" calcext:value-type="float">
            <text:p>55320,1899508521</text:p>
          </table:table-cell>
          <table:table-cell table:number-columns-repeated="14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18+4*RAND()" office:value-type="float" office:value="20.9909399827011" calcext:value-type="float">
            <text:p>20,9909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table:formula="of:=COM.MICROSOFT.NORM.INV(RAND();80;10)" office:value-type="float" office:value="75.1829098771111" calcext:value-type="float">
            <text:p>75,1829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table:formula="of:=4*PI()*PI()*[.I685]*[.B685]" office:value-type="float" office:value="62303.2575113274" calcext:value-type="float">
            <text:p>62303,2575</text:p>
          </table:table-cell>
          <table:table-cell table:number-columns-repeated="5"/>
          <table:table-cell table:formula="of:=COM.MICROSOFT.NORM.INV(RAND();[.$S$28];[.$S$30])" office:value-type="float" office:value="66204.42094757" calcext:value-type="float">
            <text:p>66204,42094757</text:p>
          </table:table-cell>
          <table:table-cell table:number-columns-repeated="14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18+4*RAND()" office:value-type="float" office:value="18.4775696960278" calcext:value-type="float">
            <text:p>18,4776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table:formula="of:=COM.MICROSOFT.NORM.INV(RAND();80;10)" office:value-type="float" office:value="81.472117162704" calcext:value-type="float">
            <text:p>81,4721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table:formula="of:=4*PI()*PI()*[.I686]*[.B686]" office:value-type="float" office:value="59431.0752811917" calcext:value-type="float">
            <text:p>59431,0753</text:p>
          </table:table-cell>
          <table:table-cell table:number-columns-repeated="5"/>
          <table:table-cell table:formula="of:=COM.MICROSOFT.NORM.INV(RAND();[.$S$28];[.$S$30])" office:value-type="float" office:value="56537.152112767" calcext:value-type="float">
            <text:p>56537,152112767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18+4*RAND()" office:value-type="float" office:value="18.1779880947433" calcext:value-type="float">
            <text:p>18,1780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table:formula="of:=COM.MICROSOFT.NORM.INV(RAND();80;10)" office:value-type="float" office:value="77.9518333392611" calcext:value-type="float">
            <text:p>77,9518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table:formula="of:=4*PI()*PI()*[.I687]*[.B687]" office:value-type="float" office:value="55941.2137705189" calcext:value-type="float">
            <text:p>55941,2138</text:p>
          </table:table-cell>
          <table:table-cell table:number-columns-repeated="5"/>
          <table:table-cell table:formula="of:=COM.MICROSOFT.NORM.INV(RAND();[.$S$28];[.$S$30])" office:value-type="float" office:value="58892.2982898722" calcext:value-type="float">
            <text:p>58892,2982898722</text:p>
          </table:table-cell>
          <table:table-cell table:number-columns-repeated="14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18+4*RAND()" office:value-type="float" office:value="18.4419645122252" calcext:value-type="float">
            <text:p>18,4420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table:formula="of:=COM.MICROSOFT.NORM.INV(RAND();80;10)" office:value-type="float" office:value="88.5114455437736" calcext:value-type="float">
            <text:p>88,5114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table:formula="of:=4*PI()*PI()*[.I688]*[.B688]" office:value-type="float" office:value="64441.6055543177" calcext:value-type="float">
            <text:p>64441,6056</text:p>
          </table:table-cell>
          <table:table-cell table:number-columns-repeated="5"/>
          <table:table-cell table:formula="of:=COM.MICROSOFT.NORM.INV(RAND();[.$S$28];[.$S$30])" office:value-type="float" office:value="43759.1138823926" calcext:value-type="float">
            <text:p>43759,1138823926</text:p>
          </table:table-cell>
          <table:table-cell table:number-columns-repeated="14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18+4*RAND()" office:value-type="float" office:value="19.1752463779412" calcext:value-type="float">
            <text:p>19,1752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table:formula="of:=COM.MICROSOFT.NORM.INV(RAND();80;10)" office:value-type="float" office:value="95.3023946234524" calcext:value-type="float">
            <text:p>95,3024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table:formula="of:=4*PI()*PI()*[.I689]*[.B689]" office:value-type="float" office:value="72144.7117618894" calcext:value-type="float">
            <text:p>72144,7118</text:p>
          </table:table-cell>
          <table:table-cell table:number-columns-repeated="5"/>
          <table:table-cell table:formula="of:=COM.MICROSOFT.NORM.INV(RAND();[.$S$28];[.$S$30])" office:value-type="float" office:value="60731.6639847755" calcext:value-type="float">
            <text:p>60731,6639847755</text:p>
          </table:table-cell>
          <table:table-cell table:number-columns-repeated="14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18+4*RAND()" office:value-type="float" office:value="20.7188411965035" calcext:value-type="float">
            <text:p>20,7188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formula="of:=COM.MICROSOFT.NORM.INV(RAND();80;10)" office:value-type="float" office:value="70.5055886117325" calcext:value-type="float">
            <text:p>70,5056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formula="of:=4*PI()*PI()*[.I690]*[.B690]" office:value-type="float" office:value="57669.8392734562" calcext:value-type="float">
            <text:p>57669,8393</text:p>
          </table:table-cell>
          <table:table-cell table:number-columns-repeated="5"/>
          <table:table-cell table:formula="of:=COM.MICROSOFT.NORM.INV(RAND();[.$S$28];[.$S$30])" office:value-type="float" office:value="66344.317960381" calcext:value-type="float">
            <text:p>66344,317960381</text:p>
          </table:table-cell>
          <table:table-cell table:number-columns-repeated="14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18+4*RAND()" office:value-type="float" office:value="20.0775152449496" calcext:value-type="float">
            <text:p>20,0775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formula="of:=COM.MICROSOFT.NORM.INV(RAND();80;10)" office:value-type="float" office:value="71.9822677230259" calcext:value-type="float">
            <text:p>71,9823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formula="of:=4*PI()*PI()*[.I691]*[.B691]" office:value-type="float" office:value="57055.1991447995" calcext:value-type="float">
            <text:p>57055,1991</text:p>
          </table:table-cell>
          <table:table-cell table:number-columns-repeated="5"/>
          <table:table-cell table:formula="of:=COM.MICROSOFT.NORM.INV(RAND();[.$S$28];[.$S$30])" office:value-type="float" office:value="53289.9775314622" calcext:value-type="float">
            <text:p>53289,9775314622</text:p>
          </table:table-cell>
          <table:table-cell table:number-columns-repeated="14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18+4*RAND()" office:value-type="float" office:value="20.1572722741403" calcext:value-type="float">
            <text:p>20,1573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formula="of:=COM.MICROSOFT.NORM.INV(RAND();80;10)" office:value-type="float" office:value="72.6472615877086" calcext:value-type="float">
            <text:p>72,6473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formula="of:=4*PI()*PI()*[.I692]*[.B692]" office:value-type="float" office:value="57811.0353295256" calcext:value-type="float">
            <text:p>57811,0353</text:p>
          </table:table-cell>
          <table:table-cell table:number-columns-repeated="5"/>
          <table:table-cell table:formula="of:=COM.MICROSOFT.NORM.INV(RAND();[.$S$28];[.$S$30])" office:value-type="float" office:value="60486.4647307449" calcext:value-type="float">
            <text:p>60486,4647307449</text:p>
          </table:table-cell>
          <table:table-cell table:number-columns-repeated="14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18+4*RAND()" office:value-type="float" office:value="19.0285558062606" calcext:value-type="float">
            <text:p>19,0286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formula="of:=COM.MICROSOFT.NORM.INV(RAND();80;10)" office:value-type="float" office:value="75.9062760105435" calcext:value-type="float">
            <text:p>75,9063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formula="of:=4*PI()*PI()*[.I693]*[.B693]" office:value-type="float" office:value="57022.1056323506" calcext:value-type="float">
            <text:p>57022,1056</text:p>
          </table:table-cell>
          <table:table-cell table:number-columns-repeated="5"/>
          <table:table-cell table:formula="of:=COM.MICROSOFT.NORM.INV(RAND();[.$S$28];[.$S$30])" office:value-type="float" office:value="76214.8325055204" calcext:value-type="float">
            <text:p>76214,8325055204</text:p>
          </table:table-cell>
          <table:table-cell table:number-columns-repeated="14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18+4*RAND()" office:value-type="float" office:value="18.8864466897212" calcext:value-type="float">
            <text:p>18,8864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table:formula="of:=COM.MICROSOFT.NORM.INV(RAND();80;10)" office:value-type="float" office:value="104.639681279657" calcext:value-type="float">
            <text:p>104,6397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table:formula="of:=4*PI()*PI()*[.I694]*[.B694]" office:value-type="float" office:value="78020.08192458" calcext:value-type="float">
            <text:p>78020,0819</text:p>
          </table:table-cell>
          <table:table-cell table:number-columns-repeated="5"/>
          <table:table-cell table:formula="of:=COM.MICROSOFT.NORM.INV(RAND();[.$S$28];[.$S$30])" office:value-type="float" office:value="69271.0529374876" calcext:value-type="float">
            <text:p>69271,0529374876</text:p>
          </table:table-cell>
          <table:table-cell table:number-columns-repeated="14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18+4*RAND()" office:value-type="float" office:value="18.5595630542375" calcext:value-type="float">
            <text:p>18,5596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table:formula="of:=COM.MICROSOFT.NORM.INV(RAND();80;10)" office:value-type="float" office:value="68.8447712904473" calcext:value-type="float">
            <text:p>68,8448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table:formula="of:=4*PI()*PI()*[.I695]*[.B695]" office:value-type="float" office:value="50442.7140618483" calcext:value-type="float">
            <text:p>50442,7141</text:p>
          </table:table-cell>
          <table:table-cell table:number-columns-repeated="5"/>
          <table:table-cell table:formula="of:=COM.MICROSOFT.NORM.INV(RAND();[.$S$28];[.$S$30])" office:value-type="float" office:value="60268.0677964303" calcext:value-type="float">
            <text:p>60268,0677964303</text:p>
          </table:table-cell>
          <table:table-cell table:number-columns-repeated="14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18+4*RAND()" office:value-type="float" office:value="18.5723557905294" calcext:value-type="float">
            <text:p>18,5724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table:formula="of:=COM.MICROSOFT.NORM.INV(RAND();80;10)" office:value-type="float" office:value="92.330818251212" calcext:value-type="float">
            <text:p>92,3308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table:formula="of:=4*PI()*PI()*[.I696]*[.B696]" office:value-type="float" office:value="67697.6223667278" calcext:value-type="float">
            <text:p>67697,6224</text:p>
          </table:table-cell>
          <table:table-cell table:number-columns-repeated="5"/>
          <table:table-cell table:formula="of:=COM.MICROSOFT.NORM.INV(RAND();[.$S$28];[.$S$30])" office:value-type="float" office:value="66321.4646168715" calcext:value-type="float">
            <text:p>66321,4646168715</text:p>
          </table:table-cell>
          <table:table-cell table:number-columns-repeated="14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18+4*RAND()" office:value-type="float" office:value="18.5709461229853" calcext:value-type="float">
            <text:p>18,5709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table:formula="of:=COM.MICROSOFT.NORM.INV(RAND();80;10)" office:value-type="float" office:value="76.8687227633062" calcext:value-type="float">
            <text:p>76,8687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table:formula="of:=4*PI()*PI()*[.I697]*[.B697]" office:value-type="float" office:value="56356.4244973369" calcext:value-type="float">
            <text:p>56356,4245</text:p>
          </table:table-cell>
          <table:table-cell table:number-columns-repeated="5"/>
          <table:table-cell table:formula="of:=COM.MICROSOFT.NORM.INV(RAND();[.$S$28];[.$S$30])" office:value-type="float" office:value="66344.7789354252" calcext:value-type="float">
            <text:p>66344,7789354252</text:p>
          </table:table-cell>
          <table:table-cell table:number-columns-repeated="14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18+4*RAND()" office:value-type="float" office:value="20.4528394690715" calcext:value-type="float">
            <text:p>20,4528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table:formula="of:=COM.MICROSOFT.NORM.INV(RAND();80;10)" office:value-type="float" office:value="70.9360053801255" calcext:value-type="float">
            <text:p>70,9360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table:formula="of:=4*PI()*PI()*[.I698]*[.B698]" office:value-type="float" office:value="57276.9751975401" calcext:value-type="float">
            <text:p>57276,9752</text:p>
          </table:table-cell>
          <table:table-cell table:number-columns-repeated="5"/>
          <table:table-cell table:formula="of:=COM.MICROSOFT.NORM.INV(RAND();[.$S$28];[.$S$30])" office:value-type="float" office:value="58189.6174301408" calcext:value-type="float">
            <text:p>58189,6174301408</text:p>
          </table:table-cell>
          <table:table-cell table:number-columns-repeated="14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18+4*RAND()" office:value-type="float" office:value="18.7288227132522" calcext:value-type="float">
            <text:p>18,7288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table:formula="of:=COM.MICROSOFT.NORM.INV(RAND();80;10)" office:value-type="float" office:value="84.66766157138" calcext:value-type="float">
            <text:p>84,6677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table:formula="of:=4*PI()*PI()*[.I699]*[.B699]" office:value-type="float" office:value="62601.9383553037" calcext:value-type="float">
            <text:p>62601,9384</text:p>
          </table:table-cell>
          <table:table-cell table:number-columns-repeated="5"/>
          <table:table-cell table:formula="of:=COM.MICROSOFT.NORM.INV(RAND();[.$S$28];[.$S$30])" office:value-type="float" office:value="60592.500802114" calcext:value-type="float">
            <text:p>60592,500802114</text:p>
          </table:table-cell>
          <table:table-cell table:number-columns-repeated="14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18+4*RAND()" office:value-type="float" office:value="21.0728196431883" calcext:value-type="float">
            <text:p>21,0728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table:formula="of:=COM.MICROSOFT.NORM.INV(RAND();80;10)" office:value-type="float" office:value="81.1474396724756" calcext:value-type="float">
            <text:p>81,1474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table:formula="of:=4*PI()*PI()*[.I700]*[.B700]" office:value-type="float" office:value="67508.3057363748" calcext:value-type="float">
            <text:p>67508,3057</text:p>
          </table:table-cell>
          <table:table-cell table:number-columns-repeated="5"/>
          <table:table-cell table:formula="of:=COM.MICROSOFT.NORM.INV(RAND();[.$S$28];[.$S$30])" office:value-type="float" office:value="51680.6381030267" calcext:value-type="float">
            <text:p>51680,6381030267</text:p>
          </table:table-cell>
          <table:table-cell table:number-columns-repeated="14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18+4*RAND()" office:value-type="float" office:value="18.148591814097" calcext:value-type="float">
            <text:p>18,1486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table:formula="of:=COM.MICROSOFT.NORM.INV(RAND();80;10)" office:value-type="float" office:value="74.454873365738" calcext:value-type="float">
            <text:p>74,4549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table:formula="of:=4*PI()*PI()*[.I701]*[.B701]" office:value-type="float" office:value="53345.2554227933" calcext:value-type="float">
            <text:p>53345,2554</text:p>
          </table:table-cell>
          <table:table-cell table:number-columns-repeated="5"/>
          <table:table-cell table:formula="of:=COM.MICROSOFT.NORM.INV(RAND();[.$S$28];[.$S$30])" office:value-type="float" office:value="67820.6155890575" calcext:value-type="float">
            <text:p>67820,6155890575</text:p>
          </table:table-cell>
          <table:table-cell table:number-columns-repeated="14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18+4*RAND()" office:value-type="float" office:value="19.8921560873278" calcext:value-type="float">
            <text:p>19,8922</text:p>
          </table:table-cell>
          <table:table-cell table:number-columns-repeated="5"/>
          <table:table-cell office:value-type="float" office:value="677" calcext:value-type="float">
            <text:p>677</text:p>
          </table:table-cell>
          <table:table-cell table:formula="of:=COM.MICROSOFT.NORM.INV(RAND();80;10)" office:value-type="float" office:value="90.4665840052987" calcext:value-type="float">
            <text:p>90,4666</text:p>
          </table:table-cell>
          <table:table-cell table:number-columns-repeated="5"/>
          <table:table-cell office:value-type="float" office:value="677" calcext:value-type="float">
            <text:p>677</text:p>
          </table:table-cell>
          <table:table-cell table:formula="of:=4*PI()*PI()*[.I702]*[.B702]" office:value-type="float" office:value="71044.3895354884" calcext:value-type="float">
            <text:p>71044,3895</text:p>
          </table:table-cell>
          <table:table-cell table:number-columns-repeated="5"/>
          <table:table-cell table:formula="of:=COM.MICROSOFT.NORM.INV(RAND();[.$S$28];[.$S$30])" office:value-type="float" office:value="60302.0229261572" calcext:value-type="float">
            <text:p>60302,0229261572</text:p>
          </table:table-cell>
          <table:table-cell table:number-columns-repeated="14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18+4*RAND()" office:value-type="float" office:value="18.6054472629912" calcext:value-type="float">
            <text:p>18,6054</text:p>
          </table:table-cell>
          <table:table-cell table:number-columns-repeated="5"/>
          <table:table-cell office:value-type="float" office:value="678" calcext:value-type="float">
            <text:p>678</text:p>
          </table:table-cell>
          <table:table-cell table:formula="of:=COM.MICROSOFT.NORM.INV(RAND();80;10)" office:value-type="float" office:value="72.9879165947006" calcext:value-type="float">
            <text:p>72,9879</text:p>
          </table:table-cell>
          <table:table-cell table:number-columns-repeated="5"/>
          <table:table-cell office:value-type="float" office:value="678" calcext:value-type="float">
            <text:p>678</text:p>
          </table:table-cell>
          <table:table-cell table:formula="of:=4*PI()*PI()*[.I703]*[.B703]" office:value-type="float" office:value="53610.6185980585" calcext:value-type="float">
            <text:p>53610,6186</text:p>
          </table:table-cell>
          <table:table-cell table:number-columns-repeated="5"/>
          <table:table-cell table:formula="of:=COM.MICROSOFT.NORM.INV(RAND();[.$S$28];[.$S$30])" office:value-type="float" office:value="60331.0714675453" calcext:value-type="float">
            <text:p>60331,0714675453</text:p>
          </table:table-cell>
          <table:table-cell table:number-columns-repeated="14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18+4*RAND()" office:value-type="float" office:value="21.1786486213096" calcext:value-type="float">
            <text:p>21,1786</text:p>
          </table:table-cell>
          <table:table-cell table:number-columns-repeated="5"/>
          <table:table-cell office:value-type="float" office:value="679" calcext:value-type="float">
            <text:p>679</text:p>
          </table:table-cell>
          <table:table-cell table:formula="of:=COM.MICROSOFT.NORM.INV(RAND();80;10)" office:value-type="float" office:value="77.610249252828" calcext:value-type="float">
            <text:p>77,6102</text:p>
          </table:table-cell>
          <table:table-cell table:number-columns-repeated="5"/>
          <table:table-cell office:value-type="float" office:value="679" calcext:value-type="float">
            <text:p>679</text:p>
          </table:table-cell>
          <table:table-cell table:formula="of:=4*PI()*PI()*[.I704]*[.B704]" office:value-type="float" office:value="64889.8932779965" calcext:value-type="float">
            <text:p>64889,8933</text:p>
          </table:table-cell>
          <table:table-cell table:number-columns-repeated="5"/>
          <table:table-cell table:formula="of:=COM.MICROSOFT.NORM.INV(RAND();[.$S$28];[.$S$30])" office:value-type="float" office:value="61403.7876620375" calcext:value-type="float">
            <text:p>61403,7876620375</text:p>
          </table:table-cell>
          <table:table-cell table:number-columns-repeated="14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18+4*RAND()" office:value-type="float" office:value="18.6885230042972" calcext:value-type="float">
            <text:p>18,6885</text:p>
          </table:table-cell>
          <table:table-cell table:number-columns-repeated="5"/>
          <table:table-cell office:value-type="float" office:value="680" calcext:value-type="float">
            <text:p>680</text:p>
          </table:table-cell>
          <table:table-cell table:formula="of:=COM.MICROSOFT.NORM.INV(RAND();80;10)" office:value-type="float" office:value="80.3151503139984" calcext:value-type="float">
            <text:p>80,3152</text:p>
          </table:table-cell>
          <table:table-cell table:number-columns-repeated="5"/>
          <table:table-cell office:value-type="float" office:value="680" calcext:value-type="float">
            <text:p>680</text:p>
          </table:table-cell>
          <table:table-cell table:formula="of:=4*PI()*PI()*[.I705]*[.B705]" office:value-type="float" office:value="59255.9810408512" calcext:value-type="float">
            <text:p>59255,9810</text:p>
          </table:table-cell>
          <table:table-cell table:number-columns-repeated="5"/>
          <table:table-cell table:formula="of:=COM.MICROSOFT.NORM.INV(RAND();[.$S$28];[.$S$30])" office:value-type="float" office:value="82917.372258781" calcext:value-type="float">
            <text:p>82917,372258781</text:p>
          </table:table-cell>
          <table:table-cell table:number-columns-repeated="14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18+4*RAND()" office:value-type="float" office:value="18.5662052961998" calcext:value-type="float">
            <text:p>18,5662</text:p>
          </table:table-cell>
          <table:table-cell table:number-columns-repeated="5"/>
          <table:table-cell office:value-type="float" office:value="681" calcext:value-type="float">
            <text:p>681</text:p>
          </table:table-cell>
          <table:table-cell table:formula="of:=COM.MICROSOFT.NORM.INV(RAND();80;10)" office:value-type="float" office:value="67.6011758530097" calcext:value-type="float">
            <text:p>67,6012</text:p>
          </table:table-cell>
          <table:table-cell table:number-columns-repeated="5"/>
          <table:table-cell office:value-type="float" office:value="681" calcext:value-type="float">
            <text:p>681</text:p>
          </table:table-cell>
          <table:table-cell table:formula="of:=4*PI()*PI()*[.I706]*[.B706]" office:value-type="float" office:value="49549.2557047875" calcext:value-type="float">
            <text:p>49549,2557</text:p>
          </table:table-cell>
          <table:table-cell table:number-columns-repeated="5"/>
          <table:table-cell table:formula="of:=COM.MICROSOFT.NORM.INV(RAND();[.$S$28];[.$S$30])" office:value-type="float" office:value="58073.752343851" calcext:value-type="float">
            <text:p>58073,752343851</text:p>
          </table:table-cell>
          <table:table-cell table:number-columns-repeated="14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18+4*RAND()" office:value-type="float" office:value="20.1060860338621" calcext:value-type="float">
            <text:p>20,1061</text:p>
          </table:table-cell>
          <table:table-cell table:number-columns-repeated="5"/>
          <table:table-cell office:value-type="float" office:value="682" calcext:value-type="float">
            <text:p>682</text:p>
          </table:table-cell>
          <table:table-cell table:formula="of:=COM.MICROSOFT.NORM.INV(RAND();80;10)" office:value-type="float" office:value="94.5214677555758" calcext:value-type="float">
            <text:p>94,5215</text:p>
          </table:table-cell>
          <table:table-cell table:number-columns-repeated="5"/>
          <table:table-cell office:value-type="float" office:value="682" calcext:value-type="float">
            <text:p>682</text:p>
          </table:table-cell>
          <table:table-cell table:formula="of:=4*PI()*PI()*[.I707]*[.B707]" office:value-type="float" office:value="75027.0257184958" calcext:value-type="float">
            <text:p>75027,0257</text:p>
          </table:table-cell>
          <table:table-cell table:number-columns-repeated="5"/>
          <table:table-cell table:formula="of:=COM.MICROSOFT.NORM.INV(RAND();[.$S$28];[.$S$30])" office:value-type="float" office:value="66133.9381124114" calcext:value-type="float">
            <text:p>66133,9381124114</text:p>
          </table:table-cell>
          <table:table-cell table:number-columns-repeated="14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18+4*RAND()" office:value-type="float" office:value="18.2535044443794" calcext:value-type="float">
            <text:p>18,2535</text:p>
          </table:table-cell>
          <table:table-cell table:number-columns-repeated="5"/>
          <table:table-cell office:value-type="float" office:value="683" calcext:value-type="float">
            <text:p>683</text:p>
          </table:table-cell>
          <table:table-cell table:formula="of:=COM.MICROSOFT.NORM.INV(RAND();80;10)" office:value-type="float" office:value="81.4578073782549" calcext:value-type="float">
            <text:p>81,4578</text:p>
          </table:table-cell>
          <table:table-cell table:number-columns-repeated="5"/>
          <table:table-cell office:value-type="float" office:value="683" calcext:value-type="float">
            <text:p>683</text:p>
          </table:table-cell>
          <table:table-cell table:formula="of:=4*PI()*PI()*[.I708]*[.B708]" office:value-type="float" office:value="58700.0820778831" calcext:value-type="float">
            <text:p>58700,0821</text:p>
          </table:table-cell>
          <table:table-cell table:number-columns-repeated="5"/>
          <table:table-cell table:formula="of:=COM.MICROSOFT.NORM.INV(RAND();[.$S$28];[.$S$30])" office:value-type="float" office:value="55571.1793820485" calcext:value-type="float">
            <text:p>55571,1793820485</text:p>
          </table:table-cell>
          <table:table-cell table:number-columns-repeated="14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18+4*RAND()" office:value-type="float" office:value="21.7643738505431" calcext:value-type="float">
            <text:p>21,7644</text:p>
          </table:table-cell>
          <table:table-cell table:number-columns-repeated="5"/>
          <table:table-cell office:value-type="float" office:value="684" calcext:value-type="float">
            <text:p>684</text:p>
          </table:table-cell>
          <table:table-cell table:formula="of:=COM.MICROSOFT.NORM.INV(RAND();80;10)" office:value-type="float" office:value="85.6319240716919" calcext:value-type="float">
            <text:p>85,6319</text:p>
          </table:table-cell>
          <table:table-cell table:number-columns-repeated="5"/>
          <table:table-cell office:value-type="float" office:value="684" calcext:value-type="float">
            <text:p>684</text:p>
          </table:table-cell>
          <table:table-cell table:formula="of:=4*PI()*PI()*[.I709]*[.B709]" office:value-type="float" office:value="73576.9221021555" calcext:value-type="float">
            <text:p>73576,9221</text:p>
          </table:table-cell>
          <table:table-cell table:number-columns-repeated="5"/>
          <table:table-cell table:formula="of:=COM.MICROSOFT.NORM.INV(RAND();[.$S$28];[.$S$30])" office:value-type="float" office:value="71335.2325191236" calcext:value-type="float">
            <text:p>71335,2325191236</text:p>
          </table:table-cell>
          <table:table-cell table:number-columns-repeated="14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18+4*RAND()" office:value-type="float" office:value="20.7561908490025" calcext:value-type="float">
            <text:p>20,7562</text:p>
          </table:table-cell>
          <table:table-cell table:number-columns-repeated="5"/>
          <table:table-cell office:value-type="float" office:value="685" calcext:value-type="float">
            <text:p>685</text:p>
          </table:table-cell>
          <table:table-cell table:formula="of:=COM.MICROSOFT.NORM.INV(RAND();80;10)" office:value-type="float" office:value="82.9523715726384" calcext:value-type="float">
            <text:p>82,9524</text:p>
          </table:table-cell>
          <table:table-cell table:number-columns-repeated="5"/>
          <table:table-cell office:value-type="float" office:value="685" calcext:value-type="float">
            <text:p>685</text:p>
          </table:table-cell>
          <table:table-cell table:formula="of:=4*PI()*PI()*[.I710]*[.B710]" office:value-type="float" office:value="67972.9625669155" calcext:value-type="float">
            <text:p>67972,9626</text:p>
          </table:table-cell>
          <table:table-cell table:number-columns-repeated="5"/>
          <table:table-cell table:formula="of:=COM.MICROSOFT.NORM.INV(RAND();[.$S$28];[.$S$30])" office:value-type="float" office:value="48720.995126399" calcext:value-type="float">
            <text:p>48720,995126399</text:p>
          </table:table-cell>
          <table:table-cell table:number-columns-repeated="14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18+4*RAND()" office:value-type="float" office:value="21.08529972611" calcext:value-type="float">
            <text:p>21,0853</text:p>
          </table:table-cell>
          <table:table-cell table:number-columns-repeated="5"/>
          <table:table-cell office:value-type="float" office:value="686" calcext:value-type="float">
            <text:p>686</text:p>
          </table:table-cell>
          <table:table-cell table:formula="of:=COM.MICROSOFT.NORM.INV(RAND();80;10)" office:value-type="float" office:value="74.9554201067582" calcext:value-type="float">
            <text:p>74,9554</text:p>
          </table:table-cell>
          <table:table-cell table:number-columns-repeated="5"/>
          <table:table-cell office:value-type="float" office:value="686" calcext:value-type="float">
            <text:p>686</text:p>
          </table:table-cell>
          <table:table-cell table:formula="of:=4*PI()*PI()*[.I711]*[.B711]" office:value-type="float" office:value="62393.961153335" calcext:value-type="float">
            <text:p>62393,9612</text:p>
          </table:table-cell>
          <table:table-cell table:number-columns-repeated="5"/>
          <table:table-cell table:formula="of:=COM.MICROSOFT.NORM.INV(RAND();[.$S$28];[.$S$30])" office:value-type="float" office:value="67046.7959332473" calcext:value-type="float">
            <text:p>67046,7959332473</text:p>
          </table:table-cell>
          <table:table-cell table:number-columns-repeated="14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18+4*RAND()" office:value-type="float" office:value="18.516418711748" calcext:value-type="float">
            <text:p>18,5164</text:p>
          </table:table-cell>
          <table:table-cell table:number-columns-repeated="5"/>
          <table:table-cell office:value-type="float" office:value="687" calcext:value-type="float">
            <text:p>687</text:p>
          </table:table-cell>
          <table:table-cell table:formula="of:=COM.MICROSOFT.NORM.INV(RAND();80;10)" office:value-type="float" office:value="68.8309481262161" calcext:value-type="float">
            <text:p>68,8309</text:p>
          </table:table-cell>
          <table:table-cell table:number-columns-repeated="5"/>
          <table:table-cell office:value-type="float" office:value="687" calcext:value-type="float">
            <text:p>687</text:p>
          </table:table-cell>
          <table:table-cell table:formula="of:=4*PI()*PI()*[.I712]*[.B712]" office:value-type="float" office:value="50315.3480847834" calcext:value-type="float">
            <text:p>50315,3481</text:p>
          </table:table-cell>
          <table:table-cell table:number-columns-repeated="5"/>
          <table:table-cell table:formula="of:=COM.MICROSOFT.NORM.INV(RAND();[.$S$28];[.$S$30])" office:value-type="float" office:value="62179.9696914472" calcext:value-type="float">
            <text:p>62179,9696914472</text:p>
          </table:table-cell>
          <table:table-cell table:number-columns-repeated="14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18+4*RAND()" office:value-type="float" office:value="20.9426893438213" calcext:value-type="float">
            <text:p>20,9427</text:p>
          </table:table-cell>
          <table:table-cell table:number-columns-repeated="5"/>
          <table:table-cell office:value-type="float" office:value="688" calcext:value-type="float">
            <text:p>688</text:p>
          </table:table-cell>
          <table:table-cell table:formula="of:=COM.MICROSOFT.NORM.INV(RAND();80;10)" office:value-type="float" office:value="92.0775083578001" calcext:value-type="float">
            <text:p>92,0775</text:p>
          </table:table-cell>
          <table:table-cell table:number-columns-repeated="5"/>
          <table:table-cell office:value-type="float" office:value="688" calcext:value-type="float">
            <text:p>688</text:p>
          </table:table-cell>
          <table:table-cell table:formula="of:=4*PI()*PI()*[.I713]*[.B713]" office:value-type="float" office:value="76128.2323703427" calcext:value-type="float">
            <text:p>76128,2324</text:p>
          </table:table-cell>
          <table:table-cell table:number-columns-repeated="5"/>
          <table:table-cell table:formula="of:=COM.MICROSOFT.NORM.INV(RAND();[.$S$28];[.$S$30])" office:value-type="float" office:value="60797.1124647669" calcext:value-type="float">
            <text:p>60797,1124647669</text:p>
          </table:table-cell>
          <table:table-cell table:number-columns-repeated="14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18+4*RAND()" office:value-type="float" office:value="19.0309829502367" calcext:value-type="float">
            <text:p>19,0310</text:p>
          </table:table-cell>
          <table:table-cell table:number-columns-repeated="5"/>
          <table:table-cell office:value-type="float" office:value="689" calcext:value-type="float">
            <text:p>689</text:p>
          </table:table-cell>
          <table:table-cell table:formula="of:=COM.MICROSOFT.NORM.INV(RAND();80;10)" office:value-type="float" office:value="69.3750699833395" calcext:value-type="float">
            <text:p>69,3751</text:p>
          </table:table-cell>
          <table:table-cell table:number-columns-repeated="5"/>
          <table:table-cell office:value-type="float" office:value="689" calcext:value-type="float">
            <text:p>689</text:p>
          </table:table-cell>
          <table:table-cell table:formula="of:=4*PI()*PI()*[.I714]*[.B714]" office:value-type="float" office:value="52122.3983598519" calcext:value-type="float">
            <text:p>52122,3984</text:p>
          </table:table-cell>
          <table:table-cell table:number-columns-repeated="5"/>
          <table:table-cell table:formula="of:=COM.MICROSOFT.NORM.INV(RAND();[.$S$28];[.$S$30])" office:value-type="float" office:value="60381.8132252582" calcext:value-type="float">
            <text:p>60381,8132252582</text:p>
          </table:table-cell>
          <table:table-cell table:number-columns-repeated="14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18+4*RAND()" office:value-type="float" office:value="18.6011185520329" calcext:value-type="float">
            <text:p>18,6011</text:p>
          </table:table-cell>
          <table:table-cell table:number-columns-repeated="5"/>
          <table:table-cell office:value-type="float" office:value="690" calcext:value-type="float">
            <text:p>690</text:p>
          </table:table-cell>
          <table:table-cell table:formula="of:=COM.MICROSOFT.NORM.INV(RAND();80;10)" office:value-type="float" office:value="88.0001808783888" calcext:value-type="float">
            <text:p>88,0002</text:p>
          </table:table-cell>
          <table:table-cell table:number-columns-repeated="5"/>
          <table:table-cell office:value-type="float" office:value="690" calcext:value-type="float">
            <text:p>690</text:p>
          </table:table-cell>
          <table:table-cell table:formula="of:=4*PI()*PI()*[.I715]*[.B715]" office:value-type="float" office:value="64622.2927239967" calcext:value-type="float">
            <text:p>64622,2927</text:p>
          </table:table-cell>
          <table:table-cell table:number-columns-repeated="5"/>
          <table:table-cell table:formula="of:=COM.MICROSOFT.NORM.INV(RAND();[.$S$28];[.$S$30])" office:value-type="float" office:value="53851.8808494828" calcext:value-type="float">
            <text:p>53851,8808494828</text:p>
          </table:table-cell>
          <table:table-cell table:number-columns-repeated="14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18+4*RAND()" office:value-type="float" office:value="21.8694742829539" calcext:value-type="float">
            <text:p>21,8695</text:p>
          </table:table-cell>
          <table:table-cell table:number-columns-repeated="5"/>
          <table:table-cell office:value-type="float" office:value="691" calcext:value-type="float">
            <text:p>691</text:p>
          </table:table-cell>
          <table:table-cell table:formula="of:=COM.MICROSOFT.NORM.INV(RAND();80;10)" office:value-type="float" office:value="81.0559876302383" calcext:value-type="float">
            <text:p>81,0560</text:p>
          </table:table-cell>
          <table:table-cell table:number-columns-repeated="5"/>
          <table:table-cell office:value-type="float" office:value="691" calcext:value-type="float">
            <text:p>691</text:p>
          </table:table-cell>
          <table:table-cell table:formula="of:=4*PI()*PI()*[.I716]*[.B716]" office:value-type="float" office:value="69981.4894865957" calcext:value-type="float">
            <text:p>69981,4895</text:p>
          </table:table-cell>
          <table:table-cell table:number-columns-repeated="5"/>
          <table:table-cell table:formula="of:=COM.MICROSOFT.NORM.INV(RAND();[.$S$28];[.$S$30])" office:value-type="float" office:value="50758.9610702582" calcext:value-type="float">
            <text:p>50758,9610702582</text:p>
          </table:table-cell>
          <table:table-cell table:number-columns-repeated="14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18+4*RAND()" office:value-type="float" office:value="18.8157063541003" calcext:value-type="float">
            <text:p>18,8157</text:p>
          </table:table-cell>
          <table:table-cell table:number-columns-repeated="5"/>
          <table:table-cell office:value-type="float" office:value="692" calcext:value-type="float">
            <text:p>692</text:p>
          </table:table-cell>
          <table:table-cell table:formula="of:=COM.MICROSOFT.NORM.INV(RAND();80;10)" office:value-type="float" office:value="70.555676439729" calcext:value-type="float">
            <text:p>70,5557</text:p>
          </table:table-cell>
          <table:table-cell table:number-columns-repeated="5"/>
          <table:table-cell office:value-type="float" office:value="692" calcext:value-type="float">
            <text:p>692</text:p>
          </table:table-cell>
          <table:table-cell table:formula="of:=4*PI()*PI()*[.I717]*[.B717]" office:value-type="float" office:value="52409.7663205791" calcext:value-type="float">
            <text:p>52409,7663</text:p>
          </table:table-cell>
          <table:table-cell table:number-columns-repeated="5"/>
          <table:table-cell table:formula="of:=COM.MICROSOFT.NORM.INV(RAND();[.$S$28];[.$S$30])" office:value-type="float" office:value="65442.3969513331" calcext:value-type="float">
            <text:p>65442,3969513331</text:p>
          </table:table-cell>
          <table:table-cell table:number-columns-repeated="14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18+4*RAND()" office:value-type="float" office:value="21.0844066715799" calcext:value-type="float">
            <text:p>21,0844</text:p>
          </table:table-cell>
          <table:table-cell table:number-columns-repeated="5"/>
          <table:table-cell office:value-type="float" office:value="693" calcext:value-type="float">
            <text:p>693</text:p>
          </table:table-cell>
          <table:table-cell table:formula="of:=COM.MICROSOFT.NORM.INV(RAND();80;10)" office:value-type="float" office:value="79.9425509842459" calcext:value-type="float">
            <text:p>79,9426</text:p>
          </table:table-cell>
          <table:table-cell table:number-columns-repeated="5"/>
          <table:table-cell office:value-type="float" office:value="693" calcext:value-type="float">
            <text:p>693</text:p>
          </table:table-cell>
          <table:table-cell table:formula="of:=4*PI()*PI()*[.I718]*[.B718]" office:value-type="float" office:value="66542.5015667124" calcext:value-type="float">
            <text:p>66542,5016</text:p>
          </table:table-cell>
          <table:table-cell table:number-columns-repeated="5"/>
          <table:table-cell table:formula="of:=COM.MICROSOFT.NORM.INV(RAND();[.$S$28];[.$S$30])" office:value-type="float" office:value="47087.6708436062" calcext:value-type="float">
            <text:p>47087,6708436062</text:p>
          </table:table-cell>
          <table:table-cell table:number-columns-repeated="14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18+4*RAND()" office:value-type="float" office:value="20.2873477838002" calcext:value-type="float">
            <text:p>20,2873</text:p>
          </table:table-cell>
          <table:table-cell table:number-columns-repeated="5"/>
          <table:table-cell office:value-type="float" office:value="694" calcext:value-type="float">
            <text:p>694</text:p>
          </table:table-cell>
          <table:table-cell table:formula="of:=COM.MICROSOFT.NORM.INV(RAND();80;10)" office:value-type="float" office:value="81.8343732475316" calcext:value-type="float">
            <text:p>81,8344</text:p>
          </table:table-cell>
          <table:table-cell table:number-columns-repeated="5"/>
          <table:table-cell office:value-type="float" office:value="694" calcext:value-type="float">
            <text:p>694</text:p>
          </table:table-cell>
          <table:table-cell table:formula="of:=4*PI()*PI()*[.I719]*[.B719]" office:value-type="float" office:value="65542.1632894649" calcext:value-type="float">
            <text:p>65542,1633</text:p>
          </table:table-cell>
          <table:table-cell table:number-columns-repeated="5"/>
          <table:table-cell table:formula="of:=COM.MICROSOFT.NORM.INV(RAND();[.$S$28];[.$S$30])" office:value-type="float" office:value="62098.7416791862" calcext:value-type="float">
            <text:p>62098,7416791862</text:p>
          </table:table-cell>
          <table:table-cell table:number-columns-repeated="14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18+4*RAND()" office:value-type="float" office:value="21.4649679916911" calcext:value-type="float">
            <text:p>21,4650</text:p>
          </table:table-cell>
          <table:table-cell table:number-columns-repeated="5"/>
          <table:table-cell office:value-type="float" office:value="695" calcext:value-type="float">
            <text:p>695</text:p>
          </table:table-cell>
          <table:table-cell table:formula="of:=COM.MICROSOFT.NORM.INV(RAND();80;10)" office:value-type="float" office:value="77.4933097971305" calcext:value-type="float">
            <text:p>77,4933</text:p>
          </table:table-cell>
          <table:table-cell table:number-columns-repeated="5"/>
          <table:table-cell office:value-type="float" office:value="695" calcext:value-type="float">
            <text:p>695</text:p>
          </table:table-cell>
          <table:table-cell table:formula="of:=4*PI()*PI()*[.I720]*[.B720]" office:value-type="float" office:value="65668.0608958282" calcext:value-type="float">
            <text:p>65668,0609</text:p>
          </table:table-cell>
          <table:table-cell table:number-columns-repeated="5"/>
          <table:table-cell table:formula="of:=COM.MICROSOFT.NORM.INV(RAND();[.$S$28];[.$S$30])" office:value-type="float" office:value="61873.6678568311" calcext:value-type="float">
            <text:p>61873,6678568311</text:p>
          </table:table-cell>
          <table:table-cell table:number-columns-repeated="14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18+4*RAND()" office:value-type="float" office:value="20.2478513852693" calcext:value-type="float">
            <text:p>20,2479</text:p>
          </table:table-cell>
          <table:table-cell table:number-columns-repeated="5"/>
          <table:table-cell office:value-type="float" office:value="696" calcext:value-type="float">
            <text:p>696</text:p>
          </table:table-cell>
          <table:table-cell table:formula="of:=COM.MICROSOFT.NORM.INV(RAND();80;10)" office:value-type="float" office:value="101.895808102134" calcext:value-type="float">
            <text:p>101,8958</text:p>
          </table:table-cell>
          <table:table-cell table:number-columns-repeated="5"/>
          <table:table-cell office:value-type="float" office:value="696" calcext:value-type="float">
            <text:p>696</text:p>
          </table:table-cell>
          <table:table-cell table:formula="of:=4*PI()*PI()*[.I721]*[.B721]" office:value-type="float" office:value="81450.7334030714" calcext:value-type="float">
            <text:p>81450,7334</text:p>
          </table:table-cell>
          <table:table-cell table:number-columns-repeated="5"/>
          <table:table-cell table:formula="of:=COM.MICROSOFT.NORM.INV(RAND();[.$S$28];[.$S$30])" office:value-type="float" office:value="63892.6209925342" calcext:value-type="float">
            <text:p>63892,6209925342</text:p>
          </table:table-cell>
          <table:table-cell table:number-columns-repeated="14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18+4*RAND()" office:value-type="float" office:value="21.4058990641497" calcext:value-type="float">
            <text:p>21,4059</text:p>
          </table:table-cell>
          <table:table-cell table:number-columns-repeated="5"/>
          <table:table-cell office:value-type="float" office:value="697" calcext:value-type="float">
            <text:p>697</text:p>
          </table:table-cell>
          <table:table-cell table:formula="of:=COM.MICROSOFT.NORM.INV(RAND();80;10)" office:value-type="float" office:value="78.6319506350837" calcext:value-type="float">
            <text:p>78,6320</text:p>
          </table:table-cell>
          <table:table-cell table:number-columns-repeated="5"/>
          <table:table-cell office:value-type="float" office:value="697" calcext:value-type="float">
            <text:p>697</text:p>
          </table:table-cell>
          <table:table-cell table:formula="of:=4*PI()*PI()*[.I722]*[.B722]" office:value-type="float" office:value="66449.5829205246" calcext:value-type="float">
            <text:p>66449,5829</text:p>
          </table:table-cell>
          <table:table-cell table:number-columns-repeated="5"/>
          <table:table-cell table:formula="of:=COM.MICROSOFT.NORM.INV(RAND();[.$S$28];[.$S$30])" office:value-type="float" office:value="60237.4757854118" calcext:value-type="float">
            <text:p>60237,4757854118</text:p>
          </table:table-cell>
          <table:table-cell table:number-columns-repeated="14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18+4*RAND()" office:value-type="float" office:value="19.0921197799034" calcext:value-type="float">
            <text:p>19,0921</text:p>
          </table:table-cell>
          <table:table-cell table:number-columns-repeated="5"/>
          <table:table-cell office:value-type="float" office:value="698" calcext:value-type="float">
            <text:p>698</text:p>
          </table:table-cell>
          <table:table-cell table:formula="of:=COM.MICROSOFT.NORM.INV(RAND();80;10)" office:value-type="float" office:value="60.3927396469606" calcext:value-type="float">
            <text:p>60,3927</text:p>
          </table:table-cell>
          <table:table-cell table:number-columns-repeated="5"/>
          <table:table-cell office:value-type="float" office:value="698" calcext:value-type="float">
            <text:p>698</text:p>
          </table:table-cell>
          <table:table-cell table:formula="of:=4*PI()*PI()*[.I723]*[.B723]" office:value-type="float" office:value="45519.619006681" calcext:value-type="float">
            <text:p>45519,6190</text:p>
          </table:table-cell>
          <table:table-cell table:number-columns-repeated="5"/>
          <table:table-cell table:formula="of:=COM.MICROSOFT.NORM.INV(RAND();[.$S$28];[.$S$30])" office:value-type="float" office:value="63883.7178406751" calcext:value-type="float">
            <text:p>63883,7178406751</text:p>
          </table:table-cell>
          <table:table-cell table:number-columns-repeated="14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18+4*RAND()" office:value-type="float" office:value="19.5493933795951" calcext:value-type="float">
            <text:p>19,5494</text:p>
          </table:table-cell>
          <table:table-cell table:number-columns-repeated="5"/>
          <table:table-cell office:value-type="float" office:value="699" calcext:value-type="float">
            <text:p>699</text:p>
          </table:table-cell>
          <table:table-cell table:formula="of:=COM.MICROSOFT.NORM.INV(RAND();80;10)" office:value-type="float" office:value="86.1203068093302" calcext:value-type="float">
            <text:p>86,1203</text:p>
          </table:table-cell>
          <table:table-cell table:number-columns-repeated="5"/>
          <table:table-cell office:value-type="float" office:value="699" calcext:value-type="float">
            <text:p>699</text:p>
          </table:table-cell>
          <table:table-cell table:formula="of:=4*PI()*PI()*[.I724]*[.B724]" office:value-type="float" office:value="66465.8542375542" calcext:value-type="float">
            <text:p>66465,8542</text:p>
          </table:table-cell>
          <table:table-cell table:number-columns-repeated="5"/>
          <table:table-cell table:formula="of:=COM.MICROSOFT.NORM.INV(RAND();[.$S$28];[.$S$30])" office:value-type="float" office:value="50811.5797604387" calcext:value-type="float">
            <text:p>50811,5797604387</text:p>
          </table:table-cell>
          <table:table-cell table:number-columns-repeated="14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18+4*RAND()" office:value-type="float" office:value="21.5580907589756" calcext:value-type="float">
            <text:p>21,5581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table:formula="of:=COM.MICROSOFT.NORM.INV(RAND();80;10)" office:value-type="float" office:value="103.542437546496" calcext:value-type="float">
            <text:p>103,5424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table:formula="of:=4*PI()*PI()*[.I725]*[.B725]" office:value-type="float" office:value="88122.8262754005" calcext:value-type="float">
            <text:p>88122,8263</text:p>
          </table:table-cell>
          <table:table-cell table:number-columns-repeated="5"/>
          <table:table-cell table:formula="of:=COM.MICROSOFT.NORM.INV(RAND();[.$S$28];[.$S$30])" office:value-type="float" office:value="66880.7188152421" calcext:value-type="float">
            <text:p>66880,7188152421</text:p>
          </table:table-cell>
          <table:table-cell table:number-columns-repeated="14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18+4*RAND()" office:value-type="float" office:value="20.6896166899242" calcext:value-type="float">
            <text:p>20,6896</text:p>
          </table:table-cell>
          <table:table-cell table:number-columns-repeated="5"/>
          <table:table-cell office:value-type="float" office:value="701" calcext:value-type="float">
            <text:p>701</text:p>
          </table:table-cell>
          <table:table-cell table:formula="of:=COM.MICROSOFT.NORM.INV(RAND();80;10)" office:value-type="float" office:value="84.4054366435176" calcext:value-type="float">
            <text:p>84,4054</text:p>
          </table:table-cell>
          <table:table-cell table:number-columns-repeated="5"/>
          <table:table-cell office:value-type="float" office:value="701" calcext:value-type="float">
            <text:p>701</text:p>
          </table:table-cell>
          <table:table-cell table:formula="of:=4*PI()*PI()*[.I726]*[.B726]" office:value-type="float" office:value="68941.7974770025" calcext:value-type="float">
            <text:p>68941,7975</text:p>
          </table:table-cell>
          <table:table-cell table:number-columns-repeated="5"/>
          <table:table-cell table:formula="of:=COM.MICROSOFT.NORM.INV(RAND();[.$S$28];[.$S$30])" office:value-type="float" office:value="70609.4320227064" calcext:value-type="float">
            <text:p>70609,4320227064</text:p>
          </table:table-cell>
          <table:table-cell table:number-columns-repeated="14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18+4*RAND()" office:value-type="float" office:value="21.606857304927" calcext:value-type="float">
            <text:p>21,6069</text:p>
          </table:table-cell>
          <table:table-cell table:number-columns-repeated="5"/>
          <table:table-cell office:value-type="float" office:value="702" calcext:value-type="float">
            <text:p>702</text:p>
          </table:table-cell>
          <table:table-cell table:formula="of:=COM.MICROSOFT.NORM.INV(RAND();80;10)" office:value-type="float" office:value="81.1803637905056" calcext:value-type="float">
            <text:p>81,1804</text:p>
          </table:table-cell>
          <table:table-cell table:number-columns-repeated="5"/>
          <table:table-cell office:value-type="float" office:value="702" calcext:value-type="float">
            <text:p>702</text:p>
          </table:table-cell>
          <table:table-cell table:formula="of:=4*PI()*PI()*[.I727]*[.B727]" office:value-type="float" office:value="69247.2185313307" calcext:value-type="float">
            <text:p>69247,2185</text:p>
          </table:table-cell>
          <table:table-cell table:number-columns-repeated="5"/>
          <table:table-cell table:formula="of:=COM.MICROSOFT.NORM.INV(RAND();[.$S$28];[.$S$30])" office:value-type="float" office:value="69885.9348107167" calcext:value-type="float">
            <text:p>69885,9348107167</text:p>
          </table:table-cell>
          <table:table-cell table:number-columns-repeated="14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18+4*RAND()" office:value-type="float" office:value="18.0824181451462" calcext:value-type="float">
            <text:p>18,0824</text:p>
          </table:table-cell>
          <table:table-cell table:number-columns-repeated="5"/>
          <table:table-cell office:value-type="float" office:value="703" calcext:value-type="float">
            <text:p>703</text:p>
          </table:table-cell>
          <table:table-cell table:formula="of:=COM.MICROSOFT.NORM.INV(RAND();80;10)" office:value-type="float" office:value="85.7329113563609" calcext:value-type="float">
            <text:p>85,7329</text:p>
          </table:table-cell>
          <table:table-cell table:number-columns-repeated="5"/>
          <table:table-cell office:value-type="float" office:value="703" calcext:value-type="float">
            <text:p>703</text:p>
          </table:table-cell>
          <table:table-cell table:formula="of:=4*PI()*PI()*[.I728]*[.B728]" office:value-type="float" office:value="61201.7466127858" calcext:value-type="float">
            <text:p>61201,7466</text:p>
          </table:table-cell>
          <table:table-cell table:number-columns-repeated="5"/>
          <table:table-cell table:formula="of:=COM.MICROSOFT.NORM.INV(RAND();[.$S$28];[.$S$30])" office:value-type="float" office:value="66930.3583925928" calcext:value-type="float">
            <text:p>66930,3583925928</text:p>
          </table:table-cell>
          <table:table-cell table:number-columns-repeated="14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18+4*RAND()" office:value-type="float" office:value="20.3539166371338" calcext:value-type="float">
            <text:p>20,3539</text:p>
          </table:table-cell>
          <table:table-cell table:number-columns-repeated="5"/>
          <table:table-cell office:value-type="float" office:value="704" calcext:value-type="float">
            <text:p>704</text:p>
          </table:table-cell>
          <table:table-cell table:formula="of:=COM.MICROSOFT.NORM.INV(RAND();80;10)" office:value-type="float" office:value="83.673014935452" calcext:value-type="float">
            <text:p>83,6730</text:p>
          </table:table-cell>
          <table:table-cell table:number-columns-repeated="5"/>
          <table:table-cell office:value-type="float" office:value="704" calcext:value-type="float">
            <text:p>704</text:p>
          </table:table-cell>
          <table:table-cell table:formula="of:=4*PI()*PI()*[.I729]*[.B729]" office:value-type="float" office:value="67234.649637954" calcext:value-type="float">
            <text:p>67234,6496</text:p>
          </table:table-cell>
          <table:table-cell table:number-columns-repeated="5"/>
          <table:table-cell table:formula="of:=COM.MICROSOFT.NORM.INV(RAND();[.$S$28];[.$S$30])" office:value-type="float" office:value="66596.2163181611" calcext:value-type="float">
            <text:p>66596,2163181611</text:p>
          </table:table-cell>
          <table:table-cell table:number-columns-repeated="14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18+4*RAND()" office:value-type="float" office:value="19.547600554768" calcext:value-type="float">
            <text:p>19,5476</text:p>
          </table:table-cell>
          <table:table-cell table:number-columns-repeated="5"/>
          <table:table-cell office:value-type="float" office:value="705" calcext:value-type="float">
            <text:p>705</text:p>
          </table:table-cell>
          <table:table-cell table:formula="of:=COM.MICROSOFT.NORM.INV(RAND();80;10)" office:value-type="float" office:value="77.4861142486619" calcext:value-type="float">
            <text:p>77,4861</text:p>
          </table:table-cell>
          <table:table-cell table:number-columns-repeated="5"/>
          <table:table-cell office:value-type="float" office:value="705" calcext:value-type="float">
            <text:p>705</text:p>
          </table:table-cell>
          <table:table-cell table:formula="of:=4*PI()*PI()*[.I730]*[.B730]" office:value-type="float" office:value="59796.6804343981" calcext:value-type="float">
            <text:p>59796,6804</text:p>
          </table:table-cell>
          <table:table-cell table:number-columns-repeated="5"/>
          <table:table-cell table:formula="of:=COM.MICROSOFT.NORM.INV(RAND();[.$S$28];[.$S$30])" office:value-type="float" office:value="58736.5273762404" calcext:value-type="float">
            <text:p>58736,5273762404</text:p>
          </table:table-cell>
          <table:table-cell table:number-columns-repeated="14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18+4*RAND()" office:value-type="float" office:value="19.1846056408249" calcext:value-type="float">
            <text:p>19,1846</text:p>
          </table:table-cell>
          <table:table-cell table:number-columns-repeated="5"/>
          <table:table-cell office:value-type="float" office:value="706" calcext:value-type="float">
            <text:p>706</text:p>
          </table:table-cell>
          <table:table-cell table:formula="of:=COM.MICROSOFT.NORM.INV(RAND();80;10)" office:value-type="float" office:value="88.1139025931118" calcext:value-type="float">
            <text:p>88,1139</text:p>
          </table:table-cell>
          <table:table-cell table:number-columns-repeated="5"/>
          <table:table-cell office:value-type="float" office:value="706" calcext:value-type="float">
            <text:p>706</text:p>
          </table:table-cell>
          <table:table-cell table:formula="of:=4*PI()*PI()*[.I731]*[.B731]" office:value-type="float" office:value="66735.5201332862" calcext:value-type="float">
            <text:p>66735,5201</text:p>
          </table:table-cell>
          <table:table-cell table:number-columns-repeated="5"/>
          <table:table-cell table:formula="of:=COM.MICROSOFT.NORM.INV(RAND();[.$S$28];[.$S$30])" office:value-type="float" office:value="58332.8623885443" calcext:value-type="float">
            <text:p>58332,8623885443</text:p>
          </table:table-cell>
          <table:table-cell table:number-columns-repeated="14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18+4*RAND()" office:value-type="float" office:value="19.8078645127825" calcext:value-type="float">
            <text:p>19,8079</text:p>
          </table:table-cell>
          <table:table-cell table:number-columns-repeated="5"/>
          <table:table-cell office:value-type="float" office:value="707" calcext:value-type="float">
            <text:p>707</text:p>
          </table:table-cell>
          <table:table-cell table:formula="of:=COM.MICROSOFT.NORM.INV(RAND();80;10)" office:value-type="float" office:value="89.6370751532032" calcext:value-type="float">
            <text:p>89,6371</text:p>
          </table:table-cell>
          <table:table-cell table:number-columns-repeated="5"/>
          <table:table-cell office:value-type="float" office:value="707" calcext:value-type="float">
            <text:p>707</text:p>
          </table:table-cell>
          <table:table-cell table:formula="of:=4*PI()*PI()*[.I732]*[.B732]" office:value-type="float" office:value="70094.6821239006" calcext:value-type="float">
            <text:p>70094,6821</text:p>
          </table:table-cell>
          <table:table-cell table:number-columns-repeated="5"/>
          <table:table-cell table:formula="of:=COM.MICROSOFT.NORM.INV(RAND();[.$S$28];[.$S$30])" office:value-type="float" office:value="64128.3817600436" calcext:value-type="float">
            <text:p>64128,3817600436</text:p>
          </table:table-cell>
          <table:table-cell table:number-columns-repeated="14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18+4*RAND()" office:value-type="float" office:value="18.4175052954815" calcext:value-type="float">
            <text:p>18,4175</text:p>
          </table:table-cell>
          <table:table-cell table:number-columns-repeated="5"/>
          <table:table-cell office:value-type="float" office:value="708" calcext:value-type="float">
            <text:p>708</text:p>
          </table:table-cell>
          <table:table-cell table:formula="of:=COM.MICROSOFT.NORM.INV(RAND();80;10)" office:value-type="float" office:value="75.3702255408261" calcext:value-type="float">
            <text:p>75,3702</text:p>
          </table:table-cell>
          <table:table-cell table:number-columns-repeated="5"/>
          <table:table-cell office:value-type="float" office:value="708" calcext:value-type="float">
            <text:p>708</text:p>
          </table:table-cell>
          <table:table-cell table:formula="of:=4*PI()*PI()*[.I733]*[.B733]" office:value-type="float" office:value="54801.2361529405" calcext:value-type="float">
            <text:p>54801,2362</text:p>
          </table:table-cell>
          <table:table-cell table:number-columns-repeated="5"/>
          <table:table-cell table:formula="of:=COM.MICROSOFT.NORM.INV(RAND();[.$S$28];[.$S$30])" office:value-type="float" office:value="69530.616155249" calcext:value-type="float">
            <text:p>69530,616155249</text:p>
          </table:table-cell>
          <table:table-cell table:number-columns-repeated="14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18+4*RAND()" office:value-type="float" office:value="21.1922545009293" calcext:value-type="float">
            <text:p>21,1923</text:p>
          </table:table-cell>
          <table:table-cell table:number-columns-repeated="5"/>
          <table:table-cell office:value-type="float" office:value="709" calcext:value-type="float">
            <text:p>709</text:p>
          </table:table-cell>
          <table:table-cell table:formula="of:=COM.MICROSOFT.NORM.INV(RAND();80;10)" office:value-type="float" office:value="87.5829675621936" calcext:value-type="float">
            <text:p>87,5830</text:p>
          </table:table-cell>
          <table:table-cell table:number-columns-repeated="5"/>
          <table:table-cell office:value-type="float" office:value="709" calcext:value-type="float">
            <text:p>709</text:p>
          </table:table-cell>
          <table:table-cell table:formula="of:=4*PI()*PI()*[.I734]*[.B734]" office:value-type="float" office:value="73275.1226071963" calcext:value-type="float">
            <text:p>73275,1226</text:p>
          </table:table-cell>
          <table:table-cell table:number-columns-repeated="5"/>
          <table:table-cell table:formula="of:=COM.MICROSOFT.NORM.INV(RAND();[.$S$28];[.$S$30])" office:value-type="float" office:value="82453.0395267973" calcext:value-type="float">
            <text:p>82453,0395267973</text:p>
          </table:table-cell>
          <table:table-cell table:number-columns-repeated="14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18+4*RAND()" office:value-type="float" office:value="20.8449133536778" calcext:value-type="float">
            <text:p>20,8449</text:p>
          </table:table-cell>
          <table:table-cell table:number-columns-repeated="5"/>
          <table:table-cell office:value-type="float" office:value="710" calcext:value-type="float">
            <text:p>710</text:p>
          </table:table-cell>
          <table:table-cell table:formula="of:=COM.MICROSOFT.NORM.INV(RAND();80;10)" office:value-type="float" office:value="83.095688731044" calcext:value-type="float">
            <text:p>83,0957</text:p>
          </table:table-cell>
          <table:table-cell table:number-columns-repeated="5"/>
          <table:table-cell office:value-type="float" office:value="710" calcext:value-type="float">
            <text:p>710</text:p>
          </table:table-cell>
          <table:table-cell table:formula="of:=4*PI()*PI()*[.I735]*[.B735]" office:value-type="float" office:value="68381.4526990589" calcext:value-type="float">
            <text:p>68381,4527</text:p>
          </table:table-cell>
          <table:table-cell table:number-columns-repeated="5"/>
          <table:table-cell table:formula="of:=COM.MICROSOFT.NORM.INV(RAND();[.$S$28];[.$S$30])" office:value-type="float" office:value="55681.0267437117" calcext:value-type="float">
            <text:p>55681,0267437117</text:p>
          </table:table-cell>
          <table:table-cell table:number-columns-repeated="14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18+4*RAND()" office:value-type="float" office:value="19.1685131196864" calcext:value-type="float">
            <text:p>19,1685</text:p>
          </table:table-cell>
          <table:table-cell table:number-columns-repeated="5"/>
          <table:table-cell office:value-type="float" office:value="711" calcext:value-type="float">
            <text:p>711</text:p>
          </table:table-cell>
          <table:table-cell table:formula="of:=COM.MICROSOFT.NORM.INV(RAND();80;10)" office:value-type="float" office:value="80.5136220111747" calcext:value-type="float">
            <text:p>80,5136</text:p>
          </table:table-cell>
          <table:table-cell table:number-columns-repeated="5"/>
          <table:table-cell office:value-type="float" office:value="711" calcext:value-type="float">
            <text:p>711</text:p>
          </table:table-cell>
          <table:table-cell table:formula="of:=4*PI()*PI()*[.I736]*[.B736]" office:value-type="float" office:value="60928.0849020711" calcext:value-type="float">
            <text:p>60928,0849</text:p>
          </table:table-cell>
          <table:table-cell table:number-columns-repeated="5"/>
          <table:table-cell table:formula="of:=COM.MICROSOFT.NORM.INV(RAND();[.$S$28];[.$S$30])" office:value-type="float" office:value="74876.1859528509" calcext:value-type="float">
            <text:p>74876,1859528509</text:p>
          </table:table-cell>
          <table:table-cell table:number-columns-repeated="14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18+4*RAND()" office:value-type="float" office:value="20.4008439010941" calcext:value-type="float">
            <text:p>20,4008</text:p>
          </table:table-cell>
          <table:table-cell table:number-columns-repeated="5"/>
          <table:table-cell office:value-type="float" office:value="712" calcext:value-type="float">
            <text:p>712</text:p>
          </table:table-cell>
          <table:table-cell table:formula="of:=COM.MICROSOFT.NORM.INV(RAND();80;10)" office:value-type="float" office:value="77.402570446857" calcext:value-type="float">
            <text:p>77,4026</text:p>
          </table:table-cell>
          <table:table-cell table:number-columns-repeated="5"/>
          <table:table-cell office:value-type="float" office:value="712" calcext:value-type="float">
            <text:p>712</text:p>
          </table:table-cell>
          <table:table-cell table:formula="of:=4*PI()*PI()*[.I737]*[.B737]" office:value-type="float" office:value="62339.4911296688" calcext:value-type="float">
            <text:p>62339,4911</text:p>
          </table:table-cell>
          <table:table-cell table:number-columns-repeated="5"/>
          <table:table-cell table:formula="of:=COM.MICROSOFT.NORM.INV(RAND();[.$S$28];[.$S$30])" office:value-type="float" office:value="65107.0324592747" calcext:value-type="float">
            <text:p>65107,0324592747</text:p>
          </table:table-cell>
          <table:table-cell table:number-columns-repeated="14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18+4*RAND()" office:value-type="float" office:value="19.6295312303118" calcext:value-type="float">
            <text:p>19,6295</text:p>
          </table:table-cell>
          <table:table-cell table:number-columns-repeated="5"/>
          <table:table-cell office:value-type="float" office:value="713" calcext:value-type="float">
            <text:p>713</text:p>
          </table:table-cell>
          <table:table-cell table:formula="of:=COM.MICROSOFT.NORM.INV(RAND();80;10)" office:value-type="float" office:value="85.6272012887692" calcext:value-type="float">
            <text:p>85,6272</text:p>
          </table:table-cell>
          <table:table-cell table:number-columns-repeated="5"/>
          <table:table-cell office:value-type="float" office:value="713" calcext:value-type="float">
            <text:p>713</text:p>
          </table:table-cell>
          <table:table-cell table:formula="of:=4*PI()*PI()*[.I738]*[.B738]" office:value-type="float" office:value="66356.1858019886" calcext:value-type="float">
            <text:p>66356,1858</text:p>
          </table:table-cell>
          <table:table-cell table:number-columns-repeated="5"/>
          <table:table-cell table:formula="of:=COM.MICROSOFT.NORM.INV(RAND();[.$S$28];[.$S$30])" office:value-type="float" office:value="61143.6790307787" calcext:value-type="float">
            <text:p>61143,6790307787</text:p>
          </table:table-cell>
          <table:table-cell table:number-columns-repeated="14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18+4*RAND()" office:value-type="float" office:value="20.1220803936012" calcext:value-type="float">
            <text:p>20,1221</text:p>
          </table:table-cell>
          <table:table-cell table:number-columns-repeated="5"/>
          <table:table-cell office:value-type="float" office:value="714" calcext:value-type="float">
            <text:p>714</text:p>
          </table:table-cell>
          <table:table-cell table:formula="of:=COM.MICROSOFT.NORM.INV(RAND();80;10)" office:value-type="float" office:value="81.884638633616" calcext:value-type="float">
            <text:p>81,8846</text:p>
          </table:table-cell>
          <table:table-cell table:number-columns-repeated="5"/>
          <table:table-cell office:value-type="float" office:value="714" calcext:value-type="float">
            <text:p>714</text:p>
          </table:table-cell>
          <table:table-cell table:formula="of:=4*PI()*PI()*[.I739]*[.B739]" office:value-type="float" office:value="65048.1655406996" calcext:value-type="float">
            <text:p>65048,1655</text:p>
          </table:table-cell>
          <table:table-cell table:number-columns-repeated="5"/>
          <table:table-cell table:formula="of:=COM.MICROSOFT.NORM.INV(RAND();[.$S$28];[.$S$30])" office:value-type="float" office:value="63413.8557671515" calcext:value-type="float">
            <text:p>63413,8557671515</text:p>
          </table:table-cell>
          <table:table-cell table:number-columns-repeated="14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18+4*RAND()" office:value-type="float" office:value="20.1358075193129" calcext:value-type="float">
            <text:p>20,1358</text:p>
          </table:table-cell>
          <table:table-cell table:number-columns-repeated="5"/>
          <table:table-cell office:value-type="float" office:value="715" calcext:value-type="float">
            <text:p>715</text:p>
          </table:table-cell>
          <table:table-cell table:formula="of:=COM.MICROSOFT.NORM.INV(RAND();80;10)" office:value-type="float" office:value="95.4433778117325" calcext:value-type="float">
            <text:p>95,4434</text:p>
          </table:table-cell>
          <table:table-cell table:number-columns-repeated="5"/>
          <table:table-cell office:value-type="float" office:value="715" calcext:value-type="float">
            <text:p>715</text:p>
          </table:table-cell>
          <table:table-cell table:formula="of:=4*PI()*PI()*[.I740]*[.B740]" office:value-type="float" office:value="75870.7869578049" calcext:value-type="float">
            <text:p>75870,7870</text:p>
          </table:table-cell>
          <table:table-cell table:number-columns-repeated="5"/>
          <table:table-cell table:formula="of:=COM.MICROSOFT.NORM.INV(RAND();[.$S$28];[.$S$30])" office:value-type="float" office:value="49965.1376836647" calcext:value-type="float">
            <text:p>49965,1376836647</text:p>
          </table:table-cell>
          <table:table-cell table:number-columns-repeated="14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18+4*RAND()" office:value-type="float" office:value="19.6019965759479" calcext:value-type="float">
            <text:p>19,6020</text:p>
          </table:table-cell>
          <table:table-cell table:number-columns-repeated="5"/>
          <table:table-cell office:value-type="float" office:value="716" calcext:value-type="float">
            <text:p>716</text:p>
          </table:table-cell>
          <table:table-cell table:formula="of:=COM.MICROSOFT.NORM.INV(RAND();80;10)" office:value-type="float" office:value="67.6103022633948" calcext:value-type="float">
            <text:p>67,6103</text:p>
          </table:table-cell>
          <table:table-cell table:number-columns-repeated="5"/>
          <table:table-cell office:value-type="float" office:value="716" calcext:value-type="float">
            <text:p>716</text:p>
          </table:table-cell>
          <table:table-cell table:formula="of:=4*PI()*PI()*[.I741]*[.B741]" office:value-type="float" office:value="52320.6249995713" calcext:value-type="float">
            <text:p>52320,6250</text:p>
          </table:table-cell>
          <table:table-cell table:number-columns-repeated="5"/>
          <table:table-cell table:formula="of:=COM.MICROSOFT.NORM.INV(RAND();[.$S$28];[.$S$30])" office:value-type="float" office:value="68549.0848024673" calcext:value-type="float">
            <text:p>68549,0848024673</text:p>
          </table:table-cell>
          <table:table-cell table:number-columns-repeated="14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18+4*RAND()" office:value-type="float" office:value="18.8183884485625" calcext:value-type="float">
            <text:p>18,8184</text:p>
          </table:table-cell>
          <table:table-cell table:number-columns-repeated="5"/>
          <table:table-cell office:value-type="float" office:value="717" calcext:value-type="float">
            <text:p>717</text:p>
          </table:table-cell>
          <table:table-cell table:formula="of:=COM.MICROSOFT.NORM.INV(RAND();80;10)" office:value-type="float" office:value="75.6636044015502" calcext:value-type="float">
            <text:p>75,6636</text:p>
          </table:table-cell>
          <table:table-cell table:number-columns-repeated="5"/>
          <table:table-cell office:value-type="float" office:value="717" calcext:value-type="float">
            <text:p>717</text:p>
          </table:table-cell>
          <table:table-cell table:formula="of:=4*PI()*PI()*[.I742]*[.B742]" office:value-type="float" office:value="56212.0199492719" calcext:value-type="float">
            <text:p>56212,0199</text:p>
          </table:table-cell>
          <table:table-cell table:number-columns-repeated="5"/>
          <table:table-cell table:formula="of:=COM.MICROSOFT.NORM.INV(RAND();[.$S$28];[.$S$30])" office:value-type="float" office:value="54286.2163934719" calcext:value-type="float">
            <text:p>54286,2163934719</text:p>
          </table:table-cell>
          <table:table-cell table:number-columns-repeated="14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18+4*RAND()" office:value-type="float" office:value="21.3766963048838" calcext:value-type="float">
            <text:p>21,3767</text:p>
          </table:table-cell>
          <table:table-cell table:number-columns-repeated="5"/>
          <table:table-cell office:value-type="float" office:value="718" calcext:value-type="float">
            <text:p>718</text:p>
          </table:table-cell>
          <table:table-cell table:formula="of:=COM.MICROSOFT.NORM.INV(RAND();80;10)" office:value-type="float" office:value="75.1228090905129" calcext:value-type="float">
            <text:p>75,1228</text:p>
          </table:table-cell>
          <table:table-cell table:number-columns-repeated="5"/>
          <table:table-cell office:value-type="float" office:value="718" calcext:value-type="float">
            <text:p>718</text:p>
          </table:table-cell>
          <table:table-cell table:formula="of:=4*PI()*PI()*[.I743]*[.B743]" office:value-type="float" office:value="63397.5015991279" calcext:value-type="float">
            <text:p>63397,5016</text:p>
          </table:table-cell>
          <table:table-cell table:number-columns-repeated="5"/>
          <table:table-cell table:formula="of:=COM.MICROSOFT.NORM.INV(RAND();[.$S$28];[.$S$30])" office:value-type="float" office:value="60506.9448789552" calcext:value-type="float">
            <text:p>60506,9448789552</text:p>
          </table:table-cell>
          <table:table-cell table:number-columns-repeated="14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18+4*RAND()" office:value-type="float" office:value="21.2476460752077" calcext:value-type="float">
            <text:p>21,2476</text:p>
          </table:table-cell>
          <table:table-cell table:number-columns-repeated="5"/>
          <table:table-cell office:value-type="float" office:value="719" calcext:value-type="float">
            <text:p>719</text:p>
          </table:table-cell>
          <table:table-cell table:formula="of:=COM.MICROSOFT.NORM.INV(RAND();80;10)" office:value-type="float" office:value="74.9129202060463" calcext:value-type="float">
            <text:p>74,9129</text:p>
          </table:table-cell>
          <table:table-cell table:number-columns-repeated="5"/>
          <table:table-cell office:value-type="float" office:value="719" calcext:value-type="float">
            <text:p>719</text:p>
          </table:table-cell>
          <table:table-cell table:formula="of:=4*PI()*PI()*[.I744]*[.B744]" office:value-type="float" office:value="62838.7137922553" calcext:value-type="float">
            <text:p>62838,7138</text:p>
          </table:table-cell>
          <table:table-cell table:number-columns-repeated="5"/>
          <table:table-cell table:formula="of:=COM.MICROSOFT.NORM.INV(RAND();[.$S$28];[.$S$30])" office:value-type="float" office:value="64348.3865475881" calcext:value-type="float">
            <text:p>64348,3865475881</text:p>
          </table:table-cell>
          <table:table-cell table:number-columns-repeated="14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18+4*RAND()" office:value-type="float" office:value="18.7233833600767" calcext:value-type="float">
            <text:p>18,7234</text:p>
          </table:table-cell>
          <table:table-cell table:number-columns-repeated="5"/>
          <table:table-cell office:value-type="float" office:value="720" calcext:value-type="float">
            <text:p>720</text:p>
          </table:table-cell>
          <table:table-cell table:formula="of:=COM.MICROSOFT.NORM.INV(RAND();80;10)" office:value-type="float" office:value="89.7557549337414" calcext:value-type="float">
            <text:p>89,7558</text:p>
          </table:table-cell>
          <table:table-cell table:number-columns-repeated="5"/>
          <table:table-cell office:value-type="float" office:value="720" calcext:value-type="float">
            <text:p>720</text:p>
          </table:table-cell>
          <table:table-cell table:formula="of:=4*PI()*PI()*[.I745]*[.B745]" office:value-type="float" office:value="66344.7207379568" calcext:value-type="float">
            <text:p>66344,7207</text:p>
          </table:table-cell>
          <table:table-cell table:number-columns-repeated="5"/>
          <table:table-cell table:formula="of:=COM.MICROSOFT.NORM.INV(RAND();[.$S$28];[.$S$30])" office:value-type="float" office:value="71629.897946334" calcext:value-type="float">
            <text:p>71629,897946334</text:p>
          </table:table-cell>
          <table:table-cell table:number-columns-repeated="14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18+4*RAND()" office:value-type="float" office:value="19.8890023543499" calcext:value-type="float">
            <text:p>19,8890</text:p>
          </table:table-cell>
          <table:table-cell table:number-columns-repeated="5"/>
          <table:table-cell office:value-type="float" office:value="721" calcext:value-type="float">
            <text:p>721</text:p>
          </table:table-cell>
          <table:table-cell table:formula="of:=COM.MICROSOFT.NORM.INV(RAND();80;10)" office:value-type="float" office:value="75.0699189310175" calcext:value-type="float">
            <text:p>75,0699</text:p>
          </table:table-cell>
          <table:table-cell table:number-columns-repeated="5"/>
          <table:table-cell office:value-type="float" office:value="721" calcext:value-type="float">
            <text:p>721</text:p>
          </table:table-cell>
          <table:table-cell table:formula="of:=4*PI()*PI()*[.I746]*[.B746]" office:value-type="float" office:value="58943.8749405205" calcext:value-type="float">
            <text:p>58943,8749</text:p>
          </table:table-cell>
          <table:table-cell table:number-columns-repeated="5"/>
          <table:table-cell table:formula="of:=COM.MICROSOFT.NORM.INV(RAND();[.$S$28];[.$S$30])" office:value-type="float" office:value="56135.6088333662" calcext:value-type="float">
            <text:p>56135,6088333662</text:p>
          </table:table-cell>
          <table:table-cell table:number-columns-repeated="14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18+4*RAND()" office:value-type="float" office:value="20.2686281022616" calcext:value-type="float">
            <text:p>20,2686</text:p>
          </table:table-cell>
          <table:table-cell table:number-columns-repeated="5"/>
          <table:table-cell office:value-type="float" office:value="722" calcext:value-type="float">
            <text:p>722</text:p>
          </table:table-cell>
          <table:table-cell table:formula="of:=COM.MICROSOFT.NORM.INV(RAND();80;10)" office:value-type="float" office:value="73.1476257855288" calcext:value-type="float">
            <text:p>73,1476</text:p>
          </table:table-cell>
          <table:table-cell table:number-columns-repeated="5"/>
          <table:table-cell office:value-type="float" office:value="722" calcext:value-type="float">
            <text:p>722</text:p>
          </table:table-cell>
          <table:table-cell table:formula="of:=4*PI()*PI()*[.I747]*[.B747]" office:value-type="float" office:value="58530.7818291521" calcext:value-type="float">
            <text:p>58530,7818</text:p>
          </table:table-cell>
          <table:table-cell table:number-columns-repeated="5"/>
          <table:table-cell table:formula="of:=COM.MICROSOFT.NORM.INV(RAND();[.$S$28];[.$S$30])" office:value-type="float" office:value="62621.5505403415" calcext:value-type="float">
            <text:p>62621,5505403415</text:p>
          </table:table-cell>
          <table:table-cell table:number-columns-repeated="14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18+4*RAND()" office:value-type="float" office:value="18.5056243021972" calcext:value-type="float">
            <text:p>18,5056</text:p>
          </table:table-cell>
          <table:table-cell table:number-columns-repeated="5"/>
          <table:table-cell office:value-type="float" office:value="723" calcext:value-type="float">
            <text:p>723</text:p>
          </table:table-cell>
          <table:table-cell table:formula="of:=COM.MICROSOFT.NORM.INV(RAND();80;10)" office:value-type="float" office:value="76.7660255196065" calcext:value-type="float">
            <text:p>76,7660</text:p>
          </table:table-cell>
          <table:table-cell table:number-columns-repeated="5"/>
          <table:table-cell office:value-type="float" office:value="723" calcext:value-type="float">
            <text:p>723</text:p>
          </table:table-cell>
          <table:table-cell table:formula="of:=4*PI()*PI()*[.I748]*[.B748]" office:value-type="float" office:value="56083.1674629239" calcext:value-type="float">
            <text:p>56083,1675</text:p>
          </table:table-cell>
          <table:table-cell table:number-columns-repeated="5"/>
          <table:table-cell table:formula="of:=COM.MICROSOFT.NORM.INV(RAND();[.$S$28];[.$S$30])" office:value-type="float" office:value="42424.8792510161" calcext:value-type="float">
            <text:p>42424,8792510161</text:p>
          </table:table-cell>
          <table:table-cell table:number-columns-repeated="14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18+4*RAND()" office:value-type="float" office:value="19.6105112046935" calcext:value-type="float">
            <text:p>19,6105</text:p>
          </table:table-cell>
          <table:table-cell table:number-columns-repeated="5"/>
          <table:table-cell office:value-type="float" office:value="724" calcext:value-type="float">
            <text:p>724</text:p>
          </table:table-cell>
          <table:table-cell table:formula="of:=COM.MICROSOFT.NORM.INV(RAND();80;10)" office:value-type="float" office:value="76.7878968428683" calcext:value-type="float">
            <text:p>76,7879</text:p>
          </table:table-cell>
          <table:table-cell table:number-columns-repeated="5"/>
          <table:table-cell office:value-type="float" office:value="724" calcext:value-type="float">
            <text:p>724</text:p>
          </table:table-cell>
          <table:table-cell table:formula="of:=4*PI()*PI()*[.I749]*[.B749]" office:value-type="float" office:value="59448.571652599" calcext:value-type="float">
            <text:p>59448,5717</text:p>
          </table:table-cell>
          <table:table-cell table:number-columns-repeated="5"/>
          <table:table-cell table:formula="of:=COM.MICROSOFT.NORM.INV(RAND();[.$S$28];[.$S$30])" office:value-type="float" office:value="65225.418328203" calcext:value-type="float">
            <text:p>65225,418328203</text:p>
          </table:table-cell>
          <table:table-cell table:number-columns-repeated="14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18+4*RAND()" office:value-type="float" office:value="21.8034035335295" calcext:value-type="float">
            <text:p>21,8034</text:p>
          </table:table-cell>
          <table:table-cell table:number-columns-repeated="5"/>
          <table:table-cell office:value-type="float" office:value="725" calcext:value-type="float">
            <text:p>725</text:p>
          </table:table-cell>
          <table:table-cell table:formula="of:=COM.MICROSOFT.NORM.INV(RAND();80;10)" office:value-type="float" office:value="86.5621540503924" calcext:value-type="float">
            <text:p>86,5622</text:p>
          </table:table-cell>
          <table:table-cell table:number-columns-repeated="5"/>
          <table:table-cell office:value-type="float" office:value="725" calcext:value-type="float">
            <text:p>725</text:p>
          </table:table-cell>
          <table:table-cell table:formula="of:=4*PI()*PI()*[.I750]*[.B750]" office:value-type="float" office:value="74509.5747066897" calcext:value-type="float">
            <text:p>74509,5747</text:p>
          </table:table-cell>
          <table:table-cell table:number-columns-repeated="5"/>
          <table:table-cell table:formula="of:=COM.MICROSOFT.NORM.INV(RAND();[.$S$28];[.$S$30])" office:value-type="float" office:value="57572.2648218915" calcext:value-type="float">
            <text:p>57572,2648218915</text:p>
          </table:table-cell>
          <table:table-cell table:number-columns-repeated="14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18+4*RAND()" office:value-type="float" office:value="21.4349281978793" calcext:value-type="float">
            <text:p>21,4349</text:p>
          </table:table-cell>
          <table:table-cell table:number-columns-repeated="5"/>
          <table:table-cell office:value-type="float" office:value="726" calcext:value-type="float">
            <text:p>726</text:p>
          </table:table-cell>
          <table:table-cell table:formula="of:=COM.MICROSOFT.NORM.INV(RAND();80;10)" office:value-type="float" office:value="82.6138596347543" calcext:value-type="float">
            <text:p>82,6139</text:p>
          </table:table-cell>
          <table:table-cell table:number-columns-repeated="5"/>
          <table:table-cell office:value-type="float" office:value="726" calcext:value-type="float">
            <text:p>726</text:p>
          </table:table-cell>
          <table:table-cell table:formula="of:=4*PI()*PI()*[.I751]*[.B751]" office:value-type="float" office:value="69909.2563178739" calcext:value-type="float">
            <text:p>69909,2563</text:p>
          </table:table-cell>
          <table:table-cell table:number-columns-repeated="5"/>
          <table:table-cell table:formula="of:=COM.MICROSOFT.NORM.INV(RAND();[.$S$28];[.$S$30])" office:value-type="float" office:value="75183.6704382621" calcext:value-type="float">
            <text:p>75183,6704382621</text:p>
          </table:table-cell>
          <table:table-cell table:number-columns-repeated="14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18+4*RAND()" office:value-type="float" office:value="19.0511647542007" calcext:value-type="float">
            <text:p>19,0512</text:p>
          </table:table-cell>
          <table:table-cell table:number-columns-repeated="5"/>
          <table:table-cell office:value-type="float" office:value="727" calcext:value-type="float">
            <text:p>727</text:p>
          </table:table-cell>
          <table:table-cell table:formula="of:=COM.MICROSOFT.NORM.INV(RAND();80;10)" office:value-type="float" office:value="87.6453186169308" calcext:value-type="float">
            <text:p>87,6453</text:p>
          </table:table-cell>
          <table:table-cell table:number-columns-repeated="5"/>
          <table:table-cell office:value-type="float" office:value="727" calcext:value-type="float">
            <text:p>727</text:p>
          </table:table-cell>
          <table:table-cell table:formula="of:=4*PI()*PI()*[.I752]*[.B752]" office:value-type="float" office:value="65918.9063878188" calcext:value-type="float">
            <text:p>65918,9064</text:p>
          </table:table-cell>
          <table:table-cell table:number-columns-repeated="5"/>
          <table:table-cell table:formula="of:=COM.MICROSOFT.NORM.INV(RAND();[.$S$28];[.$S$30])" office:value-type="float" office:value="48458.4862074389" calcext:value-type="float">
            <text:p>48458,4862074389</text:p>
          </table:table-cell>
          <table:table-cell table:number-columns-repeated="14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18+4*RAND()" office:value-type="float" office:value="18.8396116881631" calcext:value-type="float">
            <text:p>18,8396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formula="of:=COM.MICROSOFT.NORM.INV(RAND();80;10)" office:value-type="float" office:value="74.9809676498499" calcext:value-type="float">
            <text:p>74,9810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formula="of:=4*PI()*PI()*[.I753]*[.B753]" office:value-type="float" office:value="55767.6988659112" calcext:value-type="float">
            <text:p>55767,6989</text:p>
          </table:table-cell>
          <table:table-cell table:number-columns-repeated="5"/>
          <table:table-cell table:formula="of:=COM.MICROSOFT.NORM.INV(RAND();[.$S$28];[.$S$30])" office:value-type="float" office:value="72823.2257536146" calcext:value-type="float">
            <text:p>72823,2257536146</text:p>
          </table:table-cell>
          <table:table-cell table:number-columns-repeated="14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18+4*RAND()" office:value-type="float" office:value="18.5301584010012" calcext:value-type="float">
            <text:p>18,5302</text:p>
          </table:table-cell>
          <table:table-cell table:number-columns-repeated="5"/>
          <table:table-cell office:value-type="float" office:value="729" calcext:value-type="float">
            <text:p>729</text:p>
          </table:table-cell>
          <table:table-cell table:formula="of:=COM.MICROSOFT.NORM.INV(RAND();80;10)" office:value-type="float" office:value="65.2579759196116" calcext:value-type="float">
            <text:p>65,2580</text:p>
          </table:table-cell>
          <table:table-cell table:number-columns-repeated="5"/>
          <table:table-cell office:value-type="float" office:value="729" calcext:value-type="float">
            <text:p>729</text:p>
          </table:table-cell>
          <table:table-cell table:formula="of:=4*PI()*PI()*[.I754]*[.B754]" office:value-type="float" office:value="47738.9066036863" calcext:value-type="float">
            <text:p>47738,9066</text:p>
          </table:table-cell>
          <table:table-cell table:number-columns-repeated="5"/>
          <table:table-cell table:formula="of:=COM.MICROSOFT.NORM.INV(RAND();[.$S$28];[.$S$30])" office:value-type="float" office:value="57138.68642996" calcext:value-type="float">
            <text:p>57138,68642996</text:p>
          </table:table-cell>
          <table:table-cell table:number-columns-repeated="14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18+4*RAND()" office:value-type="float" office:value="18.2088290159591" calcext:value-type="float">
            <text:p>18,2088</text:p>
          </table:table-cell>
          <table:table-cell table:number-columns-repeated="5"/>
          <table:table-cell office:value-type="float" office:value="730" calcext:value-type="float">
            <text:p>730</text:p>
          </table:table-cell>
          <table:table-cell table:formula="of:=COM.MICROSOFT.NORM.INV(RAND();80;10)" office:value-type="float" office:value="85.392167283268" calcext:value-type="float">
            <text:p>85,3922</text:p>
          </table:table-cell>
          <table:table-cell table:number-columns-repeated="5"/>
          <table:table-cell office:value-type="float" office:value="730" calcext:value-type="float">
            <text:p>730</text:p>
          </table:table-cell>
          <table:table-cell table:formula="of:=4*PI()*PI()*[.I755]*[.B755]" office:value-type="float" office:value="61384.6509670453" calcext:value-type="float">
            <text:p>61384,6510</text:p>
          </table:table-cell>
          <table:table-cell table:number-columns-repeated="5"/>
          <table:table-cell table:formula="of:=COM.MICROSOFT.NORM.INV(RAND();[.$S$28];[.$S$30])" office:value-type="float" office:value="71236.8099730143" calcext:value-type="float">
            <text:p>71236,8099730143</text:p>
          </table:table-cell>
          <table:table-cell table:number-columns-repeated="14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18+4*RAND()" office:value-type="float" office:value="21.9902824168094" calcext:value-type="float">
            <text:p>21,9903</text:p>
          </table:table-cell>
          <table:table-cell table:number-columns-repeated="5"/>
          <table:table-cell office:value-type="float" office:value="731" calcext:value-type="float">
            <text:p>731</text:p>
          </table:table-cell>
          <table:table-cell table:formula="of:=COM.MICROSOFT.NORM.INV(RAND();80;10)" office:value-type="float" office:value="91.140133393996" calcext:value-type="float">
            <text:p>91,1401</text:p>
          </table:table-cell>
          <table:table-cell table:number-columns-repeated="5"/>
          <table:table-cell office:value-type="float" office:value="731" calcext:value-type="float">
            <text:p>731</text:p>
          </table:table-cell>
          <table:table-cell table:formula="of:=4*PI()*PI()*[.I756]*[.B756]" office:value-type="float" office:value="79122.536898678" calcext:value-type="float">
            <text:p>79122,5369</text:p>
          </table:table-cell>
          <table:table-cell table:number-columns-repeated="5"/>
          <table:table-cell table:formula="of:=COM.MICROSOFT.NORM.INV(RAND();[.$S$28];[.$S$30])" office:value-type="float" office:value="55490.9662909358" calcext:value-type="float">
            <text:p>55490,9662909358</text:p>
          </table:table-cell>
          <table:table-cell table:number-columns-repeated="14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18+4*RAND()" office:value-type="float" office:value="21.4400395224802" calcext:value-type="float">
            <text:p>21,4400</text:p>
          </table:table-cell>
          <table:table-cell table:number-columns-repeated="5"/>
          <table:table-cell office:value-type="float" office:value="732" calcext:value-type="float">
            <text:p>732</text:p>
          </table:table-cell>
          <table:table-cell table:formula="of:=COM.MICROSOFT.NORM.INV(RAND();80;10)" office:value-type="float" office:value="91.746241107581" calcext:value-type="float">
            <text:p>91,7462</text:p>
          </table:table-cell>
          <table:table-cell table:number-columns-repeated="5"/>
          <table:table-cell office:value-type="float" office:value="732" calcext:value-type="float">
            <text:p>732</text:p>
          </table:table-cell>
          <table:table-cell table:formula="of:=4*PI()*PI()*[.I757]*[.B757]" office:value-type="float" office:value="77655.746396693" calcext:value-type="float">
            <text:p>77655,7464</text:p>
          </table:table-cell>
          <table:table-cell table:number-columns-repeated="5"/>
          <table:table-cell table:formula="of:=COM.MICROSOFT.NORM.INV(RAND();[.$S$28];[.$S$30])" office:value-type="float" office:value="61781.6827591792" calcext:value-type="float">
            <text:p>61781,6827591792</text:p>
          </table:table-cell>
          <table:table-cell table:number-columns-repeated="14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18+4*RAND()" office:value-type="float" office:value="18.8786287936382" calcext:value-type="float">
            <text:p>18,8786</text:p>
          </table:table-cell>
          <table:table-cell table:number-columns-repeated="5"/>
          <table:table-cell office:value-type="float" office:value="733" calcext:value-type="float">
            <text:p>733</text:p>
          </table:table-cell>
          <table:table-cell table:formula="of:=COM.MICROSOFT.NORM.INV(RAND();80;10)" office:value-type="float" office:value="85.3175482657732" calcext:value-type="float">
            <text:p>85,3175</text:p>
          </table:table-cell>
          <table:table-cell table:number-columns-repeated="5"/>
          <table:table-cell office:value-type="float" office:value="733" calcext:value-type="float">
            <text:p>733</text:p>
          </table:table-cell>
          <table:table-cell table:formula="of:=4*PI()*PI()*[.I758]*[.B758]" office:value-type="float" office:value="63587.031473241" calcext:value-type="float">
            <text:p>63587,0315</text:p>
          </table:table-cell>
          <table:table-cell table:number-columns-repeated="5"/>
          <table:table-cell table:formula="of:=COM.MICROSOFT.NORM.INV(RAND();[.$S$28];[.$S$30])" office:value-type="float" office:value="58285.4528518987" calcext:value-type="float">
            <text:p>58285,4528518987</text:p>
          </table:table-cell>
          <table:table-cell table:number-columns-repeated="14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18+4*RAND()" office:value-type="float" office:value="21.305367117282" calcext:value-type="float">
            <text:p>21,3054</text:p>
          </table:table-cell>
          <table:table-cell table:number-columns-repeated="5"/>
          <table:table-cell office:value-type="float" office:value="734" calcext:value-type="float">
            <text:p>734</text:p>
          </table:table-cell>
          <table:table-cell table:formula="of:=COM.MICROSOFT.NORM.INV(RAND();80;10)" office:value-type="float" office:value="80.3127679114503" calcext:value-type="float">
            <text:p>80,3128</text:p>
          </table:table-cell>
          <table:table-cell table:number-columns-repeated="5"/>
          <table:table-cell office:value-type="float" office:value="734" calcext:value-type="float">
            <text:p>734</text:p>
          </table:table-cell>
          <table:table-cell table:formula="of:=4*PI()*PI()*[.I759]*[.B759]" office:value-type="float" office:value="67551.2441938557" calcext:value-type="float">
            <text:p>67551,2442</text:p>
          </table:table-cell>
          <table:table-cell table:number-columns-repeated="5"/>
          <table:table-cell table:formula="of:=COM.MICROSOFT.NORM.INV(RAND();[.$S$28];[.$S$30])" office:value-type="float" office:value="58267.0413702076" calcext:value-type="float">
            <text:p>58267,0413702076</text:p>
          </table:table-cell>
          <table:table-cell table:number-columns-repeated="14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18+4*RAND()" office:value-type="float" office:value="19.778592731338" calcext:value-type="float">
            <text:p>19,7786</text:p>
          </table:table-cell>
          <table:table-cell table:number-columns-repeated="5"/>
          <table:table-cell office:value-type="float" office:value="735" calcext:value-type="float">
            <text:p>735</text:p>
          </table:table-cell>
          <table:table-cell table:formula="of:=COM.MICROSOFT.NORM.INV(RAND();80;10)" office:value-type="float" office:value="64.0202587009995" calcext:value-type="float">
            <text:p>64,0203</text:p>
          </table:table-cell>
          <table:table-cell table:number-columns-repeated="5"/>
          <table:table-cell office:value-type="float" office:value="735" calcext:value-type="float">
            <text:p>735</text:p>
          </table:table-cell>
          <table:table-cell table:formula="of:=4*PI()*PI()*[.I760]*[.B760]" office:value-type="float" office:value="49988.7813340887" calcext:value-type="float">
            <text:p>49988,7813</text:p>
          </table:table-cell>
          <table:table-cell table:number-columns-repeated="5"/>
          <table:table-cell table:formula="of:=COM.MICROSOFT.NORM.INV(RAND();[.$S$28];[.$S$30])" office:value-type="float" office:value="59679.2878815851" calcext:value-type="float">
            <text:p>59679,2878815851</text:p>
          </table:table-cell>
          <table:table-cell table:number-columns-repeated="14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18+4*RAND()" office:value-type="float" office:value="18.4013452078216" calcext:value-type="float">
            <text:p>18,4013</text:p>
          </table:table-cell>
          <table:table-cell table:number-columns-repeated="5"/>
          <table:table-cell office:value-type="float" office:value="736" calcext:value-type="float">
            <text:p>736</text:p>
          </table:table-cell>
          <table:table-cell table:formula="of:=COM.MICROSOFT.NORM.INV(RAND();80;10)" office:value-type="float" office:value="75.6025778366635" calcext:value-type="float">
            <text:p>75,6026</text:p>
          </table:table-cell>
          <table:table-cell table:number-columns-repeated="5"/>
          <table:table-cell office:value-type="float" office:value="736" calcext:value-type="float">
            <text:p>736</text:p>
          </table:table-cell>
          <table:table-cell table:formula="of:=4*PI()*PI()*[.I761]*[.B761]" office:value-type="float" office:value="54921.9455739689" calcext:value-type="float">
            <text:p>54921,9456</text:p>
          </table:table-cell>
          <table:table-cell table:number-columns-repeated="5"/>
          <table:table-cell table:formula="of:=COM.MICROSOFT.NORM.INV(RAND();[.$S$28];[.$S$30])" office:value-type="float" office:value="68353.748202713" calcext:value-type="float">
            <text:p>68353,748202713</text:p>
          </table:table-cell>
          <table:table-cell table:number-columns-repeated="14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18+4*RAND()" office:value-type="float" office:value="18.4340102490969" calcext:value-type="float">
            <text:p>18,4340</text:p>
          </table:table-cell>
          <table:table-cell table:number-columns-repeated="5"/>
          <table:table-cell office:value-type="float" office:value="737" calcext:value-type="float">
            <text:p>737</text:p>
          </table:table-cell>
          <table:table-cell table:formula="of:=COM.MICROSOFT.NORM.INV(RAND();80;10)" office:value-type="float" office:value="98.8105088446573" calcext:value-type="float">
            <text:p>98,8105</text:p>
          </table:table-cell>
          <table:table-cell table:number-columns-repeated="5"/>
          <table:table-cell office:value-type="float" office:value="737" calcext:value-type="float">
            <text:p>737</text:p>
          </table:table-cell>
          <table:table-cell table:formula="of:=4*PI()*PI()*[.I762]*[.B762]" office:value-type="float" office:value="71908.9085729858" calcext:value-type="float">
            <text:p>71908,9086</text:p>
          </table:table-cell>
          <table:table-cell table:number-columns-repeated="5"/>
          <table:table-cell table:formula="of:=COM.MICROSOFT.NORM.INV(RAND();[.$S$28];[.$S$30])" office:value-type="float" office:value="63079.7542431342" calcext:value-type="float">
            <text:p>63079,7542431342</text:p>
          </table:table-cell>
          <table:table-cell table:number-columns-repeated="14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18+4*RAND()" office:value-type="float" office:value="19.748674497474" calcext:value-type="float">
            <text:p>19,7487</text:p>
          </table:table-cell>
          <table:table-cell table:number-columns-repeated="5"/>
          <table:table-cell office:value-type="float" office:value="738" calcext:value-type="float">
            <text:p>738</text:p>
          </table:table-cell>
          <table:table-cell table:formula="of:=COM.MICROSOFT.NORM.INV(RAND();80;10)" office:value-type="float" office:value="77.2290010311396" calcext:value-type="float">
            <text:p>77,2290</text:p>
          </table:table-cell>
          <table:table-cell table:number-columns-repeated="5"/>
          <table:table-cell office:value-type="float" office:value="738" calcext:value-type="float">
            <text:p>738</text:p>
          </table:table-cell>
          <table:table-cell table:formula="of:=4*PI()*PI()*[.I763]*[.B763]" office:value-type="float" office:value="60211.3140925351" calcext:value-type="float">
            <text:p>60211,3141</text:p>
          </table:table-cell>
          <table:table-cell table:number-columns-repeated="5"/>
          <table:table-cell table:formula="of:=COM.MICROSOFT.NORM.INV(RAND();[.$S$28];[.$S$30])" office:value-type="float" office:value="68647.3525730973" calcext:value-type="float">
            <text:p>68647,3525730973</text:p>
          </table:table-cell>
          <table:table-cell table:number-columns-repeated="14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18+4*RAND()" office:value-type="float" office:value="19.7404599911533" calcext:value-type="float">
            <text:p>19,7405</text:p>
          </table:table-cell>
          <table:table-cell table:number-columns-repeated="5"/>
          <table:table-cell office:value-type="float" office:value="739" calcext:value-type="float">
            <text:p>739</text:p>
          </table:table-cell>
          <table:table-cell table:formula="of:=COM.MICROSOFT.NORM.INV(RAND();80;10)" office:value-type="float" office:value="83.6832877060975" calcext:value-type="float">
            <text:p>83,6833</text:p>
          </table:table-cell>
          <table:table-cell table:number-columns-repeated="5"/>
          <table:table-cell office:value-type="float" office:value="739" calcext:value-type="float">
            <text:p>739</text:p>
          </table:table-cell>
          <table:table-cell table:formula="of:=4*PI()*PI()*[.I764]*[.B764]" office:value-type="float" office:value="65216.2374542223" calcext:value-type="float">
            <text:p>65216,2375</text:p>
          </table:table-cell>
          <table:table-cell table:number-columns-repeated="5"/>
          <table:table-cell table:formula="of:=COM.MICROSOFT.NORM.INV(RAND();[.$S$28];[.$S$30])" office:value-type="float" office:value="53556.9468057238" calcext:value-type="float">
            <text:p>53556,9468057238</text:p>
          </table:table-cell>
          <table:table-cell table:number-columns-repeated="14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18+4*RAND()" office:value-type="float" office:value="18.5082714078017" calcext:value-type="float">
            <text:p>18,5083</text:p>
          </table:table-cell>
          <table:table-cell table:number-columns-repeated="5"/>
          <table:table-cell office:value-type="float" office:value="740" calcext:value-type="float">
            <text:p>740</text:p>
          </table:table-cell>
          <table:table-cell table:formula="of:=COM.MICROSOFT.NORM.INV(RAND();80;10)" office:value-type="float" office:value="71.1927332063309" calcext:value-type="float">
            <text:p>71,1927</text:p>
          </table:table-cell>
          <table:table-cell table:number-columns-repeated="5"/>
          <table:table-cell office:value-type="float" office:value="740" calcext:value-type="float">
            <text:p>740</text:p>
          </table:table-cell>
          <table:table-cell table:formula="of:=4*PI()*PI()*[.I765]*[.B765]" office:value-type="float" office:value="52018.9117844215" calcext:value-type="float">
            <text:p>52018,9118</text:p>
          </table:table-cell>
          <table:table-cell table:number-columns-repeated="5"/>
          <table:table-cell table:formula="of:=COM.MICROSOFT.NORM.INV(RAND();[.$S$28];[.$S$30])" office:value-type="float" office:value="44424.04245365" calcext:value-type="float">
            <text:p>44424,04245365</text:p>
          </table:table-cell>
          <table:table-cell table:number-columns-repeated="14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18+4*RAND()" office:value-type="float" office:value="18.2591575733386" calcext:value-type="float">
            <text:p>18,2592</text:p>
          </table:table-cell>
          <table:table-cell table:number-columns-repeated="5"/>
          <table:table-cell office:value-type="float" office:value="741" calcext:value-type="float">
            <text:p>741</text:p>
          </table:table-cell>
          <table:table-cell table:formula="of:=COM.MICROSOFT.NORM.INV(RAND();80;10)" office:value-type="float" office:value="83.6096859227124" calcext:value-type="float">
            <text:p>83,6097</text:p>
          </table:table-cell>
          <table:table-cell table:number-columns-repeated="5"/>
          <table:table-cell office:value-type="float" office:value="741" calcext:value-type="float">
            <text:p>741</text:p>
          </table:table-cell>
          <table:table-cell table:formula="of:=4*PI()*PI()*[.I766]*[.B766]" office:value-type="float" office:value="60269.4273809189" calcext:value-type="float">
            <text:p>60269,4274</text:p>
          </table:table-cell>
          <table:table-cell table:number-columns-repeated="5"/>
          <table:table-cell table:formula="of:=COM.MICROSOFT.NORM.INV(RAND();[.$S$28];[.$S$30])" office:value-type="float" office:value="56034.6303037554" calcext:value-type="float">
            <text:p>56034,6303037554</text:p>
          </table:table-cell>
          <table:table-cell table:number-columns-repeated="14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18+4*RAND()" office:value-type="float" office:value="19.1998011269607" calcext:value-type="float">
            <text:p>19,1998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formula="of:=COM.MICROSOFT.NORM.INV(RAND();80;10)" office:value-type="float" office:value="72.3340458776765" calcext:value-type="float">
            <text:p>72,3340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formula="of:=4*PI()*PI()*[.I767]*[.B767]" office:value-type="float" office:value="54827.5985587487" calcext:value-type="float">
            <text:p>54827,5986</text:p>
          </table:table-cell>
          <table:table-cell table:number-columns-repeated="5"/>
          <table:table-cell table:formula="of:=COM.MICROSOFT.NORM.INV(RAND();[.$S$28];[.$S$30])" office:value-type="float" office:value="69401.4002237927" calcext:value-type="float">
            <text:p>69401,4002237927</text:p>
          </table:table-cell>
          <table:table-cell table:number-columns-repeated="14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18+4*RAND()" office:value-type="float" office:value="21.2078521312214" calcext:value-type="float">
            <text:p>21,2079</text:p>
          </table:table-cell>
          <table:table-cell table:number-columns-repeated="5"/>
          <table:table-cell office:value-type="float" office:value="743" calcext:value-type="float">
            <text:p>743</text:p>
          </table:table-cell>
          <table:table-cell table:formula="of:=COM.MICROSOFT.NORM.INV(RAND();80;10)" office:value-type="float" office:value="86.0731108318818" calcext:value-type="float">
            <text:p>86,0731</text:p>
          </table:table-cell>
          <table:table-cell table:number-columns-repeated="5"/>
          <table:table-cell office:value-type="float" office:value="743" calcext:value-type="float">
            <text:p>743</text:p>
          </table:table-cell>
          <table:table-cell table:formula="of:=4*PI()*PI()*[.I768]*[.B768]" office:value-type="float" office:value="72064.9223143902" calcext:value-type="float">
            <text:p>72064,9223</text:p>
          </table:table-cell>
          <table:table-cell table:number-columns-repeated="5"/>
          <table:table-cell table:formula="of:=COM.MICROSOFT.NORM.INV(RAND();[.$S$28];[.$S$30])" office:value-type="float" office:value="56206.4157844961" calcext:value-type="float">
            <text:p>56206,4157844961</text:p>
          </table:table-cell>
          <table:table-cell table:number-columns-repeated="14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18+4*RAND()" office:value-type="float" office:value="18.541004201863" calcext:value-type="float">
            <text:p>18,5410</text:p>
          </table:table-cell>
          <table:table-cell table:number-columns-repeated="5"/>
          <table:table-cell office:value-type="float" office:value="744" calcext:value-type="float">
            <text:p>744</text:p>
          </table:table-cell>
          <table:table-cell table:formula="of:=COM.MICROSOFT.NORM.INV(RAND();80;10)" office:value-type="float" office:value="83.209052437103" calcext:value-type="float">
            <text:p>83,2091</text:p>
          </table:table-cell>
          <table:table-cell table:number-columns-repeated="5"/>
          <table:table-cell office:value-type="float" office:value="744" calcext:value-type="float">
            <text:p>744</text:p>
          </table:table-cell>
          <table:table-cell table:formula="of:=4*PI()*PI()*[.I769]*[.B769]" office:value-type="float" office:value="60906.4890641369" calcext:value-type="float">
            <text:p>60906,4891</text:p>
          </table:table-cell>
          <table:table-cell table:number-columns-repeated="5"/>
          <table:table-cell table:formula="of:=COM.MICROSOFT.NORM.INV(RAND();[.$S$28];[.$S$30])" office:value-type="float" office:value="51682.5496919497" calcext:value-type="float">
            <text:p>51682,5496919497</text:p>
          </table:table-cell>
          <table:table-cell table:number-columns-repeated="14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18+4*RAND()" office:value-type="float" office:value="19.3227814189158" calcext:value-type="float">
            <text:p>19,3228</text:p>
          </table:table-cell>
          <table:table-cell table:number-columns-repeated="5"/>
          <table:table-cell office:value-type="float" office:value="745" calcext:value-type="float">
            <text:p>745</text:p>
          </table:table-cell>
          <table:table-cell table:formula="of:=COM.MICROSOFT.NORM.INV(RAND();80;10)" office:value-type="float" office:value="76.4048184907195" calcext:value-type="float">
            <text:p>76,4048</text:p>
          </table:table-cell>
          <table:table-cell table:number-columns-repeated="5"/>
          <table:table-cell office:value-type="float" office:value="745" calcext:value-type="float">
            <text:p>745</text:p>
          </table:table-cell>
          <table:table-cell table:formula="of:=4*PI()*PI()*[.I770]*[.B770]" office:value-type="float" office:value="58284.1042307448" calcext:value-type="float">
            <text:p>58284,1042</text:p>
          </table:table-cell>
          <table:table-cell table:number-columns-repeated="5"/>
          <table:table-cell table:formula="of:=COM.MICROSOFT.NORM.INV(RAND();[.$S$28];[.$S$30])" office:value-type="float" office:value="65723.8935299216" calcext:value-type="float">
            <text:p>65723,8935299216</text:p>
          </table:table-cell>
          <table:table-cell table:number-columns-repeated="14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18+4*RAND()" office:value-type="float" office:value="18.1420915941708" calcext:value-type="float">
            <text:p>18,1421</text:p>
          </table:table-cell>
          <table:table-cell table:number-columns-repeated="5"/>
          <table:table-cell office:value-type="float" office:value="746" calcext:value-type="float">
            <text:p>746</text:p>
          </table:table-cell>
          <table:table-cell table:formula="of:=COM.MICROSOFT.NORM.INV(RAND();80;10)" office:value-type="float" office:value="92.9826889646003" calcext:value-type="float">
            <text:p>92,9827</text:p>
          </table:table-cell>
          <table:table-cell table:number-columns-repeated="5"/>
          <table:table-cell office:value-type="float" office:value="746" calcext:value-type="float">
            <text:p>746</text:p>
          </table:table-cell>
          <table:table-cell table:formula="of:=4*PI()*PI()*[.I771]*[.B771]" office:value-type="float" office:value="66596.1608116543" calcext:value-type="float">
            <text:p>66596,1608</text:p>
          </table:table-cell>
          <table:table-cell table:number-columns-repeated="5"/>
          <table:table-cell table:formula="of:=COM.MICROSOFT.NORM.INV(RAND();[.$S$28];[.$S$30])" office:value-type="float" office:value="71094.378234" calcext:value-type="float">
            <text:p>71094,378234</text:p>
          </table:table-cell>
          <table:table-cell table:number-columns-repeated="14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18+4*RAND()" office:value-type="float" office:value="18.2556632091291" calcext:value-type="float">
            <text:p>18,2557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table:formula="of:=COM.MICROSOFT.NORM.INV(RAND();80;10)" office:value-type="float" office:value="65.9523345261241" calcext:value-type="float">
            <text:p>65,9523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table:formula="of:=4*PI()*PI()*[.I772]*[.B772]" office:value-type="float" office:value="47532.1571929067" calcext:value-type="float">
            <text:p>47532,1572</text:p>
          </table:table-cell>
          <table:table-cell table:number-columns-repeated="5"/>
          <table:table-cell table:formula="of:=COM.MICROSOFT.NORM.INV(RAND();[.$S$28];[.$S$30])" office:value-type="float" office:value="63860.6162428701" calcext:value-type="float">
            <text:p>63860,6162428701</text:p>
          </table:table-cell>
          <table:table-cell table:number-columns-repeated="14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18+4*RAND()" office:value-type="float" office:value="19.2771096020006" calcext:value-type="float">
            <text:p>19,2771</text:p>
          </table:table-cell>
          <table:table-cell table:number-columns-repeated="5"/>
          <table:table-cell office:value-type="float" office:value="748" calcext:value-type="float">
            <text:p>748</text:p>
          </table:table-cell>
          <table:table-cell table:formula="of:=COM.MICROSOFT.NORM.INV(RAND();80;10)" office:value-type="float" office:value="71.9368827437864" calcext:value-type="float">
            <text:p>71,9369</text:p>
          </table:table-cell>
          <table:table-cell table:number-columns-repeated="5"/>
          <table:table-cell office:value-type="float" office:value="748" calcext:value-type="float">
            <text:p>748</text:p>
          </table:table-cell>
          <table:table-cell table:formula="of:=4*PI()*PI()*[.I773]*[.B773]" office:value-type="float" office:value="54746.1102694334" calcext:value-type="float">
            <text:p>54746,1103</text:p>
          </table:table-cell>
          <table:table-cell table:number-columns-repeated="5"/>
          <table:table-cell table:formula="of:=COM.MICROSOFT.NORM.INV(RAND();[.$S$28];[.$S$30])" office:value-type="float" office:value="42658.3315717124" calcext:value-type="float">
            <text:p>42658,3315717124</text:p>
          </table:table-cell>
          <table:table-cell table:number-columns-repeated="14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18+4*RAND()" office:value-type="float" office:value="18.0534268249758" calcext:value-type="float">
            <text:p>18,0534</text:p>
          </table:table-cell>
          <table:table-cell table:number-columns-repeated="5"/>
          <table:table-cell office:value-type="float" office:value="749" calcext:value-type="float">
            <text:p>749</text:p>
          </table:table-cell>
          <table:table-cell table:formula="of:=COM.MICROSOFT.NORM.INV(RAND();80;10)" office:value-type="float" office:value="84.1903137201903" calcext:value-type="float">
            <text:p>84,1903</text:p>
          </table:table-cell>
          <table:table-cell table:number-columns-repeated="5"/>
          <table:table-cell office:value-type="float" office:value="749" calcext:value-type="float">
            <text:p>749</text:p>
          </table:table-cell>
          <table:table-cell table:formula="of:=4*PI()*PI()*[.I774]*[.B774]" office:value-type="float" office:value="60004.1812967569" calcext:value-type="float">
            <text:p>60004,1813</text:p>
          </table:table-cell>
          <table:table-cell table:number-columns-repeated="5"/>
          <table:table-cell table:formula="of:=COM.MICROSOFT.NORM.INV(RAND();[.$S$28];[.$S$30])" office:value-type="float" office:value="69804.3402052237" calcext:value-type="float">
            <text:p>69804,3402052237</text:p>
          </table:table-cell>
          <table:table-cell table:number-columns-repeated="14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18+4*RAND()" office:value-type="float" office:value="21.135057664942" calcext:value-type="float">
            <text:p>21,1351</text:p>
          </table:table-cell>
          <table:table-cell table:number-columns-repeated="5"/>
          <table:table-cell office:value-type="float" office:value="750" calcext:value-type="float">
            <text:p>750</text:p>
          </table:table-cell>
          <table:table-cell table:formula="of:=COM.MICROSOFT.NORM.INV(RAND();80;10)" office:value-type="float" office:value="61.4342980621046" calcext:value-type="float">
            <text:p>61,4343</text:p>
          </table:table-cell>
          <table:table-cell table:number-columns-repeated="5"/>
          <table:table-cell office:value-type="float" office:value="750" calcext:value-type="float">
            <text:p>750</text:p>
          </table:table-cell>
          <table:table-cell table:formula="of:=4*PI()*PI()*[.I775]*[.B775]" office:value-type="float" office:value="51259.4656111089" calcext:value-type="float">
            <text:p>51259,4656</text:p>
          </table:table-cell>
          <table:table-cell table:number-columns-repeated="5"/>
          <table:table-cell table:formula="of:=COM.MICROSOFT.NORM.INV(RAND();[.$S$28];[.$S$30])" office:value-type="float" office:value="72225.8077436293" calcext:value-type="float">
            <text:p>72225,8077436293</text:p>
          </table:table-cell>
          <table:table-cell table:number-columns-repeated="14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18+4*RAND()" office:value-type="float" office:value="20.5998230022378" calcext:value-type="float">
            <text:p>20,5998</text:p>
          </table:table-cell>
          <table:table-cell table:number-columns-repeated="5"/>
          <table:table-cell office:value-type="float" office:value="751" calcext:value-type="float">
            <text:p>751</text:p>
          </table:table-cell>
          <table:table-cell table:formula="of:=COM.MICROSOFT.NORM.INV(RAND();80;10)" office:value-type="float" office:value="76.2653883487944" calcext:value-type="float">
            <text:p>76,2654</text:p>
          </table:table-cell>
          <table:table-cell table:number-columns-repeated="5"/>
          <table:table-cell office:value-type="float" office:value="751" calcext:value-type="float">
            <text:p>751</text:p>
          </table:table-cell>
          <table:table-cell table:formula="of:=4*PI()*PI()*[.I776]*[.B776]" office:value-type="float" office:value="62022.7061984546" calcext:value-type="float">
            <text:p>62022,7062</text:p>
          </table:table-cell>
          <table:table-cell table:number-columns-repeated="5"/>
          <table:table-cell table:formula="of:=COM.MICROSOFT.NORM.INV(RAND();[.$S$28];[.$S$30])" office:value-type="float" office:value="76391.8528819212" calcext:value-type="float">
            <text:p>76391,8528819212</text:p>
          </table:table-cell>
          <table:table-cell table:number-columns-repeated="14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18+4*RAND()" office:value-type="float" office:value="21.5420812149532" calcext:value-type="float">
            <text:p>21,5421</text:p>
          </table:table-cell>
          <table:table-cell table:number-columns-repeated="5"/>
          <table:table-cell office:value-type="float" office:value="752" calcext:value-type="float">
            <text:p>752</text:p>
          </table:table-cell>
          <table:table-cell table:formula="of:=COM.MICROSOFT.NORM.INV(RAND();80;10)" office:value-type="float" office:value="69.5453171112311" calcext:value-type="float">
            <text:p>69,5453</text:p>
          </table:table-cell>
          <table:table-cell table:number-columns-repeated="5"/>
          <table:table-cell office:value-type="float" office:value="752" calcext:value-type="float">
            <text:p>752</text:p>
          </table:table-cell>
          <table:table-cell table:formula="of:=4*PI()*PI()*[.I777]*[.B777]" office:value-type="float" office:value="59144.6256537336" calcext:value-type="float">
            <text:p>59144,6257</text:p>
          </table:table-cell>
          <table:table-cell table:number-columns-repeated="5"/>
          <table:table-cell table:formula="of:=COM.MICROSOFT.NORM.INV(RAND();[.$S$28];[.$S$30])" office:value-type="float" office:value="62435.2273295179" calcext:value-type="float">
            <text:p>62435,2273295179</text:p>
          </table:table-cell>
          <table:table-cell table:number-columns-repeated="14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18+4*RAND()" office:value-type="float" office:value="20.5944878724404" calcext:value-type="float">
            <text:p>20,5945</text:p>
          </table:table-cell>
          <table:table-cell table:number-columns-repeated="5"/>
          <table:table-cell office:value-type="float" office:value="753" calcext:value-type="float">
            <text:p>753</text:p>
          </table:table-cell>
          <table:table-cell table:formula="of:=COM.MICROSOFT.NORM.INV(RAND();80;10)" office:value-type="float" office:value="84.270657736315" calcext:value-type="float">
            <text:p>84,2707</text:p>
          </table:table-cell>
          <table:table-cell table:number-columns-repeated="5"/>
          <table:table-cell office:value-type="float" office:value="753" calcext:value-type="float">
            <text:p>753</text:p>
          </table:table-cell>
          <table:table-cell table:formula="of:=4*PI()*PI()*[.I778]*[.B778]" office:value-type="float" office:value="68515.2295448676" calcext:value-type="float">
            <text:p>68515,2295</text:p>
          </table:table-cell>
          <table:table-cell table:number-columns-repeated="5"/>
          <table:table-cell table:formula="of:=COM.MICROSOFT.NORM.INV(RAND();[.$S$28];[.$S$30])" office:value-type="float" office:value="51097.7225606422" calcext:value-type="float">
            <text:p>51097,7225606422</text:p>
          </table:table-cell>
          <table:table-cell table:number-columns-repeated="14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18+4*RAND()" office:value-type="float" office:value="19.985747508239" calcext:value-type="float">
            <text:p>19,9857</text:p>
          </table:table-cell>
          <table:table-cell table:number-columns-repeated="5"/>
          <table:table-cell office:value-type="float" office:value="754" calcext:value-type="float">
            <text:p>754</text:p>
          </table:table-cell>
          <table:table-cell table:formula="of:=COM.MICROSOFT.NORM.INV(RAND();80;10)" office:value-type="float" office:value="77.6338948645332" calcext:value-type="float">
            <text:p>77,6339</text:p>
          </table:table-cell>
          <table:table-cell table:number-columns-repeated="5"/>
          <table:table-cell office:value-type="float" office:value="754" calcext:value-type="float">
            <text:p>754</text:p>
          </table:table-cell>
          <table:table-cell table:formula="of:=4*PI()*PI()*[.I779]*[.B779]" office:value-type="float" office:value="61253.5844950551" calcext:value-type="float">
            <text:p>61253,5845</text:p>
          </table:table-cell>
          <table:table-cell table:number-columns-repeated="5"/>
          <table:table-cell table:formula="of:=COM.MICROSOFT.NORM.INV(RAND();[.$S$28];[.$S$30])" office:value-type="float" office:value="62087.6266528765" calcext:value-type="float">
            <text:p>62087,6266528765</text:p>
          </table:table-cell>
          <table:table-cell table:number-columns-repeated="14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18+4*RAND()" office:value-type="float" office:value="20.1712813214399" calcext:value-type="float">
            <text:p>20,1713</text:p>
          </table:table-cell>
          <table:table-cell table:number-columns-repeated="5"/>
          <table:table-cell office:value-type="float" office:value="755" calcext:value-type="float">
            <text:p>755</text:p>
          </table:table-cell>
          <table:table-cell table:formula="of:=COM.MICROSOFT.NORM.INV(RAND();80;10)" office:value-type="float" office:value="68.007038997896" calcext:value-type="float">
            <text:p>68,0070</text:p>
          </table:table-cell>
          <table:table-cell table:number-columns-repeated="5"/>
          <table:table-cell office:value-type="float" office:value="755" calcext:value-type="float">
            <text:p>755</text:p>
          </table:table-cell>
          <table:table-cell table:formula="of:=4*PI()*PI()*[.I780]*[.B780]" office:value-type="float" office:value="54156.0635654273" calcext:value-type="float">
            <text:p>54156,0636</text:p>
          </table:table-cell>
          <table:table-cell table:number-columns-repeated="5"/>
          <table:table-cell table:formula="of:=COM.MICROSOFT.NORM.INV(RAND();[.$S$28];[.$S$30])" office:value-type="float" office:value="64989.1133318193" calcext:value-type="float">
            <text:p>64989,1133318193</text:p>
          </table:table-cell>
          <table:table-cell table:number-columns-repeated="14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18+4*RAND()" office:value-type="float" office:value="19.2126906993799" calcext:value-type="float">
            <text:p>19,2127</text:p>
          </table:table-cell>
          <table:table-cell table:number-columns-repeated="5"/>
          <table:table-cell office:value-type="float" office:value="756" calcext:value-type="float">
            <text:p>756</text:p>
          </table:table-cell>
          <table:table-cell table:formula="of:=COM.MICROSOFT.NORM.INV(RAND();80;10)" office:value-type="float" office:value="91.8417331156771" calcext:value-type="float">
            <text:p>91,8417</text:p>
          </table:table-cell>
          <table:table-cell table:number-columns-repeated="5"/>
          <table:table-cell office:value-type="float" office:value="756" calcext:value-type="float">
            <text:p>756</text:p>
          </table:table-cell>
          <table:table-cell table:formula="of:=4*PI()*PI()*[.I781]*[.B781]" office:value-type="float" office:value="69660.7263442659" calcext:value-type="float">
            <text:p>69660,7263</text:p>
          </table:table-cell>
          <table:table-cell table:number-columns-repeated="5"/>
          <table:table-cell table:formula="of:=COM.MICROSOFT.NORM.INV(RAND();[.$S$28];[.$S$30])" office:value-type="float" office:value="69666.7813976173" calcext:value-type="float">
            <text:p>69666,7813976173</text:p>
          </table:table-cell>
          <table:table-cell table:number-columns-repeated="14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18+4*RAND()" office:value-type="float" office:value="20.5750946146436" calcext:value-type="float">
            <text:p>20,5751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formula="of:=COM.MICROSOFT.NORM.INV(RAND();80;10)" office:value-type="float" office:value="74.3132688704957" calcext:value-type="float">
            <text:p>74,3133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formula="of:=4*PI()*PI()*[.I782]*[.B782]" office:value-type="float" office:value="60362.6007185724" calcext:value-type="float">
            <text:p>60362,6007</text:p>
          </table:table-cell>
          <table:table-cell table:number-columns-repeated="5"/>
          <table:table-cell table:formula="of:=COM.MICROSOFT.NORM.INV(RAND();[.$S$28];[.$S$30])" office:value-type="float" office:value="58526.3002444124" calcext:value-type="float">
            <text:p>58526,3002444124</text:p>
          </table:table-cell>
          <table:table-cell table:number-columns-repeated="14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18+4*RAND()" office:value-type="float" office:value="19.865209385287" calcext:value-type="float">
            <text:p>19,8652</text:p>
          </table:table-cell>
          <table:table-cell table:number-columns-repeated="5"/>
          <table:table-cell office:value-type="float" office:value="758" calcext:value-type="float">
            <text:p>758</text:p>
          </table:table-cell>
          <table:table-cell table:formula="of:=COM.MICROSOFT.NORM.INV(RAND();80;10)" office:value-type="float" office:value="78.5383797472542" calcext:value-type="float">
            <text:p>78,5384</text:p>
          </table:table-cell>
          <table:table-cell table:number-columns-repeated="5"/>
          <table:table-cell office:value-type="float" office:value="758" calcext:value-type="float">
            <text:p>758</text:p>
          </table:table-cell>
          <table:table-cell table:formula="of:=4*PI()*PI()*[.I783]*[.B783]" office:value-type="float" office:value="61593.491207833" calcext:value-type="float">
            <text:p>61593,4912</text:p>
          </table:table-cell>
          <table:table-cell table:number-columns-repeated="5"/>
          <table:table-cell table:formula="of:=COM.MICROSOFT.NORM.INV(RAND();[.$S$28];[.$S$30])" office:value-type="float" office:value="62241.2935077737" calcext:value-type="float">
            <text:p>62241,2935077737</text:p>
          </table:table-cell>
          <table:table-cell table:number-columns-repeated="14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18+4*RAND()" office:value-type="float" office:value="21.9256924581714" calcext:value-type="float">
            <text:p>21,9257</text:p>
          </table:table-cell>
          <table:table-cell table:number-columns-repeated="5"/>
          <table:table-cell office:value-type="float" office:value="759" calcext:value-type="float">
            <text:p>759</text:p>
          </table:table-cell>
          <table:table-cell table:formula="of:=COM.MICROSOFT.NORM.INV(RAND();80;10)" office:value-type="float" office:value="68.0726626268354" calcext:value-type="float">
            <text:p>68,0727</text:p>
          </table:table-cell>
          <table:table-cell table:number-columns-repeated="5"/>
          <table:table-cell office:value-type="float" office:value="759" calcext:value-type="float">
            <text:p>759</text:p>
          </table:table-cell>
          <table:table-cell table:formula="of:=4*PI()*PI()*[.I784]*[.B784]" office:value-type="float" office:value="58923.1278952877" calcext:value-type="float">
            <text:p>58923,1279</text:p>
          </table:table-cell>
          <table:table-cell table:number-columns-repeated="5"/>
          <table:table-cell table:formula="of:=COM.MICROSOFT.NORM.INV(RAND();[.$S$28];[.$S$30])" office:value-type="float" office:value="63477.5204718352" calcext:value-type="float">
            <text:p>63477,5204718352</text:p>
          </table:table-cell>
          <table:table-cell table:number-columns-repeated="14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18+4*RAND()" office:value-type="float" office:value="21.825446031522" calcext:value-type="float">
            <text:p>21,8254</text:p>
          </table:table-cell>
          <table:table-cell table:number-columns-repeated="5"/>
          <table:table-cell office:value-type="float" office:value="760" calcext:value-type="float">
            <text:p>760</text:p>
          </table:table-cell>
          <table:table-cell table:formula="of:=COM.MICROSOFT.NORM.INV(RAND();80;10)" office:value-type="float" office:value="72.0996858913438" calcext:value-type="float">
            <text:p>72,0997</text:p>
          </table:table-cell>
          <table:table-cell table:number-columns-repeated="5"/>
          <table:table-cell office:value-type="float" office:value="760" calcext:value-type="float">
            <text:p>760</text:p>
          </table:table-cell>
          <table:table-cell table:formula="of:=4*PI()*PI()*[.I785]*[.B785]" office:value-type="float" office:value="62123.5460045956" calcext:value-type="float">
            <text:p>62123,5460</text:p>
          </table:table-cell>
          <table:table-cell table:number-columns-repeated="5"/>
          <table:table-cell table:formula="of:=COM.MICROSOFT.NORM.INV(RAND();[.$S$28];[.$S$30])" office:value-type="float" office:value="62742.6114550974" calcext:value-type="float">
            <text:p>62742,6114550974</text:p>
          </table:table-cell>
          <table:table-cell table:number-columns-repeated="14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18+4*RAND()" office:value-type="float" office:value="21.1541165201925" calcext:value-type="float">
            <text:p>21,1541</text:p>
          </table:table-cell>
          <table:table-cell table:number-columns-repeated="5"/>
          <table:table-cell office:value-type="float" office:value="761" calcext:value-type="float">
            <text:p>761</text:p>
          </table:table-cell>
          <table:table-cell table:formula="of:=COM.MICROSOFT.NORM.INV(RAND();80;10)" office:value-type="float" office:value="64.6644942243155" calcext:value-type="float">
            <text:p>64,6645</text:p>
          </table:table-cell>
          <table:table-cell table:number-columns-repeated="5"/>
          <table:table-cell office:value-type="float" office:value="761" calcext:value-type="float">
            <text:p>761</text:p>
          </table:table-cell>
          <table:table-cell table:formula="of:=4*PI()*PI()*[.I786]*[.B786]" office:value-type="float" office:value="54003.3267029024" calcext:value-type="float">
            <text:p>54003,3267</text:p>
          </table:table-cell>
          <table:table-cell table:number-columns-repeated="5"/>
          <table:table-cell table:formula="of:=COM.MICROSOFT.NORM.INV(RAND();[.$S$28];[.$S$30])" office:value-type="float" office:value="77695.5140940262" calcext:value-type="float">
            <text:p>77695,5140940262</text:p>
          </table:table-cell>
          <table:table-cell table:number-columns-repeated="14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18+4*RAND()" office:value-type="float" office:value="21.4808219731785" calcext:value-type="float">
            <text:p>21,4808</text:p>
          </table:table-cell>
          <table:table-cell table:number-columns-repeated="5"/>
          <table:table-cell office:value-type="float" office:value="762" calcext:value-type="float">
            <text:p>762</text:p>
          </table:table-cell>
          <table:table-cell table:formula="of:=COM.MICROSOFT.NORM.INV(RAND();80;10)" office:value-type="float" office:value="101.726063382035" calcext:value-type="float">
            <text:p>101,7261</text:p>
          </table:table-cell>
          <table:table-cell table:number-columns-repeated="5"/>
          <table:table-cell office:value-type="float" office:value="762" calcext:value-type="float">
            <text:p>762</text:p>
          </table:table-cell>
          <table:table-cell table:formula="of:=4*PI()*PI()*[.I787]*[.B787]" office:value-type="float" office:value="86266.6375969452" calcext:value-type="float">
            <text:p>86266,6376</text:p>
          </table:table-cell>
          <table:table-cell table:number-columns-repeated="5"/>
          <table:table-cell table:formula="of:=COM.MICROSOFT.NORM.INV(RAND();[.$S$28];[.$S$30])" office:value-type="float" office:value="73717.706255078" calcext:value-type="float">
            <text:p>73717,706255078</text:p>
          </table:table-cell>
          <table:table-cell table:number-columns-repeated="14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18+4*RAND()" office:value-type="float" office:value="19.6489678896032" calcext:value-type="float">
            <text:p>19,6490</text:p>
          </table:table-cell>
          <table:table-cell table:number-columns-repeated="5"/>
          <table:table-cell office:value-type="float" office:value="763" calcext:value-type="float">
            <text:p>763</text:p>
          </table:table-cell>
          <table:table-cell table:formula="of:=COM.MICROSOFT.NORM.INV(RAND();80;10)" office:value-type="float" office:value="78.5868557100204" calcext:value-type="float">
            <text:p>78,5869</text:p>
          </table:table-cell>
          <table:table-cell table:number-columns-repeated="5"/>
          <table:table-cell office:value-type="float" office:value="763" calcext:value-type="float">
            <text:p>763</text:p>
          </table:table-cell>
          <table:table-cell table:formula="of:=4*PI()*PI()*[.I788]*[.B788]" office:value-type="float" office:value="60960.6224041717" calcext:value-type="float">
            <text:p>60960,6224</text:p>
          </table:table-cell>
          <table:table-cell table:number-columns-repeated="5"/>
          <table:table-cell table:formula="of:=COM.MICROSOFT.NORM.INV(RAND();[.$S$28];[.$S$30])" office:value-type="float" office:value="71500.4999379021" calcext:value-type="float">
            <text:p>71500,4999379021</text:p>
          </table:table-cell>
          <table:table-cell table:number-columns-repeated="14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18+4*RAND()" office:value-type="float" office:value="19.6633517374285" calcext:value-type="float">
            <text:p>19,6634</text:p>
          </table:table-cell>
          <table:table-cell table:number-columns-repeated="5"/>
          <table:table-cell office:value-type="float" office:value="764" calcext:value-type="float">
            <text:p>764</text:p>
          </table:table-cell>
          <table:table-cell table:formula="of:=COM.MICROSOFT.NORM.INV(RAND();80;10)" office:value-type="float" office:value="83.7749255766268" calcext:value-type="float">
            <text:p>83,7749</text:p>
          </table:table-cell>
          <table:table-cell table:number-columns-repeated="5"/>
          <table:table-cell office:value-type="float" office:value="764" calcext:value-type="float">
            <text:p>764</text:p>
          </table:table-cell>
          <table:table-cell table:formula="of:=4*PI()*PI()*[.I789]*[.B789]" office:value-type="float" office:value="65032.6326311005" calcext:value-type="float">
            <text:p>65032,6326</text:p>
          </table:table-cell>
          <table:table-cell table:number-columns-repeated="5"/>
          <table:table-cell table:formula="of:=COM.MICROSOFT.NORM.INV(RAND();[.$S$28];[.$S$30])" office:value-type="float" office:value="56916.7305438371" calcext:value-type="float">
            <text:p>56916,7305438371</text:p>
          </table:table-cell>
          <table:table-cell table:number-columns-repeated="14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18+4*RAND()" office:value-type="float" office:value="20.3170933150686" calcext:value-type="float">
            <text:p>20,3171</text:p>
          </table:table-cell>
          <table:table-cell table:number-columns-repeated="5"/>
          <table:table-cell office:value-type="float" office:value="765" calcext:value-type="float">
            <text:p>765</text:p>
          </table:table-cell>
          <table:table-cell table:formula="of:=COM.MICROSOFT.NORM.INV(RAND();80;10)" office:value-type="float" office:value="80.6789325538099" calcext:value-type="float">
            <text:p>80,6789</text:p>
          </table:table-cell>
          <table:table-cell table:number-columns-repeated="5"/>
          <table:table-cell office:value-type="float" office:value="765" calcext:value-type="float">
            <text:p>765</text:p>
          </table:table-cell>
          <table:table-cell table:formula="of:=4*PI()*PI()*[.I790]*[.B790]" office:value-type="float" office:value="64711.4983197235" calcext:value-type="float">
            <text:p>64711,4983</text:p>
          </table:table-cell>
          <table:table-cell table:number-columns-repeated="5"/>
          <table:table-cell table:formula="of:=COM.MICROSOFT.NORM.INV(RAND();[.$S$28];[.$S$30])" office:value-type="float" office:value="68910.0122954" calcext:value-type="float">
            <text:p>68910,0122954</text:p>
          </table:table-cell>
          <table:table-cell table:number-columns-repeated="14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18+4*RAND()" office:value-type="float" office:value="18.2657159478404" calcext:value-type="float">
            <text:p>18,2657</text:p>
          </table:table-cell>
          <table:table-cell table:number-columns-repeated="5"/>
          <table:table-cell office:value-type="float" office:value="766" calcext:value-type="float">
            <text:p>766</text:p>
          </table:table-cell>
          <table:table-cell table:formula="of:=COM.MICROSOFT.NORM.INV(RAND();80;10)" office:value-type="float" office:value="66.4190873911269" calcext:value-type="float">
            <text:p>66,4191</text:p>
          </table:table-cell>
          <table:table-cell table:number-columns-repeated="5"/>
          <table:table-cell office:value-type="float" office:value="766" calcext:value-type="float">
            <text:p>766</text:p>
          </table:table-cell>
          <table:table-cell table:formula="of:=4*PI()*PI()*[.I791]*[.B791]" office:value-type="float" office:value="47894.9076664425" calcext:value-type="float">
            <text:p>47894,9077</text:p>
          </table:table-cell>
          <table:table-cell table:number-columns-repeated="5"/>
          <table:table-cell table:formula="of:=COM.MICROSOFT.NORM.INV(RAND();[.$S$28];[.$S$30])" office:value-type="float" office:value="54285.6747687468" calcext:value-type="float">
            <text:p>54285,6747687468</text:p>
          </table:table-cell>
          <table:table-cell table:number-columns-repeated="14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18+4*RAND()" office:value-type="float" office:value="18.8169862241484" calcext:value-type="float">
            <text:p>18,8170</text:p>
          </table:table-cell>
          <table:table-cell table:number-columns-repeated="5"/>
          <table:table-cell office:value-type="float" office:value="767" calcext:value-type="float">
            <text:p>767</text:p>
          </table:table-cell>
          <table:table-cell table:formula="of:=COM.MICROSOFT.NORM.INV(RAND();80;10)" office:value-type="float" office:value="75.5506491848737" calcext:value-type="float">
            <text:p>75,5506</text:p>
          </table:table-cell>
          <table:table-cell table:number-columns-repeated="5"/>
          <table:table-cell office:value-type="float" office:value="767" calcext:value-type="float">
            <text:p>767</text:p>
          </table:table-cell>
          <table:table-cell table:formula="of:=4*PI()*PI()*[.I792]*[.B792]" office:value-type="float" office:value="56123.9209346622" calcext:value-type="float">
            <text:p>56123,9209</text:p>
          </table:table-cell>
          <table:table-cell table:number-columns-repeated="5"/>
          <table:table-cell table:formula="of:=COM.MICROSOFT.NORM.INV(RAND();[.$S$28];[.$S$30])" office:value-type="float" office:value="67111.8639958288" calcext:value-type="float">
            <text:p>67111,8639958288</text:p>
          </table:table-cell>
          <table:table-cell table:number-columns-repeated="14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18+4*RAND()" office:value-type="float" office:value="19.8525908975862" calcext:value-type="float">
            <text:p>19,8526</text:p>
          </table:table-cell>
          <table:table-cell table:number-columns-repeated="5"/>
          <table:table-cell office:value-type="float" office:value="768" calcext:value-type="float">
            <text:p>768</text:p>
          </table:table-cell>
          <table:table-cell table:formula="of:=COM.MICROSOFT.NORM.INV(RAND();80;10)" office:value-type="float" office:value="81.6637155272877" calcext:value-type="float">
            <text:p>81,6637</text:p>
          </table:table-cell>
          <table:table-cell table:number-columns-repeated="5"/>
          <table:table-cell office:value-type="float" office:value="768" calcext:value-type="float">
            <text:p>768</text:p>
          </table:table-cell>
          <table:table-cell table:formula="of:=4*PI()*PI()*[.I793]*[.B793]" office:value-type="float" office:value="64003.8450898102" calcext:value-type="float">
            <text:p>64003,8451</text:p>
          </table:table-cell>
          <table:table-cell table:number-columns-repeated="5"/>
          <table:table-cell table:formula="of:=COM.MICROSOFT.NORM.INV(RAND();[.$S$28];[.$S$30])" office:value-type="float" office:value="55361.8176003978" calcext:value-type="float">
            <text:p>55361,8176003978</text:p>
          </table:table-cell>
          <table:table-cell table:number-columns-repeated="14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18+4*RAND()" office:value-type="float" office:value="20.4028315288015" calcext:value-type="float">
            <text:p>20,4028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 table:formula="of:=COM.MICROSOFT.NORM.INV(RAND();80;10)" office:value-type="float" office:value="93.3847809611858" calcext:value-type="float">
            <text:p>93,3848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 table:formula="of:=4*PI()*PI()*[.I794]*[.B794]" office:value-type="float" office:value="75218.779915988" calcext:value-type="float">
            <text:p>75218,7799</text:p>
          </table:table-cell>
          <table:table-cell table:number-columns-repeated="5"/>
          <table:table-cell table:formula="of:=COM.MICROSOFT.NORM.INV(RAND();[.$S$28];[.$S$30])" office:value-type="float" office:value="66554.781091783" calcext:value-type="float">
            <text:p>66554,781091783</text:p>
          </table:table-cell>
          <table:table-cell table:number-columns-repeated="14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18+4*RAND()" office:value-type="float" office:value="18.3946180860512" calcext:value-type="float">
            <text:p>18,3946</text:p>
          </table:table-cell>
          <table:table-cell table:number-columns-repeated="5"/>
          <table:table-cell office:value-type="float" office:value="770" calcext:value-type="float">
            <text:p>770</text:p>
          </table:table-cell>
          <table:table-cell table:formula="of:=COM.MICROSOFT.NORM.INV(RAND();80;10)" office:value-type="float" office:value="77.717440943063" calcext:value-type="float">
            <text:p>77,7174</text:p>
          </table:table-cell>
          <table:table-cell table:number-columns-repeated="5"/>
          <table:table-cell office:value-type="float" office:value="770" calcext:value-type="float">
            <text:p>770</text:p>
          </table:table-cell>
          <table:table-cell table:formula="of:=4*PI()*PI()*[.I795]*[.B795]" office:value-type="float" office:value="56437.6606502856" calcext:value-type="float">
            <text:p>56437,6607</text:p>
          </table:table-cell>
          <table:table-cell table:number-columns-repeated="5"/>
          <table:table-cell table:formula="of:=COM.MICROSOFT.NORM.INV(RAND();[.$S$28];[.$S$30])" office:value-type="float" office:value="56775.0084441228" calcext:value-type="float">
            <text:p>56775,0084441228</text:p>
          </table:table-cell>
          <table:table-cell table:number-columns-repeated="14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18+4*RAND()" office:value-type="float" office:value="21.655667281244" calcext:value-type="float">
            <text:p>21,6557</text:p>
          </table:table-cell>
          <table:table-cell table:number-columns-repeated="5"/>
          <table:table-cell office:value-type="float" office:value="771" calcext:value-type="float">
            <text:p>771</text:p>
          </table:table-cell>
          <table:table-cell table:formula="of:=COM.MICROSOFT.NORM.INV(RAND();80;10)" office:value-type="float" office:value="80.807514273832" calcext:value-type="float">
            <text:p>80,8075</text:p>
          </table:table-cell>
          <table:table-cell table:number-columns-repeated="5"/>
          <table:table-cell office:value-type="float" office:value="771" calcext:value-type="float">
            <text:p>771</text:p>
          </table:table-cell>
          <table:table-cell table:formula="of:=4*PI()*PI()*[.I796]*[.B796]" office:value-type="float" office:value="69084.8874847629" calcext:value-type="float">
            <text:p>69084,8875</text:p>
          </table:table-cell>
          <table:table-cell table:number-columns-repeated="5"/>
          <table:table-cell table:formula="of:=COM.MICROSOFT.NORM.INV(RAND();[.$S$28];[.$S$30])" office:value-type="float" office:value="53480.7226889065" calcext:value-type="float">
            <text:p>53480,7226889065</text:p>
          </table:table-cell>
          <table:table-cell table:number-columns-repeated="14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18+4*RAND()" office:value-type="float" office:value="19.7701281844638" calcext:value-type="float">
            <text:p>19,7701</text:p>
          </table:table-cell>
          <table:table-cell table:number-columns-repeated="5"/>
          <table:table-cell office:value-type="float" office:value="772" calcext:value-type="float">
            <text:p>772</text:p>
          </table:table-cell>
          <table:table-cell table:formula="of:=COM.MICROSOFT.NORM.INV(RAND();80;10)" office:value-type="float" office:value="79.6499813114796" calcext:value-type="float">
            <text:p>79,6500</text:p>
          </table:table-cell>
          <table:table-cell table:number-columns-repeated="5"/>
          <table:table-cell office:value-type="float" office:value="772" calcext:value-type="float">
            <text:p>772</text:p>
          </table:table-cell>
          <table:table-cell table:formula="of:=4*PI()*PI()*[.I797]*[.B797]" office:value-type="float" office:value="62166.2828565735" calcext:value-type="float">
            <text:p>62166,2829</text:p>
          </table:table-cell>
          <table:table-cell table:number-columns-repeated="5"/>
          <table:table-cell table:formula="of:=COM.MICROSOFT.NORM.INV(RAND();[.$S$28];[.$S$30])" office:value-type="float" office:value="63782.2449631969" calcext:value-type="float">
            <text:p>63782,2449631969</text:p>
          </table:table-cell>
          <table:table-cell table:number-columns-repeated="14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18+4*RAND()" office:value-type="float" office:value="21.6164291822352" calcext:value-type="float">
            <text:p>21,6164</text:p>
          </table:table-cell>
          <table:table-cell table:number-columns-repeated="5"/>
          <table:table-cell office:value-type="float" office:value="773" calcext:value-type="float">
            <text:p>773</text:p>
          </table:table-cell>
          <table:table-cell table:formula="of:=COM.MICROSOFT.NORM.INV(RAND();80;10)" office:value-type="float" office:value="78.9435235980361" calcext:value-type="float">
            <text:p>78,9435</text:p>
          </table:table-cell>
          <table:table-cell table:number-columns-repeated="5"/>
          <table:table-cell office:value-type="float" office:value="773" calcext:value-type="float">
            <text:p>773</text:p>
          </table:table-cell>
          <table:table-cell table:formula="of:=4*PI()*PI()*[.I798]*[.B798]" office:value-type="float" office:value="67369.0150828437" calcext:value-type="float">
            <text:p>67369,0151</text:p>
          </table:table-cell>
          <table:table-cell table:number-columns-repeated="5"/>
          <table:table-cell table:formula="of:=COM.MICROSOFT.NORM.INV(RAND();[.$S$28];[.$S$30])" office:value-type="float" office:value="64929.9353400161" calcext:value-type="float">
            <text:p>64929,9353400161</text:p>
          </table:table-cell>
          <table:table-cell table:number-columns-repeated="14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18+4*RAND()" office:value-type="float" office:value="20.8225715416484" calcext:value-type="float">
            <text:p>20,8226</text:p>
          </table:table-cell>
          <table:table-cell table:number-columns-repeated="5"/>
          <table:table-cell office:value-type="float" office:value="774" calcext:value-type="float">
            <text:p>774</text:p>
          </table:table-cell>
          <table:table-cell table:formula="of:=COM.MICROSOFT.NORM.INV(RAND();80;10)" office:value-type="float" office:value="87.598218211672" calcext:value-type="float">
            <text:p>87,5982</text:p>
          </table:table-cell>
          <table:table-cell table:number-columns-repeated="5"/>
          <table:table-cell office:value-type="float" office:value="774" calcext:value-type="float">
            <text:p>774</text:p>
          </table:table-cell>
          <table:table-cell table:formula="of:=4*PI()*PI()*[.I799]*[.B799]" office:value-type="float" office:value="72009.4298176471" calcext:value-type="float">
            <text:p>72009,4298</text:p>
          </table:table-cell>
          <table:table-cell table:number-columns-repeated="5"/>
          <table:table-cell table:formula="of:=COM.MICROSOFT.NORM.INV(RAND();[.$S$28];[.$S$30])" office:value-type="float" office:value="40463.3870955218" calcext:value-type="float">
            <text:p>40463,3870955218</text:p>
          </table:table-cell>
          <table:table-cell table:number-columns-repeated="14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18+4*RAND()" office:value-type="float" office:value="20.1783141498454" calcext:value-type="float">
            <text:p>20,1783</text:p>
          </table:table-cell>
          <table:table-cell table:number-columns-repeated="5"/>
          <table:table-cell office:value-type="float" office:value="775" calcext:value-type="float">
            <text:p>775</text:p>
          </table:table-cell>
          <table:table-cell table:formula="of:=COM.MICROSOFT.NORM.INV(RAND();80;10)" office:value-type="float" office:value="71.3055548213873" calcext:value-type="float">
            <text:p>71,3056</text:p>
          </table:table-cell>
          <table:table-cell table:number-columns-repeated="5"/>
          <table:table-cell office:value-type="float" office:value="775" calcext:value-type="float">
            <text:p>775</text:p>
          </table:table-cell>
          <table:table-cell table:formula="of:=4*PI()*PI()*[.I800]*[.B800]" office:value-type="float" office:value="56802.5691801631" calcext:value-type="float">
            <text:p>56802,5692</text:p>
          </table:table-cell>
          <table:table-cell table:number-columns-repeated="5"/>
          <table:table-cell table:formula="of:=COM.MICROSOFT.NORM.INV(RAND();[.$S$28];[.$S$30])" office:value-type="float" office:value="40920.2133901817" calcext:value-type="float">
            <text:p>40920,2133901817</text:p>
          </table:table-cell>
          <table:table-cell table:number-columns-repeated="14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18+4*RAND()" office:value-type="float" office:value="20.8824240821414" calcext:value-type="float">
            <text:p>20,8824</text:p>
          </table:table-cell>
          <table:table-cell table:number-columns-repeated="5"/>
          <table:table-cell office:value-type="float" office:value="776" calcext:value-type="float">
            <text:p>776</text:p>
          </table:table-cell>
          <table:table-cell table:formula="of:=COM.MICROSOFT.NORM.INV(RAND();80;10)" office:value-type="float" office:value="58.9903551787933" calcext:value-type="float">
            <text:p>58,9904</text:p>
          </table:table-cell>
          <table:table-cell table:number-columns-repeated="5"/>
          <table:table-cell office:value-type="float" office:value="776" calcext:value-type="float">
            <text:p>776</text:p>
          </table:table-cell>
          <table:table-cell table:formula="of:=4*PI()*PI()*[.I801]*[.B801]" office:value-type="float" office:value="48631.9472124668" calcext:value-type="float">
            <text:p>48631,9472</text:p>
          </table:table-cell>
          <table:table-cell table:number-columns-repeated="5"/>
          <table:table-cell table:formula="of:=COM.MICROSOFT.NORM.INV(RAND();[.$S$28];[.$S$30])" office:value-type="float" office:value="52507.9718795095" calcext:value-type="float">
            <text:p>52507,9718795095</text:p>
          </table:table-cell>
          <table:table-cell table:number-columns-repeated="14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18+4*RAND()" office:value-type="float" office:value="19.5521571231075" calcext:value-type="float">
            <text:p>19,5522</text:p>
          </table:table-cell>
          <table:table-cell table:number-columns-repeated="5"/>
          <table:table-cell office:value-type="float" office:value="777" calcext:value-type="float">
            <text:p>777</text:p>
          </table:table-cell>
          <table:table-cell table:formula="of:=COM.MICROSOFT.NORM.INV(RAND();80;10)" office:value-type="float" office:value="80.0513439533976" calcext:value-type="float">
            <text:p>80,0513</text:p>
          </table:table-cell>
          <table:table-cell table:number-columns-repeated="5"/>
          <table:table-cell office:value-type="float" office:value="777" calcext:value-type="float">
            <text:p>777</text:p>
          </table:table-cell>
          <table:table-cell table:formula="of:=4*PI()*PI()*[.I802]*[.B802]" office:value-type="float" office:value="61790.6897107636" calcext:value-type="float">
            <text:p>61790,6897</text:p>
          </table:table-cell>
          <table:table-cell table:number-columns-repeated="5"/>
          <table:table-cell table:formula="of:=COM.MICROSOFT.NORM.INV(RAND();[.$S$28];[.$S$30])" office:value-type="float" office:value="58730.2296074983" calcext:value-type="float">
            <text:p>58730,2296074983</text:p>
          </table:table-cell>
          <table:table-cell table:number-columns-repeated="14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18+4*RAND()" office:value-type="float" office:value="20.8587895291857" calcext:value-type="float">
            <text:p>20,8588</text:p>
          </table:table-cell>
          <table:table-cell table:number-columns-repeated="5"/>
          <table:table-cell office:value-type="float" office:value="778" calcext:value-type="float">
            <text:p>778</text:p>
          </table:table-cell>
          <table:table-cell table:formula="of:=COM.MICROSOFT.NORM.INV(RAND();80;10)" office:value-type="float" office:value="69.3503150844696" calcext:value-type="float">
            <text:p>69,3503</text:p>
          </table:table-cell>
          <table:table-cell table:number-columns-repeated="5"/>
          <table:table-cell office:value-type="float" office:value="778" calcext:value-type="float">
            <text:p>778</text:p>
          </table:table-cell>
          <table:table-cell table:formula="of:=4*PI()*PI()*[.I803]*[.B803]" office:value-type="float" office:value="57108.0429236206" calcext:value-type="float">
            <text:p>57108,0429</text:p>
          </table:table-cell>
          <table:table-cell table:number-columns-repeated="5"/>
          <table:table-cell table:formula="of:=COM.MICROSOFT.NORM.INV(RAND();[.$S$28];[.$S$30])" office:value-type="float" office:value="68427.9976112699" calcext:value-type="float">
            <text:p>68427,9976112699</text:p>
          </table:table-cell>
          <table:table-cell table:number-columns-repeated="14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18+4*RAND()" office:value-type="float" office:value="21.9181200754829" calcext:value-type="float">
            <text:p>21,9181</text:p>
          </table:table-cell>
          <table:table-cell table:number-columns-repeated="5"/>
          <table:table-cell office:value-type="float" office:value="779" calcext:value-type="float">
            <text:p>779</text:p>
          </table:table-cell>
          <table:table-cell table:formula="of:=COM.MICROSOFT.NORM.INV(RAND();80;10)" office:value-type="float" office:value="69.3000531485897" calcext:value-type="float">
            <text:p>69,3001</text:p>
          </table:table-cell>
          <table:table-cell table:number-columns-repeated="5"/>
          <table:table-cell office:value-type="float" office:value="779" calcext:value-type="float">
            <text:p>779</text:p>
          </table:table-cell>
          <table:table-cell table:formula="of:=4*PI()*PI()*[.I804]*[.B804]" office:value-type="float" office:value="59964.8299218423" calcext:value-type="float">
            <text:p>59964,8299</text:p>
          </table:table-cell>
          <table:table-cell table:number-columns-repeated="5"/>
          <table:table-cell table:formula="of:=COM.MICROSOFT.NORM.INV(RAND();[.$S$28];[.$S$30])" office:value-type="float" office:value="71557.7472646629" calcext:value-type="float">
            <text:p>71557,7472646629</text:p>
          </table:table-cell>
          <table:table-cell table:number-columns-repeated="14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18+4*RAND()" office:value-type="float" office:value="18.7044251631014" calcext:value-type="float">
            <text:p>18,7044</text:p>
          </table:table-cell>
          <table:table-cell table:number-columns-repeated="5"/>
          <table:table-cell office:value-type="float" office:value="780" calcext:value-type="float">
            <text:p>780</text:p>
          </table:table-cell>
          <table:table-cell table:formula="of:=COM.MICROSOFT.NORM.INV(RAND();80;10)" office:value-type="float" office:value="84.8050722197901" calcext:value-type="float">
            <text:p>84,8051</text:p>
          </table:table-cell>
          <table:table-cell table:number-columns-repeated="5"/>
          <table:table-cell office:value-type="float" office:value="780" calcext:value-type="float">
            <text:p>780</text:p>
          </table:table-cell>
          <table:table-cell table:formula="of:=4*PI()*PI()*[.I805]*[.B805]" office:value-type="float" office:value="62621.8553618893" calcext:value-type="float">
            <text:p>62621,8554</text:p>
          </table:table-cell>
          <table:table-cell table:number-columns-repeated="5"/>
          <table:table-cell table:formula="of:=COM.MICROSOFT.NORM.INV(RAND();[.$S$28];[.$S$30])" office:value-type="float" office:value="70288.5145269995" calcext:value-type="float">
            <text:p>70288,5145269995</text:p>
          </table:table-cell>
          <table:table-cell table:number-columns-repeated="14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18+4*RAND()" office:value-type="float" office:value="21.5757374814712" calcext:value-type="float">
            <text:p>21,5757</text:p>
          </table:table-cell>
          <table:table-cell table:number-columns-repeated="5"/>
          <table:table-cell office:value-type="float" office:value="781" calcext:value-type="float">
            <text:p>781</text:p>
          </table:table-cell>
          <table:table-cell table:formula="of:=COM.MICROSOFT.NORM.INV(RAND();80;10)" office:value-type="float" office:value="73.1115922885018" calcext:value-type="float">
            <text:p>73,1116</text:p>
          </table:table-cell>
          <table:table-cell table:number-columns-repeated="5"/>
          <table:table-cell office:value-type="float" office:value="781" calcext:value-type="float">
            <text:p>781</text:p>
          </table:table-cell>
          <table:table-cell table:formula="of:=4*PI()*PI()*[.I806]*[.B806]" office:value-type="float" office:value="62274.6977626078" calcext:value-type="float">
            <text:p>62274,6978</text:p>
          </table:table-cell>
          <table:table-cell table:number-columns-repeated="5"/>
          <table:table-cell table:formula="of:=COM.MICROSOFT.NORM.INV(RAND();[.$S$28];[.$S$30])" office:value-type="float" office:value="58803.3698353789" calcext:value-type="float">
            <text:p>58803,3698353789</text:p>
          </table:table-cell>
          <table:table-cell table:number-columns-repeated="14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18+4*RAND()" office:value-type="float" office:value="21.0787434163503" calcext:value-type="float">
            <text:p>21,0787</text:p>
          </table:table-cell>
          <table:table-cell table:number-columns-repeated="5"/>
          <table:table-cell office:value-type="float" office:value="782" calcext:value-type="float">
            <text:p>782</text:p>
          </table:table-cell>
          <table:table-cell table:formula="of:=COM.MICROSOFT.NORM.INV(RAND();80;10)" office:value-type="float" office:value="89.7851561881291" calcext:value-type="float">
            <text:p>89,7852</text:p>
          </table:table-cell>
          <table:table-cell table:number-columns-repeated="5"/>
          <table:table-cell office:value-type="float" office:value="782" calcext:value-type="float">
            <text:p>782</text:p>
          </table:table-cell>
          <table:table-cell table:formula="of:=4*PI()*PI()*[.I807]*[.B807]" office:value-type="float" office:value="74715.20571916" calcext:value-type="float">
            <text:p>74715,2057</text:p>
          </table:table-cell>
          <table:table-cell table:number-columns-repeated="5"/>
          <table:table-cell table:formula="of:=COM.MICROSOFT.NORM.INV(RAND();[.$S$28];[.$S$30])" office:value-type="float" office:value="61190.3038238474" calcext:value-type="float">
            <text:p>61190,3038238474</text:p>
          </table:table-cell>
          <table:table-cell table:number-columns-repeated="14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18+4*RAND()" office:value-type="float" office:value="18.2005404424854" calcext:value-type="float">
            <text:p>18,2005</text:p>
          </table:table-cell>
          <table:table-cell table:number-columns-repeated="5"/>
          <table:table-cell office:value-type="float" office:value="783" calcext:value-type="float">
            <text:p>783</text:p>
          </table:table-cell>
          <table:table-cell table:formula="of:=COM.MICROSOFT.NORM.INV(RAND();80;10)" office:value-type="float" office:value="57.5862166500119" calcext:value-type="float">
            <text:p>57,5862</text:p>
          </table:table-cell>
          <table:table-cell table:number-columns-repeated="5"/>
          <table:table-cell office:value-type="float" office:value="783" calcext:value-type="float">
            <text:p>783</text:p>
          </table:table-cell>
          <table:table-cell table:formula="of:=4*PI()*PI()*[.I808]*[.B808]" office:value-type="float" office:value="41377.3399556027" calcext:value-type="float">
            <text:p>41377,3400</text:p>
          </table:table-cell>
          <table:table-cell table:number-columns-repeated="5"/>
          <table:table-cell table:formula="of:=COM.MICROSOFT.NORM.INV(RAND();[.$S$28];[.$S$30])" office:value-type="float" office:value="61056.2334892491" calcext:value-type="float">
            <text:p>61056,2334892491</text:p>
          </table:table-cell>
          <table:table-cell table:number-columns-repeated="14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18+4*RAND()" office:value-type="float" office:value="20.5232447530143" calcext:value-type="float">
            <text:p>20,5232</text:p>
          </table:table-cell>
          <table:table-cell table:number-columns-repeated="5"/>
          <table:table-cell office:value-type="float" office:value="784" calcext:value-type="float">
            <text:p>784</text:p>
          </table:table-cell>
          <table:table-cell table:formula="of:=COM.MICROSOFT.NORM.INV(RAND();80;10)" office:value-type="float" office:value="84.3493306155079" calcext:value-type="float">
            <text:p>84,3493</text:p>
          </table:table-cell>
          <table:table-cell table:number-columns-repeated="5"/>
          <table:table-cell office:value-type="float" office:value="784" calcext:value-type="float">
            <text:p>784</text:p>
          </table:table-cell>
          <table:table-cell table:formula="of:=4*PI()*PI()*[.I809]*[.B809]" office:value-type="float" office:value="68341.9555415311" calcext:value-type="float">
            <text:p>68341,9555</text:p>
          </table:table-cell>
          <table:table-cell table:number-columns-repeated="5"/>
          <table:table-cell table:formula="of:=COM.MICROSOFT.NORM.INV(RAND();[.$S$28];[.$S$30])" office:value-type="float" office:value="70929.3649174482" calcext:value-type="float">
            <text:p>70929,3649174482</text:p>
          </table:table-cell>
          <table:table-cell table:number-columns-repeated="14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18+4*RAND()" office:value-type="float" office:value="21.9625455630012" calcext:value-type="float">
            <text:p>21,9625</text:p>
          </table:table-cell>
          <table:table-cell table:number-columns-repeated="5"/>
          <table:table-cell office:value-type="float" office:value="785" calcext:value-type="float">
            <text:p>785</text:p>
          </table:table-cell>
          <table:table-cell table:formula="of:=COM.MICROSOFT.NORM.INV(RAND();80;10)" office:value-type="float" office:value="77.5858120029268" calcext:value-type="float">
            <text:p>77,5858</text:p>
          </table:table-cell>
          <table:table-cell table:number-columns-repeated="5"/>
          <table:table-cell office:value-type="float" office:value="785" calcext:value-type="float">
            <text:p>785</text:p>
          </table:table-cell>
          <table:table-cell table:formula="of:=4*PI()*PI()*[.I810]*[.B810]" office:value-type="float" office:value="67270.5102684846" calcext:value-type="float">
            <text:p>67270,5103</text:p>
          </table:table-cell>
          <table:table-cell table:number-columns-repeated="5"/>
          <table:table-cell table:formula="of:=COM.MICROSOFT.NORM.INV(RAND();[.$S$28];[.$S$30])" office:value-type="float" office:value="73083.0205657377" calcext:value-type="float">
            <text:p>73083,0205657377</text:p>
          </table:table-cell>
          <table:table-cell table:number-columns-repeated="14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18+4*RAND()" office:value-type="float" office:value="18.0592393777333" calcext:value-type="float">
            <text:p>18,0592</text:p>
          </table:table-cell>
          <table:table-cell table:number-columns-repeated="5"/>
          <table:table-cell office:value-type="float" office:value="786" calcext:value-type="float">
            <text:p>786</text:p>
          </table:table-cell>
          <table:table-cell table:formula="of:=COM.MICROSOFT.NORM.INV(RAND();80;10)" office:value-type="float" office:value="83.3399231732594" calcext:value-type="float">
            <text:p>83,3399</text:p>
          </table:table-cell>
          <table:table-cell table:number-columns-repeated="5"/>
          <table:table-cell office:value-type="float" office:value="786" calcext:value-type="float">
            <text:p>786</text:p>
          </table:table-cell>
          <table:table-cell table:formula="of:=4*PI()*PI()*[.I811]*[.B811]" office:value-type="float" office:value="59417.2143752532" calcext:value-type="float">
            <text:p>59417,2144</text:p>
          </table:table-cell>
          <table:table-cell table:number-columns-repeated="5"/>
          <table:table-cell table:formula="of:=COM.MICROSOFT.NORM.INV(RAND();[.$S$28];[.$S$30])" office:value-type="float" office:value="60715.9978369465" calcext:value-type="float">
            <text:p>60715,9978369465</text:p>
          </table:table-cell>
          <table:table-cell table:number-columns-repeated="14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18+4*RAND()" office:value-type="float" office:value="19.9448936074041" calcext:value-type="float">
            <text:p>19,9449</text:p>
          </table:table-cell>
          <table:table-cell table:number-columns-repeated="5"/>
          <table:table-cell office:value-type="float" office:value="787" calcext:value-type="float">
            <text:p>787</text:p>
          </table:table-cell>
          <table:table-cell table:formula="of:=COM.MICROSOFT.NORM.INV(RAND();80;10)" office:value-type="float" office:value="64.7864756502645" calcext:value-type="float">
            <text:p>64,7865</text:p>
          </table:table-cell>
          <table:table-cell table:number-columns-repeated="5"/>
          <table:table-cell office:value-type="float" office:value="787" calcext:value-type="float">
            <text:p>787</text:p>
          </table:table-cell>
          <table:table-cell table:formula="of:=4*PI()*PI()*[.I812]*[.B812]" office:value-type="float" office:value="51012.4069850784" calcext:value-type="float">
            <text:p>51012,4070</text:p>
          </table:table-cell>
          <table:table-cell table:number-columns-repeated="5"/>
          <table:table-cell table:formula="of:=COM.MICROSOFT.NORM.INV(RAND();[.$S$28];[.$S$30])" office:value-type="float" office:value="67818.6031787047" calcext:value-type="float">
            <text:p>67818,6031787047</text:p>
          </table:table-cell>
          <table:table-cell table:number-columns-repeated="14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18+4*RAND()" office:value-type="float" office:value="21.4162182831205" calcext:value-type="float">
            <text:p>21,4162</text:p>
          </table:table-cell>
          <table:table-cell table:number-columns-repeated="5"/>
          <table:table-cell office:value-type="float" office:value="788" calcext:value-type="float">
            <text:p>788</text:p>
          </table:table-cell>
          <table:table-cell table:formula="of:=COM.MICROSOFT.NORM.INV(RAND();80;10)" office:value-type="float" office:value="87.7340504922624" calcext:value-type="float">
            <text:p>87,7341</text:p>
          </table:table-cell>
          <table:table-cell table:number-columns-repeated="5"/>
          <table:table-cell office:value-type="float" office:value="788" calcext:value-type="float">
            <text:p>788</text:p>
          </table:table-cell>
          <table:table-cell table:formula="of:=4*PI()*PI()*[.I813]*[.B813]" office:value-type="float" office:value="74177.2454154192" calcext:value-type="float">
            <text:p>74177,2454</text:p>
          </table:table-cell>
          <table:table-cell table:number-columns-repeated="5"/>
          <table:table-cell table:formula="of:=COM.MICROSOFT.NORM.INV(RAND();[.$S$28];[.$S$30])" office:value-type="float" office:value="74149.2113245552" calcext:value-type="float">
            <text:p>74149,2113245552</text:p>
          </table:table-cell>
          <table:table-cell table:number-columns-repeated="14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18+4*RAND()" office:value-type="float" office:value="20.5990144875832" calcext:value-type="float">
            <text:p>20,5990</text:p>
          </table:table-cell>
          <table:table-cell table:number-columns-repeated="5"/>
          <table:table-cell office:value-type="float" office:value="789" calcext:value-type="float">
            <text:p>789</text:p>
          </table:table-cell>
          <table:table-cell table:formula="of:=COM.MICROSOFT.NORM.INV(RAND();80;10)" office:value-type="float" office:value="79.3895330416627" calcext:value-type="float">
            <text:p>79,3895</text:p>
          </table:table-cell>
          <table:table-cell table:number-columns-repeated="5"/>
          <table:table-cell office:value-type="float" office:value="789" calcext:value-type="float">
            <text:p>789</text:p>
          </table:table-cell>
          <table:table-cell table:formula="of:=4*PI()*PI()*[.I814]*[.B814]" office:value-type="float" office:value="64560.8778934293" calcext:value-type="float">
            <text:p>64560,8779</text:p>
          </table:table-cell>
          <table:table-cell table:number-columns-repeated="5"/>
          <table:table-cell table:formula="of:=COM.MICROSOFT.NORM.INV(RAND();[.$S$28];[.$S$30])" office:value-type="float" office:value="70958.1859403646" calcext:value-type="float">
            <text:p>70958,1859403646</text:p>
          </table:table-cell>
          <table:table-cell table:number-columns-repeated="14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18+4*RAND()" office:value-type="float" office:value="19.6833717073314" calcext:value-type="float">
            <text:p>19,6834</text:p>
          </table:table-cell>
          <table:table-cell table:number-columns-repeated="5"/>
          <table:table-cell office:value-type="float" office:value="790" calcext:value-type="float">
            <text:p>790</text:p>
          </table:table-cell>
          <table:table-cell table:formula="of:=COM.MICROSOFT.NORM.INV(RAND();80;10)" office:value-type="float" office:value="98.9562740624028" calcext:value-type="float">
            <text:p>98,9563</text:p>
          </table:table-cell>
          <table:table-cell table:number-columns-repeated="5"/>
          <table:table-cell office:value-type="float" office:value="790" calcext:value-type="float">
            <text:p>790</text:p>
          </table:table-cell>
          <table:table-cell table:formula="of:=4*PI()*PI()*[.I815]*[.B815]" office:value-type="float" office:value="76895.7904012851" calcext:value-type="float">
            <text:p>76895,7904</text:p>
          </table:table-cell>
          <table:table-cell table:number-columns-repeated="5"/>
          <table:table-cell table:formula="of:=COM.MICROSOFT.NORM.INV(RAND();[.$S$28];[.$S$30])" office:value-type="float" office:value="81674.5847111133" calcext:value-type="float">
            <text:p>81674,5847111133</text:p>
          </table:table-cell>
          <table:table-cell table:number-columns-repeated="14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18+4*RAND()" office:value-type="float" office:value="21.7760942815803" calcext:value-type="float">
            <text:p>21,7761</text:p>
          </table:table-cell>
          <table:table-cell table:number-columns-repeated="5"/>
          <table:table-cell office:value-type="float" office:value="791" calcext:value-type="float">
            <text:p>791</text:p>
          </table:table-cell>
          <table:table-cell table:formula="of:=COM.MICROSOFT.NORM.INV(RAND();80;10)" office:value-type="float" office:value="91.8347172657115" calcext:value-type="float">
            <text:p>91,8347</text:p>
          </table:table-cell>
          <table:table-cell table:number-columns-repeated="5"/>
          <table:table-cell office:value-type="float" office:value="791" calcext:value-type="float">
            <text:p>791</text:p>
          </table:table-cell>
          <table:table-cell table:formula="of:=4*PI()*PI()*[.I816]*[.B816]" office:value-type="float" office:value="78948.9972229172" calcext:value-type="float">
            <text:p>78948,9972</text:p>
          </table:table-cell>
          <table:table-cell table:number-columns-repeated="5"/>
          <table:table-cell table:formula="of:=COM.MICROSOFT.NORM.INV(RAND();[.$S$28];[.$S$30])" office:value-type="float" office:value="76261.1697248684" calcext:value-type="float">
            <text:p>76261,1697248684</text:p>
          </table:table-cell>
          <table:table-cell table:number-columns-repeated="14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18+4*RAND()" office:value-type="float" office:value="20.5397399212234" calcext:value-type="float">
            <text:p>20,5397</text:p>
          </table:table-cell>
          <table:table-cell table:number-columns-repeated="5"/>
          <table:table-cell office:value-type="float" office:value="792" calcext:value-type="float">
            <text:p>792</text:p>
          </table:table-cell>
          <table:table-cell table:formula="of:=COM.MICROSOFT.NORM.INV(RAND();80;10)" office:value-type="float" office:value="61.9154057148161" calcext:value-type="float">
            <text:p>61,9154</text:p>
          </table:table-cell>
          <table:table-cell table:number-columns-repeated="5"/>
          <table:table-cell office:value-type="float" office:value="792" calcext:value-type="float">
            <text:p>792</text:p>
          </table:table-cell>
          <table:table-cell table:formula="of:=4*PI()*PI()*[.I817]*[.B817]" office:value-type="float" office:value="50205.7431539104" calcext:value-type="float">
            <text:p>50205,7432</text:p>
          </table:table-cell>
          <table:table-cell table:number-columns-repeated="5"/>
          <table:table-cell table:formula="of:=COM.MICROSOFT.NORM.INV(RAND();[.$S$28];[.$S$30])" office:value-type="float" office:value="64447.6478842441" calcext:value-type="float">
            <text:p>64447,6478842441</text:p>
          </table:table-cell>
          <table:table-cell table:number-columns-repeated="14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18+4*RAND()" office:value-type="float" office:value="19.2734594657086" calcext:value-type="float">
            <text:p>19,2735</text:p>
          </table:table-cell>
          <table:table-cell table:number-columns-repeated="5"/>
          <table:table-cell office:value-type="float" office:value="793" calcext:value-type="float">
            <text:p>793</text:p>
          </table:table-cell>
          <table:table-cell table:formula="of:=COM.MICROSOFT.NORM.INV(RAND();80;10)" office:value-type="float" office:value="88.2356173497905" calcext:value-type="float">
            <text:p>88,2356</text:p>
          </table:table-cell>
          <table:table-cell table:number-columns-repeated="5"/>
          <table:table-cell office:value-type="float" office:value="793" calcext:value-type="float">
            <text:p>793</text:p>
          </table:table-cell>
          <table:table-cell table:formula="of:=4*PI()*PI()*[.I818]*[.B818]" office:value-type="float" office:value="67137.2178369361" calcext:value-type="float">
            <text:p>67137,2178</text:p>
          </table:table-cell>
          <table:table-cell table:number-columns-repeated="5"/>
          <table:table-cell table:formula="of:=COM.MICROSOFT.NORM.INV(RAND();[.$S$28];[.$S$30])" office:value-type="float" office:value="53706.3198589126" calcext:value-type="float">
            <text:p>53706,3198589126</text:p>
          </table:table-cell>
          <table:table-cell table:number-columns-repeated="14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18+4*RAND()" office:value-type="float" office:value="19.2546710553579" calcext:value-type="float">
            <text:p>19,2547</text:p>
          </table:table-cell>
          <table:table-cell table:number-columns-repeated="5"/>
          <table:table-cell office:value-type="float" office:value="794" calcext:value-type="float">
            <text:p>794</text:p>
          </table:table-cell>
          <table:table-cell table:formula="of:=COM.MICROSOFT.NORM.INV(RAND();80;10)" office:value-type="float" office:value="84.7421931560522" calcext:value-type="float">
            <text:p>84,7422</text:p>
          </table:table-cell>
          <table:table-cell table:number-columns-repeated="5"/>
          <table:table-cell office:value-type="float" office:value="794" calcext:value-type="float">
            <text:p>794</text:p>
          </table:table-cell>
          <table:table-cell table:formula="of:=4*PI()*PI()*[.I819]*[.B819]" office:value-type="float" office:value="64416.2649930819" calcext:value-type="float">
            <text:p>64416,2650</text:p>
          </table:table-cell>
          <table:table-cell table:number-columns-repeated="5"/>
          <table:table-cell table:formula="of:=COM.MICROSOFT.NORM.INV(RAND();[.$S$28];[.$S$30])" office:value-type="float" office:value="50611.8715762261" calcext:value-type="float">
            <text:p>50611,8715762261</text:p>
          </table:table-cell>
          <table:table-cell table:number-columns-repeated="14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18+4*RAND()" office:value-type="float" office:value="21.3198430608027" calcext:value-type="float">
            <text:p>21,3198</text:p>
          </table:table-cell>
          <table:table-cell table:number-columns-repeated="5"/>
          <table:table-cell office:value-type="float" office:value="795" calcext:value-type="float">
            <text:p>795</text:p>
          </table:table-cell>
          <table:table-cell table:formula="of:=COM.MICROSOFT.NORM.INV(RAND();80;10)" office:value-type="float" office:value="75.2218759977187" calcext:value-type="float">
            <text:p>75,2219</text:p>
          </table:table-cell>
          <table:table-cell table:number-columns-repeated="5"/>
          <table:table-cell office:value-type="float" office:value="795" calcext:value-type="float">
            <text:p>795</text:p>
          </table:table-cell>
          <table:table-cell table:formula="of:=4*PI()*PI()*[.I820]*[.B820]" office:value-type="float" office:value="63312.2722557851" calcext:value-type="float">
            <text:p>63312,2723</text:p>
          </table:table-cell>
          <table:table-cell table:number-columns-repeated="5"/>
          <table:table-cell table:formula="of:=COM.MICROSOFT.NORM.INV(RAND();[.$S$28];[.$S$30])" office:value-type="float" office:value="73064.8345192579" calcext:value-type="float">
            <text:p>73064,8345192579</text:p>
          </table:table-cell>
          <table:table-cell table:number-columns-repeated="14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18+4*RAND()" office:value-type="float" office:value="18.0186274084263" calcext:value-type="float">
            <text:p>18,0186</text:p>
          </table:table-cell>
          <table:table-cell table:number-columns-repeated="5"/>
          <table:table-cell office:value-type="float" office:value="796" calcext:value-type="float">
            <text:p>796</text:p>
          </table:table-cell>
          <table:table-cell table:formula="of:=COM.MICROSOFT.NORM.INV(RAND();80;10)" office:value-type="float" office:value="99.2820722958601" calcext:value-type="float">
            <text:p>99,2821</text:p>
          </table:table-cell>
          <table:table-cell table:number-columns-repeated="5"/>
          <table:table-cell office:value-type="float" office:value="796" calcext:value-type="float">
            <text:p>796</text:p>
          </table:table-cell>
          <table:table-cell table:formula="of:=4*PI()*PI()*[.I821]*[.B821]" office:value-type="float" office:value="70623.9941037572" calcext:value-type="float">
            <text:p>70623,9941</text:p>
          </table:table-cell>
          <table:table-cell table:number-columns-repeated="5"/>
          <table:table-cell table:formula="of:=COM.MICROSOFT.NORM.INV(RAND();[.$S$28];[.$S$30])" office:value-type="float" office:value="55277.9461824019" calcext:value-type="float">
            <text:p>55277,9461824019</text:p>
          </table:table-cell>
          <table:table-cell table:number-columns-repeated="14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18+4*RAND()" office:value-type="float" office:value="20.8258899436332" calcext:value-type="float">
            <text:p>20,8259</text:p>
          </table:table-cell>
          <table:table-cell table:number-columns-repeated="5"/>
          <table:table-cell office:value-type="float" office:value="797" calcext:value-type="float">
            <text:p>797</text:p>
          </table:table-cell>
          <table:table-cell table:formula="of:=COM.MICROSOFT.NORM.INV(RAND();80;10)" office:value-type="float" office:value="75.2745776033193" calcext:value-type="float">
            <text:p>75,2746</text:p>
          </table:table-cell>
          <table:table-cell table:number-columns-repeated="5"/>
          <table:table-cell office:value-type="float" office:value="797" calcext:value-type="float">
            <text:p>797</text:p>
          </table:table-cell>
          <table:table-cell table:formula="of:=4*PI()*PI()*[.I822]*[.B822]" office:value-type="float" office:value="61888.738854612" calcext:value-type="float">
            <text:p>61888,7389</text:p>
          </table:table-cell>
          <table:table-cell table:number-columns-repeated="5"/>
          <table:table-cell table:formula="of:=COM.MICROSOFT.NORM.INV(RAND();[.$S$28];[.$S$30])" office:value-type="float" office:value="64700.2893358419" calcext:value-type="float">
            <text:p>64700,2893358419</text:p>
          </table:table-cell>
          <table:table-cell table:number-columns-repeated="14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18+4*RAND()" office:value-type="float" office:value="18.1507741319947" calcext:value-type="float">
            <text:p>18,1508</text:p>
          </table:table-cell>
          <table:table-cell table:number-columns-repeated="5"/>
          <table:table-cell office:value-type="float" office:value="798" calcext:value-type="float">
            <text:p>798</text:p>
          </table:table-cell>
          <table:table-cell table:formula="of:=COM.MICROSOFT.NORM.INV(RAND();80;10)" office:value-type="float" office:value="73.1684477010199" calcext:value-type="float">
            <text:p>73,1684</text:p>
          </table:table-cell>
          <table:table-cell table:number-columns-repeated="5"/>
          <table:table-cell office:value-type="float" office:value="798" calcext:value-type="float">
            <text:p>798</text:p>
          </table:table-cell>
          <table:table-cell table:formula="of:=4*PI()*PI()*[.I823]*[.B823]" office:value-type="float" office:value="52429.8639264983" calcext:value-type="float">
            <text:p>52429,8639</text:p>
          </table:table-cell>
          <table:table-cell table:number-columns-repeated="5"/>
          <table:table-cell table:formula="of:=COM.MICROSOFT.NORM.INV(RAND();[.$S$28];[.$S$30])" office:value-type="float" office:value="66352.7500729223" calcext:value-type="float">
            <text:p>66352,7500729223</text:p>
          </table:table-cell>
          <table:table-cell table:number-columns-repeated="14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18+4*RAND()" office:value-type="float" office:value="21.2324661086313" calcext:value-type="float">
            <text:p>21,2325</text:p>
          </table:table-cell>
          <table:table-cell table:number-columns-repeated="5"/>
          <table:table-cell office:value-type="float" office:value="799" calcext:value-type="float">
            <text:p>799</text:p>
          </table:table-cell>
          <table:table-cell table:formula="of:=COM.MICROSOFT.NORM.INV(RAND();80;10)" office:value-type="float" office:value="76.5407894919294" calcext:value-type="float">
            <text:p>76,5408</text:p>
          </table:table-cell>
          <table:table-cell table:number-columns-repeated="5"/>
          <table:table-cell office:value-type="float" office:value="799" calcext:value-type="float">
            <text:p>799</text:p>
          </table:table-cell>
          <table:table-cell table:formula="of:=4*PI()*PI()*[.I824]*[.B824]" office:value-type="float" office:value="64158.3392689935" calcext:value-type="float">
            <text:p>64158,3393</text:p>
          </table:table-cell>
          <table:table-cell table:number-columns-repeated="5"/>
          <table:table-cell table:formula="of:=COM.MICROSOFT.NORM.INV(RAND();[.$S$28];[.$S$30])" office:value-type="float" office:value="81427.8403926385" calcext:value-type="float">
            <text:p>81427,8403926385</text:p>
          </table:table-cell>
          <table:table-cell table:number-columns-repeated="14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18+4*RAND()" office:value-type="float" office:value="19.2415407127701" calcext:value-type="float">
            <text:p>19,2415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formula="of:=COM.MICROSOFT.NORM.INV(RAND();80;10)" office:value-type="float" office:value="91.4034133209914" calcext:value-type="float">
            <text:p>91,4034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formula="of:=4*PI()*PI()*[.I825]*[.B825]" office:value-type="float" office:value="69432.3708222888" calcext:value-type="float">
            <text:p>69432,3708</text:p>
          </table:table-cell>
          <table:table-cell table:number-columns-repeated="5"/>
          <table:table-cell table:formula="of:=COM.MICROSOFT.NORM.INV(RAND();[.$S$28];[.$S$30])" office:value-type="float" office:value="66488.047593755" calcext:value-type="float">
            <text:p>66488,047593755</text:p>
          </table:table-cell>
          <table:table-cell table:number-columns-repeated="14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18+4*RAND()" office:value-type="float" office:value="21.860874730628" calcext:value-type="float">
            <text:p>21,8609</text:p>
          </table:table-cell>
          <table:table-cell table:number-columns-repeated="5"/>
          <table:table-cell office:value-type="float" office:value="801" calcext:value-type="float">
            <text:p>801</text:p>
          </table:table-cell>
          <table:table-cell table:formula="of:=COM.MICROSOFT.NORM.INV(RAND();80;10)" office:value-type="float" office:value="95.8536047684456" calcext:value-type="float">
            <text:p>95,8536</text:p>
          </table:table-cell>
          <table:table-cell table:number-columns-repeated="5"/>
          <table:table-cell office:value-type="float" office:value="801" calcext:value-type="float">
            <text:p>801</text:p>
          </table:table-cell>
          <table:table-cell table:formula="of:=4*PI()*PI()*[.I826]*[.B826]" office:value-type="float" office:value="82724.7993359019" calcext:value-type="float">
            <text:p>82724,7993</text:p>
          </table:table-cell>
          <table:table-cell table:number-columns-repeated="5"/>
          <table:table-cell table:formula="of:=COM.MICROSOFT.NORM.INV(RAND();[.$S$28];[.$S$30])" office:value-type="float" office:value="72599.2620892711" calcext:value-type="float">
            <text:p>72599,2620892711</text:p>
          </table:table-cell>
          <table:table-cell table:number-columns-repeated="14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18+4*RAND()" office:value-type="float" office:value="19.0990947452374" calcext:value-type="float">
            <text:p>19,0991</text:p>
          </table:table-cell>
          <table:table-cell table:number-columns-repeated="5"/>
          <table:table-cell office:value-type="float" office:value="802" calcext:value-type="float">
            <text:p>802</text:p>
          </table:table-cell>
          <table:table-cell table:formula="of:=COM.MICROSOFT.NORM.INV(RAND();80;10)" office:value-type="float" office:value="92.1564828295855" calcext:value-type="float">
            <text:p>92,1565</text:p>
          </table:table-cell>
          <table:table-cell table:number-columns-repeated="5"/>
          <table:table-cell office:value-type="float" office:value="802" calcext:value-type="float">
            <text:p>802</text:p>
          </table:table-cell>
          <table:table-cell table:formula="of:=4*PI()*PI()*[.I827]*[.B827]" office:value-type="float" office:value="69486.1758884792" calcext:value-type="float">
            <text:p>69486,1759</text:p>
          </table:table-cell>
          <table:table-cell table:number-columns-repeated="5"/>
          <table:table-cell table:formula="of:=COM.MICROSOFT.NORM.INV(RAND();[.$S$28];[.$S$30])" office:value-type="float" office:value="63108.8994933253" calcext:value-type="float">
            <text:p>63108,8994933253</text:p>
          </table:table-cell>
          <table:table-cell table:number-columns-repeated="14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18+4*RAND()" office:value-type="float" office:value="19.1608983795159" calcext:value-type="float">
            <text:p>19,1609</text:p>
          </table:table-cell>
          <table:table-cell table:number-columns-repeated="5"/>
          <table:table-cell office:value-type="float" office:value="803" calcext:value-type="float">
            <text:p>803</text:p>
          </table:table-cell>
          <table:table-cell table:formula="of:=COM.MICROSOFT.NORM.INV(RAND();80;10)" office:value-type="float" office:value="59.7654399249721" calcext:value-type="float">
            <text:p>59,7654</text:p>
          </table:table-cell>
          <table:table-cell table:number-columns-repeated="5"/>
          <table:table-cell office:value-type="float" office:value="803" calcext:value-type="float">
            <text:p>803</text:p>
          </table:table-cell>
          <table:table-cell table:formula="of:=4*PI()*PI()*[.I828]*[.B828]" office:value-type="float" office:value="45209.085794017" calcext:value-type="float">
            <text:p>45209,0858</text:p>
          </table:table-cell>
          <table:table-cell table:number-columns-repeated="5"/>
          <table:table-cell table:formula="of:=COM.MICROSOFT.NORM.INV(RAND();[.$S$28];[.$S$30])" office:value-type="float" office:value="65456.2573499985" calcext:value-type="float">
            <text:p>65456,2573499985</text:p>
          </table:table-cell>
          <table:table-cell table:number-columns-repeated="14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18+4*RAND()" office:value-type="float" office:value="21.1487868907861" calcext:value-type="float">
            <text:p>21,1488</text:p>
          </table:table-cell>
          <table:table-cell table:number-columns-repeated="5"/>
          <table:table-cell office:value-type="float" office:value="804" calcext:value-type="float">
            <text:p>804</text:p>
          </table:table-cell>
          <table:table-cell table:formula="of:=COM.MICROSOFT.NORM.INV(RAND();80;10)" office:value-type="float" office:value="87.8882490950895" calcext:value-type="float">
            <text:p>87,8882</text:p>
          </table:table-cell>
          <table:table-cell table:number-columns-repeated="5"/>
          <table:table-cell office:value-type="float" office:value="804" calcext:value-type="float">
            <text:p>804</text:p>
          </table:table-cell>
          <table:table-cell table:formula="of:=4*PI()*PI()*[.I829]*[.B829]" office:value-type="float" office:value="73379.7132444747" calcext:value-type="float">
            <text:p>73379,7132</text:p>
          </table:table-cell>
          <table:table-cell table:number-columns-repeated="5"/>
          <table:table-cell table:formula="of:=COM.MICROSOFT.NORM.INV(RAND();[.$S$28];[.$S$30])" office:value-type="float" office:value="66225.9505473906" calcext:value-type="float">
            <text:p>66225,9505473906</text:p>
          </table:table-cell>
          <table:table-cell table:number-columns-repeated="14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18+4*RAND()" office:value-type="float" office:value="21.5217718644999" calcext:value-type="float">
            <text:p>21,5218</text:p>
          </table:table-cell>
          <table:table-cell table:number-columns-repeated="5"/>
          <table:table-cell office:value-type="float" office:value="805" calcext:value-type="float">
            <text:p>805</text:p>
          </table:table-cell>
          <table:table-cell table:formula="of:=COM.MICROSOFT.NORM.INV(RAND();80;10)" office:value-type="float" office:value="75.00042548323" calcext:value-type="float">
            <text:p>75,0004</text:p>
          </table:table-cell>
          <table:table-cell table:number-columns-repeated="5"/>
          <table:table-cell office:value-type="float" office:value="805" calcext:value-type="float">
            <text:p>805</text:p>
          </table:table-cell>
          <table:table-cell table:formula="of:=4*PI()*PI()*[.I830]*[.B830]" office:value-type="float" office:value="63723.7738038433" calcext:value-type="float">
            <text:p>63723,7738</text:p>
          </table:table-cell>
          <table:table-cell table:number-columns-repeated="5"/>
          <table:table-cell table:formula="of:=COM.MICROSOFT.NORM.INV(RAND();[.$S$28];[.$S$30])" office:value-type="float" office:value="66711.2001671776" calcext:value-type="float">
            <text:p>66711,2001671776</text:p>
          </table:table-cell>
          <table:table-cell table:number-columns-repeated="14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18+4*RAND()" office:value-type="float" office:value="21.0379771939479" calcext:value-type="float">
            <text:p>21,0380</text:p>
          </table:table-cell>
          <table:table-cell table:number-columns-repeated="5"/>
          <table:table-cell office:value-type="float" office:value="806" calcext:value-type="float">
            <text:p>806</text:p>
          </table:table-cell>
          <table:table-cell table:formula="of:=COM.MICROSOFT.NORM.INV(RAND();80;10)" office:value-type="float" office:value="92.7739379785373" calcext:value-type="float">
            <text:p>92,7739</text:p>
          </table:table-cell>
          <table:table-cell table:number-columns-repeated="5"/>
          <table:table-cell office:value-type="float" office:value="806" calcext:value-type="float">
            <text:p>806</text:p>
          </table:table-cell>
          <table:table-cell table:formula="of:=4*PI()*PI()*[.I831]*[.B831]" office:value-type="float" office:value="77053.0276580638" calcext:value-type="float">
            <text:p>77053,0277</text:p>
          </table:table-cell>
          <table:table-cell table:number-columns-repeated="5"/>
          <table:table-cell table:formula="of:=COM.MICROSOFT.NORM.INV(RAND();[.$S$28];[.$S$30])" office:value-type="float" office:value="65252.7282716668" calcext:value-type="float">
            <text:p>65252,7282716668</text:p>
          </table:table-cell>
          <table:table-cell table:number-columns-repeated="14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18+4*RAND()" office:value-type="float" office:value="18.9325249115936" calcext:value-type="float">
            <text:p>18,9325</text:p>
          </table:table-cell>
          <table:table-cell table:number-columns-repeated="5"/>
          <table:table-cell office:value-type="float" office:value="807" calcext:value-type="float">
            <text:p>807</text:p>
          </table:table-cell>
          <table:table-cell table:formula="of:=COM.MICROSOFT.NORM.INV(RAND();80;10)" office:value-type="float" office:value="78.9194899333743" calcext:value-type="float">
            <text:p>78,9195</text:p>
          </table:table-cell>
          <table:table-cell table:number-columns-repeated="5"/>
          <table:table-cell office:value-type="float" office:value="807" calcext:value-type="float">
            <text:p>807</text:p>
          </table:table-cell>
          <table:table-cell table:formula="of:=4*PI()*PI()*[.I832]*[.B832]" office:value-type="float" office:value="58986.4885293161" calcext:value-type="float">
            <text:p>58986,4885</text:p>
          </table:table-cell>
          <table:table-cell table:number-columns-repeated="5"/>
          <table:table-cell table:formula="of:=COM.MICROSOFT.NORM.INV(RAND();[.$S$28];[.$S$30])" office:value-type="float" office:value="60208.6323788805" calcext:value-type="float">
            <text:p>60208,6323788805</text:p>
          </table:table-cell>
          <table:table-cell table:number-columns-repeated="14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18+4*RAND()" office:value-type="float" office:value="21.014124148991" calcext:value-type="float">
            <text:p>21,0141</text:p>
          </table:table-cell>
          <table:table-cell table:number-columns-repeated="5"/>
          <table:table-cell office:value-type="float" office:value="808" calcext:value-type="float">
            <text:p>808</text:p>
          </table:table-cell>
          <table:table-cell table:formula="of:=COM.MICROSOFT.NORM.INV(RAND();80;10)" office:value-type="float" office:value="89.5628108075394" calcext:value-type="float">
            <text:p>89,5628</text:p>
          </table:table-cell>
          <table:table-cell table:number-columns-repeated="5"/>
          <table:table-cell office:value-type="float" office:value="808" calcext:value-type="float">
            <text:p>808</text:p>
          </table:table-cell>
          <table:table-cell table:formula="of:=4*PI()*PI()*[.I833]*[.B833]" office:value-type="float" office:value="74301.6991228981" calcext:value-type="float">
            <text:p>74301,6991</text:p>
          </table:table-cell>
          <table:table-cell table:number-columns-repeated="5"/>
          <table:table-cell table:formula="of:=COM.MICROSOFT.NORM.INV(RAND();[.$S$28];[.$S$30])" office:value-type="float" office:value="66582.3899899702" calcext:value-type="float">
            <text:p>66582,3899899702</text:p>
          </table:table-cell>
          <table:table-cell table:number-columns-repeated="14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18+4*RAND()" office:value-type="float" office:value="18.9763955078088" calcext:value-type="float">
            <text:p>18,9764</text:p>
          </table:table-cell>
          <table:table-cell table:number-columns-repeated="5"/>
          <table:table-cell office:value-type="float" office:value="809" calcext:value-type="float">
            <text:p>809</text:p>
          </table:table-cell>
          <table:table-cell table:formula="of:=COM.MICROSOFT.NORM.INV(RAND();80;10)" office:value-type="float" office:value="67.3225814130051" calcext:value-type="float">
            <text:p>67,3226</text:p>
          </table:table-cell>
          <table:table-cell table:number-columns-repeated="5"/>
          <table:table-cell office:value-type="float" office:value="809" calcext:value-type="float">
            <text:p>809</text:p>
          </table:table-cell>
          <table:table-cell table:formula="of:=4*PI()*PI()*[.I834]*[.B834]" office:value-type="float" office:value="50435.2549219929" calcext:value-type="float">
            <text:p>50435,2549</text:p>
          </table:table-cell>
          <table:table-cell table:number-columns-repeated="5"/>
          <table:table-cell table:formula="of:=COM.MICROSOFT.NORM.INV(RAND();[.$S$28];[.$S$30])" office:value-type="float" office:value="65212.2396995183" calcext:value-type="float">
            <text:p>65212,2396995183</text:p>
          </table:table-cell>
          <table:table-cell table:number-columns-repeated="14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18+4*RAND()" office:value-type="float" office:value="20.734190705698" calcext:value-type="float">
            <text:p>20,7342</text:p>
          </table:table-cell>
          <table:table-cell table:number-columns-repeated="5"/>
          <table:table-cell office:value-type="float" office:value="810" calcext:value-type="float">
            <text:p>810</text:p>
          </table:table-cell>
          <table:table-cell table:formula="of:=COM.MICROSOFT.NORM.INV(RAND();80;10)" office:value-type="float" office:value="87.1989838919529" calcext:value-type="float">
            <text:p>87,1990</text:p>
          </table:table-cell>
          <table:table-cell table:number-columns-repeated="5"/>
          <table:table-cell office:value-type="float" office:value="810" calcext:value-type="float">
            <text:p>810</text:p>
          </table:table-cell>
          <table:table-cell table:formula="of:=4*PI()*PI()*[.I835]*[.B835]" office:value-type="float" office:value="71376.9932945533" calcext:value-type="float">
            <text:p>71376,9933</text:p>
          </table:table-cell>
          <table:table-cell table:number-columns-repeated="5"/>
          <table:table-cell table:formula="of:=COM.MICROSOFT.NORM.INV(RAND();[.$S$28];[.$S$30])" office:value-type="float" office:value="58910.4026910746" calcext:value-type="float">
            <text:p>58910,4026910746</text:p>
          </table:table-cell>
          <table:table-cell table:number-columns-repeated="14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18+4*RAND()" office:value-type="float" office:value="21.0114730405621" calcext:value-type="float">
            <text:p>21,0115</text:p>
          </table:table-cell>
          <table:table-cell table:number-columns-repeated="5"/>
          <table:table-cell office:value-type="float" office:value="811" calcext:value-type="float">
            <text:p>811</text:p>
          </table:table-cell>
          <table:table-cell table:formula="of:=COM.MICROSOFT.NORM.INV(RAND();80;10)" office:value-type="float" office:value="93.8214595006306" calcext:value-type="float">
            <text:p>93,8215</text:p>
          </table:table-cell>
          <table:table-cell table:number-columns-repeated="5"/>
          <table:table-cell office:value-type="float" office:value="811" calcext:value-type="float">
            <text:p>811</text:p>
          </table:table-cell>
          <table:table-cell table:formula="of:=4*PI()*PI()*[.I836]*[.B836]" office:value-type="float" office:value="77824.8731827865" calcext:value-type="float">
            <text:p>77824,8732</text:p>
          </table:table-cell>
          <table:table-cell table:number-columns-repeated="5"/>
          <table:table-cell table:formula="of:=COM.MICROSOFT.NORM.INV(RAND();[.$S$28];[.$S$30])" office:value-type="float" office:value="77832.8738116686" calcext:value-type="float">
            <text:p>77832,8738116686</text:p>
          </table:table-cell>
          <table:table-cell table:number-columns-repeated="14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18+4*RAND()" office:value-type="float" office:value="21.7406265917234" calcext:value-type="float">
            <text:p>21,7406</text:p>
          </table:table-cell>
          <table:table-cell table:number-columns-repeated="5"/>
          <table:table-cell office:value-type="float" office:value="812" calcext:value-type="float">
            <text:p>812</text:p>
          </table:table-cell>
          <table:table-cell table:formula="of:=COM.MICROSOFT.NORM.INV(RAND();80;10)" office:value-type="float" office:value="82.08502816438" calcext:value-type="float">
            <text:p>82,0850</text:p>
          </table:table-cell>
          <table:table-cell table:number-columns-repeated="5"/>
          <table:table-cell office:value-type="float" office:value="812" calcext:value-type="float">
            <text:p>812</text:p>
          </table:table-cell>
          <table:table-cell table:formula="of:=4*PI()*PI()*[.I837]*[.B837]" office:value-type="float" office:value="70452.3923602166" calcext:value-type="float">
            <text:p>70452,3924</text:p>
          </table:table-cell>
          <table:table-cell table:number-columns-repeated="5"/>
          <table:table-cell table:formula="of:=COM.MICROSOFT.NORM.INV(RAND();[.$S$28];[.$S$30])" office:value-type="float" office:value="54450.9695401898" calcext:value-type="float">
            <text:p>54450,9695401898</text:p>
          </table:table-cell>
          <table:table-cell table:number-columns-repeated="14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18+4*RAND()" office:value-type="float" office:value="19.8615609402768" calcext:value-type="float">
            <text:p>19,8616</text:p>
          </table:table-cell>
          <table:table-cell table:number-columns-repeated="5"/>
          <table:table-cell office:value-type="float" office:value="813" calcext:value-type="float">
            <text:p>813</text:p>
          </table:table-cell>
          <table:table-cell table:formula="of:=COM.MICROSOFT.NORM.INV(RAND();80;10)" office:value-type="float" office:value="81.5371111370922" calcext:value-type="float">
            <text:p>81,5371</text:p>
          </table:table-cell>
          <table:table-cell table:number-columns-repeated="5"/>
          <table:table-cell office:value-type="float" office:value="813" calcext:value-type="float">
            <text:p>813</text:p>
          </table:table-cell>
          <table:table-cell table:formula="of:=4*PI()*PI()*[.I838]*[.B838]" office:value-type="float" office:value="63933.4932154022" calcext:value-type="float">
            <text:p>63933,4932</text:p>
          </table:table-cell>
          <table:table-cell table:number-columns-repeated="5"/>
          <table:table-cell table:formula="of:=COM.MICROSOFT.NORM.INV(RAND();[.$S$28];[.$S$30])" office:value-type="float" office:value="57575.4984669331" calcext:value-type="float">
            <text:p>57575,4984669331</text:p>
          </table:table-cell>
          <table:table-cell table:number-columns-repeated="14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18+4*RAND()" office:value-type="float" office:value="18.4514414784499" calcext:value-type="float">
            <text:p>18,4514</text:p>
          </table:table-cell>
          <table:table-cell table:number-columns-repeated="5"/>
          <table:table-cell office:value-type="float" office:value="814" calcext:value-type="float">
            <text:p>814</text:p>
          </table:table-cell>
          <table:table-cell table:formula="of:=COM.MICROSOFT.NORM.INV(RAND();80;10)" office:value-type="float" office:value="75.4870000391587" calcext:value-type="float">
            <text:p>75,4870</text:p>
          </table:table-cell>
          <table:table-cell table:number-columns-repeated="5"/>
          <table:table-cell office:value-type="float" office:value="814" calcext:value-type="float">
            <text:p>814</text:p>
          </table:table-cell>
          <table:table-cell table:formula="of:=4*PI()*PI()*[.I839]*[.B839]" office:value-type="float" office:value="54987.2756529571" calcext:value-type="float">
            <text:p>54987,2757</text:p>
          </table:table-cell>
          <table:table-cell table:number-columns-repeated="5"/>
          <table:table-cell table:formula="of:=COM.MICROSOFT.NORM.INV(RAND();[.$S$28];[.$S$30])" office:value-type="float" office:value="70730.5251055606" calcext:value-type="float">
            <text:p>70730,5251055606</text:p>
          </table:table-cell>
          <table:table-cell table:number-columns-repeated="14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18+4*RAND()" office:value-type="float" office:value="19.2090948154219" calcext:value-type="float">
            <text:p>19,2091</text:p>
          </table:table-cell>
          <table:table-cell table:number-columns-repeated="5"/>
          <table:table-cell office:value-type="float" office:value="815" calcext:value-type="float">
            <text:p>815</text:p>
          </table:table-cell>
          <table:table-cell table:formula="of:=COM.MICROSOFT.NORM.INV(RAND();80;10)" office:value-type="float" office:value="79.1917494936838" calcext:value-type="float">
            <text:p>79,1917</text:p>
          </table:table-cell>
          <table:table-cell table:number-columns-repeated="5"/>
          <table:table-cell office:value-type="float" office:value="815" calcext:value-type="float">
            <text:p>815</text:p>
          </table:table-cell>
          <table:table-cell table:formula="of:=4*PI()*PI()*[.I840]*[.B840]" office:value-type="float" office:value="60054.6408929894" calcext:value-type="float">
            <text:p>60054,6409</text:p>
          </table:table-cell>
          <table:table-cell table:number-columns-repeated="5"/>
          <table:table-cell table:formula="of:=COM.MICROSOFT.NORM.INV(RAND();[.$S$28];[.$S$30])" office:value-type="float" office:value="52778.1932059737" calcext:value-type="float">
            <text:p>52778,1932059737</text:p>
          </table:table-cell>
          <table:table-cell table:number-columns-repeated="14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18+4*RAND()" office:value-type="float" office:value="20.1801195084117" calcext:value-type="float">
            <text:p>20,1801</text:p>
          </table:table-cell>
          <table:table-cell table:number-columns-repeated="5"/>
          <table:table-cell office:value-type="float" office:value="816" calcext:value-type="float">
            <text:p>816</text:p>
          </table:table-cell>
          <table:table-cell table:formula="of:=COM.MICROSOFT.NORM.INV(RAND();80;10)" office:value-type="float" office:value="90.6903255674803" calcext:value-type="float">
            <text:p>90,6903</text:p>
          </table:table-cell>
          <table:table-cell table:number-columns-repeated="5"/>
          <table:table-cell office:value-type="float" office:value="816" calcext:value-type="float">
            <text:p>816</text:p>
          </table:table-cell>
          <table:table-cell table:formula="of:=4*PI()*PI()*[.I841]*[.B841]" office:value-type="float" office:value="72251.0946839663" calcext:value-type="float">
            <text:p>72251,0947</text:p>
          </table:table-cell>
          <table:table-cell table:number-columns-repeated="5"/>
          <table:table-cell table:formula="of:=COM.MICROSOFT.NORM.INV(RAND();[.$S$28];[.$S$30])" office:value-type="float" office:value="75055.2569460044" calcext:value-type="float">
            <text:p>75055,2569460044</text:p>
          </table:table-cell>
          <table:table-cell table:number-columns-repeated="14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18+4*RAND()" office:value-type="float" office:value="19.7333605303429" calcext:value-type="float">
            <text:p>19,7334</text:p>
          </table:table-cell>
          <table:table-cell table:number-columns-repeated="5"/>
          <table:table-cell office:value-type="float" office:value="817" calcext:value-type="float">
            <text:p>817</text:p>
          </table:table-cell>
          <table:table-cell table:formula="of:=COM.MICROSOFT.NORM.INV(RAND();80;10)" office:value-type="float" office:value="97.0555309000496" calcext:value-type="float">
            <text:p>97,0555</text:p>
          </table:table-cell>
          <table:table-cell table:number-columns-repeated="5"/>
          <table:table-cell office:value-type="float" office:value="817" calcext:value-type="float">
            <text:p>817</text:p>
          </table:table-cell>
          <table:table-cell table:formula="of:=4*PI()*PI()*[.I842]*[.B842]" office:value-type="float" office:value="75610.3201271416" calcext:value-type="float">
            <text:p>75610,3201</text:p>
          </table:table-cell>
          <table:table-cell table:number-columns-repeated="5"/>
          <table:table-cell table:formula="of:=COM.MICROSOFT.NORM.INV(RAND();[.$S$28];[.$S$30])" office:value-type="float" office:value="65502.3458406923" calcext:value-type="float">
            <text:p>65502,3458406923</text:p>
          </table:table-cell>
          <table:table-cell table:number-columns-repeated="14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18+4*RAND()" office:value-type="float" office:value="20.1526747471653" calcext:value-type="float">
            <text:p>20,1527</text:p>
          </table:table-cell>
          <table:table-cell table:number-columns-repeated="5"/>
          <table:table-cell office:value-type="float" office:value="818" calcext:value-type="float">
            <text:p>818</text:p>
          </table:table-cell>
          <table:table-cell table:formula="of:=COM.MICROSOFT.NORM.INV(RAND();80;10)" office:value-type="float" office:value="70.5861253596897" calcext:value-type="float">
            <text:p>70,5861</text:p>
          </table:table-cell>
          <table:table-cell table:number-columns-repeated="5"/>
          <table:table-cell office:value-type="float" office:value="818" calcext:value-type="float">
            <text:p>818</text:p>
          </table:table-cell>
          <table:table-cell table:formula="of:=4*PI()*PI()*[.I843]*[.B843]" office:value-type="float" office:value="56158.0184873427" calcext:value-type="float">
            <text:p>56158,0185</text:p>
          </table:table-cell>
          <table:table-cell table:number-columns-repeated="5"/>
          <table:table-cell table:formula="of:=COM.MICROSOFT.NORM.INV(RAND();[.$S$28];[.$S$30])" office:value-type="float" office:value="73671.6706124858" calcext:value-type="float">
            <text:p>73671,6706124858</text:p>
          </table:table-cell>
          <table:table-cell table:number-columns-repeated="14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18+4*RAND()" office:value-type="float" office:value="21.1475583859719" calcext:value-type="float">
            <text:p>21,1476</text:p>
          </table:table-cell>
          <table:table-cell table:number-columns-repeated="5"/>
          <table:table-cell office:value-type="float" office:value="819" calcext:value-type="float">
            <text:p>819</text:p>
          </table:table-cell>
          <table:table-cell table:formula="of:=COM.MICROSOFT.NORM.INV(RAND();80;10)" office:value-type="float" office:value="86.3820255733621" calcext:value-type="float">
            <text:p>86,3820</text:p>
          </table:table-cell>
          <table:table-cell table:number-columns-repeated="5"/>
          <table:table-cell office:value-type="float" office:value="819" calcext:value-type="float">
            <text:p>819</text:p>
          </table:table-cell>
          <table:table-cell table:formula="of:=4*PI()*PI()*[.I844]*[.B844]" office:value-type="float" office:value="72117.9466580123" calcext:value-type="float">
            <text:p>72117,9467</text:p>
          </table:table-cell>
          <table:table-cell table:number-columns-repeated="5"/>
          <table:table-cell table:formula="of:=COM.MICROSOFT.NORM.INV(RAND();[.$S$28];[.$S$30])" office:value-type="float" office:value="31592.7075306702" calcext:value-type="float">
            <text:p>31592,7075306702</text:p>
          </table:table-cell>
          <table:table-cell table:number-columns-repeated="14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18+4*RAND()" office:value-type="float" office:value="20.6466599493288" calcext:value-type="float">
            <text:p>20,6467</text:p>
          </table:table-cell>
          <table:table-cell table:number-columns-repeated="5"/>
          <table:table-cell office:value-type="float" office:value="820" calcext:value-type="float">
            <text:p>820</text:p>
          </table:table-cell>
          <table:table-cell table:formula="of:=COM.MICROSOFT.NORM.INV(RAND();80;10)" office:value-type="float" office:value="98.2051602269225" calcext:value-type="float">
            <text:p>98,2052</text:p>
          </table:table-cell>
          <table:table-cell table:number-columns-repeated="5"/>
          <table:table-cell office:value-type="float" office:value="820" calcext:value-type="float">
            <text:p>820</text:p>
          </table:table-cell>
          <table:table-cell table:formula="of:=4*PI()*PI()*[.I845]*[.B845]" office:value-type="float" office:value="80046.7770148458" calcext:value-type="float">
            <text:p>80046,7770</text:p>
          </table:table-cell>
          <table:table-cell table:number-columns-repeated="5"/>
          <table:table-cell table:formula="of:=COM.MICROSOFT.NORM.INV(RAND();[.$S$28];[.$S$30])" office:value-type="float" office:value="64436.7699926651" calcext:value-type="float">
            <text:p>64436,7699926651</text:p>
          </table:table-cell>
          <table:table-cell table:number-columns-repeated="14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18+4*RAND()" office:value-type="float" office:value="18.589455019217" calcext:value-type="float">
            <text:p>18,5895</text:p>
          </table:table-cell>
          <table:table-cell table:number-columns-repeated="5"/>
          <table:table-cell office:value-type="float" office:value="821" calcext:value-type="float">
            <text:p>821</text:p>
          </table:table-cell>
          <table:table-cell table:formula="of:=COM.MICROSOFT.NORM.INV(RAND();80;10)" office:value-type="float" office:value="97.6019486161865" calcext:value-type="float">
            <text:p>97,6019</text:p>
          </table:table-cell>
          <table:table-cell table:number-columns-repeated="5"/>
          <table:table-cell office:value-type="float" office:value="821" calcext:value-type="float">
            <text:p>821</text:p>
          </table:table-cell>
          <table:table-cell table:formula="of:=4*PI()*PI()*[.I846]*[.B846]" office:value-type="float" office:value="71628.339439587" calcext:value-type="float">
            <text:p>71628,3394</text:p>
          </table:table-cell>
          <table:table-cell table:number-columns-repeated="5"/>
          <table:table-cell table:formula="of:=COM.MICROSOFT.NORM.INV(RAND();[.$S$28];[.$S$30])" office:value-type="float" office:value="79144.6267505559" calcext:value-type="float">
            <text:p>79144,6267505559</text:p>
          </table:table-cell>
          <table:table-cell table:number-columns-repeated="14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18+4*RAND()" office:value-type="float" office:value="18.2622382021509" calcext:value-type="float">
            <text:p>18,2622</text:p>
          </table:table-cell>
          <table:table-cell table:number-columns-repeated="5"/>
          <table:table-cell office:value-type="float" office:value="822" calcext:value-type="float">
            <text:p>822</text:p>
          </table:table-cell>
          <table:table-cell table:formula="of:=COM.MICROSOFT.NORM.INV(RAND();80;10)" office:value-type="float" office:value="89.2245172541729" calcext:value-type="float">
            <text:p>89,2245</text:p>
          </table:table-cell>
          <table:table-cell table:number-columns-repeated="5"/>
          <table:table-cell office:value-type="float" office:value="822" calcext:value-type="float">
            <text:p>822</text:p>
          </table:table-cell>
          <table:table-cell table:formula="of:=4*PI()*PI()*[.I847]*[.B847]" office:value-type="float" office:value="64327.6886033833" calcext:value-type="float">
            <text:p>64327,6886</text:p>
          </table:table-cell>
          <table:table-cell table:number-columns-repeated="5"/>
          <table:table-cell table:formula="of:=COM.MICROSOFT.NORM.INV(RAND();[.$S$28];[.$S$30])" office:value-type="float" office:value="55969.5549805857" calcext:value-type="float">
            <text:p>55969,5549805857</text:p>
          </table:table-cell>
          <table:table-cell table:number-columns-repeated="14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18+4*RAND()" office:value-type="float" office:value="19.62570657162" calcext:value-type="float">
            <text:p>19,6257</text:p>
          </table:table-cell>
          <table:table-cell table:number-columns-repeated="5"/>
          <table:table-cell office:value-type="float" office:value="823" calcext:value-type="float">
            <text:p>823</text:p>
          </table:table-cell>
          <table:table-cell table:formula="of:=COM.MICROSOFT.NORM.INV(RAND();80;10)" office:value-type="float" office:value="82.8645927974616" calcext:value-type="float">
            <text:p>82,8646</text:p>
          </table:table-cell>
          <table:table-cell table:number-columns-repeated="5"/>
          <table:table-cell office:value-type="float" office:value="823" calcext:value-type="float">
            <text:p>823</text:p>
          </table:table-cell>
          <table:table-cell table:formula="of:=4*PI()*PI()*[.I848]*[.B848]" office:value-type="float" office:value="64202.8103090656" calcext:value-type="float">
            <text:p>64202,8103</text:p>
          </table:table-cell>
          <table:table-cell table:number-columns-repeated="5"/>
          <table:table-cell table:formula="of:=COM.MICROSOFT.NORM.INV(RAND();[.$S$28];[.$S$30])" office:value-type="float" office:value="76283.5312069696" calcext:value-type="float">
            <text:p>76283,5312069696</text:p>
          </table:table-cell>
          <table:table-cell table:number-columns-repeated="14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18+4*RAND()" office:value-type="float" office:value="18.0008058198728" calcext:value-type="float">
            <text:p>18,0008</text:p>
          </table:table-cell>
          <table:table-cell table:number-columns-repeated="5"/>
          <table:table-cell office:value-type="float" office:value="824" calcext:value-type="float">
            <text:p>824</text:p>
          </table:table-cell>
          <table:table-cell table:formula="of:=COM.MICROSOFT.NORM.INV(RAND();80;10)" office:value-type="float" office:value="72.1128885165191" calcext:value-type="float">
            <text:p>72,1129</text:p>
          </table:table-cell>
          <table:table-cell table:number-columns-repeated="5"/>
          <table:table-cell office:value-type="float" office:value="824" calcext:value-type="float">
            <text:p>824</text:p>
          </table:table-cell>
          <table:table-cell table:formula="of:=4*PI()*PI()*[.I849]*[.B849]" office:value-type="float" office:value="51246.5431860027" calcext:value-type="float">
            <text:p>51246,5432</text:p>
          </table:table-cell>
          <table:table-cell table:number-columns-repeated="5"/>
          <table:table-cell table:formula="of:=COM.MICROSOFT.NORM.INV(RAND();[.$S$28];[.$S$30])" office:value-type="float" office:value="63208.950446686" calcext:value-type="float">
            <text:p>63208,950446686</text:p>
          </table:table-cell>
          <table:table-cell table:number-columns-repeated="14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18+4*RAND()" office:value-type="float" office:value="21.3235600315966" calcext:value-type="float">
            <text:p>21,3236</text:p>
          </table:table-cell>
          <table:table-cell table:number-columns-repeated="5"/>
          <table:table-cell office:value-type="float" office:value="825" calcext:value-type="float">
            <text:p>825</text:p>
          </table:table-cell>
          <table:table-cell table:formula="of:=COM.MICROSOFT.NORM.INV(RAND();80;10)" office:value-type="float" office:value="77.0794728965274" calcext:value-type="float">
            <text:p>77,0795</text:p>
          </table:table-cell>
          <table:table-cell table:number-columns-repeated="5"/>
          <table:table-cell office:value-type="float" office:value="825" calcext:value-type="float">
            <text:p>825</text:p>
          </table:table-cell>
          <table:table-cell table:formula="of:=4*PI()*PI()*[.I850]*[.B850]" office:value-type="float" office:value="64887.0733020584" calcext:value-type="float">
            <text:p>64887,0733</text:p>
          </table:table-cell>
          <table:table-cell table:number-columns-repeated="5"/>
          <table:table-cell table:formula="of:=COM.MICROSOFT.NORM.INV(RAND();[.$S$28];[.$S$30])" office:value-type="float" office:value="62916.7934316571" calcext:value-type="float">
            <text:p>62916,7934316571</text:p>
          </table:table-cell>
          <table:table-cell table:number-columns-repeated="14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18+4*RAND()" office:value-type="float" office:value="20.9527508202009" calcext:value-type="float">
            <text:p>20,9528</text:p>
          </table:table-cell>
          <table:table-cell table:number-columns-repeated="5"/>
          <table:table-cell office:value-type="float" office:value="826" calcext:value-type="float">
            <text:p>826</text:p>
          </table:table-cell>
          <table:table-cell table:formula="of:=COM.MICROSOFT.NORM.INV(RAND();80;10)" office:value-type="float" office:value="81.2896838244686" calcext:value-type="float">
            <text:p>81,2897</text:p>
          </table:table-cell>
          <table:table-cell table:number-columns-repeated="5"/>
          <table:table-cell office:value-type="float" office:value="826" calcext:value-type="float">
            <text:p>826</text:p>
          </table:table-cell>
          <table:table-cell table:formula="of:=4*PI()*PI()*[.I851]*[.B851]" office:value-type="float" office:value="67241.3182790847" calcext:value-type="float">
            <text:p>67241,3183</text:p>
          </table:table-cell>
          <table:table-cell table:number-columns-repeated="5"/>
          <table:table-cell table:formula="of:=COM.MICROSOFT.NORM.INV(RAND();[.$S$28];[.$S$30])" office:value-type="float" office:value="61012.1703980418" calcext:value-type="float">
            <text:p>61012,1703980418</text:p>
          </table:table-cell>
          <table:table-cell table:number-columns-repeated="14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18+4*RAND()" office:value-type="float" office:value="18.6244980650954" calcext:value-type="float">
            <text:p>18,6245</text:p>
          </table:table-cell>
          <table:table-cell table:number-columns-repeated="5"/>
          <table:table-cell office:value-type="float" office:value="827" calcext:value-type="float">
            <text:p>827</text:p>
          </table:table-cell>
          <table:table-cell table:formula="of:=COM.MICROSOFT.NORM.INV(RAND();80;10)" office:value-type="float" office:value="60.3005174760146" calcext:value-type="float">
            <text:p>60,3005</text:p>
          </table:table-cell>
          <table:table-cell table:number-columns-repeated="5"/>
          <table:table-cell office:value-type="float" office:value="827" calcext:value-type="float">
            <text:p>827</text:p>
          </table:table-cell>
          <table:table-cell table:formula="of:=4*PI()*PI()*[.I852]*[.B852]" office:value-type="float" office:value="44336.902933179" calcext:value-type="float">
            <text:p>44336,9029</text:p>
          </table:table-cell>
          <table:table-cell table:number-columns-repeated="5"/>
          <table:table-cell table:formula="of:=COM.MICROSOFT.NORM.INV(RAND();[.$S$28];[.$S$30])" office:value-type="float" office:value="71284.1981298854" calcext:value-type="float">
            <text:p>71284,1981298854</text:p>
          </table:table-cell>
          <table:table-cell table:number-columns-repeated="14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18+4*RAND()" office:value-type="float" office:value="18.4096637475304" calcext:value-type="float">
            <text:p>18,4097</text:p>
          </table:table-cell>
          <table:table-cell table:number-columns-repeated="5"/>
          <table:table-cell office:value-type="float" office:value="828" calcext:value-type="float">
            <text:p>828</text:p>
          </table:table-cell>
          <table:table-cell table:formula="of:=COM.MICROSOFT.NORM.INV(RAND();80;10)" office:value-type="float" office:value="84.4323221110547" calcext:value-type="float">
            <text:p>84,4323</text:p>
          </table:table-cell>
          <table:table-cell table:number-columns-repeated="5"/>
          <table:table-cell office:value-type="float" office:value="828" calcext:value-type="float">
            <text:p>828</text:p>
          </table:table-cell>
          <table:table-cell table:formula="of:=4*PI()*PI()*[.I853]*[.B853]" office:value-type="float" office:value="61364.0940072157" calcext:value-type="float">
            <text:p>61364,0940</text:p>
          </table:table-cell>
          <table:table-cell table:number-columns-repeated="5"/>
          <table:table-cell table:formula="of:=COM.MICROSOFT.NORM.INV(RAND();[.$S$28];[.$S$30])" office:value-type="float" office:value="60335.1054358986" calcext:value-type="float">
            <text:p>60335,1054358986</text:p>
          </table:table-cell>
          <table:table-cell table:number-columns-repeated="14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18+4*RAND()" office:value-type="float" office:value="18.6003602878191" calcext:value-type="float">
            <text:p>18,6004</text:p>
          </table:table-cell>
          <table:table-cell table:number-columns-repeated="5"/>
          <table:table-cell office:value-type="float" office:value="829" calcext:value-type="float">
            <text:p>829</text:p>
          </table:table-cell>
          <table:table-cell table:formula="of:=COM.MICROSOFT.NORM.INV(RAND();80;10)" office:value-type="float" office:value="88.6632363112866" calcext:value-type="float">
            <text:p>88,6632</text:p>
          </table:table-cell>
          <table:table-cell table:number-columns-repeated="5"/>
          <table:table-cell office:value-type="float" office:value="829" calcext:value-type="float">
            <text:p>829</text:p>
          </table:table-cell>
          <table:table-cell table:formula="of:=4*PI()*PI()*[.I854]*[.B854]" office:value-type="float" office:value="65106.5485178503" calcext:value-type="float">
            <text:p>65106,5485</text:p>
          </table:table-cell>
          <table:table-cell table:number-columns-repeated="5"/>
          <table:table-cell table:formula="of:=COM.MICROSOFT.NORM.INV(RAND();[.$S$28];[.$S$30])" office:value-type="float" office:value="55909.6376431323" calcext:value-type="float">
            <text:p>55909,6376431323</text:p>
          </table:table-cell>
          <table:table-cell table:number-columns-repeated="14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18+4*RAND()" office:value-type="float" office:value="21.8271095198579" calcext:value-type="float">
            <text:p>21,8271</text:p>
          </table:table-cell>
          <table:table-cell table:number-columns-repeated="5"/>
          <table:table-cell office:value-type="float" office:value="830" calcext:value-type="float">
            <text:p>830</text:p>
          </table:table-cell>
          <table:table-cell table:formula="of:=COM.MICROSOFT.NORM.INV(RAND();80;10)" office:value-type="float" office:value="86.5555349756408" calcext:value-type="float">
            <text:p>86,5555</text:p>
          </table:table-cell>
          <table:table-cell table:number-columns-repeated="5"/>
          <table:table-cell office:value-type="float" office:value="830" calcext:value-type="float">
            <text:p>830</text:p>
          </table:table-cell>
          <table:table-cell table:formula="of:=4*PI()*PI()*[.I855]*[.B855]" office:value-type="float" office:value="74584.882392699" calcext:value-type="float">
            <text:p>74584,8824</text:p>
          </table:table-cell>
          <table:table-cell table:number-columns-repeated="5"/>
          <table:table-cell table:formula="of:=COM.MICROSOFT.NORM.INV(RAND();[.$S$28];[.$S$30])" office:value-type="float" office:value="62509.7390579354" calcext:value-type="float">
            <text:p>62509,7390579354</text:p>
          </table:table-cell>
          <table:table-cell table:number-columns-repeated="14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18+4*RAND()" office:value-type="float" office:value="20.1680898745544" calcext:value-type="float">
            <text:p>20,1681</text:p>
          </table:table-cell>
          <table:table-cell table:number-columns-repeated="5"/>
          <table:table-cell office:value-type="float" office:value="831" calcext:value-type="float">
            <text:p>831</text:p>
          </table:table-cell>
          <table:table-cell table:formula="of:=COM.MICROSOFT.NORM.INV(RAND();80;10)" office:value-type="float" office:value="74.812392069472" calcext:value-type="float">
            <text:p>74,8124</text:p>
          </table:table-cell>
          <table:table-cell table:number-columns-repeated="5"/>
          <table:table-cell office:value-type="float" office:value="831" calcext:value-type="float">
            <text:p>831</text:p>
          </table:table-cell>
          <table:table-cell table:formula="of:=4*PI()*PI()*[.I856]*[.B856]" office:value-type="float" office:value="59565.9463400521" calcext:value-type="float">
            <text:p>59565,9463</text:p>
          </table:table-cell>
          <table:table-cell table:number-columns-repeated="5"/>
          <table:table-cell table:formula="of:=COM.MICROSOFT.NORM.INV(RAND();[.$S$28];[.$S$30])" office:value-type="float" office:value="66834.1718057701" calcext:value-type="float">
            <text:p>66834,1718057701</text:p>
          </table:table-cell>
          <table:table-cell table:number-columns-repeated="14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18+4*RAND()" office:value-type="float" office:value="20.6765870689414" calcext:value-type="float">
            <text:p>20,6766</text:p>
          </table:table-cell>
          <table:table-cell table:number-columns-repeated="5"/>
          <table:table-cell office:value-type="float" office:value="832" calcext:value-type="float">
            <text:p>832</text:p>
          </table:table-cell>
          <table:table-cell table:formula="of:=COM.MICROSOFT.NORM.INV(RAND();80;10)" office:value-type="float" office:value="84.1335606668218" calcext:value-type="float">
            <text:p>84,1336</text:p>
          </table:table-cell>
          <table:table-cell table:number-columns-repeated="5"/>
          <table:table-cell office:value-type="float" office:value="832" calcext:value-type="float">
            <text:p>832</text:p>
          </table:table-cell>
          <table:table-cell table:formula="of:=4*PI()*PI()*[.I857]*[.B857]" office:value-type="float" office:value="68676.4536304018" calcext:value-type="float">
            <text:p>68676,4536</text:p>
          </table:table-cell>
          <table:table-cell table:number-columns-repeated="5"/>
          <table:table-cell table:formula="of:=COM.MICROSOFT.NORM.INV(RAND();[.$S$28];[.$S$30])" office:value-type="float" office:value="56945.900263971" calcext:value-type="float">
            <text:p>56945,900263971</text:p>
          </table:table-cell>
          <table:table-cell table:number-columns-repeated="14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18+4*RAND()" office:value-type="float" office:value="21.1429554303177" calcext:value-type="float">
            <text:p>21,1430</text:p>
          </table:table-cell>
          <table:table-cell table:number-columns-repeated="5"/>
          <table:table-cell office:value-type="float" office:value="833" calcext:value-type="float">
            <text:p>833</text:p>
          </table:table-cell>
          <table:table-cell table:formula="of:=COM.MICROSOFT.NORM.INV(RAND();80;10)" office:value-type="float" office:value="89.1985681529466" calcext:value-type="float">
            <text:p>89,1986</text:p>
          </table:table-cell>
          <table:table-cell table:number-columns-repeated="5"/>
          <table:table-cell office:value-type="float" office:value="833" calcext:value-type="float">
            <text:p>833</text:p>
          </table:table-cell>
          <table:table-cell table:formula="of:=4*PI()*PI()*[.I858]*[.B858]" office:value-type="float" office:value="74453.1906600372" calcext:value-type="float">
            <text:p>74453,1907</text:p>
          </table:table-cell>
          <table:table-cell table:number-columns-repeated="5"/>
          <table:table-cell table:formula="of:=COM.MICROSOFT.NORM.INV(RAND();[.$S$28];[.$S$30])" office:value-type="float" office:value="63732.3589450814" calcext:value-type="float">
            <text:p>63732,3589450814</text:p>
          </table:table-cell>
          <table:table-cell table:number-columns-repeated="14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18+4*RAND()" office:value-type="float" office:value="18.2059712265618" calcext:value-type="float">
            <text:p>18,2060</text:p>
          </table:table-cell>
          <table:table-cell table:number-columns-repeated="5"/>
          <table:table-cell office:value-type="float" office:value="834" calcext:value-type="float">
            <text:p>834</text:p>
          </table:table-cell>
          <table:table-cell table:formula="of:=COM.MICROSOFT.NORM.INV(RAND();80;10)" office:value-type="float" office:value="104.04878998975" calcext:value-type="float">
            <text:p>104,0488</text:p>
          </table:table-cell>
          <table:table-cell table:number-columns-repeated="5"/>
          <table:table-cell office:value-type="float" office:value="834" calcext:value-type="float">
            <text:p>834</text:p>
          </table:table-cell>
          <table:table-cell table:formula="of:=4*PI()*PI()*[.I859]*[.B859]" office:value-type="float" office:value="74784.3326978433" calcext:value-type="float">
            <text:p>74784,3327</text:p>
          </table:table-cell>
          <table:table-cell table:number-columns-repeated="5"/>
          <table:table-cell table:formula="of:=COM.MICROSOFT.NORM.INV(RAND();[.$S$28];[.$S$30])" office:value-type="float" office:value="56567.8983454299" calcext:value-type="float">
            <text:p>56567,8983454299</text:p>
          </table:table-cell>
          <table:table-cell table:number-columns-repeated="14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18+4*RAND()" office:value-type="float" office:value="19.7401231541298" calcext:value-type="float">
            <text:p>19,7401</text:p>
          </table:table-cell>
          <table:table-cell table:number-columns-repeated="5"/>
          <table:table-cell office:value-type="float" office:value="835" calcext:value-type="float">
            <text:p>835</text:p>
          </table:table-cell>
          <table:table-cell table:formula="of:=COM.MICROSOFT.NORM.INV(RAND();80;10)" office:value-type="float" office:value="73.9512982537452" calcext:value-type="float">
            <text:p>73,9513</text:p>
          </table:table-cell>
          <table:table-cell table:number-columns-repeated="5"/>
          <table:table-cell office:value-type="float" office:value="835" calcext:value-type="float">
            <text:p>835</text:p>
          </table:table-cell>
          <table:table-cell table:formula="of:=4*PI()*PI()*[.I860]*[.B860]" office:value-type="float" office:value="57630.8993819028" calcext:value-type="float">
            <text:p>57630,8994</text:p>
          </table:table-cell>
          <table:table-cell table:number-columns-repeated="5"/>
          <table:table-cell table:formula="of:=COM.MICROSOFT.NORM.INV(RAND();[.$S$28];[.$S$30])" office:value-type="float" office:value="57138.6712700049" calcext:value-type="float">
            <text:p>57138,6712700049</text:p>
          </table:table-cell>
          <table:table-cell table:number-columns-repeated="14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18+4*RAND()" office:value-type="float" office:value="18.2799019855447" calcext:value-type="float">
            <text:p>18,2799</text:p>
          </table:table-cell>
          <table:table-cell table:number-columns-repeated="5"/>
          <table:table-cell office:value-type="float" office:value="836" calcext:value-type="float">
            <text:p>836</text:p>
          </table:table-cell>
          <table:table-cell table:formula="of:=COM.MICROSOFT.NORM.INV(RAND();80;10)" office:value-type="float" office:value="93.3732906615971" calcext:value-type="float">
            <text:p>93,3733</text:p>
          </table:table-cell>
          <table:table-cell table:number-columns-repeated="5"/>
          <table:table-cell office:value-type="float" office:value="836" calcext:value-type="float">
            <text:p>836</text:p>
          </table:table-cell>
          <table:table-cell table:formula="of:=4*PI()*PI()*[.I861]*[.B861]" office:value-type="float" office:value="67383.9187424791" calcext:value-type="float">
            <text:p>67383,9187</text:p>
          </table:table-cell>
          <table:table-cell table:number-columns-repeated="5"/>
          <table:table-cell table:formula="of:=COM.MICROSOFT.NORM.INV(RAND();[.$S$28];[.$S$30])" office:value-type="float" office:value="81025.1583539825" calcext:value-type="float">
            <text:p>81025,1583539825</text:p>
          </table:table-cell>
          <table:table-cell table:number-columns-repeated="14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18+4*RAND()" office:value-type="float" office:value="21.7085184804164" calcext:value-type="float">
            <text:p>21,7085</text:p>
          </table:table-cell>
          <table:table-cell table:number-columns-repeated="5"/>
          <table:table-cell office:value-type="float" office:value="837" calcext:value-type="float">
            <text:p>837</text:p>
          </table:table-cell>
          <table:table-cell table:formula="of:=COM.MICROSOFT.NORM.INV(RAND();80;10)" office:value-type="float" office:value="85.889716274376" calcext:value-type="float">
            <text:p>85,8897</text:p>
          </table:table-cell>
          <table:table-cell table:number-columns-repeated="5"/>
          <table:table-cell office:value-type="float" office:value="837" calcext:value-type="float">
            <text:p>837</text:p>
          </table:table-cell>
          <table:table-cell table:formula="of:=4*PI()*PI()*[.I862]*[.B862]" office:value-type="float" office:value="73609.0292668433" calcext:value-type="float">
            <text:p>73609,0293</text:p>
          </table:table-cell>
          <table:table-cell table:number-columns-repeated="5"/>
          <table:table-cell table:formula="of:=COM.MICROSOFT.NORM.INV(RAND();[.$S$28];[.$S$30])" office:value-type="float" office:value="66199.71558849" calcext:value-type="float">
            <text:p>66199,71558849</text:p>
          </table:table-cell>
          <table:table-cell table:number-columns-repeated="14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18+4*RAND()" office:value-type="float" office:value="20.8320694980212" calcext:value-type="float">
            <text:p>20,8321</text:p>
          </table:table-cell>
          <table:table-cell table:number-columns-repeated="5"/>
          <table:table-cell office:value-type="float" office:value="838" calcext:value-type="float">
            <text:p>838</text:p>
          </table:table-cell>
          <table:table-cell table:formula="of:=COM.MICROSOFT.NORM.INV(RAND();80;10)" office:value-type="float" office:value="77.9751713787262" calcext:value-type="float">
            <text:p>77,9752</text:p>
          </table:table-cell>
          <table:table-cell table:number-columns-repeated="5"/>
          <table:table-cell office:value-type="float" office:value="838" calcext:value-type="float">
            <text:p>838</text:p>
          </table:table-cell>
          <table:table-cell table:formula="of:=4*PI()*PI()*[.I863]*[.B863]" office:value-type="float" office:value="64128.1173743799" calcext:value-type="float">
            <text:p>64128,1174</text:p>
          </table:table-cell>
          <table:table-cell table:number-columns-repeated="5"/>
          <table:table-cell table:formula="of:=COM.MICROSOFT.NORM.INV(RAND();[.$S$28];[.$S$30])" office:value-type="float" office:value="66079.902790419" calcext:value-type="float">
            <text:p>66079,902790419</text:p>
          </table:table-cell>
          <table:table-cell table:number-columns-repeated="14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18+4*RAND()" office:value-type="float" office:value="21.4996900553815" calcext:value-type="float">
            <text:p>21,4997</text:p>
          </table:table-cell>
          <table:table-cell table:number-columns-repeated="5"/>
          <table:table-cell office:value-type="float" office:value="839" calcext:value-type="float">
            <text:p>839</text:p>
          </table:table-cell>
          <table:table-cell table:formula="of:=COM.MICROSOFT.NORM.INV(RAND();80;10)" office:value-type="float" office:value="66.6428448720304" calcext:value-type="float">
            <text:p>66,6428</text:p>
          </table:table-cell>
          <table:table-cell table:number-columns-repeated="5"/>
          <table:table-cell office:value-type="float" office:value="839" calcext:value-type="float">
            <text:p>839</text:p>
          </table:table-cell>
          <table:table-cell table:formula="of:=4*PI()*PI()*[.I864]*[.B864]" office:value-type="float" office:value="56564.6968442567" calcext:value-type="float">
            <text:p>56564,6968</text:p>
          </table:table-cell>
          <table:table-cell table:number-columns-repeated="5"/>
          <table:table-cell table:formula="of:=COM.MICROSOFT.NORM.INV(RAND();[.$S$28];[.$S$30])" office:value-type="float" office:value="69404.555052172" calcext:value-type="float">
            <text:p>69404,555052172</text:p>
          </table:table-cell>
          <table:table-cell table:number-columns-repeated="14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18+4*RAND()" office:value-type="float" office:value="19.3750550323166" calcext:value-type="float">
            <text:p>19,3751</text:p>
          </table:table-cell>
          <table:table-cell table:number-columns-repeated="5"/>
          <table:table-cell office:value-type="float" office:value="840" calcext:value-type="float">
            <text:p>840</text:p>
          </table:table-cell>
          <table:table-cell table:formula="of:=COM.MICROSOFT.NORM.INV(RAND();80;10)" office:value-type="float" office:value="60.0553507305972" calcext:value-type="float">
            <text:p>60,0554</text:p>
          </table:table-cell>
          <table:table-cell table:number-columns-repeated="5"/>
          <table:table-cell office:value-type="float" office:value="840" calcext:value-type="float">
            <text:p>840</text:p>
          </table:table-cell>
          <table:table-cell table:formula="of:=4*PI()*PI()*[.I865]*[.B865]" office:value-type="float" office:value="45936.1284012551" calcext:value-type="float">
            <text:p>45936,1284</text:p>
          </table:table-cell>
          <table:table-cell table:number-columns-repeated="5"/>
          <table:table-cell table:formula="of:=COM.MICROSOFT.NORM.INV(RAND();[.$S$28];[.$S$30])" office:value-type="float" office:value="77358.9608206172" calcext:value-type="float">
            <text:p>77358,9608206172</text:p>
          </table:table-cell>
          <table:table-cell table:number-columns-repeated="14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18+4*RAND()" office:value-type="float" office:value="18.9067376400344" calcext:value-type="float">
            <text:p>18,9067</text:p>
          </table:table-cell>
          <table:table-cell table:number-columns-repeated="5"/>
          <table:table-cell office:value-type="float" office:value="841" calcext:value-type="float">
            <text:p>841</text:p>
          </table:table-cell>
          <table:table-cell table:formula="of:=COM.MICROSOFT.NORM.INV(RAND();80;10)" office:value-type="float" office:value="76.5830638619573" calcext:value-type="float">
            <text:p>76,5831</text:p>
          </table:table-cell>
          <table:table-cell table:number-columns-repeated="5"/>
          <table:table-cell office:value-type="float" office:value="841" calcext:value-type="float">
            <text:p>841</text:p>
          </table:table-cell>
          <table:table-cell table:formula="of:=4*PI()*PI()*[.I866]*[.B866]" office:value-type="float" office:value="57162.2179708922" calcext:value-type="float">
            <text:p>57162,2180</text:p>
          </table:table-cell>
          <table:table-cell table:number-columns-repeated="5"/>
          <table:table-cell table:formula="of:=COM.MICROSOFT.NORM.INV(RAND();[.$S$28];[.$S$30])" office:value-type="float" office:value="63778.5993323501" calcext:value-type="float">
            <text:p>63778,5993323501</text:p>
          </table:table-cell>
          <table:table-cell table:number-columns-repeated="14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18+4*RAND()" office:value-type="float" office:value="21.0484552257694" calcext:value-type="float">
            <text:p>21,0485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formula="of:=COM.MICROSOFT.NORM.INV(RAND();80;10)" office:value-type="float" office:value="67.8144240261914" calcext:value-type="float">
            <text:p>67,8144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formula="of:=4*PI()*PI()*[.I867]*[.B867]" office:value-type="float" office:value="56351.0538058968" calcext:value-type="float">
            <text:p>56351,0538</text:p>
          </table:table-cell>
          <table:table-cell table:number-columns-repeated="5"/>
          <table:table-cell table:formula="of:=COM.MICROSOFT.NORM.INV(RAND();[.$S$28];[.$S$30])" office:value-type="float" office:value="53557.547195537" calcext:value-type="float">
            <text:p>53557,547195537</text:p>
          </table:table-cell>
          <table:table-cell table:number-columns-repeated="14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18+4*RAND()" office:value-type="float" office:value="19.9376886361279" calcext:value-type="float">
            <text:p>19,9377</text:p>
          </table:table-cell>
          <table:table-cell table:number-columns-repeated="5"/>
          <table:table-cell office:value-type="float" office:value="843" calcext:value-type="float">
            <text:p>843</text:p>
          </table:table-cell>
          <table:table-cell table:formula="of:=COM.MICROSOFT.NORM.INV(RAND();80;10)" office:value-type="float" office:value="95.0414538082726" calcext:value-type="float">
            <text:p>95,0415</text:p>
          </table:table-cell>
          <table:table-cell table:number-columns-repeated="5"/>
          <table:table-cell office:value-type="float" office:value="843" calcext:value-type="float">
            <text:p>843</text:p>
          </table:table-cell>
          <table:table-cell table:formula="of:=4*PI()*PI()*[.I868]*[.B868]" office:value-type="float" office:value="74807.9264546794" calcext:value-type="float">
            <text:p>74807,9265</text:p>
          </table:table-cell>
          <table:table-cell table:number-columns-repeated="5"/>
          <table:table-cell table:formula="of:=COM.MICROSOFT.NORM.INV(RAND();[.$S$28];[.$S$30])" office:value-type="float" office:value="63144.6970183663" calcext:value-type="float">
            <text:p>63144,6970183663</text:p>
          </table:table-cell>
          <table:table-cell table:number-columns-repeated="14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18+4*RAND()" office:value-type="float" office:value="21.5813789381646" calcext:value-type="float">
            <text:p>21,5814</text:p>
          </table:table-cell>
          <table:table-cell table:number-columns-repeated="5"/>
          <table:table-cell office:value-type="float" office:value="844" calcext:value-type="float">
            <text:p>844</text:p>
          </table:table-cell>
          <table:table-cell table:formula="of:=COM.MICROSOFT.NORM.INV(RAND();80;10)" office:value-type="float" office:value="68.6483124881474" calcext:value-type="float">
            <text:p>68,6483</text:p>
          </table:table-cell>
          <table:table-cell table:number-columns-repeated="5"/>
          <table:table-cell office:value-type="float" office:value="844" calcext:value-type="float">
            <text:p>844</text:p>
          </table:table-cell>
          <table:table-cell table:formula="of:=4*PI()*PI()*[.I869]*[.B869]" office:value-type="float" office:value="58488.2723242557" calcext:value-type="float">
            <text:p>58488,2723</text:p>
          </table:table-cell>
          <table:table-cell table:number-columns-repeated="5"/>
          <table:table-cell table:formula="of:=COM.MICROSOFT.NORM.INV(RAND();[.$S$28];[.$S$30])" office:value-type="float" office:value="64841.5084261446" calcext:value-type="float">
            <text:p>64841,5084261446</text:p>
          </table:table-cell>
          <table:table-cell table:number-columns-repeated="14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18+4*RAND()" office:value-type="float" office:value="18.3095412193798" calcext:value-type="float">
            <text:p>18,3095</text:p>
          </table:table-cell>
          <table:table-cell table:number-columns-repeated="5"/>
          <table:table-cell office:value-type="float" office:value="845" calcext:value-type="float">
            <text:p>845</text:p>
          </table:table-cell>
          <table:table-cell table:formula="of:=COM.MICROSOFT.NORM.INV(RAND();80;10)" office:value-type="float" office:value="87.1992080873719" calcext:value-type="float">
            <text:p>87,1992</text:p>
          </table:table-cell>
          <table:table-cell table:number-columns-repeated="5"/>
          <table:table-cell office:value-type="float" office:value="845" calcext:value-type="float">
            <text:p>845</text:p>
          </table:table-cell>
          <table:table-cell table:formula="of:=4*PI()*PI()*[.I870]*[.B870]" office:value-type="float" office:value="63030.3530763676" calcext:value-type="float">
            <text:p>63030,3531</text:p>
          </table:table-cell>
          <table:table-cell table:number-columns-repeated="5"/>
          <table:table-cell table:formula="of:=COM.MICROSOFT.NORM.INV(RAND();[.$S$28];[.$S$30])" office:value-type="float" office:value="73691.9107267605" calcext:value-type="float">
            <text:p>73691,9107267605</text:p>
          </table:table-cell>
          <table:table-cell table:number-columns-repeated="14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18+4*RAND()" office:value-type="float" office:value="20.896915292833" calcext:value-type="float">
            <text:p>20,8969</text:p>
          </table:table-cell>
          <table:table-cell table:number-columns-repeated="5"/>
          <table:table-cell office:value-type="float" office:value="846" calcext:value-type="float">
            <text:p>846</text:p>
          </table:table-cell>
          <table:table-cell table:formula="of:=COM.MICROSOFT.NORM.INV(RAND();80;10)" office:value-type="float" office:value="90.1761311760091" calcext:value-type="float">
            <text:p>90,1761</text:p>
          </table:table-cell>
          <table:table-cell table:number-columns-repeated="5"/>
          <table:table-cell office:value-type="float" office:value="846" calcext:value-type="float">
            <text:p>846</text:p>
          </table:table-cell>
          <table:table-cell table:formula="of:=4*PI()*PI()*[.I871]*[.B871]" office:value-type="float" office:value="74393.2475669599" calcext:value-type="float">
            <text:p>74393,2476</text:p>
          </table:table-cell>
          <table:table-cell table:number-columns-repeated="5"/>
          <table:table-cell table:formula="of:=COM.MICROSOFT.NORM.INV(RAND();[.$S$28];[.$S$30])" office:value-type="float" office:value="62622.2298500117" calcext:value-type="float">
            <text:p>62622,2298500117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18+4*RAND()" office:value-type="float" office:value="18.6913684005849" calcext:value-type="float">
            <text:p>18,6914</text:p>
          </table:table-cell>
          <table:table-cell table:number-columns-repeated="5"/>
          <table:table-cell office:value-type="float" office:value="847" calcext:value-type="float">
            <text:p>847</text:p>
          </table:table-cell>
          <table:table-cell table:formula="of:=COM.MICROSOFT.NORM.INV(RAND();80;10)" office:value-type="float" office:value="103.274046405781" calcext:value-type="float">
            <text:p>103,2740</text:p>
          </table:table-cell>
          <table:table-cell table:number-columns-repeated="5"/>
          <table:table-cell office:value-type="float" office:value="847" calcext:value-type="float">
            <text:p>847</text:p>
          </table:table-cell>
          <table:table-cell table:formula="of:=4*PI()*PI()*[.I872]*[.B872]" office:value-type="float" office:value="76206.5020639156" calcext:value-type="float">
            <text:p>76206,5021</text:p>
          </table:table-cell>
          <table:table-cell table:number-columns-repeated="5"/>
          <table:table-cell table:formula="of:=COM.MICROSOFT.NORM.INV(RAND();[.$S$28];[.$S$30])" office:value-type="float" office:value="70078.4651475115" calcext:value-type="float">
            <text:p>70078,4651475115</text:p>
          </table:table-cell>
          <table:table-cell table:number-columns-repeated="14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18+4*RAND()" office:value-type="float" office:value="21.0878453715704" calcext:value-type="float">
            <text:p>21,0878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formula="of:=COM.MICROSOFT.NORM.INV(RAND();80;10)" office:value-type="float" office:value="59.011700890032" calcext:value-type="float">
            <text:p>59,0117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formula="of:=4*PI()*PI()*[.I873]*[.B873]" office:value-type="float" office:value="49128.1123550699" calcext:value-type="float">
            <text:p>49128,1124</text:p>
          </table:table-cell>
          <table:table-cell table:number-columns-repeated="5"/>
          <table:table-cell table:formula="of:=COM.MICROSOFT.NORM.INV(RAND();[.$S$28];[.$S$30])" office:value-type="float" office:value="61550.3811834835" calcext:value-type="float">
            <text:p>61550,3811834835</text:p>
          </table:table-cell>
          <table:table-cell table:number-columns-repeated="14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18+4*RAND()" office:value-type="float" office:value="20.1304506170563" calcext:value-type="float">
            <text:p>20,1305</text:p>
          </table:table-cell>
          <table:table-cell table:number-columns-repeated="5"/>
          <table:table-cell office:value-type="float" office:value="849" calcext:value-type="float">
            <text:p>849</text:p>
          </table:table-cell>
          <table:table-cell table:formula="of:=COM.MICROSOFT.NORM.INV(RAND();80;10)" office:value-type="float" office:value="89.0708507893408" calcext:value-type="float">
            <text:p>89,0709</text:p>
          </table:table-cell>
          <table:table-cell table:number-columns-repeated="5"/>
          <table:table-cell office:value-type="float" office:value="849" calcext:value-type="float">
            <text:p>849</text:p>
          </table:table-cell>
          <table:table-cell table:formula="of:=4*PI()*PI()*[.I874]*[.B874]" office:value-type="float" office:value="70786.2383275509" calcext:value-type="float">
            <text:p>70786,2383</text:p>
          </table:table-cell>
          <table:table-cell table:number-columns-repeated="5"/>
          <table:table-cell table:formula="of:=COM.MICROSOFT.NORM.INV(RAND();[.$S$28];[.$S$30])" office:value-type="float" office:value="67200.2603715313" calcext:value-type="float">
            <text:p>67200,2603715313</text:p>
          </table:table-cell>
          <table:table-cell table:number-columns-repeated="14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18+4*RAND()" office:value-type="float" office:value="19.5050458009355" calcext:value-type="float">
            <text:p>19,5050</text:p>
          </table:table-cell>
          <table:table-cell table:number-columns-repeated="5"/>
          <table:table-cell office:value-type="float" office:value="850" calcext:value-type="float">
            <text:p>850</text:p>
          </table:table-cell>
          <table:table-cell table:formula="of:=COM.MICROSOFT.NORM.INV(RAND();80;10)" office:value-type="float" office:value="71.5120478600564" calcext:value-type="float">
            <text:p>71,5120</text:p>
          </table:table-cell>
          <table:table-cell table:number-columns-repeated="5"/>
          <table:table-cell office:value-type="float" office:value="850" calcext:value-type="float">
            <text:p>850</text:p>
          </table:table-cell>
          <table:table-cell table:formula="of:=4*PI()*PI()*[.I875]*[.B875]" office:value-type="float" office:value="55066.3037555058" calcext:value-type="float">
            <text:p>55066,3038</text:p>
          </table:table-cell>
          <table:table-cell table:number-columns-repeated="5"/>
          <table:table-cell table:formula="of:=COM.MICROSOFT.NORM.INV(RAND();[.$S$28];[.$S$30])" office:value-type="float" office:value="67711.3371238871" calcext:value-type="float">
            <text:p>67711,3371238871</text:p>
          </table:table-cell>
          <table:table-cell table:number-columns-repeated="14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18+4*RAND()" office:value-type="float" office:value="21.8781538926996" calcext:value-type="float">
            <text:p>21,8782</text:p>
          </table:table-cell>
          <table:table-cell table:number-columns-repeated="5"/>
          <table:table-cell office:value-type="float" office:value="851" calcext:value-type="float">
            <text:p>851</text:p>
          </table:table-cell>
          <table:table-cell table:formula="of:=COM.MICROSOFT.NORM.INV(RAND();80;10)" office:value-type="float" office:value="93.5207647690509" calcext:value-type="float">
            <text:p>93,5208</text:p>
          </table:table-cell>
          <table:table-cell table:number-columns-repeated="5"/>
          <table:table-cell office:value-type="float" office:value="851" calcext:value-type="float">
            <text:p>851</text:p>
          </table:table-cell>
          <table:table-cell table:formula="of:=4*PI()*PI()*[.I876]*[.B876]" office:value-type="float" office:value="80775.2775965517" calcext:value-type="float">
            <text:p>80775,2776</text:p>
          </table:table-cell>
          <table:table-cell table:number-columns-repeated="5"/>
          <table:table-cell table:formula="of:=COM.MICROSOFT.NORM.INV(RAND();[.$S$28];[.$S$30])" office:value-type="float" office:value="44595.1993290111" calcext:value-type="float">
            <text:p>44595,1993290111</text:p>
          </table:table-cell>
          <table:table-cell table:number-columns-repeated="14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18+4*RAND()" office:value-type="float" office:value="19.0612663342617" calcext:value-type="float">
            <text:p>19,0613</text:p>
          </table:table-cell>
          <table:table-cell table:number-columns-repeated="5"/>
          <table:table-cell office:value-type="float" office:value="852" calcext:value-type="float">
            <text:p>852</text:p>
          </table:table-cell>
          <table:table-cell table:formula="of:=COM.MICROSOFT.NORM.INV(RAND();80;10)" office:value-type="float" office:value="64.1064724331465" calcext:value-type="float">
            <text:p>64,1065</text:p>
          </table:table-cell>
          <table:table-cell table:number-columns-repeated="5"/>
          <table:table-cell office:value-type="float" office:value="852" calcext:value-type="float">
            <text:p>852</text:p>
          </table:table-cell>
          <table:table-cell table:formula="of:=4*PI()*PI()*[.I877]*[.B877]" office:value-type="float" office:value="48240.673899416" calcext:value-type="float">
            <text:p>48240,6739</text:p>
          </table:table-cell>
          <table:table-cell table:number-columns-repeated="5"/>
          <table:table-cell table:formula="of:=COM.MICROSOFT.NORM.INV(RAND();[.$S$28];[.$S$30])" office:value-type="float" office:value="60437.1008135259" calcext:value-type="float">
            <text:p>60437,1008135259</text:p>
          </table:table-cell>
          <table:table-cell table:number-columns-repeated="14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18+4*RAND()" office:value-type="float" office:value="21.3457806478255" calcext:value-type="float">
            <text:p>21,3458</text:p>
          </table:table-cell>
          <table:table-cell table:number-columns-repeated="5"/>
          <table:table-cell office:value-type="float" office:value="853" calcext:value-type="float">
            <text:p>853</text:p>
          </table:table-cell>
          <table:table-cell table:formula="of:=COM.MICROSOFT.NORM.INV(RAND();80;10)" office:value-type="float" office:value="73.1203765448961" calcext:value-type="float">
            <text:p>73,1204</text:p>
          </table:table-cell>
          <table:table-cell table:number-columns-repeated="5"/>
          <table:table-cell office:value-type="float" office:value="853" calcext:value-type="float">
            <text:p>853</text:p>
          </table:table-cell>
          <table:table-cell table:formula="of:=4*PI()*PI()*[.I878]*[.B878]" office:value-type="float" office:value="61618.3689335251" calcext:value-type="float">
            <text:p>61618,3689</text:p>
          </table:table-cell>
          <table:table-cell table:number-columns-repeated="5"/>
          <table:table-cell table:formula="of:=COM.MICROSOFT.NORM.INV(RAND();[.$S$28];[.$S$30])" office:value-type="float" office:value="64499.1513558059" calcext:value-type="float">
            <text:p>64499,1513558059</text:p>
          </table:table-cell>
          <table:table-cell table:number-columns-repeated="14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18+4*RAND()" office:value-type="float" office:value="21.9101722869091" calcext:value-type="float">
            <text:p>21,9102</text:p>
          </table:table-cell>
          <table:table-cell table:number-columns-repeated="5"/>
          <table:table-cell office:value-type="float" office:value="854" calcext:value-type="float">
            <text:p>854</text:p>
          </table:table-cell>
          <table:table-cell table:formula="of:=COM.MICROSOFT.NORM.INV(RAND();80;10)" office:value-type="float" office:value="80.0373377164682" calcext:value-type="float">
            <text:p>80,0373</text:p>
          </table:table-cell>
          <table:table-cell table:number-columns-repeated="5"/>
          <table:table-cell office:value-type="float" office:value="854" calcext:value-type="float">
            <text:p>854</text:p>
          </table:table-cell>
          <table:table-cell table:formula="of:=4*PI()*PI()*[.I879]*[.B879]" office:value-type="float" office:value="69230.6108441701" calcext:value-type="float">
            <text:p>69230,6108</text:p>
          </table:table-cell>
          <table:table-cell table:number-columns-repeated="5"/>
          <table:table-cell table:formula="of:=COM.MICROSOFT.NORM.INV(RAND();[.$S$28];[.$S$30])" office:value-type="float" office:value="66382.0238927683" calcext:value-type="float">
            <text:p>66382,0238927683</text:p>
          </table:table-cell>
          <table:table-cell table:number-columns-repeated="14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18+4*RAND()" office:value-type="float" office:value="18.8068021885119" calcext:value-type="float">
            <text:p>18,8068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formula="of:=COM.MICROSOFT.NORM.INV(RAND();80;10)" office:value-type="float" office:value="79.4341246832933" calcext:value-type="float">
            <text:p>79,4341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formula="of:=4*PI()*PI()*[.I880]*[.B880]" office:value-type="float" office:value="58976.8818812754" calcext:value-type="float">
            <text:p>58976,8819</text:p>
          </table:table-cell>
          <table:table-cell table:number-columns-repeated="5"/>
          <table:table-cell table:formula="of:=COM.MICROSOFT.NORM.INV(RAND();[.$S$28];[.$S$30])" office:value-type="float" office:value="72618.344562067" calcext:value-type="float">
            <text:p>72618,344562067</text:p>
          </table:table-cell>
          <table:table-cell table:number-columns-repeated="14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18+4*RAND()" office:value-type="float" office:value="19.9957645186223" calcext:value-type="float">
            <text:p>19,9958</text:p>
          </table:table-cell>
          <table:table-cell table:number-columns-repeated="5"/>
          <table:table-cell office:value-type="float" office:value="856" calcext:value-type="float">
            <text:p>856</text:p>
          </table:table-cell>
          <table:table-cell table:formula="of:=COM.MICROSOFT.NORM.INV(RAND();80;10)" office:value-type="float" office:value="91.0031682022795" calcext:value-type="float">
            <text:p>91,0032</text:p>
          </table:table-cell>
          <table:table-cell table:number-columns-repeated="5"/>
          <table:table-cell office:value-type="float" office:value="856" calcext:value-type="float">
            <text:p>856</text:p>
          </table:table-cell>
          <table:table-cell table:formula="of:=4*PI()*PI()*[.I881]*[.B881]" office:value-type="float" office:value="71838.0049030929" calcext:value-type="float">
            <text:p>71838,0049</text:p>
          </table:table-cell>
          <table:table-cell table:number-columns-repeated="5"/>
          <table:table-cell table:formula="of:=COM.MICROSOFT.NORM.INV(RAND();[.$S$28];[.$S$30])" office:value-type="float" office:value="79959.0067990311" calcext:value-type="float">
            <text:p>79959,0067990311</text:p>
          </table:table-cell>
          <table:table-cell table:number-columns-repeated="14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18+4*RAND()" office:value-type="float" office:value="21.0208010054193" calcext:value-type="float">
            <text:p>21,0208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formula="of:=COM.MICROSOFT.NORM.INV(RAND();80;10)" office:value-type="float" office:value="80.2499709632382" calcext:value-type="float">
            <text:p>80,2500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formula="of:=4*PI()*PI()*[.I882]*[.B882]" office:value-type="float" office:value="66596.8797310425" calcext:value-type="float">
            <text:p>66596,8797</text:p>
          </table:table-cell>
          <table:table-cell table:number-columns-repeated="5"/>
          <table:table-cell table:formula="of:=COM.MICROSOFT.NORM.INV(RAND();[.$S$28];[.$S$30])" office:value-type="float" office:value="68603.8710422055" calcext:value-type="float">
            <text:p>68603,8710422055</text:p>
          </table:table-cell>
          <table:table-cell table:number-columns-repeated="14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18+4*RAND()" office:value-type="float" office:value="21.8743781526573" calcext:value-type="float">
            <text:p>21,8744</text:p>
          </table:table-cell>
          <table:table-cell table:number-columns-repeated="5"/>
          <table:table-cell office:value-type="float" office:value="858" calcext:value-type="float">
            <text:p>858</text:p>
          </table:table-cell>
          <table:table-cell table:formula="of:=COM.MICROSOFT.NORM.INV(RAND();80;10)" office:value-type="float" office:value="88.6476911189398" calcext:value-type="float">
            <text:p>88,6477</text:p>
          </table:table-cell>
          <table:table-cell table:number-columns-repeated="5"/>
          <table:table-cell office:value-type="float" office:value="858" calcext:value-type="float">
            <text:p>858</text:p>
          </table:table-cell>
          <table:table-cell table:formula="of:=4*PI()*PI()*[.I883]*[.B883]" office:value-type="float" office:value="76553.1174503721" calcext:value-type="float">
            <text:p>76553,1175</text:p>
          </table:table-cell>
          <table:table-cell table:number-columns-repeated="5"/>
          <table:table-cell table:formula="of:=COM.MICROSOFT.NORM.INV(RAND();[.$S$28];[.$S$30])" office:value-type="float" office:value="59944.9827977726" calcext:value-type="float">
            <text:p>59944,9827977726</text:p>
          </table:table-cell>
          <table:table-cell table:number-columns-repeated="14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18+4*RAND()" office:value-type="float" office:value="19.127466621343" calcext:value-type="float">
            <text:p>19,1275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formula="of:=COM.MICROSOFT.NORM.INV(RAND();80;10)" office:value-type="float" office:value="83.2540961223924" calcext:value-type="float">
            <text:p>83,2541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formula="of:=4*PI()*PI()*[.I884]*[.B884]" office:value-type="float" office:value="62867.0091455873" calcext:value-type="float">
            <text:p>62867,0091</text:p>
          </table:table-cell>
          <table:table-cell table:number-columns-repeated="5"/>
          <table:table-cell table:formula="of:=COM.MICROSOFT.NORM.INV(RAND();[.$S$28];[.$S$30])" office:value-type="float" office:value="65842.5512596427" calcext:value-type="float">
            <text:p>65842,5512596427</text:p>
          </table:table-cell>
          <table:table-cell table:number-columns-repeated="14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18+4*RAND()" office:value-type="float" office:value="19.731279048603" calcext:value-type="float">
            <text:p>19,7313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formula="of:=COM.MICROSOFT.NORM.INV(RAND();80;10)" office:value-type="float" office:value="101.223828616424" calcext:value-type="float">
            <text:p>101,2238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formula="of:=4*PI()*PI()*[.I885]*[.B885]" office:value-type="float" office:value="78849.2805551498" calcext:value-type="float">
            <text:p>78849,2806</text:p>
          </table:table-cell>
          <table:table-cell table:number-columns-repeated="5"/>
          <table:table-cell table:formula="of:=COM.MICROSOFT.NORM.INV(RAND();[.$S$28];[.$S$30])" office:value-type="float" office:value="67206.2583281362" calcext:value-type="float">
            <text:p>67206,2583281362</text:p>
          </table:table-cell>
          <table:table-cell table:number-columns-repeated="14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18+4*RAND()" office:value-type="float" office:value="20.0044073243625" calcext:value-type="float">
            <text:p>20,0044</text:p>
          </table:table-cell>
          <table:table-cell table:number-columns-repeated="5"/>
          <table:table-cell office:value-type="float" office:value="861" calcext:value-type="float">
            <text:p>861</text:p>
          </table:table-cell>
          <table:table-cell table:formula="of:=COM.MICROSOFT.NORM.INV(RAND();80;10)" office:value-type="float" office:value="68.7891259055176" calcext:value-type="float">
            <text:p>68,7891</text:p>
          </table:table-cell>
          <table:table-cell table:number-columns-repeated="5"/>
          <table:table-cell office:value-type="float" office:value="861" calcext:value-type="float">
            <text:p>861</text:p>
          </table:table-cell>
          <table:table-cell table:formula="of:=4*PI()*PI()*[.I886]*[.B886]" office:value-type="float" office:value="54325.6856910948" calcext:value-type="float">
            <text:p>54325,6857</text:p>
          </table:table-cell>
          <table:table-cell table:number-columns-repeated="5"/>
          <table:table-cell table:formula="of:=COM.MICROSOFT.NORM.INV(RAND();[.$S$28];[.$S$30])" office:value-type="float" office:value="59825.5417976788" calcext:value-type="float">
            <text:p>59825,5417976788</text:p>
          </table:table-cell>
          <table:table-cell table:number-columns-repeated="14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18+4*RAND()" office:value-type="float" office:value="18.5098299537785" calcext:value-type="float">
            <text:p>18,5098</text:p>
          </table:table-cell>
          <table:table-cell table:number-columns-repeated="5"/>
          <table:table-cell office:value-type="float" office:value="862" calcext:value-type="float">
            <text:p>862</text:p>
          </table:table-cell>
          <table:table-cell table:formula="of:=COM.MICROSOFT.NORM.INV(RAND();80;10)" office:value-type="float" office:value="81.6718474828946" calcext:value-type="float">
            <text:p>81,6718</text:p>
          </table:table-cell>
          <table:table-cell table:number-columns-repeated="5"/>
          <table:table-cell office:value-type="float" office:value="862" calcext:value-type="float">
            <text:p>862</text:p>
          </table:table-cell>
          <table:table-cell table:formula="of:=4*PI()*PI()*[.I887]*[.B887]" office:value-type="float" office:value="59680.7875539909" calcext:value-type="float">
            <text:p>59680,7876</text:p>
          </table:table-cell>
          <table:table-cell table:number-columns-repeated="5"/>
          <table:table-cell table:formula="of:=COM.MICROSOFT.NORM.INV(RAND();[.$S$28];[.$S$30])" office:value-type="float" office:value="75768.0165035941" calcext:value-type="float">
            <text:p>75768,0165035941</text:p>
          </table:table-cell>
          <table:table-cell table:number-columns-repeated="14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18+4*RAND()" office:value-type="float" office:value="20.6062405104749" calcext:value-type="float">
            <text:p>20,6062</text:p>
          </table:table-cell>
          <table:table-cell table:number-columns-repeated="5"/>
          <table:table-cell office:value-type="float" office:value="863" calcext:value-type="float">
            <text:p>863</text:p>
          </table:table-cell>
          <table:table-cell table:formula="of:=COM.MICROSOFT.NORM.INV(RAND();80;10)" office:value-type="float" office:value="74.7925671639824" calcext:value-type="float">
            <text:p>74,7926</text:p>
          </table:table-cell>
          <table:table-cell table:number-columns-repeated="5"/>
          <table:table-cell office:value-type="float" office:value="863" calcext:value-type="float">
            <text:p>863</text:p>
          </table:table-cell>
          <table:table-cell table:formula="of:=4*PI()*PI()*[.I888]*[.B888]" office:value-type="float" office:value="60843.8856307585" calcext:value-type="float">
            <text:p>60843,8856</text:p>
          </table:table-cell>
          <table:table-cell table:number-columns-repeated="5"/>
          <table:table-cell table:formula="of:=COM.MICROSOFT.NORM.INV(RAND();[.$S$28];[.$S$30])" office:value-type="float" office:value="69210.2590356275" calcext:value-type="float">
            <text:p>69210,2590356275</text:p>
          </table:table-cell>
          <table:table-cell table:number-columns-repeated="14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18+4*RAND()" office:value-type="float" office:value="18.900751249399" calcext:value-type="float">
            <text:p>18,9008</text:p>
          </table:table-cell>
          <table:table-cell table:number-columns-repeated="5"/>
          <table:table-cell office:value-type="float" office:value="864" calcext:value-type="float">
            <text:p>864</text:p>
          </table:table-cell>
          <table:table-cell table:formula="of:=COM.MICROSOFT.NORM.INV(RAND();80;10)" office:value-type="float" office:value="83.8442857680864" calcext:value-type="float">
            <text:p>83,8443</text:p>
          </table:table-cell>
          <table:table-cell table:number-columns-repeated="5"/>
          <table:table-cell office:value-type="float" office:value="864" calcext:value-type="float">
            <text:p>864</text:p>
          </table:table-cell>
          <table:table-cell table:formula="of:=4*PI()*PI()*[.I889]*[.B889]" office:value-type="float" office:value="62562.2375111671" calcext:value-type="float">
            <text:p>62562,2375</text:p>
          </table:table-cell>
          <table:table-cell table:number-columns-repeated="5"/>
          <table:table-cell table:formula="of:=COM.MICROSOFT.NORM.INV(RAND();[.$S$28];[.$S$30])" office:value-type="float" office:value="75152.8842404555" calcext:value-type="float">
            <text:p>75152,8842404555</text:p>
          </table:table-cell>
          <table:table-cell table:number-columns-repeated="14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18+4*RAND()" office:value-type="float" office:value="21.3119320296682" calcext:value-type="float">
            <text:p>21,3119</text:p>
          </table:table-cell>
          <table:table-cell table:number-columns-repeated="5"/>
          <table:table-cell office:value-type="float" office:value="865" calcext:value-type="float">
            <text:p>865</text:p>
          </table:table-cell>
          <table:table-cell table:formula="of:=COM.MICROSOFT.NORM.INV(RAND();80;10)" office:value-type="float" office:value="83.4039902420595" calcext:value-type="float">
            <text:p>83,4040</text:p>
          </table:table-cell>
          <table:table-cell table:number-columns-repeated="5"/>
          <table:table-cell office:value-type="float" office:value="865" calcext:value-type="float">
            <text:p>865</text:p>
          </table:table-cell>
          <table:table-cell table:formula="of:=4*PI()*PI()*[.I890]*[.B890]" office:value-type="float" office:value="70172.8940442083" calcext:value-type="float">
            <text:p>70172,8940</text:p>
          </table:table-cell>
          <table:table-cell table:number-columns-repeated="5"/>
          <table:table-cell table:formula="of:=COM.MICROSOFT.NORM.INV(RAND();[.$S$28];[.$S$30])" office:value-type="float" office:value="60302.4074642787" calcext:value-type="float">
            <text:p>60302,4074642787</text:p>
          </table:table-cell>
          <table:table-cell table:number-columns-repeated="14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18+4*RAND()" office:value-type="float" office:value="19.8170486264862" calcext:value-type="float">
            <text:p>19,8170</text:p>
          </table:table-cell>
          <table:table-cell table:number-columns-repeated="5"/>
          <table:table-cell office:value-type="float" office:value="866" calcext:value-type="float">
            <text:p>866</text:p>
          </table:table-cell>
          <table:table-cell table:formula="of:=COM.MICROSOFT.NORM.INV(RAND();80;10)" office:value-type="float" office:value="93.6098921782749" calcext:value-type="float">
            <text:p>93,6099</text:p>
          </table:table-cell>
          <table:table-cell table:number-columns-repeated="5"/>
          <table:table-cell office:value-type="float" office:value="866" calcext:value-type="float">
            <text:p>866</text:p>
          </table:table-cell>
          <table:table-cell table:formula="of:=4*PI()*PI()*[.I891]*[.B891]" office:value-type="float" office:value="73235.2986228578" calcext:value-type="float">
            <text:p>73235,2986</text:p>
          </table:table-cell>
          <table:table-cell table:number-columns-repeated="5"/>
          <table:table-cell table:formula="of:=COM.MICROSOFT.NORM.INV(RAND();[.$S$28];[.$S$30])" office:value-type="float" office:value="56933.6164670406" calcext:value-type="float">
            <text:p>56933,6164670406</text:p>
          </table:table-cell>
          <table:table-cell table:number-columns-repeated="14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18+4*RAND()" office:value-type="float" office:value="20.6472605881281" calcext:value-type="float">
            <text:p>20,6473</text:p>
          </table:table-cell>
          <table:table-cell table:number-columns-repeated="5"/>
          <table:table-cell office:value-type="float" office:value="867" calcext:value-type="float">
            <text:p>867</text:p>
          </table:table-cell>
          <table:table-cell table:formula="of:=COM.MICROSOFT.NORM.INV(RAND();80;10)" office:value-type="float" office:value="73.406303199522" calcext:value-type="float">
            <text:p>73,4063</text:p>
          </table:table-cell>
          <table:table-cell table:number-columns-repeated="5"/>
          <table:table-cell office:value-type="float" office:value="867" calcext:value-type="float">
            <text:p>867</text:p>
          </table:table-cell>
          <table:table-cell table:formula="of:=4*PI()*PI()*[.I892]*[.B892]" office:value-type="float" office:value="59835.0321813001" calcext:value-type="float">
            <text:p>59835,0322</text:p>
          </table:table-cell>
          <table:table-cell table:number-columns-repeated="5"/>
          <table:table-cell table:formula="of:=COM.MICROSOFT.NORM.INV(RAND();[.$S$28];[.$S$30])" office:value-type="float" office:value="65764.7750779729" calcext:value-type="float">
            <text:p>65764,7750779729</text:p>
          </table:table-cell>
          <table:table-cell table:number-columns-repeated="14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18+4*RAND()" office:value-type="float" office:value="20.0136640951969" calcext:value-type="float">
            <text:p>20,0137</text:p>
          </table:table-cell>
          <table:table-cell table:number-columns-repeated="5"/>
          <table:table-cell office:value-type="float" office:value="868" calcext:value-type="float">
            <text:p>868</text:p>
          </table:table-cell>
          <table:table-cell table:formula="of:=COM.MICROSOFT.NORM.INV(RAND();80;10)" office:value-type="float" office:value="73.3479740484575" calcext:value-type="float">
            <text:p>73,3480</text:p>
          </table:table-cell>
          <table:table-cell table:number-columns-repeated="5"/>
          <table:table-cell office:value-type="float" office:value="868" calcext:value-type="float">
            <text:p>868</text:p>
          </table:table-cell>
          <table:table-cell table:formula="of:=4*PI()*PI()*[.I893]*[.B893]" office:value-type="float" office:value="57952.8055989132" calcext:value-type="float">
            <text:p>57952,8056</text:p>
          </table:table-cell>
          <table:table-cell table:number-columns-repeated="5"/>
          <table:table-cell table:formula="of:=COM.MICROSOFT.NORM.INV(RAND();[.$S$28];[.$S$30])" office:value-type="float" office:value="61371.1505422168" calcext:value-type="float">
            <text:p>61371,1505422168</text:p>
          </table:table-cell>
          <table:table-cell table:number-columns-repeated="14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18+4*RAND()" office:value-type="float" office:value="18.6743513033725" calcext:value-type="float">
            <text:p>18,6744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formula="of:=COM.MICROSOFT.NORM.INV(RAND();80;10)" office:value-type="float" office:value="65.6075026036699" calcext:value-type="float">
            <text:p>65,6075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formula="of:=4*PI()*PI()*[.I894]*[.B894]" office:value-type="float" office:value="48368.071027781" calcext:value-type="float">
            <text:p>48368,0710</text:p>
          </table:table-cell>
          <table:table-cell table:number-columns-repeated="5"/>
          <table:table-cell table:formula="of:=COM.MICROSOFT.NORM.INV(RAND();[.$S$28];[.$S$30])" office:value-type="float" office:value="67587.6802701532" calcext:value-type="float">
            <text:p>67587,6802701532</text:p>
          </table:table-cell>
          <table:table-cell table:number-columns-repeated="14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18+4*RAND()" office:value-type="float" office:value="21.2905416102149" calcext:value-type="float">
            <text:p>21,2905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formula="of:=COM.MICROSOFT.NORM.INV(RAND();80;10)" office:value-type="float" office:value="74.0634891982143" calcext:value-type="float">
            <text:p>74,0635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formula="of:=4*PI()*PI()*[.I895]*[.B895]" office:value-type="float" office:value="62251.6138042186" calcext:value-type="float">
            <text:p>62251,6138</text:p>
          </table:table-cell>
          <table:table-cell table:number-columns-repeated="5"/>
          <table:table-cell table:formula="of:=COM.MICROSOFT.NORM.INV(RAND();[.$S$28];[.$S$30])" office:value-type="float" office:value="70810.8547307388" calcext:value-type="float">
            <text:p>70810,8547307388</text:p>
          </table:table-cell>
          <table:table-cell table:number-columns-repeated="14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18+4*RAND()" office:value-type="float" office:value="18.84263583133" calcext:value-type="float">
            <text:p>18,8426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formula="of:=COM.MICROSOFT.NORM.INV(RAND();80;10)" office:value-type="float" office:value="85.7670300891461" calcext:value-type="float">
            <text:p>85,7670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formula="of:=4*PI()*PI()*[.I896]*[.B896]" office:value-type="float" office:value="63800.1593036744" calcext:value-type="float">
            <text:p>63800,1593</text:p>
          </table:table-cell>
          <table:table-cell table:number-columns-repeated="5"/>
          <table:table-cell table:formula="of:=COM.MICROSOFT.NORM.INV(RAND();[.$S$28];[.$S$30])" office:value-type="float" office:value="56336.9861605568" calcext:value-type="float">
            <text:p>56336,9861605568</text:p>
          </table:table-cell>
          <table:table-cell table:number-columns-repeated="14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18+4*RAND()" office:value-type="float" office:value="21.6281590261497" calcext:value-type="float">
            <text:p>21,6282</text:p>
          </table:table-cell>
          <table:table-cell table:number-columns-repeated="5"/>
          <table:table-cell office:value-type="float" office:value="872" calcext:value-type="float">
            <text:p>872</text:p>
          </table:table-cell>
          <table:table-cell table:formula="of:=COM.MICROSOFT.NORM.INV(RAND();80;10)" office:value-type="float" office:value="66.2637275537607" calcext:value-type="float">
            <text:p>66,2637</text:p>
          </table:table-cell>
          <table:table-cell table:number-columns-repeated="5"/>
          <table:table-cell office:value-type="float" office:value="872" calcext:value-type="float">
            <text:p>872</text:p>
          </table:table-cell>
          <table:table-cell table:formula="of:=4*PI()*PI()*[.I897]*[.B897]" office:value-type="float" office:value="56578.9851905889" calcext:value-type="float">
            <text:p>56578,9852</text:p>
          </table:table-cell>
          <table:table-cell table:number-columns-repeated="5"/>
          <table:table-cell table:formula="of:=COM.MICROSOFT.NORM.INV(RAND();[.$S$28];[.$S$30])" office:value-type="float" office:value="51396.4561792114" calcext:value-type="float">
            <text:p>51396,4561792114</text:p>
          </table:table-cell>
          <table:table-cell table:number-columns-repeated="14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18+4*RAND()" office:value-type="float" office:value="20.3010456324555" calcext:value-type="float">
            <text:p>20,3010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formula="of:=COM.MICROSOFT.NORM.INV(RAND();80;10)" office:value-type="float" office:value="83.4898533429905" calcext:value-type="float">
            <text:p>83,4899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formula="of:=4*PI()*PI()*[.I898]*[.B898]" office:value-type="float" office:value="66913.2065628506" calcext:value-type="float">
            <text:p>66913,2066</text:p>
          </table:table-cell>
          <table:table-cell table:number-columns-repeated="5"/>
          <table:table-cell table:formula="of:=COM.MICROSOFT.NORM.INV(RAND();[.$S$28];[.$S$30])" office:value-type="float" office:value="56506.2616755023" calcext:value-type="float">
            <text:p>56506,2616755023</text:p>
          </table:table-cell>
          <table:table-cell table:number-columns-repeated="14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18+4*RAND()" office:value-type="float" office:value="19.716961868573" calcext:value-type="float">
            <text:p>19,7170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formula="of:=COM.MICROSOFT.NORM.INV(RAND();80;10)" office:value-type="float" office:value="91.2756232322651" calcext:value-type="float">
            <text:p>91,2756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formula="of:=4*PI()*PI()*[.I899]*[.B899]" office:value-type="float" office:value="71048.4389583778" calcext:value-type="float">
            <text:p>71048,4390</text:p>
          </table:table-cell>
          <table:table-cell table:number-columns-repeated="5"/>
          <table:table-cell table:formula="of:=COM.MICROSOFT.NORM.INV(RAND();[.$S$28];[.$S$30])" office:value-type="float" office:value="61638.1728536869" calcext:value-type="float">
            <text:p>61638,1728536869</text:p>
          </table:table-cell>
          <table:table-cell table:number-columns-repeated="14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18+4*RAND()" office:value-type="float" office:value="20.8485045400448" calcext:value-type="float">
            <text:p>20,8485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formula="of:=COM.MICROSOFT.NORM.INV(RAND();80;10)" office:value-type="float" office:value="73.2272656550906" calcext:value-type="float">
            <text:p>73,2273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formula="of:=4*PI()*PI()*[.I900]*[.B900]" office:value-type="float" office:value="60270.8703386008" calcext:value-type="float">
            <text:p>60270,8703</text:p>
          </table:table-cell>
          <table:table-cell table:number-columns-repeated="5"/>
          <table:table-cell table:formula="of:=COM.MICROSOFT.NORM.INV(RAND();[.$S$28];[.$S$30])" office:value-type="float" office:value="65306.1006392073" calcext:value-type="float">
            <text:p>65306,1006392073</text:p>
          </table:table-cell>
          <table:table-cell table:number-columns-repeated="14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18+4*RAND()" office:value-type="float" office:value="19.2866155155934" calcext:value-type="float">
            <text:p>19,2866</text:p>
          </table:table-cell>
          <table:table-cell table:number-columns-repeated="5"/>
          <table:table-cell office:value-type="float" office:value="876" calcext:value-type="float">
            <text:p>876</text:p>
          </table:table-cell>
          <table:table-cell table:formula="of:=COM.MICROSOFT.NORM.INV(RAND();80;10)" office:value-type="float" office:value="65.9885849665144" calcext:value-type="float">
            <text:p>65,9886</text:p>
          </table:table-cell>
          <table:table-cell table:number-columns-repeated="5"/>
          <table:table-cell office:value-type="float" office:value="876" calcext:value-type="float">
            <text:p>876</text:p>
          </table:table-cell>
          <table:table-cell table:formula="of:=4*PI()*PI()*[.I901]*[.B901]" office:value-type="float" office:value="50244.0425946791" calcext:value-type="float">
            <text:p>50244,0426</text:p>
          </table:table-cell>
          <table:table-cell table:number-columns-repeated="5"/>
          <table:table-cell table:formula="of:=COM.MICROSOFT.NORM.INV(RAND();[.$S$28];[.$S$30])" office:value-type="float" office:value="59569.1841762795" calcext:value-type="float">
            <text:p>59569,1841762795</text:p>
          </table:table-cell>
          <table:table-cell table:number-columns-repeated="14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18+4*RAND()" office:value-type="float" office:value="18.6400642129593" calcext:value-type="float">
            <text:p>18,6401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formula="of:=COM.MICROSOFT.NORM.INV(RAND();80;10)" office:value-type="float" office:value="82.4040057628121" calcext:value-type="float">
            <text:p>82,4040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formula="of:=4*PI()*PI()*[.I902]*[.B902]" office:value-type="float" office:value="60639.4794694067" calcext:value-type="float">
            <text:p>60639,4795</text:p>
          </table:table-cell>
          <table:table-cell table:number-columns-repeated="5"/>
          <table:table-cell table:formula="of:=COM.MICROSOFT.NORM.INV(RAND();[.$S$28];[.$S$30])" office:value-type="float" office:value="62113.7037722131" calcext:value-type="float">
            <text:p>62113,7037722131</text:p>
          </table:table-cell>
          <table:table-cell table:number-columns-repeated="14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18+4*RAND()" office:value-type="float" office:value="18.2462123935111" calcext:value-type="float">
            <text:p>18,2462</text:p>
          </table:table-cell>
          <table:table-cell table:number-columns-repeated="5"/>
          <table:table-cell office:value-type="float" office:value="878" calcext:value-type="float">
            <text:p>878</text:p>
          </table:table-cell>
          <table:table-cell table:formula="of:=COM.MICROSOFT.NORM.INV(RAND();80;10)" office:value-type="float" office:value="88.0083903757366" calcext:value-type="float">
            <text:p>88,0084</text:p>
          </table:table-cell>
          <table:table-cell table:number-columns-repeated="5"/>
          <table:table-cell office:value-type="float" office:value="878" calcext:value-type="float">
            <text:p>878</text:p>
          </table:table-cell>
          <table:table-cell table:formula="of:=4*PI()*PI()*[.I903]*[.B903]" office:value-type="float" office:value="63395.2239987739" calcext:value-type="float">
            <text:p>63395,2240</text:p>
          </table:table-cell>
          <table:table-cell table:number-columns-repeated="5"/>
          <table:table-cell table:formula="of:=COM.MICROSOFT.NORM.INV(RAND();[.$S$28];[.$S$30])" office:value-type="float" office:value="47429.8914662074" calcext:value-type="float">
            <text:p>47429,8914662074</text:p>
          </table:table-cell>
          <table:table-cell table:number-columns-repeated="14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18+4*RAND()" office:value-type="float" office:value="19.2418956137262" calcext:value-type="float">
            <text:p>19,2419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formula="of:=COM.MICROSOFT.NORM.INV(RAND();80;10)" office:value-type="float" office:value="70.7971032982784" calcext:value-type="float">
            <text:p>70,7971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formula="of:=4*PI()*PI()*[.I904]*[.B904]" office:value-type="float" office:value="53780.2825607904" calcext:value-type="float">
            <text:p>53780,2826</text:p>
          </table:table-cell>
          <table:table-cell table:number-columns-repeated="5"/>
          <table:table-cell table:formula="of:=COM.MICROSOFT.NORM.INV(RAND();[.$S$28];[.$S$30])" office:value-type="float" office:value="62659.6978943663" calcext:value-type="float">
            <text:p>62659,6978943663</text:p>
          </table:table-cell>
          <table:table-cell table:number-columns-repeated="14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18+4*RAND()" office:value-type="float" office:value="18.749164681416" calcext:value-type="float">
            <text:p>18,7492</text:p>
          </table:table-cell>
          <table:table-cell table:number-columns-repeated="5"/>
          <table:table-cell office:value-type="float" office:value="880" calcext:value-type="float">
            <text:p>880</text:p>
          </table:table-cell>
          <table:table-cell table:formula="of:=COM.MICROSOFT.NORM.INV(RAND();80;10)" office:value-type="float" office:value="73.3176023424084" calcext:value-type="float">
            <text:p>73,3176</text:p>
          </table:table-cell>
          <table:table-cell table:number-columns-repeated="5"/>
          <table:table-cell office:value-type="float" office:value="880" calcext:value-type="float">
            <text:p>880</text:p>
          </table:table-cell>
          <table:table-cell table:formula="of:=4*PI()*PI()*[.I905]*[.B905]" office:value-type="float" office:value="54268.7620080262" calcext:value-type="float">
            <text:p>54268,7620</text:p>
          </table:table-cell>
          <table:table-cell table:number-columns-repeated="5"/>
          <table:table-cell table:formula="of:=COM.MICROSOFT.NORM.INV(RAND();[.$S$28];[.$S$30])" office:value-type="float" office:value="52812.4515382371" calcext:value-type="float">
            <text:p>52812,4515382371</text:p>
          </table:table-cell>
          <table:table-cell table:number-columns-repeated="14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18+4*RAND()" office:value-type="float" office:value="21.2282515880652" calcext:value-type="float">
            <text:p>21,2283</text:p>
          </table:table-cell>
          <table:table-cell table:number-columns-repeated="5"/>
          <table:table-cell office:value-type="float" office:value="881" calcext:value-type="float">
            <text:p>881</text:p>
          </table:table-cell>
          <table:table-cell table:formula="of:=COM.MICROSOFT.NORM.INV(RAND();80;10)" office:value-type="float" office:value="83.0822397109535" calcext:value-type="float">
            <text:p>83,0822</text:p>
          </table:table-cell>
          <table:table-cell table:number-columns-repeated="5"/>
          <table:table-cell office:value-type="float" office:value="881" calcext:value-type="float">
            <text:p>881</text:p>
          </table:table-cell>
          <table:table-cell table:formula="of:=4*PI()*PI()*[.I906]*[.B906]" office:value-type="float" office:value="69627.7174696206" calcext:value-type="float">
            <text:p>69627,7175</text:p>
          </table:table-cell>
          <table:table-cell table:number-columns-repeated="5"/>
          <table:table-cell table:formula="of:=COM.MICROSOFT.NORM.INV(RAND();[.$S$28];[.$S$30])" office:value-type="float" office:value="80513.8571541247" calcext:value-type="float">
            <text:p>80513,8571541247</text:p>
          </table:table-cell>
          <table:table-cell table:number-columns-repeated="14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18+4*RAND()" office:value-type="float" office:value="21.4917537081055" calcext:value-type="float">
            <text:p>21,4918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formula="of:=COM.MICROSOFT.NORM.INV(RAND();80;10)" office:value-type="float" office:value="66.3808498334584" calcext:value-type="float">
            <text:p>66,3808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formula="of:=4*PI()*PI()*[.I907]*[.B907]" office:value-type="float" office:value="56321.5242566232" calcext:value-type="float">
            <text:p>56321,5243</text:p>
          </table:table-cell>
          <table:table-cell table:number-columns-repeated="5"/>
          <table:table-cell table:formula="of:=COM.MICROSOFT.NORM.INV(RAND();[.$S$28];[.$S$30])" office:value-type="float" office:value="75093.7257663775" calcext:value-type="float">
            <text:p>75093,7257663775</text:p>
          </table:table-cell>
          <table:table-cell table:number-columns-repeated="14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18+4*RAND()" office:value-type="float" office:value="18.2866531047039" calcext:value-type="float">
            <text:p>18,2867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formula="of:=COM.MICROSOFT.NORM.INV(RAND();80;10)" office:value-type="float" office:value="71.1257004281396" calcext:value-type="float">
            <text:p>71,1257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formula="of:=4*PI()*PI()*[.I908]*[.B908]" office:value-type="float" office:value="51347.6437523571" calcext:value-type="float">
            <text:p>51347,6438</text:p>
          </table:table-cell>
          <table:table-cell table:number-columns-repeated="5"/>
          <table:table-cell table:formula="of:=COM.MICROSOFT.NORM.INV(RAND();[.$S$28];[.$S$30])" office:value-type="float" office:value="63383.4691528674" calcext:value-type="float">
            <text:p>63383,4691528674</text:p>
          </table:table-cell>
          <table:table-cell table:number-columns-repeated="14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18+4*RAND()" office:value-type="float" office:value="19.9200528445654" calcext:value-type="float">
            <text:p>19,9201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formula="of:=COM.MICROSOFT.NORM.INV(RAND();80;10)" office:value-type="float" office:value="85.6055785713205" calcext:value-type="float">
            <text:p>85,6056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formula="of:=4*PI()*PI()*[.I909]*[.B909]" office:value-type="float" office:value="67321.2683716711" calcext:value-type="float">
            <text:p>67321,2684</text:p>
          </table:table-cell>
          <table:table-cell table:number-columns-repeated="5"/>
          <table:table-cell table:formula="of:=COM.MICROSOFT.NORM.INV(RAND();[.$S$28];[.$S$30])" office:value-type="float" office:value="75696.735677553" calcext:value-type="float">
            <text:p>75696,735677553</text:p>
          </table:table-cell>
          <table:table-cell table:number-columns-repeated="14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18+4*RAND()" office:value-type="float" office:value="18.6582815661095" calcext:value-type="float">
            <text:p>18,6583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formula="of:=COM.MICROSOFT.NORM.INV(RAND();80;10)" office:value-type="float" office:value="93.2625314926732" calcext:value-type="float">
            <text:p>93,2625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formula="of:=4*PI()*PI()*[.I910]*[.B910]" office:value-type="float" office:value="68697.1276727696" calcext:value-type="float">
            <text:p>68697,1277</text:p>
          </table:table-cell>
          <table:table-cell table:number-columns-repeated="5"/>
          <table:table-cell table:formula="of:=COM.MICROSOFT.NORM.INV(RAND();[.$S$28];[.$S$30])" office:value-type="float" office:value="67582.2358382834" calcext:value-type="float">
            <text:p>67582,2358382834</text:p>
          </table:table-cell>
          <table:table-cell table:number-columns-repeated="14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18+4*RAND()" office:value-type="float" office:value="21.7181603764184" calcext:value-type="float">
            <text:p>21,7182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formula="of:=COM.MICROSOFT.NORM.INV(RAND();80;10)" office:value-type="float" office:value="84.3047857821763" calcext:value-type="float">
            <text:p>84,3048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formula="of:=4*PI()*PI()*[.I911]*[.B911]" office:value-type="float" office:value="72282.80571929" calcext:value-type="float">
            <text:p>72282,8057</text:p>
          </table:table-cell>
          <table:table-cell table:number-columns-repeated="5"/>
          <table:table-cell table:formula="of:=COM.MICROSOFT.NORM.INV(RAND();[.$S$28];[.$S$30])" office:value-type="float" office:value="59042.2705118988" calcext:value-type="float">
            <text:p>59042,2705118988</text:p>
          </table:table-cell>
          <table:table-cell table:number-columns-repeated="14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18+4*RAND()" office:value-type="float" office:value="20.8137330715545" calcext:value-type="float">
            <text:p>20,8137</text:p>
          </table:table-cell>
          <table:table-cell table:number-columns-repeated="5"/>
          <table:table-cell office:value-type="float" office:value="887" calcext:value-type="float">
            <text:p>887</text:p>
          </table:table-cell>
          <table:table-cell table:formula="of:=COM.MICROSOFT.NORM.INV(RAND();80;10)" office:value-type="float" office:value="68.2780809935531" calcext:value-type="float">
            <text:p>68,2781</text:p>
          </table:table-cell>
          <table:table-cell table:number-columns-repeated="5"/>
          <table:table-cell office:value-type="float" office:value="887" calcext:value-type="float">
            <text:p>887</text:p>
          </table:table-cell>
          <table:table-cell table:formula="of:=4*PI()*PI()*[.I912]*[.B912]" office:value-type="float" office:value="56103.6380093753" calcext:value-type="float">
            <text:p>56103,6380</text:p>
          </table:table-cell>
          <table:table-cell table:number-columns-repeated="5"/>
          <table:table-cell table:formula="of:=COM.MICROSOFT.NORM.INV(RAND();[.$S$28];[.$S$30])" office:value-type="float" office:value="68113.4680168344" calcext:value-type="float">
            <text:p>68113,4680168344</text:p>
          </table:table-cell>
          <table:table-cell table:number-columns-repeated="14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18+4*RAND()" office:value-type="float" office:value="18.2289985544048" calcext:value-type="float">
            <text:p>18,2290</text:p>
          </table:table-cell>
          <table:table-cell table:number-columns-repeated="5"/>
          <table:table-cell office:value-type="float" office:value="888" calcext:value-type="float">
            <text:p>888</text:p>
          </table:table-cell>
          <table:table-cell table:formula="of:=COM.MICROSOFT.NORM.INV(RAND();80;10)" office:value-type="float" office:value="76.0160386169111" calcext:value-type="float">
            <text:p>76,0160</text:p>
          </table:table-cell>
          <table:table-cell table:number-columns-repeated="5"/>
          <table:table-cell office:value-type="float" office:value="888" calcext:value-type="float">
            <text:p>888</text:p>
          </table:table-cell>
          <table:table-cell table:formula="of:=4*PI()*PI()*[.I913]*[.B913]" office:value-type="float" office:value="54705.0955484586" calcext:value-type="float">
            <text:p>54705,0955</text:p>
          </table:table-cell>
          <table:table-cell table:number-columns-repeated="5"/>
          <table:table-cell table:formula="of:=COM.MICROSOFT.NORM.INV(RAND();[.$S$28];[.$S$30])" office:value-type="float" office:value="69726.4159662778" calcext:value-type="float">
            <text:p>69726,4159662778</text:p>
          </table:table-cell>
          <table:table-cell table:number-columns-repeated="14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18+4*RAND()" office:value-type="float" office:value="21.2171921473928" calcext:value-type="float">
            <text:p>21,2172</text:p>
          </table:table-cell>
          <table:table-cell table:number-columns-repeated="5"/>
          <table:table-cell office:value-type="float" office:value="889" calcext:value-type="float">
            <text:p>889</text:p>
          </table:table-cell>
          <table:table-cell table:formula="of:=COM.MICROSOFT.NORM.INV(RAND();80;10)" office:value-type="float" office:value="92.5603013029092" calcext:value-type="float">
            <text:p>92,5603</text:p>
          </table:table-cell>
          <table:table-cell table:number-columns-repeated="5"/>
          <table:table-cell office:value-type="float" office:value="889" calcext:value-type="float">
            <text:p>889</text:p>
          </table:table-cell>
          <table:table-cell table:formula="of:=4*PI()*PI()*[.I914]*[.B914]" office:value-type="float" office:value="77530.4680567817" calcext:value-type="float">
            <text:p>77530,4681</text:p>
          </table:table-cell>
          <table:table-cell table:number-columns-repeated="5"/>
          <table:table-cell table:formula="of:=COM.MICROSOFT.NORM.INV(RAND();[.$S$28];[.$S$30])" office:value-type="float" office:value="63449.8493685084" calcext:value-type="float">
            <text:p>63449,8493685084</text:p>
          </table:table-cell>
          <table:table-cell table:number-columns-repeated="14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18+4*RAND()" office:value-type="float" office:value="21.9995019831695" calcext:value-type="float">
            <text:p>21,9995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formula="of:=COM.MICROSOFT.NORM.INV(RAND();80;10)" office:value-type="float" office:value="68.582614477274" calcext:value-type="float">
            <text:p>68,5826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formula="of:=4*PI()*PI()*[.I915]*[.B915]" office:value-type="float" office:value="59564.379687064" calcext:value-type="float">
            <text:p>59564,3797</text:p>
          </table:table-cell>
          <table:table-cell table:number-columns-repeated="5"/>
          <table:table-cell table:formula="of:=COM.MICROSOFT.NORM.INV(RAND();[.$S$28];[.$S$30])" office:value-type="float" office:value="72596.7400142775" calcext:value-type="float">
            <text:p>72596,7400142775</text:p>
          </table:table-cell>
          <table:table-cell table:number-columns-repeated="14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18+4*RAND()" office:value-type="float" office:value="21.8329183100723" calcext:value-type="float">
            <text:p>21,8329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formula="of:=COM.MICROSOFT.NORM.INV(RAND();80;10)" office:value-type="float" office:value="90.9380751982044" calcext:value-type="float">
            <text:p>90,9381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formula="of:=4*PI()*PI()*[.I916]*[.B916]" office:value-type="float" office:value="78382.1702709748" calcext:value-type="float">
            <text:p>78382,1703</text:p>
          </table:table-cell>
          <table:table-cell table:number-columns-repeated="5"/>
          <table:table-cell table:formula="of:=COM.MICROSOFT.NORM.INV(RAND();[.$S$28];[.$S$30])" office:value-type="float" office:value="67296.0100982737" calcext:value-type="float">
            <text:p>67296,0100982737</text:p>
          </table:table-cell>
          <table:table-cell table:number-columns-repeated="14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18+4*RAND()" office:value-type="float" office:value="19.3342169844545" calcext:value-type="float">
            <text:p>19,3342</text:p>
          </table:table-cell>
          <table:table-cell table:number-columns-repeated="5"/>
          <table:table-cell office:value-type="float" office:value="892" calcext:value-type="float">
            <text:p>892</text:p>
          </table:table-cell>
          <table:table-cell table:formula="of:=COM.MICROSOFT.NORM.INV(RAND();80;10)" office:value-type="float" office:value="71.7474507521463" calcext:value-type="float">
            <text:p>71,7475</text:p>
          </table:table-cell>
          <table:table-cell table:number-columns-repeated="5"/>
          <table:table-cell office:value-type="float" office:value="892" calcext:value-type="float">
            <text:p>892</text:p>
          </table:table-cell>
          <table:table-cell table:formula="of:=4*PI()*PI()*[.I917]*[.B917]" office:value-type="float" office:value="54763.7021620351" calcext:value-type="float">
            <text:p>54763,7022</text:p>
          </table:table-cell>
          <table:table-cell table:number-columns-repeated="5"/>
          <table:table-cell table:formula="of:=COM.MICROSOFT.NORM.INV(RAND();[.$S$28];[.$S$30])" office:value-type="float" office:value="71615.203168107" calcext:value-type="float">
            <text:p>71615,203168107</text:p>
          </table:table-cell>
          <table:table-cell table:number-columns-repeated="14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18+4*RAND()" office:value-type="float" office:value="18.8981249551289" calcext:value-type="float">
            <text:p>18,8981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formula="of:=COM.MICROSOFT.NORM.INV(RAND();80;10)" office:value-type="float" office:value="62.8728448568084" calcext:value-type="float">
            <text:p>62,8728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formula="of:=4*PI()*PI()*[.I918]*[.B918]" office:value-type="float" office:value="46907.4219496942" calcext:value-type="float">
            <text:p>46907,4219</text:p>
          </table:table-cell>
          <table:table-cell table:number-columns-repeated="5"/>
          <table:table-cell table:formula="of:=COM.MICROSOFT.NORM.INV(RAND();[.$S$28];[.$S$30])" office:value-type="float" office:value="68809.1295864842" calcext:value-type="float">
            <text:p>68809,1295864842</text:p>
          </table:table-cell>
          <table:table-cell table:number-columns-repeated="14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18+4*RAND()" office:value-type="float" office:value="19.5320899984799" calcext:value-type="float">
            <text:p>19,5321</text:p>
          </table:table-cell>
          <table:table-cell table:number-columns-repeated="5"/>
          <table:table-cell office:value-type="float" office:value="894" calcext:value-type="float">
            <text:p>894</text:p>
          </table:table-cell>
          <table:table-cell table:formula="of:=COM.MICROSOFT.NORM.INV(RAND();80;10)" office:value-type="float" office:value="92.0073823188358" calcext:value-type="float">
            <text:p>92,0074</text:p>
          </table:table-cell>
          <table:table-cell table:number-columns-repeated="5"/>
          <table:table-cell office:value-type="float" office:value="894" calcext:value-type="float">
            <text:p>894</text:p>
          </table:table-cell>
          <table:table-cell table:formula="of:=4*PI()*PI()*[.I919]*[.B919]" office:value-type="float" office:value="70946.524995988" calcext:value-type="float">
            <text:p>70946,5250</text:p>
          </table:table-cell>
          <table:table-cell table:number-columns-repeated="5"/>
          <table:table-cell table:formula="of:=COM.MICROSOFT.NORM.INV(RAND();[.$S$28];[.$S$30])" office:value-type="float" office:value="86050.1387853256" calcext:value-type="float">
            <text:p>86050,1387853256</text:p>
          </table:table-cell>
          <table:table-cell table:number-columns-repeated="14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18+4*RAND()" office:value-type="float" office:value="18.7576219472103" calcext:value-type="float">
            <text:p>18,7576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formula="of:=COM.MICROSOFT.NORM.INV(RAND();80;10)" office:value-type="float" office:value="76.5203454453618" calcext:value-type="float">
            <text:p>76,5203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formula="of:=4*PI()*PI()*[.I920]*[.B920]" office:value-type="float" office:value="56664.9405202671" calcext:value-type="float">
            <text:p>56664,9405</text:p>
          </table:table-cell>
          <table:table-cell table:number-columns-repeated="5"/>
          <table:table-cell table:formula="of:=COM.MICROSOFT.NORM.INV(RAND();[.$S$28];[.$S$30])" office:value-type="float" office:value="53282.0979827526" calcext:value-type="float">
            <text:p>53282,0979827526</text:p>
          </table:table-cell>
          <table:table-cell table:number-columns-repeated="14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18+4*RAND()" office:value-type="float" office:value="19.1952170110308" calcext:value-type="float">
            <text:p>19,1952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formula="of:=COM.MICROSOFT.NORM.INV(RAND();80;10)" office:value-type="float" office:value="78.333246122648" calcext:value-type="float">
            <text:p>78,3332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formula="of:=4*PI()*PI()*[.I921]*[.B921]" office:value-type="float" office:value="59360.6827101618" calcext:value-type="float">
            <text:p>59360,6827</text:p>
          </table:table-cell>
          <table:table-cell table:number-columns-repeated="5"/>
          <table:table-cell table:formula="of:=COM.MICROSOFT.NORM.INV(RAND();[.$S$28];[.$S$30])" office:value-type="float" office:value="84132.1323404074" calcext:value-type="float">
            <text:p>84132,1323404074</text:p>
          </table:table-cell>
          <table:table-cell table:number-columns-repeated="14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18+4*RAND()" office:value-type="float" office:value="20.8718038103543" calcext:value-type="float">
            <text:p>20,8718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formula="of:=COM.MICROSOFT.NORM.INV(RAND();80;10)" office:value-type="float" office:value="78.7679724992688" calcext:value-type="float">
            <text:p>78,7680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formula="of:=4*PI()*PI()*[.I922]*[.B922]" office:value-type="float" office:value="64903.6898087382" calcext:value-type="float">
            <text:p>64903,6898</text:p>
          </table:table-cell>
          <table:table-cell table:number-columns-repeated="5"/>
          <table:table-cell table:formula="of:=COM.MICROSOFT.NORM.INV(RAND();[.$S$28];[.$S$30])" office:value-type="float" office:value="64382.3263162384" calcext:value-type="float">
            <text:p>64382,3263162384</text:p>
          </table:table-cell>
          <table:table-cell table:number-columns-repeated="14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18+4*RAND()" office:value-type="float" office:value="20.6128495461307" calcext:value-type="float">
            <text:p>20,6128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formula="of:=COM.MICROSOFT.NORM.INV(RAND();80;10)" office:value-type="float" office:value="86.3963253637606" calcext:value-type="float">
            <text:p>86,3963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formula="of:=4*PI()*PI()*[.I923]*[.B923]" office:value-type="float" office:value="70306.105477339" calcext:value-type="float">
            <text:p>70306,1055</text:p>
          </table:table-cell>
          <table:table-cell table:number-columns-repeated="5"/>
          <table:table-cell table:formula="of:=COM.MICROSOFT.NORM.INV(RAND();[.$S$28];[.$S$30])" office:value-type="float" office:value="75994.0920193182" calcext:value-type="float">
            <text:p>75994,0920193182</text:p>
          </table:table-cell>
          <table:table-cell table:number-columns-repeated="14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18+4*RAND()" office:value-type="float" office:value="20.5491683366708" calcext:value-type="float">
            <text:p>20,5492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formula="of:=COM.MICROSOFT.NORM.INV(RAND();80;10)" office:value-type="float" office:value="84.5592492478864" calcext:value-type="float">
            <text:p>84,5592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formula="of:=4*PI()*PI()*[.I924]*[.B924]" office:value-type="float" office:value="68598.5767142676" calcext:value-type="float">
            <text:p>68598,5767</text:p>
          </table:table-cell>
          <table:table-cell table:number-columns-repeated="5"/>
          <table:table-cell table:formula="of:=COM.MICROSOFT.NORM.INV(RAND();[.$S$28];[.$S$30])" office:value-type="float" office:value="68809.8467645993" calcext:value-type="float">
            <text:p>68809,8467645993</text:p>
          </table:table-cell>
          <table:table-cell table:number-columns-repeated="14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18+4*RAND()" office:value-type="float" office:value="19.041756790597" calcext:value-type="float">
            <text:p>19,0418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COM.MICROSOFT.NORM.INV(RAND();80;10)" office:value-type="float" office:value="73.6457108973649" calcext:value-type="float">
            <text:p>73,6457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4*PI()*PI()*[.I925]*[.B925]" office:value-type="float" office:value="55362.310828444" calcext:value-type="float">
            <text:p>55362,3108</text:p>
          </table:table-cell>
          <table:table-cell table:number-columns-repeated="5"/>
          <table:table-cell table:formula="of:=COM.MICROSOFT.NORM.INV(RAND();[.$S$28];[.$S$30])" office:value-type="float" office:value="56042.9268919688" calcext:value-type="float">
            <text:p>56042,9268919688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18+4*RAND()" office:value-type="float" office:value="18.0556943784468" calcext:value-type="float">
            <text:p>18,0557</text:p>
          </table:table-cell>
          <table:table-cell table:number-columns-repeated="5"/>
          <table:table-cell office:value-type="float" office:value="901" calcext:value-type="float">
            <text:p>901</text:p>
          </table:table-cell>
          <table:table-cell table:formula="of:=COM.MICROSOFT.NORM.INV(RAND();80;10)" office:value-type="float" office:value="82.9303411357179" calcext:value-type="float">
            <text:p>82,9303</text:p>
          </table:table-cell>
          <table:table-cell table:number-columns-repeated="5"/>
          <table:table-cell office:value-type="float" office:value="901" calcext:value-type="float">
            <text:p>901</text:p>
          </table:table-cell>
          <table:table-cell table:formula="of:=4*PI()*PI()*[.I926]*[.B926]" office:value-type="float" office:value="59113.5966011819" calcext:value-type="float">
            <text:p>59113,5966</text:p>
          </table:table-cell>
          <table:table-cell table:number-columns-repeated="5"/>
          <table:table-cell table:formula="of:=COM.MICROSOFT.NORM.INV(RAND();[.$S$28];[.$S$30])" office:value-type="float" office:value="53907.1030522724" calcext:value-type="float">
            <text:p>53907,1030522724</text:p>
          </table:table-cell>
          <table:table-cell table:number-columns-repeated="14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18+4*RAND()" office:value-type="float" office:value="20.8663983424194" calcext:value-type="float">
            <text:p>20,8664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formula="of:=COM.MICROSOFT.NORM.INV(RAND();80;10)" office:value-type="float" office:value="93.2911811133911" calcext:value-type="float">
            <text:p>93,2912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formula="of:=4*PI()*PI()*[.I927]*[.B927]" office:value-type="float" office:value="76850.6990134841" calcext:value-type="float">
            <text:p>76850,6990</text:p>
          </table:table-cell>
          <table:table-cell table:number-columns-repeated="5"/>
          <table:table-cell table:formula="of:=COM.MICROSOFT.NORM.INV(RAND();[.$S$28];[.$S$30])" office:value-type="float" office:value="60954.7642295804" calcext:value-type="float">
            <text:p>60954,7642295804</text:p>
          </table:table-cell>
          <table:table-cell table:number-columns-repeated="14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18+4*RAND()" office:value-type="float" office:value="19.2260374673642" calcext:value-type="float">
            <text:p>19,2260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formula="of:=COM.MICROSOFT.NORM.INV(RAND();80;10)" office:value-type="float" office:value="85.061996190717" calcext:value-type="float">
            <text:p>85,0620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formula="of:=4*PI()*PI()*[.I928]*[.B928]" office:value-type="float" office:value="64563.2065090938" calcext:value-type="float">
            <text:p>64563,2065</text:p>
          </table:table-cell>
          <table:table-cell table:number-columns-repeated="5"/>
          <table:table-cell table:formula="of:=COM.MICROSOFT.NORM.INV(RAND();[.$S$28];[.$S$30])" office:value-type="float" office:value="66577.1021874695" calcext:value-type="float">
            <text:p>66577,1021874695</text:p>
          </table:table-cell>
          <table:table-cell table:number-columns-repeated="14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18+4*RAND()" office:value-type="float" office:value="20.5156178376637" calcext:value-type="float">
            <text:p>20,5156</text:p>
          </table:table-cell>
          <table:table-cell table:number-columns-repeated="5"/>
          <table:table-cell office:value-type="float" office:value="904" calcext:value-type="float">
            <text:p>904</text:p>
          </table:table-cell>
          <table:table-cell table:formula="of:=COM.MICROSOFT.NORM.INV(RAND();80;10)" office:value-type="float" office:value="75.7181056077344" calcext:value-type="float">
            <text:p>75,7181</text:p>
          </table:table-cell>
          <table:table-cell table:number-columns-repeated="5"/>
          <table:table-cell office:value-type="float" office:value="904" calcext:value-type="float">
            <text:p>904</text:p>
          </table:table-cell>
          <table:table-cell table:formula="of:=4*PI()*PI()*[.I929]*[.B929]" office:value-type="float" office:value="61325.9206889503" calcext:value-type="float">
            <text:p>61325,9207</text:p>
          </table:table-cell>
          <table:table-cell table:number-columns-repeated="5"/>
          <table:table-cell table:formula="of:=COM.MICROSOFT.NORM.INV(RAND();[.$S$28];[.$S$30])" office:value-type="float" office:value="69077.0208454949" calcext:value-type="float">
            <text:p>69077,0208454949</text:p>
          </table:table-cell>
          <table:table-cell table:number-columns-repeated="14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18+4*RAND()" office:value-type="float" office:value="20.326774136629" calcext:value-type="float">
            <text:p>20,3268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formula="of:=COM.MICROSOFT.NORM.INV(RAND();80;10)" office:value-type="float" office:value="89.8554615420248" calcext:value-type="float">
            <text:p>89,8555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formula="of:=4*PI()*PI()*[.I930]*[.B930]" office:value-type="float" office:value="72106.2113981891" calcext:value-type="float">
            <text:p>72106,2114</text:p>
          </table:table-cell>
          <table:table-cell table:number-columns-repeated="5"/>
          <table:table-cell table:formula="of:=COM.MICROSOFT.NORM.INV(RAND();[.$S$28];[.$S$30])" office:value-type="float" office:value="65261.1951935947" calcext:value-type="float">
            <text:p>65261,1951935947</text:p>
          </table:table-cell>
          <table:table-cell table:number-columns-repeated="14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18+4*RAND()" office:value-type="float" office:value="19.3043824289925" calcext:value-type="float">
            <text:p>19,3044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formula="of:=COM.MICROSOFT.NORM.INV(RAND();80;10)" office:value-type="float" office:value="66.2291507477491" calcext:value-type="float">
            <text:p>66,2292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formula="of:=4*PI()*PI()*[.I931]*[.B931]" office:value-type="float" office:value="50473.6643620381" calcext:value-type="float">
            <text:p>50473,6644</text:p>
          </table:table-cell>
          <table:table-cell table:number-columns-repeated="5"/>
          <table:table-cell table:formula="of:=COM.MICROSOFT.NORM.INV(RAND();[.$S$28];[.$S$30])" office:value-type="float" office:value="57301.1328075383" calcext:value-type="float">
            <text:p>57301,1328075383</text:p>
          </table:table-cell>
          <table:table-cell table:number-columns-repeated="14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18+4*RAND()" office:value-type="float" office:value="19.2702503823675" calcext:value-type="float">
            <text:p>19,2703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formula="of:=COM.MICROSOFT.NORM.INV(RAND();80;10)" office:value-type="float" office:value="88.6279798985836" calcext:value-type="float">
            <text:p>88,6280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formula="of:=4*PI()*PI()*[.I932]*[.B932]" office:value-type="float" office:value="67424.532644938" calcext:value-type="float">
            <text:p>67424,5326</text:p>
          </table:table-cell>
          <table:table-cell table:number-columns-repeated="5"/>
          <table:table-cell table:formula="of:=COM.MICROSOFT.NORM.INV(RAND();[.$S$28];[.$S$30])" office:value-type="float" office:value="62490.9155296623" calcext:value-type="float">
            <text:p>62490,9155296623</text:p>
          </table:table-cell>
          <table:table-cell table:number-columns-repeated="14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18+4*RAND()" office:value-type="float" office:value="19.8771047978662" calcext:value-type="float">
            <text:p>19,8771</text:p>
          </table:table-cell>
          <table:table-cell table:number-columns-repeated="5"/>
          <table:table-cell office:value-type="float" office:value="908" calcext:value-type="float">
            <text:p>908</text:p>
          </table:table-cell>
          <table:table-cell table:formula="of:=COM.MICROSOFT.NORM.INV(RAND();80;10)" office:value-type="float" office:value="66.0809618567629" calcext:value-type="float">
            <text:p>66,0810</text:p>
          </table:table-cell>
          <table:table-cell table:number-columns-repeated="5"/>
          <table:table-cell office:value-type="float" office:value="908" calcext:value-type="float">
            <text:p>908</text:p>
          </table:table-cell>
          <table:table-cell table:formula="of:=4*PI()*PI()*[.I933]*[.B933]" office:value-type="float" office:value="51854.8306189278" calcext:value-type="float">
            <text:p>51854,8306</text:p>
          </table:table-cell>
          <table:table-cell table:number-columns-repeated="5"/>
          <table:table-cell table:formula="of:=COM.MICROSOFT.NORM.INV(RAND();[.$S$28];[.$S$30])" office:value-type="float" office:value="62949.5841345073" calcext:value-type="float">
            <text:p>62949,5841345073</text:p>
          </table:table-cell>
          <table:table-cell table:number-columns-repeated="14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18+4*RAND()" office:value-type="float" office:value="18.4096572627313" calcext:value-type="float">
            <text:p>18,4097</text:p>
          </table:table-cell>
          <table:table-cell table:number-columns-repeated="5"/>
          <table:table-cell office:value-type="float" office:value="909" calcext:value-type="float">
            <text:p>909</text:p>
          </table:table-cell>
          <table:table-cell table:formula="of:=COM.MICROSOFT.NORM.INV(RAND();80;10)" office:value-type="float" office:value="80.753097529226" calcext:value-type="float">
            <text:p>80,7531</text:p>
          </table:table-cell>
          <table:table-cell table:number-columns-repeated="5"/>
          <table:table-cell office:value-type="float" office:value="909" calcext:value-type="float">
            <text:p>909</text:p>
          </table:table-cell>
          <table:table-cell table:formula="of:=4*PI()*PI()*[.I934]*[.B934]" office:value-type="float" office:value="58690.0703278308" calcext:value-type="float">
            <text:p>58690,0703</text:p>
          </table:table-cell>
          <table:table-cell table:number-columns-repeated="5"/>
          <table:table-cell table:formula="of:=COM.MICROSOFT.NORM.INV(RAND();[.$S$28];[.$S$30])" office:value-type="float" office:value="72132.8339629873" calcext:value-type="float">
            <text:p>72132,8339629873</text:p>
          </table:table-cell>
          <table:table-cell table:number-columns-repeated="14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18+4*RAND()" office:value-type="float" office:value="18.3855078374036" calcext:value-type="float">
            <text:p>18,3855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formula="of:=COM.MICROSOFT.NORM.INV(RAND();80;10)" office:value-type="float" office:value="91.4118539054127" calcext:value-type="float">
            <text:p>91,4119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formula="of:=4*PI()*PI()*[.I935]*[.B935]" office:value-type="float" office:value="66349.5350525014" calcext:value-type="float">
            <text:p>66349,5351</text:p>
          </table:table-cell>
          <table:table-cell table:number-columns-repeated="5"/>
          <table:table-cell table:formula="of:=COM.MICROSOFT.NORM.INV(RAND();[.$S$28];[.$S$30])" office:value-type="float" office:value="56769.905853723" calcext:value-type="float">
            <text:p>56769,905853723</text:p>
          </table:table-cell>
          <table:table-cell table:number-columns-repeated="14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18+4*RAND()" office:value-type="float" office:value="20.1613143044524" calcext:value-type="float">
            <text:p>20,1613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formula="of:=COM.MICROSOFT.NORM.INV(RAND();80;10)" office:value-type="float" office:value="84.0533741757727" calcext:value-type="float">
            <text:p>84,0534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formula="of:=4*PI()*PI()*[.I936]*[.B936]" office:value-type="float" office:value="66901.1724572622" calcext:value-type="float">
            <text:p>66901,1725</text:p>
          </table:table-cell>
          <table:table-cell table:number-columns-repeated="5"/>
          <table:table-cell table:formula="of:=COM.MICROSOFT.NORM.INV(RAND();[.$S$28];[.$S$30])" office:value-type="float" office:value="59861.6302653384" calcext:value-type="float">
            <text:p>59861,6302653384</text:p>
          </table:table-cell>
          <table:table-cell table:number-columns-repeated="14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18+4*RAND()" office:value-type="float" office:value="20.6047858479433" calcext:value-type="float">
            <text:p>20,6048</text:p>
          </table:table-cell>
          <table:table-cell table:number-columns-repeated="5"/>
          <table:table-cell office:value-type="float" office:value="912" calcext:value-type="float">
            <text:p>912</text:p>
          </table:table-cell>
          <table:table-cell table:formula="of:=COM.MICROSOFT.NORM.INV(RAND();80;10)" office:value-type="float" office:value="77.8972572577477" calcext:value-type="float">
            <text:p>77,8973</text:p>
          </table:table-cell>
          <table:table-cell table:number-columns-repeated="5"/>
          <table:table-cell office:value-type="float" office:value="912" calcext:value-type="float">
            <text:p>912</text:p>
          </table:table-cell>
          <table:table-cell table:formula="of:=4*PI()*PI()*[.I937]*[.B937]" office:value-type="float" office:value="63365.0830453722" calcext:value-type="float">
            <text:p>63365,0830</text:p>
          </table:table-cell>
          <table:table-cell table:number-columns-repeated="5"/>
          <table:table-cell table:formula="of:=COM.MICROSOFT.NORM.INV(RAND();[.$S$28];[.$S$30])" office:value-type="float" office:value="56165.2703579688" calcext:value-type="float">
            <text:p>56165,2703579688</text:p>
          </table:table-cell>
          <table:table-cell table:number-columns-repeated="14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18+4*RAND()" office:value-type="float" office:value="19.455982608255" calcext:value-type="float">
            <text:p>19,4560</text:p>
          </table:table-cell>
          <table:table-cell table:number-columns-repeated="5"/>
          <table:table-cell office:value-type="float" office:value="913" calcext:value-type="float">
            <text:p>913</text:p>
          </table:table-cell>
          <table:table-cell table:formula="of:=COM.MICROSOFT.NORM.INV(RAND();80;10)" office:value-type="float" office:value="87.4108395063879" calcext:value-type="float">
            <text:p>87,4108</text:p>
          </table:table-cell>
          <table:table-cell table:number-columns-repeated="5"/>
          <table:table-cell office:value-type="float" office:value="913" calcext:value-type="float">
            <text:p>913</text:p>
          </table:table-cell>
          <table:table-cell table:formula="of:=4*PI()*PI()*[.I938]*[.B938]" office:value-type="float" office:value="67139.5146433571" calcext:value-type="float">
            <text:p>67139,5146</text:p>
          </table:table-cell>
          <table:table-cell table:number-columns-repeated="5"/>
          <table:table-cell table:formula="of:=COM.MICROSOFT.NORM.INV(RAND();[.$S$28];[.$S$30])" office:value-type="float" office:value="63780.9319368411" calcext:value-type="float">
            <text:p>63780,9319368411</text:p>
          </table:table-cell>
          <table:table-cell table:number-columns-repeated="14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18+4*RAND()" office:value-type="float" office:value="18.1438175183721" calcext:value-type="float">
            <text:p>18,1438</text:p>
          </table:table-cell>
          <table:table-cell table:number-columns-repeated="5"/>
          <table:table-cell office:value-type="float" office:value="914" calcext:value-type="float">
            <text:p>914</text:p>
          </table:table-cell>
          <table:table-cell table:formula="of:=COM.MICROSOFT.NORM.INV(RAND();80;10)" office:value-type="float" office:value="80.5113034163321" calcext:value-type="float">
            <text:p>80,5113</text:p>
          </table:table-cell>
          <table:table-cell table:number-columns-repeated="5"/>
          <table:table-cell office:value-type="float" office:value="914" calcext:value-type="float">
            <text:p>914</text:p>
          </table:table-cell>
          <table:table-cell table:formula="of:=4*PI()*PI()*[.I939]*[.B939]" office:value-type="float" office:value="57669.3775117652" calcext:value-type="float">
            <text:p>57669,3775</text:p>
          </table:table-cell>
          <table:table-cell table:number-columns-repeated="5"/>
          <table:table-cell table:formula="of:=COM.MICROSOFT.NORM.INV(RAND();[.$S$28];[.$S$30])" office:value-type="float" office:value="70505.6998574718" calcext:value-type="float">
            <text:p>70505,6998574718</text:p>
          </table:table-cell>
          <table:table-cell table:number-columns-repeated="14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18+4*RAND()" office:value-type="float" office:value="21.092925620731" calcext:value-type="float">
            <text:p>21,0929</text:p>
          </table:table-cell>
          <table:table-cell table:number-columns-repeated="5"/>
          <table:table-cell office:value-type="float" office:value="915" calcext:value-type="float">
            <text:p>915</text:p>
          </table:table-cell>
          <table:table-cell table:formula="of:=COM.MICROSOFT.NORM.INV(RAND();80;10)" office:value-type="float" office:value="73.2779936425988" calcext:value-type="float">
            <text:p>73,2780</text:p>
          </table:table-cell>
          <table:table-cell table:number-columns-repeated="5"/>
          <table:table-cell office:value-type="float" office:value="915" calcext:value-type="float">
            <text:p>915</text:p>
          </table:table-cell>
          <table:table-cell table:formula="of:=4*PI()*PI()*[.I940]*[.B940]" office:value-type="float" office:value="61019.7083759244" calcext:value-type="float">
            <text:p>61019,7084</text:p>
          </table:table-cell>
          <table:table-cell table:number-columns-repeated="5"/>
          <table:table-cell table:formula="of:=COM.MICROSOFT.NORM.INV(RAND();[.$S$28];[.$S$30])" office:value-type="float" office:value="80130.2295798755" calcext:value-type="float">
            <text:p>80130,2295798755</text:p>
          </table:table-cell>
          <table:table-cell table:number-columns-repeated="14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18+4*RAND()" office:value-type="float" office:value="18.2346716891043" calcext:value-type="float">
            <text:p>18,2347</text:p>
          </table:table-cell>
          <table:table-cell table:number-columns-repeated="5"/>
          <table:table-cell office:value-type="float" office:value="916" calcext:value-type="float">
            <text:p>916</text:p>
          </table:table-cell>
          <table:table-cell table:formula="of:=COM.MICROSOFT.NORM.INV(RAND();80;10)" office:value-type="float" office:value="62.8090369895387" calcext:value-type="float">
            <text:p>62,8090</text:p>
          </table:table-cell>
          <table:table-cell table:number-columns-repeated="5"/>
          <table:table-cell office:value-type="float" office:value="916" calcext:value-type="float">
            <text:p>916</text:p>
          </table:table-cell>
          <table:table-cell table:formula="of:=4*PI()*PI()*[.I941]*[.B941]" office:value-type="float" office:value="45214.717295682" calcext:value-type="float">
            <text:p>45214,7173</text:p>
          </table:table-cell>
          <table:table-cell table:number-columns-repeated="5"/>
          <table:table-cell table:formula="of:=COM.MICROSOFT.NORM.INV(RAND();[.$S$28];[.$S$30])" office:value-type="float" office:value="74508.7475585613" calcext:value-type="float">
            <text:p>74508,7475585613</text:p>
          </table:table-cell>
          <table:table-cell table:number-columns-repeated="14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18+4*RAND()" office:value-type="float" office:value="18.0086057824083" calcext:value-type="float">
            <text:p>18,0086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formula="of:=COM.MICROSOFT.NORM.INV(RAND();80;10)" office:value-type="float" office:value="82.1522525883613" calcext:value-type="float">
            <text:p>82,1523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formula="of:=4*PI()*PI()*[.I942]*[.B942]" office:value-type="float" office:value="58406.2474525783" calcext:value-type="float">
            <text:p>58406,2475</text:p>
          </table:table-cell>
          <table:table-cell table:number-columns-repeated="5"/>
          <table:table-cell table:formula="of:=COM.MICROSOFT.NORM.INV(RAND();[.$S$28];[.$S$30])" office:value-type="float" office:value="63092.8790720572" calcext:value-type="float">
            <text:p>63092,8790720572</text:p>
          </table:table-cell>
          <table:table-cell table:number-columns-repeated="14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18+4*RAND()" office:value-type="float" office:value="18.5021296883933" calcext:value-type="float">
            <text:p>18,5021</text:p>
          </table:table-cell>
          <table:table-cell table:number-columns-repeated="5"/>
          <table:table-cell office:value-type="float" office:value="918" calcext:value-type="float">
            <text:p>918</text:p>
          </table:table-cell>
          <table:table-cell table:formula="of:=COM.MICROSOFT.NORM.INV(RAND();80;10)" office:value-type="float" office:value="99.1135176162104" calcext:value-type="float">
            <text:p>99,1135</text:p>
          </table:table-cell>
          <table:table-cell table:number-columns-repeated="5"/>
          <table:table-cell office:value-type="float" office:value="918" calcext:value-type="float">
            <text:p>918</text:p>
          </table:table-cell>
          <table:table-cell table:formula="of:=4*PI()*PI()*[.I943]*[.B943]" office:value-type="float" office:value="72395.9626559953" calcext:value-type="float">
            <text:p>72395,9627</text:p>
          </table:table-cell>
          <table:table-cell table:number-columns-repeated="5"/>
          <table:table-cell table:formula="of:=COM.MICROSOFT.NORM.INV(RAND();[.$S$28];[.$S$30])" office:value-type="float" office:value="64794.8002492304" calcext:value-type="float">
            <text:p>64794,8002492304</text:p>
          </table:table-cell>
          <table:table-cell table:number-columns-repeated="14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18+4*RAND()" office:value-type="float" office:value="21.0691743162461" calcext:value-type="float">
            <text:p>21,0692</text:p>
          </table:table-cell>
          <table:table-cell table:number-columns-repeated="5"/>
          <table:table-cell office:value-type="float" office:value="919" calcext:value-type="float">
            <text:p>919</text:p>
          </table:table-cell>
          <table:table-cell table:formula="of:=COM.MICROSOFT.NORM.INV(RAND();80;10)" office:value-type="float" office:value="88.6604155361576" calcext:value-type="float">
            <text:p>88,6604</text:p>
          </table:table-cell>
          <table:table-cell table:number-columns-repeated="5"/>
          <table:table-cell office:value-type="float" office:value="919" calcext:value-type="float">
            <text:p>919</text:p>
          </table:table-cell>
          <table:table-cell table:formula="of:=4*PI()*PI()*[.I944]*[.B944]" office:value-type="float" office:value="73745.7531675166" calcext:value-type="float">
            <text:p>73745,7532</text:p>
          </table:table-cell>
          <table:table-cell table:number-columns-repeated="5"/>
          <table:table-cell table:formula="of:=COM.MICROSOFT.NORM.INV(RAND();[.$S$28];[.$S$30])" office:value-type="float" office:value="65988.8221052241" calcext:value-type="float">
            <text:p>65988,8221052241</text:p>
          </table:table-cell>
          <table:table-cell table:number-columns-repeated="14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18+4*RAND()" office:value-type="float" office:value="21.491179688368" calcext:value-type="float">
            <text:p>21,4912</text:p>
          </table:table-cell>
          <table:table-cell table:number-columns-repeated="5"/>
          <table:table-cell office:value-type="float" office:value="920" calcext:value-type="float">
            <text:p>920</text:p>
          </table:table-cell>
          <table:table-cell table:formula="of:=COM.MICROSOFT.NORM.INV(RAND();80;10)" office:value-type="float" office:value="85.4617608292019" calcext:value-type="float">
            <text:p>85,4618</text:p>
          </table:table-cell>
          <table:table-cell table:number-columns-repeated="5"/>
          <table:table-cell office:value-type="float" office:value="920" calcext:value-type="float">
            <text:p>920</text:p>
          </table:table-cell>
          <table:table-cell table:formula="of:=4*PI()*PI()*[.I945]*[.B945]" office:value-type="float" office:value="72508.9854831597" calcext:value-type="float">
            <text:p>72508,9855</text:p>
          </table:table-cell>
          <table:table-cell table:number-columns-repeated="5"/>
          <table:table-cell table:formula="of:=COM.MICROSOFT.NORM.INV(RAND();[.$S$28];[.$S$30])" office:value-type="float" office:value="57213.6916240162" calcext:value-type="float">
            <text:p>57213,6916240162</text:p>
          </table:table-cell>
          <table:table-cell table:number-columns-repeated="14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18+4*RAND()" office:value-type="float" office:value="21.2791828229092" calcext:value-type="float">
            <text:p>21,2792</text:p>
          </table:table-cell>
          <table:table-cell table:number-columns-repeated="5"/>
          <table:table-cell office:value-type="float" office:value="921" calcext:value-type="float">
            <text:p>921</text:p>
          </table:table-cell>
          <table:table-cell table:formula="of:=COM.MICROSOFT.NORM.INV(RAND();80;10)" office:value-type="float" office:value="75.2300273511082" calcext:value-type="float">
            <text:p>75,2300</text:p>
          </table:table-cell>
          <table:table-cell table:number-columns-repeated="5"/>
          <table:table-cell office:value-type="float" office:value="921" calcext:value-type="float">
            <text:p>921</text:p>
          </table:table-cell>
          <table:table-cell table:formula="of:=4*PI()*PI()*[.I946]*[.B946]" office:value-type="float" office:value="63198.3736560997" calcext:value-type="float">
            <text:p>63198,3737</text:p>
          </table:table-cell>
          <table:table-cell table:number-columns-repeated="5"/>
          <table:table-cell table:formula="of:=COM.MICROSOFT.NORM.INV(RAND();[.$S$28];[.$S$30])" office:value-type="float" office:value="56905.9791171491" calcext:value-type="float">
            <text:p>56905,9791171491</text:p>
          </table:table-cell>
          <table:table-cell table:number-columns-repeated="14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18+4*RAND()" office:value-type="float" office:value="20.8585744281299" calcext:value-type="float">
            <text:p>20,8586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formula="of:=COM.MICROSOFT.NORM.INV(RAND();80;10)" office:value-type="float" office:value="72.8215380783575" calcext:value-type="float">
            <text:p>72,8215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formula="of:=4*PI()*PI()*[.I947]*[.B947]" office:value-type="float" office:value="59965.8794883487" calcext:value-type="float">
            <text:p>59965,8795</text:p>
          </table:table-cell>
          <table:table-cell table:number-columns-repeated="5"/>
          <table:table-cell table:formula="of:=COM.MICROSOFT.NORM.INV(RAND();[.$S$28];[.$S$30])" office:value-type="float" office:value="50730.7836478587" calcext:value-type="float">
            <text:p>50730,7836478587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18+4*RAND()" office:value-type="float" office:value="18.2251312113367" calcext:value-type="float">
            <text:p>18,2251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formula="of:=COM.MICROSOFT.NORM.INV(RAND();80;10)" office:value-type="float" office:value="80.1632925559725" calcext:value-type="float">
            <text:p>80,1633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formula="of:=4*PI()*PI()*[.I948]*[.B948]" office:value-type="float" office:value="57677.4361548175" calcext:value-type="float">
            <text:p>57677,4362</text:p>
          </table:table-cell>
          <table:table-cell table:number-columns-repeated="5"/>
          <table:table-cell table:formula="of:=COM.MICROSOFT.NORM.INV(RAND();[.$S$28];[.$S$30])" office:value-type="float" office:value="68868.9465242707" calcext:value-type="float">
            <text:p>68868,9465242707</text:p>
          </table:table-cell>
          <table:table-cell table:number-columns-repeated="14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18+4*RAND()" office:value-type="float" office:value="20.3400679123588" calcext:value-type="float">
            <text:p>20,3401</text:p>
          </table:table-cell>
          <table:table-cell table:number-columns-repeated="5"/>
          <table:table-cell office:value-type="float" office:value="924" calcext:value-type="float">
            <text:p>924</text:p>
          </table:table-cell>
          <table:table-cell table:formula="of:=COM.MICROSOFT.NORM.INV(RAND();80;10)" office:value-type="float" office:value="74.2643488462918" calcext:value-type="float">
            <text:p>74,2643</text:p>
          </table:table-cell>
          <table:table-cell table:number-columns-repeated="5"/>
          <table:table-cell office:value-type="float" office:value="924" calcext:value-type="float">
            <text:p>924</text:p>
          </table:table-cell>
          <table:table-cell table:formula="of:=4*PI()*PI()*[.I949]*[.B949]" office:value-type="float" office:value="59633.8038976279" calcext:value-type="float">
            <text:p>59633,8039</text:p>
          </table:table-cell>
          <table:table-cell table:number-columns-repeated="5"/>
          <table:table-cell table:formula="of:=COM.MICROSOFT.NORM.INV(RAND();[.$S$28];[.$S$30])" office:value-type="float" office:value="65028.4910122338" calcext:value-type="float">
            <text:p>65028,4910122338</text:p>
          </table:table-cell>
          <table:table-cell table:number-columns-repeated="14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18+4*RAND()" office:value-type="float" office:value="20.0890475469641" calcext:value-type="float">
            <text:p>20,0890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formula="of:=COM.MICROSOFT.NORM.INV(RAND();80;10)" office:value-type="float" office:value="74.6469767872784" calcext:value-type="float">
            <text:p>74,6470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formula="of:=4*PI()*PI()*[.I950]*[.B950]" office:value-type="float" office:value="59201.308630988" calcext:value-type="float">
            <text:p>59201,3086</text:p>
          </table:table-cell>
          <table:table-cell table:number-columns-repeated="5"/>
          <table:table-cell table:formula="of:=COM.MICROSOFT.NORM.INV(RAND();[.$S$28];[.$S$30])" office:value-type="float" office:value="64886.6503715266" calcext:value-type="float">
            <text:p>64886,6503715266</text:p>
          </table:table-cell>
          <table:table-cell table:number-columns-repeated="14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18+4*RAND()" office:value-type="float" office:value="20.5140058896504" calcext:value-type="float">
            <text:p>20,5140</text:p>
          </table:table-cell>
          <table:table-cell table:number-columns-repeated="5"/>
          <table:table-cell office:value-type="float" office:value="926" calcext:value-type="float">
            <text:p>926</text:p>
          </table:table-cell>
          <table:table-cell table:formula="of:=COM.MICROSOFT.NORM.INV(RAND();80;10)" office:value-type="float" office:value="68.5898084963922" calcext:value-type="float">
            <text:p>68,5898</text:p>
          </table:table-cell>
          <table:table-cell table:number-columns-repeated="5"/>
          <table:table-cell office:value-type="float" office:value="926" calcext:value-type="float">
            <text:p>926</text:p>
          </table:table-cell>
          <table:table-cell table:formula="of:=4*PI()*PI()*[.I951]*[.B951]" office:value-type="float" office:value="55548.1760036225" calcext:value-type="float">
            <text:p>55548,1760</text:p>
          </table:table-cell>
          <table:table-cell table:number-columns-repeated="5"/>
          <table:table-cell table:formula="of:=COM.MICROSOFT.NORM.INV(RAND();[.$S$28];[.$S$30])" office:value-type="float" office:value="68764.9475784715" calcext:value-type="float">
            <text:p>68764,9475784715</text:p>
          </table:table-cell>
          <table:table-cell table:number-columns-repeated="14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18+4*RAND()" office:value-type="float" office:value="21.0141247143038" calcext:value-type="float">
            <text:p>21,0141</text:p>
          </table:table-cell>
          <table:table-cell table:number-columns-repeated="5"/>
          <table:table-cell office:value-type="float" office:value="927" calcext:value-type="float">
            <text:p>927</text:p>
          </table:table-cell>
          <table:table-cell table:formula="of:=COM.MICROSOFT.NORM.INV(RAND();80;10)" office:value-type="float" office:value="86.1850292276949" calcext:value-type="float">
            <text:p>86,1850</text:p>
          </table:table-cell>
          <table:table-cell table:number-columns-repeated="5"/>
          <table:table-cell office:value-type="float" office:value="927" calcext:value-type="float">
            <text:p>927</text:p>
          </table:table-cell>
          <table:table-cell table:formula="of:=4*PI()*PI()*[.I952]*[.B952]" office:value-type="float" office:value="71499.478691045" calcext:value-type="float">
            <text:p>71499,4787</text:p>
          </table:table-cell>
          <table:table-cell table:number-columns-repeated="5"/>
          <table:table-cell table:formula="of:=COM.MICROSOFT.NORM.INV(RAND();[.$S$28];[.$S$30])" office:value-type="float" office:value="63563.0796716258" calcext:value-type="float">
            <text:p>63563,0796716258</text:p>
          </table:table-cell>
          <table:table-cell table:number-columns-repeated="14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18+4*RAND()" office:value-type="float" office:value="19.879003291484" calcext:value-type="float">
            <text:p>19,8790</text:p>
          </table:table-cell>
          <table:table-cell table:number-columns-repeated="5"/>
          <table:table-cell office:value-type="float" office:value="928" calcext:value-type="float">
            <text:p>928</text:p>
          </table:table-cell>
          <table:table-cell table:formula="of:=COM.MICROSOFT.NORM.INV(RAND();80;10)" office:value-type="float" office:value="78.082430809656" calcext:value-type="float">
            <text:p>78,0824</text:p>
          </table:table-cell>
          <table:table-cell table:number-columns-repeated="5"/>
          <table:table-cell office:value-type="float" office:value="928" calcext:value-type="float">
            <text:p>928</text:p>
          </table:table-cell>
          <table:table-cell table:formula="of:=4*PI()*PI()*[.I953]*[.B953]" office:value-type="float" office:value="61278.4352994322" calcext:value-type="float">
            <text:p>61278,4353</text:p>
          </table:table-cell>
          <table:table-cell table:number-columns-repeated="5"/>
          <table:table-cell table:formula="of:=COM.MICROSOFT.NORM.INV(RAND();[.$S$28];[.$S$30])" office:value-type="float" office:value="53606.8442868268" calcext:value-type="float">
            <text:p>53606,8442868268</text:p>
          </table:table-cell>
          <table:table-cell table:number-columns-repeated="14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18+4*RAND()" office:value-type="float" office:value="18.484896984417" calcext:value-type="float">
            <text:p>18,4849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formula="of:=COM.MICROSOFT.NORM.INV(RAND();80;10)" office:value-type="float" office:value="83.3164292272078" calcext:value-type="float">
            <text:p>83,3164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formula="of:=4*PI()*PI()*[.I954]*[.B954]" office:value-type="float" office:value="60800.537696477" calcext:value-type="float">
            <text:p>60800,5377</text:p>
          </table:table-cell>
          <table:table-cell table:number-columns-repeated="5"/>
          <table:table-cell table:formula="of:=COM.MICROSOFT.NORM.INV(RAND();[.$S$28];[.$S$30])" office:value-type="float" office:value="63900.5394900572" calcext:value-type="float">
            <text:p>63900,5394900572</text:p>
          </table:table-cell>
          <table:table-cell table:number-columns-repeated="14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18+4*RAND()" office:value-type="float" office:value="18.5798555915244" calcext:value-type="float">
            <text:p>18,5799</text:p>
          </table:table-cell>
          <table:table-cell table:number-columns-repeated="5"/>
          <table:table-cell office:value-type="float" office:value="930" calcext:value-type="float">
            <text:p>930</text:p>
          </table:table-cell>
          <table:table-cell table:formula="of:=COM.MICROSOFT.NORM.INV(RAND();80;10)" office:value-type="float" office:value="84.9236063319097" calcext:value-type="float">
            <text:p>84,9236</text:p>
          </table:table-cell>
          <table:table-cell table:number-columns-repeated="5"/>
          <table:table-cell office:value-type="float" office:value="930" calcext:value-type="float">
            <text:p>930</text:p>
          </table:table-cell>
          <table:table-cell table:formula="of:=4*PI()*PI()*[.I955]*[.B955]" office:value-type="float" office:value="62291.7453285267" calcext:value-type="float">
            <text:p>62291,7453</text:p>
          </table:table-cell>
          <table:table-cell table:number-columns-repeated="5"/>
          <table:table-cell table:formula="of:=COM.MICROSOFT.NORM.INV(RAND();[.$S$28];[.$S$30])" office:value-type="float" office:value="66920.7931661182" calcext:value-type="float">
            <text:p>66920,7931661182</text:p>
          </table:table-cell>
          <table:table-cell table:number-columns-repeated="14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18+4*RAND()" office:value-type="float" office:value="19.1384060974233" calcext:value-type="float">
            <text:p>19,1384</text:p>
          </table:table-cell>
          <table:table-cell table:number-columns-repeated="5"/>
          <table:table-cell office:value-type="float" office:value="931" calcext:value-type="float">
            <text:p>931</text:p>
          </table:table-cell>
          <table:table-cell table:formula="of:=COM.MICROSOFT.NORM.INV(RAND();80;10)" office:value-type="float" office:value="69.7678916205813" calcext:value-type="float">
            <text:p>69,7679</text:p>
          </table:table-cell>
          <table:table-cell table:number-columns-repeated="5"/>
          <table:table-cell office:value-type="float" office:value="931" calcext:value-type="float">
            <text:p>931</text:p>
          </table:table-cell>
          <table:table-cell table:formula="of:=4*PI()*PI()*[.I956]*[.B956]" office:value-type="float" office:value="52713.4087619465" calcext:value-type="float">
            <text:p>52713,4088</text:p>
          </table:table-cell>
          <table:table-cell table:number-columns-repeated="5"/>
          <table:table-cell table:formula="of:=COM.MICROSOFT.NORM.INV(RAND();[.$S$28];[.$S$30])" office:value-type="float" office:value="59822.9063155293" calcext:value-type="float">
            <text:p>59822,9063155293</text:p>
          </table:table-cell>
          <table:table-cell table:number-columns-repeated="14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18+4*RAND()" office:value-type="float" office:value="19.7046561692841" calcext:value-type="float">
            <text:p>19,7047</text:p>
          </table:table-cell>
          <table:table-cell table:number-columns-repeated="5"/>
          <table:table-cell office:value-type="float" office:value="932" calcext:value-type="float">
            <text:p>932</text:p>
          </table:table-cell>
          <table:table-cell table:formula="of:=COM.MICROSOFT.NORM.INV(RAND();80;10)" office:value-type="float" office:value="76.6053700179656" calcext:value-type="float">
            <text:p>76,6054</text:p>
          </table:table-cell>
          <table:table-cell table:number-columns-repeated="5"/>
          <table:table-cell office:value-type="float" office:value="932" calcext:value-type="float">
            <text:p>932</text:p>
          </table:table-cell>
          <table:table-cell table:formula="of:=4*PI()*PI()*[.I957]*[.B957]" office:value-type="float" office:value="59591.9795904971" calcext:value-type="float">
            <text:p>59591,9796</text:p>
          </table:table-cell>
          <table:table-cell table:number-columns-repeated="5"/>
          <table:table-cell table:formula="of:=COM.MICROSOFT.NORM.INV(RAND();[.$S$28];[.$S$30])" office:value-type="float" office:value="71627.1449904448" calcext:value-type="float">
            <text:p>71627,1449904448</text:p>
          </table:table-cell>
          <table:table-cell table:number-columns-repeated="14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18+4*RAND()" office:value-type="float" office:value="21.8476842292584" calcext:value-type="float">
            <text:p>21,8477</text:p>
          </table:table-cell>
          <table:table-cell table:number-columns-repeated="5"/>
          <table:table-cell office:value-type="float" office:value="933" calcext:value-type="float">
            <text:p>933</text:p>
          </table:table-cell>
          <table:table-cell table:formula="of:=COM.MICROSOFT.NORM.INV(RAND();80;10)" office:value-type="float" office:value="80.2022079457866" calcext:value-type="float">
            <text:p>80,2022</text:p>
          </table:table-cell>
          <table:table-cell table:number-columns-repeated="5"/>
          <table:table-cell office:value-type="float" office:value="933" calcext:value-type="float">
            <text:p>933</text:p>
          </table:table-cell>
          <table:table-cell table:formula="of:=4*PI()*PI()*[.I958]*[.B958]" office:value-type="float" office:value="69175.3669153421" calcext:value-type="float">
            <text:p>69175,3669</text:p>
          </table:table-cell>
          <table:table-cell table:number-columns-repeated="5"/>
          <table:table-cell table:formula="of:=COM.MICROSOFT.NORM.INV(RAND();[.$S$28];[.$S$30])" office:value-type="float" office:value="65174.0801417704" calcext:value-type="float">
            <text:p>65174,0801417704</text:p>
          </table:table-cell>
          <table:table-cell table:number-columns-repeated="14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18+4*RAND()" office:value-type="float" office:value="18.3585575246252" calcext:value-type="float">
            <text:p>18,3586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formula="of:=COM.MICROSOFT.NORM.INV(RAND();80;10)" office:value-type="float" office:value="91.9536347011796" calcext:value-type="float">
            <text:p>91,9536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formula="of:=4*PI()*PI()*[.I959]*[.B959]" office:value-type="float" office:value="66644.9416232275" calcext:value-type="float">
            <text:p>66644,9416</text:p>
          </table:table-cell>
          <table:table-cell table:number-columns-repeated="5"/>
          <table:table-cell table:formula="of:=COM.MICROSOFT.NORM.INV(RAND();[.$S$28];[.$S$30])" office:value-type="float" office:value="66738.9624636882" calcext:value-type="float">
            <text:p>66738,9624636882</text:p>
          </table:table-cell>
          <table:table-cell table:number-columns-repeated="14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18+4*RAND()" office:value-type="float" office:value="21.9059484736063" calcext:value-type="float">
            <text:p>21,9059</text:p>
          </table:table-cell>
          <table:table-cell table:number-columns-repeated="5"/>
          <table:table-cell office:value-type="float" office:value="935" calcext:value-type="float">
            <text:p>935</text:p>
          </table:table-cell>
          <table:table-cell table:formula="of:=COM.MICROSOFT.NORM.INV(RAND();80;10)" office:value-type="float" office:value="83.5123298649759" calcext:value-type="float">
            <text:p>83,5123</text:p>
          </table:table-cell>
          <table:table-cell table:number-columns-repeated="5"/>
          <table:table-cell office:value-type="float" office:value="935" calcext:value-type="float">
            <text:p>935</text:p>
          </table:table-cell>
          <table:table-cell table:formula="of:=4*PI()*PI()*[.I960]*[.B960]" office:value-type="float" office:value="72222.4802027889" calcext:value-type="float">
            <text:p>72222,4802</text:p>
          </table:table-cell>
          <table:table-cell table:number-columns-repeated="5"/>
          <table:table-cell table:formula="of:=COM.MICROSOFT.NORM.INV(RAND();[.$S$28];[.$S$30])" office:value-type="float" office:value="70269.6725538587" calcext:value-type="float">
            <text:p>70269,6725538587</text:p>
          </table:table-cell>
          <table:table-cell table:number-columns-repeated="14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18+4*RAND()" office:value-type="float" office:value="20.5666825841181" calcext:value-type="float">
            <text:p>20,5667</text:p>
          </table:table-cell>
          <table:table-cell table:number-columns-repeated="5"/>
          <table:table-cell office:value-type="float" office:value="936" calcext:value-type="float">
            <text:p>936</text:p>
          </table:table-cell>
          <table:table-cell table:formula="of:=COM.MICROSOFT.NORM.INV(RAND();80;10)" office:value-type="float" office:value="92.3764431108202" calcext:value-type="float">
            <text:p>92,3764</text:p>
          </table:table-cell>
          <table:table-cell table:number-columns-repeated="5"/>
          <table:table-cell office:value-type="float" office:value="936" calcext:value-type="float">
            <text:p>936</text:p>
          </table:table-cell>
          <table:table-cell table:formula="of:=4*PI()*PI()*[.I961]*[.B961]" office:value-type="float" office:value="75004.1369598136" calcext:value-type="float">
            <text:p>75004,1370</text:p>
          </table:table-cell>
          <table:table-cell table:number-columns-repeated="5"/>
          <table:table-cell table:formula="of:=COM.MICROSOFT.NORM.INV(RAND();[.$S$28];[.$S$30])" office:value-type="float" office:value="59230.4277424365" calcext:value-type="float">
            <text:p>59230,4277424365</text:p>
          </table:table-cell>
          <table:table-cell table:number-columns-repeated="14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18+4*RAND()" office:value-type="float" office:value="20.2984868078493" calcext:value-type="float">
            <text:p>20,2985</text:p>
          </table:table-cell>
          <table:table-cell table:number-columns-repeated="5"/>
          <table:table-cell office:value-type="float" office:value="937" calcext:value-type="float">
            <text:p>937</text:p>
          </table:table-cell>
          <table:table-cell table:formula="of:=COM.MICROSOFT.NORM.INV(RAND();80;10)" office:value-type="float" office:value="95.2608101416791" calcext:value-type="float">
            <text:p>95,2608</text:p>
          </table:table-cell>
          <table:table-cell table:number-columns-repeated="5"/>
          <table:table-cell office:value-type="float" office:value="937" calcext:value-type="float">
            <text:p>937</text:p>
          </table:table-cell>
          <table:table-cell table:formula="of:=4*PI()*PI()*[.I962]*[.B962]" office:value-type="float" office:value="76337.4539638882" calcext:value-type="float">
            <text:p>76337,4540</text:p>
          </table:table-cell>
          <table:table-cell table:number-columns-repeated="5"/>
          <table:table-cell table:formula="of:=COM.MICROSOFT.NORM.INV(RAND();[.$S$28];[.$S$30])" office:value-type="float" office:value="62927.1988091186" calcext:value-type="float">
            <text:p>62927,1988091186</text:p>
          </table:table-cell>
          <table:table-cell table:number-columns-repeated="14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18+4*RAND()" office:value-type="float" office:value="19.1335376030765" calcext:value-type="float">
            <text:p>19,1335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formula="of:=COM.MICROSOFT.NORM.INV(RAND();80;10)" office:value-type="float" office:value="90.338278637001" calcext:value-type="float">
            <text:p>90,3383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formula="of:=4*PI()*PI()*[.I963]*[.B963]" office:value-type="float" office:value="68238.0836528642" calcext:value-type="float">
            <text:p>68238,0837</text:p>
          </table:table-cell>
          <table:table-cell table:number-columns-repeated="5"/>
          <table:table-cell table:formula="of:=COM.MICROSOFT.NORM.INV(RAND();[.$S$28];[.$S$30])" office:value-type="float" office:value="54372.5414738134" calcext:value-type="float">
            <text:p>54372,5414738134</text:p>
          </table:table-cell>
          <table:table-cell table:number-columns-repeated="14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18+4*RAND()" office:value-type="float" office:value="20.4783258321695" calcext:value-type="float">
            <text:p>20,4783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formula="of:=COM.MICROSOFT.NORM.INV(RAND();80;10)" office:value-type="float" office:value="84.5935694788892" calcext:value-type="float">
            <text:p>84,5936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formula="of:=4*PI()*PI()*[.I964]*[.B964]" office:value-type="float" office:value="68389.8318918215" calcext:value-type="float">
            <text:p>68389,8319</text:p>
          </table:table-cell>
          <table:table-cell table:number-columns-repeated="5"/>
          <table:table-cell table:formula="of:=COM.MICROSOFT.NORM.INV(RAND();[.$S$28];[.$S$30])" office:value-type="float" office:value="74886.3806690628" calcext:value-type="float">
            <text:p>74886,3806690628</text:p>
          </table:table-cell>
          <table:table-cell table:number-columns-repeated="14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18+4*RAND()" office:value-type="float" office:value="20.7749792304821" calcext:value-type="float">
            <text:p>20,7750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formula="of:=COM.MICROSOFT.NORM.INV(RAND();80;10)" office:value-type="float" office:value="81.5029582801153" calcext:value-type="float">
            <text:p>81,5030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formula="of:=4*PI()*PI()*[.I965]*[.B965]" office:value-type="float" office:value="66845.7356940991" calcext:value-type="float">
            <text:p>66845,7357</text:p>
          </table:table-cell>
          <table:table-cell table:number-columns-repeated="5"/>
          <table:table-cell table:formula="of:=COM.MICROSOFT.NORM.INV(RAND();[.$S$28];[.$S$30])" office:value-type="float" office:value="63696.9084756328" calcext:value-type="float">
            <text:p>63696,9084756328</text:p>
          </table:table-cell>
          <table:table-cell table:number-columns-repeated="14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18+4*RAND()" office:value-type="float" office:value="21.5879321168177" calcext:value-type="float">
            <text:p>21,5879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formula="of:=COM.MICROSOFT.NORM.INV(RAND();80;10)" office:value-type="float" office:value="59.4220325561013" calcext:value-type="float">
            <text:p>59,4220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formula="of:=4*PI()*PI()*[.I966]*[.B966]" office:value-type="float" office:value="50642.8669287049" calcext:value-type="float">
            <text:p>50642,8669</text:p>
          </table:table-cell>
          <table:table-cell table:number-columns-repeated="5"/>
          <table:table-cell table:formula="of:=COM.MICROSOFT.NORM.INV(RAND();[.$S$28];[.$S$30])" office:value-type="float" office:value="82563.8692089089" calcext:value-type="float">
            <text:p>82563,8692089089</text:p>
          </table:table-cell>
          <table:table-cell table:number-columns-repeated="14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18+4*RAND()" office:value-type="float" office:value="19.5409659403376" calcext:value-type="float">
            <text:p>19,5410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formula="of:=COM.MICROSOFT.NORM.INV(RAND();80;10)" office:value-type="float" office:value="94.25020880081" calcext:value-type="float">
            <text:p>94,2502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formula="of:=4*PI()*PI()*[.I967]*[.B967]" office:value-type="float" office:value="72708.9855778887" calcext:value-type="float">
            <text:p>72708,9856</text:p>
          </table:table-cell>
          <table:table-cell table:number-columns-repeated="5"/>
          <table:table-cell table:formula="of:=COM.MICROSOFT.NORM.INV(RAND();[.$S$28];[.$S$30])" office:value-type="float" office:value="66380.3830502061" calcext:value-type="float">
            <text:p>66380,3830502061</text:p>
          </table:table-cell>
          <table:table-cell table:number-columns-repeated="14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18+4*RAND()" office:value-type="float" office:value="20.2840972342528" calcext:value-type="float">
            <text:p>20,2841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formula="of:=COM.MICROSOFT.NORM.INV(RAND();80;10)" office:value-type="float" office:value="84.5942322891006" calcext:value-type="float">
            <text:p>84,5942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formula="of:=4*PI()*PI()*[.I968]*[.B968]" office:value-type="float" office:value="67741.712898509" calcext:value-type="float">
            <text:p>67741,7129</text:p>
          </table:table-cell>
          <table:table-cell table:number-columns-repeated="5"/>
          <table:table-cell table:formula="of:=COM.MICROSOFT.NORM.INV(RAND();[.$S$28];[.$S$30])" office:value-type="float" office:value="51664.9114485564" calcext:value-type="float">
            <text:p>51664,9114485564</text:p>
          </table:table-cell>
          <table:table-cell table:number-columns-repeated="14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18+4*RAND()" office:value-type="float" office:value="21.7379458858632" calcext:value-type="float">
            <text:p>21,7379</text:p>
          </table:table-cell>
          <table:table-cell table:number-columns-repeated="5"/>
          <table:table-cell office:value-type="float" office:value="944" calcext:value-type="float">
            <text:p>944</text:p>
          </table:table-cell>
          <table:table-cell table:formula="of:=COM.MICROSOFT.NORM.INV(RAND();80;10)" office:value-type="float" office:value="83.3286663857325" calcext:value-type="float">
            <text:p>83,3287</text:p>
          </table:table-cell>
          <table:table-cell table:number-columns-repeated="5"/>
          <table:table-cell office:value-type="float" office:value="944" calcext:value-type="float">
            <text:p>944</text:p>
          </table:table-cell>
          <table:table-cell table:formula="of:=4*PI()*PI()*[.I969]*[.B969]" office:value-type="float" office:value="71510.9703822012" calcext:value-type="float">
            <text:p>71510,9704</text:p>
          </table:table-cell>
          <table:table-cell table:number-columns-repeated="5"/>
          <table:table-cell table:formula="of:=COM.MICROSOFT.NORM.INV(RAND();[.$S$28];[.$S$30])" office:value-type="float" office:value="57278.9839829039" calcext:value-type="float">
            <text:p>57278,9839829039</text:p>
          </table:table-cell>
          <table:table-cell table:number-columns-repeated="14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18+4*RAND()" office:value-type="float" office:value="20.1021780068986" calcext:value-type="float">
            <text:p>20,1022</text:p>
          </table:table-cell>
          <table:table-cell table:number-columns-repeated="5"/>
          <table:table-cell office:value-type="float" office:value="945" calcext:value-type="float">
            <text:p>945</text:p>
          </table:table-cell>
          <table:table-cell table:formula="of:=COM.MICROSOFT.NORM.INV(RAND();80;10)" office:value-type="float" office:value="95.5432108253579" calcext:value-type="float">
            <text:p>95,5432</text:p>
          </table:table-cell>
          <table:table-cell table:number-columns-repeated="5"/>
          <table:table-cell office:value-type="float" office:value="945" calcext:value-type="float">
            <text:p>945</text:p>
          </table:table-cell>
          <table:table-cell table:formula="of:=4*PI()*PI()*[.I970]*[.B970]" office:value-type="float" office:value="75823.3002149588" calcext:value-type="float">
            <text:p>75823,3002</text:p>
          </table:table-cell>
          <table:table-cell table:number-columns-repeated="5"/>
          <table:table-cell table:formula="of:=COM.MICROSOFT.NORM.INV(RAND();[.$S$28];[.$S$30])" office:value-type="float" office:value="61896.1374582537" calcext:value-type="float">
            <text:p>61896,1374582537</text:p>
          </table:table-cell>
          <table:table-cell table:number-columns-repeated="14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18+4*RAND()" office:value-type="float" office:value="19.6927460725419" calcext:value-type="float">
            <text:p>19,6927</text:p>
          </table:table-cell>
          <table:table-cell table:number-columns-repeated="5"/>
          <table:table-cell office:value-type="float" office:value="946" calcext:value-type="float">
            <text:p>946</text:p>
          </table:table-cell>
          <table:table-cell table:formula="of:=COM.MICROSOFT.NORM.INV(RAND();80;10)" office:value-type="float" office:value="85.6482880146977" calcext:value-type="float">
            <text:p>85,6483</text:p>
          </table:table-cell>
          <table:table-cell table:number-columns-repeated="5"/>
          <table:table-cell office:value-type="float" office:value="946" calcext:value-type="float">
            <text:p>946</text:p>
          </table:table-cell>
          <table:table-cell table:formula="of:=4*PI()*PI()*[.I971]*[.B971]" office:value-type="float" office:value="66586.2725558054" calcext:value-type="float">
            <text:p>66586,2726</text:p>
          </table:table-cell>
          <table:table-cell table:number-columns-repeated="5"/>
          <table:table-cell table:formula="of:=COM.MICROSOFT.NORM.INV(RAND();[.$S$28];[.$S$30])" office:value-type="float" office:value="63093.7784407001" calcext:value-type="float">
            <text:p>63093,7784407001</text:p>
          </table:table-cell>
          <table:table-cell table:number-columns-repeated="14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18+4*RAND()" office:value-type="float" office:value="20.2500759554096" calcext:value-type="float">
            <text:p>20,2501</text:p>
          </table:table-cell>
          <table:table-cell table:number-columns-repeated="5"/>
          <table:table-cell office:value-type="float" office:value="947" calcext:value-type="float">
            <text:p>947</text:p>
          </table:table-cell>
          <table:table-cell table:formula="of:=COM.MICROSOFT.NORM.INV(RAND();80;10)" office:value-type="float" office:value="79.4876877732862" calcext:value-type="float">
            <text:p>79,4877</text:p>
          </table:table-cell>
          <table:table-cell table:number-columns-repeated="5"/>
          <table:table-cell office:value-type="float" office:value="947" calcext:value-type="float">
            <text:p>947</text:p>
          </table:table-cell>
          <table:table-cell table:formula="of:=4*PI()*PI()*[.I972]*[.B972]" office:value-type="float" office:value="63545.7130311821" calcext:value-type="float">
            <text:p>63545,7130</text:p>
          </table:table-cell>
          <table:table-cell table:number-columns-repeated="5"/>
          <table:table-cell table:formula="of:=COM.MICROSOFT.NORM.INV(RAND();[.$S$28];[.$S$30])" office:value-type="float" office:value="53066.8018915488" calcext:value-type="float">
            <text:p>53066,8018915488</text:p>
          </table:table-cell>
          <table:table-cell table:number-columns-repeated="14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18+4*RAND()" office:value-type="float" office:value="18.7621443211101" calcext:value-type="float">
            <text:p>18,7621</text:p>
          </table:table-cell>
          <table:table-cell table:number-columns-repeated="5"/>
          <table:table-cell office:value-type="float" office:value="948" calcext:value-type="float">
            <text:p>948</text:p>
          </table:table-cell>
          <table:table-cell table:formula="of:=COM.MICROSOFT.NORM.INV(RAND();80;10)" office:value-type="float" office:value="75.432951431655" calcext:value-type="float">
            <text:p>75,4330</text:p>
          </table:table-cell>
          <table:table-cell table:number-columns-repeated="5"/>
          <table:table-cell office:value-type="float" office:value="948" calcext:value-type="float">
            <text:p>948</text:p>
          </table:table-cell>
          <table:table-cell table:formula="of:=4*PI()*PI()*[.I973]*[.B973]" office:value-type="float" office:value="55873.1696749193" calcext:value-type="float">
            <text:p>55873,1697</text:p>
          </table:table-cell>
          <table:table-cell table:number-columns-repeated="5"/>
          <table:table-cell table:formula="of:=COM.MICROSOFT.NORM.INV(RAND();[.$S$28];[.$S$30])" office:value-type="float" office:value="64528.7776794668" calcext:value-type="float">
            <text:p>64528,7776794668</text:p>
          </table:table-cell>
          <table:table-cell table:number-columns-repeated="14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18+4*RAND()" office:value-type="float" office:value="19.7673405096866" calcext:value-type="float">
            <text:p>19,7673</text:p>
          </table:table-cell>
          <table:table-cell table:number-columns-repeated="5"/>
          <table:table-cell office:value-type="float" office:value="949" calcext:value-type="float">
            <text:p>949</text:p>
          </table:table-cell>
          <table:table-cell table:formula="of:=COM.MICROSOFT.NORM.INV(RAND();80;10)" office:value-type="float" office:value="78.5427965743794" calcext:value-type="float">
            <text:p>78,5428</text:p>
          </table:table-cell>
          <table:table-cell table:number-columns-repeated="5"/>
          <table:table-cell office:value-type="float" office:value="949" calcext:value-type="float">
            <text:p>949</text:p>
          </table:table-cell>
          <table:table-cell table:formula="of:=4*PI()*PI()*[.I974]*[.B974]" office:value-type="float" office:value="61293.4886331134" calcext:value-type="float">
            <text:p>61293,4886</text:p>
          </table:table-cell>
          <table:table-cell table:number-columns-repeated="5"/>
          <table:table-cell table:formula="of:=COM.MICROSOFT.NORM.INV(RAND();[.$S$28];[.$S$30])" office:value-type="float" office:value="56735.6998299185" calcext:value-type="float">
            <text:p>56735,6998299185</text:p>
          </table:table-cell>
          <table:table-cell table:number-columns-repeated="14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18+4*RAND()" office:value-type="float" office:value="20.0288842893206" calcext:value-type="float">
            <text:p>20,0289</text:p>
          </table:table-cell>
          <table:table-cell table:number-columns-repeated="5"/>
          <table:table-cell office:value-type="float" office:value="950" calcext:value-type="float">
            <text:p>950</text:p>
          </table:table-cell>
          <table:table-cell table:formula="of:=COM.MICROSOFT.NORM.INV(RAND();80;10)" office:value-type="float" office:value="75.3802441233645" calcext:value-type="float">
            <text:p>75,3802</text:p>
          </table:table-cell>
          <table:table-cell table:number-columns-repeated="5"/>
          <table:table-cell office:value-type="float" office:value="950" calcext:value-type="float">
            <text:p>950</text:p>
          </table:table-cell>
          <table:table-cell table:formula="of:=4*PI()*PI()*[.I975]*[.B975]" office:value-type="float" office:value="59603.811679781" calcext:value-type="float">
            <text:p>59603,8117</text:p>
          </table:table-cell>
          <table:table-cell table:number-columns-repeated="5"/>
          <table:table-cell table:formula="of:=COM.MICROSOFT.NORM.INV(RAND();[.$S$28];[.$S$30])" office:value-type="float" office:value="67325.7641184353" calcext:value-type="float">
            <text:p>67325,7641184353</text:p>
          </table:table-cell>
          <table:table-cell table:number-columns-repeated="14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18+4*RAND()" office:value-type="float" office:value="20.1186344991438" calcext:value-type="float">
            <text:p>20,1186</text:p>
          </table:table-cell>
          <table:table-cell table:number-columns-repeated="5"/>
          <table:table-cell office:value-type="float" office:value="951" calcext:value-type="float">
            <text:p>951</text:p>
          </table:table-cell>
          <table:table-cell table:formula="of:=COM.MICROSOFT.NORM.INV(RAND();80;10)" office:value-type="float" office:value="85.177000515442" calcext:value-type="float">
            <text:p>85,1770</text:p>
          </table:table-cell>
          <table:table-cell table:number-columns-repeated="5"/>
          <table:table-cell office:value-type="float" office:value="951" calcext:value-type="float">
            <text:p>951</text:p>
          </table:table-cell>
          <table:table-cell table:formula="of:=4*PI()*PI()*[.I976]*[.B976]" office:value-type="float" office:value="67651.9906104809" calcext:value-type="float">
            <text:p>67651,9906</text:p>
          </table:table-cell>
          <table:table-cell table:number-columns-repeated="5"/>
          <table:table-cell table:formula="of:=COM.MICROSOFT.NORM.INV(RAND();[.$S$28];[.$S$30])" office:value-type="float" office:value="54891.0366836777" calcext:value-type="float">
            <text:p>54891,0366836777</text:p>
          </table:table-cell>
          <table:table-cell table:number-columns-repeated="14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18+4*RAND()" office:value-type="float" office:value="21.9843142661266" calcext:value-type="float">
            <text:p>21,9843</text:p>
          </table:table-cell>
          <table:table-cell table:number-columns-repeated="5"/>
          <table:table-cell office:value-type="float" office:value="952" calcext:value-type="float">
            <text:p>952</text:p>
          </table:table-cell>
          <table:table-cell table:formula="of:=COM.MICROSOFT.NORM.INV(RAND();80;10)" office:value-type="float" office:value="93.9239822489286" calcext:value-type="float">
            <text:p>93,9240</text:p>
          </table:table-cell>
          <table:table-cell table:number-columns-repeated="5"/>
          <table:table-cell office:value-type="float" office:value="952" calcext:value-type="float">
            <text:p>952</text:p>
          </table:table-cell>
          <table:table-cell table:formula="of:=4*PI()*PI()*[.I977]*[.B977]" office:value-type="float" office:value="81517.182040646" calcext:value-type="float">
            <text:p>81517,1820</text:p>
          </table:table-cell>
          <table:table-cell table:number-columns-repeated="5"/>
          <table:table-cell table:formula="of:=COM.MICROSOFT.NORM.INV(RAND();[.$S$28];[.$S$30])" office:value-type="float" office:value="68588.2135867572" calcext:value-type="float">
            <text:p>68588,2135867572</text:p>
          </table:table-cell>
          <table:table-cell table:number-columns-repeated="14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18+4*RAND()" office:value-type="float" office:value="18.6629923428409" calcext:value-type="float">
            <text:p>18,6630</text:p>
          </table:table-cell>
          <table:table-cell table:number-columns-repeated="5"/>
          <table:table-cell office:value-type="float" office:value="953" calcext:value-type="float">
            <text:p>953</text:p>
          </table:table-cell>
          <table:table-cell table:formula="of:=COM.MICROSOFT.NORM.INV(RAND();80;10)" office:value-type="float" office:value="90.8837304625287" calcext:value-type="float">
            <text:p>90,8837</text:p>
          </table:table-cell>
          <table:table-cell table:number-columns-repeated="5"/>
          <table:table-cell office:value-type="float" office:value="953" calcext:value-type="float">
            <text:p>953</text:p>
          </table:table-cell>
          <table:table-cell table:formula="of:=4*PI()*PI()*[.I978]*[.B978]" office:value-type="float" office:value="66961.8061983332" calcext:value-type="float">
            <text:p>66961,8062</text:p>
          </table:table-cell>
          <table:table-cell table:number-columns-repeated="5"/>
          <table:table-cell table:formula="of:=COM.MICROSOFT.NORM.INV(RAND();[.$S$28];[.$S$30])" office:value-type="float" office:value="58226.1433739627" calcext:value-type="float">
            <text:p>58226,1433739627</text:p>
          </table:table-cell>
          <table:table-cell table:number-columns-repeated="14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18+4*RAND()" office:value-type="float" office:value="20.2907694173045" calcext:value-type="float">
            <text:p>20,2908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formula="of:=COM.MICROSOFT.NORM.INV(RAND();80;10)" office:value-type="float" office:value="79.7278651028163" calcext:value-type="float">
            <text:p>79,7279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formula="of:=4*PI()*PI()*[.I979]*[.B979]" office:value-type="float" office:value="63865.8045151073" calcext:value-type="float">
            <text:p>63865,8045</text:p>
          </table:table-cell>
          <table:table-cell table:number-columns-repeated="5"/>
          <table:table-cell table:formula="of:=COM.MICROSOFT.NORM.INV(RAND();[.$S$28];[.$S$30])" office:value-type="float" office:value="68453.0452516619" calcext:value-type="float">
            <text:p>68453,0452516619</text:p>
          </table:table-cell>
          <table:table-cell table:number-columns-repeated="14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18+4*RAND()" office:value-type="float" office:value="20.9429803253151" calcext:value-type="float">
            <text:p>20,9430</text:p>
          </table:table-cell>
          <table:table-cell table:number-columns-repeated="5"/>
          <table:table-cell office:value-type="float" office:value="955" calcext:value-type="float">
            <text:p>955</text:p>
          </table:table-cell>
          <table:table-cell table:formula="of:=COM.MICROSOFT.NORM.INV(RAND();80;10)" office:value-type="float" office:value="96.5606078835708" calcext:value-type="float">
            <text:p>96,5606</text:p>
          </table:table-cell>
          <table:table-cell table:number-columns-repeated="5"/>
          <table:table-cell office:value-type="float" office:value="955" calcext:value-type="float">
            <text:p>955</text:p>
          </table:table-cell>
          <table:table-cell table:formula="of:=4*PI()*PI()*[.I980]*[.B980]" office:value-type="float" office:value="79835.8976241204" calcext:value-type="float">
            <text:p>79835,8976</text:p>
          </table:table-cell>
          <table:table-cell table:number-columns-repeated="5"/>
          <table:table-cell table:formula="of:=COM.MICROSOFT.NORM.INV(RAND();[.$S$28];[.$S$30])" office:value-type="float" office:value="66468.7312282407" calcext:value-type="float">
            <text:p>66468,7312282407</text:p>
          </table:table-cell>
          <table:table-cell table:number-columns-repeated="14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18+4*RAND()" office:value-type="float" office:value="21.5820655399002" calcext:value-type="float">
            <text:p>21,5821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formula="of:=COM.MICROSOFT.NORM.INV(RAND();80;10)" office:value-type="float" office:value="82.5453507787723" calcext:value-type="float">
            <text:p>82,5454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formula="of:=4*PI()*PI()*[.I981]*[.B981]" office:value-type="float" office:value="70330.7682156648" calcext:value-type="float">
            <text:p>70330,7682</text:p>
          </table:table-cell>
          <table:table-cell table:number-columns-repeated="5"/>
          <table:table-cell table:formula="of:=COM.MICROSOFT.NORM.INV(RAND();[.$S$28];[.$S$30])" office:value-type="float" office:value="75296.9928435276" calcext:value-type="float">
            <text:p>75296,9928435276</text:p>
          </table:table-cell>
          <table:table-cell table:number-columns-repeated="14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18+4*RAND()" office:value-type="float" office:value="18.7554240520112" calcext:value-type="float">
            <text:p>18,7554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formula="of:=COM.MICROSOFT.NORM.INV(RAND();80;10)" office:value-type="float" office:value="86.3983584540903" calcext:value-type="float">
            <text:p>86,3984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formula="of:=4*PI()*PI()*[.I982]*[.B982]" office:value-type="float" office:value="63972.3221522659" calcext:value-type="float">
            <text:p>63972,3222</text:p>
          </table:table-cell>
          <table:table-cell table:number-columns-repeated="5"/>
          <table:table-cell table:formula="of:=COM.MICROSOFT.NORM.INV(RAND();[.$S$28];[.$S$30])" office:value-type="float" office:value="68218.8148472471" calcext:value-type="float">
            <text:p>68218,8148472471</text:p>
          </table:table-cell>
          <table:table-cell table:number-columns-repeated="14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18+4*RAND()" office:value-type="float" office:value="21.9780699829571" calcext:value-type="float">
            <text:p>21,9781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formula="of:=COM.MICROSOFT.NORM.INV(RAND();80;10)" office:value-type="float" office:value="68.3695756081216" calcext:value-type="float">
            <text:p>68,3696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formula="of:=4*PI()*PI()*[.I983]*[.B983]" office:value-type="float" office:value="59321.5066545073" calcext:value-type="float">
            <text:p>59321,5067</text:p>
          </table:table-cell>
          <table:table-cell table:number-columns-repeated="5"/>
          <table:table-cell table:formula="of:=COM.MICROSOFT.NORM.INV(RAND();[.$S$28];[.$S$30])" office:value-type="float" office:value="76145.8749339288" calcext:value-type="float">
            <text:p>76145,8749339288</text:p>
          </table:table-cell>
          <table:table-cell table:number-columns-repeated="14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18+4*RAND()" office:value-type="float" office:value="19.4144583358429" calcext:value-type="float">
            <text:p>19,4145</text:p>
          </table:table-cell>
          <table:table-cell table:number-columns-repeated="5"/>
          <table:table-cell office:value-type="float" office:value="959" calcext:value-type="float">
            <text:p>959</text:p>
          </table:table-cell>
          <table:table-cell table:formula="of:=COM.MICROSOFT.NORM.INV(RAND();80;10)" office:value-type="float" office:value="101.630363425607" calcext:value-type="float">
            <text:p>101,6304</text:p>
          </table:table-cell>
          <table:table-cell table:number-columns-repeated="5"/>
          <table:table-cell office:value-type="float" office:value="959" calcext:value-type="float">
            <text:p>959</text:p>
          </table:table-cell>
          <table:table-cell table:formula="of:=4*PI()*PI()*[.I984]*[.B984]" office:value-type="float" office:value="77894.804835602" calcext:value-type="float">
            <text:p>77894,8048</text:p>
          </table:table-cell>
          <table:table-cell table:number-columns-repeated="5"/>
          <table:table-cell table:formula="of:=COM.MICROSOFT.NORM.INV(RAND();[.$S$28];[.$S$30])" office:value-type="float" office:value="53047.6055355776" calcext:value-type="float">
            <text:p>53047,6055355776</text:p>
          </table:table-cell>
          <table:table-cell table:number-columns-repeated="14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18+4*RAND()" office:value-type="float" office:value="21.8917480153032" calcext:value-type="float">
            <text:p>21,8917</text:p>
          </table:table-cell>
          <table:table-cell table:number-columns-repeated="5"/>
          <table:table-cell office:value-type="float" office:value="960" calcext:value-type="float">
            <text:p>960</text:p>
          </table:table-cell>
          <table:table-cell table:formula="of:=COM.MICROSOFT.NORM.INV(RAND();80;10)" office:value-type="float" office:value="60.0957788548297" calcext:value-type="float">
            <text:p>60,0958</text:p>
          </table:table-cell>
          <table:table-cell table:number-columns-repeated="5"/>
          <table:table-cell office:value-type="float" office:value="960" calcext:value-type="float">
            <text:p>960</text:p>
          </table:table-cell>
          <table:table-cell table:formula="of:=4*PI()*PI()*[.I985]*[.B985]" office:value-type="float" office:value="51937.8712399322" calcext:value-type="float">
            <text:p>51937,8712</text:p>
          </table:table-cell>
          <table:table-cell table:number-columns-repeated="5"/>
          <table:table-cell table:formula="of:=COM.MICROSOFT.NORM.INV(RAND();[.$S$28];[.$S$30])" office:value-type="float" office:value="47408.3879696555" calcext:value-type="float">
            <text:p>47408,3879696555</text:p>
          </table:table-cell>
          <table:table-cell table:number-columns-repeated="14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18+4*RAND()" office:value-type="float" office:value="19.8713493174873" calcext:value-type="float">
            <text:p>19,8713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formula="of:=COM.MICROSOFT.NORM.INV(RAND();80;10)" office:value-type="float" office:value="88.3475128739682" calcext:value-type="float">
            <text:p>88,3475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formula="of:=4*PI()*PI()*[.I986]*[.B986]" office:value-type="float" office:value="69307.6897264453" calcext:value-type="float">
            <text:p>69307,6897</text:p>
          </table:table-cell>
          <table:table-cell table:number-columns-repeated="5"/>
          <table:table-cell table:formula="of:=COM.MICROSOFT.NORM.INV(RAND();[.$S$28];[.$S$30])" office:value-type="float" office:value="90102.7970191236" calcext:value-type="float">
            <text:p>90102,7970191236</text:p>
          </table:table-cell>
          <table:table-cell table:number-columns-repeated="14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18+4*RAND()" office:value-type="float" office:value="20.2580223516561" calcext:value-type="float">
            <text:p>20,2580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formula="of:=COM.MICROSOFT.NORM.INV(RAND();80;10)" office:value-type="float" office:value="97.912067332746" calcext:value-type="float">
            <text:p>97,9121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formula="of:=4*PI()*PI()*[.I987]*[.B987]" office:value-type="float" office:value="78305.6327302835" calcext:value-type="float">
            <text:p>78305,6327</text:p>
          </table:table-cell>
          <table:table-cell table:number-columns-repeated="5"/>
          <table:table-cell table:formula="of:=COM.MICROSOFT.NORM.INV(RAND();[.$S$28];[.$S$30])" office:value-type="float" office:value="65475.1189224445" calcext:value-type="float">
            <text:p>65475,1189224445</text:p>
          </table:table-cell>
          <table:table-cell table:number-columns-repeated="14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18+4*RAND()" office:value-type="float" office:value="18.8703283942305" calcext:value-type="float">
            <text:p>18,8703</text:p>
          </table:table-cell>
          <table:table-cell table:number-columns-repeated="5"/>
          <table:table-cell office:value-type="float" office:value="963" calcext:value-type="float">
            <text:p>963</text:p>
          </table:table-cell>
          <table:table-cell table:formula="of:=COM.MICROSOFT.NORM.INV(RAND();80;10)" office:value-type="float" office:value="79.3658463271315" calcext:value-type="float">
            <text:p>79,3658</text:p>
          </table:table-cell>
          <table:table-cell table:number-columns-repeated="5"/>
          <table:table-cell office:value-type="float" office:value="963" calcext:value-type="float">
            <text:p>963</text:p>
          </table:table-cell>
          <table:table-cell table:formula="of:=4*PI()*PI()*[.I988]*[.B988]" office:value-type="float" office:value="59125.230465752" calcext:value-type="float">
            <text:p>59125,2305</text:p>
          </table:table-cell>
          <table:table-cell table:number-columns-repeated="5"/>
          <table:table-cell table:formula="of:=COM.MICROSOFT.NORM.INV(RAND();[.$S$28];[.$S$30])" office:value-type="float" office:value="62817.9874098841" calcext:value-type="float">
            <text:p>62817,9874098841</text:p>
          </table:table-cell>
          <table:table-cell table:number-columns-repeated="14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18+4*RAND()" office:value-type="float" office:value="20.9385290094651" calcext:value-type="float">
            <text:p>20,9385</text:p>
          </table:table-cell>
          <table:table-cell table:number-columns-repeated="5"/>
          <table:table-cell office:value-type="float" office:value="964" calcext:value-type="float">
            <text:p>964</text:p>
          </table:table-cell>
          <table:table-cell table:formula="of:=COM.MICROSOFT.NORM.INV(RAND();80;10)" office:value-type="float" office:value="76.834370972512" calcext:value-type="float">
            <text:p>76,8344</text:p>
          </table:table-cell>
          <table:table-cell table:number-columns-repeated="5"/>
          <table:table-cell office:value-type="float" office:value="964" calcext:value-type="float">
            <text:p>964</text:p>
          </table:table-cell>
          <table:table-cell table:formula="of:=4*PI()*PI()*[.I989]*[.B989]" office:value-type="float" office:value="63512.8271383399" calcext:value-type="float">
            <text:p>63512,8271</text:p>
          </table:table-cell>
          <table:table-cell table:number-columns-repeated="5"/>
          <table:table-cell table:formula="of:=COM.MICROSOFT.NORM.INV(RAND();[.$S$28];[.$S$30])" office:value-type="float" office:value="60412.9781536845" calcext:value-type="float">
            <text:p>60412,9781536845</text:p>
          </table:table-cell>
          <table:table-cell table:number-columns-repeated="14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18+4*RAND()" office:value-type="float" office:value="19.7097119526006" calcext:value-type="float">
            <text:p>19,7097</text:p>
          </table:table-cell>
          <table:table-cell table:number-columns-repeated="5"/>
          <table:table-cell office:value-type="float" office:value="965" calcext:value-type="float">
            <text:p>965</text:p>
          </table:table-cell>
          <table:table-cell table:formula="of:=COM.MICROSOFT.NORM.INV(RAND();80;10)" office:value-type="float" office:value="88.1295690615831" calcext:value-type="float">
            <text:p>88,1296</text:p>
          </table:table-cell>
          <table:table-cell table:number-columns-repeated="5"/>
          <table:table-cell office:value-type="float" office:value="965" calcext:value-type="float">
            <text:p>965</text:p>
          </table:table-cell>
          <table:table-cell table:formula="of:=4*PI()*PI()*[.I990]*[.B990]" office:value-type="float" office:value="68574.3438150995" calcext:value-type="float">
            <text:p>68574,3438</text:p>
          </table:table-cell>
          <table:table-cell table:number-columns-repeated="5"/>
          <table:table-cell table:formula="of:=COM.MICROSOFT.NORM.INV(RAND();[.$S$28];[.$S$30])" office:value-type="float" office:value="75577.4153206205" calcext:value-type="float">
            <text:p>75577,4153206205</text:p>
          </table:table-cell>
          <table:table-cell table:number-columns-repeated="14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18+4*RAND()" office:value-type="float" office:value="21.2430897844024" calcext:value-type="float">
            <text:p>21,2431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formula="of:=COM.MICROSOFT.NORM.INV(RAND();80;10)" office:value-type="float" office:value="75.1302647089424" calcext:value-type="float">
            <text:p>75,1303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formula="of:=4*PI()*PI()*[.I991]*[.B991]" office:value-type="float" office:value="63007.5133891777" calcext:value-type="float">
            <text:p>63007,5134</text:p>
          </table:table-cell>
          <table:table-cell table:number-columns-repeated="5"/>
          <table:table-cell table:formula="of:=COM.MICROSOFT.NORM.INV(RAND();[.$S$28];[.$S$30])" office:value-type="float" office:value="63976.3779622807" calcext:value-type="float">
            <text:p>63976,3779622807</text:p>
          </table:table-cell>
          <table:table-cell table:number-columns-repeated="14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18+4*RAND()" office:value-type="float" office:value="20.9963732636534" calcext:value-type="float">
            <text:p>20,9964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formula="of:=COM.MICROSOFT.NORM.INV(RAND();80;10)" office:value-type="float" office:value="82.5072098686601" calcext:value-type="float">
            <text:p>82,5072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formula="of:=4*PI()*PI()*[.I992]*[.B992]" office:value-type="float" office:value="68390.5226160859" calcext:value-type="float">
            <text:p>68390,5226</text:p>
          </table:table-cell>
          <table:table-cell table:number-columns-repeated="5"/>
          <table:table-cell table:formula="of:=COM.MICROSOFT.NORM.INV(RAND();[.$S$28];[.$S$30])" office:value-type="float" office:value="55854.1027796113" calcext:value-type="float">
            <text:p>55854,1027796113</text:p>
          </table:table-cell>
          <table:table-cell table:number-columns-repeated="14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18+4*RAND()" office:value-type="float" office:value="21.2964045717381" calcext:value-type="float">
            <text:p>21,2964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formula="of:=COM.MICROSOFT.NORM.INV(RAND();80;10)" office:value-type="float" office:value="87.0730494822014" calcext:value-type="float">
            <text:p>87,0730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formula="of:=4*PI()*PI()*[.I993]*[.B993]" office:value-type="float" office:value="73206.5229562944" calcext:value-type="float">
            <text:p>73206,5230</text:p>
          </table:table-cell>
          <table:table-cell table:number-columns-repeated="5"/>
          <table:table-cell table:formula="of:=COM.MICROSOFT.NORM.INV(RAND();[.$S$28];[.$S$30])" office:value-type="float" office:value="70379.3257881444" calcext:value-type="float">
            <text:p>70379,3257881444</text:p>
          </table:table-cell>
          <table:table-cell table:number-columns-repeated="14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18+4*RAND()" office:value-type="float" office:value="20.4303877982311" calcext:value-type="float">
            <text:p>20,4304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formula="of:=COM.MICROSOFT.NORM.INV(RAND();80;10)" office:value-type="float" office:value="44.9152958236842" calcext:value-type="float">
            <text:p>44,9153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formula="of:=4*PI()*PI()*[.I994]*[.B994]" office:value-type="float" office:value="36226.8532112448" calcext:value-type="float">
            <text:p>36226,8532</text:p>
          </table:table-cell>
          <table:table-cell table:number-columns-repeated="5"/>
          <table:table-cell table:formula="of:=COM.MICROSOFT.NORM.INV(RAND();[.$S$28];[.$S$30])" office:value-type="float" office:value="64886.5280567661" calcext:value-type="float">
            <text:p>64886,5280567661</text:p>
          </table:table-cell>
          <table:table-cell table:number-columns-repeated="14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18+4*RAND()" office:value-type="float" office:value="20.2433366649784" calcext:value-type="float">
            <text:p>20,2433</text:p>
          </table:table-cell>
          <table:table-cell table:number-columns-repeated="5"/>
          <table:table-cell office:value-type="float" office:value="970" calcext:value-type="float">
            <text:p>970</text:p>
          </table:table-cell>
          <table:table-cell table:formula="of:=COM.MICROSOFT.NORM.INV(RAND();80;10)" office:value-type="float" office:value="90.8045852173847" calcext:value-type="float">
            <text:p>90,8046</text:p>
          </table:table-cell>
          <table:table-cell table:number-columns-repeated="5"/>
          <table:table-cell office:value-type="float" office:value="970" calcext:value-type="float">
            <text:p>970</text:p>
          </table:table-cell>
          <table:table-cell table:formula="of:=4*PI()*PI()*[.I995]*[.B995]" office:value-type="float" office:value="72568.7451803965" calcext:value-type="float">
            <text:p>72568,7452</text:p>
          </table:table-cell>
          <table:table-cell table:number-columns-repeated="5"/>
          <table:table-cell table:formula="of:=COM.MICROSOFT.NORM.INV(RAND();[.$S$28];[.$S$30])" office:value-type="float" office:value="60074.3597305951" calcext:value-type="float">
            <text:p>60074,3597305951</text:p>
          </table:table-cell>
          <table:table-cell table:number-columns-repeated="14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18+4*RAND()" office:value-type="float" office:value="20.3168236562051" calcext:value-type="float">
            <text:p>20,3168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formula="of:=COM.MICROSOFT.NORM.INV(RAND();80;10)" office:value-type="float" office:value="76.5371744850024" calcext:value-type="float">
            <text:p>76,5372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formula="of:=4*PI()*PI()*[.I996]*[.B996]" office:value-type="float" office:value="61388.634489115" calcext:value-type="float">
            <text:p>61388,6345</text:p>
          </table:table-cell>
          <table:table-cell table:number-columns-repeated="5"/>
          <table:table-cell table:formula="of:=COM.MICROSOFT.NORM.INV(RAND();[.$S$28];[.$S$30])" office:value-type="float" office:value="64718.2386567252" calcext:value-type="float">
            <text:p>64718,2386567252</text:p>
          </table:table-cell>
          <table:table-cell table:number-columns-repeated="14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18+4*RAND()" office:value-type="float" office:value="20.7337490185164" calcext:value-type="float">
            <text:p>20,7337</text:p>
          </table:table-cell>
          <table:table-cell table:number-columns-repeated="5"/>
          <table:table-cell office:value-type="float" office:value="972" calcext:value-type="float">
            <text:p>972</text:p>
          </table:table-cell>
          <table:table-cell table:formula="of:=COM.MICROSOFT.NORM.INV(RAND();80;10)" office:value-type="float" office:value="82.0221353817861" calcext:value-type="float">
            <text:p>82,0221</text:p>
          </table:table-cell>
          <table:table-cell table:number-columns-repeated="5"/>
          <table:table-cell office:value-type="float" office:value="972" calcext:value-type="float">
            <text:p>972</text:p>
          </table:table-cell>
          <table:table-cell table:formula="of:=4*PI()*PI()*[.I997]*[.B997]" office:value-type="float" office:value="67138.0379831294" calcext:value-type="float">
            <text:p>67138,0380</text:p>
          </table:table-cell>
          <table:table-cell table:number-columns-repeated="5"/>
          <table:table-cell table:formula="of:=COM.MICROSOFT.NORM.INV(RAND();[.$S$28];[.$S$30])" office:value-type="float" office:value="72326.1477830665" calcext:value-type="float">
            <text:p>72326,1477830665</text:p>
          </table:table-cell>
          <table:table-cell table:number-columns-repeated="14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18+4*RAND()" office:value-type="float" office:value="20.7386432322674" calcext:value-type="float">
            <text:p>20,7386</text:p>
          </table:table-cell>
          <table:table-cell table:number-columns-repeated="5"/>
          <table:table-cell office:value-type="float" office:value="973" calcext:value-type="float">
            <text:p>973</text:p>
          </table:table-cell>
          <table:table-cell table:formula="of:=COM.MICROSOFT.NORM.INV(RAND();80;10)" office:value-type="float" office:value="62.3854362679625" calcext:value-type="float">
            <text:p>62,3854</text:p>
          </table:table-cell>
          <table:table-cell table:number-columns-repeated="5"/>
          <table:table-cell office:value-type="float" office:value="973" calcext:value-type="float">
            <text:p>973</text:p>
          </table:table-cell>
          <table:table-cell table:formula="of:=4*PI()*PI()*[.I998]*[.B998]" office:value-type="float" office:value="51076.754500527" calcext:value-type="float">
            <text:p>51076,7545</text:p>
          </table:table-cell>
          <table:table-cell table:number-columns-repeated="5"/>
          <table:table-cell table:formula="of:=COM.MICROSOFT.NORM.INV(RAND();[.$S$28];[.$S$30])" office:value-type="float" office:value="61693.9108068833" calcext:value-type="float">
            <text:p>61693,9108068833</text:p>
          </table:table-cell>
          <table:table-cell table:number-columns-repeated="14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18+4*RAND()" office:value-type="float" office:value="18.3124043312855" calcext:value-type="float">
            <text:p>18,3124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formula="of:=COM.MICROSOFT.NORM.INV(RAND();80;10)" office:value-type="float" office:value="65.7451999008333" calcext:value-type="float">
            <text:p>65,7452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formula="of:=4*PI()*PI()*[.I999]*[.B999]" office:value-type="float" office:value="47530.1468121488" calcext:value-type="float">
            <text:p>47530,1468</text:p>
          </table:table-cell>
          <table:table-cell table:number-columns-repeated="5"/>
          <table:table-cell table:formula="of:=COM.MICROSOFT.NORM.INV(RAND();[.$S$28];[.$S$30])" office:value-type="float" office:value="60773.542477806" calcext:value-type="float">
            <text:p>60773,542477806</text:p>
          </table:table-cell>
          <table:table-cell table:number-columns-repeated="14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18+4*RAND()" office:value-type="float" office:value="21.6683638128452" calcext:value-type="float">
            <text:p>21,6684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formula="of:=COM.MICROSOFT.NORM.INV(RAND();80;10)" office:value-type="float" office:value="81.0014571838144" calcext:value-type="float">
            <text:p>81,0015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formula="of:=4*PI()*PI()*[.I1000]*[.B1000]" office:value-type="float" office:value="69291.2964706458" calcext:value-type="float">
            <text:p>69291,2965</text:p>
          </table:table-cell>
          <table:table-cell table:number-columns-repeated="5"/>
          <table:table-cell table:formula="of:=COM.MICROSOFT.NORM.INV(RAND();[.$S$28];[.$S$30])" office:value-type="float" office:value="68432.1182739013" calcext:value-type="float">
            <text:p>68432,1182739013</text:p>
          </table:table-cell>
          <table:table-cell table:number-columns-repeated="14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18+4*RAND()" office:value-type="float" office:value="19.5314308577217" calcext:value-type="float">
            <text:p>19,5314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formula="of:=COM.MICROSOFT.NORM.INV(RAND();80;10)" office:value-type="float" office:value="76.5683122393364" calcext:value-type="float">
            <text:p>76,5683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formula="of:=4*PI()*PI()*[.I1001]*[.B1001]" office:value-type="float" office:value="59039.5272788797" calcext:value-type="float">
            <text:p>59039,5273</text:p>
          </table:table-cell>
          <table:table-cell table:number-columns-repeated="5"/>
          <table:table-cell table:formula="of:=COM.MICROSOFT.NORM.INV(RAND();[.$S$28];[.$S$30])" office:value-type="float" office:value="63590.2016514875" calcext:value-type="float">
            <text:p>63590,2016514875</text:p>
          </table:table-cell>
          <table:table-cell table:number-columns-repeated="14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18+4*RAND()" office:value-type="float" office:value="21.2818628191017" calcext:value-type="float">
            <text:p>21,2819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formula="of:=COM.MICROSOFT.NORM.INV(RAND();80;10)" office:value-type="float" office:value="86.2473012895241" calcext:value-type="float">
            <text:p>86,2473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formula="of:=4*PI()*PI()*[.I1002]*[.B1002]" office:value-type="float" office:value="72462.7632081631" calcext:value-type="float">
            <text:p>72462,7632</text:p>
          </table:table-cell>
          <table:table-cell table:number-columns-repeated="5"/>
          <table:table-cell table:formula="of:=COM.MICROSOFT.NORM.INV(RAND();[.$S$28];[.$S$30])" office:value-type="float" office:value="65227.3469593981" calcext:value-type="float">
            <text:p>65227,3469593981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18+4*RAND()" office:value-type="float" office:value="18.3262633294798" calcext:value-type="float">
            <text:p>18,3263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formula="of:=COM.MICROSOFT.NORM.INV(RAND();80;10)" office:value-type="float" office:value="92.5527710381262" calcext:value-type="float">
            <text:p>92,5528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formula="of:=4*PI()*PI()*[.I1003]*[.B1003]" office:value-type="float" office:value="66961.1780259151" calcext:value-type="float">
            <text:p>66961,1780</text:p>
          </table:table-cell>
          <table:table-cell table:number-columns-repeated="5"/>
          <table:table-cell table:formula="of:=COM.MICROSOFT.NORM.INV(RAND();[.$S$28];[.$S$30])" office:value-type="float" office:value="74423.1578234181" calcext:value-type="float">
            <text:p>74423,1578234181</text:p>
          </table:table-cell>
          <table:table-cell table:number-columns-repeated="14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18+4*RAND()" office:value-type="float" office:value="18.493462249171" calcext:value-type="float">
            <text:p>18,4935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formula="of:=COM.MICROSOFT.NORM.INV(RAND();80;10)" office:value-type="float" office:value="85.6240947290533" calcext:value-type="float">
            <text:p>85,6241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formula="of:=4*PI()*PI()*[.I1004]*[.B1004]" office:value-type="float" office:value="62513.5201373434" calcext:value-type="float">
            <text:p>62513,5201</text:p>
          </table:table-cell>
          <table:table-cell table:number-columns-repeated="5"/>
          <table:table-cell table:formula="of:=COM.MICROSOFT.NORM.INV(RAND();[.$S$28];[.$S$30])" office:value-type="float" office:value="56876.48089371" calcext:value-type="float">
            <text:p>56876,48089371</text:p>
          </table:table-cell>
          <table:table-cell table:number-columns-repeated="14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18+4*RAND()" office:value-type="float" office:value="21.6526085040532" calcext:value-type="float">
            <text:p>21,6526</text:p>
          </table:table-cell>
          <table:table-cell table:number-columns-repeated="5"/>
          <table:table-cell office:value-type="float" office:value="980" calcext:value-type="float">
            <text:p>980</text:p>
          </table:table-cell>
          <table:table-cell table:formula="of:=COM.MICROSOFT.NORM.INV(RAND();80;10)" office:value-type="float" office:value="78.5660579449338" calcext:value-type="float">
            <text:p>78,5661</text:p>
          </table:table-cell>
          <table:table-cell table:number-columns-repeated="5"/>
          <table:table-cell office:value-type="float" office:value="980" calcext:value-type="float">
            <text:p>980</text:p>
          </table:table-cell>
          <table:table-cell table:formula="of:=4*PI()*PI()*[.I1005]*[.B1005]" office:value-type="float" office:value="67159.1086181338" calcext:value-type="float">
            <text:p>67159,1086</text:p>
          </table:table-cell>
          <table:table-cell table:number-columns-repeated="5"/>
          <table:table-cell table:formula="of:=COM.MICROSOFT.NORM.INV(RAND();[.$S$28];[.$S$30])" office:value-type="float" office:value="66944.7223060256" calcext:value-type="float">
            <text:p>66944,7223060256</text:p>
          </table:table-cell>
          <table:table-cell table:number-columns-repeated="14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18+4*RAND()" office:value-type="float" office:value="19.6291126976721" calcext:value-type="float">
            <text:p>19,6291</text:p>
          </table:table-cell>
          <table:table-cell table:number-columns-repeated="5"/>
          <table:table-cell office:value-type="float" office:value="981" calcext:value-type="float">
            <text:p>981</text:p>
          </table:table-cell>
          <table:table-cell table:formula="of:=COM.MICROSOFT.NORM.INV(RAND();80;10)" office:value-type="float" office:value="83.2583155484876" calcext:value-type="float">
            <text:p>83,2583</text:p>
          </table:table-cell>
          <table:table-cell table:number-columns-repeated="5"/>
          <table:table-cell office:value-type="float" office:value="981" calcext:value-type="float">
            <text:p>981</text:p>
          </table:table-cell>
          <table:table-cell table:formula="of:=4*PI()*PI()*[.I1006]*[.B1006]" office:value-type="float" office:value="64519.0591017419" calcext:value-type="float">
            <text:p>64519,0591</text:p>
          </table:table-cell>
          <table:table-cell table:number-columns-repeated="5"/>
          <table:table-cell table:formula="of:=COM.MICROSOFT.NORM.INV(RAND();[.$S$28];[.$S$30])" office:value-type="float" office:value="65071.6586843377" calcext:value-type="float">
            <text:p>65071,6586843377</text:p>
          </table:table-cell>
          <table:table-cell table:number-columns-repeated="14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18+4*RAND()" office:value-type="float" office:value="18.8313262886368" calcext:value-type="float">
            <text:p>18,8313</text:p>
          </table:table-cell>
          <table:table-cell table:number-columns-repeated="5"/>
          <table:table-cell office:value-type="float" office:value="982" calcext:value-type="float">
            <text:p>982</text:p>
          </table:table-cell>
          <table:table-cell table:formula="of:=COM.MICROSOFT.NORM.INV(RAND();80;10)" office:value-type="float" office:value="83.2597677835685" calcext:value-type="float">
            <text:p>83,2598</text:p>
          </table:table-cell>
          <table:table-cell table:number-columns-repeated="5"/>
          <table:table-cell office:value-type="float" office:value="982" calcext:value-type="float">
            <text:p>982</text:p>
          </table:table-cell>
          <table:table-cell table:formula="of:=4*PI()*PI()*[.I1007]*[.B1007]" office:value-type="float" office:value="61897.8893647015" calcext:value-type="float">
            <text:p>61897,8894</text:p>
          </table:table-cell>
          <table:table-cell table:number-columns-repeated="5"/>
          <table:table-cell table:formula="of:=COM.MICROSOFT.NORM.INV(RAND();[.$S$28];[.$S$30])" office:value-type="float" office:value="61957.9766005473" calcext:value-type="float">
            <text:p>61957,9766005473</text:p>
          </table:table-cell>
          <table:table-cell table:number-columns-repeated="14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18+4*RAND()" office:value-type="float" office:value="21.639065308962" calcext:value-type="float">
            <text:p>21,6391</text:p>
          </table:table-cell>
          <table:table-cell table:number-columns-repeated="5"/>
          <table:table-cell office:value-type="float" office:value="983" calcext:value-type="float">
            <text:p>983</text:p>
          </table:table-cell>
          <table:table-cell table:formula="of:=COM.MICROSOFT.NORM.INV(RAND();80;10)" office:value-type="float" office:value="77.1521387465666" calcext:value-type="float">
            <text:p>77,1521</text:p>
          </table:table-cell>
          <table:table-cell table:number-columns-repeated="5"/>
          <table:table-cell office:value-type="float" office:value="983" calcext:value-type="float">
            <text:p>983</text:p>
          </table:table-cell>
          <table:table-cell table:formula="of:=4*PI()*PI()*[.I1008]*[.B1008]" office:value-type="float" office:value="65909.2248648165" calcext:value-type="float">
            <text:p>65909,2249</text:p>
          </table:table-cell>
          <table:table-cell table:number-columns-repeated="5"/>
          <table:table-cell table:formula="of:=COM.MICROSOFT.NORM.INV(RAND();[.$S$28];[.$S$30])" office:value-type="float" office:value="67143.0272662889" calcext:value-type="float">
            <text:p>67143,0272662889</text:p>
          </table:table-cell>
          <table:table-cell table:number-columns-repeated="14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18+4*RAND()" office:value-type="float" office:value="19.2462151660584" calcext:value-type="float">
            <text:p>19,2462</text:p>
          </table:table-cell>
          <table:table-cell table:number-columns-repeated="5"/>
          <table:table-cell office:value-type="float" office:value="984" calcext:value-type="float">
            <text:p>984</text:p>
          </table:table-cell>
          <table:table-cell table:formula="of:=COM.MICROSOFT.NORM.INV(RAND();80;10)" office:value-type="float" office:value="79.4001771392896" calcext:value-type="float">
            <text:p>79,4002</text:p>
          </table:table-cell>
          <table:table-cell table:number-columns-repeated="5"/>
          <table:table-cell office:value-type="float" office:value="984" calcext:value-type="float">
            <text:p>984</text:p>
          </table:table-cell>
          <table:table-cell table:formula="of:=4*PI()*PI()*[.I1009]*[.B1009]" office:value-type="float" office:value="60329.0580907651" calcext:value-type="float">
            <text:p>60329,0581</text:p>
          </table:table-cell>
          <table:table-cell table:number-columns-repeated="5"/>
          <table:table-cell table:formula="of:=COM.MICROSOFT.NORM.INV(RAND();[.$S$28];[.$S$30])" office:value-type="float" office:value="61581.1798987315" calcext:value-type="float">
            <text:p>61581,1798987315</text:p>
          </table:table-cell>
          <table:table-cell table:number-columns-repeated="14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18+4*RAND()" office:value-type="float" office:value="18.6822906997986" calcext:value-type="float">
            <text:p>18,6823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formula="of:=COM.MICROSOFT.NORM.INV(RAND();80;10)" office:value-type="float" office:value="75.2843705369855" calcext:value-type="float">
            <text:p>75,2844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formula="of:=4*PI()*PI()*[.I1010]*[.B1010]" office:value-type="float" office:value="55525.7822683235" calcext:value-type="float">
            <text:p>55525,7823</text:p>
          </table:table-cell>
          <table:table-cell table:number-columns-repeated="5"/>
          <table:table-cell table:formula="of:=COM.MICROSOFT.NORM.INV(RAND();[.$S$28];[.$S$30])" office:value-type="float" office:value="65227.2300609327" calcext:value-type="float">
            <text:p>65227,2300609327</text:p>
          </table:table-cell>
          <table:table-cell table:number-columns-repeated="14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18+4*RAND()" office:value-type="float" office:value="21.3630111389793" calcext:value-type="float">
            <text:p>21,3630</text:p>
          </table:table-cell>
          <table:table-cell table:number-columns-repeated="5"/>
          <table:table-cell office:value-type="float" office:value="986" calcext:value-type="float">
            <text:p>986</text:p>
          </table:table-cell>
          <table:table-cell table:formula="of:=COM.MICROSOFT.NORM.INV(RAND();80;10)" office:value-type="float" office:value="76.9313425418023" calcext:value-type="float">
            <text:p>76,9313</text:p>
          </table:table-cell>
          <table:table-cell table:number-columns-repeated="5"/>
          <table:table-cell office:value-type="float" office:value="986" calcext:value-type="float">
            <text:p>986</text:p>
          </table:table-cell>
          <table:table-cell table:formula="of:=4*PI()*PI()*[.I1011]*[.B1011]" office:value-type="float" office:value="64882.1921962" calcext:value-type="float">
            <text:p>64882,1922</text:p>
          </table:table-cell>
          <table:table-cell table:number-columns-repeated="5"/>
          <table:table-cell table:formula="of:=COM.MICROSOFT.NORM.INV(RAND();[.$S$28];[.$S$30])" office:value-type="float" office:value="64325.7073023948" calcext:value-type="float">
            <text:p>64325,7073023948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18+4*RAND()" office:value-type="float" office:value="21.7465235204436" calcext:value-type="float">
            <text:p>21,7465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formula="of:=COM.MICROSOFT.NORM.INV(RAND();80;10)" office:value-type="float" office:value="64.8864476368776" calcext:value-type="float">
            <text:p>64,8864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formula="of:=4*PI()*PI()*[.I1012]*[.B1012]" office:value-type="float" office:value="55706.2051179501" calcext:value-type="float">
            <text:p>55706,2051</text:p>
          </table:table-cell>
          <table:table-cell table:number-columns-repeated="5"/>
          <table:table-cell table:formula="of:=COM.MICROSOFT.NORM.INV(RAND();[.$S$28];[.$S$30])" office:value-type="float" office:value="71851.8295067433" calcext:value-type="float">
            <text:p>71851,8295067433</text:p>
          </table:table-cell>
          <table:table-cell table:number-columns-repeated="14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18+4*RAND()" office:value-type="float" office:value="21.4698642990552" calcext:value-type="float">
            <text:p>21,4699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formula="of:=COM.MICROSOFT.NORM.INV(RAND();80;10)" office:value-type="float" office:value="92.3156705270122" calcext:value-type="float">
            <text:p>92,3157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formula="of:=4*PI()*PI()*[.I1013]*[.B1013]" office:value-type="float" office:value="78246.417881879" calcext:value-type="float">
            <text:p>78246,4179</text:p>
          </table:table-cell>
          <table:table-cell table:number-columns-repeated="5"/>
          <table:table-cell table:formula="of:=COM.MICROSOFT.NORM.INV(RAND();[.$S$28];[.$S$30])" office:value-type="float" office:value="71911.4658852301" calcext:value-type="float">
            <text:p>71911,4658852301</text:p>
          </table:table-cell>
          <table:table-cell table:number-columns-repeated="14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18+4*RAND()" office:value-type="float" office:value="21.7286343001761" calcext:value-type="float">
            <text:p>21,7286</text:p>
          </table:table-cell>
          <table:table-cell table:number-columns-repeated="5"/>
          <table:table-cell office:value-type="float" office:value="989" calcext:value-type="float">
            <text:p>989</text:p>
          </table:table-cell>
          <table:table-cell table:formula="of:=COM.MICROSOFT.NORM.INV(RAND();80;10)" office:value-type="float" office:value="99.183616199521" calcext:value-type="float">
            <text:p>99,1836</text:p>
          </table:table-cell>
          <table:table-cell table:number-columns-repeated="5"/>
          <table:table-cell office:value-type="float" office:value="989" calcext:value-type="float">
            <text:p>989</text:p>
          </table:table-cell>
          <table:table-cell table:formula="of:=4*PI()*PI()*[.I1014]*[.B1014]" office:value-type="float" office:value="85080.9059860953" calcext:value-type="float">
            <text:p>85080,9060</text:p>
          </table:table-cell>
          <table:table-cell table:number-columns-repeated="5"/>
          <table:table-cell table:formula="of:=COM.MICROSOFT.NORM.INV(RAND();[.$S$28];[.$S$30])" office:value-type="float" office:value="67207.9026551548" calcext:value-type="float">
            <text:p>67207,9026551548</text:p>
          </table:table-cell>
          <table:table-cell table:number-columns-repeated="14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18+4*RAND()" office:value-type="float" office:value="19.8036873410456" calcext:value-type="float">
            <text:p>19,8037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formula="of:=COM.MICROSOFT.NORM.INV(RAND();80;10)" office:value-type="float" office:value="87.7109011923928" calcext:value-type="float">
            <text:p>87,7109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formula="of:=4*PI()*PI()*[.I1015]*[.B1015]" office:value-type="float" office:value="68573.9823074736" calcext:value-type="float">
            <text:p>68573,9823</text:p>
          </table:table-cell>
          <table:table-cell table:number-columns-repeated="5"/>
          <table:table-cell table:formula="of:=COM.MICROSOFT.NORM.INV(RAND();[.$S$28];[.$S$30])" office:value-type="float" office:value="54599.4311699947" calcext:value-type="float">
            <text:p>54599,4311699947</text:p>
          </table:table-cell>
          <table:table-cell table:number-columns-repeated="14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18+4*RAND()" office:value-type="float" office:value="19.7264859764837" calcext:value-type="float">
            <text:p>19,7265</text:p>
          </table:table-cell>
          <table:table-cell table:number-columns-repeated="5"/>
          <table:table-cell office:value-type="float" office:value="991" calcext:value-type="float">
            <text:p>991</text:p>
          </table:table-cell>
          <table:table-cell table:formula="of:=COM.MICROSOFT.NORM.INV(RAND();80;10)" office:value-type="float" office:value="80.7212413067065" calcext:value-type="float">
            <text:p>80,7212</text:p>
          </table:table-cell>
          <table:table-cell table:number-columns-repeated="5"/>
          <table:table-cell office:value-type="float" office:value="991" calcext:value-type="float">
            <text:p>991</text:p>
          </table:table-cell>
          <table:table-cell table:formula="of:=4*PI()*PI()*[.I1016]*[.B1016]" office:value-type="float" office:value="62863.317517571" calcext:value-type="float">
            <text:p>62863,3175</text:p>
          </table:table-cell>
          <table:table-cell table:number-columns-repeated="5"/>
          <table:table-cell table:formula="of:=COM.MICROSOFT.NORM.INV(RAND();[.$S$28];[.$S$30])" office:value-type="float" office:value="59187.242361934" calcext:value-type="float">
            <text:p>59187,242361934</text:p>
          </table:table-cell>
          <table:table-cell table:number-columns-repeated="14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18+4*RAND()" office:value-type="float" office:value="19.8872109488584" calcext:value-type="float">
            <text:p>19,8872</text:p>
          </table:table-cell>
          <table:table-cell table:number-columns-repeated="5"/>
          <table:table-cell office:value-type="float" office:value="992" calcext:value-type="float">
            <text:p>992</text:p>
          </table:table-cell>
          <table:table-cell table:formula="of:=COM.MICROSOFT.NORM.INV(RAND();80;10)" office:value-type="float" office:value="71.5183172415759" calcext:value-type="float">
            <text:p>71,5183</text:p>
          </table:table-cell>
          <table:table-cell table:number-columns-repeated="5"/>
          <table:table-cell office:value-type="float" office:value="992" calcext:value-type="float">
            <text:p>992</text:p>
          </table:table-cell>
          <table:table-cell table:formula="of:=4*PI()*PI()*[.I1017]*[.B1017]" office:value-type="float" office:value="56150.1478984412" calcext:value-type="float">
            <text:p>56150,1479</text:p>
          </table:table-cell>
          <table:table-cell table:number-columns-repeated="5"/>
          <table:table-cell table:formula="of:=COM.MICROSOFT.NORM.INV(RAND();[.$S$28];[.$S$30])" office:value-type="float" office:value="69602.6654580381" calcext:value-type="float">
            <text:p>69602,6654580381</text:p>
          </table:table-cell>
          <table:table-cell table:number-columns-repeated="14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18+4*RAND()" office:value-type="float" office:value="20.9122287980281" calcext:value-type="float">
            <text:p>20,9122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formula="of:=COM.MICROSOFT.NORM.INV(RAND();80;10)" office:value-type="float" office:value="90.6360993322651" calcext:value-type="float">
            <text:p>90,6361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formula="of:=4*PI()*PI()*[.I1018]*[.B1018]" office:value-type="float" office:value="74827.5051064493" calcext:value-type="float">
            <text:p>74827,5051</text:p>
          </table:table-cell>
          <table:table-cell table:number-columns-repeated="5"/>
          <table:table-cell table:formula="of:=COM.MICROSOFT.NORM.INV(RAND();[.$S$28];[.$S$30])" office:value-type="float" office:value="65624.2018923663" calcext:value-type="float">
            <text:p>65624,2018923663</text:p>
          </table:table-cell>
          <table:table-cell table:number-columns-repeated="14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18+4*RAND()" office:value-type="float" office:value="19.8261551740579" calcext:value-type="float">
            <text:p>19,8262</text:p>
          </table:table-cell>
          <table:table-cell table:number-columns-repeated="5"/>
          <table:table-cell office:value-type="float" office:value="994" calcext:value-type="float">
            <text:p>994</text:p>
          </table:table-cell>
          <table:table-cell table:formula="of:=COM.MICROSOFT.NORM.INV(RAND();80;10)" office:value-type="float" office:value="89.1138389846644" calcext:value-type="float">
            <text:p>89,1138</text:p>
          </table:table-cell>
          <table:table-cell table:number-columns-repeated="5"/>
          <table:table-cell office:value-type="float" office:value="994" calcext:value-type="float">
            <text:p>994</text:p>
          </table:table-cell>
          <table:table-cell table:formula="of:=4*PI()*PI()*[.I1019]*[.B1019]" office:value-type="float" office:value="69749.8681461398" calcext:value-type="float">
            <text:p>69749,8681</text:p>
          </table:table-cell>
          <table:table-cell table:number-columns-repeated="5"/>
          <table:table-cell table:formula="of:=COM.MICROSOFT.NORM.INV(RAND();[.$S$28];[.$S$30])" office:value-type="float" office:value="64646.2767224849" calcext:value-type="float">
            <text:p>64646,2767224849</text:p>
          </table:table-cell>
          <table:table-cell table:number-columns-repeated="14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18+4*RAND()" office:value-type="float" office:value="21.3242247016169" calcext:value-type="float">
            <text:p>21,3242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formula="of:=COM.MICROSOFT.NORM.INV(RAND();80;10)" office:value-type="float" office:value="85.3097715833056" calcext:value-type="float">
            <text:p>85,3098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formula="of:=4*PI()*PI()*[.I1020]*[.B1020]" office:value-type="float" office:value="71817.7452370728" calcext:value-type="float">
            <text:p>71817,7452</text:p>
          </table:table-cell>
          <table:table-cell table:number-columns-repeated="5"/>
          <table:table-cell table:formula="of:=COM.MICROSOFT.NORM.INV(RAND();[.$S$28];[.$S$30])" office:value-type="float" office:value="64623.0386002157" calcext:value-type="float">
            <text:p>64623,0386002157</text:p>
          </table:table-cell>
          <table:table-cell table:number-columns-repeated="14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18+4*RAND()" office:value-type="float" office:value="18.8790050609969" calcext:value-type="float">
            <text:p>18,8790</text:p>
          </table:table-cell>
          <table:table-cell table:number-columns-repeated="5"/>
          <table:table-cell office:value-type="float" office:value="996" calcext:value-type="float">
            <text:p>996</text:p>
          </table:table-cell>
          <table:table-cell table:formula="of:=COM.MICROSOFT.NORM.INV(RAND();80;10)" office:value-type="float" office:value="85.6958150158538" calcext:value-type="float">
            <text:p>85,6958</text:p>
          </table:table-cell>
          <table:table-cell table:number-columns-repeated="5"/>
          <table:table-cell office:value-type="float" office:value="996" calcext:value-type="float">
            <text:p>996</text:p>
          </table:table-cell>
          <table:table-cell table:formula="of:=4*PI()*PI()*[.I1021]*[.B1021]" office:value-type="float" office:value="63870.2260368985" calcext:value-type="float">
            <text:p>63870,2260</text:p>
          </table:table-cell>
          <table:table-cell table:number-columns-repeated="5"/>
          <table:table-cell table:formula="of:=COM.MICROSOFT.NORM.INV(RAND();[.$S$28];[.$S$30])" office:value-type="float" office:value="60582.0134590909" calcext:value-type="float">
            <text:p>60582,0134590909</text:p>
          </table:table-cell>
          <table:table-cell table:number-columns-repeated="14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18+4*RAND()" office:value-type="float" office:value="19.4734854646958" calcext:value-type="float">
            <text:p>19,4735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formula="of:=COM.MICROSOFT.NORM.INV(RAND();80;10)" office:value-type="float" office:value="85.4001130540743" calcext:value-type="float">
            <text:p>85,4001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formula="of:=4*PI()*PI()*[.I1022]*[.B1022]" office:value-type="float" office:value="65654.1031384866" calcext:value-type="float">
            <text:p>65654,1031</text:p>
          </table:table-cell>
          <table:table-cell table:number-columns-repeated="5"/>
          <table:table-cell table:formula="of:=COM.MICROSOFT.NORM.INV(RAND();[.$S$28];[.$S$30])" office:value-type="float" office:value="73053.0707741312" calcext:value-type="float">
            <text:p>73053,0707741312</text:p>
          </table:table-cell>
          <table:table-cell table:number-columns-repeated="14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18+4*RAND()" office:value-type="float" office:value="19.3017689916305" calcext:value-type="float">
            <text:p>19,3018</text:p>
          </table:table-cell>
          <table:table-cell table:number-columns-repeated="5"/>
          <table:table-cell office:value-type="float" office:value="998" calcext:value-type="float">
            <text:p>998</text:p>
          </table:table-cell>
          <table:table-cell table:formula="of:=COM.MICROSOFT.NORM.INV(RAND();80;10)" office:value-type="float" office:value="84.5314063077356" calcext:value-type="float">
            <text:p>84,5314</text:p>
          </table:table-cell>
          <table:table-cell table:number-columns-repeated="5"/>
          <table:table-cell office:value-type="float" office:value="998" calcext:value-type="float">
            <text:p>998</text:p>
          </table:table-cell>
          <table:table-cell table:formula="of:=4*PI()*PI()*[.I1023]*[.B1023]" office:value-type="float" office:value="64413.2102857825" calcext:value-type="float">
            <text:p>64413,2103</text:p>
          </table:table-cell>
          <table:table-cell table:number-columns-repeated="5"/>
          <table:table-cell table:formula="of:=COM.MICROSOFT.NORM.INV(RAND();[.$S$28];[.$S$30])" office:value-type="float" office:value="75678.6934927622" calcext:value-type="float">
            <text:p>75678,6934927622</text:p>
          </table:table-cell>
          <table:table-cell table:number-columns-repeated="14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18+4*RAND()" office:value-type="float" office:value="19.3208188605495" calcext:value-type="float">
            <text:p>19,3208</text:p>
          </table:table-cell>
          <table:table-cell table:number-columns-repeated="5"/>
          <table:table-cell office:value-type="float" office:value="999" calcext:value-type="float">
            <text:p>999</text:p>
          </table:table-cell>
          <table:table-cell table:formula="of:=COM.MICROSOFT.NORM.INV(RAND();80;10)" office:value-type="float" office:value="65.3593157573143" calcext:value-type="float">
            <text:p>65,3593</text:p>
          </table:table-cell>
          <table:table-cell table:number-columns-repeated="5"/>
          <table:table-cell office:value-type="float" office:value="999" calcext:value-type="float">
            <text:p>999</text:p>
          </table:table-cell>
          <table:table-cell table:formula="of:=4*PI()*PI()*[.I1024]*[.B1024]" office:value-type="float" office:value="49853.1681214533" calcext:value-type="float">
            <text:p>49853,1681</text:p>
          </table:table-cell>
          <table:table-cell table:number-columns-repeated="5"/>
          <table:table-cell table:formula="of:=COM.MICROSOFT.NORM.INV(RAND();[.$S$28];[.$S$30])" office:value-type="float" office:value="67176.1506980436" calcext:value-type="float">
            <text:p>67176,1506980436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8+4*RAND()" office:value-type="float" office:value="20.0524141411297" calcext:value-type="float">
            <text:p>20,0524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COM.MICROSOFT.NORM.INV(RAND();80;10)" office:value-type="float" office:value="87.3734176453884" calcext:value-type="float">
            <text:p>87,3734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4*PI()*PI()*[.I1025]*[.B1025]" office:value-type="float" office:value="69168.0808521117" calcext:value-type="float">
            <text:p>69168,0809</text:p>
          </table:table-cell>
          <table:table-cell table:number-columns-repeated="5"/>
          <table:table-cell table:formula="of:=COM.MICROSOFT.NORM.INV(RAND();[.$S$28];[.$S$30])" office:value-type="float" office:value="66092.7651516842" calcext:value-type="float">
            <text:p>66092,7651516842</text:p>
          </table:table-cell>
          <table:table-cell table:number-columns-repeated="1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18+4*RAND()" office:value-type="float" office:value="18.5306186745875" calcext:value-type="float">
            <text:p>18,5306</text:p>
          </table:table-cell>
          <table:table-cell table:number-columns-repeated="5"/>
          <table:table-cell office:value-type="float" office:value="1001" calcext:value-type="float">
            <text:p>1001</text:p>
          </table:table-cell>
          <table:table-cell table:formula="of:=COM.MICROSOFT.NORM.INV(RAND();80;10)" office:value-type="float" office:value="94.8165988310343" calcext:value-type="float">
            <text:p>94,8166</text:p>
          </table:table-cell>
          <table:table-cell table:number-columns-repeated="5"/>
          <table:table-cell office:value-type="float" office:value="1001" calcext:value-type="float">
            <text:p>1001</text:p>
          </table:table-cell>
          <table:table-cell table:formula="of:=4*PI()*PI()*[.I1026]*[.B1026]" office:value-type="float" office:value="69363.9838698075" calcext:value-type="float">
            <text:p>69363,9839</text:p>
          </table:table-cell>
          <table:table-cell table:number-columns-repeated="5"/>
          <table:table-cell table:formula="of:=COM.MICROSOFT.NORM.INV(RAND();[.$S$28];[.$S$30])" office:value-type="float" office:value="64688.1113692453" calcext:value-type="float">
            <text:p>64688,1113692453</text:p>
          </table:table-cell>
          <table:table-cell table:number-columns-repeated="1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18+4*RAND()" office:value-type="float" office:value="18.0482856337912" calcext:value-type="float">
            <text:p>18,0483</text:p>
          </table:table-cell>
          <table:table-cell table:number-columns-repeated="5"/>
          <table:table-cell office:value-type="float" office:value="1002" calcext:value-type="float">
            <text:p>1002</text:p>
          </table:table-cell>
          <table:table-cell table:formula="of:=COM.MICROSOFT.NORM.INV(RAND();80;10)" office:value-type="float" office:value="82.2402943706144" calcext:value-type="float">
            <text:p>82,2403</text:p>
          </table:table-cell>
          <table:table-cell table:number-columns-repeated="5"/>
          <table:table-cell office:value-type="float" office:value="1002" calcext:value-type="float">
            <text:p>1002</text:p>
          </table:table-cell>
          <table:table-cell table:formula="of:=4*PI()*PI()*[.I1027]*[.B1027]" office:value-type="float" office:value="58597.6701041103" calcext:value-type="float">
            <text:p>58597,6701</text:p>
          </table:table-cell>
          <table:table-cell table:number-columns-repeated="5"/>
          <table:table-cell table:formula="of:=COM.MICROSOFT.NORM.INV(RAND();[.$S$28];[.$S$30])" office:value-type="float" office:value="65939.4448823836" calcext:value-type="float">
            <text:p>65939,4448823836</text:p>
          </table:table-cell>
          <table:table-cell table:number-columns-repeated="1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18+4*RAND()" office:value-type="float" office:value="19.5687110512517" calcext:value-type="float">
            <text:p>19,5687</text:p>
          </table:table-cell>
          <table:table-cell table:number-columns-repeated="5"/>
          <table:table-cell office:value-type="float" office:value="1003" calcext:value-type="float">
            <text:p>1003</text:p>
          </table:table-cell>
          <table:table-cell table:formula="of:=COM.MICROSOFT.NORM.INV(RAND();80;10)" office:value-type="float" office:value="87.4309646311576" calcext:value-type="float">
            <text:p>87,4310</text:p>
          </table:table-cell>
          <table:table-cell table:number-columns-repeated="5"/>
          <table:table-cell office:value-type="float" office:value="1003" calcext:value-type="float">
            <text:p>1003</text:p>
          </table:table-cell>
          <table:table-cell table:formula="of:=4*PI()*PI()*[.I1028]*[.B1028]" office:value-type="float" office:value="67544.0701458374" calcext:value-type="float">
            <text:p>67544,0701</text:p>
          </table:table-cell>
          <table:table-cell table:number-columns-repeated="5"/>
          <table:table-cell table:formula="of:=COM.MICROSOFT.NORM.INV(RAND();[.$S$28];[.$S$30])" office:value-type="float" office:value="69776.3707001648" calcext:value-type="float">
            <text:p>69776,3707001648</text:p>
          </table:table-cell>
          <table:table-cell table:number-columns-repeated="1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18+4*RAND()" office:value-type="float" office:value="19.112506010104" calcext:value-type="float">
            <text:p>19,1125</text:p>
          </table:table-cell>
          <table:table-cell table:number-columns-repeated="5"/>
          <table:table-cell office:value-type="float" office:value="1004" calcext:value-type="float">
            <text:p>1004</text:p>
          </table:table-cell>
          <table:table-cell table:formula="of:=COM.MICROSOFT.NORM.INV(RAND();80;10)" office:value-type="float" office:value="79.132789254765" calcext:value-type="float">
            <text:p>79,1328</text:p>
          </table:table-cell>
          <table:table-cell table:number-columns-repeated="5"/>
          <table:table-cell office:value-type="float" office:value="1004" calcext:value-type="float">
            <text:p>1004</text:p>
          </table:table-cell>
          <table:table-cell table:formula="of:=4*PI()*PI()*[.I1029]*[.B1029]" office:value-type="float" office:value="59708.1816796309" calcext:value-type="float">
            <text:p>59708,1817</text:p>
          </table:table-cell>
          <table:table-cell table:number-columns-repeated="5"/>
          <table:table-cell table:formula="of:=COM.MICROSOFT.NORM.INV(RAND();[.$S$28];[.$S$30])" office:value-type="float" office:value="69445.2412010664" calcext:value-type="float">
            <text:p>69445,2412010664</text:p>
          </table:table-cell>
          <table:table-cell table:number-columns-repeated="1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18+4*RAND()" office:value-type="float" office:value="18.822421991732" calcext:value-type="float">
            <text:p>18,8224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formula="of:=COM.MICROSOFT.NORM.INV(RAND();80;10)" office:value-type="float" office:value="108.987565282234" calcext:value-type="float">
            <text:p>108,9876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formula="of:=4*PI()*PI()*[.I1030]*[.B1030]" office:value-type="float" office:value="80986.4185098778" calcext:value-type="float">
            <text:p>80986,4185</text:p>
          </table:table-cell>
          <table:table-cell table:number-columns-repeated="5"/>
          <table:table-cell table:formula="of:=COM.MICROSOFT.NORM.INV(RAND();[.$S$28];[.$S$30])" office:value-type="float" office:value="65358.2666372261" calcext:value-type="float">
            <text:p>65358,2666372261</text:p>
          </table:table-cell>
          <table:table-cell table:number-columns-repeated="1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18+4*RAND()" office:value-type="float" office:value="18.3502578982152" calcext:value-type="float">
            <text:p>18,3503</text:p>
          </table:table-cell>
          <table:table-cell table:number-columns-repeated="5"/>
          <table:table-cell office:value-type="float" office:value="1006" calcext:value-type="float">
            <text:p>1006</text:p>
          </table:table-cell>
          <table:table-cell table:formula="of:=COM.MICROSOFT.NORM.INV(RAND();80;10)" office:value-type="float" office:value="92.589234269638" calcext:value-type="float">
            <text:p>92,5892</text:p>
          </table:table-cell>
          <table:table-cell table:number-columns-repeated="5"/>
          <table:table-cell office:value-type="float" office:value="1006" calcext:value-type="float">
            <text:p>1006</text:p>
          </table:table-cell>
          <table:table-cell table:formula="of:=4*PI()*PI()*[.I1031]*[.B1031]" office:value-type="float" office:value="67075.2656598918" calcext:value-type="float">
            <text:p>67075,2657</text:p>
          </table:table-cell>
          <table:table-cell table:number-columns-repeated="5"/>
          <table:table-cell table:formula="of:=COM.MICROSOFT.NORM.INV(RAND();[.$S$28];[.$S$30])" office:value-type="float" office:value="56555.5784039085" calcext:value-type="float">
            <text:p>56555,5784039085</text:p>
          </table:table-cell>
          <table:table-cell table:number-columns-repeated="1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18+4*RAND()" office:value-type="float" office:value="21.5007293126546" calcext:value-type="float">
            <text:p>21,5007</text:p>
          </table:table-cell>
          <table:table-cell table:number-columns-repeated="5"/>
          <table:table-cell office:value-type="float" office:value="1007" calcext:value-type="float">
            <text:p>1007</text:p>
          </table:table-cell>
          <table:table-cell table:formula="of:=COM.MICROSOFT.NORM.INV(RAND();80;10)" office:value-type="float" office:value="70.8373154337982" calcext:value-type="float">
            <text:p>70,8373</text:p>
          </table:table-cell>
          <table:table-cell table:number-columns-repeated="5"/>
          <table:table-cell office:value-type="float" office:value="1007" calcext:value-type="float">
            <text:p>1007</text:p>
          </table:table-cell>
          <table:table-cell table:formula="of:=4*PI()*PI()*[.I1032]*[.B1032]" office:value-type="float" office:value="60127.7596500879" calcext:value-type="float">
            <text:p>60127,7597</text:p>
          </table:table-cell>
          <table:table-cell table:number-columns-repeated="5"/>
          <table:table-cell table:formula="of:=COM.MICROSOFT.NORM.INV(RAND();[.$S$28];[.$S$30])" office:value-type="float" office:value="64010.4876948005" calcext:value-type="float">
            <text:p>64010,4876948005</text:p>
          </table:table-cell>
          <table:table-cell table:number-columns-repeated="1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18+4*RAND()" office:value-type="float" office:value="18.4655537051149" calcext:value-type="float">
            <text:p>18,4656</text:p>
          </table:table-cell>
          <table:table-cell table:number-columns-repeated="5"/>
          <table:table-cell office:value-type="float" office:value="1008" calcext:value-type="float">
            <text:p>1008</text:p>
          </table:table-cell>
          <table:table-cell table:formula="of:=COM.MICROSOFT.NORM.INV(RAND();80;10)" office:value-type="float" office:value="72.8010268190827" calcext:value-type="float">
            <text:p>72,8010</text:p>
          </table:table-cell>
          <table:table-cell table:number-columns-repeated="5"/>
          <table:table-cell office:value-type="float" office:value="1008" calcext:value-type="float">
            <text:p>1008</text:p>
          </table:table-cell>
          <table:table-cell table:formula="of:=4*PI()*PI()*[.I1033]*[.B1033]" office:value-type="float" office:value="53071.2817276465" calcext:value-type="float">
            <text:p>53071,2817</text:p>
          </table:table-cell>
          <table:table-cell table:number-columns-repeated="5"/>
          <table:table-cell table:formula="of:=COM.MICROSOFT.NORM.INV(RAND();[.$S$28];[.$S$30])" office:value-type="float" office:value="51781.1469675305" calcext:value-type="float">
            <text:p>51781,1469675305</text:p>
          </table:table-cell>
          <table:table-cell table:number-columns-repeated="1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18+4*RAND()" office:value-type="float" office:value="21.3124859225936" calcext:value-type="float">
            <text:p>21,3125</text:p>
          </table:table-cell>
          <table:table-cell table:number-columns-repeated="5"/>
          <table:table-cell office:value-type="float" office:value="1009" calcext:value-type="float">
            <text:p>1009</text:p>
          </table:table-cell>
          <table:table-cell table:formula="of:=COM.MICROSOFT.NORM.INV(RAND();80;10)" office:value-type="float" office:value="63.8780690126129" calcext:value-type="float">
            <text:p>63,8781</text:p>
          </table:table-cell>
          <table:table-cell table:number-columns-repeated="5"/>
          <table:table-cell office:value-type="float" office:value="1009" calcext:value-type="float">
            <text:p>1009</text:p>
          </table:table-cell>
          <table:table-cell table:formula="of:=4*PI()*PI()*[.I1034]*[.B1034]" office:value-type="float" office:value="53745.9353573878" calcext:value-type="float">
            <text:p>53745,9354</text:p>
          </table:table-cell>
          <table:table-cell table:number-columns-repeated="5"/>
          <table:table-cell table:formula="of:=COM.MICROSOFT.NORM.INV(RAND();[.$S$28];[.$S$30])" office:value-type="float" office:value="65281.6284842914" calcext:value-type="float">
            <text:p>65281,6284842914</text:p>
          </table:table-cell>
          <table:table-cell table:number-columns-repeated="1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18+4*RAND()" office:value-type="float" office:value="18.7544046738185" calcext:value-type="float">
            <text:p>18,7544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formula="of:=COM.MICROSOFT.NORM.INV(RAND();80;10)" office:value-type="float" office:value="78.4595786060794" calcext:value-type="float">
            <text:p>78,4596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formula="of:=4*PI()*PI()*[.I1035]*[.B1035]" office:value-type="float" office:value="58091.01847487" calcext:value-type="float">
            <text:p>58091,0185</text:p>
          </table:table-cell>
          <table:table-cell table:number-columns-repeated="5"/>
          <table:table-cell table:formula="of:=COM.MICROSOFT.NORM.INV(RAND();[.$S$28];[.$S$30])" office:value-type="float" office:value="41519.995536813" calcext:value-type="float">
            <text:p>41519,995536813</text:p>
          </table:table-cell>
          <table:table-cell table:number-columns-repeated="1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18+4*RAND()" office:value-type="float" office:value="19.9244257272221" calcext:value-type="float">
            <text:p>19,9244</text:p>
          </table:table-cell>
          <table:table-cell table:number-columns-repeated="5"/>
          <table:table-cell office:value-type="float" office:value="1011" calcext:value-type="float">
            <text:p>1011</text:p>
          </table:table-cell>
          <table:table-cell table:formula="of:=COM.MICROSOFT.NORM.INV(RAND();80;10)" office:value-type="float" office:value="81.4551061793396" calcext:value-type="float">
            <text:p>81,4551</text:p>
          </table:table-cell>
          <table:table-cell table:number-columns-repeated="5"/>
          <table:table-cell office:value-type="float" office:value="1011" calcext:value-type="float">
            <text:p>1011</text:p>
          </table:table-cell>
          <table:table-cell table:formula="of:=4*PI()*PI()*[.I1036]*[.B1036]" office:value-type="float" office:value="64071.3483530637" calcext:value-type="float">
            <text:p>64071,3484</text:p>
          </table:table-cell>
          <table:table-cell table:number-columns-repeated="5"/>
          <table:table-cell table:formula="of:=COM.MICROSOFT.NORM.INV(RAND();[.$S$28];[.$S$30])" office:value-type="float" office:value="60797.4677220334" calcext:value-type="float">
            <text:p>60797,4677220334</text:p>
          </table:table-cell>
          <table:table-cell table:number-columns-repeated="1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18+4*RAND()" office:value-type="float" office:value="21.300337749999" calcext:value-type="float">
            <text:p>21,3003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formula="of:=COM.MICROSOFT.NORM.INV(RAND();80;10)" office:value-type="float" office:value="72.906425549057" calcext:value-type="float">
            <text:p>72,9064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formula="of:=4*PI()*PI()*[.I1037]*[.B1037]" office:value-type="float" office:value="61307.2778076457" calcext:value-type="float">
            <text:p>61307,2778</text:p>
          </table:table-cell>
          <table:table-cell table:number-columns-repeated="5"/>
          <table:table-cell table:formula="of:=COM.MICROSOFT.NORM.INV(RAND();[.$S$28];[.$S$30])" office:value-type="float" office:value="55008.5172467971" calcext:value-type="float">
            <text:p>55008,5172467971</text:p>
          </table:table-cell>
          <table:table-cell table:number-columns-repeated="1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18+4*RAND()" office:value-type="float" office:value="18.8110561887734" calcext:value-type="float">
            <text:p>18,8111</text:p>
          </table:table-cell>
          <table:table-cell table:number-columns-repeated="5"/>
          <table:table-cell office:value-type="float" office:value="1013" calcext:value-type="float">
            <text:p>1013</text:p>
          </table:table-cell>
          <table:table-cell table:formula="of:=COM.MICROSOFT.NORM.INV(RAND();80;10)" office:value-type="float" office:value="56.6578693055412" calcext:value-type="float">
            <text:p>56,6579</text:p>
          </table:table-cell>
          <table:table-cell table:number-columns-repeated="5"/>
          <table:table-cell office:value-type="float" office:value="1013" calcext:value-type="float">
            <text:p>1013</text:p>
          </table:table-cell>
          <table:table-cell table:formula="of:=4*PI()*PI()*[.I1038]*[.B1038]" office:value-type="float" office:value="42075.8749445703" calcext:value-type="float">
            <text:p>42075,8749</text:p>
          </table:table-cell>
          <table:table-cell table:number-columns-repeated="5"/>
          <table:table-cell table:formula="of:=COM.MICROSOFT.NORM.INV(RAND();[.$S$28];[.$S$30])" office:value-type="float" office:value="58884.3640541941" calcext:value-type="float">
            <text:p>58884,3640541941</text:p>
          </table:table-cell>
          <table:table-cell table:number-columns-repeated="1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18+4*RAND()" office:value-type="float" office:value="18.033608075697" calcext:value-type="float">
            <text:p>18,0336</text:p>
          </table:table-cell>
          <table:table-cell table:number-columns-repeated="5"/>
          <table:table-cell office:value-type="float" office:value="1014" calcext:value-type="float">
            <text:p>1014</text:p>
          </table:table-cell>
          <table:table-cell table:formula="of:=COM.MICROSOFT.NORM.INV(RAND();80;10)" office:value-type="float" office:value="73.4735642252547" calcext:value-type="float">
            <text:p>73,4736</text:p>
          </table:table-cell>
          <table:table-cell table:number-columns-repeated="5"/>
          <table:table-cell office:value-type="float" office:value="1014" calcext:value-type="float">
            <text:p>1014</text:p>
          </table:table-cell>
          <table:table-cell table:formula="of:=4*PI()*PI()*[.I1039]*[.B1039]" office:value-type="float" office:value="52308.6451828277" calcext:value-type="float">
            <text:p>52308,6452</text:p>
          </table:table-cell>
          <table:table-cell table:number-columns-repeated="5"/>
          <table:table-cell table:formula="of:=COM.MICROSOFT.NORM.INV(RAND();[.$S$28];[.$S$30])" office:value-type="float" office:value="56336.8236407807" calcext:value-type="float">
            <text:p>56336,8236407807</text:p>
          </table:table-cell>
          <table:table-cell table:number-columns-repeated="1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18+4*RAND()" office:value-type="float" office:value="18.1403698804788" calcext:value-type="float">
            <text:p>18,1404</text:p>
          </table:table-cell>
          <table:table-cell table:number-columns-repeated="5"/>
          <table:table-cell office:value-type="float" office:value="1015" calcext:value-type="float">
            <text:p>1015</text:p>
          </table:table-cell>
          <table:table-cell table:formula="of:=COM.MICROSOFT.NORM.INV(RAND();80;10)" office:value-type="float" office:value="88.4854703399945" calcext:value-type="float">
            <text:p>88,4855</text:p>
          </table:table-cell>
          <table:table-cell table:number-columns-repeated="5"/>
          <table:table-cell office:value-type="float" office:value="1015" calcext:value-type="float">
            <text:p>1015</text:p>
          </table:table-cell>
          <table:table-cell table:formula="of:=4*PI()*PI()*[.I1040]*[.B1040]" office:value-type="float" office:value="63369.1436800354" calcext:value-type="float">
            <text:p>63369,1437</text:p>
          </table:table-cell>
          <table:table-cell table:number-columns-repeated="5"/>
          <table:table-cell table:formula="of:=COM.MICROSOFT.NORM.INV(RAND();[.$S$28];[.$S$30])" office:value-type="float" office:value="49022.8286164832" calcext:value-type="float">
            <text:p>49022,8286164832</text:p>
          </table:table-cell>
          <table:table-cell table:number-columns-repeated="1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18+4*RAND()" office:value-type="float" office:value="19.8435924160294" calcext:value-type="float">
            <text:p>19,8436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formula="of:=COM.MICROSOFT.NORM.INV(RAND();80;10)" office:value-type="float" office:value="84.5366697226288" calcext:value-type="float">
            <text:p>84,5367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formula="of:=4*PI()*PI()*[.I1041]*[.B1041]" office:value-type="float" office:value="66225.4884074758" calcext:value-type="float">
            <text:p>66225,4884</text:p>
          </table:table-cell>
          <table:table-cell table:number-columns-repeated="5"/>
          <table:table-cell table:formula="of:=COM.MICROSOFT.NORM.INV(RAND();[.$S$28];[.$S$30])" office:value-type="float" office:value="51648.6635759265" calcext:value-type="float">
            <text:p>51648,6635759265</text:p>
          </table:table-cell>
          <table:table-cell table:number-columns-repeated="1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18+4*RAND()" office:value-type="float" office:value="20.9746860857122" calcext:value-type="float">
            <text:p>20,9747</text:p>
          </table:table-cell>
          <table:table-cell table:number-columns-repeated="5"/>
          <table:table-cell office:value-type="float" office:value="1017" calcext:value-type="float">
            <text:p>1017</text:p>
          </table:table-cell>
          <table:table-cell table:formula="of:=COM.MICROSOFT.NORM.INV(RAND();80;10)" office:value-type="float" office:value="79.5570430258988" calcext:value-type="float">
            <text:p>79,5570</text:p>
          </table:table-cell>
          <table:table-cell table:number-columns-repeated="5"/>
          <table:table-cell office:value-type="float" office:value="1017" calcext:value-type="float">
            <text:p>1017</text:p>
          </table:table-cell>
          <table:table-cell table:formula="of:=4*PI()*PI()*[.I1042]*[.B1042]" office:value-type="float" office:value="65877.0039349778" calcext:value-type="float">
            <text:p>65877,0039</text:p>
          </table:table-cell>
          <table:table-cell table:number-columns-repeated="5"/>
          <table:table-cell table:formula="of:=COM.MICROSOFT.NORM.INV(RAND();[.$S$28];[.$S$30])" office:value-type="float" office:value="69174.6652017725" calcext:value-type="float">
            <text:p>69174,6652017725</text:p>
          </table:table-cell>
          <table:table-cell table:number-columns-repeated="1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18+4*RAND()" office:value-type="float" office:value="21.5972909317352" calcext:value-type="float">
            <text:p>21,5973</text:p>
          </table:table-cell>
          <table:table-cell table:number-columns-repeated="5"/>
          <table:table-cell office:value-type="float" office:value="1018" calcext:value-type="float">
            <text:p>1018</text:p>
          </table:table-cell>
          <table:table-cell table:formula="of:=COM.MICROSOFT.NORM.INV(RAND();80;10)" office:value-type="float" office:value="93.3516652043031" calcext:value-type="float">
            <text:p>93,3517</text:p>
          </table:table-cell>
          <table:table-cell table:number-columns-repeated="5"/>
          <table:table-cell office:value-type="float" office:value="1018" calcext:value-type="float">
            <text:p>1018</text:p>
          </table:table-cell>
          <table:table-cell table:formula="of:=4*PI()*PI()*[.I1043]*[.B1043]" office:value-type="float" office:value="79594.1381615213" calcext:value-type="float">
            <text:p>79594,1382</text:p>
          </table:table-cell>
          <table:table-cell table:number-columns-repeated="5"/>
          <table:table-cell table:formula="of:=COM.MICROSOFT.NORM.INV(RAND();[.$S$28];[.$S$30])" office:value-type="float" office:value="66364.0384145027" calcext:value-type="float">
            <text:p>66364,0384145027</text:p>
          </table:table-cell>
          <table:table-cell table:number-columns-repeated="1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18+4*RAND()" office:value-type="float" office:value="20.348831883166" calcext:value-type="float">
            <text:p>20,3488</text:p>
          </table:table-cell>
          <table:table-cell table:number-columns-repeated="5"/>
          <table:table-cell office:value-type="float" office:value="1019" calcext:value-type="float">
            <text:p>1019</text:p>
          </table:table-cell>
          <table:table-cell table:formula="of:=COM.MICROSOFT.NORM.INV(RAND();80;10)" office:value-type="float" office:value="65.211854327557" calcext:value-type="float">
            <text:p>65,2119</text:p>
          </table:table-cell>
          <table:table-cell table:number-columns-repeated="5"/>
          <table:table-cell office:value-type="float" office:value="1019" calcext:value-type="float">
            <text:p>1019</text:p>
          </table:table-cell>
          <table:table-cell table:formula="of:=4*PI()*PI()*[.I1044]*[.B1044]" office:value-type="float" office:value="52387.2703732007" calcext:value-type="float">
            <text:p>52387,2704</text:p>
          </table:table-cell>
          <table:table-cell table:number-columns-repeated="5"/>
          <table:table-cell table:formula="of:=COM.MICROSOFT.NORM.INV(RAND();[.$S$28];[.$S$30])" office:value-type="float" office:value="62594.7970903316" calcext:value-type="float">
            <text:p>62594,7970903316</text:p>
          </table:table-cell>
          <table:table-cell table:number-columns-repeated="1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18+4*RAND()" office:value-type="float" office:value="18.0005752076395" calcext:value-type="float">
            <text:p>18,0006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formula="of:=COM.MICROSOFT.NORM.INV(RAND();80;10)" office:value-type="float" office:value="78.8819953593043" calcext:value-type="float">
            <text:p>78,8820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formula="of:=4*PI()*PI()*[.I1045]*[.B1045]" office:value-type="float" office:value="56056.2456516942" calcext:value-type="float">
            <text:p>56056,2457</text:p>
          </table:table-cell>
          <table:table-cell table:number-columns-repeated="5"/>
          <table:table-cell table:formula="of:=COM.MICROSOFT.NORM.INV(RAND();[.$S$28];[.$S$30])" office:value-type="float" office:value="62916.9553596985" calcext:value-type="float">
            <text:p>62916,9553596985</text:p>
          </table:table-cell>
          <table:table-cell table:number-columns-repeated="1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18+4*RAND()" office:value-type="float" office:value="20.2900746758096" calcext:value-type="float">
            <text:p>20,2901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formula="of:=COM.MICROSOFT.NORM.INV(RAND();80;10)" office:value-type="float" office:value="96.0266572879374" calcext:value-type="float">
            <text:p>96,0267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formula="of:=4*PI()*PI()*[.I1046]*[.B1046]" office:value-type="float" office:value="76919.2769843039" calcext:value-type="float">
            <text:p>76919,2770</text:p>
          </table:table-cell>
          <table:table-cell table:number-columns-repeated="5"/>
          <table:table-cell table:formula="of:=COM.MICROSOFT.NORM.INV(RAND();[.$S$28];[.$S$30])" office:value-type="float" office:value="50966.8643034884" calcext:value-type="float">
            <text:p>50966,8643034884</text:p>
          </table:table-cell>
          <table:table-cell table:number-columns-repeated="1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18+4*RAND()" office:value-type="float" office:value="20.0572496359237" calcext:value-type="float">
            <text:p>20,0572</text:p>
          </table:table-cell>
          <table:table-cell table:number-columns-repeated="5"/>
          <table:table-cell office:value-type="float" office:value="1022" calcext:value-type="float">
            <text:p>1022</text:p>
          </table:table-cell>
          <table:table-cell table:formula="of:=COM.MICROSOFT.NORM.INV(RAND();80;10)" office:value-type="float" office:value="84.678759678556" calcext:value-type="float">
            <text:p>84,6788</text:p>
          </table:table-cell>
          <table:table-cell table:number-columns-repeated="5"/>
          <table:table-cell office:value-type="float" office:value="1022" calcext:value-type="float">
            <text:p>1022</text:p>
          </table:table-cell>
          <table:table-cell table:formula="of:=4*PI()*PI()*[.I1047]*[.B1047]" office:value-type="float" office:value="67051.0533208372" calcext:value-type="float">
            <text:p>67051,0533</text:p>
          </table:table-cell>
          <table:table-cell table:number-columns-repeated="5"/>
          <table:table-cell table:formula="of:=COM.MICROSOFT.NORM.INV(RAND();[.$S$28];[.$S$30])" office:value-type="float" office:value="72688.8273923737" calcext:value-type="float">
            <text:p>72688,8273923737</text:p>
          </table:table-cell>
          <table:table-cell table:number-columns-repeated="1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18+4*RAND()" office:value-type="float" office:value="20.9872274925001" calcext:value-type="float">
            <text:p>20,9872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formula="of:=COM.MICROSOFT.NORM.INV(RAND();80;10)" office:value-type="float" office:value="78.1667399157557" calcext:value-type="float">
            <text:p>78,1667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formula="of:=4*PI()*PI()*[.I1048]*[.B1048]" office:value-type="float" office:value="64764.4685537825" calcext:value-type="float">
            <text:p>64764,4686</text:p>
          </table:table-cell>
          <table:table-cell table:number-columns-repeated="5"/>
          <table:table-cell table:formula="of:=COM.MICROSOFT.NORM.INV(RAND();[.$S$28];[.$S$30])" office:value-type="float" office:value="81368.7432561764" calcext:value-type="float">
            <text:p>81368,7432561764</text:p>
          </table:table-cell>
          <table:table-cell table:number-columns-repeated="1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18+4*RAND()" office:value-type="float" office:value="19.3080425313674" calcext:value-type="float">
            <text:p>19,3080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table:formula="of:=COM.MICROSOFT.NORM.INV(RAND();80;10)" office:value-type="float" office:value="60.7115801545665" calcext:value-type="float">
            <text:p>60,7116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table:formula="of:=4*PI()*PI()*[.I1049]*[.B1049]" office:value-type="float" office:value="46277.460630891" calcext:value-type="float">
            <text:p>46277,4606</text:p>
          </table:table-cell>
          <table:table-cell table:number-columns-repeated="5"/>
          <table:table-cell table:formula="of:=COM.MICROSOFT.NORM.INV(RAND();[.$S$28];[.$S$30])" office:value-type="float" office:value="54524.1643778205" calcext:value-type="float">
            <text:p>54524,1643778205</text:p>
          </table:table-cell>
          <table:table-cell table:number-columns-repeated="1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18+4*RAND()" office:value-type="float" office:value="21.2514617773704" calcext:value-type="float">
            <text:p>21,2515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formula="of:=COM.MICROSOFT.NORM.INV(RAND();80;10)" office:value-type="float" office:value="83.5638816494334" calcext:value-type="float">
            <text:p>83,5639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formula="of:=4*PI()*PI()*[.I1050]*[.B1050]" office:value-type="float" office:value="70107.9309578687" calcext:value-type="float">
            <text:p>70107,9310</text:p>
          </table:table-cell>
          <table:table-cell table:number-columns-repeated="5"/>
          <table:table-cell table:formula="of:=COM.MICROSOFT.NORM.INV(RAND();[.$S$28];[.$S$30])" office:value-type="float" office:value="58928.6118088847" calcext:value-type="float">
            <text:p>58928,6118088847</text:p>
          </table:table-cell>
          <table:table-cell table:number-columns-repeated="1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18+4*RAND()" office:value-type="float" office:value="21.9216032107361" calcext:value-type="float">
            <text:p>21,9216</text:p>
          </table:table-cell>
          <table:table-cell table:number-columns-repeated="5"/>
          <table:table-cell office:value-type="float" office:value="1026" calcext:value-type="float">
            <text:p>1026</text:p>
          </table:table-cell>
          <table:table-cell table:formula="of:=COM.MICROSOFT.NORM.INV(RAND();80;10)" office:value-type="float" office:value="85.7657451083546" calcext:value-type="float">
            <text:p>85,7657</text:p>
          </table:table-cell>
          <table:table-cell table:number-columns-repeated="5"/>
          <table:table-cell office:value-type="float" office:value="1026" calcext:value-type="float">
            <text:p>1026</text:p>
          </table:table-cell>
          <table:table-cell table:formula="of:=4*PI()*PI()*[.I1051]*[.B1051]" office:value-type="float" office:value="74224.2664663406" calcext:value-type="float">
            <text:p>74224,2665</text:p>
          </table:table-cell>
          <table:table-cell table:number-columns-repeated="5"/>
          <table:table-cell table:formula="of:=COM.MICROSOFT.NORM.INV(RAND();[.$S$28];[.$S$30])" office:value-type="float" office:value="68444.5878881159" calcext:value-type="float">
            <text:p>68444,5878881159</text:p>
          </table:table-cell>
          <table:table-cell table:number-columns-repeated="1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18+4*RAND()" office:value-type="float" office:value="20.5998498941772" calcext:value-type="float">
            <text:p>20,5998</text:p>
          </table:table-cell>
          <table:table-cell table:number-columns-repeated="5"/>
          <table:table-cell office:value-type="float" office:value="1027" calcext:value-type="float">
            <text:p>1027</text:p>
          </table:table-cell>
          <table:table-cell table:formula="of:=COM.MICROSOFT.NORM.INV(RAND();80;10)" office:value-type="float" office:value="70.1272968397749" calcext:value-type="float">
            <text:p>70,1273</text:p>
          </table:table-cell>
          <table:table-cell table:number-columns-repeated="5"/>
          <table:table-cell office:value-type="float" office:value="1027" calcext:value-type="float">
            <text:p>1027</text:p>
          </table:table-cell>
          <table:table-cell table:formula="of:=4*PI()*PI()*[.I1052]*[.B1052]" office:value-type="float" office:value="57030.987457992" calcext:value-type="float">
            <text:p>57030,9875</text:p>
          </table:table-cell>
          <table:table-cell table:number-columns-repeated="5"/>
          <table:table-cell table:formula="of:=COM.MICROSOFT.NORM.INV(RAND();[.$S$28];[.$S$30])" office:value-type="float" office:value="66002.2508695067" calcext:value-type="float">
            <text:p>66002,2508695067</text:p>
          </table:table-cell>
          <table:table-cell table:number-columns-repeated="1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18+4*RAND()" office:value-type="float" office:value="18.1521094064228" calcext:value-type="float">
            <text:p>18,1521</text:p>
          </table:table-cell>
          <table:table-cell table:number-columns-repeated="5"/>
          <table:table-cell office:value-type="float" office:value="1028" calcext:value-type="float">
            <text:p>1028</text:p>
          </table:table-cell>
          <table:table-cell table:formula="of:=COM.MICROSOFT.NORM.INV(RAND();80;10)" office:value-type="float" office:value="82.8307790826582" calcext:value-type="float">
            <text:p>82,8308</text:p>
          </table:table-cell>
          <table:table-cell table:number-columns-repeated="5"/>
          <table:table-cell office:value-type="float" office:value="1028" calcext:value-type="float">
            <text:p>1028</text:p>
          </table:table-cell>
          <table:table-cell table:formula="of:=4*PI()*PI()*[.I1053]*[.B1053]" office:value-type="float" office:value="59357.9075994679" calcext:value-type="float">
            <text:p>59357,9076</text:p>
          </table:table-cell>
          <table:table-cell table:number-columns-repeated="5"/>
          <table:table-cell table:formula="of:=COM.MICROSOFT.NORM.INV(RAND();[.$S$28];[.$S$30])" office:value-type="float" office:value="66015.1255531886" calcext:value-type="float">
            <text:p>66015,1255531886</text:p>
          </table:table-cell>
          <table:table-cell table:number-columns-repeated="1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18+4*RAND()" office:value-type="float" office:value="18.3632038100623" calcext:value-type="float">
            <text:p>18,3632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formula="of:=COM.MICROSOFT.NORM.INV(RAND();80;10)" office:value-type="float" office:value="93.7336789257646" calcext:value-type="float">
            <text:p>93,7337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formula="of:=4*PI()*PI()*[.I1054]*[.B1054]" office:value-type="float" office:value="67952.2519617118" calcext:value-type="float">
            <text:p>67952,2520</text:p>
          </table:table-cell>
          <table:table-cell table:number-columns-repeated="5"/>
          <table:table-cell table:formula="of:=COM.MICROSOFT.NORM.INV(RAND();[.$S$28];[.$S$30])" office:value-type="float" office:value="66855.9159293121" calcext:value-type="float">
            <text:p>66855,9159293121</text:p>
          </table:table-cell>
          <table:table-cell table:number-columns-repeated="1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18+4*RAND()" office:value-type="float" office:value="18.1343513629399" calcext:value-type="float">
            <text:p>18,1344</text:p>
          </table:table-cell>
          <table:table-cell table:number-columns-repeated="5"/>
          <table:table-cell office:value-type="float" office:value="1030" calcext:value-type="float">
            <text:p>1030</text:p>
          </table:table-cell>
          <table:table-cell table:formula="of:=COM.MICROSOFT.NORM.INV(RAND();80;10)" office:value-type="float" office:value="84.8404601746446" calcext:value-type="float">
            <text:p>84,8405</text:p>
          </table:table-cell>
          <table:table-cell table:number-columns-repeated="5"/>
          <table:table-cell office:value-type="float" office:value="1030" calcext:value-type="float">
            <text:p>1030</text:p>
          </table:table-cell>
          <table:table-cell table:formula="of:=4*PI()*PI()*[.I1055]*[.B1055]" office:value-type="float" office:value="60738.6001344592" calcext:value-type="float">
            <text:p>60738,6001</text:p>
          </table:table-cell>
          <table:table-cell table:number-columns-repeated="5"/>
          <table:table-cell table:formula="of:=COM.MICROSOFT.NORM.INV(RAND();[.$S$28];[.$S$30])" office:value-type="float" office:value="74698.1129865624" calcext:value-type="float">
            <text:p>74698,1129865624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18+4*RAND()" office:value-type="float" office:value="19.6512431385927" calcext:value-type="float">
            <text:p>19,6512</text:p>
          </table:table-cell>
          <table:table-cell table:number-columns-repeated="5"/>
          <table:table-cell office:value-type="float" office:value="1031" calcext:value-type="float">
            <text:p>1031</text:p>
          </table:table-cell>
          <table:table-cell table:formula="of:=COM.MICROSOFT.NORM.INV(RAND();80;10)" office:value-type="float" office:value="84.2093552087374" calcext:value-type="float">
            <text:p>84,2094</text:p>
          </table:table-cell>
          <table:table-cell table:number-columns-repeated="5"/>
          <table:table-cell office:value-type="float" office:value="1031" calcext:value-type="float">
            <text:p>1031</text:p>
          </table:table-cell>
          <table:table-cell table:formula="of:=4*PI()*PI()*[.I1056]*[.B1056]" office:value-type="float" office:value="65329.6163452847" calcext:value-type="float">
            <text:p>65329,6163</text:p>
          </table:table-cell>
          <table:table-cell table:number-columns-repeated="5"/>
          <table:table-cell table:formula="of:=COM.MICROSOFT.NORM.INV(RAND();[.$S$28];[.$S$30])" office:value-type="float" office:value="68512.9555028705" calcext:value-type="float">
            <text:p>68512,9555028705</text:p>
          </table:table-cell>
          <table:table-cell table:number-columns-repeated="1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18+4*RAND()" office:value-type="float" office:value="18.5698321484961" calcext:value-type="float">
            <text:p>18,5698</text:p>
          </table:table-cell>
          <table:table-cell table:number-columns-repeated="5"/>
          <table:table-cell office:value-type="float" office:value="1032" calcext:value-type="float">
            <text:p>1032</text:p>
          </table:table-cell>
          <table:table-cell table:formula="of:=COM.MICROSOFT.NORM.INV(RAND();80;10)" office:value-type="float" office:value="62.1798769084447" calcext:value-type="float">
            <text:p>62,1799</text:p>
          </table:table-cell>
          <table:table-cell table:number-columns-repeated="5"/>
          <table:table-cell office:value-type="float" office:value="1032" calcext:value-type="float">
            <text:p>1032</text:p>
          </table:table-cell>
          <table:table-cell table:formula="of:=4*PI()*PI()*[.I1057]*[.B1057]" office:value-type="float" office:value="45584.5396074302" calcext:value-type="float">
            <text:p>45584,5396</text:p>
          </table:table-cell>
          <table:table-cell table:number-columns-repeated="5"/>
          <table:table-cell table:formula="of:=COM.MICROSOFT.NORM.INV(RAND();[.$S$28];[.$S$30])" office:value-type="float" office:value="59436.7194212817" calcext:value-type="float">
            <text:p>59436,7194212817</text:p>
          </table:table-cell>
          <table:table-cell table:number-columns-repeated="1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18+4*RAND()" office:value-type="float" office:value="20.4519358151592" calcext:value-type="float">
            <text:p>20,4519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formula="of:=COM.MICROSOFT.NORM.INV(RAND();80;10)" office:value-type="float" office:value="80.2075645753119" calcext:value-type="float">
            <text:p>80,2076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formula="of:=4*PI()*PI()*[.I1058]*[.B1058]" office:value-type="float" office:value="64760.3947610839" calcext:value-type="float">
            <text:p>64760,3948</text:p>
          </table:table-cell>
          <table:table-cell table:number-columns-repeated="5"/>
          <table:table-cell table:formula="of:=COM.MICROSOFT.NORM.INV(RAND();[.$S$28];[.$S$30])" office:value-type="float" office:value="57005.8258561353" calcext:value-type="float">
            <text:p>57005,8258561353</text:p>
          </table:table-cell>
          <table:table-cell table:number-columns-repeated="1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18+4*RAND()" office:value-type="float" office:value="20.5200710599311" calcext:value-type="float">
            <text:p>20,5201</text:p>
          </table:table-cell>
          <table:table-cell table:number-columns-repeated="5"/>
          <table:table-cell office:value-type="float" office:value="1034" calcext:value-type="float">
            <text:p>1034</text:p>
          </table:table-cell>
          <table:table-cell table:formula="of:=COM.MICROSOFT.NORM.INV(RAND();80;10)" office:value-type="float" office:value="80.3116574917259" calcext:value-type="float">
            <text:p>80,3117</text:p>
          </table:table-cell>
          <table:table-cell table:number-columns-repeated="5"/>
          <table:table-cell office:value-type="float" office:value="1034" calcext:value-type="float">
            <text:p>1034</text:p>
          </table:table-cell>
          <table:table-cell table:formula="of:=4*PI()*PI()*[.I1059]*[.B1059]" office:value-type="float" office:value="65060.4684796609" calcext:value-type="float">
            <text:p>65060,4685</text:p>
          </table:table-cell>
          <table:table-cell table:number-columns-repeated="5"/>
          <table:table-cell table:formula="of:=COM.MICROSOFT.NORM.INV(RAND();[.$S$28];[.$S$30])" office:value-type="float" office:value="65559.0656942493" calcext:value-type="float">
            <text:p>65559,0656942493</text:p>
          </table:table-cell>
          <table:table-cell table:number-columns-repeated="1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18+4*RAND()" office:value-type="float" office:value="20.4440035535954" calcext:value-type="float">
            <text:p>20,4440</text:p>
          </table:table-cell>
          <table:table-cell table:number-columns-repeated="5"/>
          <table:table-cell office:value-type="float" office:value="1035" calcext:value-type="float">
            <text:p>1035</text:p>
          </table:table-cell>
          <table:table-cell table:formula="of:=COM.MICROSOFT.NORM.INV(RAND();80;10)" office:value-type="float" office:value="63.8053467765449" calcext:value-type="float">
            <text:p>63,8053</text:p>
          </table:table-cell>
          <table:table-cell table:number-columns-repeated="5"/>
          <table:table-cell office:value-type="float" office:value="1035" calcext:value-type="float">
            <text:p>1035</text:p>
          </table:table-cell>
          <table:table-cell table:formula="of:=4*PI()*PI()*[.I1060]*[.B1060]" office:value-type="float" office:value="51497.0982116716" calcext:value-type="float">
            <text:p>51497,0982</text:p>
          </table:table-cell>
          <table:table-cell table:number-columns-repeated="5"/>
          <table:table-cell table:formula="of:=COM.MICROSOFT.NORM.INV(RAND();[.$S$28];[.$S$30])" office:value-type="float" office:value="63371.1068940583" calcext:value-type="float">
            <text:p>63371,1068940583</text:p>
          </table:table-cell>
          <table:table-cell table:number-columns-repeated="1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18+4*RAND()" office:value-type="float" office:value="20.444363866467" calcext:value-type="float">
            <text:p>20,4444</text:p>
          </table:table-cell>
          <table:table-cell table:number-columns-repeated="5"/>
          <table:table-cell office:value-type="float" office:value="1036" calcext:value-type="float">
            <text:p>1036</text:p>
          </table:table-cell>
          <table:table-cell table:formula="of:=COM.MICROSOFT.NORM.INV(RAND();80;10)" office:value-type="float" office:value="81.6004232108928" calcext:value-type="float">
            <text:p>81,6004</text:p>
          </table:table-cell>
          <table:table-cell table:number-columns-repeated="5"/>
          <table:table-cell office:value-type="float" office:value="1036" calcext:value-type="float">
            <text:p>1036</text:p>
          </table:table-cell>
          <table:table-cell table:formula="of:=4*PI()*PI()*[.I1061]*[.B1061]" office:value-type="float" office:value="65860.6101432908" calcext:value-type="float">
            <text:p>65860,6101</text:p>
          </table:table-cell>
          <table:table-cell table:number-columns-repeated="5"/>
          <table:table-cell table:formula="of:=COM.MICROSOFT.NORM.INV(RAND();[.$S$28];[.$S$30])" office:value-type="float" office:value="55388.2735986652" calcext:value-type="float">
            <text:p>55388,2735986652</text:p>
          </table:table-cell>
          <table:table-cell table:number-columns-repeated="1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18+4*RAND()" office:value-type="float" office:value="19.6789086307399" calcext:value-type="float">
            <text:p>19,6789</text:p>
          </table:table-cell>
          <table:table-cell table:number-columns-repeated="5"/>
          <table:table-cell office:value-type="float" office:value="1037" calcext:value-type="float">
            <text:p>1037</text:p>
          </table:table-cell>
          <table:table-cell table:formula="of:=COM.MICROSOFT.NORM.INV(RAND();80;10)" office:value-type="float" office:value="56.6804856210609" calcext:value-type="float">
            <text:p>56,6805</text:p>
          </table:table-cell>
          <table:table-cell table:number-columns-repeated="5"/>
          <table:table-cell office:value-type="float" office:value="1037" calcext:value-type="float">
            <text:p>1037</text:p>
          </table:table-cell>
          <table:table-cell table:formula="of:=4*PI()*PI()*[.I1062]*[.B1062]" office:value-type="float" office:value="44034.6256364396" calcext:value-type="float">
            <text:p>44034,6256</text:p>
          </table:table-cell>
          <table:table-cell table:number-columns-repeated="5"/>
          <table:table-cell table:formula="of:=COM.MICROSOFT.NORM.INV(RAND();[.$S$28];[.$S$30])" office:value-type="float" office:value="80335.3079698385" calcext:value-type="float">
            <text:p>80335,3079698385</text:p>
          </table:table-cell>
          <table:table-cell table:number-columns-repeated="1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18+4*RAND()" office:value-type="float" office:value="18.448466041591" calcext:value-type="float">
            <text:p>18,4485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formula="of:=COM.MICROSOFT.NORM.INV(RAND();80;10)" office:value-type="float" office:value="78.4992919527719" calcext:value-type="float">
            <text:p>78,4993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formula="of:=4*PI()*PI()*[.I1063]*[.B1063]" office:value-type="float" office:value="57172.3096718548" calcext:value-type="float">
            <text:p>57172,3097</text:p>
          </table:table-cell>
          <table:table-cell table:number-columns-repeated="5"/>
          <table:table-cell table:formula="of:=COM.MICROSOFT.NORM.INV(RAND();[.$S$28];[.$S$30])" office:value-type="float" office:value="64153.4630931274" calcext:value-type="float">
            <text:p>64153,4630931274</text:p>
          </table:table-cell>
          <table:table-cell table:number-columns-repeated="1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18+4*RAND()" office:value-type="float" office:value="21.7077077482827" calcext:value-type="float">
            <text:p>21,7077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formula="of:=COM.MICROSOFT.NORM.INV(RAND();80;10)" office:value-type="float" office:value="96.2831421438593" calcext:value-type="float">
            <text:p>96,2831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formula="of:=4*PI()*PI()*[.I1064]*[.B1064]" office:value-type="float" office:value="82513.3002047521" calcext:value-type="float">
            <text:p>82513,3002</text:p>
          </table:table-cell>
          <table:table-cell table:number-columns-repeated="5"/>
          <table:table-cell table:formula="of:=COM.MICROSOFT.NORM.INV(RAND();[.$S$28];[.$S$30])" office:value-type="float" office:value="54858.7024380725" calcext:value-type="float">
            <text:p>54858,7024380725</text:p>
          </table:table-cell>
          <table:table-cell table:number-columns-repeated="1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18+4*RAND()" office:value-type="float" office:value="21.5240557123907" calcext:value-type="float">
            <text:p>21,5241</text:p>
          </table:table-cell>
          <table:table-cell table:number-columns-repeated="5"/>
          <table:table-cell office:value-type="float" office:value="1040" calcext:value-type="float">
            <text:p>1040</text:p>
          </table:table-cell>
          <table:table-cell table:formula="of:=COM.MICROSOFT.NORM.INV(RAND();80;10)" office:value-type="float" office:value="81.2306679280495" calcext:value-type="float">
            <text:p>81,2307</text:p>
          </table:table-cell>
          <table:table-cell table:number-columns-repeated="5"/>
          <table:table-cell office:value-type="float" office:value="1040" calcext:value-type="float">
            <text:p>1040</text:p>
          </table:table-cell>
          <table:table-cell table:formula="of:=4*PI()*PI()*[.I1065]*[.B1065]" office:value-type="float" office:value="69024.5952202816" calcext:value-type="float">
            <text:p>69024,5952</text:p>
          </table:table-cell>
          <table:table-cell table:number-columns-repeated="5"/>
          <table:table-cell table:formula="of:=COM.MICROSOFT.NORM.INV(RAND();[.$S$28];[.$S$30])" office:value-type="float" office:value="72878.1472004378" calcext:value-type="float">
            <text:p>72878,1472004378</text:p>
          </table:table-cell>
          <table:table-cell table:number-columns-repeated="1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18+4*RAND()" office:value-type="float" office:value="21.0170323825441" calcext:value-type="float">
            <text:p>21,0170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formula="of:=COM.MICROSOFT.NORM.INV(RAND();80;10)" office:value-type="float" office:value="75.0120395752633" calcext:value-type="float">
            <text:p>75,0120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formula="of:=4*PI()*PI()*[.I1066]*[.B1066]" office:value-type="float" office:value="62238.928056708" calcext:value-type="float">
            <text:p>62238,9281</text:p>
          </table:table-cell>
          <table:table-cell table:number-columns-repeated="5"/>
          <table:table-cell table:formula="of:=COM.MICROSOFT.NORM.INV(RAND();[.$S$28];[.$S$30])" office:value-type="float" office:value="64854.2986643338" calcext:value-type="float">
            <text:p>64854,2986643338</text:p>
          </table:table-cell>
          <table:table-cell table:number-columns-repeated="1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18+4*RAND()" office:value-type="float" office:value="21.2051645121537" calcext:value-type="float">
            <text:p>21,2052</text:p>
          </table:table-cell>
          <table:table-cell table:number-columns-repeated="5"/>
          <table:table-cell office:value-type="float" office:value="1042" calcext:value-type="float">
            <text:p>1042</text:p>
          </table:table-cell>
          <table:table-cell table:formula="of:=COM.MICROSOFT.NORM.INV(RAND();80;10)" office:value-type="float" office:value="72.3029467977102" calcext:value-type="float">
            <text:p>72,3029</text:p>
          </table:table-cell>
          <table:table-cell table:number-columns-repeated="5"/>
          <table:table-cell office:value-type="float" office:value="1042" calcext:value-type="float">
            <text:p>1042</text:p>
          </table:table-cell>
          <table:table-cell table:formula="of:=4*PI()*PI()*[.I1067]*[.B1067]" office:value-type="float" office:value="60528.1472814648" calcext:value-type="float">
            <text:p>60528,1473</text:p>
          </table:table-cell>
          <table:table-cell table:number-columns-repeated="5"/>
          <table:table-cell table:formula="of:=COM.MICROSOFT.NORM.INV(RAND();[.$S$28];[.$S$30])" office:value-type="float" office:value="61977.9162585624" calcext:value-type="float">
            <text:p>61977,9162585624</text:p>
          </table:table-cell>
          <table:table-cell table:number-columns-repeated="1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18+4*RAND()" office:value-type="float" office:value="19.5854080510326" calcext:value-type="float">
            <text:p>19,5854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formula="of:=COM.MICROSOFT.NORM.INV(RAND();80;10)" office:value-type="float" office:value="74.846944530687" calcext:value-type="float">
            <text:p>74,8469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formula="of:=4*PI()*PI()*[.I1068]*[.B1068]" office:value-type="float" office:value="57871.7262199044" calcext:value-type="float">
            <text:p>57871,7262</text:p>
          </table:table-cell>
          <table:table-cell table:number-columns-repeated="5"/>
          <table:table-cell table:formula="of:=COM.MICROSOFT.NORM.INV(RAND();[.$S$28];[.$S$30])" office:value-type="float" office:value="63427.0143686025" calcext:value-type="float">
            <text:p>63427,0143686025</text:p>
          </table:table-cell>
          <table:table-cell table:number-columns-repeated="1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18+4*RAND()" office:value-type="float" office:value="19.1199627597816" calcext:value-type="float">
            <text:p>19,1200</text:p>
          </table:table-cell>
          <table:table-cell table:number-columns-repeated="5"/>
          <table:table-cell office:value-type="float" office:value="1044" calcext:value-type="float">
            <text:p>1044</text:p>
          </table:table-cell>
          <table:table-cell table:formula="of:=COM.MICROSOFT.NORM.INV(RAND();80;10)" office:value-type="float" office:value="71.1406246685693" calcext:value-type="float">
            <text:p>71,1406</text:p>
          </table:table-cell>
          <table:table-cell table:number-columns-repeated="5"/>
          <table:table-cell office:value-type="float" office:value="1044" calcext:value-type="float">
            <text:p>1044</text:p>
          </table:table-cell>
          <table:table-cell table:formula="of:=4*PI()*PI()*[.I1069]*[.B1069]" office:value-type="float" office:value="53698.7842215565" calcext:value-type="float">
            <text:p>53698,7842</text:p>
          </table:table-cell>
          <table:table-cell table:number-columns-repeated="5"/>
          <table:table-cell table:formula="of:=COM.MICROSOFT.NORM.INV(RAND();[.$S$28];[.$S$30])" office:value-type="float" office:value="66596.5852228613" calcext:value-type="float">
            <text:p>66596,5852228613</text:p>
          </table:table-cell>
          <table:table-cell table:number-columns-repeated="1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18+4*RAND()" office:value-type="float" office:value="19.2966403397732" calcext:value-type="float">
            <text:p>19,2966</text:p>
          </table:table-cell>
          <table:table-cell table:number-columns-repeated="5"/>
          <table:table-cell office:value-type="float" office:value="1045" calcext:value-type="float">
            <text:p>1045</text:p>
          </table:table-cell>
          <table:table-cell table:formula="of:=COM.MICROSOFT.NORM.INV(RAND();80;10)" office:value-type="float" office:value="70.69306950036" calcext:value-type="float">
            <text:p>70,6931</text:p>
          </table:table-cell>
          <table:table-cell table:number-columns-repeated="5"/>
          <table:table-cell office:value-type="float" office:value="1045" calcext:value-type="float">
            <text:p>1045</text:p>
          </table:table-cell>
          <table:table-cell table:formula="of:=4*PI()*PI()*[.I1070]*[.B1070]" office:value-type="float" office:value="53854.0387162638" calcext:value-type="float">
            <text:p>53854,0387</text:p>
          </table:table-cell>
          <table:table-cell table:number-columns-repeated="5"/>
          <table:table-cell table:formula="of:=COM.MICROSOFT.NORM.INV(RAND();[.$S$28];[.$S$30])" office:value-type="float" office:value="65042.6462457878" calcext:value-type="float">
            <text:p>65042,6462457878</text:p>
          </table:table-cell>
          <table:table-cell table:number-columns-repeated="1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18+4*RAND()" office:value-type="float" office:value="20.222865826916" calcext:value-type="float">
            <text:p>20,2229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formula="of:=COM.MICROSOFT.NORM.INV(RAND();80;10)" office:value-type="float" office:value="57.8836045018895" calcext:value-type="float">
            <text:p>57,8836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formula="of:=4*PI()*PI()*[.I1071]*[.B1071]" office:value-type="float" office:value="46212.3447571273" calcext:value-type="float">
            <text:p>46212,3448</text:p>
          </table:table-cell>
          <table:table-cell table:number-columns-repeated="5"/>
          <table:table-cell table:formula="of:=COM.MICROSOFT.NORM.INV(RAND();[.$S$28];[.$S$30])" office:value-type="float" office:value="52470.7338489256" calcext:value-type="float">
            <text:p>52470,7338489256</text:p>
          </table:table-cell>
          <table:table-cell table:number-columns-repeated="1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18+4*RAND()" office:value-type="float" office:value="20.0854741581716" calcext:value-type="float">
            <text:p>20,0855</text:p>
          </table:table-cell>
          <table:table-cell table:number-columns-repeated="5"/>
          <table:table-cell office:value-type="float" office:value="1047" calcext:value-type="float">
            <text:p>1047</text:p>
          </table:table-cell>
          <table:table-cell table:formula="of:=COM.MICROSOFT.NORM.INV(RAND();80;10)" office:value-type="float" office:value="93.0058764246651" calcext:value-type="float">
            <text:p>93,0059</text:p>
          </table:table-cell>
          <table:table-cell table:number-columns-repeated="5"/>
          <table:table-cell office:value-type="float" office:value="1047" calcext:value-type="float">
            <text:p>1047</text:p>
          </table:table-cell>
          <table:table-cell table:formula="of:=4*PI()*PI()*[.I1072]*[.B1072]" office:value-type="float" office:value="73748.3341718532" calcext:value-type="float">
            <text:p>73748,3342</text:p>
          </table:table-cell>
          <table:table-cell table:number-columns-repeated="5"/>
          <table:table-cell table:formula="of:=COM.MICROSOFT.NORM.INV(RAND();[.$S$28];[.$S$30])" office:value-type="float" office:value="72874.658549487" calcext:value-type="float">
            <text:p>72874,658549487</text:p>
          </table:table-cell>
          <table:table-cell table:number-columns-repeated="1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18+4*RAND()" office:value-type="float" office:value="20.6605407590978" calcext:value-type="float">
            <text:p>20,6605</text:p>
          </table:table-cell>
          <table:table-cell table:number-columns-repeated="5"/>
          <table:table-cell office:value-type="float" office:value="1048" calcext:value-type="float">
            <text:p>1048</text:p>
          </table:table-cell>
          <table:table-cell table:formula="of:=COM.MICROSOFT.NORM.INV(RAND();80;10)" office:value-type="float" office:value="69.5115576757458" calcext:value-type="float">
            <text:p>69,5116</text:p>
          </table:table-cell>
          <table:table-cell table:number-columns-repeated="5"/>
          <table:table-cell office:value-type="float" office:value="1048" calcext:value-type="float">
            <text:p>1048</text:p>
          </table:table-cell>
          <table:table-cell table:formula="of:=4*PI()*PI()*[.I1073]*[.B1073]" office:value-type="float" office:value="56696.7861590602" calcext:value-type="float">
            <text:p>56696,7862</text:p>
          </table:table-cell>
          <table:table-cell table:number-columns-repeated="5"/>
          <table:table-cell table:formula="of:=COM.MICROSOFT.NORM.INV(RAND();[.$S$28];[.$S$30])" office:value-type="float" office:value="57273.9965674568" calcext:value-type="float">
            <text:p>57273,9965674568</text:p>
          </table:table-cell>
          <table:table-cell table:number-columns-repeated="1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18+4*RAND()" office:value-type="float" office:value="18.0110886138864" calcext:value-type="float">
            <text:p>18,0111</text:p>
          </table:table-cell>
          <table:table-cell table:number-columns-repeated="5"/>
          <table:table-cell office:value-type="float" office:value="1049" calcext:value-type="float">
            <text:p>1049</text:p>
          </table:table-cell>
          <table:table-cell table:formula="of:=COM.MICROSOFT.NORM.INV(RAND();80;10)" office:value-type="float" office:value="91.3849670288238" calcext:value-type="float">
            <text:p>91,3850</text:p>
          </table:table-cell>
          <table:table-cell table:number-columns-repeated="5"/>
          <table:table-cell office:value-type="float" office:value="1049" calcext:value-type="float">
            <text:p>1049</text:p>
          </table:table-cell>
          <table:table-cell table:formula="of:=4*PI()*PI()*[.I1074]*[.B1074]" office:value-type="float" office:value="64979.2148083617" calcext:value-type="float">
            <text:p>64979,2148</text:p>
          </table:table-cell>
          <table:table-cell table:number-columns-repeated="5"/>
          <table:table-cell table:formula="of:=COM.MICROSOFT.NORM.INV(RAND();[.$S$28];[.$S$30])" office:value-type="float" office:value="49282.1275407604" calcext:value-type="float">
            <text:p>49282,1275407604</text:p>
          </table:table-cell>
          <table:table-cell table:number-columns-repeated="1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18+4*RAND()" office:value-type="float" office:value="18.4284201976843" calcext:value-type="float">
            <text:p>18,4284</text:p>
          </table:table-cell>
          <table:table-cell table:number-columns-repeated="5"/>
          <table:table-cell office:value-type="float" office:value="1050" calcext:value-type="float">
            <text:p>1050</text:p>
          </table:table-cell>
          <table:table-cell table:formula="of:=COM.MICROSOFT.NORM.INV(RAND();80;10)" office:value-type="float" office:value="81.2207518287364" calcext:value-type="float">
            <text:p>81,2208</text:p>
          </table:table-cell>
          <table:table-cell table:number-columns-repeated="5"/>
          <table:table-cell office:value-type="float" office:value="1050" calcext:value-type="float">
            <text:p>1050</text:p>
          </table:table-cell>
          <table:table-cell table:formula="of:=4*PI()*PI()*[.I1075]*[.B1075]" office:value-type="float" office:value="59090.1167817134" calcext:value-type="float">
            <text:p>59090,1168</text:p>
          </table:table-cell>
          <table:table-cell table:number-columns-repeated="5"/>
          <table:table-cell table:formula="of:=COM.MICROSOFT.NORM.INV(RAND();[.$S$28];[.$S$30])" office:value-type="float" office:value="65049.6788442243" calcext:value-type="float">
            <text:p>65049,6788442243</text:p>
          </table:table-cell>
          <table:table-cell table:number-columns-repeated="1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18+4*RAND()" office:value-type="float" office:value="19.6836131201126" calcext:value-type="float">
            <text:p>19,6836</text:p>
          </table:table-cell>
          <table:table-cell table:number-columns-repeated="5"/>
          <table:table-cell office:value-type="float" office:value="1051" calcext:value-type="float">
            <text:p>1051</text:p>
          </table:table-cell>
          <table:table-cell table:formula="of:=COM.MICROSOFT.NORM.INV(RAND();80;10)" office:value-type="float" office:value="79.7709073567423" calcext:value-type="float">
            <text:p>79,7709</text:p>
          </table:table-cell>
          <table:table-cell table:number-columns-repeated="5"/>
          <table:table-cell office:value-type="float" office:value="1051" calcext:value-type="float">
            <text:p>1051</text:p>
          </table:table-cell>
          <table:table-cell table:formula="of:=4*PI()*PI()*[.I1076]*[.B1076]" office:value-type="float" office:value="61988.2090676385" calcext:value-type="float">
            <text:p>61988,2091</text:p>
          </table:table-cell>
          <table:table-cell table:number-columns-repeated="5"/>
          <table:table-cell table:formula="of:=COM.MICROSOFT.NORM.INV(RAND();[.$S$28];[.$S$30])" office:value-type="float" office:value="62837.5307516896" calcext:value-type="float">
            <text:p>62837,5307516896</text:p>
          </table:table-cell>
          <table:table-cell table:number-columns-repeated="1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18+4*RAND()" office:value-type="float" office:value="18.7659243433736" calcext:value-type="float">
            <text:p>18,7659</text:p>
          </table:table-cell>
          <table:table-cell table:number-columns-repeated="5"/>
          <table:table-cell office:value-type="float" office:value="1052" calcext:value-type="float">
            <text:p>1052</text:p>
          </table:table-cell>
          <table:table-cell table:formula="of:=COM.MICROSOFT.NORM.INV(RAND();80;10)" office:value-type="float" office:value="82.181804085007" calcext:value-type="float">
            <text:p>82,1818</text:p>
          </table:table-cell>
          <table:table-cell table:number-columns-repeated="5"/>
          <table:table-cell office:value-type="float" office:value="1052" calcext:value-type="float">
            <text:p>1052</text:p>
          </table:table-cell>
          <table:table-cell table:formula="of:=4*PI()*PI()*[.I1077]*[.B1077]" office:value-type="float" office:value="60884.3072068799" calcext:value-type="float">
            <text:p>60884,3072</text:p>
          </table:table-cell>
          <table:table-cell table:number-columns-repeated="5"/>
          <table:table-cell table:formula="of:=COM.MICROSOFT.NORM.INV(RAND();[.$S$28];[.$S$30])" office:value-type="float" office:value="74837.7947466675" calcext:value-type="float">
            <text:p>74837,7947466675</text:p>
          </table:table-cell>
          <table:table-cell table:number-columns-repeated="1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18+4*RAND()" office:value-type="float" office:value="20.8624773542397" calcext:value-type="float">
            <text:p>20,8625</text:p>
          </table:table-cell>
          <table:table-cell table:number-columns-repeated="5"/>
          <table:table-cell office:value-type="float" office:value="1053" calcext:value-type="float">
            <text:p>1053</text:p>
          </table:table-cell>
          <table:table-cell table:formula="of:=COM.MICROSOFT.NORM.INV(RAND();80;10)" office:value-type="float" office:value="75.9865010264547" calcext:value-type="float">
            <text:p>75,9865</text:p>
          </table:table-cell>
          <table:table-cell table:number-columns-repeated="5"/>
          <table:table-cell office:value-type="float" office:value="1053" calcext:value-type="float">
            <text:p>1053</text:p>
          </table:table-cell>
          <table:table-cell table:formula="of:=4*PI()*PI()*[.I1078]*[.B1078]" office:value-type="float" office:value="62583.8190950586" calcext:value-type="float">
            <text:p>62583,8191</text:p>
          </table:table-cell>
          <table:table-cell table:number-columns-repeated="5"/>
          <table:table-cell table:formula="of:=COM.MICROSOFT.NORM.INV(RAND();[.$S$28];[.$S$30])" office:value-type="float" office:value="70822.8104330942" calcext:value-type="float">
            <text:p>70822,8104330942</text:p>
          </table:table-cell>
          <table:table-cell table:number-columns-repeated="1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18+4*RAND()" office:value-type="float" office:value="18.8389899530448" calcext:value-type="float">
            <text:p>18,8390</text:p>
          </table:table-cell>
          <table:table-cell table:number-columns-repeated="5"/>
          <table:table-cell office:value-type="float" office:value="1054" calcext:value-type="float">
            <text:p>1054</text:p>
          </table:table-cell>
          <table:table-cell table:formula="of:=COM.MICROSOFT.NORM.INV(RAND();80;10)" office:value-type="float" office:value="73.5870776798559" calcext:value-type="float">
            <text:p>73,5871</text:p>
          </table:table-cell>
          <table:table-cell table:number-columns-repeated="5"/>
          <table:table-cell office:value-type="float" office:value="1054" calcext:value-type="float">
            <text:p>1054</text:p>
          </table:table-cell>
          <table:table-cell table:formula="of:=4*PI()*PI()*[.I1079]*[.B1079]" office:value-type="float" office:value="54729.1757655881" calcext:value-type="float">
            <text:p>54729,1758</text:p>
          </table:table-cell>
          <table:table-cell table:number-columns-repeated="5"/>
          <table:table-cell table:formula="of:=COM.MICROSOFT.NORM.INV(RAND();[.$S$28];[.$S$30])" office:value-type="float" office:value="80480.6450437413" calcext:value-type="float">
            <text:p>80480,6450437413</text:p>
          </table:table-cell>
          <table:table-cell table:number-columns-repeated="1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18+4*RAND()" office:value-type="float" office:value="18.5496563646011" calcext:value-type="float">
            <text:p>18,5497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formula="of:=COM.MICROSOFT.NORM.INV(RAND();80;10)" office:value-type="float" office:value="74.4601429160139" calcext:value-type="float">
            <text:p>74,4601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formula="of:=4*PI()*PI()*[.I1080]*[.B1080]" office:value-type="float" office:value="54527.9877040045" calcext:value-type="float">
            <text:p>54527,9877</text:p>
          </table:table-cell>
          <table:table-cell table:number-columns-repeated="5"/>
          <table:table-cell table:formula="of:=COM.MICROSOFT.NORM.INV(RAND();[.$S$28];[.$S$30])" office:value-type="float" office:value="74984.9016992629" calcext:value-type="float">
            <text:p>74984,9016992629</text:p>
          </table:table-cell>
          <table:table-cell table:number-columns-repeated="1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18+4*RAND()" office:value-type="float" office:value="19.8319905814715" calcext:value-type="float">
            <text:p>19,8320</text:p>
          </table:table-cell>
          <table:table-cell table:number-columns-repeated="5"/>
          <table:table-cell office:value-type="float" office:value="1056" calcext:value-type="float">
            <text:p>1056</text:p>
          </table:table-cell>
          <table:table-cell table:formula="of:=COM.MICROSOFT.NORM.INV(RAND();80;10)" office:value-type="float" office:value="73.2935699103159" calcext:value-type="float">
            <text:p>73,2936</text:p>
          </table:table-cell>
          <table:table-cell table:number-columns-repeated="5"/>
          <table:table-cell office:value-type="float" office:value="1056" calcext:value-type="float">
            <text:p>1056</text:p>
          </table:table-cell>
          <table:table-cell table:formula="of:=4*PI()*PI()*[.I1081]*[.B1081]" office:value-type="float" office:value="57384.1455810403" calcext:value-type="float">
            <text:p>57384,1456</text:p>
          </table:table-cell>
          <table:table-cell table:number-columns-repeated="5"/>
          <table:table-cell table:formula="of:=COM.MICROSOFT.NORM.INV(RAND();[.$S$28];[.$S$30])" office:value-type="float" office:value="61993.0977052862" calcext:value-type="float">
            <text:p>61993,0977052862</text:p>
          </table:table-cell>
          <table:table-cell table:number-columns-repeated="1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18+4*RAND()" office:value-type="float" office:value="20.9933798746206" calcext:value-type="float">
            <text:p>20,9934</text:p>
          </table:table-cell>
          <table:table-cell table:number-columns-repeated="5"/>
          <table:table-cell office:value-type="float" office:value="1057" calcext:value-type="float">
            <text:p>1057</text:p>
          </table:table-cell>
          <table:table-cell table:formula="of:=COM.MICROSOFT.NORM.INV(RAND();80;10)" office:value-type="float" office:value="80.8199827743423" calcext:value-type="float">
            <text:p>80,8200</text:p>
          </table:table-cell>
          <table:table-cell table:number-columns-repeated="5"/>
          <table:table-cell office:value-type="float" office:value="1057" calcext:value-type="float">
            <text:p>1057</text:p>
          </table:table-cell>
          <table:table-cell table:formula="of:=4*PI()*PI()*[.I1082]*[.B1082]" office:value-type="float" office:value="66982.423175447" calcext:value-type="float">
            <text:p>66982,4232</text:p>
          </table:table-cell>
          <table:table-cell table:number-columns-repeated="5"/>
          <table:table-cell table:formula="of:=COM.MICROSOFT.NORM.INV(RAND();[.$S$28];[.$S$30])" office:value-type="float" office:value="61991.1220661209" calcext:value-type="float">
            <text:p>61991,1220661209</text:p>
          </table:table-cell>
          <table:table-cell table:number-columns-repeated="1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18+4*RAND()" office:value-type="float" office:value="18.9545225347392" calcext:value-type="float">
            <text:p>18,9545</text:p>
          </table:table-cell>
          <table:table-cell table:number-columns-repeated="5"/>
          <table:table-cell office:value-type="float" office:value="1058" calcext:value-type="float">
            <text:p>1058</text:p>
          </table:table-cell>
          <table:table-cell table:formula="of:=COM.MICROSOFT.NORM.INV(RAND();80;10)" office:value-type="float" office:value="96.0537316326109" calcext:value-type="float">
            <text:p>96,0537</text:p>
          </table:table-cell>
          <table:table-cell table:number-columns-repeated="5"/>
          <table:table-cell office:value-type="float" office:value="1058" calcext:value-type="float">
            <text:p>1058</text:p>
          </table:table-cell>
          <table:table-cell table:formula="of:=4*PI()*PI()*[.I1083]*[.B1083]" office:value-type="float" office:value="71876.4844754674" calcext:value-type="float">
            <text:p>71876,4845</text:p>
          </table:table-cell>
          <table:table-cell table:number-columns-repeated="5"/>
          <table:table-cell table:formula="of:=COM.MICROSOFT.NORM.INV(RAND();[.$S$28];[.$S$30])" office:value-type="float" office:value="76880.2792614237" calcext:value-type="float">
            <text:p>76880,2792614237</text:p>
          </table:table-cell>
          <table:table-cell table:number-columns-repeated="1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18+4*RAND()" office:value-type="float" office:value="20.4229184933938" calcext:value-type="float">
            <text:p>20,4229</text:p>
          </table:table-cell>
          <table:table-cell table:number-columns-repeated="5"/>
          <table:table-cell office:value-type="float" office:value="1059" calcext:value-type="float">
            <text:p>1059</text:p>
          </table:table-cell>
          <table:table-cell table:formula="of:=COM.MICROSOFT.NORM.INV(RAND();80;10)" office:value-type="float" office:value="75.2778405317766" calcext:value-type="float">
            <text:p>75,2778</text:p>
          </table:table-cell>
          <table:table-cell table:number-columns-repeated="5"/>
          <table:table-cell office:value-type="float" office:value="1059" calcext:value-type="float">
            <text:p>1059</text:p>
          </table:table-cell>
          <table:table-cell table:formula="of:=4*PI()*PI()*[.I1084]*[.B1084]" office:value-type="float" office:value="60693.8508324634" calcext:value-type="float">
            <text:p>60693,8508</text:p>
          </table:table-cell>
          <table:table-cell table:number-columns-repeated="5"/>
          <table:table-cell table:formula="of:=COM.MICROSOFT.NORM.INV(RAND();[.$S$28];[.$S$30])" office:value-type="float" office:value="38470.5255174515" calcext:value-type="float">
            <text:p>38470,5255174515</text:p>
          </table:table-cell>
          <table:table-cell table:number-columns-repeated="1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18+4*RAND()" office:value-type="float" office:value="21.9084610524587" calcext:value-type="float">
            <text:p>21,9085</text:p>
          </table:table-cell>
          <table:table-cell table:number-columns-repeated="5"/>
          <table:table-cell office:value-type="float" office:value="1060" calcext:value-type="float">
            <text:p>1060</text:p>
          </table:table-cell>
          <table:table-cell table:formula="of:=COM.MICROSOFT.NORM.INV(RAND();80;10)" office:value-type="float" office:value="86.7949245209896" calcext:value-type="float">
            <text:p>86,7949</text:p>
          </table:table-cell>
          <table:table-cell table:number-columns-repeated="5"/>
          <table:table-cell office:value-type="float" office:value="1060" calcext:value-type="float">
            <text:p>1060</text:p>
          </table:table-cell>
          <table:table-cell table:formula="of:=4*PI()*PI()*[.I1085]*[.B1085]" office:value-type="float" office:value="75069.917466879" calcext:value-type="float">
            <text:p>75069,9175</text:p>
          </table:table-cell>
          <table:table-cell table:number-columns-repeated="5"/>
          <table:table-cell table:formula="of:=COM.MICROSOFT.NORM.INV(RAND();[.$S$28];[.$S$30])" office:value-type="float" office:value="69738.9073329984" calcext:value-type="float">
            <text:p>69738,9073329984</text:p>
          </table:table-cell>
          <table:table-cell table:number-columns-repeated="1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18+4*RAND()" office:value-type="float" office:value="21.7370569291525" calcext:value-type="float">
            <text:p>21,7371</text:p>
          </table:table-cell>
          <table:table-cell table:number-columns-repeated="5"/>
          <table:table-cell office:value-type="float" office:value="1061" calcext:value-type="float">
            <text:p>1061</text:p>
          </table:table-cell>
          <table:table-cell table:formula="of:=COM.MICROSOFT.NORM.INV(RAND();80;10)" office:value-type="float" office:value="66.139433572255" calcext:value-type="float">
            <text:p>66,1394</text:p>
          </table:table-cell>
          <table:table-cell table:number-columns-repeated="5"/>
          <table:table-cell office:value-type="float" office:value="1061" calcext:value-type="float">
            <text:p>1061</text:p>
          </table:table-cell>
          <table:table-cell table:formula="of:=4*PI()*PI()*[.I1086]*[.B1086]" office:value-type="float" office:value="56757.1984905735" calcext:value-type="float">
            <text:p>56757,1985</text:p>
          </table:table-cell>
          <table:table-cell table:number-columns-repeated="5"/>
          <table:table-cell table:formula="of:=COM.MICROSOFT.NORM.INV(RAND();[.$S$28];[.$S$30])" office:value-type="float" office:value="67089.4401773632" calcext:value-type="float">
            <text:p>67089,4401773632</text:p>
          </table:table-cell>
          <table:table-cell table:number-columns-repeated="1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18+4*RAND()" office:value-type="float" office:value="21.5755679621361" calcext:value-type="float">
            <text:p>21,5756</text:p>
          </table:table-cell>
          <table:table-cell table:number-columns-repeated="5"/>
          <table:table-cell office:value-type="float" office:value="1062" calcext:value-type="float">
            <text:p>1062</text:p>
          </table:table-cell>
          <table:table-cell table:formula="of:=COM.MICROSOFT.NORM.INV(RAND();80;10)" office:value-type="float" office:value="81.1269599142029" calcext:value-type="float">
            <text:p>81,1270</text:p>
          </table:table-cell>
          <table:table-cell table:number-columns-repeated="5"/>
          <table:table-cell office:value-type="float" office:value="1062" calcext:value-type="float">
            <text:p>1062</text:p>
          </table:table-cell>
          <table:table-cell table:formula="of:=4*PI()*PI()*[.I1087]*[.B1087]" office:value-type="float" office:value="69101.4524018639" calcext:value-type="float">
            <text:p>69101,4524</text:p>
          </table:table-cell>
          <table:table-cell table:number-columns-repeated="5"/>
          <table:table-cell table:formula="of:=COM.MICROSOFT.NORM.INV(RAND();[.$S$28];[.$S$30])" office:value-type="float" office:value="76494.9925358069" calcext:value-type="float">
            <text:p>76494,9925358069</text:p>
          </table:table-cell>
          <table:table-cell table:number-columns-repeated="1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18+4*RAND()" office:value-type="float" office:value="21.1360371313058" calcext:value-type="float">
            <text:p>21,1360</text:p>
          </table:table-cell>
          <table:table-cell table:number-columns-repeated="5"/>
          <table:table-cell office:value-type="float" office:value="1063" calcext:value-type="float">
            <text:p>1063</text:p>
          </table:table-cell>
          <table:table-cell table:formula="of:=COM.MICROSOFT.NORM.INV(RAND();80;10)" office:value-type="float" office:value="94.466082565274" calcext:value-type="float">
            <text:p>94,4661</text:p>
          </table:table-cell>
          <table:table-cell table:number-columns-repeated="5"/>
          <table:table-cell office:value-type="float" office:value="1063" calcext:value-type="float">
            <text:p>1063</text:p>
          </table:table-cell>
          <table:table-cell table:formula="of:=4*PI()*PI()*[.I1088]*[.B1088]" office:value-type="float" office:value="78824.13359073" calcext:value-type="float">
            <text:p>78824,1336</text:p>
          </table:table-cell>
          <table:table-cell table:number-columns-repeated="5"/>
          <table:table-cell table:formula="of:=COM.MICROSOFT.NORM.INV(RAND();[.$S$28];[.$S$30])" office:value-type="float" office:value="61816.9723336468" calcext:value-type="float">
            <text:p>61816,9723336468</text:p>
          </table:table-cell>
          <table:table-cell table:number-columns-repeated="1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18+4*RAND()" office:value-type="float" office:value="21.810709503945" calcext:value-type="float">
            <text:p>21,8107</text:p>
          </table:table-cell>
          <table:table-cell table:number-columns-repeated="5"/>
          <table:table-cell office:value-type="float" office:value="1064" calcext:value-type="float">
            <text:p>1064</text:p>
          </table:table-cell>
          <table:table-cell table:formula="of:=COM.MICROSOFT.NORM.INV(RAND();80;10)" office:value-type="float" office:value="79.1069038813513" calcext:value-type="float">
            <text:p>79,1069</text:p>
          </table:table-cell>
          <table:table-cell table:number-columns-repeated="5"/>
          <table:table-cell office:value-type="float" office:value="1064" calcext:value-type="float">
            <text:p>1064</text:p>
          </table:table-cell>
          <table:table-cell table:formula="of:=4*PI()*PI()*[.I1089]*[.B1089]" office:value-type="float" office:value="68115.1813781887" calcext:value-type="float">
            <text:p>68115,1814</text:p>
          </table:table-cell>
          <table:table-cell table:number-columns-repeated="5"/>
          <table:table-cell table:formula="of:=COM.MICROSOFT.NORM.INV(RAND();[.$S$28];[.$S$30])" office:value-type="float" office:value="66894.7869003573" calcext:value-type="float">
            <text:p>66894,7869003573</text:p>
          </table:table-cell>
          <table:table-cell table:number-columns-repeated="1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18+4*RAND()" office:value-type="float" office:value="21.3120992747135" calcext:value-type="float">
            <text:p>21,3121</text:p>
          </table:table-cell>
          <table:table-cell table:number-columns-repeated="5"/>
          <table:table-cell office:value-type="float" office:value="1065" calcext:value-type="float">
            <text:p>1065</text:p>
          </table:table-cell>
          <table:table-cell table:formula="of:=COM.MICROSOFT.NORM.INV(RAND();80;10)" office:value-type="float" office:value="91.2725668427261" calcext:value-type="float">
            <text:p>91,2726</text:p>
          </table:table-cell>
          <table:table-cell table:number-columns-repeated="5"/>
          <table:table-cell office:value-type="float" office:value="1065" calcext:value-type="float">
            <text:p>1065</text:p>
          </table:table-cell>
          <table:table-cell table:formula="of:=4*PI()*PI()*[.I1090]*[.B1090]" office:value-type="float" office:value="76793.8129296503" calcext:value-type="float">
            <text:p>76793,8129</text:p>
          </table:table-cell>
          <table:table-cell table:number-columns-repeated="5"/>
          <table:table-cell table:formula="of:=COM.MICROSOFT.NORM.INV(RAND();[.$S$28];[.$S$30])" office:value-type="float" office:value="59815.0069142361" calcext:value-type="float">
            <text:p>59815,0069142361</text:p>
          </table:table-cell>
          <table:table-cell table:number-columns-repeated="1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18+4*RAND()" office:value-type="float" office:value="19.3520642728545" calcext:value-type="float">
            <text:p>19,3521</text:p>
          </table:table-cell>
          <table:table-cell table:number-columns-repeated="5"/>
          <table:table-cell office:value-type="float" office:value="1066" calcext:value-type="float">
            <text:p>1066</text:p>
          </table:table-cell>
          <table:table-cell table:formula="of:=COM.MICROSOFT.NORM.INV(RAND();80;10)" office:value-type="float" office:value="75.5894935826503" calcext:value-type="float">
            <text:p>75,5895</text:p>
          </table:table-cell>
          <table:table-cell table:number-columns-repeated="5"/>
          <table:table-cell office:value-type="float" office:value="1066" calcext:value-type="float">
            <text:p>1066</text:p>
          </table:table-cell>
          <table:table-cell table:formula="of:=4*PI()*PI()*[.I1091]*[.B1091]" office:value-type="float" office:value="57749.5321542108" calcext:value-type="float">
            <text:p>57749,5322</text:p>
          </table:table-cell>
          <table:table-cell table:number-columns-repeated="5"/>
          <table:table-cell table:formula="of:=COM.MICROSOFT.NORM.INV(RAND();[.$S$28];[.$S$30])" office:value-type="float" office:value="49003.6269748907" calcext:value-type="float">
            <text:p>49003,6269748907</text:p>
          </table:table-cell>
          <table:table-cell table:number-columns-repeated="1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18+4*RAND()" office:value-type="float" office:value="18.3165558860637" calcext:value-type="float">
            <text:p>18,3166</text:p>
          </table:table-cell>
          <table:table-cell table:number-columns-repeated="5"/>
          <table:table-cell office:value-type="float" office:value="1067" calcext:value-type="float">
            <text:p>1067</text:p>
          </table:table-cell>
          <table:table-cell table:formula="of:=COM.MICROSOFT.NORM.INV(RAND();80;10)" office:value-type="float" office:value="60.7351122036123" calcext:value-type="float">
            <text:p>60,7351</text:p>
          </table:table-cell>
          <table:table-cell table:number-columns-repeated="5"/>
          <table:table-cell office:value-type="float" office:value="1067" calcext:value-type="float">
            <text:p>1067</text:p>
          </table:table-cell>
          <table:table-cell table:formula="of:=4*PI()*PI()*[.I1092]*[.B1092]" office:value-type="float" office:value="43918.0845281388" calcext:value-type="float">
            <text:p>43918,0845</text:p>
          </table:table-cell>
          <table:table-cell table:number-columns-repeated="5"/>
          <table:table-cell table:formula="of:=COM.MICROSOFT.NORM.INV(RAND();[.$S$28];[.$S$30])" office:value-type="float" office:value="61343.996590632" calcext:value-type="float">
            <text:p>61343,996590632</text:p>
          </table:table-cell>
          <table:table-cell table:number-columns-repeated="1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18+4*RAND()" office:value-type="float" office:value="18.1480089616962" calcext:value-type="float">
            <text:p>18,1480</text:p>
          </table:table-cell>
          <table:table-cell table:number-columns-repeated="5"/>
          <table:table-cell office:value-type="float" office:value="1068" calcext:value-type="float">
            <text:p>1068</text:p>
          </table:table-cell>
          <table:table-cell table:formula="of:=COM.MICROSOFT.NORM.INV(RAND();80;10)" office:value-type="float" office:value="81.6890216117062" calcext:value-type="float">
            <text:p>81,6890</text:p>
          </table:table-cell>
          <table:table-cell table:number-columns-repeated="5"/>
          <table:table-cell office:value-type="float" office:value="1068" calcext:value-type="float">
            <text:p>1068</text:p>
          </table:table-cell>
          <table:table-cell table:formula="of:=4*PI()*PI()*[.I1093]*[.B1093]" office:value-type="float" office:value="58526.4815505754" calcext:value-type="float">
            <text:p>58526,4816</text:p>
          </table:table-cell>
          <table:table-cell table:number-columns-repeated="5"/>
          <table:table-cell table:formula="of:=COM.MICROSOFT.NORM.INV(RAND();[.$S$28];[.$S$30])" office:value-type="float" office:value="54937.1826880788" calcext:value-type="float">
            <text:p>54937,1826880788</text:p>
          </table:table-cell>
          <table:table-cell table:number-columns-repeated="1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18+4*RAND()" office:value-type="float" office:value="19.538246773649" calcext:value-type="float">
            <text:p>19,5382</text:p>
          </table:table-cell>
          <table:table-cell table:number-columns-repeated="5"/>
          <table:table-cell office:value-type="float" office:value="1069" calcext:value-type="float">
            <text:p>1069</text:p>
          </table:table-cell>
          <table:table-cell table:formula="of:=COM.MICROSOFT.NORM.INV(RAND();80;10)" office:value-type="float" office:value="85.1201191567043" calcext:value-type="float">
            <text:p>85,1201</text:p>
          </table:table-cell>
          <table:table-cell table:number-columns-repeated="5"/>
          <table:table-cell office:value-type="float" office:value="1069" calcext:value-type="float">
            <text:p>1069</text:p>
          </table:table-cell>
          <table:table-cell table:formula="of:=4*PI()*PI()*[.I1094]*[.B1094]" office:value-type="float" office:value="65656.4731559713" calcext:value-type="float">
            <text:p>65656,4732</text:p>
          </table:table-cell>
          <table:table-cell table:number-columns-repeated="5"/>
          <table:table-cell table:formula="of:=COM.MICROSOFT.NORM.INV(RAND();[.$S$28];[.$S$30])" office:value-type="float" office:value="64043.9541399852" calcext:value-type="float">
            <text:p>64043,9541399852</text:p>
          </table:table-cell>
          <table:table-cell table:number-columns-repeated="1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18+4*RAND()" office:value-type="float" office:value="18.6351690241136" calcext:value-type="float">
            <text:p>18,6352</text:p>
          </table:table-cell>
          <table:table-cell table:number-columns-repeated="5"/>
          <table:table-cell office:value-type="float" office:value="1070" calcext:value-type="float">
            <text:p>1070</text:p>
          </table:table-cell>
          <table:table-cell table:formula="of:=COM.MICROSOFT.NORM.INV(RAND();80;10)" office:value-type="float" office:value="88.1044338374453" calcext:value-type="float">
            <text:p>88,1044</text:p>
          </table:table-cell>
          <table:table-cell table:number-columns-repeated="5"/>
          <table:table-cell office:value-type="float" office:value="1070" calcext:value-type="float">
            <text:p>1070</text:p>
          </table:table-cell>
          <table:table-cell table:formula="of:=4*PI()*PI()*[.I1095]*[.B1095]" office:value-type="float" office:value="64817.2852828209" calcext:value-type="float">
            <text:p>64817,2853</text:p>
          </table:table-cell>
          <table:table-cell table:number-columns-repeated="5"/>
          <table:table-cell table:formula="of:=COM.MICROSOFT.NORM.INV(RAND();[.$S$28];[.$S$30])" office:value-type="float" office:value="57216.6601860553" calcext:value-type="float">
            <text:p>57216,6601860553</text:p>
          </table:table-cell>
          <table:table-cell table:number-columns-repeated="1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18+4*RAND()" office:value-type="float" office:value="19.8908962481655" calcext:value-type="float">
            <text:p>19,8909</text:p>
          </table:table-cell>
          <table:table-cell table:number-columns-repeated="5"/>
          <table:table-cell office:value-type="float" office:value="1071" calcext:value-type="float">
            <text:p>1071</text:p>
          </table:table-cell>
          <table:table-cell table:formula="of:=COM.MICROSOFT.NORM.INV(RAND();80;10)" office:value-type="float" office:value="75.2898699328818" calcext:value-type="float">
            <text:p>75,2899</text:p>
          </table:table-cell>
          <table:table-cell table:number-columns-repeated="5"/>
          <table:table-cell office:value-type="float" office:value="1071" calcext:value-type="float">
            <text:p>1071</text:p>
          </table:table-cell>
          <table:table-cell table:formula="of:=4*PI()*PI()*[.I1096]*[.B1096]" office:value-type="float" office:value="59122.2067305994" calcext:value-type="float">
            <text:p>59122,2067</text:p>
          </table:table-cell>
          <table:table-cell table:number-columns-repeated="5"/>
          <table:table-cell table:formula="of:=COM.MICROSOFT.NORM.INV(RAND();[.$S$28];[.$S$30])" office:value-type="float" office:value="84432.4028918957" calcext:value-type="float">
            <text:p>84432,4028918957</text:p>
          </table:table-cell>
          <table:table-cell table:number-columns-repeated="1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18+4*RAND()" office:value-type="float" office:value="21.7854539104737" calcext:value-type="float">
            <text:p>21,7855</text:p>
          </table:table-cell>
          <table:table-cell table:number-columns-repeated="5"/>
          <table:table-cell office:value-type="float" office:value="1072" calcext:value-type="float">
            <text:p>1072</text:p>
          </table:table-cell>
          <table:table-cell table:formula="of:=COM.MICROSOFT.NORM.INV(RAND();80;10)" office:value-type="float" office:value="94.9969302113342" calcext:value-type="float">
            <text:p>94,9969</text:p>
          </table:table-cell>
          <table:table-cell table:number-columns-repeated="5"/>
          <table:table-cell office:value-type="float" office:value="1072" calcext:value-type="float">
            <text:p>1072</text:p>
          </table:table-cell>
          <table:table-cell table:formula="of:=4*PI()*PI()*[.I1097]*[.B1097]" office:value-type="float" office:value="81702.6082940758" calcext:value-type="float">
            <text:p>81702,6083</text:p>
          </table:table-cell>
          <table:table-cell table:number-columns-repeated="5"/>
          <table:table-cell table:formula="of:=COM.MICROSOFT.NORM.INV(RAND();[.$S$28];[.$S$30])" office:value-type="float" office:value="78282.9932828746" calcext:value-type="float">
            <text:p>78282,9932828746</text:p>
          </table:table-cell>
          <table:table-cell table:number-columns-repeated="1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18+4*RAND()" office:value-type="float" office:value="19.7188622248359" calcext:value-type="float">
            <text:p>19,7189</text:p>
          </table:table-cell>
          <table:table-cell table:number-columns-repeated="5"/>
          <table:table-cell office:value-type="float" office:value="1073" calcext:value-type="float">
            <text:p>1073</text:p>
          </table:table-cell>
          <table:table-cell table:formula="of:=COM.MICROSOFT.NORM.INV(RAND();80;10)" office:value-type="float" office:value="107.278401841851" calcext:value-type="float">
            <text:p>107,2784</text:p>
          </table:table-cell>
          <table:table-cell table:number-columns-repeated="5"/>
          <table:table-cell office:value-type="float" office:value="1073" calcext:value-type="float">
            <text:p>1073</text:p>
          </table:table-cell>
          <table:table-cell table:formula="of:=4*PI()*PI()*[.I1098]*[.B1098]" office:value-type="float" office:value="83512.9614390376" calcext:value-type="float">
            <text:p>83512,9614</text:p>
          </table:table-cell>
          <table:table-cell table:number-columns-repeated="5"/>
          <table:table-cell table:formula="of:=COM.MICROSOFT.NORM.INV(RAND();[.$S$28];[.$S$30])" office:value-type="float" office:value="49923.0155279462" calcext:value-type="float">
            <text:p>49923,0155279462</text:p>
          </table:table-cell>
          <table:table-cell table:number-columns-repeated="1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18+4*RAND()" office:value-type="float" office:value="19.7238633916713" calcext:value-type="float">
            <text:p>19,7239</text:p>
          </table:table-cell>
          <table:table-cell table:number-columns-repeated="5"/>
          <table:table-cell office:value-type="float" office:value="1074" calcext:value-type="float">
            <text:p>1074</text:p>
          </table:table-cell>
          <table:table-cell table:formula="of:=COM.MICROSOFT.NORM.INV(RAND();80;10)" office:value-type="float" office:value="83.3578215269604" calcext:value-type="float">
            <text:p>83,3578</text:p>
          </table:table-cell>
          <table:table-cell table:number-columns-repeated="5"/>
          <table:table-cell office:value-type="float" office:value="1074" calcext:value-type="float">
            <text:p>1074</text:p>
          </table:table-cell>
          <table:table-cell table:formula="of:=4*PI()*PI()*[.I1099]*[.B1099]" office:value-type="float" office:value="64907.9777918454" calcext:value-type="float">
            <text:p>64907,9778</text:p>
          </table:table-cell>
          <table:table-cell table:number-columns-repeated="5"/>
          <table:table-cell table:formula="of:=COM.MICROSOFT.NORM.INV(RAND();[.$S$28];[.$S$30])" office:value-type="float" office:value="76289.0847745745" calcext:value-type="float">
            <text:p>76289,0847745745</text:p>
          </table:table-cell>
          <table:table-cell table:number-columns-repeated="1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18+4*RAND()" office:value-type="float" office:value="21.8107884000056" calcext:value-type="float">
            <text:p>21,8108</text:p>
          </table:table-cell>
          <table:table-cell table:number-columns-repeated="5"/>
          <table:table-cell office:value-type="float" office:value="1075" calcext:value-type="float">
            <text:p>1075</text:p>
          </table:table-cell>
          <table:table-cell table:formula="of:=COM.MICROSOFT.NORM.INV(RAND();80;10)" office:value-type="float" office:value="76.0205452781272" calcext:value-type="float">
            <text:p>76,0205</text:p>
          </table:table-cell>
          <table:table-cell table:number-columns-repeated="5"/>
          <table:table-cell office:value-type="float" office:value="1075" calcext:value-type="float">
            <text:p>1075</text:p>
          </table:table-cell>
          <table:table-cell table:formula="of:=4*PI()*PI()*[.I1100]*[.B1100]" office:value-type="float" office:value="65457.9019908503" calcext:value-type="float">
            <text:p>65457,9020</text:p>
          </table:table-cell>
          <table:table-cell table:number-columns-repeated="5"/>
          <table:table-cell table:formula="of:=COM.MICROSOFT.NORM.INV(RAND();[.$S$28];[.$S$30])" office:value-type="float" office:value="77355.8050877243" calcext:value-type="float">
            <text:p>77355,8050877243</text:p>
          </table:table-cell>
          <table:table-cell table:number-columns-repeated="1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18+4*RAND()" office:value-type="float" office:value="18.751580778975" calcext:value-type="float">
            <text:p>18,7516</text:p>
          </table:table-cell>
          <table:table-cell table:number-columns-repeated="5"/>
          <table:table-cell office:value-type="float" office:value="1076" calcext:value-type="float">
            <text:p>1076</text:p>
          </table:table-cell>
          <table:table-cell table:formula="of:=COM.MICROSOFT.NORM.INV(RAND();80;10)" office:value-type="float" office:value="85.0557204575486" calcext:value-type="float">
            <text:p>85,0557</text:p>
          </table:table-cell>
          <table:table-cell table:number-columns-repeated="5"/>
          <table:table-cell office:value-type="float" office:value="1076" calcext:value-type="float">
            <text:p>1076</text:p>
          </table:table-cell>
          <table:table-cell table:formula="of:=4*PI()*PI()*[.I1101]*[.B1101]" office:value-type="float" office:value="62965.2815152148" calcext:value-type="float">
            <text:p>62965,2815</text:p>
          </table:table-cell>
          <table:table-cell table:number-columns-repeated="5"/>
          <table:table-cell table:formula="of:=COM.MICROSOFT.NORM.INV(RAND();[.$S$28];[.$S$30])" office:value-type="float" office:value="63708.1838625349" calcext:value-type="float">
            <text:p>63708,1838625349</text:p>
          </table:table-cell>
          <table:table-cell table:number-columns-repeated="1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18+4*RAND()" office:value-type="float" office:value="19.7854286986403" calcext:value-type="float">
            <text:p>19,7854</text:p>
          </table:table-cell>
          <table:table-cell table:number-columns-repeated="5"/>
          <table:table-cell office:value-type="float" office:value="1077" calcext:value-type="float">
            <text:p>1077</text:p>
          </table:table-cell>
          <table:table-cell table:formula="of:=COM.MICROSOFT.NORM.INV(RAND();80;10)" office:value-type="float" office:value="86.9751212127688" calcext:value-type="float">
            <text:p>86,9751</text:p>
          </table:table-cell>
          <table:table-cell table:number-columns-repeated="5"/>
          <table:table-cell office:value-type="float" office:value="1077" calcext:value-type="float">
            <text:p>1077</text:p>
          </table:table-cell>
          <table:table-cell table:formula="of:=4*PI()*PI()*[.I1102]*[.B1102]" office:value-type="float" office:value="67936.0424917804" calcext:value-type="float">
            <text:p>67936,0425</text:p>
          </table:table-cell>
          <table:table-cell table:number-columns-repeated="5"/>
          <table:table-cell table:formula="of:=COM.MICROSOFT.NORM.INV(RAND();[.$S$28];[.$S$30])" office:value-type="float" office:value="57866.3516308564" calcext:value-type="float">
            <text:p>57866,3516308564</text:p>
          </table:table-cell>
          <table:table-cell table:number-columns-repeated="1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18+4*RAND()" office:value-type="float" office:value="18.729923073668" calcext:value-type="float">
            <text:p>18,7299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formula="of:=COM.MICROSOFT.NORM.INV(RAND();80;10)" office:value-type="float" office:value="91.7043317624698" calcext:value-type="float">
            <text:p>91,7043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formula="of:=4*PI()*PI()*[.I1103]*[.B1103]" office:value-type="float" office:value="67808.7253894051" calcext:value-type="float">
            <text:p>67808,7254</text:p>
          </table:table-cell>
          <table:table-cell table:number-columns-repeated="5"/>
          <table:table-cell table:formula="of:=COM.MICROSOFT.NORM.INV(RAND();[.$S$28];[.$S$30])" office:value-type="float" office:value="46024.5618051499" calcext:value-type="float">
            <text:p>46024,5618051499</text:p>
          </table:table-cell>
          <table:table-cell table:number-columns-repeated="1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18+4*RAND()" office:value-type="float" office:value="18.2433656170033" calcext:value-type="float">
            <text:p>18,2434</text:p>
          </table:table-cell>
          <table:table-cell table:number-columns-repeated="5"/>
          <table:table-cell office:value-type="float" office:value="1079" calcext:value-type="float">
            <text:p>1079</text:p>
          </table:table-cell>
          <table:table-cell table:formula="of:=COM.MICROSOFT.NORM.INV(RAND();80;10)" office:value-type="float" office:value="66.4229269230936" calcext:value-type="float">
            <text:p>66,4229</text:p>
          </table:table-cell>
          <table:table-cell table:number-columns-repeated="5"/>
          <table:table-cell office:value-type="float" office:value="1079" calcext:value-type="float">
            <text:p>1079</text:p>
          </table:table-cell>
          <table:table-cell table:formula="of:=4*PI()*PI()*[.I1104]*[.B1104]" office:value-type="float" office:value="47839.0677111331" calcext:value-type="float">
            <text:p>47839,0677</text:p>
          </table:table-cell>
          <table:table-cell table:number-columns-repeated="5"/>
          <table:table-cell table:formula="of:=COM.MICROSOFT.NORM.INV(RAND();[.$S$28];[.$S$30])" office:value-type="float" office:value="41360.3966824658" calcext:value-type="float">
            <text:p>41360,3966824658</text:p>
          </table:table-cell>
          <table:table-cell table:number-columns-repeated="1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18+4*RAND()" office:value-type="float" office:value="21.7152101057582" calcext:value-type="float">
            <text:p>21,7152</text:p>
          </table:table-cell>
          <table:table-cell table:number-columns-repeated="5"/>
          <table:table-cell office:value-type="float" office:value="1080" calcext:value-type="float">
            <text:p>1080</text:p>
          </table:table-cell>
          <table:table-cell table:formula="of:=COM.MICROSOFT.NORM.INV(RAND();80;10)" office:value-type="float" office:value="84.9042548941687" calcext:value-type="float">
            <text:p>84,9043</text:p>
          </table:table-cell>
          <table:table-cell table:number-columns-repeated="5"/>
          <table:table-cell office:value-type="float" office:value="1080" calcext:value-type="float">
            <text:p>1080</text:p>
          </table:table-cell>
          <table:table-cell table:formula="of:=4*PI()*PI()*[.I1105]*[.B1105]" office:value-type="float" office:value="72786.9007297823" calcext:value-type="float">
            <text:p>72786,9007</text:p>
          </table:table-cell>
          <table:table-cell table:number-columns-repeated="5"/>
          <table:table-cell table:formula="of:=COM.MICROSOFT.NORM.INV(RAND();[.$S$28];[.$S$30])" office:value-type="float" office:value="67772.0371648847" calcext:value-type="float">
            <text:p>67772,0371648847</text:p>
          </table:table-cell>
          <table:table-cell table:number-columns-repeated="1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18+4*RAND()" office:value-type="float" office:value="20.4932619170286" calcext:value-type="float">
            <text:p>20,4933</text:p>
          </table:table-cell>
          <table:table-cell table:number-columns-repeated="5"/>
          <table:table-cell office:value-type="float" office:value="1081" calcext:value-type="float">
            <text:p>1081</text:p>
          </table:table-cell>
          <table:table-cell table:formula="of:=COM.MICROSOFT.NORM.INV(RAND();80;10)" office:value-type="float" office:value="71.0455436898406" calcext:value-type="float">
            <text:p>71,0455</text:p>
          </table:table-cell>
          <table:table-cell table:number-columns-repeated="5"/>
          <table:table-cell office:value-type="float" office:value="1081" calcext:value-type="float">
            <text:p>1081</text:p>
          </table:table-cell>
          <table:table-cell table:formula="of:=4*PI()*PI()*[.I1106]*[.B1106]" office:value-type="float" office:value="57478.796932065" calcext:value-type="float">
            <text:p>57478,7969</text:p>
          </table:table-cell>
          <table:table-cell table:number-columns-repeated="5"/>
          <table:table-cell table:formula="of:=COM.MICROSOFT.NORM.INV(RAND();[.$S$28];[.$S$30])" office:value-type="float" office:value="55033.8637129218" calcext:value-type="float">
            <text:p>55033,8637129218</text:p>
          </table:table-cell>
          <table:table-cell table:number-columns-repeated="1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18+4*RAND()" office:value-type="float" office:value="19.2694221246056" calcext:value-type="float">
            <text:p>19,2694</text:p>
          </table:table-cell>
          <table:table-cell table:number-columns-repeated="5"/>
          <table:table-cell office:value-type="float" office:value="1082" calcext:value-type="float">
            <text:p>1082</text:p>
          </table:table-cell>
          <table:table-cell table:formula="of:=COM.MICROSOFT.NORM.INV(RAND();80;10)" office:value-type="float" office:value="87.5902032261213" calcext:value-type="float">
            <text:p>87,5902</text:p>
          </table:table-cell>
          <table:table-cell table:number-columns-repeated="5"/>
          <table:table-cell office:value-type="float" office:value="1082" calcext:value-type="float">
            <text:p>1082</text:p>
          </table:table-cell>
          <table:table-cell table:formula="of:=4*PI()*PI()*[.I1107]*[.B1107]" office:value-type="float" office:value="66632.1706584905" calcext:value-type="float">
            <text:p>66632,1707</text:p>
          </table:table-cell>
          <table:table-cell table:number-columns-repeated="5"/>
          <table:table-cell table:formula="of:=COM.MICROSOFT.NORM.INV(RAND();[.$S$28];[.$S$30])" office:value-type="float" office:value="94459.3053147981" calcext:value-type="float">
            <text:p>94459,3053147981</text:p>
          </table:table-cell>
          <table:table-cell table:number-columns-repeated="1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18+4*RAND()" office:value-type="float" office:value="21.7618609168567" calcext:value-type="float">
            <text:p>21,7619</text:p>
          </table:table-cell>
          <table:table-cell table:number-columns-repeated="5"/>
          <table:table-cell office:value-type="float" office:value="1083" calcext:value-type="float">
            <text:p>1083</text:p>
          </table:table-cell>
          <table:table-cell table:formula="of:=COM.MICROSOFT.NORM.INV(RAND();80;10)" office:value-type="float" office:value="80.1763324646401" calcext:value-type="float">
            <text:p>80,1763</text:p>
          </table:table-cell>
          <table:table-cell table:number-columns-repeated="5"/>
          <table:table-cell office:value-type="float" office:value="1083" calcext:value-type="float">
            <text:p>1083</text:p>
          </table:table-cell>
          <table:table-cell table:formula="of:=4*PI()*PI()*[.I1108]*[.B1108]" office:value-type="float" office:value="68881.3980728147" calcext:value-type="float">
            <text:p>68881,3981</text:p>
          </table:table-cell>
          <table:table-cell table:number-columns-repeated="5"/>
          <table:table-cell table:formula="of:=COM.MICROSOFT.NORM.INV(RAND();[.$S$28];[.$S$30])" office:value-type="float" office:value="76165.4361364784" calcext:value-type="float">
            <text:p>76165,4361364784</text:p>
          </table:table-cell>
          <table:table-cell table:number-columns-repeated="1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18+4*RAND()" office:value-type="float" office:value="20.940430985298" calcext:value-type="float">
            <text:p>20,9404</text:p>
          </table:table-cell>
          <table:table-cell table:number-columns-repeated="5"/>
          <table:table-cell office:value-type="float" office:value="1084" calcext:value-type="float">
            <text:p>1084</text:p>
          </table:table-cell>
          <table:table-cell table:formula="of:=COM.MICROSOFT.NORM.INV(RAND();80;10)" office:value-type="float" office:value="89.552993561899" calcext:value-type="float">
            <text:p>89,5530</text:p>
          </table:table-cell>
          <table:table-cell table:number-columns-repeated="5"/>
          <table:table-cell office:value-type="float" office:value="1084" calcext:value-type="float">
            <text:p>1084</text:p>
          </table:table-cell>
          <table:table-cell table:formula="of:=4*PI()*PI()*[.I1109]*[.B1109]" office:value-type="float" office:value="74033.0191099814" calcext:value-type="float">
            <text:p>74033,0191</text:p>
          </table:table-cell>
          <table:table-cell table:number-columns-repeated="5"/>
          <table:table-cell table:formula="of:=COM.MICROSOFT.NORM.INV(RAND();[.$S$28];[.$S$30])" office:value-type="float" office:value="64995.4515807405" calcext:value-type="float">
            <text:p>64995,4515807405</text:p>
          </table:table-cell>
          <table:table-cell table:number-columns-repeated="1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18+4*RAND()" office:value-type="float" office:value="20.7655190308578" calcext:value-type="float">
            <text:p>20,7655</text:p>
          </table:table-cell>
          <table:table-cell table:number-columns-repeated="5"/>
          <table:table-cell office:value-type="float" office:value="1085" calcext:value-type="float">
            <text:p>1085</text:p>
          </table:table-cell>
          <table:table-cell table:formula="of:=COM.MICROSOFT.NORM.INV(RAND();80;10)" office:value-type="float" office:value="89.4996348371331" calcext:value-type="float">
            <text:p>89,4996</text:p>
          </table:table-cell>
          <table:table-cell table:number-columns-repeated="5"/>
          <table:table-cell office:value-type="float" office:value="1085" calcext:value-type="float">
            <text:p>1085</text:p>
          </table:table-cell>
          <table:table-cell table:formula="of:=4*PI()*PI()*[.I1110]*[.B1110]" office:value-type="float" office:value="73370.8906135883" calcext:value-type="float">
            <text:p>73370,8906</text:p>
          </table:table-cell>
          <table:table-cell table:number-columns-repeated="5"/>
          <table:table-cell table:formula="of:=COM.MICROSOFT.NORM.INV(RAND();[.$S$28];[.$S$30])" office:value-type="float" office:value="68778.1901631854" calcext:value-type="float">
            <text:p>68778,1901631854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18+4*RAND()" office:value-type="float" office:value="21.3316276608966" calcext:value-type="float">
            <text:p>21,3316</text:p>
          </table:table-cell>
          <table:table-cell table:number-columns-repeated="5"/>
          <table:table-cell office:value-type="float" office:value="1086" calcext:value-type="float">
            <text:p>1086</text:p>
          </table:table-cell>
          <table:table-cell table:formula="of:=COM.MICROSOFT.NORM.INV(RAND();80;10)" office:value-type="float" office:value="86.3074280840432" calcext:value-type="float">
            <text:p>86,3074</text:p>
          </table:table-cell>
          <table:table-cell table:number-columns-repeated="5"/>
          <table:table-cell office:value-type="float" office:value="1086" calcext:value-type="float">
            <text:p>1086</text:p>
          </table:table-cell>
          <table:table-cell table:formula="of:=4*PI()*PI()*[.I1111]*[.B1111]" office:value-type="float" office:value="72682.8429781239" calcext:value-type="float">
            <text:p>72682,8430</text:p>
          </table:table-cell>
          <table:table-cell table:number-columns-repeated="5"/>
          <table:table-cell table:formula="of:=COM.MICROSOFT.NORM.INV(RAND();[.$S$28];[.$S$30])" office:value-type="float" office:value="72162.6679523823" calcext:value-type="float">
            <text:p>72162,6679523823</text:p>
          </table:table-cell>
          <table:table-cell table:number-columns-repeated="1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18+4*RAND()" office:value-type="float" office:value="18.6591837299056" calcext:value-type="float">
            <text:p>18,6592</text:p>
          </table:table-cell>
          <table:table-cell table:number-columns-repeated="5"/>
          <table:table-cell office:value-type="float" office:value="1087" calcext:value-type="float">
            <text:p>1087</text:p>
          </table:table-cell>
          <table:table-cell table:formula="of:=COM.MICROSOFT.NORM.INV(RAND();80;10)" office:value-type="float" office:value="71.7803595291678" calcext:value-type="float">
            <text:p>71,7804</text:p>
          </table:table-cell>
          <table:table-cell table:number-columns-repeated="5"/>
          <table:table-cell office:value-type="float" office:value="1087" calcext:value-type="float">
            <text:p>1087</text:p>
          </table:table-cell>
          <table:table-cell table:formula="of:=4*PI()*PI()*[.I1112]*[.B1112]" office:value-type="float" office:value="52875.9285474341" calcext:value-type="float">
            <text:p>52875,9285</text:p>
          </table:table-cell>
          <table:table-cell table:number-columns-repeated="5"/>
          <table:table-cell table:formula="of:=COM.MICROSOFT.NORM.INV(RAND();[.$S$28];[.$S$30])" office:value-type="float" office:value="53472.459502828" calcext:value-type="float">
            <text:p>53472,459502828</text:p>
          </table:table-cell>
          <table:table-cell table:number-columns-repeated="1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18+4*RAND()" office:value-type="float" office:value="18.9148081778549" calcext:value-type="float">
            <text:p>18,9148</text:p>
          </table:table-cell>
          <table:table-cell table:number-columns-repeated="5"/>
          <table:table-cell office:value-type="float" office:value="1088" calcext:value-type="float">
            <text:p>1088</text:p>
          </table:table-cell>
          <table:table-cell table:formula="of:=COM.MICROSOFT.NORM.INV(RAND();80;10)" office:value-type="float" office:value="68.6453239853217" calcext:value-type="float">
            <text:p>68,6453</text:p>
          </table:table-cell>
          <table:table-cell table:number-columns-repeated="5"/>
          <table:table-cell office:value-type="float" office:value="1088" calcext:value-type="float">
            <text:p>1088</text:p>
          </table:table-cell>
          <table:table-cell table:formula="of:=4*PI()*PI()*[.I1113]*[.B1113]" office:value-type="float" office:value="51259.2959858203" calcext:value-type="float">
            <text:p>51259,2960</text:p>
          </table:table-cell>
          <table:table-cell table:number-columns-repeated="5"/>
          <table:table-cell table:formula="of:=COM.MICROSOFT.NORM.INV(RAND();[.$S$28];[.$S$30])" office:value-type="float" office:value="58613.8500573315" calcext:value-type="float">
            <text:p>58613,8500573315</text:p>
          </table:table-cell>
          <table:table-cell table:number-columns-repeated="1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18+4*RAND()" office:value-type="float" office:value="19.0619113859721" calcext:value-type="float">
            <text:p>19,0619</text:p>
          </table:table-cell>
          <table:table-cell table:number-columns-repeated="5"/>
          <table:table-cell office:value-type="float" office:value="1089" calcext:value-type="float">
            <text:p>1089</text:p>
          </table:table-cell>
          <table:table-cell table:formula="of:=COM.MICROSOFT.NORM.INV(RAND();80;10)" office:value-type="float" office:value="80.1259692267061" calcext:value-type="float">
            <text:p>80,1260</text:p>
          </table:table-cell>
          <table:table-cell table:number-columns-repeated="5"/>
          <table:table-cell office:value-type="float" office:value="1089" calcext:value-type="float">
            <text:p>1089</text:p>
          </table:table-cell>
          <table:table-cell table:formula="of:=4*PI()*PI()*[.I1114]*[.B1114]" office:value-type="float" office:value="60297.5239810119" calcext:value-type="float">
            <text:p>60297,5240</text:p>
          </table:table-cell>
          <table:table-cell table:number-columns-repeated="5"/>
          <table:table-cell table:formula="of:=COM.MICROSOFT.NORM.INV(RAND();[.$S$28];[.$S$30])" office:value-type="float" office:value="72416.1348358233" calcext:value-type="float">
            <text:p>72416,1348358233</text:p>
          </table:table-cell>
          <table:table-cell table:number-columns-repeated="1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18+4*RAND()" office:value-type="float" office:value="20.3657625387423" calcext:value-type="float">
            <text:p>20,3658</text:p>
          </table:table-cell>
          <table:table-cell table:number-columns-repeated="5"/>
          <table:table-cell office:value-type="float" office:value="1090" calcext:value-type="float">
            <text:p>1090</text:p>
          </table:table-cell>
          <table:table-cell table:formula="of:=COM.MICROSOFT.NORM.INV(RAND();80;10)" office:value-type="float" office:value="80.5815729121163" calcext:value-type="float">
            <text:p>80,5816</text:p>
          </table:table-cell>
          <table:table-cell table:number-columns-repeated="5"/>
          <table:table-cell office:value-type="float" office:value="1090" calcext:value-type="float">
            <text:p>1090</text:p>
          </table:table-cell>
          <table:table-cell table:formula="of:=4*PI()*PI()*[.I1115]*[.B1115]" office:value-type="float" office:value="64788.2355863344" calcext:value-type="float">
            <text:p>64788,2356</text:p>
          </table:table-cell>
          <table:table-cell table:number-columns-repeated="5"/>
          <table:table-cell table:formula="of:=COM.MICROSOFT.NORM.INV(RAND();[.$S$28];[.$S$30])" office:value-type="float" office:value="54485.2782412918" calcext:value-type="float">
            <text:p>54485,2782412918</text:p>
          </table:table-cell>
          <table:table-cell table:number-columns-repeated="1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18+4*RAND()" office:value-type="float" office:value="20.5052101858892" calcext:value-type="float">
            <text:p>20,5052</text:p>
          </table:table-cell>
          <table:table-cell table:number-columns-repeated="5"/>
          <table:table-cell office:value-type="float" office:value="1091" calcext:value-type="float">
            <text:p>1091</text:p>
          </table:table-cell>
          <table:table-cell table:formula="of:=COM.MICROSOFT.NORM.INV(RAND();80;10)" office:value-type="float" office:value="84.3900401778335" calcext:value-type="float">
            <text:p>84,3900</text:p>
          </table:table-cell>
          <table:table-cell table:number-columns-repeated="5"/>
          <table:table-cell office:value-type="float" office:value="1091" calcext:value-type="float">
            <text:p>1091</text:p>
          </table:table-cell>
          <table:table-cell table:formula="of:=4*PI()*PI()*[.I1116]*[.B1116]" office:value-type="float" office:value="68314.8557581214" calcext:value-type="float">
            <text:p>68314,8558</text:p>
          </table:table-cell>
          <table:table-cell table:number-columns-repeated="5"/>
          <table:table-cell table:formula="of:=COM.MICROSOFT.NORM.INV(RAND();[.$S$28];[.$S$30])" office:value-type="float" office:value="56490.8742876088" calcext:value-type="float">
            <text:p>56490,8742876088</text:p>
          </table:table-cell>
          <table:table-cell table:number-columns-repeated="1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18+4*RAND()" office:value-type="float" office:value="21.4901773701422" calcext:value-type="float">
            <text:p>21,4902</text:p>
          </table:table-cell>
          <table:table-cell table:number-columns-repeated="5"/>
          <table:table-cell office:value-type="float" office:value="1092" calcext:value-type="float">
            <text:p>1092</text:p>
          </table:table-cell>
          <table:table-cell table:formula="of:=COM.MICROSOFT.NORM.INV(RAND();80;10)" office:value-type="float" office:value="60.0498376281911" calcext:value-type="float">
            <text:p>60,0498</text:p>
          </table:table-cell>
          <table:table-cell table:number-columns-repeated="5"/>
          <table:table-cell office:value-type="float" office:value="1092" calcext:value-type="float">
            <text:p>1092</text:p>
          </table:table-cell>
          <table:table-cell table:formula="of:=4*PI()*PI()*[.I1117]*[.B1117]" office:value-type="float" office:value="50946.1739504918" calcext:value-type="float">
            <text:p>50946,1740</text:p>
          </table:table-cell>
          <table:table-cell table:number-columns-repeated="5"/>
          <table:table-cell table:formula="of:=COM.MICROSOFT.NORM.INV(RAND();[.$S$28];[.$S$30])" office:value-type="float" office:value="68297.7318949571" calcext:value-type="float">
            <text:p>68297,7318949571</text:p>
          </table:table-cell>
          <table:table-cell table:number-columns-repeated="1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18+4*RAND()" office:value-type="float" office:value="19.0371342846192" calcext:value-type="float">
            <text:p>19,0371</text:p>
          </table:table-cell>
          <table:table-cell table:number-columns-repeated="5"/>
          <table:table-cell office:value-type="float" office:value="1093" calcext:value-type="float">
            <text:p>1093</text:p>
          </table:table-cell>
          <table:table-cell table:formula="of:=COM.MICROSOFT.NORM.INV(RAND();80;10)" office:value-type="float" office:value="63.4533348660161" calcext:value-type="float">
            <text:p>63,4533</text:p>
          </table:table-cell>
          <table:table-cell table:number-columns-repeated="5"/>
          <table:table-cell office:value-type="float" office:value="1093" calcext:value-type="float">
            <text:p>1093</text:p>
          </table:table-cell>
          <table:table-cell table:formula="of:=4*PI()*PI()*[.I1118]*[.B1118]" office:value-type="float" office:value="47688.7305586707" calcext:value-type="float">
            <text:p>47688,7306</text:p>
          </table:table-cell>
          <table:table-cell table:number-columns-repeated="5"/>
          <table:table-cell table:formula="of:=COM.MICROSOFT.NORM.INV(RAND();[.$S$28];[.$S$30])" office:value-type="float" office:value="56492.3853059401" calcext:value-type="float">
            <text:p>56492,3853059401</text:p>
          </table:table-cell>
          <table:table-cell table:number-columns-repeated="1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18+4*RAND()" office:value-type="float" office:value="18.8781261681579" calcext:value-type="float">
            <text:p>18,8781</text:p>
          </table:table-cell>
          <table:table-cell table:number-columns-repeated="5"/>
          <table:table-cell office:value-type="float" office:value="1094" calcext:value-type="float">
            <text:p>1094</text:p>
          </table:table-cell>
          <table:table-cell table:formula="of:=COM.MICROSOFT.NORM.INV(RAND();80;10)" office:value-type="float" office:value="93.1264384870062" calcext:value-type="float">
            <text:p>93,1264</text:p>
          </table:table-cell>
          <table:table-cell table:number-columns-repeated="5"/>
          <table:table-cell office:value-type="float" office:value="1094" calcext:value-type="float">
            <text:p>1094</text:p>
          </table:table-cell>
          <table:table-cell table:formula="of:=4*PI()*PI()*[.I1119]*[.B1119]" office:value-type="float" office:value="69405.1368983133" calcext:value-type="float">
            <text:p>69405,1369</text:p>
          </table:table-cell>
          <table:table-cell table:number-columns-repeated="5"/>
          <table:table-cell table:formula="of:=COM.MICROSOFT.NORM.INV(RAND();[.$S$28];[.$S$30])" office:value-type="float" office:value="62959.7525714234" calcext:value-type="float">
            <text:p>62959,7525714234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18+4*RAND()" office:value-type="float" office:value="18.4153092387132" calcext:value-type="float">
            <text:p>18,4153</text:p>
          </table:table-cell>
          <table:table-cell table:number-columns-repeated="5"/>
          <table:table-cell office:value-type="float" office:value="1095" calcext:value-type="float">
            <text:p>1095</text:p>
          </table:table-cell>
          <table:table-cell table:formula="of:=COM.MICROSOFT.NORM.INV(RAND();80;10)" office:value-type="float" office:value="71.9050750661086" calcext:value-type="float">
            <text:p>71,9051</text:p>
          </table:table-cell>
          <table:table-cell table:number-columns-repeated="5"/>
          <table:table-cell office:value-type="float" office:value="1095" calcext:value-type="float">
            <text:p>1095</text:p>
          </table:table-cell>
          <table:table-cell table:formula="of:=4*PI()*PI()*[.I1120]*[.B1120]" office:value-type="float" office:value="52275.5122107346" calcext:value-type="float">
            <text:p>52275,5122</text:p>
          </table:table-cell>
          <table:table-cell table:number-columns-repeated="5"/>
          <table:table-cell table:formula="of:=COM.MICROSOFT.NORM.INV(RAND();[.$S$28];[.$S$30])" office:value-type="float" office:value="65813.6912114033" calcext:value-type="float">
            <text:p>65813,6912114033</text:p>
          </table:table-cell>
          <table:table-cell table:number-columns-repeated="1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18+4*RAND()" office:value-type="float" office:value="19.9889787356369" calcext:value-type="float">
            <text:p>19,9890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formula="of:=COM.MICROSOFT.NORM.INV(RAND();80;10)" office:value-type="float" office:value="88.6925491677228" calcext:value-type="float">
            <text:p>88,6925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formula="of:=4*PI()*PI()*[.I1121]*[.B1121]" office:value-type="float" office:value="69990.2395764052" calcext:value-type="float">
            <text:p>69990,2396</text:p>
          </table:table-cell>
          <table:table-cell table:number-columns-repeated="5"/>
          <table:table-cell table:formula="of:=COM.MICROSOFT.NORM.INV(RAND();[.$S$28];[.$S$30])" office:value-type="float" office:value="74114.4746525135" calcext:value-type="float">
            <text:p>74114,4746525135</text:p>
          </table:table-cell>
          <table:table-cell table:number-columns-repeated="1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18+4*RAND()" office:value-type="float" office:value="20.4963313280605" calcext:value-type="float">
            <text:p>20,4963</text:p>
          </table:table-cell>
          <table:table-cell table:number-columns-repeated="5"/>
          <table:table-cell office:value-type="float" office:value="1097" calcext:value-type="float">
            <text:p>1097</text:p>
          </table:table-cell>
          <table:table-cell table:formula="of:=COM.MICROSOFT.NORM.INV(RAND();80;10)" office:value-type="float" office:value="86.6161740769263" calcext:value-type="float">
            <text:p>86,6162</text:p>
          </table:table-cell>
          <table:table-cell table:number-columns-repeated="5"/>
          <table:table-cell office:value-type="float" office:value="1097" calcext:value-type="float">
            <text:p>1097</text:p>
          </table:table-cell>
          <table:table-cell table:formula="of:=4*PI()*PI()*[.I1122]*[.B1122]" office:value-type="float" office:value="70086.5796639911" calcext:value-type="float">
            <text:p>70086,5797</text:p>
          </table:table-cell>
          <table:table-cell table:number-columns-repeated="5"/>
          <table:table-cell table:formula="of:=COM.MICROSOFT.NORM.INV(RAND();[.$S$28];[.$S$30])" office:value-type="float" office:value="67416.0279187558" calcext:value-type="float">
            <text:p>67416,0279187558</text:p>
          </table:table-cell>
          <table:table-cell table:number-columns-repeated="1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18+4*RAND()" office:value-type="float" office:value="21.2093383832835" calcext:value-type="float">
            <text:p>21,2093</text:p>
          </table:table-cell>
          <table:table-cell table:number-columns-repeated="5"/>
          <table:table-cell office:value-type="float" office:value="1098" calcext:value-type="float">
            <text:p>1098</text:p>
          </table:table-cell>
          <table:table-cell table:formula="of:=COM.MICROSOFT.NORM.INV(RAND();80;10)" office:value-type="float" office:value="71.3939910095763" calcext:value-type="float">
            <text:p>71,3940</text:p>
          </table:table-cell>
          <table:table-cell table:number-columns-repeated="5"/>
          <table:table-cell office:value-type="float" office:value="1098" calcext:value-type="float">
            <text:p>1098</text:p>
          </table:table-cell>
          <table:table-cell table:formula="of:=4*PI()*PI()*[.I1123]*[.B1123]" office:value-type="float" office:value="59778.9824169592" calcext:value-type="float">
            <text:p>59778,9824</text:p>
          </table:table-cell>
          <table:table-cell table:number-columns-repeated="5"/>
          <table:table-cell table:formula="of:=COM.MICROSOFT.NORM.INV(RAND();[.$S$28];[.$S$30])" office:value-type="float" office:value="69157.3651084145" calcext:value-type="float">
            <text:p>69157,3651084145</text:p>
          </table:table-cell>
          <table:table-cell table:number-columns-repeated="1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18+4*RAND()" office:value-type="float" office:value="20.424424730707" calcext:value-type="float">
            <text:p>20,4244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formula="of:=COM.MICROSOFT.NORM.INV(RAND();80;10)" office:value-type="float" office:value="67.8027960704168" calcext:value-type="float">
            <text:p>67,8028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formula="of:=4*PI()*PI()*[.I1124]*[.B1124]" office:value-type="float" office:value="54671.0196264639" calcext:value-type="float">
            <text:p>54671,0196</text:p>
          </table:table-cell>
          <table:table-cell table:number-columns-repeated="5"/>
          <table:table-cell table:formula="of:=COM.MICROSOFT.NORM.INV(RAND();[.$S$28];[.$S$30])" office:value-type="float" office:value="60009.7760686517" calcext:value-type="float">
            <text:p>60009,7760686517</text:p>
          </table:table-cell>
          <table:table-cell table:number-columns-repeated="1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18+4*RAND()" office:value-type="float" office:value="18.79634646466" calcext:value-type="float">
            <text:p>18,7963</text:p>
          </table:table-cell>
          <table:table-cell table:number-columns-repeated="5"/>
          <table:table-cell office:value-type="float" office:value="1100" calcext:value-type="float">
            <text:p>1100</text:p>
          </table:table-cell>
          <table:table-cell table:formula="of:=COM.MICROSOFT.NORM.INV(RAND();80;10)" office:value-type="float" office:value="70.5955613414119" calcext:value-type="float">
            <text:p>70,5956</text:p>
          </table:table-cell>
          <table:table-cell table:number-columns-repeated="5"/>
          <table:table-cell office:value-type="float" office:value="1100" calcext:value-type="float">
            <text:p>1100</text:p>
          </table:table-cell>
          <table:table-cell table:formula="of:=4*PI()*PI()*[.I1125]*[.B1125]" office:value-type="float" office:value="52385.4373641907" calcext:value-type="float">
            <text:p>52385,4374</text:p>
          </table:table-cell>
          <table:table-cell table:number-columns-repeated="5"/>
          <table:table-cell table:formula="of:=COM.MICROSOFT.NORM.INV(RAND();[.$S$28];[.$S$30])" office:value-type="float" office:value="59834.3488952043" calcext:value-type="float">
            <text:p>59834,3488952043</text:p>
          </table:table-cell>
          <table:table-cell table:number-columns-repeated="1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18+4*RAND()" office:value-type="float" office:value="20.9446410280652" calcext:value-type="float">
            <text:p>20,9446</text:p>
          </table:table-cell>
          <table:table-cell table:number-columns-repeated="5"/>
          <table:table-cell office:value-type="float" office:value="1101" calcext:value-type="float">
            <text:p>1101</text:p>
          </table:table-cell>
          <table:table-cell table:formula="of:=COM.MICROSOFT.NORM.INV(RAND();80;10)" office:value-type="float" office:value="74.8419303239864" calcext:value-type="float">
            <text:p>74,8419</text:p>
          </table:table-cell>
          <table:table-cell table:number-columns-repeated="5"/>
          <table:table-cell office:value-type="float" office:value="1101" calcext:value-type="float">
            <text:p>1101</text:p>
          </table:table-cell>
          <table:table-cell table:formula="of:=4*PI()*PI()*[.I1126]*[.B1126]" office:value-type="float" office:value="61883.8946855082" calcext:value-type="float">
            <text:p>61883,8947</text:p>
          </table:table-cell>
          <table:table-cell table:number-columns-repeated="5"/>
          <table:table-cell table:formula="of:=COM.MICROSOFT.NORM.INV(RAND();[.$S$28];[.$S$30])" office:value-type="float" office:value="62898.0673604131" calcext:value-type="float">
            <text:p>62898,0673604131</text:p>
          </table:table-cell>
          <table:table-cell table:number-columns-repeated="1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18+4*RAND()" office:value-type="float" office:value="19.9976378981955" calcext:value-type="float">
            <text:p>19,9976</text:p>
          </table:table-cell>
          <table:table-cell table:number-columns-repeated="5"/>
          <table:table-cell office:value-type="float" office:value="1102" calcext:value-type="float">
            <text:p>1102</text:p>
          </table:table-cell>
          <table:table-cell table:formula="of:=COM.MICROSOFT.NORM.INV(RAND();80;10)" office:value-type="float" office:value="73.4442577367319" calcext:value-type="float">
            <text:p>73,4443</text:p>
          </table:table-cell>
          <table:table-cell table:number-columns-repeated="5"/>
          <table:table-cell office:value-type="float" office:value="1102" calcext:value-type="float">
            <text:p>1102</text:p>
          </table:table-cell>
          <table:table-cell table:formula="of:=4*PI()*PI()*[.I1127]*[.B1127]" office:value-type="float" office:value="57982.4127244877" calcext:value-type="float">
            <text:p>57982,4127</text:p>
          </table:table-cell>
          <table:table-cell table:number-columns-repeated="5"/>
          <table:table-cell table:formula="of:=COM.MICROSOFT.NORM.INV(RAND();[.$S$28];[.$S$30])" office:value-type="float" office:value="66050.9837102093" calcext:value-type="float">
            <text:p>66050,9837102093</text:p>
          </table:table-cell>
          <table:table-cell table:number-columns-repeated="1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18+4*RAND()" office:value-type="float" office:value="20.687805572059" calcext:value-type="float">
            <text:p>20,6878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formula="of:=COM.MICROSOFT.NORM.INV(RAND();80;10)" office:value-type="float" office:value="77.7479631811723" calcext:value-type="float">
            <text:p>77,7480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formula="of:=4*PI()*PI()*[.I1128]*[.B1128]" office:value-type="float" office:value="63498.4585886184" calcext:value-type="float">
            <text:p>63498,4586</text:p>
          </table:table-cell>
          <table:table-cell table:number-columns-repeated="5"/>
          <table:table-cell table:formula="of:=COM.MICROSOFT.NORM.INV(RAND();[.$S$28];[.$S$30])" office:value-type="float" office:value="66193.8394090572" calcext:value-type="float">
            <text:p>66193,8394090572</text:p>
          </table:table-cell>
          <table:table-cell table:number-columns-repeated="1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18+4*RAND()" office:value-type="float" office:value="19.7418393925764" calcext:value-type="float">
            <text:p>19,7418</text:p>
          </table:table-cell>
          <table:table-cell table:number-columns-repeated="5"/>
          <table:table-cell office:value-type="float" office:value="1104" calcext:value-type="float">
            <text:p>1104</text:p>
          </table:table-cell>
          <table:table-cell table:formula="of:=COM.MICROSOFT.NORM.INV(RAND();80;10)" office:value-type="float" office:value="92.9484694455801" calcext:value-type="float">
            <text:p>92,9485</text:p>
          </table:table-cell>
          <table:table-cell table:number-columns-repeated="5"/>
          <table:table-cell office:value-type="float" office:value="1104" calcext:value-type="float">
            <text:p>1104</text:p>
          </table:table-cell>
          <table:table-cell table:formula="of:=4*PI()*PI()*[.I1129]*[.B1129]" office:value-type="float" office:value="72441.8602158405" calcext:value-type="float">
            <text:p>72441,8602</text:p>
          </table:table-cell>
          <table:table-cell table:number-columns-repeated="5"/>
          <table:table-cell table:formula="of:=COM.MICROSOFT.NORM.INV(RAND();[.$S$28];[.$S$30])" office:value-type="float" office:value="70548.1635855746" calcext:value-type="float">
            <text:p>70548,1635855746</text:p>
          </table:table-cell>
          <table:table-cell table:number-columns-repeated="1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18+4*RAND()" office:value-type="float" office:value="21.7190567855723" calcext:value-type="float">
            <text:p>21,7191</text:p>
          </table:table-cell>
          <table:table-cell table:number-columns-repeated="5"/>
          <table:table-cell office:value-type="float" office:value="1105" calcext:value-type="float">
            <text:p>1105</text:p>
          </table:table-cell>
          <table:table-cell table:formula="of:=COM.MICROSOFT.NORM.INV(RAND();80;10)" office:value-type="float" office:value="78.9253477319788" calcext:value-type="float">
            <text:p>78,9253</text:p>
          </table:table-cell>
          <table:table-cell table:number-columns-repeated="5"/>
          <table:table-cell office:value-type="float" office:value="1105" calcext:value-type="float">
            <text:p>1105</text:p>
          </table:table-cell>
          <table:table-cell table:formula="of:=4*PI()*PI()*[.I1130]*[.B1130]" office:value-type="float" office:value="67673.2761142204" calcext:value-type="float">
            <text:p>67673,2761</text:p>
          </table:table-cell>
          <table:table-cell table:number-columns-repeated="5"/>
          <table:table-cell table:formula="of:=COM.MICROSOFT.NORM.INV(RAND();[.$S$28];[.$S$30])" office:value-type="float" office:value="68098.6908466413" calcext:value-type="float">
            <text:p>68098,6908466413</text:p>
          </table:table-cell>
          <table:table-cell table:number-columns-repeated="1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18+4*RAND()" office:value-type="float" office:value="18.8796259746887" calcext:value-type="float">
            <text:p>18,8796</text:p>
          </table:table-cell>
          <table:table-cell table:number-columns-repeated="5"/>
          <table:table-cell office:value-type="float" office:value="1106" calcext:value-type="float">
            <text:p>1106</text:p>
          </table:table-cell>
          <table:table-cell table:formula="of:=COM.MICROSOFT.NORM.INV(RAND();80;10)" office:value-type="float" office:value="64.3616881099173" calcext:value-type="float">
            <text:p>64,3617</text:p>
          </table:table-cell>
          <table:table-cell table:number-columns-repeated="5"/>
          <table:table-cell office:value-type="float" office:value="1106" calcext:value-type="float">
            <text:p>1106</text:p>
          </table:table-cell>
          <table:table-cell table:formula="of:=4*PI()*PI()*[.I1131]*[.B1131]" office:value-type="float" office:value="47971.1963454425" calcext:value-type="float">
            <text:p>47971,1963</text:p>
          </table:table-cell>
          <table:table-cell table:number-columns-repeated="5"/>
          <table:table-cell table:formula="of:=COM.MICROSOFT.NORM.INV(RAND();[.$S$28];[.$S$30])" office:value-type="float" office:value="64118.4725156539" calcext:value-type="float">
            <text:p>64118,4725156539</text:p>
          </table:table-cell>
          <table:table-cell table:number-columns-repeated="1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18+4*RAND()" office:value-type="float" office:value="20.5922766583972" calcext:value-type="float">
            <text:p>20,5923</text:p>
          </table:table-cell>
          <table:table-cell table:number-columns-repeated="5"/>
          <table:table-cell office:value-type="float" office:value="1107" calcext:value-type="float">
            <text:p>1107</text:p>
          </table:table-cell>
          <table:table-cell table:formula="of:=COM.MICROSOFT.NORM.INV(RAND();80;10)" office:value-type="float" office:value="71.8157355191624" calcext:value-type="float">
            <text:p>71,8157</text:p>
          </table:table-cell>
          <table:table-cell table:number-columns-repeated="5"/>
          <table:table-cell office:value-type="float" office:value="1107" calcext:value-type="float">
            <text:p>1107</text:p>
          </table:table-cell>
          <table:table-cell table:formula="of:=4*PI()*PI()*[.I1132]*[.B1132]" office:value-type="float" office:value="58382.637907476" calcext:value-type="float">
            <text:p>58382,6379</text:p>
          </table:table-cell>
          <table:table-cell table:number-columns-repeated="5"/>
          <table:table-cell table:formula="of:=COM.MICROSOFT.NORM.INV(RAND();[.$S$28];[.$S$30])" office:value-type="float" office:value="62184.25640485" calcext:value-type="float">
            <text:p>62184,25640485</text:p>
          </table:table-cell>
          <table:table-cell table:number-columns-repeated="1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18+4*RAND()" office:value-type="float" office:value="21.9934044298716" calcext:value-type="float">
            <text:p>21,9934</text:p>
          </table:table-cell>
          <table:table-cell table:number-columns-repeated="5"/>
          <table:table-cell office:value-type="float" office:value="1108" calcext:value-type="float">
            <text:p>1108</text:p>
          </table:table-cell>
          <table:table-cell table:formula="of:=COM.MICROSOFT.NORM.INV(RAND();80;10)" office:value-type="float" office:value="81.0584749429159" calcext:value-type="float">
            <text:p>81,0585</text:p>
          </table:table-cell>
          <table:table-cell table:number-columns-repeated="5"/>
          <table:table-cell office:value-type="float" office:value="1108" calcext:value-type="float">
            <text:p>1108</text:p>
          </table:table-cell>
          <table:table-cell table:formula="of:=4*PI()*PI()*[.I1133]*[.B1133]" office:value-type="float" office:value="70380.2209094299" calcext:value-type="float">
            <text:p>70380,2209</text:p>
          </table:table-cell>
          <table:table-cell table:number-columns-repeated="5"/>
          <table:table-cell table:formula="of:=COM.MICROSOFT.NORM.INV(RAND();[.$S$28];[.$S$30])" office:value-type="float" office:value="49059.4790703307" calcext:value-type="float">
            <text:p>49059,4790703307</text:p>
          </table:table-cell>
          <table:table-cell table:number-columns-repeated="1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18+4*RAND()" office:value-type="float" office:value="18.7314856094308" calcext:value-type="float">
            <text:p>18,7315</text:p>
          </table:table-cell>
          <table:table-cell table:number-columns-repeated="5"/>
          <table:table-cell office:value-type="float" office:value="1109" calcext:value-type="float">
            <text:p>1109</text:p>
          </table:table-cell>
          <table:table-cell table:formula="of:=COM.MICROSOFT.NORM.INV(RAND();80;10)" office:value-type="float" office:value="85.4114141041779" calcext:value-type="float">
            <text:p>85,4114</text:p>
          </table:table-cell>
          <table:table-cell table:number-columns-repeated="5"/>
          <table:table-cell office:value-type="float" office:value="1109" calcext:value-type="float">
            <text:p>1109</text:p>
          </table:table-cell>
          <table:table-cell table:formula="of:=4*PI()*PI()*[.I1134]*[.B1134]" office:value-type="float" office:value="63160.8363289993" calcext:value-type="float">
            <text:p>63160,8363</text:p>
          </table:table-cell>
          <table:table-cell table:number-columns-repeated="5"/>
          <table:table-cell table:formula="of:=COM.MICROSOFT.NORM.INV(RAND();[.$S$28];[.$S$30])" office:value-type="float" office:value="61064.1940842168" calcext:value-type="float">
            <text:p>61064,1940842168</text:p>
          </table:table-cell>
          <table:table-cell table:number-columns-repeated="1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18+4*RAND()" office:value-type="float" office:value="18.7903236229904" calcext:value-type="float">
            <text:p>18,7903</text:p>
          </table:table-cell>
          <table:table-cell table:number-columns-repeated="5"/>
          <table:table-cell office:value-type="float" office:value="1110" calcext:value-type="float">
            <text:p>1110</text:p>
          </table:table-cell>
          <table:table-cell table:formula="of:=COM.MICROSOFT.NORM.INV(RAND();80;10)" office:value-type="float" office:value="96.4164213405682" calcext:value-type="float">
            <text:p>96,4164</text:p>
          </table:table-cell>
          <table:table-cell table:number-columns-repeated="5"/>
          <table:table-cell office:value-type="float" office:value="1110" calcext:value-type="float">
            <text:p>1110</text:p>
          </table:table-cell>
          <table:table-cell table:formula="of:=4*PI()*PI()*[.I1135]*[.B1135]" office:value-type="float" office:value="71522.8817679482" calcext:value-type="float">
            <text:p>71522,8818</text:p>
          </table:table-cell>
          <table:table-cell table:number-columns-repeated="5"/>
          <table:table-cell table:formula="of:=COM.MICROSOFT.NORM.INV(RAND();[.$S$28];[.$S$30])" office:value-type="float" office:value="54967.8254252782" calcext:value-type="float">
            <text:p>54967,8254252782</text:p>
          </table:table-cell>
          <table:table-cell table:number-columns-repeated="1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18+4*RAND()" office:value-type="float" office:value="20.702482953202" calcext:value-type="float">
            <text:p>20,7025</text:p>
          </table:table-cell>
          <table:table-cell table:number-columns-repeated="5"/>
          <table:table-cell office:value-type="float" office:value="1111" calcext:value-type="float">
            <text:p>1111</text:p>
          </table:table-cell>
          <table:table-cell table:formula="of:=COM.MICROSOFT.NORM.INV(RAND();80;10)" office:value-type="float" office:value="70.27250356292" calcext:value-type="float">
            <text:p>70,2725</text:p>
          </table:table-cell>
          <table:table-cell table:number-columns-repeated="5"/>
          <table:table-cell office:value-type="float" office:value="1111" calcext:value-type="float">
            <text:p>1111</text:p>
          </table:table-cell>
          <table:table-cell table:formula="of:=4*PI()*PI()*[.I1136]*[.B1136]" office:value-type="float" office:value="57433.8062305175" calcext:value-type="float">
            <text:p>57433,8062</text:p>
          </table:table-cell>
          <table:table-cell table:number-columns-repeated="5"/>
          <table:table-cell table:formula="of:=COM.MICROSOFT.NORM.INV(RAND();[.$S$28];[.$S$30])" office:value-type="float" office:value="52249.4448783071" calcext:value-type="float">
            <text:p>52249,4448783071</text:p>
          </table:table-cell>
          <table:table-cell table:number-columns-repeated="1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18+4*RAND()" office:value-type="float" office:value="21.4184280424379" calcext:value-type="float">
            <text:p>21,4184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formula="of:=COM.MICROSOFT.NORM.INV(RAND();80;10)" office:value-type="float" office:value="80.7331944239195" calcext:value-type="float">
            <text:p>80,7332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formula="of:=4*PI()*PI()*[.I1137]*[.B1137]" office:value-type="float" office:value="68265.2157522691" calcext:value-type="float">
            <text:p>68265,2158</text:p>
          </table:table-cell>
          <table:table-cell table:number-columns-repeated="5"/>
          <table:table-cell table:formula="of:=COM.MICROSOFT.NORM.INV(RAND();[.$S$28];[.$S$30])" office:value-type="float" office:value="66633.548380494" calcext:value-type="float">
            <text:p>66633,548380494</text:p>
          </table:table-cell>
          <table:table-cell table:number-columns-repeated="1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18+4*RAND()" office:value-type="float" office:value="19.7759578241967" calcext:value-type="float">
            <text:p>19,7760</text:p>
          </table:table-cell>
          <table:table-cell table:number-columns-repeated="5"/>
          <table:table-cell office:value-type="float" office:value="1113" calcext:value-type="float">
            <text:p>1113</text:p>
          </table:table-cell>
          <table:table-cell table:formula="of:=COM.MICROSOFT.NORM.INV(RAND();80;10)" office:value-type="float" office:value="79.4434987948371" calcext:value-type="float">
            <text:p>79,4435</text:p>
          </table:table-cell>
          <table:table-cell table:number-columns-repeated="5"/>
          <table:table-cell office:value-type="float" office:value="1113" calcext:value-type="float">
            <text:p>1113</text:p>
          </table:table-cell>
          <table:table-cell table:formula="of:=4*PI()*PI()*[.I1138]*[.B1138]" office:value-type="float" office:value="62023.4081401644" calcext:value-type="float">
            <text:p>62023,4081</text:p>
          </table:table-cell>
          <table:table-cell table:number-columns-repeated="5"/>
          <table:table-cell table:formula="of:=COM.MICROSOFT.NORM.INV(RAND();[.$S$28];[.$S$30])" office:value-type="float" office:value="69415.0584093382" calcext:value-type="float">
            <text:p>69415,0584093382</text:p>
          </table:table-cell>
          <table:table-cell table:number-columns-repeated="1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18+4*RAND()" office:value-type="float" office:value="20.1180378110148" calcext:value-type="float">
            <text:p>20,1180</text:p>
          </table:table-cell>
          <table:table-cell table:number-columns-repeated="5"/>
          <table:table-cell office:value-type="float" office:value="1114" calcext:value-type="float">
            <text:p>1114</text:p>
          </table:table-cell>
          <table:table-cell table:formula="of:=COM.MICROSOFT.NORM.INV(RAND();80;10)" office:value-type="float" office:value="88.0452526895745" calcext:value-type="float">
            <text:p>88,0453</text:p>
          </table:table-cell>
          <table:table-cell table:number-columns-repeated="5"/>
          <table:table-cell office:value-type="float" office:value="1114" calcext:value-type="float">
            <text:p>1114</text:p>
          </table:table-cell>
          <table:table-cell table:formula="of:=4*PI()*PI()*[.I1139]*[.B1139]" office:value-type="float" office:value="69928.031197972" calcext:value-type="float">
            <text:p>69928,0312</text:p>
          </table:table-cell>
          <table:table-cell table:number-columns-repeated="5"/>
          <table:table-cell table:formula="of:=COM.MICROSOFT.NORM.INV(RAND();[.$S$28];[.$S$30])" office:value-type="float" office:value="75935.2910162836" calcext:value-type="float">
            <text:p>75935,2910162836</text:p>
          </table:table-cell>
          <table:table-cell table:number-columns-repeated="1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18+4*RAND()" office:value-type="float" office:value="21.6663768622093" calcext:value-type="float">
            <text:p>21,6664</text:p>
          </table:table-cell>
          <table:table-cell table:number-columns-repeated="5"/>
          <table:table-cell office:value-type="float" office:value="1115" calcext:value-type="float">
            <text:p>1115</text:p>
          </table:table-cell>
          <table:table-cell table:formula="of:=COM.MICROSOFT.NORM.INV(RAND();80;10)" office:value-type="float" office:value="70.054481406106" calcext:value-type="float">
            <text:p>70,0545</text:p>
          </table:table-cell>
          <table:table-cell table:number-columns-repeated="5"/>
          <table:table-cell office:value-type="float" office:value="1115" calcext:value-type="float">
            <text:p>1115</text:p>
          </table:table-cell>
          <table:table-cell table:formula="of:=4*PI()*PI()*[.I1140]*[.B1140]" office:value-type="float" office:value="59921.4000653301" calcext:value-type="float">
            <text:p>59921,4001</text:p>
          </table:table-cell>
          <table:table-cell table:number-columns-repeated="5"/>
          <table:table-cell table:formula="of:=COM.MICROSOFT.NORM.INV(RAND();[.$S$28];[.$S$30])" office:value-type="float" office:value="56216.1503698579" calcext:value-type="float">
            <text:p>56216,1503698579</text:p>
          </table:table-cell>
          <table:table-cell table:number-columns-repeated="1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18+4*RAND()" office:value-type="float" office:value="19.5763616939075" calcext:value-type="float">
            <text:p>19,5764</text:p>
          </table:table-cell>
          <table:table-cell table:number-columns-repeated="5"/>
          <table:table-cell office:value-type="float" office:value="1116" calcext:value-type="float">
            <text:p>1116</text:p>
          </table:table-cell>
          <table:table-cell table:formula="of:=COM.MICROSOFT.NORM.INV(RAND();80;10)" office:value-type="float" office:value="90.8760889226368" calcext:value-type="float">
            <text:p>90,8761</text:p>
          </table:table-cell>
          <table:table-cell table:number-columns-repeated="5"/>
          <table:table-cell office:value-type="float" office:value="1116" calcext:value-type="float">
            <text:p>1116</text:p>
          </table:table-cell>
          <table:table-cell table:formula="of:=4*PI()*PI()*[.I1141]*[.B1141]" office:value-type="float" office:value="70233.0202677918" calcext:value-type="float">
            <text:p>70233,0203</text:p>
          </table:table-cell>
          <table:table-cell table:number-columns-repeated="5"/>
          <table:table-cell table:formula="of:=COM.MICROSOFT.NORM.INV(RAND();[.$S$28];[.$S$30])" office:value-type="float" office:value="62492.7772950594" calcext:value-type="float">
            <text:p>62492,7772950594</text:p>
          </table:table-cell>
          <table:table-cell table:number-columns-repeated="1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18+4*RAND()" office:value-type="float" office:value="20.1657105204649" calcext:value-type="float">
            <text:p>20,1657</text:p>
          </table:table-cell>
          <table:table-cell table:number-columns-repeated="5"/>
          <table:table-cell office:value-type="float" office:value="1117" calcext:value-type="float">
            <text:p>1117</text:p>
          </table:table-cell>
          <table:table-cell table:formula="of:=COM.MICROSOFT.NORM.INV(RAND();80;10)" office:value-type="float" office:value="72.0296735539875" calcext:value-type="float">
            <text:p>72,0297</text:p>
          </table:table-cell>
          <table:table-cell table:number-columns-repeated="5"/>
          <table:table-cell office:value-type="float" office:value="1117" calcext:value-type="float">
            <text:p>1117</text:p>
          </table:table-cell>
          <table:table-cell table:formula="of:=4*PI()*PI()*[.I1142]*[.B1142]" office:value-type="float" office:value="57343.5679907059" calcext:value-type="float">
            <text:p>57343,5680</text:p>
          </table:table-cell>
          <table:table-cell table:number-columns-repeated="5"/>
          <table:table-cell table:formula="of:=COM.MICROSOFT.NORM.INV(RAND();[.$S$28];[.$S$30])" office:value-type="float" office:value="73856.0963670437" calcext:value-type="float">
            <text:p>73856,0963670437</text:p>
          </table:table-cell>
          <table:table-cell table:number-columns-repeated="1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18+4*RAND()" office:value-type="float" office:value="20.8233512067236" calcext:value-type="float">
            <text:p>20,8234</text:p>
          </table:table-cell>
          <table:table-cell table:number-columns-repeated="5"/>
          <table:table-cell office:value-type="float" office:value="1118" calcext:value-type="float">
            <text:p>1118</text:p>
          </table:table-cell>
          <table:table-cell table:formula="of:=COM.MICROSOFT.NORM.INV(RAND();80;10)" office:value-type="float" office:value="83.565913051072" calcext:value-type="float">
            <text:p>83,5659</text:p>
          </table:table-cell>
          <table:table-cell table:number-columns-repeated="5"/>
          <table:table-cell office:value-type="float" office:value="1118" calcext:value-type="float">
            <text:p>1118</text:p>
          </table:table-cell>
          <table:table-cell table:formula="of:=4*PI()*PI()*[.I1143]*[.B1143]" office:value-type="float" office:value="68697.2770675718" calcext:value-type="float">
            <text:p>68697,2771</text:p>
          </table:table-cell>
          <table:table-cell table:number-columns-repeated="5"/>
          <table:table-cell table:formula="of:=COM.MICROSOFT.NORM.INV(RAND();[.$S$28];[.$S$30])" office:value-type="float" office:value="58090.4436468698" calcext:value-type="float">
            <text:p>58090,4436468698</text:p>
          </table:table-cell>
          <table:table-cell table:number-columns-repeated="1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18+4*RAND()" office:value-type="float" office:value="21.7830976550467" calcext:value-type="float">
            <text:p>21,7831</text:p>
          </table:table-cell>
          <table:table-cell table:number-columns-repeated="5"/>
          <table:table-cell office:value-type="float" office:value="1119" calcext:value-type="float">
            <text:p>1119</text:p>
          </table:table-cell>
          <table:table-cell table:formula="of:=COM.MICROSOFT.NORM.INV(RAND();80;10)" office:value-type="float" office:value="70.9276950935223" calcext:value-type="float">
            <text:p>70,9277</text:p>
          </table:table-cell>
          <table:table-cell table:number-columns-repeated="5"/>
          <table:table-cell office:value-type="float" office:value="1119" calcext:value-type="float">
            <text:p>1119</text:p>
          </table:table-cell>
          <table:table-cell table:formula="of:=4*PI()*PI()*[.I1144]*[.B1144]" office:value-type="float" office:value="60995.1385535917" calcext:value-type="float">
            <text:p>60995,1386</text:p>
          </table:table-cell>
          <table:table-cell table:number-columns-repeated="5"/>
          <table:table-cell table:formula="of:=COM.MICROSOFT.NORM.INV(RAND();[.$S$28];[.$S$30])" office:value-type="float" office:value="58989.5300506528" calcext:value-type="float">
            <text:p>58989,5300506528</text:p>
          </table:table-cell>
          <table:table-cell table:number-columns-repeated="1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18+4*RAND()" office:value-type="float" office:value="18.806882027071" calcext:value-type="float">
            <text:p>18,8069</text:p>
          </table:table-cell>
          <table:table-cell table:number-columns-repeated="5"/>
          <table:table-cell office:value-type="float" office:value="1120" calcext:value-type="float">
            <text:p>1120</text:p>
          </table:table-cell>
          <table:table-cell table:formula="of:=COM.MICROSOFT.NORM.INV(RAND();80;10)" office:value-type="float" office:value="79.4878300792479" calcext:value-type="float">
            <text:p>79,4878</text:p>
          </table:table-cell>
          <table:table-cell table:number-columns-repeated="5"/>
          <table:table-cell office:value-type="float" office:value="1120" calcext:value-type="float">
            <text:p>1120</text:p>
          </table:table-cell>
          <table:table-cell table:formula="of:=4*PI()*PI()*[.I1145]*[.B1145]" office:value-type="float" office:value="59017.0066771157" calcext:value-type="float">
            <text:p>59017,0067</text:p>
          </table:table-cell>
          <table:table-cell table:number-columns-repeated="5"/>
          <table:table-cell table:formula="of:=COM.MICROSOFT.NORM.INV(RAND();[.$S$28];[.$S$30])" office:value-type="float" office:value="83482.3457022915" calcext:value-type="float">
            <text:p>83482,3457022915</text:p>
          </table:table-cell>
          <table:table-cell table:number-columns-repeated="1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18+4*RAND()" office:value-type="float" office:value="21.6139484881423" calcext:value-type="float">
            <text:p>21,6139</text:p>
          </table:table-cell>
          <table:table-cell table:number-columns-repeated="5"/>
          <table:table-cell office:value-type="float" office:value="1121" calcext:value-type="float">
            <text:p>1121</text:p>
          </table:table-cell>
          <table:table-cell table:formula="of:=COM.MICROSOFT.NORM.INV(RAND();80;10)" office:value-type="float" office:value="91.7357144602965" calcext:value-type="float">
            <text:p>91,7357</text:p>
          </table:table-cell>
          <table:table-cell table:number-columns-repeated="5"/>
          <table:table-cell office:value-type="float" office:value="1121" calcext:value-type="float">
            <text:p>1121</text:p>
          </table:table-cell>
          <table:table-cell table:formula="of:=4*PI()*PI()*[.I1146]*[.B1146]" office:value-type="float" office:value="78276.6618229386" calcext:value-type="float">
            <text:p>78276,6618</text:p>
          </table:table-cell>
          <table:table-cell table:number-columns-repeated="5"/>
          <table:table-cell table:formula="of:=COM.MICROSOFT.NORM.INV(RAND();[.$S$28];[.$S$30])" office:value-type="float" office:value="50311.2344346962" calcext:value-type="float">
            <text:p>50311,2344346962</text:p>
          </table:table-cell>
          <table:table-cell table:number-columns-repeated="1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18+4*RAND()" office:value-type="float" office:value="20.5309137278236" calcext:value-type="float">
            <text:p>20,5309</text:p>
          </table:table-cell>
          <table:table-cell table:number-columns-repeated="5"/>
          <table:table-cell office:value-type="float" office:value="1122" calcext:value-type="float">
            <text:p>1122</text:p>
          </table:table-cell>
          <table:table-cell table:formula="of:=COM.MICROSOFT.NORM.INV(RAND();80;10)" office:value-type="float" office:value="79.0869659145395" calcext:value-type="float">
            <text:p>79,0870</text:p>
          </table:table-cell>
          <table:table-cell table:number-columns-repeated="5"/>
          <table:table-cell office:value-type="float" office:value="1122" calcext:value-type="float">
            <text:p>1122</text:p>
          </table:table-cell>
          <table:table-cell table:formula="of:=4*PI()*PI()*[.I1147]*[.B1147]" office:value-type="float" office:value="64102.1991972961" calcext:value-type="float">
            <text:p>64102,1992</text:p>
          </table:table-cell>
          <table:table-cell table:number-columns-repeated="5"/>
          <table:table-cell table:formula="of:=COM.MICROSOFT.NORM.INV(RAND();[.$S$28];[.$S$30])" office:value-type="float" office:value="62566.1083680185" calcext:value-type="float">
            <text:p>62566,1083680185</text:p>
          </table:table-cell>
          <table:table-cell table:number-columns-repeated="1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18+4*RAND()" office:value-type="float" office:value="20.7814427730627" calcext:value-type="float">
            <text:p>20,7814</text:p>
          </table:table-cell>
          <table:table-cell table:number-columns-repeated="5"/>
          <table:table-cell office:value-type="float" office:value="1123" calcext:value-type="float">
            <text:p>1123</text:p>
          </table:table-cell>
          <table:table-cell table:formula="of:=COM.MICROSOFT.NORM.INV(RAND();80;10)" office:value-type="float" office:value="72.9070731194353" calcext:value-type="float">
            <text:p>72,9071</text:p>
          </table:table-cell>
          <table:table-cell table:number-columns-repeated="5"/>
          <table:table-cell office:value-type="float" office:value="1123" calcext:value-type="float">
            <text:p>1123</text:p>
          </table:table-cell>
          <table:table-cell table:formula="of:=4*PI()*PI()*[.I1148]*[.B1148]" office:value-type="float" office:value="59814.3098340175" calcext:value-type="float">
            <text:p>59814,3098</text:p>
          </table:table-cell>
          <table:table-cell table:number-columns-repeated="5"/>
          <table:table-cell table:formula="of:=COM.MICROSOFT.NORM.INV(RAND();[.$S$28];[.$S$30])" office:value-type="float" office:value="66955.301719515" calcext:value-type="float">
            <text:p>66955,301719515</text:p>
          </table:table-cell>
          <table:table-cell table:number-columns-repeated="1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18+4*RAND()" office:value-type="float" office:value="20.5540567836724" calcext:value-type="float">
            <text:p>20,5541</text:p>
          </table:table-cell>
          <table:table-cell table:number-columns-repeated="5"/>
          <table:table-cell office:value-type="float" office:value="1124" calcext:value-type="float">
            <text:p>1124</text:p>
          </table:table-cell>
          <table:table-cell table:formula="of:=COM.MICROSOFT.NORM.INV(RAND();80;10)" office:value-type="float" office:value="70.2593740282687" calcext:value-type="float">
            <text:p>70,2594</text:p>
          </table:table-cell>
          <table:table-cell table:number-columns-repeated="5"/>
          <table:table-cell office:value-type="float" office:value="1124" calcext:value-type="float">
            <text:p>1124</text:p>
          </table:table-cell>
          <table:table-cell table:formula="of:=4*PI()*PI()*[.I1149]*[.B1149]" office:value-type="float" office:value="57011.3814880023" calcext:value-type="float">
            <text:p>57011,3815</text:p>
          </table:table-cell>
          <table:table-cell table:number-columns-repeated="5"/>
          <table:table-cell table:formula="of:=COM.MICROSOFT.NORM.INV(RAND();[.$S$28];[.$S$30])" office:value-type="float" office:value="56024.793273354" calcext:value-type="float">
            <text:p>56024,793273354</text:p>
          </table:table-cell>
          <table:table-cell table:number-columns-repeated="1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18+4*RAND()" office:value-type="float" office:value="18.8131665480323" calcext:value-type="float">
            <text:p>18,8132</text:p>
          </table:table-cell>
          <table:table-cell table:number-columns-repeated="5"/>
          <table:table-cell office:value-type="float" office:value="1125" calcext:value-type="float">
            <text:p>1125</text:p>
          </table:table-cell>
          <table:table-cell table:formula="of:=COM.MICROSOFT.NORM.INV(RAND();80;10)" office:value-type="float" office:value="80.9189372041797" calcext:value-type="float">
            <text:p>80,9189</text:p>
          </table:table-cell>
          <table:table-cell table:number-columns-repeated="5"/>
          <table:table-cell office:value-type="float" office:value="1125" calcext:value-type="float">
            <text:p>1125</text:p>
          </table:table-cell>
          <table:table-cell table:formula="of:=4*PI()*PI()*[.I1150]*[.B1150]" office:value-type="float" office:value="60099.6312039087" calcext:value-type="float">
            <text:p>60099,6312</text:p>
          </table:table-cell>
          <table:table-cell table:number-columns-repeated="5"/>
          <table:table-cell table:formula="of:=COM.MICROSOFT.NORM.INV(RAND();[.$S$28];[.$S$30])" office:value-type="float" office:value="62323.5959932365" calcext:value-type="float">
            <text:p>62323,5959932365</text:p>
          </table:table-cell>
          <table:table-cell table:number-columns-repeated="1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18+4*RAND()" office:value-type="float" office:value="19.6693787383847" calcext:value-type="float">
            <text:p>19,6694</text:p>
          </table:table-cell>
          <table:table-cell table:number-columns-repeated="5"/>
          <table:table-cell office:value-type="float" office:value="1126" calcext:value-type="float">
            <text:p>1126</text:p>
          </table:table-cell>
          <table:table-cell table:formula="of:=COM.MICROSOFT.NORM.INV(RAND();80;10)" office:value-type="float" office:value="75.9380940512757" calcext:value-type="float">
            <text:p>75,9381</text:p>
          </table:table-cell>
          <table:table-cell table:number-columns-repeated="5"/>
          <table:table-cell office:value-type="float" office:value="1126" calcext:value-type="float">
            <text:p>1126</text:p>
          </table:table-cell>
          <table:table-cell table:formula="of:=4*PI()*PI()*[.I1151]*[.B1151]" office:value-type="float" office:value="58967.1410803174" calcext:value-type="float">
            <text:p>58967,1411</text:p>
          </table:table-cell>
          <table:table-cell table:number-columns-repeated="5"/>
          <table:table-cell table:formula="of:=COM.MICROSOFT.NORM.INV(RAND();[.$S$28];[.$S$30])" office:value-type="float" office:value="62869.5949036803" calcext:value-type="float">
            <text:p>62869,5949036803</text:p>
          </table:table-cell>
          <table:table-cell table:number-columns-repeated="1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18+4*RAND()" office:value-type="float" office:value="20.7443285021" calcext:value-type="float">
            <text:p>20,7443</text:p>
          </table:table-cell>
          <table:table-cell table:number-columns-repeated="5"/>
          <table:table-cell office:value-type="float" office:value="1127" calcext:value-type="float">
            <text:p>1127</text:p>
          </table:table-cell>
          <table:table-cell table:formula="of:=COM.MICROSOFT.NORM.INV(RAND();80;10)" office:value-type="float" office:value="100.07821424183" calcext:value-type="float">
            <text:p>100,0782</text:p>
          </table:table-cell>
          <table:table-cell table:number-columns-repeated="5"/>
          <table:table-cell office:value-type="float" office:value="1127" calcext:value-type="float">
            <text:p>1127</text:p>
          </table:table-cell>
          <table:table-cell table:formula="of:=4*PI()*PI()*[.I1152]*[.B1152]" office:value-type="float" office:value="81959.3801613887" calcext:value-type="float">
            <text:p>81959,3802</text:p>
          </table:table-cell>
          <table:table-cell table:number-columns-repeated="5"/>
          <table:table-cell table:formula="of:=COM.MICROSOFT.NORM.INV(RAND();[.$S$28];[.$S$30])" office:value-type="float" office:value="63252.8335600188" calcext:value-type="float">
            <text:p>63252,8335600188</text:p>
          </table:table-cell>
          <table:table-cell table:number-columns-repeated="1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18+4*RAND()" office:value-type="float" office:value="20.6774138477631" calcext:value-type="float">
            <text:p>20,6774</text:p>
          </table:table-cell>
          <table:table-cell table:number-columns-repeated="5"/>
          <table:table-cell office:value-type="float" office:value="1128" calcext:value-type="float">
            <text:p>1128</text:p>
          </table:table-cell>
          <table:table-cell table:formula="of:=COM.MICROSOFT.NORM.INV(RAND();80;10)" office:value-type="float" office:value="80.0149128231245" calcext:value-type="float">
            <text:p>80,0149</text:p>
          </table:table-cell>
          <table:table-cell table:number-columns-repeated="5"/>
          <table:table-cell office:value-type="float" office:value="1128" calcext:value-type="float">
            <text:p>1128</text:p>
          </table:table-cell>
          <table:table-cell table:formula="of:=4*PI()*PI()*[.I1153]*[.B1153]" office:value-type="float" office:value="65317.0998189992" calcext:value-type="float">
            <text:p>65317,0998</text:p>
          </table:table-cell>
          <table:table-cell table:number-columns-repeated="5"/>
          <table:table-cell table:formula="of:=COM.MICROSOFT.NORM.INV(RAND();[.$S$28];[.$S$30])" office:value-type="float" office:value="60252.468281026" calcext:value-type="float">
            <text:p>60252,468281026</text:p>
          </table:table-cell>
          <table:table-cell table:number-columns-repeated="1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18+4*RAND()" office:value-type="float" office:value="18.5544774974696" calcext:value-type="float">
            <text:p>18,5545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formula="of:=COM.MICROSOFT.NORM.INV(RAND();80;10)" office:value-type="float" office:value="81.0604068526658" calcext:value-type="float">
            <text:p>81,0604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formula="of:=4*PI()*PI()*[.I1154]*[.B1154]" office:value-type="float" office:value="59376.8624019528" calcext:value-type="float">
            <text:p>59376,8624</text:p>
          </table:table-cell>
          <table:table-cell table:number-columns-repeated="5"/>
          <table:table-cell table:formula="of:=COM.MICROSOFT.NORM.INV(RAND();[.$S$28];[.$S$30])" office:value-type="float" office:value="81581.697758863" calcext:value-type="float">
            <text:p>81581,697758863</text:p>
          </table:table-cell>
          <table:table-cell table:number-columns-repeated="1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18+4*RAND()" office:value-type="float" office:value="18.9822825449519" calcext:value-type="float">
            <text:p>18,9823</text:p>
          </table:table-cell>
          <table:table-cell table:number-columns-repeated="5"/>
          <table:table-cell office:value-type="float" office:value="1130" calcext:value-type="float">
            <text:p>1130</text:p>
          </table:table-cell>
          <table:table-cell table:formula="of:=COM.MICROSOFT.NORM.INV(RAND();80;10)" office:value-type="float" office:value="81.1106021444393" calcext:value-type="float">
            <text:p>81,1106</text:p>
          </table:table-cell>
          <table:table-cell table:number-columns-repeated="5"/>
          <table:table-cell office:value-type="float" office:value="1130" calcext:value-type="float">
            <text:p>1130</text:p>
          </table:table-cell>
          <table:table-cell table:formula="of:=4*PI()*PI()*[.I1155]*[.B1155]" office:value-type="float" office:value="60783.5128626969" calcext:value-type="float">
            <text:p>60783,5129</text:p>
          </table:table-cell>
          <table:table-cell table:number-columns-repeated="5"/>
          <table:table-cell table:formula="of:=COM.MICROSOFT.NORM.INV(RAND();[.$S$28];[.$S$30])" office:value-type="float" office:value="53025.0135711078" calcext:value-type="float">
            <text:p>53025,0135711078</text:p>
          </table:table-cell>
          <table:table-cell table:number-columns-repeated="1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18+4*RAND()" office:value-type="float" office:value="18.1939826547168" calcext:value-type="float">
            <text:p>18,1940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formula="of:=COM.MICROSOFT.NORM.INV(RAND();80;10)" office:value-type="float" office:value="79.9490059802603" calcext:value-type="float">
            <text:p>79,9490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formula="of:=4*PI()*PI()*[.I1156]*[.B1156]" office:value-type="float" office:value="57424.9441538856" calcext:value-type="float">
            <text:p>57424,9442</text:p>
          </table:table-cell>
          <table:table-cell table:number-columns-repeated="5"/>
          <table:table-cell table:formula="of:=COM.MICROSOFT.NORM.INV(RAND();[.$S$28];[.$S$30])" office:value-type="float" office:value="60396.0086019612" calcext:value-type="float">
            <text:p>60396,0086019612</text:p>
          </table:table-cell>
          <table:table-cell table:number-columns-repeated="1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18+4*RAND()" office:value-type="float" office:value="20.8152727526613" calcext:value-type="float">
            <text:p>20,8153</text:p>
          </table:table-cell>
          <table:table-cell table:number-columns-repeated="5"/>
          <table:table-cell office:value-type="float" office:value="1132" calcext:value-type="float">
            <text:p>1132</text:p>
          </table:table-cell>
          <table:table-cell table:formula="of:=COM.MICROSOFT.NORM.INV(RAND();80;10)" office:value-type="float" office:value="81.4738975675231" calcext:value-type="float">
            <text:p>81,4739</text:p>
          </table:table-cell>
          <table:table-cell table:number-columns-repeated="5"/>
          <table:table-cell office:value-type="float" office:value="1132" calcext:value-type="float">
            <text:p>1132</text:p>
          </table:table-cell>
          <table:table-cell table:formula="of:=4*PI()*PI()*[.I1157]*[.B1157]" office:value-type="float" office:value="66951.5036885824" calcext:value-type="float">
            <text:p>66951,5037</text:p>
          </table:table-cell>
          <table:table-cell table:number-columns-repeated="5"/>
          <table:table-cell table:formula="of:=COM.MICROSOFT.NORM.INV(RAND();[.$S$28];[.$S$30])" office:value-type="float" office:value="68037.5487154224" calcext:value-type="float">
            <text:p>68037,5487154224</text:p>
          </table:table-cell>
          <table:table-cell table:number-columns-repeated="1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18+4*RAND()" office:value-type="float" office:value="21.6409889399074" calcext:value-type="float">
            <text:p>21,6410</text:p>
          </table:table-cell>
          <table:table-cell table:number-columns-repeated="5"/>
          <table:table-cell office:value-type="float" office:value="1133" calcext:value-type="float">
            <text:p>1133</text:p>
          </table:table-cell>
          <table:table-cell table:formula="of:=COM.MICROSOFT.NORM.INV(RAND();80;10)" office:value-type="float" office:value="62.3339940603913" calcext:value-type="float">
            <text:p>62,3340</text:p>
          </table:table-cell>
          <table:table-cell table:number-columns-repeated="5"/>
          <table:table-cell office:value-type="float" office:value="1133" calcext:value-type="float">
            <text:p>1133</text:p>
          </table:table-cell>
          <table:table-cell table:formula="of:=4*PI()*PI()*[.I1158]*[.B1158]" office:value-type="float" office:value="53255.1724150015" calcext:value-type="float">
            <text:p>53255,1724</text:p>
          </table:table-cell>
          <table:table-cell table:number-columns-repeated="5"/>
          <table:table-cell table:formula="of:=COM.MICROSOFT.NORM.INV(RAND();[.$S$28];[.$S$30])" office:value-type="float" office:value="71444.3893491467" calcext:value-type="float">
            <text:p>71444,3893491467</text:p>
          </table:table-cell>
          <table:table-cell table:number-columns-repeated="1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18+4*RAND()" office:value-type="float" office:value="19.0746340970509" calcext:value-type="float">
            <text:p>19,0746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formula="of:=COM.MICROSOFT.NORM.INV(RAND();80;10)" office:value-type="float" office:value="86.3997779586296" calcext:value-type="float">
            <text:p>86,3998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formula="of:=4*PI()*PI()*[.I1159]*[.B1159]" office:value-type="float" office:value="65062.1752088831" calcext:value-type="float">
            <text:p>65062,1752</text:p>
          </table:table-cell>
          <table:table-cell table:number-columns-repeated="5"/>
          <table:table-cell table:formula="of:=COM.MICROSOFT.NORM.INV(RAND();[.$S$28];[.$S$30])" office:value-type="float" office:value="74836.0509051064" calcext:value-type="float">
            <text:p>74836,0509051064</text:p>
          </table:table-cell>
          <table:table-cell table:number-columns-repeated="1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18+4*RAND()" office:value-type="float" office:value="19.3502194504254" calcext:value-type="float">
            <text:p>19,3502</text:p>
          </table:table-cell>
          <table:table-cell table:number-columns-repeated="5"/>
          <table:table-cell office:value-type="float" office:value="1135" calcext:value-type="float">
            <text:p>1135</text:p>
          </table:table-cell>
          <table:table-cell table:formula="of:=COM.MICROSOFT.NORM.INV(RAND();80;10)" office:value-type="float" office:value="72.5506857394687" calcext:value-type="float">
            <text:p>72,5507</text:p>
          </table:table-cell>
          <table:table-cell table:number-columns-repeated="5"/>
          <table:table-cell office:value-type="float" office:value="1135" calcext:value-type="float">
            <text:p>1135</text:p>
          </table:table-cell>
          <table:table-cell table:formula="of:=4*PI()*PI()*[.I1160]*[.B1160]" office:value-type="float" office:value="55422.6328540815" calcext:value-type="float">
            <text:p>55422,6329</text:p>
          </table:table-cell>
          <table:table-cell table:number-columns-repeated="5"/>
          <table:table-cell table:formula="of:=COM.MICROSOFT.NORM.INV(RAND();[.$S$28];[.$S$30])" office:value-type="float" office:value="64610.3634513267" calcext:value-type="float">
            <text:p>64610,3634513267</text:p>
          </table:table-cell>
          <table:table-cell table:number-columns-repeated="1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18+4*RAND()" office:value-type="float" office:value="21.9044874836691" calcext:value-type="float">
            <text:p>21,9045</text:p>
          </table:table-cell>
          <table:table-cell table:number-columns-repeated="5"/>
          <table:table-cell office:value-type="float" office:value="1136" calcext:value-type="float">
            <text:p>1136</text:p>
          </table:table-cell>
          <table:table-cell table:formula="of:=COM.MICROSOFT.NORM.INV(RAND();80;10)" office:value-type="float" office:value="76.2237575518059" calcext:value-type="float">
            <text:p>76,2238</text:p>
          </table:table-cell>
          <table:table-cell table:number-columns-repeated="5"/>
          <table:table-cell office:value-type="float" office:value="1136" calcext:value-type="float">
            <text:p>1136</text:p>
          </table:table-cell>
          <table:table-cell table:formula="of:=4*PI()*PI()*[.I1161]*[.B1161]" office:value-type="float" office:value="65914.8376768108" calcext:value-type="float">
            <text:p>65914,8377</text:p>
          </table:table-cell>
          <table:table-cell table:number-columns-repeated="5"/>
          <table:table-cell table:formula="of:=COM.MICROSOFT.NORM.INV(RAND();[.$S$28];[.$S$30])" office:value-type="float" office:value="43505.875838505" calcext:value-type="float">
            <text:p>43505,875838505</text:p>
          </table:table-cell>
          <table:table-cell table:number-columns-repeated="1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18+4*RAND()" office:value-type="float" office:value="19.8995862198062" calcext:value-type="float">
            <text:p>19,8996</text:p>
          </table:table-cell>
          <table:table-cell table:number-columns-repeated="5"/>
          <table:table-cell office:value-type="float" office:value="1137" calcext:value-type="float">
            <text:p>1137</text:p>
          </table:table-cell>
          <table:table-cell table:formula="of:=COM.MICROSOFT.NORM.INV(RAND();80;10)" office:value-type="float" office:value="88.645868310365" calcext:value-type="float">
            <text:p>88,6459</text:p>
          </table:table-cell>
          <table:table-cell table:number-columns-repeated="5"/>
          <table:table-cell office:value-type="float" office:value="1137" calcext:value-type="float">
            <text:p>1137</text:p>
          </table:table-cell>
          <table:table-cell table:formula="of:=4*PI()*PI()*[.I1162]*[.B1162]" office:value-type="float" office:value="69640.5642357533" calcext:value-type="float">
            <text:p>69640,5642</text:p>
          </table:table-cell>
          <table:table-cell table:number-columns-repeated="5"/>
          <table:table-cell table:formula="of:=COM.MICROSOFT.NORM.INV(RAND();[.$S$28];[.$S$30])" office:value-type="float" office:value="60850.3317408587" calcext:value-type="float">
            <text:p>60850,3317408587</text:p>
          </table:table-cell>
          <table:table-cell table:number-columns-repeated="1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18+4*RAND()" office:value-type="float" office:value="18.3283145953901" calcext:value-type="float">
            <text:p>18,3283</text:p>
          </table:table-cell>
          <table:table-cell table:number-columns-repeated="5"/>
          <table:table-cell office:value-type="float" office:value="1138" calcext:value-type="float">
            <text:p>1138</text:p>
          </table:table-cell>
          <table:table-cell table:formula="of:=COM.MICROSOFT.NORM.INV(RAND();80;10)" office:value-type="float" office:value="92.7657369497008" calcext:value-type="float">
            <text:p>92,7657</text:p>
          </table:table-cell>
          <table:table-cell table:number-columns-repeated="5"/>
          <table:table-cell office:value-type="float" office:value="1138" calcext:value-type="float">
            <text:p>1138</text:p>
          </table:table-cell>
          <table:table-cell table:formula="of:=4*PI()*PI()*[.I1163]*[.B1163]" office:value-type="float" office:value="67122.7693702885" calcext:value-type="float">
            <text:p>67122,7694</text:p>
          </table:table-cell>
          <table:table-cell table:number-columns-repeated="5"/>
          <table:table-cell table:formula="of:=COM.MICROSOFT.NORM.INV(RAND();[.$S$28];[.$S$30])" office:value-type="float" office:value="69042.6841790139" calcext:value-type="float">
            <text:p>69042,6841790139</text:p>
          </table:table-cell>
          <table:table-cell table:number-columns-repeated="1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18+4*RAND()" office:value-type="float" office:value="19.674357754644" calcext:value-type="float">
            <text:p>19,6744</text:p>
          </table:table-cell>
          <table:table-cell table:number-columns-repeated="5"/>
          <table:table-cell office:value-type="float" office:value="1139" calcext:value-type="float">
            <text:p>1139</text:p>
          </table:table-cell>
          <table:table-cell table:formula="of:=COM.MICROSOFT.NORM.INV(RAND();80;10)" office:value-type="float" office:value="92.9032057641841" calcext:value-type="float">
            <text:p>92,9032</text:p>
          </table:table-cell>
          <table:table-cell table:number-columns-repeated="5"/>
          <table:table-cell office:value-type="float" office:value="1139" calcext:value-type="float">
            <text:p>1139</text:p>
          </table:table-cell>
          <table:table-cell table:formula="of:=4*PI()*PI()*[.I1164]*[.B1164]" office:value-type="float" office:value="72159.0822787862" calcext:value-type="float">
            <text:p>72159,0823</text:p>
          </table:table-cell>
          <table:table-cell table:number-columns-repeated="5"/>
          <table:table-cell table:formula="of:=COM.MICROSOFT.NORM.INV(RAND();[.$S$28];[.$S$30])" office:value-type="float" office:value="53955.1994000328" calcext:value-type="float">
            <text:p>53955,1994000328</text:p>
          </table:table-cell>
          <table:table-cell table:number-columns-repeated="1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18+4*RAND()" office:value-type="float" office:value="21.1099319481291" calcext:value-type="float">
            <text:p>21,1099</text:p>
          </table:table-cell>
          <table:table-cell table:number-columns-repeated="5"/>
          <table:table-cell office:value-type="float" office:value="1140" calcext:value-type="float">
            <text:p>1140</text:p>
          </table:table-cell>
          <table:table-cell table:formula="of:=COM.MICROSOFT.NORM.INV(RAND();80;10)" office:value-type="float" office:value="73.4359409819757" calcext:value-type="float">
            <text:p>73,4359</text:p>
          </table:table-cell>
          <table:table-cell table:number-columns-repeated="5"/>
          <table:table-cell office:value-type="float" office:value="1140" calcext:value-type="float">
            <text:p>1140</text:p>
          </table:table-cell>
          <table:table-cell table:formula="of:=4*PI()*PI()*[.I1165]*[.B1165]" office:value-type="float" office:value="61200.5371807977" calcext:value-type="float">
            <text:p>61200,5372</text:p>
          </table:table-cell>
          <table:table-cell table:number-columns-repeated="5"/>
          <table:table-cell table:formula="of:=COM.MICROSOFT.NORM.INV(RAND();[.$S$28];[.$S$30])" office:value-type="float" office:value="66306.4701346639" calcext:value-type="float">
            <text:p>66306,4701346639</text:p>
          </table:table-cell>
          <table:table-cell table:number-columns-repeated="1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18+4*RAND()" office:value-type="float" office:value="21.4172871881165" calcext:value-type="float">
            <text:p>21,4173</text:p>
          </table:table-cell>
          <table:table-cell table:number-columns-repeated="5"/>
          <table:table-cell office:value-type="float" office:value="1141" calcext:value-type="float">
            <text:p>1141</text:p>
          </table:table-cell>
          <table:table-cell table:formula="of:=COM.MICROSOFT.NORM.INV(RAND();80;10)" office:value-type="float" office:value="76.1694686684626" calcext:value-type="float">
            <text:p>76,1695</text:p>
          </table:table-cell>
          <table:table-cell table:number-columns-repeated="5"/>
          <table:table-cell office:value-type="float" office:value="1141" calcext:value-type="float">
            <text:p>1141</text:p>
          </table:table-cell>
          <table:table-cell table:formula="of:=4*PI()*PI()*[.I1166]*[.B1166]" office:value-type="float" office:value="64402.8554264553" calcext:value-type="float">
            <text:p>64402,8554</text:p>
          </table:table-cell>
          <table:table-cell table:number-columns-repeated="5"/>
          <table:table-cell table:formula="of:=COM.MICROSOFT.NORM.INV(RAND();[.$S$28];[.$S$30])" office:value-type="float" office:value="79247.0291701566" calcext:value-type="float">
            <text:p>79247,0291701566</text:p>
          </table:table-cell>
          <table:table-cell table:number-columns-repeated="1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18+4*RAND()" office:value-type="float" office:value="19.8243794799782" calcext:value-type="float">
            <text:p>19,8244</text:p>
          </table:table-cell>
          <table:table-cell table:number-columns-repeated="5"/>
          <table:table-cell office:value-type="float" office:value="1142" calcext:value-type="float">
            <text:p>1142</text:p>
          </table:table-cell>
          <table:table-cell table:formula="of:=COM.MICROSOFT.NORM.INV(RAND();80;10)" office:value-type="float" office:value="86.8273853775987" calcext:value-type="float">
            <text:p>86,8274</text:p>
          </table:table-cell>
          <table:table-cell table:number-columns-repeated="5"/>
          <table:table-cell office:value-type="float" office:value="1142" calcext:value-type="float">
            <text:p>1142</text:p>
          </table:table-cell>
          <table:table-cell table:formula="of:=4*PI()*PI()*[.I1167]*[.B1167]" office:value-type="float" office:value="67954.162203868" calcext:value-type="float">
            <text:p>67954,1622</text:p>
          </table:table-cell>
          <table:table-cell table:number-columns-repeated="5"/>
          <table:table-cell table:formula="of:=COM.MICROSOFT.NORM.INV(RAND();[.$S$28];[.$S$30])" office:value-type="float" office:value="69166.9536900181" calcext:value-type="float">
            <text:p>69166,9536900181</text:p>
          </table:table-cell>
          <table:table-cell table:number-columns-repeated="1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18+4*RAND()" office:value-type="float" office:value="20.6204337351955" calcext:value-type="float">
            <text:p>20,6204</text:p>
          </table:table-cell>
          <table:table-cell table:number-columns-repeated="5"/>
          <table:table-cell office:value-type="float" office:value="1143" calcext:value-type="float">
            <text:p>1143</text:p>
          </table:table-cell>
          <table:table-cell table:formula="of:=COM.MICROSOFT.NORM.INV(RAND();80;10)" office:value-type="float" office:value="82.5277582839073" calcext:value-type="float">
            <text:p>82,5278</text:p>
          </table:table-cell>
          <table:table-cell table:number-columns-repeated="5"/>
          <table:table-cell office:value-type="float" office:value="1143" calcext:value-type="float">
            <text:p>1143</text:p>
          </table:table-cell>
          <table:table-cell table:formula="of:=4*PI()*PI()*[.I1168]*[.B1168]" office:value-type="float" office:value="67182.7197366634" calcext:value-type="float">
            <text:p>67182,7197</text:p>
          </table:table-cell>
          <table:table-cell table:number-columns-repeated="5"/>
          <table:table-cell table:formula="of:=COM.MICROSOFT.NORM.INV(RAND();[.$S$28];[.$S$30])" office:value-type="float" office:value="68663.905145029" calcext:value-type="float">
            <text:p>68663,905145029</text:p>
          </table:table-cell>
          <table:table-cell table:number-columns-repeated="1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18+4*RAND()" office:value-type="float" office:value="20.8127525015734" calcext:value-type="float">
            <text:p>20,8128</text:p>
          </table:table-cell>
          <table:table-cell table:number-columns-repeated="5"/>
          <table:table-cell office:value-type="float" office:value="1144" calcext:value-type="float">
            <text:p>1144</text:p>
          </table:table-cell>
          <table:table-cell table:formula="of:=COM.MICROSOFT.NORM.INV(RAND();80;10)" office:value-type="float" office:value="84.3806684288642" calcext:value-type="float">
            <text:p>84,3807</text:p>
          </table:table-cell>
          <table:table-cell table:number-columns-repeated="5"/>
          <table:table-cell office:value-type="float" office:value="1144" calcext:value-type="float">
            <text:p>1144</text:p>
          </table:table-cell>
          <table:table-cell table:formula="of:=4*PI()*PI()*[.I1169]*[.B1169]" office:value-type="float" office:value="69331.7588600867" calcext:value-type="float">
            <text:p>69331,7589</text:p>
          </table:table-cell>
          <table:table-cell table:number-columns-repeated="5"/>
          <table:table-cell table:formula="of:=COM.MICROSOFT.NORM.INV(RAND();[.$S$28];[.$S$30])" office:value-type="float" office:value="61849.9440414661" calcext:value-type="float">
            <text:p>61849,9440414661</text:p>
          </table:table-cell>
          <table:table-cell table:number-columns-repeated="1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18+4*RAND()" office:value-type="float" office:value="20.308083221782" calcext:value-type="float">
            <text:p>20,3081</text:p>
          </table:table-cell>
          <table:table-cell table:number-columns-repeated="5"/>
          <table:table-cell office:value-type="float" office:value="1145" calcext:value-type="float">
            <text:p>1145</text:p>
          </table:table-cell>
          <table:table-cell table:formula="of:=COM.MICROSOFT.NORM.INV(RAND();80;10)" office:value-type="float" office:value="69.8799429520418" calcext:value-type="float">
            <text:p>69,8799</text:p>
          </table:table-cell>
          <table:table-cell table:number-columns-repeated="5"/>
          <table:table-cell office:value-type="float" office:value="1145" calcext:value-type="float">
            <text:p>1145</text:p>
          </table:table-cell>
          <table:table-cell table:formula="of:=4*PI()*PI()*[.I1170]*[.B1170]" office:value-type="float" office:value="56024.915856212" calcext:value-type="float">
            <text:p>56024,9159</text:p>
          </table:table-cell>
          <table:table-cell table:number-columns-repeated="5"/>
          <table:table-cell table:formula="of:=COM.MICROSOFT.NORM.INV(RAND();[.$S$28];[.$S$30])" office:value-type="float" office:value="57005.9789660103" calcext:value-type="float">
            <text:p>57005,9789660103</text:p>
          </table:table-cell>
          <table:table-cell table:number-columns-repeated="1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18+4*RAND()" office:value-type="float" office:value="19.8829539422877" calcext:value-type="float">
            <text:p>19,8830</text:p>
          </table:table-cell>
          <table:table-cell table:number-columns-repeated="5"/>
          <table:table-cell office:value-type="float" office:value="1146" calcext:value-type="float">
            <text:p>1146</text:p>
          </table:table-cell>
          <table:table-cell table:formula="of:=COM.MICROSOFT.NORM.INV(RAND();80;10)" office:value-type="float" office:value="85.8412839875325" calcext:value-type="float">
            <text:p>85,8413</text:p>
          </table:table-cell>
          <table:table-cell table:number-columns-repeated="5"/>
          <table:table-cell office:value-type="float" office:value="1146" calcext:value-type="float">
            <text:p>1146</text:p>
          </table:table-cell>
          <table:table-cell table:formula="of:=4*PI()*PI()*[.I1171]*[.B1171]" office:value-type="float" office:value="67380.9063224468" calcext:value-type="float">
            <text:p>67380,9063</text:p>
          </table:table-cell>
          <table:table-cell table:number-columns-repeated="5"/>
          <table:table-cell table:formula="of:=COM.MICROSOFT.NORM.INV(RAND();[.$S$28];[.$S$30])" office:value-type="float" office:value="52042.1155799505" calcext:value-type="float">
            <text:p>52042,1155799505</text:p>
          </table:table-cell>
          <table:table-cell table:number-columns-repeated="1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18+4*RAND()" office:value-type="float" office:value="21.8459115275182" calcext:value-type="float">
            <text:p>21,8459</text:p>
          </table:table-cell>
          <table:table-cell table:number-columns-repeated="5"/>
          <table:table-cell office:value-type="float" office:value="1147" calcext:value-type="float">
            <text:p>1147</text:p>
          </table:table-cell>
          <table:table-cell table:formula="of:=COM.MICROSOFT.NORM.INV(RAND();80;10)" office:value-type="float" office:value="60.9465083544623" calcext:value-type="float">
            <text:p>60,9465</text:p>
          </table:table-cell>
          <table:table-cell table:number-columns-repeated="5"/>
          <table:table-cell office:value-type="float" office:value="1147" calcext:value-type="float">
            <text:p>1147</text:p>
          </table:table-cell>
          <table:table-cell table:formula="of:=4*PI()*PI()*[.I1172]*[.B1172]" office:value-type="float" office:value="52562.8296693677" calcext:value-type="float">
            <text:p>52562,8297</text:p>
          </table:table-cell>
          <table:table-cell table:number-columns-repeated="5"/>
          <table:table-cell table:formula="of:=COM.MICROSOFT.NORM.INV(RAND();[.$S$28];[.$S$30])" office:value-type="float" office:value="43184.4477825289" calcext:value-type="float">
            <text:p>43184,4477825289</text:p>
          </table:table-cell>
          <table:table-cell table:number-columns-repeated="1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18+4*RAND()" office:value-type="float" office:value="19.1963349324651" calcext:value-type="float">
            <text:p>19,1963</text:p>
          </table:table-cell>
          <table:table-cell table:number-columns-repeated="5"/>
          <table:table-cell office:value-type="float" office:value="1148" calcext:value-type="float">
            <text:p>1148</text:p>
          </table:table-cell>
          <table:table-cell table:formula="of:=COM.MICROSOFT.NORM.INV(RAND();80;10)" office:value-type="float" office:value="88.8715583954877" calcext:value-type="float">
            <text:p>88,8716</text:p>
          </table:table-cell>
          <table:table-cell table:number-columns-repeated="5"/>
          <table:table-cell office:value-type="float" office:value="1148" calcext:value-type="float">
            <text:p>1148</text:p>
          </table:table-cell>
          <table:table-cell table:formula="of:=4*PI()*PI()*[.I1173]*[.B1173]" office:value-type="float" office:value="67350.5041927696" calcext:value-type="float">
            <text:p>67350,5042</text:p>
          </table:table-cell>
          <table:table-cell table:number-columns-repeated="5"/>
          <table:table-cell table:formula="of:=COM.MICROSOFT.NORM.INV(RAND();[.$S$28];[.$S$30])" office:value-type="float" office:value="69476.1489573982" calcext:value-type="float">
            <text:p>69476,1489573982</text:p>
          </table:table-cell>
          <table:table-cell table:number-columns-repeated="1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18+4*RAND()" office:value-type="float" office:value="18.9355055787601" calcext:value-type="float">
            <text:p>18,9355</text:p>
          </table:table-cell>
          <table:table-cell table:number-columns-repeated="5"/>
          <table:table-cell office:value-type="float" office:value="1149" calcext:value-type="float">
            <text:p>1149</text:p>
          </table:table-cell>
          <table:table-cell table:formula="of:=COM.MICROSOFT.NORM.INV(RAND();80;10)" office:value-type="float" office:value="87.2476168781273" calcext:value-type="float">
            <text:p>87,2476</text:p>
          </table:table-cell>
          <table:table-cell table:number-columns-repeated="5"/>
          <table:table-cell office:value-type="float" office:value="1149" calcext:value-type="float">
            <text:p>1149</text:p>
          </table:table-cell>
          <table:table-cell table:formula="of:=4*PI()*PI()*[.I1174]*[.B1174]" office:value-type="float" office:value="65221.4147817739" calcext:value-type="float">
            <text:p>65221,4148</text:p>
          </table:table-cell>
          <table:table-cell table:number-columns-repeated="5"/>
          <table:table-cell table:formula="of:=COM.MICROSOFT.NORM.INV(RAND();[.$S$28];[.$S$30])" office:value-type="float" office:value="69127.5691355293" calcext:value-type="float">
            <text:p>69127,5691355293</text:p>
          </table:table-cell>
          <table:table-cell table:number-columns-repeated="1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18+4*RAND()" office:value-type="float" office:value="21.6494535016827" calcext:value-type="float">
            <text:p>21,6495</text:p>
          </table:table-cell>
          <table:table-cell table:number-columns-repeated="5"/>
          <table:table-cell office:value-type="float" office:value="1150" calcext:value-type="float">
            <text:p>1150</text:p>
          </table:table-cell>
          <table:table-cell table:formula="of:=COM.MICROSOFT.NORM.INV(RAND();80;10)" office:value-type="float" office:value="79.1217166122825" calcext:value-type="float">
            <text:p>79,1217</text:p>
          </table:table-cell>
          <table:table-cell table:number-columns-repeated="5"/>
          <table:table-cell office:value-type="float" office:value="1150" calcext:value-type="float">
            <text:p>1150</text:p>
          </table:table-cell>
          <table:table-cell table:formula="of:=4*PI()*PI()*[.I1175]*[.B1175]" office:value-type="float" office:value="67624.2366381185" calcext:value-type="float">
            <text:p>67624,2366</text:p>
          </table:table-cell>
          <table:table-cell table:number-columns-repeated="5"/>
          <table:table-cell table:formula="of:=COM.MICROSOFT.NORM.INV(RAND();[.$S$28];[.$S$30])" office:value-type="float" office:value="59358.4981755077" calcext:value-type="float">
            <text:p>59358,4981755077</text:p>
          </table:table-cell>
          <table:table-cell table:number-columns-repeated="1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18+4*RAND()" office:value-type="float" office:value="20.9967581820674" calcext:value-type="float">
            <text:p>20,9968</text:p>
          </table:table-cell>
          <table:table-cell table:number-columns-repeated="5"/>
          <table:table-cell office:value-type="float" office:value="1151" calcext:value-type="float">
            <text:p>1151</text:p>
          </table:table-cell>
          <table:table-cell table:formula="of:=COM.MICROSOFT.NORM.INV(RAND();80;10)" office:value-type="float" office:value="81.3800469515048" calcext:value-type="float">
            <text:p>81,3800</text:p>
          </table:table-cell>
          <table:table-cell table:number-columns-repeated="5"/>
          <table:table-cell office:value-type="float" office:value="1151" calcext:value-type="float">
            <text:p>1151</text:p>
          </table:table-cell>
          <table:table-cell table:formula="of:=4*PI()*PI()*[.I1176]*[.B1176]" office:value-type="float" office:value="67457.4498741659" calcext:value-type="float">
            <text:p>67457,4499</text:p>
          </table:table-cell>
          <table:table-cell table:number-columns-repeated="5"/>
          <table:table-cell table:formula="of:=COM.MICROSOFT.NORM.INV(RAND();[.$S$28];[.$S$30])" office:value-type="float" office:value="51231.9465243445" calcext:value-type="float">
            <text:p>51231,9465243445</text:p>
          </table:table-cell>
          <table:table-cell table:number-columns-repeated="1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18+4*RAND()" office:value-type="float" office:value="18.4441941021942" calcext:value-type="float">
            <text:p>18,4442</text:p>
          </table:table-cell>
          <table:table-cell table:number-columns-repeated="5"/>
          <table:table-cell office:value-type="float" office:value="1152" calcext:value-type="float">
            <text:p>1152</text:p>
          </table:table-cell>
          <table:table-cell table:formula="of:=COM.MICROSOFT.NORM.INV(RAND();80;10)" office:value-type="float" office:value="89.2866377165835" calcext:value-type="float">
            <text:p>89,2866</text:p>
          </table:table-cell>
          <table:table-cell table:number-columns-repeated="5"/>
          <table:table-cell office:value-type="float" office:value="1152" calcext:value-type="float">
            <text:p>1152</text:p>
          </table:table-cell>
          <table:table-cell table:formula="of:=4*PI()*PI()*[.I1177]*[.B1177]" office:value-type="float" office:value="65013.8507102407" calcext:value-type="float">
            <text:p>65013,8507</text:p>
          </table:table-cell>
          <table:table-cell table:number-columns-repeated="5"/>
          <table:table-cell table:formula="of:=COM.MICROSOFT.NORM.INV(RAND();[.$S$28];[.$S$30])" office:value-type="float" office:value="67237.0287607092" calcext:value-type="float">
            <text:p>67237,0287607092</text:p>
          </table:table-cell>
          <table:table-cell table:number-columns-repeated="1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18+4*RAND()" office:value-type="float" office:value="20.5216784090735" calcext:value-type="float">
            <text:p>20,5217</text:p>
          </table:table-cell>
          <table:table-cell table:number-columns-repeated="5"/>
          <table:table-cell office:value-type="float" office:value="1153" calcext:value-type="float">
            <text:p>1153</text:p>
          </table:table-cell>
          <table:table-cell table:formula="of:=COM.MICROSOFT.NORM.INV(RAND();80;10)" office:value-type="float" office:value="70.0544367552446" calcext:value-type="float">
            <text:p>70,0544</text:p>
          </table:table-cell>
          <table:table-cell table:number-columns-repeated="5"/>
          <table:table-cell office:value-type="float" office:value="1153" calcext:value-type="float">
            <text:p>1153</text:p>
          </table:table-cell>
          <table:table-cell table:formula="of:=4*PI()*PI()*[.I1178]*[.B1178]" office:value-type="float" office:value="56755.5399784802" calcext:value-type="float">
            <text:p>56755,5400</text:p>
          </table:table-cell>
          <table:table-cell table:number-columns-repeated="5"/>
          <table:table-cell table:formula="of:=COM.MICROSOFT.NORM.INV(RAND();[.$S$28];[.$S$30])" office:value-type="float" office:value="75693.0941990208" calcext:value-type="float">
            <text:p>75693,0941990208</text:p>
          </table:table-cell>
          <table:table-cell table:number-columns-repeated="1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18+4*RAND()" office:value-type="float" office:value="21.4612233103253" calcext:value-type="float">
            <text:p>21,4612</text:p>
          </table:table-cell>
          <table:table-cell table:number-columns-repeated="5"/>
          <table:table-cell office:value-type="float" office:value="1154" calcext:value-type="float">
            <text:p>1154</text:p>
          </table:table-cell>
          <table:table-cell table:formula="of:=COM.MICROSOFT.NORM.INV(RAND();80;10)" office:value-type="float" office:value="87.9358845441212" calcext:value-type="float">
            <text:p>87,9359</text:p>
          </table:table-cell>
          <table:table-cell table:number-columns-repeated="5"/>
          <table:table-cell office:value-type="float" office:value="1154" calcext:value-type="float">
            <text:p>1154</text:p>
          </table:table-cell>
          <table:table-cell table:formula="of:=4*PI()*PI()*[.I1179]*[.B1179]" office:value-type="float" office:value="74504.1298314949" calcext:value-type="float">
            <text:p>74504,1298</text:p>
          </table:table-cell>
          <table:table-cell table:number-columns-repeated="5"/>
          <table:table-cell table:formula="of:=COM.MICROSOFT.NORM.INV(RAND();[.$S$28];[.$S$30])" office:value-type="float" office:value="67467.9611096345" calcext:value-type="float">
            <text:p>67467,9611096345</text:p>
          </table:table-cell>
          <table:table-cell table:number-columns-repeated="1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18+4*RAND()" office:value-type="float" office:value="18.2332922643982" calcext:value-type="float">
            <text:p>18,2333</text:p>
          </table:table-cell>
          <table:table-cell table:number-columns-repeated="5"/>
          <table:table-cell office:value-type="float" office:value="1155" calcext:value-type="float">
            <text:p>1155</text:p>
          </table:table-cell>
          <table:table-cell table:formula="of:=COM.MICROSOFT.NORM.INV(RAND();80;10)" office:value-type="float" office:value="82.298468631101" calcext:value-type="float">
            <text:p>82,2985</text:p>
          </table:table-cell>
          <table:table-cell table:number-columns-repeated="5"/>
          <table:table-cell office:value-type="float" office:value="1155" calcext:value-type="float">
            <text:p>1155</text:p>
          </table:table-cell>
          <table:table-cell table:formula="of:=4*PI()*PI()*[.I1180]*[.B1180]" office:value-type="float" office:value="59240.209303526" calcext:value-type="float">
            <text:p>59240,2093</text:p>
          </table:table-cell>
          <table:table-cell table:number-columns-repeated="5"/>
          <table:table-cell table:formula="of:=COM.MICROSOFT.NORM.INV(RAND();[.$S$28];[.$S$30])" office:value-type="float" office:value="63710.0821982746" calcext:value-type="float">
            <text:p>63710,0821982746</text:p>
          </table:table-cell>
          <table:table-cell table:number-columns-repeated="1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18+4*RAND()" office:value-type="float" office:value="20.238117933739" calcext:value-type="float">
            <text:p>20,2381</text:p>
          </table:table-cell>
          <table:table-cell table:number-columns-repeated="5"/>
          <table:table-cell office:value-type="float" office:value="1156" calcext:value-type="float">
            <text:p>1156</text:p>
          </table:table-cell>
          <table:table-cell table:formula="of:=COM.MICROSOFT.NORM.INV(RAND();80;10)" office:value-type="float" office:value="89.0027315863019" calcext:value-type="float">
            <text:p>89,0027</text:p>
          </table:table-cell>
          <table:table-cell table:number-columns-repeated="5"/>
          <table:table-cell office:value-type="float" office:value="1156" calcext:value-type="float">
            <text:p>1156</text:p>
          </table:table-cell>
          <table:table-cell table:formula="of:=4*PI()*PI()*[.I1181]*[.B1181]" office:value-type="float" office:value="71110.4119994046" calcext:value-type="float">
            <text:p>71110,4120</text:p>
          </table:table-cell>
          <table:table-cell table:number-columns-repeated="5"/>
          <table:table-cell table:formula="of:=COM.MICROSOFT.NORM.INV(RAND();[.$S$28];[.$S$30])" office:value-type="float" office:value="59003.4880050197" calcext:value-type="float">
            <text:p>59003,4880050197</text:p>
          </table:table-cell>
          <table:table-cell table:number-columns-repeated="1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18+4*RAND()" office:value-type="float" office:value="19.1990262703039" calcext:value-type="float">
            <text:p>19,1990</text:p>
          </table:table-cell>
          <table:table-cell table:number-columns-repeated="5"/>
          <table:table-cell office:value-type="float" office:value="1157" calcext:value-type="float">
            <text:p>1157</text:p>
          </table:table-cell>
          <table:table-cell table:formula="of:=COM.MICROSOFT.NORM.INV(RAND();80;10)" office:value-type="float" office:value="70.1328544893294" calcext:value-type="float">
            <text:p>70,1329</text:p>
          </table:table-cell>
          <table:table-cell table:number-columns-repeated="5"/>
          <table:table-cell office:value-type="float" office:value="1157" calcext:value-type="float">
            <text:p>1157</text:p>
          </table:table-cell>
          <table:table-cell table:formula="of:=4*PI()*PI()*[.I1182]*[.B1182]" office:value-type="float" office:value="53156.9990538246" calcext:value-type="float">
            <text:p>53156,9991</text:p>
          </table:table-cell>
          <table:table-cell table:number-columns-repeated="5"/>
          <table:table-cell table:formula="of:=COM.MICROSOFT.NORM.INV(RAND();[.$S$28];[.$S$30])" office:value-type="float" office:value="63627.4974529937" calcext:value-type="float">
            <text:p>63627,4974529937</text:p>
          </table:table-cell>
          <table:table-cell table:number-columns-repeated="1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18+4*RAND()" office:value-type="float" office:value="21.0478839385323" calcext:value-type="float">
            <text:p>21,0479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formula="of:=COM.MICROSOFT.NORM.INV(RAND();80;10)" office:value-type="float" office:value="88.6500595267536" calcext:value-type="float">
            <text:p>88,6501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formula="of:=4*PI()*PI()*[.I1183]*[.B1183]" office:value-type="float" office:value="73662.6279712514" calcext:value-type="float">
            <text:p>73662,6280</text:p>
          </table:table-cell>
          <table:table-cell table:number-columns-repeated="5"/>
          <table:table-cell table:formula="of:=COM.MICROSOFT.NORM.INV(RAND();[.$S$28];[.$S$30])" office:value-type="float" office:value="69491.2607099881" calcext:value-type="float">
            <text:p>69491,2607099881</text:p>
          </table:table-cell>
          <table:table-cell table:number-columns-repeated="1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18+4*RAND()" office:value-type="float" office:value="18.8447772949003" calcext:value-type="float">
            <text:p>18,8448</text:p>
          </table:table-cell>
          <table:table-cell table:number-columns-repeated="5"/>
          <table:table-cell office:value-type="float" office:value="1159" calcext:value-type="float">
            <text:p>1159</text:p>
          </table:table-cell>
          <table:table-cell table:formula="of:=COM.MICROSOFT.NORM.INV(RAND();80;10)" office:value-type="float" office:value="76.8818062424647" calcext:value-type="float">
            <text:p>76,8818</text:p>
          </table:table-cell>
          <table:table-cell table:number-columns-repeated="5"/>
          <table:table-cell office:value-type="float" office:value="1159" calcext:value-type="float">
            <text:p>1159</text:p>
          </table:table-cell>
          <table:table-cell table:formula="of:=4*PI()*PI()*[.I1184]*[.B1184]" office:value-type="float" office:value="57197.1413908165" calcext:value-type="float">
            <text:p>57197,1414</text:p>
          </table:table-cell>
          <table:table-cell table:number-columns-repeated="5"/>
          <table:table-cell table:formula="of:=COM.MICROSOFT.NORM.INV(RAND();[.$S$28];[.$S$30])" office:value-type="float" office:value="66986.4981541815" calcext:value-type="float">
            <text:p>66986,4981541815</text:p>
          </table:table-cell>
          <table:table-cell table:number-columns-repeated="1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18+4*RAND()" office:value-type="float" office:value="20.3223574250005" calcext:value-type="float">
            <text:p>20,3224</text:p>
          </table:table-cell>
          <table:table-cell table:number-columns-repeated="5"/>
          <table:table-cell office:value-type="float" office:value="1160" calcext:value-type="float">
            <text:p>1160</text:p>
          </table:table-cell>
          <table:table-cell table:formula="of:=COM.MICROSOFT.NORM.INV(RAND();80;10)" office:value-type="float" office:value="79.8230540251203" calcext:value-type="float">
            <text:p>79,8231</text:p>
          </table:table-cell>
          <table:table-cell table:number-columns-repeated="5"/>
          <table:table-cell office:value-type="float" office:value="1160" calcext:value-type="float">
            <text:p>1160</text:p>
          </table:table-cell>
          <table:table-cell table:formula="of:=4*PI()*PI()*[.I1185]*[.B1185]" office:value-type="float" office:value="64041.5982655684" calcext:value-type="float">
            <text:p>64041,5983</text:p>
          </table:table-cell>
          <table:table-cell table:number-columns-repeated="5"/>
          <table:table-cell table:formula="of:=COM.MICROSOFT.NORM.INV(RAND();[.$S$28];[.$S$30])" office:value-type="float" office:value="49678.2449005329" calcext:value-type="float">
            <text:p>49678,2449005329</text:p>
          </table:table-cell>
          <table:table-cell table:number-columns-repeated="1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18+4*RAND()" office:value-type="float" office:value="18.2803783514537" calcext:value-type="float">
            <text:p>18,2804</text:p>
          </table:table-cell>
          <table:table-cell table:number-columns-repeated="5"/>
          <table:table-cell office:value-type="float" office:value="1161" calcext:value-type="float">
            <text:p>1161</text:p>
          </table:table-cell>
          <table:table-cell table:formula="of:=COM.MICROSOFT.NORM.INV(RAND();80;10)" office:value-type="float" office:value="100.980889304615" calcext:value-type="float">
            <text:p>100,9809</text:p>
          </table:table-cell>
          <table:table-cell table:number-columns-repeated="5"/>
          <table:table-cell office:value-type="float" office:value="1161" calcext:value-type="float">
            <text:p>1161</text:p>
          </table:table-cell>
          <table:table-cell table:formula="of:=4*PI()*PI()*[.I1186]*[.B1186]" office:value-type="float" office:value="72875.9296484678" calcext:value-type="float">
            <text:p>72875,9296</text:p>
          </table:table-cell>
          <table:table-cell table:number-columns-repeated="5"/>
          <table:table-cell table:formula="of:=COM.MICROSOFT.NORM.INV(RAND();[.$S$28];[.$S$30])" office:value-type="float" office:value="59370.0507023434" calcext:value-type="float">
            <text:p>59370,0507023434</text:p>
          </table:table-cell>
          <table:table-cell table:number-columns-repeated="1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18+4*RAND()" office:value-type="float" office:value="18.2232365249656" calcext:value-type="float">
            <text:p>18,2232</text:p>
          </table:table-cell>
          <table:table-cell table:number-columns-repeated="5"/>
          <table:table-cell office:value-type="float" office:value="1162" calcext:value-type="float">
            <text:p>1162</text:p>
          </table:table-cell>
          <table:table-cell table:formula="of:=COM.MICROSOFT.NORM.INV(RAND();80;10)" office:value-type="float" office:value="79.9649691672263" calcext:value-type="float">
            <text:p>79,9650</text:p>
          </table:table-cell>
          <table:table-cell table:number-columns-repeated="5"/>
          <table:table-cell office:value-type="float" office:value="1162" calcext:value-type="float">
            <text:p>1162</text:p>
          </table:table-cell>
          <table:table-cell table:formula="of:=4*PI()*PI()*[.I1187]*[.B1187]" office:value-type="float" office:value="57528.7612900344" calcext:value-type="float">
            <text:p>57528,7613</text:p>
          </table:table-cell>
          <table:table-cell table:number-columns-repeated="5"/>
          <table:table-cell table:formula="of:=COM.MICROSOFT.NORM.INV(RAND();[.$S$28];[.$S$30])" office:value-type="float" office:value="69926.0119423524" calcext:value-type="float">
            <text:p>69926,0119423524</text:p>
          </table:table-cell>
          <table:table-cell table:number-columns-repeated="1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18+4*RAND()" office:value-type="float" office:value="21.7591339121573" calcext:value-type="float">
            <text:p>21,7591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formula="of:=COM.MICROSOFT.NORM.INV(RAND();80;10)" office:value-type="float" office:value="80.4658339057999" calcext:value-type="float">
            <text:p>80,4658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formula="of:=4*PI()*PI()*[.I1188]*[.B1188]" office:value-type="float" office:value="69121.4528835445" calcext:value-type="float">
            <text:p>69121,4529</text:p>
          </table:table-cell>
          <table:table-cell table:number-columns-repeated="5"/>
          <table:table-cell table:formula="of:=COM.MICROSOFT.NORM.INV(RAND();[.$S$28];[.$S$30])" office:value-type="float" office:value="56460.6274400535" calcext:value-type="float">
            <text:p>56460,6274400535</text:p>
          </table:table-cell>
          <table:table-cell table:number-columns-repeated="1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18+4*RAND()" office:value-type="float" office:value="21.0683876876719" calcext:value-type="float">
            <text:p>21,0684</text:p>
          </table:table-cell>
          <table:table-cell table:number-columns-repeated="5"/>
          <table:table-cell office:value-type="float" office:value="1164" calcext:value-type="float">
            <text:p>1164</text:p>
          </table:table-cell>
          <table:table-cell table:formula="of:=COM.MICROSOFT.NORM.INV(RAND();80;10)" office:value-type="float" office:value="78.759084129792" calcext:value-type="float">
            <text:p>78,7591</text:p>
          </table:table-cell>
          <table:table-cell table:number-columns-repeated="5"/>
          <table:table-cell office:value-type="float" office:value="1164" calcext:value-type="float">
            <text:p>1164</text:p>
          </table:table-cell>
          <table:table-cell table:formula="of:=4*PI()*PI()*[.I1189]*[.B1189]" office:value-type="float" office:value="65507.6010256582" calcext:value-type="float">
            <text:p>65507,6010</text:p>
          </table:table-cell>
          <table:table-cell table:number-columns-repeated="5"/>
          <table:table-cell table:formula="of:=COM.MICROSOFT.NORM.INV(RAND();[.$S$28];[.$S$30])" office:value-type="float" office:value="63335.9019401059" calcext:value-type="float">
            <text:p>63335,9019401059</text:p>
          </table:table-cell>
          <table:table-cell table:number-columns-repeated="1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18+4*RAND()" office:value-type="float" office:value="21.8551605581306" calcext:value-type="float">
            <text:p>21,8552</text:p>
          </table:table-cell>
          <table:table-cell table:number-columns-repeated="5"/>
          <table:table-cell office:value-type="float" office:value="1165" calcext:value-type="float">
            <text:p>1165</text:p>
          </table:table-cell>
          <table:table-cell table:formula="of:=COM.MICROSOFT.NORM.INV(RAND();80;10)" office:value-type="float" office:value="77.4688388776755" calcext:value-type="float">
            <text:p>77,4688</text:p>
          </table:table-cell>
          <table:table-cell table:number-columns-repeated="5"/>
          <table:table-cell office:value-type="float" office:value="1165" calcext:value-type="float">
            <text:p>1165</text:p>
          </table:table-cell>
          <table:table-cell table:formula="of:=4*PI()*PI()*[.I1190]*[.B1190]" office:value-type="float" office:value="66840.668498313" calcext:value-type="float">
            <text:p>66840,6685</text:p>
          </table:table-cell>
          <table:table-cell table:number-columns-repeated="5"/>
          <table:table-cell table:formula="of:=COM.MICROSOFT.NORM.INV(RAND();[.$S$28];[.$S$30])" office:value-type="float" office:value="59818.7260550981" calcext:value-type="float">
            <text:p>59818,7260550981</text:p>
          </table:table-cell>
          <table:table-cell table:number-columns-repeated="1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18+4*RAND()" office:value-type="float" office:value="20.7775800065137" calcext:value-type="float">
            <text:p>20,7776</text:p>
          </table:table-cell>
          <table:table-cell table:number-columns-repeated="5"/>
          <table:table-cell office:value-type="float" office:value="1166" calcext:value-type="float">
            <text:p>1166</text:p>
          </table:table-cell>
          <table:table-cell table:formula="of:=COM.MICROSOFT.NORM.INV(RAND();80;10)" office:value-type="float" office:value="90.3439068900145" calcext:value-type="float">
            <text:p>90,3439</text:p>
          </table:table-cell>
          <table:table-cell table:number-columns-repeated="5"/>
          <table:table-cell office:value-type="float" office:value="1166" calcext:value-type="float">
            <text:p>1166</text:p>
          </table:table-cell>
          <table:table-cell table:formula="of:=4*PI()*PI()*[.I1191]*[.B1191]" office:value-type="float" office:value="74106.0333497301" calcext:value-type="float">
            <text:p>74106,0333</text:p>
          </table:table-cell>
          <table:table-cell table:number-columns-repeated="5"/>
          <table:table-cell table:formula="of:=COM.MICROSOFT.NORM.INV(RAND();[.$S$28];[.$S$30])" office:value-type="float" office:value="81108.5673846209" calcext:value-type="float">
            <text:p>81108,5673846209</text:p>
          </table:table-cell>
          <table:table-cell table:number-columns-repeated="1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18+4*RAND()" office:value-type="float" office:value="20.6122191236354" calcext:value-type="float">
            <text:p>20,6122</text:p>
          </table:table-cell>
          <table:table-cell table:number-columns-repeated="5"/>
          <table:table-cell office:value-type="float" office:value="1167" calcext:value-type="float">
            <text:p>1167</text:p>
          </table:table-cell>
          <table:table-cell table:formula="of:=COM.MICROSOFT.NORM.INV(RAND();80;10)" office:value-type="float" office:value="85.9783508613904" calcext:value-type="float">
            <text:p>85,9784</text:p>
          </table:table-cell>
          <table:table-cell table:number-columns-repeated="5"/>
          <table:table-cell office:value-type="float" office:value="1167" calcext:value-type="float">
            <text:p>1167</text:p>
          </table:table-cell>
          <table:table-cell table:formula="of:=4*PI()*PI()*[.I1192]*[.B1192]" office:value-type="float" office:value="69963.8335888236" calcext:value-type="float">
            <text:p>69963,8336</text:p>
          </table:table-cell>
          <table:table-cell table:number-columns-repeated="5"/>
          <table:table-cell table:formula="of:=COM.MICROSOFT.NORM.INV(RAND();[.$S$28];[.$S$30])" office:value-type="float" office:value="63084.7574301155" calcext:value-type="float">
            <text:p>63084,7574301155</text:p>
          </table:table-cell>
          <table:table-cell table:number-columns-repeated="1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18+4*RAND()" office:value-type="float" office:value="21.5265301163308" calcext:value-type="float">
            <text:p>21,5265</text:p>
          </table:table-cell>
          <table:table-cell table:number-columns-repeated="5"/>
          <table:table-cell office:value-type="float" office:value="1168" calcext:value-type="float">
            <text:p>1168</text:p>
          </table:table-cell>
          <table:table-cell table:formula="of:=COM.MICROSOFT.NORM.INV(RAND();80;10)" office:value-type="float" office:value="91.8531716216172" calcext:value-type="float">
            <text:p>91,8532</text:p>
          </table:table-cell>
          <table:table-cell table:number-columns-repeated="5"/>
          <table:table-cell office:value-type="float" office:value="1168" calcext:value-type="float">
            <text:p>1168</text:p>
          </table:table-cell>
          <table:table-cell table:formula="of:=4*PI()*PI()*[.I1193]*[.B1193]" office:value-type="float" office:value="78059.8881344701" calcext:value-type="float">
            <text:p>78059,8881</text:p>
          </table:table-cell>
          <table:table-cell table:number-columns-repeated="5"/>
          <table:table-cell table:formula="of:=COM.MICROSOFT.NORM.INV(RAND();[.$S$28];[.$S$30])" office:value-type="float" office:value="71743.1516274752" calcext:value-type="float">
            <text:p>71743,1516274752</text:p>
          </table:table-cell>
          <table:table-cell table:number-columns-repeated="1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18+4*RAND()" office:value-type="float" office:value="18.0562518308871" calcext:value-type="float">
            <text:p>18,0563</text:p>
          </table:table-cell>
          <table:table-cell table:number-columns-repeated="5"/>
          <table:table-cell office:value-type="float" office:value="1169" calcext:value-type="float">
            <text:p>1169</text:p>
          </table:table-cell>
          <table:table-cell table:formula="of:=COM.MICROSOFT.NORM.INV(RAND();80;10)" office:value-type="float" office:value="77.6299667404046" calcext:value-type="float">
            <text:p>77,6300</text:p>
          </table:table-cell>
          <table:table-cell table:number-columns-repeated="5"/>
          <table:table-cell office:value-type="float" office:value="1169" calcext:value-type="float">
            <text:p>1169</text:p>
          </table:table-cell>
          <table:table-cell table:formula="of:=4*PI()*PI()*[.I1194]*[.B1194]" office:value-type="float" office:value="55337.1438705703" calcext:value-type="float">
            <text:p>55337,1439</text:p>
          </table:table-cell>
          <table:table-cell table:number-columns-repeated="5"/>
          <table:table-cell table:formula="of:=COM.MICROSOFT.NORM.INV(RAND();[.$S$28];[.$S$30])" office:value-type="float" office:value="64360.0623361352" calcext:value-type="float">
            <text:p>64360,0623361352</text:p>
          </table:table-cell>
          <table:table-cell table:number-columns-repeated="1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18+4*RAND()" office:value-type="float" office:value="18.5030418965034" calcext:value-type="float">
            <text:p>18,5030</text:p>
          </table:table-cell>
          <table:table-cell table:number-columns-repeated="5"/>
          <table:table-cell office:value-type="float" office:value="1170" calcext:value-type="float">
            <text:p>1170</text:p>
          </table:table-cell>
          <table:table-cell table:formula="of:=COM.MICROSOFT.NORM.INV(RAND();80;10)" office:value-type="float" office:value="76.0307076915759" calcext:value-type="float">
            <text:p>76,0307</text:p>
          </table:table-cell>
          <table:table-cell table:number-columns-repeated="5"/>
          <table:table-cell office:value-type="float" office:value="1170" calcext:value-type="float">
            <text:p>1170</text:p>
          </table:table-cell>
          <table:table-cell table:formula="of:=4*PI()*PI()*[.I1195]*[.B1195]" office:value-type="float" office:value="55538.2130080128" calcext:value-type="float">
            <text:p>55538,2130</text:p>
          </table:table-cell>
          <table:table-cell table:number-columns-repeated="5"/>
          <table:table-cell table:formula="of:=COM.MICROSOFT.NORM.INV(RAND();[.$S$28];[.$S$30])" office:value-type="float" office:value="47569.1058980044" calcext:value-type="float">
            <text:p>47569,1058980044</text:p>
          </table:table-cell>
          <table:table-cell table:number-columns-repeated="1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18+4*RAND()" office:value-type="float" office:value="21.5584015757777" calcext:value-type="float">
            <text:p>21,5584</text:p>
          </table:table-cell>
          <table:table-cell table:number-columns-repeated="5"/>
          <table:table-cell office:value-type="float" office:value="1171" calcext:value-type="float">
            <text:p>1171</text:p>
          </table:table-cell>
          <table:table-cell table:formula="of:=COM.MICROSOFT.NORM.INV(RAND();80;10)" office:value-type="float" office:value="81.4612721963019" calcext:value-type="float">
            <text:p>81,4613</text:p>
          </table:table-cell>
          <table:table-cell table:number-columns-repeated="5"/>
          <table:table-cell office:value-type="float" office:value="1171" calcext:value-type="float">
            <text:p>1171</text:p>
          </table:table-cell>
          <table:table-cell table:formula="of:=4*PI()*PI()*[.I1196]*[.B1196]" office:value-type="float" office:value="69331.0028860649" calcext:value-type="float">
            <text:p>69331,0029</text:p>
          </table:table-cell>
          <table:table-cell table:number-columns-repeated="5"/>
          <table:table-cell table:formula="of:=COM.MICROSOFT.NORM.INV(RAND();[.$S$28];[.$S$30])" office:value-type="float" office:value="70180.8338856747" calcext:value-type="float">
            <text:p>70180,8338856747</text:p>
          </table:table-cell>
          <table:table-cell table:number-columns-repeated="1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18+4*RAND()" office:value-type="float" office:value="20.4749939809553" calcext:value-type="float">
            <text:p>20,4750</text:p>
          </table:table-cell>
          <table:table-cell table:number-columns-repeated="5"/>
          <table:table-cell office:value-type="float" office:value="1172" calcext:value-type="float">
            <text:p>1172</text:p>
          </table:table-cell>
          <table:table-cell table:formula="of:=COM.MICROSOFT.NORM.INV(RAND();80;10)" office:value-type="float" office:value="88.7712448872953" calcext:value-type="float">
            <text:p>88,7712</text:p>
          </table:table-cell>
          <table:table-cell table:number-columns-repeated="5"/>
          <table:table-cell office:value-type="float" office:value="1172" calcext:value-type="float">
            <text:p>1172</text:p>
          </table:table-cell>
          <table:table-cell table:formula="of:=4*PI()*PI()*[.I1197]*[.B1197]" office:value-type="float" office:value="71755.6048758906" calcext:value-type="float">
            <text:p>71755,6049</text:p>
          </table:table-cell>
          <table:table-cell table:number-columns-repeated="5"/>
          <table:table-cell table:formula="of:=COM.MICROSOFT.NORM.INV(RAND();[.$S$28];[.$S$30])" office:value-type="float" office:value="66453.6927296187" calcext:value-type="float">
            <text:p>66453,6927296187</text:p>
          </table:table-cell>
          <table:table-cell table:number-columns-repeated="1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18+4*RAND()" office:value-type="float" office:value="21.7735920785926" calcext:value-type="float">
            <text:p>21,7736</text:p>
          </table:table-cell>
          <table:table-cell table:number-columns-repeated="5"/>
          <table:table-cell office:value-type="float" office:value="1173" calcext:value-type="float">
            <text:p>1173</text:p>
          </table:table-cell>
          <table:table-cell table:formula="of:=COM.MICROSOFT.NORM.INV(RAND();80;10)" office:value-type="float" office:value="62.453553395964" calcext:value-type="float">
            <text:p>62,4536</text:p>
          </table:table-cell>
          <table:table-cell table:number-columns-repeated="5"/>
          <table:table-cell office:value-type="float" office:value="1173" calcext:value-type="float">
            <text:p>1173</text:p>
          </table:table-cell>
          <table:table-cell table:formula="of:=4*PI()*PI()*[.I1198]*[.B1198]" office:value-type="float" office:value="53684.2601563966" calcext:value-type="float">
            <text:p>53684,2602</text:p>
          </table:table-cell>
          <table:table-cell table:number-columns-repeated="5"/>
          <table:table-cell table:formula="of:=COM.MICROSOFT.NORM.INV(RAND();[.$S$28];[.$S$30])" office:value-type="float" office:value="53937.9951542248" calcext:value-type="float">
            <text:p>53937,9951542248</text:p>
          </table:table-cell>
          <table:table-cell table:number-columns-repeated="1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18+4*RAND()" office:value-type="float" office:value="18.7386179738678" calcext:value-type="float">
            <text:p>18,7386</text:p>
          </table:table-cell>
          <table:table-cell table:number-columns-repeated="5"/>
          <table:table-cell office:value-type="float" office:value="1174" calcext:value-type="float">
            <text:p>1174</text:p>
          </table:table-cell>
          <table:table-cell table:formula="of:=COM.MICROSOFT.NORM.INV(RAND();80;10)" office:value-type="float" office:value="88.8055924072893" calcext:value-type="float">
            <text:p>88,8056</text:p>
          </table:table-cell>
          <table:table-cell table:number-columns-repeated="5"/>
          <table:table-cell office:value-type="float" office:value="1174" calcext:value-type="float">
            <text:p>1174</text:p>
          </table:table-cell>
          <table:table-cell table:formula="of:=4*PI()*PI()*[.I1199]*[.B1199]" office:value-type="float" office:value="65695.8006308902" calcext:value-type="float">
            <text:p>65695,8006</text:p>
          </table:table-cell>
          <table:table-cell table:number-columns-repeated="5"/>
          <table:table-cell table:formula="of:=COM.MICROSOFT.NORM.INV(RAND();[.$S$28];[.$S$30])" office:value-type="float" office:value="52687.4097220164" calcext:value-type="float">
            <text:p>52687,4097220164</text:p>
          </table:table-cell>
          <table:table-cell table:number-columns-repeated="1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18+4*RAND()" office:value-type="float" office:value="19.8487369702198" calcext:value-type="float">
            <text:p>19,8487</text:p>
          </table:table-cell>
          <table:table-cell table:number-columns-repeated="5"/>
          <table:table-cell office:value-type="float" office:value="1175" calcext:value-type="float">
            <text:p>1175</text:p>
          </table:table-cell>
          <table:table-cell table:formula="of:=COM.MICROSOFT.NORM.INV(RAND();80;10)" office:value-type="float" office:value="74.4613056972336" calcext:value-type="float">
            <text:p>74,4613</text:p>
          </table:table-cell>
          <table:table-cell table:number-columns-repeated="5"/>
          <table:table-cell office:value-type="float" office:value="1175" calcext:value-type="float">
            <text:p>1175</text:p>
          </table:table-cell>
          <table:table-cell table:formula="of:=4*PI()*PI()*[.I1200]*[.B1200]" office:value-type="float" office:value="58347.6354346867" calcext:value-type="float">
            <text:p>58347,6354</text:p>
          </table:table-cell>
          <table:table-cell table:number-columns-repeated="5"/>
          <table:table-cell table:formula="of:=COM.MICROSOFT.NORM.INV(RAND();[.$S$28];[.$S$30])" office:value-type="float" office:value="74440.5375072113" calcext:value-type="float">
            <text:p>74440,5375072113</text:p>
          </table:table-cell>
          <table:table-cell table:number-columns-repeated="1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18+4*RAND()" office:value-type="float" office:value="21.3654888612218" calcext:value-type="float">
            <text:p>21,3655</text:p>
          </table:table-cell>
          <table:table-cell table:number-columns-repeated="5"/>
          <table:table-cell office:value-type="float" office:value="1176" calcext:value-type="float">
            <text:p>1176</text:p>
          </table:table-cell>
          <table:table-cell table:formula="of:=COM.MICROSOFT.NORM.INV(RAND();80;10)" office:value-type="float" office:value="99.5352794012927" calcext:value-type="float">
            <text:p>99,5353</text:p>
          </table:table-cell>
          <table:table-cell table:number-columns-repeated="5"/>
          <table:table-cell office:value-type="float" office:value="1176" calcext:value-type="float">
            <text:p>1176</text:p>
          </table:table-cell>
          <table:table-cell table:formula="of:=4*PI()*PI()*[.I1201]*[.B1201]" office:value-type="float" office:value="83955.588630068" calcext:value-type="float">
            <text:p>83955,5886</text:p>
          </table:table-cell>
          <table:table-cell table:number-columns-repeated="5"/>
          <table:table-cell table:formula="of:=COM.MICROSOFT.NORM.INV(RAND();[.$S$28];[.$S$30])" office:value-type="float" office:value="72540.8440539365" calcext:value-type="float">
            <text:p>72540,8440539365</text:p>
          </table:table-cell>
          <table:table-cell table:number-columns-repeated="1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18+4*RAND()" office:value-type="float" office:value="18.6918941461481" calcext:value-type="float">
            <text:p>18,6919</text:p>
          </table:table-cell>
          <table:table-cell table:number-columns-repeated="5"/>
          <table:table-cell office:value-type="float" office:value="1177" calcext:value-type="float">
            <text:p>1177</text:p>
          </table:table-cell>
          <table:table-cell table:formula="of:=COM.MICROSOFT.NORM.INV(RAND();80;10)" office:value-type="float" office:value="80.6700570371972" calcext:value-type="float">
            <text:p>80,6701</text:p>
          </table:table-cell>
          <table:table-cell table:number-columns-repeated="5"/>
          <table:table-cell office:value-type="float" office:value="1177" calcext:value-type="float">
            <text:p>1177</text:p>
          </table:table-cell>
          <table:table-cell table:formula="of:=4*PI()*PI()*[.I1202]*[.B1202]" office:value-type="float" office:value="59528.5650126552" calcext:value-type="float">
            <text:p>59528,5650</text:p>
          </table:table-cell>
          <table:table-cell table:number-columns-repeated="5"/>
          <table:table-cell table:formula="of:=COM.MICROSOFT.NORM.INV(RAND();[.$S$28];[.$S$30])" office:value-type="float" office:value="70938.1396526515" calcext:value-type="float">
            <text:p>70938,1396526515</text:p>
          </table:table-cell>
          <table:table-cell table:number-columns-repeated="1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18+4*RAND()" office:value-type="float" office:value="18.1274478263222" calcext:value-type="float">
            <text:p>18,1274</text:p>
          </table:table-cell>
          <table:table-cell table:number-columns-repeated="5"/>
          <table:table-cell office:value-type="float" office:value="1178" calcext:value-type="float">
            <text:p>1178</text:p>
          </table:table-cell>
          <table:table-cell table:formula="of:=COM.MICROSOFT.NORM.INV(RAND();80;10)" office:value-type="float" office:value="93.3152727995137" calcext:value-type="float">
            <text:p>93,3153</text:p>
          </table:table-cell>
          <table:table-cell table:number-columns-repeated="5"/>
          <table:table-cell office:value-type="float" office:value="1178" calcext:value-type="float">
            <text:p>1178</text:p>
          </table:table-cell>
          <table:table-cell table:formula="of:=4*PI()*PI()*[.I1203]*[.B1203]" office:value-type="float" office:value="66780.4176091512" calcext:value-type="float">
            <text:p>66780,4176</text:p>
          </table:table-cell>
          <table:table-cell table:number-columns-repeated="5"/>
          <table:table-cell table:formula="of:=COM.MICROSOFT.NORM.INV(RAND();[.$S$28];[.$S$30])" office:value-type="float" office:value="59257.2141806762" calcext:value-type="float">
            <text:p>59257,2141806762</text:p>
          </table:table-cell>
          <table:table-cell table:number-columns-repeated="1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18+4*RAND()" office:value-type="float" office:value="21.8899512398057" calcext:value-type="float">
            <text:p>21,8900</text:p>
          </table:table-cell>
          <table:table-cell table:number-columns-repeated="5"/>
          <table:table-cell office:value-type="float" office:value="1179" calcext:value-type="float">
            <text:p>1179</text:p>
          </table:table-cell>
          <table:table-cell table:formula="of:=COM.MICROSOFT.NORM.INV(RAND();80;10)" office:value-type="float" office:value="85.082796393152" calcext:value-type="float">
            <text:p>85,0828</text:p>
          </table:table-cell>
          <table:table-cell table:number-columns-repeated="5"/>
          <table:table-cell office:value-type="float" office:value="1179" calcext:value-type="float">
            <text:p>1179</text:p>
          </table:table-cell>
          <table:table-cell table:formula="of:=4*PI()*PI()*[.I1204]*[.B1204]" office:value-type="float" office:value="73526.9051323704" calcext:value-type="float">
            <text:p>73526,9051</text:p>
          </table:table-cell>
          <table:table-cell table:number-columns-repeated="5"/>
          <table:table-cell table:formula="of:=COM.MICROSOFT.NORM.INV(RAND();[.$S$28];[.$S$30])" office:value-type="float" office:value="43248.1972758291" calcext:value-type="float">
            <text:p>43248,1972758291</text:p>
          </table:table-cell>
          <table:table-cell table:number-columns-repeated="1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18+4*RAND()" office:value-type="float" office:value="19.4007231858559" calcext:value-type="float">
            <text:p>19,4007</text:p>
          </table:table-cell>
          <table:table-cell table:number-columns-repeated="5"/>
          <table:table-cell office:value-type="float" office:value="1180" calcext:value-type="float">
            <text:p>1180</text:p>
          </table:table-cell>
          <table:table-cell table:formula="of:=COM.MICROSOFT.NORM.INV(RAND();80;10)" office:value-type="float" office:value="95.0524624410998" calcext:value-type="float">
            <text:p>95,0525</text:p>
          </table:table-cell>
          <table:table-cell table:number-columns-repeated="5"/>
          <table:table-cell office:value-type="float" office:value="1180" calcext:value-type="float">
            <text:p>1180</text:p>
          </table:table-cell>
          <table:table-cell table:formula="of:=4*PI()*PI()*[.I1205]*[.B1205]" office:value-type="float" office:value="72801.6174174727" calcext:value-type="float">
            <text:p>72801,6174</text:p>
          </table:table-cell>
          <table:table-cell table:number-columns-repeated="5"/>
          <table:table-cell table:formula="of:=COM.MICROSOFT.NORM.INV(RAND();[.$S$28];[.$S$30])" office:value-type="float" office:value="56614.296140026" calcext:value-type="float">
            <text:p>56614,296140026</text:p>
          </table:table-cell>
          <table:table-cell table:number-columns-repeated="1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18+4*RAND()" office:value-type="float" office:value="18.0823909933679" calcext:value-type="float">
            <text:p>18,0824</text:p>
          </table:table-cell>
          <table:table-cell table:number-columns-repeated="5"/>
          <table:table-cell office:value-type="float" office:value="1181" calcext:value-type="float">
            <text:p>1181</text:p>
          </table:table-cell>
          <table:table-cell table:formula="of:=COM.MICROSOFT.NORM.INV(RAND();80;10)" office:value-type="float" office:value="87.9052661277308" calcext:value-type="float">
            <text:p>87,9053</text:p>
          </table:table-cell>
          <table:table-cell table:number-columns-repeated="5"/>
          <table:table-cell office:value-type="float" office:value="1181" calcext:value-type="float">
            <text:p>1181</text:p>
          </table:table-cell>
          <table:table-cell table:formula="of:=4*PI()*PI()*[.I1206]*[.B1206]" office:value-type="float" office:value="62752.4209787651" calcext:value-type="float">
            <text:p>62752,4210</text:p>
          </table:table-cell>
          <table:table-cell table:number-columns-repeated="5"/>
          <table:table-cell table:formula="of:=COM.MICROSOFT.NORM.INV(RAND();[.$S$28];[.$S$30])" office:value-type="float" office:value="58561.8965902879" calcext:value-type="float">
            <text:p>58561,8965902879</text:p>
          </table:table-cell>
          <table:table-cell table:number-columns-repeated="1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18+4*RAND()" office:value-type="float" office:value="18.6464378531091" calcext:value-type="float">
            <text:p>18,6464</text:p>
          </table:table-cell>
          <table:table-cell table:number-columns-repeated="5"/>
          <table:table-cell office:value-type="float" office:value="1182" calcext:value-type="float">
            <text:p>1182</text:p>
          </table:table-cell>
          <table:table-cell table:formula="of:=COM.MICROSOFT.NORM.INV(RAND();80;10)" office:value-type="float" office:value="82.2993868546144" calcext:value-type="float">
            <text:p>82,2994</text:p>
          </table:table-cell>
          <table:table-cell table:number-columns-repeated="5"/>
          <table:table-cell office:value-type="float" office:value="1182" calcext:value-type="float">
            <text:p>1182</text:p>
          </table:table-cell>
          <table:table-cell table:formula="of:=4*PI()*PI()*[.I1207]*[.B1207]" office:value-type="float" office:value="60583.2007549628" calcext:value-type="float">
            <text:p>60583,2008</text:p>
          </table:table-cell>
          <table:table-cell table:number-columns-repeated="5"/>
          <table:table-cell table:formula="of:=COM.MICROSOFT.NORM.INV(RAND();[.$S$28];[.$S$30])" office:value-type="float" office:value="69156.9253547683" calcext:value-type="float">
            <text:p>69156,9253547683</text:p>
          </table:table-cell>
          <table:table-cell table:number-columns-repeated="1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18+4*RAND()" office:value-type="float" office:value="18.6064899251796" calcext:value-type="float">
            <text:p>18,6065</text:p>
          </table:table-cell>
          <table:table-cell table:number-columns-repeated="5"/>
          <table:table-cell office:value-type="float" office:value="1183" calcext:value-type="float">
            <text:p>1183</text:p>
          </table:table-cell>
          <table:table-cell table:formula="of:=COM.MICROSOFT.NORM.INV(RAND();80;10)" office:value-type="float" office:value="69.7739561265317" calcext:value-type="float">
            <text:p>69,7740</text:p>
          </table:table-cell>
          <table:table-cell table:number-columns-repeated="5"/>
          <table:table-cell office:value-type="float" office:value="1183" calcext:value-type="float">
            <text:p>1183</text:p>
          </table:table-cell>
          <table:table-cell table:formula="of:=4*PI()*PI()*[.I1208]*[.B1208]" office:value-type="float" office:value="51252.7929516116" calcext:value-type="float">
            <text:p>51252,7930</text:p>
          </table:table-cell>
          <table:table-cell table:number-columns-repeated="5"/>
          <table:table-cell table:formula="of:=COM.MICROSOFT.NORM.INV(RAND();[.$S$28];[.$S$30])" office:value-type="float" office:value="72316.4645949153" calcext:value-type="float">
            <text:p>72316,4645949153</text:p>
          </table:table-cell>
          <table:table-cell table:number-columns-repeated="1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18+4*RAND()" office:value-type="float" office:value="21.8644810407423" calcext:value-type="float">
            <text:p>21,8645</text:p>
          </table:table-cell>
          <table:table-cell table:number-columns-repeated="5"/>
          <table:table-cell office:value-type="float" office:value="1184" calcext:value-type="float">
            <text:p>1184</text:p>
          </table:table-cell>
          <table:table-cell table:formula="of:=COM.MICROSOFT.NORM.INV(RAND();80;10)" office:value-type="float" office:value="64.5211297372014" calcext:value-type="float">
            <text:p>64,5211</text:p>
          </table:table-cell>
          <table:table-cell table:number-columns-repeated="5"/>
          <table:table-cell office:value-type="float" office:value="1184" calcext:value-type="float">
            <text:p>1184</text:p>
          </table:table-cell>
          <table:table-cell table:formula="of:=4*PI()*PI()*[.I1209]*[.B1209]" office:value-type="float" office:value="55693.0334665704" calcext:value-type="float">
            <text:p>55693,0335</text:p>
          </table:table-cell>
          <table:table-cell table:number-columns-repeated="5"/>
          <table:table-cell table:formula="of:=COM.MICROSOFT.NORM.INV(RAND();[.$S$28];[.$S$30])" office:value-type="float" office:value="83243.4566868305" calcext:value-type="float">
            <text:p>83243,4566868305</text:p>
          </table:table-cell>
          <table:table-cell table:number-columns-repeated="1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18+4*RAND()" office:value-type="float" office:value="20.5691520920955" calcext:value-type="float">
            <text:p>20,5692</text:p>
          </table:table-cell>
          <table:table-cell table:number-columns-repeated="5"/>
          <table:table-cell office:value-type="float" office:value="1185" calcext:value-type="float">
            <text:p>1185</text:p>
          </table:table-cell>
          <table:table-cell table:formula="of:=COM.MICROSOFT.NORM.INV(RAND();80;10)" office:value-type="float" office:value="72.4745789509834" calcext:value-type="float">
            <text:p>72,4746</text:p>
          </table:table-cell>
          <table:table-cell table:number-columns-repeated="5"/>
          <table:table-cell office:value-type="float" office:value="1185" calcext:value-type="float">
            <text:p>1185</text:p>
          </table:table-cell>
          <table:table-cell table:formula="of:=4*PI()*PI()*[.I1210]*[.B1210]" office:value-type="float" office:value="58852.081417274" calcext:value-type="float">
            <text:p>58852,0814</text:p>
          </table:table-cell>
          <table:table-cell table:number-columns-repeated="5"/>
          <table:table-cell table:formula="of:=COM.MICROSOFT.NORM.INV(RAND();[.$S$28];[.$S$30])" office:value-type="float" office:value="69480.6308359754" calcext:value-type="float">
            <text:p>69480,6308359754</text:p>
          </table:table-cell>
          <table:table-cell table:number-columns-repeated="1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18+4*RAND()" office:value-type="float" office:value="19.7523484253325" calcext:value-type="float">
            <text:p>19,7523</text:p>
          </table:table-cell>
          <table:table-cell table:number-columns-repeated="5"/>
          <table:table-cell office:value-type="float" office:value="1186" calcext:value-type="float">
            <text:p>1186</text:p>
          </table:table-cell>
          <table:table-cell table:formula="of:=COM.MICROSOFT.NORM.INV(RAND();80;10)" office:value-type="float" office:value="86.5550786494611" calcext:value-type="float">
            <text:p>86,5551</text:p>
          </table:table-cell>
          <table:table-cell table:number-columns-repeated="5"/>
          <table:table-cell office:value-type="float" office:value="1186" calcext:value-type="float">
            <text:p>1186</text:p>
          </table:table-cell>
          <table:table-cell table:formula="of:=4*PI()*PI()*[.I1211]*[.B1211]" office:value-type="float" office:value="67494.9111333442" calcext:value-type="float">
            <text:p>67494,9111</text:p>
          </table:table-cell>
          <table:table-cell table:number-columns-repeated="5"/>
          <table:table-cell table:formula="of:=COM.MICROSOFT.NORM.INV(RAND();[.$S$28];[.$S$30])" office:value-type="float" office:value="50707.5015934708" calcext:value-type="float">
            <text:p>50707,5015934708</text:p>
          </table:table-cell>
          <table:table-cell table:number-columns-repeated="1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18+4*RAND()" office:value-type="float" office:value="18.4857449471019" calcext:value-type="float">
            <text:p>18,4857</text:p>
          </table:table-cell>
          <table:table-cell table:number-columns-repeated="5"/>
          <table:table-cell office:value-type="float" office:value="1187" calcext:value-type="float">
            <text:p>1187</text:p>
          </table:table-cell>
          <table:table-cell table:formula="of:=COM.MICROSOFT.NORM.INV(RAND();80;10)" office:value-type="float" office:value="88.7346664928978" calcext:value-type="float">
            <text:p>88,7347</text:p>
          </table:table-cell>
          <table:table-cell table:number-columns-repeated="5"/>
          <table:table-cell office:value-type="float" office:value="1187" calcext:value-type="float">
            <text:p>1187</text:p>
          </table:table-cell>
          <table:table-cell table:formula="of:=4*PI()*PI()*[.I1212]*[.B1212]" office:value-type="float" office:value="64757.4911301545" calcext:value-type="float">
            <text:p>64757,4911</text:p>
          </table:table-cell>
          <table:table-cell table:number-columns-repeated="5"/>
          <table:table-cell table:formula="of:=COM.MICROSOFT.NORM.INV(RAND();[.$S$28];[.$S$30])" office:value-type="float" office:value="78402.7500650288" calcext:value-type="float">
            <text:p>78402,7500650288</text:p>
          </table:table-cell>
          <table:table-cell table:number-columns-repeated="1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18+4*RAND()" office:value-type="float" office:value="18.8902498479001" calcext:value-type="float">
            <text:p>18,8902</text:p>
          </table:table-cell>
          <table:table-cell table:number-columns-repeated="5"/>
          <table:table-cell office:value-type="float" office:value="1188" calcext:value-type="float">
            <text:p>1188</text:p>
          </table:table-cell>
          <table:table-cell table:formula="of:=COM.MICROSOFT.NORM.INV(RAND();80;10)" office:value-type="float" office:value="82.9285554841753" calcext:value-type="float">
            <text:p>82,9286</text:p>
          </table:table-cell>
          <table:table-cell table:number-columns-repeated="5"/>
          <table:table-cell office:value-type="float" office:value="1188" calcext:value-type="float">
            <text:p>1188</text:p>
          </table:table-cell>
          <table:table-cell table:formula="of:=4*PI()*PI()*[.I1213]*[.B1213]" office:value-type="float" office:value="61844.5650280354" calcext:value-type="float">
            <text:p>61844,5650</text:p>
          </table:table-cell>
          <table:table-cell table:number-columns-repeated="5"/>
          <table:table-cell table:formula="of:=COM.MICROSOFT.NORM.INV(RAND();[.$S$28];[.$S$30])" office:value-type="float" office:value="57641.8819439142" calcext:value-type="float">
            <text:p>57641,8819439142</text:p>
          </table:table-cell>
          <table:table-cell table:number-columns-repeated="1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18+4*RAND()" office:value-type="float" office:value="18.9440982439555" calcext:value-type="float">
            <text:p>18,9441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formula="of:=COM.MICROSOFT.NORM.INV(RAND();80;10)" office:value-type="float" office:value="87.6388602803685" calcext:value-type="float">
            <text:p>87,6389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formula="of:=4*PI()*PI()*[.I1214]*[.B1214]" office:value-type="float" office:value="65543.6156371884" calcext:value-type="float">
            <text:p>65543,6156</text:p>
          </table:table-cell>
          <table:table-cell table:number-columns-repeated="5"/>
          <table:table-cell table:formula="of:=COM.MICROSOFT.NORM.INV(RAND();[.$S$28];[.$S$30])" office:value-type="float" office:value="70297.7371016945" calcext:value-type="float">
            <text:p>70297,7371016945</text:p>
          </table:table-cell>
          <table:table-cell table:number-columns-repeated="1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18+4*RAND()" office:value-type="float" office:value="21.0124236620031" calcext:value-type="float">
            <text:p>21,0124</text:p>
          </table:table-cell>
          <table:table-cell table:number-columns-repeated="5"/>
          <table:table-cell office:value-type="float" office:value="1190" calcext:value-type="float">
            <text:p>1190</text:p>
          </table:table-cell>
          <table:table-cell table:formula="of:=COM.MICROSOFT.NORM.INV(RAND();80;10)" office:value-type="float" office:value="83.6600506895659" calcext:value-type="float">
            <text:p>83,6601</text:p>
          </table:table-cell>
          <table:table-cell table:number-columns-repeated="5"/>
          <table:table-cell office:value-type="float" office:value="1190" calcext:value-type="float">
            <text:p>1190</text:p>
          </table:table-cell>
          <table:table-cell table:formula="of:=4*PI()*PI()*[.I1215]*[.B1215]" office:value-type="float" office:value="69399.1272300639" calcext:value-type="float">
            <text:p>69399,1272</text:p>
          </table:table-cell>
          <table:table-cell table:number-columns-repeated="5"/>
          <table:table-cell table:formula="of:=COM.MICROSOFT.NORM.INV(RAND();[.$S$28];[.$S$30])" office:value-type="float" office:value="57786.9222930017" calcext:value-type="float">
            <text:p>57786,9222930017</text:p>
          </table:table-cell>
          <table:table-cell table:number-columns-repeated="1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18+4*RAND()" office:value-type="float" office:value="19.1249057953246" calcext:value-type="float">
            <text:p>19,1249</text:p>
          </table:table-cell>
          <table:table-cell table:number-columns-repeated="5"/>
          <table:table-cell office:value-type="float" office:value="1191" calcext:value-type="float">
            <text:p>1191</text:p>
          </table:table-cell>
          <table:table-cell table:formula="of:=COM.MICROSOFT.NORM.INV(RAND();80;10)" office:value-type="float" office:value="86.5187488323206" calcext:value-type="float">
            <text:p>86,5187</text:p>
          </table:table-cell>
          <table:table-cell table:number-columns-repeated="5"/>
          <table:table-cell office:value-type="float" office:value="1191" calcext:value-type="float">
            <text:p>1191</text:p>
          </table:table-cell>
          <table:table-cell table:formula="of:=4*PI()*PI()*[.I1216]*[.B1216]" office:value-type="float" office:value="65323.4737876105" calcext:value-type="float">
            <text:p>65323,4738</text:p>
          </table:table-cell>
          <table:table-cell table:number-columns-repeated="5"/>
          <table:table-cell table:formula="of:=COM.MICROSOFT.NORM.INV(RAND();[.$S$28];[.$S$30])" office:value-type="float" office:value="53579.1069582298" calcext:value-type="float">
            <text:p>53579,1069582298</text:p>
          </table:table-cell>
          <table:table-cell table:number-columns-repeated="1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18+4*RAND()" office:value-type="float" office:value="19.3841773760505" calcext:value-type="float">
            <text:p>19,3842</text:p>
          </table:table-cell>
          <table:table-cell table:number-columns-repeated="5"/>
          <table:table-cell office:value-type="float" office:value="1192" calcext:value-type="float">
            <text:p>1192</text:p>
          </table:table-cell>
          <table:table-cell table:formula="of:=COM.MICROSOFT.NORM.INV(RAND();80;10)" office:value-type="float" office:value="57.5940620237047" calcext:value-type="float">
            <text:p>57,5941</text:p>
          </table:table-cell>
          <table:table-cell table:number-columns-repeated="5"/>
          <table:table-cell office:value-type="float" office:value="1192" calcext:value-type="float">
            <text:p>1192</text:p>
          </table:table-cell>
          <table:table-cell table:formula="of:=4*PI()*PI()*[.I1217]*[.B1217]" office:value-type="float" office:value="44074.238927791" calcext:value-type="float">
            <text:p>44074,2389</text:p>
          </table:table-cell>
          <table:table-cell table:number-columns-repeated="5"/>
          <table:table-cell table:formula="of:=COM.MICROSOFT.NORM.INV(RAND();[.$S$28];[.$S$30])" office:value-type="float" office:value="69756.8188883539" calcext:value-type="float">
            <text:p>69756,8188883539</text:p>
          </table:table-cell>
          <table:table-cell table:number-columns-repeated="1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18+4*RAND()" office:value-type="float" office:value="18.504545155447" calcext:value-type="float">
            <text:p>18,5045</text:p>
          </table:table-cell>
          <table:table-cell table:number-columns-repeated="5"/>
          <table:table-cell office:value-type="float" office:value="1193" calcext:value-type="float">
            <text:p>1193</text:p>
          </table:table-cell>
          <table:table-cell table:formula="of:=COM.MICROSOFT.NORM.INV(RAND();80;10)" office:value-type="float" office:value="107.388960636174" calcext:value-type="float">
            <text:p>107,3890</text:p>
          </table:table-cell>
          <table:table-cell table:number-columns-repeated="5"/>
          <table:table-cell office:value-type="float" office:value="1193" calcext:value-type="float">
            <text:p>1193</text:p>
          </table:table-cell>
          <table:table-cell table:formula="of:=4*PI()*PI()*[.I1218]*[.B1218]" office:value-type="float" office:value="78450.8747273747" calcext:value-type="float">
            <text:p>78450,8747</text:p>
          </table:table-cell>
          <table:table-cell table:number-columns-repeated="5"/>
          <table:table-cell table:formula="of:=COM.MICROSOFT.NORM.INV(RAND();[.$S$28];[.$S$30])" office:value-type="float" office:value="55943.4476748348" calcext:value-type="float">
            <text:p>55943,4476748348</text:p>
          </table:table-cell>
          <table:table-cell table:number-columns-repeated="1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18+4*RAND()" office:value-type="float" office:value="18.8208418716677" calcext:value-type="float">
            <text:p>18,8208</text:p>
          </table:table-cell>
          <table:table-cell table:number-columns-repeated="5"/>
          <table:table-cell office:value-type="float" office:value="1194" calcext:value-type="float">
            <text:p>1194</text:p>
          </table:table-cell>
          <table:table-cell table:formula="of:=COM.MICROSOFT.NORM.INV(RAND();80;10)" office:value-type="float" office:value="81.6955887138883" calcext:value-type="float">
            <text:p>81,6956</text:p>
          </table:table-cell>
          <table:table-cell table:number-columns-repeated="5"/>
          <table:table-cell office:value-type="float" office:value="1194" calcext:value-type="float">
            <text:p>1194</text:p>
          </table:table-cell>
          <table:table-cell table:formula="of:=4*PI()*PI()*[.I1219]*[.B1219]" office:value-type="float" office:value="60701.2157388339" calcext:value-type="float">
            <text:p>60701,2157</text:p>
          </table:table-cell>
          <table:table-cell table:number-columns-repeated="5"/>
          <table:table-cell table:formula="of:=COM.MICROSOFT.NORM.INV(RAND();[.$S$28];[.$S$30])" office:value-type="float" office:value="66712.7032420823" calcext:value-type="float">
            <text:p>66712,7032420823</text:p>
          </table:table-cell>
          <table:table-cell table:number-columns-repeated="1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18+4*RAND()" office:value-type="float" office:value="18.5165670891292" calcext:value-type="float">
            <text:p>18,5166</text:p>
          </table:table-cell>
          <table:table-cell table:number-columns-repeated="5"/>
          <table:table-cell office:value-type="float" office:value="1195" calcext:value-type="float">
            <text:p>1195</text:p>
          </table:table-cell>
          <table:table-cell table:formula="of:=COM.MICROSOFT.NORM.INV(RAND();80;10)" office:value-type="float" office:value="86.9488858929786" calcext:value-type="float">
            <text:p>86,9489</text:p>
          </table:table-cell>
          <table:table-cell table:number-columns-repeated="5"/>
          <table:table-cell office:value-type="float" office:value="1195" calcext:value-type="float">
            <text:p>1195</text:p>
          </table:table-cell>
          <table:table-cell table:formula="of:=4*PI()*PI()*[.I1220]*[.B1220]" office:value-type="float" office:value="63560.0501725538" calcext:value-type="float">
            <text:p>63560,0502</text:p>
          </table:table-cell>
          <table:table-cell table:number-columns-repeated="5"/>
          <table:table-cell table:formula="of:=COM.MICROSOFT.NORM.INV(RAND();[.$S$28];[.$S$30])" office:value-type="float" office:value="59127.4697753845" calcext:value-type="float">
            <text:p>59127,4697753845</text:p>
          </table:table-cell>
          <table:table-cell table:number-columns-repeated="1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18+4*RAND()" office:value-type="float" office:value="19.1490821600892" calcext:value-type="float">
            <text:p>19,1491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formula="of:=COM.MICROSOFT.NORM.INV(RAND();80;10)" office:value-type="float" office:value="78.3428450793024" calcext:value-type="float">
            <text:p>78,3428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formula="of:=4*PI()*PI()*[.I1221]*[.B1221]" office:value-type="float" office:value="59225.2685232876" calcext:value-type="float">
            <text:p>59225,2685</text:p>
          </table:table-cell>
          <table:table-cell table:number-columns-repeated="5"/>
          <table:table-cell table:formula="of:=COM.MICROSOFT.NORM.INV(RAND();[.$S$28];[.$S$30])" office:value-type="float" office:value="62123.4349524584" calcext:value-type="float">
            <text:p>62123,4349524584</text:p>
          </table:table-cell>
          <table:table-cell table:number-columns-repeated="1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18+4*RAND()" office:value-type="float" office:value="19.4816394136287" calcext:value-type="float">
            <text:p>19,4816</text:p>
          </table:table-cell>
          <table:table-cell table:number-columns-repeated="5"/>
          <table:table-cell office:value-type="float" office:value="1197" calcext:value-type="float">
            <text:p>1197</text:p>
          </table:table-cell>
          <table:table-cell table:formula="of:=COM.MICROSOFT.NORM.INV(RAND();80;10)" office:value-type="float" office:value="89.206490487073" calcext:value-type="float">
            <text:p>89,2065</text:p>
          </table:table-cell>
          <table:table-cell table:number-columns-repeated="5"/>
          <table:table-cell office:value-type="float" office:value="1197" calcext:value-type="float">
            <text:p>1197</text:p>
          </table:table-cell>
          <table:table-cell table:formula="of:=4*PI()*PI()*[.I1222]*[.B1222]" office:value-type="float" office:value="68609.0950993695" calcext:value-type="float">
            <text:p>68609,0951</text:p>
          </table:table-cell>
          <table:table-cell table:number-columns-repeated="5"/>
          <table:table-cell table:formula="of:=COM.MICROSOFT.NORM.INV(RAND();[.$S$28];[.$S$30])" office:value-type="float" office:value="76761.5223956444" calcext:value-type="float">
            <text:p>76761,5223956444</text:p>
          </table:table-cell>
          <table:table-cell table:number-columns-repeated="1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18+4*RAND()" office:value-type="float" office:value="20.1175698046573" calcext:value-type="float">
            <text:p>20,1176</text:p>
          </table:table-cell>
          <table:table-cell table:number-columns-repeated="5"/>
          <table:table-cell office:value-type="float" office:value="1198" calcext:value-type="float">
            <text:p>1198</text:p>
          </table:table-cell>
          <table:table-cell table:formula="of:=COM.MICROSOFT.NORM.INV(RAND();80;10)" office:value-type="float" office:value="73.5593261878225" calcext:value-type="float">
            <text:p>73,5593</text:p>
          </table:table-cell>
          <table:table-cell table:number-columns-repeated="5"/>
          <table:table-cell office:value-type="float" office:value="1198" calcext:value-type="float">
            <text:p>1198</text:p>
          </table:table-cell>
          <table:table-cell table:formula="of:=4*PI()*PI()*[.I1223]*[.B1223]" office:value-type="float" office:value="58421.5393531472" calcext:value-type="float">
            <text:p>58421,5394</text:p>
          </table:table-cell>
          <table:table-cell table:number-columns-repeated="5"/>
          <table:table-cell table:formula="of:=COM.MICROSOFT.NORM.INV(RAND();[.$S$28];[.$S$30])" office:value-type="float" office:value="77615.2217804113" calcext:value-type="float">
            <text:p>77615,2217804113</text:p>
          </table:table-cell>
          <table:table-cell table:number-columns-repeated="1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18+4*RAND()" office:value-type="float" office:value="18.8197349016555" calcext:value-type="float">
            <text:p>18,8197</text:p>
          </table:table-cell>
          <table:table-cell table:number-columns-repeated="5"/>
          <table:table-cell office:value-type="float" office:value="1199" calcext:value-type="float">
            <text:p>1199</text:p>
          </table:table-cell>
          <table:table-cell table:formula="of:=COM.MICROSOFT.NORM.INV(RAND();80;10)" office:value-type="float" office:value="93.6377812746346" calcext:value-type="float">
            <text:p>93,6378</text:p>
          </table:table-cell>
          <table:table-cell table:number-columns-repeated="5"/>
          <table:table-cell office:value-type="float" office:value="1199" calcext:value-type="float">
            <text:p>1199</text:p>
          </table:table-cell>
          <table:table-cell table:formula="of:=4*PI()*PI()*[.I1224]*[.B1224]" office:value-type="float" office:value="69570.3763820405" calcext:value-type="float">
            <text:p>69570,3764</text:p>
          </table:table-cell>
          <table:table-cell table:number-columns-repeated="5"/>
          <table:table-cell table:formula="of:=COM.MICROSOFT.NORM.INV(RAND();[.$S$28];[.$S$30])" office:value-type="float" office:value="65681.1373379207" calcext:value-type="float">
            <text:p>65681,1373379207</text:p>
          </table:table-cell>
          <table:table-cell table:number-columns-repeated="1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18+4*RAND()" office:value-type="float" office:value="18.4433817998506" calcext:value-type="float">
            <text:p>18,4434</text:p>
          </table:table-cell>
          <table:table-cell table:number-columns-repeated="5"/>
          <table:table-cell office:value-type="float" office:value="1200" calcext:value-type="float">
            <text:p>1200</text:p>
          </table:table-cell>
          <table:table-cell table:formula="of:=COM.MICROSOFT.NORM.INV(RAND();80;10)" office:value-type="float" office:value="99.4865009578784" calcext:value-type="float">
            <text:p>99,4865</text:p>
          </table:table-cell>
          <table:table-cell table:number-columns-repeated="5"/>
          <table:table-cell office:value-type="float" office:value="1200" calcext:value-type="float">
            <text:p>1200</text:p>
          </table:table-cell>
          <table:table-cell table:formula="of:=4*PI()*PI()*[.I1225]*[.B1225]" office:value-type="float" office:value="72437.6662465535" calcext:value-type="float">
            <text:p>72437,6662</text:p>
          </table:table-cell>
          <table:table-cell table:number-columns-repeated="5"/>
          <table:table-cell table:formula="of:=COM.MICROSOFT.NORM.INV(RAND();[.$S$28];[.$S$30])" office:value-type="float" office:value="62824.6833702699" calcext:value-type="float">
            <text:p>62824,6833702699</text:p>
          </table:table-cell>
          <table:table-cell table:number-columns-repeated="1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18+4*RAND()" office:value-type="float" office:value="19.0280726463534" calcext:value-type="float">
            <text:p>19,0281</text:p>
          </table:table-cell>
          <table:table-cell table:number-columns-repeated="5"/>
          <table:table-cell office:value-type="float" office:value="1201" calcext:value-type="float">
            <text:p>1201</text:p>
          </table:table-cell>
          <table:table-cell table:formula="of:=COM.MICROSOFT.NORM.INV(RAND();80;10)" office:value-type="float" office:value="97.1742465132819" calcext:value-type="float">
            <text:p>97,1742</text:p>
          </table:table-cell>
          <table:table-cell table:number-columns-repeated="5"/>
          <table:table-cell office:value-type="float" office:value="1201" calcext:value-type="float">
            <text:p>1201</text:p>
          </table:table-cell>
          <table:table-cell table:formula="of:=4*PI()*PI()*[.I1226]*[.B1226]" office:value-type="float" office:value="72997.118886272" calcext:value-type="float">
            <text:p>72997,1189</text:p>
          </table:table-cell>
          <table:table-cell table:number-columns-repeated="5"/>
          <table:table-cell table:formula="of:=COM.MICROSOFT.NORM.INV(RAND();[.$S$28];[.$S$30])" office:value-type="float" office:value="84703.5219075994" calcext:value-type="float">
            <text:p>84703,5219075994</text:p>
          </table:table-cell>
          <table:table-cell table:number-columns-repeated="1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18+4*RAND()" office:value-type="float" office:value="20.0323589392938" calcext:value-type="float">
            <text:p>20,0324</text:p>
          </table:table-cell>
          <table:table-cell table:number-columns-repeated="5"/>
          <table:table-cell office:value-type="float" office:value="1202" calcext:value-type="float">
            <text:p>1202</text:p>
          </table:table-cell>
          <table:table-cell table:formula="of:=COM.MICROSOFT.NORM.INV(RAND();80;10)" office:value-type="float" office:value="79.7860875824407" calcext:value-type="float">
            <text:p>79,7861</text:p>
          </table:table-cell>
          <table:table-cell table:number-columns-repeated="5"/>
          <table:table-cell office:value-type="float" office:value="1202" calcext:value-type="float">
            <text:p>1202</text:p>
          </table:table-cell>
          <table:table-cell table:formula="of:=4*PI()*PI()*[.I1227]*[.B1227]" office:value-type="float" office:value="63098.4948006675" calcext:value-type="float">
            <text:p>63098,4948</text:p>
          </table:table-cell>
          <table:table-cell table:number-columns-repeated="5"/>
          <table:table-cell table:formula="of:=COM.MICROSOFT.NORM.INV(RAND();[.$S$28];[.$S$30])" office:value-type="float" office:value="67750.037002423" calcext:value-type="float">
            <text:p>67750,037002423</text:p>
          </table:table-cell>
          <table:table-cell table:number-columns-repeated="1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18+4*RAND()" office:value-type="float" office:value="21.7097635823302" calcext:value-type="float">
            <text:p>21,7098</text:p>
          </table:table-cell>
          <table:table-cell table:number-columns-repeated="5"/>
          <table:table-cell office:value-type="float" office:value="1203" calcext:value-type="float">
            <text:p>1203</text:p>
          </table:table-cell>
          <table:table-cell table:formula="of:=COM.MICROSOFT.NORM.INV(RAND();80;10)" office:value-type="float" office:value="92.3642673608228" calcext:value-type="float">
            <text:p>92,3643</text:p>
          </table:table-cell>
          <table:table-cell table:number-columns-repeated="5"/>
          <table:table-cell office:value-type="float" office:value="1203" calcext:value-type="float">
            <text:p>1203</text:p>
          </table:table-cell>
          <table:table-cell table:formula="of:=4*PI()*PI()*[.I1228]*[.B1228]" office:value-type="float" office:value="79162.3759523753" calcext:value-type="float">
            <text:p>79162,3760</text:p>
          </table:table-cell>
          <table:table-cell table:number-columns-repeated="5"/>
          <table:table-cell table:formula="of:=COM.MICROSOFT.NORM.INV(RAND();[.$S$28];[.$S$30])" office:value-type="float" office:value="68775.9440673224" calcext:value-type="float">
            <text:p>68775,9440673224</text:p>
          </table:table-cell>
          <table:table-cell table:number-columns-repeated="1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18+4*RAND()" office:value-type="float" office:value="18.0162942619063" calcext:value-type="float">
            <text:p>18,0163</text:p>
          </table:table-cell>
          <table:table-cell table:number-columns-repeated="5"/>
          <table:table-cell office:value-type="float" office:value="1204" calcext:value-type="float">
            <text:p>1204</text:p>
          </table:table-cell>
          <table:table-cell table:formula="of:=COM.MICROSOFT.NORM.INV(RAND();80;10)" office:value-type="float" office:value="80.9221418659668" calcext:value-type="float">
            <text:p>80,9221</text:p>
          </table:table-cell>
          <table:table-cell table:number-columns-repeated="5"/>
          <table:table-cell office:value-type="float" office:value="1204" calcext:value-type="float">
            <text:p>1204</text:p>
          </table:table-cell>
          <table:table-cell table:formula="of:=4*PI()*PI()*[.I1229]*[.B1229]" office:value-type="float" office:value="57556.2609022575" calcext:value-type="float">
            <text:p>57556,2609</text:p>
          </table:table-cell>
          <table:table-cell table:number-columns-repeated="5"/>
          <table:table-cell table:formula="of:=COM.MICROSOFT.NORM.INV(RAND();[.$S$28];[.$S$30])" office:value-type="float" office:value="63575.8611351558" calcext:value-type="float">
            <text:p>63575,8611351558</text:p>
          </table:table-cell>
          <table:table-cell table:number-columns-repeated="1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18+4*RAND()" office:value-type="float" office:value="18.5099792103283" calcext:value-type="float">
            <text:p>18,5100</text:p>
          </table:table-cell>
          <table:table-cell table:number-columns-repeated="5"/>
          <table:table-cell office:value-type="float" office:value="1205" calcext:value-type="float">
            <text:p>1205</text:p>
          </table:table-cell>
          <table:table-cell table:formula="of:=COM.MICROSOFT.NORM.INV(RAND();80;10)" office:value-type="float" office:value="83.7244597824246" calcext:value-type="float">
            <text:p>83,7245</text:p>
          </table:table-cell>
          <table:table-cell table:number-columns-repeated="5"/>
          <table:table-cell office:value-type="float" office:value="1205" calcext:value-type="float">
            <text:p>1205</text:p>
          </table:table-cell>
          <table:table-cell table:formula="of:=4*PI()*PI()*[.I1230]*[.B1230]" office:value-type="float" office:value="61181.2043348881" calcext:value-type="float">
            <text:p>61181,2043</text:p>
          </table:table-cell>
          <table:table-cell table:number-columns-repeated="5"/>
          <table:table-cell table:formula="of:=COM.MICROSOFT.NORM.INV(RAND();[.$S$28];[.$S$30])" office:value-type="float" office:value="63969.6331973243" calcext:value-type="float">
            <text:p>63969,6331973243</text:p>
          </table:table-cell>
          <table:table-cell table:number-columns-repeated="1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18+4*RAND()" office:value-type="float" office:value="18.4811220509" calcext:value-type="float">
            <text:p>18,4811</text:p>
          </table:table-cell>
          <table:table-cell table:number-columns-repeated="5"/>
          <table:table-cell office:value-type="float" office:value="1206" calcext:value-type="float">
            <text:p>1206</text:p>
          </table:table-cell>
          <table:table-cell table:formula="of:=COM.MICROSOFT.NORM.INV(RAND();80;10)" office:value-type="float" office:value="92.6780151418381" calcext:value-type="float">
            <text:p>92,6780</text:p>
          </table:table-cell>
          <table:table-cell table:number-columns-repeated="5"/>
          <table:table-cell office:value-type="float" office:value="1206" calcext:value-type="float">
            <text:p>1206</text:p>
          </table:table-cell>
          <table:table-cell table:formula="of:=4*PI()*PI()*[.I1231]*[.B1231]" office:value-type="float" office:value="67618.3853247354" calcext:value-type="float">
            <text:p>67618,3853</text:p>
          </table:table-cell>
          <table:table-cell table:number-columns-repeated="5"/>
          <table:table-cell table:formula="of:=COM.MICROSOFT.NORM.INV(RAND();[.$S$28];[.$S$30])" office:value-type="float" office:value="52293.409497858" calcext:value-type="float">
            <text:p>52293,409497858</text:p>
          </table:table-cell>
          <table:table-cell table:number-columns-repeated="1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18+4*RAND()" office:value-type="float" office:value="19.133859294001" calcext:value-type="float">
            <text:p>19,1339</text:p>
          </table:table-cell>
          <table:table-cell table:number-columns-repeated="5"/>
          <table:table-cell office:value-type="float" office:value="1207" calcext:value-type="float">
            <text:p>1207</text:p>
          </table:table-cell>
          <table:table-cell table:formula="of:=COM.MICROSOFT.NORM.INV(RAND();80;10)" office:value-type="float" office:value="77.896266684019" calcext:value-type="float">
            <text:p>77,8963</text:p>
          </table:table-cell>
          <table:table-cell table:number-columns-repeated="5"/>
          <table:table-cell office:value-type="float" office:value="1207" calcext:value-type="float">
            <text:p>1207</text:p>
          </table:table-cell>
          <table:table-cell table:formula="of:=4*PI()*PI()*[.I1232]*[.B1232]" office:value-type="float" office:value="58840.8525317385" calcext:value-type="float">
            <text:p>58840,8525</text:p>
          </table:table-cell>
          <table:table-cell table:number-columns-repeated="5"/>
          <table:table-cell table:formula="of:=COM.MICROSOFT.NORM.INV(RAND();[.$S$28];[.$S$30])" office:value-type="float" office:value="66754.3744588234" calcext:value-type="float">
            <text:p>66754,3744588234</text:p>
          </table:table-cell>
          <table:table-cell table:number-columns-repeated="1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18+4*RAND()" office:value-type="float" office:value="20.1191470208578" calcext:value-type="float">
            <text:p>20,1191</text:p>
          </table:table-cell>
          <table:table-cell table:number-columns-repeated="5"/>
          <table:table-cell office:value-type="float" office:value="1208" calcext:value-type="float">
            <text:p>1208</text:p>
          </table:table-cell>
          <table:table-cell table:formula="of:=COM.MICROSOFT.NORM.INV(RAND();80;10)" office:value-type="float" office:value="77.7148728291914" calcext:value-type="float">
            <text:p>77,7149</text:p>
          </table:table-cell>
          <table:table-cell table:number-columns-repeated="5"/>
          <table:table-cell office:value-type="float" office:value="1208" calcext:value-type="float">
            <text:p>1208</text:p>
          </table:table-cell>
          <table:table-cell table:formula="of:=4*PI()*PI()*[.I1233]*[.B1233]" office:value-type="float" office:value="61726.7543054807" calcext:value-type="float">
            <text:p>61726,7543</text:p>
          </table:table-cell>
          <table:table-cell table:number-columns-repeated="5"/>
          <table:table-cell table:formula="of:=COM.MICROSOFT.NORM.INV(RAND();[.$S$28];[.$S$30])" office:value-type="float" office:value="82052.8525258091" calcext:value-type="float">
            <text:p>82052,8525258091</text:p>
          </table:table-cell>
          <table:table-cell table:number-columns-repeated="1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18+4*RAND()" office:value-type="float" office:value="21.9752818974666" calcext:value-type="float">
            <text:p>21,9753</text:p>
          </table:table-cell>
          <table:table-cell table:number-columns-repeated="5"/>
          <table:table-cell office:value-type="float" office:value="1209" calcext:value-type="float">
            <text:p>1209</text:p>
          </table:table-cell>
          <table:table-cell table:formula="of:=COM.MICROSOFT.NORM.INV(RAND();80;10)" office:value-type="float" office:value="85.9534689419737" calcext:value-type="float">
            <text:p>85,9535</text:p>
          </table:table-cell>
          <table:table-cell table:number-columns-repeated="5"/>
          <table:table-cell office:value-type="float" office:value="1209" calcext:value-type="float">
            <text:p>1209</text:p>
          </table:table-cell>
          <table:table-cell table:formula="of:=4*PI()*PI()*[.I1234]*[.B1234]" office:value-type="float" office:value="74568.8766026513" calcext:value-type="float">
            <text:p>74568,8766</text:p>
          </table:table-cell>
          <table:table-cell table:number-columns-repeated="5"/>
          <table:table-cell table:formula="of:=COM.MICROSOFT.NORM.INV(RAND();[.$S$28];[.$S$30])" office:value-type="float" office:value="72594.4278417815" calcext:value-type="float">
            <text:p>72594,4278417815</text:p>
          </table:table-cell>
          <table:table-cell table:number-columns-repeated="1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18+4*RAND()" office:value-type="float" office:value="18.9458773755468" calcext:value-type="float">
            <text:p>18,9459</text:p>
          </table:table-cell>
          <table:table-cell table:number-columns-repeated="5"/>
          <table:table-cell office:value-type="float" office:value="1210" calcext:value-type="float">
            <text:p>1210</text:p>
          </table:table-cell>
          <table:table-cell table:formula="of:=COM.MICROSOFT.NORM.INV(RAND();80;10)" office:value-type="float" office:value="85.3039704458731" calcext:value-type="float">
            <text:p>85,3040</text:p>
          </table:table-cell>
          <table:table-cell table:number-columns-repeated="5"/>
          <table:table-cell office:value-type="float" office:value="1210" calcext:value-type="float">
            <text:p>1210</text:p>
          </table:table-cell>
          <table:table-cell table:formula="of:=4*PI()*PI()*[.I1235]*[.B1235]" office:value-type="float" office:value="63803.3826931907" calcext:value-type="float">
            <text:p>63803,3827</text:p>
          </table:table-cell>
          <table:table-cell table:number-columns-repeated="5"/>
          <table:table-cell table:formula="of:=COM.MICROSOFT.NORM.INV(RAND();[.$S$28];[.$S$30])" office:value-type="float" office:value="57767.4285167714" calcext:value-type="float">
            <text:p>57767,4285167714</text:p>
          </table:table-cell>
          <table:table-cell table:number-columns-repeated="1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18+4*RAND()" office:value-type="float" office:value="21.7194799552672" calcext:value-type="float">
            <text:p>21,7195</text:p>
          </table:table-cell>
          <table:table-cell table:number-columns-repeated="5"/>
          <table:table-cell office:value-type="float" office:value="1211" calcext:value-type="float">
            <text:p>1211</text:p>
          </table:table-cell>
          <table:table-cell table:formula="of:=COM.MICROSOFT.NORM.INV(RAND();80;10)" office:value-type="float" office:value="92.6159157551828" calcext:value-type="float">
            <text:p>92,6159</text:p>
          </table:table-cell>
          <table:table-cell table:number-columns-repeated="5"/>
          <table:table-cell office:value-type="float" office:value="1211" calcext:value-type="float">
            <text:p>1211</text:p>
          </table:table-cell>
          <table:table-cell table:formula="of:=4*PI()*PI()*[.I1236]*[.B1236]" office:value-type="float" office:value="79413.5817790765" calcext:value-type="float">
            <text:p>79413,5818</text:p>
          </table:table-cell>
          <table:table-cell table:number-columns-repeated="5"/>
          <table:table-cell table:formula="of:=COM.MICROSOFT.NORM.INV(RAND();[.$S$28];[.$S$30])" office:value-type="float" office:value="54134.4977653601" calcext:value-type="float">
            <text:p>54134,4977653601</text:p>
          </table:table-cell>
          <table:table-cell table:number-columns-repeated="1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18+4*RAND()" office:value-type="float" office:value="21.7132885162719" calcext:value-type="float">
            <text:p>21,7133</text:p>
          </table:table-cell>
          <table:table-cell table:number-columns-repeated="5"/>
          <table:table-cell office:value-type="float" office:value="1212" calcext:value-type="float">
            <text:p>1212</text:p>
          </table:table-cell>
          <table:table-cell table:formula="of:=COM.MICROSOFT.NORM.INV(RAND();80;10)" office:value-type="float" office:value="67.7630663267254" calcext:value-type="float">
            <text:p>67,7631</text:p>
          </table:table-cell>
          <table:table-cell table:number-columns-repeated="5"/>
          <table:table-cell office:value-type="float" office:value="1212" calcext:value-type="float">
            <text:p>1212</text:p>
          </table:table-cell>
          <table:table-cell table:formula="of:=4*PI()*PI()*[.I1237]*[.B1237]" office:value-type="float" office:value="58086.9254387446" calcext:value-type="float">
            <text:p>58086,9254</text:p>
          </table:table-cell>
          <table:table-cell table:number-columns-repeated="5"/>
          <table:table-cell table:formula="of:=COM.MICROSOFT.NORM.INV(RAND();[.$S$28];[.$S$30])" office:value-type="float" office:value="62602.3252006453" calcext:value-type="float">
            <text:p>62602,3252006453</text:p>
          </table:table-cell>
          <table:table-cell table:number-columns-repeated="1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18+4*RAND()" office:value-type="float" office:value="20.7319955551066" calcext:value-type="float">
            <text:p>20,7320</text:p>
          </table:table-cell>
          <table:table-cell table:number-columns-repeated="5"/>
          <table:table-cell office:value-type="float" office:value="1213" calcext:value-type="float">
            <text:p>1213</text:p>
          </table:table-cell>
          <table:table-cell table:formula="of:=COM.MICROSOFT.NORM.INV(RAND();80;10)" office:value-type="float" office:value="55.3993807513354" calcext:value-type="float">
            <text:p>55,3994</text:p>
          </table:table-cell>
          <table:table-cell table:number-columns-repeated="5"/>
          <table:table-cell office:value-type="float" office:value="1213" calcext:value-type="float">
            <text:p>1213</text:p>
          </table:table-cell>
          <table:table-cell table:formula="of:=4*PI()*PI()*[.I1238]*[.B1238]" office:value-type="float" office:value="45342.5305233965" calcext:value-type="float">
            <text:p>45342,5305</text:p>
          </table:table-cell>
          <table:table-cell table:number-columns-repeated="5"/>
          <table:table-cell table:formula="of:=COM.MICROSOFT.NORM.INV(RAND();[.$S$28];[.$S$30])" office:value-type="float" office:value="48037.1618916552" calcext:value-type="float">
            <text:p>48037,1618916552</text:p>
          </table:table-cell>
          <table:table-cell table:number-columns-repeated="1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18+4*RAND()" office:value-type="float" office:value="18.8107451698743" calcext:value-type="float">
            <text:p>18,8107</text:p>
          </table:table-cell>
          <table:table-cell table:number-columns-repeated="5"/>
          <table:table-cell office:value-type="float" office:value="1214" calcext:value-type="float">
            <text:p>1214</text:p>
          </table:table-cell>
          <table:table-cell table:formula="of:=COM.MICROSOFT.NORM.INV(RAND();80;10)" office:value-type="float" office:value="75.5800165529585" calcext:value-type="float">
            <text:p>75,5800</text:p>
          </table:table-cell>
          <table:table-cell table:number-columns-repeated="5"/>
          <table:table-cell office:value-type="float" office:value="1214" calcext:value-type="float">
            <text:p>1214</text:p>
          </table:table-cell>
          <table:table-cell table:formula="of:=4*PI()*PI()*[.I1239]*[.B1239]" office:value-type="float" office:value="56127.1149903349" calcext:value-type="float">
            <text:p>56127,1150</text:p>
          </table:table-cell>
          <table:table-cell table:number-columns-repeated="5"/>
          <table:table-cell table:formula="of:=COM.MICROSOFT.NORM.INV(RAND();[.$S$28];[.$S$30])" office:value-type="float" office:value="70426.7954862856" calcext:value-type="float">
            <text:p>70426,7954862856</text:p>
          </table:table-cell>
          <table:table-cell table:number-columns-repeated="1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18+4*RAND()" office:value-type="float" office:value="18.4866961608641" calcext:value-type="float">
            <text:p>18,4867</text:p>
          </table:table-cell>
          <table:table-cell table:number-columns-repeated="5"/>
          <table:table-cell office:value-type="float" office:value="1215" calcext:value-type="float">
            <text:p>1215</text:p>
          </table:table-cell>
          <table:table-cell table:formula="of:=COM.MICROSOFT.NORM.INV(RAND();80;10)" office:value-type="float" office:value="81.6108829142102" calcext:value-type="float">
            <text:p>81,6109</text:p>
          </table:table-cell>
          <table:table-cell table:number-columns-repeated="5"/>
          <table:table-cell office:value-type="float" office:value="1215" calcext:value-type="float">
            <text:p>1215</text:p>
          </table:table-cell>
          <table:table-cell table:formula="of:=4*PI()*PI()*[.I1240]*[.B1240]" office:value-type="float" office:value="59561.704339365" calcext:value-type="float">
            <text:p>59561,7043</text:p>
          </table:table-cell>
          <table:table-cell table:number-columns-repeated="5"/>
          <table:table-cell table:formula="of:=COM.MICROSOFT.NORM.INV(RAND();[.$S$28];[.$S$30])" office:value-type="float" office:value="53794.1199129375" calcext:value-type="float">
            <text:p>53794,1199129375</text:p>
          </table:table-cell>
          <table:table-cell table:number-columns-repeated="1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18+4*RAND()" office:value-type="float" office:value="20.5383508629166" calcext:value-type="float">
            <text:p>20,5384</text:p>
          </table:table-cell>
          <table:table-cell table:number-columns-repeated="5"/>
          <table:table-cell office:value-type="float" office:value="1216" calcext:value-type="float">
            <text:p>1216</text:p>
          </table:table-cell>
          <table:table-cell table:formula="of:=COM.MICROSOFT.NORM.INV(RAND();80;10)" office:value-type="float" office:value="62.3438957692449" calcext:value-type="float">
            <text:p>62,3439</text:p>
          </table:table-cell>
          <table:table-cell table:number-columns-repeated="5"/>
          <table:table-cell office:value-type="float" office:value="1216" calcext:value-type="float">
            <text:p>1216</text:p>
          </table:table-cell>
          <table:table-cell table:formula="of:=4*PI()*PI()*[.I1241]*[.B1241]" office:value-type="float" office:value="50549.7768359985" calcext:value-type="float">
            <text:p>50549,7768</text:p>
          </table:table-cell>
          <table:table-cell table:number-columns-repeated="5"/>
          <table:table-cell table:formula="of:=COM.MICROSOFT.NORM.INV(RAND();[.$S$28];[.$S$30])" office:value-type="float" office:value="69705.5176191704" calcext:value-type="float">
            <text:p>69705,5176191704</text:p>
          </table:table-cell>
          <table:table-cell table:number-columns-repeated="1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18+4*RAND()" office:value-type="float" office:value="21.4928015130572" calcext:value-type="float">
            <text:p>21,4928</text:p>
          </table:table-cell>
          <table:table-cell table:number-columns-repeated="5"/>
          <table:table-cell office:value-type="float" office:value="1217" calcext:value-type="float">
            <text:p>1217</text:p>
          </table:table-cell>
          <table:table-cell table:formula="of:=COM.MICROSOFT.NORM.INV(RAND();80;10)" office:value-type="float" office:value="76.2890190142296" calcext:value-type="float">
            <text:p>76,2890</text:p>
          </table:table-cell>
          <table:table-cell table:number-columns-repeated="5"/>
          <table:table-cell office:value-type="float" office:value="1217" calcext:value-type="float">
            <text:p>1217</text:p>
          </table:table-cell>
          <table:table-cell table:formula="of:=4*PI()*PI()*[.I1242]*[.B1242]" office:value-type="float" office:value="64731.3694670869" calcext:value-type="float">
            <text:p>64731,3695</text:p>
          </table:table-cell>
          <table:table-cell table:number-columns-repeated="5"/>
          <table:table-cell table:formula="of:=COM.MICROSOFT.NORM.INV(RAND();[.$S$28];[.$S$30])" office:value-type="float" office:value="46856.3848104431" calcext:value-type="float">
            <text:p>46856,3848104431</text:p>
          </table:table-cell>
          <table:table-cell table:number-columns-repeated="1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18+4*RAND()" office:value-type="float" office:value="19.1597847458906" calcext:value-type="float">
            <text:p>19,1598</text:p>
          </table:table-cell>
          <table:table-cell table:number-columns-repeated="5"/>
          <table:table-cell office:value-type="float" office:value="1218" calcext:value-type="float">
            <text:p>1218</text:p>
          </table:table-cell>
          <table:table-cell table:formula="of:=COM.MICROSOFT.NORM.INV(RAND();80;10)" office:value-type="float" office:value="78.6048823831121" calcext:value-type="float">
            <text:p>78,6049</text:p>
          </table:table-cell>
          <table:table-cell table:number-columns-repeated="5"/>
          <table:table-cell office:value-type="float" office:value="1218" calcext:value-type="float">
            <text:p>1218</text:p>
          </table:table-cell>
          <table:table-cell table:formula="of:=4*PI()*PI()*[.I1243]*[.B1243]" office:value-type="float" office:value="59456.5745205986" calcext:value-type="float">
            <text:p>59456,5745</text:p>
          </table:table-cell>
          <table:table-cell table:number-columns-repeated="5"/>
          <table:table-cell table:formula="of:=COM.MICROSOFT.NORM.INV(RAND();[.$S$28];[.$S$30])" office:value-type="float" office:value="65458.0249910514" calcext:value-type="float">
            <text:p>65458,0249910514</text:p>
          </table:table-cell>
          <table:table-cell table:number-columns-repeated="1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18+4*RAND()" office:value-type="float" office:value="19.5794384176843" calcext:value-type="float">
            <text:p>19,5794</text:p>
          </table:table-cell>
          <table:table-cell table:number-columns-repeated="5"/>
          <table:table-cell office:value-type="float" office:value="1219" calcext:value-type="float">
            <text:p>1219</text:p>
          </table:table-cell>
          <table:table-cell table:formula="of:=COM.MICROSOFT.NORM.INV(RAND();80;10)" office:value-type="float" office:value="86.8323711400896" calcext:value-type="float">
            <text:p>86,8324</text:p>
          </table:table-cell>
          <table:table-cell table:number-columns-repeated="5"/>
          <table:table-cell office:value-type="float" office:value="1219" calcext:value-type="float">
            <text:p>1219</text:p>
          </table:table-cell>
          <table:table-cell table:formula="of:=4*PI()*PI()*[.I1244]*[.B1244]" office:value-type="float" office:value="67118.4051461665" calcext:value-type="float">
            <text:p>67118,4051</text:p>
          </table:table-cell>
          <table:table-cell table:number-columns-repeated="5"/>
          <table:table-cell table:formula="of:=COM.MICROSOFT.NORM.INV(RAND();[.$S$28];[.$S$30])" office:value-type="float" office:value="70354.3580174394" calcext:value-type="float">
            <text:p>70354,3580174394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18+4*RAND()" office:value-type="float" office:value="21.0643097260036" calcext:value-type="float">
            <text:p>21,0643</text:p>
          </table:table-cell>
          <table:table-cell table:number-columns-repeated="5"/>
          <table:table-cell office:value-type="float" office:value="1220" calcext:value-type="float">
            <text:p>1220</text:p>
          </table:table-cell>
          <table:table-cell table:formula="of:=COM.MICROSOFT.NORM.INV(RAND();80;10)" office:value-type="float" office:value="77.6320616519477" calcext:value-type="float">
            <text:p>77,6321</text:p>
          </table:table-cell>
          <table:table-cell table:number-columns-repeated="5"/>
          <table:table-cell office:value-type="float" office:value="1220" calcext:value-type="float">
            <text:p>1220</text:p>
          </table:table-cell>
          <table:table-cell table:formula="of:=4*PI()*PI()*[.I1245]*[.B1245]" office:value-type="float" office:value="64557.705803252" calcext:value-type="float">
            <text:p>64557,7058</text:p>
          </table:table-cell>
          <table:table-cell table:number-columns-repeated="5"/>
          <table:table-cell table:formula="of:=COM.MICROSOFT.NORM.INV(RAND();[.$S$28];[.$S$30])" office:value-type="float" office:value="70656.0376896738" calcext:value-type="float">
            <text:p>70656,0376896738</text:p>
          </table:table-cell>
          <table:table-cell table:number-columns-repeated="1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18+4*RAND()" office:value-type="float" office:value="21.553186302539" calcext:value-type="float">
            <text:p>21,5532</text:p>
          </table:table-cell>
          <table:table-cell table:number-columns-repeated="5"/>
          <table:table-cell office:value-type="float" office:value="1221" calcext:value-type="float">
            <text:p>1221</text:p>
          </table:table-cell>
          <table:table-cell table:formula="of:=COM.MICROSOFT.NORM.INV(RAND();80;10)" office:value-type="float" office:value="83.0982695255106" calcext:value-type="float">
            <text:p>83,0983</text:p>
          </table:table-cell>
          <table:table-cell table:number-columns-repeated="5"/>
          <table:table-cell office:value-type="float" office:value="1221" calcext:value-type="float">
            <text:p>1221</text:p>
          </table:table-cell>
          <table:table-cell table:formula="of:=4*PI()*PI()*[.I1246]*[.B1246]" office:value-type="float" office:value="70707.1283661369" calcext:value-type="float">
            <text:p>70707,1284</text:p>
          </table:table-cell>
          <table:table-cell table:number-columns-repeated="5"/>
          <table:table-cell table:formula="of:=COM.MICROSOFT.NORM.INV(RAND();[.$S$28];[.$S$30])" office:value-type="float" office:value="63876.3379993503" calcext:value-type="float">
            <text:p>63876,3379993503</text:p>
          </table:table-cell>
          <table:table-cell table:number-columns-repeated="1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18+4*RAND()" office:value-type="float" office:value="21.5585756818764" calcext:value-type="float">
            <text:p>21,5586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formula="of:=COM.MICROSOFT.NORM.INV(RAND();80;10)" office:value-type="float" office:value="92.3902609555322" calcext:value-type="float">
            <text:p>92,3903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formula="of:=4*PI()*PI()*[.I1247]*[.B1247]" office:value-type="float" office:value="78633.2082384344" calcext:value-type="float">
            <text:p>78633,2082</text:p>
          </table:table-cell>
          <table:table-cell table:number-columns-repeated="5"/>
          <table:table-cell table:formula="of:=COM.MICROSOFT.NORM.INV(RAND();[.$S$28];[.$S$30])" office:value-type="float" office:value="78931.2463203625" calcext:value-type="float">
            <text:p>78931,2463203625</text:p>
          </table:table-cell>
          <table:table-cell table:number-columns-repeated="1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18+4*RAND()" office:value-type="float" office:value="18.9101398470812" calcext:value-type="float">
            <text:p>18,9101</text:p>
          </table:table-cell>
          <table:table-cell table:number-columns-repeated="5"/>
          <table:table-cell office:value-type="float" office:value="1223" calcext:value-type="float">
            <text:p>1223</text:p>
          </table:table-cell>
          <table:table-cell table:formula="of:=COM.MICROSOFT.NORM.INV(RAND();80;10)" office:value-type="float" office:value="86.1481777193307" calcext:value-type="float">
            <text:p>86,1482</text:p>
          </table:table-cell>
          <table:table-cell table:number-columns-repeated="5"/>
          <table:table-cell office:value-type="float" office:value="1223" calcext:value-type="float">
            <text:p>1223</text:p>
          </table:table-cell>
          <table:table-cell table:formula="of:=4*PI()*PI()*[.I1248]*[.B1248]" office:value-type="float" office:value="64313.2671641244" calcext:value-type="float">
            <text:p>64313,2672</text:p>
          </table:table-cell>
          <table:table-cell table:number-columns-repeated="5"/>
          <table:table-cell table:formula="of:=COM.MICROSOFT.NORM.INV(RAND();[.$S$28];[.$S$30])" office:value-type="float" office:value="55204.7859179309" calcext:value-type="float">
            <text:p>55204,7859179309</text:p>
          </table:table-cell>
          <table:table-cell table:number-columns-repeated="1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18+4*RAND()" office:value-type="float" office:value="21.9010824994184" calcext:value-type="float">
            <text:p>21,9011</text:p>
          </table:table-cell>
          <table:table-cell table:number-columns-repeated="5"/>
          <table:table-cell office:value-type="float" office:value="1224" calcext:value-type="float">
            <text:p>1224</text:p>
          </table:table-cell>
          <table:table-cell table:formula="of:=COM.MICROSOFT.NORM.INV(RAND();80;10)" office:value-type="float" office:value="87.2869792215509" calcext:value-type="float">
            <text:p>87,2870</text:p>
          </table:table-cell>
          <table:table-cell table:number-columns-repeated="5"/>
          <table:table-cell office:value-type="float" office:value="1224" calcext:value-type="float">
            <text:p>1224</text:p>
          </table:table-cell>
          <table:table-cell table:formula="of:=4*PI()*PI()*[.I1249]*[.B1249]" office:value-type="float" office:value="75470.0750360124" calcext:value-type="float">
            <text:p>75470,0750</text:p>
          </table:table-cell>
          <table:table-cell table:number-columns-repeated="5"/>
          <table:table-cell table:formula="of:=COM.MICROSOFT.NORM.INV(RAND();[.$S$28];[.$S$30])" office:value-type="float" office:value="65646.3293616567" calcext:value-type="float">
            <text:p>65646,3293616567</text:p>
          </table:table-cell>
          <table:table-cell table:number-columns-repeated="1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18+4*RAND()" office:value-type="float" office:value="18.3741910117678" calcext:value-type="float">
            <text:p>18,3742</text:p>
          </table:table-cell>
          <table:table-cell table:number-columns-repeated="5"/>
          <table:table-cell office:value-type="float" office:value="1225" calcext:value-type="float">
            <text:p>1225</text:p>
          </table:table-cell>
          <table:table-cell table:formula="of:=COM.MICROSOFT.NORM.INV(RAND();80;10)" office:value-type="float" office:value="84.0830632201216" calcext:value-type="float">
            <text:p>84,0831</text:p>
          </table:table-cell>
          <table:table-cell table:number-columns-repeated="5"/>
          <table:table-cell office:value-type="float" office:value="1225" calcext:value-type="float">
            <text:p>1225</text:p>
          </table:table-cell>
          <table:table-cell table:formula="of:=4*PI()*PI()*[.I1250]*[.B1250]" office:value-type="float" office:value="60992.5075456972" calcext:value-type="float">
            <text:p>60992,5075</text:p>
          </table:table-cell>
          <table:table-cell table:number-columns-repeated="5"/>
          <table:table-cell table:formula="of:=COM.MICROSOFT.NORM.INV(RAND();[.$S$28];[.$S$30])" office:value-type="float" office:value="64099.8096416783" calcext:value-type="float">
            <text:p>64099,8096416783</text:p>
          </table:table-cell>
          <table:table-cell table:number-columns-repeated="1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18+4*RAND()" office:value-type="float" office:value="19.1000001248904" calcext:value-type="float">
            <text:p>19,1000</text:p>
          </table:table-cell>
          <table:table-cell table:number-columns-repeated="5"/>
          <table:table-cell office:value-type="float" office:value="1226" calcext:value-type="float">
            <text:p>1226</text:p>
          </table:table-cell>
          <table:table-cell table:formula="of:=COM.MICROSOFT.NORM.INV(RAND();80;10)" office:value-type="float" office:value="77.0913465788503" calcext:value-type="float">
            <text:p>77,0913</text:p>
          </table:table-cell>
          <table:table-cell table:number-columns-repeated="5"/>
          <table:table-cell office:value-type="float" office:value="1226" calcext:value-type="float">
            <text:p>1226</text:p>
          </table:table-cell>
          <table:table-cell table:formula="of:=4*PI()*PI()*[.I1251]*[.B1251]" office:value-type="float" office:value="58129.787922009" calcext:value-type="float">
            <text:p>58129,7879</text:p>
          </table:table-cell>
          <table:table-cell table:number-columns-repeated="5"/>
          <table:table-cell table:formula="of:=COM.MICROSOFT.NORM.INV(RAND();[.$S$28];[.$S$30])" office:value-type="float" office:value="67140.9848716669" calcext:value-type="float">
            <text:p>67140,9848716669</text:p>
          </table:table-cell>
          <table:table-cell table:number-columns-repeated="1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18+4*RAND()" office:value-type="float" office:value="19.9058270859532" calcext:value-type="float">
            <text:p>19,9058</text:p>
          </table:table-cell>
          <table:table-cell table:number-columns-repeated="5"/>
          <table:table-cell office:value-type="float" office:value="1227" calcext:value-type="float">
            <text:p>1227</text:p>
          </table:table-cell>
          <table:table-cell table:formula="of:=COM.MICROSOFT.NORM.INV(RAND();80;10)" office:value-type="float" office:value="92.161579623928" calcext:value-type="float">
            <text:p>92,1616</text:p>
          </table:table-cell>
          <table:table-cell table:number-columns-repeated="5"/>
          <table:table-cell office:value-type="float" office:value="1227" calcext:value-type="float">
            <text:p>1227</text:p>
          </table:table-cell>
          <table:table-cell table:formula="of:=4*PI()*PI()*[.I1252]*[.B1252]" office:value-type="float" office:value="72425.228447317" calcext:value-type="float">
            <text:p>72425,2284</text:p>
          </table:table-cell>
          <table:table-cell table:number-columns-repeated="5"/>
          <table:table-cell table:formula="of:=COM.MICROSOFT.NORM.INV(RAND();[.$S$28];[.$S$30])" office:value-type="float" office:value="63008.9600611323" calcext:value-type="float">
            <text:p>63008,9600611323</text:p>
          </table:table-cell>
          <table:table-cell table:number-columns-repeated="1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18+4*RAND()" office:value-type="float" office:value="20.0192984151654" calcext:value-type="float">
            <text:p>20,0193</text:p>
          </table:table-cell>
          <table:table-cell table:number-columns-repeated="5"/>
          <table:table-cell office:value-type="float" office:value="1228" calcext:value-type="float">
            <text:p>1228</text:p>
          </table:table-cell>
          <table:table-cell table:formula="of:=COM.MICROSOFT.NORM.INV(RAND();80;10)" office:value-type="float" office:value="63.8759425439875" calcext:value-type="float">
            <text:p>63,8759</text:p>
          </table:table-cell>
          <table:table-cell table:number-columns-repeated="5"/>
          <table:table-cell office:value-type="float" office:value="1228" calcext:value-type="float">
            <text:p>1228</text:p>
          </table:table-cell>
          <table:table-cell table:formula="of:=4*PI()*PI()*[.I1253]*[.B1253]" office:value-type="float" office:value="50483.0879138569" calcext:value-type="float">
            <text:p>50483,0879</text:p>
          </table:table-cell>
          <table:table-cell table:number-columns-repeated="5"/>
          <table:table-cell table:formula="of:=COM.MICROSOFT.NORM.INV(RAND();[.$S$28];[.$S$30])" office:value-type="float" office:value="68497.4407418206" calcext:value-type="float">
            <text:p>68497,4407418206</text:p>
          </table:table-cell>
          <table:table-cell table:number-columns-repeated="1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18+4*RAND()" office:value-type="float" office:value="20.9553464301862" calcext:value-type="float">
            <text:p>20,9553</text:p>
          </table:table-cell>
          <table:table-cell table:number-columns-repeated="5"/>
          <table:table-cell office:value-type="float" office:value="1229" calcext:value-type="float">
            <text:p>1229</text:p>
          </table:table-cell>
          <table:table-cell table:formula="of:=COM.MICROSOFT.NORM.INV(RAND();80;10)" office:value-type="float" office:value="78.8963050975221" calcext:value-type="float">
            <text:p>78,8963</text:p>
          </table:table-cell>
          <table:table-cell table:number-columns-repeated="5"/>
          <table:table-cell office:value-type="float" office:value="1229" calcext:value-type="float">
            <text:p>1229</text:p>
          </table:table-cell>
          <table:table-cell table:formula="of:=4*PI()*PI()*[.I1254]*[.B1254]" office:value-type="float" office:value="65269.6443506369" calcext:value-type="float">
            <text:p>65269,6444</text:p>
          </table:table-cell>
          <table:table-cell table:number-columns-repeated="5"/>
          <table:table-cell table:formula="of:=COM.MICROSOFT.NORM.INV(RAND();[.$S$28];[.$S$30])" office:value-type="float" office:value="51846.898630456" calcext:value-type="float">
            <text:p>51846,898630456</text:p>
          </table:table-cell>
          <table:table-cell table:number-columns-repeated="1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18+4*RAND()" office:value-type="float" office:value="19.1449714736082" calcext:value-type="float">
            <text:p>19,1450</text:p>
          </table:table-cell>
          <table:table-cell table:number-columns-repeated="5"/>
          <table:table-cell office:value-type="float" office:value="1230" calcext:value-type="float">
            <text:p>1230</text:p>
          </table:table-cell>
          <table:table-cell table:formula="of:=COM.MICROSOFT.NORM.INV(RAND();80;10)" office:value-type="float" office:value="78.2740202156356" calcext:value-type="float">
            <text:p>78,2740</text:p>
          </table:table-cell>
          <table:table-cell table:number-columns-repeated="5"/>
          <table:table-cell office:value-type="float" office:value="1230" calcext:value-type="float">
            <text:p>1230</text:p>
          </table:table-cell>
          <table:table-cell table:formula="of:=4*PI()*PI()*[.I1255]*[.B1255]" office:value-type="float" office:value="59160.5360412229" calcext:value-type="float">
            <text:p>59160,5360</text:p>
          </table:table-cell>
          <table:table-cell table:number-columns-repeated="5"/>
          <table:table-cell table:formula="of:=COM.MICROSOFT.NORM.INV(RAND();[.$S$28];[.$S$30])" office:value-type="float" office:value="63738.6025237456" calcext:value-type="float">
            <text:p>63738,6025237456</text:p>
          </table:table-cell>
          <table:table-cell table:number-columns-repeated="1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18+4*RAND()" office:value-type="float" office:value="19.2442879709415" calcext:value-type="float">
            <text:p>19,2443</text:p>
          </table:table-cell>
          <table:table-cell table:number-columns-repeated="5"/>
          <table:table-cell office:value-type="float" office:value="1231" calcext:value-type="float">
            <text:p>1231</text:p>
          </table:table-cell>
          <table:table-cell table:formula="of:=COM.MICROSOFT.NORM.INV(RAND();80;10)" office:value-type="float" office:value="79.5841721462117" calcext:value-type="float">
            <text:p>79,5842</text:p>
          </table:table-cell>
          <table:table-cell table:number-columns-repeated="5"/>
          <table:table-cell office:value-type="float" office:value="1231" calcext:value-type="float">
            <text:p>1231</text:p>
          </table:table-cell>
          <table:table-cell table:formula="of:=4*PI()*PI()*[.I1256]*[.B1256]" office:value-type="float" office:value="60462.8043871653" calcext:value-type="float">
            <text:p>60462,8044</text:p>
          </table:table-cell>
          <table:table-cell table:number-columns-repeated="5"/>
          <table:table-cell table:formula="of:=COM.MICROSOFT.NORM.INV(RAND();[.$S$28];[.$S$30])" office:value-type="float" office:value="64075.1028130387" calcext:value-type="float">
            <text:p>64075,1028130387</text:p>
          </table:table-cell>
          <table:table-cell table:number-columns-repeated="1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18+4*RAND()" office:value-type="float" office:value="21.9248864189722" calcext:value-type="float">
            <text:p>21,9249</text:p>
          </table:table-cell>
          <table:table-cell table:number-columns-repeated="5"/>
          <table:table-cell office:value-type="float" office:value="1232" calcext:value-type="float">
            <text:p>1232</text:p>
          </table:table-cell>
          <table:table-cell table:formula="of:=COM.MICROSOFT.NORM.INV(RAND();80;10)" office:value-type="float" office:value="88.8040610716856" calcext:value-type="float">
            <text:p>88,8041</text:p>
          </table:table-cell>
          <table:table-cell table:number-columns-repeated="5"/>
          <table:table-cell office:value-type="float" office:value="1232" calcext:value-type="float">
            <text:p>1232</text:p>
          </table:table-cell>
          <table:table-cell table:formula="of:=4*PI()*PI()*[.I1257]*[.B1257]" office:value-type="float" office:value="76865.2272919795" calcext:value-type="float">
            <text:p>76865,2273</text:p>
          </table:table-cell>
          <table:table-cell table:number-columns-repeated="5"/>
          <table:table-cell table:formula="of:=COM.MICROSOFT.NORM.INV(RAND();[.$S$28];[.$S$30])" office:value-type="float" office:value="70609.7054064345" calcext:value-type="float">
            <text:p>70609,7054064345</text:p>
          </table:table-cell>
          <table:table-cell table:number-columns-repeated="1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18+4*RAND()" office:value-type="float" office:value="19.3332447796129" calcext:value-type="float">
            <text:p>19,3332</text:p>
          </table:table-cell>
          <table:table-cell table:number-columns-repeated="5"/>
          <table:table-cell office:value-type="float" office:value="1233" calcext:value-type="float">
            <text:p>1233</text:p>
          </table:table-cell>
          <table:table-cell table:formula="of:=COM.MICROSOFT.NORM.INV(RAND();80;10)" office:value-type="float" office:value="69.8614622510931" calcext:value-type="float">
            <text:p>69,8615</text:p>
          </table:table-cell>
          <table:table-cell table:number-columns-repeated="5"/>
          <table:table-cell office:value-type="float" office:value="1233" calcext:value-type="float">
            <text:p>1233</text:p>
          </table:table-cell>
          <table:table-cell table:formula="of:=4*PI()*PI()*[.I1258]*[.B1258]" office:value-type="float" office:value="53321.4754035972" calcext:value-type="float">
            <text:p>53321,4754</text:p>
          </table:table-cell>
          <table:table-cell table:number-columns-repeated="5"/>
          <table:table-cell table:formula="of:=COM.MICROSOFT.NORM.INV(RAND();[.$S$28];[.$S$30])" office:value-type="float" office:value="62598.519751175" calcext:value-type="float">
            <text:p>62598,519751175</text:p>
          </table:table-cell>
          <table:table-cell table:number-columns-repeated="1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18+4*RAND()" office:value-type="float" office:value="20.5617873561569" calcext:value-type="float">
            <text:p>20,5618</text:p>
          </table:table-cell>
          <table:table-cell table:number-columns-repeated="5"/>
          <table:table-cell office:value-type="float" office:value="1234" calcext:value-type="float">
            <text:p>1234</text:p>
          </table:table-cell>
          <table:table-cell table:formula="of:=COM.MICROSOFT.NORM.INV(RAND();80;10)" office:value-type="float" office:value="82.0992160013371" calcext:value-type="float">
            <text:p>82,0992</text:p>
          </table:table-cell>
          <table:table-cell table:number-columns-repeated="5"/>
          <table:table-cell office:value-type="float" office:value="1234" calcext:value-type="float">
            <text:p>1234</text:p>
          </table:table-cell>
          <table:table-cell table:formula="of:=4*PI()*PI()*[.I1259]*[.B1259]" office:value-type="float" office:value="66643.7781653114" calcext:value-type="float">
            <text:p>66643,7782</text:p>
          </table:table-cell>
          <table:table-cell table:number-columns-repeated="5"/>
          <table:table-cell table:formula="of:=COM.MICROSOFT.NORM.INV(RAND();[.$S$28];[.$S$30])" office:value-type="float" office:value="61705.6379154042" calcext:value-type="float">
            <text:p>61705,6379154042</text:p>
          </table:table-cell>
          <table:table-cell table:number-columns-repeated="1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18+4*RAND()" office:value-type="float" office:value="18.2321439743973" calcext:value-type="float">
            <text:p>18,2321</text:p>
          </table:table-cell>
          <table:table-cell table:number-columns-repeated="5"/>
          <table:table-cell office:value-type="float" office:value="1235" calcext:value-type="float">
            <text:p>1235</text:p>
          </table:table-cell>
          <table:table-cell table:formula="of:=COM.MICROSOFT.NORM.INV(RAND();80;10)" office:value-type="float" office:value="75.0120022051717" calcext:value-type="float">
            <text:p>75,0120</text:p>
          </table:table-cell>
          <table:table-cell table:number-columns-repeated="5"/>
          <table:table-cell office:value-type="float" office:value="1235" calcext:value-type="float">
            <text:p>1235</text:p>
          </table:table-cell>
          <table:table-cell table:formula="of:=4*PI()*PI()*[.I1260]*[.B1260]" office:value-type="float" office:value="53991.8534248558" calcext:value-type="float">
            <text:p>53991,8534</text:p>
          </table:table-cell>
          <table:table-cell table:number-columns-repeated="5"/>
          <table:table-cell table:formula="of:=COM.MICROSOFT.NORM.INV(RAND();[.$S$28];[.$S$30])" office:value-type="float" office:value="80380.8985589244" calcext:value-type="float">
            <text:p>80380,8985589244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18+4*RAND()" office:value-type="float" office:value="18.3223733580671" calcext:value-type="float">
            <text:p>18,3224</text:p>
          </table:table-cell>
          <table:table-cell table:number-columns-repeated="5"/>
          <table:table-cell office:value-type="float" office:value="1236" calcext:value-type="float">
            <text:p>1236</text:p>
          </table:table-cell>
          <table:table-cell table:formula="of:=COM.MICROSOFT.NORM.INV(RAND();80;10)" office:value-type="float" office:value="74.5994590631494" calcext:value-type="float">
            <text:p>74,5995</text:p>
          </table:table-cell>
          <table:table-cell table:number-columns-repeated="5"/>
          <table:table-cell office:value-type="float" office:value="1236" calcext:value-type="float">
            <text:p>1236</text:p>
          </table:table-cell>
          <table:table-cell table:formula="of:=4*PI()*PI()*[.I1261]*[.B1261]" office:value-type="float" office:value="53960.6464168357" calcext:value-type="float">
            <text:p>53960,6464</text:p>
          </table:table-cell>
          <table:table-cell table:number-columns-repeated="5"/>
          <table:table-cell table:formula="of:=COM.MICROSOFT.NORM.INV(RAND();[.$S$28];[.$S$30])" office:value-type="float" office:value="51962.2561470614" calcext:value-type="float">
            <text:p>51962,2561470614</text:p>
          </table:table-cell>
          <table:table-cell table:number-columns-repeated="1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18+4*RAND()" office:value-type="float" office:value="21.8587193270214" calcext:value-type="float">
            <text:p>21,8587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formula="of:=COM.MICROSOFT.NORM.INV(RAND();80;10)" office:value-type="float" office:value="82.5607334475192" calcext:value-type="float">
            <text:p>82,5607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formula="of:=4*PI()*PI()*[.I1262]*[.B1262]" office:value-type="float" office:value="71245.5909016149" calcext:value-type="float">
            <text:p>71245,5909</text:p>
          </table:table-cell>
          <table:table-cell table:number-columns-repeated="5"/>
          <table:table-cell table:formula="of:=COM.MICROSOFT.NORM.INV(RAND();[.$S$28];[.$S$30])" office:value-type="float" office:value="70932.8902103669" calcext:value-type="float">
            <text:p>70932,8902103669</text:p>
          </table:table-cell>
          <table:table-cell table:number-columns-repeated="1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18+4*RAND()" office:value-type="float" office:value="18.4140520230867" calcext:value-type="float">
            <text:p>18,4141</text:p>
          </table:table-cell>
          <table:table-cell table:number-columns-repeated="5"/>
          <table:table-cell office:value-type="float" office:value="1238" calcext:value-type="float">
            <text:p>1238</text:p>
          </table:table-cell>
          <table:table-cell table:formula="of:=COM.MICROSOFT.NORM.INV(RAND();80;10)" office:value-type="float" office:value="75.8027795232857" calcext:value-type="float">
            <text:p>75,8028</text:p>
          </table:table-cell>
          <table:table-cell table:number-columns-repeated="5"/>
          <table:table-cell office:value-type="float" office:value="1238" calcext:value-type="float">
            <text:p>1238</text:p>
          </table:table-cell>
          <table:table-cell table:formula="of:=4*PI()*PI()*[.I1263]*[.B1263]" office:value-type="float" office:value="55105.4093708038" calcext:value-type="float">
            <text:p>55105,4094</text:p>
          </table:table-cell>
          <table:table-cell table:number-columns-repeated="5"/>
          <table:table-cell table:formula="of:=COM.MICROSOFT.NORM.INV(RAND();[.$S$28];[.$S$30])" office:value-type="float" office:value="41440.9842994379" calcext:value-type="float">
            <text:p>41440,9842994379</text:p>
          </table:table-cell>
          <table:table-cell table:number-columns-repeated="1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18+4*RAND()" office:value-type="float" office:value="19.2458387087099" calcext:value-type="float">
            <text:p>19,2458</text:p>
          </table:table-cell>
          <table:table-cell table:number-columns-repeated="5"/>
          <table:table-cell office:value-type="float" office:value="1239" calcext:value-type="float">
            <text:p>1239</text:p>
          </table:table-cell>
          <table:table-cell table:formula="of:=COM.MICROSOFT.NORM.INV(RAND();80;10)" office:value-type="float" office:value="77.4627745012019" calcext:value-type="float">
            <text:p>77,4628</text:p>
          </table:table-cell>
          <table:table-cell table:number-columns-repeated="5"/>
          <table:table-cell office:value-type="float" office:value="1239" calcext:value-type="float">
            <text:p>1239</text:p>
          </table:table-cell>
          <table:table-cell table:formula="of:=4*PI()*PI()*[.I1264]*[.B1264]" office:value-type="float" office:value="58855.8487134113" calcext:value-type="float">
            <text:p>58855,8487</text:p>
          </table:table-cell>
          <table:table-cell table:number-columns-repeated="5"/>
          <table:table-cell table:formula="of:=COM.MICROSOFT.NORM.INV(RAND();[.$S$28];[.$S$30])" office:value-type="float" office:value="70890.3308361412" calcext:value-type="float">
            <text:p>70890,3308361412</text:p>
          </table:table-cell>
          <table:table-cell table:number-columns-repeated="1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18+4*RAND()" office:value-type="float" office:value="20.2216589511372" calcext:value-type="float">
            <text:p>20,2217</text:p>
          </table:table-cell>
          <table:table-cell table:number-columns-repeated="5"/>
          <table:table-cell office:value-type="float" office:value="1240" calcext:value-type="float">
            <text:p>1240</text:p>
          </table:table-cell>
          <table:table-cell table:formula="of:=COM.MICROSOFT.NORM.INV(RAND();80;10)" office:value-type="float" office:value="73.307019458381" calcext:value-type="float">
            <text:p>73,3070</text:p>
          </table:table-cell>
          <table:table-cell table:number-columns-repeated="5"/>
          <table:table-cell office:value-type="float" office:value="1240" calcext:value-type="float">
            <text:p>1240</text:p>
          </table:table-cell>
          <table:table-cell table:formula="of:=4*PI()*PI()*[.I1265]*[.B1265]" office:value-type="float" office:value="58522.3935576817" calcext:value-type="float">
            <text:p>58522,3936</text:p>
          </table:table-cell>
          <table:table-cell table:number-columns-repeated="5"/>
          <table:table-cell table:formula="of:=COM.MICROSOFT.NORM.INV(RAND();[.$S$28];[.$S$30])" office:value-type="float" office:value="59251.1140617041" calcext:value-type="float">
            <text:p>59251,1140617041</text:p>
          </table:table-cell>
          <table:table-cell table:number-columns-repeated="1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18+4*RAND()" office:value-type="float" office:value="20.343461023178" calcext:value-type="float">
            <text:p>20,3435</text:p>
          </table:table-cell>
          <table:table-cell table:number-columns-repeated="5"/>
          <table:table-cell office:value-type="float" office:value="1241" calcext:value-type="float">
            <text:p>1241</text:p>
          </table:table-cell>
          <table:table-cell table:formula="of:=COM.MICROSOFT.NORM.INV(RAND();80;10)" office:value-type="float" office:value="80.3646272254671" calcext:value-type="float">
            <text:p>80,3646</text:p>
          </table:table-cell>
          <table:table-cell table:number-columns-repeated="5"/>
          <table:table-cell office:value-type="float" office:value="1241" calcext:value-type="float">
            <text:p>1241</text:p>
          </table:table-cell>
          <table:table-cell table:formula="of:=4*PI()*PI()*[.I1266]*[.B1266]" office:value-type="float" office:value="64543.0541899182" calcext:value-type="float">
            <text:p>64543,0542</text:p>
          </table:table-cell>
          <table:table-cell table:number-columns-repeated="5"/>
          <table:table-cell table:formula="of:=COM.MICROSOFT.NORM.INV(RAND();[.$S$28];[.$S$30])" office:value-type="float" office:value="50851.4084880439" calcext:value-type="float">
            <text:p>50851,4084880439</text:p>
          </table:table-cell>
          <table:table-cell table:number-columns-repeated="1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18+4*RAND()" office:value-type="float" office:value="20.8443524236791" calcext:value-type="float">
            <text:p>20,8444</text:p>
          </table:table-cell>
          <table:table-cell table:number-columns-repeated="5"/>
          <table:table-cell office:value-type="float" office:value="1242" calcext:value-type="float">
            <text:p>1242</text:p>
          </table:table-cell>
          <table:table-cell table:formula="of:=COM.MICROSOFT.NORM.INV(RAND();80;10)" office:value-type="float" office:value="83.4107146178868" calcext:value-type="float">
            <text:p>83,4107</text:p>
          </table:table-cell>
          <table:table-cell table:number-columns-repeated="5"/>
          <table:table-cell office:value-type="float" office:value="1242" calcext:value-type="float">
            <text:p>1242</text:p>
          </table:table-cell>
          <table:table-cell table:formula="of:=4*PI()*PI()*[.I1267]*[.B1267]" office:value-type="float" office:value="68638.8480238658" calcext:value-type="float">
            <text:p>68638,8480</text:p>
          </table:table-cell>
          <table:table-cell table:number-columns-repeated="5"/>
          <table:table-cell table:formula="of:=COM.MICROSOFT.NORM.INV(RAND();[.$S$28];[.$S$30])" office:value-type="float" office:value="67377.2644109145" calcext:value-type="float">
            <text:p>67377,2644109145</text:p>
          </table:table-cell>
          <table:table-cell table:number-columns-repeated="1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18+4*RAND()" office:value-type="float" office:value="19.2268056529574" calcext:value-type="float">
            <text:p>19,2268</text:p>
          </table:table-cell>
          <table:table-cell table:number-columns-repeated="5"/>
          <table:table-cell office:value-type="float" office:value="1243" calcext:value-type="float">
            <text:p>1243</text:p>
          </table:table-cell>
          <table:table-cell table:formula="of:=COM.MICROSOFT.NORM.INV(RAND();80;10)" office:value-type="float" office:value="92.4677375379587" calcext:value-type="float">
            <text:p>92,4677</text:p>
          </table:table-cell>
          <table:table-cell table:number-columns-repeated="5"/>
          <table:table-cell office:value-type="float" office:value="1243" calcext:value-type="float">
            <text:p>1243</text:p>
          </table:table-cell>
          <table:table-cell table:formula="of:=4*PI()*PI()*[.I1268]*[.B1268]" office:value-type="float" office:value="70187.0686819776" calcext:value-type="float">
            <text:p>70187,0687</text:p>
          </table:table-cell>
          <table:table-cell table:number-columns-repeated="5"/>
          <table:table-cell table:formula="of:=COM.MICROSOFT.NORM.INV(RAND();[.$S$28];[.$S$30])" office:value-type="float" office:value="68438.7961692134" calcext:value-type="float">
            <text:p>68438,7961692134</text:p>
          </table:table-cell>
          <table:table-cell table:number-columns-repeated="1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18+4*RAND()" office:value-type="float" office:value="21.2468508477323" calcext:value-type="float">
            <text:p>21,2469</text:p>
          </table:table-cell>
          <table:table-cell table:number-columns-repeated="5"/>
          <table:table-cell office:value-type="float" office:value="1244" calcext:value-type="float">
            <text:p>1244</text:p>
          </table:table-cell>
          <table:table-cell table:formula="of:=COM.MICROSOFT.NORM.INV(RAND();80;10)" office:value-type="float" office:value="83.3345102482922" calcext:value-type="float">
            <text:p>83,3345</text:p>
          </table:table-cell>
          <table:table-cell table:number-columns-repeated="5"/>
          <table:table-cell office:value-type="float" office:value="1244" calcext:value-type="float">
            <text:p>1244</text:p>
          </table:table-cell>
          <table:table-cell table:formula="of:=4*PI()*PI()*[.I1269]*[.B1269]" office:value-type="float" office:value="69900.3247322676" calcext:value-type="float">
            <text:p>69900,3247</text:p>
          </table:table-cell>
          <table:table-cell table:number-columns-repeated="5"/>
          <table:table-cell table:formula="of:=COM.MICROSOFT.NORM.INV(RAND();[.$S$28];[.$S$30])" office:value-type="float" office:value="55424.782529756" calcext:value-type="float">
            <text:p>55424,782529756</text:p>
          </table:table-cell>
          <table:table-cell table:number-columns-repeated="1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18+4*RAND()" office:value-type="float" office:value="20.1735883033834" calcext:value-type="float">
            <text:p>20,1736</text:p>
          </table:table-cell>
          <table:table-cell table:number-columns-repeated="5"/>
          <table:table-cell office:value-type="float" office:value="1245" calcext:value-type="float">
            <text:p>1245</text:p>
          </table:table-cell>
          <table:table-cell table:formula="of:=COM.MICROSOFT.NORM.INV(RAND();80;10)" office:value-type="float" office:value="69.4359415578592" calcext:value-type="float">
            <text:p>69,4359</text:p>
          </table:table-cell>
          <table:table-cell table:number-columns-repeated="5"/>
          <table:table-cell office:value-type="float" office:value="1245" calcext:value-type="float">
            <text:p>1245</text:p>
          </table:table-cell>
          <table:table-cell table:formula="of:=4*PI()*PI()*[.I1270]*[.B1270]" office:value-type="float" office:value="55300.265870985" calcext:value-type="float">
            <text:p>55300,2659</text:p>
          </table:table-cell>
          <table:table-cell table:number-columns-repeated="5"/>
          <table:table-cell table:formula="of:=COM.MICROSOFT.NORM.INV(RAND();[.$S$28];[.$S$30])" office:value-type="float" office:value="69742.9226416163" calcext:value-type="float">
            <text:p>69742,9226416163</text:p>
          </table:table-cell>
          <table:table-cell table:number-columns-repeated="1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18+4*RAND()" office:value-type="float" office:value="18.1951676770113" calcext:value-type="float">
            <text:p>18,1952</text:p>
          </table:table-cell>
          <table:table-cell table:number-columns-repeated="5"/>
          <table:table-cell office:value-type="float" office:value="1246" calcext:value-type="float">
            <text:p>1246</text:p>
          </table:table-cell>
          <table:table-cell table:formula="of:=COM.MICROSOFT.NORM.INV(RAND();80;10)" office:value-type="float" office:value="77.8052589040612" calcext:value-type="float">
            <text:p>77,8053</text:p>
          </table:table-cell>
          <table:table-cell table:number-columns-repeated="5"/>
          <table:table-cell office:value-type="float" office:value="1246" calcext:value-type="float">
            <text:p>1246</text:p>
          </table:table-cell>
          <table:table-cell table:formula="of:=4*PI()*PI()*[.I1271]*[.B1271]" office:value-type="float" office:value="55888.7956504733" calcext:value-type="float">
            <text:p>55888,7957</text:p>
          </table:table-cell>
          <table:table-cell table:number-columns-repeated="5"/>
          <table:table-cell table:formula="of:=COM.MICROSOFT.NORM.INV(RAND();[.$S$28];[.$S$30])" office:value-type="float" office:value="45137.5204012325" calcext:value-type="float">
            <text:p>45137,5204012325</text:p>
          </table:table-cell>
          <table:table-cell table:number-columns-repeated="1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18+4*RAND()" office:value-type="float" office:value="19.3475963524543" calcext:value-type="float">
            <text:p>19,3476</text:p>
          </table:table-cell>
          <table:table-cell table:number-columns-repeated="5"/>
          <table:table-cell office:value-type="float" office:value="1247" calcext:value-type="float">
            <text:p>1247</text:p>
          </table:table-cell>
          <table:table-cell table:formula="of:=COM.MICROSOFT.NORM.INV(RAND();80;10)" office:value-type="float" office:value="74.4063653070255" calcext:value-type="float">
            <text:p>74,4064</text:p>
          </table:table-cell>
          <table:table-cell table:number-columns-repeated="5"/>
          <table:table-cell office:value-type="float" office:value="1247" calcext:value-type="float">
            <text:p>1247</text:p>
          </table:table-cell>
          <table:table-cell table:formula="of:=4*PI()*PI()*[.I1272]*[.B1272]" office:value-type="float" office:value="56832.5110411382" calcext:value-type="float">
            <text:p>56832,5110</text:p>
          </table:table-cell>
          <table:table-cell table:number-columns-repeated="5"/>
          <table:table-cell table:formula="of:=COM.MICROSOFT.NORM.INV(RAND();[.$S$28];[.$S$30])" office:value-type="float" office:value="55165.8884283233" calcext:value-type="float">
            <text:p>55165,8884283233</text:p>
          </table:table-cell>
          <table:table-cell table:number-columns-repeated="1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18+4*RAND()" office:value-type="float" office:value="19.8830545996316" calcext:value-type="float">
            <text:p>19,8831</text:p>
          </table:table-cell>
          <table:table-cell table:number-columns-repeated="5"/>
          <table:table-cell office:value-type="float" office:value="1248" calcext:value-type="float">
            <text:p>1248</text:p>
          </table:table-cell>
          <table:table-cell table:formula="of:=COM.MICROSOFT.NORM.INV(RAND();80;10)" office:value-type="float" office:value="79.5877718753557" calcext:value-type="float">
            <text:p>79,5878</text:p>
          </table:table-cell>
          <table:table-cell table:number-columns-repeated="5"/>
          <table:table-cell office:value-type="float" office:value="1248" calcext:value-type="float">
            <text:p>1248</text:p>
          </table:table-cell>
          <table:table-cell table:formula="of:=4*PI()*PI()*[.I1273]*[.B1273]" office:value-type="float" office:value="62472.5435204838" calcext:value-type="float">
            <text:p>62472,5435</text:p>
          </table:table-cell>
          <table:table-cell table:number-columns-repeated="5"/>
          <table:table-cell table:formula="of:=COM.MICROSOFT.NORM.INV(RAND();[.$S$28];[.$S$30])" office:value-type="float" office:value="63255.7024041873" calcext:value-type="float">
            <text:p>63255,7024041873</text:p>
          </table:table-cell>
          <table:table-cell table:number-columns-repeated="1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18+4*RAND()" office:value-type="float" office:value="21.285461565014" calcext:value-type="float">
            <text:p>21,2855</text:p>
          </table:table-cell>
          <table:table-cell table:number-columns-repeated="5"/>
          <table:table-cell office:value-type="float" office:value="1249" calcext:value-type="float">
            <text:p>1249</text:p>
          </table:table-cell>
          <table:table-cell table:formula="of:=COM.MICROSOFT.NORM.INV(RAND();80;10)" office:value-type="float" office:value="81.2658302646931" calcext:value-type="float">
            <text:p>81,2658</text:p>
          </table:table-cell>
          <table:table-cell table:number-columns-repeated="5"/>
          <table:table-cell office:value-type="float" office:value="1249" calcext:value-type="float">
            <text:p>1249</text:p>
          </table:table-cell>
          <table:table-cell table:formula="of:=4*PI()*PI()*[.I1274]*[.B1274]" office:value-type="float" office:value="68289.0051010132" calcext:value-type="float">
            <text:p>68289,0051</text:p>
          </table:table-cell>
          <table:table-cell table:number-columns-repeated="5"/>
          <table:table-cell table:formula="of:=COM.MICROSOFT.NORM.INV(RAND();[.$S$28];[.$S$30])" office:value-type="float" office:value="54190.479760385" calcext:value-type="float">
            <text:p>54190,479760385</text:p>
          </table:table-cell>
          <table:table-cell table:number-columns-repeated="1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18+4*RAND()" office:value-type="float" office:value="18.1048203376122" calcext:value-type="float">
            <text:p>18,1048</text:p>
          </table:table-cell>
          <table:table-cell table:number-columns-repeated="5"/>
          <table:table-cell office:value-type="float" office:value="1250" calcext:value-type="float">
            <text:p>1250</text:p>
          </table:table-cell>
          <table:table-cell table:formula="of:=COM.MICROSOFT.NORM.INV(RAND();80;10)" office:value-type="float" office:value="93.5140549903364" calcext:value-type="float">
            <text:p>93,5141</text:p>
          </table:table-cell>
          <table:table-cell table:number-columns-repeated="5"/>
          <table:table-cell office:value-type="float" office:value="1250" calcext:value-type="float">
            <text:p>1250</text:p>
          </table:table-cell>
          <table:table-cell table:formula="of:=4*PI()*PI()*[.I1275]*[.B1275]" office:value-type="float" office:value="66839.1388169363" calcext:value-type="float">
            <text:p>66839,1388</text:p>
          </table:table-cell>
          <table:table-cell table:number-columns-repeated="5"/>
          <table:table-cell table:formula="of:=COM.MICROSOFT.NORM.INV(RAND();[.$S$28];[.$S$30])" office:value-type="float" office:value="55083.0688194429" calcext:value-type="float">
            <text:p>55083,0688194429</text:p>
          </table:table-cell>
          <table:table-cell table:number-columns-repeated="1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18+4*RAND()" office:value-type="float" office:value="18.7833398315124" calcext:value-type="float">
            <text:p>18,7833</text:p>
          </table:table-cell>
          <table:table-cell table:number-columns-repeated="5"/>
          <table:table-cell office:value-type="float" office:value="1251" calcext:value-type="float">
            <text:p>1251</text:p>
          </table:table-cell>
          <table:table-cell table:formula="of:=COM.MICROSOFT.NORM.INV(RAND();80;10)" office:value-type="float" office:value="82.0696250067995" calcext:value-type="float">
            <text:p>82,0696</text:p>
          </table:table-cell>
          <table:table-cell table:number-columns-repeated="5"/>
          <table:table-cell office:value-type="float" office:value="1251" calcext:value-type="float">
            <text:p>1251</text:p>
          </table:table-cell>
          <table:table-cell table:formula="of:=4*PI()*PI()*[.I1276]*[.B1276]" office:value-type="float" office:value="60857.6252637997" calcext:value-type="float">
            <text:p>60857,6253</text:p>
          </table:table-cell>
          <table:table-cell table:number-columns-repeated="5"/>
          <table:table-cell table:formula="of:=COM.MICROSOFT.NORM.INV(RAND();[.$S$28];[.$S$30])" office:value-type="float" office:value="60223.1171274623" calcext:value-type="float">
            <text:p>60223,1171274623</text:p>
          </table:table-cell>
          <table:table-cell table:number-columns-repeated="1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18+4*RAND()" office:value-type="float" office:value="19.358168814797" calcext:value-type="float">
            <text:p>19,3582</text:p>
          </table:table-cell>
          <table:table-cell table:number-columns-repeated="5"/>
          <table:table-cell office:value-type="float" office:value="1252" calcext:value-type="float">
            <text:p>1252</text:p>
          </table:table-cell>
          <table:table-cell table:formula="of:=COM.MICROSOFT.NORM.INV(RAND();80;10)" office:value-type="float" office:value="64.0324792243378" calcext:value-type="float">
            <text:p>64,0325</text:p>
          </table:table-cell>
          <table:table-cell table:number-columns-repeated="5"/>
          <table:table-cell office:value-type="float" office:value="1252" calcext:value-type="float">
            <text:p>1252</text:p>
          </table:table-cell>
          <table:table-cell table:formula="of:=4*PI()*PI()*[.I1277]*[.B1277]" office:value-type="float" office:value="48935.5334351525" calcext:value-type="float">
            <text:p>48935,5334</text:p>
          </table:table-cell>
          <table:table-cell table:number-columns-repeated="5"/>
          <table:table-cell table:formula="of:=COM.MICROSOFT.NORM.INV(RAND();[.$S$28];[.$S$30])" office:value-type="float" office:value="60518.3878327234" calcext:value-type="float">
            <text:p>60518,3878327234</text:p>
          </table:table-cell>
          <table:table-cell table:number-columns-repeated="1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18+4*RAND()" office:value-type="float" office:value="19.0275125722401" calcext:value-type="float">
            <text:p>19,0275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formula="of:=COM.MICROSOFT.NORM.INV(RAND();80;10)" office:value-type="float" office:value="92.5430410656056" calcext:value-type="float">
            <text:p>92,5430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formula="of:=4*PI()*PI()*[.I1278]*[.B1278]" office:value-type="float" office:value="69516.1194944174" calcext:value-type="float">
            <text:p>69516,1195</text:p>
          </table:table-cell>
          <table:table-cell table:number-columns-repeated="5"/>
          <table:table-cell table:formula="of:=COM.MICROSOFT.NORM.INV(RAND();[.$S$28];[.$S$30])" office:value-type="float" office:value="57333.1453920093" calcext:value-type="float">
            <text:p>57333,1453920093</text:p>
          </table:table-cell>
          <table:table-cell table:number-columns-repeated="1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18+4*RAND()" office:value-type="float" office:value="19.663562905509" calcext:value-type="float">
            <text:p>19,6636</text:p>
          </table:table-cell>
          <table:table-cell table:number-columns-repeated="5"/>
          <table:table-cell office:value-type="float" office:value="1254" calcext:value-type="float">
            <text:p>1254</text:p>
          </table:table-cell>
          <table:table-cell table:formula="of:=COM.MICROSOFT.NORM.INV(RAND();80;10)" office:value-type="float" office:value="92.9039974760568" calcext:value-type="float">
            <text:p>92,9040</text:p>
          </table:table-cell>
          <table:table-cell table:number-columns-repeated="5"/>
          <table:table-cell office:value-type="float" office:value="1254" calcext:value-type="float">
            <text:p>1254</text:p>
          </table:table-cell>
          <table:table-cell table:formula="of:=4*PI()*PI()*[.I1279]*[.B1279]" office:value-type="float" office:value="72120.104912803" calcext:value-type="float">
            <text:p>72120,1049</text:p>
          </table:table-cell>
          <table:table-cell table:number-columns-repeated="5"/>
          <table:table-cell table:formula="of:=COM.MICROSOFT.NORM.INV(RAND();[.$S$28];[.$S$30])" office:value-type="float" office:value="58537.7503749436" calcext:value-type="float">
            <text:p>58537,7503749436</text:p>
          </table:table-cell>
          <table:table-cell table:number-columns-repeated="1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18+4*RAND()" office:value-type="float" office:value="21.3867746754549" calcext:value-type="float">
            <text:p>21,3868</text:p>
          </table:table-cell>
          <table:table-cell table:number-columns-repeated="5"/>
          <table:table-cell office:value-type="float" office:value="1255" calcext:value-type="float">
            <text:p>1255</text:p>
          </table:table-cell>
          <table:table-cell table:formula="of:=COM.MICROSOFT.NORM.INV(RAND();80;10)" office:value-type="float" office:value="83.5522602065932" calcext:value-type="float">
            <text:p>83,5523</text:p>
          </table:table-cell>
          <table:table-cell table:number-columns-repeated="5"/>
          <table:table-cell office:value-type="float" office:value="1255" calcext:value-type="float">
            <text:p>1255</text:p>
          </table:table-cell>
          <table:table-cell table:formula="of:=4*PI()*PI()*[.I1280]*[.B1280]" office:value-type="float" office:value="70544.5119540319" calcext:value-type="float">
            <text:p>70544,5120</text:p>
          </table:table-cell>
          <table:table-cell table:number-columns-repeated="5"/>
          <table:table-cell table:formula="of:=COM.MICROSOFT.NORM.INV(RAND();[.$S$28];[.$S$30])" office:value-type="float" office:value="76305.1948015081" calcext:value-type="float">
            <text:p>76305,1948015081</text:p>
          </table:table-cell>
          <table:table-cell table:number-columns-repeated="1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18+4*RAND()" office:value-type="float" office:value="20.0450923317112" calcext:value-type="float">
            <text:p>20,0451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formula="of:=COM.MICROSOFT.NORM.INV(RAND();80;10)" office:value-type="float" office:value="90.896535423699" calcext:value-type="float">
            <text:p>90,8965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formula="of:=4*PI()*PI()*[.I1281]*[.B1281]" office:value-type="float" office:value="71930.8393250691" calcext:value-type="float">
            <text:p>71930,8393</text:p>
          </table:table-cell>
          <table:table-cell table:number-columns-repeated="5"/>
          <table:table-cell table:formula="of:=COM.MICROSOFT.NORM.INV(RAND();[.$S$28];[.$S$30])" office:value-type="float" office:value="64672.8371532176" calcext:value-type="float">
            <text:p>64672,8371532176</text:p>
          </table:table-cell>
          <table:table-cell table:number-columns-repeated="1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18+4*RAND()" office:value-type="float" office:value="21.1245889528655" calcext:value-type="float">
            <text:p>21,1246</text:p>
          </table:table-cell>
          <table:table-cell table:number-columns-repeated="5"/>
          <table:table-cell office:value-type="float" office:value="1257" calcext:value-type="float">
            <text:p>1257</text:p>
          </table:table-cell>
          <table:table-cell table:formula="of:=COM.MICROSOFT.NORM.INV(RAND();80;10)" office:value-type="float" office:value="103.792563755841" calcext:value-type="float">
            <text:p>103,7926</text:p>
          </table:table-cell>
          <table:table-cell table:number-columns-repeated="5"/>
          <table:table-cell office:value-type="float" office:value="1257" calcext:value-type="float">
            <text:p>1257</text:p>
          </table:table-cell>
          <table:table-cell table:formula="of:=4*PI()*PI()*[.I1282]*[.B1282]" office:value-type="float" office:value="86559.4011789671" calcext:value-type="float">
            <text:p>86559,4012</text:p>
          </table:table-cell>
          <table:table-cell table:number-columns-repeated="5"/>
          <table:table-cell table:formula="of:=COM.MICROSOFT.NORM.INV(RAND();[.$S$28];[.$S$30])" office:value-type="float" office:value="59003.3053227945" calcext:value-type="float">
            <text:p>59003,3053227945</text:p>
          </table:table-cell>
          <table:table-cell table:number-columns-repeated="1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18+4*RAND()" office:value-type="float" office:value="19.2007771902718" calcext:value-type="float">
            <text:p>19,2008</text:p>
          </table:table-cell>
          <table:table-cell table:number-columns-repeated="5"/>
          <table:table-cell office:value-type="float" office:value="1258" calcext:value-type="float">
            <text:p>1258</text:p>
          </table:table-cell>
          <table:table-cell table:formula="of:=COM.MICROSOFT.NORM.INV(RAND();80;10)" office:value-type="float" office:value="71.3579555847675" calcext:value-type="float">
            <text:p>71,3580</text:p>
          </table:table-cell>
          <table:table-cell table:number-columns-repeated="5"/>
          <table:table-cell office:value-type="float" office:value="1258" calcext:value-type="float">
            <text:p>1258</text:p>
          </table:table-cell>
          <table:table-cell table:formula="of:=4*PI()*PI()*[.I1283]*[.B1283]" office:value-type="float" office:value="54090.4934854674" calcext:value-type="float">
            <text:p>54090,4935</text:p>
          </table:table-cell>
          <table:table-cell table:number-columns-repeated="5"/>
          <table:table-cell table:formula="of:=COM.MICROSOFT.NORM.INV(RAND();[.$S$28];[.$S$30])" office:value-type="float" office:value="66618.1624294267" calcext:value-type="float">
            <text:p>66618,1624294267</text:p>
          </table:table-cell>
          <table:table-cell table:number-columns-repeated="1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18+4*RAND()" office:value-type="float" office:value="19.0253128525801" calcext:value-type="float">
            <text:p>19,0253</text:p>
          </table:table-cell>
          <table:table-cell table:number-columns-repeated="5"/>
          <table:table-cell office:value-type="float" office:value="1259" calcext:value-type="float">
            <text:p>1259</text:p>
          </table:table-cell>
          <table:table-cell table:formula="of:=COM.MICROSOFT.NORM.INV(RAND();80;10)" office:value-type="float" office:value="89.6109960011315" calcext:value-type="float">
            <text:p>89,6110</text:p>
          </table:table-cell>
          <table:table-cell table:number-columns-repeated="5"/>
          <table:table-cell office:value-type="float" office:value="1259" calcext:value-type="float">
            <text:p>1259</text:p>
          </table:table-cell>
          <table:table-cell table:formula="of:=4*PI()*PI()*[.I1284]*[.B1284]" office:value-type="float" office:value="67305.8554061516" calcext:value-type="float">
            <text:p>67305,8554</text:p>
          </table:table-cell>
          <table:table-cell table:number-columns-repeated="5"/>
          <table:table-cell table:formula="of:=COM.MICROSOFT.NORM.INV(RAND();[.$S$28];[.$S$30])" office:value-type="float" office:value="63277.9275910473" calcext:value-type="float">
            <text:p>63277,9275910473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18+4*RAND()" office:value-type="float" office:value="18.9628229713999" calcext:value-type="float">
            <text:p>18,9628</text:p>
          </table:table-cell>
          <table:table-cell table:number-columns-repeated="5"/>
          <table:table-cell office:value-type="float" office:value="1260" calcext:value-type="float">
            <text:p>1260</text:p>
          </table:table-cell>
          <table:table-cell table:formula="of:=COM.MICROSOFT.NORM.INV(RAND();80;10)" office:value-type="float" office:value="74.9241727009218" calcext:value-type="float">
            <text:p>74,9242</text:p>
          </table:table-cell>
          <table:table-cell table:number-columns-repeated="5"/>
          <table:table-cell office:value-type="float" office:value="1260" calcext:value-type="float">
            <text:p>1260</text:p>
          </table:table-cell>
          <table:table-cell table:formula="of:=4*PI()*PI()*[.I1285]*[.B1285]" office:value-type="float" office:value="56089.9023138727" calcext:value-type="float">
            <text:p>56089,9023</text:p>
          </table:table-cell>
          <table:table-cell table:number-columns-repeated="5"/>
          <table:table-cell table:formula="of:=COM.MICROSOFT.NORM.INV(RAND();[.$S$28];[.$S$30])" office:value-type="float" office:value="45537.4922297659" calcext:value-type="float">
            <text:p>45537,4922297659</text:p>
          </table:table-cell>
          <table:table-cell table:number-columns-repeated="1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18+4*RAND()" office:value-type="float" office:value="19.3691547396593" calcext:value-type="float">
            <text:p>19,3692</text:p>
          </table:table-cell>
          <table:table-cell table:number-columns-repeated="5"/>
          <table:table-cell office:value-type="float" office:value="1261" calcext:value-type="float">
            <text:p>1261</text:p>
          </table:table-cell>
          <table:table-cell table:formula="of:=COM.MICROSOFT.NORM.INV(RAND();80;10)" office:value-type="float" office:value="81.7914752937848" calcext:value-type="float">
            <text:p>81,7915</text:p>
          </table:table-cell>
          <table:table-cell table:number-columns-repeated="5"/>
          <table:table-cell office:value-type="float" office:value="1261" calcext:value-type="float">
            <text:p>1261</text:p>
          </table:table-cell>
          <table:table-cell table:formula="of:=4*PI()*PI()*[.I1286]*[.B1286]" office:value-type="float" office:value="62542.962267107" calcext:value-type="float">
            <text:p>62542,9623</text:p>
          </table:table-cell>
          <table:table-cell table:number-columns-repeated="5"/>
          <table:table-cell table:formula="of:=COM.MICROSOFT.NORM.INV(RAND();[.$S$28];[.$S$30])" office:value-type="float" office:value="54202.3846025636" calcext:value-type="float">
            <text:p>54202,3846025636</text:p>
          </table:table-cell>
          <table:table-cell table:number-columns-repeated="1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18+4*RAND()" office:value-type="float" office:value="20.3153294636868" calcext:value-type="float">
            <text:p>20,3153</text:p>
          </table:table-cell>
          <table:table-cell table:number-columns-repeated="5"/>
          <table:table-cell office:value-type="float" office:value="1262" calcext:value-type="float">
            <text:p>1262</text:p>
          </table:table-cell>
          <table:table-cell table:formula="of:=COM.MICROSOFT.NORM.INV(RAND();80;10)" office:value-type="float" office:value="84.4039313000467" calcext:value-type="float">
            <text:p>84,4039</text:p>
          </table:table-cell>
          <table:table-cell table:number-columns-repeated="5"/>
          <table:table-cell office:value-type="float" office:value="1262" calcext:value-type="float">
            <text:p>1262</text:p>
          </table:table-cell>
          <table:table-cell table:formula="of:=4*PI()*PI()*[.I1287]*[.B1287]" office:value-type="float" office:value="67693.3928621946" calcext:value-type="float">
            <text:p>67693,3929</text:p>
          </table:table-cell>
          <table:table-cell table:number-columns-repeated="5"/>
          <table:table-cell table:formula="of:=COM.MICROSOFT.NORM.INV(RAND();[.$S$28];[.$S$30])" office:value-type="float" office:value="48979.288960201" calcext:value-type="float">
            <text:p>48979,288960201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18+4*RAND()" office:value-type="float" office:value="21.0130682452582" calcext:value-type="float">
            <text:p>21,0131</text:p>
          </table:table-cell>
          <table:table-cell table:number-columns-repeated="5"/>
          <table:table-cell office:value-type="float" office:value="1263" calcext:value-type="float">
            <text:p>1263</text:p>
          </table:table-cell>
          <table:table-cell table:formula="of:=COM.MICROSOFT.NORM.INV(RAND();80;10)" office:value-type="float" office:value="72.5437471450308" calcext:value-type="float">
            <text:p>72,5437</text:p>
          </table:table-cell>
          <table:table-cell table:number-columns-repeated="5"/>
          <table:table-cell office:value-type="float" office:value="1263" calcext:value-type="float">
            <text:p>1263</text:p>
          </table:table-cell>
          <table:table-cell table:formula="of:=4*PI()*PI()*[.I1288]*[.B1288]" office:value-type="float" office:value="60179.5855408194" calcext:value-type="float">
            <text:p>60179,5855</text:p>
          </table:table-cell>
          <table:table-cell table:number-columns-repeated="5"/>
          <table:table-cell table:formula="of:=COM.MICROSOFT.NORM.INV(RAND();[.$S$28];[.$S$30])" office:value-type="float" office:value="60933.0247270485" calcext:value-type="float">
            <text:p>60933,0247270485</text:p>
          </table:table-cell>
          <table:table-cell table:number-columns-repeated="1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18+4*RAND()" office:value-type="float" office:value="20.1477826344781" calcext:value-type="float">
            <text:p>20,1478</text:p>
          </table:table-cell>
          <table:table-cell table:number-columns-repeated="5"/>
          <table:table-cell office:value-type="float" office:value="1264" calcext:value-type="float">
            <text:p>1264</text:p>
          </table:table-cell>
          <table:table-cell table:formula="of:=COM.MICROSOFT.NORM.INV(RAND();80;10)" office:value-type="float" office:value="66.8302165940268" calcext:value-type="float">
            <text:p>66,8302</text:p>
          </table:table-cell>
          <table:table-cell table:number-columns-repeated="5"/>
          <table:table-cell office:value-type="float" office:value="1264" calcext:value-type="float">
            <text:p>1264</text:p>
          </table:table-cell>
          <table:table-cell table:formula="of:=4*PI()*PI()*[.I1289]*[.B1289]" office:value-type="float" office:value="53156.9264766822" calcext:value-type="float">
            <text:p>53156,9265</text:p>
          </table:table-cell>
          <table:table-cell table:number-columns-repeated="5"/>
          <table:table-cell table:formula="of:=COM.MICROSOFT.NORM.INV(RAND();[.$S$28];[.$S$30])" office:value-type="float" office:value="68983.3417307802" calcext:value-type="float">
            <text:p>68983,3417307802</text:p>
          </table:table-cell>
          <table:table-cell table:number-columns-repeated="1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18+4*RAND()" office:value-type="float" office:value="18.9103333125822" calcext:value-type="float">
            <text:p>18,9103</text:p>
          </table:table-cell>
          <table:table-cell table:number-columns-repeated="5"/>
          <table:table-cell office:value-type="float" office:value="1265" calcext:value-type="float">
            <text:p>1265</text:p>
          </table:table-cell>
          <table:table-cell table:formula="of:=COM.MICROSOFT.NORM.INV(RAND();80;10)" office:value-type="float" office:value="72.0116200722915" calcext:value-type="float">
            <text:p>72,0116</text:p>
          </table:table-cell>
          <table:table-cell table:number-columns-repeated="5"/>
          <table:table-cell office:value-type="float" office:value="1265" calcext:value-type="float">
            <text:p>1265</text:p>
          </table:table-cell>
          <table:table-cell table:formula="of:=4*PI()*PI()*[.I1290]*[.B1290]" office:value-type="float" office:value="53760.2775251056" calcext:value-type="float">
            <text:p>53760,2775</text:p>
          </table:table-cell>
          <table:table-cell table:number-columns-repeated="5"/>
          <table:table-cell table:formula="of:=COM.MICROSOFT.NORM.INV(RAND();[.$S$28];[.$S$30])" office:value-type="float" office:value="60895.2121979616" calcext:value-type="float">
            <text:p>60895,2121979616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18+4*RAND()" office:value-type="float" office:value="20.5861885235645" calcext:value-type="float">
            <text:p>20,5862</text:p>
          </table:table-cell>
          <table:table-cell table:number-columns-repeated="5"/>
          <table:table-cell office:value-type="float" office:value="1266" calcext:value-type="float">
            <text:p>1266</text:p>
          </table:table-cell>
          <table:table-cell table:formula="of:=COM.MICROSOFT.NORM.INV(RAND();80;10)" office:value-type="float" office:value="79.0816722773269" calcext:value-type="float">
            <text:p>79,0817</text:p>
          </table:table-cell>
          <table:table-cell table:number-columns-repeated="5"/>
          <table:table-cell office:value-type="float" office:value="1266" calcext:value-type="float">
            <text:p>1266</text:p>
          </table:table-cell>
          <table:table-cell table:formula="of:=4*PI()*PI()*[.I1291]*[.B1291]" office:value-type="float" office:value="64270.4775343555" calcext:value-type="float">
            <text:p>64270,4775</text:p>
          </table:table-cell>
          <table:table-cell table:number-columns-repeated="5"/>
          <table:table-cell table:formula="of:=COM.MICROSOFT.NORM.INV(RAND();[.$S$28];[.$S$30])" office:value-type="float" office:value="60891.7525723933" calcext:value-type="float">
            <text:p>60891,7525723933</text:p>
          </table:table-cell>
          <table:table-cell table:number-columns-repeated="1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18+4*RAND()" office:value-type="float" office:value="19.1045273360796" calcext:value-type="float">
            <text:p>19,1045</text:p>
          </table:table-cell>
          <table:table-cell table:number-columns-repeated="5"/>
          <table:table-cell office:value-type="float" office:value="1267" calcext:value-type="float">
            <text:p>1267</text:p>
          </table:table-cell>
          <table:table-cell table:formula="of:=COM.MICROSOFT.NORM.INV(RAND();80;10)" office:value-type="float" office:value="75.7999848954802" calcext:value-type="float">
            <text:p>75,8000</text:p>
          </table:table-cell>
          <table:table-cell table:number-columns-repeated="5"/>
          <table:table-cell office:value-type="float" office:value="1267" calcext:value-type="float">
            <text:p>1267</text:p>
          </table:table-cell>
          <table:table-cell table:formula="of:=4*PI()*PI()*[.I1292]*[.B1292]" office:value-type="float" office:value="57169.599937639" calcext:value-type="float">
            <text:p>57169,5999</text:p>
          </table:table-cell>
          <table:table-cell table:number-columns-repeated="5"/>
          <table:table-cell table:formula="of:=COM.MICROSOFT.NORM.INV(RAND();[.$S$28];[.$S$30])" office:value-type="float" office:value="73026.3038281044" calcext:value-type="float">
            <text:p>73026,3038281044</text:p>
          </table:table-cell>
          <table:table-cell table:number-columns-repeated="1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18+4*RAND()" office:value-type="float" office:value="18.0357962925918" calcext:value-type="float">
            <text:p>18,0358</text:p>
          </table:table-cell>
          <table:table-cell table:number-columns-repeated="5"/>
          <table:table-cell office:value-type="float" office:value="1268" calcext:value-type="float">
            <text:p>1268</text:p>
          </table:table-cell>
          <table:table-cell table:formula="of:=COM.MICROSOFT.NORM.INV(RAND();80;10)" office:value-type="float" office:value="74.0451409935198" calcext:value-type="float">
            <text:p>74,0451</text:p>
          </table:table-cell>
          <table:table-cell table:number-columns-repeated="5"/>
          <table:table-cell office:value-type="float" office:value="1268" calcext:value-type="float">
            <text:p>1268</text:p>
          </table:table-cell>
          <table:table-cell table:formula="of:=4*PI()*PI()*[.I1293]*[.B1293]" office:value-type="float" office:value="52721.9691443609" calcext:value-type="float">
            <text:p>52721,9691</text:p>
          </table:table-cell>
          <table:table-cell table:number-columns-repeated="5"/>
          <table:table-cell table:formula="of:=COM.MICROSOFT.NORM.INV(RAND();[.$S$28];[.$S$30])" office:value-type="float" office:value="68253.5668459776" calcext:value-type="float">
            <text:p>68253,5668459776</text:p>
          </table:table-cell>
          <table:table-cell table:number-columns-repeated="1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18+4*RAND()" office:value-type="float" office:value="18.0443680561148" calcext:value-type="float">
            <text:p>18,0444</text:p>
          </table:table-cell>
          <table:table-cell table:number-columns-repeated="5"/>
          <table:table-cell office:value-type="float" office:value="1269" calcext:value-type="float">
            <text:p>1269</text:p>
          </table:table-cell>
          <table:table-cell table:formula="of:=COM.MICROSOFT.NORM.INV(RAND();80;10)" office:value-type="float" office:value="87.4571460836043" calcext:value-type="float">
            <text:p>87,4571</text:p>
          </table:table-cell>
          <table:table-cell table:number-columns-repeated="5"/>
          <table:table-cell office:value-type="float" office:value="1269" calcext:value-type="float">
            <text:p>1269</text:p>
          </table:table-cell>
          <table:table-cell table:formula="of:=4*PI()*PI()*[.I1294]*[.B1294]" office:value-type="float" office:value="62301.2434849025" calcext:value-type="float">
            <text:p>62301,2435</text:p>
          </table:table-cell>
          <table:table-cell table:number-columns-repeated="5"/>
          <table:table-cell table:formula="of:=COM.MICROSOFT.NORM.INV(RAND();[.$S$28];[.$S$30])" office:value-type="float" office:value="54051.9927995092" calcext:value-type="float">
            <text:p>54051,9927995092</text:p>
          </table:table-cell>
          <table:table-cell table:number-columns-repeated="1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18+4*RAND()" office:value-type="float" office:value="20.8795343614183" calcext:value-type="float">
            <text:p>20,8795</text:p>
          </table:table-cell>
          <table:table-cell table:number-columns-repeated="5"/>
          <table:table-cell office:value-type="float" office:value="1270" calcext:value-type="float">
            <text:p>1270</text:p>
          </table:table-cell>
          <table:table-cell table:formula="of:=COM.MICROSOFT.NORM.INV(RAND();80;10)" office:value-type="float" office:value="76.379679280649" calcext:value-type="float">
            <text:p>76,3797</text:p>
          </table:table-cell>
          <table:table-cell table:number-columns-repeated="5"/>
          <table:table-cell office:value-type="float" office:value="1270" calcext:value-type="float">
            <text:p>1270</text:p>
          </table:table-cell>
          <table:table-cell table:formula="of:=4*PI()*PI()*[.I1295]*[.B1295]" office:value-type="float" office:value="62959.0804499065" calcext:value-type="float">
            <text:p>62959,0804</text:p>
          </table:table-cell>
          <table:table-cell table:number-columns-repeated="5"/>
          <table:table-cell table:formula="of:=COM.MICROSOFT.NORM.INV(RAND();[.$S$28];[.$S$30])" office:value-type="float" office:value="62431.1182316902" calcext:value-type="float">
            <text:p>62431,1182316902</text:p>
          </table:table-cell>
          <table:table-cell table:number-columns-repeated="1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18+4*RAND()" office:value-type="float" office:value="21.7609075154178" calcext:value-type="float">
            <text:p>21,7609</text:p>
          </table:table-cell>
          <table:table-cell table:number-columns-repeated="5"/>
          <table:table-cell office:value-type="float" office:value="1271" calcext:value-type="float">
            <text:p>1271</text:p>
          </table:table-cell>
          <table:table-cell table:formula="of:=COM.MICROSOFT.NORM.INV(RAND();80;10)" office:value-type="float" office:value="81.4341295392835" calcext:value-type="float">
            <text:p>81,4341</text:p>
          </table:table-cell>
          <table:table-cell table:number-columns-repeated="5"/>
          <table:table-cell office:value-type="float" office:value="1271" calcext:value-type="float">
            <text:p>1271</text:p>
          </table:table-cell>
          <table:table-cell table:formula="of:=4*PI()*PI()*[.I1296]*[.B1296]" office:value-type="float" office:value="69958.9364355756" calcext:value-type="float">
            <text:p>69958,9364</text:p>
          </table:table-cell>
          <table:table-cell table:number-columns-repeated="5"/>
          <table:table-cell table:formula="of:=COM.MICROSOFT.NORM.INV(RAND();[.$S$28];[.$S$30])" office:value-type="float" office:value="68027.790420052" calcext:value-type="float">
            <text:p>68027,790420052</text:p>
          </table:table-cell>
          <table:table-cell table:number-columns-repeated="1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18+4*RAND()" office:value-type="float" office:value="20.1756492727436" calcext:value-type="float">
            <text:p>20,1756</text:p>
          </table:table-cell>
          <table:table-cell table:number-columns-repeated="5"/>
          <table:table-cell office:value-type="float" office:value="1272" calcext:value-type="float">
            <text:p>1272</text:p>
          </table:table-cell>
          <table:table-cell table:formula="of:=COM.MICROSOFT.NORM.INV(RAND();80;10)" office:value-type="float" office:value="72.540682609271" calcext:value-type="float">
            <text:p>72,5407</text:p>
          </table:table-cell>
          <table:table-cell table:number-columns-repeated="5"/>
          <table:table-cell office:value-type="float" office:value="1272" calcext:value-type="float">
            <text:p>1272</text:p>
          </table:table-cell>
          <table:table-cell table:formula="of:=4*PI()*PI()*[.I1297]*[.B1297]" office:value-type="float" office:value="57778.8500969902" calcext:value-type="float">
            <text:p>57778,8501</text:p>
          </table:table-cell>
          <table:table-cell table:number-columns-repeated="5"/>
          <table:table-cell table:formula="of:=COM.MICROSOFT.NORM.INV(RAND();[.$S$28];[.$S$30])" office:value-type="float" office:value="69232.1071358944" calcext:value-type="float">
            <text:p>69232,1071358944</text:p>
          </table:table-cell>
          <table:table-cell table:number-columns-repeated="1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18+4*RAND()" office:value-type="float" office:value="21.7158428919502" calcext:value-type="float">
            <text:p>21,7158</text:p>
          </table:table-cell>
          <table:table-cell table:number-columns-repeated="5"/>
          <table:table-cell office:value-type="float" office:value="1273" calcext:value-type="float">
            <text:p>1273</text:p>
          </table:table-cell>
          <table:table-cell table:formula="of:=COM.MICROSOFT.NORM.INV(RAND();80;10)" office:value-type="float" office:value="81.3383116057555" calcext:value-type="float">
            <text:p>81,3383</text:p>
          </table:table-cell>
          <table:table-cell table:number-columns-repeated="5"/>
          <table:table-cell office:value-type="float" office:value="1273" calcext:value-type="float">
            <text:p>1273</text:p>
          </table:table-cell>
          <table:table-cell table:formula="of:=4*PI()*PI()*[.I1298]*[.B1298]" office:value-type="float" office:value="69731.913206312" calcext:value-type="float">
            <text:p>69731,9132</text:p>
          </table:table-cell>
          <table:table-cell table:number-columns-repeated="5"/>
          <table:table-cell table:formula="of:=COM.MICROSOFT.NORM.INV(RAND();[.$S$28];[.$S$30])" office:value-type="float" office:value="61895.1206448402" calcext:value-type="float">
            <text:p>61895,1206448402</text:p>
          </table:table-cell>
          <table:table-cell table:number-columns-repeated="1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18+4*RAND()" office:value-type="float" office:value="19.6519962088205" calcext:value-type="float">
            <text:p>19,6520</text:p>
          </table:table-cell>
          <table:table-cell table:number-columns-repeated="5"/>
          <table:table-cell office:value-type="float" office:value="1274" calcext:value-type="float">
            <text:p>1274</text:p>
          </table:table-cell>
          <table:table-cell table:formula="of:=COM.MICROSOFT.NORM.INV(RAND();80;10)" office:value-type="float" office:value="86.3051414213075" calcext:value-type="float">
            <text:p>86,3051</text:p>
          </table:table-cell>
          <table:table-cell table:number-columns-repeated="5"/>
          <table:table-cell office:value-type="float" office:value="1274" calcext:value-type="float">
            <text:p>1274</text:p>
          </table:table-cell>
          <table:table-cell table:formula="of:=4*PI()*PI()*[.I1299]*[.B1299]" office:value-type="float" office:value="66958.0931071768" calcext:value-type="float">
            <text:p>66958,0931</text:p>
          </table:table-cell>
          <table:table-cell table:number-columns-repeated="5"/>
          <table:table-cell table:formula="of:=COM.MICROSOFT.NORM.INV(RAND();[.$S$28];[.$S$30])" office:value-type="float" office:value="58809.5480788721" calcext:value-type="float">
            <text:p>58809,5480788721</text:p>
          </table:table-cell>
          <table:table-cell table:number-columns-repeated="1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18+4*RAND()" office:value-type="float" office:value="18.3657379052602" calcext:value-type="float">
            <text:p>18,3657</text:p>
          </table:table-cell>
          <table:table-cell table:number-columns-repeated="5"/>
          <table:table-cell office:value-type="float" office:value="1275" calcext:value-type="float">
            <text:p>1275</text:p>
          </table:table-cell>
          <table:table-cell table:formula="of:=COM.MICROSOFT.NORM.INV(RAND();80;10)" office:value-type="float" office:value="78.1311708924359" calcext:value-type="float">
            <text:p>78,1312</text:p>
          </table:table-cell>
          <table:table-cell table:number-columns-repeated="5"/>
          <table:table-cell office:value-type="float" office:value="1275" calcext:value-type="float">
            <text:p>1275</text:p>
          </table:table-cell>
          <table:table-cell table:formula="of:=4*PI()*PI()*[.I1300]*[.B1300]" office:value-type="float" office:value="56649.0266006711" calcext:value-type="float">
            <text:p>56649,0266</text:p>
          </table:table-cell>
          <table:table-cell table:number-columns-repeated="5"/>
          <table:table-cell table:formula="of:=COM.MICROSOFT.NORM.INV(RAND();[.$S$28];[.$S$30])" office:value-type="float" office:value="80458.7204476497" calcext:value-type="float">
            <text:p>80458,7204476497</text:p>
          </table:table-cell>
          <table:table-cell table:number-columns-repeated="1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18+4*RAND()" office:value-type="float" office:value="20.1315618506633" calcext:value-type="float">
            <text:p>20,1316</text:p>
          </table:table-cell>
          <table:table-cell table:number-columns-repeated="5"/>
          <table:table-cell office:value-type="float" office:value="1276" calcext:value-type="float">
            <text:p>1276</text:p>
          </table:table-cell>
          <table:table-cell table:formula="of:=COM.MICROSOFT.NORM.INV(RAND();80;10)" office:value-type="float" office:value="69.4358204200589" calcext:value-type="float">
            <text:p>69,4358</text:p>
          </table:table-cell>
          <table:table-cell table:number-columns-repeated="5"/>
          <table:table-cell office:value-type="float" office:value="1276" calcext:value-type="float">
            <text:p>1276</text:p>
          </table:table-cell>
          <table:table-cell table:formula="of:=4*PI()*PI()*[.I1301]*[.B1301]" office:value-type="float" office:value="55184.965796387" calcext:value-type="float">
            <text:p>55184,9658</text:p>
          </table:table-cell>
          <table:table-cell table:number-columns-repeated="5"/>
          <table:table-cell table:formula="of:=COM.MICROSOFT.NORM.INV(RAND();[.$S$28];[.$S$30])" office:value-type="float" office:value="58192.570680002" calcext:value-type="float">
            <text:p>58192,570680002</text:p>
          </table:table-cell>
          <table:table-cell table:number-columns-repeated="1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18+4*RAND()" office:value-type="float" office:value="18.6866272636689" calcext:value-type="float">
            <text:p>18,6866</text:p>
          </table:table-cell>
          <table:table-cell table:number-columns-repeated="5"/>
          <table:table-cell office:value-type="float" office:value="1277" calcext:value-type="float">
            <text:p>1277</text:p>
          </table:table-cell>
          <table:table-cell table:formula="of:=COM.MICROSOFT.NORM.INV(RAND();80;10)" office:value-type="float" office:value="72.1347296522629" calcext:value-type="float">
            <text:p>72,1347</text:p>
          </table:table-cell>
          <table:table-cell table:number-columns-repeated="5"/>
          <table:table-cell office:value-type="float" office:value="1277" calcext:value-type="float">
            <text:p>1277</text:p>
          </table:table-cell>
          <table:table-cell table:formula="of:=4*PI()*PI()*[.I1302]*[.B1302]" office:value-type="float" office:value="53215.1227342793" calcext:value-type="float">
            <text:p>53215,1227</text:p>
          </table:table-cell>
          <table:table-cell table:number-columns-repeated="5"/>
          <table:table-cell table:formula="of:=COM.MICROSOFT.NORM.INV(RAND();[.$S$28];[.$S$30])" office:value-type="float" office:value="72564.7559525916" calcext:value-type="float">
            <text:p>72564,7559525916</text:p>
          </table:table-cell>
          <table:table-cell table:number-columns-repeated="1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18+4*RAND()" office:value-type="float" office:value="18.3789737778716" calcext:value-type="float">
            <text:p>18,3790</text:p>
          </table:table-cell>
          <table:table-cell table:number-columns-repeated="5"/>
          <table:table-cell office:value-type="float" office:value="1278" calcext:value-type="float">
            <text:p>1278</text:p>
          </table:table-cell>
          <table:table-cell table:formula="of:=COM.MICROSOFT.NORM.INV(RAND();80;10)" office:value-type="float" office:value="66.995290118464" calcext:value-type="float">
            <text:p>66,9953</text:p>
          </table:table-cell>
          <table:table-cell table:number-columns-repeated="5"/>
          <table:table-cell office:value-type="float" office:value="1278" calcext:value-type="float">
            <text:p>1278</text:p>
          </table:table-cell>
          <table:table-cell table:formula="of:=4*PI()*PI()*[.I1303]*[.B1303]" office:value-type="float" office:value="48609.9603681945" calcext:value-type="float">
            <text:p>48609,9604</text:p>
          </table:table-cell>
          <table:table-cell table:number-columns-repeated="5"/>
          <table:table-cell table:formula="of:=COM.MICROSOFT.NORM.INV(RAND();[.$S$28];[.$S$30])" office:value-type="float" office:value="76216.6234326205" calcext:value-type="float">
            <text:p>76216,6234326205</text:p>
          </table:table-cell>
          <table:table-cell table:number-columns-repeated="1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18+4*RAND()" office:value-type="float" office:value="19.9331600670703" calcext:value-type="float">
            <text:p>19,9332</text:p>
          </table:table-cell>
          <table:table-cell table:number-columns-repeated="5"/>
          <table:table-cell office:value-type="float" office:value="1279" calcext:value-type="float">
            <text:p>1279</text:p>
          </table:table-cell>
          <table:table-cell table:formula="of:=COM.MICROSOFT.NORM.INV(RAND();80;10)" office:value-type="float" office:value="90.744856789156" calcext:value-type="float">
            <text:p>90,7449</text:p>
          </table:table-cell>
          <table:table-cell table:number-columns-repeated="5"/>
          <table:table-cell office:value-type="float" office:value="1279" calcext:value-type="float">
            <text:p>1279</text:p>
          </table:table-cell>
          <table:table-cell table:formula="of:=4*PI()*PI()*[.I1304]*[.B1304]" office:value-type="float" office:value="71409.8154252427" calcext:value-type="float">
            <text:p>71409,8154</text:p>
          </table:table-cell>
          <table:table-cell table:number-columns-repeated="5"/>
          <table:table-cell table:formula="of:=COM.MICROSOFT.NORM.INV(RAND();[.$S$28];[.$S$30])" office:value-type="float" office:value="67571.7359604368" calcext:value-type="float">
            <text:p>67571,7359604368</text:p>
          </table:table-cell>
          <table:table-cell table:number-columns-repeated="1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18+4*RAND()" office:value-type="float" office:value="20.3675803258084" calcext:value-type="float">
            <text:p>20,3676</text:p>
          </table:table-cell>
          <table:table-cell table:number-columns-repeated="5"/>
          <table:table-cell office:value-type="float" office:value="1280" calcext:value-type="float">
            <text:p>1280</text:p>
          </table:table-cell>
          <table:table-cell table:formula="of:=COM.MICROSOFT.NORM.INV(RAND();80;10)" office:value-type="float" office:value="77.5272148083267" calcext:value-type="float">
            <text:p>77,5272</text:p>
          </table:table-cell>
          <table:table-cell table:number-columns-repeated="5"/>
          <table:table-cell office:value-type="float" office:value="1280" calcext:value-type="float">
            <text:p>1280</text:p>
          </table:table-cell>
          <table:table-cell table:formula="of:=4*PI()*PI()*[.I1305]*[.B1305]" office:value-type="float" office:value="62338.0706099443" calcext:value-type="float">
            <text:p>62338,0706</text:p>
          </table:table-cell>
          <table:table-cell table:number-columns-repeated="5"/>
          <table:table-cell table:formula="of:=COM.MICROSOFT.NORM.INV(RAND();[.$S$28];[.$S$30])" office:value-type="float" office:value="61246.626595325" calcext:value-type="float">
            <text:p>61246,626595325</text:p>
          </table:table-cell>
          <table:table-cell table:number-columns-repeated="1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18+4*RAND()" office:value-type="float" office:value="19.0176668162458" calcext:value-type="float">
            <text:p>19,0177</text:p>
          </table:table-cell>
          <table:table-cell table:number-columns-repeated="5"/>
          <table:table-cell office:value-type="float" office:value="1281" calcext:value-type="float">
            <text:p>1281</text:p>
          </table:table-cell>
          <table:table-cell table:formula="of:=COM.MICROSOFT.NORM.INV(RAND();80;10)" office:value-type="float" office:value="89.9406924814024" calcext:value-type="float">
            <text:p>89,9407</text:p>
          </table:table-cell>
          <table:table-cell table:number-columns-repeated="5"/>
          <table:table-cell office:value-type="float" office:value="1281" calcext:value-type="float">
            <text:p>1281</text:p>
          </table:table-cell>
          <table:table-cell table:formula="of:=4*PI()*PI()*[.I1306]*[.B1306]" office:value-type="float" office:value="67526.3379816658" calcext:value-type="float">
            <text:p>67526,3380</text:p>
          </table:table-cell>
          <table:table-cell table:number-columns-repeated="5"/>
          <table:table-cell table:formula="of:=COM.MICROSOFT.NORM.INV(RAND();[.$S$28];[.$S$30])" office:value-type="float" office:value="57042.7980625779" calcext:value-type="float">
            <text:p>57042,7980625779</text:p>
          </table:table-cell>
          <table:table-cell table:number-columns-repeated="1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18+4*RAND()" office:value-type="float" office:value="18.8787306011654" calcext:value-type="float">
            <text:p>18,8787</text:p>
          </table:table-cell>
          <table:table-cell table:number-columns-repeated="5"/>
          <table:table-cell office:value-type="float" office:value="1282" calcext:value-type="float">
            <text:p>1282</text:p>
          </table:table-cell>
          <table:table-cell table:formula="of:=COM.MICROSOFT.NORM.INV(RAND();80;10)" office:value-type="float" office:value="76.7920655399228" calcext:value-type="float">
            <text:p>76,7921</text:p>
          </table:table-cell>
          <table:table-cell table:number-columns-repeated="5"/>
          <table:table-cell office:value-type="float" office:value="1282" calcext:value-type="float">
            <text:p>1282</text:p>
          </table:table-cell>
          <table:table-cell table:formula="of:=4*PI()*PI()*[.I1307]*[.B1307]" office:value-type="float" office:value="57233.3115551746" calcext:value-type="float">
            <text:p>57233,3116</text:p>
          </table:table-cell>
          <table:table-cell table:number-columns-repeated="5"/>
          <table:table-cell table:formula="of:=COM.MICROSOFT.NORM.INV(RAND();[.$S$28];[.$S$30])" office:value-type="float" office:value="76004.5270664075" calcext:value-type="float">
            <text:p>76004,5270664075</text:p>
          </table:table-cell>
          <table:table-cell table:number-columns-repeated="1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18+4*RAND()" office:value-type="float" office:value="20.5198505944572" calcext:value-type="float">
            <text:p>20,5199</text:p>
          </table:table-cell>
          <table:table-cell table:number-columns-repeated="5"/>
          <table:table-cell office:value-type="float" office:value="1283" calcext:value-type="float">
            <text:p>1283</text:p>
          </table:table-cell>
          <table:table-cell table:formula="of:=COM.MICROSOFT.NORM.INV(RAND();80;10)" office:value-type="float" office:value="71.9803184904609" calcext:value-type="float">
            <text:p>71,9803</text:p>
          </table:table-cell>
          <table:table-cell table:number-columns-repeated="5"/>
          <table:table-cell office:value-type="float" office:value="1283" calcext:value-type="float">
            <text:p>1283</text:p>
          </table:table-cell>
          <table:table-cell table:formula="of:=4*PI()*PI()*[.I1308]*[.B1308]" office:value-type="float" office:value="58310.6248098949" calcext:value-type="float">
            <text:p>58310,6248</text:p>
          </table:table-cell>
          <table:table-cell table:number-columns-repeated="5"/>
          <table:table-cell table:formula="of:=COM.MICROSOFT.NORM.INV(RAND();[.$S$28];[.$S$30])" office:value-type="float" office:value="59307.8387856512" calcext:value-type="float">
            <text:p>59307,8387856512</text:p>
          </table:table-cell>
          <table:table-cell table:number-columns-repeated="1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18+4*RAND()" office:value-type="float" office:value="21.4297546441667" calcext:value-type="float">
            <text:p>21,4298</text:p>
          </table:table-cell>
          <table:table-cell table:number-columns-repeated="5"/>
          <table:table-cell office:value-type="float" office:value="1284" calcext:value-type="float">
            <text:p>1284</text:p>
          </table:table-cell>
          <table:table-cell table:formula="of:=COM.MICROSOFT.NORM.INV(RAND();80;10)" office:value-type="float" office:value="83.3163803808736" calcext:value-type="float">
            <text:p>83,3164</text:p>
          </table:table-cell>
          <table:table-cell table:number-columns-repeated="5"/>
          <table:table-cell office:value-type="float" office:value="1284" calcext:value-type="float">
            <text:p>1284</text:p>
          </table:table-cell>
          <table:table-cell table:formula="of:=4*PI()*PI()*[.I1309]*[.B1309]" office:value-type="float" office:value="70486.7245019479" calcext:value-type="float">
            <text:p>70486,7245</text:p>
          </table:table-cell>
          <table:table-cell table:number-columns-repeated="5"/>
          <table:table-cell table:formula="of:=COM.MICROSOFT.NORM.INV(RAND();[.$S$28];[.$S$30])" office:value-type="float" office:value="67454.6417589761" calcext:value-type="float">
            <text:p>67454,6417589761</text:p>
          </table:table-cell>
          <table:table-cell table:number-columns-repeated="1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18+4*RAND()" office:value-type="float" office:value="18.7766911494546" calcext:value-type="float">
            <text:p>18,7767</text:p>
          </table:table-cell>
          <table:table-cell table:number-columns-repeated="5"/>
          <table:table-cell office:value-type="float" office:value="1285" calcext:value-type="float">
            <text:p>1285</text:p>
          </table:table-cell>
          <table:table-cell table:formula="of:=COM.MICROSOFT.NORM.INV(RAND();80;10)" office:value-type="float" office:value="85.595244770874" calcext:value-type="float">
            <text:p>85,5952</text:p>
          </table:table-cell>
          <table:table-cell table:number-columns-repeated="5"/>
          <table:table-cell office:value-type="float" office:value="1285" calcext:value-type="float">
            <text:p>1285</text:p>
          </table:table-cell>
          <table:table-cell table:formula="of:=4*PI()*PI()*[.I1310]*[.B1310]" office:value-type="float" office:value="63449.5341309096" calcext:value-type="float">
            <text:p>63449,5341</text:p>
          </table:table-cell>
          <table:table-cell table:number-columns-repeated="5"/>
          <table:table-cell table:formula="of:=COM.MICROSOFT.NORM.INV(RAND();[.$S$28];[.$S$30])" office:value-type="float" office:value="63994.8620083026" calcext:value-type="float">
            <text:p>63994,8620083026</text:p>
          </table:table-cell>
          <table:table-cell table:number-columns-repeated="1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18+4*RAND()" office:value-type="float" office:value="18.4985363609158" calcext:value-type="float">
            <text:p>18,4985</text:p>
          </table:table-cell>
          <table:table-cell table:number-columns-repeated="5"/>
          <table:table-cell office:value-type="float" office:value="1286" calcext:value-type="float">
            <text:p>1286</text:p>
          </table:table-cell>
          <table:table-cell table:formula="of:=COM.MICROSOFT.NORM.INV(RAND();80;10)" office:value-type="float" office:value="71.4474605170368" calcext:value-type="float">
            <text:p>71,4475</text:p>
          </table:table-cell>
          <table:table-cell table:number-columns-repeated="5"/>
          <table:table-cell office:value-type="float" office:value="1286" calcext:value-type="float">
            <text:p>1286</text:p>
          </table:table-cell>
          <table:table-cell table:formula="of:=4*PI()*PI()*[.I1311]*[.B1311]" office:value-type="float" office:value="52177.5762484175" calcext:value-type="float">
            <text:p>52177,5762</text:p>
          </table:table-cell>
          <table:table-cell table:number-columns-repeated="5"/>
          <table:table-cell table:formula="of:=COM.MICROSOFT.NORM.INV(RAND();[.$S$28];[.$S$30])" office:value-type="float" office:value="65086.0433288467" calcext:value-type="float">
            <text:p>65086,0433288467</text:p>
          </table:table-cell>
          <table:table-cell table:number-columns-repeated="1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18+4*RAND()" office:value-type="float" office:value="21.757149246987" calcext:value-type="float">
            <text:p>21,7571</text:p>
          </table:table-cell>
          <table:table-cell table:number-columns-repeated="5"/>
          <table:table-cell office:value-type="float" office:value="1287" calcext:value-type="float">
            <text:p>1287</text:p>
          </table:table-cell>
          <table:table-cell table:formula="of:=COM.MICROSOFT.NORM.INV(RAND();80;10)" office:value-type="float" office:value="70.5808997039346" calcext:value-type="float">
            <text:p>70,5809</text:p>
          </table:table-cell>
          <table:table-cell table:number-columns-repeated="5"/>
          <table:table-cell office:value-type="float" office:value="1287" calcext:value-type="float">
            <text:p>1287</text:p>
          </table:table-cell>
          <table:table-cell table:formula="of:=4*PI()*PI()*[.I1312]*[.B1312]" office:value-type="float" office:value="60624.6043972761" calcext:value-type="float">
            <text:p>60624,6044</text:p>
          </table:table-cell>
          <table:table-cell table:number-columns-repeated="5"/>
          <table:table-cell table:formula="of:=COM.MICROSOFT.NORM.INV(RAND();[.$S$28];[.$S$30])" office:value-type="float" office:value="68160.7044784539" calcext:value-type="float">
            <text:p>68160,7044784539</text:p>
          </table:table-cell>
          <table:table-cell table:number-columns-repeated="1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18+4*RAND()" office:value-type="float" office:value="20.3105060285889" calcext:value-type="float">
            <text:p>20,3105</text:p>
          </table:table-cell>
          <table:table-cell table:number-columns-repeated="5"/>
          <table:table-cell office:value-type="float" office:value="1288" calcext:value-type="float">
            <text:p>1288</text:p>
          </table:table-cell>
          <table:table-cell table:formula="of:=COM.MICROSOFT.NORM.INV(RAND();80;10)" office:value-type="float" office:value="63.8881001463471" calcext:value-type="float">
            <text:p>63,8881</text:p>
          </table:table-cell>
          <table:table-cell table:number-columns-repeated="5"/>
          <table:table-cell office:value-type="float" office:value="1288" calcext:value-type="float">
            <text:p>1288</text:p>
          </table:table-cell>
          <table:table-cell table:formula="of:=4*PI()*PI()*[.I1313]*[.B1313]" office:value-type="float" office:value="51227.1805966255" calcext:value-type="float">
            <text:p>51227,1806</text:p>
          </table:table-cell>
          <table:table-cell table:number-columns-repeated="5"/>
          <table:table-cell table:formula="of:=COM.MICROSOFT.NORM.INV(RAND();[.$S$28];[.$S$30])" office:value-type="float" office:value="61482.1666162176" calcext:value-type="float">
            <text:p>61482,1666162176</text:p>
          </table:table-cell>
          <table:table-cell table:number-columns-repeated="1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18+4*RAND()" office:value-type="float" office:value="18.3116063396446" calcext:value-type="float">
            <text:p>18,3116</text:p>
          </table:table-cell>
          <table:table-cell table:number-columns-repeated="5"/>
          <table:table-cell office:value-type="float" office:value="1289" calcext:value-type="float">
            <text:p>1289</text:p>
          </table:table-cell>
          <table:table-cell table:formula="of:=COM.MICROSOFT.NORM.INV(RAND();80;10)" office:value-type="float" office:value="85.0085887492535" calcext:value-type="float">
            <text:p>85,0086</text:p>
          </table:table-cell>
          <table:table-cell table:number-columns-repeated="5"/>
          <table:table-cell office:value-type="float" office:value="1289" calcext:value-type="float">
            <text:p>1289</text:p>
          </table:table-cell>
          <table:table-cell table:formula="of:=4*PI()*PI()*[.I1314]*[.B1314]" office:value-type="float" office:value="61453.834497631" calcext:value-type="float">
            <text:p>61453,8345</text:p>
          </table:table-cell>
          <table:table-cell table:number-columns-repeated="5"/>
          <table:table-cell table:formula="of:=COM.MICROSOFT.NORM.INV(RAND();[.$S$28];[.$S$30])" office:value-type="float" office:value="57791.3221820661" calcext:value-type="float">
            <text:p>57791,3221820661</text:p>
          </table:table-cell>
          <table:table-cell table:number-columns-repeated="1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18+4*RAND()" office:value-type="float" office:value="21.0839026593603" calcext:value-type="float">
            <text:p>21,0839</text:p>
          </table:table-cell>
          <table:table-cell table:number-columns-repeated="5"/>
          <table:table-cell office:value-type="float" office:value="1290" calcext:value-type="float">
            <text:p>1290</text:p>
          </table:table-cell>
          <table:table-cell table:formula="of:=COM.MICROSOFT.NORM.INV(RAND();80;10)" office:value-type="float" office:value="82.013201350214" calcext:value-type="float">
            <text:p>82,0132</text:p>
          </table:table-cell>
          <table:table-cell table:number-columns-repeated="5"/>
          <table:table-cell office:value-type="float" office:value="1290" calcext:value-type="float">
            <text:p>1290</text:p>
          </table:table-cell>
          <table:table-cell table:formula="of:=4*PI()*PI()*[.I1315]*[.B1315]" office:value-type="float" office:value="68264.4356052663" calcext:value-type="float">
            <text:p>68264,4356</text:p>
          </table:table-cell>
          <table:table-cell table:number-columns-repeated="5"/>
          <table:table-cell table:formula="of:=COM.MICROSOFT.NORM.INV(RAND();[.$S$28];[.$S$30])" office:value-type="float" office:value="52054.8951412035" calcext:value-type="float">
            <text:p>52054,8951412035</text:p>
          </table:table-cell>
          <table:table-cell table:number-columns-repeated="1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18+4*RAND()" office:value-type="float" office:value="19.9106514998712" calcext:value-type="float">
            <text:p>19,9107</text:p>
          </table:table-cell>
          <table:table-cell table:number-columns-repeated="5"/>
          <table:table-cell office:value-type="float" office:value="1291" calcext:value-type="float">
            <text:p>1291</text:p>
          </table:table-cell>
          <table:table-cell table:formula="of:=COM.MICROSOFT.NORM.INV(RAND();80;10)" office:value-type="float" office:value="77.3701685567974" calcext:value-type="float">
            <text:p>77,3702</text:p>
          </table:table-cell>
          <table:table-cell table:number-columns-repeated="5"/>
          <table:table-cell office:value-type="float" office:value="1291" calcext:value-type="float">
            <text:p>1291</text:p>
          </table:table-cell>
          <table:table-cell table:formula="of:=4*PI()*PI()*[.I1316]*[.B1316]" office:value-type="float" office:value="60816.1257988691" calcext:value-type="float">
            <text:p>60816,1258</text:p>
          </table:table-cell>
          <table:table-cell table:number-columns-repeated="5"/>
          <table:table-cell table:formula="of:=COM.MICROSOFT.NORM.INV(RAND();[.$S$28];[.$S$30])" office:value-type="float" office:value="74050.3537430573" calcext:value-type="float">
            <text:p>74050,3537430573</text:p>
          </table:table-cell>
          <table:table-cell table:number-columns-repeated="1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18+4*RAND()" office:value-type="float" office:value="20.2115084757097" calcext:value-type="float">
            <text:p>20,2115</text:p>
          </table:table-cell>
          <table:table-cell table:number-columns-repeated="5"/>
          <table:table-cell office:value-type="float" office:value="1292" calcext:value-type="float">
            <text:p>1292</text:p>
          </table:table-cell>
          <table:table-cell table:formula="of:=COM.MICROSOFT.NORM.INV(RAND();80;10)" office:value-type="float" office:value="83.4109389581767" calcext:value-type="float">
            <text:p>83,4109</text:p>
          </table:table-cell>
          <table:table-cell table:number-columns-repeated="5"/>
          <table:table-cell office:value-type="float" office:value="1292" calcext:value-type="float">
            <text:p>1292</text:p>
          </table:table-cell>
          <table:table-cell table:formula="of:=4*PI()*PI()*[.I1317]*[.B1317]" office:value-type="float" office:value="66555.1206220076" calcext:value-type="float">
            <text:p>66555,1206</text:p>
          </table:table-cell>
          <table:table-cell table:number-columns-repeated="5"/>
          <table:table-cell table:formula="of:=COM.MICROSOFT.NORM.INV(RAND();[.$S$28];[.$S$30])" office:value-type="float" office:value="55539.2554042146" calcext:value-type="float">
            <text:p>55539,2554042146</text:p>
          </table:table-cell>
          <table:table-cell table:number-columns-repeated="1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18+4*RAND()" office:value-type="float" office:value="19.3145509096794" calcext:value-type="float">
            <text:p>19,3146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formula="of:=COM.MICROSOFT.NORM.INV(RAND();80;10)" office:value-type="float" office:value="73.7404005071318" calcext:value-type="float">
            <text:p>73,7404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formula="of:=4*PI()*PI()*[.I1318]*[.B1318]" office:value-type="float" office:value="56227.6384264428" calcext:value-type="float">
            <text:p>56227,6384</text:p>
          </table:table-cell>
          <table:table-cell table:number-columns-repeated="5"/>
          <table:table-cell table:formula="of:=COM.MICROSOFT.NORM.INV(RAND();[.$S$28];[.$S$30])" office:value-type="float" office:value="76528.9534751886" calcext:value-type="float">
            <text:p>76528,9534751886</text:p>
          </table:table-cell>
          <table:table-cell table:number-columns-repeated="1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18+4*RAND()" office:value-type="float" office:value="19.6843652841635" calcext:value-type="float">
            <text:p>19,6844</text:p>
          </table:table-cell>
          <table:table-cell table:number-columns-repeated="5"/>
          <table:table-cell office:value-type="float" office:value="1294" calcext:value-type="float">
            <text:p>1294</text:p>
          </table:table-cell>
          <table:table-cell table:formula="of:=COM.MICROSOFT.NORM.INV(RAND();80;10)" office:value-type="float" office:value="70.9928131128787" calcext:value-type="float">
            <text:p>70,9928</text:p>
          </table:table-cell>
          <table:table-cell table:number-columns-repeated="5"/>
          <table:table-cell office:value-type="float" office:value="1294" calcext:value-type="float">
            <text:p>1294</text:p>
          </table:table-cell>
          <table:table-cell table:formula="of:=4*PI()*PI()*[.I1319]*[.B1319]" office:value-type="float" office:value="55169.0541159577" calcext:value-type="float">
            <text:p>55169,0541</text:p>
          </table:table-cell>
          <table:table-cell table:number-columns-repeated="5"/>
          <table:table-cell table:formula="of:=COM.MICROSOFT.NORM.INV(RAND();[.$S$28];[.$S$30])" office:value-type="float" office:value="49431.3026053895" calcext:value-type="float">
            <text:p>49431,3026053895</text:p>
          </table:table-cell>
          <table:table-cell table:number-columns-repeated="1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18+4*RAND()" office:value-type="float" office:value="21.9184750164859" calcext:value-type="float">
            <text:p>21,9185</text:p>
          </table:table-cell>
          <table:table-cell table:number-columns-repeated="5"/>
          <table:table-cell office:value-type="float" office:value="1295" calcext:value-type="float">
            <text:p>1295</text:p>
          </table:table-cell>
          <table:table-cell table:formula="of:=COM.MICROSOFT.NORM.INV(RAND();80;10)" office:value-type="float" office:value="75.1994654640281" calcext:value-type="float">
            <text:p>75,1995</text:p>
          </table:table-cell>
          <table:table-cell table:number-columns-repeated="5"/>
          <table:table-cell office:value-type="float" office:value="1295" calcext:value-type="float">
            <text:p>1295</text:p>
          </table:table-cell>
          <table:table-cell table:formula="of:=4*PI()*PI()*[.I1320]*[.B1320]" office:value-type="float" office:value="65070.60205079" calcext:value-type="float">
            <text:p>65070,6021</text:p>
          </table:table-cell>
          <table:table-cell table:number-columns-repeated="5"/>
          <table:table-cell table:formula="of:=COM.MICROSOFT.NORM.INV(RAND();[.$S$28];[.$S$30])" office:value-type="float" office:value="60683.7382273965" calcext:value-type="float">
            <text:p>60683,7382273965</text:p>
          </table:table-cell>
          <table:table-cell table:number-columns-repeated="1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18+4*RAND()" office:value-type="float" office:value="18.7252045157366" calcext:value-type="float">
            <text:p>18,7252</text:p>
          </table:table-cell>
          <table:table-cell table:number-columns-repeated="5"/>
          <table:table-cell office:value-type="float" office:value="1296" calcext:value-type="float">
            <text:p>1296</text:p>
          </table:table-cell>
          <table:table-cell table:formula="of:=COM.MICROSOFT.NORM.INV(RAND();80;10)" office:value-type="float" office:value="86.9838798002941" calcext:value-type="float">
            <text:p>86,9839</text:p>
          </table:table-cell>
          <table:table-cell table:number-columns-repeated="5"/>
          <table:table-cell office:value-type="float" office:value="1296" calcext:value-type="float">
            <text:p>1296</text:p>
          </table:table-cell>
          <table:table-cell table:formula="of:=4*PI()*PI()*[.I1321]*[.B1321]" office:value-type="float" office:value="64302.0888734328" calcext:value-type="float">
            <text:p>64302,0889</text:p>
          </table:table-cell>
          <table:table-cell table:number-columns-repeated="5"/>
          <table:table-cell table:formula="of:=COM.MICROSOFT.NORM.INV(RAND();[.$S$28];[.$S$30])" office:value-type="float" office:value="39725.8886267096" calcext:value-type="float">
            <text:p>39725,8886267096</text:p>
          </table:table-cell>
          <table:table-cell table:number-columns-repeated="1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18+4*RAND()" office:value-type="float" office:value="19.2564622708596" calcext:value-type="float">
            <text:p>19,2565</text:p>
          </table:table-cell>
          <table:table-cell table:number-columns-repeated="5"/>
          <table:table-cell office:value-type="float" office:value="1297" calcext:value-type="float">
            <text:p>1297</text:p>
          </table:table-cell>
          <table:table-cell table:formula="of:=COM.MICROSOFT.NORM.INV(RAND();80;10)" office:value-type="float" office:value="100.807202994604" calcext:value-type="float">
            <text:p>100,8072</text:p>
          </table:table-cell>
          <table:table-cell table:number-columns-repeated="5"/>
          <table:table-cell office:value-type="float" office:value="1297" calcext:value-type="float">
            <text:p>1297</text:p>
          </table:table-cell>
          <table:table-cell table:formula="of:=4*PI()*PI()*[.I1322]*[.B1322]" office:value-type="float" office:value="76635.1134605314" calcext:value-type="float">
            <text:p>76635,1135</text:p>
          </table:table-cell>
          <table:table-cell table:number-columns-repeated="5"/>
          <table:table-cell table:formula="of:=COM.MICROSOFT.NORM.INV(RAND();[.$S$28];[.$S$30])" office:value-type="float" office:value="45376.9714894163" calcext:value-type="float">
            <text:p>45376,9714894163</text:p>
          </table:table-cell>
          <table:table-cell table:number-columns-repeated="1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18+4*RAND()" office:value-type="float" office:value="20.1038028332405" calcext:value-type="float">
            <text:p>20,1038</text:p>
          </table:table-cell>
          <table:table-cell table:number-columns-repeated="5"/>
          <table:table-cell office:value-type="float" office:value="1298" calcext:value-type="float">
            <text:p>1298</text:p>
          </table:table-cell>
          <table:table-cell table:formula="of:=COM.MICROSOFT.NORM.INV(RAND();80;10)" office:value-type="float" office:value="72.4104692529315" calcext:value-type="float">
            <text:p>72,4105</text:p>
          </table:table-cell>
          <table:table-cell table:number-columns-repeated="5"/>
          <table:table-cell office:value-type="float" office:value="1298" calcext:value-type="float">
            <text:p>1298</text:p>
          </table:table-cell>
          <table:table-cell table:formula="of:=4*PI()*PI()*[.I1323]*[.B1323]" office:value-type="float" office:value="57469.7509283763" calcext:value-type="float">
            <text:p>57469,7509</text:p>
          </table:table-cell>
          <table:table-cell table:number-columns-repeated="5"/>
          <table:table-cell table:formula="of:=COM.MICROSOFT.NORM.INV(RAND();[.$S$28];[.$S$30])" office:value-type="float" office:value="67730.3092444431" calcext:value-type="float">
            <text:p>67730,3092444431</text:p>
          </table:table-cell>
          <table:table-cell table:number-columns-repeated="1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18+4*RAND()" office:value-type="float" office:value="18.4293578718789" calcext:value-type="float">
            <text:p>18,4294</text:p>
          </table:table-cell>
          <table:table-cell table:number-columns-repeated="5"/>
          <table:table-cell office:value-type="float" office:value="1299" calcext:value-type="float">
            <text:p>1299</text:p>
          </table:table-cell>
          <table:table-cell table:formula="of:=COM.MICROSOFT.NORM.INV(RAND();80;10)" office:value-type="float" office:value="88.880530292903" calcext:value-type="float">
            <text:p>88,8805</text:p>
          </table:table-cell>
          <table:table-cell table:number-columns-repeated="5"/>
          <table:table-cell office:value-type="float" office:value="1299" calcext:value-type="float">
            <text:p>1299</text:p>
          </table:table-cell>
          <table:table-cell table:formula="of:=4*PI()*PI()*[.I1324]*[.B1324]" office:value-type="float" office:value="64666.0862704659" calcext:value-type="float">
            <text:p>64666,0863</text:p>
          </table:table-cell>
          <table:table-cell table:number-columns-repeated="5"/>
          <table:table-cell table:formula="of:=COM.MICROSOFT.NORM.INV(RAND();[.$S$28];[.$S$30])" office:value-type="float" office:value="57198.2876355913" calcext:value-type="float">
            <text:p>57198,2876355913</text:p>
          </table:table-cell>
          <table:table-cell table:number-columns-repeated="1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18+4*RAND()" office:value-type="float" office:value="21.8569677029736" calcext:value-type="float">
            <text:p>21,8570</text:p>
          </table:table-cell>
          <table:table-cell table:number-columns-repeated="5"/>
          <table:table-cell office:value-type="float" office:value="1300" calcext:value-type="float">
            <text:p>1300</text:p>
          </table:table-cell>
          <table:table-cell table:formula="of:=COM.MICROSOFT.NORM.INV(RAND();80;10)" office:value-type="float" office:value="58.0284812895279" calcext:value-type="float">
            <text:p>58,0285</text:p>
          </table:table-cell>
          <table:table-cell table:number-columns-repeated="5"/>
          <table:table-cell office:value-type="float" office:value="1300" calcext:value-type="float">
            <text:p>1300</text:p>
          </table:table-cell>
          <table:table-cell table:formula="of:=4*PI()*PI()*[.I1325]*[.B1325]" office:value-type="float" office:value="50071.5288078352" calcext:value-type="float">
            <text:p>50071,5288</text:p>
          </table:table-cell>
          <table:table-cell table:number-columns-repeated="5"/>
          <table:table-cell table:formula="of:=COM.MICROSOFT.NORM.INV(RAND();[.$S$28];[.$S$30])" office:value-type="float" office:value="57587.413018701" calcext:value-type="float">
            <text:p>57587,413018701</text:p>
          </table:table-cell>
          <table:table-cell table:number-columns-repeated="1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18+4*RAND()" office:value-type="float" office:value="19.3156257630326" calcext:value-type="float">
            <text:p>19,3156</text:p>
          </table:table-cell>
          <table:table-cell table:number-columns-repeated="5"/>
          <table:table-cell office:value-type="float" office:value="1301" calcext:value-type="float">
            <text:p>1301</text:p>
          </table:table-cell>
          <table:table-cell table:formula="of:=COM.MICROSOFT.NORM.INV(RAND();80;10)" office:value-type="float" office:value="76.1238896755411" calcext:value-type="float">
            <text:p>76,1239</text:p>
          </table:table-cell>
          <table:table-cell table:number-columns-repeated="5"/>
          <table:table-cell office:value-type="float" office:value="1301" calcext:value-type="float">
            <text:p>1301</text:p>
          </table:table-cell>
          <table:table-cell table:formula="of:=4*PI()*PI()*[.I1326]*[.B1326]" office:value-type="float" office:value="58048.2979665754" calcext:value-type="float">
            <text:p>58048,2980</text:p>
          </table:table-cell>
          <table:table-cell table:number-columns-repeated="5"/>
          <table:table-cell table:formula="of:=COM.MICROSOFT.NORM.INV(RAND();[.$S$28];[.$S$30])" office:value-type="float" office:value="62111.9365443741" calcext:value-type="float">
            <text:p>62111,9365443741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18+4*RAND()" office:value-type="float" office:value="20.3495976408012" calcext:value-type="float">
            <text:p>20,3496</text:p>
          </table:table-cell>
          <table:table-cell table:number-columns-repeated="5"/>
          <table:table-cell office:value-type="float" office:value="1302" calcext:value-type="float">
            <text:p>1302</text:p>
          </table:table-cell>
          <table:table-cell table:formula="of:=COM.MICROSOFT.NORM.INV(RAND();80;10)" office:value-type="float" office:value="68.9141416940704" calcext:value-type="float">
            <text:p>68,9141</text:p>
          </table:table-cell>
          <table:table-cell table:number-columns-repeated="5"/>
          <table:table-cell office:value-type="float" office:value="1302" calcext:value-type="float">
            <text:p>1302</text:p>
          </table:table-cell>
          <table:table-cell table:formula="of:=4*PI()*PI()*[.I1327]*[.B1327]" office:value-type="float" office:value="55363.5480685208" calcext:value-type="float">
            <text:p>55363,5481</text:p>
          </table:table-cell>
          <table:table-cell table:number-columns-repeated="5"/>
          <table:table-cell table:formula="of:=COM.MICROSOFT.NORM.INV(RAND();[.$S$28];[.$S$30])" office:value-type="float" office:value="60897.9373863499" calcext:value-type="float">
            <text:p>60897,9373863499</text:p>
          </table:table-cell>
          <table:table-cell table:number-columns-repeated="1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18+4*RAND()" office:value-type="float" office:value="19.3142415243201" calcext:value-type="float">
            <text:p>19,3142</text:p>
          </table:table-cell>
          <table:table-cell table:number-columns-repeated="5"/>
          <table:table-cell office:value-type="float" office:value="1303" calcext:value-type="float">
            <text:p>1303</text:p>
          </table:table-cell>
          <table:table-cell table:formula="of:=COM.MICROSOFT.NORM.INV(RAND();80;10)" office:value-type="float" office:value="97.7384395359694" calcext:value-type="float">
            <text:p>97,7384</text:p>
          </table:table-cell>
          <table:table-cell table:number-columns-repeated="5"/>
          <table:table-cell office:value-type="float" office:value="1303" calcext:value-type="float">
            <text:p>1303</text:p>
          </table:table-cell>
          <table:table-cell table:formula="of:=4*PI()*PI()*[.I1328]*[.B1328]" office:value-type="float" office:value="74525.1391484559" calcext:value-type="float">
            <text:p>74525,1391</text:p>
          </table:table-cell>
          <table:table-cell table:number-columns-repeated="5"/>
          <table:table-cell table:formula="of:=COM.MICROSOFT.NORM.INV(RAND();[.$S$28];[.$S$30])" office:value-type="float" office:value="56561.4058061621" calcext:value-type="float">
            <text:p>56561,4058061621</text:p>
          </table:table-cell>
          <table:table-cell table:number-columns-repeated="1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18+4*RAND()" office:value-type="float" office:value="20.1792923244648" calcext:value-type="float">
            <text:p>20,1793</text:p>
          </table:table-cell>
          <table:table-cell table:number-columns-repeated="5"/>
          <table:table-cell office:value-type="float" office:value="1304" calcext:value-type="float">
            <text:p>1304</text:p>
          </table:table-cell>
          <table:table-cell table:formula="of:=COM.MICROSOFT.NORM.INV(RAND();80;10)" office:value-type="float" office:value="87.7799838218687" calcext:value-type="float">
            <text:p>87,7800</text:p>
          </table:table-cell>
          <table:table-cell table:number-columns-repeated="5"/>
          <table:table-cell office:value-type="float" office:value="1304" calcext:value-type="float">
            <text:p>1304</text:p>
          </table:table-cell>
          <table:table-cell table:formula="of:=4*PI()*PI()*[.I1329]*[.B1329]" office:value-type="float" office:value="69929.6194577068" calcext:value-type="float">
            <text:p>69929,6195</text:p>
          </table:table-cell>
          <table:table-cell table:number-columns-repeated="5"/>
          <table:table-cell table:formula="of:=COM.MICROSOFT.NORM.INV(RAND();[.$S$28];[.$S$30])" office:value-type="float" office:value="68457.2297968316" calcext:value-type="float">
            <text:p>68457,2297968316</text:p>
          </table:table-cell>
          <table:table-cell table:number-columns-repeated="1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18+4*RAND()" office:value-type="float" office:value="18.5831729485653" calcext:value-type="float">
            <text:p>18,5832</text:p>
          </table:table-cell>
          <table:table-cell table:number-columns-repeated="5"/>
          <table:table-cell office:value-type="float" office:value="1305" calcext:value-type="float">
            <text:p>1305</text:p>
          </table:table-cell>
          <table:table-cell table:formula="of:=COM.MICROSOFT.NORM.INV(RAND();80;10)" office:value-type="float" office:value="95.0240321647125" calcext:value-type="float">
            <text:p>95,0240</text:p>
          </table:table-cell>
          <table:table-cell table:number-columns-repeated="5"/>
          <table:table-cell office:value-type="float" office:value="1305" calcext:value-type="float">
            <text:p>1305</text:p>
          </table:table-cell>
          <table:table-cell table:formula="of:=4*PI()*PI()*[.I1330]*[.B1330]" office:value-type="float" office:value="69712.8857167837" calcext:value-type="float">
            <text:p>69712,8857</text:p>
          </table:table-cell>
          <table:table-cell table:number-columns-repeated="5"/>
          <table:table-cell table:formula="of:=COM.MICROSOFT.NORM.INV(RAND();[.$S$28];[.$S$30])" office:value-type="float" office:value="70952.9554872333" calcext:value-type="float">
            <text:p>70952,9554872333</text:p>
          </table:table-cell>
          <table:table-cell table:number-columns-repeated="1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18+4*RAND()" office:value-type="float" office:value="18.8370718755759" calcext:value-type="float">
            <text:p>18,8371</text:p>
          </table:table-cell>
          <table:table-cell table:number-columns-repeated="5"/>
          <table:table-cell office:value-type="float" office:value="1306" calcext:value-type="float">
            <text:p>1306</text:p>
          </table:table-cell>
          <table:table-cell table:formula="of:=COM.MICROSOFT.NORM.INV(RAND();80;10)" office:value-type="float" office:value="80.301621543201" calcext:value-type="float">
            <text:p>80,3016</text:p>
          </table:table-cell>
          <table:table-cell table:number-columns-repeated="5"/>
          <table:table-cell office:value-type="float" office:value="1306" calcext:value-type="float">
            <text:p>1306</text:p>
          </table:table-cell>
          <table:table-cell table:formula="of:=4*PI()*PI()*[.I1331]*[.B1331]" office:value-type="float" office:value="59716.926406" calcext:value-type="float">
            <text:p>59716,9264</text:p>
          </table:table-cell>
          <table:table-cell table:number-columns-repeated="5"/>
          <table:table-cell table:formula="of:=COM.MICROSOFT.NORM.INV(RAND();[.$S$28];[.$S$30])" office:value-type="float" office:value="56465.1397717353" calcext:value-type="float">
            <text:p>56465,1397717353</text:p>
          </table:table-cell>
          <table:table-cell table:number-columns-repeated="1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18+4*RAND()" office:value-type="float" office:value="20.1698046862148" calcext:value-type="float">
            <text:p>20,1698</text:p>
          </table:table-cell>
          <table:table-cell table:number-columns-repeated="5"/>
          <table:table-cell office:value-type="float" office:value="1307" calcext:value-type="float">
            <text:p>1307</text:p>
          </table:table-cell>
          <table:table-cell table:formula="of:=COM.MICROSOFT.NORM.INV(RAND();80;10)" office:value-type="float" office:value="72.1571101023899" calcext:value-type="float">
            <text:p>72,1571</text:p>
          </table:table-cell>
          <table:table-cell table:number-columns-repeated="5"/>
          <table:table-cell office:value-type="float" office:value="1307" calcext:value-type="float">
            <text:p>1307</text:p>
          </table:table-cell>
          <table:table-cell table:formula="of:=4*PI()*PI()*[.I1332]*[.B1332]" office:value-type="float" office:value="57456.6843839654" calcext:value-type="float">
            <text:p>57456,6844</text:p>
          </table:table-cell>
          <table:table-cell table:number-columns-repeated="5"/>
          <table:table-cell table:formula="of:=COM.MICROSOFT.NORM.INV(RAND();[.$S$28];[.$S$30])" office:value-type="float" office:value="65992.7618648002" calcext:value-type="float">
            <text:p>65992,7618648002</text:p>
          </table:table-cell>
          <table:table-cell table:number-columns-repeated="1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18+4*RAND()" office:value-type="float" office:value="20.7956386194564" calcext:value-type="float">
            <text:p>20,7956</text:p>
          </table:table-cell>
          <table:table-cell table:number-columns-repeated="5"/>
          <table:table-cell office:value-type="float" office:value="1308" calcext:value-type="float">
            <text:p>1308</text:p>
          </table:table-cell>
          <table:table-cell table:formula="of:=COM.MICROSOFT.NORM.INV(RAND();80;10)" office:value-type="float" office:value="61.5533196659323" calcext:value-type="float">
            <text:p>61,5533</text:p>
          </table:table-cell>
          <table:table-cell table:number-columns-repeated="5"/>
          <table:table-cell office:value-type="float" office:value="1308" calcext:value-type="float">
            <text:p>1308</text:p>
          </table:table-cell>
          <table:table-cell table:formula="of:=4*PI()*PI()*[.I1333]*[.B1333]" office:value-type="float" office:value="50533.9770257376" calcext:value-type="float">
            <text:p>50533,9770</text:p>
          </table:table-cell>
          <table:table-cell table:number-columns-repeated="5"/>
          <table:table-cell table:formula="of:=COM.MICROSOFT.NORM.INV(RAND();[.$S$28];[.$S$30])" office:value-type="float" office:value="62383.2586808491" calcext:value-type="float">
            <text:p>62383,2586808491</text:p>
          </table:table-cell>
          <table:table-cell table:number-columns-repeated="1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18+4*RAND()" office:value-type="float" office:value="20.1052366062067" calcext:value-type="float">
            <text:p>20,1052</text:p>
          </table:table-cell>
          <table:table-cell table:number-columns-repeated="5"/>
          <table:table-cell office:value-type="float" office:value="1309" calcext:value-type="float">
            <text:p>1309</text:p>
          </table:table-cell>
          <table:table-cell table:formula="of:=COM.MICROSOFT.NORM.INV(RAND();80;10)" office:value-type="float" office:value="76.0772099156283" calcext:value-type="float">
            <text:p>76,0772</text:p>
          </table:table-cell>
          <table:table-cell table:number-columns-repeated="5"/>
          <table:table-cell office:value-type="float" office:value="1309" calcext:value-type="float">
            <text:p>1309</text:p>
          </table:table-cell>
          <table:table-cell table:formula="of:=4*PI()*PI()*[.I1334]*[.B1334]" office:value-type="float" office:value="60384.225715051" calcext:value-type="float">
            <text:p>60384,2257</text:p>
          </table:table-cell>
          <table:table-cell table:number-columns-repeated="5"/>
          <table:table-cell table:formula="of:=COM.MICROSOFT.NORM.INV(RAND();[.$S$28];[.$S$30])" office:value-type="float" office:value="46235.7544734806" calcext:value-type="float">
            <text:p>46235,7544734806</text:p>
          </table:table-cell>
          <table:table-cell table:number-columns-repeated="1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18+4*RAND()" office:value-type="float" office:value="19.9481881256215" calcext:value-type="float">
            <text:p>19,9482</text:p>
          </table:table-cell>
          <table:table-cell table:number-columns-repeated="5"/>
          <table:table-cell office:value-type="float" office:value="1310" calcext:value-type="float">
            <text:p>1310</text:p>
          </table:table-cell>
          <table:table-cell table:formula="of:=COM.MICROSOFT.NORM.INV(RAND();80;10)" office:value-type="float" office:value="64.3375953651447" calcext:value-type="float">
            <text:p>64,3376</text:p>
          </table:table-cell>
          <table:table-cell table:number-columns-repeated="5"/>
          <table:table-cell office:value-type="float" office:value="1310" calcext:value-type="float">
            <text:p>1310</text:p>
          </table:table-cell>
          <table:table-cell table:formula="of:=4*PI()*PI()*[.I1335]*[.B1335]" office:value-type="float" office:value="50667.3297629238" calcext:value-type="float">
            <text:p>50667,3298</text:p>
          </table:table-cell>
          <table:table-cell table:number-columns-repeated="5"/>
          <table:table-cell table:formula="of:=COM.MICROSOFT.NORM.INV(RAND();[.$S$28];[.$S$30])" office:value-type="float" office:value="75709.6013210933" calcext:value-type="float">
            <text:p>75709,6013210933</text:p>
          </table:table-cell>
          <table:table-cell table:number-columns-repeated="1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18+4*RAND()" office:value-type="float" office:value="19.5697491536848" calcext:value-type="float">
            <text:p>19,5697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formula="of:=COM.MICROSOFT.NORM.INV(RAND();80;10)" office:value-type="float" office:value="85.0470037728135" calcext:value-type="float">
            <text:p>85,0470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formula="of:=4*PI()*PI()*[.I1336]*[.B1336]" office:value-type="float" office:value="65705.8463107408" calcext:value-type="float">
            <text:p>65705,8463</text:p>
          </table:table-cell>
          <table:table-cell table:number-columns-repeated="5"/>
          <table:table-cell table:formula="of:=COM.MICROSOFT.NORM.INV(RAND();[.$S$28];[.$S$30])" office:value-type="float" office:value="60921.316647746" calcext:value-type="float">
            <text:p>60921,316647746</text:p>
          </table:table-cell>
          <table:table-cell table:number-columns-repeated="1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18+4*RAND()" office:value-type="float" office:value="18.0195957035758" calcext:value-type="float">
            <text:p>18,0196</text:p>
          </table:table-cell>
          <table:table-cell table:number-columns-repeated="5"/>
          <table:table-cell office:value-type="float" office:value="1312" calcext:value-type="float">
            <text:p>1312</text:p>
          </table:table-cell>
          <table:table-cell table:formula="of:=COM.MICROSOFT.NORM.INV(RAND();80;10)" office:value-type="float" office:value="70.5559768450976" calcext:value-type="float">
            <text:p>70,5560</text:p>
          </table:table-cell>
          <table:table-cell table:number-columns-repeated="5"/>
          <table:table-cell office:value-type="float" office:value="1312" calcext:value-type="float">
            <text:p>1312</text:p>
          </table:table-cell>
          <table:table-cell table:formula="of:=4*PI()*PI()*[.I1337]*[.B1337]" office:value-type="float" office:value="50192.4723543499" calcext:value-type="float">
            <text:p>50192,4724</text:p>
          </table:table-cell>
          <table:table-cell table:number-columns-repeated="5"/>
          <table:table-cell table:formula="of:=COM.MICROSOFT.NORM.INV(RAND();[.$S$28];[.$S$30])" office:value-type="float" office:value="70090.3198012419" calcext:value-type="float">
            <text:p>70090,3198012419</text:p>
          </table:table-cell>
          <table:table-cell table:number-columns-repeated="1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18+4*RAND()" office:value-type="float" office:value="20.342593069654" calcext:value-type="float">
            <text:p>20,3426</text:p>
          </table:table-cell>
          <table:table-cell table:number-columns-repeated="5"/>
          <table:table-cell office:value-type="float" office:value="1313" calcext:value-type="float">
            <text:p>1313</text:p>
          </table:table-cell>
          <table:table-cell table:formula="of:=COM.MICROSOFT.NORM.INV(RAND();80;10)" office:value-type="float" office:value="65.0356683741323" calcext:value-type="float">
            <text:p>65,0357</text:p>
          </table:table-cell>
          <table:table-cell table:number-columns-repeated="5"/>
          <table:table-cell office:value-type="float" office:value="1313" calcext:value-type="float">
            <text:p>1313</text:p>
          </table:table-cell>
          <table:table-cell table:formula="of:=4*PI()*PI()*[.I1338]*[.B1338]" office:value-type="float" office:value="52229.7150186514" calcext:value-type="float">
            <text:p>52229,7150</text:p>
          </table:table-cell>
          <table:table-cell table:number-columns-repeated="5"/>
          <table:table-cell table:formula="of:=COM.MICROSOFT.NORM.INV(RAND();[.$S$28];[.$S$30])" office:value-type="float" office:value="63957.8951910537" calcext:value-type="float">
            <text:p>63957,8951910537</text:p>
          </table:table-cell>
          <table:table-cell table:number-columns-repeated="1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18+4*RAND()" office:value-type="float" office:value="21.5467935106717" calcext:value-type="float">
            <text:p>21,5468</text:p>
          </table:table-cell>
          <table:table-cell table:number-columns-repeated="5"/>
          <table:table-cell office:value-type="float" office:value="1314" calcext:value-type="float">
            <text:p>1314</text:p>
          </table:table-cell>
          <table:table-cell table:formula="of:=COM.MICROSOFT.NORM.INV(RAND();80;10)" office:value-type="float" office:value="75.6388634030827" calcext:value-type="float">
            <text:p>75,6389</text:p>
          </table:table-cell>
          <table:table-cell table:number-columns-repeated="5"/>
          <table:table-cell office:value-type="float" office:value="1314" calcext:value-type="float">
            <text:p>1314</text:p>
          </table:table-cell>
          <table:table-cell table:formula="of:=4*PI()*PI()*[.I1339]*[.B1339]" office:value-type="float" office:value="64340.9369113257" calcext:value-type="float">
            <text:p>64340,9369</text:p>
          </table:table-cell>
          <table:table-cell table:number-columns-repeated="5"/>
          <table:table-cell table:formula="of:=COM.MICROSOFT.NORM.INV(RAND();[.$S$28];[.$S$30])" office:value-type="float" office:value="64126.7529425525" calcext:value-type="float">
            <text:p>64126,7529425525</text:p>
          </table:table-cell>
          <table:table-cell table:number-columns-repeated="1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18+4*RAND()" office:value-type="float" office:value="21.8060012231581" calcext:value-type="float">
            <text:p>21,8060</text:p>
          </table:table-cell>
          <table:table-cell table:number-columns-repeated="5"/>
          <table:table-cell office:value-type="float" office:value="1315" calcext:value-type="float">
            <text:p>1315</text:p>
          </table:table-cell>
          <table:table-cell table:formula="of:=COM.MICROSOFT.NORM.INV(RAND();80;10)" office:value-type="float" office:value="97.5541626747727" calcext:value-type="float">
            <text:p>97,5542</text:p>
          </table:table-cell>
          <table:table-cell table:number-columns-repeated="5"/>
          <table:table-cell office:value-type="float" office:value="1315" calcext:value-type="float">
            <text:p>1315</text:p>
          </table:table-cell>
          <table:table-cell table:formula="of:=4*PI()*PI()*[.I1340]*[.B1340]" office:value-type="float" office:value="83981.1030285423" calcext:value-type="float">
            <text:p>83981,1030</text:p>
          </table:table-cell>
          <table:table-cell table:number-columns-repeated="5"/>
          <table:table-cell table:formula="of:=COM.MICROSOFT.NORM.INV(RAND();[.$S$28];[.$S$30])" office:value-type="float" office:value="66477.9554199582" calcext:value-type="float">
            <text:p>66477,9554199582</text:p>
          </table:table-cell>
          <table:table-cell table:number-columns-repeated="1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18+4*RAND()" office:value-type="float" office:value="21.0158936339431" calcext:value-type="float">
            <text:p>21,0159</text:p>
          </table:table-cell>
          <table:table-cell table:number-columns-repeated="5"/>
          <table:table-cell office:value-type="float" office:value="1316" calcext:value-type="float">
            <text:p>1316</text:p>
          </table:table-cell>
          <table:table-cell table:formula="of:=COM.MICROSOFT.NORM.INV(RAND();80;10)" office:value-type="float" office:value="81.238982421519" calcext:value-type="float">
            <text:p>81,2390</text:p>
          </table:table-cell>
          <table:table-cell table:number-columns-repeated="5"/>
          <table:table-cell office:value-type="float" office:value="1316" calcext:value-type="float">
            <text:p>1316</text:p>
          </table:table-cell>
          <table:table-cell table:formula="of:=4*PI()*PI()*[.I1341]*[.B1341]" office:value-type="float" office:value="67401.8897973869" calcext:value-type="float">
            <text:p>67401,8898</text:p>
          </table:table-cell>
          <table:table-cell table:number-columns-repeated="5"/>
          <table:table-cell table:formula="of:=COM.MICROSOFT.NORM.INV(RAND();[.$S$28];[.$S$30])" office:value-type="float" office:value="60627.8816189903" calcext:value-type="float">
            <text:p>60627,8816189903</text:p>
          </table:table-cell>
          <table:table-cell table:number-columns-repeated="1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18+4*RAND()" office:value-type="float" office:value="20.4744854294695" calcext:value-type="float">
            <text:p>20,4745</text:p>
          </table:table-cell>
          <table:table-cell table:number-columns-repeated="5"/>
          <table:table-cell office:value-type="float" office:value="1317" calcext:value-type="float">
            <text:p>1317</text:p>
          </table:table-cell>
          <table:table-cell table:formula="of:=COM.MICROSOFT.NORM.INV(RAND();80;10)" office:value-type="float" office:value="93.6538879377246" calcext:value-type="float">
            <text:p>93,6539</text:p>
          </table:table-cell>
          <table:table-cell table:number-columns-repeated="5"/>
          <table:table-cell office:value-type="float" office:value="1317" calcext:value-type="float">
            <text:p>1317</text:p>
          </table:table-cell>
          <table:table-cell table:formula="of:=4*PI()*PI()*[.I1342]*[.B1342]" office:value-type="float" office:value="75700.4644068474" calcext:value-type="float">
            <text:p>75700,4644</text:p>
          </table:table-cell>
          <table:table-cell table:number-columns-repeated="5"/>
          <table:table-cell table:formula="of:=COM.MICROSOFT.NORM.INV(RAND();[.$S$28];[.$S$30])" office:value-type="float" office:value="48866.0976096244" calcext:value-type="float">
            <text:p>48866,0976096244</text:p>
          </table:table-cell>
          <table:table-cell table:number-columns-repeated="1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18+4*RAND()" office:value-type="float" office:value="20.4180261702277" calcext:value-type="float">
            <text:p>20,4180</text:p>
          </table:table-cell>
          <table:table-cell table:number-columns-repeated="5"/>
          <table:table-cell office:value-type="float" office:value="1318" calcext:value-type="float">
            <text:p>1318</text:p>
          </table:table-cell>
          <table:table-cell table:formula="of:=COM.MICROSOFT.NORM.INV(RAND();80;10)" office:value-type="float" office:value="84.0348138292294" calcext:value-type="float">
            <text:p>84,0348</text:p>
          </table:table-cell>
          <table:table-cell table:number-columns-repeated="5"/>
          <table:table-cell office:value-type="float" office:value="1318" calcext:value-type="float">
            <text:p>1318</text:p>
          </table:table-cell>
          <table:table-cell table:formula="of:=4*PI()*PI()*[.I1343]*[.B1343]" office:value-type="float" office:value="67738.0569904218" calcext:value-type="float">
            <text:p>67738,0570</text:p>
          </table:table-cell>
          <table:table-cell table:number-columns-repeated="5"/>
          <table:table-cell table:formula="of:=COM.MICROSOFT.NORM.INV(RAND();[.$S$28];[.$S$30])" office:value-type="float" office:value="59763.9189101527" calcext:value-type="float">
            <text:p>59763,9189101527</text:p>
          </table:table-cell>
          <table:table-cell table:number-columns-repeated="1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18+4*RAND()" office:value-type="float" office:value="18.451002954971" calcext:value-type="float">
            <text:p>18,4510</text:p>
          </table:table-cell>
          <table:table-cell table:number-columns-repeated="5"/>
          <table:table-cell office:value-type="float" office:value="1319" calcext:value-type="float">
            <text:p>1319</text:p>
          </table:table-cell>
          <table:table-cell table:formula="of:=COM.MICROSOFT.NORM.INV(RAND();80;10)" office:value-type="float" office:value="85.3119864150996" calcext:value-type="float">
            <text:p>85,3120</text:p>
          </table:table-cell>
          <table:table-cell table:number-columns-repeated="5"/>
          <table:table-cell office:value-type="float" office:value="1319" calcext:value-type="float">
            <text:p>1319</text:p>
          </table:table-cell>
          <table:table-cell table:formula="of:=4*PI()*PI()*[.I1344]*[.B1344]" office:value-type="float" office:value="62142.6500107213" calcext:value-type="float">
            <text:p>62142,6500</text:p>
          </table:table-cell>
          <table:table-cell table:number-columns-repeated="5"/>
          <table:table-cell table:formula="of:=COM.MICROSOFT.NORM.INV(RAND();[.$S$28];[.$S$30])" office:value-type="float" office:value="77610.5791282929" calcext:value-type="float">
            <text:p>77610,5791282929</text:p>
          </table:table-cell>
          <table:table-cell table:number-columns-repeated="1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18+4*RAND()" office:value-type="float" office:value="18.9107925766148" calcext:value-type="float">
            <text:p>18,9108</text:p>
          </table:table-cell>
          <table:table-cell table:number-columns-repeated="5"/>
          <table:table-cell office:value-type="float" office:value="1320" calcext:value-type="float">
            <text:p>1320</text:p>
          </table:table-cell>
          <table:table-cell table:formula="of:=COM.MICROSOFT.NORM.INV(RAND();80;10)" office:value-type="float" office:value="93.697571338847" calcext:value-type="float">
            <text:p>93,6976</text:p>
          </table:table-cell>
          <table:table-cell table:number-columns-repeated="5"/>
          <table:table-cell office:value-type="float" office:value="1320" calcext:value-type="float">
            <text:p>1320</text:p>
          </table:table-cell>
          <table:table-cell table:formula="of:=4*PI()*PI()*[.I1345]*[.B1345]" office:value-type="float" office:value="69951.6240464093" calcext:value-type="float">
            <text:p>69951,6240</text:p>
          </table:table-cell>
          <table:table-cell table:number-columns-repeated="5"/>
          <table:table-cell table:formula="of:=COM.MICROSOFT.NORM.INV(RAND();[.$S$28];[.$S$30])" office:value-type="float" office:value="67468.9480488166" calcext:value-type="float">
            <text:p>67468,9480488166</text:p>
          </table:table-cell>
          <table:table-cell table:number-columns-repeated="1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18+4*RAND()" office:value-type="float" office:value="20.2055906723253" calcext:value-type="float">
            <text:p>20,2056</text:p>
          </table:table-cell>
          <table:table-cell table:number-columns-repeated="5"/>
          <table:table-cell office:value-type="float" office:value="1321" calcext:value-type="float">
            <text:p>1321</text:p>
          </table:table-cell>
          <table:table-cell table:formula="of:=COM.MICROSOFT.NORM.INV(RAND();80;10)" office:value-type="float" office:value="76.6161188096965" calcext:value-type="float">
            <text:p>76,6161</text:p>
          </table:table-cell>
          <table:table-cell table:number-columns-repeated="5"/>
          <table:table-cell office:value-type="float" office:value="1321" calcext:value-type="float">
            <text:p>1321</text:p>
          </table:table-cell>
          <table:table-cell table:formula="of:=4*PI()*PI()*[.I1346]*[.B1346]" office:value-type="float" office:value="61115.509310892" calcext:value-type="float">
            <text:p>61115,5093</text:p>
          </table:table-cell>
          <table:table-cell table:number-columns-repeated="5"/>
          <table:table-cell table:formula="of:=COM.MICROSOFT.NORM.INV(RAND();[.$S$28];[.$S$30])" office:value-type="float" office:value="74395.1821301108" calcext:value-type="float">
            <text:p>74395,1821301108</text:p>
          </table:table-cell>
          <table:table-cell table:number-columns-repeated="1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18+4*RAND()" office:value-type="float" office:value="20.4238015706651" calcext:value-type="float">
            <text:p>20,4238</text:p>
          </table:table-cell>
          <table:table-cell table:number-columns-repeated="5"/>
          <table:table-cell office:value-type="float" office:value="1322" calcext:value-type="float">
            <text:p>1322</text:p>
          </table:table-cell>
          <table:table-cell table:formula="of:=COM.MICROSOFT.NORM.INV(RAND();80;10)" office:value-type="float" office:value="74.5860406086764" calcext:value-type="float">
            <text:p>74,5860</text:p>
          </table:table-cell>
          <table:table-cell table:number-columns-repeated="5"/>
          <table:table-cell office:value-type="float" office:value="1322" calcext:value-type="float">
            <text:p>1322</text:p>
          </table:table-cell>
          <table:table-cell table:formula="of:=4*PI()*PI()*[.I1347]*[.B1347]" office:value-type="float" office:value="60138.6773652589" calcext:value-type="float">
            <text:p>60138,6774</text:p>
          </table:table-cell>
          <table:table-cell table:number-columns-repeated="5"/>
          <table:table-cell table:formula="of:=COM.MICROSOFT.NORM.INV(RAND();[.$S$28];[.$S$30])" office:value-type="float" office:value="76821.6176155435" calcext:value-type="float">
            <text:p>76821,6176155435</text:p>
          </table:table-cell>
          <table:table-cell table:number-columns-repeated="1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18+4*RAND()" office:value-type="float" office:value="21.4234341238625" calcext:value-type="float">
            <text:p>21,4234</text:p>
          </table:table-cell>
          <table:table-cell table:number-columns-repeated="5"/>
          <table:table-cell office:value-type="float" office:value="1323" calcext:value-type="float">
            <text:p>1323</text:p>
          </table:table-cell>
          <table:table-cell table:formula="of:=COM.MICROSOFT.NORM.INV(RAND();80;10)" office:value-type="float" office:value="72.8042115640835" calcext:value-type="float">
            <text:p>72,8042</text:p>
          </table:table-cell>
          <table:table-cell table:number-columns-repeated="5"/>
          <table:table-cell office:value-type="float" office:value="1323" calcext:value-type="float">
            <text:p>1323</text:p>
          </table:table-cell>
          <table:table-cell table:formula="of:=4*PI()*PI()*[.I1348]*[.B1348]" office:value-type="float" office:value="61575.1286873501" calcext:value-type="float">
            <text:p>61575,1287</text:p>
          </table:table-cell>
          <table:table-cell table:number-columns-repeated="5"/>
          <table:table-cell table:formula="of:=COM.MICROSOFT.NORM.INV(RAND();[.$S$28];[.$S$30])" office:value-type="float" office:value="74707.692827196" calcext:value-type="float">
            <text:p>74707,692827196</text:p>
          </table:table-cell>
          <table:table-cell table:number-columns-repeated="1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18+4*RAND()" office:value-type="float" office:value="19.2080517713912" calcext:value-type="float">
            <text:p>19,2081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formula="of:=COM.MICROSOFT.NORM.INV(RAND();80;10)" office:value-type="float" office:value="95.3416980601483" calcext:value-type="float">
            <text:p>95,3417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formula="of:=4*PI()*PI()*[.I1349]*[.B1349]" office:value-type="float" office:value="72297.9423049867" calcext:value-type="float">
            <text:p>72297,9423</text:p>
          </table:table-cell>
          <table:table-cell table:number-columns-repeated="5"/>
          <table:table-cell table:formula="of:=COM.MICROSOFT.NORM.INV(RAND();[.$S$28];[.$S$30])" office:value-type="float" office:value="58161.9021653592" calcext:value-type="float">
            <text:p>58161,9021653592</text:p>
          </table:table-cell>
          <table:table-cell table:number-columns-repeated="1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18+4*RAND()" office:value-type="float" office:value="20.9401516173966" calcext:value-type="float">
            <text:p>20,9402</text:p>
          </table:table-cell>
          <table:table-cell table:number-columns-repeated="5"/>
          <table:table-cell office:value-type="float" office:value="1325" calcext:value-type="float">
            <text:p>1325</text:p>
          </table:table-cell>
          <table:table-cell table:formula="of:=COM.MICROSOFT.NORM.INV(RAND();80;10)" office:value-type="float" office:value="84.3442319185926" calcext:value-type="float">
            <text:p>84,3442</text:p>
          </table:table-cell>
          <table:table-cell table:number-columns-repeated="5"/>
          <table:table-cell office:value-type="float" office:value="1325" calcext:value-type="float">
            <text:p>1325</text:p>
          </table:table-cell>
          <table:table-cell table:formula="of:=4*PI()*PI()*[.I1350]*[.B1350]" office:value-type="float" office:value="69726.0312576996" calcext:value-type="float">
            <text:p>69726,0313</text:p>
          </table:table-cell>
          <table:table-cell table:number-columns-repeated="5"/>
          <table:table-cell table:formula="of:=COM.MICROSOFT.NORM.INV(RAND();[.$S$28];[.$S$30])" office:value-type="float" office:value="62548.9234151836" calcext:value-type="float">
            <text:p>62548,9234151836</text:p>
          </table:table-cell>
          <table:table-cell table:number-columns-repeated="1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18+4*RAND()" office:value-type="float" office:value="20.3186063352041" calcext:value-type="float">
            <text:p>20,3186</text:p>
          </table:table-cell>
          <table:table-cell table:number-columns-repeated="5"/>
          <table:table-cell office:value-type="float" office:value="1326" calcext:value-type="float">
            <text:p>1326</text:p>
          </table:table-cell>
          <table:table-cell table:formula="of:=COM.MICROSOFT.NORM.INV(RAND();80;10)" office:value-type="float" office:value="78.4922498856685" calcext:value-type="float">
            <text:p>78,4922</text:p>
          </table:table-cell>
          <table:table-cell table:number-columns-repeated="5"/>
          <table:table-cell office:value-type="float" office:value="1326" calcext:value-type="float">
            <text:p>1326</text:p>
          </table:table-cell>
          <table:table-cell table:formula="of:=4*PI()*PI()*[.I1351]*[.B1351]" office:value-type="float" office:value="62962.2777176064" calcext:value-type="float">
            <text:p>62962,2777</text:p>
          </table:table-cell>
          <table:table-cell table:number-columns-repeated="5"/>
          <table:table-cell table:formula="of:=COM.MICROSOFT.NORM.INV(RAND();[.$S$28];[.$S$30])" office:value-type="float" office:value="56281.7384061502" calcext:value-type="float">
            <text:p>56281,7384061502</text:p>
          </table:table-cell>
          <table:table-cell table:number-columns-repeated="1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18+4*RAND()" office:value-type="float" office:value="18.4378199954517" calcext:value-type="float">
            <text:p>18,4378</text:p>
          </table:table-cell>
          <table:table-cell table:number-columns-repeated="5"/>
          <table:table-cell office:value-type="float" office:value="1327" calcext:value-type="float">
            <text:p>1327</text:p>
          </table:table-cell>
          <table:table-cell table:formula="of:=COM.MICROSOFT.NORM.INV(RAND();80;10)" office:value-type="float" office:value="64.1045506419941" calcext:value-type="float">
            <text:p>64,1046</text:p>
          </table:table-cell>
          <table:table-cell table:number-columns-repeated="5"/>
          <table:table-cell office:value-type="float" office:value="1327" calcext:value-type="float">
            <text:p>1327</text:p>
          </table:table-cell>
          <table:table-cell table:formula="of:=4*PI()*PI()*[.I1352]*[.B1352]" office:value-type="float" office:value="46661.4432693035" calcext:value-type="float">
            <text:p>46661,4433</text:p>
          </table:table-cell>
          <table:table-cell table:number-columns-repeated="5"/>
          <table:table-cell table:formula="of:=COM.MICROSOFT.NORM.INV(RAND();[.$S$28];[.$S$30])" office:value-type="float" office:value="58935.3062284585" calcext:value-type="float">
            <text:p>58935,3062284585</text:p>
          </table:table-cell>
          <table:table-cell table:number-columns-repeated="1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18+4*RAND()" office:value-type="float" office:value="18.4727783757262" calcext:value-type="float">
            <text:p>18,4728</text:p>
          </table:table-cell>
          <table:table-cell table:number-columns-repeated="5"/>
          <table:table-cell office:value-type="float" office:value="1328" calcext:value-type="float">
            <text:p>1328</text:p>
          </table:table-cell>
          <table:table-cell table:formula="of:=COM.MICROSOFT.NORM.INV(RAND();80;10)" office:value-type="float" office:value="83.8180154538308" calcext:value-type="float">
            <text:p>83,8180</text:p>
          </table:table-cell>
          <table:table-cell table:number-columns-repeated="5"/>
          <table:table-cell office:value-type="float" office:value="1328" calcext:value-type="float">
            <text:p>1328</text:p>
          </table:table-cell>
          <table:table-cell table:formula="of:=4*PI()*PI()*[.I1353]*[.B1353]" office:value-type="float" office:value="61126.471985857" calcext:value-type="float">
            <text:p>61126,4720</text:p>
          </table:table-cell>
          <table:table-cell table:number-columns-repeated="5"/>
          <table:table-cell table:formula="of:=COM.MICROSOFT.NORM.INV(RAND();[.$S$28];[.$S$30])" office:value-type="float" office:value="58664.09086972" calcext:value-type="float">
            <text:p>58664,09086972</text:p>
          </table:table-cell>
          <table:table-cell table:number-columns-repeated="1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18+4*RAND()" office:value-type="float" office:value="21.9843300492503" calcext:value-type="float">
            <text:p>21,9843</text:p>
          </table:table-cell>
          <table:table-cell table:number-columns-repeated="5"/>
          <table:table-cell office:value-type="float" office:value="1329" calcext:value-type="float">
            <text:p>1329</text:p>
          </table:table-cell>
          <table:table-cell table:formula="of:=COM.MICROSOFT.NORM.INV(RAND();80;10)" office:value-type="float" office:value="80.7727120034436" calcext:value-type="float">
            <text:p>80,7727</text:p>
          </table:table-cell>
          <table:table-cell table:number-columns-repeated="5"/>
          <table:table-cell office:value-type="float" office:value="1329" calcext:value-type="float">
            <text:p>1329</text:p>
          </table:table-cell>
          <table:table-cell table:formula="of:=4*PI()*PI()*[.I1354]*[.B1354]" office:value-type="float" office:value="70103.1668135681" calcext:value-type="float">
            <text:p>70103,1668</text:p>
          </table:table-cell>
          <table:table-cell table:number-columns-repeated="5"/>
          <table:table-cell table:formula="of:=COM.MICROSOFT.NORM.INV(RAND();[.$S$28];[.$S$30])" office:value-type="float" office:value="58968.4571868245" calcext:value-type="float">
            <text:p>58968,4571868245</text:p>
          </table:table-cell>
          <table:table-cell table:number-columns-repeated="1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18+4*RAND()" office:value-type="float" office:value="21.8908241367899" calcext:value-type="float">
            <text:p>21,8908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formula="of:=COM.MICROSOFT.NORM.INV(RAND();80;10)" office:value-type="float" office:value="84.1690347102722" calcext:value-type="float">
            <text:p>84,1690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formula="of:=4*PI()*PI()*[.I1355]*[.B1355]" office:value-type="float" office:value="72740.1504944922" calcext:value-type="float">
            <text:p>72740,1505</text:p>
          </table:table-cell>
          <table:table-cell table:number-columns-repeated="5"/>
          <table:table-cell table:formula="of:=COM.MICROSOFT.NORM.INV(RAND();[.$S$28];[.$S$30])" office:value-type="float" office:value="62819.0399534099" calcext:value-type="float">
            <text:p>62819,0399534099</text:p>
          </table:table-cell>
          <table:table-cell table:number-columns-repeated="1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18+4*RAND()" office:value-type="float" office:value="21.7018061275594" calcext:value-type="float">
            <text:p>21,7018</text:p>
          </table:table-cell>
          <table:table-cell table:number-columns-repeated="5"/>
          <table:table-cell office:value-type="float" office:value="1331" calcext:value-type="float">
            <text:p>1331</text:p>
          </table:table-cell>
          <table:table-cell table:formula="of:=COM.MICROSOFT.NORM.INV(RAND();80;10)" office:value-type="float" office:value="80.4031988578109" calcext:value-type="float">
            <text:p>80,4032</text:p>
          </table:table-cell>
          <table:table-cell table:number-columns-repeated="5"/>
          <table:table-cell office:value-type="float" office:value="1331" calcext:value-type="float">
            <text:p>1331</text:p>
          </table:table-cell>
          <table:table-cell table:formula="of:=4*PI()*PI()*[.I1356]*[.B1356]" office:value-type="float" office:value="68885.6790227508" calcext:value-type="float">
            <text:p>68885,6790</text:p>
          </table:table-cell>
          <table:table-cell table:number-columns-repeated="5"/>
          <table:table-cell table:formula="of:=COM.MICROSOFT.NORM.INV(RAND();[.$S$28];[.$S$30])" office:value-type="float" office:value="67723.8508833918" calcext:value-type="float">
            <text:p>67723,8508833918</text:p>
          </table:table-cell>
          <table:table-cell table:number-columns-repeated="1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18+4*RAND()" office:value-type="float" office:value="20.5454659149982" calcext:value-type="float">
            <text:p>20,5455</text:p>
          </table:table-cell>
          <table:table-cell table:number-columns-repeated="5"/>
          <table:table-cell office:value-type="float" office:value="1332" calcext:value-type="float">
            <text:p>1332</text:p>
          </table:table-cell>
          <table:table-cell table:formula="of:=COM.MICROSOFT.NORM.INV(RAND();80;10)" office:value-type="float" office:value="85.391844171833" calcext:value-type="float">
            <text:p>85,3918</text:p>
          </table:table-cell>
          <table:table-cell table:number-columns-repeated="5"/>
          <table:table-cell office:value-type="float" office:value="1332" calcext:value-type="float">
            <text:p>1332</text:p>
          </table:table-cell>
          <table:table-cell table:formula="of:=4*PI()*PI()*[.I1357]*[.B1357]" office:value-type="float" office:value="69261.5368586412" calcext:value-type="float">
            <text:p>69261,5369</text:p>
          </table:table-cell>
          <table:table-cell table:number-columns-repeated="5"/>
          <table:table-cell table:formula="of:=COM.MICROSOFT.NORM.INV(RAND();[.$S$28];[.$S$30])" office:value-type="float" office:value="75827.3016264279" calcext:value-type="float">
            <text:p>75827,3016264279</text:p>
          </table:table-cell>
          <table:table-cell table:number-columns-repeated="1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18+4*RAND()" office:value-type="float" office:value="20.2116818246432" calcext:value-type="float">
            <text:p>20,2117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formula="of:=COM.MICROSOFT.NORM.INV(RAND();80;10)" office:value-type="float" office:value="83.4709513083104" calcext:value-type="float">
            <text:p>83,4710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formula="of:=4*PI()*PI()*[.I1358]*[.B1358]" office:value-type="float" office:value="66603.5768156538" calcext:value-type="float">
            <text:p>66603,5768</text:p>
          </table:table-cell>
          <table:table-cell table:number-columns-repeated="5"/>
          <table:table-cell table:formula="of:=COM.MICROSOFT.NORM.INV(RAND();[.$S$28];[.$S$30])" office:value-type="float" office:value="51317.9402935642" calcext:value-type="float">
            <text:p>51317,9402935642</text:p>
          </table:table-cell>
          <table:table-cell table:number-columns-repeated="1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18+4*RAND()" office:value-type="float" office:value="19.7782475645654" calcext:value-type="float">
            <text:p>19,7782</text:p>
          </table:table-cell>
          <table:table-cell table:number-columns-repeated="5"/>
          <table:table-cell office:value-type="float" office:value="1334" calcext:value-type="float">
            <text:p>1334</text:p>
          </table:table-cell>
          <table:table-cell table:formula="of:=COM.MICROSOFT.NORM.INV(RAND();80;10)" office:value-type="float" office:value="84.2654175764382" calcext:value-type="float">
            <text:p>84,2654</text:p>
          </table:table-cell>
          <table:table-cell table:number-columns-repeated="5"/>
          <table:table-cell office:value-type="float" office:value="1334" calcext:value-type="float">
            <text:p>1334</text:p>
          </table:table-cell>
          <table:table-cell table:formula="of:=4*PI()*PI()*[.I1359]*[.B1359]" office:value-type="float" office:value="65795.6107517032" calcext:value-type="float">
            <text:p>65795,6108</text:p>
          </table:table-cell>
          <table:table-cell table:number-columns-repeated="5"/>
          <table:table-cell table:formula="of:=COM.MICROSOFT.NORM.INV(RAND();[.$S$28];[.$S$30])" office:value-type="float" office:value="65998.5939176607" calcext:value-type="float">
            <text:p>65998,5939176607</text:p>
          </table:table-cell>
          <table:table-cell table:number-columns-repeated="1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18+4*RAND()" office:value-type="float" office:value="19.211150504183" calcext:value-type="float">
            <text:p>19,2112</text:p>
          </table:table-cell>
          <table:table-cell table:number-columns-repeated="5"/>
          <table:table-cell office:value-type="float" office:value="1335" calcext:value-type="float">
            <text:p>1335</text:p>
          </table:table-cell>
          <table:table-cell table:formula="of:=COM.MICROSOFT.NORM.INV(RAND();80;10)" office:value-type="float" office:value="75.9733282365913" calcext:value-type="float">
            <text:p>75,9733</text:p>
          </table:table-cell>
          <table:table-cell table:number-columns-repeated="5"/>
          <table:table-cell office:value-type="float" office:value="1335" calcext:value-type="float">
            <text:p>1335</text:p>
          </table:table-cell>
          <table:table-cell table:formula="of:=4*PI()*PI()*[.I1360]*[.B1360]" office:value-type="float" office:value="57620.1339379922" calcext:value-type="float">
            <text:p>57620,1339</text:p>
          </table:table-cell>
          <table:table-cell table:number-columns-repeated="5"/>
          <table:table-cell table:formula="of:=COM.MICROSOFT.NORM.INV(RAND();[.$S$28];[.$S$30])" office:value-type="float" office:value="64691.0737112836" calcext:value-type="float">
            <text:p>64691,0737112836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18+4*RAND()" office:value-type="float" office:value="20.5367061118595" calcext:value-type="float">
            <text:p>20,5367</text:p>
          </table:table-cell>
          <table:table-cell table:number-columns-repeated="5"/>
          <table:table-cell office:value-type="float" office:value="1336" calcext:value-type="float">
            <text:p>1336</text:p>
          </table:table-cell>
          <table:table-cell table:formula="of:=COM.MICROSOFT.NORM.INV(RAND();80;10)" office:value-type="float" office:value="74.5424441529204" calcext:value-type="float">
            <text:p>74,5424</text:p>
          </table:table-cell>
          <table:table-cell table:number-columns-repeated="5"/>
          <table:table-cell office:value-type="float" office:value="1336" calcext:value-type="float">
            <text:p>1336</text:p>
          </table:table-cell>
          <table:table-cell table:formula="of:=4*PI()*PI()*[.I1361]*[.B1361]" office:value-type="float" office:value="60435.7830572579" calcext:value-type="float">
            <text:p>60435,7831</text:p>
          </table:table-cell>
          <table:table-cell table:number-columns-repeated="5"/>
          <table:table-cell table:formula="of:=COM.MICROSOFT.NORM.INV(RAND();[.$S$28];[.$S$30])" office:value-type="float" office:value="66334.9735863582" calcext:value-type="float">
            <text:p>66334,9735863582</text:p>
          </table:table-cell>
          <table:table-cell table:number-columns-repeated="1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18+4*RAND()" office:value-type="float" office:value="20.1970014176331" calcext:value-type="float">
            <text:p>20,1970</text:p>
          </table:table-cell>
          <table:table-cell table:number-columns-repeated="5"/>
          <table:table-cell office:value-type="float" office:value="1337" calcext:value-type="float">
            <text:p>1337</text:p>
          </table:table-cell>
          <table:table-cell table:formula="of:=COM.MICROSOFT.NORM.INV(RAND();80;10)" office:value-type="float" office:value="68.7782644858523" calcext:value-type="float">
            <text:p>68,7783</text:p>
          </table:table-cell>
          <table:table-cell table:number-columns-repeated="5"/>
          <table:table-cell office:value-type="float" office:value="1337" calcext:value-type="float">
            <text:p>1337</text:p>
          </table:table-cell>
          <table:table-cell table:formula="of:=4*PI()*PI()*[.I1362]*[.B1362]" office:value-type="float" office:value="54840.0504370995" calcext:value-type="float">
            <text:p>54840,0504</text:p>
          </table:table-cell>
          <table:table-cell table:number-columns-repeated="5"/>
          <table:table-cell table:formula="of:=COM.MICROSOFT.NORM.INV(RAND();[.$S$28];[.$S$30])" office:value-type="float" office:value="46357.1889064502" calcext:value-type="float">
            <text:p>46357,1889064502</text:p>
          </table:table-cell>
          <table:table-cell table:number-columns-repeated="1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18+4*RAND()" office:value-type="float" office:value="19.1212847460993" calcext:value-type="float">
            <text:p>19,1213</text:p>
          </table:table-cell>
          <table:table-cell table:number-columns-repeated="5"/>
          <table:table-cell office:value-type="float" office:value="1338" calcext:value-type="float">
            <text:p>1338</text:p>
          </table:table-cell>
          <table:table-cell table:formula="of:=COM.MICROSOFT.NORM.INV(RAND();80;10)" office:value-type="float" office:value="78.848719043796" calcext:value-type="float">
            <text:p>78,8487</text:p>
          </table:table-cell>
          <table:table-cell table:number-columns-repeated="5"/>
          <table:table-cell office:value-type="float" office:value="1338" calcext:value-type="float">
            <text:p>1338</text:p>
          </table:table-cell>
          <table:table-cell table:formula="of:=4*PI()*PI()*[.I1363]*[.B1363]" office:value-type="float" office:value="59521.1684073381" calcext:value-type="float">
            <text:p>59521,1684</text:p>
          </table:table-cell>
          <table:table-cell table:number-columns-repeated="5"/>
          <table:table-cell table:formula="of:=COM.MICROSOFT.NORM.INV(RAND();[.$S$28];[.$S$30])" office:value-type="float" office:value="59215.2419884099" calcext:value-type="float">
            <text:p>59215,2419884099</text:p>
          </table:table-cell>
          <table:table-cell table:number-columns-repeated="1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18+4*RAND()" office:value-type="float" office:value="18.669740981888" calcext:value-type="float">
            <text:p>18,6697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formula="of:=COM.MICROSOFT.NORM.INV(RAND();80;10)" office:value-type="float" office:value="71.9374268951378" calcext:value-type="float">
            <text:p>71,9374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formula="of:=4*PI()*PI()*[.I1364]*[.B1364]" office:value-type="float" office:value="53021.6122139546" calcext:value-type="float">
            <text:p>53021,6122</text:p>
          </table:table-cell>
          <table:table-cell table:number-columns-repeated="5"/>
          <table:table-cell table:formula="of:=COM.MICROSOFT.NORM.INV(RAND();[.$S$28];[.$S$30])" office:value-type="float" office:value="54559.3896010049" calcext:value-type="float">
            <text:p>54559,3896010049</text:p>
          </table:table-cell>
          <table:table-cell table:number-columns-repeated="1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18+4*RAND()" office:value-type="float" office:value="20.2990139531903" calcext:value-type="float">
            <text:p>20,2990</text:p>
          </table:table-cell>
          <table:table-cell table:number-columns-repeated="5"/>
          <table:table-cell office:value-type="float" office:value="1340" calcext:value-type="float">
            <text:p>1340</text:p>
          </table:table-cell>
          <table:table-cell table:formula="of:=COM.MICROSOFT.NORM.INV(RAND();80;10)" office:value-type="float" office:value="58.8765735985492" calcext:value-type="float">
            <text:p>58,8766</text:p>
          </table:table-cell>
          <table:table-cell table:number-columns-repeated="5"/>
          <table:table-cell office:value-type="float" office:value="1340" calcext:value-type="float">
            <text:p>1340</text:p>
          </table:table-cell>
          <table:table-cell table:formula="of:=4*PI()*PI()*[.I1365]*[.B1365]" office:value-type="float" office:value="47182.0934588289" calcext:value-type="float">
            <text:p>47182,0935</text:p>
          </table:table-cell>
          <table:table-cell table:number-columns-repeated="5"/>
          <table:table-cell table:formula="of:=COM.MICROSOFT.NORM.INV(RAND();[.$S$28];[.$S$30])" office:value-type="float" office:value="51541.3814626542" calcext:value-type="float">
            <text:p>51541,3814626542</text:p>
          </table:table-cell>
          <table:table-cell table:number-columns-repeated="1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18+4*RAND()" office:value-type="float" office:value="21.4900547699071" calcext:value-type="float">
            <text:p>21,4901</text:p>
          </table:table-cell>
          <table:table-cell table:number-columns-repeated="5"/>
          <table:table-cell office:value-type="float" office:value="1341" calcext:value-type="float">
            <text:p>1341</text:p>
          </table:table-cell>
          <table:table-cell table:formula="of:=COM.MICROSOFT.NORM.INV(RAND();80;10)" office:value-type="float" office:value="98.4514181522659" calcext:value-type="float">
            <text:p>98,4514</text:p>
          </table:table-cell>
          <table:table-cell table:number-columns-repeated="5"/>
          <table:table-cell office:value-type="float" office:value="1341" calcext:value-type="float">
            <text:p>1341</text:p>
          </table:table-cell>
          <table:table-cell table:formula="of:=4*PI()*PI()*[.I1366]*[.B1366]" office:value-type="float" office:value="83525.5291030041" calcext:value-type="float">
            <text:p>83525,5291</text:p>
          </table:table-cell>
          <table:table-cell table:number-columns-repeated="5"/>
          <table:table-cell table:formula="of:=COM.MICROSOFT.NORM.INV(RAND();[.$S$28];[.$S$30])" office:value-type="float" office:value="50566.8314370212" calcext:value-type="float">
            <text:p>50566,8314370212</text:p>
          </table:table-cell>
          <table:table-cell table:number-columns-repeated="1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18+4*RAND()" office:value-type="float" office:value="18.9799508848228" calcext:value-type="float">
            <text:p>18,9800</text:p>
          </table:table-cell>
          <table:table-cell table:number-columns-repeated="5"/>
          <table:table-cell office:value-type="float" office:value="1342" calcext:value-type="float">
            <text:p>1342</text:p>
          </table:table-cell>
          <table:table-cell table:formula="of:=COM.MICROSOFT.NORM.INV(RAND();80;10)" office:value-type="float" office:value="84.3014224315626" calcext:value-type="float">
            <text:p>84,3014</text:p>
          </table:table-cell>
          <table:table-cell table:number-columns-repeated="5"/>
          <table:table-cell office:value-type="float" office:value="1342" calcext:value-type="float">
            <text:p>1342</text:p>
          </table:table-cell>
          <table:table-cell table:formula="of:=4*PI()*PI()*[.I1367]*[.B1367]" office:value-type="float" office:value="63166.9232337379" calcext:value-type="float">
            <text:p>63166,9232</text:p>
          </table:table-cell>
          <table:table-cell table:number-columns-repeated="5"/>
          <table:table-cell table:formula="of:=COM.MICROSOFT.NORM.INV(RAND();[.$S$28];[.$S$30])" office:value-type="float" office:value="65191.5496430942" calcext:value-type="float">
            <text:p>65191,5496430942</text:p>
          </table:table-cell>
          <table:table-cell table:number-columns-repeated="1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18+4*RAND()" office:value-type="float" office:value="20.4085478088819" calcext:value-type="float">
            <text:p>20,4085</text:p>
          </table:table-cell>
          <table:table-cell table:number-columns-repeated="5"/>
          <table:table-cell office:value-type="float" office:value="1343" calcext:value-type="float">
            <text:p>1343</text:p>
          </table:table-cell>
          <table:table-cell table:formula="of:=COM.MICROSOFT.NORM.INV(RAND();80;10)" office:value-type="float" office:value="96.8894864051607" calcext:value-type="float">
            <text:p>96,8895</text:p>
          </table:table-cell>
          <table:table-cell table:number-columns-repeated="5"/>
          <table:table-cell office:value-type="float" office:value="1343" calcext:value-type="float">
            <text:p>1343</text:p>
          </table:table-cell>
          <table:table-cell table:formula="of:=4*PI()*PI()*[.I1368]*[.B1368]" office:value-type="float" office:value="78063.5852995096" calcext:value-type="float">
            <text:p>78063,5853</text:p>
          </table:table-cell>
          <table:table-cell table:number-columns-repeated="5"/>
          <table:table-cell table:formula="of:=COM.MICROSOFT.NORM.INV(RAND();[.$S$28];[.$S$30])" office:value-type="float" office:value="56273.5117543101" calcext:value-type="float">
            <text:p>56273,5117543101</text:p>
          </table:table-cell>
          <table:table-cell table:number-columns-repeated="1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18+4*RAND()" office:value-type="float" office:value="19.425988052506" calcext:value-type="float">
            <text:p>19,4260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formula="of:=COM.MICROSOFT.NORM.INV(RAND();80;10)" office:value-type="float" office:value="79.5797438788887" calcext:value-type="float">
            <text:p>79,5797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formula="of:=4*PI()*PI()*[.I1369]*[.B1369]" office:value-type="float" office:value="61030.2840231253" calcext:value-type="float">
            <text:p>61030,2840</text:p>
          </table:table-cell>
          <table:table-cell table:number-columns-repeated="5"/>
          <table:table-cell table:formula="of:=COM.MICROSOFT.NORM.INV(RAND();[.$S$28];[.$S$30])" office:value-type="float" office:value="57934.6564402917" calcext:value-type="float">
            <text:p>57934,6564402917</text:p>
          </table:table-cell>
          <table:table-cell table:number-columns-repeated="1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18+4*RAND()" office:value-type="float" office:value="21.0728536886163" calcext:value-type="float">
            <text:p>21,0729</text:p>
          </table:table-cell>
          <table:table-cell table:number-columns-repeated="5"/>
          <table:table-cell office:value-type="float" office:value="1345" calcext:value-type="float">
            <text:p>1345</text:p>
          </table:table-cell>
          <table:table-cell table:formula="of:=COM.MICROSOFT.NORM.INV(RAND();80;10)" office:value-type="float" office:value="89.0236515694547" calcext:value-type="float">
            <text:p>89,0237</text:p>
          </table:table-cell>
          <table:table-cell table:number-columns-repeated="5"/>
          <table:table-cell office:value-type="float" office:value="1345" calcext:value-type="float">
            <text:p>1345</text:p>
          </table:table-cell>
          <table:table-cell table:formula="of:=4*PI()*PI()*[.I1370]*[.B1370]" office:value-type="float" office:value="74060.8159877668" calcext:value-type="float">
            <text:p>74060,8160</text:p>
          </table:table-cell>
          <table:table-cell table:number-columns-repeated="5"/>
          <table:table-cell table:formula="of:=COM.MICROSOFT.NORM.INV(RAND();[.$S$28];[.$S$30])" office:value-type="float" office:value="80849.9089431126" calcext:value-type="float">
            <text:p>80849,9089431126</text:p>
          </table:table-cell>
          <table:table-cell table:number-columns-repeated="1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18+4*RAND()" office:value-type="float" office:value="18.8639891766943" calcext:value-type="float">
            <text:p>18,8640</text:p>
          </table:table-cell>
          <table:table-cell table:number-columns-repeated="5"/>
          <table:table-cell office:value-type="float" office:value="1346" calcext:value-type="float">
            <text:p>1346</text:p>
          </table:table-cell>
          <table:table-cell table:formula="of:=COM.MICROSOFT.NORM.INV(RAND();80;10)" office:value-type="float" office:value="50.256729753058" calcext:value-type="float">
            <text:p>50,2567</text:p>
          </table:table-cell>
          <table:table-cell table:number-columns-repeated="5"/>
          <table:table-cell office:value-type="float" office:value="1346" calcext:value-type="float">
            <text:p>1346</text:p>
          </table:table-cell>
          <table:table-cell table:formula="of:=4*PI()*PI()*[.I1371]*[.B1371]" office:value-type="float" office:value="37427.2140153558" calcext:value-type="float">
            <text:p>37427,2140</text:p>
          </table:table-cell>
          <table:table-cell table:number-columns-repeated="5"/>
          <table:table-cell table:formula="of:=COM.MICROSOFT.NORM.INV(RAND();[.$S$28];[.$S$30])" office:value-type="float" office:value="59720.0043716634" calcext:value-type="float">
            <text:p>59720,0043716634</text:p>
          </table:table-cell>
          <table:table-cell table:number-columns-repeated="1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18+4*RAND()" office:value-type="float" office:value="21.8653940740041" calcext:value-type="float">
            <text:p>21,8654</text:p>
          </table:table-cell>
          <table:table-cell table:number-columns-repeated="5"/>
          <table:table-cell office:value-type="float" office:value="1347" calcext:value-type="float">
            <text:p>1347</text:p>
          </table:table-cell>
          <table:table-cell table:formula="of:=COM.MICROSOFT.NORM.INV(RAND();80;10)" office:value-type="float" office:value="66.83128948974" calcext:value-type="float">
            <text:p>66,8313</text:p>
          </table:table-cell>
          <table:table-cell table:number-columns-repeated="5"/>
          <table:table-cell office:value-type="float" office:value="1347" calcext:value-type="float">
            <text:p>1347</text:p>
          </table:table-cell>
          <table:table-cell table:formula="of:=4*PI()*PI()*[.I1372]*[.B1372]" office:value-type="float" office:value="57689.5148136191" calcext:value-type="float">
            <text:p>57689,5148</text:p>
          </table:table-cell>
          <table:table-cell table:number-columns-repeated="5"/>
          <table:table-cell table:formula="of:=COM.MICROSOFT.NORM.INV(RAND();[.$S$28];[.$S$30])" office:value-type="float" office:value="62206.9054434604" calcext:value-type="float">
            <text:p>62206,9054434604</text:p>
          </table:table-cell>
          <table:table-cell table:number-columns-repeated="1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18+4*RAND()" office:value-type="float" office:value="18.0022156969644" calcext:value-type="float">
            <text:p>18,0022</text:p>
          </table:table-cell>
          <table:table-cell table:number-columns-repeated="5"/>
          <table:table-cell office:value-type="float" office:value="1348" calcext:value-type="float">
            <text:p>1348</text:p>
          </table:table-cell>
          <table:table-cell table:formula="of:=COM.MICROSOFT.NORM.INV(RAND();80;10)" office:value-type="float" office:value="76.8026599152975" calcext:value-type="float">
            <text:p>76,8027</text:p>
          </table:table-cell>
          <table:table-cell table:number-columns-repeated="5"/>
          <table:table-cell office:value-type="float" office:value="1348" calcext:value-type="float">
            <text:p>1348</text:p>
          </table:table-cell>
          <table:table-cell table:formula="of:=4*PI()*PI()*[.I1373]*[.B1373]" office:value-type="float" office:value="54583.5727611082" calcext:value-type="float">
            <text:p>54583,5728</text:p>
          </table:table-cell>
          <table:table-cell table:number-columns-repeated="5"/>
          <table:table-cell table:formula="of:=COM.MICROSOFT.NORM.INV(RAND();[.$S$28];[.$S$30])" office:value-type="float" office:value="49381.1706229302" calcext:value-type="float">
            <text:p>49381,1706229302</text:p>
          </table:table-cell>
          <table:table-cell table:number-columns-repeated="1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18+4*RAND()" office:value-type="float" office:value="19.4934167903848" calcext:value-type="float">
            <text:p>19,4934</text:p>
          </table:table-cell>
          <table:table-cell table:number-columns-repeated="5"/>
          <table:table-cell office:value-type="float" office:value="1349" calcext:value-type="float">
            <text:p>1349</text:p>
          </table:table-cell>
          <table:table-cell table:formula="of:=COM.MICROSOFT.NORM.INV(RAND();80;10)" office:value-type="float" office:value="77.505398615601" calcext:value-type="float">
            <text:p>77,5054</text:p>
          </table:table-cell>
          <table:table-cell table:number-columns-repeated="5"/>
          <table:table-cell office:value-type="float" office:value="1349" calcext:value-type="float">
            <text:p>1349</text:p>
          </table:table-cell>
          <table:table-cell table:formula="of:=4*PI()*PI()*[.I1374]*[.B1374]" office:value-type="float" office:value="59645.7713740133" calcext:value-type="float">
            <text:p>59645,7714</text:p>
          </table:table-cell>
          <table:table-cell table:number-columns-repeated="5"/>
          <table:table-cell table:formula="of:=COM.MICROSOFT.NORM.INV(RAND();[.$S$28];[.$S$30])" office:value-type="float" office:value="49553.3997668267" calcext:value-type="float">
            <text:p>49553,3997668267</text:p>
          </table:table-cell>
          <table:table-cell table:number-columns-repeated="1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18+4*RAND()" office:value-type="float" office:value="18.4268020815216" calcext:value-type="float">
            <text:p>18,4268</text:p>
          </table:table-cell>
          <table:table-cell table:number-columns-repeated="5"/>
          <table:table-cell office:value-type="float" office:value="1350" calcext:value-type="float">
            <text:p>1350</text:p>
          </table:table-cell>
          <table:table-cell table:formula="of:=COM.MICROSOFT.NORM.INV(RAND();80;10)" office:value-type="float" office:value="64.5513177135216" calcext:value-type="float">
            <text:p>64,5513</text:p>
          </table:table-cell>
          <table:table-cell table:number-columns-repeated="5"/>
          <table:table-cell office:value-type="float" office:value="1350" calcext:value-type="float">
            <text:p>1350</text:p>
          </table:table-cell>
          <table:table-cell table:formula="of:=4*PI()*PI()*[.I1375]*[.B1375]" office:value-type="float" office:value="46958.5653403856" calcext:value-type="float">
            <text:p>46958,5653</text:p>
          </table:table-cell>
          <table:table-cell table:number-columns-repeated="5"/>
          <table:table-cell table:formula="of:=COM.MICROSOFT.NORM.INV(RAND();[.$S$28];[.$S$30])" office:value-type="float" office:value="58375.5666759444" calcext:value-type="float">
            <text:p>58375,5666759444</text:p>
          </table:table-cell>
          <table:table-cell table:number-columns-repeated="1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18+4*RAND()" office:value-type="float" office:value="18.5581321199425" calcext:value-type="float">
            <text:p>18,5581</text:p>
          </table:table-cell>
          <table:table-cell table:number-columns-repeated="5"/>
          <table:table-cell office:value-type="float" office:value="1351" calcext:value-type="float">
            <text:p>1351</text:p>
          </table:table-cell>
          <table:table-cell table:formula="of:=COM.MICROSOFT.NORM.INV(RAND();80;10)" office:value-type="float" office:value="62.5692890158711" calcext:value-type="float">
            <text:p>62,5693</text:p>
          </table:table-cell>
          <table:table-cell table:number-columns-repeated="5"/>
          <table:table-cell office:value-type="float" office:value="1351" calcext:value-type="float">
            <text:p>1351</text:p>
          </table:table-cell>
          <table:table-cell table:formula="of:=4*PI()*PI()*[.I1376]*[.B1376]" office:value-type="float" office:value="45841.1199105731" calcext:value-type="float">
            <text:p>45841,1199</text:p>
          </table:table-cell>
          <table:table-cell table:number-columns-repeated="5"/>
          <table:table-cell table:formula="of:=COM.MICROSOFT.NORM.INV(RAND();[.$S$28];[.$S$30])" office:value-type="float" office:value="59096.4010666901" calcext:value-type="float">
            <text:p>59096,4010666901</text:p>
          </table:table-cell>
          <table:table-cell table:number-columns-repeated="1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18+4*RAND()" office:value-type="float" office:value="20.5013604550622" calcext:value-type="float">
            <text:p>20,5014</text:p>
          </table:table-cell>
          <table:table-cell table:number-columns-repeated="5"/>
          <table:table-cell office:value-type="float" office:value="1352" calcext:value-type="float">
            <text:p>1352</text:p>
          </table:table-cell>
          <table:table-cell table:formula="of:=COM.MICROSOFT.NORM.INV(RAND();80;10)" office:value-type="float" office:value="73.5845381354873" calcext:value-type="float">
            <text:p>73,5845</text:p>
          </table:table-cell>
          <table:table-cell table:number-columns-repeated="5"/>
          <table:table-cell office:value-type="float" office:value="1352" calcext:value-type="float">
            <text:p>1352</text:p>
          </table:table-cell>
          <table:table-cell table:formula="of:=4*PI()*PI()*[.I1377]*[.B1377]" office:value-type="float" office:value="59556.4752010862" calcext:value-type="float">
            <text:p>59556,4752</text:p>
          </table:table-cell>
          <table:table-cell table:number-columns-repeated="5"/>
          <table:table-cell table:formula="of:=COM.MICROSOFT.NORM.INV(RAND();[.$S$28];[.$S$30])" office:value-type="float" office:value="58837.838579177" calcext:value-type="float">
            <text:p>58837,838579177</text:p>
          </table:table-cell>
          <table:table-cell table:number-columns-repeated="1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18+4*RAND()" office:value-type="float" office:value="20.5246686493047" calcext:value-type="float">
            <text:p>20,5247</text:p>
          </table:table-cell>
          <table:table-cell table:number-columns-repeated="5"/>
          <table:table-cell office:value-type="float" office:value="1353" calcext:value-type="float">
            <text:p>1353</text:p>
          </table:table-cell>
          <table:table-cell table:formula="of:=COM.MICROSOFT.NORM.INV(RAND();80;10)" office:value-type="float" office:value="91.6749761452097" calcext:value-type="float">
            <text:p>91,6750</text:p>
          </table:table-cell>
          <table:table-cell table:number-columns-repeated="5"/>
          <table:table-cell office:value-type="float" office:value="1353" calcext:value-type="float">
            <text:p>1353</text:p>
          </table:table-cell>
          <table:table-cell table:formula="of:=4*PI()*PI()*[.I1378]*[.B1378]" office:value-type="float" office:value="74282.5316946692" calcext:value-type="float">
            <text:p>74282,5317</text:p>
          </table:table-cell>
          <table:table-cell table:number-columns-repeated="5"/>
          <table:table-cell table:formula="of:=COM.MICROSOFT.NORM.INV(RAND();[.$S$28];[.$S$30])" office:value-type="float" office:value="58844.0803048037" calcext:value-type="float">
            <text:p>58844,0803048037</text:p>
          </table:table-cell>
          <table:table-cell table:number-columns-repeated="1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18+4*RAND()" office:value-type="float" office:value="19.6097973505966" calcext:value-type="float">
            <text:p>19,6098</text:p>
          </table:table-cell>
          <table:table-cell table:number-columns-repeated="5"/>
          <table:table-cell office:value-type="float" office:value="1354" calcext:value-type="float">
            <text:p>1354</text:p>
          </table:table-cell>
          <table:table-cell table:formula="of:=COM.MICROSOFT.NORM.INV(RAND();80;10)" office:value-type="float" office:value="85.2900589870531" calcext:value-type="float">
            <text:p>85,2901</text:p>
          </table:table-cell>
          <table:table-cell table:number-columns-repeated="5"/>
          <table:table-cell office:value-type="float" office:value="1354" calcext:value-type="float">
            <text:p>1354</text:p>
          </table:table-cell>
          <table:table-cell table:formula="of:=4*PI()*PI()*[.I1379]*[.B1379]" office:value-type="float" office:value="66028.4735188455" calcext:value-type="float">
            <text:p>66028,4735</text:p>
          </table:table-cell>
          <table:table-cell table:number-columns-repeated="5"/>
          <table:table-cell table:formula="of:=COM.MICROSOFT.NORM.INV(RAND();[.$S$28];[.$S$30])" office:value-type="float" office:value="54705.8919829689" calcext:value-type="float">
            <text:p>54705,8919829689</text:p>
          </table:table-cell>
          <table:table-cell table:number-columns-repeated="1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18+4*RAND()" office:value-type="float" office:value="20.8899790621363" calcext:value-type="float">
            <text:p>20,8900</text:p>
          </table:table-cell>
          <table:table-cell table:number-columns-repeated="5"/>
          <table:table-cell office:value-type="float" office:value="1355" calcext:value-type="float">
            <text:p>1355</text:p>
          </table:table-cell>
          <table:table-cell table:formula="of:=COM.MICROSOFT.NORM.INV(RAND();80;10)" office:value-type="float" office:value="87.2452437018613" calcext:value-type="float">
            <text:p>87,2452</text:p>
          </table:table-cell>
          <table:table-cell table:number-columns-repeated="5"/>
          <table:table-cell office:value-type="float" office:value="1355" calcext:value-type="float">
            <text:p>1355</text:p>
          </table:table-cell>
          <table:table-cell table:formula="of:=4*PI()*PI()*[.I1380]*[.B1380]" office:value-type="float" office:value="71951.4418874709" calcext:value-type="float">
            <text:p>71951,4419</text:p>
          </table:table-cell>
          <table:table-cell table:number-columns-repeated="5"/>
          <table:table-cell table:formula="of:=COM.MICROSOFT.NORM.INV(RAND();[.$S$28];[.$S$30])" office:value-type="float" office:value="53080.3700683696" calcext:value-type="float">
            <text:p>53080,3700683696</text:p>
          </table:table-cell>
          <table:table-cell table:number-columns-repeated="1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18+4*RAND()" office:value-type="float" office:value="20.7723234877922" calcext:value-type="float">
            <text:p>20,7723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formula="of:=COM.MICROSOFT.NORM.INV(RAND();80;10)" office:value-type="float" office:value="77.6182993088878" calcext:value-type="float">
            <text:p>77,6183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formula="of:=4*PI()*PI()*[.I1381]*[.B1381]" office:value-type="float" office:value="63651.5430971644" calcext:value-type="float">
            <text:p>63651,5431</text:p>
          </table:table-cell>
          <table:table-cell table:number-columns-repeated="5"/>
          <table:table-cell table:formula="of:=COM.MICROSOFT.NORM.INV(RAND();[.$S$28];[.$S$30])" office:value-type="float" office:value="73554.1295975104" calcext:value-type="float">
            <text:p>73554,1295975104</text:p>
          </table:table-cell>
          <table:table-cell table:number-columns-repeated="1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18+4*RAND()" office:value-type="float" office:value="20.86705918191" calcext:value-type="float">
            <text:p>20,8671</text:p>
          </table:table-cell>
          <table:table-cell table:number-columns-repeated="5"/>
          <table:table-cell office:value-type="float" office:value="1357" calcext:value-type="float">
            <text:p>1357</text:p>
          </table:table-cell>
          <table:table-cell table:formula="of:=COM.MICROSOFT.NORM.INV(RAND();80;10)" office:value-type="float" office:value="72.0729522722989" calcext:value-type="float">
            <text:p>72,0730</text:p>
          </table:table-cell>
          <table:table-cell table:number-columns-repeated="5"/>
          <table:table-cell office:value-type="float" office:value="1357" calcext:value-type="float">
            <text:p>1357</text:p>
          </table:table-cell>
          <table:table-cell table:formula="of:=4*PI()*PI()*[.I1382]*[.B1382]" office:value-type="float" office:value="59373.5882829778" calcext:value-type="float">
            <text:p>59373,5883</text:p>
          </table:table-cell>
          <table:table-cell table:number-columns-repeated="5"/>
          <table:table-cell table:formula="of:=COM.MICROSOFT.NORM.INV(RAND();[.$S$28];[.$S$30])" office:value-type="float" office:value="62936.3604502971" calcext:value-type="float">
            <text:p>62936,3604502971</text:p>
          </table:table-cell>
          <table:table-cell table:number-columns-repeated="1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18+4*RAND()" office:value-type="float" office:value="19.1956764343195" calcext:value-type="float">
            <text:p>19,1957</text:p>
          </table:table-cell>
          <table:table-cell table:number-columns-repeated="5"/>
          <table:table-cell office:value-type="float" office:value="1358" calcext:value-type="float">
            <text:p>1358</text:p>
          </table:table-cell>
          <table:table-cell table:formula="of:=COM.MICROSOFT.NORM.INV(RAND();80;10)" office:value-type="float" office:value="87.5819690824194" calcext:value-type="float">
            <text:p>87,5820</text:p>
          </table:table-cell>
          <table:table-cell table:number-columns-repeated="5"/>
          <table:table-cell office:value-type="float" office:value="1358" calcext:value-type="float">
            <text:p>1358</text:p>
          </table:table-cell>
          <table:table-cell table:formula="of:=4*PI()*PI()*[.I1383]*[.B1383]" office:value-type="float" office:value="66370.9238108109" calcext:value-type="float">
            <text:p>66370,9238</text:p>
          </table:table-cell>
          <table:table-cell table:number-columns-repeated="5"/>
          <table:table-cell table:formula="of:=COM.MICROSOFT.NORM.INV(RAND();[.$S$28];[.$S$30])" office:value-type="float" office:value="71404.9972527875" calcext:value-type="float">
            <text:p>71404,9972527875</text:p>
          </table:table-cell>
          <table:table-cell table:number-columns-repeated="1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18+4*RAND()" office:value-type="float" office:value="18.5839752317406" calcext:value-type="float">
            <text:p>18,5840</text:p>
          </table:table-cell>
          <table:table-cell table:number-columns-repeated="5"/>
          <table:table-cell office:value-type="float" office:value="1359" calcext:value-type="float">
            <text:p>1359</text:p>
          </table:table-cell>
          <table:table-cell table:formula="of:=COM.MICROSOFT.NORM.INV(RAND();80;10)" office:value-type="float" office:value="93.9811088882561" calcext:value-type="float">
            <text:p>93,9811</text:p>
          </table:table-cell>
          <table:table-cell table:number-columns-repeated="5"/>
          <table:table-cell office:value-type="float" office:value="1359" calcext:value-type="float">
            <text:p>1359</text:p>
          </table:table-cell>
          <table:table-cell table:formula="of:=4*PI()*PI()*[.I1384]*[.B1384]" office:value-type="float" office:value="68950.7381199232" calcext:value-type="float">
            <text:p>68950,7381</text:p>
          </table:table-cell>
          <table:table-cell table:number-columns-repeated="5"/>
          <table:table-cell table:formula="of:=COM.MICROSOFT.NORM.INV(RAND();[.$S$28];[.$S$30])" office:value-type="float" office:value="50946.6741500498" calcext:value-type="float">
            <text:p>50946,6741500498</text:p>
          </table:table-cell>
          <table:table-cell table:number-columns-repeated="1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18+4*RAND()" office:value-type="float" office:value="21.4194890982471" calcext:value-type="float">
            <text:p>21,4195</text:p>
          </table:table-cell>
          <table:table-cell table:number-columns-repeated="5"/>
          <table:table-cell office:value-type="float" office:value="1360" calcext:value-type="float">
            <text:p>1360</text:p>
          </table:table-cell>
          <table:table-cell table:formula="of:=COM.MICROSOFT.NORM.INV(RAND();80;10)" office:value-type="float" office:value="70.608337492912" calcext:value-type="float">
            <text:p>70,6083</text:p>
          </table:table-cell>
          <table:table-cell table:number-columns-repeated="5"/>
          <table:table-cell office:value-type="float" office:value="1360" calcext:value-type="float">
            <text:p>1360</text:p>
          </table:table-cell>
          <table:table-cell table:formula="of:=4*PI()*PI()*[.I1385]*[.B1385]" office:value-type="float" office:value="59706.9422526098" calcext:value-type="float">
            <text:p>59706,9423</text:p>
          </table:table-cell>
          <table:table-cell table:number-columns-repeated="5"/>
          <table:table-cell table:formula="of:=COM.MICROSOFT.NORM.INV(RAND();[.$S$28];[.$S$30])" office:value-type="float" office:value="56724.288675249" calcext:value-type="float">
            <text:p>56724,288675249</text:p>
          </table:table-cell>
          <table:table-cell table:number-columns-repeated="1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18+4*RAND()" office:value-type="float" office:value="19.731583900284" calcext:value-type="float">
            <text:p>19,7316</text:p>
          </table:table-cell>
          <table:table-cell table:number-columns-repeated="5"/>
          <table:table-cell office:value-type="float" office:value="1361" calcext:value-type="float">
            <text:p>1361</text:p>
          </table:table-cell>
          <table:table-cell table:formula="of:=COM.MICROSOFT.NORM.INV(RAND();80;10)" office:value-type="float" office:value="85.5795286257102" calcext:value-type="float">
            <text:p>85,5795</text:p>
          </table:table-cell>
          <table:table-cell table:number-columns-repeated="5"/>
          <table:table-cell office:value-type="float" office:value="1361" calcext:value-type="float">
            <text:p>1361</text:p>
          </table:table-cell>
          <table:table-cell table:formula="of:=4*PI()*PI()*[.I1386]*[.B1386]" office:value-type="float" office:value="66664.0316870265" calcext:value-type="float">
            <text:p>66664,0317</text:p>
          </table:table-cell>
          <table:table-cell table:number-columns-repeated="5"/>
          <table:table-cell table:formula="of:=COM.MICROSOFT.NORM.INV(RAND();[.$S$28];[.$S$30])" office:value-type="float" office:value="62433.6867405047" calcext:value-type="float">
            <text:p>62433,6867405047</text:p>
          </table:table-cell>
          <table:table-cell table:number-columns-repeated="1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18+4*RAND()" office:value-type="float" office:value="19.4413205240853" calcext:value-type="float">
            <text:p>19,4413</text:p>
          </table:table-cell>
          <table:table-cell table:number-columns-repeated="5"/>
          <table:table-cell office:value-type="float" office:value="1362" calcext:value-type="float">
            <text:p>1362</text:p>
          </table:table-cell>
          <table:table-cell table:formula="of:=COM.MICROSOFT.NORM.INV(RAND();80;10)" office:value-type="float" office:value="67.4511374010819" calcext:value-type="float">
            <text:p>67,4511</text:p>
          </table:table-cell>
          <table:table-cell table:number-columns-repeated="5"/>
          <table:table-cell office:value-type="float" office:value="1362" calcext:value-type="float">
            <text:p>1362</text:p>
          </table:table-cell>
          <table:table-cell table:formula="of:=4*PI()*PI()*[.I1387]*[.B1387]" office:value-type="float" office:value="51769.5958451318" calcext:value-type="float">
            <text:p>51769,5958</text:p>
          </table:table-cell>
          <table:table-cell table:number-columns-repeated="5"/>
          <table:table-cell table:formula="of:=COM.MICROSOFT.NORM.INV(RAND();[.$S$28];[.$S$30])" office:value-type="float" office:value="56379.9345940185" calcext:value-type="float">
            <text:p>56379,9345940185</text:p>
          </table:table-cell>
          <table:table-cell table:number-columns-repeated="1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18+4*RAND()" office:value-type="float" office:value="18.4541499153711" calcext:value-type="float">
            <text:p>18,4541</text:p>
          </table:table-cell>
          <table:table-cell table:number-columns-repeated="5"/>
          <table:table-cell office:value-type="float" office:value="1363" calcext:value-type="float">
            <text:p>1363</text:p>
          </table:table-cell>
          <table:table-cell table:formula="of:=COM.MICROSOFT.NORM.INV(RAND();80;10)" office:value-type="float" office:value="77.2424706380029" calcext:value-type="float">
            <text:p>77,2425</text:p>
          </table:table-cell>
          <table:table-cell table:number-columns-repeated="5"/>
          <table:table-cell office:value-type="float" office:value="1363" calcext:value-type="float">
            <text:p>1363</text:p>
          </table:table-cell>
          <table:table-cell table:formula="of:=4*PI()*PI()*[.I1388]*[.B1388]" office:value-type="float" office:value="56274.278753756" calcext:value-type="float">
            <text:p>56274,2788</text:p>
          </table:table-cell>
          <table:table-cell table:number-columns-repeated="5"/>
          <table:table-cell table:formula="of:=COM.MICROSOFT.NORM.INV(RAND();[.$S$28];[.$S$30])" office:value-type="float" office:value="77373.331477209" calcext:value-type="float">
            <text:p>77373,331477209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18+4*RAND()" office:value-type="float" office:value="19.3138985061087" calcext:value-type="float">
            <text:p>19,3139</text:p>
          </table:table-cell>
          <table:table-cell table:number-columns-repeated="5"/>
          <table:table-cell office:value-type="float" office:value="1364" calcext:value-type="float">
            <text:p>1364</text:p>
          </table:table-cell>
          <table:table-cell table:formula="of:=COM.MICROSOFT.NORM.INV(RAND();80;10)" office:value-type="float" office:value="87.129463819646" calcext:value-type="float">
            <text:p>87,1295</text:p>
          </table:table-cell>
          <table:table-cell table:number-columns-repeated="5"/>
          <table:table-cell office:value-type="float" office:value="1364" calcext:value-type="float">
            <text:p>1364</text:p>
          </table:table-cell>
          <table:table-cell table:formula="of:=4*PI()*PI()*[.I1389]*[.B1389]" office:value-type="float" office:value="66434.6609705865" calcext:value-type="float">
            <text:p>66434,6610</text:p>
          </table:table-cell>
          <table:table-cell table:number-columns-repeated="5"/>
          <table:table-cell table:formula="of:=COM.MICROSOFT.NORM.INV(RAND();[.$S$28];[.$S$30])" office:value-type="float" office:value="51349.357527205" calcext:value-type="float">
            <text:p>51349,357527205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18+4*RAND()" office:value-type="float" office:value="19.7738990685903" calcext:value-type="float">
            <text:p>19,7739</text:p>
          </table:table-cell>
          <table:table-cell table:number-columns-repeated="5"/>
          <table:table-cell office:value-type="float" office:value="1365" calcext:value-type="float">
            <text:p>1365</text:p>
          </table:table-cell>
          <table:table-cell table:formula="of:=COM.MICROSOFT.NORM.INV(RAND();80;10)" office:value-type="float" office:value="100.738626248471" calcext:value-type="float">
            <text:p>100,7386</text:p>
          </table:table-cell>
          <table:table-cell table:number-columns-repeated="5"/>
          <table:table-cell office:value-type="float" office:value="1365" calcext:value-type="float">
            <text:p>1365</text:p>
          </table:table-cell>
          <table:table-cell table:formula="of:=4*PI()*PI()*[.I1390]*[.B1390]" office:value-type="float" office:value="78640.8273625157" calcext:value-type="float">
            <text:p>78640,8274</text:p>
          </table:table-cell>
          <table:table-cell table:number-columns-repeated="5"/>
          <table:table-cell table:formula="of:=COM.MICROSOFT.NORM.INV(RAND();[.$S$28];[.$S$30])" office:value-type="float" office:value="69677.9938581242" calcext:value-type="float">
            <text:p>69677,9938581242</text:p>
          </table:table-cell>
          <table:table-cell table:number-columns-repeated="1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18+4*RAND()" office:value-type="float" office:value="19.8511308566667" calcext:value-type="float">
            <text:p>19,8511</text:p>
          </table:table-cell>
          <table:table-cell table:number-columns-repeated="5"/>
          <table:table-cell office:value-type="float" office:value="1366" calcext:value-type="float">
            <text:p>1366</text:p>
          </table:table-cell>
          <table:table-cell table:formula="of:=COM.MICROSOFT.NORM.INV(RAND();80;10)" office:value-type="float" office:value="81.251530324525" calcext:value-type="float">
            <text:p>81,2515</text:p>
          </table:table-cell>
          <table:table-cell table:number-columns-repeated="5"/>
          <table:table-cell office:value-type="float" office:value="1366" calcext:value-type="float">
            <text:p>1366</text:p>
          </table:table-cell>
          <table:table-cell table:formula="of:=4*PI()*PI()*[.I1391]*[.B1391]" office:value-type="float" office:value="63676.1120545218" calcext:value-type="float">
            <text:p>63676,1121</text:p>
          </table:table-cell>
          <table:table-cell table:number-columns-repeated="5"/>
          <table:table-cell table:formula="of:=COM.MICROSOFT.NORM.INV(RAND();[.$S$28];[.$S$30])" office:value-type="float" office:value="77400.0109718315" calcext:value-type="float">
            <text:p>77400,0109718315</text:p>
          </table:table-cell>
          <table:table-cell table:number-columns-repeated="1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18+4*RAND()" office:value-type="float" office:value="21.7454740484245" calcext:value-type="float">
            <text:p>21,7455</text:p>
          </table:table-cell>
          <table:table-cell table:number-columns-repeated="5"/>
          <table:table-cell office:value-type="float" office:value="1367" calcext:value-type="float">
            <text:p>1367</text:p>
          </table:table-cell>
          <table:table-cell table:formula="of:=COM.MICROSOFT.NORM.INV(RAND();80;10)" office:value-type="float" office:value="62.3492486311973" calcext:value-type="float">
            <text:p>62,3492</text:p>
          </table:table-cell>
          <table:table-cell table:number-columns-repeated="5"/>
          <table:table-cell office:value-type="float" office:value="1367" calcext:value-type="float">
            <text:p>1367</text:p>
          </table:table-cell>
          <table:table-cell table:formula="of:=4*PI()*PI()*[.I1392]*[.B1392]" office:value-type="float" office:value="53525.3900244384" calcext:value-type="float">
            <text:p>53525,3900</text:p>
          </table:table-cell>
          <table:table-cell table:number-columns-repeated="5"/>
          <table:table-cell table:formula="of:=COM.MICROSOFT.NORM.INV(RAND();[.$S$28];[.$S$30])" office:value-type="float" office:value="54085.0027756509" calcext:value-type="float">
            <text:p>54085,0027756509</text:p>
          </table:table-cell>
          <table:table-cell table:number-columns-repeated="1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18+4*RAND()" office:value-type="float" office:value="20.8286341470666" calcext:value-type="float">
            <text:p>20,8286</text:p>
          </table:table-cell>
          <table:table-cell table:number-columns-repeated="5"/>
          <table:table-cell office:value-type="float" office:value="1368" calcext:value-type="float">
            <text:p>1368</text:p>
          </table:table-cell>
          <table:table-cell table:formula="of:=COM.MICROSOFT.NORM.INV(RAND();80;10)" office:value-type="float" office:value="86.6724607187479" calcext:value-type="float">
            <text:p>86,6725</text:p>
          </table:table-cell>
          <table:table-cell table:number-columns-repeated="5"/>
          <table:table-cell office:value-type="float" office:value="1368" calcext:value-type="float">
            <text:p>1368</text:p>
          </table:table-cell>
          <table:table-cell table:formula="of:=4*PI()*PI()*[.I1393]*[.B1393]" office:value-type="float" office:value="71269.1624807454" calcext:value-type="float">
            <text:p>71269,1625</text:p>
          </table:table-cell>
          <table:table-cell table:number-columns-repeated="5"/>
          <table:table-cell table:formula="of:=COM.MICROSOFT.NORM.INV(RAND();[.$S$28];[.$S$30])" office:value-type="float" office:value="74623.4018445393" calcext:value-type="float">
            <text:p>74623,4018445393</text:p>
          </table:table-cell>
          <table:table-cell table:number-columns-repeated="1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18+4*RAND()" office:value-type="float" office:value="21.4185550403781" calcext:value-type="float">
            <text:p>21,4186</text:p>
          </table:table-cell>
          <table:table-cell table:number-columns-repeated="5"/>
          <table:table-cell office:value-type="float" office:value="1369" calcext:value-type="float">
            <text:p>1369</text:p>
          </table:table-cell>
          <table:table-cell table:formula="of:=COM.MICROSOFT.NORM.INV(RAND();80;10)" office:value-type="float" office:value="91.523881906381" calcext:value-type="float">
            <text:p>91,5239</text:p>
          </table:table-cell>
          <table:table-cell table:number-columns-repeated="5"/>
          <table:table-cell office:value-type="float" office:value="1369" calcext:value-type="float">
            <text:p>1369</text:p>
          </table:table-cell>
          <table:table-cell table:formula="of:=4*PI()*PI()*[.I1394]*[.B1394]" office:value-type="float" office:value="77389.9092628349" calcext:value-type="float">
            <text:p>77389,9093</text:p>
          </table:table-cell>
          <table:table-cell table:number-columns-repeated="5"/>
          <table:table-cell table:formula="of:=COM.MICROSOFT.NORM.INV(RAND();[.$S$28];[.$S$30])" office:value-type="float" office:value="57293.7034132477" calcext:value-type="float">
            <text:p>57293,7034132477</text:p>
          </table:table-cell>
          <table:table-cell table:number-columns-repeated="1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18+4*RAND()" office:value-type="float" office:value="18.5375223620795" calcext:value-type="float">
            <text:p>18,5375</text:p>
          </table:table-cell>
          <table:table-cell table:number-columns-repeated="5"/>
          <table:table-cell office:value-type="float" office:value="1370" calcext:value-type="float">
            <text:p>1370</text:p>
          </table:table-cell>
          <table:table-cell table:formula="of:=COM.MICROSOFT.NORM.INV(RAND();80;10)" office:value-type="float" office:value="89.842512954911" calcext:value-type="float">
            <text:p>89,8425</text:p>
          </table:table-cell>
          <table:table-cell table:number-columns-repeated="5"/>
          <table:table-cell office:value-type="float" office:value="1370" calcext:value-type="float">
            <text:p>1370</text:p>
          </table:table-cell>
          <table:table-cell table:formula="of:=4*PI()*PI()*[.I1395]*[.B1395]" office:value-type="float" office:value="65749.6303575023" calcext:value-type="float">
            <text:p>65749,6304</text:p>
          </table:table-cell>
          <table:table-cell table:number-columns-repeated="5"/>
          <table:table-cell table:formula="of:=COM.MICROSOFT.NORM.INV(RAND();[.$S$28];[.$S$30])" office:value-type="float" office:value="59426.1160713738" calcext:value-type="float">
            <text:p>59426,1160713738</text:p>
          </table:table-cell>
          <table:table-cell table:number-columns-repeated="1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18+4*RAND()" office:value-type="float" office:value="20.5763084846549" calcext:value-type="float">
            <text:p>20,5763</text:p>
          </table:table-cell>
          <table:table-cell table:number-columns-repeated="5"/>
          <table:table-cell office:value-type="float" office:value="1371" calcext:value-type="float">
            <text:p>1371</text:p>
          </table:table-cell>
          <table:table-cell table:formula="of:=COM.MICROSOFT.NORM.INV(RAND();80;10)" office:value-type="float" office:value="97.7609023353165" calcext:value-type="float">
            <text:p>97,7609</text:p>
          </table:table-cell>
          <table:table-cell table:number-columns-repeated="5"/>
          <table:table-cell office:value-type="float" office:value="1371" calcext:value-type="float">
            <text:p>1371</text:p>
          </table:table-cell>
          <table:table-cell table:formula="of:=4*PI()*PI()*[.I1396]*[.B1396]" office:value-type="float" office:value="79413.1458744288" calcext:value-type="float">
            <text:p>79413,1459</text:p>
          </table:table-cell>
          <table:table-cell table:number-columns-repeated="5"/>
          <table:table-cell table:formula="of:=COM.MICROSOFT.NORM.INV(RAND();[.$S$28];[.$S$30])" office:value-type="float" office:value="63897.2629140849" calcext:value-type="float">
            <text:p>63897,2629140849</text:p>
          </table:table-cell>
          <table:table-cell table:number-columns-repeated="1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18+4*RAND()" office:value-type="float" office:value="20.3581812200137" calcext:value-type="float">
            <text:p>20,3582</text:p>
          </table:table-cell>
          <table:table-cell table:number-columns-repeated="5"/>
          <table:table-cell office:value-type="float" office:value="1372" calcext:value-type="float">
            <text:p>1372</text:p>
          </table:table-cell>
          <table:table-cell table:formula="of:=COM.MICROSOFT.NORM.INV(RAND();80;10)" office:value-type="float" office:value="83.446536695929" calcext:value-type="float">
            <text:p>83,4465</text:p>
          </table:table-cell>
          <table:table-cell table:number-columns-repeated="5"/>
          <table:table-cell office:value-type="float" office:value="1372" calcext:value-type="float">
            <text:p>1372</text:p>
          </table:table-cell>
          <table:table-cell table:formula="of:=4*PI()*PI()*[.I1397]*[.B1397]" office:value-type="float" office:value="67066.7141921693" calcext:value-type="float">
            <text:p>67066,7142</text:p>
          </table:table-cell>
          <table:table-cell table:number-columns-repeated="5"/>
          <table:table-cell table:formula="of:=COM.MICROSOFT.NORM.INV(RAND();[.$S$28];[.$S$30])" office:value-type="float" office:value="58793.4012208299" calcext:value-type="float">
            <text:p>58793,4012208299</text:p>
          </table:table-cell>
          <table:table-cell table:number-columns-repeated="1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18+4*RAND()" office:value-type="float" office:value="20.4699399783276" calcext:value-type="float">
            <text:p>20,4699</text:p>
          </table:table-cell>
          <table:table-cell table:number-columns-repeated="5"/>
          <table:table-cell office:value-type="float" office:value="1373" calcext:value-type="float">
            <text:p>1373</text:p>
          </table:table-cell>
          <table:table-cell table:formula="of:=COM.MICROSOFT.NORM.INV(RAND();80;10)" office:value-type="float" office:value="86.8117488501512" calcext:value-type="float">
            <text:p>86,8117</text:p>
          </table:table-cell>
          <table:table-cell table:number-columns-repeated="5"/>
          <table:table-cell office:value-type="float" office:value="1373" calcext:value-type="float">
            <text:p>1373</text:p>
          </table:table-cell>
          <table:table-cell table:formula="of:=4*PI()*PI()*[.I1398]*[.B1398]" office:value-type="float" office:value="70154.3832985267" calcext:value-type="float">
            <text:p>70154,3833</text:p>
          </table:table-cell>
          <table:table-cell table:number-columns-repeated="5"/>
          <table:table-cell table:formula="of:=COM.MICROSOFT.NORM.INV(RAND();[.$S$28];[.$S$30])" office:value-type="float" office:value="76445.1607755145" calcext:value-type="float">
            <text:p>76445,1607755145</text:p>
          </table:table-cell>
          <table:table-cell table:number-columns-repeated="1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18+4*RAND()" office:value-type="float" office:value="19.9134278525598" calcext:value-type="float">
            <text:p>19,9134</text:p>
          </table:table-cell>
          <table:table-cell table:number-columns-repeated="5"/>
          <table:table-cell office:value-type="float" office:value="1374" calcext:value-type="float">
            <text:p>1374</text:p>
          </table:table-cell>
          <table:table-cell table:formula="of:=COM.MICROSOFT.NORM.INV(RAND();80;10)" office:value-type="float" office:value="77.5728653740427" calcext:value-type="float">
            <text:p>77,5729</text:p>
          </table:table-cell>
          <table:table-cell table:number-columns-repeated="5"/>
          <table:table-cell office:value-type="float" office:value="1374" calcext:value-type="float">
            <text:p>1374</text:p>
          </table:table-cell>
          <table:table-cell table:formula="of:=4*PI()*PI()*[.I1399]*[.B1399]" office:value-type="float" office:value="60983.956263095" calcext:value-type="float">
            <text:p>60983,9563</text:p>
          </table:table-cell>
          <table:table-cell table:number-columns-repeated="5"/>
          <table:table-cell table:formula="of:=COM.MICROSOFT.NORM.INV(RAND();[.$S$28];[.$S$30])" office:value-type="float" office:value="49229.9588309444" calcext:value-type="float">
            <text:p>49229,9588309444</text:p>
          </table:table-cell>
          <table:table-cell table:number-columns-repeated="1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18+4*RAND()" office:value-type="float" office:value="21.4071065369062" calcext:value-type="float">
            <text:p>21,4071</text:p>
          </table:table-cell>
          <table:table-cell table:number-columns-repeated="5"/>
          <table:table-cell office:value-type="float" office:value="1375" calcext:value-type="float">
            <text:p>1375</text:p>
          </table:table-cell>
          <table:table-cell table:formula="of:=COM.MICROSOFT.NORM.INV(RAND();80;10)" office:value-type="float" office:value="84.0771912889712" calcext:value-type="float">
            <text:p>84,0772</text:p>
          </table:table-cell>
          <table:table-cell table:number-columns-repeated="5"/>
          <table:table-cell office:value-type="float" office:value="1375" calcext:value-type="float">
            <text:p>1375</text:p>
          </table:table-cell>
          <table:table-cell table:formula="of:=4*PI()*PI()*[.I1400]*[.B1400]" office:value-type="float" office:value="71055.2058925916" calcext:value-type="float">
            <text:p>71055,2059</text:p>
          </table:table-cell>
          <table:table-cell table:number-columns-repeated="5"/>
          <table:table-cell table:formula="of:=COM.MICROSOFT.NORM.INV(RAND();[.$S$28];[.$S$30])" office:value-type="float" office:value="65739.396651901" calcext:value-type="float">
            <text:p>65739,396651901</text:p>
          </table:table-cell>
          <table:table-cell table:number-columns-repeated="1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18+4*RAND()" office:value-type="float" office:value="19.9873880459927" calcext:value-type="float">
            <text:p>19,9874</text:p>
          </table:table-cell>
          <table:table-cell table:number-columns-repeated="5"/>
          <table:table-cell office:value-type="float" office:value="1376" calcext:value-type="float">
            <text:p>1376</text:p>
          </table:table-cell>
          <table:table-cell table:formula="of:=COM.MICROSOFT.NORM.INV(RAND();80;10)" office:value-type="float" office:value="75.955499521844" calcext:value-type="float">
            <text:p>75,9555</text:p>
          </table:table-cell>
          <table:table-cell table:number-columns-repeated="5"/>
          <table:table-cell office:value-type="float" office:value="1376" calcext:value-type="float">
            <text:p>1376</text:p>
          </table:table-cell>
          <table:table-cell table:formula="of:=4*PI()*PI()*[.I1401]*[.B1401]" office:value-type="float" office:value="59934.2403471859" calcext:value-type="float">
            <text:p>59934,2403</text:p>
          </table:table-cell>
          <table:table-cell table:number-columns-repeated="5"/>
          <table:table-cell table:formula="of:=COM.MICROSOFT.NORM.INV(RAND();[.$S$28];[.$S$30])" office:value-type="float" office:value="61010.9001992596" calcext:value-type="float">
            <text:p>61010,9001992596</text:p>
          </table:table-cell>
          <table:table-cell table:number-columns-repeated="1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18+4*RAND()" office:value-type="float" office:value="21.8865640158765" calcext:value-type="float">
            <text:p>21,8866</text:p>
          </table:table-cell>
          <table:table-cell table:number-columns-repeated="5"/>
          <table:table-cell office:value-type="float" office:value="1377" calcext:value-type="float">
            <text:p>1377</text:p>
          </table:table-cell>
          <table:table-cell table:formula="of:=COM.MICROSOFT.NORM.INV(RAND();80;10)" office:value-type="float" office:value="81.4062793735473" calcext:value-type="float">
            <text:p>81,4063</text:p>
          </table:table-cell>
          <table:table-cell table:number-columns-repeated="5"/>
          <table:table-cell office:value-type="float" office:value="1377" calcext:value-type="float">
            <text:p>1377</text:p>
          </table:table-cell>
          <table:table-cell table:formula="of:=4*PI()*PI()*[.I1402]*[.B1402]" office:value-type="float" office:value="70338.8444845989" calcext:value-type="float">
            <text:p>70338,8445</text:p>
          </table:table-cell>
          <table:table-cell table:number-columns-repeated="5"/>
          <table:table-cell table:formula="of:=COM.MICROSOFT.NORM.INV(RAND();[.$S$28];[.$S$30])" office:value-type="float" office:value="45570.6753994329" calcext:value-type="float">
            <text:p>45570,6753994329</text:p>
          </table:table-cell>
          <table:table-cell table:number-columns-repeated="1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18+4*RAND()" office:value-type="float" office:value="20.1432634671219" calcext:value-type="float">
            <text:p>20,1433</text:p>
          </table:table-cell>
          <table:table-cell table:number-columns-repeated="5"/>
          <table:table-cell office:value-type="float" office:value="1378" calcext:value-type="float">
            <text:p>1378</text:p>
          </table:table-cell>
          <table:table-cell table:formula="of:=COM.MICROSOFT.NORM.INV(RAND();80;10)" office:value-type="float" office:value="86.5012797100955" calcext:value-type="float">
            <text:p>86,5013</text:p>
          </table:table-cell>
          <table:table-cell table:number-columns-repeated="5"/>
          <table:table-cell office:value-type="float" office:value="1378" calcext:value-type="float">
            <text:p>1378</text:p>
          </table:table-cell>
          <table:table-cell table:formula="of:=4*PI()*PI()*[.I1403]*[.B1403]" office:value-type="float" office:value="68787.9081079181" calcext:value-type="float">
            <text:p>68787,9081</text:p>
          </table:table-cell>
          <table:table-cell table:number-columns-repeated="5"/>
          <table:table-cell table:formula="of:=COM.MICROSOFT.NORM.INV(RAND();[.$S$28];[.$S$30])" office:value-type="float" office:value="69703.8812551716" calcext:value-type="float">
            <text:p>69703,8812551716</text:p>
          </table:table-cell>
          <table:table-cell table:number-columns-repeated="1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18+4*RAND()" office:value-type="float" office:value="19.85607017437" calcext:value-type="float">
            <text:p>19,8561</text:p>
          </table:table-cell>
          <table:table-cell table:number-columns-repeated="5"/>
          <table:table-cell office:value-type="float" office:value="1379" calcext:value-type="float">
            <text:p>1379</text:p>
          </table:table-cell>
          <table:table-cell table:formula="of:=COM.MICROSOFT.NORM.INV(RAND();80;10)" office:value-type="float" office:value="67.0031375989436" calcext:value-type="float">
            <text:p>67,0031</text:p>
          </table:table-cell>
          <table:table-cell table:number-columns-repeated="5"/>
          <table:table-cell office:value-type="float" office:value="1379" calcext:value-type="float">
            <text:p>1379</text:p>
          </table:table-cell>
          <table:table-cell table:formula="of:=4*PI()*PI()*[.I1404]*[.B1404]" office:value-type="float" office:value="52522.8369523968" calcext:value-type="float">
            <text:p>52522,8370</text:p>
          </table:table-cell>
          <table:table-cell table:number-columns-repeated="5"/>
          <table:table-cell table:formula="of:=COM.MICROSOFT.NORM.INV(RAND();[.$S$28];[.$S$30])" office:value-type="float" office:value="56957.1320060739" calcext:value-type="float">
            <text:p>56957,1320060739</text:p>
          </table:table-cell>
          <table:table-cell table:number-columns-repeated="1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18+4*RAND()" office:value-type="float" office:value="21.0962654859759" calcext:value-type="float">
            <text:p>21,0963</text:p>
          </table:table-cell>
          <table:table-cell table:number-columns-repeated="5"/>
          <table:table-cell office:value-type="float" office:value="1380" calcext:value-type="float">
            <text:p>1380</text:p>
          </table:table-cell>
          <table:table-cell table:formula="of:=COM.MICROSOFT.NORM.INV(RAND();80;10)" office:value-type="float" office:value="80.7489146105116" calcext:value-type="float">
            <text:p>80,7489</text:p>
          </table:table-cell>
          <table:table-cell table:number-columns-repeated="5"/>
          <table:table-cell office:value-type="float" office:value="1380" calcext:value-type="float">
            <text:p>1380</text:p>
          </table:table-cell>
          <table:table-cell table:formula="of:=4*PI()*PI()*[.I1405]*[.B1405]" office:value-type="float" office:value="67251.5057203075" calcext:value-type="float">
            <text:p>67251,5057</text:p>
          </table:table-cell>
          <table:table-cell table:number-columns-repeated="5"/>
          <table:table-cell table:formula="of:=COM.MICROSOFT.NORM.INV(RAND();[.$S$28];[.$S$30])" office:value-type="float" office:value="69760.9377010036" calcext:value-type="float">
            <text:p>69760,9377010036</text:p>
          </table:table-cell>
          <table:table-cell table:number-columns-repeated="1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18+4*RAND()" office:value-type="float" office:value="21.0154401180334" calcext:value-type="float">
            <text:p>21,0154</text:p>
          </table:table-cell>
          <table:table-cell table:number-columns-repeated="5"/>
          <table:table-cell office:value-type="float" office:value="1381" calcext:value-type="float">
            <text:p>1381</text:p>
          </table:table-cell>
          <table:table-cell table:formula="of:=COM.MICROSOFT.NORM.INV(RAND();80;10)" office:value-type="float" office:value="66.4641850168343" calcext:value-type="float">
            <text:p>66,4642</text:p>
          </table:table-cell>
          <table:table-cell table:number-columns-repeated="5"/>
          <table:table-cell office:value-type="float" office:value="1381" calcext:value-type="float">
            <text:p>1381</text:p>
          </table:table-cell>
          <table:table-cell table:formula="of:=4*PI()*PI()*[.I1406]*[.B1406]" office:value-type="float" office:value="55142.4312272454" calcext:value-type="float">
            <text:p>55142,4312</text:p>
          </table:table-cell>
          <table:table-cell table:number-columns-repeated="5"/>
          <table:table-cell table:formula="of:=COM.MICROSOFT.NORM.INV(RAND();[.$S$28];[.$S$30])" office:value-type="float" office:value="46039.314431303" calcext:value-type="float">
            <text:p>46039,314431303</text:p>
          </table:table-cell>
          <table:table-cell table:number-columns-repeated="1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18+4*RAND()" office:value-type="float" office:value="19.9319621003233" calcext:value-type="float">
            <text:p>19,9320</text:p>
          </table:table-cell>
          <table:table-cell table:number-columns-repeated="5"/>
          <table:table-cell office:value-type="float" office:value="1382" calcext:value-type="float">
            <text:p>1382</text:p>
          </table:table-cell>
          <table:table-cell table:formula="of:=COM.MICROSOFT.NORM.INV(RAND();80;10)" office:value-type="float" office:value="84.6385210667726" calcext:value-type="float">
            <text:p>84,6385</text:p>
          </table:table-cell>
          <table:table-cell table:number-columns-repeated="5"/>
          <table:table-cell office:value-type="float" office:value="1382" calcext:value-type="float">
            <text:p>1382</text:p>
          </table:table-cell>
          <table:table-cell table:formula="of:=4*PI()*PI()*[.I1407]*[.B1407]" office:value-type="float" office:value="66600.5561121533" calcext:value-type="float">
            <text:p>66600,5561</text:p>
          </table:table-cell>
          <table:table-cell table:number-columns-repeated="5"/>
          <table:table-cell table:formula="of:=COM.MICROSOFT.NORM.INV(RAND();[.$S$28];[.$S$30])" office:value-type="float" office:value="65611.770616893" calcext:value-type="float">
            <text:p>65611,770616893</text:p>
          </table:table-cell>
          <table:table-cell table:number-columns-repeated="1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18+4*RAND()" office:value-type="float" office:value="20.9613750916906" calcext:value-type="float">
            <text:p>20,9614</text:p>
          </table:table-cell>
          <table:table-cell table:number-columns-repeated="5"/>
          <table:table-cell office:value-type="float" office:value="1383" calcext:value-type="float">
            <text:p>1383</text:p>
          </table:table-cell>
          <table:table-cell table:formula="of:=COM.MICROSOFT.NORM.INV(RAND();80;10)" office:value-type="float" office:value="68.3921356825629" calcext:value-type="float">
            <text:p>68,3921</text:p>
          </table:table-cell>
          <table:table-cell table:number-columns-repeated="5"/>
          <table:table-cell office:value-type="float" office:value="1383" calcext:value-type="float">
            <text:p>1383</text:p>
          </table:table-cell>
          <table:table-cell table:formula="of:=4*PI()*PI()*[.I1408]*[.B1408]" office:value-type="float" office:value="56595.9913940428" calcext:value-type="float">
            <text:p>56595,9914</text:p>
          </table:table-cell>
          <table:table-cell table:number-columns-repeated="5"/>
          <table:table-cell table:formula="of:=COM.MICROSOFT.NORM.INV(RAND();[.$S$28];[.$S$30])" office:value-type="float" office:value="67457.6552510209" calcext:value-type="float">
            <text:p>67457,6552510209</text:p>
          </table:table-cell>
          <table:table-cell table:number-columns-repeated="1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18+4*RAND()" office:value-type="float" office:value="18.3239504476078" calcext:value-type="float">
            <text:p>18,3240</text:p>
          </table:table-cell>
          <table:table-cell table:number-columns-repeated="5"/>
          <table:table-cell office:value-type="float" office:value="1384" calcext:value-type="float">
            <text:p>1384</text:p>
          </table:table-cell>
          <table:table-cell table:formula="of:=COM.MICROSOFT.NORM.INV(RAND();80;10)" office:value-type="float" office:value="81.2064611385392" calcext:value-type="float">
            <text:p>81,2065</text:p>
          </table:table-cell>
          <table:table-cell table:number-columns-repeated="5"/>
          <table:table-cell office:value-type="float" office:value="1384" calcext:value-type="float">
            <text:p>1384</text:p>
          </table:table-cell>
          <table:table-cell table:formula="of:=4*PI()*PI()*[.I1409]*[.B1409]" office:value-type="float" office:value="58744.8001073844" calcext:value-type="float">
            <text:p>58744,8001</text:p>
          </table:table-cell>
          <table:table-cell table:number-columns-repeated="5"/>
          <table:table-cell table:formula="of:=COM.MICROSOFT.NORM.INV(RAND();[.$S$28];[.$S$30])" office:value-type="float" office:value="52272.2950404921" calcext:value-type="float">
            <text:p>52272,2950404921</text:p>
          </table:table-cell>
          <table:table-cell table:number-columns-repeated="1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18+4*RAND()" office:value-type="float" office:value="19.1001259558834" calcext:value-type="float">
            <text:p>19,1001</text:p>
          </table:table-cell>
          <table:table-cell table:number-columns-repeated="5"/>
          <table:table-cell office:value-type="float" office:value="1385" calcext:value-type="float">
            <text:p>1385</text:p>
          </table:table-cell>
          <table:table-cell table:formula="of:=COM.MICROSOFT.NORM.INV(RAND();80;10)" office:value-type="float" office:value="65.2247595457993" calcext:value-type="float">
            <text:p>65,2248</text:p>
          </table:table-cell>
          <table:table-cell table:number-columns-repeated="5"/>
          <table:table-cell office:value-type="float" office:value="1385" calcext:value-type="float">
            <text:p>1385</text:p>
          </table:table-cell>
          <table:table-cell table:formula="of:=4*PI()*PI()*[.I1410]*[.B1410]" office:value-type="float" office:value="49182.2569765721" calcext:value-type="float">
            <text:p>49182,2570</text:p>
          </table:table-cell>
          <table:table-cell table:number-columns-repeated="5"/>
          <table:table-cell table:formula="of:=COM.MICROSOFT.NORM.INV(RAND();[.$S$28];[.$S$30])" office:value-type="float" office:value="79081.3463921724" calcext:value-type="float">
            <text:p>79081,3463921724</text:p>
          </table:table-cell>
          <table:table-cell table:number-columns-repeated="1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18+4*RAND()" office:value-type="float" office:value="20.0422333036549" calcext:value-type="float">
            <text:p>20,0422</text:p>
          </table:table-cell>
          <table:table-cell table:number-columns-repeated="5"/>
          <table:table-cell office:value-type="float" office:value="1386" calcext:value-type="float">
            <text:p>1386</text:p>
          </table:table-cell>
          <table:table-cell table:formula="of:=COM.MICROSOFT.NORM.INV(RAND();80;10)" office:value-type="float" office:value="84.0677713937748" calcext:value-type="float">
            <text:p>84,0678</text:p>
          </table:table-cell>
          <table:table-cell table:number-columns-repeated="5"/>
          <table:table-cell office:value-type="float" office:value="1386" calcext:value-type="float">
            <text:p>1386</text:p>
          </table:table-cell>
          <table:table-cell table:formula="of:=4*PI()*PI()*[.I1411]*[.B1411]" office:value-type="float" office:value="66517.4182544118" calcext:value-type="float">
            <text:p>66517,4183</text:p>
          </table:table-cell>
          <table:table-cell table:number-columns-repeated="5"/>
          <table:table-cell table:formula="of:=COM.MICROSOFT.NORM.INV(RAND();[.$S$28];[.$S$30])" office:value-type="float" office:value="56301.6280278054" calcext:value-type="float">
            <text:p>56301,6280278054</text:p>
          </table:table-cell>
          <table:table-cell table:number-columns-repeated="1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18+4*RAND()" office:value-type="float" office:value="20.6219298257493" calcext:value-type="float">
            <text:p>20,6219</text:p>
          </table:table-cell>
          <table:table-cell table:number-columns-repeated="5"/>
          <table:table-cell office:value-type="float" office:value="1387" calcext:value-type="float">
            <text:p>1387</text:p>
          </table:table-cell>
          <table:table-cell table:formula="of:=COM.MICROSOFT.NORM.INV(RAND();80;10)" office:value-type="float" office:value="68.3901939285014" calcext:value-type="float">
            <text:p>68,3902</text:p>
          </table:table-cell>
          <table:table-cell table:number-columns-repeated="5"/>
          <table:table-cell office:value-type="float" office:value="1387" calcext:value-type="float">
            <text:p>1387</text:p>
          </table:table-cell>
          <table:table-cell table:formula="of:=4*PI()*PI()*[.I1412]*[.B1412]" office:value-type="float" office:value="55677.9038405792" calcext:value-type="float">
            <text:p>55677,9038</text:p>
          </table:table-cell>
          <table:table-cell table:number-columns-repeated="5"/>
          <table:table-cell table:formula="of:=COM.MICROSOFT.NORM.INV(RAND();[.$S$28];[.$S$30])" office:value-type="float" office:value="49325.849246965" calcext:value-type="float">
            <text:p>49325,849246965</text:p>
          </table:table-cell>
          <table:table-cell table:number-columns-repeated="1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18+4*RAND()" office:value-type="float" office:value="21.4582839901559" calcext:value-type="float">
            <text:p>21,4583</text:p>
          </table:table-cell>
          <table:table-cell table:number-columns-repeated="5"/>
          <table:table-cell office:value-type="float" office:value="1388" calcext:value-type="float">
            <text:p>1388</text:p>
          </table:table-cell>
          <table:table-cell table:formula="of:=COM.MICROSOFT.NORM.INV(RAND();80;10)" office:value-type="float" office:value="66.1486530555625" calcext:value-type="float">
            <text:p>66,1487</text:p>
          </table:table-cell>
          <table:table-cell table:number-columns-repeated="5"/>
          <table:table-cell office:value-type="float" office:value="1388" calcext:value-type="float">
            <text:p>1388</text:p>
          </table:table-cell>
          <table:table-cell table:formula="of:=4*PI()*PI()*[.I1413]*[.B1413]" office:value-type="float" office:value="56037.1101799656" calcext:value-type="float">
            <text:p>56037,1102</text:p>
          </table:table-cell>
          <table:table-cell table:number-columns-repeated="5"/>
          <table:table-cell table:formula="of:=COM.MICROSOFT.NORM.INV(RAND();[.$S$28];[.$S$30])" office:value-type="float" office:value="64546.21936803" calcext:value-type="float">
            <text:p>64546,21936803</text:p>
          </table:table-cell>
          <table:table-cell table:number-columns-repeated="1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18+4*RAND()" office:value-type="float" office:value="18.7476750691421" calcext:value-type="float">
            <text:p>18,7477</text:p>
          </table:table-cell>
          <table:table-cell table:number-columns-repeated="5"/>
          <table:table-cell office:value-type="float" office:value="1389" calcext:value-type="float">
            <text:p>1389</text:p>
          </table:table-cell>
          <table:table-cell table:formula="of:=COM.MICROSOFT.NORM.INV(RAND();80;10)" office:value-type="float" office:value="70.8105599576226" calcext:value-type="float">
            <text:p>70,8106</text:p>
          </table:table-cell>
          <table:table-cell table:number-columns-repeated="5"/>
          <table:table-cell office:value-type="float" office:value="1389" calcext:value-type="float">
            <text:p>1389</text:p>
          </table:table-cell>
          <table:table-cell table:formula="of:=4*PI()*PI()*[.I1414]*[.B1414]" office:value-type="float" office:value="52408.9167467955" calcext:value-type="float">
            <text:p>52408,9167</text:p>
          </table:table-cell>
          <table:table-cell table:number-columns-repeated="5"/>
          <table:table-cell table:formula="of:=COM.MICROSOFT.NORM.INV(RAND();[.$S$28];[.$S$30])" office:value-type="float" office:value="72937.8740291848" calcext:value-type="float">
            <text:p>72937,8740291848</text:p>
          </table:table-cell>
          <table:table-cell table:number-columns-repeated="1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18+4*RAND()" office:value-type="float" office:value="21.6634659529664" calcext:value-type="float">
            <text:p>21,6635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formula="of:=COM.MICROSOFT.NORM.INV(RAND();80;10)" office:value-type="float" office:value="91.9136918009084" calcext:value-type="float">
            <text:p>91,9137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formula="of:=4*PI()*PI()*[.I1415]*[.B1415]" office:value-type="float" office:value="78608.2065511283" calcext:value-type="float">
            <text:p>78608,2066</text:p>
          </table:table-cell>
          <table:table-cell table:number-columns-repeated="5"/>
          <table:table-cell table:formula="of:=COM.MICROSOFT.NORM.INV(RAND();[.$S$28];[.$S$30])" office:value-type="float" office:value="60404.5586498369" calcext:value-type="float">
            <text:p>60404,5586498369</text:p>
          </table:table-cell>
          <table:table-cell table:number-columns-repeated="1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18+4*RAND()" office:value-type="float" office:value="19.2930720974691" calcext:value-type="float">
            <text:p>19,2931</text:p>
          </table:table-cell>
          <table:table-cell table:number-columns-repeated="5"/>
          <table:table-cell office:value-type="float" office:value="1391" calcext:value-type="float">
            <text:p>1391</text:p>
          </table:table-cell>
          <table:table-cell table:formula="of:=COM.MICROSOFT.NORM.INV(RAND();80;10)" office:value-type="float" office:value="89.7064072491994" calcext:value-type="float">
            <text:p>89,7064</text:p>
          </table:table-cell>
          <table:table-cell table:number-columns-repeated="5"/>
          <table:table-cell office:value-type="float" office:value="1391" calcext:value-type="float">
            <text:p>1391</text:p>
          </table:table-cell>
          <table:table-cell table:formula="of:=4*PI()*PI()*[.I1416]*[.B1416]" office:value-type="float" office:value="68325.7783001477" calcext:value-type="float">
            <text:p>68325,7783</text:p>
          </table:table-cell>
          <table:table-cell table:number-columns-repeated="5"/>
          <table:table-cell table:formula="of:=COM.MICROSOFT.NORM.INV(RAND();[.$S$28];[.$S$30])" office:value-type="float" office:value="65160.0003379013" calcext:value-type="float">
            <text:p>65160,0003379013</text:p>
          </table:table-cell>
          <table:table-cell table:number-columns-repeated="1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18+4*RAND()" office:value-type="float" office:value="19.44884297112" calcext:value-type="float">
            <text:p>19,4488</text:p>
          </table:table-cell>
          <table:table-cell table:number-columns-repeated="5"/>
          <table:table-cell office:value-type="float" office:value="1392" calcext:value-type="float">
            <text:p>1392</text:p>
          </table:table-cell>
          <table:table-cell table:formula="of:=COM.MICROSOFT.NORM.INV(RAND();80;10)" office:value-type="float" office:value="92.9770080602209" calcext:value-type="float">
            <text:p>92,9770</text:p>
          </table:table-cell>
          <table:table-cell table:number-columns-repeated="5"/>
          <table:table-cell office:value-type="float" office:value="1392" calcext:value-type="float">
            <text:p>1392</text:p>
          </table:table-cell>
          <table:table-cell table:formula="of:=4*PI()*PI()*[.I1417]*[.B1417]" office:value-type="float" office:value="71388.6342295823" calcext:value-type="float">
            <text:p>71388,6342</text:p>
          </table:table-cell>
          <table:table-cell table:number-columns-repeated="5"/>
          <table:table-cell table:formula="of:=COM.MICROSOFT.NORM.INV(RAND();[.$S$28];[.$S$30])" office:value-type="float" office:value="55960.4621751884" calcext:value-type="float">
            <text:p>55960,4621751884</text:p>
          </table:table-cell>
          <table:table-cell table:number-columns-repeated="1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18+4*RAND()" office:value-type="float" office:value="20.6488554677926" calcext:value-type="float">
            <text:p>20,6489</text:p>
          </table:table-cell>
          <table:table-cell table:number-columns-repeated="5"/>
          <table:table-cell office:value-type="float" office:value="1393" calcext:value-type="float">
            <text:p>1393</text:p>
          </table:table-cell>
          <table:table-cell table:formula="of:=COM.MICROSOFT.NORM.INV(RAND();80;10)" office:value-type="float" office:value="94.5980293069131" calcext:value-type="float">
            <text:p>94,5980</text:p>
          </table:table-cell>
          <table:table-cell table:number-columns-repeated="5"/>
          <table:table-cell office:value-type="float" office:value="1393" calcext:value-type="float">
            <text:p>1393</text:p>
          </table:table-cell>
          <table:table-cell table:formula="of:=4*PI()*PI()*[.I1418]*[.B1418]" office:value-type="float" office:value="77114.8130914744" calcext:value-type="float">
            <text:p>77114,8131</text:p>
          </table:table-cell>
          <table:table-cell table:number-columns-repeated="5"/>
          <table:table-cell table:formula="of:=COM.MICROSOFT.NORM.INV(RAND();[.$S$28];[.$S$30])" office:value-type="float" office:value="58646.4609735135" calcext:value-type="float">
            <text:p>58646,4609735135</text:p>
          </table:table-cell>
          <table:table-cell table:number-columns-repeated="1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18+4*RAND()" office:value-type="float" office:value="19.9617512379773" calcext:value-type="float">
            <text:p>19,9618</text:p>
          </table:table-cell>
          <table:table-cell table:number-columns-repeated="5"/>
          <table:table-cell office:value-type="float" office:value="1394" calcext:value-type="float">
            <text:p>1394</text:p>
          </table:table-cell>
          <table:table-cell table:formula="of:=COM.MICROSOFT.NORM.INV(RAND();80;10)" office:value-type="float" office:value="80.2153910208258" calcext:value-type="float">
            <text:p>80,2154</text:p>
          </table:table-cell>
          <table:table-cell table:number-columns-repeated="5"/>
          <table:table-cell office:value-type="float" office:value="1394" calcext:value-type="float">
            <text:p>1394</text:p>
          </table:table-cell>
          <table:table-cell table:formula="of:=4*PI()*PI()*[.I1419]*[.B1419]" office:value-type="float" office:value="63214.4088117704" calcext:value-type="float">
            <text:p>63214,4088</text:p>
          </table:table-cell>
          <table:table-cell table:number-columns-repeated="5"/>
          <table:table-cell table:formula="of:=COM.MICROSOFT.NORM.INV(RAND();[.$S$28];[.$S$30])" office:value-type="float" office:value="51993.2039726577" calcext:value-type="float">
            <text:p>51993,2039726577</text:p>
          </table:table-cell>
          <table:table-cell table:number-columns-repeated="1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18+4*RAND()" office:value-type="float" office:value="19.7255468103103" calcext:value-type="float">
            <text:p>19,7255</text:p>
          </table:table-cell>
          <table:table-cell table:number-columns-repeated="5"/>
          <table:table-cell office:value-type="float" office:value="1395" calcext:value-type="float">
            <text:p>1395</text:p>
          </table:table-cell>
          <table:table-cell table:formula="of:=COM.MICROSOFT.NORM.INV(RAND();80;10)" office:value-type="float" office:value="72.0527331413277" calcext:value-type="float">
            <text:p>72,0527</text:p>
          </table:table-cell>
          <table:table-cell table:number-columns-repeated="5"/>
          <table:table-cell office:value-type="float" office:value="1395" calcext:value-type="float">
            <text:p>1395</text:p>
          </table:table-cell>
          <table:table-cell table:formula="of:=4*PI()*PI()*[.I1420]*[.B1420]" office:value-type="float" office:value="56109.8680176163" calcext:value-type="float">
            <text:p>56109,8680</text:p>
          </table:table-cell>
          <table:table-cell table:number-columns-repeated="5"/>
          <table:table-cell table:formula="of:=COM.MICROSOFT.NORM.INV(RAND();[.$S$28];[.$S$30])" office:value-type="float" office:value="67322.640685606" calcext:value-type="float">
            <text:p>67322,640685606</text:p>
          </table:table-cell>
          <table:table-cell table:number-columns-repeated="1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18+4*RAND()" office:value-type="float" office:value="19.2210566834547" calcext:value-type="float">
            <text:p>19,2211</text:p>
          </table:table-cell>
          <table:table-cell table:number-columns-repeated="5"/>
          <table:table-cell office:value-type="float" office:value="1396" calcext:value-type="float">
            <text:p>1396</text:p>
          </table:table-cell>
          <table:table-cell table:formula="of:=COM.MICROSOFT.NORM.INV(RAND();80;10)" office:value-type="float" office:value="79.8944486360643" calcext:value-type="float">
            <text:p>79,8944</text:p>
          </table:table-cell>
          <table:table-cell table:number-columns-repeated="5"/>
          <table:table-cell office:value-type="float" office:value="1396" calcext:value-type="float">
            <text:p>1396</text:p>
          </table:table-cell>
          <table:table-cell table:formula="of:=4*PI()*PI()*[.I1421]*[.B1421]" office:value-type="float" office:value="60625.2580446746" calcext:value-type="float">
            <text:p>60625,2580</text:p>
          </table:table-cell>
          <table:table-cell table:number-columns-repeated="5"/>
          <table:table-cell table:formula="of:=COM.MICROSOFT.NORM.INV(RAND();[.$S$28];[.$S$30])" office:value-type="float" office:value="57427.4250718934" calcext:value-type="float">
            <text:p>57427,4250718934</text:p>
          </table:table-cell>
          <table:table-cell table:number-columns-repeated="1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18+4*RAND()" office:value-type="float" office:value="21.1678181192838" calcext:value-type="float">
            <text:p>21,1678</text:p>
          </table:table-cell>
          <table:table-cell table:number-columns-repeated="5"/>
          <table:table-cell office:value-type="float" office:value="1397" calcext:value-type="float">
            <text:p>1397</text:p>
          </table:table-cell>
          <table:table-cell table:formula="of:=COM.MICROSOFT.NORM.INV(RAND();80;10)" office:value-type="float" office:value="92.6976939216024" calcext:value-type="float">
            <text:p>92,6977</text:p>
          </table:table-cell>
          <table:table-cell table:number-columns-repeated="5"/>
          <table:table-cell office:value-type="float" office:value="1397" calcext:value-type="float">
            <text:p>1397</text:p>
          </table:table-cell>
          <table:table-cell table:formula="of:=4*PI()*PI()*[.I1422]*[.B1422]" office:value-type="float" office:value="77464.8638901053" calcext:value-type="float">
            <text:p>77464,8639</text:p>
          </table:table-cell>
          <table:table-cell table:number-columns-repeated="5"/>
          <table:table-cell table:formula="of:=COM.MICROSOFT.NORM.INV(RAND();[.$S$28];[.$S$30])" office:value-type="float" office:value="67803.3744705211" calcext:value-type="float">
            <text:p>67803,3744705211</text:p>
          </table:table-cell>
          <table:table-cell table:number-columns-repeated="1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18+4*RAND()" office:value-type="float" office:value="21.1794957746752" calcext:value-type="float">
            <text:p>21,1795</text:p>
          </table:table-cell>
          <table:table-cell table:number-columns-repeated="5"/>
          <table:table-cell office:value-type="float" office:value="1398" calcext:value-type="float">
            <text:p>1398</text:p>
          </table:table-cell>
          <table:table-cell table:formula="of:=COM.MICROSOFT.NORM.INV(RAND();80;10)" office:value-type="float" office:value="74.3971515483832" calcext:value-type="float">
            <text:p>74,3972</text:p>
          </table:table-cell>
          <table:table-cell table:number-columns-repeated="5"/>
          <table:table-cell office:value-type="float" office:value="1398" calcext:value-type="float">
            <text:p>1398</text:p>
          </table:table-cell>
          <table:table-cell table:formula="of:=4*PI()*PI()*[.I1423]*[.B1423]" office:value-type="float" office:value="62205.9119415354" calcext:value-type="float">
            <text:p>62205,9119</text:p>
          </table:table-cell>
          <table:table-cell table:number-columns-repeated="5"/>
          <table:table-cell table:formula="of:=COM.MICROSOFT.NORM.INV(RAND();[.$S$28];[.$S$30])" office:value-type="float" office:value="83567.1639899823" calcext:value-type="float">
            <text:p>83567,1639899823</text:p>
          </table:table-cell>
          <table:table-cell table:number-columns-repeated="1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18+4*RAND()" office:value-type="float" office:value="19.2020230484195" calcext:value-type="float">
            <text:p>19,2020</text:p>
          </table:table-cell>
          <table:table-cell table:number-columns-repeated="5"/>
          <table:table-cell office:value-type="float" office:value="1399" calcext:value-type="float">
            <text:p>1399</text:p>
          </table:table-cell>
          <table:table-cell table:formula="of:=COM.MICROSOFT.NORM.INV(RAND();80;10)" office:value-type="float" office:value="76.1253860048653" calcext:value-type="float">
            <text:p>76,1254</text:p>
          </table:table-cell>
          <table:table-cell table:number-columns-repeated="5"/>
          <table:table-cell office:value-type="float" office:value="1399" calcext:value-type="float">
            <text:p>1399</text:p>
          </table:table-cell>
          <table:table-cell table:formula="of:=4*PI()*PI()*[.I1424]*[.B1424]" office:value-type="float" office:value="57708.0276438637" calcext:value-type="float">
            <text:p>57708,0276</text:p>
          </table:table-cell>
          <table:table-cell table:number-columns-repeated="5"/>
          <table:table-cell table:formula="of:=COM.MICROSOFT.NORM.INV(RAND();[.$S$28];[.$S$30])" office:value-type="float" office:value="57399.6014282748" calcext:value-type="float">
            <text:p>57399,6014282748</text:p>
          </table:table-cell>
          <table:table-cell table:number-columns-repeated="1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18+4*RAND()" office:value-type="float" office:value="19.594195402693" calcext:value-type="float">
            <text:p>19,5942</text:p>
          </table:table-cell>
          <table:table-cell table:number-columns-repeated="5"/>
          <table:table-cell office:value-type="float" office:value="1400" calcext:value-type="float">
            <text:p>1400</text:p>
          </table:table-cell>
          <table:table-cell table:formula="of:=COM.MICROSOFT.NORM.INV(RAND();80;10)" office:value-type="float" office:value="82.6044508170343" calcext:value-type="float">
            <text:p>82,6045</text:p>
          </table:table-cell>
          <table:table-cell table:number-columns-repeated="5"/>
          <table:table-cell office:value-type="float" office:value="1400" calcext:value-type="float">
            <text:p>1400</text:p>
          </table:table-cell>
          <table:table-cell table:formula="of:=4*PI()*PI()*[.I1425]*[.B1425]" office:value-type="float" office:value="63898.4935728597" calcext:value-type="float">
            <text:p>63898,4936</text:p>
          </table:table-cell>
          <table:table-cell table:number-columns-repeated="5"/>
          <table:table-cell table:formula="of:=COM.MICROSOFT.NORM.INV(RAND();[.$S$28];[.$S$30])" office:value-type="float" office:value="63084.8969333692" calcext:value-type="float">
            <text:p>63084,8969333692</text:p>
          </table:table-cell>
          <table:table-cell table:number-columns-repeated="1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18+4*RAND()" office:value-type="float" office:value="20.940295860637" calcext:value-type="float">
            <text:p>20,9403</text:p>
          </table:table-cell>
          <table:table-cell table:number-columns-repeated="5"/>
          <table:table-cell office:value-type="float" office:value="1401" calcext:value-type="float">
            <text:p>1401</text:p>
          </table:table-cell>
          <table:table-cell table:formula="of:=COM.MICROSOFT.NORM.INV(RAND();80;10)" office:value-type="float" office:value="93.5432456073926" calcext:value-type="float">
            <text:p>93,5432</text:p>
          </table:table-cell>
          <table:table-cell table:number-columns-repeated="5"/>
          <table:table-cell office:value-type="float" office:value="1401" calcext:value-type="float">
            <text:p>1401</text:p>
          </table:table-cell>
          <table:table-cell table:formula="of:=4*PI()*PI()*[.I1426]*[.B1426]" office:value-type="float" office:value="77331.2418337965" calcext:value-type="float">
            <text:p>77331,2418</text:p>
          </table:table-cell>
          <table:table-cell table:number-columns-repeated="5"/>
          <table:table-cell table:formula="of:=COM.MICROSOFT.NORM.INV(RAND();[.$S$28];[.$S$30])" office:value-type="float" office:value="62138.7298312846" calcext:value-type="float">
            <text:p>62138,7298312846</text:p>
          </table:table-cell>
          <table:table-cell table:number-columns-repeated="1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18+4*RAND()" office:value-type="float" office:value="21.6097925095819" calcext:value-type="float">
            <text:p>21,6098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formula="of:=COM.MICROSOFT.NORM.INV(RAND();80;10)" office:value-type="float" office:value="89.2566487761942" calcext:value-type="float">
            <text:p>89,2566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formula="of:=4*PI()*PI()*[.I1427]*[.B1427]" office:value-type="float" office:value="76146.6690702264" calcext:value-type="float">
            <text:p>76146,6691</text:p>
          </table:table-cell>
          <table:table-cell table:number-columns-repeated="5"/>
          <table:table-cell table:formula="of:=COM.MICROSOFT.NORM.INV(RAND();[.$S$28];[.$S$30])" office:value-type="float" office:value="61237.4682245281" calcext:value-type="float">
            <text:p>61237,4682245281</text:p>
          </table:table-cell>
          <table:table-cell table:number-columns-repeated="1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18+4*RAND()" office:value-type="float" office:value="21.926442631986" calcext:value-type="float">
            <text:p>21,9264</text:p>
          </table:table-cell>
          <table:table-cell table:number-columns-repeated="5"/>
          <table:table-cell office:value-type="float" office:value="1403" calcext:value-type="float">
            <text:p>1403</text:p>
          </table:table-cell>
          <table:table-cell table:formula="of:=COM.MICROSOFT.NORM.INV(RAND();80;10)" office:value-type="float" office:value="52.5847644000647" calcext:value-type="float">
            <text:p>52,5848</text:p>
          </table:table-cell>
          <table:table-cell table:number-columns-repeated="5"/>
          <table:table-cell office:value-type="float" office:value="1403" calcext:value-type="float">
            <text:p>1403</text:p>
          </table:table-cell>
          <table:table-cell table:formula="of:=4*PI()*PI()*[.I1428]*[.B1428]" office:value-type="float" office:value="45518.489953871" calcext:value-type="float">
            <text:p>45518,4900</text:p>
          </table:table-cell>
          <table:table-cell table:number-columns-repeated="5"/>
          <table:table-cell table:formula="of:=COM.MICROSOFT.NORM.INV(RAND();[.$S$28];[.$S$30])" office:value-type="float" office:value="63555.1828622207" calcext:value-type="float">
            <text:p>63555,1828622207</text:p>
          </table:table-cell>
          <table:table-cell table:number-columns-repeated="1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18+4*RAND()" office:value-type="float" office:value="21.8185198497958" calcext:value-type="float">
            <text:p>21,8185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formula="of:=COM.MICROSOFT.NORM.INV(RAND();80;10)" office:value-type="float" office:value="53.8053971735205" calcext:value-type="float">
            <text:p>53,8054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formula="of:=4*PI()*PI()*[.I1429]*[.B1429]" office:value-type="float" office:value="46345.8512447168" calcext:value-type="float">
            <text:p>46345,8512</text:p>
          </table:table-cell>
          <table:table-cell table:number-columns-repeated="5"/>
          <table:table-cell table:formula="of:=COM.MICROSOFT.NORM.INV(RAND();[.$S$28];[.$S$30])" office:value-type="float" office:value="74728.8750110285" calcext:value-type="float">
            <text:p>74728,8750110285</text:p>
          </table:table-cell>
          <table:table-cell table:number-columns-repeated="1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18+4*RAND()" office:value-type="float" office:value="18.3119461848401" calcext:value-type="float">
            <text:p>18,3119</text:p>
          </table:table-cell>
          <table:table-cell table:number-columns-repeated="5"/>
          <table:table-cell office:value-type="float" office:value="1405" calcext:value-type="float">
            <text:p>1405</text:p>
          </table:table-cell>
          <table:table-cell table:formula="of:=COM.MICROSOFT.NORM.INV(RAND();80;10)" office:value-type="float" office:value="90.3629043936383" calcext:value-type="float">
            <text:p>90,3629</text:p>
          </table:table-cell>
          <table:table-cell table:number-columns-repeated="5"/>
          <table:table-cell office:value-type="float" office:value="1405" calcext:value-type="float">
            <text:p>1405</text:p>
          </table:table-cell>
          <table:table-cell table:formula="of:=4*PI()*PI()*[.I1430]*[.B1430]" office:value-type="float" office:value="65325.7525377236" calcext:value-type="float">
            <text:p>65325,7525</text:p>
          </table:table-cell>
          <table:table-cell table:number-columns-repeated="5"/>
          <table:table-cell table:formula="of:=COM.MICROSOFT.NORM.INV(RAND();[.$S$28];[.$S$30])" office:value-type="float" office:value="64509.1709599849" calcext:value-type="float">
            <text:p>64509,1709599849</text:p>
          </table:table-cell>
          <table:table-cell table:number-columns-repeated="1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18+4*RAND()" office:value-type="float" office:value="18.7084455904551" calcext:value-type="float">
            <text:p>18,7084</text:p>
          </table:table-cell>
          <table:table-cell table:number-columns-repeated="5"/>
          <table:table-cell office:value-type="float" office:value="1406" calcext:value-type="float">
            <text:p>1406</text:p>
          </table:table-cell>
          <table:table-cell table:formula="of:=COM.MICROSOFT.NORM.INV(RAND();80;10)" office:value-type="float" office:value="63.8793410125644" calcext:value-type="float">
            <text:p>63,8793</text:p>
          </table:table-cell>
          <table:table-cell table:number-columns-repeated="5"/>
          <table:table-cell office:value-type="float" office:value="1406" calcext:value-type="float">
            <text:p>1406</text:p>
          </table:table-cell>
          <table:table-cell table:formula="of:=4*PI()*PI()*[.I1431]*[.B1431]" office:value-type="float" office:value="47179.9926817402" calcext:value-type="float">
            <text:p>47179,9927</text:p>
          </table:table-cell>
          <table:table-cell table:number-columns-repeated="5"/>
          <table:table-cell table:formula="of:=COM.MICROSOFT.NORM.INV(RAND();[.$S$28];[.$S$30])" office:value-type="float" office:value="62811.5384147114" calcext:value-type="float">
            <text:p>62811,5384147114</text:p>
          </table:table-cell>
          <table:table-cell table:number-columns-repeated="1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18+4*RAND()" office:value-type="float" office:value="19.9516470623203" calcext:value-type="float">
            <text:p>19,9516</text:p>
          </table:table-cell>
          <table:table-cell table:number-columns-repeated="5"/>
          <table:table-cell office:value-type="float" office:value="1407" calcext:value-type="float">
            <text:p>1407</text:p>
          </table:table-cell>
          <table:table-cell table:formula="of:=COM.MICROSOFT.NORM.INV(RAND();80;10)" office:value-type="float" office:value="77.7537252252014" calcext:value-type="float">
            <text:p>77,7537</text:p>
          </table:table-cell>
          <table:table-cell table:number-columns-repeated="5"/>
          <table:table-cell office:value-type="float" office:value="1407" calcext:value-type="float">
            <text:p>1407</text:p>
          </table:table-cell>
          <table:table-cell table:formula="of:=4*PI()*PI()*[.I1432]*[.B1432]" office:value-type="float" office:value="61243.4568056356" calcext:value-type="float">
            <text:p>61243,4568</text:p>
          </table:table-cell>
          <table:table-cell table:number-columns-repeated="5"/>
          <table:table-cell table:formula="of:=COM.MICROSOFT.NORM.INV(RAND();[.$S$28];[.$S$30])" office:value-type="float" office:value="43964.7928022891" calcext:value-type="float">
            <text:p>43964,7928022891</text:p>
          </table:table-cell>
          <table:table-cell table:number-columns-repeated="1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18+4*RAND()" office:value-type="float" office:value="18.9927983046509" calcext:value-type="float">
            <text:p>18,9928</text:p>
          </table:table-cell>
          <table:table-cell table:number-columns-repeated="5"/>
          <table:table-cell office:value-type="float" office:value="1408" calcext:value-type="float">
            <text:p>1408</text:p>
          </table:table-cell>
          <table:table-cell table:formula="of:=COM.MICROSOFT.NORM.INV(RAND();80;10)" office:value-type="float" office:value="68.7635947764103" calcext:value-type="float">
            <text:p>68,7636</text:p>
          </table:table-cell>
          <table:table-cell table:number-columns-repeated="5"/>
          <table:table-cell office:value-type="float" office:value="1408" calcext:value-type="float">
            <text:p>1408</text:p>
          </table:table-cell>
          <table:table-cell table:formula="of:=4*PI()*PI()*[.I1433]*[.B1433]" office:value-type="float" office:value="51559.3300173561" calcext:value-type="float">
            <text:p>51559,3300</text:p>
          </table:table-cell>
          <table:table-cell table:number-columns-repeated="5"/>
          <table:table-cell table:formula="of:=COM.MICROSOFT.NORM.INV(RAND();[.$S$28];[.$S$30])" office:value-type="float" office:value="60614.0779579091" calcext:value-type="float">
            <text:p>60614,0779579091</text:p>
          </table:table-cell>
          <table:table-cell table:number-columns-repeated="1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18+4*RAND()" office:value-type="float" office:value="20.0110153495334" calcext:value-type="float">
            <text:p>20,0110</text:p>
          </table:table-cell>
          <table:table-cell table:number-columns-repeated="5"/>
          <table:table-cell office:value-type="float" office:value="1409" calcext:value-type="float">
            <text:p>1409</text:p>
          </table:table-cell>
          <table:table-cell table:formula="of:=COM.MICROSOFT.NORM.INV(RAND();80;10)" office:value-type="float" office:value="70.7370351429326" calcext:value-type="float">
            <text:p>70,7370</text:p>
          </table:table-cell>
          <table:table-cell table:number-columns-repeated="5"/>
          <table:table-cell office:value-type="float" office:value="1409" calcext:value-type="float">
            <text:p>1409</text:p>
          </table:table-cell>
          <table:table-cell table:formula="of:=4*PI()*PI()*[.I1434]*[.B1434]" office:value-type="float" office:value="55882.4855825795" calcext:value-type="float">
            <text:p>55882,4856</text:p>
          </table:table-cell>
          <table:table-cell table:number-columns-repeated="5"/>
          <table:table-cell table:formula="of:=COM.MICROSOFT.NORM.INV(RAND();[.$S$28];[.$S$30])" office:value-type="float" office:value="68484.6282584097" calcext:value-type="float">
            <text:p>68484,6282584097</text:p>
          </table:table-cell>
          <table:table-cell table:number-columns-repeated="1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18+4*RAND()" office:value-type="float" office:value="20.4550155564211" calcext:value-type="float">
            <text:p>20,4550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formula="of:=COM.MICROSOFT.NORM.INV(RAND();80;10)" office:value-type="float" office:value="103.437437392134" calcext:value-type="float">
            <text:p>103,4374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formula="of:=4*PI()*PI()*[.I1435]*[.B1435]" office:value-type="float" office:value="83529.0041001195" calcext:value-type="float">
            <text:p>83529,0041</text:p>
          </table:table-cell>
          <table:table-cell table:number-columns-repeated="5"/>
          <table:table-cell table:formula="of:=COM.MICROSOFT.NORM.INV(RAND();[.$S$28];[.$S$30])" office:value-type="float" office:value="56851.6374159101" calcext:value-type="float">
            <text:p>56851,6374159101</text:p>
          </table:table-cell>
          <table:table-cell table:number-columns-repeated="1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18+4*RAND()" office:value-type="float" office:value="21.548350432422" calcext:value-type="float">
            <text:p>21,5484</text:p>
          </table:table-cell>
          <table:table-cell table:number-columns-repeated="5"/>
          <table:table-cell office:value-type="float" office:value="1411" calcext:value-type="float">
            <text:p>1411</text:p>
          </table:table-cell>
          <table:table-cell table:formula="of:=COM.MICROSOFT.NORM.INV(RAND();80;10)" office:value-type="float" office:value="85.4497878092807" calcext:value-type="float">
            <text:p>85,4498</text:p>
          </table:table-cell>
          <table:table-cell table:number-columns-repeated="5"/>
          <table:table-cell office:value-type="float" office:value="1411" calcext:value-type="float">
            <text:p>1411</text:p>
          </table:table-cell>
          <table:table-cell table:formula="of:=4*PI()*PI()*[.I1436]*[.B1436]" office:value-type="float" office:value="72691.688189915" calcext:value-type="float">
            <text:p>72691,6882</text:p>
          </table:table-cell>
          <table:table-cell table:number-columns-repeated="5"/>
          <table:table-cell table:formula="of:=COM.MICROSOFT.NORM.INV(RAND();[.$S$28];[.$S$30])" office:value-type="float" office:value="54590.1283020313" calcext:value-type="float">
            <text:p>54590,1283020313</text:p>
          </table:table-cell>
          <table:table-cell table:number-columns-repeated="1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18+4*RAND()" office:value-type="float" office:value="20.6509922477417" calcext:value-type="float">
            <text:p>20,6510</text:p>
          </table:table-cell>
          <table:table-cell table:number-columns-repeated="5"/>
          <table:table-cell office:value-type="float" office:value="1412" calcext:value-type="float">
            <text:p>1412</text:p>
          </table:table-cell>
          <table:table-cell table:formula="of:=COM.MICROSOFT.NORM.INV(RAND();80;10)" office:value-type="float" office:value="83.5750853501172" calcext:value-type="float">
            <text:p>83,5751</text:p>
          </table:table-cell>
          <table:table-cell table:number-columns-repeated="5"/>
          <table:table-cell office:value-type="float" office:value="1412" calcext:value-type="float">
            <text:p>1412</text:p>
          </table:table-cell>
          <table:table-cell table:formula="of:=4*PI()*PI()*[.I1437]*[.B1437]" office:value-type="float" office:value="68136.1341281621" calcext:value-type="float">
            <text:p>68136,1341</text:p>
          </table:table-cell>
          <table:table-cell table:number-columns-repeated="5"/>
          <table:table-cell table:formula="of:=COM.MICROSOFT.NORM.INV(RAND();[.$S$28];[.$S$30])" office:value-type="float" office:value="59234.7112290464" calcext:value-type="float">
            <text:p>59234,7112290464</text:p>
          </table:table-cell>
          <table:table-cell table:number-columns-repeated="1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18+4*RAND()" office:value-type="float" office:value="18.9796897475608" calcext:value-type="float">
            <text:p>18,9797</text:p>
          </table:table-cell>
          <table:table-cell table:number-columns-repeated="5"/>
          <table:table-cell office:value-type="float" office:value="1413" calcext:value-type="float">
            <text:p>1413</text:p>
          </table:table-cell>
          <table:table-cell table:formula="of:=COM.MICROSOFT.NORM.INV(RAND();80;10)" office:value-type="float" office:value="80.9829208106295" calcext:value-type="float">
            <text:p>80,9829</text:p>
          </table:table-cell>
          <table:table-cell table:number-columns-repeated="5"/>
          <table:table-cell office:value-type="float" office:value="1413" calcext:value-type="float">
            <text:p>1413</text:p>
          </table:table-cell>
          <table:table-cell table:formula="of:=4*PI()*PI()*[.I1438]*[.B1438]" office:value-type="float" office:value="60679.540312625" calcext:value-type="float">
            <text:p>60679,5403</text:p>
          </table:table-cell>
          <table:table-cell table:number-columns-repeated="5"/>
          <table:table-cell table:formula="of:=COM.MICROSOFT.NORM.INV(RAND();[.$S$28];[.$S$30])" office:value-type="float" office:value="55434.3412103266" calcext:value-type="float">
            <text:p>55434,3412103266</text:p>
          </table:table-cell>
          <table:table-cell table:number-columns-repeated="1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18+4*RAND()" office:value-type="float" office:value="19.5842881477438" calcext:value-type="float">
            <text:p>19,5843</text:p>
          </table:table-cell>
          <table:table-cell table:number-columns-repeated="5"/>
          <table:table-cell office:value-type="float" office:value="1414" calcext:value-type="float">
            <text:p>1414</text:p>
          </table:table-cell>
          <table:table-cell table:formula="of:=COM.MICROSOFT.NORM.INV(RAND();80;10)" office:value-type="float" office:value="70.7786675295122" calcext:value-type="float">
            <text:p>70,7787</text:p>
          </table:table-cell>
          <table:table-cell table:number-columns-repeated="5"/>
          <table:table-cell office:value-type="float" office:value="1414" calcext:value-type="float">
            <text:p>1414</text:p>
          </table:table-cell>
          <table:table-cell table:formula="of:=4*PI()*PI()*[.I1439]*[.B1439]" office:value-type="float" office:value="54723.0014408205" calcext:value-type="float">
            <text:p>54723,0014</text:p>
          </table:table-cell>
          <table:table-cell table:number-columns-repeated="5"/>
          <table:table-cell table:formula="of:=COM.MICROSOFT.NORM.INV(RAND();[.$S$28];[.$S$30])" office:value-type="float" office:value="53928.7093544029" calcext:value-type="float">
            <text:p>53928,7093544029</text:p>
          </table:table-cell>
          <table:table-cell table:number-columns-repeated="1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18+4*RAND()" office:value-type="float" office:value="20.6981448163278" calcext:value-type="float">
            <text:p>20,6981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formula="of:=COM.MICROSOFT.NORM.INV(RAND();80;10)" office:value-type="float" office:value="85.2619257296389" calcext:value-type="float">
            <text:p>85,2619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formula="of:=4*PI()*PI()*[.I1440]*[.B1440]" office:value-type="float" office:value="69670.0777717182" calcext:value-type="float">
            <text:p>69670,0778</text:p>
          </table:table-cell>
          <table:table-cell table:number-columns-repeated="5"/>
          <table:table-cell table:formula="of:=COM.MICROSOFT.NORM.INV(RAND();[.$S$28];[.$S$30])" office:value-type="float" office:value="74743.0719016532" calcext:value-type="float">
            <text:p>74743,0719016532</text:p>
          </table:table-cell>
          <table:table-cell table:number-columns-repeated="1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18+4*RAND()" office:value-type="float" office:value="19.6699374211021" calcext:value-type="float">
            <text:p>19,6699</text:p>
          </table:table-cell>
          <table:table-cell table:number-columns-repeated="5"/>
          <table:table-cell office:value-type="float" office:value="1416" calcext:value-type="float">
            <text:p>1416</text:p>
          </table:table-cell>
          <table:table-cell table:formula="of:=COM.MICROSOFT.NORM.INV(RAND();80;10)" office:value-type="float" office:value="82.7545663266348" calcext:value-type="float">
            <text:p>82,7546</text:p>
          </table:table-cell>
          <table:table-cell table:number-columns-repeated="5"/>
          <table:table-cell office:value-type="float" office:value="1416" calcext:value-type="float">
            <text:p>1416</text:p>
          </table:table-cell>
          <table:table-cell table:formula="of:=4*PI()*PI()*[.I1441]*[.B1441]" office:value-type="float" office:value="64262.0657374622" calcext:value-type="float">
            <text:p>64262,0657</text:p>
          </table:table-cell>
          <table:table-cell table:number-columns-repeated="5"/>
          <table:table-cell table:formula="of:=COM.MICROSOFT.NORM.INV(RAND();[.$S$28];[.$S$30])" office:value-type="float" office:value="73893.0609533667" calcext:value-type="float">
            <text:p>73893,0609533667</text:p>
          </table:table-cell>
          <table:table-cell table:number-columns-repeated="1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18+4*RAND()" office:value-type="float" office:value="20.512702006381" calcext:value-type="float">
            <text:p>20,5127</text:p>
          </table:table-cell>
          <table:table-cell table:number-columns-repeated="5"/>
          <table:table-cell office:value-type="float" office:value="1417" calcext:value-type="float">
            <text:p>1417</text:p>
          </table:table-cell>
          <table:table-cell table:formula="of:=COM.MICROSOFT.NORM.INV(RAND();80;10)" office:value-type="float" office:value="77.4184919018633" calcext:value-type="float">
            <text:p>77,4185</text:p>
          </table:table-cell>
          <table:table-cell table:number-columns-repeated="5"/>
          <table:table-cell office:value-type="float" office:value="1417" calcext:value-type="float">
            <text:p>1417</text:p>
          </table:table-cell>
          <table:table-cell table:formula="of:=4*PI()*PI()*[.I1442]*[.B1442]" office:value-type="float" office:value="62694.1927473796" calcext:value-type="float">
            <text:p>62694,1927</text:p>
          </table:table-cell>
          <table:table-cell table:number-columns-repeated="5"/>
          <table:table-cell table:formula="of:=COM.MICROSOFT.NORM.INV(RAND();[.$S$28];[.$S$30])" office:value-type="float" office:value="61543.1360600437" calcext:value-type="float">
            <text:p>61543,1360600437</text:p>
          </table:table-cell>
          <table:table-cell table:number-columns-repeated="1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18+4*RAND()" office:value-type="float" office:value="21.0924336877652" calcext:value-type="float">
            <text:p>21,0924</text:p>
          </table:table-cell>
          <table:table-cell table:number-columns-repeated="5"/>
          <table:table-cell office:value-type="float" office:value="1418" calcext:value-type="float">
            <text:p>1418</text:p>
          </table:table-cell>
          <table:table-cell table:formula="of:=COM.MICROSOFT.NORM.INV(RAND();80;10)" office:value-type="float" office:value="92.6114567994524" calcext:value-type="float">
            <text:p>92,6115</text:p>
          </table:table-cell>
          <table:table-cell table:number-columns-repeated="5"/>
          <table:table-cell office:value-type="float" office:value="1418" calcext:value-type="float">
            <text:p>1418</text:p>
          </table:table-cell>
          <table:table-cell table:formula="of:=4*PI()*PI()*[.I1443]*[.B1443]" office:value-type="float" office:value="77117.1808716823" calcext:value-type="float">
            <text:p>77117,1809</text:p>
          </table:table-cell>
          <table:table-cell table:number-columns-repeated="5"/>
          <table:table-cell table:formula="of:=COM.MICROSOFT.NORM.INV(RAND();[.$S$28];[.$S$30])" office:value-type="float" office:value="59829.2845767192" calcext:value-type="float">
            <text:p>59829,2845767192</text:p>
          </table:table-cell>
          <table:table-cell table:number-columns-repeated="1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18+4*RAND()" office:value-type="float" office:value="20.0099199074321" calcext:value-type="float">
            <text:p>20,0099</text:p>
          </table:table-cell>
          <table:table-cell table:number-columns-repeated="5"/>
          <table:table-cell office:value-type="float" office:value="1419" calcext:value-type="float">
            <text:p>1419</text:p>
          </table:table-cell>
          <table:table-cell table:formula="of:=COM.MICROSOFT.NORM.INV(RAND();80;10)" office:value-type="float" office:value="86.133646074351" calcext:value-type="float">
            <text:p>86,1336</text:p>
          </table:table-cell>
          <table:table-cell table:number-columns-repeated="5"/>
          <table:table-cell office:value-type="float" office:value="1419" calcext:value-type="float">
            <text:p>1419</text:p>
          </table:table-cell>
          <table:table-cell table:formula="of:=4*PI()*PI()*[.I1444]*[.B1444]" office:value-type="float" office:value="68042.1328423042" calcext:value-type="float">
            <text:p>68042,1328</text:p>
          </table:table-cell>
          <table:table-cell table:number-columns-repeated="5"/>
          <table:table-cell table:formula="of:=COM.MICROSOFT.NORM.INV(RAND();[.$S$28];[.$S$30])" office:value-type="float" office:value="67312.4989604066" calcext:value-type="float">
            <text:p>67312,4989604066</text:p>
          </table:table-cell>
          <table:table-cell table:number-columns-repeated="1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18+4*RAND()" office:value-type="float" office:value="18.128234713804" calcext:value-type="float">
            <text:p>18,1282</text:p>
          </table:table-cell>
          <table:table-cell table:number-columns-repeated="5"/>
          <table:table-cell office:value-type="float" office:value="1420" calcext:value-type="float">
            <text:p>1420</text:p>
          </table:table-cell>
          <table:table-cell table:formula="of:=COM.MICROSOFT.NORM.INV(RAND();80;10)" office:value-type="float" office:value="80.336320391215" calcext:value-type="float">
            <text:p>80,3363</text:p>
          </table:table-cell>
          <table:table-cell table:number-columns-repeated="5"/>
          <table:table-cell office:value-type="float" office:value="1420" calcext:value-type="float">
            <text:p>1420</text:p>
          </table:table-cell>
          <table:table-cell table:formula="of:=4*PI()*PI()*[.I1445]*[.B1445]" office:value-type="float" office:value="57494.6174034529" calcext:value-type="float">
            <text:p>57494,6174</text:p>
          </table:table-cell>
          <table:table-cell table:number-columns-repeated="5"/>
          <table:table-cell table:formula="of:=COM.MICROSOFT.NORM.INV(RAND();[.$S$28];[.$S$30])" office:value-type="float" office:value="52863.1114576295" calcext:value-type="float">
            <text:p>52863,1114576295</text:p>
          </table:table-cell>
          <table:table-cell table:number-columns-repeated="1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18+4*RAND()" office:value-type="float" office:value="19.9964893762954" calcext:value-type="float">
            <text:p>19,9965</text:p>
          </table:table-cell>
          <table:table-cell table:number-columns-repeated="5"/>
          <table:table-cell office:value-type="float" office:value="1421" calcext:value-type="float">
            <text:p>1421</text:p>
          </table:table-cell>
          <table:table-cell table:formula="of:=COM.MICROSOFT.NORM.INV(RAND();80;10)" office:value-type="float" office:value="88.5490457762927" calcext:value-type="float">
            <text:p>88,5490</text:p>
          </table:table-cell>
          <table:table-cell table:number-columns-repeated="5"/>
          <table:table-cell office:value-type="float" office:value="1421" calcext:value-type="float">
            <text:p>1421</text:p>
          </table:table-cell>
          <table:table-cell table:formula="of:=4*PI()*PI()*[.I1446]*[.B1446]" office:value-type="float" office:value="69903.2517976563" calcext:value-type="float">
            <text:p>69903,2518</text:p>
          </table:table-cell>
          <table:table-cell table:number-columns-repeated="5"/>
          <table:table-cell table:formula="of:=COM.MICROSOFT.NORM.INV(RAND();[.$S$28];[.$S$30])" office:value-type="float" office:value="48564.1715383302" calcext:value-type="float">
            <text:p>48564,1715383302</text:p>
          </table:table-cell>
          <table:table-cell table:number-columns-repeated="1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18+4*RAND()" office:value-type="float" office:value="19.1840345128439" calcext:value-type="float">
            <text:p>19,1840</text:p>
          </table:table-cell>
          <table:table-cell table:number-columns-repeated="5"/>
          <table:table-cell office:value-type="float" office:value="1422" calcext:value-type="float">
            <text:p>1422</text:p>
          </table:table-cell>
          <table:table-cell table:formula="of:=COM.MICROSOFT.NORM.INV(RAND();80;10)" office:value-type="float" office:value="81.3405301436675" calcext:value-type="float">
            <text:p>81,3405</text:p>
          </table:table-cell>
          <table:table-cell table:number-columns-repeated="5"/>
          <table:table-cell office:value-type="float" office:value="1422" calcext:value-type="float">
            <text:p>1422</text:p>
          </table:table-cell>
          <table:table-cell table:formula="of:=4*PI()*PI()*[.I1447]*[.B1447]" office:value-type="float" office:value="61603.6837105049" calcext:value-type="float">
            <text:p>61603,6837</text:p>
          </table:table-cell>
          <table:table-cell table:number-columns-repeated="5"/>
          <table:table-cell table:formula="of:=COM.MICROSOFT.NORM.INV(RAND();[.$S$28];[.$S$30])" office:value-type="float" office:value="61774.1188089614" calcext:value-type="float">
            <text:p>61774,1188089614</text:p>
          </table:table-cell>
          <table:table-cell table:number-columns-repeated="1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18+4*RAND()" office:value-type="float" office:value="18.1495595253073" calcext:value-type="float">
            <text:p>18,1496</text:p>
          </table:table-cell>
          <table:table-cell table:number-columns-repeated="5"/>
          <table:table-cell office:value-type="float" office:value="1423" calcext:value-type="float">
            <text:p>1423</text:p>
          </table:table-cell>
          <table:table-cell table:formula="of:=COM.MICROSOFT.NORM.INV(RAND();80;10)" office:value-type="float" office:value="63.6309098773927" calcext:value-type="float">
            <text:p>63,6309</text:p>
          </table:table-cell>
          <table:table-cell table:number-columns-repeated="5"/>
          <table:table-cell office:value-type="float" office:value="1423" calcext:value-type="float">
            <text:p>1423</text:p>
          </table:table-cell>
          <table:table-cell table:formula="of:=4*PI()*PI()*[.I1448]*[.B1448]" office:value-type="float" office:value="45592.5580398225" calcext:value-type="float">
            <text:p>45592,5580</text:p>
          </table:table-cell>
          <table:table-cell table:number-columns-repeated="5"/>
          <table:table-cell table:formula="of:=COM.MICROSOFT.NORM.INV(RAND();[.$S$28];[.$S$30])" office:value-type="float" office:value="63961.6610818957" calcext:value-type="float">
            <text:p>63961,6610818957</text:p>
          </table:table-cell>
          <table:table-cell table:number-columns-repeated="1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18+4*RAND()" office:value-type="float" office:value="19.2204340719618" calcext:value-type="float">
            <text:p>19,2204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formula="of:=COM.MICROSOFT.NORM.INV(RAND();80;10)" office:value-type="float" office:value="91.6821187165964" calcext:value-type="float">
            <text:p>91,6821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formula="of:=4*PI()*PI()*[.I1449]*[.B1449]" office:value-type="float" office:value="69567.6878229354" calcext:value-type="float">
            <text:p>69567,6878</text:p>
          </table:table-cell>
          <table:table-cell table:number-columns-repeated="5"/>
          <table:table-cell table:formula="of:=COM.MICROSOFT.NORM.INV(RAND();[.$S$28];[.$S$30])" office:value-type="float" office:value="60437.4749166579" calcext:value-type="float">
            <text:p>60437,4749166579</text:p>
          </table:table-cell>
          <table:table-cell table:number-columns-repeated="1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18+4*RAND()" office:value-type="float" office:value="18.7744575007819" calcext:value-type="float">
            <text:p>18,7745</text:p>
          </table:table-cell>
          <table:table-cell table:number-columns-repeated="5"/>
          <table:table-cell office:value-type="float" office:value="1425" calcext:value-type="float">
            <text:p>1425</text:p>
          </table:table-cell>
          <table:table-cell table:formula="of:=COM.MICROSOFT.NORM.INV(RAND();80;10)" office:value-type="float" office:value="65.8528183313835" calcext:value-type="float">
            <text:p>65,8528</text:p>
          </table:table-cell>
          <table:table-cell table:number-columns-repeated="5"/>
          <table:table-cell office:value-type="float" office:value="1425" calcext:value-type="float">
            <text:p>1425</text:p>
          </table:table-cell>
          <table:table-cell table:formula="of:=4*PI()*PI()*[.I1450]*[.B1450]" office:value-type="float" office:value="48809.1786781161" calcext:value-type="float">
            <text:p>48809,1787</text:p>
          </table:table-cell>
          <table:table-cell table:number-columns-repeated="5"/>
          <table:table-cell table:formula="of:=COM.MICROSOFT.NORM.INV(RAND();[.$S$28];[.$S$30])" office:value-type="float" office:value="54958.6713402352" calcext:value-type="float">
            <text:p>54958,6713402352</text:p>
          </table:table-cell>
          <table:table-cell table:number-columns-repeated="1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18+4*RAND()" office:value-type="float" office:value="18.0508790048771" calcext:value-type="float">
            <text:p>18,0509</text:p>
          </table:table-cell>
          <table:table-cell table:number-columns-repeated="5"/>
          <table:table-cell office:value-type="float" office:value="1426" calcext:value-type="float">
            <text:p>1426</text:p>
          </table:table-cell>
          <table:table-cell table:formula="of:=COM.MICROSOFT.NORM.INV(RAND();80;10)" office:value-type="float" office:value="82.3190023172462" calcext:value-type="float">
            <text:p>82,3190</text:p>
          </table:table-cell>
          <table:table-cell table:number-columns-repeated="5"/>
          <table:table-cell office:value-type="float" office:value="1426" calcext:value-type="float">
            <text:p>1426</text:p>
          </table:table-cell>
          <table:table-cell table:formula="of:=4*PI()*PI()*[.I1451]*[.B1451]" office:value-type="float" office:value="58662.1789131922" calcext:value-type="float">
            <text:p>58662,1789</text:p>
          </table:table-cell>
          <table:table-cell table:number-columns-repeated="5"/>
          <table:table-cell table:formula="of:=COM.MICROSOFT.NORM.INV(RAND();[.$S$28];[.$S$30])" office:value-type="float" office:value="57592.3296909724" calcext:value-type="float">
            <text:p>57592,3296909724</text:p>
          </table:table-cell>
          <table:table-cell table:number-columns-repeated="1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18+4*RAND()" office:value-type="float" office:value="18.8468950032257" calcext:value-type="float">
            <text:p>18,8469</text:p>
          </table:table-cell>
          <table:table-cell table:number-columns-repeated="5"/>
          <table:table-cell office:value-type="float" office:value="1427" calcext:value-type="float">
            <text:p>1427</text:p>
          </table:table-cell>
          <table:table-cell table:formula="of:=COM.MICROSOFT.NORM.INV(RAND();80;10)" office:value-type="float" office:value="68.8552642406287" calcext:value-type="float">
            <text:p>68,8553</text:p>
          </table:table-cell>
          <table:table-cell table:number-columns-repeated="5"/>
          <table:table-cell office:value-type="float" office:value="1427" calcext:value-type="float">
            <text:p>1427</text:p>
          </table:table-cell>
          <table:table-cell table:formula="of:=4*PI()*PI()*[.I1452]*[.B1452]" office:value-type="float" office:value="51231.4558086245" calcext:value-type="float">
            <text:p>51231,4558</text:p>
          </table:table-cell>
          <table:table-cell table:number-columns-repeated="5"/>
          <table:table-cell table:formula="of:=COM.MICROSOFT.NORM.INV(RAND();[.$S$28];[.$S$30])" office:value-type="float" office:value="40576.616335698" calcext:value-type="float">
            <text:p>40576,616335698</text:p>
          </table:table-cell>
          <table:table-cell table:number-columns-repeated="1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18+4*RAND()" office:value-type="float" office:value="20.8700221371837" calcext:value-type="float">
            <text:p>20,8700</text:p>
          </table:table-cell>
          <table:table-cell table:number-columns-repeated="5"/>
          <table:table-cell office:value-type="float" office:value="1428" calcext:value-type="float">
            <text:p>1428</text:p>
          </table:table-cell>
          <table:table-cell table:formula="of:=COM.MICROSOFT.NORM.INV(RAND();80;10)" office:value-type="float" office:value="77.6244816886201" calcext:value-type="float">
            <text:p>77,6245</text:p>
          </table:table-cell>
          <table:table-cell table:number-columns-repeated="5"/>
          <table:table-cell office:value-type="float" office:value="1428" calcext:value-type="float">
            <text:p>1428</text:p>
          </table:table-cell>
          <table:table-cell table:formula="of:=4*PI()*PI()*[.I1453]*[.B1453]" office:value-type="float" office:value="63956.0097105685" calcext:value-type="float">
            <text:p>63956,0097</text:p>
          </table:table-cell>
          <table:table-cell table:number-columns-repeated="5"/>
          <table:table-cell table:formula="of:=COM.MICROSOFT.NORM.INV(RAND();[.$S$28];[.$S$30])" office:value-type="float" office:value="51565.0280724482" calcext:value-type="float">
            <text:p>51565,0280724482</text:p>
          </table:table-cell>
          <table:table-cell table:number-columns-repeated="1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18+4*RAND()" office:value-type="float" office:value="19.9754811148159" calcext:value-type="float">
            <text:p>19,9755</text:p>
          </table:table-cell>
          <table:table-cell table:number-columns-repeated="5"/>
          <table:table-cell office:value-type="float" office:value="1429" calcext:value-type="float">
            <text:p>1429</text:p>
          </table:table-cell>
          <table:table-cell table:formula="of:=COM.MICROSOFT.NORM.INV(RAND();80;10)" office:value-type="float" office:value="78.2254459567084" calcext:value-type="float">
            <text:p>78,2254</text:p>
          </table:table-cell>
          <table:table-cell table:number-columns-repeated="5"/>
          <table:table-cell office:value-type="float" office:value="1429" calcext:value-type="float">
            <text:p>1429</text:p>
          </table:table-cell>
          <table:table-cell table:formula="of:=4*PI()*PI()*[.I1454]*[.B1454]" office:value-type="float" office:value="61688.6168216196" calcext:value-type="float">
            <text:p>61688,6168</text:p>
          </table:table-cell>
          <table:table-cell table:number-columns-repeated="5"/>
          <table:table-cell table:formula="of:=COM.MICROSOFT.NORM.INV(RAND();[.$S$28];[.$S$30])" office:value-type="float" office:value="55455.0914666018" calcext:value-type="float">
            <text:p>55455,0914666018</text:p>
          </table:table-cell>
          <table:table-cell table:number-columns-repeated="1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18+4*RAND()" office:value-type="float" office:value="18.1339368694462" calcext:value-type="float">
            <text:p>18,1339</text:p>
          </table:table-cell>
          <table:table-cell table:number-columns-repeated="5"/>
          <table:table-cell office:value-type="float" office:value="1430" calcext:value-type="float">
            <text:p>1430</text:p>
          </table:table-cell>
          <table:table-cell table:formula="of:=COM.MICROSOFT.NORM.INV(RAND();80;10)" office:value-type="float" office:value="82.4189828865798" calcext:value-type="float">
            <text:p>82,4190</text:p>
          </table:table-cell>
          <table:table-cell table:number-columns-repeated="5"/>
          <table:table-cell office:value-type="float" office:value="1430" calcext:value-type="float">
            <text:p>1430</text:p>
          </table:table-cell>
          <table:table-cell table:formula="of:=4*PI()*PI()*[.I1455]*[.B1455]" office:value-type="float" office:value="59003.678353583" calcext:value-type="float">
            <text:p>59003,6784</text:p>
          </table:table-cell>
          <table:table-cell table:number-columns-repeated="5"/>
          <table:table-cell table:formula="of:=COM.MICROSOFT.NORM.INV(RAND();[.$S$28];[.$S$30])" office:value-type="float" office:value="56843.3577156855" calcext:value-type="float">
            <text:p>56843,3577156855</text:p>
          </table:table-cell>
          <table:table-cell table:number-columns-repeated="1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18+4*RAND()" office:value-type="float" office:value="21.5943341613747" calcext:value-type="float">
            <text:p>21,5943</text:p>
          </table:table-cell>
          <table:table-cell table:number-columns-repeated="5"/>
          <table:table-cell office:value-type="float" office:value="1431" calcext:value-type="float">
            <text:p>1431</text:p>
          </table:table-cell>
          <table:table-cell table:formula="of:=COM.MICROSOFT.NORM.INV(RAND();80;10)" office:value-type="float" office:value="97.2135932332649" calcext:value-type="float">
            <text:p>97,2136</text:p>
          </table:table-cell>
          <table:table-cell table:number-columns-repeated="5"/>
          <table:table-cell office:value-type="float" office:value="1431" calcext:value-type="float">
            <text:p>1431</text:p>
          </table:table-cell>
          <table:table-cell table:formula="of:=4*PI()*PI()*[.I1456]*[.B1456]" office:value-type="float" office:value="82875.5741629487" calcext:value-type="float">
            <text:p>82875,5742</text:p>
          </table:table-cell>
          <table:table-cell table:number-columns-repeated="5"/>
          <table:table-cell table:formula="of:=COM.MICROSOFT.NORM.INV(RAND();[.$S$28];[.$S$30])" office:value-type="float" office:value="72173.499034735" calcext:value-type="float">
            <text:p>72173,499034735</text:p>
          </table:table-cell>
          <table:table-cell table:number-columns-repeated="1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18+4*RAND()" office:value-type="float" office:value="21.8366685747169" calcext:value-type="float">
            <text:p>21,8367</text:p>
          </table:table-cell>
          <table:table-cell table:number-columns-repeated="5"/>
          <table:table-cell office:value-type="float" office:value="1432" calcext:value-type="float">
            <text:p>1432</text:p>
          </table:table-cell>
          <table:table-cell table:formula="of:=COM.MICROSOFT.NORM.INV(RAND();80;10)" office:value-type="float" office:value="87.0969940065885" calcext:value-type="float">
            <text:p>87,0970</text:p>
          </table:table-cell>
          <table:table-cell table:number-columns-repeated="5"/>
          <table:table-cell office:value-type="float" office:value="1432" calcext:value-type="float">
            <text:p>1432</text:p>
          </table:table-cell>
          <table:table-cell table:formula="of:=4*PI()*PI()*[.I1457]*[.B1457]" office:value-type="float" office:value="75084.325847976" calcext:value-type="float">
            <text:p>75084,3258</text:p>
          </table:table-cell>
          <table:table-cell table:number-columns-repeated="5"/>
          <table:table-cell table:formula="of:=COM.MICROSOFT.NORM.INV(RAND();[.$S$28];[.$S$30])" office:value-type="float" office:value="54113.7043068799" calcext:value-type="float">
            <text:p>54113,7043068799</text:p>
          </table:table-cell>
          <table:table-cell table:number-columns-repeated="1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18+4*RAND()" office:value-type="float" office:value="20.6851862301119" calcext:value-type="float">
            <text:p>20,6852</text:p>
          </table:table-cell>
          <table:table-cell table:number-columns-repeated="5"/>
          <table:table-cell office:value-type="float" office:value="1433" calcext:value-type="float">
            <text:p>1433</text:p>
          </table:table-cell>
          <table:table-cell table:formula="of:=COM.MICROSOFT.NORM.INV(RAND();80;10)" office:value-type="float" office:value="96.0030089943649" calcext:value-type="float">
            <text:p>96,0030</text:p>
          </table:table-cell>
          <table:table-cell table:number-columns-repeated="5"/>
          <table:table-cell office:value-type="float" office:value="1433" calcext:value-type="float">
            <text:p>1433</text:p>
          </table:table-cell>
          <table:table-cell table:formula="of:=4*PI()*PI()*[.I1458]*[.B1458]" office:value-type="float" office:value="78397.8255409857" calcext:value-type="float">
            <text:p>78397,8255</text:p>
          </table:table-cell>
          <table:table-cell table:number-columns-repeated="5"/>
          <table:table-cell table:formula="of:=COM.MICROSOFT.NORM.INV(RAND();[.$S$28];[.$S$30])" office:value-type="float" office:value="53048.3543757794" calcext:value-type="float">
            <text:p>53048,3543757794</text:p>
          </table:table-cell>
          <table:table-cell table:number-columns-repeated="1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18+4*RAND()" office:value-type="float" office:value="18.2217809422873" calcext:value-type="float">
            <text:p>18,2218</text:p>
          </table:table-cell>
          <table:table-cell table:number-columns-repeated="5"/>
          <table:table-cell office:value-type="float" office:value="1434" calcext:value-type="float">
            <text:p>1434</text:p>
          </table:table-cell>
          <table:table-cell table:formula="of:=COM.MICROSOFT.NORM.INV(RAND();80;10)" office:value-type="float" office:value="77.8801151656734" calcext:value-type="float">
            <text:p>77,8801</text:p>
          </table:table-cell>
          <table:table-cell table:number-columns-repeated="5"/>
          <table:table-cell office:value-type="float" office:value="1434" calcext:value-type="float">
            <text:p>1434</text:p>
          </table:table-cell>
          <table:table-cell table:formula="of:=4*PI()*PI()*[.I1459]*[.B1459]" office:value-type="float" office:value="56024.3908447994" calcext:value-type="float">
            <text:p>56024,3908</text:p>
          </table:table-cell>
          <table:table-cell table:number-columns-repeated="5"/>
          <table:table-cell table:formula="of:=COM.MICROSOFT.NORM.INV(RAND();[.$S$28];[.$S$30])" office:value-type="float" office:value="70977.4647200666" calcext:value-type="float">
            <text:p>70977,4647200666</text:p>
          </table:table-cell>
          <table:table-cell table:number-columns-repeated="1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18+4*RAND()" office:value-type="float" office:value="19.4948490369134" calcext:value-type="float">
            <text:p>19,4948</text:p>
          </table:table-cell>
          <table:table-cell table:number-columns-repeated="5"/>
          <table:table-cell office:value-type="float" office:value="1435" calcext:value-type="float">
            <text:p>1435</text:p>
          </table:table-cell>
          <table:table-cell table:formula="of:=COM.MICROSOFT.NORM.INV(RAND();80;10)" office:value-type="float" office:value="89.8815546492955" calcext:value-type="float">
            <text:p>89,8816</text:p>
          </table:table-cell>
          <table:table-cell table:number-columns-repeated="5"/>
          <table:table-cell office:value-type="float" office:value="1435" calcext:value-type="float">
            <text:p>1435</text:p>
          </table:table-cell>
          <table:table-cell table:formula="of:=4*PI()*PI()*[.I1460]*[.B1460]" office:value-type="float" office:value="69175.1626304102" calcext:value-type="float">
            <text:p>69175,1626</text:p>
          </table:table-cell>
          <table:table-cell table:number-columns-repeated="5"/>
          <table:table-cell table:formula="of:=COM.MICROSOFT.NORM.INV(RAND();[.$S$28];[.$S$30])" office:value-type="float" office:value="67381.8331956572" calcext:value-type="float">
            <text:p>67381,8331956572</text:p>
          </table:table-cell>
          <table:table-cell table:number-columns-repeated="1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18+4*RAND()" office:value-type="float" office:value="19.0084273596294" calcext:value-type="float">
            <text:p>19,0084</text:p>
          </table:table-cell>
          <table:table-cell table:number-columns-repeated="5"/>
          <table:table-cell office:value-type="float" office:value="1436" calcext:value-type="float">
            <text:p>1436</text:p>
          </table:table-cell>
          <table:table-cell table:formula="of:=COM.MICROSOFT.NORM.INV(RAND();80;10)" office:value-type="float" office:value="69.2923615019605" calcext:value-type="float">
            <text:p>69,2924</text:p>
          </table:table-cell>
          <table:table-cell table:number-columns-repeated="5"/>
          <table:table-cell office:value-type="float" office:value="1436" calcext:value-type="float">
            <text:p>1436</text:p>
          </table:table-cell>
          <table:table-cell table:formula="of:=4*PI()*PI()*[.I1461]*[.B1461]" office:value-type="float" office:value="51998.5563862608" calcext:value-type="float">
            <text:p>51998,5564</text:p>
          </table:table-cell>
          <table:table-cell table:number-columns-repeated="5"/>
          <table:table-cell table:formula="of:=COM.MICROSOFT.NORM.INV(RAND();[.$S$28];[.$S$30])" office:value-type="float" office:value="65098.5046590597" calcext:value-type="float">
            <text:p>65098,5046590597</text:p>
          </table:table-cell>
          <table:table-cell table:number-columns-repeated="1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18+4*RAND()" office:value-type="float" office:value="18.8211237578653" calcext:value-type="float">
            <text:p>18,8211</text:p>
          </table:table-cell>
          <table:table-cell table:number-columns-repeated="5"/>
          <table:table-cell office:value-type="float" office:value="1437" calcext:value-type="float">
            <text:p>1437</text:p>
          </table:table-cell>
          <table:table-cell table:formula="of:=COM.MICROSOFT.NORM.INV(RAND();80;10)" office:value-type="float" office:value="70.5541048397791" calcext:value-type="float">
            <text:p>70,5541</text:p>
          </table:table-cell>
          <table:table-cell table:number-columns-repeated="5"/>
          <table:table-cell office:value-type="float" office:value="1437" calcext:value-type="float">
            <text:p>1437</text:p>
          </table:table-cell>
          <table:table-cell table:formula="of:=4*PI()*PI()*[.I1462]*[.B1462]" office:value-type="float" office:value="52423.6883573085" calcext:value-type="float">
            <text:p>52423,6884</text:p>
          </table:table-cell>
          <table:table-cell table:number-columns-repeated="5"/>
          <table:table-cell table:formula="of:=COM.MICROSOFT.NORM.INV(RAND();[.$S$28];[.$S$30])" office:value-type="float" office:value="59151.0086117772" calcext:value-type="float">
            <text:p>59151,0086117772</text:p>
          </table:table-cell>
          <table:table-cell table:number-columns-repeated="1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18+4*RAND()" office:value-type="float" office:value="18.8562621693127" calcext:value-type="float">
            <text:p>18,8563</text:p>
          </table:table-cell>
          <table:table-cell table:number-columns-repeated="5"/>
          <table:table-cell office:value-type="float" office:value="1438" calcext:value-type="float">
            <text:p>1438</text:p>
          </table:table-cell>
          <table:table-cell table:formula="of:=COM.MICROSOFT.NORM.INV(RAND();80;10)" office:value-type="float" office:value="79.4602743269582" calcext:value-type="float">
            <text:p>79,4603</text:p>
          </table:table-cell>
          <table:table-cell table:number-columns-repeated="5"/>
          <table:table-cell office:value-type="float" office:value="1438" calcext:value-type="float">
            <text:p>1438</text:p>
          </table:table-cell>
          <table:table-cell table:formula="of:=4*PI()*PI()*[.I1463]*[.B1463]" office:value-type="float" office:value="59151.4512915163" calcext:value-type="float">
            <text:p>59151,4513</text:p>
          </table:table-cell>
          <table:table-cell table:number-columns-repeated="5"/>
          <table:table-cell table:formula="of:=COM.MICROSOFT.NORM.INV(RAND();[.$S$28];[.$S$30])" office:value-type="float" office:value="69390.7299582038" calcext:value-type="float">
            <text:p>69390,7299582038</text:p>
          </table:table-cell>
          <table:table-cell table:number-columns-repeated="1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18+4*RAND()" office:value-type="float" office:value="19.665537242312" calcext:value-type="float">
            <text:p>19,6655</text:p>
          </table:table-cell>
          <table:table-cell table:number-columns-repeated="5"/>
          <table:table-cell office:value-type="float" office:value="1439" calcext:value-type="float">
            <text:p>1439</text:p>
          </table:table-cell>
          <table:table-cell table:formula="of:=COM.MICROSOFT.NORM.INV(RAND();80;10)" office:value-type="float" office:value="78.8257746395523" calcext:value-type="float">
            <text:p>78,8258</text:p>
          </table:table-cell>
          <table:table-cell table:number-columns-repeated="5"/>
          <table:table-cell office:value-type="float" office:value="1439" calcext:value-type="float">
            <text:p>1439</text:p>
          </table:table-cell>
          <table:table-cell table:formula="of:=4*PI()*PI()*[.I1464]*[.B1464]" office:value-type="float" office:value="61197.5166930626" calcext:value-type="float">
            <text:p>61197,5167</text:p>
          </table:table-cell>
          <table:table-cell table:number-columns-repeated="5"/>
          <table:table-cell table:formula="of:=COM.MICROSOFT.NORM.INV(RAND();[.$S$28];[.$S$30])" office:value-type="float" office:value="47749.5798485927" calcext:value-type="float">
            <text:p>47749,5798485927</text:p>
          </table:table-cell>
          <table:table-cell table:number-columns-repeated="1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18+4*RAND()" office:value-type="float" office:value="18.5027299071662" calcext:value-type="float">
            <text:p>18,5027</text:p>
          </table:table-cell>
          <table:table-cell table:number-columns-repeated="5"/>
          <table:table-cell office:value-type="float" office:value="1440" calcext:value-type="float">
            <text:p>1440</text:p>
          </table:table-cell>
          <table:table-cell table:formula="of:=COM.MICROSOFT.NORM.INV(RAND();80;10)" office:value-type="float" office:value="76.5131555183358" calcext:value-type="float">
            <text:p>76,5132</text:p>
          </table:table-cell>
          <table:table-cell table:number-columns-repeated="5"/>
          <table:table-cell office:value-type="float" office:value="1440" calcext:value-type="float">
            <text:p>1440</text:p>
          </table:table-cell>
          <table:table-cell table:formula="of:=4*PI()*PI()*[.I1465]*[.B1465]" office:value-type="float" office:value="55889.6846644894" calcext:value-type="float">
            <text:p>55889,6847</text:p>
          </table:table-cell>
          <table:table-cell table:number-columns-repeated="5"/>
          <table:table-cell table:formula="of:=COM.MICROSOFT.NORM.INV(RAND();[.$S$28];[.$S$30])" office:value-type="float" office:value="64033.9785241128" calcext:value-type="float">
            <text:p>64033,9785241128</text:p>
          </table:table-cell>
          <table:table-cell table:number-columns-repeated="1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18+4*RAND()" office:value-type="float" office:value="20.1595650189556" calcext:value-type="float">
            <text:p>20,1596</text:p>
          </table:table-cell>
          <table:table-cell table:number-columns-repeated="5"/>
          <table:table-cell office:value-type="float" office:value="1441" calcext:value-type="float">
            <text:p>1441</text:p>
          </table:table-cell>
          <table:table-cell table:formula="of:=COM.MICROSOFT.NORM.INV(RAND();80;10)" office:value-type="float" office:value="78.2229296952786" calcext:value-type="float">
            <text:p>78,2229</text:p>
          </table:table-cell>
          <table:table-cell table:number-columns-repeated="5"/>
          <table:table-cell office:value-type="float" office:value="1441" calcext:value-type="float">
            <text:p>1441</text:p>
          </table:table-cell>
          <table:table-cell table:formula="of:=4*PI()*PI()*[.I1466]*[.B1466]" office:value-type="float" office:value="62255.1052199207" calcext:value-type="float">
            <text:p>62255,1052</text:p>
          </table:table-cell>
          <table:table-cell table:number-columns-repeated="5"/>
          <table:table-cell table:formula="of:=COM.MICROSOFT.NORM.INV(RAND();[.$S$28];[.$S$30])" office:value-type="float" office:value="61792.0826303021" calcext:value-type="float">
            <text:p>61792,0826303021</text:p>
          </table:table-cell>
          <table:table-cell table:number-columns-repeated="1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18+4*RAND()" office:value-type="float" office:value="20.7277766088955" calcext:value-type="float">
            <text:p>20,7278</text:p>
          </table:table-cell>
          <table:table-cell table:number-columns-repeated="5"/>
          <table:table-cell office:value-type="float" office:value="1442" calcext:value-type="float">
            <text:p>1442</text:p>
          </table:table-cell>
          <table:table-cell table:formula="of:=COM.MICROSOFT.NORM.INV(RAND();80;10)" office:value-type="float" office:value="78.2874691357806" calcext:value-type="float">
            <text:p>78,2875</text:p>
          </table:table-cell>
          <table:table-cell table:number-columns-repeated="5"/>
          <table:table-cell office:value-type="float" office:value="1442" calcext:value-type="float">
            <text:p>1442</text:p>
          </table:table-cell>
          <table:table-cell table:formula="of:=4*PI()*PI()*[.I1467]*[.B1467]" office:value-type="float" office:value="64062.6219784584" calcext:value-type="float">
            <text:p>64062,6220</text:p>
          </table:table-cell>
          <table:table-cell table:number-columns-repeated="5"/>
          <table:table-cell table:formula="of:=COM.MICROSOFT.NORM.INV(RAND();[.$S$28];[.$S$30])" office:value-type="float" office:value="77407.5869342899" calcext:value-type="float">
            <text:p>77407,5869342899</text:p>
          </table:table-cell>
          <table:table-cell table:number-columns-repeated="1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18+4*RAND()" office:value-type="float" office:value="19.0327743072994" calcext:value-type="float">
            <text:p>19,0328</text:p>
          </table:table-cell>
          <table:table-cell table:number-columns-repeated="5"/>
          <table:table-cell office:value-type="float" office:value="1443" calcext:value-type="float">
            <text:p>1443</text:p>
          </table:table-cell>
          <table:table-cell table:formula="of:=COM.MICROSOFT.NORM.INV(RAND();80;10)" office:value-type="float" office:value="72.6668772040409" calcext:value-type="float">
            <text:p>72,6669</text:p>
          </table:table-cell>
          <table:table-cell table:number-columns-repeated="5"/>
          <table:table-cell office:value-type="float" office:value="1443" calcext:value-type="float">
            <text:p>1443</text:p>
          </table:table-cell>
          <table:table-cell table:formula="of:=4*PI()*PI()*[.I1468]*[.B1468]" office:value-type="float" office:value="54600.7152195499" calcext:value-type="float">
            <text:p>54600,7152</text:p>
          </table:table-cell>
          <table:table-cell table:number-columns-repeated="5"/>
          <table:table-cell table:formula="of:=COM.MICROSOFT.NORM.INV(RAND();[.$S$28];[.$S$30])" office:value-type="float" office:value="67373.1707439527" calcext:value-type="float">
            <text:p>67373,1707439527</text:p>
          </table:table-cell>
          <table:table-cell table:number-columns-repeated="1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18+4*RAND()" office:value-type="float" office:value="20.6637956076302" calcext:value-type="float">
            <text:p>20,6638</text:p>
          </table:table-cell>
          <table:table-cell table:number-columns-repeated="5"/>
          <table:table-cell office:value-type="float" office:value="1444" calcext:value-type="float">
            <text:p>1444</text:p>
          </table:table-cell>
          <table:table-cell table:formula="of:=COM.MICROSOFT.NORM.INV(RAND();80;10)" office:value-type="float" office:value="83.0061630736386" calcext:value-type="float">
            <text:p>83,0062</text:p>
          </table:table-cell>
          <table:table-cell table:number-columns-repeated="5"/>
          <table:table-cell office:value-type="float" office:value="1444" calcext:value-type="float">
            <text:p>1444</text:p>
          </table:table-cell>
          <table:table-cell table:formula="of:=4*PI()*PI()*[.I1469]*[.B1469]" office:value-type="float" office:value="67714.2657149366" calcext:value-type="float">
            <text:p>67714,2657</text:p>
          </table:table-cell>
          <table:table-cell table:number-columns-repeated="5"/>
          <table:table-cell table:formula="of:=COM.MICROSOFT.NORM.INV(RAND();[.$S$28];[.$S$30])" office:value-type="float" office:value="52191.5470372117" calcext:value-type="float">
            <text:p>52191,5470372117</text:p>
          </table:table-cell>
          <table:table-cell table:number-columns-repeated="1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18+4*RAND()" office:value-type="float" office:value="20.4917451874353" calcext:value-type="float">
            <text:p>20,4917</text:p>
          </table:table-cell>
          <table:table-cell table:number-columns-repeated="5"/>
          <table:table-cell office:value-type="float" office:value="1445" calcext:value-type="float">
            <text:p>1445</text:p>
          </table:table-cell>
          <table:table-cell table:formula="of:=COM.MICROSOFT.NORM.INV(RAND();80;10)" office:value-type="float" office:value="91.2011868962369" calcext:value-type="float">
            <text:p>91,2012</text:p>
          </table:table-cell>
          <table:table-cell table:number-columns-repeated="5"/>
          <table:table-cell office:value-type="float" office:value="1445" calcext:value-type="float">
            <text:p>1445</text:p>
          </table:table-cell>
          <table:table-cell table:formula="of:=4*PI()*PI()*[.I1470]*[.B1470]" office:value-type="float" office:value="73780.0888416952" calcext:value-type="float">
            <text:p>73780,0888</text:p>
          </table:table-cell>
          <table:table-cell table:number-columns-repeated="5"/>
          <table:table-cell table:formula="of:=COM.MICROSOFT.NORM.INV(RAND();[.$S$28];[.$S$30])" office:value-type="float" office:value="67925.6000445906" calcext:value-type="float">
            <text:p>67925,6000445906</text:p>
          </table:table-cell>
          <table:table-cell table:number-columns-repeated="1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18+4*RAND()" office:value-type="float" office:value="21.6938865887932" calcext:value-type="float">
            <text:p>21,6939</text:p>
          </table:table-cell>
          <table:table-cell table:number-columns-repeated="5"/>
          <table:table-cell office:value-type="float" office:value="1446" calcext:value-type="float">
            <text:p>1446</text:p>
          </table:table-cell>
          <table:table-cell table:formula="of:=COM.MICROSOFT.NORM.INV(RAND();80;10)" office:value-type="float" office:value="80.2955583812193" calcext:value-type="float">
            <text:p>80,2956</text:p>
          </table:table-cell>
          <table:table-cell table:number-columns-repeated="5"/>
          <table:table-cell office:value-type="float" office:value="1446" calcext:value-type="float">
            <text:p>1446</text:p>
          </table:table-cell>
          <table:table-cell table:formula="of:=4*PI()*PI()*[.I1471]*[.B1471]" office:value-type="float" office:value="68768.3532499959" calcext:value-type="float">
            <text:p>68768,3532</text:p>
          </table:table-cell>
          <table:table-cell table:number-columns-repeated="5"/>
          <table:table-cell table:formula="of:=COM.MICROSOFT.NORM.INV(RAND();[.$S$28];[.$S$30])" office:value-type="float" office:value="64071.6146513556" calcext:value-type="float">
            <text:p>64071,6146513556</text:p>
          </table:table-cell>
          <table:table-cell table:number-columns-repeated="1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18+4*RAND()" office:value-type="float" office:value="18.9644672987051" calcext:value-type="float">
            <text:p>18,9645</text:p>
          </table:table-cell>
          <table:table-cell table:number-columns-repeated="5"/>
          <table:table-cell office:value-type="float" office:value="1447" calcext:value-type="float">
            <text:p>1447</text:p>
          </table:table-cell>
          <table:table-cell table:formula="of:=COM.MICROSOFT.NORM.INV(RAND();80;10)" office:value-type="float" office:value="84.3473752537469" calcext:value-type="float">
            <text:p>84,3474</text:p>
          </table:table-cell>
          <table:table-cell table:number-columns-repeated="5"/>
          <table:table-cell office:value-type="float" office:value="1447" calcext:value-type="float">
            <text:p>1447</text:p>
          </table:table-cell>
          <table:table-cell table:formula="of:=4*PI()*PI()*[.I1472]*[.B1472]" office:value-type="float" office:value="63149.7968037116" calcext:value-type="float">
            <text:p>63149,7968</text:p>
          </table:table-cell>
          <table:table-cell table:number-columns-repeated="5"/>
          <table:table-cell table:formula="of:=COM.MICROSOFT.NORM.INV(RAND();[.$S$28];[.$S$30])" office:value-type="float" office:value="57420.4325780539" calcext:value-type="float">
            <text:p>57420,4325780539</text:p>
          </table:table-cell>
          <table:table-cell table:number-columns-repeated="1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18+4*RAND()" office:value-type="float" office:value="21.666358250659" calcext:value-type="float">
            <text:p>21,6664</text:p>
          </table:table-cell>
          <table:table-cell table:number-columns-repeated="5"/>
          <table:table-cell office:value-type="float" office:value="1448" calcext:value-type="float">
            <text:p>1448</text:p>
          </table:table-cell>
          <table:table-cell table:formula="of:=COM.MICROSOFT.NORM.INV(RAND();80;10)" office:value-type="float" office:value="70.8291124231633" calcext:value-type="float">
            <text:p>70,8291</text:p>
          </table:table-cell>
          <table:table-cell table:number-columns-repeated="5"/>
          <table:table-cell office:value-type="float" office:value="1448" calcext:value-type="float">
            <text:p>1448</text:p>
          </table:table-cell>
          <table:table-cell table:formula="of:=4*PI()*PI()*[.I1473]*[.B1473]" office:value-type="float" office:value="60583.9319743283" calcext:value-type="float">
            <text:p>60583,9320</text:p>
          </table:table-cell>
          <table:table-cell table:number-columns-repeated="5"/>
          <table:table-cell table:formula="of:=COM.MICROSOFT.NORM.INV(RAND();[.$S$28];[.$S$30])" office:value-type="float" office:value="58524.8538170354" calcext:value-type="float">
            <text:p>58524,8538170354</text:p>
          </table:table-cell>
          <table:table-cell table:number-columns-repeated="1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18+4*RAND()" office:value-type="float" office:value="18.7159121097066" calcext:value-type="float">
            <text:p>18,7159</text:p>
          </table:table-cell>
          <table:table-cell table:number-columns-repeated="5"/>
          <table:table-cell office:value-type="float" office:value="1449" calcext:value-type="float">
            <text:p>1449</text:p>
          </table:table-cell>
          <table:table-cell table:formula="of:=COM.MICROSOFT.NORM.INV(RAND();80;10)" office:value-type="float" office:value="88.4582289147804" calcext:value-type="float">
            <text:p>88,4582</text:p>
          </table:table-cell>
          <table:table-cell table:number-columns-repeated="5"/>
          <table:table-cell office:value-type="float" office:value="1449" calcext:value-type="float">
            <text:p>1449</text:p>
          </table:table-cell>
          <table:table-cell table:formula="of:=4*PI()*PI()*[.I1474]*[.B1474]" office:value-type="float" office:value="65359.5379854026" calcext:value-type="float">
            <text:p>65359,5380</text:p>
          </table:table-cell>
          <table:table-cell table:number-columns-repeated="5"/>
          <table:table-cell table:formula="of:=COM.MICROSOFT.NORM.INV(RAND();[.$S$28];[.$S$30])" office:value-type="float" office:value="67117.5729955404" calcext:value-type="float">
            <text:p>67117,5729955404</text:p>
          </table:table-cell>
          <table:table-cell table:number-columns-repeated="1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18+4*RAND()" office:value-type="float" office:value="19.2342342236079" calcext:value-type="float">
            <text:p>19,2342</text:p>
          </table:table-cell>
          <table:table-cell table:number-columns-repeated="5"/>
          <table:table-cell office:value-type="float" office:value="1450" calcext:value-type="float">
            <text:p>1450</text:p>
          </table:table-cell>
          <table:table-cell table:formula="of:=COM.MICROSOFT.NORM.INV(RAND();80;10)" office:value-type="float" office:value="76.0207757615369" calcext:value-type="float">
            <text:p>76,0208</text:p>
          </table:table-cell>
          <table:table-cell table:number-columns-repeated="5"/>
          <table:table-cell office:value-type="float" office:value="1450" calcext:value-type="float">
            <text:p>1450</text:p>
          </table:table-cell>
          <table:table-cell table:formula="of:=4*PI()*PI()*[.I1475]*[.B1475]" office:value-type="float" office:value="57725.3977616103" calcext:value-type="float">
            <text:p>57725,3978</text:p>
          </table:table-cell>
          <table:table-cell table:number-columns-repeated="5"/>
          <table:table-cell table:formula="of:=COM.MICROSOFT.NORM.INV(RAND();[.$S$28];[.$S$30])" office:value-type="float" office:value="67573.0759811299" calcext:value-type="float">
            <text:p>67573,0759811299</text:p>
          </table:table-cell>
          <table:table-cell table:number-columns-repeated="1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18+4*RAND()" office:value-type="float" office:value="20.0097795897163" calcext:value-type="float">
            <text:p>20,0098</text:p>
          </table:table-cell>
          <table:table-cell table:number-columns-repeated="5"/>
          <table:table-cell office:value-type="float" office:value="1451" calcext:value-type="float">
            <text:p>1451</text:p>
          </table:table-cell>
          <table:table-cell table:formula="of:=COM.MICROSOFT.NORM.INV(RAND();80;10)" office:value-type="float" office:value="74.2049016637718" calcext:value-type="float">
            <text:p>74,2049</text:p>
          </table:table-cell>
          <table:table-cell table:number-columns-repeated="5"/>
          <table:table-cell office:value-type="float" office:value="1451" calcext:value-type="float">
            <text:p>1451</text:p>
          </table:table-cell>
          <table:table-cell table:formula="of:=4*PI()*PI()*[.I1476]*[.B1476]" office:value-type="float" office:value="58618.4911542311" calcext:value-type="float">
            <text:p>58618,4912</text:p>
          </table:table-cell>
          <table:table-cell table:number-columns-repeated="5"/>
          <table:table-cell table:formula="of:=COM.MICROSOFT.NORM.INV(RAND();[.$S$28];[.$S$30])" office:value-type="float" office:value="66199.6788109968" calcext:value-type="float">
            <text:p>66199,6788109968</text:p>
          </table:table-cell>
          <table:table-cell table:number-columns-repeated="1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18+4*RAND()" office:value-type="float" office:value="21.6765366238542" calcext:value-type="float">
            <text:p>21,6765</text:p>
          </table:table-cell>
          <table:table-cell table:number-columns-repeated="5"/>
          <table:table-cell office:value-type="float" office:value="1452" calcext:value-type="float">
            <text:p>1452</text:p>
          </table:table-cell>
          <table:table-cell table:formula="of:=COM.MICROSOFT.NORM.INV(RAND();80;10)" office:value-type="float" office:value="67.6187459653034" calcext:value-type="float">
            <text:p>67,6187</text:p>
          </table:table-cell>
          <table:table-cell table:number-columns-repeated="5"/>
          <table:table-cell office:value-type="float" office:value="1452" calcext:value-type="float">
            <text:p>1452</text:p>
          </table:table-cell>
          <table:table-cell table:formula="of:=4*PI()*PI()*[.I1477]*[.B1477]" office:value-type="float" office:value="57865.1046379415" calcext:value-type="float">
            <text:p>57865,1046</text:p>
          </table:table-cell>
          <table:table-cell table:number-columns-repeated="5"/>
          <table:table-cell table:formula="of:=COM.MICROSOFT.NORM.INV(RAND();[.$S$28];[.$S$30])" office:value-type="float" office:value="78255.5545796494" calcext:value-type="float">
            <text:p>78255,5545796494</text:p>
          </table:table-cell>
          <table:table-cell table:number-columns-repeated="1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18+4*RAND()" office:value-type="float" office:value="18.6244254303165" calcext:value-type="float">
            <text:p>18,6244</text:p>
          </table:table-cell>
          <table:table-cell table:number-columns-repeated="5"/>
          <table:table-cell office:value-type="float" office:value="1453" calcext:value-type="float">
            <text:p>1453</text:p>
          </table:table-cell>
          <table:table-cell table:formula="of:=COM.MICROSOFT.NORM.INV(RAND();80;10)" office:value-type="float" office:value="82.3108860376099" calcext:value-type="float">
            <text:p>82,3109</text:p>
          </table:table-cell>
          <table:table-cell table:number-columns-repeated="5"/>
          <table:table-cell office:value-type="float" office:value="1453" calcext:value-type="float">
            <text:p>1453</text:p>
          </table:table-cell>
          <table:table-cell table:formula="of:=4*PI()*PI()*[.I1478]*[.B1478]" office:value-type="float" office:value="60520.1362243136" calcext:value-type="float">
            <text:p>60520,1362</text:p>
          </table:table-cell>
          <table:table-cell table:number-columns-repeated="5"/>
          <table:table-cell table:formula="of:=COM.MICROSOFT.NORM.INV(RAND();[.$S$28];[.$S$30])" office:value-type="float" office:value="84581.3198985134" calcext:value-type="float">
            <text:p>84581,3198985134</text:p>
          </table:table-cell>
          <table:table-cell table:number-columns-repeated="1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18+4*RAND()" office:value-type="float" office:value="21.444476837758" calcext:value-type="float">
            <text:p>21,4445</text:p>
          </table:table-cell>
          <table:table-cell table:number-columns-repeated="5"/>
          <table:table-cell office:value-type="float" office:value="1454" calcext:value-type="float">
            <text:p>1454</text:p>
          </table:table-cell>
          <table:table-cell table:formula="of:=COM.MICROSOFT.NORM.INV(RAND();80;10)" office:value-type="float" office:value="86.2471617349436" calcext:value-type="float">
            <text:p>86,2472</text:p>
          </table:table-cell>
          <table:table-cell table:number-columns-repeated="5"/>
          <table:table-cell office:value-type="float" office:value="1454" calcext:value-type="float">
            <text:p>1454</text:p>
          </table:table-cell>
          <table:table-cell table:formula="of:=4*PI()*PI()*[.I1479]*[.B1479]" office:value-type="float" office:value="73016.3306688623" calcext:value-type="float">
            <text:p>73016,3307</text:p>
          </table:table-cell>
          <table:table-cell table:number-columns-repeated="5"/>
          <table:table-cell table:formula="of:=COM.MICROSOFT.NORM.INV(RAND();[.$S$28];[.$S$30])" office:value-type="float" office:value="61263.4854680419" calcext:value-type="float">
            <text:p>61263,4854680419</text:p>
          </table:table-cell>
          <table:table-cell table:number-columns-repeated="1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18+4*RAND()" office:value-type="float" office:value="19.6001627626829" calcext:value-type="float">
            <text:p>19,6002</text:p>
          </table:table-cell>
          <table:table-cell table:number-columns-repeated="5"/>
          <table:table-cell office:value-type="float" office:value="1455" calcext:value-type="float">
            <text:p>1455</text:p>
          </table:table-cell>
          <table:table-cell table:formula="of:=COM.MICROSOFT.NORM.INV(RAND();80;10)" office:value-type="float" office:value="59.8154783276448" calcext:value-type="float">
            <text:p>59,8155</text:p>
          </table:table-cell>
          <table:table-cell table:number-columns-repeated="5"/>
          <table:table-cell office:value-type="float" office:value="1455" calcext:value-type="float">
            <text:p>1455</text:p>
          </table:table-cell>
          <table:table-cell table:formula="of:=4*PI()*PI()*[.I1480]*[.B1480]" office:value-type="float" office:value="46284.2248305388" calcext:value-type="float">
            <text:p>46284,2248</text:p>
          </table:table-cell>
          <table:table-cell table:number-columns-repeated="5"/>
          <table:table-cell table:formula="of:=COM.MICROSOFT.NORM.INV(RAND();[.$S$28];[.$S$30])" office:value-type="float" office:value="48836.6046116217" calcext:value-type="float">
            <text:p>48836,6046116217</text:p>
          </table:table-cell>
          <table:table-cell table:number-columns-repeated="1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18+4*RAND()" office:value-type="float" office:value="18.3905428382568" calcext:value-type="float">
            <text:p>18,3905</text:p>
          </table:table-cell>
          <table:table-cell table:number-columns-repeated="5"/>
          <table:table-cell office:value-type="float" office:value="1456" calcext:value-type="float">
            <text:p>1456</text:p>
          </table:table-cell>
          <table:table-cell table:formula="of:=COM.MICROSOFT.NORM.INV(RAND();80;10)" office:value-type="float" office:value="87.528455043523" calcext:value-type="float">
            <text:p>87,5285</text:p>
          </table:table-cell>
          <table:table-cell table:number-columns-repeated="5"/>
          <table:table-cell office:value-type="float" office:value="1456" calcext:value-type="float">
            <text:p>1456</text:p>
          </table:table-cell>
          <table:table-cell table:formula="of:=4*PI()*PI()*[.I1481]*[.B1481]" office:value-type="float" office:value="63548.2430890877" calcext:value-type="float">
            <text:p>63548,2431</text:p>
          </table:table-cell>
          <table:table-cell table:number-columns-repeated="5"/>
          <table:table-cell table:formula="of:=COM.MICROSOFT.NORM.INV(RAND();[.$S$28];[.$S$30])" office:value-type="float" office:value="45718.3609292718" calcext:value-type="float">
            <text:p>45718,3609292718</text:p>
          </table:table-cell>
          <table:table-cell table:number-columns-repeated="1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18+4*RAND()" office:value-type="float" office:value="21.9957761769183" calcext:value-type="float">
            <text:p>21,9958</text:p>
          </table:table-cell>
          <table:table-cell table:number-columns-repeated="5"/>
          <table:table-cell office:value-type="float" office:value="1457" calcext:value-type="float">
            <text:p>1457</text:p>
          </table:table-cell>
          <table:table-cell table:formula="of:=COM.MICROSOFT.NORM.INV(RAND();80;10)" office:value-type="float" office:value="75.6185503351239" calcext:value-type="float">
            <text:p>75,6186</text:p>
          </table:table-cell>
          <table:table-cell table:number-columns-repeated="5"/>
          <table:table-cell office:value-type="float" office:value="1457" calcext:value-type="float">
            <text:p>1457</text:p>
          </table:table-cell>
          <table:table-cell table:formula="of:=4*PI()*PI()*[.I1482]*[.B1482]" office:value-type="float" office:value="65664.0062108157" calcext:value-type="float">
            <text:p>65664,0062</text:p>
          </table:table-cell>
          <table:table-cell table:number-columns-repeated="5"/>
          <table:table-cell table:formula="of:=COM.MICROSOFT.NORM.INV(RAND();[.$S$28];[.$S$30])" office:value-type="float" office:value="60493.3283466671" calcext:value-type="float">
            <text:p>60493,3283466671</text:p>
          </table:table-cell>
          <table:table-cell table:number-columns-repeated="1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18+4*RAND()" office:value-type="float" office:value="19.3841598914005" calcext:value-type="float">
            <text:p>19,3842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formula="of:=COM.MICROSOFT.NORM.INV(RAND();80;10)" office:value-type="float" office:value="70.1469941667802" calcext:value-type="float">
            <text:p>70,1470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formula="of:=4*PI()*PI()*[.I1483]*[.B1483]" office:value-type="float" office:value="53680.4052992459" calcext:value-type="float">
            <text:p>53680,4053</text:p>
          </table:table-cell>
          <table:table-cell table:number-columns-repeated="5"/>
          <table:table-cell table:formula="of:=COM.MICROSOFT.NORM.INV(RAND();[.$S$28];[.$S$30])" office:value-type="float" office:value="64512.9550432382" calcext:value-type="float">
            <text:p>64512,9550432382</text:p>
          </table:table-cell>
          <table:table-cell table:number-columns-repeated="1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18+4*RAND()" office:value-type="float" office:value="19.7353322668932" calcext:value-type="float">
            <text:p>19,7353</text:p>
          </table:table-cell>
          <table:table-cell table:number-columns-repeated="5"/>
          <table:table-cell office:value-type="float" office:value="1459" calcext:value-type="float">
            <text:p>1459</text:p>
          </table:table-cell>
          <table:table-cell table:formula="of:=COM.MICROSOFT.NORM.INV(RAND();80;10)" office:value-type="float" office:value="69.8984182933328" calcext:value-type="float">
            <text:p>69,8984</text:p>
          </table:table-cell>
          <table:table-cell table:number-columns-repeated="5"/>
          <table:table-cell office:value-type="float" office:value="1459" calcext:value-type="float">
            <text:p>1459</text:p>
          </table:table-cell>
          <table:table-cell table:formula="of:=4*PI()*PI()*[.I1484]*[.B1484]" office:value-type="float" office:value="54459.2339078357" calcext:value-type="float">
            <text:p>54459,2339</text:p>
          </table:table-cell>
          <table:table-cell table:number-columns-repeated="5"/>
          <table:table-cell table:formula="of:=COM.MICROSOFT.NORM.INV(RAND();[.$S$28];[.$S$30])" office:value-type="float" office:value="67746.5899158246" calcext:value-type="float">
            <text:p>67746,5899158246</text:p>
          </table:table-cell>
          <table:table-cell table:number-columns-repeated="1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18+4*RAND()" office:value-type="float" office:value="18.1728347302414" calcext:value-type="float">
            <text:p>18,1728</text:p>
          </table:table-cell>
          <table:table-cell table:number-columns-repeated="5"/>
          <table:table-cell office:value-type="float" office:value="1460" calcext:value-type="float">
            <text:p>1460</text:p>
          </table:table-cell>
          <table:table-cell table:formula="of:=COM.MICROSOFT.NORM.INV(RAND();80;10)" office:value-type="float" office:value="63.5125857735191" calcext:value-type="float">
            <text:p>63,5126</text:p>
          </table:table-cell>
          <table:table-cell table:number-columns-repeated="5"/>
          <table:table-cell office:value-type="float" office:value="1460" calcext:value-type="float">
            <text:p>1460</text:p>
          </table:table-cell>
          <table:table-cell table:formula="of:=4*PI()*PI()*[.I1485]*[.B1485]" office:value-type="float" office:value="45566.1366383863" calcext:value-type="float">
            <text:p>45566,1366</text:p>
          </table:table-cell>
          <table:table-cell table:number-columns-repeated="5"/>
          <table:table-cell table:formula="of:=COM.MICROSOFT.NORM.INV(RAND();[.$S$28];[.$S$30])" office:value-type="float" office:value="73245.3758163345" calcext:value-type="float">
            <text:p>73245,3758163345</text:p>
          </table:table-cell>
          <table:table-cell table:number-columns-repeated="1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18+4*RAND()" office:value-type="float" office:value="20.2004946270026" calcext:value-type="float">
            <text:p>20,2005</text:p>
          </table:table-cell>
          <table:table-cell table:number-columns-repeated="5"/>
          <table:table-cell office:value-type="float" office:value="1461" calcext:value-type="float">
            <text:p>1461</text:p>
          </table:table-cell>
          <table:table-cell table:formula="of:=COM.MICROSOFT.NORM.INV(RAND();80;10)" office:value-type="float" office:value="83.0128287118505" calcext:value-type="float">
            <text:p>83,0128</text:p>
          </table:table-cell>
          <table:table-cell table:number-columns-repeated="5"/>
          <table:table-cell office:value-type="float" office:value="1461" calcext:value-type="float">
            <text:p>1461</text:p>
          </table:table-cell>
          <table:table-cell table:formula="of:=4*PI()*PI()*[.I1486]*[.B1486]" office:value-type="float" office:value="66201.3663908806" calcext:value-type="float">
            <text:p>66201,3664</text:p>
          </table:table-cell>
          <table:table-cell table:number-columns-repeated="5"/>
          <table:table-cell table:formula="of:=COM.MICROSOFT.NORM.INV(RAND();[.$S$28];[.$S$30])" office:value-type="float" office:value="78191.5465046631" calcext:value-type="float">
            <text:p>78191,5465046631</text:p>
          </table:table-cell>
          <table:table-cell table:number-columns-repeated="1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18+4*RAND()" office:value-type="float" office:value="20.8364551714622" calcext:value-type="float">
            <text:p>20,8365</text:p>
          </table:table-cell>
          <table:table-cell table:number-columns-repeated="5"/>
          <table:table-cell office:value-type="float" office:value="1462" calcext:value-type="float">
            <text:p>1462</text:p>
          </table:table-cell>
          <table:table-cell table:formula="of:=COM.MICROSOFT.NORM.INV(RAND();80;10)" office:value-type="float" office:value="75.4400758013455" calcext:value-type="float">
            <text:p>75,4401</text:p>
          </table:table-cell>
          <table:table-cell table:number-columns-repeated="5"/>
          <table:table-cell office:value-type="float" office:value="1462" calcext:value-type="float">
            <text:p>1462</text:p>
          </table:table-cell>
          <table:table-cell table:formula="of:=4*PI()*PI()*[.I1487]*[.B1487]" office:value-type="float" office:value="62056.2729750666" calcext:value-type="float">
            <text:p>62056,2730</text:p>
          </table:table-cell>
          <table:table-cell table:number-columns-repeated="5"/>
          <table:table-cell table:formula="of:=COM.MICROSOFT.NORM.INV(RAND();[.$S$28];[.$S$30])" office:value-type="float" office:value="65733.275462358" calcext:value-type="float">
            <text:p>65733,275462358</text:p>
          </table:table-cell>
          <table:table-cell table:number-columns-repeated="1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18+4*RAND()" office:value-type="float" office:value="20.2171377283521" calcext:value-type="float">
            <text:p>20,2171</text:p>
          </table:table-cell>
          <table:table-cell table:number-columns-repeated="5"/>
          <table:table-cell office:value-type="float" office:value="1463" calcext:value-type="float">
            <text:p>1463</text:p>
          </table:table-cell>
          <table:table-cell table:formula="of:=COM.MICROSOFT.NORM.INV(RAND();80;10)" office:value-type="float" office:value="84.4269484894694" calcext:value-type="float">
            <text:p>84,4269</text:p>
          </table:table-cell>
          <table:table-cell table:number-columns-repeated="5"/>
          <table:table-cell office:value-type="float" office:value="1463" calcext:value-type="float">
            <text:p>1463</text:p>
          </table:table-cell>
          <table:table-cell table:formula="of:=4*PI()*PI()*[.I1488]*[.B1488]" office:value-type="float" office:value="67384.5758305122" calcext:value-type="float">
            <text:p>67384,5758</text:p>
          </table:table-cell>
          <table:table-cell table:number-columns-repeated="5"/>
          <table:table-cell table:formula="of:=COM.MICROSOFT.NORM.INV(RAND();[.$S$28];[.$S$30])" office:value-type="float" office:value="62572.3838956828" calcext:value-type="float">
            <text:p>62572,3838956828</text:p>
          </table:table-cell>
          <table:table-cell table:number-columns-repeated="1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18+4*RAND()" office:value-type="float" office:value="21.6582883489318" calcext:value-type="float">
            <text:p>21,6583</text:p>
          </table:table-cell>
          <table:table-cell table:number-columns-repeated="5"/>
          <table:table-cell office:value-type="float" office:value="1464" calcext:value-type="float">
            <text:p>1464</text:p>
          </table:table-cell>
          <table:table-cell table:formula="of:=COM.MICROSOFT.NORM.INV(RAND();80;10)" office:value-type="float" office:value="70.7558845094341" calcext:value-type="float">
            <text:p>70,7559</text:p>
          </table:table-cell>
          <table:table-cell table:number-columns-repeated="5"/>
          <table:table-cell office:value-type="float" office:value="1464" calcext:value-type="float">
            <text:p>1464</text:p>
          </table:table-cell>
          <table:table-cell table:formula="of:=4*PI()*PI()*[.I1489]*[.B1489]" office:value-type="float" office:value="60498.7543176981" calcext:value-type="float">
            <text:p>60498,7543</text:p>
          </table:table-cell>
          <table:table-cell table:number-columns-repeated="5"/>
          <table:table-cell table:formula="of:=COM.MICROSOFT.NORM.INV(RAND();[.$S$28];[.$S$30])" office:value-type="float" office:value="62065.3563624654" calcext:value-type="float">
            <text:p>62065,3563624654</text:p>
          </table:table-cell>
          <table:table-cell table:number-columns-repeated="1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18+4*RAND()" office:value-type="float" office:value="19.9270729473792" calcext:value-type="float">
            <text:p>19,9271</text:p>
          </table:table-cell>
          <table:table-cell table:number-columns-repeated="5"/>
          <table:table-cell office:value-type="float" office:value="1465" calcext:value-type="float">
            <text:p>1465</text:p>
          </table:table-cell>
          <table:table-cell table:formula="of:=COM.MICROSOFT.NORM.INV(RAND();80;10)" office:value-type="float" office:value="78.688312945219" calcext:value-type="float">
            <text:p>78,6883</text:p>
          </table:table-cell>
          <table:table-cell table:number-columns-repeated="5"/>
          <table:table-cell office:value-type="float" office:value="1465" calcext:value-type="float">
            <text:p>1465</text:p>
          </table:table-cell>
          <table:table-cell table:formula="of:=4*PI()*PI()*[.I1490]*[.B1490]" office:value-type="float" office:value="61903.2544152147" calcext:value-type="float">
            <text:p>61903,2544</text:p>
          </table:table-cell>
          <table:table-cell table:number-columns-repeated="5"/>
          <table:table-cell table:formula="of:=COM.MICROSOFT.NORM.INV(RAND();[.$S$28];[.$S$30])" office:value-type="float" office:value="63274.2763992112" calcext:value-type="float">
            <text:p>63274,2763992112</text:p>
          </table:table-cell>
          <table:table-cell table:number-columns-repeated="1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18+4*RAND()" office:value-type="float" office:value="18.7059399583377" calcext:value-type="float">
            <text:p>18,7059</text:p>
          </table:table-cell>
          <table:table-cell table:number-columns-repeated="5"/>
          <table:table-cell office:value-type="float" office:value="1466" calcext:value-type="float">
            <text:p>1466</text:p>
          </table:table-cell>
          <table:table-cell table:formula="of:=COM.MICROSOFT.NORM.INV(RAND();80;10)" office:value-type="float" office:value="83.7411756390431" calcext:value-type="float">
            <text:p>83,7412</text:p>
          </table:table-cell>
          <table:table-cell table:number-columns-repeated="5"/>
          <table:table-cell office:value-type="float" office:value="1466" calcext:value-type="float">
            <text:p>1466</text:p>
          </table:table-cell>
          <table:table-cell table:formula="of:=4*PI()*PI()*[.I1491]*[.B1491]" office:value-type="float" office:value="61841.2595365692" calcext:value-type="float">
            <text:p>61841,2595</text:p>
          </table:table-cell>
          <table:table-cell table:number-columns-repeated="5"/>
          <table:table-cell table:formula="of:=COM.MICROSOFT.NORM.INV(RAND();[.$S$28];[.$S$30])" office:value-type="float" office:value="68838.1774925108" calcext:value-type="float">
            <text:p>68838,1774925108</text:p>
          </table:table-cell>
          <table:table-cell table:number-columns-repeated="1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18+4*RAND()" office:value-type="float" office:value="20.618379373569" calcext:value-type="float">
            <text:p>20,6184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formula="of:=COM.MICROSOFT.NORM.INV(RAND();80;10)" office:value-type="float" office:value="94.0624944078108" calcext:value-type="float">
            <text:p>94,0625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formula="of:=4*PI()*PI()*[.I1492]*[.B1492]" office:value-type="float" office:value="76565.0824360903" calcext:value-type="float">
            <text:p>76565,0824</text:p>
          </table:table-cell>
          <table:table-cell table:number-columns-repeated="5"/>
          <table:table-cell table:formula="of:=COM.MICROSOFT.NORM.INV(RAND();[.$S$28];[.$S$30])" office:value-type="float" office:value="70318.7627953567" calcext:value-type="float">
            <text:p>70318,7627953567</text:p>
          </table:table-cell>
          <table:table-cell table:number-columns-repeated="1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18+4*RAND()" office:value-type="float" office:value="18.4808968049474" calcext:value-type="float">
            <text:p>18,4809</text:p>
          </table:table-cell>
          <table:table-cell table:number-columns-repeated="5"/>
          <table:table-cell office:value-type="float" office:value="1468" calcext:value-type="float">
            <text:p>1468</text:p>
          </table:table-cell>
          <table:table-cell table:formula="of:=COM.MICROSOFT.NORM.INV(RAND();80;10)" office:value-type="float" office:value="87.1397238524238" calcext:value-type="float">
            <text:p>87,1397</text:p>
          </table:table-cell>
          <table:table-cell table:number-columns-repeated="5"/>
          <table:table-cell office:value-type="float" office:value="1468" calcext:value-type="float">
            <text:p>1468</text:p>
          </table:table-cell>
          <table:table-cell table:formula="of:=4*PI()*PI()*[.I1493]*[.B1493]" office:value-type="float" office:value="63576.8429162066" calcext:value-type="float">
            <text:p>63576,8429</text:p>
          </table:table-cell>
          <table:table-cell table:number-columns-repeated="5"/>
          <table:table-cell table:formula="of:=COM.MICROSOFT.NORM.INV(RAND();[.$S$28];[.$S$30])" office:value-type="float" office:value="64696.9816977347" calcext:value-type="float">
            <text:p>64696,9816977347</text:p>
          </table:table-cell>
          <table:table-cell table:number-columns-repeated="1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18+4*RAND()" office:value-type="float" office:value="18.6099839941598" calcext:value-type="float">
            <text:p>18,6100</text:p>
          </table:table-cell>
          <table:table-cell table:number-columns-repeated="5"/>
          <table:table-cell office:value-type="float" office:value="1469" calcext:value-type="float">
            <text:p>1469</text:p>
          </table:table-cell>
          <table:table-cell table:formula="of:=COM.MICROSOFT.NORM.INV(RAND();80;10)" office:value-type="float" office:value="91.504432004138" calcext:value-type="float">
            <text:p>91,5044</text:p>
          </table:table-cell>
          <table:table-cell table:number-columns-repeated="5"/>
          <table:table-cell office:value-type="float" office:value="1469" calcext:value-type="float">
            <text:p>1469</text:p>
          </table:table-cell>
          <table:table-cell table:formula="of:=4*PI()*PI()*[.I1494]*[.B1494]" office:value-type="float" office:value="67227.6400166383" calcext:value-type="float">
            <text:p>67227,6400</text:p>
          </table:table-cell>
          <table:table-cell table:number-columns-repeated="5"/>
          <table:table-cell table:formula="of:=COM.MICROSOFT.NORM.INV(RAND();[.$S$28];[.$S$30])" office:value-type="float" office:value="53712.3617724047" calcext:value-type="float">
            <text:p>53712,3617724047</text:p>
          </table:table-cell>
          <table:table-cell table:number-columns-repeated="1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18+4*RAND()" office:value-type="float" office:value="18.8165825041942" calcext:value-type="float">
            <text:p>18,8166</text:p>
          </table:table-cell>
          <table:table-cell table:number-columns-repeated="5"/>
          <table:table-cell office:value-type="float" office:value="1470" calcext:value-type="float">
            <text:p>1470</text:p>
          </table:table-cell>
          <table:table-cell table:formula="of:=COM.MICROSOFT.NORM.INV(RAND();80;10)" office:value-type="float" office:value="84.7582162699316" calcext:value-type="float">
            <text:p>84,7582</text:p>
          </table:table-cell>
          <table:table-cell table:number-columns-repeated="5"/>
          <table:table-cell office:value-type="float" office:value="1470" calcext:value-type="float">
            <text:p>1470</text:p>
          </table:table-cell>
          <table:table-cell table:formula="of:=4*PI()*PI()*[.I1495]*[.B1495]" office:value-type="float" office:value="62962.5478905315" calcext:value-type="float">
            <text:p>62962,5479</text:p>
          </table:table-cell>
          <table:table-cell table:number-columns-repeated="5"/>
          <table:table-cell table:formula="of:=COM.MICROSOFT.NORM.INV(RAND();[.$S$28];[.$S$30])" office:value-type="float" office:value="55368.2656099892" calcext:value-type="float">
            <text:p>55368,2656099892</text:p>
          </table:table-cell>
          <table:table-cell table:number-columns-repeated="1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18+4*RAND()" office:value-type="float" office:value="18.7545661483891" calcext:value-type="float">
            <text:p>18,7546</text:p>
          </table:table-cell>
          <table:table-cell table:number-columns-repeated="5"/>
          <table:table-cell office:value-type="float" office:value="1471" calcext:value-type="float">
            <text:p>1471</text:p>
          </table:table-cell>
          <table:table-cell table:formula="of:=COM.MICROSOFT.NORM.INV(RAND();80;10)" office:value-type="float" office:value="89.5767515881853" calcext:value-type="float">
            <text:p>89,5768</text:p>
          </table:table-cell>
          <table:table-cell table:number-columns-repeated="5"/>
          <table:table-cell office:value-type="float" office:value="1471" calcext:value-type="float">
            <text:p>1471</text:p>
          </table:table-cell>
          <table:table-cell table:formula="of:=4*PI()*PI()*[.I1496]*[.B1496]" office:value-type="float" office:value="66322.6801198344" calcext:value-type="float">
            <text:p>66322,6801</text:p>
          </table:table-cell>
          <table:table-cell table:number-columns-repeated="5"/>
          <table:table-cell table:formula="of:=COM.MICROSOFT.NORM.INV(RAND();[.$S$28];[.$S$30])" office:value-type="float" office:value="66128.6129460853" calcext:value-type="float">
            <text:p>66128,6129460853</text:p>
          </table:table-cell>
          <table:table-cell table:number-columns-repeated="1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18+4*RAND()" office:value-type="float" office:value="20.4845303012989" calcext:value-type="float">
            <text:p>20,4845</text:p>
          </table:table-cell>
          <table:table-cell table:number-columns-repeated="5"/>
          <table:table-cell office:value-type="float" office:value="1472" calcext:value-type="float">
            <text:p>1472</text:p>
          </table:table-cell>
          <table:table-cell table:formula="of:=COM.MICROSOFT.NORM.INV(RAND();80;10)" office:value-type="float" office:value="88.9039776566523" calcext:value-type="float">
            <text:p>88,9040</text:p>
          </table:table-cell>
          <table:table-cell table:number-columns-repeated="5"/>
          <table:table-cell office:value-type="float" office:value="1472" calcext:value-type="float">
            <text:p>1472</text:p>
          </table:table-cell>
          <table:table-cell table:formula="of:=4*PI()*PI()*[.I1497]*[.B1497]" office:value-type="float" office:value="71896.3659422832" calcext:value-type="float">
            <text:p>71896,3659</text:p>
          </table:table-cell>
          <table:table-cell table:number-columns-repeated="5"/>
          <table:table-cell table:formula="of:=COM.MICROSOFT.NORM.INV(RAND();[.$S$28];[.$S$30])" office:value-type="float" office:value="70764.0205001924" calcext:value-type="float">
            <text:p>70764,0205001924</text:p>
          </table:table-cell>
          <table:table-cell table:number-columns-repeated="1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18+4*RAND()" office:value-type="float" office:value="19.3492004848085" calcext:value-type="float">
            <text:p>19,3492</text:p>
          </table:table-cell>
          <table:table-cell table:number-columns-repeated="5"/>
          <table:table-cell office:value-type="float" office:value="1473" calcext:value-type="float">
            <text:p>1473</text:p>
          </table:table-cell>
          <table:table-cell table:formula="of:=COM.MICROSOFT.NORM.INV(RAND();80;10)" office:value-type="float" office:value="74.6598770215584" calcext:value-type="float">
            <text:p>74,6599</text:p>
          </table:table-cell>
          <table:table-cell table:number-columns-repeated="5"/>
          <table:table-cell office:value-type="float" office:value="1473" calcext:value-type="float">
            <text:p>1473</text:p>
          </table:table-cell>
          <table:table-cell table:formula="of:=4*PI()*PI()*[.I1498]*[.B1498]" office:value-type="float" office:value="57030.8745606736" calcext:value-type="float">
            <text:p>57030,8746</text:p>
          </table:table-cell>
          <table:table-cell table:number-columns-repeated="5"/>
          <table:table-cell table:formula="of:=COM.MICROSOFT.NORM.INV(RAND();[.$S$28];[.$S$30])" office:value-type="float" office:value="60347.5733190097" calcext:value-type="float">
            <text:p>60347,5733190097</text:p>
          </table:table-cell>
          <table:table-cell table:number-columns-repeated="1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18+4*RAND()" office:value-type="float" office:value="20.1532400338911" calcext:value-type="float">
            <text:p>20,1532</text:p>
          </table:table-cell>
          <table:table-cell table:number-columns-repeated="5"/>
          <table:table-cell office:value-type="float" office:value="1474" calcext:value-type="float">
            <text:p>1474</text:p>
          </table:table-cell>
          <table:table-cell table:formula="of:=COM.MICROSOFT.NORM.INV(RAND();80;10)" office:value-type="float" office:value="87.0180865558452" calcext:value-type="float">
            <text:p>87,0181</text:p>
          </table:table-cell>
          <table:table-cell table:number-columns-repeated="5"/>
          <table:table-cell office:value-type="float" office:value="1474" calcext:value-type="float">
            <text:p>1474</text:p>
          </table:table-cell>
          <table:table-cell table:formula="of:=4*PI()*PI()*[.I1499]*[.B1499]" office:value-type="float" office:value="69233.1582639373" calcext:value-type="float">
            <text:p>69233,1583</text:p>
          </table:table-cell>
          <table:table-cell table:number-columns-repeated="5"/>
          <table:table-cell table:formula="of:=COM.MICROSOFT.NORM.INV(RAND();[.$S$28];[.$S$30])" office:value-type="float" office:value="61568.8001401235" calcext:value-type="float">
            <text:p>61568,8001401235</text:p>
          </table:table-cell>
          <table:table-cell table:number-columns-repeated="1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18+4*RAND()" office:value-type="float" office:value="21.164013298694" calcext:value-type="float">
            <text:p>21,1640</text:p>
          </table:table-cell>
          <table:table-cell table:number-columns-repeated="5"/>
          <table:table-cell office:value-type="float" office:value="1475" calcext:value-type="float">
            <text:p>1475</text:p>
          </table:table-cell>
          <table:table-cell table:formula="of:=COM.MICROSOFT.NORM.INV(RAND();80;10)" office:value-type="float" office:value="62.8181802152303" calcext:value-type="float">
            <text:p>62,8182</text:p>
          </table:table-cell>
          <table:table-cell table:number-columns-repeated="5"/>
          <table:table-cell office:value-type="float" office:value="1475" calcext:value-type="float">
            <text:p>1475</text:p>
          </table:table-cell>
          <table:table-cell table:formula="of:=4*PI()*PI()*[.I1500]*[.B1500]" office:value-type="float" office:value="52485.9561912721" calcext:value-type="float">
            <text:p>52485,9562</text:p>
          </table:table-cell>
          <table:table-cell table:number-columns-repeated="5"/>
          <table:table-cell table:formula="of:=COM.MICROSOFT.NORM.INV(RAND();[.$S$28];[.$S$30])" office:value-type="float" office:value="56231.4874249183" calcext:value-type="float">
            <text:p>56231,4874249183</text:p>
          </table:table-cell>
          <table:table-cell table:number-columns-repeated="1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18+4*RAND()" office:value-type="float" office:value="19.9383627925999" calcext:value-type="float">
            <text:p>19,9384</text:p>
          </table:table-cell>
          <table:table-cell table:number-columns-repeated="5"/>
          <table:table-cell office:value-type="float" office:value="1476" calcext:value-type="float">
            <text:p>1476</text:p>
          </table:table-cell>
          <table:table-cell table:formula="of:=COM.MICROSOFT.NORM.INV(RAND();80;10)" office:value-type="float" office:value="83.5691376322978" calcext:value-type="float">
            <text:p>83,5691</text:p>
          </table:table-cell>
          <table:table-cell table:number-columns-repeated="5"/>
          <table:table-cell office:value-type="float" office:value="1476" calcext:value-type="float">
            <text:p>1476</text:p>
          </table:table-cell>
          <table:table-cell table:formula="of:=4*PI()*PI()*[.I1501]*[.B1501]" office:value-type="float" office:value="65780.1942093074" calcext:value-type="float">
            <text:p>65780,1942</text:p>
          </table:table-cell>
          <table:table-cell table:number-columns-repeated="5"/>
          <table:table-cell table:formula="of:=COM.MICROSOFT.NORM.INV(RAND();[.$S$28];[.$S$30])" office:value-type="float" office:value="59390.4306363158" calcext:value-type="float">
            <text:p>59390,4306363158</text:p>
          </table:table-cell>
          <table:table-cell table:number-columns-repeated="1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18+4*RAND()" office:value-type="float" office:value="19.8724885624833" calcext:value-type="float">
            <text:p>19,8725</text:p>
          </table:table-cell>
          <table:table-cell table:number-columns-repeated="5"/>
          <table:table-cell office:value-type="float" office:value="1477" calcext:value-type="float">
            <text:p>1477</text:p>
          </table:table-cell>
          <table:table-cell table:formula="of:=COM.MICROSOFT.NORM.INV(RAND();80;10)" office:value-type="float" office:value="74.2761678911854" calcext:value-type="float">
            <text:p>74,2762</text:p>
          </table:table-cell>
          <table:table-cell table:number-columns-repeated="5"/>
          <table:table-cell office:value-type="float" office:value="1477" calcext:value-type="float">
            <text:p>1477</text:p>
          </table:table-cell>
          <table:table-cell table:formula="of:=4*PI()*PI()*[.I1502]*[.B1502]" office:value-type="float" office:value="58272.2089822052" calcext:value-type="float">
            <text:p>58272,2090</text:p>
          </table:table-cell>
          <table:table-cell table:number-columns-repeated="5"/>
          <table:table-cell table:formula="of:=COM.MICROSOFT.NORM.INV(RAND();[.$S$28];[.$S$30])" office:value-type="float" office:value="70043.8455831102" calcext:value-type="float">
            <text:p>70043,8455831102</text:p>
          </table:table-cell>
          <table:table-cell table:number-columns-repeated="1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18+4*RAND()" office:value-type="float" office:value="20.9555713604204" calcext:value-type="float">
            <text:p>20,9556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formula="of:=COM.MICROSOFT.NORM.INV(RAND();80;10)" office:value-type="float" office:value="71.6981250589254" calcext:value-type="float">
            <text:p>71,6981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formula="of:=4*PI()*PI()*[.I1503]*[.B1503]" office:value-type="float" office:value="59315.3424414927" calcext:value-type="float">
            <text:p>59315,3424</text:p>
          </table:table-cell>
          <table:table-cell table:number-columns-repeated="5"/>
          <table:table-cell table:formula="of:=COM.MICROSOFT.NORM.INV(RAND();[.$S$28];[.$S$30])" office:value-type="float" office:value="72873.2199020741" calcext:value-type="float">
            <text:p>72873,2199020741</text:p>
          </table:table-cell>
          <table:table-cell table:number-columns-repeated="1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18+4*RAND()" office:value-type="float" office:value="18.4426552508958" calcext:value-type="float">
            <text:p>18,4427</text:p>
          </table:table-cell>
          <table:table-cell table:number-columns-repeated="5"/>
          <table:table-cell office:value-type="float" office:value="1479" calcext:value-type="float">
            <text:p>1479</text:p>
          </table:table-cell>
          <table:table-cell table:formula="of:=COM.MICROSOFT.NORM.INV(RAND();80;10)" office:value-type="float" office:value="70.5903828232626" calcext:value-type="float">
            <text:p>70,5904</text:p>
          </table:table-cell>
          <table:table-cell table:number-columns-repeated="5"/>
          <table:table-cell office:value-type="float" office:value="1479" calcext:value-type="float">
            <text:p>1479</text:p>
          </table:table-cell>
          <table:table-cell table:formula="of:=4*PI()*PI()*[.I1504]*[.B1504]" office:value-type="float" office:value="51395.9291685254" calcext:value-type="float">
            <text:p>51395,9292</text:p>
          </table:table-cell>
          <table:table-cell table:number-columns-repeated="5"/>
          <table:table-cell table:formula="of:=COM.MICROSOFT.NORM.INV(RAND();[.$S$28];[.$S$30])" office:value-type="float" office:value="63578.1506328075" calcext:value-type="float">
            <text:p>63578,1506328075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18+4*RAND()" office:value-type="float" office:value="21.5737446364947" calcext:value-type="float">
            <text:p>21,5737</text:p>
          </table:table-cell>
          <table:table-cell table:number-columns-repeated="5"/>
          <table:table-cell office:value-type="float" office:value="1480" calcext:value-type="float">
            <text:p>1480</text:p>
          </table:table-cell>
          <table:table-cell table:formula="of:=COM.MICROSOFT.NORM.INV(RAND();80;10)" office:value-type="float" office:value="59.6182387589396" calcext:value-type="float">
            <text:p>59,6182</text:p>
          </table:table-cell>
          <table:table-cell table:number-columns-repeated="5"/>
          <table:table-cell office:value-type="float" office:value="1480" calcext:value-type="float">
            <text:p>1480</text:p>
          </table:table-cell>
          <table:table-cell table:formula="of:=4*PI()*PI()*[.I1505]*[.B1505]" office:value-type="float" office:value="50776.6929846835" calcext:value-type="float">
            <text:p>50776,6930</text:p>
          </table:table-cell>
          <table:table-cell table:number-columns-repeated="5"/>
          <table:table-cell table:formula="of:=COM.MICROSOFT.NORM.INV(RAND();[.$S$28];[.$S$30])" office:value-type="float" office:value="73667.945459139" calcext:value-type="float">
            <text:p>73667,945459139</text:p>
          </table:table-cell>
          <table:table-cell table:number-columns-repeated="1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18+4*RAND()" office:value-type="float" office:value="21.2705496405251" calcext:value-type="float">
            <text:p>21,2705</text:p>
          </table:table-cell>
          <table:table-cell table:number-columns-repeated="5"/>
          <table:table-cell office:value-type="float" office:value="1481" calcext:value-type="float">
            <text:p>1481</text:p>
          </table:table-cell>
          <table:table-cell table:formula="of:=COM.MICROSOFT.NORM.INV(RAND();80;10)" office:value-type="float" office:value="98.0534492366554" calcext:value-type="float">
            <text:p>98,0534</text:p>
          </table:table-cell>
          <table:table-cell table:number-columns-repeated="5"/>
          <table:table-cell office:value-type="float" office:value="1481" calcext:value-type="float">
            <text:p>1481</text:p>
          </table:table-cell>
          <table:table-cell table:formula="of:=4*PI()*PI()*[.I1506]*[.B1506]" office:value-type="float" office:value="82338.1916569512" calcext:value-type="float">
            <text:p>82338,1917</text:p>
          </table:table-cell>
          <table:table-cell table:number-columns-repeated="5"/>
          <table:table-cell table:formula="of:=COM.MICROSOFT.NORM.INV(RAND();[.$S$28];[.$S$30])" office:value-type="float" office:value="60150.5759932555" calcext:value-type="float">
            <text:p>60150,5759932555</text:p>
          </table:table-cell>
          <table:table-cell table:number-columns-repeated="1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18+4*RAND()" office:value-type="float" office:value="18.1748726288788" calcext:value-type="float">
            <text:p>18,1749</text:p>
          </table:table-cell>
          <table:table-cell table:number-columns-repeated="5"/>
          <table:table-cell office:value-type="float" office:value="1482" calcext:value-type="float">
            <text:p>1482</text:p>
          </table:table-cell>
          <table:table-cell table:formula="of:=COM.MICROSOFT.NORM.INV(RAND();80;10)" office:value-type="float" office:value="82.9194194135339" calcext:value-type="float">
            <text:p>82,9194</text:p>
          </table:table-cell>
          <table:table-cell table:number-columns-repeated="5"/>
          <table:table-cell office:value-type="float" office:value="1482" calcext:value-type="float">
            <text:p>1482</text:p>
          </table:table-cell>
          <table:table-cell table:formula="of:=4*PI()*PI()*[.I1507]*[.B1507]" office:value-type="float" office:value="59495.9447620123" calcext:value-type="float">
            <text:p>59495,9448</text:p>
          </table:table-cell>
          <table:table-cell table:number-columns-repeated="5"/>
          <table:table-cell table:formula="of:=COM.MICROSOFT.NORM.INV(RAND();[.$S$28];[.$S$30])" office:value-type="float" office:value="74511.1942326602" calcext:value-type="float">
            <text:p>74511,1942326602</text:p>
          </table:table-cell>
          <table:table-cell table:number-columns-repeated="1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18+4*RAND()" office:value-type="float" office:value="18.0505906878971" calcext:value-type="float">
            <text:p>18,0506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formula="of:=COM.MICROSOFT.NORM.INV(RAND();80;10)" office:value-type="float" office:value="76.9818373908712" calcext:value-type="float">
            <text:p>76,9818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formula="of:=4*PI()*PI()*[.I1508]*[.B1508]" office:value-type="float" office:value="54857.9314687052" calcext:value-type="float">
            <text:p>54857,9315</text:p>
          </table:table-cell>
          <table:table-cell table:number-columns-repeated="5"/>
          <table:table-cell table:formula="of:=COM.MICROSOFT.NORM.INV(RAND();[.$S$28];[.$S$30])" office:value-type="float" office:value="80341.5345456069" calcext:value-type="float">
            <text:p>80341,5345456069</text:p>
          </table:table-cell>
          <table:table-cell table:number-columns-repeated="1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18+4*RAND()" office:value-type="float" office:value="19.3036471088417" calcext:value-type="float">
            <text:p>19,3036</text:p>
          </table:table-cell>
          <table:table-cell table:number-columns-repeated="5"/>
          <table:table-cell office:value-type="float" office:value="1484" calcext:value-type="float">
            <text:p>1484</text:p>
          </table:table-cell>
          <table:table-cell table:formula="of:=COM.MICROSOFT.NORM.INV(RAND();80;10)" office:value-type="float" office:value="87.2830890040143" calcext:value-type="float">
            <text:p>87,2831</text:p>
          </table:table-cell>
          <table:table-cell table:number-columns-repeated="5"/>
          <table:table-cell office:value-type="float" office:value="1484" calcext:value-type="float">
            <text:p>1484</text:p>
          </table:table-cell>
          <table:table-cell table:formula="of:=4*PI()*PI()*[.I1509]*[.B1509]" office:value-type="float" office:value="66516.473184945" calcext:value-type="float">
            <text:p>66516,4732</text:p>
          </table:table-cell>
          <table:table-cell table:number-columns-repeated="5"/>
          <table:table-cell table:formula="of:=COM.MICROSOFT.NORM.INV(RAND();[.$S$28];[.$S$30])" office:value-type="float" office:value="54739.5265566788" calcext:value-type="float">
            <text:p>54739,5265566788</text:p>
          </table:table-cell>
          <table:table-cell table:number-columns-repeated="1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18+4*RAND()" office:value-type="float" office:value="21.0020396974869" calcext:value-type="float">
            <text:p>21,0020</text:p>
          </table:table-cell>
          <table:table-cell table:number-columns-repeated="5"/>
          <table:table-cell office:value-type="float" office:value="1485" calcext:value-type="float">
            <text:p>1485</text:p>
          </table:table-cell>
          <table:table-cell table:formula="of:=COM.MICROSOFT.NORM.INV(RAND();80;10)" office:value-type="float" office:value="98.4699272462231" calcext:value-type="float">
            <text:p>98,4699</text:p>
          </table:table-cell>
          <table:table-cell table:number-columns-repeated="5"/>
          <table:table-cell office:value-type="float" office:value="1485" calcext:value-type="float">
            <text:p>1485</text:p>
          </table:table-cell>
          <table:table-cell table:formula="of:=4*PI()*PI()*[.I1510]*[.B1510]" office:value-type="float" office:value="81644.1042905333" calcext:value-type="float">
            <text:p>81644,1043</text:p>
          </table:table-cell>
          <table:table-cell table:number-columns-repeated="5"/>
          <table:table-cell table:formula="of:=COM.MICROSOFT.NORM.INV(RAND();[.$S$28];[.$S$30])" office:value-type="float" office:value="59268.0006864802" calcext:value-type="float">
            <text:p>59268,0006864802</text:p>
          </table:table-cell>
          <table:table-cell table:number-columns-repeated="1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18+4*RAND()" office:value-type="float" office:value="19.2221720009111" calcext:value-type="float">
            <text:p>19,2222</text:p>
          </table:table-cell>
          <table:table-cell table:number-columns-repeated="5"/>
          <table:table-cell office:value-type="float" office:value="1486" calcext:value-type="float">
            <text:p>1486</text:p>
          </table:table-cell>
          <table:table-cell table:formula="of:=COM.MICROSOFT.NORM.INV(RAND();80;10)" office:value-type="float" office:value="98.5510576500713" calcext:value-type="float">
            <text:p>98,5511</text:p>
          </table:table-cell>
          <table:table-cell table:number-columns-repeated="5"/>
          <table:table-cell office:value-type="float" office:value="1486" calcext:value-type="float">
            <text:p>1486</text:p>
          </table:table-cell>
          <table:table-cell table:formula="of:=4*PI()*PI()*[.I1511]*[.B1511]" office:value-type="float" office:value="74786.5476071995" calcext:value-type="float">
            <text:p>74786,5476</text:p>
          </table:table-cell>
          <table:table-cell table:number-columns-repeated="5"/>
          <table:table-cell table:formula="of:=COM.MICROSOFT.NORM.INV(RAND();[.$S$28];[.$S$30])" office:value-type="float" office:value="55457.8777453053" calcext:value-type="float">
            <text:p>55457,8777453053</text:p>
          </table:table-cell>
          <table:table-cell table:number-columns-repeated="1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18+4*RAND()" office:value-type="float" office:value="19.3053838456981" calcext:value-type="float">
            <text:p>19,3054</text:p>
          </table:table-cell>
          <table:table-cell table:number-columns-repeated="5"/>
          <table:table-cell office:value-type="float" office:value="1487" calcext:value-type="float">
            <text:p>1487</text:p>
          </table:table-cell>
          <table:table-cell table:formula="of:=COM.MICROSOFT.NORM.INV(RAND();80;10)" office:value-type="float" office:value="80.1160874392926" calcext:value-type="float">
            <text:p>80,1161</text:p>
          </table:table-cell>
          <table:table-cell table:number-columns-repeated="5"/>
          <table:table-cell office:value-type="float" office:value="1487" calcext:value-type="float">
            <text:p>1487</text:p>
          </table:table-cell>
          <table:table-cell table:formula="of:=4*PI()*PI()*[.I1512]*[.B1512]" office:value-type="float" office:value="61060.1560159733" calcext:value-type="float">
            <text:p>61060,1560</text:p>
          </table:table-cell>
          <table:table-cell table:number-columns-repeated="5"/>
          <table:table-cell table:formula="of:=COM.MICROSOFT.NORM.INV(RAND();[.$S$28];[.$S$30])" office:value-type="float" office:value="61192.6546819337" calcext:value-type="float">
            <text:p>61192,6546819337</text:p>
          </table:table-cell>
          <table:table-cell table:number-columns-repeated="1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18+4*RAND()" office:value-type="float" office:value="18.4004088663496" calcext:value-type="float">
            <text:p>18,4004</text:p>
          </table:table-cell>
          <table:table-cell table:number-columns-repeated="5"/>
          <table:table-cell office:value-type="float" office:value="1488" calcext:value-type="float">
            <text:p>1488</text:p>
          </table:table-cell>
          <table:table-cell table:formula="of:=COM.MICROSOFT.NORM.INV(RAND();80;10)" office:value-type="float" office:value="93.1081488994874" calcext:value-type="float">
            <text:p>93,1081</text:p>
          </table:table-cell>
          <table:table-cell table:number-columns-repeated="5"/>
          <table:table-cell office:value-type="float" office:value="1488" calcext:value-type="float">
            <text:p>1488</text:p>
          </table:table-cell>
          <table:table-cell table:formula="of:=4*PI()*PI()*[.I1513]*[.B1513]" office:value-type="float" office:value="67635.5307726051" calcext:value-type="float">
            <text:p>67635,5308</text:p>
          </table:table-cell>
          <table:table-cell table:number-columns-repeated="5"/>
          <table:table-cell table:formula="of:=COM.MICROSOFT.NORM.INV(RAND();[.$S$28];[.$S$30])" office:value-type="float" office:value="63801.0637618063" calcext:value-type="float">
            <text:p>63801,0637618063</text:p>
          </table:table-cell>
          <table:table-cell table:number-columns-repeated="1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18+4*RAND()" office:value-type="float" office:value="21.952858557459" calcext:value-type="float">
            <text:p>21,9529</text:p>
          </table:table-cell>
          <table:table-cell table:number-columns-repeated="5"/>
          <table:table-cell office:value-type="float" office:value="1489" calcext:value-type="float">
            <text:p>1489</text:p>
          </table:table-cell>
          <table:table-cell table:formula="of:=COM.MICROSOFT.NORM.INV(RAND();80;10)" office:value-type="float" office:value="77.1810177020741" calcext:value-type="float">
            <text:p>77,1810</text:p>
          </table:table-cell>
          <table:table-cell table:number-columns-repeated="5"/>
          <table:table-cell office:value-type="float" office:value="1489" calcext:value-type="float">
            <text:p>1489</text:p>
          </table:table-cell>
          <table:table-cell table:formula="of:=4*PI()*PI()*[.I1514]*[.B1514]" office:value-type="float" office:value="66890.0186131018" calcext:value-type="float">
            <text:p>66890,0186</text:p>
          </table:table-cell>
          <table:table-cell table:number-columns-repeated="5"/>
          <table:table-cell table:formula="of:=COM.MICROSOFT.NORM.INV(RAND();[.$S$28];[.$S$30])" office:value-type="float" office:value="75723.0499645422" calcext:value-type="float">
            <text:p>75723,0499645422</text:p>
          </table:table-cell>
          <table:table-cell table:number-columns-repeated="1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18+4*RAND()" office:value-type="float" office:value="20.1801843694411" calcext:value-type="float">
            <text:p>20,1802</text:p>
          </table:table-cell>
          <table:table-cell table:number-columns-repeated="5"/>
          <table:table-cell office:value-type="float" office:value="1490" calcext:value-type="float">
            <text:p>1490</text:p>
          </table:table-cell>
          <table:table-cell table:formula="of:=COM.MICROSOFT.NORM.INV(RAND();80;10)" office:value-type="float" office:value="81.7511239880368" calcext:value-type="float">
            <text:p>81,7511</text:p>
          </table:table-cell>
          <table:table-cell table:number-columns-repeated="5"/>
          <table:table-cell office:value-type="float" office:value="1490" calcext:value-type="float">
            <text:p>1490</text:p>
          </table:table-cell>
          <table:table-cell table:formula="of:=4*PI()*PI()*[.I1515]*[.B1515]" office:value-type="float" office:value="65129.6281856014" calcext:value-type="float">
            <text:p>65129,6282</text:p>
          </table:table-cell>
          <table:table-cell table:number-columns-repeated="5"/>
          <table:table-cell table:formula="of:=COM.MICROSOFT.NORM.INV(RAND();[.$S$28];[.$S$30])" office:value-type="float" office:value="65230.4604930331" calcext:value-type="float">
            <text:p>65230,4604930331</text:p>
          </table:table-cell>
          <table:table-cell table:number-columns-repeated="1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18+4*RAND()" office:value-type="float" office:value="21.4628798910417" calcext:value-type="float">
            <text:p>21,4629</text:p>
          </table:table-cell>
          <table:table-cell table:number-columns-repeated="5"/>
          <table:table-cell office:value-type="float" office:value="1491" calcext:value-type="float">
            <text:p>1491</text:p>
          </table:table-cell>
          <table:table-cell table:formula="of:=COM.MICROSOFT.NORM.INV(RAND();80;10)" office:value-type="float" office:value="76.30479668141" calcext:value-type="float">
            <text:p>76,3048</text:p>
          </table:table-cell>
          <table:table-cell table:number-columns-repeated="5"/>
          <table:table-cell office:value-type="float" office:value="1491" calcext:value-type="float">
            <text:p>1491</text:p>
          </table:table-cell>
          <table:table-cell table:formula="of:=4*PI()*PI()*[.I1516]*[.B1516]" office:value-type="float" office:value="64654.6211723932" calcext:value-type="float">
            <text:p>64654,6212</text:p>
          </table:table-cell>
          <table:table-cell table:number-columns-repeated="5"/>
          <table:table-cell table:formula="of:=COM.MICROSOFT.NORM.INV(RAND();[.$S$28];[.$S$30])" office:value-type="float" office:value="62175.36913629" calcext:value-type="float">
            <text:p>62175,36913629</text:p>
          </table:table-cell>
          <table:table-cell table:number-columns-repeated="1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18+4*RAND()" office:value-type="float" office:value="18.7758689071052" calcext:value-type="float">
            <text:p>18,7759</text:p>
          </table:table-cell>
          <table:table-cell table:number-columns-repeated="5"/>
          <table:table-cell office:value-type="float" office:value="1492" calcext:value-type="float">
            <text:p>1492</text:p>
          </table:table-cell>
          <table:table-cell table:formula="of:=COM.MICROSOFT.NORM.INV(RAND();80;10)" office:value-type="float" office:value="77.087470891997" calcext:value-type="float">
            <text:p>77,0875</text:p>
          </table:table-cell>
          <table:table-cell table:number-columns-repeated="5"/>
          <table:table-cell office:value-type="float" office:value="1492" calcext:value-type="float">
            <text:p>1492</text:p>
          </table:table-cell>
          <table:table-cell table:formula="of:=4*PI()*PI()*[.I1517]*[.B1517]" office:value-type="float" office:value="57140.4397705288" calcext:value-type="float">
            <text:p>57140,4398</text:p>
          </table:table-cell>
          <table:table-cell table:number-columns-repeated="5"/>
          <table:table-cell table:formula="of:=COM.MICROSOFT.NORM.INV(RAND();[.$S$28];[.$S$30])" office:value-type="float" office:value="62386.6173101048" calcext:value-type="float">
            <text:p>62386,6173101048</text:p>
          </table:table-cell>
          <table:table-cell table:number-columns-repeated="1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18+4*RAND()" office:value-type="float" office:value="19.2952313874848" calcext:value-type="float">
            <text:p>19,2952</text:p>
          </table:table-cell>
          <table:table-cell table:number-columns-repeated="5"/>
          <table:table-cell office:value-type="float" office:value="1493" calcext:value-type="float">
            <text:p>1493</text:p>
          </table:table-cell>
          <table:table-cell table:formula="of:=COM.MICROSOFT.NORM.INV(RAND();80;10)" office:value-type="float" office:value="73.8719778608966" calcext:value-type="float">
            <text:p>73,8720</text:p>
          </table:table-cell>
          <table:table-cell table:number-columns-repeated="5"/>
          <table:table-cell office:value-type="float" office:value="1493" calcext:value-type="float">
            <text:p>1493</text:p>
          </table:table-cell>
          <table:table-cell table:formula="of:=4*PI()*PI()*[.I1518]*[.B1518]" office:value-type="float" office:value="56271.6247338252" calcext:value-type="float">
            <text:p>56271,6247</text:p>
          </table:table-cell>
          <table:table-cell table:number-columns-repeated="5"/>
          <table:table-cell table:formula="of:=COM.MICROSOFT.NORM.INV(RAND();[.$S$28];[.$S$30])" office:value-type="float" office:value="81457.9112680203" calcext:value-type="float">
            <text:p>81457,9112680203</text:p>
          </table:table-cell>
          <table:table-cell table:number-columns-repeated="1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18+4*RAND()" office:value-type="float" office:value="21.961978698615" calcext:value-type="float">
            <text:p>21,9620</text:p>
          </table:table-cell>
          <table:table-cell table:number-columns-repeated="5"/>
          <table:table-cell office:value-type="float" office:value="1494" calcext:value-type="float">
            <text:p>1494</text:p>
          </table:table-cell>
          <table:table-cell table:formula="of:=COM.MICROSOFT.NORM.INV(RAND();80;10)" office:value-type="float" office:value="82.3063870190406" calcext:value-type="float">
            <text:p>82,3064</text:p>
          </table:table-cell>
          <table:table-cell table:number-columns-repeated="5"/>
          <table:table-cell office:value-type="float" office:value="1494" calcext:value-type="float">
            <text:p>1494</text:p>
          </table:table-cell>
          <table:table-cell table:formula="of:=4*PI()*PI()*[.I1519]*[.B1519]" office:value-type="float" office:value="71361.6266013224" calcext:value-type="float">
            <text:p>71361,6266</text:p>
          </table:table-cell>
          <table:table-cell table:number-columns-repeated="5"/>
          <table:table-cell table:formula="of:=COM.MICROSOFT.NORM.INV(RAND();[.$S$28];[.$S$30])" office:value-type="float" office:value="75251.060710648" calcext:value-type="float">
            <text:p>75251,060710648</text:p>
          </table:table-cell>
          <table:table-cell table:number-columns-repeated="1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18+4*RAND()" office:value-type="float" office:value="20.4283170853741" calcext:value-type="float">
            <text:p>20,4283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formula="of:=COM.MICROSOFT.NORM.INV(RAND();80;10)" office:value-type="float" office:value="83.0470690078726" calcext:value-type="float">
            <text:p>83,0471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formula="of:=4*PI()*PI()*[.I1520]*[.B1520]" office:value-type="float" office:value="66975.603628652" calcext:value-type="float">
            <text:p>66975,6036</text:p>
          </table:table-cell>
          <table:table-cell table:number-columns-repeated="5"/>
          <table:table-cell table:formula="of:=COM.MICROSOFT.NORM.INV(RAND();[.$S$28];[.$S$30])" office:value-type="float" office:value="64165.5056867514" calcext:value-type="float">
            <text:p>64165,5056867514</text:p>
          </table:table-cell>
          <table:table-cell table:number-columns-repeated="1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18+4*RAND()" office:value-type="float" office:value="21.0366082661785" calcext:value-type="float">
            <text:p>21,0366</text:p>
          </table:table-cell>
          <table:table-cell table:number-columns-repeated="5"/>
          <table:table-cell office:value-type="float" office:value="1496" calcext:value-type="float">
            <text:p>1496</text:p>
          </table:table-cell>
          <table:table-cell table:formula="of:=COM.MICROSOFT.NORM.INV(RAND();80;10)" office:value-type="float" office:value="85.9877767798358" calcext:value-type="float">
            <text:p>85,9878</text:p>
          </table:table-cell>
          <table:table-cell table:number-columns-repeated="5"/>
          <table:table-cell office:value-type="float" office:value="1496" calcext:value-type="float">
            <text:p>1496</text:p>
          </table:table-cell>
          <table:table-cell table:formula="of:=4*PI()*PI()*[.I1521]*[.B1521]" office:value-type="float" office:value="71412.1612389514" calcext:value-type="float">
            <text:p>71412,1612</text:p>
          </table:table-cell>
          <table:table-cell table:number-columns-repeated="5"/>
          <table:table-cell table:formula="of:=COM.MICROSOFT.NORM.INV(RAND();[.$S$28];[.$S$30])" office:value-type="float" office:value="55325.498037901" calcext:value-type="float">
            <text:p>55325,498037901</text:p>
          </table:table-cell>
          <table:table-cell table:number-columns-repeated="1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18+4*RAND()" office:value-type="float" office:value="21.1980988536961" calcext:value-type="float">
            <text:p>21,1981</text:p>
          </table:table-cell>
          <table:table-cell table:number-columns-repeated="5"/>
          <table:table-cell office:value-type="float" office:value="1497" calcext:value-type="float">
            <text:p>1497</text:p>
          </table:table-cell>
          <table:table-cell table:formula="of:=COM.MICROSOFT.NORM.INV(RAND();80;10)" office:value-type="float" office:value="90.3177917850663" calcext:value-type="float">
            <text:p>90,3178</text:p>
          </table:table-cell>
          <table:table-cell table:number-columns-repeated="5"/>
          <table:table-cell office:value-type="float" office:value="1497" calcext:value-type="float">
            <text:p>1497</text:p>
          </table:table-cell>
          <table:table-cell table:formula="of:=4*PI()*PI()*[.I1522]*[.B1522]" office:value-type="float" office:value="75584.0154914008" calcext:value-type="float">
            <text:p>75584,0155</text:p>
          </table:table-cell>
          <table:table-cell table:number-columns-repeated="5"/>
          <table:table-cell table:formula="of:=COM.MICROSOFT.NORM.INV(RAND();[.$S$28];[.$S$30])" office:value-type="float" office:value="69123.8506879484" calcext:value-type="float">
            <text:p>69123,8506879484</text:p>
          </table:table-cell>
          <table:table-cell table:number-columns-repeated="1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18+4*RAND()" office:value-type="float" office:value="20.6853383961134" calcext:value-type="float">
            <text:p>20,6853</text:p>
          </table:table-cell>
          <table:table-cell table:number-columns-repeated="5"/>
          <table:table-cell office:value-type="float" office:value="1498" calcext:value-type="float">
            <text:p>1498</text:p>
          </table:table-cell>
          <table:table-cell table:formula="of:=COM.MICROSOFT.NORM.INV(RAND();80;10)" office:value-type="float" office:value="85.3696186875956" calcext:value-type="float">
            <text:p>85,3696</text:p>
          </table:table-cell>
          <table:table-cell table:number-columns-repeated="5"/>
          <table:table-cell office:value-type="float" office:value="1498" calcext:value-type="float">
            <text:p>1498</text:p>
          </table:table-cell>
          <table:table-cell table:formula="of:=4*PI()*PI()*[.I1523]*[.B1523]" office:value-type="float" office:value="69714.9159857301" calcext:value-type="float">
            <text:p>69714,9160</text:p>
          </table:table-cell>
          <table:table-cell table:number-columns-repeated="5"/>
          <table:table-cell table:formula="of:=COM.MICROSOFT.NORM.INV(RAND();[.$S$28];[.$S$30])" office:value-type="float" office:value="64208.4831514555" calcext:value-type="float">
            <text:p>64208,4831514555</text:p>
          </table:table-cell>
          <table:table-cell table:number-columns-repeated="1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18+4*RAND()" office:value-type="float" office:value="20.5263112955727" calcext:value-type="float">
            <text:p>20,5263</text:p>
          </table:table-cell>
          <table:table-cell table:number-columns-repeated="5"/>
          <table:table-cell office:value-type="float" office:value="1499" calcext:value-type="float">
            <text:p>1499</text:p>
          </table:table-cell>
          <table:table-cell table:formula="of:=COM.MICROSOFT.NORM.INV(RAND();80;10)" office:value-type="float" office:value="83.2399053092751" calcext:value-type="float">
            <text:p>83,2399</text:p>
          </table:table-cell>
          <table:table-cell table:number-columns-repeated="5"/>
          <table:table-cell office:value-type="float" office:value="1499" calcext:value-type="float">
            <text:p>1499</text:p>
          </table:table-cell>
          <table:table-cell table:formula="of:=4*PI()*PI()*[.I1524]*[.B1524]" office:value-type="float" office:value="67453.1483810348" calcext:value-type="float">
            <text:p>67453,1484</text:p>
          </table:table-cell>
          <table:table-cell table:number-columns-repeated="5"/>
          <table:table-cell table:formula="of:=COM.MICROSOFT.NORM.INV(RAND();[.$S$28];[.$S$30])" office:value-type="float" office:value="74708.3803654508" calcext:value-type="float">
            <text:p>74708,3803654508</text:p>
          </table:table-cell>
          <table:table-cell table:number-columns-repeated="1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18+4*RAND()" office:value-type="float" office:value="20.311189900618" calcext:value-type="float">
            <text:p>20,3112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formula="of:=COM.MICROSOFT.NORM.INV(RAND();80;10)" office:value-type="float" office:value="76.8165776764123" calcext:value-type="float">
            <text:p>76,8166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formula="of:=4*PI()*PI()*[.I1525]*[.B1525]" office:value-type="float" office:value="61595.6521869621" calcext:value-type="float">
            <text:p>61595,6522</text:p>
          </table:table-cell>
          <table:table-cell table:number-columns-repeated="5"/>
          <table:table-cell table:formula="of:=COM.MICROSOFT.NORM.INV(RAND();[.$S$28];[.$S$30])" office:value-type="float" office:value="69900.9320780204" calcext:value-type="float">
            <text:p>69900,9320780204</text:p>
          </table:table-cell>
          <table:table-cell table:number-columns-repeated="1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18+4*RAND()" office:value-type="float" office:value="19.2858791952021" calcext:value-type="float">
            <text:p>19,2859</text:p>
          </table:table-cell>
          <table:table-cell table:number-columns-repeated="5"/>
          <table:table-cell office:value-type="float" office:value="1501" calcext:value-type="float">
            <text:p>1501</text:p>
          </table:table-cell>
          <table:table-cell table:formula="of:=COM.MICROSOFT.NORM.INV(RAND();80;10)" office:value-type="float" office:value="77.4619997475801" calcext:value-type="float">
            <text:p>77,4620</text:p>
          </table:table-cell>
          <table:table-cell table:number-columns-repeated="5"/>
          <table:table-cell office:value-type="float" office:value="1501" calcext:value-type="float">
            <text:p>1501</text:p>
          </table:table-cell>
          <table:table-cell table:formula="of:=4*PI()*PI()*[.I1526]*[.B1526]" office:value-type="float" office:value="58977.7069570814" calcext:value-type="float">
            <text:p>58977,7070</text:p>
          </table:table-cell>
          <table:table-cell table:number-columns-repeated="5"/>
          <table:table-cell table:formula="of:=COM.MICROSOFT.NORM.INV(RAND();[.$S$28];[.$S$30])" office:value-type="float" office:value="65889.4718293886" calcext:value-type="float">
            <text:p>65889,4718293886</text:p>
          </table:table-cell>
          <table:table-cell table:number-columns-repeated="1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18+4*RAND()" office:value-type="float" office:value="18.6702736285515" calcext:value-type="float">
            <text:p>18,6703</text:p>
          </table:table-cell>
          <table:table-cell table:number-columns-repeated="5"/>
          <table:table-cell office:value-type="float" office:value="1502" calcext:value-type="float">
            <text:p>1502</text:p>
          </table:table-cell>
          <table:table-cell table:formula="of:=COM.MICROSOFT.NORM.INV(RAND();80;10)" office:value-type="float" office:value="80.078312105371" calcext:value-type="float">
            <text:p>80,0783</text:p>
          </table:table-cell>
          <table:table-cell table:number-columns-repeated="5"/>
          <table:table-cell office:value-type="float" office:value="1502" calcext:value-type="float">
            <text:p>1502</text:p>
          </table:table-cell>
          <table:table-cell table:formula="of:=4*PI()*PI()*[.I1527]*[.B1527]" office:value-type="float" office:value="59023.5504550539" calcext:value-type="float">
            <text:p>59023,5505</text:p>
          </table:table-cell>
          <table:table-cell table:number-columns-repeated="5"/>
          <table:table-cell table:formula="of:=COM.MICROSOFT.NORM.INV(RAND();[.$S$28];[.$S$30])" office:value-type="float" office:value="60357.5800728454" calcext:value-type="float">
            <text:p>60357,5800728454</text:p>
          </table:table-cell>
          <table:table-cell table:number-columns-repeated="1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18+4*RAND()" office:value-type="float" office:value="18.1480110953562" calcext:value-type="float">
            <text:p>18,1480</text:p>
          </table:table-cell>
          <table:table-cell table:number-columns-repeated="5"/>
          <table:table-cell office:value-type="float" office:value="1503" calcext:value-type="float">
            <text:p>1503</text:p>
          </table:table-cell>
          <table:table-cell table:formula="of:=COM.MICROSOFT.NORM.INV(RAND();80;10)" office:value-type="float" office:value="88.7449257667616" calcext:value-type="float">
            <text:p>88,7449</text:p>
          </table:table-cell>
          <table:table-cell table:number-columns-repeated="5"/>
          <table:table-cell office:value-type="float" office:value="1503" calcext:value-type="float">
            <text:p>1503</text:p>
          </table:table-cell>
          <table:table-cell table:formula="of:=4*PI()*PI()*[.I1528]*[.B1528]" office:value-type="float" office:value="63581.7245545392" calcext:value-type="float">
            <text:p>63581,7246</text:p>
          </table:table-cell>
          <table:table-cell table:number-columns-repeated="5"/>
          <table:table-cell table:formula="of:=COM.MICROSOFT.NORM.INV(RAND();[.$S$28];[.$S$30])" office:value-type="float" office:value="72846.7859476762" calcext:value-type="float">
            <text:p>72846,7859476762</text:p>
          </table:table-cell>
          <table:table-cell table:number-columns-repeated="1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18+4*RAND()" office:value-type="float" office:value="19.8322785752825" calcext:value-type="float">
            <text:p>19,8323</text:p>
          </table:table-cell>
          <table:table-cell table:number-columns-repeated="5"/>
          <table:table-cell office:value-type="float" office:value="1504" calcext:value-type="float">
            <text:p>1504</text:p>
          </table:table-cell>
          <table:table-cell table:formula="of:=COM.MICROSOFT.NORM.INV(RAND();80;10)" office:value-type="float" office:value="63.6028144988429" calcext:value-type="float">
            <text:p>63,6028</text:p>
          </table:table-cell>
          <table:table-cell table:number-columns-repeated="5"/>
          <table:table-cell office:value-type="float" office:value="1504" calcext:value-type="float">
            <text:p>1504</text:p>
          </table:table-cell>
          <table:table-cell table:formula="of:=4*PI()*PI()*[.I1529]*[.B1529]" office:value-type="float" office:value="49797.6312541217" calcext:value-type="float">
            <text:p>49797,6313</text:p>
          </table:table-cell>
          <table:table-cell table:number-columns-repeated="5"/>
          <table:table-cell table:formula="of:=COM.MICROSOFT.NORM.INV(RAND();[.$S$28];[.$S$30])" office:value-type="float" office:value="72256.5391275598" calcext:value-type="float">
            <text:p>72256,5391275598</text:p>
          </table:table-cell>
          <table:table-cell table:number-columns-repeated="1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18+4*RAND()" office:value-type="float" office:value="20.7628357294016" calcext:value-type="float">
            <text:p>20,7628</text:p>
          </table:table-cell>
          <table:table-cell table:number-columns-repeated="5"/>
          <table:table-cell office:value-type="float" office:value="1505" calcext:value-type="float">
            <text:p>1505</text:p>
          </table:table-cell>
          <table:table-cell table:formula="of:=COM.MICROSOFT.NORM.INV(RAND();80;10)" office:value-type="float" office:value="64.5762316107308" calcext:value-type="float">
            <text:p>64,5762</text:p>
          </table:table-cell>
          <table:table-cell table:number-columns-repeated="5"/>
          <table:table-cell office:value-type="float" office:value="1505" calcext:value-type="float">
            <text:p>1505</text:p>
          </table:table-cell>
          <table:table-cell table:formula="of:=4*PI()*PI()*[.I1530]*[.B1530]" office:value-type="float" office:value="52932.097346606" calcext:value-type="float">
            <text:p>52932,0973</text:p>
          </table:table-cell>
          <table:table-cell table:number-columns-repeated="5"/>
          <table:table-cell table:formula="of:=COM.MICROSOFT.NORM.INV(RAND();[.$S$28];[.$S$30])" office:value-type="float" office:value="62779.7934900772" calcext:value-type="float">
            <text:p>62779,7934900772</text:p>
          </table:table-cell>
          <table:table-cell table:number-columns-repeated="1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18+4*RAND()" office:value-type="float" office:value="18.51035105763" calcext:value-type="float">
            <text:p>18,5104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formula="of:=COM.MICROSOFT.NORM.INV(RAND();80;10)" office:value-type="float" office:value="105.99042022329" calcext:value-type="float">
            <text:p>105,9904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formula="of:=4*PI()*PI()*[.I1531]*[.B1531]" office:value-type="float" office:value="77453.4926083914" calcext:value-type="float">
            <text:p>77453,4926</text:p>
          </table:table-cell>
          <table:table-cell table:number-columns-repeated="5"/>
          <table:table-cell table:formula="of:=COM.MICROSOFT.NORM.INV(RAND();[.$S$28];[.$S$30])" office:value-type="float" office:value="67711.9632928679" calcext:value-type="float">
            <text:p>67711,9632928679</text:p>
          </table:table-cell>
          <table:table-cell table:number-columns-repeated="1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18+4*RAND()" office:value-type="float" office:value="18.0095445006154" calcext:value-type="float">
            <text:p>18,0095</text:p>
          </table:table-cell>
          <table:table-cell table:number-columns-repeated="5"/>
          <table:table-cell office:value-type="float" office:value="1507" calcext:value-type="float">
            <text:p>1507</text:p>
          </table:table-cell>
          <table:table-cell table:formula="of:=COM.MICROSOFT.NORM.INV(RAND();80;10)" office:value-type="float" office:value="79.376841463936" calcext:value-type="float">
            <text:p>79,3768</text:p>
          </table:table-cell>
          <table:table-cell table:number-columns-repeated="5"/>
          <table:table-cell office:value-type="float" office:value="1507" calcext:value-type="float">
            <text:p>1507</text:p>
          </table:table-cell>
          <table:table-cell table:formula="of:=4*PI()*PI()*[.I1532]*[.B1532]" office:value-type="float" office:value="56436.0070529499" calcext:value-type="float">
            <text:p>56436,0071</text:p>
          </table:table-cell>
          <table:table-cell table:number-columns-repeated="5"/>
          <table:table-cell table:formula="of:=COM.MICROSOFT.NORM.INV(RAND();[.$S$28];[.$S$30])" office:value-type="float" office:value="50052.9165904134" calcext:value-type="float">
            <text:p>50052,9165904134</text:p>
          </table:table-cell>
          <table:table-cell table:number-columns-repeated="1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18+4*RAND()" office:value-type="float" office:value="21.3708379114978" calcext:value-type="float">
            <text:p>21,3708</text:p>
          </table:table-cell>
          <table:table-cell table:number-columns-repeated="5"/>
          <table:table-cell office:value-type="float" office:value="1508" calcext:value-type="float">
            <text:p>1508</text:p>
          </table:table-cell>
          <table:table-cell table:formula="of:=COM.MICROSOFT.NORM.INV(RAND();80;10)" office:value-type="float" office:value="63.5144841052381" calcext:value-type="float">
            <text:p>63,5145</text:p>
          </table:table-cell>
          <table:table-cell table:number-columns-repeated="5"/>
          <table:table-cell office:value-type="float" office:value="1508" calcext:value-type="float">
            <text:p>1508</text:p>
          </table:table-cell>
          <table:table-cell table:formula="of:=4*PI()*PI()*[.I1533]*[.B1533]" office:value-type="float" office:value="53586.3358895174" calcext:value-type="float">
            <text:p>53586,3359</text:p>
          </table:table-cell>
          <table:table-cell table:number-columns-repeated="5"/>
          <table:table-cell table:formula="of:=COM.MICROSOFT.NORM.INV(RAND();[.$S$28];[.$S$30])" office:value-type="float" office:value="55149.9548970822" calcext:value-type="float">
            <text:p>55149,9548970822</text:p>
          </table:table-cell>
          <table:table-cell table:number-columns-repeated="1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18+4*RAND()" office:value-type="float" office:value="19.0681868125685" calcext:value-type="float">
            <text:p>19,0682</text:p>
          </table:table-cell>
          <table:table-cell table:number-columns-repeated="5"/>
          <table:table-cell office:value-type="float" office:value="1509" calcext:value-type="float">
            <text:p>1509</text:p>
          </table:table-cell>
          <table:table-cell table:formula="of:=COM.MICROSOFT.NORM.INV(RAND();80;10)" office:value-type="float" office:value="86.2189398713123" calcext:value-type="float">
            <text:p>86,2189</text:p>
          </table:table-cell>
          <table:table-cell table:number-columns-repeated="5"/>
          <table:table-cell office:value-type="float" office:value="1509" calcext:value-type="float">
            <text:p>1509</text:p>
          </table:table-cell>
          <table:table-cell table:formula="of:=4*PI()*PI()*[.I1534]*[.B1534]" office:value-type="float" office:value="64904.0523668267" calcext:value-type="float">
            <text:p>64904,0524</text:p>
          </table:table-cell>
          <table:table-cell table:number-columns-repeated="5"/>
          <table:table-cell table:formula="of:=COM.MICROSOFT.NORM.INV(RAND();[.$S$28];[.$S$30])" office:value-type="float" office:value="57023.4740912201" calcext:value-type="float">
            <text:p>57023,4740912201</text:p>
          </table:table-cell>
          <table:table-cell table:number-columns-repeated="1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18+4*RAND()" office:value-type="float" office:value="20.2652092934586" calcext:value-type="float">
            <text:p>20,2652</text:p>
          </table:table-cell>
          <table:table-cell table:number-columns-repeated="5"/>
          <table:table-cell office:value-type="float" office:value="1510" calcext:value-type="float">
            <text:p>1510</text:p>
          </table:table-cell>
          <table:table-cell table:formula="of:=COM.MICROSOFT.NORM.INV(RAND();80;10)" office:value-type="float" office:value="93.2169241843943" calcext:value-type="float">
            <text:p>93,2169</text:p>
          </table:table-cell>
          <table:table-cell table:number-columns-repeated="5"/>
          <table:table-cell office:value-type="float" office:value="1510" calcext:value-type="float">
            <text:p>1510</text:p>
          </table:table-cell>
          <table:table-cell table:formula="of:=4*PI()*PI()*[.I1535]*[.B1535]" office:value-type="float" office:value="74577.1184417888" calcext:value-type="float">
            <text:p>74577,1184</text:p>
          </table:table-cell>
          <table:table-cell table:number-columns-repeated="5"/>
          <table:table-cell table:formula="of:=COM.MICROSOFT.NORM.INV(RAND();[.$S$28];[.$S$30])" office:value-type="float" office:value="52701.1253929742" calcext:value-type="float">
            <text:p>52701,1253929742</text:p>
          </table:table-cell>
          <table:table-cell table:number-columns-repeated="1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18+4*RAND()" office:value-type="float" office:value="19.7731212847866" calcext:value-type="float">
            <text:p>19,7731</text:p>
          </table:table-cell>
          <table:table-cell table:number-columns-repeated="5"/>
          <table:table-cell office:value-type="float" office:value="1511" calcext:value-type="float">
            <text:p>1511</text:p>
          </table:table-cell>
          <table:table-cell table:formula="of:=COM.MICROSOFT.NORM.INV(RAND();80;10)" office:value-type="float" office:value="83.5809006503527" calcext:value-type="float">
            <text:p>83,5809</text:p>
          </table:table-cell>
          <table:table-cell table:number-columns-repeated="5"/>
          <table:table-cell office:value-type="float" office:value="1511" calcext:value-type="float">
            <text:p>1511</text:p>
          </table:table-cell>
          <table:table-cell table:formula="of:=4*PI()*PI()*[.I1536]*[.B1536]" office:value-type="float" office:value="65244.2155229837" calcext:value-type="float">
            <text:p>65244,2155</text:p>
          </table:table-cell>
          <table:table-cell table:number-columns-repeated="5"/>
          <table:table-cell table:formula="of:=COM.MICROSOFT.NORM.INV(RAND();[.$S$28];[.$S$30])" office:value-type="float" office:value="70047.5824318103" calcext:value-type="float">
            <text:p>70047,5824318103</text:p>
          </table:table-cell>
          <table:table-cell table:number-columns-repeated="1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18+4*RAND()" office:value-type="float" office:value="18.1951805711724" calcext:value-type="float">
            <text:p>18,1952</text:p>
          </table:table-cell>
          <table:table-cell table:number-columns-repeated="5"/>
          <table:table-cell office:value-type="float" office:value="1512" calcext:value-type="float">
            <text:p>1512</text:p>
          </table:table-cell>
          <table:table-cell table:formula="of:=COM.MICROSOFT.NORM.INV(RAND();80;10)" office:value-type="float" office:value="93.25713292054" calcext:value-type="float">
            <text:p>93,2571</text:p>
          </table:table-cell>
          <table:table-cell table:number-columns-repeated="5"/>
          <table:table-cell office:value-type="float" office:value="1512" calcext:value-type="float">
            <text:p>1512</text:p>
          </table:table-cell>
          <table:table-cell table:formula="of:=4*PI()*PI()*[.I1537]*[.B1537]" office:value-type="float" office:value="66988.1780705932" calcext:value-type="float">
            <text:p>66988,1781</text:p>
          </table:table-cell>
          <table:table-cell table:number-columns-repeated="5"/>
          <table:table-cell table:formula="of:=COM.MICROSOFT.NORM.INV(RAND();[.$S$28];[.$S$30])" office:value-type="float" office:value="64390.8927533933" calcext:value-type="float">
            <text:p>64390,8927533933</text:p>
          </table:table-cell>
          <table:table-cell table:number-columns-repeated="1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18+4*RAND()" office:value-type="float" office:value="19.7063432703726" calcext:value-type="float">
            <text:p>19,7063</text:p>
          </table:table-cell>
          <table:table-cell table:number-columns-repeated="5"/>
          <table:table-cell office:value-type="float" office:value="1513" calcext:value-type="float">
            <text:p>1513</text:p>
          </table:table-cell>
          <table:table-cell table:formula="of:=COM.MICROSOFT.NORM.INV(RAND();80;10)" office:value-type="float" office:value="86.1528609049023" calcext:value-type="float">
            <text:p>86,1529</text:p>
          </table:table-cell>
          <table:table-cell table:number-columns-repeated="5"/>
          <table:table-cell office:value-type="float" office:value="1513" calcext:value-type="float">
            <text:p>1513</text:p>
          </table:table-cell>
          <table:table-cell table:formula="of:=4*PI()*PI()*[.I1538]*[.B1538]" office:value-type="float" office:value="67024.7934216689" calcext:value-type="float">
            <text:p>67024,7934</text:p>
          </table:table-cell>
          <table:table-cell table:number-columns-repeated="5"/>
          <table:table-cell table:formula="of:=COM.MICROSOFT.NORM.INV(RAND();[.$S$28];[.$S$30])" office:value-type="float" office:value="64390.4530162199" calcext:value-type="float">
            <text:p>64390,4530162199</text:p>
          </table:table-cell>
          <table:table-cell table:number-columns-repeated="1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18+4*RAND()" office:value-type="float" office:value="18.2369200126268" calcext:value-type="float">
            <text:p>18,2369</text:p>
          </table:table-cell>
          <table:table-cell table:number-columns-repeated="5"/>
          <table:table-cell office:value-type="float" office:value="1514" calcext:value-type="float">
            <text:p>1514</text:p>
          </table:table-cell>
          <table:table-cell table:formula="of:=COM.MICROSOFT.NORM.INV(RAND();80;10)" office:value-type="float" office:value="66.0160076912665" calcext:value-type="float">
            <text:p>66,0160</text:p>
          </table:table-cell>
          <table:table-cell table:number-columns-repeated="5"/>
          <table:table-cell office:value-type="float" office:value="1514" calcext:value-type="float">
            <text:p>1514</text:p>
          </table:table-cell>
          <table:table-cell table:formula="of:=4*PI()*PI()*[.I1539]*[.B1539]" office:value-type="float" office:value="47529.1980823451" calcext:value-type="float">
            <text:p>47529,1981</text:p>
          </table:table-cell>
          <table:table-cell table:number-columns-repeated="5"/>
          <table:table-cell table:formula="of:=COM.MICROSOFT.NORM.INV(RAND();[.$S$28];[.$S$30])" office:value-type="float" office:value="61026.7828059767" calcext:value-type="float">
            <text:p>61026,7828059767</text:p>
          </table:table-cell>
          <table:table-cell table:number-columns-repeated="1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18+4*RAND()" office:value-type="float" office:value="19.3455331535079" calcext:value-type="float">
            <text:p>19,3455</text:p>
          </table:table-cell>
          <table:table-cell table:number-columns-repeated="5"/>
          <table:table-cell office:value-type="float" office:value="1515" calcext:value-type="float">
            <text:p>1515</text:p>
          </table:table-cell>
          <table:table-cell table:formula="of:=COM.MICROSOFT.NORM.INV(RAND();80;10)" office:value-type="float" office:value="84.1639537038097" calcext:value-type="float">
            <text:p>84,1640</text:p>
          </table:table-cell>
          <table:table-cell table:number-columns-repeated="5"/>
          <table:table-cell office:value-type="float" office:value="1515" calcext:value-type="float">
            <text:p>1515</text:p>
          </table:table-cell>
          <table:table-cell table:formula="of:=4*PI()*PI()*[.I1540]*[.B1540]" office:value-type="float" office:value="64278.6236076697" calcext:value-type="float">
            <text:p>64278,6236</text:p>
          </table:table-cell>
          <table:table-cell table:number-columns-repeated="5"/>
          <table:table-cell table:formula="of:=COM.MICROSOFT.NORM.INV(RAND();[.$S$28];[.$S$30])" office:value-type="float" office:value="67348.3952902917" calcext:value-type="float">
            <text:p>67348,3952902917</text:p>
          </table:table-cell>
          <table:table-cell table:number-columns-repeated="1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18+4*RAND()" office:value-type="float" office:value="20.8221240569837" calcext:value-type="float">
            <text:p>20,8221</text:p>
          </table:table-cell>
          <table:table-cell table:number-columns-repeated="5"/>
          <table:table-cell office:value-type="float" office:value="1516" calcext:value-type="float">
            <text:p>1516</text:p>
          </table:table-cell>
          <table:table-cell table:formula="of:=COM.MICROSOFT.NORM.INV(RAND();80;10)" office:value-type="float" office:value="83.566467791174" calcext:value-type="float">
            <text:p>83,5665</text:p>
          </table:table-cell>
          <table:table-cell table:number-columns-repeated="5"/>
          <table:table-cell office:value-type="float" office:value="1516" calcext:value-type="float">
            <text:p>1516</text:p>
          </table:table-cell>
          <table:table-cell table:formula="of:=4*PI()*PI()*[.I1541]*[.B1541]" office:value-type="float" office:value="68693.6846491665" calcext:value-type="float">
            <text:p>68693,6846</text:p>
          </table:table-cell>
          <table:table-cell table:number-columns-repeated="5"/>
          <table:table-cell table:formula="of:=COM.MICROSOFT.NORM.INV(RAND();[.$S$28];[.$S$30])" office:value-type="float" office:value="69882.0806147092" calcext:value-type="float">
            <text:p>69882,0806147092</text:p>
          </table:table-cell>
          <table:table-cell table:number-columns-repeated="1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18+4*RAND()" office:value-type="float" office:value="21.5928951981477" calcext:value-type="float">
            <text:p>21,5929</text:p>
          </table:table-cell>
          <table:table-cell table:number-columns-repeated="5"/>
          <table:table-cell office:value-type="float" office:value="1517" calcext:value-type="float">
            <text:p>1517</text:p>
          </table:table-cell>
          <table:table-cell table:formula="of:=COM.MICROSOFT.NORM.INV(RAND();80;10)" office:value-type="float" office:value="90.6471529872679" calcext:value-type="float">
            <text:p>90,6472</text:p>
          </table:table-cell>
          <table:table-cell table:number-columns-repeated="5"/>
          <table:table-cell office:value-type="float" office:value="1517" calcext:value-type="float">
            <text:p>1517</text:p>
          </table:table-cell>
          <table:table-cell table:formula="of:=4*PI()*PI()*[.I1542]*[.B1542]" office:value-type="float" office:value="77272.4677743167" calcext:value-type="float">
            <text:p>77272,4678</text:p>
          </table:table-cell>
          <table:table-cell table:number-columns-repeated="5"/>
          <table:table-cell table:formula="of:=COM.MICROSOFT.NORM.INV(RAND();[.$S$28];[.$S$30])" office:value-type="float" office:value="64734.3409151065" calcext:value-type="float">
            <text:p>64734,3409151065</text:p>
          </table:table-cell>
          <table:table-cell table:number-columns-repeated="1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18+4*RAND()" office:value-type="float" office:value="20.3066676915623" calcext:value-type="float">
            <text:p>20,3067</text:p>
          </table:table-cell>
          <table:table-cell table:number-columns-repeated="5"/>
          <table:table-cell office:value-type="float" office:value="1518" calcext:value-type="float">
            <text:p>1518</text:p>
          </table:table-cell>
          <table:table-cell table:formula="of:=COM.MICROSOFT.NORM.INV(RAND();80;10)" office:value-type="float" office:value="88.2443594660838" calcext:value-type="float">
            <text:p>88,2444</text:p>
          </table:table-cell>
          <table:table-cell table:number-columns-repeated="5"/>
          <table:table-cell office:value-type="float" office:value="1518" calcext:value-type="float">
            <text:p>1518</text:p>
          </table:table-cell>
          <table:table-cell table:formula="of:=4*PI()*PI()*[.I1543]*[.B1543]" office:value-type="float" office:value="70743.3063418639" calcext:value-type="float">
            <text:p>70743,3063</text:p>
          </table:table-cell>
          <table:table-cell table:number-columns-repeated="5"/>
          <table:table-cell table:formula="of:=COM.MICROSOFT.NORM.INV(RAND();[.$S$28];[.$S$30])" office:value-type="float" office:value="69393.9116658414" calcext:value-type="float">
            <text:p>69393,9116658414</text:p>
          </table:table-cell>
          <table:table-cell table:number-columns-repeated="1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18+4*RAND()" office:value-type="float" office:value="19.7313671694137" calcext:value-type="float">
            <text:p>19,7314</text:p>
          </table:table-cell>
          <table:table-cell table:number-columns-repeated="5"/>
          <table:table-cell office:value-type="float" office:value="1519" calcext:value-type="float">
            <text:p>1519</text:p>
          </table:table-cell>
          <table:table-cell table:formula="of:=COM.MICROSOFT.NORM.INV(RAND();80;10)" office:value-type="float" office:value="99.0825552400028" calcext:value-type="float">
            <text:p>99,0826</text:p>
          </table:table-cell>
          <table:table-cell table:number-columns-repeated="5"/>
          <table:table-cell office:value-type="float" office:value="1519" calcext:value-type="float">
            <text:p>1519</text:p>
          </table:table-cell>
          <table:table-cell table:formula="of:=4*PI()*PI()*[.I1544]*[.B1544]" office:value-type="float" office:value="77181.659638934" calcext:value-type="float">
            <text:p>77181,6596</text:p>
          </table:table-cell>
          <table:table-cell table:number-columns-repeated="5"/>
          <table:table-cell table:formula="of:=COM.MICROSOFT.NORM.INV(RAND();[.$S$28];[.$S$30])" office:value-type="float" office:value="60151.5805957716" calcext:value-type="float">
            <text:p>60151,5805957716</text:p>
          </table:table-cell>
          <table:table-cell table:number-columns-repeated="1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18+4*RAND()" office:value-type="float" office:value="18.4321645353921" calcext:value-type="float">
            <text:p>18,4322</text:p>
          </table:table-cell>
          <table:table-cell table:number-columns-repeated="5"/>
          <table:table-cell office:value-type="float" office:value="1520" calcext:value-type="float">
            <text:p>1520</text:p>
          </table:table-cell>
          <table:table-cell table:formula="of:=COM.MICROSOFT.NORM.INV(RAND();80;10)" office:value-type="float" office:value="86.9337978478694" calcext:value-type="float">
            <text:p>86,9338</text:p>
          </table:table-cell>
          <table:table-cell table:number-columns-repeated="5"/>
          <table:table-cell office:value-type="float" office:value="1520" calcext:value-type="float">
            <text:p>1520</text:p>
          </table:table-cell>
          <table:table-cell table:formula="of:=4*PI()*PI()*[.I1545]*[.B1545]" office:value-type="float" office:value="63259.3504345473" calcext:value-type="float">
            <text:p>63259,3504</text:p>
          </table:table-cell>
          <table:table-cell table:number-columns-repeated="5"/>
          <table:table-cell table:formula="of:=COM.MICROSOFT.NORM.INV(RAND();[.$S$28];[.$S$30])" office:value-type="float" office:value="47402.5151313267" calcext:value-type="float">
            <text:p>47402,5151313267</text:p>
          </table:table-cell>
          <table:table-cell table:number-columns-repeated="1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18+4*RAND()" office:value-type="float" office:value="18.3530428395607" calcext:value-type="float">
            <text:p>18,3530</text:p>
          </table:table-cell>
          <table:table-cell table:number-columns-repeated="5"/>
          <table:table-cell office:value-type="float" office:value="1521" calcext:value-type="float">
            <text:p>1521</text:p>
          </table:table-cell>
          <table:table-cell table:formula="of:=COM.MICROSOFT.NORM.INV(RAND();80;10)" office:value-type="float" office:value="84.1564823413471" calcext:value-type="float">
            <text:p>84,1565</text:p>
          </table:table-cell>
          <table:table-cell table:number-columns-repeated="5"/>
          <table:table-cell office:value-type="float" office:value="1521" calcext:value-type="float">
            <text:p>1521</text:p>
          </table:table-cell>
          <table:table-cell table:formula="of:=4*PI()*PI()*[.I1546]*[.B1546]" office:value-type="float" office:value="60975.5026585411" calcext:value-type="float">
            <text:p>60975,5027</text:p>
          </table:table-cell>
          <table:table-cell table:number-columns-repeated="5"/>
          <table:table-cell table:formula="of:=COM.MICROSOFT.NORM.INV(RAND();[.$S$28];[.$S$30])" office:value-type="float" office:value="66131.8125836466" calcext:value-type="float">
            <text:p>66131,8125836466</text:p>
          </table:table-cell>
          <table:table-cell table:number-columns-repeated="1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18+4*RAND()" office:value-type="float" office:value="21.0936249359511" calcext:value-type="float">
            <text:p>21,0936</text:p>
          </table:table-cell>
          <table:table-cell table:number-columns-repeated="5"/>
          <table:table-cell office:value-type="float" office:value="1522" calcext:value-type="float">
            <text:p>1522</text:p>
          </table:table-cell>
          <table:table-cell table:formula="of:=COM.MICROSOFT.NORM.INV(RAND();80;10)" office:value-type="float" office:value="83.9071067346402" calcext:value-type="float">
            <text:p>83,9071</text:p>
          </table:table-cell>
          <table:table-cell table:number-columns-repeated="5"/>
          <table:table-cell office:value-type="float" office:value="1522" calcext:value-type="float">
            <text:p>1522</text:p>
          </table:table-cell>
          <table:table-cell table:formula="of:=4*PI()*PI()*[.I1547]*[.B1547]" office:value-type="float" office:value="69873.0502465922" calcext:value-type="float">
            <text:p>69873,0502</text:p>
          </table:table-cell>
          <table:table-cell table:number-columns-repeated="5"/>
          <table:table-cell table:formula="of:=COM.MICROSOFT.NORM.INV(RAND();[.$S$28];[.$S$30])" office:value-type="float" office:value="62347.6732475687" calcext:value-type="float">
            <text:p>62347,6732475687</text:p>
          </table:table-cell>
          <table:table-cell table:number-columns-repeated="1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18+4*RAND()" office:value-type="float" office:value="21.8784672287293" calcext:value-type="float">
            <text:p>21,8785</text:p>
          </table:table-cell>
          <table:table-cell table:number-columns-repeated="5"/>
          <table:table-cell office:value-type="float" office:value="1523" calcext:value-type="float">
            <text:p>1523</text:p>
          </table:table-cell>
          <table:table-cell table:formula="of:=COM.MICROSOFT.NORM.INV(RAND();80;10)" office:value-type="float" office:value="79.4424340674562" calcext:value-type="float">
            <text:p>79,4424</text:p>
          </table:table-cell>
          <table:table-cell table:number-columns-repeated="5"/>
          <table:table-cell office:value-type="float" office:value="1523" calcext:value-type="float">
            <text:p>1523</text:p>
          </table:table-cell>
          <table:table-cell table:formula="of:=4*PI()*PI()*[.I1548]*[.B1548]" office:value-type="float" office:value="68616.5963655031" calcext:value-type="float">
            <text:p>68616,5964</text:p>
          </table:table-cell>
          <table:table-cell table:number-columns-repeated="5"/>
          <table:table-cell table:formula="of:=COM.MICROSOFT.NORM.INV(RAND();[.$S$28];[.$S$30])" office:value-type="float" office:value="82918.1428291423" calcext:value-type="float">
            <text:p>82918,1428291423</text:p>
          </table:table-cell>
          <table:table-cell table:number-columns-repeated="1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18+4*RAND()" office:value-type="float" office:value="20.7340002129786" calcext:value-type="float">
            <text:p>20,7340</text:p>
          </table:table-cell>
          <table:table-cell table:number-columns-repeated="5"/>
          <table:table-cell office:value-type="float" office:value="1524" calcext:value-type="float">
            <text:p>1524</text:p>
          </table:table-cell>
          <table:table-cell table:formula="of:=COM.MICROSOFT.NORM.INV(RAND();80;10)" office:value-type="float" office:value="97.7045553064038" calcext:value-type="float">
            <text:p>97,7046</text:p>
          </table:table-cell>
          <table:table-cell table:number-columns-repeated="5"/>
          <table:table-cell office:value-type="float" office:value="1524" calcext:value-type="float">
            <text:p>1524</text:p>
          </table:table-cell>
          <table:table-cell table:formula="of:=4*PI()*PI()*[.I1549]*[.B1549]" office:value-type="float" office:value="79975.6259335863" calcext:value-type="float">
            <text:p>79975,6259</text:p>
          </table:table-cell>
          <table:table-cell table:number-columns-repeated="5"/>
          <table:table-cell table:formula="of:=COM.MICROSOFT.NORM.INV(RAND();[.$S$28];[.$S$30])" office:value-type="float" office:value="42844.300926022" calcext:value-type="float">
            <text:p>42844,300926022</text:p>
          </table:table-cell>
          <table:table-cell table:number-columns-repeated="1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18+4*RAND()" office:value-type="float" office:value="21.2306927074678" calcext:value-type="float">
            <text:p>21,2307</text:p>
          </table:table-cell>
          <table:table-cell table:number-columns-repeated="5"/>
          <table:table-cell office:value-type="float" office:value="1525" calcext:value-type="float">
            <text:p>1525</text:p>
          </table:table-cell>
          <table:table-cell table:formula="of:=COM.MICROSOFT.NORM.INV(RAND();80;10)" office:value-type="float" office:value="68.1526088819716" calcext:value-type="float">
            <text:p>68,1526</text:p>
          </table:table-cell>
          <table:table-cell table:number-columns-repeated="5"/>
          <table:table-cell office:value-type="float" office:value="1525" calcext:value-type="float">
            <text:p>1525</text:p>
          </table:table-cell>
          <table:table-cell table:formula="of:=4*PI()*PI()*[.I1550]*[.B1550]" office:value-type="float" office:value="57122.3921541624" calcext:value-type="float">
            <text:p>57122,3922</text:p>
          </table:table-cell>
          <table:table-cell table:number-columns-repeated="5"/>
          <table:table-cell table:formula="of:=COM.MICROSOFT.NORM.INV(RAND();[.$S$28];[.$S$30])" office:value-type="float" office:value="59092.1894400001" calcext:value-type="float">
            <text:p>59092,1894400001</text:p>
          </table:table-cell>
          <table:table-cell table:number-columns-repeated="1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18+4*RAND()" office:value-type="float" office:value="18.6303758178838" calcext:value-type="float">
            <text:p>18,6304</text:p>
          </table:table-cell>
          <table:table-cell table:number-columns-repeated="5"/>
          <table:table-cell office:value-type="float" office:value="1526" calcext:value-type="float">
            <text:p>1526</text:p>
          </table:table-cell>
          <table:table-cell table:formula="of:=COM.MICROSOFT.NORM.INV(RAND();80;10)" office:value-type="float" office:value="81.2188801376344" calcext:value-type="float">
            <text:p>81,2189</text:p>
          </table:table-cell>
          <table:table-cell table:number-columns-repeated="5"/>
          <table:table-cell office:value-type="float" office:value="1526" calcext:value-type="float">
            <text:p>1526</text:p>
          </table:table-cell>
          <table:table-cell table:formula="of:=4*PI()*PI()*[.I1551]*[.B1551]" office:value-type="float" office:value="59736.304140036" calcext:value-type="float">
            <text:p>59736,3041</text:p>
          </table:table-cell>
          <table:table-cell table:number-columns-repeated="5"/>
          <table:table-cell table:formula="of:=COM.MICROSOFT.NORM.INV(RAND();[.$S$28];[.$S$30])" office:value-type="float" office:value="62472.4382364624" calcext:value-type="float">
            <text:p>62472,4382364624</text:p>
          </table:table-cell>
          <table:table-cell table:number-columns-repeated="1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18+4*RAND()" office:value-type="float" office:value="20.8227252890356" calcext:value-type="float">
            <text:p>20,8227</text:p>
          </table:table-cell>
          <table:table-cell table:number-columns-repeated="5"/>
          <table:table-cell office:value-type="float" office:value="1527" calcext:value-type="float">
            <text:p>1527</text:p>
          </table:table-cell>
          <table:table-cell table:formula="of:=COM.MICROSOFT.NORM.INV(RAND();80;10)" office:value-type="float" office:value="72.3859765248437" calcext:value-type="float">
            <text:p>72,3860</text:p>
          </table:table-cell>
          <table:table-cell table:number-columns-repeated="5"/>
          <table:table-cell office:value-type="float" office:value="1527" calcext:value-type="float">
            <text:p>1527</text:p>
          </table:table-cell>
          <table:table-cell table:formula="of:=4*PI()*PI()*[.I1552]*[.B1552]" office:value-type="float" office:value="59504.7649374508" calcext:value-type="float">
            <text:p>59504,7649</text:p>
          </table:table-cell>
          <table:table-cell table:number-columns-repeated="5"/>
          <table:table-cell table:formula="of:=COM.MICROSOFT.NORM.INV(RAND();[.$S$28];[.$S$30])" office:value-type="float" office:value="77403.2473292769" calcext:value-type="float">
            <text:p>77403,2473292769</text:p>
          </table:table-cell>
          <table:table-cell table:number-columns-repeated="1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18+4*RAND()" office:value-type="float" office:value="21.5384477316402" calcext:value-type="float">
            <text:p>21,5384</text:p>
          </table:table-cell>
          <table:table-cell table:number-columns-repeated="5"/>
          <table:table-cell office:value-type="float" office:value="1528" calcext:value-type="float">
            <text:p>1528</text:p>
          </table:table-cell>
          <table:table-cell table:formula="of:=COM.MICROSOFT.NORM.INV(RAND();80;10)" office:value-type="float" office:value="100.173636510504" calcext:value-type="float">
            <text:p>100,1736</text:p>
          </table:table-cell>
          <table:table-cell table:number-columns-repeated="5"/>
          <table:table-cell office:value-type="float" office:value="1528" calcext:value-type="float">
            <text:p>1528</text:p>
          </table:table-cell>
          <table:table-cell table:formula="of:=4*PI()*PI()*[.I1553]*[.B1553]" office:value-type="float" office:value="85178.0272005532" calcext:value-type="float">
            <text:p>85178,0272</text:p>
          </table:table-cell>
          <table:table-cell table:number-columns-repeated="5"/>
          <table:table-cell table:formula="of:=COM.MICROSOFT.NORM.INV(RAND();[.$S$28];[.$S$30])" office:value-type="float" office:value="65287.6798869845" calcext:value-type="float">
            <text:p>65287,6798869845</text:p>
          </table:table-cell>
          <table:table-cell table:number-columns-repeated="1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18+4*RAND()" office:value-type="float" office:value="19.778310847003" calcext:value-type="float">
            <text:p>19,7783</text:p>
          </table:table-cell>
          <table:table-cell table:number-columns-repeated="5"/>
          <table:table-cell office:value-type="float" office:value="1529" calcext:value-type="float">
            <text:p>1529</text:p>
          </table:table-cell>
          <table:table-cell table:formula="of:=COM.MICROSOFT.NORM.INV(RAND();80;10)" office:value-type="float" office:value="70.6807690790966" calcext:value-type="float">
            <text:p>70,6808</text:p>
          </table:table-cell>
          <table:table-cell table:number-columns-repeated="5"/>
          <table:table-cell office:value-type="float" office:value="1529" calcext:value-type="float">
            <text:p>1529</text:p>
          </table:table-cell>
          <table:table-cell table:formula="of:=4*PI()*PI()*[.I1554]*[.B1554]" office:value-type="float" office:value="55188.7047307437" calcext:value-type="float">
            <text:p>55188,7047</text:p>
          </table:table-cell>
          <table:table-cell table:number-columns-repeated="5"/>
          <table:table-cell table:formula="of:=COM.MICROSOFT.NORM.INV(RAND();[.$S$28];[.$S$30])" office:value-type="float" office:value="62779.048872485" calcext:value-type="float">
            <text:p>62779,048872485</text:p>
          </table:table-cell>
          <table:table-cell table:number-columns-repeated="1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18+4*RAND()" office:value-type="float" office:value="21.8855757429265" calcext:value-type="float">
            <text:p>21,8856</text:p>
          </table:table-cell>
          <table:table-cell table:number-columns-repeated="5"/>
          <table:table-cell office:value-type="float" office:value="1530" calcext:value-type="float">
            <text:p>1530</text:p>
          </table:table-cell>
          <table:table-cell table:formula="of:=COM.MICROSOFT.NORM.INV(RAND();80;10)" office:value-type="float" office:value="78.44379646999" calcext:value-type="float">
            <text:p>78,4438</text:p>
          </table:table-cell>
          <table:table-cell table:number-columns-repeated="5"/>
          <table:table-cell office:value-type="float" office:value="1530" calcext:value-type="float">
            <text:p>1530</text:p>
          </table:table-cell>
          <table:table-cell table:formula="of:=4*PI()*PI()*[.I1555]*[.B1555]" office:value-type="float" office:value="67776.0597533841" calcext:value-type="float">
            <text:p>67776,0598</text:p>
          </table:table-cell>
          <table:table-cell table:number-columns-repeated="5"/>
          <table:table-cell table:formula="of:=COM.MICROSOFT.NORM.INV(RAND();[.$S$28];[.$S$30])" office:value-type="float" office:value="70213.0492319835" calcext:value-type="float">
            <text:p>70213,0492319835</text:p>
          </table:table-cell>
          <table:table-cell table:number-columns-repeated="1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18+4*RAND()" office:value-type="float" office:value="20.3397656441666" calcext:value-type="float">
            <text:p>20,3398</text:p>
          </table:table-cell>
          <table:table-cell table:number-columns-repeated="5"/>
          <table:table-cell office:value-type="float" office:value="1531" calcext:value-type="float">
            <text:p>1531</text:p>
          </table:table-cell>
          <table:table-cell table:formula="of:=COM.MICROSOFT.NORM.INV(RAND();80;10)" office:value-type="float" office:value="57.2257364099279" calcext:value-type="float">
            <text:p>57,2257</text:p>
          </table:table-cell>
          <table:table-cell table:number-columns-repeated="5"/>
          <table:table-cell office:value-type="float" office:value="1531" calcext:value-type="float">
            <text:p>1531</text:p>
          </table:table-cell>
          <table:table-cell table:formula="of:=4*PI()*PI()*[.I1556]*[.B1556]" office:value-type="float" office:value="45951.2226584932" calcext:value-type="float">
            <text:p>45951,2227</text:p>
          </table:table-cell>
          <table:table-cell table:number-columns-repeated="5"/>
          <table:table-cell table:formula="of:=COM.MICROSOFT.NORM.INV(RAND();[.$S$28];[.$S$30])" office:value-type="float" office:value="60835.4420408655" calcext:value-type="float">
            <text:p>60835,4420408655</text:p>
          </table:table-cell>
          <table:table-cell table:number-columns-repeated="1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18+4*RAND()" office:value-type="float" office:value="20.4581267577596" calcext:value-type="float">
            <text:p>20,4581</text:p>
          </table:table-cell>
          <table:table-cell table:number-columns-repeated="5"/>
          <table:table-cell office:value-type="float" office:value="1532" calcext:value-type="float">
            <text:p>1532</text:p>
          </table:table-cell>
          <table:table-cell table:formula="of:=COM.MICROSOFT.NORM.INV(RAND();80;10)" office:value-type="float" office:value="76.6688746420629" calcext:value-type="float">
            <text:p>76,6689</text:p>
          </table:table-cell>
          <table:table-cell table:number-columns-repeated="5"/>
          <table:table-cell office:value-type="float" office:value="1532" calcext:value-type="float">
            <text:p>1532</text:p>
          </table:table-cell>
          <table:table-cell table:formula="of:=4*PI()*PI()*[.I1557]*[.B1557]" office:value-type="float" office:value="61921.9594330398" calcext:value-type="float">
            <text:p>61921,9594</text:p>
          </table:table-cell>
          <table:table-cell table:number-columns-repeated="5"/>
          <table:table-cell table:formula="of:=COM.MICROSOFT.NORM.INV(RAND();[.$S$28];[.$S$30])" office:value-type="float" office:value="62830.4361684943" calcext:value-type="float">
            <text:p>62830,4361684943</text:p>
          </table:table-cell>
          <table:table-cell table:number-columns-repeated="1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18+4*RAND()" office:value-type="float" office:value="20.9428720935248" calcext:value-type="float">
            <text:p>20,9429</text:p>
          </table:table-cell>
          <table:table-cell table:number-columns-repeated="5"/>
          <table:table-cell office:value-type="float" office:value="1533" calcext:value-type="float">
            <text:p>1533</text:p>
          </table:table-cell>
          <table:table-cell table:formula="of:=COM.MICROSOFT.NORM.INV(RAND();80;10)" office:value-type="float" office:value="89.9382145462584" calcext:value-type="float">
            <text:p>89,9382</text:p>
          </table:table-cell>
          <table:table-cell table:number-columns-repeated="5"/>
          <table:table-cell office:value-type="float" office:value="1533" calcext:value-type="float">
            <text:p>1533</text:p>
          </table:table-cell>
          <table:table-cell table:formula="of:=4*PI()*PI()*[.I1558]*[.B1558]" office:value-type="float" office:value="74360.1468459442" calcext:value-type="float">
            <text:p>74360,1468</text:p>
          </table:table-cell>
          <table:table-cell table:number-columns-repeated="5"/>
          <table:table-cell table:formula="of:=COM.MICROSOFT.NORM.INV(RAND();[.$S$28];[.$S$30])" office:value-type="float" office:value="65688.4149767057" calcext:value-type="float">
            <text:p>65688,4149767057</text:p>
          </table:table-cell>
          <table:table-cell table:number-columns-repeated="1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18+4*RAND()" office:value-type="float" office:value="18.2276271735318" calcext:value-type="float">
            <text:p>18,2276</text:p>
          </table:table-cell>
          <table:table-cell table:number-columns-repeated="5"/>
          <table:table-cell office:value-type="float" office:value="1534" calcext:value-type="float">
            <text:p>1534</text:p>
          </table:table-cell>
          <table:table-cell table:formula="of:=COM.MICROSOFT.NORM.INV(RAND();80;10)" office:value-type="float" office:value="71.0933332546721" calcext:value-type="float">
            <text:p>71,0933</text:p>
          </table:table-cell>
          <table:table-cell table:number-columns-repeated="5"/>
          <table:table-cell office:value-type="float" office:value="1534" calcext:value-type="float">
            <text:p>1534</text:p>
          </table:table-cell>
          <table:table-cell table:formula="of:=4*PI()*PI()*[.I1559]*[.B1559]" office:value-type="float" office:value="51158.6117139803" calcext:value-type="float">
            <text:p>51158,6117</text:p>
          </table:table-cell>
          <table:table-cell table:number-columns-repeated="5"/>
          <table:table-cell table:formula="of:=COM.MICROSOFT.NORM.INV(RAND();[.$S$28];[.$S$30])" office:value-type="float" office:value="61963.6649385068" calcext:value-type="float">
            <text:p>61963,6649385068</text:p>
          </table:table-cell>
          <table:table-cell table:number-columns-repeated="1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18+4*RAND()" office:value-type="float" office:value="19.2049379623495" calcext:value-type="float">
            <text:p>19,2049</text:p>
          </table:table-cell>
          <table:table-cell table:number-columns-repeated="5"/>
          <table:table-cell office:value-type="float" office:value="1535" calcext:value-type="float">
            <text:p>1535</text:p>
          </table:table-cell>
          <table:table-cell table:formula="of:=COM.MICROSOFT.NORM.INV(RAND();80;10)" office:value-type="float" office:value="83.7863687661545" calcext:value-type="float">
            <text:p>83,7864</text:p>
          </table:table-cell>
          <table:table-cell table:number-columns-repeated="5"/>
          <table:table-cell office:value-type="float" office:value="1535" calcext:value-type="float">
            <text:p>1535</text:p>
          </table:table-cell>
          <table:table-cell table:formula="of:=4*PI()*PI()*[.I1560]*[.B1560]" office:value-type="float" office:value="63525.1960705345" calcext:value-type="float">
            <text:p>63525,1961</text:p>
          </table:table-cell>
          <table:table-cell table:number-columns-repeated="5"/>
          <table:table-cell table:formula="of:=COM.MICROSOFT.NORM.INV(RAND();[.$S$28];[.$S$30])" office:value-type="float" office:value="75869.763661883" calcext:value-type="float">
            <text:p>75869,763661883</text:p>
          </table:table-cell>
          <table:table-cell table:number-columns-repeated="1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18+4*RAND()" office:value-type="float" office:value="20.2340576671995" calcext:value-type="float">
            <text:p>20,2341</text:p>
          </table:table-cell>
          <table:table-cell table:number-columns-repeated="5"/>
          <table:table-cell office:value-type="float" office:value="1536" calcext:value-type="float">
            <text:p>1536</text:p>
          </table:table-cell>
          <table:table-cell table:formula="of:=COM.MICROSOFT.NORM.INV(RAND();80;10)" office:value-type="float" office:value="88.4080389172525" calcext:value-type="float">
            <text:p>88,4080</text:p>
          </table:table-cell>
          <table:table-cell table:number-columns-repeated="5"/>
          <table:table-cell office:value-type="float" office:value="1536" calcext:value-type="float">
            <text:p>1536</text:p>
          </table:table-cell>
          <table:table-cell table:formula="of:=4*PI()*PI()*[.I1561]*[.B1561]" office:value-type="float" office:value="70621.0998880681" calcext:value-type="float">
            <text:p>70621,0999</text:p>
          </table:table-cell>
          <table:table-cell table:number-columns-repeated="5"/>
          <table:table-cell table:formula="of:=COM.MICROSOFT.NORM.INV(RAND();[.$S$28];[.$S$30])" office:value-type="float" office:value="67893.8162381479" calcext:value-type="float">
            <text:p>67893,8162381479</text:p>
          </table:table-cell>
          <table:table-cell table:number-columns-repeated="1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18+4*RAND()" office:value-type="float" office:value="19.3599343434908" calcext:value-type="float">
            <text:p>19,3599</text:p>
          </table:table-cell>
          <table:table-cell table:number-columns-repeated="5"/>
          <table:table-cell office:value-type="float" office:value="1537" calcext:value-type="float">
            <text:p>1537</text:p>
          </table:table-cell>
          <table:table-cell table:formula="of:=COM.MICROSOFT.NORM.INV(RAND();80;10)" office:value-type="float" office:value="64.5653402516563" calcext:value-type="float">
            <text:p>64,5653</text:p>
          </table:table-cell>
          <table:table-cell table:number-columns-repeated="5"/>
          <table:table-cell office:value-type="float" office:value="1537" calcext:value-type="float">
            <text:p>1537</text:p>
          </table:table-cell>
          <table:table-cell table:formula="of:=4*PI()*PI()*[.I1562]*[.B1562]" office:value-type="float" office:value="49347.2619723678" calcext:value-type="float">
            <text:p>49347,2620</text:p>
          </table:table-cell>
          <table:table-cell table:number-columns-repeated="5"/>
          <table:table-cell table:formula="of:=COM.MICROSOFT.NORM.INV(RAND();[.$S$28];[.$S$30])" office:value-type="float" office:value="64147.9519659768" calcext:value-type="float">
            <text:p>64147,9519659768</text:p>
          </table:table-cell>
          <table:table-cell table:number-columns-repeated="1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18+4*RAND()" office:value-type="float" office:value="19.0132022551261" calcext:value-type="float">
            <text:p>19,0132</text:p>
          </table:table-cell>
          <table:table-cell table:number-columns-repeated="5"/>
          <table:table-cell office:value-type="float" office:value="1538" calcext:value-type="float">
            <text:p>1538</text:p>
          </table:table-cell>
          <table:table-cell table:formula="of:=COM.MICROSOFT.NORM.INV(RAND();80;10)" office:value-type="float" office:value="81.5319261693158" calcext:value-type="float">
            <text:p>81,5319</text:p>
          </table:table-cell>
          <table:table-cell table:number-columns-repeated="5"/>
          <table:table-cell office:value-type="float" office:value="1538" calcext:value-type="float">
            <text:p>1538</text:p>
          </table:table-cell>
          <table:table-cell table:formula="of:=4*PI()*PI()*[.I1563]*[.B1563]" office:value-type="float" office:value="61198.7719361563" calcext:value-type="float">
            <text:p>61198,7719</text:p>
          </table:table-cell>
          <table:table-cell table:number-columns-repeated="5"/>
          <table:table-cell table:formula="of:=COM.MICROSOFT.NORM.INV(RAND();[.$S$28];[.$S$30])" office:value-type="float" office:value="49010.6187263991" calcext:value-type="float">
            <text:p>49010,6187263991</text:p>
          </table:table-cell>
          <table:table-cell table:number-columns-repeated="1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18+4*RAND()" office:value-type="float" office:value="19.9799702321179" calcext:value-type="float">
            <text:p>19,9800</text:p>
          </table:table-cell>
          <table:table-cell table:number-columns-repeated="5"/>
          <table:table-cell office:value-type="float" office:value="1539" calcext:value-type="float">
            <text:p>1539</text:p>
          </table:table-cell>
          <table:table-cell table:formula="of:=COM.MICROSOFT.NORM.INV(RAND();80;10)" office:value-type="float" office:value="75.8963121509687" calcext:value-type="float">
            <text:p>75,8963</text:p>
          </table:table-cell>
          <table:table-cell table:number-columns-repeated="5"/>
          <table:table-cell office:value-type="float" office:value="1539" calcext:value-type="float">
            <text:p>1539</text:p>
          </table:table-cell>
          <table:table-cell table:formula="of:=4*PI()*PI()*[.I1564]*[.B1564]" office:value-type="float" office:value="59865.3115959156" calcext:value-type="float">
            <text:p>59865,3116</text:p>
          </table:table-cell>
          <table:table-cell table:number-columns-repeated="5"/>
          <table:table-cell table:formula="of:=COM.MICROSOFT.NORM.INV(RAND();[.$S$28];[.$S$30])" office:value-type="float" office:value="60772.5141989157" calcext:value-type="float">
            <text:p>60772,5141989157</text:p>
          </table:table-cell>
          <table:table-cell table:number-columns-repeated="1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18+4*RAND()" office:value-type="float" office:value="19.4801350268535" calcext:value-type="float">
            <text:p>19,4801</text:p>
          </table:table-cell>
          <table:table-cell table:number-columns-repeated="5"/>
          <table:table-cell office:value-type="float" office:value="1540" calcext:value-type="float">
            <text:p>1540</text:p>
          </table:table-cell>
          <table:table-cell table:formula="of:=COM.MICROSOFT.NORM.INV(RAND();80;10)" office:value-type="float" office:value="86.1305837008701" calcext:value-type="float">
            <text:p>86,1306</text:p>
          </table:table-cell>
          <table:table-cell table:number-columns-repeated="5"/>
          <table:table-cell office:value-type="float" office:value="1540" calcext:value-type="float">
            <text:p>1540</text:p>
          </table:table-cell>
          <table:table-cell table:formula="of:=4*PI()*PI()*[.I1565]*[.B1565]" office:value-type="float" office:value="66238.2866097338" calcext:value-type="float">
            <text:p>66238,2866</text:p>
          </table:table-cell>
          <table:table-cell table:number-columns-repeated="5"/>
          <table:table-cell table:formula="of:=COM.MICROSOFT.NORM.INV(RAND();[.$S$28];[.$S$30])" office:value-type="float" office:value="53661.3713143796" calcext:value-type="float">
            <text:p>53661,3713143796</text:p>
          </table:table-cell>
          <table:table-cell table:number-columns-repeated="1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18+4*RAND()" office:value-type="float" office:value="20.9186517237686" calcext:value-type="float">
            <text:p>20,9187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formula="of:=COM.MICROSOFT.NORM.INV(RAND();80;10)" office:value-type="float" office:value="75.6621302602096" calcext:value-type="float">
            <text:p>75,6621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formula="of:=4*PI()*PI()*[.I1566]*[.B1566]" office:value-type="float" office:value="62484.4556565315" calcext:value-type="float">
            <text:p>62484,4557</text:p>
          </table:table-cell>
          <table:table-cell table:number-columns-repeated="5"/>
          <table:table-cell table:formula="of:=COM.MICROSOFT.NORM.INV(RAND();[.$S$28];[.$S$30])" office:value-type="float" office:value="69586.8351937178" calcext:value-type="float">
            <text:p>69586,8351937178</text:p>
          </table:table-cell>
          <table:table-cell table:number-columns-repeated="1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18+4*RAND()" office:value-type="float" office:value="21.0977549529634" calcext:value-type="float">
            <text:p>21,0978</text:p>
          </table:table-cell>
          <table:table-cell table:number-columns-repeated="5"/>
          <table:table-cell office:value-type="float" office:value="1542" calcext:value-type="float">
            <text:p>1542</text:p>
          </table:table-cell>
          <table:table-cell table:formula="of:=COM.MICROSOFT.NORM.INV(RAND();80;10)" office:value-type="float" office:value="75.3489022924706" calcext:value-type="float">
            <text:p>75,3489</text:p>
          </table:table-cell>
          <table:table-cell table:number-columns-repeated="5"/>
          <table:table-cell office:value-type="float" office:value="1542" calcext:value-type="float">
            <text:p>1542</text:p>
          </table:table-cell>
          <table:table-cell table:formula="of:=4*PI()*PI()*[.I1567]*[.B1567]" office:value-type="float" office:value="62758.5513470873" calcext:value-type="float">
            <text:p>62758,5513</text:p>
          </table:table-cell>
          <table:table-cell table:number-columns-repeated="5"/>
          <table:table-cell table:formula="of:=COM.MICROSOFT.NORM.INV(RAND();[.$S$28];[.$S$30])" office:value-type="float" office:value="64361.2368312908" calcext:value-type="float">
            <text:p>64361,2368312908</text:p>
          </table:table-cell>
          <table:table-cell table:number-columns-repeated="1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18+4*RAND()" office:value-type="float" office:value="19.648587948177" calcext:value-type="float">
            <text:p>19,6486</text:p>
          </table:table-cell>
          <table:table-cell table:number-columns-repeated="5"/>
          <table:table-cell office:value-type="float" office:value="1543" calcext:value-type="float">
            <text:p>1543</text:p>
          </table:table-cell>
          <table:table-cell table:formula="of:=COM.MICROSOFT.NORM.INV(RAND();80;10)" office:value-type="float" office:value="81.3606516312691" calcext:value-type="float">
            <text:p>81,3607</text:p>
          </table:table-cell>
          <table:table-cell table:number-columns-repeated="5"/>
          <table:table-cell office:value-type="float" office:value="1543" calcext:value-type="float">
            <text:p>1543</text:p>
          </table:table-cell>
          <table:table-cell table:formula="of:=4*PI()*PI()*[.I1568]*[.B1568]" office:value-type="float" office:value="63111.0637136294" calcext:value-type="float">
            <text:p>63111,0637</text:p>
          </table:table-cell>
          <table:table-cell table:number-columns-repeated="5"/>
          <table:table-cell table:formula="of:=COM.MICROSOFT.NORM.INV(RAND();[.$S$28];[.$S$30])" office:value-type="float" office:value="60800.4170926388" calcext:value-type="float">
            <text:p>60800,4170926388</text:p>
          </table:table-cell>
          <table:table-cell table:number-columns-repeated="1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18+4*RAND()" office:value-type="float" office:value="19.9772607781924" calcext:value-type="float">
            <text:p>19,9773</text:p>
          </table:table-cell>
          <table:table-cell table:number-columns-repeated="5"/>
          <table:table-cell office:value-type="float" office:value="1544" calcext:value-type="float">
            <text:p>1544</text:p>
          </table:table-cell>
          <table:table-cell table:formula="of:=COM.MICROSOFT.NORM.INV(RAND();80;10)" office:value-type="float" office:value="86.2307597575289" calcext:value-type="float">
            <text:p>86,2308</text:p>
          </table:table-cell>
          <table:table-cell table:number-columns-repeated="5"/>
          <table:table-cell office:value-type="float" office:value="1544" calcext:value-type="float">
            <text:p>1544</text:p>
          </table:table-cell>
          <table:table-cell table:formula="of:=4*PI()*PI()*[.I1569]*[.B1569]" office:value-type="float" office:value="68007.6687954519" calcext:value-type="float">
            <text:p>68007,6688</text:p>
          </table:table-cell>
          <table:table-cell table:number-columns-repeated="5"/>
          <table:table-cell table:formula="of:=COM.MICROSOFT.NORM.INV(RAND();[.$S$28];[.$S$30])" office:value-type="float" office:value="73341.3318131445" calcext:value-type="float">
            <text:p>73341,3318131445</text:p>
          </table:table-cell>
          <table:table-cell table:number-columns-repeated="1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18+4*RAND()" office:value-type="float" office:value="21.0588570232503" calcext:value-type="float">
            <text:p>21,0589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formula="of:=COM.MICROSOFT.NORM.INV(RAND();80;10)" office:value-type="float" office:value="99.6660367864364" calcext:value-type="float">
            <text:p>99,6660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formula="of:=4*PI()*PI()*[.I1570]*[.B1570]" office:value-type="float" office:value="82859.388069073" calcext:value-type="float">
            <text:p>82859,3881</text:p>
          </table:table-cell>
          <table:table-cell table:number-columns-repeated="5"/>
          <table:table-cell table:formula="of:=COM.MICROSOFT.NORM.INV(RAND();[.$S$28];[.$S$30])" office:value-type="float" office:value="67115.6240731016" calcext:value-type="float">
            <text:p>67115,6240731016</text:p>
          </table:table-cell>
          <table:table-cell table:number-columns-repeated="1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18+4*RAND()" office:value-type="float" office:value="21.3692660308443" calcext:value-type="float">
            <text:p>21,3693</text:p>
          </table:table-cell>
          <table:table-cell table:number-columns-repeated="5"/>
          <table:table-cell office:value-type="float" office:value="1546" calcext:value-type="float">
            <text:p>1546</text:p>
          </table:table-cell>
          <table:table-cell table:formula="of:=COM.MICROSOFT.NORM.INV(RAND();80;10)" office:value-type="float" office:value="96.0193572291198" calcext:value-type="float">
            <text:p>96,0194</text:p>
          </table:table-cell>
          <table:table-cell table:number-columns-repeated="5"/>
          <table:table-cell office:value-type="float" office:value="1546" calcext:value-type="float">
            <text:p>1546</text:p>
          </table:table-cell>
          <table:table-cell table:formula="of:=4*PI()*PI()*[.I1571]*[.B1571]" office:value-type="float" office:value="81004.3118320757" calcext:value-type="float">
            <text:p>81004,3118</text:p>
          </table:table-cell>
          <table:table-cell table:number-columns-repeated="5"/>
          <table:table-cell table:formula="of:=COM.MICROSOFT.NORM.INV(RAND();[.$S$28];[.$S$30])" office:value-type="float" office:value="51194.3379937804" calcext:value-type="float">
            <text:p>51194,3379937804</text:p>
          </table:table-cell>
          <table:table-cell table:number-columns-repeated="1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18+4*RAND()" office:value-type="float" office:value="20.7593868109398" calcext:value-type="float">
            <text:p>20,7594</text:p>
          </table:table-cell>
          <table:table-cell table:number-columns-repeated="5"/>
          <table:table-cell office:value-type="float" office:value="1547" calcext:value-type="float">
            <text:p>1547</text:p>
          </table:table-cell>
          <table:table-cell table:formula="of:=COM.MICROSOFT.NORM.INV(RAND();80;10)" office:value-type="float" office:value="75.0554598183788" calcext:value-type="float">
            <text:p>75,0555</text:p>
          </table:table-cell>
          <table:table-cell table:number-columns-repeated="5"/>
          <table:table-cell office:value-type="float" office:value="1547" calcext:value-type="float">
            <text:p>1547</text:p>
          </table:table-cell>
          <table:table-cell table:formula="of:=4*PI()*PI()*[.I1572]*[.B1572]" office:value-type="float" office:value="61511.5325988594" calcext:value-type="float">
            <text:p>61511,5326</text:p>
          </table:table-cell>
          <table:table-cell table:number-columns-repeated="5"/>
          <table:table-cell table:formula="of:=COM.MICROSOFT.NORM.INV(RAND();[.$S$28];[.$S$30])" office:value-type="float" office:value="51763.9711136409" calcext:value-type="float">
            <text:p>51763,9711136409</text:p>
          </table:table-cell>
          <table:table-cell table:number-columns-repeated="1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18+4*RAND()" office:value-type="float" office:value="19.2227980806492" calcext:value-type="float">
            <text:p>19,2228</text:p>
          </table:table-cell>
          <table:table-cell table:number-columns-repeated="5"/>
          <table:table-cell office:value-type="float" office:value="1548" calcext:value-type="float">
            <text:p>1548</text:p>
          </table:table-cell>
          <table:table-cell table:formula="of:=COM.MICROSOFT.NORM.INV(RAND();80;10)" office:value-type="float" office:value="72.5829776965247" calcext:value-type="float">
            <text:p>72,5830</text:p>
          </table:table-cell>
          <table:table-cell table:number-columns-repeated="5"/>
          <table:table-cell office:value-type="float" office:value="1548" calcext:value-type="float">
            <text:p>1548</text:p>
          </table:table-cell>
          <table:table-cell table:formula="of:=4*PI()*PI()*[.I1573]*[.B1573]" office:value-type="float" office:value="55082.1802192033" calcext:value-type="float">
            <text:p>55082,1802</text:p>
          </table:table-cell>
          <table:table-cell table:number-columns-repeated="5"/>
          <table:table-cell table:formula="of:=COM.MICROSOFT.NORM.INV(RAND();[.$S$28];[.$S$30])" office:value-type="float" office:value="48680.7155027992" calcext:value-type="float">
            <text:p>48680,7155027992</text:p>
          </table:table-cell>
          <table:table-cell table:number-columns-repeated="1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18+4*RAND()" office:value-type="float" office:value="21.041971641127" calcext:value-type="float">
            <text:p>21,0420</text:p>
          </table:table-cell>
          <table:table-cell table:number-columns-repeated="5"/>
          <table:table-cell office:value-type="float" office:value="1549" calcext:value-type="float">
            <text:p>1549</text:p>
          </table:table-cell>
          <table:table-cell table:formula="of:=COM.MICROSOFT.NORM.INV(RAND();80;10)" office:value-type="float" office:value="79.6625522491608" calcext:value-type="float">
            <text:p>79,6626</text:p>
          </table:table-cell>
          <table:table-cell table:number-columns-repeated="5"/>
          <table:table-cell office:value-type="float" office:value="1549" calcext:value-type="float">
            <text:p>1549</text:p>
          </table:table-cell>
          <table:table-cell table:formula="of:=4*PI()*PI()*[.I1574]*[.B1574]" office:value-type="float" office:value="66175.9803834824" calcext:value-type="float">
            <text:p>66175,9804</text:p>
          </table:table-cell>
          <table:table-cell table:number-columns-repeated="5"/>
          <table:table-cell table:formula="of:=COM.MICROSOFT.NORM.INV(RAND();[.$S$28];[.$S$30])" office:value-type="float" office:value="70578.3144713593" calcext:value-type="float">
            <text:p>70578,3144713593</text:p>
          </table:table-cell>
          <table:table-cell table:number-columns-repeated="1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18+4*RAND()" office:value-type="float" office:value="21.364009691868" calcext:value-type="float">
            <text:p>21,3640</text:p>
          </table:table-cell>
          <table:table-cell table:number-columns-repeated="5"/>
          <table:table-cell office:value-type="float" office:value="1550" calcext:value-type="float">
            <text:p>1550</text:p>
          </table:table-cell>
          <table:table-cell table:formula="of:=COM.MICROSOFT.NORM.INV(RAND();80;10)" office:value-type="float" office:value="83.8626181063934" calcext:value-type="float">
            <text:p>83,8626</text:p>
          </table:table-cell>
          <table:table-cell table:number-columns-repeated="5"/>
          <table:table-cell office:value-type="float" office:value="1550" calcext:value-type="float">
            <text:p>1550</text:p>
          </table:table-cell>
          <table:table-cell table:formula="of:=4*PI()*PI()*[.I1575]*[.B1575]" office:value-type="float" office:value="70731.1826255358" calcext:value-type="float">
            <text:p>70731,1826</text:p>
          </table:table-cell>
          <table:table-cell table:number-columns-repeated="5"/>
          <table:table-cell table:formula="of:=COM.MICROSOFT.NORM.INV(RAND();[.$S$28];[.$S$30])" office:value-type="float" office:value="69994.4309938507" calcext:value-type="float">
            <text:p>69994,4309938507</text:p>
          </table:table-cell>
          <table:table-cell table:number-columns-repeated="1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18+4*RAND()" office:value-type="float" office:value="18.5930287851952" calcext:value-type="float">
            <text:p>18,5930</text:p>
          </table:table-cell>
          <table:table-cell table:number-columns-repeated="5"/>
          <table:table-cell office:value-type="float" office:value="1551" calcext:value-type="float">
            <text:p>1551</text:p>
          </table:table-cell>
          <table:table-cell table:formula="of:=COM.MICROSOFT.NORM.INV(RAND();80;10)" office:value-type="float" office:value="86.9893921656075" calcext:value-type="float">
            <text:p>86,9894</text:p>
          </table:table-cell>
          <table:table-cell table:number-columns-repeated="5"/>
          <table:table-cell office:value-type="float" office:value="1551" calcext:value-type="float">
            <text:p>1551</text:p>
          </table:table-cell>
          <table:table-cell table:formula="of:=4*PI()*PI()*[.I1576]*[.B1576]" office:value-type="float" office:value="63852.2454791353" calcext:value-type="float">
            <text:p>63852,2455</text:p>
          </table:table-cell>
          <table:table-cell table:number-columns-repeated="5"/>
          <table:table-cell table:formula="of:=COM.MICROSOFT.NORM.INV(RAND();[.$S$28];[.$S$30])" office:value-type="float" office:value="77939.2514642219" calcext:value-type="float">
            <text:p>77939,2514642219</text:p>
          </table:table-cell>
          <table:table-cell table:number-columns-repeated="1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18+4*RAND()" office:value-type="float" office:value="18.0828179963864" calcext:value-type="float">
            <text:p>18,0828</text:p>
          </table:table-cell>
          <table:table-cell table:number-columns-repeated="5"/>
          <table:table-cell office:value-type="float" office:value="1552" calcext:value-type="float">
            <text:p>1552</text:p>
          </table:table-cell>
          <table:table-cell table:formula="of:=COM.MICROSOFT.NORM.INV(RAND();80;10)" office:value-type="float" office:value="90.1101279065904" calcext:value-type="float">
            <text:p>90,1101</text:p>
          </table:table-cell>
          <table:table-cell table:number-columns-repeated="5"/>
          <table:table-cell office:value-type="float" office:value="1552" calcext:value-type="float">
            <text:p>1552</text:p>
          </table:table-cell>
          <table:table-cell table:formula="of:=4*PI()*PI()*[.I1577]*[.B1577]" office:value-type="float" office:value="64327.9118537696" calcext:value-type="float">
            <text:p>64327,9119</text:p>
          </table:table-cell>
          <table:table-cell table:number-columns-repeated="5"/>
          <table:table-cell table:formula="of:=COM.MICROSOFT.NORM.INV(RAND();[.$S$28];[.$S$30])" office:value-type="float" office:value="76703.4921807051" calcext:value-type="float">
            <text:p>76703,4921807051</text:p>
          </table:table-cell>
          <table:table-cell table:number-columns-repeated="1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18+4*RAND()" office:value-type="float" office:value="19.469573282171" calcext:value-type="float">
            <text:p>19,4696</text:p>
          </table:table-cell>
          <table:table-cell table:number-columns-repeated="5"/>
          <table:table-cell office:value-type="float" office:value="1553" calcext:value-type="float">
            <text:p>1553</text:p>
          </table:table-cell>
          <table:table-cell table:formula="of:=COM.MICROSOFT.NORM.INV(RAND();80;10)" office:value-type="float" office:value="84.0458516128325" calcext:value-type="float">
            <text:p>84,0459</text:p>
          </table:table-cell>
          <table:table-cell table:number-columns-repeated="5"/>
          <table:table-cell office:value-type="float" office:value="1553" calcext:value-type="float">
            <text:p>1553</text:p>
          </table:table-cell>
          <table:table-cell table:formula="of:=4*PI()*PI()*[.I1578]*[.B1578]" office:value-type="float" office:value="64599.9901783524" calcext:value-type="float">
            <text:p>64599,9902</text:p>
          </table:table-cell>
          <table:table-cell table:number-columns-repeated="5"/>
          <table:table-cell table:formula="of:=COM.MICROSOFT.NORM.INV(RAND();[.$S$28];[.$S$30])" office:value-type="float" office:value="61159.7615240918" calcext:value-type="float">
            <text:p>61159,7615240918</text:p>
          </table:table-cell>
          <table:table-cell table:number-columns-repeated="1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18+4*RAND()" office:value-type="float" office:value="20.1416800613515" calcext:value-type="float">
            <text:p>20,1417</text:p>
          </table:table-cell>
          <table:table-cell table:number-columns-repeated="5"/>
          <table:table-cell office:value-type="float" office:value="1554" calcext:value-type="float">
            <text:p>1554</text:p>
          </table:table-cell>
          <table:table-cell table:formula="of:=COM.MICROSOFT.NORM.INV(RAND();80;10)" office:value-type="float" office:value="72.3673572889188" calcext:value-type="float">
            <text:p>72,3674</text:p>
          </table:table-cell>
          <table:table-cell table:number-columns-repeated="5"/>
          <table:table-cell office:value-type="float" office:value="1554" calcext:value-type="float">
            <text:p>1554</text:p>
          </table:table-cell>
          <table:table-cell table:formula="of:=4*PI()*PI()*[.I1579]*[.B1579]" office:value-type="float" office:value="57543.7477139715" calcext:value-type="float">
            <text:p>57543,7477</text:p>
          </table:table-cell>
          <table:table-cell table:number-columns-repeated="5"/>
          <table:table-cell table:formula="of:=COM.MICROSOFT.NORM.INV(RAND();[.$S$28];[.$S$30])" office:value-type="float" office:value="67079.5189268844" calcext:value-type="float">
            <text:p>67079,5189268844</text:p>
          </table:table-cell>
          <table:table-cell table:number-columns-repeated="1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18+4*RAND()" office:value-type="float" office:value="18.4569787862711" calcext:value-type="float">
            <text:p>18,4570</text:p>
          </table:table-cell>
          <table:table-cell table:number-columns-repeated="5"/>
          <table:table-cell office:value-type="float" office:value="1555" calcext:value-type="float">
            <text:p>1555</text:p>
          </table:table-cell>
          <table:table-cell table:formula="of:=COM.MICROSOFT.NORM.INV(RAND();80;10)" office:value-type="float" office:value="61.4954797932572" calcext:value-type="float">
            <text:p>61,4955</text:p>
          </table:table-cell>
          <table:table-cell table:number-columns-repeated="5"/>
          <table:table-cell office:value-type="float" office:value="1555" calcext:value-type="float">
            <text:p>1555</text:p>
          </table:table-cell>
          <table:table-cell table:formula="of:=4*PI()*PI()*[.I1580]*[.B1580]" office:value-type="float" office:value="44808.8237895963" calcext:value-type="float">
            <text:p>44808,8238</text:p>
          </table:table-cell>
          <table:table-cell table:number-columns-repeated="5"/>
          <table:table-cell table:formula="of:=COM.MICROSOFT.NORM.INV(RAND();[.$S$28];[.$S$30])" office:value-type="float" office:value="73893.2692340275" calcext:value-type="float">
            <text:p>73893,2692340275</text:p>
          </table:table-cell>
          <table:table-cell table:number-columns-repeated="1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18+4*RAND()" office:value-type="float" office:value="18.5584077960812" calcext:value-type="float">
            <text:p>18,5584</text:p>
          </table:table-cell>
          <table:table-cell table:number-columns-repeated="5"/>
          <table:table-cell office:value-type="float" office:value="1556" calcext:value-type="float">
            <text:p>1556</text:p>
          </table:table-cell>
          <table:table-cell table:formula="of:=COM.MICROSOFT.NORM.INV(RAND();80;10)" office:value-type="float" office:value="89.6279251143879" calcext:value-type="float">
            <text:p>89,6279</text:p>
          </table:table-cell>
          <table:table-cell table:number-columns-repeated="5"/>
          <table:table-cell office:value-type="float" office:value="1556" calcext:value-type="float">
            <text:p>1556</text:p>
          </table:table-cell>
          <table:table-cell table:formula="of:=4*PI()*PI()*[.I1581]*[.B1581]" office:value-type="float" office:value="65666.4884635" calcext:value-type="float">
            <text:p>65666,4885</text:p>
          </table:table-cell>
          <table:table-cell table:number-columns-repeated="5"/>
          <table:table-cell table:formula="of:=COM.MICROSOFT.NORM.INV(RAND();[.$S$28];[.$S$30])" office:value-type="float" office:value="66024.2868715263" calcext:value-type="float">
            <text:p>66024,2868715263</text:p>
          </table:table-cell>
          <table:table-cell table:number-columns-repeated="1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18+4*RAND()" office:value-type="float" office:value="19.3170789224096" calcext:value-type="float">
            <text:p>19,3171</text:p>
          </table:table-cell>
          <table:table-cell table:number-columns-repeated="5"/>
          <table:table-cell office:value-type="float" office:value="1557" calcext:value-type="float">
            <text:p>1557</text:p>
          </table:table-cell>
          <table:table-cell table:formula="of:=COM.MICROSOFT.NORM.INV(RAND();80;10)" office:value-type="float" office:value="99.2483116121342" calcext:value-type="float">
            <text:p>99,2483</text:p>
          </table:table-cell>
          <table:table-cell table:number-columns-repeated="5"/>
          <table:table-cell office:value-type="float" office:value="1557" calcext:value-type="float">
            <text:p>1557</text:p>
          </table:table-cell>
          <table:table-cell table:formula="of:=4*PI()*PI()*[.I1582]*[.B1582]" office:value-type="float" office:value="75687.5275004736" calcext:value-type="float">
            <text:p>75687,5275</text:p>
          </table:table-cell>
          <table:table-cell table:number-columns-repeated="5"/>
          <table:table-cell table:formula="of:=COM.MICROSOFT.NORM.INV(RAND();[.$S$28];[.$S$30])" office:value-type="float" office:value="65589.2197726216" calcext:value-type="float">
            <text:p>65589,2197726216</text:p>
          </table:table-cell>
          <table:table-cell table:number-columns-repeated="1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18+4*RAND()" office:value-type="float" office:value="20.8644000976346" calcext:value-type="float">
            <text:p>20,8644</text:p>
          </table:table-cell>
          <table:table-cell table:number-columns-repeated="5"/>
          <table:table-cell office:value-type="float" office:value="1558" calcext:value-type="float">
            <text:p>1558</text:p>
          </table:table-cell>
          <table:table-cell table:formula="of:=COM.MICROSOFT.NORM.INV(RAND();80;10)" office:value-type="float" office:value="70.7175153621196" calcext:value-type="float">
            <text:p>70,7175</text:p>
          </table:table-cell>
          <table:table-cell table:number-columns-repeated="5"/>
          <table:table-cell office:value-type="float" office:value="1558" calcext:value-type="float">
            <text:p>1558</text:p>
          </table:table-cell>
          <table:table-cell table:formula="of:=4*PI()*PI()*[.I1583]*[.B1583]" office:value-type="float" office:value="58249.5577483305" calcext:value-type="float">
            <text:p>58249,5577</text:p>
          </table:table-cell>
          <table:table-cell table:number-columns-repeated="5"/>
          <table:table-cell table:formula="of:=COM.MICROSOFT.NORM.INV(RAND();[.$S$28];[.$S$30])" office:value-type="float" office:value="43753.8013188507" calcext:value-type="float">
            <text:p>43753,8013188507</text:p>
          </table:table-cell>
          <table:table-cell table:number-columns-repeated="1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18+4*RAND()" office:value-type="float" office:value="19.53535168292" calcext:value-type="float">
            <text:p>19,5354</text:p>
          </table:table-cell>
          <table:table-cell table:number-columns-repeated="5"/>
          <table:table-cell office:value-type="float" office:value="1559" calcext:value-type="float">
            <text:p>1559</text:p>
          </table:table-cell>
          <table:table-cell table:formula="of:=COM.MICROSOFT.NORM.INV(RAND();80;10)" office:value-type="float" office:value="85.5183364041039" calcext:value-type="float">
            <text:p>85,5183</text:p>
          </table:table-cell>
          <table:table-cell table:number-columns-repeated="5"/>
          <table:table-cell office:value-type="float" office:value="1559" calcext:value-type="float">
            <text:p>1559</text:p>
          </table:table-cell>
          <table:table-cell table:formula="of:=4*PI()*PI()*[.I1584]*[.B1584]" office:value-type="float" office:value="65953.8594767993" calcext:value-type="float">
            <text:p>65953,8595</text:p>
          </table:table-cell>
          <table:table-cell table:number-columns-repeated="5"/>
          <table:table-cell table:formula="of:=COM.MICROSOFT.NORM.INV(RAND();[.$S$28];[.$S$30])" office:value-type="float" office:value="57185.8280623061" calcext:value-type="float">
            <text:p>57185,8280623061</text:p>
          </table:table-cell>
          <table:table-cell table:number-columns-repeated="1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18+4*RAND()" office:value-type="float" office:value="18.3933061514981" calcext:value-type="float">
            <text:p>18,3933</text:p>
          </table:table-cell>
          <table:table-cell table:number-columns-repeated="5"/>
          <table:table-cell office:value-type="float" office:value="1560" calcext:value-type="float">
            <text:p>1560</text:p>
          </table:table-cell>
          <table:table-cell table:formula="of:=COM.MICROSOFT.NORM.INV(RAND();80;10)" office:value-type="float" office:value="87.7938161785352" calcext:value-type="float">
            <text:p>87,7938</text:p>
          </table:table-cell>
          <table:table-cell table:number-columns-repeated="5"/>
          <table:table-cell office:value-type="float" office:value="1560" calcext:value-type="float">
            <text:p>1560</text:p>
          </table:table-cell>
          <table:table-cell table:formula="of:=4*PI()*PI()*[.I1585]*[.B1585]" office:value-type="float" office:value="63750.4806450122" calcext:value-type="float">
            <text:p>63750,4806</text:p>
          </table:table-cell>
          <table:table-cell table:number-columns-repeated="5"/>
          <table:table-cell table:formula="of:=COM.MICROSOFT.NORM.INV(RAND();[.$S$28];[.$S$30])" office:value-type="float" office:value="51429.180798937" calcext:value-type="float">
            <text:p>51429,180798937</text:p>
          </table:table-cell>
          <table:table-cell table:number-columns-repeated="1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18+4*RAND()" office:value-type="float" office:value="18.7576482635923" calcext:value-type="float">
            <text:p>18,7576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formula="of:=COM.MICROSOFT.NORM.INV(RAND();80;10)" office:value-type="float" office:value="71.272444323324" calcext:value-type="float">
            <text:p>71,2724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formula="of:=4*PI()*PI()*[.I1586]*[.B1586]" office:value-type="float" office:value="52778.8323603729" calcext:value-type="float">
            <text:p>52778,8324</text:p>
          </table:table-cell>
          <table:table-cell table:number-columns-repeated="5"/>
          <table:table-cell table:formula="of:=COM.MICROSOFT.NORM.INV(RAND();[.$S$28];[.$S$30])" office:value-type="float" office:value="73777.6616493136" calcext:value-type="float">
            <text:p>73777,6616493136</text:p>
          </table:table-cell>
          <table:table-cell table:number-columns-repeated="1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18+4*RAND()" office:value-type="float" office:value="21.3695959900506" calcext:value-type="float">
            <text:p>21,3696</text:p>
          </table:table-cell>
          <table:table-cell table:number-columns-repeated="5"/>
          <table:table-cell office:value-type="float" office:value="1562" calcext:value-type="float">
            <text:p>1562</text:p>
          </table:table-cell>
          <table:table-cell table:formula="of:=COM.MICROSOFT.NORM.INV(RAND();80;10)" office:value-type="float" office:value="81.2253247805063" calcext:value-type="float">
            <text:p>81,2253</text:p>
          </table:table-cell>
          <table:table-cell table:number-columns-repeated="5"/>
          <table:table-cell office:value-type="float" office:value="1562" calcext:value-type="float">
            <text:p>1562</text:p>
          </table:table-cell>
          <table:table-cell table:formula="of:=4*PI()*PI()*[.I1587]*[.B1587]" office:value-type="float" office:value="68524.7571069538" calcext:value-type="float">
            <text:p>68524,7571</text:p>
          </table:table-cell>
          <table:table-cell table:number-columns-repeated="5"/>
          <table:table-cell table:formula="of:=COM.MICROSOFT.NORM.INV(RAND();[.$S$28];[.$S$30])" office:value-type="float" office:value="61148.2544007607" calcext:value-type="float">
            <text:p>61148,2544007607</text:p>
          </table:table-cell>
          <table:table-cell table:number-columns-repeated="1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18+4*RAND()" office:value-type="float" office:value="18.7615347881801" calcext:value-type="float">
            <text:p>18,7615</text:p>
          </table:table-cell>
          <table:table-cell table:number-columns-repeated="5"/>
          <table:table-cell office:value-type="float" office:value="1563" calcext:value-type="float">
            <text:p>1563</text:p>
          </table:table-cell>
          <table:table-cell table:formula="of:=COM.MICROSOFT.NORM.INV(RAND();80;10)" office:value-type="float" office:value="66.4069659381998" calcext:value-type="float">
            <text:p>66,4070</text:p>
          </table:table-cell>
          <table:table-cell table:number-columns-repeated="5"/>
          <table:table-cell office:value-type="float" office:value="1563" calcext:value-type="float">
            <text:p>1563</text:p>
          </table:table-cell>
          <table:table-cell table:formula="of:=4*PI()*PI()*[.I1588]*[.B1588]" office:value-type="float" office:value="49186.0263308816" calcext:value-type="float">
            <text:p>49186,0263</text:p>
          </table:table-cell>
          <table:table-cell table:number-columns-repeated="5"/>
          <table:table-cell table:formula="of:=COM.MICROSOFT.NORM.INV(RAND();[.$S$28];[.$S$30])" office:value-type="float" office:value="62679.3576103382" calcext:value-type="float">
            <text:p>62679,3576103382</text:p>
          </table:table-cell>
          <table:table-cell table:number-columns-repeated="1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18+4*RAND()" office:value-type="float" office:value="18.8096001562662" calcext:value-type="float">
            <text:p>18,8096</text:p>
          </table:table-cell>
          <table:table-cell table:number-columns-repeated="5"/>
          <table:table-cell office:value-type="float" office:value="1564" calcext:value-type="float">
            <text:p>1564</text:p>
          </table:table-cell>
          <table:table-cell table:formula="of:=COM.MICROSOFT.NORM.INV(RAND();80;10)" office:value-type="float" office:value="79.6959792404918" calcext:value-type="float">
            <text:p>79,6960</text:p>
          </table:table-cell>
          <table:table-cell table:number-columns-repeated="5"/>
          <table:table-cell office:value-type="float" office:value="1564" calcext:value-type="float">
            <text:p>1564</text:p>
          </table:table-cell>
          <table:table-cell table:formula="of:=4*PI()*PI()*[.I1589]*[.B1589]" office:value-type="float" office:value="59180.102311768" calcext:value-type="float">
            <text:p>59180,1023</text:p>
          </table:table-cell>
          <table:table-cell table:number-columns-repeated="5"/>
          <table:table-cell table:formula="of:=COM.MICROSOFT.NORM.INV(RAND();[.$S$28];[.$S$30])" office:value-type="float" office:value="57718.1806094419" calcext:value-type="float">
            <text:p>57718,1806094419</text:p>
          </table:table-cell>
          <table:table-cell table:number-columns-repeated="1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18+4*RAND()" office:value-type="float" office:value="21.8908967529424" calcext:value-type="float">
            <text:p>21,8909</text:p>
          </table:table-cell>
          <table:table-cell table:number-columns-repeated="5"/>
          <table:table-cell office:value-type="float" office:value="1565" calcext:value-type="float">
            <text:p>1565</text:p>
          </table:table-cell>
          <table:table-cell table:formula="of:=COM.MICROSOFT.NORM.INV(RAND();80;10)" office:value-type="float" office:value="66.6185618682403" calcext:value-type="float">
            <text:p>66,6186</text:p>
          </table:table-cell>
          <table:table-cell table:number-columns-repeated="5"/>
          <table:table-cell office:value-type="float" office:value="1565" calcext:value-type="float">
            <text:p>1565</text:p>
          </table:table-cell>
          <table:table-cell table:formula="of:=4*PI()*PI()*[.I1590]*[.B1590]" office:value-type="float" office:value="57572.9578854929" calcext:value-type="float">
            <text:p>57572,9579</text:p>
          </table:table-cell>
          <table:table-cell table:number-columns-repeated="5"/>
          <table:table-cell table:formula="of:=COM.MICROSOFT.NORM.INV(RAND();[.$S$28];[.$S$30])" office:value-type="float" office:value="60199.1585752022" calcext:value-type="float">
            <text:p>60199,1585752022</text:p>
          </table:table-cell>
          <table:table-cell table:number-columns-repeated="1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18+4*RAND()" office:value-type="float" office:value="21.369658775162" calcext:value-type="float">
            <text:p>21,3697</text:p>
          </table:table-cell>
          <table:table-cell table:number-columns-repeated="5"/>
          <table:table-cell office:value-type="float" office:value="1566" calcext:value-type="float">
            <text:p>1566</text:p>
          </table:table-cell>
          <table:table-cell table:formula="of:=COM.MICROSOFT.NORM.INV(RAND();80;10)" office:value-type="float" office:value="77.3493629175943" calcext:value-type="float">
            <text:p>77,3494</text:p>
          </table:table-cell>
          <table:table-cell table:number-columns-repeated="5"/>
          <table:table-cell office:value-type="float" office:value="1566" calcext:value-type="float">
            <text:p>1566</text:p>
          </table:table-cell>
          <table:table-cell table:formula="of:=4*PI()*PI()*[.I1591]*[.B1591]" office:value-type="float" office:value="65255.0407567275" calcext:value-type="float">
            <text:p>65255,0408</text:p>
          </table:table-cell>
          <table:table-cell table:number-columns-repeated="5"/>
          <table:table-cell table:formula="of:=COM.MICROSOFT.NORM.INV(RAND();[.$S$28];[.$S$30])" office:value-type="float" office:value="68178.3865310923" calcext:value-type="float">
            <text:p>68178,3865310923</text:p>
          </table:table-cell>
          <table:table-cell table:number-columns-repeated="1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18+4*RAND()" office:value-type="float" office:value="19.9152369596995" calcext:value-type="float">
            <text:p>19,9152</text:p>
          </table:table-cell>
          <table:table-cell table:number-columns-repeated="5"/>
          <table:table-cell office:value-type="float" office:value="1567" calcext:value-type="float">
            <text:p>1567</text:p>
          </table:table-cell>
          <table:table-cell table:formula="of:=COM.MICROSOFT.NORM.INV(RAND();80;10)" office:value-type="float" office:value="68.8463997264595" calcext:value-type="float">
            <text:p>68,8464</text:p>
          </table:table-cell>
          <table:table-cell table:number-columns-repeated="5"/>
          <table:table-cell office:value-type="float" office:value="1567" calcext:value-type="float">
            <text:p>1567</text:p>
          </table:table-cell>
          <table:table-cell table:formula="of:=4*PI()*PI()*[.I1592]*[.B1592]" office:value-type="float" office:value="54128.5569349276" calcext:value-type="float">
            <text:p>54128,5569</text:p>
          </table:table-cell>
          <table:table-cell table:number-columns-repeated="5"/>
          <table:table-cell table:formula="of:=COM.MICROSOFT.NORM.INV(RAND();[.$S$28];[.$S$30])" office:value-type="float" office:value="72709.2021975069" calcext:value-type="float">
            <text:p>72709,2021975069</text:p>
          </table:table-cell>
          <table:table-cell table:number-columns-repeated="1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18+4*RAND()" office:value-type="float" office:value="20.2136276657693" calcext:value-type="float">
            <text:p>20,2136</text:p>
          </table:table-cell>
          <table:table-cell table:number-columns-repeated="5"/>
          <table:table-cell office:value-type="float" office:value="1568" calcext:value-type="float">
            <text:p>1568</text:p>
          </table:table-cell>
          <table:table-cell table:formula="of:=COM.MICROSOFT.NORM.INV(RAND();80;10)" office:value-type="float" office:value="86.6895496796481" calcext:value-type="float">
            <text:p>86,6895</text:p>
          </table:table-cell>
          <table:table-cell table:number-columns-repeated="5"/>
          <table:table-cell office:value-type="float" office:value="1568" calcext:value-type="float">
            <text:p>1568</text:p>
          </table:table-cell>
          <table:table-cell table:formula="of:=4*PI()*PI()*[.I1593]*[.B1593]" office:value-type="float" office:value="69178.4369958901" calcext:value-type="float">
            <text:p>69178,4370</text:p>
          </table:table-cell>
          <table:table-cell table:number-columns-repeated="5"/>
          <table:table-cell table:formula="of:=COM.MICROSOFT.NORM.INV(RAND();[.$S$28];[.$S$30])" office:value-type="float" office:value="66408.09351771" calcext:value-type="float">
            <text:p>66408,09351771</text:p>
          </table:table-cell>
          <table:table-cell table:number-columns-repeated="1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18+4*RAND()" office:value-type="float" office:value="21.4869301770814" calcext:value-type="float">
            <text:p>21,4869</text:p>
          </table:table-cell>
          <table:table-cell table:number-columns-repeated="5"/>
          <table:table-cell office:value-type="float" office:value="1569" calcext:value-type="float">
            <text:p>1569</text:p>
          </table:table-cell>
          <table:table-cell table:formula="of:=COM.MICROSOFT.NORM.INV(RAND();80;10)" office:value-type="float" office:value="101.513989681381" calcext:value-type="float">
            <text:p>101,5140</text:p>
          </table:table-cell>
          <table:table-cell table:number-columns-repeated="5"/>
          <table:table-cell office:value-type="float" office:value="1569" calcext:value-type="float">
            <text:p>1569</text:p>
          </table:table-cell>
          <table:table-cell table:formula="of:=4*PI()*PI()*[.I1594]*[.B1594]" office:value-type="float" office:value="86111.2722875592" calcext:value-type="float">
            <text:p>86111,2723</text:p>
          </table:table-cell>
          <table:table-cell table:number-columns-repeated="5"/>
          <table:table-cell table:formula="of:=COM.MICROSOFT.NORM.INV(RAND();[.$S$28];[.$S$30])" office:value-type="float" office:value="62624.0814254874" calcext:value-type="float">
            <text:p>62624,0814254874</text:p>
          </table:table-cell>
          <table:table-cell table:number-columns-repeated="1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18+4*RAND()" office:value-type="float" office:value="18.2195064495318" calcext:value-type="float">
            <text:p>18,2195</text:p>
          </table:table-cell>
          <table:table-cell table:number-columns-repeated="5"/>
          <table:table-cell office:value-type="float" office:value="1570" calcext:value-type="float">
            <text:p>1570</text:p>
          </table:table-cell>
          <table:table-cell table:formula="of:=COM.MICROSOFT.NORM.INV(RAND();80;10)" office:value-type="float" office:value="81.1258839424841" calcext:value-type="float">
            <text:p>81,1259</text:p>
          </table:table-cell>
          <table:table-cell table:number-columns-repeated="5"/>
          <table:table-cell office:value-type="float" office:value="1570" calcext:value-type="float">
            <text:p>1570</text:p>
          </table:table-cell>
          <table:table-cell table:formula="of:=4*PI()*PI()*[.I1595]*[.B1595]" office:value-type="float" office:value="58352.0054772211" calcext:value-type="float">
            <text:p>58352,0055</text:p>
          </table:table-cell>
          <table:table-cell table:number-columns-repeated="5"/>
          <table:table-cell table:formula="of:=COM.MICROSOFT.NORM.INV(RAND();[.$S$28];[.$S$30])" office:value-type="float" office:value="59253.8551250815" calcext:value-type="float">
            <text:p>59253,8551250815</text:p>
          </table:table-cell>
          <table:table-cell table:number-columns-repeated="1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18+4*RAND()" office:value-type="float" office:value="19.6214114823379" calcext:value-type="float">
            <text:p>19,6214</text:p>
          </table:table-cell>
          <table:table-cell table:number-columns-repeated="5"/>
          <table:table-cell office:value-type="float" office:value="1571" calcext:value-type="float">
            <text:p>1571</text:p>
          </table:table-cell>
          <table:table-cell table:formula="of:=COM.MICROSOFT.NORM.INV(RAND();80;10)" office:value-type="float" office:value="71.5585180151534" calcext:value-type="float">
            <text:p>71,5585</text:p>
          </table:table-cell>
          <table:table-cell table:number-columns-repeated="5"/>
          <table:table-cell office:value-type="float" office:value="1571" calcext:value-type="float">
            <text:p>1571</text:p>
          </table:table-cell>
          <table:table-cell table:formula="of:=4*PI()*PI()*[.I1596]*[.B1596]" office:value-type="float" office:value="55430.8221269104" calcext:value-type="float">
            <text:p>55430,8221</text:p>
          </table:table-cell>
          <table:table-cell table:number-columns-repeated="5"/>
          <table:table-cell table:formula="of:=COM.MICROSOFT.NORM.INV(RAND();[.$S$28];[.$S$30])" office:value-type="float" office:value="53431.379212801" calcext:value-type="float">
            <text:p>53431,379212801</text:p>
          </table:table-cell>
          <table:table-cell table:number-columns-repeated="1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18+4*RAND()" office:value-type="float" office:value="18.6570468866266" calcext:value-type="float">
            <text:p>18,6570</text:p>
          </table:table-cell>
          <table:table-cell table:number-columns-repeated="5"/>
          <table:table-cell office:value-type="float" office:value="1572" calcext:value-type="float">
            <text:p>1572</text:p>
          </table:table-cell>
          <table:table-cell table:formula="of:=COM.MICROSOFT.NORM.INV(RAND();80;10)" office:value-type="float" office:value="85.0027863283226" calcext:value-type="float">
            <text:p>85,0028</text:p>
          </table:table-cell>
          <table:table-cell table:number-columns-repeated="5"/>
          <table:table-cell office:value-type="float" office:value="1572" calcext:value-type="float">
            <text:p>1572</text:p>
          </table:table-cell>
          <table:table-cell table:formula="of:=4*PI()*PI()*[.I1597]*[.B1597]" office:value-type="float" office:value="62608.8607736612" calcext:value-type="float">
            <text:p>62608,8608</text:p>
          </table:table-cell>
          <table:table-cell table:number-columns-repeated="5"/>
          <table:table-cell table:formula="of:=COM.MICROSOFT.NORM.INV(RAND();[.$S$28];[.$S$30])" office:value-type="float" office:value="64805.5636099077" calcext:value-type="float">
            <text:p>64805,5636099077</text:p>
          </table:table-cell>
          <table:table-cell table:number-columns-repeated="1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18+4*RAND()" office:value-type="float" office:value="18.2986134807579" calcext:value-type="float">
            <text:p>18,2986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formula="of:=COM.MICROSOFT.NORM.INV(RAND();80;10)" office:value-type="float" office:value="83.7445568734169" calcext:value-type="float">
            <text:p>83,7446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formula="of:=4*PI()*PI()*[.I1598]*[.B1598]" office:value-type="float" office:value="60497.0933917782" calcext:value-type="float">
            <text:p>60497,0934</text:p>
          </table:table-cell>
          <table:table-cell table:number-columns-repeated="5"/>
          <table:table-cell table:formula="of:=COM.MICROSOFT.NORM.INV(RAND();[.$S$28];[.$S$30])" office:value-type="float" office:value="58376.082942307" calcext:value-type="float">
            <text:p>58376,082942307</text:p>
          </table:table-cell>
          <table:table-cell table:number-columns-repeated="1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18+4*RAND()" office:value-type="float" office:value="21.8375606057234" calcext:value-type="float">
            <text:p>21,8376</text:p>
          </table:table-cell>
          <table:table-cell table:number-columns-repeated="5"/>
          <table:table-cell office:value-type="float" office:value="1574" calcext:value-type="float">
            <text:p>1574</text:p>
          </table:table-cell>
          <table:table-cell table:formula="of:=COM.MICROSOFT.NORM.INV(RAND();80;10)" office:value-type="float" office:value="71.2950614039501" calcext:value-type="float">
            <text:p>71,2951</text:p>
          </table:table-cell>
          <table:table-cell table:number-columns-repeated="5"/>
          <table:table-cell office:value-type="float" office:value="1574" calcext:value-type="float">
            <text:p>1574</text:p>
          </table:table-cell>
          <table:table-cell table:formula="of:=4*PI()*PI()*[.I1599]*[.B1599]" office:value-type="float" office:value="61464.3520073117" calcext:value-type="float">
            <text:p>61464,3520</text:p>
          </table:table-cell>
          <table:table-cell table:number-columns-repeated="5"/>
          <table:table-cell table:formula="of:=COM.MICROSOFT.NORM.INV(RAND();[.$S$28];[.$S$30])" office:value-type="float" office:value="56646.0153699742" calcext:value-type="float">
            <text:p>56646,0153699742</text:p>
          </table:table-cell>
          <table:table-cell table:number-columns-repeated="1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18+4*RAND()" office:value-type="float" office:value="20.8313117283396" calcext:value-type="float">
            <text:p>20,8313</text:p>
          </table:table-cell>
          <table:table-cell table:number-columns-repeated="5"/>
          <table:table-cell office:value-type="float" office:value="1575" calcext:value-type="float">
            <text:p>1575</text:p>
          </table:table-cell>
          <table:table-cell table:formula="of:=COM.MICROSOFT.NORM.INV(RAND();80;10)" office:value-type="float" office:value="87.7728567833621" calcext:value-type="float">
            <text:p>87,7729</text:p>
          </table:table-cell>
          <table:table-cell table:number-columns-repeated="5"/>
          <table:table-cell office:value-type="float" office:value="1575" calcext:value-type="float">
            <text:p>1575</text:p>
          </table:table-cell>
          <table:table-cell table:formula="of:=4*PI()*PI()*[.I1600]*[.B1600]" office:value-type="float" office:value="72183.2760025952" calcext:value-type="float">
            <text:p>72183,2760</text:p>
          </table:table-cell>
          <table:table-cell table:number-columns-repeated="5"/>
          <table:table-cell table:formula="of:=COM.MICROSOFT.NORM.INV(RAND();[.$S$28];[.$S$30])" office:value-type="float" office:value="66472.3110915926" calcext:value-type="float">
            <text:p>66472,3110915926</text:p>
          </table:table-cell>
          <table:table-cell table:number-columns-repeated="1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18+4*RAND()" office:value-type="float" office:value="18.5388382752426" calcext:value-type="float">
            <text:p>18,5388</text:p>
          </table:table-cell>
          <table:table-cell table:number-columns-repeated="5"/>
          <table:table-cell office:value-type="float" office:value="1576" calcext:value-type="float">
            <text:p>1576</text:p>
          </table:table-cell>
          <table:table-cell table:formula="of:=COM.MICROSOFT.NORM.INV(RAND();80;10)" office:value-type="float" office:value="79.3033250295141" calcext:value-type="float">
            <text:p>79,3033</text:p>
          </table:table-cell>
          <table:table-cell table:number-columns-repeated="5"/>
          <table:table-cell office:value-type="float" office:value="1576" calcext:value-type="float">
            <text:p>1576</text:p>
          </table:table-cell>
          <table:table-cell table:formula="of:=4*PI()*PI()*[.I1601]*[.B1601]" office:value-type="float" office:value="58040.8346827417" calcext:value-type="float">
            <text:p>58040,8347</text:p>
          </table:table-cell>
          <table:table-cell table:number-columns-repeated="5"/>
          <table:table-cell table:formula="of:=COM.MICROSOFT.NORM.INV(RAND();[.$S$28];[.$S$30])" office:value-type="float" office:value="72169.68889519" calcext:value-type="float">
            <text:p>72169,68889519</text:p>
          </table:table-cell>
          <table:table-cell table:number-columns-repeated="1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18+4*RAND()" office:value-type="float" office:value="18.7121612797491" calcext:value-type="float">
            <text:p>18,7122</text:p>
          </table:table-cell>
          <table:table-cell table:number-columns-repeated="5"/>
          <table:table-cell office:value-type="float" office:value="1577" calcext:value-type="float">
            <text:p>1577</text:p>
          </table:table-cell>
          <table:table-cell table:formula="of:=COM.MICROSOFT.NORM.INV(RAND();80;10)" office:value-type="float" office:value="78.8537031214849" calcext:value-type="float">
            <text:p>78,8537</text:p>
          </table:table-cell>
          <table:table-cell table:number-columns-repeated="5"/>
          <table:table-cell office:value-type="float" office:value="1577" calcext:value-type="float">
            <text:p>1577</text:p>
          </table:table-cell>
          <table:table-cell table:formula="of:=4*PI()*PI()*[.I1602]*[.B1602]" office:value-type="float" office:value="58251.3214817252" calcext:value-type="float">
            <text:p>58251,3215</text:p>
          </table:table-cell>
          <table:table-cell table:number-columns-repeated="5"/>
          <table:table-cell table:formula="of:=COM.MICROSOFT.NORM.INV(RAND();[.$S$28];[.$S$30])" office:value-type="float" office:value="59109.9599145531" calcext:value-type="float">
            <text:p>59109,9599145531</text:p>
          </table:table-cell>
          <table:table-cell table:number-columns-repeated="1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18+4*RAND()" office:value-type="float" office:value="19.0659999358468" calcext:value-type="float">
            <text:p>19,0660</text:p>
          </table:table-cell>
          <table:table-cell table:number-columns-repeated="5"/>
          <table:table-cell office:value-type="float" office:value="1578" calcext:value-type="float">
            <text:p>1578</text:p>
          </table:table-cell>
          <table:table-cell table:formula="of:=COM.MICROSOFT.NORM.INV(RAND();80;10)" office:value-type="float" office:value="76.3538132362836" calcext:value-type="float">
            <text:p>76,3538</text:p>
          </table:table-cell>
          <table:table-cell table:number-columns-repeated="5"/>
          <table:table-cell office:value-type="float" office:value="1578" calcext:value-type="float">
            <text:p>1578</text:p>
          </table:table-cell>
          <table:table-cell table:formula="of:=4*PI()*PI()*[.I1603]*[.B1603]" office:value-type="float" office:value="57471.1722043618" calcext:value-type="float">
            <text:p>57471,1722</text:p>
          </table:table-cell>
          <table:table-cell table:number-columns-repeated="5"/>
          <table:table-cell table:formula="of:=COM.MICROSOFT.NORM.INV(RAND();[.$S$28];[.$S$30])" office:value-type="float" office:value="75698.306166663" calcext:value-type="float">
            <text:p>75698,306166663</text:p>
          </table:table-cell>
          <table:table-cell table:number-columns-repeated="1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18+4*RAND()" office:value-type="float" office:value="19.3509629159234" calcext:value-type="float">
            <text:p>19,3510</text:p>
          </table:table-cell>
          <table:table-cell table:number-columns-repeated="5"/>
          <table:table-cell office:value-type="float" office:value="1579" calcext:value-type="float">
            <text:p>1579</text:p>
          </table:table-cell>
          <table:table-cell table:formula="of:=COM.MICROSOFT.NORM.INV(RAND();80;10)" office:value-type="float" office:value="70.3721440694242" calcext:value-type="float">
            <text:p>70,3721</text:p>
          </table:table-cell>
          <table:table-cell table:number-columns-repeated="5"/>
          <table:table-cell office:value-type="float" office:value="1579" calcext:value-type="float">
            <text:p>1579</text:p>
          </table:table-cell>
          <table:table-cell table:formula="of:=4*PI()*PI()*[.I1604]*[.B1604]" office:value-type="float" office:value="53760.4754010167" calcext:value-type="float">
            <text:p>53760,4754</text:p>
          </table:table-cell>
          <table:table-cell table:number-columns-repeated="5"/>
          <table:table-cell table:formula="of:=COM.MICROSOFT.NORM.INV(RAND();[.$S$28];[.$S$30])" office:value-type="float" office:value="64363.0590821923" calcext:value-type="float">
            <text:p>64363,0590821923</text:p>
          </table:table-cell>
          <table:table-cell table:number-columns-repeated="1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18+4*RAND()" office:value-type="float" office:value="18.3426421615295" calcext:value-type="float">
            <text:p>18,3426</text:p>
          </table:table-cell>
          <table:table-cell table:number-columns-repeated="5"/>
          <table:table-cell office:value-type="float" office:value="1580" calcext:value-type="float">
            <text:p>1580</text:p>
          </table:table-cell>
          <table:table-cell table:formula="of:=COM.MICROSOFT.NORM.INV(RAND();80;10)" office:value-type="float" office:value="82.5790782175966" calcext:value-type="float">
            <text:p>82,5791</text:p>
          </table:table-cell>
          <table:table-cell table:number-columns-repeated="5"/>
          <table:table-cell office:value-type="float" office:value="1580" calcext:value-type="float">
            <text:p>1580</text:p>
          </table:table-cell>
          <table:table-cell table:formula="of:=4*PI()*PI()*[.I1605]*[.B1605]" office:value-type="float" office:value="59798.6887765253" calcext:value-type="float">
            <text:p>59798,6888</text:p>
          </table:table-cell>
          <table:table-cell table:number-columns-repeated="5"/>
          <table:table-cell table:formula="of:=COM.MICROSOFT.NORM.INV(RAND();[.$S$28];[.$S$30])" office:value-type="float" office:value="58304.2139206213" calcext:value-type="float">
            <text:p>58304,2139206213</text:p>
          </table:table-cell>
          <table:table-cell table:number-columns-repeated="1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18+4*RAND()" office:value-type="float" office:value="20.9945274549536" calcext:value-type="float">
            <text:p>20,9945</text:p>
          </table:table-cell>
          <table:table-cell table:number-columns-repeated="5"/>
          <table:table-cell office:value-type="float" office:value="1581" calcext:value-type="float">
            <text:p>1581</text:p>
          </table:table-cell>
          <table:table-cell table:formula="of:=COM.MICROSOFT.NORM.INV(RAND();80;10)" office:value-type="float" office:value="74.9946418821209" calcext:value-type="float">
            <text:p>74,9946</text:p>
          </table:table-cell>
          <table:table-cell table:number-columns-repeated="5"/>
          <table:table-cell office:value-type="float" office:value="1581" calcext:value-type="float">
            <text:p>1581</text:p>
          </table:table-cell>
          <table:table-cell table:formula="of:=4*PI()*PI()*[.I1606]*[.B1606]" office:value-type="float" office:value="62157.8631977488" calcext:value-type="float">
            <text:p>62157,8632</text:p>
          </table:table-cell>
          <table:table-cell table:number-columns-repeated="5"/>
          <table:table-cell table:formula="of:=COM.MICROSOFT.NORM.INV(RAND();[.$S$28];[.$S$30])" office:value-type="float" office:value="71690.585090691" calcext:value-type="float">
            <text:p>71690,585090691</text:p>
          </table:table-cell>
          <table:table-cell table:number-columns-repeated="1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18+4*RAND()" office:value-type="float" office:value="19.76757734688" calcext:value-type="float">
            <text:p>19,7676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formula="of:=COM.MICROSOFT.NORM.INV(RAND();80;10)" office:value-type="float" office:value="81.7144501086251" calcext:value-type="float">
            <text:p>81,714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formula="of:=4*PI()*PI()*[.I1607]*[.B1607]" office:value-type="float" office:value="63769.358186023" calcext:value-type="float">
            <text:p>63769,3582</text:p>
          </table:table-cell>
          <table:table-cell table:number-columns-repeated="5"/>
          <table:table-cell table:formula="of:=COM.MICROSOFT.NORM.INV(RAND();[.$S$28];[.$S$30])" office:value-type="float" office:value="59591.3116314439" calcext:value-type="float">
            <text:p>59591,3116314439</text:p>
          </table:table-cell>
          <table:table-cell table:number-columns-repeated="1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18+4*RAND()" office:value-type="float" office:value="19.380597427953" calcext:value-type="float">
            <text:p>19,3806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formula="of:=COM.MICROSOFT.NORM.INV(RAND();80;10)" office:value-type="float" office:value="67.1056560567959" calcext:value-type="float">
            <text:p>67,1057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formula="of:=4*PI()*PI()*[.I1608]*[.B1608]" office:value-type="float" office:value="51343.5654193047" calcext:value-type="float">
            <text:p>51343,5654</text:p>
          </table:table-cell>
          <table:table-cell table:number-columns-repeated="5"/>
          <table:table-cell table:formula="of:=COM.MICROSOFT.NORM.INV(RAND();[.$S$28];[.$S$30])" office:value-type="float" office:value="58750.9029769488" calcext:value-type="float">
            <text:p>58750,9029769488</text:p>
          </table:table-cell>
          <table:table-cell table:number-columns-repeated="1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18+4*RAND()" office:value-type="float" office:value="21.8616636884399" calcext:value-type="float">
            <text:p>21,8617</text:p>
          </table:table-cell>
          <table:table-cell table:number-columns-repeated="5"/>
          <table:table-cell office:value-type="float" office:value="1584" calcext:value-type="float">
            <text:p>1584</text:p>
          </table:table-cell>
          <table:table-cell table:formula="of:=COM.MICROSOFT.NORM.INV(RAND();80;10)" office:value-type="float" office:value="78.8320665319945" calcext:value-type="float">
            <text:p>78,8321</text:p>
          </table:table-cell>
          <table:table-cell table:number-columns-repeated="5"/>
          <table:table-cell office:value-type="float" office:value="1584" calcext:value-type="float">
            <text:p>1584</text:p>
          </table:table-cell>
          <table:table-cell table:formula="of:=4*PI()*PI()*[.I1609]*[.B1609]" office:value-type="float" office:value="68037.1098889155" calcext:value-type="float">
            <text:p>68037,1099</text:p>
          </table:table-cell>
          <table:table-cell table:number-columns-repeated="5"/>
          <table:table-cell table:formula="of:=COM.MICROSOFT.NORM.INV(RAND();[.$S$28];[.$S$30])" office:value-type="float" office:value="64881.196906785" calcext:value-type="float">
            <text:p>64881,196906785</text:p>
          </table:table-cell>
          <table:table-cell table:number-columns-repeated="1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18+4*RAND()" office:value-type="float" office:value="18.6993782087229" calcext:value-type="float">
            <text:p>18,6994</text:p>
          </table:table-cell>
          <table:table-cell table:number-columns-repeated="5"/>
          <table:table-cell office:value-type="float" office:value="1585" calcext:value-type="float">
            <text:p>1585</text:p>
          </table:table-cell>
          <table:table-cell table:formula="of:=COM.MICROSOFT.NORM.INV(RAND();80;10)" office:value-type="float" office:value="78.0948111552906" calcext:value-type="float">
            <text:p>78,0948</text:p>
          </table:table-cell>
          <table:table-cell table:number-columns-repeated="5"/>
          <table:table-cell office:value-type="float" office:value="1585" calcext:value-type="float">
            <text:p>1585</text:p>
          </table:table-cell>
          <table:table-cell table:formula="of:=4*PI()*PI()*[.I1610]*[.B1610]" office:value-type="float" office:value="57651.2968931155" calcext:value-type="float">
            <text:p>57651,2969</text:p>
          </table:table-cell>
          <table:table-cell table:number-columns-repeated="5"/>
          <table:table-cell table:formula="of:=COM.MICROSOFT.NORM.INV(RAND();[.$S$28];[.$S$30])" office:value-type="float" office:value="77071.5863195805" calcext:value-type="float">
            <text:p>77071,5863195805</text:p>
          </table:table-cell>
          <table:table-cell table:number-columns-repeated="1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18+4*RAND()" office:value-type="float" office:value="21.8340098313056" calcext:value-type="float">
            <text:p>21,8340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formula="of:=COM.MICROSOFT.NORM.INV(RAND();80;10)" office:value-type="float" office:value="68.7556012088687" calcext:value-type="float">
            <text:p>68,7556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formula="of:=4*PI()*PI()*[.I1611]*[.B1611]" office:value-type="float" office:value="59265.4139553291" calcext:value-type="float">
            <text:p>59265,4140</text:p>
          </table:table-cell>
          <table:table-cell table:number-columns-repeated="5"/>
          <table:table-cell table:formula="of:=COM.MICROSOFT.NORM.INV(RAND();[.$S$28];[.$S$30])" office:value-type="float" office:value="76442.5716405904" calcext:value-type="float">
            <text:p>76442,5716405904</text:p>
          </table:table-cell>
          <table:table-cell table:number-columns-repeated="1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18+4*RAND()" office:value-type="float" office:value="20.253975213971" calcext:value-type="float">
            <text:p>20,2540</text:p>
          </table:table-cell>
          <table:table-cell table:number-columns-repeated="5"/>
          <table:table-cell office:value-type="float" office:value="1587" calcext:value-type="float">
            <text:p>1587</text:p>
          </table:table-cell>
          <table:table-cell table:formula="of:=COM.MICROSOFT.NORM.INV(RAND();80;10)" office:value-type="float" office:value="75.3654351173935" calcext:value-type="float">
            <text:p>75,3654</text:p>
          </table:table-cell>
          <table:table-cell table:number-columns-repeated="5"/>
          <table:table-cell office:value-type="float" office:value="1587" calcext:value-type="float">
            <text:p>1587</text:p>
          </table:table-cell>
          <table:table-cell table:formula="of:=4*PI()*PI()*[.I1612]*[.B1612]" office:value-type="float" office:value="60261.8169265045" calcext:value-type="float">
            <text:p>60261,8169</text:p>
          </table:table-cell>
          <table:table-cell table:number-columns-repeated="5"/>
          <table:table-cell table:formula="of:=COM.MICROSOFT.NORM.INV(RAND();[.$S$28];[.$S$30])" office:value-type="float" office:value="56725.2741040097" calcext:value-type="float">
            <text:p>56725,2741040097</text:p>
          </table:table-cell>
          <table:table-cell table:number-columns-repeated="1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18+4*RAND()" office:value-type="float" office:value="20.1507596499287" calcext:value-type="float">
            <text:p>20,1508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formula="of:=COM.MICROSOFT.NORM.INV(RAND();80;10)" office:value-type="float" office:value="96.6532739449706" calcext:value-type="float">
            <text:p>96,6533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formula="of:=4*PI()*PI()*[.I1613]*[.B1613]" office:value-type="float" office:value="76889.6225894456" calcext:value-type="float">
            <text:p>76889,6226</text:p>
          </table:table-cell>
          <table:table-cell table:number-columns-repeated="5"/>
          <table:table-cell table:formula="of:=COM.MICROSOFT.NORM.INV(RAND();[.$S$28];[.$S$30])" office:value-type="float" office:value="62572.2161065512" calcext:value-type="float">
            <text:p>62572,2161065512</text:p>
          </table:table-cell>
          <table:table-cell table:number-columns-repeated="1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18+4*RAND()" office:value-type="float" office:value="19.3963128407486" calcext:value-type="float">
            <text:p>19,3963</text:p>
          </table:table-cell>
          <table:table-cell table:number-columns-repeated="5"/>
          <table:table-cell office:value-type="float" office:value="1589" calcext:value-type="float">
            <text:p>1589</text:p>
          </table:table-cell>
          <table:table-cell table:formula="of:=COM.MICROSOFT.NORM.INV(RAND();80;10)" office:value-type="float" office:value="74.5652189677813" calcext:value-type="float">
            <text:p>74,5652</text:p>
          </table:table-cell>
          <table:table-cell table:number-columns-repeated="5"/>
          <table:table-cell office:value-type="float" office:value="1589" calcext:value-type="float">
            <text:p>1589</text:p>
          </table:table-cell>
          <table:table-cell table:formula="of:=4*PI()*PI()*[.I1614]*[.B1614]" office:value-type="float" office:value="57097.2529986775" calcext:value-type="float">
            <text:p>57097,2530</text:p>
          </table:table-cell>
          <table:table-cell table:number-columns-repeated="5"/>
          <table:table-cell table:formula="of:=COM.MICROSOFT.NORM.INV(RAND();[.$S$28];[.$S$30])" office:value-type="float" office:value="64171.2736648333" calcext:value-type="float">
            <text:p>64171,2736648333</text:p>
          </table:table-cell>
          <table:table-cell table:number-columns-repeated="1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18+4*RAND()" office:value-type="float" office:value="20.0030305092223" calcext:value-type="float">
            <text:p>20,0030</text:p>
          </table:table-cell>
          <table:table-cell table:number-columns-repeated="5"/>
          <table:table-cell office:value-type="float" office:value="1590" calcext:value-type="float">
            <text:p>1590</text:p>
          </table:table-cell>
          <table:table-cell table:formula="of:=COM.MICROSOFT.NORM.INV(RAND();80;10)" office:value-type="float" office:value="85.3725382189947" calcext:value-type="float">
            <text:p>85,3725</text:p>
          </table:table-cell>
          <table:table-cell table:number-columns-repeated="5"/>
          <table:table-cell office:value-type="float" office:value="1590" calcext:value-type="float">
            <text:p>1590</text:p>
          </table:table-cell>
          <table:table-cell table:formula="of:=4*PI()*PI()*[.I1615]*[.B1615]" office:value-type="float" office:value="67417.6682606664" calcext:value-type="float">
            <text:p>67417,6683</text:p>
          </table:table-cell>
          <table:table-cell table:number-columns-repeated="5"/>
          <table:table-cell table:formula="of:=COM.MICROSOFT.NORM.INV(RAND();[.$S$28];[.$S$30])" office:value-type="float" office:value="77533.2448265456" calcext:value-type="float">
            <text:p>77533,2448265456</text:p>
          </table:table-cell>
          <table:table-cell table:number-columns-repeated="1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18+4*RAND()" office:value-type="float" office:value="19.8536192006432" calcext:value-type="float">
            <text:p>19,8536</text:p>
          </table:table-cell>
          <table:table-cell table:number-columns-repeated="5"/>
          <table:table-cell office:value-type="float" office:value="1591" calcext:value-type="float">
            <text:p>1591</text:p>
          </table:table-cell>
          <table:table-cell table:formula="of:=COM.MICROSOFT.NORM.INV(RAND();80;10)" office:value-type="float" office:value="70.7098921591712" calcext:value-type="float">
            <text:p>70,7099</text:p>
          </table:table-cell>
          <table:table-cell table:number-columns-repeated="5"/>
          <table:table-cell office:value-type="float" office:value="1591" calcext:value-type="float">
            <text:p>1591</text:p>
          </table:table-cell>
          <table:table-cell table:formula="of:=4*PI()*PI()*[.I1616]*[.B1616]" office:value-type="float" office:value="55421.6688822858" calcext:value-type="float">
            <text:p>55421,6689</text:p>
          </table:table-cell>
          <table:table-cell table:number-columns-repeated="5"/>
          <table:table-cell table:formula="of:=COM.MICROSOFT.NORM.INV(RAND();[.$S$28];[.$S$30])" office:value-type="float" office:value="60293.7611475346" calcext:value-type="float">
            <text:p>60293,7611475346</text:p>
          </table:table-cell>
          <table:table-cell table:number-columns-repeated="1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18+4*RAND()" office:value-type="float" office:value="19.7958399527706" calcext:value-type="float">
            <text:p>19,7958</text:p>
          </table:table-cell>
          <table:table-cell table:number-columns-repeated="5"/>
          <table:table-cell office:value-type="float" office:value="1592" calcext:value-type="float">
            <text:p>1592</text:p>
          </table:table-cell>
          <table:table-cell table:formula="of:=COM.MICROSOFT.NORM.INV(RAND();80;10)" office:value-type="float" office:value="73.8075216354789" calcext:value-type="float">
            <text:p>73,8075</text:p>
          </table:table-cell>
          <table:table-cell table:number-columns-repeated="5"/>
          <table:table-cell office:value-type="float" office:value="1592" calcext:value-type="float">
            <text:p>1592</text:p>
          </table:table-cell>
          <table:table-cell table:formula="of:=4*PI()*PI()*[.I1617]*[.B1617]" office:value-type="float" office:value="57681.2008341392" calcext:value-type="float">
            <text:p>57681,2008</text:p>
          </table:table-cell>
          <table:table-cell table:number-columns-repeated="5"/>
          <table:table-cell table:formula="of:=COM.MICROSOFT.NORM.INV(RAND();[.$S$28];[.$S$30])" office:value-type="float" office:value="69850.0516824901" calcext:value-type="float">
            <text:p>69850,0516824901</text:p>
          </table:table-cell>
          <table:table-cell table:number-columns-repeated="1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18+4*RAND()" office:value-type="float" office:value="19.8210435430519" calcext:value-type="float">
            <text:p>19,8210</text:p>
          </table:table-cell>
          <table:table-cell table:number-columns-repeated="5"/>
          <table:table-cell office:value-type="float" office:value="1593" calcext:value-type="float">
            <text:p>1593</text:p>
          </table:table-cell>
          <table:table-cell table:formula="of:=COM.MICROSOFT.NORM.INV(RAND();80;10)" office:value-type="float" office:value="76.6667303025772" calcext:value-type="float">
            <text:p>76,6667</text:p>
          </table:table-cell>
          <table:table-cell table:number-columns-repeated="5"/>
          <table:table-cell office:value-type="float" office:value="1593" calcext:value-type="float">
            <text:p>1593</text:p>
          </table:table-cell>
          <table:table-cell table:formula="of:=4*PI()*PI()*[.I1618]*[.B1618]" office:value-type="float" office:value="59991.9797619032" calcext:value-type="float">
            <text:p>59991,9798</text:p>
          </table:table-cell>
          <table:table-cell table:number-columns-repeated="5"/>
          <table:table-cell table:formula="of:=COM.MICROSOFT.NORM.INV(RAND();[.$S$28];[.$S$30])" office:value-type="float" office:value="55384.6596182224" calcext:value-type="float">
            <text:p>55384,6596182224</text:p>
          </table:table-cell>
          <table:table-cell table:number-columns-repeated="1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18+4*RAND()" office:value-type="float" office:value="20.4330135802738" calcext:value-type="float">
            <text:p>20,4330</text:p>
          </table:table-cell>
          <table:table-cell table:number-columns-repeated="5"/>
          <table:table-cell office:value-type="float" office:value="1594" calcext:value-type="float">
            <text:p>1594</text:p>
          </table:table-cell>
          <table:table-cell table:formula="of:=COM.MICROSOFT.NORM.INV(RAND();80;10)" office:value-type="float" office:value="80.6271185450244" calcext:value-type="float">
            <text:p>80,6271</text:p>
          </table:table-cell>
          <table:table-cell table:number-columns-repeated="5"/>
          <table:table-cell office:value-type="float" office:value="1594" calcext:value-type="float">
            <text:p>1594</text:p>
          </table:table-cell>
          <table:table-cell table:formula="of:=4*PI()*PI()*[.I1619]*[.B1619]" office:value-type="float" office:value="65038.9167968792" calcext:value-type="float">
            <text:p>65038,9168</text:p>
          </table:table-cell>
          <table:table-cell table:number-columns-repeated="5"/>
          <table:table-cell table:formula="of:=COM.MICROSOFT.NORM.INV(RAND();[.$S$28];[.$S$30])" office:value-type="float" office:value="55835.1598916953" calcext:value-type="float">
            <text:p>55835,1598916953</text:p>
          </table:table-cell>
          <table:table-cell table:number-columns-repeated="1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18+4*RAND()" office:value-type="float" office:value="21.3093745610677" calcext:value-type="float">
            <text:p>21,3094</text:p>
          </table:table-cell>
          <table:table-cell table:number-columns-repeated="5"/>
          <table:table-cell office:value-type="float" office:value="1595" calcext:value-type="float">
            <text:p>1595</text:p>
          </table:table-cell>
          <table:table-cell table:formula="of:=COM.MICROSOFT.NORM.INV(RAND();80;10)" office:value-type="float" office:value="88.7730611402824" calcext:value-type="float">
            <text:p>88,7731</text:p>
          </table:table-cell>
          <table:table-cell table:number-columns-repeated="5"/>
          <table:table-cell office:value-type="float" office:value="1595" calcext:value-type="float">
            <text:p>1595</text:p>
          </table:table-cell>
          <table:table-cell table:formula="of:=4*PI()*PI()*[.I1620]*[.B1620]" office:value-type="float" office:value="74681.2598419105" calcext:value-type="float">
            <text:p>74681,2598</text:p>
          </table:table-cell>
          <table:table-cell table:number-columns-repeated="5"/>
          <table:table-cell table:formula="of:=COM.MICROSOFT.NORM.INV(RAND();[.$S$28];[.$S$30])" office:value-type="float" office:value="71755.0348437395" calcext:value-type="float">
            <text:p>71755,0348437395</text:p>
          </table:table-cell>
          <table:table-cell table:number-columns-repeated="1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18+4*RAND()" office:value-type="float" office:value="20.719096110668" calcext:value-type="float">
            <text:p>20,7191</text:p>
          </table:table-cell>
          <table:table-cell table:number-columns-repeated="5"/>
          <table:table-cell office:value-type="float" office:value="1596" calcext:value-type="float">
            <text:p>1596</text:p>
          </table:table-cell>
          <table:table-cell table:formula="of:=COM.MICROSOFT.NORM.INV(RAND();80;10)" office:value-type="float" office:value="91.9505519632858" calcext:value-type="float">
            <text:p>91,9506</text:p>
          </table:table-cell>
          <table:table-cell table:number-columns-repeated="5"/>
          <table:table-cell office:value-type="float" office:value="1596" calcext:value-type="float">
            <text:p>1596</text:p>
          </table:table-cell>
          <table:table-cell table:formula="of:=4*PI()*PI()*[.I1621]*[.B1621]" office:value-type="float" office:value="75211.6094609151" calcext:value-type="float">
            <text:p>75211,6095</text:p>
          </table:table-cell>
          <table:table-cell table:number-columns-repeated="5"/>
          <table:table-cell table:formula="of:=COM.MICROSOFT.NORM.INV(RAND();[.$S$28];[.$S$30])" office:value-type="float" office:value="65883.3374466419" calcext:value-type="float">
            <text:p>65883,3374466419</text:p>
          </table:table-cell>
          <table:table-cell table:number-columns-repeated="1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18+4*RAND()" office:value-type="float" office:value="19.7096827332862" calcext:value-type="float">
            <text:p>19,7097</text:p>
          </table:table-cell>
          <table:table-cell table:number-columns-repeated="5"/>
          <table:table-cell office:value-type="float" office:value="1597" calcext:value-type="float">
            <text:p>1597</text:p>
          </table:table-cell>
          <table:table-cell table:formula="of:=COM.MICROSOFT.NORM.INV(RAND();80;10)" office:value-type="float" office:value="86.7400983459672" calcext:value-type="float">
            <text:p>86,7401</text:p>
          </table:table-cell>
          <table:table-cell table:number-columns-repeated="5"/>
          <table:table-cell office:value-type="float" office:value="1597" calcext:value-type="float">
            <text:p>1597</text:p>
          </table:table-cell>
          <table:table-cell table:formula="of:=4*PI()*PI()*[.I1622]*[.B1622]" office:value-type="float" office:value="67493.0851454711" calcext:value-type="float">
            <text:p>67493,0851</text:p>
          </table:table-cell>
          <table:table-cell table:number-columns-repeated="5"/>
          <table:table-cell table:formula="of:=COM.MICROSOFT.NORM.INV(RAND();[.$S$28];[.$S$30])" office:value-type="float" office:value="65584.4428990317" calcext:value-type="float">
            <text:p>65584,4428990317</text:p>
          </table:table-cell>
          <table:table-cell table:number-columns-repeated="1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18+4*RAND()" office:value-type="float" office:value="19.7565509243868" calcext:value-type="float">
            <text:p>19,7566</text:p>
          </table:table-cell>
          <table:table-cell table:number-columns-repeated="5"/>
          <table:table-cell office:value-type="float" office:value="1598" calcext:value-type="float">
            <text:p>1598</text:p>
          </table:table-cell>
          <table:table-cell table:formula="of:=COM.MICROSOFT.NORM.INV(RAND();80;10)" office:value-type="float" office:value="82.0764434105644" calcext:value-type="float">
            <text:p>82,0764</text:p>
          </table:table-cell>
          <table:table-cell table:number-columns-repeated="5"/>
          <table:table-cell office:value-type="float" office:value="1598" calcext:value-type="float">
            <text:p>1598</text:p>
          </table:table-cell>
          <table:table-cell table:formula="of:=4*PI()*PI()*[.I1623]*[.B1623]" office:value-type="float" office:value="64016.1267620958" calcext:value-type="float">
            <text:p>64016,1268</text:p>
          </table:table-cell>
          <table:table-cell table:number-columns-repeated="5"/>
          <table:table-cell table:formula="of:=COM.MICROSOFT.NORM.INV(RAND();[.$S$28];[.$S$30])" office:value-type="float" office:value="47912.7943432796" calcext:value-type="float">
            <text:p>47912,7943432796</text:p>
          </table:table-cell>
          <table:table-cell table:number-columns-repeated="1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18+4*RAND()" office:value-type="float" office:value="20.3986856886186" calcext:value-type="float">
            <text:p>20,3987</text:p>
          </table:table-cell>
          <table:table-cell table:number-columns-repeated="5"/>
          <table:table-cell office:value-type="float" office:value="1599" calcext:value-type="float">
            <text:p>1599</text:p>
          </table:table-cell>
          <table:table-cell table:formula="of:=COM.MICROSOFT.NORM.INV(RAND();80;10)" office:value-type="float" office:value="82.2003300054312" calcext:value-type="float">
            <text:p>82,2003</text:p>
          </table:table-cell>
          <table:table-cell table:number-columns-repeated="5"/>
          <table:table-cell office:value-type="float" office:value="1599" calcext:value-type="float">
            <text:p>1599</text:p>
          </table:table-cell>
          <table:table-cell table:formula="of:=4*PI()*PI()*[.I1624]*[.B1624]" office:value-type="float" office:value="66196.5695624132" calcext:value-type="float">
            <text:p>66196,5696</text:p>
          </table:table-cell>
          <table:table-cell table:number-columns-repeated="5"/>
          <table:table-cell table:formula="of:=COM.MICROSOFT.NORM.INV(RAND();[.$S$28];[.$S$30])" office:value-type="float" office:value="65222.3128687638" calcext:value-type="float">
            <text:p>65222,3128687638</text:p>
          </table:table-cell>
          <table:table-cell table:number-columns-repeated="1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18+4*RAND()" office:value-type="float" office:value="18.7191185452975" calcext:value-type="float">
            <text:p>18,7191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formula="of:=COM.MICROSOFT.NORM.INV(RAND();80;10)" office:value-type="float" office:value="86.7591580222803" calcext:value-type="float">
            <text:p>86,7592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formula="of:=4*PI()*PI()*[.I1625]*[.B1625]" office:value-type="float" office:value="64115.1200776397" calcext:value-type="float">
            <text:p>64115,1201</text:p>
          </table:table-cell>
          <table:table-cell table:number-columns-repeated="5"/>
          <table:table-cell table:formula="of:=COM.MICROSOFT.NORM.INV(RAND();[.$S$28];[.$S$30])" office:value-type="float" office:value="58518.8049157709" calcext:value-type="float">
            <text:p>58518,8049157709</text:p>
          </table:table-cell>
          <table:table-cell table:number-columns-repeated="1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18+4*RAND()" office:value-type="float" office:value="21.0588055779226" calcext:value-type="float">
            <text:p>21,0588</text:p>
          </table:table-cell>
          <table:table-cell table:number-columns-repeated="5"/>
          <table:table-cell office:value-type="float" office:value="1601" calcext:value-type="float">
            <text:p>1601</text:p>
          </table:table-cell>
          <table:table-cell table:formula="of:=COM.MICROSOFT.NORM.INV(RAND();80;10)" office:value-type="float" office:value="75.9788910962251" calcext:value-type="float">
            <text:p>75,9789</text:p>
          </table:table-cell>
          <table:table-cell table:number-columns-repeated="5"/>
          <table:table-cell office:value-type="float" office:value="1601" calcext:value-type="float">
            <text:p>1601</text:p>
          </table:table-cell>
          <table:table-cell table:formula="of:=4*PI()*PI()*[.I1626]*[.B1626]" office:value-type="float" office:value="63166.4431110328" calcext:value-type="float">
            <text:p>63166,4431</text:p>
          </table:table-cell>
          <table:table-cell table:number-columns-repeated="5"/>
          <table:table-cell table:formula="of:=COM.MICROSOFT.NORM.INV(RAND();[.$S$28];[.$S$30])" office:value-type="float" office:value="38747.9172528035" calcext:value-type="float">
            <text:p>38747,9172528035</text:p>
          </table:table-cell>
          <table:table-cell table:number-columns-repeated="1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18+4*RAND()" office:value-type="float" office:value="20.5630672429688" calcext:value-type="float">
            <text:p>20,5631</text:p>
          </table:table-cell>
          <table:table-cell table:number-columns-repeated="5"/>
          <table:table-cell office:value-type="float" office:value="1602" calcext:value-type="float">
            <text:p>1602</text:p>
          </table:table-cell>
          <table:table-cell table:formula="of:=COM.MICROSOFT.NORM.INV(RAND();80;10)" office:value-type="float" office:value="86.5453930633112" calcext:value-type="float">
            <text:p>86,5454</text:p>
          </table:table-cell>
          <table:table-cell table:number-columns-repeated="5"/>
          <table:table-cell office:value-type="float" office:value="1602" calcext:value-type="float">
            <text:p>1602</text:p>
          </table:table-cell>
          <table:table-cell table:formula="of:=4*PI()*PI()*[.I1627]*[.B1627]" office:value-type="float" office:value="70257.3212493108" calcext:value-type="float">
            <text:p>70257,3212</text:p>
          </table:table-cell>
          <table:table-cell table:number-columns-repeated="5"/>
          <table:table-cell table:formula="of:=COM.MICROSOFT.NORM.INV(RAND();[.$S$28];[.$S$30])" office:value-type="float" office:value="64807.8821751077" calcext:value-type="float">
            <text:p>64807,8821751077</text:p>
          </table:table-cell>
          <table:table-cell table:number-columns-repeated="1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18+4*RAND()" office:value-type="float" office:value="21.4838681179099" calcext:value-type="float">
            <text:p>21,4839</text:p>
          </table:table-cell>
          <table:table-cell table:number-columns-repeated="5"/>
          <table:table-cell office:value-type="float" office:value="1603" calcext:value-type="float">
            <text:p>1603</text:p>
          </table:table-cell>
          <table:table-cell table:formula="of:=COM.MICROSOFT.NORM.INV(RAND();80;10)" office:value-type="float" office:value="75.6275214125443" calcext:value-type="float">
            <text:p>75,6275</text:p>
          </table:table-cell>
          <table:table-cell table:number-columns-repeated="5"/>
          <table:table-cell office:value-type="float" office:value="1603" calcext:value-type="float">
            <text:p>1603</text:p>
          </table:table-cell>
          <table:table-cell table:formula="of:=4*PI()*PI()*[.I1628]*[.B1628]" office:value-type="float" office:value="64143.4155308302" calcext:value-type="float">
            <text:p>64143,4155</text:p>
          </table:table-cell>
          <table:table-cell table:number-columns-repeated="5"/>
          <table:table-cell table:formula="of:=COM.MICROSOFT.NORM.INV(RAND();[.$S$28];[.$S$30])" office:value-type="float" office:value="45465.5516007314" calcext:value-type="float">
            <text:p>45465,5516007314</text:p>
          </table:table-cell>
          <table:table-cell table:number-columns-repeated="1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18+4*RAND()" office:value-type="float" office:value="20.5423419415019" calcext:value-type="float">
            <text:p>20,5423</text:p>
          </table:table-cell>
          <table:table-cell table:number-columns-repeated="5"/>
          <table:table-cell office:value-type="float" office:value="1604" calcext:value-type="float">
            <text:p>1604</text:p>
          </table:table-cell>
          <table:table-cell table:formula="of:=COM.MICROSOFT.NORM.INV(RAND();80;10)" office:value-type="float" office:value="82.5492917226411" calcext:value-type="float">
            <text:p>82,5493</text:p>
          </table:table-cell>
          <table:table-cell table:number-columns-repeated="5"/>
          <table:table-cell office:value-type="float" office:value="1604" calcext:value-type="float">
            <text:p>1604</text:p>
          </table:table-cell>
          <table:table-cell table:formula="of:=4*PI()*PI()*[.I1629]*[.B1629]" office:value-type="float" office:value="66945.7547429087" calcext:value-type="float">
            <text:p>66945,7547</text:p>
          </table:table-cell>
          <table:table-cell table:number-columns-repeated="5"/>
          <table:table-cell table:formula="of:=COM.MICROSOFT.NORM.INV(RAND();[.$S$28];[.$S$30])" office:value-type="float" office:value="61612.6707930489" calcext:value-type="float">
            <text:p>61612,6707930489</text:p>
          </table:table-cell>
          <table:table-cell table:number-columns-repeated="1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18+4*RAND()" office:value-type="float" office:value="21.5570148588158" calcext:value-type="float">
            <text:p>21,5570</text:p>
          </table:table-cell>
          <table:table-cell table:number-columns-repeated="5"/>
          <table:table-cell office:value-type="float" office:value="1605" calcext:value-type="float">
            <text:p>1605</text:p>
          </table:table-cell>
          <table:table-cell table:formula="of:=COM.MICROSOFT.NORM.INV(RAND();80;10)" office:value-type="float" office:value="81.9023519430046" calcext:value-type="float">
            <text:p>81,9024</text:p>
          </table:table-cell>
          <table:table-cell table:number-columns-repeated="5"/>
          <table:table-cell office:value-type="float" office:value="1605" calcext:value-type="float">
            <text:p>1605</text:p>
          </table:table-cell>
          <table:table-cell table:formula="of:=4*PI()*PI()*[.I1630]*[.B1630]" office:value-type="float" office:value="69701.9183684134" calcext:value-type="float">
            <text:p>69701,9184</text:p>
          </table:table-cell>
          <table:table-cell table:number-columns-repeated="5"/>
          <table:table-cell table:formula="of:=COM.MICROSOFT.NORM.INV(RAND();[.$S$28];[.$S$30])" office:value-type="float" office:value="68696.8232961983" calcext:value-type="float">
            <text:p>68696,8232961983</text:p>
          </table:table-cell>
          <table:table-cell table:number-columns-repeated="1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18+4*RAND()" office:value-type="float" office:value="19.3841155688278" calcext:value-type="float">
            <text:p>19,3841</text:p>
          </table:table-cell>
          <table:table-cell table:number-columns-repeated="5"/>
          <table:table-cell office:value-type="float" office:value="1606" calcext:value-type="float">
            <text:p>1606</text:p>
          </table:table-cell>
          <table:table-cell table:formula="of:=COM.MICROSOFT.NORM.INV(RAND();80;10)" office:value-type="float" office:value="89.0694589933023" calcext:value-type="float">
            <text:p>89,0695</text:p>
          </table:table-cell>
          <table:table-cell table:number-columns-repeated="5"/>
          <table:table-cell office:value-type="float" office:value="1606" calcext:value-type="float">
            <text:p>1606</text:p>
          </table:table-cell>
          <table:table-cell table:formula="of:=4*PI()*PI()*[.I1631]*[.B1631]" office:value-type="float" office:value="68160.7784162403" calcext:value-type="float">
            <text:p>68160,7784</text:p>
          </table:table-cell>
          <table:table-cell table:number-columns-repeated="5"/>
          <table:table-cell table:formula="of:=COM.MICROSOFT.NORM.INV(RAND();[.$S$28];[.$S$30])" office:value-type="float" office:value="44346.4931181069" calcext:value-type="float">
            <text:p>44346,4931181069</text:p>
          </table:table-cell>
          <table:table-cell table:number-columns-repeated="1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18+4*RAND()" office:value-type="float" office:value="18.0812400854193" calcext:value-type="float">
            <text:p>18,0812</text:p>
          </table:table-cell>
          <table:table-cell table:number-columns-repeated="5"/>
          <table:table-cell office:value-type="float" office:value="1607" calcext:value-type="float">
            <text:p>1607</text:p>
          </table:table-cell>
          <table:table-cell table:formula="of:=COM.MICROSOFT.NORM.INV(RAND();80;10)" office:value-type="float" office:value="80.2318523545889" calcext:value-type="float">
            <text:p>80,2319</text:p>
          </table:table-cell>
          <table:table-cell table:number-columns-repeated="5"/>
          <table:table-cell office:value-type="float" office:value="1607" calcext:value-type="float">
            <text:p>1607</text:p>
          </table:table-cell>
          <table:table-cell table:formula="of:=4*PI()*PI()*[.I1632]*[.B1632]" office:value-type="float" office:value="57271.0003089641" calcext:value-type="float">
            <text:p>57271,0003</text:p>
          </table:table-cell>
          <table:table-cell table:number-columns-repeated="5"/>
          <table:table-cell table:formula="of:=COM.MICROSOFT.NORM.INV(RAND();[.$S$28];[.$S$30])" office:value-type="float" office:value="60143.5271077334" calcext:value-type="float">
            <text:p>60143,5271077334</text:p>
          </table:table-cell>
          <table:table-cell table:number-columns-repeated="1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18+4*RAND()" office:value-type="float" office:value="19.2995171961375" calcext:value-type="float">
            <text:p>19,2995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formula="of:=COM.MICROSOFT.NORM.INV(RAND();80;10)" office:value-type="float" office:value="81.6997546199591" calcext:value-type="float">
            <text:p>81,6998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formula="of:=4*PI()*PI()*[.I1633]*[.B1633]" office:value-type="float" office:value="62248.2194749746" calcext:value-type="float">
            <text:p>62248,2195</text:p>
          </table:table-cell>
          <table:table-cell table:number-columns-repeated="5"/>
          <table:table-cell table:formula="of:=COM.MICROSOFT.NORM.INV(RAND();[.$S$28];[.$S$30])" office:value-type="float" office:value="59824.5058814534" calcext:value-type="float">
            <text:p>59824,5058814534</text:p>
          </table:table-cell>
          <table:table-cell table:number-columns-repeated="1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18+4*RAND()" office:value-type="float" office:value="19.9517354364507" calcext:value-type="float">
            <text:p>19,9517</text:p>
          </table:table-cell>
          <table:table-cell table:number-columns-repeated="5"/>
          <table:table-cell office:value-type="float" office:value="1609" calcext:value-type="float">
            <text:p>1609</text:p>
          </table:table-cell>
          <table:table-cell table:formula="of:=COM.MICROSOFT.NORM.INV(RAND();80;10)" office:value-type="float" office:value="71.3466857597686" calcext:value-type="float">
            <text:p>71,3467</text:p>
          </table:table-cell>
          <table:table-cell table:number-columns-repeated="5"/>
          <table:table-cell office:value-type="float" office:value="1609" calcext:value-type="float">
            <text:p>1609</text:p>
          </table:table-cell>
          <table:table-cell table:formula="of:=4*PI()*PI()*[.I1634]*[.B1634]" office:value-type="float" office:value="56197.1405139278" calcext:value-type="float">
            <text:p>56197,1405</text:p>
          </table:table-cell>
          <table:table-cell table:number-columns-repeated="5"/>
          <table:table-cell table:formula="of:=COM.MICROSOFT.NORM.INV(RAND();[.$S$28];[.$S$30])" office:value-type="float" office:value="70285.1335428522" calcext:value-type="float">
            <text:p>70285,1335428522</text:p>
          </table:table-cell>
          <table:table-cell table:number-columns-repeated="1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18+4*RAND()" office:value-type="float" office:value="18.9513598368503" calcext:value-type="float">
            <text:p>18,9514</text:p>
          </table:table-cell>
          <table:table-cell table:number-columns-repeated="5"/>
          <table:table-cell office:value-type="float" office:value="1610" calcext:value-type="float">
            <text:p>1610</text:p>
          </table:table-cell>
          <table:table-cell table:formula="of:=COM.MICROSOFT.NORM.INV(RAND();80;10)" office:value-type="float" office:value="84.3861853960495" calcext:value-type="float">
            <text:p>84,3862</text:p>
          </table:table-cell>
          <table:table-cell table:number-columns-repeated="5"/>
          <table:table-cell office:value-type="float" office:value="1610" calcext:value-type="float">
            <text:p>1610</text:p>
          </table:table-cell>
          <table:table-cell table:formula="of:=4*PI()*PI()*[.I1635]*[.B1635]" office:value-type="float" office:value="63135.1868270692" calcext:value-type="float">
            <text:p>63135,1868</text:p>
          </table:table-cell>
          <table:table-cell table:number-columns-repeated="5"/>
          <table:table-cell table:formula="of:=COM.MICROSOFT.NORM.INV(RAND();[.$S$28];[.$S$30])" office:value-type="float" office:value="63973.8360822166" calcext:value-type="float">
            <text:p>63973,8360822166</text:p>
          </table:table-cell>
          <table:table-cell table:number-columns-repeated="1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18+4*RAND()" office:value-type="float" office:value="20.9753552009352" calcext:value-type="float">
            <text:p>20,9754</text:p>
          </table:table-cell>
          <table:table-cell table:number-columns-repeated="5"/>
          <table:table-cell office:value-type="float" office:value="1611" calcext:value-type="float">
            <text:p>1611</text:p>
          </table:table-cell>
          <table:table-cell table:formula="of:=COM.MICROSOFT.NORM.INV(RAND();80;10)" office:value-type="float" office:value="81.8445804302459" calcext:value-type="float">
            <text:p>81,8446</text:p>
          </table:table-cell>
          <table:table-cell table:number-columns-repeated="5"/>
          <table:table-cell office:value-type="float" office:value="1611" calcext:value-type="float">
            <text:p>1611</text:p>
          </table:table-cell>
          <table:table-cell table:formula="of:=4*PI()*PI()*[.I1636]*[.B1636]" office:value-type="float" office:value="67773.3553471269" calcext:value-type="float">
            <text:p>67773,3553</text:p>
          </table:table-cell>
          <table:table-cell table:number-columns-repeated="5"/>
          <table:table-cell table:formula="of:=COM.MICROSOFT.NORM.INV(RAND();[.$S$28];[.$S$30])" office:value-type="float" office:value="49276.9820531761" calcext:value-type="float">
            <text:p>49276,9820531761</text:p>
          </table:table-cell>
          <table:table-cell table:number-columns-repeated="1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18+4*RAND()" office:value-type="float" office:value="18.1974425227381" calcext:value-type="float">
            <text:p>18,1974</text:p>
          </table:table-cell>
          <table:table-cell table:number-columns-repeated="5"/>
          <table:table-cell office:value-type="float" office:value="1612" calcext:value-type="float">
            <text:p>1612</text:p>
          </table:table-cell>
          <table:table-cell table:formula="of:=COM.MICROSOFT.NORM.INV(RAND();80;10)" office:value-type="float" office:value="49.8654639874402" calcext:value-type="float">
            <text:p>49,8655</text:p>
          </table:table-cell>
          <table:table-cell table:number-columns-repeated="5"/>
          <table:table-cell office:value-type="float" office:value="1612" calcext:value-type="float">
            <text:p>1612</text:p>
          </table:table-cell>
          <table:table-cell table:formula="of:=4*PI()*PI()*[.I1637]*[.B1637]" office:value-type="float" office:value="35823.6602519095" calcext:value-type="float">
            <text:p>35823,6603</text:p>
          </table:table-cell>
          <table:table-cell table:number-columns-repeated="5"/>
          <table:table-cell table:formula="of:=COM.MICROSOFT.NORM.INV(RAND();[.$S$28];[.$S$30])" office:value-type="float" office:value="51821.9786057308" calcext:value-type="float">
            <text:p>51821,9786057308</text:p>
          </table:table-cell>
          <table:table-cell table:number-columns-repeated="1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18+4*RAND()" office:value-type="float" office:value="19.9454215890728" calcext:value-type="float">
            <text:p>19,9454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formula="of:=COM.MICROSOFT.NORM.INV(RAND();80;10)" office:value-type="float" office:value="79.5954462505721" calcext:value-type="float">
            <text:p>79,5954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formula="of:=4*PI()*PI()*[.I1638]*[.B1638]" office:value-type="float" office:value="62674.5434653477" calcext:value-type="float">
            <text:p>62674,5435</text:p>
          </table:table-cell>
          <table:table-cell table:number-columns-repeated="5"/>
          <table:table-cell table:formula="of:=COM.MICROSOFT.NORM.INV(RAND();[.$S$28];[.$S$30])" office:value-type="float" office:value="72006.8122177893" calcext:value-type="float">
            <text:p>72006,8122177893</text:p>
          </table:table-cell>
          <table:table-cell table:number-columns-repeated="1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18+4*RAND()" office:value-type="float" office:value="19.6576992110349" calcext:value-type="float">
            <text:p>19,6577</text:p>
          </table:table-cell>
          <table:table-cell table:number-columns-repeated="5"/>
          <table:table-cell office:value-type="float" office:value="1614" calcext:value-type="float">
            <text:p>1614</text:p>
          </table:table-cell>
          <table:table-cell table:formula="of:=COM.MICROSOFT.NORM.INV(RAND();80;10)" office:value-type="float" office:value="71.7849500650049" calcext:value-type="float">
            <text:p>71,7850</text:p>
          </table:table-cell>
          <table:table-cell table:number-columns-repeated="5"/>
          <table:table-cell office:value-type="float" office:value="1614" calcext:value-type="float">
            <text:p>1614</text:p>
          </table:table-cell>
          <table:table-cell table:formula="of:=4*PI()*PI()*[.I1639]*[.B1639]" office:value-type="float" office:value="55709.0592718807" calcext:value-type="float">
            <text:p>55709,0593</text:p>
          </table:table-cell>
          <table:table-cell table:number-columns-repeated="5"/>
          <table:table-cell table:formula="of:=COM.MICROSOFT.NORM.INV(RAND();[.$S$28];[.$S$30])" office:value-type="float" office:value="51464.7748378611" calcext:value-type="float">
            <text:p>51464,7748378611</text:p>
          </table:table-cell>
          <table:table-cell table:number-columns-repeated="1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18+4*RAND()" office:value-type="float" office:value="19.7705973801203" calcext:value-type="float">
            <text:p>19,7706</text:p>
          </table:table-cell>
          <table:table-cell table:number-columns-repeated="5"/>
          <table:table-cell office:value-type="float" office:value="1615" calcext:value-type="float">
            <text:p>1615</text:p>
          </table:table-cell>
          <table:table-cell table:formula="of:=COM.MICROSOFT.NORM.INV(RAND();80;10)" office:value-type="float" office:value="84.1842205470338" calcext:value-type="float">
            <text:p>84,1842</text:p>
          </table:table-cell>
          <table:table-cell table:number-columns-repeated="5"/>
          <table:table-cell office:value-type="float" office:value="1615" calcext:value-type="float">
            <text:p>1615</text:p>
          </table:table-cell>
          <table:table-cell table:formula="of:=4*PI()*PI()*[.I1640]*[.B1640]" office:value-type="float" office:value="65706.7859005622" calcext:value-type="float">
            <text:p>65706,7859</text:p>
          </table:table-cell>
          <table:table-cell table:number-columns-repeated="5"/>
          <table:table-cell table:formula="of:=COM.MICROSOFT.NORM.INV(RAND();[.$S$28];[.$S$30])" office:value-type="float" office:value="65698.7109700222" calcext:value-type="float">
            <text:p>65698,7109700222</text:p>
          </table:table-cell>
          <table:table-cell table:number-columns-repeated="1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formula="of:=18+4*RAND()" office:value-type="float" office:value="18.4933340321295" calcext:value-type="float">
            <text:p>18,4933</text:p>
          </table:table-cell>
          <table:table-cell table:number-columns-repeated="5"/>
          <table:table-cell office:value-type="float" office:value="1616" calcext:value-type="float">
            <text:p>1616</text:p>
          </table:table-cell>
          <table:table-cell table:formula="of:=COM.MICROSOFT.NORM.INV(RAND();80;10)" office:value-type="float" office:value="80.9114444128917" calcext:value-type="float">
            <text:p>80,9114</text:p>
          </table:table-cell>
          <table:table-cell table:number-columns-repeated="5"/>
          <table:table-cell office:value-type="float" office:value="1616" calcext:value-type="float">
            <text:p>1616</text:p>
          </table:table-cell>
          <table:table-cell table:formula="of:=4*PI()*PI()*[.I1641]*[.B1641]" office:value-type="float" office:value="59072.4393363457" calcext:value-type="float">
            <text:p>59072,4393</text:p>
          </table:table-cell>
          <table:table-cell table:number-columns-repeated="5"/>
          <table:table-cell table:formula="of:=COM.MICROSOFT.NORM.INV(RAND();[.$S$28];[.$S$30])" office:value-type="float" office:value="63795.0639094593" calcext:value-type="float">
            <text:p>63795,0639094593</text:p>
          </table:table-cell>
          <table:table-cell table:number-columns-repeated="1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18+4*RAND()" office:value-type="float" office:value="19.5615698401816" calcext:value-type="float">
            <text:p>19,5616</text:p>
          </table:table-cell>
          <table:table-cell table:number-columns-repeated="5"/>
          <table:table-cell office:value-type="float" office:value="1617" calcext:value-type="float">
            <text:p>1617</text:p>
          </table:table-cell>
          <table:table-cell table:formula="of:=COM.MICROSOFT.NORM.INV(RAND();80;10)" office:value-type="float" office:value="89.7289846352978" calcext:value-type="float">
            <text:p>89,7290</text:p>
          </table:table-cell>
          <table:table-cell table:number-columns-repeated="5"/>
          <table:table-cell office:value-type="float" office:value="1617" calcext:value-type="float">
            <text:p>1617</text:p>
          </table:table-cell>
          <table:table-cell table:formula="of:=4*PI()*PI()*[.I1642]*[.B1642]" office:value-type="float" office:value="69294.0898056593" calcext:value-type="float">
            <text:p>69294,0898</text:p>
          </table:table-cell>
          <table:table-cell table:number-columns-repeated="5"/>
          <table:table-cell table:formula="of:=COM.MICROSOFT.NORM.INV(RAND();[.$S$28];[.$S$30])" office:value-type="float" office:value="53629.6939076652" calcext:value-type="float">
            <text:p>53629,6939076652</text:p>
          </table:table-cell>
          <table:table-cell table:number-columns-repeated="1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18+4*RAND()" office:value-type="float" office:value="21.6335869072936" calcext:value-type="float">
            <text:p>21,6336</text:p>
          </table:table-cell>
          <table:table-cell table:number-columns-repeated="5"/>
          <table:table-cell office:value-type="float" office:value="1618" calcext:value-type="float">
            <text:p>1618</text:p>
          </table:table-cell>
          <table:table-cell table:formula="of:=COM.MICROSOFT.NORM.INV(RAND();80;10)" office:value-type="float" office:value="74.3014130867675" calcext:value-type="float">
            <text:p>74,3014</text:p>
          </table:table-cell>
          <table:table-cell table:number-columns-repeated="5"/>
          <table:table-cell office:value-type="float" office:value="1618" calcext:value-type="float">
            <text:p>1618</text:p>
          </table:table-cell>
          <table:table-cell table:formula="of:=4*PI()*PI()*[.I1643]*[.B1643]" office:value-type="float" office:value="63457.8483812991" calcext:value-type="float">
            <text:p>63457,8484</text:p>
          </table:table-cell>
          <table:table-cell table:number-columns-repeated="5"/>
          <table:table-cell table:formula="of:=COM.MICROSOFT.NORM.INV(RAND();[.$S$28];[.$S$30])" office:value-type="float" office:value="61468.6468257377" calcext:value-type="float">
            <text:p>61468,6468257377</text:p>
          </table:table-cell>
          <table:table-cell table:number-columns-repeated="1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18+4*RAND()" office:value-type="float" office:value="18.642261243891" calcext:value-type="float">
            <text:p>18,6423</text:p>
          </table:table-cell>
          <table:table-cell table:number-columns-repeated="5"/>
          <table:table-cell office:value-type="float" office:value="1619" calcext:value-type="float">
            <text:p>1619</text:p>
          </table:table-cell>
          <table:table-cell table:formula="of:=COM.MICROSOFT.NORM.INV(RAND();80;10)" office:value-type="float" office:value="72.844904731225" calcext:value-type="float">
            <text:p>72,8449</text:p>
          </table:table-cell>
          <table:table-cell table:number-columns-repeated="5"/>
          <table:table-cell office:value-type="float" office:value="1619" calcext:value-type="float">
            <text:p>1619</text:p>
          </table:table-cell>
          <table:table-cell table:formula="of:=4*PI()*PI()*[.I1644]*[.B1644]" office:value-type="float" office:value="53611.4441410216" calcext:value-type="float">
            <text:p>53611,4441</text:p>
          </table:table-cell>
          <table:table-cell table:number-columns-repeated="5"/>
          <table:table-cell table:formula="of:=COM.MICROSOFT.NORM.INV(RAND();[.$S$28];[.$S$30])" office:value-type="float" office:value="58117.2294789817" calcext:value-type="float">
            <text:p>58117,2294789817</text:p>
          </table:table-cell>
          <table:table-cell table:number-columns-repeated="1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18+4*RAND()" office:value-type="float" office:value="18.132703029085" calcext:value-type="float">
            <text:p>18,1327</text:p>
          </table:table-cell>
          <table:table-cell table:number-columns-repeated="5"/>
          <table:table-cell office:value-type="float" office:value="1620" calcext:value-type="float">
            <text:p>1620</text:p>
          </table:table-cell>
          <table:table-cell table:formula="of:=COM.MICROSOFT.NORM.INV(RAND();80;10)" office:value-type="float" office:value="68.3012283784939" calcext:value-type="float">
            <text:p>68,3012</text:p>
          </table:table-cell>
          <table:table-cell table:number-columns-repeated="5"/>
          <table:table-cell office:value-type="float" office:value="1620" calcext:value-type="float">
            <text:p>1620</text:p>
          </table:table-cell>
          <table:table-cell table:formula="of:=4*PI()*PI()*[.I1645]*[.B1645]" office:value-type="float" office:value="48893.4631905121" calcext:value-type="float">
            <text:p>48893,4632</text:p>
          </table:table-cell>
          <table:table-cell table:number-columns-repeated="5"/>
          <table:table-cell table:formula="of:=COM.MICROSOFT.NORM.INV(RAND();[.$S$28];[.$S$30])" office:value-type="float" office:value="57150.1104252974" calcext:value-type="float">
            <text:p>57150,1104252974</text:p>
          </table:table-cell>
          <table:table-cell table:number-columns-repeated="1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18+4*RAND()" office:value-type="float" office:value="19.3682501888834" calcext:value-type="float">
            <text:p>19,3683</text:p>
          </table:table-cell>
          <table:table-cell table:number-columns-repeated="5"/>
          <table:table-cell office:value-type="float" office:value="1621" calcext:value-type="float">
            <text:p>1621</text:p>
          </table:table-cell>
          <table:table-cell table:formula="of:=COM.MICROSOFT.NORM.INV(RAND();80;10)" office:value-type="float" office:value="89.8182160114967" calcext:value-type="float">
            <text:p>89,8182</text:p>
          </table:table-cell>
          <table:table-cell table:number-columns-repeated="5"/>
          <table:table-cell office:value-type="float" office:value="1621" calcext:value-type="float">
            <text:p>1621</text:p>
          </table:table-cell>
          <table:table-cell table:formula="of:=4*PI()*PI()*[.I1646]*[.B1646]" office:value-type="float" office:value="68677.5111262292" calcext:value-type="float">
            <text:p>68677,5111</text:p>
          </table:table-cell>
          <table:table-cell table:number-columns-repeated="5"/>
          <table:table-cell table:formula="of:=COM.MICROSOFT.NORM.INV(RAND();[.$S$28];[.$S$30])" office:value-type="float" office:value="59387.2351738688" calcext:value-type="float">
            <text:p>59387,2351738688</text:p>
          </table:table-cell>
          <table:table-cell table:number-columns-repeated="1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formula="of:=18+4*RAND()" office:value-type="float" office:value="19.0153892287053" calcext:value-type="float">
            <text:p>19,0154</text:p>
          </table:table-cell>
          <table:table-cell table:number-columns-repeated="5"/>
          <table:table-cell office:value-type="float" office:value="1622" calcext:value-type="float">
            <text:p>1622</text:p>
          </table:table-cell>
          <table:table-cell table:formula="of:=COM.MICROSOFT.NORM.INV(RAND();80;10)" office:value-type="float" office:value="79.1955770132743" calcext:value-type="float">
            <text:p>79,1956</text:p>
          </table:table-cell>
          <table:table-cell table:number-columns-repeated="5"/>
          <table:table-cell office:value-type="float" office:value="1622" calcext:value-type="float">
            <text:p>1622</text:p>
          </table:table-cell>
          <table:table-cell table:formula="of:=4*PI()*PI()*[.I1647]*[.B1647]" office:value-type="float" office:value="59451.9198439388" calcext:value-type="float">
            <text:p>59451,9198</text:p>
          </table:table-cell>
          <table:table-cell table:number-columns-repeated="5"/>
          <table:table-cell table:formula="of:=COM.MICROSOFT.NORM.INV(RAND();[.$S$28];[.$S$30])" office:value-type="float" office:value="58346.2715345727" calcext:value-type="float">
            <text:p>58346,2715345727</text:p>
          </table:table-cell>
          <table:table-cell table:number-columns-repeated="1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18+4*RAND()" office:value-type="float" office:value="20.1005564457737" calcext:value-type="float">
            <text:p>20,1006</text:p>
          </table:table-cell>
          <table:table-cell table:number-columns-repeated="5"/>
          <table:table-cell office:value-type="float" office:value="1623" calcext:value-type="float">
            <text:p>1623</text:p>
          </table:table-cell>
          <table:table-cell table:formula="of:=COM.MICROSOFT.NORM.INV(RAND();80;10)" office:value-type="float" office:value="83.5360023716057" calcext:value-type="float">
            <text:p>83,5360</text:p>
          </table:table-cell>
          <table:table-cell table:number-columns-repeated="5"/>
          <table:table-cell office:value-type="float" office:value="1623" calcext:value-type="float">
            <text:p>1623</text:p>
          </table:table-cell>
          <table:table-cell table:formula="of:=4*PI()*PI()*[.I1648]*[.B1648]" office:value-type="float" office:value="66289.0057365304" calcext:value-type="float">
            <text:p>66289,0057</text:p>
          </table:table-cell>
          <table:table-cell table:number-columns-repeated="5"/>
          <table:table-cell table:formula="of:=COM.MICROSOFT.NORM.INV(RAND();[.$S$28];[.$S$30])" office:value-type="float" office:value="58613.9742601513" calcext:value-type="float">
            <text:p>58613,9742601513</text:p>
          </table:table-cell>
          <table:table-cell table:number-columns-repeated="1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18+4*RAND()" office:value-type="float" office:value="19.9341606204398" calcext:value-type="float">
            <text:p>19,9342</text:p>
          </table:table-cell>
          <table:table-cell table:number-columns-repeated="5"/>
          <table:table-cell office:value-type="float" office:value="1624" calcext:value-type="float">
            <text:p>1624</text:p>
          </table:table-cell>
          <table:table-cell table:formula="of:=COM.MICROSOFT.NORM.INV(RAND();80;10)" office:value-type="float" office:value="87.2767706608825" calcext:value-type="float">
            <text:p>87,2768</text:p>
          </table:table-cell>
          <table:table-cell table:number-columns-repeated="5"/>
          <table:table-cell office:value-type="float" office:value="1624" calcext:value-type="float">
            <text:p>1624</text:p>
          </table:table-cell>
          <table:table-cell table:formula="of:=4*PI()*PI()*[.I1649]*[.B1649]" office:value-type="float" office:value="68684.1231910101" calcext:value-type="float">
            <text:p>68684,1232</text:p>
          </table:table-cell>
          <table:table-cell table:number-columns-repeated="5"/>
          <table:table-cell table:formula="of:=COM.MICROSOFT.NORM.INV(RAND();[.$S$28];[.$S$30])" office:value-type="float" office:value="55742.9928213002" calcext:value-type="float">
            <text:p>55742,9928213002</text:p>
          </table:table-cell>
          <table:table-cell table:number-columns-repeated="1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18+4*RAND()" office:value-type="float" office:value="20.6278905267827" calcext:value-type="float">
            <text:p>20,6279</text:p>
          </table:table-cell>
          <table:table-cell table:number-columns-repeated="5"/>
          <table:table-cell office:value-type="float" office:value="1625" calcext:value-type="float">
            <text:p>1625</text:p>
          </table:table-cell>
          <table:table-cell table:formula="of:=COM.MICROSOFT.NORM.INV(RAND();80;10)" office:value-type="float" office:value="78.4868393932482" calcext:value-type="float">
            <text:p>78,4868</text:p>
          </table:table-cell>
          <table:table-cell table:number-columns-repeated="5"/>
          <table:table-cell office:value-type="float" office:value="1625" calcext:value-type="float">
            <text:p>1625</text:p>
          </table:table-cell>
          <table:table-cell table:formula="of:=4*PI()*PI()*[.I1650]*[.B1650]" office:value-type="float" office:value="63916.2659809506" calcext:value-type="float">
            <text:p>63916,2660</text:p>
          </table:table-cell>
          <table:table-cell table:number-columns-repeated="5"/>
          <table:table-cell table:formula="of:=COM.MICROSOFT.NORM.INV(RAND();[.$S$28];[.$S$30])" office:value-type="float" office:value="66026.5746965533" calcext:value-type="float">
            <text:p>66026,5746965533</text:p>
          </table:table-cell>
          <table:table-cell table:number-columns-repeated="1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18+4*RAND()" office:value-type="float" office:value="20.6733230291866" calcext:value-type="float">
            <text:p>20,6733</text:p>
          </table:table-cell>
          <table:table-cell table:number-columns-repeated="5"/>
          <table:table-cell office:value-type="float" office:value="1626" calcext:value-type="float">
            <text:p>1626</text:p>
          </table:table-cell>
          <table:table-cell table:formula="of:=COM.MICROSOFT.NORM.INV(RAND();80;10)" office:value-type="float" office:value="88.3892651614532" calcext:value-type="float">
            <text:p>88,3893</text:p>
          </table:table-cell>
          <table:table-cell table:number-columns-repeated="5"/>
          <table:table-cell office:value-type="float" office:value="1626" calcext:value-type="float">
            <text:p>1626</text:p>
          </table:table-cell>
          <table:table-cell table:formula="of:=4*PI()*PI()*[.I1651]*[.B1651]" office:value-type="float" office:value="72138.9058163982" calcext:value-type="float">
            <text:p>72138,9058</text:p>
          </table:table-cell>
          <table:table-cell table:number-columns-repeated="5"/>
          <table:table-cell table:formula="of:=COM.MICROSOFT.NORM.INV(RAND();[.$S$28];[.$S$30])" office:value-type="float" office:value="64100.7771865668" calcext:value-type="float">
            <text:p>64100,7771865668</text:p>
          </table:table-cell>
          <table:table-cell table:number-columns-repeated="1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18+4*RAND()" office:value-type="float" office:value="21.6844637091272" calcext:value-type="float">
            <text:p>21,6845</text:p>
          </table:table-cell>
          <table:table-cell table:number-columns-repeated="5"/>
          <table:table-cell office:value-type="float" office:value="1627" calcext:value-type="float">
            <text:p>1627</text:p>
          </table:table-cell>
          <table:table-cell table:formula="of:=COM.MICROSOFT.NORM.INV(RAND();80;10)" office:value-type="float" office:value="87.5369108878275" calcext:value-type="float">
            <text:p>87,5369</text:p>
          </table:table-cell>
          <table:table-cell table:number-columns-repeated="5"/>
          <table:table-cell office:value-type="float" office:value="1627" calcext:value-type="float">
            <text:p>1627</text:p>
          </table:table-cell>
          <table:table-cell table:formula="of:=4*PI()*PI()*[.I1652]*[.B1652]" office:value-type="float" office:value="74937.575702107" calcext:value-type="float">
            <text:p>74937,5757</text:p>
          </table:table-cell>
          <table:table-cell table:number-columns-repeated="5"/>
          <table:table-cell table:formula="of:=COM.MICROSOFT.NORM.INV(RAND();[.$S$28];[.$S$30])" office:value-type="float" office:value="64746.6710576172" calcext:value-type="float">
            <text:p>64746,6710576172</text:p>
          </table:table-cell>
          <table:table-cell table:number-columns-repeated="1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18+4*RAND()" office:value-type="float" office:value="20.8944931593724" calcext:value-type="float">
            <text:p>20,8945</text:p>
          </table:table-cell>
          <table:table-cell table:number-columns-repeated="5"/>
          <table:table-cell office:value-type="float" office:value="1628" calcext:value-type="float">
            <text:p>1628</text:p>
          </table:table-cell>
          <table:table-cell table:formula="of:=COM.MICROSOFT.NORM.INV(RAND();80;10)" office:value-type="float" office:value="72.5736273055192" calcext:value-type="float">
            <text:p>72,5736</text:p>
          </table:table-cell>
          <table:table-cell table:number-columns-repeated="5"/>
          <table:table-cell office:value-type="float" office:value="1628" calcext:value-type="float">
            <text:p>1628</text:p>
          </table:table-cell>
          <table:table-cell table:formula="of:=4*PI()*PI()*[.I1653]*[.B1653]" office:value-type="float" office:value="59864.6444810135" calcext:value-type="float">
            <text:p>59864,6445</text:p>
          </table:table-cell>
          <table:table-cell table:number-columns-repeated="5"/>
          <table:table-cell table:formula="of:=COM.MICROSOFT.NORM.INV(RAND();[.$S$28];[.$S$30])" office:value-type="float" office:value="63932.9351494251" calcext:value-type="float">
            <text:p>63932,9351494251</text:p>
          </table:table-cell>
          <table:table-cell table:number-columns-repeated="1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18+4*RAND()" office:value-type="float" office:value="19.8216521260329" calcext:value-type="float">
            <text:p>19,8217</text:p>
          </table:table-cell>
          <table:table-cell table:number-columns-repeated="5"/>
          <table:table-cell office:value-type="float" office:value="1629" calcext:value-type="float">
            <text:p>1629</text:p>
          </table:table-cell>
          <table:table-cell table:formula="of:=COM.MICROSOFT.NORM.INV(RAND();80;10)" office:value-type="float" office:value="88.0659013820099" calcext:value-type="float">
            <text:p>88,0659</text:p>
          </table:table-cell>
          <table:table-cell table:number-columns-repeated="5"/>
          <table:table-cell office:value-type="float" office:value="1629" calcext:value-type="float">
            <text:p>1629</text:p>
          </table:table-cell>
          <table:table-cell table:formula="of:=4*PI()*PI()*[.I1654]*[.B1654]" office:value-type="float" office:value="68913.9861421951" calcext:value-type="float">
            <text:p>68913,9861</text:p>
          </table:table-cell>
          <table:table-cell table:number-columns-repeated="5"/>
          <table:table-cell table:formula="of:=COM.MICROSOFT.NORM.INV(RAND();[.$S$28];[.$S$30])" office:value-type="float" office:value="76935.1294640184" calcext:value-type="float">
            <text:p>76935,1294640184</text:p>
          </table:table-cell>
          <table:table-cell table:number-columns-repeated="1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18+4*RAND()" office:value-type="float" office:value="21.5819611321203" calcext:value-type="float">
            <text:p>21,5820</text:p>
          </table:table-cell>
          <table:table-cell table:number-columns-repeated="5"/>
          <table:table-cell office:value-type="float" office:value="1630" calcext:value-type="float">
            <text:p>1630</text:p>
          </table:table-cell>
          <table:table-cell table:formula="of:=COM.MICROSOFT.NORM.INV(RAND();80;10)" office:value-type="float" office:value="68.1688033848147" calcext:value-type="float">
            <text:p>68,1688</text:p>
          </table:table-cell>
          <table:table-cell table:number-columns-repeated="5"/>
          <table:table-cell office:value-type="float" office:value="1630" calcext:value-type="float">
            <text:p>1630</text:p>
          </table:table-cell>
          <table:table-cell table:formula="of:=4*PI()*PI()*[.I1655]*[.B1655]" office:value-type="float" office:value="58081.2979946067" calcext:value-type="float">
            <text:p>58081,2980</text:p>
          </table:table-cell>
          <table:table-cell table:number-columns-repeated="5"/>
          <table:table-cell table:formula="of:=COM.MICROSOFT.NORM.INV(RAND();[.$S$28];[.$S$30])" office:value-type="float" office:value="53143.7396805675" calcext:value-type="float">
            <text:p>53143,7396805675</text:p>
          </table:table-cell>
          <table:table-cell table:number-columns-repeated="1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formula="of:=18+4*RAND()" office:value-type="float" office:value="20.7767941863276" calcext:value-type="float">
            <text:p>20,7768</text:p>
          </table:table-cell>
          <table:table-cell table:number-columns-repeated="5"/>
          <table:table-cell office:value-type="float" office:value="1631" calcext:value-type="float">
            <text:p>1631</text:p>
          </table:table-cell>
          <table:table-cell table:formula="of:=COM.MICROSOFT.NORM.INV(RAND();80;10)" office:value-type="float" office:value="93.1157928261337" calcext:value-type="float">
            <text:p>93,1158</text:p>
          </table:table-cell>
          <table:table-cell table:number-columns-repeated="5"/>
          <table:table-cell office:value-type="float" office:value="1631" calcext:value-type="float">
            <text:p>1631</text:p>
          </table:table-cell>
          <table:table-cell table:formula="of:=4*PI()*PI()*[.I1656]*[.B1656]" office:value-type="float" office:value="76376.8283589966" calcext:value-type="float">
            <text:p>76376,8284</text:p>
          </table:table-cell>
          <table:table-cell table:number-columns-repeated="5"/>
          <table:table-cell table:formula="of:=COM.MICROSOFT.NORM.INV(RAND();[.$S$28];[.$S$30])" office:value-type="float" office:value="63691.5164354313" calcext:value-type="float">
            <text:p>63691,5164354313</text:p>
          </table:table-cell>
          <table:table-cell table:number-columns-repeated="1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18+4*RAND()" office:value-type="float" office:value="18.8171862210147" calcext:value-type="float">
            <text:p>18,8172</text:p>
          </table:table-cell>
          <table:table-cell table:number-columns-repeated="5"/>
          <table:table-cell office:value-type="float" office:value="1632" calcext:value-type="float">
            <text:p>1632</text:p>
          </table:table-cell>
          <table:table-cell table:formula="of:=COM.MICROSOFT.NORM.INV(RAND();80;10)" office:value-type="float" office:value="78.9918447411262" calcext:value-type="float">
            <text:p>78,9918</text:p>
          </table:table-cell>
          <table:table-cell table:number-columns-repeated="5"/>
          <table:table-cell office:value-type="float" office:value="1632" calcext:value-type="float">
            <text:p>1632</text:p>
          </table:table-cell>
          <table:table-cell table:formula="of:=4*PI()*PI()*[.I1657]*[.B1657]" office:value-type="float" office:value="58680.8878065317" calcext:value-type="float">
            <text:p>58680,8878</text:p>
          </table:table-cell>
          <table:table-cell table:number-columns-repeated="5"/>
          <table:table-cell table:formula="of:=COM.MICROSOFT.NORM.INV(RAND();[.$S$28];[.$S$30])" office:value-type="float" office:value="72646.5344855051" calcext:value-type="float">
            <text:p>72646,5344855051</text:p>
          </table:table-cell>
          <table:table-cell table:number-columns-repeated="1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18+4*RAND()" office:value-type="float" office:value="20.4220281201415" calcext:value-type="float">
            <text:p>20,4220</text:p>
          </table:table-cell>
          <table:table-cell table:number-columns-repeated="5"/>
          <table:table-cell office:value-type="float" office:value="1633" calcext:value-type="float">
            <text:p>1633</text:p>
          </table:table-cell>
          <table:table-cell table:formula="of:=COM.MICROSOFT.NORM.INV(RAND();80;10)" office:value-type="float" office:value="80.5543967468057" calcext:value-type="float">
            <text:p>80,5544</text:p>
          </table:table-cell>
          <table:table-cell table:number-columns-repeated="5"/>
          <table:table-cell office:value-type="float" office:value="1633" calcext:value-type="float">
            <text:p>1633</text:p>
          </table:table-cell>
          <table:table-cell table:formula="of:=4*PI()*PI()*[.I1658]*[.B1658]" office:value-type="float" office:value="64945.3192876791" calcext:value-type="float">
            <text:p>64945,3193</text:p>
          </table:table-cell>
          <table:table-cell table:number-columns-repeated="5"/>
          <table:table-cell table:formula="of:=COM.MICROSOFT.NORM.INV(RAND();[.$S$28];[.$S$30])" office:value-type="float" office:value="55358.9865681433" calcext:value-type="float">
            <text:p>55358,9865681433</text:p>
          </table:table-cell>
          <table:table-cell table:number-columns-repeated="1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18+4*RAND()" office:value-type="float" office:value="18.2403678349219" calcext:value-type="float">
            <text:p>18,2404</text:p>
          </table:table-cell>
          <table:table-cell table:number-columns-repeated="5"/>
          <table:table-cell office:value-type="float" office:value="1634" calcext:value-type="float">
            <text:p>1634</text:p>
          </table:table-cell>
          <table:table-cell table:formula="of:=COM.MICROSOFT.NORM.INV(RAND();80;10)" office:value-type="float" office:value="83.4332355808966" calcext:value-type="float">
            <text:p>83,4332</text:p>
          </table:table-cell>
          <table:table-cell table:number-columns-repeated="5"/>
          <table:table-cell office:value-type="float" office:value="1634" calcext:value-type="float">
            <text:p>1634</text:p>
          </table:table-cell>
          <table:table-cell table:formula="of:=4*PI()*PI()*[.I1659]*[.B1659]" office:value-type="float" office:value="60080.3445812622" calcext:value-type="float">
            <text:p>60080,3446</text:p>
          </table:table-cell>
          <table:table-cell table:number-columns-repeated="5"/>
          <table:table-cell table:formula="of:=COM.MICROSOFT.NORM.INV(RAND();[.$S$28];[.$S$30])" office:value-type="float" office:value="71614.4635285401" calcext:value-type="float">
            <text:p>71614,4635285401</text:p>
          </table:table-cell>
          <table:table-cell table:number-columns-repeated="1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18+4*RAND()" office:value-type="float" office:value="21.09437231021" calcext:value-type="float">
            <text:p>21,0944</text:p>
          </table:table-cell>
          <table:table-cell table:number-columns-repeated="5"/>
          <table:table-cell office:value-type="float" office:value="1635" calcext:value-type="float">
            <text:p>1635</text:p>
          </table:table-cell>
          <table:table-cell table:formula="of:=COM.MICROSOFT.NORM.INV(RAND();80;10)" office:value-type="float" office:value="80.5868222323002" calcext:value-type="float">
            <text:p>80,5868</text:p>
          </table:table-cell>
          <table:table-cell table:number-columns-repeated="5"/>
          <table:table-cell office:value-type="float" office:value="1635" calcext:value-type="float">
            <text:p>1635</text:p>
          </table:table-cell>
          <table:table-cell table:formula="of:=4*PI()*PI()*[.I1660]*[.B1660]" office:value-type="float" office:value="67110.4845148897" calcext:value-type="float">
            <text:p>67110,4845</text:p>
          </table:table-cell>
          <table:table-cell table:number-columns-repeated="5"/>
          <table:table-cell table:formula="of:=COM.MICROSOFT.NORM.INV(RAND();[.$S$28];[.$S$30])" office:value-type="float" office:value="53614.6803004441" calcext:value-type="float">
            <text:p>53614,6803004441</text:p>
          </table:table-cell>
          <table:table-cell table:number-columns-repeated="1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18+4*RAND()" office:value-type="float" office:value="20.9844973576255" calcext:value-type="float">
            <text:p>20,9845</text:p>
          </table:table-cell>
          <table:table-cell table:number-columns-repeated="5"/>
          <table:table-cell office:value-type="float" office:value="1636" calcext:value-type="float">
            <text:p>1636</text:p>
          </table:table-cell>
          <table:table-cell table:formula="of:=COM.MICROSOFT.NORM.INV(RAND();80;10)" office:value-type="float" office:value="62.9556052828066" calcext:value-type="float">
            <text:p>62,9556</text:p>
          </table:table-cell>
          <table:table-cell table:number-columns-repeated="5"/>
          <table:table-cell office:value-type="float" office:value="1636" calcext:value-type="float">
            <text:p>1636</text:p>
          </table:table-cell>
          <table:table-cell table:formula="of:=4*PI()*PI()*[.I1661]*[.B1661]" office:value-type="float" office:value="52154.6111173831" calcext:value-type="float">
            <text:p>52154,6111</text:p>
          </table:table-cell>
          <table:table-cell table:number-columns-repeated="5"/>
          <table:table-cell table:formula="of:=COM.MICROSOFT.NORM.INV(RAND();[.$S$28];[.$S$30])" office:value-type="float" office:value="69028.1313119704" calcext:value-type="float">
            <text:p>69028,1313119704</text:p>
          </table:table-cell>
          <table:table-cell table:number-columns-repeated="1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18+4*RAND()" office:value-type="float" office:value="19.4000457418151" calcext:value-type="float">
            <text:p>19,4000</text:p>
          </table:table-cell>
          <table:table-cell table:number-columns-repeated="5"/>
          <table:table-cell office:value-type="float" office:value="1637" calcext:value-type="float">
            <text:p>1637</text:p>
          </table:table-cell>
          <table:table-cell table:formula="of:=COM.MICROSOFT.NORM.INV(RAND();80;10)" office:value-type="float" office:value="86.1867198559838" calcext:value-type="float">
            <text:p>86,1867</text:p>
          </table:table-cell>
          <table:table-cell table:number-columns-repeated="5"/>
          <table:table-cell office:value-type="float" office:value="1637" calcext:value-type="float">
            <text:p>1637</text:p>
          </table:table-cell>
          <table:table-cell table:formula="of:=4*PI()*PI()*[.I1662]*[.B1662]" office:value-type="float" office:value="66008.952814658" calcext:value-type="float">
            <text:p>66008,9528</text:p>
          </table:table-cell>
          <table:table-cell table:number-columns-repeated="5"/>
          <table:table-cell table:formula="of:=COM.MICROSOFT.NORM.INV(RAND();[.$S$28];[.$S$30])" office:value-type="float" office:value="55401.6063612254" calcext:value-type="float">
            <text:p>55401,6063612254</text:p>
          </table:table-cell>
          <table:table-cell table:number-columns-repeated="1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18+4*RAND()" office:value-type="float" office:value="21.3254032465629" calcext:value-type="float">
            <text:p>21,3254</text:p>
          </table:table-cell>
          <table:table-cell table:number-columns-repeated="5"/>
          <table:table-cell office:value-type="float" office:value="1638" calcext:value-type="float">
            <text:p>1638</text:p>
          </table:table-cell>
          <table:table-cell table:formula="of:=COM.MICROSOFT.NORM.INV(RAND();80;10)" office:value-type="float" office:value="88.823575320464" calcext:value-type="float">
            <text:p>88,8236</text:p>
          </table:table-cell>
          <table:table-cell table:number-columns-repeated="5"/>
          <table:table-cell office:value-type="float" office:value="1638" calcext:value-type="float">
            <text:p>1638</text:p>
          </table:table-cell>
          <table:table-cell table:formula="of:=4*PI()*PI()*[.I1663]*[.B1663]" office:value-type="float" office:value="74779.9618368787" calcext:value-type="float">
            <text:p>74779,9618</text:p>
          </table:table-cell>
          <table:table-cell table:number-columns-repeated="5"/>
          <table:table-cell table:formula="of:=COM.MICROSOFT.NORM.INV(RAND();[.$S$28];[.$S$30])" office:value-type="float" office:value="64968.6386897156" calcext:value-type="float">
            <text:p>64968,6386897156</text:p>
          </table:table-cell>
          <table:table-cell table:number-columns-repeated="1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18+4*RAND()" office:value-type="float" office:value="21.170606051106" calcext:value-type="float">
            <text:p>21,1706</text:p>
          </table:table-cell>
          <table:table-cell table:number-columns-repeated="5"/>
          <table:table-cell office:value-type="float" office:value="1639" calcext:value-type="float">
            <text:p>1639</text:p>
          </table:table-cell>
          <table:table-cell table:formula="of:=COM.MICROSOFT.NORM.INV(RAND();80;10)" office:value-type="float" office:value="71.3827842569154" calcext:value-type="float">
            <text:p>71,3828</text:p>
          </table:table-cell>
          <table:table-cell table:number-columns-repeated="5"/>
          <table:table-cell office:value-type="float" office:value="1639" calcext:value-type="float">
            <text:p>1639</text:p>
          </table:table-cell>
          <table:table-cell table:formula="of:=4*PI()*PI()*[.I1664]*[.B1664]" office:value-type="float" office:value="59660.44809223" calcext:value-type="float">
            <text:p>59660,4481</text:p>
          </table:table-cell>
          <table:table-cell table:number-columns-repeated="5"/>
          <table:table-cell table:formula="of:=COM.MICROSOFT.NORM.INV(RAND();[.$S$28];[.$S$30])" office:value-type="float" office:value="71533.7575918574" calcext:value-type="float">
            <text:p>71533,7575918574</text:p>
          </table:table-cell>
          <table:table-cell table:number-columns-repeated="1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18+4*RAND()" office:value-type="float" office:value="18.2048455909826" calcext:value-type="float">
            <text:p>18,2048</text:p>
          </table:table-cell>
          <table:table-cell table:number-columns-repeated="5"/>
          <table:table-cell office:value-type="float" office:value="1640" calcext:value-type="float">
            <text:p>1640</text:p>
          </table:table-cell>
          <table:table-cell table:formula="of:=COM.MICROSOFT.NORM.INV(RAND();80;10)" office:value-type="float" office:value="67.6340961729005" calcext:value-type="float">
            <text:p>67,6341</text:p>
          </table:table-cell>
          <table:table-cell table:number-columns-repeated="5"/>
          <table:table-cell office:value-type="float" office:value="1640" calcext:value-type="float">
            <text:p>1640</text:p>
          </table:table-cell>
          <table:table-cell table:formula="of:=4*PI()*PI()*[.I1665]*[.B1665]" office:value-type="float" office:value="48608.5232426687" calcext:value-type="float">
            <text:p>48608,5232</text:p>
          </table:table-cell>
          <table:table-cell table:number-columns-repeated="5"/>
          <table:table-cell table:formula="of:=COM.MICROSOFT.NORM.INV(RAND();[.$S$28];[.$S$30])" office:value-type="float" office:value="66897.6700078899" calcext:value-type="float">
            <text:p>66897,6700078899</text:p>
          </table:table-cell>
          <table:table-cell table:number-columns-repeated="1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18+4*RAND()" office:value-type="float" office:value="21.3927265931852" calcext:value-type="float">
            <text:p>21,3927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formula="of:=COM.MICROSOFT.NORM.INV(RAND();80;10)" office:value-type="float" office:value="74.1589866795281" calcext:value-type="float">
            <text:p>74,1590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formula="of:=4*PI()*PI()*[.I1666]*[.B1666]" office:value-type="float" office:value="62631.0459247298" calcext:value-type="float">
            <text:p>62631,0459</text:p>
          </table:table-cell>
          <table:table-cell table:number-columns-repeated="5"/>
          <table:table-cell table:formula="of:=COM.MICROSOFT.NORM.INV(RAND();[.$S$28];[.$S$30])" office:value-type="float" office:value="57188.2681296867" calcext:value-type="float">
            <text:p>57188,2681296867</text:p>
          </table:table-cell>
          <table:table-cell table:number-columns-repeated="1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18+4*RAND()" office:value-type="float" office:value="20.918783436995" calcext:value-type="float">
            <text:p>20,9188</text:p>
          </table:table-cell>
          <table:table-cell table:number-columns-repeated="5"/>
          <table:table-cell office:value-type="float" office:value="1642" calcext:value-type="float">
            <text:p>1642</text:p>
          </table:table-cell>
          <table:table-cell table:formula="of:=COM.MICROSOFT.NORM.INV(RAND();80;10)" office:value-type="float" office:value="102.618425066077" calcext:value-type="float">
            <text:p>102,6184</text:p>
          </table:table-cell>
          <table:table-cell table:number-columns-repeated="5"/>
          <table:table-cell office:value-type="float" office:value="1642" calcext:value-type="float">
            <text:p>1642</text:p>
          </table:table-cell>
          <table:table-cell table:formula="of:=4*PI()*PI()*[.I1667]*[.B1667]" office:value-type="float" office:value="84746.4482128596" calcext:value-type="float">
            <text:p>84746,4482</text:p>
          </table:table-cell>
          <table:table-cell table:number-columns-repeated="5"/>
          <table:table-cell table:formula="of:=COM.MICROSOFT.NORM.INV(RAND();[.$S$28];[.$S$30])" office:value-type="float" office:value="88410.2974130209" calcext:value-type="float">
            <text:p>88410,2974130209</text:p>
          </table:table-cell>
          <table:table-cell table:number-columns-repeated="1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18+4*RAND()" office:value-type="float" office:value="21.858321455773" calcext:value-type="float">
            <text:p>21,8583</text:p>
          </table:table-cell>
          <table:table-cell table:number-columns-repeated="5"/>
          <table:table-cell office:value-type="float" office:value="1643" calcext:value-type="float">
            <text:p>1643</text:p>
          </table:table-cell>
          <table:table-cell table:formula="of:=COM.MICROSOFT.NORM.INV(RAND();80;10)" office:value-type="float" office:value="70.0275828543651" calcext:value-type="float">
            <text:p>70,0276</text:p>
          </table:table-cell>
          <table:table-cell table:number-columns-repeated="5"/>
          <table:table-cell office:value-type="float" office:value="1643" calcext:value-type="float">
            <text:p>1643</text:p>
          </table:table-cell>
          <table:table-cell table:formula="of:=4*PI()*PI()*[.I1668]*[.B1668]" office:value-type="float" office:value="60429.0381053891" calcext:value-type="float">
            <text:p>60429,0381</text:p>
          </table:table-cell>
          <table:table-cell table:number-columns-repeated="5"/>
          <table:table-cell table:formula="of:=COM.MICROSOFT.NORM.INV(RAND();[.$S$28];[.$S$30])" office:value-type="float" office:value="64099.6271889696" calcext:value-type="float">
            <text:p>64099,6271889696</text:p>
          </table:table-cell>
          <table:table-cell table:number-columns-repeated="1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18+4*RAND()" office:value-type="float" office:value="19.6032914756797" calcext:value-type="float">
            <text:p>19,6033</text:p>
          </table:table-cell>
          <table:table-cell table:number-columns-repeated="5"/>
          <table:table-cell office:value-type="float" office:value="1644" calcext:value-type="float">
            <text:p>1644</text:p>
          </table:table-cell>
          <table:table-cell table:formula="of:=COM.MICROSOFT.NORM.INV(RAND();80;10)" office:value-type="float" office:value="82.1723169594479" calcext:value-type="float">
            <text:p>82,1723</text:p>
          </table:table-cell>
          <table:table-cell table:number-columns-repeated="5"/>
          <table:table-cell office:value-type="float" office:value="1644" calcext:value-type="float">
            <text:p>1644</text:p>
          </table:table-cell>
          <table:table-cell table:formula="of:=4*PI()*PI()*[.I1669]*[.B1669]" office:value-type="float" office:value="63593.7253269471" calcext:value-type="float">
            <text:p>63593,7253</text:p>
          </table:table-cell>
          <table:table-cell table:number-columns-repeated="5"/>
          <table:table-cell table:formula="of:=COM.MICROSOFT.NORM.INV(RAND();[.$S$28];[.$S$30])" office:value-type="float" office:value="78018.1616646176" calcext:value-type="float">
            <text:p>78018,1616646176</text:p>
          </table:table-cell>
          <table:table-cell table:number-columns-repeated="1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18+4*RAND()" office:value-type="float" office:value="18.3950792574324" calcext:value-type="float">
            <text:p>18,3951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formula="of:=COM.MICROSOFT.NORM.INV(RAND();80;10)" office:value-type="float" office:value="74.1685909947597" calcext:value-type="float">
            <text:p>74,1686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formula="of:=4*PI()*PI()*[.I1670]*[.B1670]" office:value-type="float" office:value="53861.8701722545" calcext:value-type="float">
            <text:p>53861,8702</text:p>
          </table:table-cell>
          <table:table-cell table:number-columns-repeated="5"/>
          <table:table-cell table:formula="of:=COM.MICROSOFT.NORM.INV(RAND();[.$S$28];[.$S$30])" office:value-type="float" office:value="54455.997111391" calcext:value-type="float">
            <text:p>54455,997111391</text:p>
          </table:table-cell>
          <table:table-cell table:number-columns-repeated="1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18+4*RAND()" office:value-type="float" office:value="19.7288243290968" calcext:value-type="float">
            <text:p>19,7288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formula="of:=COM.MICROSOFT.NORM.INV(RAND();80;10)" office:value-type="float" office:value="77.5535751883969" calcext:value-type="float">
            <text:p>77,5536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formula="of:=4*PI()*PI()*[.I1671]*[.B1671]" office:value-type="float" office:value="60403.5920617076" calcext:value-type="float">
            <text:p>60403,5921</text:p>
          </table:table-cell>
          <table:table-cell table:number-columns-repeated="5"/>
          <table:table-cell table:formula="of:=COM.MICROSOFT.NORM.INV(RAND();[.$S$28];[.$S$30])" office:value-type="float" office:value="62664.7673847954" calcext:value-type="float">
            <text:p>62664,7673847954</text:p>
          </table:table-cell>
          <table:table-cell table:number-columns-repeated="1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18+4*RAND()" office:value-type="float" office:value="18.5211861082353" calcext:value-type="float">
            <text:p>18,5212</text:p>
          </table:table-cell>
          <table:table-cell table:number-columns-repeated="5"/>
          <table:table-cell office:value-type="float" office:value="1647" calcext:value-type="float">
            <text:p>1647</text:p>
          </table:table-cell>
          <table:table-cell table:formula="of:=COM.MICROSOFT.NORM.INV(RAND();80;10)" office:value-type="float" office:value="73.2494529557412" calcext:value-type="float">
            <text:p>73,2495</text:p>
          </table:table-cell>
          <table:table-cell table:number-columns-repeated="5"/>
          <table:table-cell office:value-type="float" office:value="1647" calcext:value-type="float">
            <text:p>1647</text:p>
          </table:table-cell>
          <table:table-cell table:formula="of:=4*PI()*PI()*[.I1672]*[.B1672]" office:value-type="float" office:value="53559.0565269636" calcext:value-type="float">
            <text:p>53559,0565</text:p>
          </table:table-cell>
          <table:table-cell table:number-columns-repeated="5"/>
          <table:table-cell table:formula="of:=COM.MICROSOFT.NORM.INV(RAND();[.$S$28];[.$S$30])" office:value-type="float" office:value="55346.2192736069" calcext:value-type="float">
            <text:p>55346,2192736069</text:p>
          </table:table-cell>
          <table:table-cell table:number-columns-repeated="1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18+4*RAND()" office:value-type="float" office:value="20.7592675755732" calcext:value-type="float">
            <text:p>20,7593</text:p>
          </table:table-cell>
          <table:table-cell table:number-columns-repeated="5"/>
          <table:table-cell office:value-type="float" office:value="1648" calcext:value-type="float">
            <text:p>1648</text:p>
          </table:table-cell>
          <table:table-cell table:formula="of:=COM.MICROSOFT.NORM.INV(RAND();80;10)" office:value-type="float" office:value="80.9678524356552" calcext:value-type="float">
            <text:p>80,9679</text:p>
          </table:table-cell>
          <table:table-cell table:number-columns-repeated="5"/>
          <table:table-cell office:value-type="float" office:value="1648" calcext:value-type="float">
            <text:p>1648</text:p>
          </table:table-cell>
          <table:table-cell table:formula="of:=4*PI()*PI()*[.I1673]*[.B1673]" office:value-type="float" office:value="66356.6394827998" calcext:value-type="float">
            <text:p>66356,6395</text:p>
          </table:table-cell>
          <table:table-cell table:number-columns-repeated="5"/>
          <table:table-cell table:formula="of:=COM.MICROSOFT.NORM.INV(RAND();[.$S$28];[.$S$30])" office:value-type="float" office:value="63711.565065181" calcext:value-type="float">
            <text:p>63711,565065181</text:p>
          </table:table-cell>
          <table:table-cell table:number-columns-repeated="1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18+4*RAND()" office:value-type="float" office:value="18.8322322997265" calcext:value-type="float">
            <text:p>18,8322</text:p>
          </table:table-cell>
          <table:table-cell table:number-columns-repeated="5"/>
          <table:table-cell office:value-type="float" office:value="1649" calcext:value-type="float">
            <text:p>1649</text:p>
          </table:table-cell>
          <table:table-cell table:formula="of:=COM.MICROSOFT.NORM.INV(RAND();80;10)" office:value-type="float" office:value="79.4313836100385" calcext:value-type="float">
            <text:p>79,4314</text:p>
          </table:table-cell>
          <table:table-cell table:number-columns-repeated="5"/>
          <table:table-cell office:value-type="float" office:value="1649" calcext:value-type="float">
            <text:p>1649</text:p>
          </table:table-cell>
          <table:table-cell table:formula="of:=4*PI()*PI()*[.I1674]*[.B1674]" office:value-type="float" office:value="59054.5911233461" calcext:value-type="float">
            <text:p>59054,5911</text:p>
          </table:table-cell>
          <table:table-cell table:number-columns-repeated="5"/>
          <table:table-cell table:formula="of:=COM.MICROSOFT.NORM.INV(RAND();[.$S$28];[.$S$30])" office:value-type="float" office:value="57584.7264857247" calcext:value-type="float">
            <text:p>57584,7264857247</text:p>
          </table:table-cell>
          <table:table-cell table:number-columns-repeated="1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18+4*RAND()" office:value-type="float" office:value="19.6762663782574" calcext:value-type="float">
            <text:p>19,6763</text:p>
          </table:table-cell>
          <table:table-cell table:number-columns-repeated="5"/>
          <table:table-cell office:value-type="float" office:value="1650" calcext:value-type="float">
            <text:p>1650</text:p>
          </table:table-cell>
          <table:table-cell table:formula="of:=COM.MICROSOFT.NORM.INV(RAND();80;10)" office:value-type="float" office:value="74.8679003353141" calcext:value-type="float">
            <text:p>74,8679</text:p>
          </table:table-cell>
          <table:table-cell table:number-columns-repeated="5"/>
          <table:table-cell office:value-type="float" office:value="1650" calcext:value-type="float">
            <text:p>1650</text:p>
          </table:table-cell>
          <table:table-cell table:formula="of:=4*PI()*PI()*[.I1675]*[.B1675]" office:value-type="float" office:value="58156.4761571899" calcext:value-type="float">
            <text:p>58156,4762</text:p>
          </table:table-cell>
          <table:table-cell table:number-columns-repeated="5"/>
          <table:table-cell table:formula="of:=COM.MICROSOFT.NORM.INV(RAND();[.$S$28];[.$S$30])" office:value-type="float" office:value="66894.2620668984" calcext:value-type="float">
            <text:p>66894,2620668984</text:p>
          </table:table-cell>
          <table:table-cell table:number-columns-repeated="1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18+4*RAND()" office:value-type="float" office:value="18.137935297098" calcext:value-type="float">
            <text:p>18,1379</text:p>
          </table:table-cell>
          <table:table-cell table:number-columns-repeated="5"/>
          <table:table-cell office:value-type="float" office:value="1651" calcext:value-type="float">
            <text:p>1651</text:p>
          </table:table-cell>
          <table:table-cell table:formula="of:=COM.MICROSOFT.NORM.INV(RAND();80;10)" office:value-type="float" office:value="69.7458860958354" calcext:value-type="float">
            <text:p>69,7459</text:p>
          </table:table-cell>
          <table:table-cell table:number-columns-repeated="5"/>
          <table:table-cell office:value-type="float" office:value="1651" calcext:value-type="float">
            <text:p>1651</text:p>
          </table:table-cell>
          <table:table-cell table:formula="of:=4*PI()*PI()*[.I1676]*[.B1676]" office:value-type="float" office:value="49942.0288539315" calcext:value-type="float">
            <text:p>49942,0289</text:p>
          </table:table-cell>
          <table:table-cell table:number-columns-repeated="5"/>
          <table:table-cell table:formula="of:=COM.MICROSOFT.NORM.INV(RAND();[.$S$28];[.$S$30])" office:value-type="float" office:value="69373.1372672121" calcext:value-type="float">
            <text:p>69373,1372672121</text:p>
          </table:table-cell>
          <table:table-cell table:number-columns-repeated="1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18+4*RAND()" office:value-type="float" office:value="18.9013034184463" calcext:value-type="float">
            <text:p>18,9013</text:p>
          </table:table-cell>
          <table:table-cell table:number-columns-repeated="5"/>
          <table:table-cell office:value-type="float" office:value="1652" calcext:value-type="float">
            <text:p>1652</text:p>
          </table:table-cell>
          <table:table-cell table:formula="of:=COM.MICROSOFT.NORM.INV(RAND();80;10)" office:value-type="float" office:value="80.5699804170282" calcext:value-type="float">
            <text:p>80,5700</text:p>
          </table:table-cell>
          <table:table-cell table:number-columns-repeated="5"/>
          <table:table-cell office:value-type="float" office:value="1652" calcext:value-type="float">
            <text:p>1652</text:p>
          </table:table-cell>
          <table:table-cell table:formula="of:=4*PI()*PI()*[.I1677]*[.B1677]" office:value-type="float" office:value="60120.7996802037" calcext:value-type="float">
            <text:p>60120,7997</text:p>
          </table:table-cell>
          <table:table-cell table:number-columns-repeated="5"/>
          <table:table-cell table:formula="of:=COM.MICROSOFT.NORM.INV(RAND();[.$S$28];[.$S$30])" office:value-type="float" office:value="90157.6281137952" calcext:value-type="float">
            <text:p>90157,6281137952</text:p>
          </table:table-cell>
          <table:table-cell table:number-columns-repeated="1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18+4*RAND()" office:value-type="float" office:value="19.6394774741493" calcext:value-type="float">
            <text:p>19,6395</text:p>
          </table:table-cell>
          <table:table-cell table:number-columns-repeated="5"/>
          <table:table-cell office:value-type="float" office:value="1653" calcext:value-type="float">
            <text:p>1653</text:p>
          </table:table-cell>
          <table:table-cell table:formula="of:=COM.MICROSOFT.NORM.INV(RAND();80;10)" office:value-type="float" office:value="76.9157990565607" calcext:value-type="float">
            <text:p>76,9158</text:p>
          </table:table-cell>
          <table:table-cell table:number-columns-repeated="5"/>
          <table:table-cell office:value-type="float" office:value="1653" calcext:value-type="float">
            <text:p>1653</text:p>
          </table:table-cell>
          <table:table-cell table:formula="of:=4*PI()*PI()*[.I1678]*[.B1678]" office:value-type="float" office:value="59635.5490006854" calcext:value-type="float">
            <text:p>59635,5490</text:p>
          </table:table-cell>
          <table:table-cell table:number-columns-repeated="5"/>
          <table:table-cell table:formula="of:=COM.MICROSOFT.NORM.INV(RAND();[.$S$28];[.$S$30])" office:value-type="float" office:value="58895.6642036301" calcext:value-type="float">
            <text:p>58895,6642036301</text:p>
          </table:table-cell>
          <table:table-cell table:number-columns-repeated="1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18+4*RAND()" office:value-type="float" office:value="21.3668190869503" calcext:value-type="float">
            <text:p>21,3668</text:p>
          </table:table-cell>
          <table:table-cell table:number-columns-repeated="5"/>
          <table:table-cell office:value-type="float" office:value="1654" calcext:value-type="float">
            <text:p>1654</text:p>
          </table:table-cell>
          <table:table-cell table:formula="of:=COM.MICROSOFT.NORM.INV(RAND();80;10)" office:value-type="float" office:value="88.3736161851218" calcext:value-type="float">
            <text:p>88,3736</text:p>
          </table:table-cell>
          <table:table-cell table:number-columns-repeated="5"/>
          <table:table-cell office:value-type="float" office:value="1654" calcext:value-type="float">
            <text:p>1654</text:p>
          </table:table-cell>
          <table:table-cell table:formula="of:=4*PI()*PI()*[.I1679]*[.B1679]" office:value-type="float" office:value="74545.6379883053" calcext:value-type="float">
            <text:p>74545,6380</text:p>
          </table:table-cell>
          <table:table-cell table:number-columns-repeated="5"/>
          <table:table-cell table:formula="of:=COM.MICROSOFT.NORM.INV(RAND();[.$S$28];[.$S$30])" office:value-type="float" office:value="71619.2975884261" calcext:value-type="float">
            <text:p>71619,2975884261</text:p>
          </table:table-cell>
          <table:table-cell table:number-columns-repeated="1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18+4*RAND()" office:value-type="float" office:value="20.2426265715621" calcext:value-type="float">
            <text:p>20,2426</text:p>
          </table:table-cell>
          <table:table-cell table:number-columns-repeated="5"/>
          <table:table-cell office:value-type="float" office:value="1655" calcext:value-type="float">
            <text:p>1655</text:p>
          </table:table-cell>
          <table:table-cell table:formula="of:=COM.MICROSOFT.NORM.INV(RAND();80;10)" office:value-type="float" office:value="75.2252622168108" calcext:value-type="float">
            <text:p>75,2253</text:p>
          </table:table-cell>
          <table:table-cell table:number-columns-repeated="5"/>
          <table:table-cell office:value-type="float" office:value="1655" calcext:value-type="float">
            <text:p>1655</text:p>
          </table:table-cell>
          <table:table-cell table:formula="of:=4*PI()*PI()*[.I1680]*[.B1680]" office:value-type="float" office:value="60116.0324845021" calcext:value-type="float">
            <text:p>60116,0325</text:p>
          </table:table-cell>
          <table:table-cell table:number-columns-repeated="5"/>
          <table:table-cell table:formula="of:=COM.MICROSOFT.NORM.INV(RAND();[.$S$28];[.$S$30])" office:value-type="float" office:value="51586.3462671534" calcext:value-type="float">
            <text:p>51586,3462671534</text:p>
          </table:table-cell>
          <table:table-cell table:number-columns-repeated="1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18+4*RAND()" office:value-type="float" office:value="20.3584843506105" calcext:value-type="float">
            <text:p>20,3585</text:p>
          </table:table-cell>
          <table:table-cell table:number-columns-repeated="5"/>
          <table:table-cell office:value-type="float" office:value="1656" calcext:value-type="float">
            <text:p>1656</text:p>
          </table:table-cell>
          <table:table-cell table:formula="of:=COM.MICROSOFT.NORM.INV(RAND();80;10)" office:value-type="float" office:value="75.258533223396" calcext:value-type="float">
            <text:p>75,2585</text:p>
          </table:table-cell>
          <table:table-cell table:number-columns-repeated="5"/>
          <table:table-cell office:value-type="float" office:value="1656" calcext:value-type="float">
            <text:p>1656</text:p>
          </table:table-cell>
          <table:table-cell table:formula="of:=4*PI()*PI()*[.I1681]*[.B1681]" office:value-type="float" office:value="60486.8445393167" calcext:value-type="float">
            <text:p>60486,8445</text:p>
          </table:table-cell>
          <table:table-cell table:number-columns-repeated="5"/>
          <table:table-cell table:formula="of:=COM.MICROSOFT.NORM.INV(RAND();[.$S$28];[.$S$30])" office:value-type="float" office:value="71592.8800533045" calcext:value-type="float">
            <text:p>71592,8800533045</text:p>
          </table:table-cell>
          <table:table-cell table:number-columns-repeated="1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18+4*RAND()" office:value-type="float" office:value="21.4219855251722" calcext:value-type="float">
            <text:p>21,4220</text:p>
          </table:table-cell>
          <table:table-cell table:number-columns-repeated="5"/>
          <table:table-cell office:value-type="float" office:value="1657" calcext:value-type="float">
            <text:p>1657</text:p>
          </table:table-cell>
          <table:table-cell table:formula="of:=COM.MICROSOFT.NORM.INV(RAND();80;10)" office:value-type="float" office:value="76.4062152317915" calcext:value-type="float">
            <text:p>76,4062</text:p>
          </table:table-cell>
          <table:table-cell table:number-columns-repeated="5"/>
          <table:table-cell office:value-type="float" office:value="1657" calcext:value-type="float">
            <text:p>1657</text:p>
          </table:table-cell>
          <table:table-cell table:formula="of:=4*PI()*PI()*[.I1682]*[.B1682]" office:value-type="float" office:value="64617.2015718416" calcext:value-type="float">
            <text:p>64617,2016</text:p>
          </table:table-cell>
          <table:table-cell table:number-columns-repeated="5"/>
          <table:table-cell table:formula="of:=COM.MICROSOFT.NORM.INV(RAND();[.$S$28];[.$S$30])" office:value-type="float" office:value="78726.4807576184" calcext:value-type="float">
            <text:p>78726,4807576184</text:p>
          </table:table-cell>
          <table:table-cell table:number-columns-repeated="1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18+4*RAND()" office:value-type="float" office:value="21.7716841534711" calcext:value-type="float">
            <text:p>21,7717</text:p>
          </table:table-cell>
          <table:table-cell table:number-columns-repeated="5"/>
          <table:table-cell office:value-type="float" office:value="1658" calcext:value-type="float">
            <text:p>1658</text:p>
          </table:table-cell>
          <table:table-cell table:formula="of:=COM.MICROSOFT.NORM.INV(RAND();80;10)" office:value-type="float" office:value="84.5531025449204" calcext:value-type="float">
            <text:p>84,5531</text:p>
          </table:table-cell>
          <table:table-cell table:number-columns-repeated="5"/>
          <table:table-cell office:value-type="float" office:value="1658" calcext:value-type="float">
            <text:p>1658</text:p>
          </table:table-cell>
          <table:table-cell table:formula="of:=4*PI()*PI()*[.I1683]*[.B1683]" office:value-type="float" office:value="72674.375747614" calcext:value-type="float">
            <text:p>72674,3757</text:p>
          </table:table-cell>
          <table:table-cell table:number-columns-repeated="5"/>
          <table:table-cell table:formula="of:=COM.MICROSOFT.NORM.INV(RAND();[.$S$28];[.$S$30])" office:value-type="float" office:value="66134.4766116598" calcext:value-type="float">
            <text:p>66134,4766116598</text:p>
          </table:table-cell>
          <table:table-cell table:number-columns-repeated="1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18+4*RAND()" office:value-type="float" office:value="21.3957703453489" calcext:value-type="float">
            <text:p>21,3958</text:p>
          </table:table-cell>
          <table:table-cell table:number-columns-repeated="5"/>
          <table:table-cell office:value-type="float" office:value="1659" calcext:value-type="float">
            <text:p>1659</text:p>
          </table:table-cell>
          <table:table-cell table:formula="of:=COM.MICROSOFT.NORM.INV(RAND();80;10)" office:value-type="float" office:value="65.4095553517535" calcext:value-type="float">
            <text:p>65,4096</text:p>
          </table:table-cell>
          <table:table-cell table:number-columns-repeated="5"/>
          <table:table-cell office:value-type="float" office:value="1659" calcext:value-type="float">
            <text:p>1659</text:p>
          </table:table-cell>
          <table:table-cell table:formula="of:=4*PI()*PI()*[.I1684]*[.B1684]" office:value-type="float" office:value="55249.5647756218" calcext:value-type="float">
            <text:p>55249,5648</text:p>
          </table:table-cell>
          <table:table-cell table:number-columns-repeated="5"/>
          <table:table-cell table:formula="of:=COM.MICROSOFT.NORM.INV(RAND();[.$S$28];[.$S$30])" office:value-type="float" office:value="74646.0458106413" calcext:value-type="float">
            <text:p>74646,0458106413</text:p>
          </table:table-cell>
          <table:table-cell table:number-columns-repeated="1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18+4*RAND()" office:value-type="float" office:value="20.7366983746178" calcext:value-type="float">
            <text:p>20,7367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formula="of:=COM.MICROSOFT.NORM.INV(RAND();80;10)" office:value-type="float" office:value="70.9500287312749" calcext:value-type="float">
            <text:p>70,9500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formula="of:=4*PI()*PI()*[.I1685]*[.B1685]" office:value-type="float" office:value="58083.3856289905" calcext:value-type="float">
            <text:p>58083,3856</text:p>
          </table:table-cell>
          <table:table-cell table:number-columns-repeated="5"/>
          <table:table-cell table:formula="of:=COM.MICROSOFT.NORM.INV(RAND();[.$S$28];[.$S$30])" office:value-type="float" office:value="50224.9943032426" calcext:value-type="float">
            <text:p>50224,9943032426</text:p>
          </table:table-cell>
          <table:table-cell table:number-columns-repeated="1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18+4*RAND()" office:value-type="float" office:value="18.385802634526" calcext:value-type="float">
            <text:p>18,3858</text:p>
          </table:table-cell>
          <table:table-cell table:number-columns-repeated="5"/>
          <table:table-cell office:value-type="float" office:value="1661" calcext:value-type="float">
            <text:p>1661</text:p>
          </table:table-cell>
          <table:table-cell table:formula="of:=COM.MICROSOFT.NORM.INV(RAND();80;10)" office:value-type="float" office:value="77.5058711265381" calcext:value-type="float">
            <text:p>77,5059</text:p>
          </table:table-cell>
          <table:table-cell table:number-columns-repeated="5"/>
          <table:table-cell office:value-type="float" office:value="1661" calcext:value-type="float">
            <text:p>1661</text:p>
          </table:table-cell>
          <table:table-cell table:formula="of:=4*PI()*PI()*[.I1686]*[.B1686]" office:value-type="float" office:value="56257.0470783206" calcext:value-type="float">
            <text:p>56257,0471</text:p>
          </table:table-cell>
          <table:table-cell table:number-columns-repeated="5"/>
          <table:table-cell table:formula="of:=COM.MICROSOFT.NORM.INV(RAND();[.$S$28];[.$S$30])" office:value-type="float" office:value="58617.0189063608" calcext:value-type="float">
            <text:p>58617,0189063608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18+4*RAND()" office:value-type="float" office:value="20.6554331663065" calcext:value-type="float">
            <text:p>20,6554</text:p>
          </table:table-cell>
          <table:table-cell table:number-columns-repeated="5"/>
          <table:table-cell office:value-type="float" office:value="1662" calcext:value-type="float">
            <text:p>1662</text:p>
          </table:table-cell>
          <table:table-cell table:formula="of:=COM.MICROSOFT.NORM.INV(RAND();80;10)" office:value-type="float" office:value="68.6043134441314" calcext:value-type="float">
            <text:p>68,6043</text:p>
          </table:table-cell>
          <table:table-cell table:number-columns-repeated="5"/>
          <table:table-cell office:value-type="float" office:value="1662" calcext:value-type="float">
            <text:p>1662</text:p>
          </table:table-cell>
          <table:table-cell table:formula="of:=4*PI()*PI()*[.I1687]*[.B1687]" office:value-type="float" office:value="55942.9631721543" calcext:value-type="float">
            <text:p>55942,9632</text:p>
          </table:table-cell>
          <table:table-cell table:number-columns-repeated="5"/>
          <table:table-cell table:formula="of:=COM.MICROSOFT.NORM.INV(RAND();[.$S$28];[.$S$30])" office:value-type="float" office:value="80727.3746149197" calcext:value-type="float">
            <text:p>80727,3746149197</text:p>
          </table:table-cell>
          <table:table-cell table:number-columns-repeated="1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18+4*RAND()" office:value-type="float" office:value="20.5635523800738" calcext:value-type="float">
            <text:p>20,5636</text:p>
          </table:table-cell>
          <table:table-cell table:number-columns-repeated="5"/>
          <table:table-cell office:value-type="float" office:value="1663" calcext:value-type="float">
            <text:p>1663</text:p>
          </table:table-cell>
          <table:table-cell table:formula="of:=COM.MICROSOFT.NORM.INV(RAND();80;10)" office:value-type="float" office:value="71.4744781393863" calcext:value-type="float">
            <text:p>71,4745</text:p>
          </table:table-cell>
          <table:table-cell table:number-columns-repeated="5"/>
          <table:table-cell office:value-type="float" office:value="1663" calcext:value-type="float">
            <text:p>1663</text:p>
          </table:table-cell>
          <table:table-cell table:formula="of:=4*PI()*PI()*[.I1688]*[.B1688]" office:value-type="float" office:value="58024.1612749402" calcext:value-type="float">
            <text:p>58024,1613</text:p>
          </table:table-cell>
          <table:table-cell table:number-columns-repeated="5"/>
          <table:table-cell table:formula="of:=COM.MICROSOFT.NORM.INV(RAND();[.$S$28];[.$S$30])" office:value-type="float" office:value="47299.4640573246" calcext:value-type="float">
            <text:p>47299,4640573246</text:p>
          </table:table-cell>
          <table:table-cell table:number-columns-repeated="1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18+4*RAND()" office:value-type="float" office:value="20.9162947307341" calcext:value-type="float">
            <text:p>20,9163</text:p>
          </table:table-cell>
          <table:table-cell table:number-columns-repeated="5"/>
          <table:table-cell office:value-type="float" office:value="1664" calcext:value-type="float">
            <text:p>1664</text:p>
          </table:table-cell>
          <table:table-cell table:formula="of:=COM.MICROSOFT.NORM.INV(RAND();80;10)" office:value-type="float" office:value="64.6291846455936" calcext:value-type="float">
            <text:p>64,6292</text:p>
          </table:table-cell>
          <table:table-cell table:number-columns-repeated="5"/>
          <table:table-cell office:value-type="float" office:value="1664" calcext:value-type="float">
            <text:p>1664</text:p>
          </table:table-cell>
          <table:table-cell table:formula="of:=4*PI()*PI()*[.I1689]*[.B1689]" office:value-type="float" office:value="53367.0462842643" calcext:value-type="float">
            <text:p>53367,0463</text:p>
          </table:table-cell>
          <table:table-cell table:number-columns-repeated="5"/>
          <table:table-cell table:formula="of:=COM.MICROSOFT.NORM.INV(RAND();[.$S$28];[.$S$30])" office:value-type="float" office:value="49818.8664328064" calcext:value-type="float">
            <text:p>49818,8664328064</text:p>
          </table:table-cell>
          <table:table-cell table:number-columns-repeated="1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18+4*RAND()" office:value-type="float" office:value="20.9326840038411" calcext:value-type="float">
            <text:p>20,9327</text:p>
          </table:table-cell>
          <table:table-cell table:number-columns-repeated="5"/>
          <table:table-cell office:value-type="float" office:value="1665" calcext:value-type="float">
            <text:p>1665</text:p>
          </table:table-cell>
          <table:table-cell table:formula="of:=COM.MICROSOFT.NORM.INV(RAND();80;10)" office:value-type="float" office:value="68.9349399860401" calcext:value-type="float">
            <text:p>68,9349</text:p>
          </table:table-cell>
          <table:table-cell table:number-columns-repeated="5"/>
          <table:table-cell office:value-type="float" office:value="1665" calcext:value-type="float">
            <text:p>1665</text:p>
          </table:table-cell>
          <table:table-cell table:formula="of:=4*PI()*PI()*[.I1690]*[.B1690]" office:value-type="float" office:value="56967.0927116396" calcext:value-type="float">
            <text:p>56967,0927</text:p>
          </table:table-cell>
          <table:table-cell table:number-columns-repeated="5"/>
          <table:table-cell table:formula="of:=COM.MICROSOFT.NORM.INV(RAND();[.$S$28];[.$S$30])" office:value-type="float" office:value="63941.3635000087" calcext:value-type="float">
            <text:p>63941,3635000087</text:p>
          </table:table-cell>
          <table:table-cell table:number-columns-repeated="1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18+4*RAND()" office:value-type="float" office:value="20.9732932406478" calcext:value-type="float">
            <text:p>20,9733</text:p>
          </table:table-cell>
          <table:table-cell table:number-columns-repeated="5"/>
          <table:table-cell office:value-type="float" office:value="1666" calcext:value-type="float">
            <text:p>1666</text:p>
          </table:table-cell>
          <table:table-cell table:formula="of:=COM.MICROSOFT.NORM.INV(RAND();80;10)" office:value-type="float" office:value="73.945218051752" calcext:value-type="float">
            <text:p>73,9452</text:p>
          </table:table-cell>
          <table:table-cell table:number-columns-repeated="5"/>
          <table:table-cell office:value-type="float" office:value="1666" calcext:value-type="float">
            <text:p>1666</text:p>
          </table:table-cell>
          <table:table-cell table:formula="of:=4*PI()*PI()*[.I1691]*[.B1691]" office:value-type="float" office:value="61226.0807144772" calcext:value-type="float">
            <text:p>61226,0807</text:p>
          </table:table-cell>
          <table:table-cell table:number-columns-repeated="5"/>
          <table:table-cell table:formula="of:=COM.MICROSOFT.NORM.INV(RAND();[.$S$28];[.$S$30])" office:value-type="float" office:value="67591.1082525633" calcext:value-type="float">
            <text:p>67591,1082525633</text:p>
          </table:table-cell>
          <table:table-cell table:number-columns-repeated="1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18+4*RAND()" office:value-type="float" office:value="21.6983195221983" calcext:value-type="float">
            <text:p>21,6983</text:p>
          </table:table-cell>
          <table:table-cell table:number-columns-repeated="5"/>
          <table:table-cell office:value-type="float" office:value="1667" calcext:value-type="float">
            <text:p>1667</text:p>
          </table:table-cell>
          <table:table-cell table:formula="of:=COM.MICROSOFT.NORM.INV(RAND();80;10)" office:value-type="float" office:value="96.4635936423426" calcext:value-type="float">
            <text:p>96,4636</text:p>
          </table:table-cell>
          <table:table-cell table:number-columns-repeated="5"/>
          <table:table-cell office:value-type="float" office:value="1667" calcext:value-type="float">
            <text:p>1667</text:p>
          </table:table-cell>
          <table:table-cell table:formula="of:=4*PI()*PI()*[.I1692]*[.B1692]" office:value-type="float" office:value="82632.1920793839" calcext:value-type="float">
            <text:p>82632,1921</text:p>
          </table:table-cell>
          <table:table-cell table:number-columns-repeated="5"/>
          <table:table-cell table:formula="of:=COM.MICROSOFT.NORM.INV(RAND();[.$S$28];[.$S$30])" office:value-type="float" office:value="60110.4217125252" calcext:value-type="float">
            <text:p>60110,4217125252</text:p>
          </table:table-cell>
          <table:table-cell table:number-columns-repeated="1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18+4*RAND()" office:value-type="float" office:value="18.7837899192236" calcext:value-type="float">
            <text:p>18,7838</text:p>
          </table:table-cell>
          <table:table-cell table:number-columns-repeated="5"/>
          <table:table-cell office:value-type="float" office:value="1668" calcext:value-type="float">
            <text:p>1668</text:p>
          </table:table-cell>
          <table:table-cell table:formula="of:=COM.MICROSOFT.NORM.INV(RAND();80;10)" office:value-type="float" office:value="77.6215919048503" calcext:value-type="float">
            <text:p>77,6216</text:p>
          </table:table-cell>
          <table:table-cell table:number-columns-repeated="5"/>
          <table:table-cell office:value-type="float" office:value="1668" calcext:value-type="float">
            <text:p>1668</text:p>
          </table:table-cell>
          <table:table-cell table:formula="of:=4*PI()*PI()*[.I1693]*[.B1693]" office:value-type="float" office:value="57560.6254535373" calcext:value-type="float">
            <text:p>57560,6255</text:p>
          </table:table-cell>
          <table:table-cell table:number-columns-repeated="5"/>
          <table:table-cell table:formula="of:=COM.MICROSOFT.NORM.INV(RAND();[.$S$28];[.$S$30])" office:value-type="float" office:value="55965.1859112992" calcext:value-type="float">
            <text:p>55965,1859112992</text:p>
          </table:table-cell>
          <table:table-cell table:number-columns-repeated="1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18+4*RAND()" office:value-type="float" office:value="18.7116327439435" calcext:value-type="float">
            <text:p>18,7116</text:p>
          </table:table-cell>
          <table:table-cell table:number-columns-repeated="5"/>
          <table:table-cell office:value-type="float" office:value="1669" calcext:value-type="float">
            <text:p>1669</text:p>
          </table:table-cell>
          <table:table-cell table:formula="of:=COM.MICROSOFT.NORM.INV(RAND();80;10)" office:value-type="float" office:value="81.3313936708026" calcext:value-type="float">
            <text:p>81,3314</text:p>
          </table:table-cell>
          <table:table-cell table:number-columns-repeated="5"/>
          <table:table-cell office:value-type="float" office:value="1669" calcext:value-type="float">
            <text:p>1669</text:p>
          </table:table-cell>
          <table:table-cell table:formula="of:=4*PI()*PI()*[.I1694]*[.B1694]" office:value-type="float" office:value="60079.9601510078" calcext:value-type="float">
            <text:p>60079,9602</text:p>
          </table:table-cell>
          <table:table-cell table:number-columns-repeated="5"/>
          <table:table-cell table:formula="of:=COM.MICROSOFT.NORM.INV(RAND();[.$S$28];[.$S$30])" office:value-type="float" office:value="69121.4053960308" calcext:value-type="float">
            <text:p>69121,4053960308</text:p>
          </table:table-cell>
          <table:table-cell table:number-columns-repeated="1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18+4*RAND()" office:value-type="float" office:value="20.6185905677266" calcext:value-type="float">
            <text:p>20,6186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formula="of:=COM.MICROSOFT.NORM.INV(RAND();80;10)" office:value-type="float" office:value="83.7022900902074" calcext:value-type="float">
            <text:p>83,7023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formula="of:=4*PI()*PI()*[.I1695]*[.B1695]" office:value-type="float" office:value="68132.7709333993" calcext:value-type="float">
            <text:p>68132,7709</text:p>
          </table:table-cell>
          <table:table-cell table:number-columns-repeated="5"/>
          <table:table-cell table:formula="of:=COM.MICROSOFT.NORM.INV(RAND();[.$S$28];[.$S$30])" office:value-type="float" office:value="61092.7791429061" calcext:value-type="float">
            <text:p>61092,7791429061</text:p>
          </table:table-cell>
          <table:table-cell table:number-columns-repeated="1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18+4*RAND()" office:value-type="float" office:value="18.4405611581169" calcext:value-type="float">
            <text:p>18,4406</text:p>
          </table:table-cell>
          <table:table-cell table:number-columns-repeated="5"/>
          <table:table-cell office:value-type="float" office:value="1671" calcext:value-type="float">
            <text:p>1671</text:p>
          </table:table-cell>
          <table:table-cell table:formula="of:=COM.MICROSOFT.NORM.INV(RAND();80;10)" office:value-type="float" office:value="70.4332859134731" calcext:value-type="float">
            <text:p>70,4333</text:p>
          </table:table-cell>
          <table:table-cell table:number-columns-repeated="5"/>
          <table:table-cell office:value-type="float" office:value="1671" calcext:value-type="float">
            <text:p>1671</text:p>
          </table:table-cell>
          <table:table-cell table:formula="of:=4*PI()*PI()*[.I1696]*[.B1696]" office:value-type="float" office:value="51275.7261517742" calcext:value-type="float">
            <text:p>51275,7262</text:p>
          </table:table-cell>
          <table:table-cell table:number-columns-repeated="5"/>
          <table:table-cell table:formula="of:=COM.MICROSOFT.NORM.INV(RAND();[.$S$28];[.$S$30])" office:value-type="float" office:value="77824.7042805789" calcext:value-type="float">
            <text:p>77824,7042805789</text:p>
          </table:table-cell>
          <table:table-cell table:number-columns-repeated="1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18+4*RAND()" office:value-type="float" office:value="18.5994272357784" calcext:value-type="float">
            <text:p>18,5994</text:p>
          </table:table-cell>
          <table:table-cell table:number-columns-repeated="5"/>
          <table:table-cell office:value-type="float" office:value="1672" calcext:value-type="float">
            <text:p>1672</text:p>
          </table:table-cell>
          <table:table-cell table:formula="of:=COM.MICROSOFT.NORM.INV(RAND();80;10)" office:value-type="float" office:value="67.5987466621745" calcext:value-type="float">
            <text:p>67,5987</text:p>
          </table:table-cell>
          <table:table-cell table:number-columns-repeated="5"/>
          <table:table-cell office:value-type="float" office:value="1672" calcext:value-type="float">
            <text:p>1672</text:p>
          </table:table-cell>
          <table:table-cell table:formula="of:=4*PI()*PI()*[.I1697]*[.B1697]" office:value-type="float" office:value="49636.1343038067" calcext:value-type="float">
            <text:p>49636,1343</text:p>
          </table:table-cell>
          <table:table-cell table:number-columns-repeated="5"/>
          <table:table-cell table:formula="of:=COM.MICROSOFT.NORM.INV(RAND();[.$S$28];[.$S$30])" office:value-type="float" office:value="54631.8450559151" calcext:value-type="float">
            <text:p>54631,8450559151</text:p>
          </table:table-cell>
          <table:table-cell table:number-columns-repeated="1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18+4*RAND()" office:value-type="float" office:value="19.2552784481086" calcext:value-type="float">
            <text:p>19,2553</text:p>
          </table:table-cell>
          <table:table-cell table:number-columns-repeated="5"/>
          <table:table-cell office:value-type="float" office:value="1673" calcext:value-type="float">
            <text:p>1673</text:p>
          </table:table-cell>
          <table:table-cell table:formula="of:=COM.MICROSOFT.NORM.INV(RAND();80;10)" office:value-type="float" office:value="95.4601975165175" calcext:value-type="float">
            <text:p>95,4602</text:p>
          </table:table-cell>
          <table:table-cell table:number-columns-repeated="5"/>
          <table:table-cell office:value-type="float" office:value="1673" calcext:value-type="float">
            <text:p>1673</text:p>
          </table:table-cell>
          <table:table-cell table:formula="of:=4*PI()*PI()*[.I1698]*[.B1698]" office:value-type="float" office:value="72565.7801385541" calcext:value-type="float">
            <text:p>72565,7801</text:p>
          </table:table-cell>
          <table:table-cell table:number-columns-repeated="5"/>
          <table:table-cell table:formula="of:=COM.MICROSOFT.NORM.INV(RAND();[.$S$28];[.$S$30])" office:value-type="float" office:value="73077.8834121921" calcext:value-type="float">
            <text:p>73077,8834121921</text:p>
          </table:table-cell>
          <table:table-cell table:number-columns-repeated="1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18+4*RAND()" office:value-type="float" office:value="19.735889102798" calcext:value-type="float">
            <text:p>19,7359</text:p>
          </table:table-cell>
          <table:table-cell table:number-columns-repeated="5"/>
          <table:table-cell office:value-type="float" office:value="1674" calcext:value-type="float">
            <text:p>1674</text:p>
          </table:table-cell>
          <table:table-cell table:formula="of:=COM.MICROSOFT.NORM.INV(RAND();80;10)" office:value-type="float" office:value="87.5887655438919" calcext:value-type="float">
            <text:p>87,5888</text:p>
          </table:table-cell>
          <table:table-cell table:number-columns-repeated="5"/>
          <table:table-cell office:value-type="float" office:value="1674" calcext:value-type="float">
            <text:p>1674</text:p>
          </table:table-cell>
          <table:table-cell table:formula="of:=4*PI()*PI()*[.I1699]*[.B1699]" office:value-type="float" office:value="68244.0572162008" calcext:value-type="float">
            <text:p>68244,0572</text:p>
          </table:table-cell>
          <table:table-cell table:number-columns-repeated="5"/>
          <table:table-cell table:formula="of:=COM.MICROSOFT.NORM.INV(RAND();[.$S$28];[.$S$30])" office:value-type="float" office:value="77713.4931611283" calcext:value-type="float">
            <text:p>77713,4931611283</text:p>
          </table:table-cell>
          <table:table-cell table:number-columns-repeated="1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18+4*RAND()" office:value-type="float" office:value="21.4971713847481" calcext:value-type="float">
            <text:p>21,4972</text:p>
          </table:table-cell>
          <table:table-cell table:number-columns-repeated="5"/>
          <table:table-cell office:value-type="float" office:value="1675" calcext:value-type="float">
            <text:p>1675</text:p>
          </table:table-cell>
          <table:table-cell table:formula="of:=COM.MICROSOFT.NORM.INV(RAND();80;10)" office:value-type="float" office:value="80.7538851839358" calcext:value-type="float">
            <text:p>80,7539</text:p>
          </table:table-cell>
          <table:table-cell table:number-columns-repeated="5"/>
          <table:table-cell office:value-type="float" office:value="1675" calcext:value-type="float">
            <text:p>1675</text:p>
          </table:table-cell>
          <table:table-cell table:formula="of:=4*PI()*PI()*[.I1700]*[.B1700]" office:value-type="float" office:value="68533.7477268848" calcext:value-type="float">
            <text:p>68533,7477</text:p>
          </table:table-cell>
          <table:table-cell table:number-columns-repeated="5"/>
          <table:table-cell table:formula="of:=COM.MICROSOFT.NORM.INV(RAND();[.$S$28];[.$S$30])" office:value-type="float" office:value="51309.0636632858" calcext:value-type="float">
            <text:p>51309,0636632858</text:p>
          </table:table-cell>
          <table:table-cell table:number-columns-repeated="1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18+4*RAND()" office:value-type="float" office:value="19.9125405014493" calcext:value-type="float">
            <text:p>19,9125</text:p>
          </table:table-cell>
          <table:table-cell table:number-columns-repeated="5"/>
          <table:table-cell office:value-type="float" office:value="1676" calcext:value-type="float">
            <text:p>1676</text:p>
          </table:table-cell>
          <table:table-cell table:formula="of:=COM.MICROSOFT.NORM.INV(RAND();80;10)" office:value-type="float" office:value="84.9953981125151" calcext:value-type="float">
            <text:p>84,9954</text:p>
          </table:table-cell>
          <table:table-cell table:number-columns-repeated="5"/>
          <table:table-cell office:value-type="float" office:value="1676" calcext:value-type="float">
            <text:p>1676</text:p>
          </table:table-cell>
          <table:table-cell table:formula="of:=4*PI()*PI()*[.I1701]*[.B1701]" office:value-type="float" office:value="66816.2074902981" calcext:value-type="float">
            <text:p>66816,2075</text:p>
          </table:table-cell>
          <table:table-cell table:number-columns-repeated="5"/>
          <table:table-cell table:formula="of:=COM.MICROSOFT.NORM.INV(RAND();[.$S$28];[.$S$30])" office:value-type="float" office:value="62442.0142268602" calcext:value-type="float">
            <text:p>62442,0142268602</text:p>
          </table:table-cell>
          <table:table-cell table:number-columns-repeated="1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18+4*RAND()" office:value-type="float" office:value="18.5762076782994" calcext:value-type="float">
            <text:p>18,5762</text:p>
          </table:table-cell>
          <table:table-cell table:number-columns-repeated="5"/>
          <table:table-cell office:value-type="float" office:value="1677" calcext:value-type="float">
            <text:p>1677</text:p>
          </table:table-cell>
          <table:table-cell table:formula="of:=COM.MICROSOFT.NORM.INV(RAND();80;10)" office:value-type="float" office:value="85.2178112665054" calcext:value-type="float">
            <text:p>85,2178</text:p>
          </table:table-cell>
          <table:table-cell table:number-columns-repeated="5"/>
          <table:table-cell office:value-type="float" office:value="1677" calcext:value-type="float">
            <text:p>1677</text:p>
          </table:table-cell>
          <table:table-cell table:formula="of:=4*PI()*PI()*[.I1702]*[.B1702]" office:value-type="float" office:value="62495.2730739813" calcext:value-type="float">
            <text:p>62495,2731</text:p>
          </table:table-cell>
          <table:table-cell table:number-columns-repeated="5"/>
          <table:table-cell table:formula="of:=COM.MICROSOFT.NORM.INV(RAND();[.$S$28];[.$S$30])" office:value-type="float" office:value="47527.4493580121" calcext:value-type="float">
            <text:p>47527,4493580121</text:p>
          </table:table-cell>
          <table:table-cell table:number-columns-repeated="1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18+4*RAND()" office:value-type="float" office:value="18.6453929846175" calcext:value-type="float">
            <text:p>18,6454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formula="of:=COM.MICROSOFT.NORM.INV(RAND();80;10)" office:value-type="float" office:value="73.739853505852" calcext:value-type="float">
            <text:p>73,7399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formula="of:=4*PI()*PI()*[.I1703]*[.B1703]" office:value-type="float" office:value="54279.213795928" calcext:value-type="float">
            <text:p>54279,2138</text:p>
          </table:table-cell>
          <table:table-cell table:number-columns-repeated="5"/>
          <table:table-cell table:formula="of:=COM.MICROSOFT.NORM.INV(RAND();[.$S$28];[.$S$30])" office:value-type="float" office:value="55425.4393681416" calcext:value-type="float">
            <text:p>55425,4393681416</text:p>
          </table:table-cell>
          <table:table-cell table:number-columns-repeated="1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18+4*RAND()" office:value-type="float" office:value="21.2066645468585" calcext:value-type="float">
            <text:p>21,2067</text:p>
          </table:table-cell>
          <table:table-cell table:number-columns-repeated="5"/>
          <table:table-cell office:value-type="float" office:value="1679" calcext:value-type="float">
            <text:p>1679</text:p>
          </table:table-cell>
          <table:table-cell table:formula="of:=COM.MICROSOFT.NORM.INV(RAND();80;10)" office:value-type="float" office:value="69.8094489192193" calcext:value-type="float">
            <text:p>69,8094</text:p>
          </table:table-cell>
          <table:table-cell table:number-columns-repeated="5"/>
          <table:table-cell office:value-type="float" office:value="1679" calcext:value-type="float">
            <text:p>1679</text:p>
          </table:table-cell>
          <table:table-cell table:formula="of:=4*PI()*PI()*[.I1704]*[.B1704]" office:value-type="float" office:value="58444.8587042496" calcext:value-type="float">
            <text:p>58444,8587</text:p>
          </table:table-cell>
          <table:table-cell table:number-columns-repeated="5"/>
          <table:table-cell table:formula="of:=COM.MICROSOFT.NORM.INV(RAND();[.$S$28];[.$S$30])" office:value-type="float" office:value="49967.822969096" calcext:value-type="float">
            <text:p>49967,822969096</text:p>
          </table:table-cell>
          <table:table-cell table:number-columns-repeated="1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18+4*RAND()" office:value-type="float" office:value="21.142567215953" calcext:value-type="float">
            <text:p>21,1426</text:p>
          </table:table-cell>
          <table:table-cell table:number-columns-repeated="5"/>
          <table:table-cell office:value-type="float" office:value="1680" calcext:value-type="float">
            <text:p>1680</text:p>
          </table:table-cell>
          <table:table-cell table:formula="of:=COM.MICROSOFT.NORM.INV(RAND();80;10)" office:value-type="float" office:value="90.625032110169" calcext:value-type="float">
            <text:p>90,6250</text:p>
          </table:table-cell>
          <table:table-cell table:number-columns-repeated="5"/>
          <table:table-cell office:value-type="float" office:value="1680" calcext:value-type="float">
            <text:p>1680</text:p>
          </table:table-cell>
          <table:table-cell table:formula="of:=4*PI()*PI()*[.I1705]*[.B1705]" office:value-type="float" office:value="75642.4575378338" calcext:value-type="float">
            <text:p>75642,4575</text:p>
          </table:table-cell>
          <table:table-cell table:number-columns-repeated="5"/>
          <table:table-cell table:formula="of:=COM.MICROSOFT.NORM.INV(RAND();[.$S$28];[.$S$30])" office:value-type="float" office:value="82901.7319784417" calcext:value-type="float">
            <text:p>82901,7319784417</text:p>
          </table:table-cell>
          <table:table-cell table:number-columns-repeated="1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18+4*RAND()" office:value-type="float" office:value="21.1371209169738" calcext:value-type="float">
            <text:p>21,1371</text:p>
          </table:table-cell>
          <table:table-cell table:number-columns-repeated="5"/>
          <table:table-cell office:value-type="float" office:value="1681" calcext:value-type="float">
            <text:p>1681</text:p>
          </table:table-cell>
          <table:table-cell table:formula="of:=COM.MICROSOFT.NORM.INV(RAND();80;10)" office:value-type="float" office:value="68.4706124465765" calcext:value-type="float">
            <text:p>68,4706</text:p>
          </table:table-cell>
          <table:table-cell table:number-columns-repeated="5"/>
          <table:table-cell office:value-type="float" office:value="1681" calcext:value-type="float">
            <text:p>1681</text:p>
          </table:table-cell>
          <table:table-cell table:formula="of:=4*PI()*PI()*[.I1706]*[.B1706]" office:value-type="float" office:value="57135.993185843" calcext:value-type="float">
            <text:p>57135,9932</text:p>
          </table:table-cell>
          <table:table-cell table:number-columns-repeated="5"/>
          <table:table-cell table:formula="of:=COM.MICROSOFT.NORM.INV(RAND();[.$S$28];[.$S$30])" office:value-type="float" office:value="73397.4490343366" calcext:value-type="float">
            <text:p>73397,4490343366</text:p>
          </table:table-cell>
          <table:table-cell table:number-columns-repeated="1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18+4*RAND()" office:value-type="float" office:value="20.9965920806862" calcext:value-type="float">
            <text:p>20,9966</text:p>
          </table:table-cell>
          <table:table-cell table:number-columns-repeated="5"/>
          <table:table-cell office:value-type="float" office:value="1682" calcext:value-type="float">
            <text:p>1682</text:p>
          </table:table-cell>
          <table:table-cell table:formula="of:=COM.MICROSOFT.NORM.INV(RAND();80;10)" office:value-type="float" office:value="74.746580142595" calcext:value-type="float">
            <text:p>74,7466</text:p>
          </table:table-cell>
          <table:table-cell table:number-columns-repeated="5"/>
          <table:table-cell office:value-type="float" office:value="1682" calcext:value-type="float">
            <text:p>1682</text:p>
          </table:table-cell>
          <table:table-cell table:formula="of:=4*PI()*PI()*[.I1707]*[.B1707]" office:value-type="float" office:value="61958.3544629889" calcext:value-type="float">
            <text:p>61958,3545</text:p>
          </table:table-cell>
          <table:table-cell table:number-columns-repeated="5"/>
          <table:table-cell table:formula="of:=COM.MICROSOFT.NORM.INV(RAND();[.$S$28];[.$S$30])" office:value-type="float" office:value="61476.2690742026" calcext:value-type="float">
            <text:p>61476,2690742026</text:p>
          </table:table-cell>
          <table:table-cell table:number-columns-repeated="1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18+4*RAND()" office:value-type="float" office:value="19.4568441105075" calcext:value-type="float">
            <text:p>19,4568</text:p>
          </table:table-cell>
          <table:table-cell table:number-columns-repeated="5"/>
          <table:table-cell office:value-type="float" office:value="1683" calcext:value-type="float">
            <text:p>1683</text:p>
          </table:table-cell>
          <table:table-cell table:formula="of:=COM.MICROSOFT.NORM.INV(RAND();80;10)" office:value-type="float" office:value="84.0212371602257" calcext:value-type="float">
            <text:p>84,0212</text:p>
          </table:table-cell>
          <table:table-cell table:number-columns-repeated="5"/>
          <table:table-cell office:value-type="float" office:value="1683" calcext:value-type="float">
            <text:p>1683</text:p>
          </table:table-cell>
          <table:table-cell table:formula="of:=4*PI()*PI()*[.I1708]*[.B1708]" office:value-type="float" office:value="64538.8478353853" calcext:value-type="float">
            <text:p>64538,8478</text:p>
          </table:table-cell>
          <table:table-cell table:number-columns-repeated="5"/>
          <table:table-cell table:formula="of:=COM.MICROSOFT.NORM.INV(RAND();[.$S$28];[.$S$30])" office:value-type="float" office:value="74226.8033871414" calcext:value-type="float">
            <text:p>74226,8033871414</text:p>
          </table:table-cell>
          <table:table-cell table:number-columns-repeated="1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18+4*RAND()" office:value-type="float" office:value="20.7214497574605" calcext:value-type="float">
            <text:p>20,7214</text:p>
          </table:table-cell>
          <table:table-cell table:number-columns-repeated="5"/>
          <table:table-cell office:value-type="float" office:value="1684" calcext:value-type="float">
            <text:p>1684</text:p>
          </table:table-cell>
          <table:table-cell table:formula="of:=COM.MICROSOFT.NORM.INV(RAND();80;10)" office:value-type="float" office:value="66.2199898133702" calcext:value-type="float">
            <text:p>66,2200</text:p>
          </table:table-cell>
          <table:table-cell table:number-columns-repeated="5"/>
          <table:table-cell office:value-type="float" office:value="1684" calcext:value-type="float">
            <text:p>1684</text:p>
          </table:table-cell>
          <table:table-cell table:formula="of:=4*PI()*PI()*[.I1709]*[.B1709]" office:value-type="float" office:value="54171.265772064" calcext:value-type="float">
            <text:p>54171,2658</text:p>
          </table:table-cell>
          <table:table-cell table:number-columns-repeated="5"/>
          <table:table-cell table:formula="of:=COM.MICROSOFT.NORM.INV(RAND();[.$S$28];[.$S$30])" office:value-type="float" office:value="70660.2560138981" calcext:value-type="float">
            <text:p>70660,2560138981</text:p>
          </table:table-cell>
          <table:table-cell table:number-columns-repeated="1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18+4*RAND()" office:value-type="float" office:value="18.7981032333337" calcext:value-type="float">
            <text:p>18,7981</text:p>
          </table:table-cell>
          <table:table-cell table:number-columns-repeated="5"/>
          <table:table-cell office:value-type="float" office:value="1685" calcext:value-type="float">
            <text:p>1685</text:p>
          </table:table-cell>
          <table:table-cell table:formula="of:=COM.MICROSOFT.NORM.INV(RAND();80;10)" office:value-type="float" office:value="79.5665280135665" calcext:value-type="float">
            <text:p>79,5665</text:p>
          </table:table-cell>
          <table:table-cell table:number-columns-repeated="5"/>
          <table:table-cell office:value-type="float" office:value="1685" calcext:value-type="float">
            <text:p>1685</text:p>
          </table:table-cell>
          <table:table-cell table:formula="of:=4*PI()*PI()*[.I1710]*[.B1710]" office:value-type="float" office:value="59047.8616119115" calcext:value-type="float">
            <text:p>59047,8616</text:p>
          </table:table-cell>
          <table:table-cell table:number-columns-repeated="5"/>
          <table:table-cell table:formula="of:=COM.MICROSOFT.NORM.INV(RAND();[.$S$28];[.$S$30])" office:value-type="float" office:value="64174.8492757419" calcext:value-type="float">
            <text:p>64174,8492757419</text:p>
          </table:table-cell>
          <table:table-cell table:number-columns-repeated="1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18+4*RAND()" office:value-type="float" office:value="20.8188593494706" calcext:value-type="float">
            <text:p>20,8189</text:p>
          </table:table-cell>
          <table:table-cell table:number-columns-repeated="5"/>
          <table:table-cell office:value-type="float" office:value="1686" calcext:value-type="float">
            <text:p>1686</text:p>
          </table:table-cell>
          <table:table-cell table:formula="of:=COM.MICROSOFT.NORM.INV(RAND();80;10)" office:value-type="float" office:value="69.5511301603923" calcext:value-type="float">
            <text:p>69,5511</text:p>
          </table:table-cell>
          <table:table-cell table:number-columns-repeated="5"/>
          <table:table-cell office:value-type="float" office:value="1686" calcext:value-type="float">
            <text:p>1686</text:p>
          </table:table-cell>
          <table:table-cell table:formula="of:=4*PI()*PI()*[.I1711]*[.B1711]" office:value-type="float" office:value="57163.7694844647" calcext:value-type="float">
            <text:p>57163,7695</text:p>
          </table:table-cell>
          <table:table-cell table:number-columns-repeated="5"/>
          <table:table-cell table:formula="of:=COM.MICROSOFT.NORM.INV(RAND();[.$S$28];[.$S$30])" office:value-type="float" office:value="65276.3432714652" calcext:value-type="float">
            <text:p>65276,3432714652</text:p>
          </table:table-cell>
          <table:table-cell table:number-columns-repeated="1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18+4*RAND()" office:value-type="float" office:value="19.3631143239327" calcext:value-type="float">
            <text:p>19,3631</text:p>
          </table:table-cell>
          <table:table-cell table:number-columns-repeated="5"/>
          <table:table-cell office:value-type="float" office:value="1687" calcext:value-type="float">
            <text:p>1687</text:p>
          </table:table-cell>
          <table:table-cell table:formula="of:=COM.MICROSOFT.NORM.INV(RAND();80;10)" office:value-type="float" office:value="82.5695217115412" calcext:value-type="float">
            <text:p>82,5695</text:p>
          </table:table-cell>
          <table:table-cell table:number-columns-repeated="5"/>
          <table:table-cell office:value-type="float" office:value="1687" calcext:value-type="float">
            <text:p>1687</text:p>
          </table:table-cell>
          <table:table-cell table:formula="of:=4*PI()*PI()*[.I1712]*[.B1712]" office:value-type="float" office:value="63118.2159978219" calcext:value-type="float">
            <text:p>63118,2160</text:p>
          </table:table-cell>
          <table:table-cell table:number-columns-repeated="5"/>
          <table:table-cell table:formula="of:=COM.MICROSOFT.NORM.INV(RAND();[.$S$28];[.$S$30])" office:value-type="float" office:value="67857.9754219057" calcext:value-type="float">
            <text:p>67857,9754219057</text:p>
          </table:table-cell>
          <table:table-cell table:number-columns-repeated="1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18+4*RAND()" office:value-type="float" office:value="20.2988669839688" calcext:value-type="float">
            <text:p>20,2989</text:p>
          </table:table-cell>
          <table:table-cell table:number-columns-repeated="5"/>
          <table:table-cell office:value-type="float" office:value="1688" calcext:value-type="float">
            <text:p>1688</text:p>
          </table:table-cell>
          <table:table-cell table:formula="of:=COM.MICROSOFT.NORM.INV(RAND();80;10)" office:value-type="float" office:value="73.5851239325817" calcext:value-type="float">
            <text:p>73,5851</text:p>
          </table:table-cell>
          <table:table-cell table:number-columns-repeated="5"/>
          <table:table-cell office:value-type="float" office:value="1688" calcext:value-type="float">
            <text:p>1688</text:p>
          </table:table-cell>
          <table:table-cell table:formula="of:=4*PI()*PI()*[.I1713]*[.B1713]" office:value-type="float" office:value="58968.700878152" calcext:value-type="float">
            <text:p>58968,7009</text:p>
          </table:table-cell>
          <table:table-cell table:number-columns-repeated="5"/>
          <table:table-cell table:formula="of:=COM.MICROSOFT.NORM.INV(RAND();[.$S$28];[.$S$30])" office:value-type="float" office:value="66806.6187213019" calcext:value-type="float">
            <text:p>66806,6187213019</text:p>
          </table:table-cell>
          <table:table-cell table:number-columns-repeated="1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18+4*RAND()" office:value-type="float" office:value="20.4602634743787" calcext:value-type="float">
            <text:p>20,4603</text:p>
          </table:table-cell>
          <table:table-cell table:number-columns-repeated="5"/>
          <table:table-cell office:value-type="float" office:value="1689" calcext:value-type="float">
            <text:p>1689</text:p>
          </table:table-cell>
          <table:table-cell table:formula="of:=COM.MICROSOFT.NORM.INV(RAND();80;10)" office:value-type="float" office:value="77.1080361778539" calcext:value-type="float">
            <text:p>77,1080</text:p>
          </table:table-cell>
          <table:table-cell table:number-columns-repeated="5"/>
          <table:table-cell office:value-type="float" office:value="1689" calcext:value-type="float">
            <text:p>1689</text:p>
          </table:table-cell>
          <table:table-cell table:formula="of:=4*PI()*PI()*[.I1714]*[.B1714]" office:value-type="float" office:value="62283.154597163" calcext:value-type="float">
            <text:p>62283,1546</text:p>
          </table:table-cell>
          <table:table-cell table:number-columns-repeated="5"/>
          <table:table-cell table:formula="of:=COM.MICROSOFT.NORM.INV(RAND();[.$S$28];[.$S$30])" office:value-type="float" office:value="64301.564855784" calcext:value-type="float">
            <text:p>64301,564855784</text:p>
          </table:table-cell>
          <table:table-cell table:number-columns-repeated="1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18+4*RAND()" office:value-type="float" office:value="19.7782282023691" calcext:value-type="float">
            <text:p>19,7782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formula="of:=COM.MICROSOFT.NORM.INV(RAND();80;10)" office:value-type="float" office:value="74.219683014103" calcext:value-type="float">
            <text:p>74,2197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formula="of:=4*PI()*PI()*[.I1715]*[.B1715]" office:value-type="float" office:value="57951.7046678889" calcext:value-type="float">
            <text:p>57951,7047</text:p>
          </table:table-cell>
          <table:table-cell table:number-columns-repeated="5"/>
          <table:table-cell table:formula="of:=COM.MICROSOFT.NORM.INV(RAND();[.$S$28];[.$S$30])" office:value-type="float" office:value="69102.0553465592" calcext:value-type="float">
            <text:p>69102,0553465592</text:p>
          </table:table-cell>
          <table:table-cell table:number-columns-repeated="1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18+4*RAND()" office:value-type="float" office:value="21.0744151459076" calcext:value-type="float">
            <text:p>21,0744</text:p>
          </table:table-cell>
          <table:table-cell table:number-columns-repeated="5"/>
          <table:table-cell office:value-type="float" office:value="1691" calcext:value-type="float">
            <text:p>1691</text:p>
          </table:table-cell>
          <table:table-cell table:formula="of:=COM.MICROSOFT.NORM.INV(RAND();80;10)" office:value-type="float" office:value="90.8313985119184" calcext:value-type="float">
            <text:p>90,8314</text:p>
          </table:table-cell>
          <table:table-cell table:number-columns-repeated="5"/>
          <table:table-cell office:value-type="float" office:value="1691" calcext:value-type="float">
            <text:p>1691</text:p>
          </table:table-cell>
          <table:table-cell table:formula="of:=4*PI()*PI()*[.I1716]*[.B1716]" office:value-type="float" office:value="75570.3212974969" calcext:value-type="float">
            <text:p>75570,3213</text:p>
          </table:table-cell>
          <table:table-cell table:number-columns-repeated="5"/>
          <table:table-cell table:formula="of:=COM.MICROSOFT.NORM.INV(RAND();[.$S$28];[.$S$30])" office:value-type="float" office:value="74093.1037743328" calcext:value-type="float">
            <text:p>74093,1037743328</text:p>
          </table:table-cell>
          <table:table-cell table:number-columns-repeated="1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18+4*RAND()" office:value-type="float" office:value="21.8150781695731" calcext:value-type="float">
            <text:p>21,8151</text:p>
          </table:table-cell>
          <table:table-cell table:number-columns-repeated="5"/>
          <table:table-cell office:value-type="float" office:value="1692" calcext:value-type="float">
            <text:p>1692</text:p>
          </table:table-cell>
          <table:table-cell table:formula="of:=COM.MICROSOFT.NORM.INV(RAND();80;10)" office:value-type="float" office:value="82.6446961337707" calcext:value-type="float">
            <text:p>82,6447</text:p>
          </table:table-cell>
          <table:table-cell table:number-columns-repeated="5"/>
          <table:table-cell office:value-type="float" office:value="1692" calcext:value-type="float">
            <text:p>1692</text:p>
          </table:table-cell>
          <table:table-cell table:formula="of:=4*PI()*PI()*[.I1717]*[.B1717]" office:value-type="float" office:value="71175.6590930889" calcext:value-type="float">
            <text:p>71175,6591</text:p>
          </table:table-cell>
          <table:table-cell table:number-columns-repeated="5"/>
          <table:table-cell table:formula="of:=COM.MICROSOFT.NORM.INV(RAND();[.$S$28];[.$S$30])" office:value-type="float" office:value="64391.4730640877" calcext:value-type="float">
            <text:p>64391,4730640877</text:p>
          </table:table-cell>
          <table:table-cell table:number-columns-repeated="1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18+4*RAND()" office:value-type="float" office:value="19.4712391574867" calcext:value-type="float">
            <text:p>19,4712</text:p>
          </table:table-cell>
          <table:table-cell table:number-columns-repeated="5"/>
          <table:table-cell office:value-type="float" office:value="1693" calcext:value-type="float">
            <text:p>1693</text:p>
          </table:table-cell>
          <table:table-cell table:formula="of:=COM.MICROSOFT.NORM.INV(RAND();80;10)" office:value-type="float" office:value="75.8077989127126" calcext:value-type="float">
            <text:p>75,8078</text:p>
          </table:table-cell>
          <table:table-cell table:number-columns-repeated="5"/>
          <table:table-cell office:value-type="float" office:value="1693" calcext:value-type="float">
            <text:p>1693</text:p>
          </table:table-cell>
          <table:table-cell table:formula="of:=4*PI()*PI()*[.I1718]*[.B1718]" office:value-type="float" office:value="58272.9782487579" calcext:value-type="float">
            <text:p>58272,9782</text:p>
          </table:table-cell>
          <table:table-cell table:number-columns-repeated="5"/>
          <table:table-cell table:formula="of:=COM.MICROSOFT.NORM.INV(RAND();[.$S$28];[.$S$30])" office:value-type="float" office:value="65100.5917838443" calcext:value-type="float">
            <text:p>65100,5917838443</text:p>
          </table:table-cell>
          <table:table-cell table:number-columns-repeated="1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formula="of:=18+4*RAND()" office:value-type="float" office:value="20.8293424476869" calcext:value-type="float">
            <text:p>20,8293</text:p>
          </table:table-cell>
          <table:table-cell table:number-columns-repeated="5"/>
          <table:table-cell office:value-type="float" office:value="1694" calcext:value-type="float">
            <text:p>1694</text:p>
          </table:table-cell>
          <table:table-cell table:formula="of:=COM.MICROSOFT.NORM.INV(RAND();80;10)" office:value-type="float" office:value="76.4903206608055" calcext:value-type="float">
            <text:p>76,4903</text:p>
          </table:table-cell>
          <table:table-cell table:number-columns-repeated="5"/>
          <table:table-cell office:value-type="float" office:value="1694" calcext:value-type="float">
            <text:p>1694</text:p>
          </table:table-cell>
          <table:table-cell table:formula="of:=4*PI()*PI()*[.I1719]*[.B1719]" office:value-type="float" office:value="62898.7157750318" calcext:value-type="float">
            <text:p>62898,7158</text:p>
          </table:table-cell>
          <table:table-cell table:number-columns-repeated="5"/>
          <table:table-cell table:formula="of:=COM.MICROSOFT.NORM.INV(RAND();[.$S$28];[.$S$30])" office:value-type="float" office:value="75760.0274943953" calcext:value-type="float">
            <text:p>75760,0274943953</text:p>
          </table:table-cell>
          <table:table-cell table:number-columns-repeated="1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18+4*RAND()" office:value-type="float" office:value="18.715878602583" calcext:value-type="float">
            <text:p>18,7159</text:p>
          </table:table-cell>
          <table:table-cell table:number-columns-repeated="5"/>
          <table:table-cell office:value-type="float" office:value="1695" calcext:value-type="float">
            <text:p>1695</text:p>
          </table:table-cell>
          <table:table-cell table:formula="of:=COM.MICROSOFT.NORM.INV(RAND();80;10)" office:value-type="float" office:value="85.7542077693406" calcext:value-type="float">
            <text:p>85,7542</text:p>
          </table:table-cell>
          <table:table-cell table:number-columns-repeated="5"/>
          <table:table-cell office:value-type="float" office:value="1695" calcext:value-type="float">
            <text:p>1695</text:p>
          </table:table-cell>
          <table:table-cell table:formula="of:=4*PI()*PI()*[.I1720]*[.B1720]" office:value-type="float" office:value="63361.4920227209" calcext:value-type="float">
            <text:p>63361,4920</text:p>
          </table:table-cell>
          <table:table-cell table:number-columns-repeated="5"/>
          <table:table-cell table:formula="of:=COM.MICROSOFT.NORM.INV(RAND();[.$S$28];[.$S$30])" office:value-type="float" office:value="59645.5341693681" calcext:value-type="float">
            <text:p>59645,5341693681</text:p>
          </table:table-cell>
          <table:table-cell table:number-columns-repeated="1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18+4*RAND()" office:value-type="float" office:value="20.1650282009505" calcext:value-type="float">
            <text:p>20,1650</text:p>
          </table:table-cell>
          <table:table-cell table:number-columns-repeated="5"/>
          <table:table-cell office:value-type="float" office:value="1696" calcext:value-type="float">
            <text:p>1696</text:p>
          </table:table-cell>
          <table:table-cell table:formula="of:=COM.MICROSOFT.NORM.INV(RAND();80;10)" office:value-type="float" office:value="60.8434706170079" calcext:value-type="float">
            <text:p>60,8435</text:p>
          </table:table-cell>
          <table:table-cell table:number-columns-repeated="5"/>
          <table:table-cell office:value-type="float" office:value="1696" calcext:value-type="float">
            <text:p>1696</text:p>
          </table:table-cell>
          <table:table-cell table:formula="of:=4*PI()*PI()*[.I1721]*[.B1721]" office:value-type="float" office:value="48436.4772194783" calcext:value-type="float">
            <text:p>48436,4772</text:p>
          </table:table-cell>
          <table:table-cell table:number-columns-repeated="5"/>
          <table:table-cell table:formula="of:=COM.MICROSOFT.NORM.INV(RAND();[.$S$28];[.$S$30])" office:value-type="float" office:value="61740.6209161145" calcext:value-type="float">
            <text:p>61740,6209161145</text:p>
          </table:table-cell>
          <table:table-cell table:number-columns-repeated="1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18+4*RAND()" office:value-type="float" office:value="21.8224955010228" calcext:value-type="float">
            <text:p>21,8225</text:p>
          </table:table-cell>
          <table:table-cell table:number-columns-repeated="5"/>
          <table:table-cell office:value-type="float" office:value="1697" calcext:value-type="float">
            <text:p>1697</text:p>
          </table:table-cell>
          <table:table-cell table:formula="of:=COM.MICROSOFT.NORM.INV(RAND();80;10)" office:value-type="float" office:value="91.437959833304" calcext:value-type="float">
            <text:p>91,4380</text:p>
          </table:table-cell>
          <table:table-cell table:number-columns-repeated="5"/>
          <table:table-cell office:value-type="float" office:value="1697" calcext:value-type="float">
            <text:p>1697</text:p>
          </table:table-cell>
          <table:table-cell table:formula="of:=4*PI()*PI()*[.I1722]*[.B1722]" office:value-type="float" office:value="78775.410841181" calcext:value-type="float">
            <text:p>78775,4108</text:p>
          </table:table-cell>
          <table:table-cell table:number-columns-repeated="5"/>
          <table:table-cell table:formula="of:=COM.MICROSOFT.NORM.INV(RAND();[.$S$28];[.$S$30])" office:value-type="float" office:value="65644.7276975272" calcext:value-type="float">
            <text:p>65644,7276975272</text:p>
          </table:table-cell>
          <table:table-cell table:number-columns-repeated="1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18+4*RAND()" office:value-type="float" office:value="19.6737534613349" calcext:value-type="float">
            <text:p>19,6738</text:p>
          </table:table-cell>
          <table:table-cell table:number-columns-repeated="5"/>
          <table:table-cell office:value-type="float" office:value="1698" calcext:value-type="float">
            <text:p>1698</text:p>
          </table:table-cell>
          <table:table-cell table:formula="of:=COM.MICROSOFT.NORM.INV(RAND();80;10)" office:value-type="float" office:value="78.0521505627166" calcext:value-type="float">
            <text:p>78,0522</text:p>
          </table:table-cell>
          <table:table-cell table:number-columns-repeated="5"/>
          <table:table-cell office:value-type="float" office:value="1698" calcext:value-type="float">
            <text:p>1698</text:p>
          </table:table-cell>
          <table:table-cell table:formula="of:=4*PI()*PI()*[.I1723]*[.B1723]" office:value-type="float" office:value="60622.2198397699" calcext:value-type="float">
            <text:p>60622,2198</text:p>
          </table:table-cell>
          <table:table-cell table:number-columns-repeated="5"/>
          <table:table-cell table:formula="of:=COM.MICROSOFT.NORM.INV(RAND();[.$S$28];[.$S$30])" office:value-type="float" office:value="58452.0709211318" calcext:value-type="float">
            <text:p>58452,0709211318</text:p>
          </table:table-cell>
          <table:table-cell table:number-columns-repeated="1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18+4*RAND()" office:value-type="float" office:value="18.9639886249788" calcext:value-type="float">
            <text:p>18,9640</text:p>
          </table:table-cell>
          <table:table-cell table:number-columns-repeated="5"/>
          <table:table-cell office:value-type="float" office:value="1699" calcext:value-type="float">
            <text:p>1699</text:p>
          </table:table-cell>
          <table:table-cell table:formula="of:=COM.MICROSOFT.NORM.INV(RAND();80;10)" office:value-type="float" office:value="88.3291542488653" calcext:value-type="float">
            <text:p>88,3292</text:p>
          </table:table-cell>
          <table:table-cell table:number-columns-repeated="5"/>
          <table:table-cell office:value-type="float" office:value="1699" calcext:value-type="float">
            <text:p>1699</text:p>
          </table:table-cell>
          <table:table-cell table:formula="of:=4*PI()*PI()*[.I1724]*[.B1724]" office:value-type="float" office:value="66129.2344290987" calcext:value-type="float">
            <text:p>66129,2344</text:p>
          </table:table-cell>
          <table:table-cell table:number-columns-repeated="5"/>
          <table:table-cell table:formula="of:=COM.MICROSOFT.NORM.INV(RAND();[.$S$28];[.$S$30])" office:value-type="float" office:value="68314.3803534984" calcext:value-type="float">
            <text:p>68314,3803534984</text:p>
          </table:table-cell>
          <table:table-cell table:number-columns-repeated="1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18+4*RAND()" office:value-type="float" office:value="21.98172321124" calcext:value-type="float">
            <text:p>21,9817</text:p>
          </table:table-cell>
          <table:table-cell table:number-columns-repeated="5"/>
          <table:table-cell office:value-type="float" office:value="1700" calcext:value-type="float">
            <text:p>1700</text:p>
          </table:table-cell>
          <table:table-cell table:formula="of:=COM.MICROSOFT.NORM.INV(RAND();80;10)" office:value-type="float" office:value="70.3986175219946" calcext:value-type="float">
            <text:p>70,3986</text:p>
          </table:table-cell>
          <table:table-cell table:number-columns-repeated="5"/>
          <table:table-cell office:value-type="float" office:value="1700" calcext:value-type="float">
            <text:p>1700</text:p>
          </table:table-cell>
          <table:table-cell table:formula="of:=4*PI()*PI()*[.I1725]*[.B1725]" office:value-type="float" office:value="61092.1771417526" calcext:value-type="float">
            <text:p>61092,1771</text:p>
          </table:table-cell>
          <table:table-cell table:number-columns-repeated="5"/>
          <table:table-cell table:formula="of:=COM.MICROSOFT.NORM.INV(RAND();[.$S$28];[.$S$30])" office:value-type="float" office:value="45223.4601046464" calcext:value-type="float">
            <text:p>45223,4601046464</text:p>
          </table:table-cell>
          <table:table-cell table:number-columns-repeated="1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18+4*RAND()" office:value-type="float" office:value="19.8730195225216" calcext:value-type="float">
            <text:p>19,8730</text:p>
          </table:table-cell>
          <table:table-cell table:number-columns-repeated="5"/>
          <table:table-cell office:value-type="float" office:value="1701" calcext:value-type="float">
            <text:p>1701</text:p>
          </table:table-cell>
          <table:table-cell table:formula="of:=COM.MICROSOFT.NORM.INV(RAND();80;10)" office:value-type="float" office:value="85.296935669462" calcext:value-type="float">
            <text:p>85,2969</text:p>
          </table:table-cell>
          <table:table-cell table:number-columns-repeated="5"/>
          <table:table-cell office:value-type="float" office:value="1701" calcext:value-type="float">
            <text:p>1701</text:p>
          </table:table-cell>
          <table:table-cell table:formula="of:=4*PI()*PI()*[.I1726]*[.B1726]" office:value-type="float" office:value="66920.1683925918" calcext:value-type="float">
            <text:p>66920,1684</text:p>
          </table:table-cell>
          <table:table-cell table:number-columns-repeated="5"/>
          <table:table-cell table:formula="of:=COM.MICROSOFT.NORM.INV(RAND();[.$S$28];[.$S$30])" office:value-type="float" office:value="63642.1788720072" calcext:value-type="float">
            <text:p>63642,1788720072</text:p>
          </table:table-cell>
          <table:table-cell table:number-columns-repeated="1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18+4*RAND()" office:value-type="float" office:value="20.5522252344526" calcext:value-type="float">
            <text:p>20,5522</text:p>
          </table:table-cell>
          <table:table-cell table:number-columns-repeated="5"/>
          <table:table-cell office:value-type="float" office:value="1702" calcext:value-type="float">
            <text:p>1702</text:p>
          </table:table-cell>
          <table:table-cell table:formula="of:=COM.MICROSOFT.NORM.INV(RAND();80;10)" office:value-type="float" office:value="95.8836686597198" calcext:value-type="float">
            <text:p>95,8837</text:p>
          </table:table-cell>
          <table:table-cell table:number-columns-repeated="5"/>
          <table:table-cell office:value-type="float" office:value="1702" calcext:value-type="float">
            <text:p>1702</text:p>
          </table:table-cell>
          <table:table-cell table:formula="of:=4*PI()*PI()*[.I1727]*[.B1727]" office:value-type="float" office:value="77797.0680467554" calcext:value-type="float">
            <text:p>77797,0680</text:p>
          </table:table-cell>
          <table:table-cell table:number-columns-repeated="5"/>
          <table:table-cell table:formula="of:=COM.MICROSOFT.NORM.INV(RAND();[.$S$28];[.$S$30])" office:value-type="float" office:value="87139.1601985085" calcext:value-type="float">
            <text:p>87139,1601985085</text:p>
          </table:table-cell>
          <table:table-cell table:number-columns-repeated="1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18+4*RAND()" office:value-type="float" office:value="20.7986692623235" calcext:value-type="float">
            <text:p>20,7987</text:p>
          </table:table-cell>
          <table:table-cell table:number-columns-repeated="5"/>
          <table:table-cell office:value-type="float" office:value="1703" calcext:value-type="float">
            <text:p>1703</text:p>
          </table:table-cell>
          <table:table-cell table:formula="of:=COM.MICROSOFT.NORM.INV(RAND();80;10)" office:value-type="float" office:value="84.8124324311421" calcext:value-type="float">
            <text:p>84,8124</text:p>
          </table:table-cell>
          <table:table-cell table:number-columns-repeated="5"/>
          <table:table-cell office:value-type="float" office:value="1703" calcext:value-type="float">
            <text:p>1703</text:p>
          </table:table-cell>
          <table:table-cell table:formula="of:=4*PI()*PI()*[.I1728]*[.B1728]" office:value-type="float" office:value="69639.3653550408" calcext:value-type="float">
            <text:p>69639,3654</text:p>
          </table:table-cell>
          <table:table-cell table:number-columns-repeated="5"/>
          <table:table-cell table:formula="of:=COM.MICROSOFT.NORM.INV(RAND();[.$S$28];[.$S$30])" office:value-type="float" office:value="76592.5075156528" calcext:value-type="float">
            <text:p>76592,5075156528</text:p>
          </table:table-cell>
          <table:table-cell table:number-columns-repeated="1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18+4*RAND()" office:value-type="float" office:value="20.1186922029592" calcext:value-type="float">
            <text:p>20,1187</text:p>
          </table:table-cell>
          <table:table-cell table:number-columns-repeated="5"/>
          <table:table-cell office:value-type="float" office:value="1704" calcext:value-type="float">
            <text:p>1704</text:p>
          </table:table-cell>
          <table:table-cell table:formula="of:=COM.MICROSOFT.NORM.INV(RAND();80;10)" office:value-type="float" office:value="84.3157205802855" calcext:value-type="float">
            <text:p>84,3157</text:p>
          </table:table-cell>
          <table:table-cell table:number-columns-repeated="5"/>
          <table:table-cell office:value-type="float" office:value="1704" calcext:value-type="float">
            <text:p>1704</text:p>
          </table:table-cell>
          <table:table-cell table:formula="of:=4*PI()*PI()*[.I1729]*[.B1729]" office:value-type="float" office:value="66968.1095007128" calcext:value-type="float">
            <text:p>66968,1095</text:p>
          </table:table-cell>
          <table:table-cell table:number-columns-repeated="5"/>
          <table:table-cell table:formula="of:=COM.MICROSOFT.NORM.INV(RAND();[.$S$28];[.$S$30])" office:value-type="float" office:value="59642.5619096129" calcext:value-type="float">
            <text:p>59642,5619096129</text:p>
          </table:table-cell>
          <table:table-cell table:number-columns-repeated="1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18+4*RAND()" office:value-type="float" office:value="21.9367386610247" calcext:value-type="float">
            <text:p>21,9367</text:p>
          </table:table-cell>
          <table:table-cell table:number-columns-repeated="5"/>
          <table:table-cell office:value-type="float" office:value="1705" calcext:value-type="float">
            <text:p>1705</text:p>
          </table:table-cell>
          <table:table-cell table:formula="of:=COM.MICROSOFT.NORM.INV(RAND();80;10)" office:value-type="float" office:value="86.4223558952231" calcext:value-type="float">
            <text:p>86,4224</text:p>
          </table:table-cell>
          <table:table-cell table:number-columns-repeated="5"/>
          <table:table-cell office:value-type="float" office:value="1705" calcext:value-type="float">
            <text:p>1705</text:p>
          </table:table-cell>
          <table:table-cell table:formula="of:=4*PI()*PI()*[.I1730]*[.B1730]" office:value-type="float" office:value="74844.1566745138" calcext:value-type="float">
            <text:p>74844,1567</text:p>
          </table:table-cell>
          <table:table-cell table:number-columns-repeated="5"/>
          <table:table-cell table:formula="of:=COM.MICROSOFT.NORM.INV(RAND();[.$S$28];[.$S$30])" office:value-type="float" office:value="67228.6084393096" calcext:value-type="float">
            <text:p>67228,6084393096</text:p>
          </table:table-cell>
          <table:table-cell table:number-columns-repeated="1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18+4*RAND()" office:value-type="float" office:value="21.98061686242" calcext:value-type="float">
            <text:p>21,9806</text:p>
          </table:table-cell>
          <table:table-cell table:number-columns-repeated="5"/>
          <table:table-cell office:value-type="float" office:value="1706" calcext:value-type="float">
            <text:p>1706</text:p>
          </table:table-cell>
          <table:table-cell table:formula="of:=COM.MICROSOFT.NORM.INV(RAND();80;10)" office:value-type="float" office:value="80.8085760848594" calcext:value-type="float">
            <text:p>80,8086</text:p>
          </table:table-cell>
          <table:table-cell table:number-columns-repeated="5"/>
          <table:table-cell office:value-type="float" office:value="1706" calcext:value-type="float">
            <text:p>1706</text:p>
          </table:table-cell>
          <table:table-cell table:formula="of:=4*PI()*PI()*[.I1731]*[.B1731]" office:value-type="float" office:value="70122.4476961915" calcext:value-type="float">
            <text:p>70122,4477</text:p>
          </table:table-cell>
          <table:table-cell table:number-columns-repeated="5"/>
          <table:table-cell table:formula="of:=COM.MICROSOFT.NORM.INV(RAND();[.$S$28];[.$S$30])" office:value-type="float" office:value="80778.3796159104" calcext:value-type="float">
            <text:p>80778,3796159104</text:p>
          </table:table-cell>
          <table:table-cell table:number-columns-repeated="1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18+4*RAND()" office:value-type="float" office:value="20.8877328005619" calcext:value-type="float">
            <text:p>20,8877</text:p>
          </table:table-cell>
          <table:table-cell table:number-columns-repeated="5"/>
          <table:table-cell office:value-type="float" office:value="1707" calcext:value-type="float">
            <text:p>1707</text:p>
          </table:table-cell>
          <table:table-cell table:formula="of:=COM.MICROSOFT.NORM.INV(RAND();80;10)" office:value-type="float" office:value="74.8812819387722" calcext:value-type="float">
            <text:p>74,8813</text:p>
          </table:table-cell>
          <table:table-cell table:number-columns-repeated="5"/>
          <table:table-cell office:value-type="float" office:value="1707" calcext:value-type="float">
            <text:p>1707</text:p>
          </table:table-cell>
          <table:table-cell table:formula="of:=4*PI()*PI()*[.I1732]*[.B1732]" office:value-type="float" office:value="61748.2012220413" calcext:value-type="float">
            <text:p>61748,2012</text:p>
          </table:table-cell>
          <table:table-cell table:number-columns-repeated="5"/>
          <table:table-cell table:formula="of:=COM.MICROSOFT.NORM.INV(RAND();[.$S$28];[.$S$30])" office:value-type="float" office:value="53754.2599034907" calcext:value-type="float">
            <text:p>53754,2599034907</text:p>
          </table:table-cell>
          <table:table-cell table:number-columns-repeated="1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18+4*RAND()" office:value-type="float" office:value="21.2384917824529" calcext:value-type="float">
            <text:p>21,2385</text:p>
          </table:table-cell>
          <table:table-cell table:number-columns-repeated="5"/>
          <table:table-cell office:value-type="float" office:value="1708" calcext:value-type="float">
            <text:p>1708</text:p>
          </table:table-cell>
          <table:table-cell table:formula="of:=COM.MICROSOFT.NORM.INV(RAND();80;10)" office:value-type="float" office:value="91.9175878313644" calcext:value-type="float">
            <text:p>91,9176</text:p>
          </table:table-cell>
          <table:table-cell table:number-columns-repeated="5"/>
          <table:table-cell office:value-type="float" office:value="1708" calcext:value-type="float">
            <text:p>1708</text:p>
          </table:table-cell>
          <table:table-cell table:formula="of:=4*PI()*PI()*[.I1733]*[.B1733]" office:value-type="float" office:value="77069.4089287599" calcext:value-type="float">
            <text:p>77069,4089</text:p>
          </table:table-cell>
          <table:table-cell table:number-columns-repeated="5"/>
          <table:table-cell table:formula="of:=COM.MICROSOFT.NORM.INV(RAND();[.$S$28];[.$S$30])" office:value-type="float" office:value="62176.9081060133" calcext:value-type="float">
            <text:p>62176,9081060133</text:p>
          </table:table-cell>
          <table:table-cell table:number-columns-repeated="1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18+4*RAND()" office:value-type="float" office:value="19.4998349160887" calcext:value-type="float">
            <text:p>19,4998</text:p>
          </table:table-cell>
          <table:table-cell table:number-columns-repeated="5"/>
          <table:table-cell office:value-type="float" office:value="1709" calcext:value-type="float">
            <text:p>1709</text:p>
          </table:table-cell>
          <table:table-cell table:formula="of:=COM.MICROSOFT.NORM.INV(RAND();80;10)" office:value-type="float" office:value="79.4258863250697" calcext:value-type="float">
            <text:p>79,4259</text:p>
          </table:table-cell>
          <table:table-cell table:number-columns-repeated="5"/>
          <table:table-cell office:value-type="float" office:value="1709" calcext:value-type="float">
            <text:p>1709</text:p>
          </table:table-cell>
          <table:table-cell table:formula="of:=4*PI()*PI()*[.I1734]*[.B1734]" office:value-type="float" office:value="61143.844385794" calcext:value-type="float">
            <text:p>61143,8444</text:p>
          </table:table-cell>
          <table:table-cell table:number-columns-repeated="5"/>
          <table:table-cell table:formula="of:=COM.MICROSOFT.NORM.INV(RAND();[.$S$28];[.$S$30])" office:value-type="float" office:value="76902.1494379749" calcext:value-type="float">
            <text:p>76902,1494379749</text:p>
          </table:table-cell>
          <table:table-cell table:number-columns-repeated="1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18+4*RAND()" office:value-type="float" office:value="20.0667409435846" calcext:value-type="float">
            <text:p>20,0667</text:p>
          </table:table-cell>
          <table:table-cell table:number-columns-repeated="5"/>
          <table:table-cell office:value-type="float" office:value="1710" calcext:value-type="float">
            <text:p>1710</text:p>
          </table:table-cell>
          <table:table-cell table:formula="of:=COM.MICROSOFT.NORM.INV(RAND();80;10)" office:value-type="float" office:value="92.7904252429016" calcext:value-type="float">
            <text:p>92,7904</text:p>
          </table:table-cell>
          <table:table-cell table:number-columns-repeated="5"/>
          <table:table-cell office:value-type="float" office:value="1710" calcext:value-type="float">
            <text:p>1710</text:p>
          </table:table-cell>
          <table:table-cell table:formula="of:=4*PI()*PI()*[.I1735]*[.B1735]" office:value-type="float" office:value="73508.8698516273" calcext:value-type="float">
            <text:p>73508,8699</text:p>
          </table:table-cell>
          <table:table-cell table:number-columns-repeated="5"/>
          <table:table-cell table:formula="of:=COM.MICROSOFT.NORM.INV(RAND();[.$S$28];[.$S$30])" office:value-type="float" office:value="52898.4848422068" calcext:value-type="float">
            <text:p>52898,4848422068</text:p>
          </table:table-cell>
          <table:table-cell table:number-columns-repeated="1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18+4*RAND()" office:value-type="float" office:value="20.186391166877" calcext:value-type="float">
            <text:p>20,1864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formula="of:=COM.MICROSOFT.NORM.INV(RAND();80;10)" office:value-type="float" office:value="82.1419713392653" calcext:value-type="float">
            <text:p>82,1420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formula="of:=4*PI()*PI()*[.I1736]*[.B1736]" office:value-type="float" office:value="65461.1367560037" calcext:value-type="float">
            <text:p>65461,1368</text:p>
          </table:table-cell>
          <table:table-cell table:number-columns-repeated="5"/>
          <table:table-cell table:formula="of:=COM.MICROSOFT.NORM.INV(RAND();[.$S$28];[.$S$30])" office:value-type="float" office:value="69342.0603659841" calcext:value-type="float">
            <text:p>69342,0603659841</text:p>
          </table:table-cell>
          <table:table-cell table:number-columns-repeated="1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18+4*RAND()" office:value-type="float" office:value="19.2445466057397" calcext:value-type="float">
            <text:p>19,2445</text:p>
          </table:table-cell>
          <table:table-cell table:number-columns-repeated="5"/>
          <table:table-cell office:value-type="float" office:value="1712" calcext:value-type="float">
            <text:p>1712</text:p>
          </table:table-cell>
          <table:table-cell table:formula="of:=COM.MICROSOFT.NORM.INV(RAND();80;10)" office:value-type="float" office:value="65.4573209714612" calcext:value-type="float">
            <text:p>65,4573</text:p>
          </table:table-cell>
          <table:table-cell table:number-columns-repeated="5"/>
          <table:table-cell office:value-type="float" office:value="1712" calcext:value-type="float">
            <text:p>1712</text:p>
          </table:table-cell>
          <table:table-cell table:formula="of:=4*PI()*PI()*[.I1737]*[.B1737]" office:value-type="float" office:value="49730.8230653467" calcext:value-type="float">
            <text:p>49730,8231</text:p>
          </table:table-cell>
          <table:table-cell table:number-columns-repeated="5"/>
          <table:table-cell table:formula="of:=COM.MICROSOFT.NORM.INV(RAND();[.$S$28];[.$S$30])" office:value-type="float" office:value="47846.0282793287" calcext:value-type="float">
            <text:p>47846,0282793287</text:p>
          </table:table-cell>
          <table:table-cell table:number-columns-repeated="1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18+4*RAND()" office:value-type="float" office:value="21.1168614192866" calcext:value-type="float">
            <text:p>21,1169</text:p>
          </table:table-cell>
          <table:table-cell table:number-columns-repeated="5"/>
          <table:table-cell office:value-type="float" office:value="1713" calcext:value-type="float">
            <text:p>1713</text:p>
          </table:table-cell>
          <table:table-cell table:formula="of:=COM.MICROSOFT.NORM.INV(RAND();80;10)" office:value-type="float" office:value="74.5819532551885" calcext:value-type="float">
            <text:p>74,5820</text:p>
          </table:table-cell>
          <table:table-cell table:number-columns-repeated="5"/>
          <table:table-cell office:value-type="float" office:value="1713" calcext:value-type="float">
            <text:p>1713</text:p>
          </table:table-cell>
          <table:table-cell table:formula="of:=4*PI()*PI()*[.I1738]*[.B1738]" office:value-type="float" office:value="62176.0115566366" calcext:value-type="float">
            <text:p>62176,0116</text:p>
          </table:table-cell>
          <table:table-cell table:number-columns-repeated="5"/>
          <table:table-cell table:formula="of:=COM.MICROSOFT.NORM.INV(RAND();[.$S$28];[.$S$30])" office:value-type="float" office:value="63275.171647247" calcext:value-type="float">
            <text:p>63275,171647247</text:p>
          </table:table-cell>
          <table:table-cell table:number-columns-repeated="1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18+4*RAND()" office:value-type="float" office:value="18.5064451457001" calcext:value-type="float">
            <text:p>18,5064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formula="of:=COM.MICROSOFT.NORM.INV(RAND();80;10)" office:value-type="float" office:value="95.4767978922002" calcext:value-type="float">
            <text:p>95,4768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formula="of:=4*PI()*PI()*[.I1739]*[.B1739]" office:value-type="float" office:value="69755.8421392453" calcext:value-type="float">
            <text:p>69755,8421</text:p>
          </table:table-cell>
          <table:table-cell table:number-columns-repeated="5"/>
          <table:table-cell table:formula="of:=COM.MICROSOFT.NORM.INV(RAND();[.$S$28];[.$S$30])" office:value-type="float" office:value="54958.7814558063" calcext:value-type="float">
            <text:p>54958,7814558063</text:p>
          </table:table-cell>
          <table:table-cell table:number-columns-repeated="1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18+4*RAND()" office:value-type="float" office:value="18.0203544427641" calcext:value-type="float">
            <text:p>18,0204</text:p>
          </table:table-cell>
          <table:table-cell table:number-columns-repeated="5"/>
          <table:table-cell office:value-type="float" office:value="1715" calcext:value-type="float">
            <text:p>1715</text:p>
          </table:table-cell>
          <table:table-cell table:formula="of:=COM.MICROSOFT.NORM.INV(RAND();80;10)" office:value-type="float" office:value="75.2499358622407" calcext:value-type="float">
            <text:p>75,2499</text:p>
          </table:table-cell>
          <table:table-cell table:number-columns-repeated="5"/>
          <table:table-cell office:value-type="float" office:value="1715" calcext:value-type="float">
            <text:p>1715</text:p>
          </table:table-cell>
          <table:table-cell table:formula="of:=4*PI()*PI()*[.I1740]*[.B1740]" office:value-type="float" office:value="53533.9389961968" calcext:value-type="float">
            <text:p>53533,9390</text:p>
          </table:table-cell>
          <table:table-cell table:number-columns-repeated="5"/>
          <table:table-cell table:formula="of:=COM.MICROSOFT.NORM.INV(RAND();[.$S$28];[.$S$30])" office:value-type="float" office:value="61553.8619647654" calcext:value-type="float">
            <text:p>61553,8619647654</text:p>
          </table:table-cell>
          <table:table-cell table:number-columns-repeated="1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18+4*RAND()" office:value-type="float" office:value="21.0092391897924" calcext:value-type="float">
            <text:p>21,0092</text:p>
          </table:table-cell>
          <table:table-cell table:number-columns-repeated="5"/>
          <table:table-cell office:value-type="float" office:value="1716" calcext:value-type="float">
            <text:p>1716</text:p>
          </table:table-cell>
          <table:table-cell table:formula="of:=COM.MICROSOFT.NORM.INV(RAND();80;10)" office:value-type="float" office:value="88.1077460885379" calcext:value-type="float">
            <text:p>88,1077</text:p>
          </table:table-cell>
          <table:table-cell table:number-columns-repeated="5"/>
          <table:table-cell office:value-type="float" office:value="1716" calcext:value-type="float">
            <text:p>1716</text:p>
          </table:table-cell>
          <table:table-cell table:formula="of:=4*PI()*PI()*[.I1741]*[.B1741]" office:value-type="float" office:value="73077.5794559157" calcext:value-type="float">
            <text:p>73077,5795</text:p>
          </table:table-cell>
          <table:table-cell table:number-columns-repeated="5"/>
          <table:table-cell table:formula="of:=COM.MICROSOFT.NORM.INV(RAND();[.$S$28];[.$S$30])" office:value-type="float" office:value="69179.0262568018" calcext:value-type="float">
            <text:p>69179,0262568018</text:p>
          </table:table-cell>
          <table:table-cell table:number-columns-repeated="1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18+4*RAND()" office:value-type="float" office:value="18.7445704699494" calcext:value-type="float">
            <text:p>18,7446</text:p>
          </table:table-cell>
          <table:table-cell table:number-columns-repeated="5"/>
          <table:table-cell office:value-type="float" office:value="1717" calcext:value-type="float">
            <text:p>1717</text:p>
          </table:table-cell>
          <table:table-cell table:formula="of:=COM.MICROSOFT.NORM.INV(RAND();80;10)" office:value-type="float" office:value="88.5707695054591" calcext:value-type="float">
            <text:p>88,5708</text:p>
          </table:table-cell>
          <table:table-cell table:number-columns-repeated="5"/>
          <table:table-cell office:value-type="float" office:value="1717" calcext:value-type="float">
            <text:p>1717</text:p>
          </table:table-cell>
          <table:table-cell table:formula="of:=4*PI()*PI()*[.I1742]*[.B1742]" office:value-type="float" office:value="65542.8991604867" calcext:value-type="float">
            <text:p>65542,8992</text:p>
          </table:table-cell>
          <table:table-cell table:number-columns-repeated="5"/>
          <table:table-cell table:formula="of:=COM.MICROSOFT.NORM.INV(RAND();[.$S$28];[.$S$30])" office:value-type="float" office:value="59551.2342745439" calcext:value-type="float">
            <text:p>59551,2342745439</text:p>
          </table:table-cell>
          <table:table-cell table:number-columns-repeated="1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18+4*RAND()" office:value-type="float" office:value="20.1666859057732" calcext:value-type="float">
            <text:p>20,1667</text:p>
          </table:table-cell>
          <table:table-cell table:number-columns-repeated="5"/>
          <table:table-cell office:value-type="float" office:value="1718" calcext:value-type="float">
            <text:p>1718</text:p>
          </table:table-cell>
          <table:table-cell table:formula="of:=COM.MICROSOFT.NORM.INV(RAND();80;10)" office:value-type="float" office:value="82.9825976728674" calcext:value-type="float">
            <text:p>82,9826</text:p>
          </table:table-cell>
          <table:table-cell table:number-columns-repeated="5"/>
          <table:table-cell office:value-type="float" office:value="1718" calcext:value-type="float">
            <text:p>1718</text:p>
          </table:table-cell>
          <table:table-cell table:formula="of:=4*PI()*PI()*[.I1743]*[.B1743]" office:value-type="float" office:value="66066.4995316768" calcext:value-type="float">
            <text:p>66066,4995</text:p>
          </table:table-cell>
          <table:table-cell table:number-columns-repeated="5"/>
          <table:table-cell table:formula="of:=COM.MICROSOFT.NORM.INV(RAND();[.$S$28];[.$S$30])" office:value-type="float" office:value="60322.5992416523" calcext:value-type="float">
            <text:p>60322,5992416523</text:p>
          </table:table-cell>
          <table:table-cell table:number-columns-repeated="1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18+4*RAND()" office:value-type="float" office:value="21.4842950482853" calcext:value-type="float">
            <text:p>21,4843</text:p>
          </table:table-cell>
          <table:table-cell table:number-columns-repeated="5"/>
          <table:table-cell office:value-type="float" office:value="1719" calcext:value-type="float">
            <text:p>1719</text:p>
          </table:table-cell>
          <table:table-cell table:formula="of:=COM.MICROSOFT.NORM.INV(RAND();80;10)" office:value-type="float" office:value="81.7139373013351" calcext:value-type="float">
            <text:p>81,7139</text:p>
          </table:table-cell>
          <table:table-cell table:number-columns-repeated="5"/>
          <table:table-cell office:value-type="float" office:value="1719" calcext:value-type="float">
            <text:p>1719</text:p>
          </table:table-cell>
          <table:table-cell table:formula="of:=4*PI()*PI()*[.I1744]*[.B1744]" office:value-type="float" office:value="69306.981044994" calcext:value-type="float">
            <text:p>69306,9810</text:p>
          </table:table-cell>
          <table:table-cell table:number-columns-repeated="5"/>
          <table:table-cell table:formula="of:=COM.MICROSOFT.NORM.INV(RAND();[.$S$28];[.$S$30])" office:value-type="float" office:value="74903.785257311" calcext:value-type="float">
            <text:p>74903,785257311</text:p>
          </table:table-cell>
          <table:table-cell table:number-columns-repeated="1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18+4*RAND()" office:value-type="float" office:value="19.8908639042638" calcext:value-type="float">
            <text:p>19,8909</text:p>
          </table:table-cell>
          <table:table-cell table:number-columns-repeated="5"/>
          <table:table-cell office:value-type="float" office:value="1720" calcext:value-type="float">
            <text:p>1720</text:p>
          </table:table-cell>
          <table:table-cell table:formula="of:=COM.MICROSOFT.NORM.INV(RAND();80;10)" office:value-type="float" office:value="89.1012631733193" calcext:value-type="float">
            <text:p>89,1013</text:p>
          </table:table-cell>
          <table:table-cell table:number-columns-repeated="5"/>
          <table:table-cell office:value-type="float" office:value="1720" calcext:value-type="float">
            <text:p>1720</text:p>
          </table:table-cell>
          <table:table-cell table:formula="of:=4*PI()*PI()*[.I1745]*[.B1745]" office:value-type="float" office:value="69967.6429258735" calcext:value-type="float">
            <text:p>69967,6429</text:p>
          </table:table-cell>
          <table:table-cell table:number-columns-repeated="5"/>
          <table:table-cell table:formula="of:=COM.MICROSOFT.NORM.INV(RAND();[.$S$28];[.$S$30])" office:value-type="float" office:value="59134.4349552838" calcext:value-type="float">
            <text:p>59134,4349552838</text:p>
          </table:table-cell>
          <table:table-cell table:number-columns-repeated="1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18+4*RAND()" office:value-type="float" office:value="19.1100744097494" calcext:value-type="float">
            <text:p>19,1101</text:p>
          </table:table-cell>
          <table:table-cell table:number-columns-repeated="5"/>
          <table:table-cell office:value-type="float" office:value="1721" calcext:value-type="float">
            <text:p>1721</text:p>
          </table:table-cell>
          <table:table-cell table:formula="of:=COM.MICROSOFT.NORM.INV(RAND();80;10)" office:value-type="float" office:value="92.3603843118644" calcext:value-type="float">
            <text:p>92,3604</text:p>
          </table:table-cell>
          <table:table-cell table:number-columns-repeated="5"/>
          <table:table-cell office:value-type="float" office:value="1721" calcext:value-type="float">
            <text:p>1721</text:p>
          </table:table-cell>
          <table:table-cell table:formula="of:=4*PI()*PI()*[.I1746]*[.B1746]" office:value-type="float" office:value="69679.9525336477" calcext:value-type="float">
            <text:p>69679,9525</text:p>
          </table:table-cell>
          <table:table-cell table:number-columns-repeated="5"/>
          <table:table-cell table:formula="of:=COM.MICROSOFT.NORM.INV(RAND();[.$S$28];[.$S$30])" office:value-type="float" office:value="57751.0745861743" calcext:value-type="float">
            <text:p>57751,0745861743</text:p>
          </table:table-cell>
          <table:table-cell table:number-columns-repeated="1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18+4*RAND()" office:value-type="float" office:value="18.5361677589826" calcext:value-type="float">
            <text:p>18,5362</text:p>
          </table:table-cell>
          <table:table-cell table:number-columns-repeated="5"/>
          <table:table-cell office:value-type="float" office:value="1722" calcext:value-type="float">
            <text:p>1722</text:p>
          </table:table-cell>
          <table:table-cell table:formula="of:=COM.MICROSOFT.NORM.INV(RAND();80;10)" office:value-type="float" office:value="90.3204352943887" calcext:value-type="float">
            <text:p>90,3204</text:p>
          </table:table-cell>
          <table:table-cell table:number-columns-repeated="5"/>
          <table:table-cell office:value-type="float" office:value="1722" calcext:value-type="float">
            <text:p>1722</text:p>
          </table:table-cell>
          <table:table-cell table:formula="of:=4*PI()*PI()*[.I1747]*[.B1747]" office:value-type="float" office:value="66094.5591236284" calcext:value-type="float">
            <text:p>66094,5591</text:p>
          </table:table-cell>
          <table:table-cell table:number-columns-repeated="5"/>
          <table:table-cell table:formula="of:=COM.MICROSOFT.NORM.INV(RAND();[.$S$28];[.$S$30])" office:value-type="float" office:value="42489.0616225394" calcext:value-type="float">
            <text:p>42489,0616225394</text:p>
          </table:table-cell>
          <table:table-cell table:number-columns-repeated="1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18+4*RAND()" office:value-type="float" office:value="20.6493472852744" calcext:value-type="float">
            <text:p>20,6493</text:p>
          </table:table-cell>
          <table:table-cell table:number-columns-repeated="5"/>
          <table:table-cell office:value-type="float" office:value="1723" calcext:value-type="float">
            <text:p>1723</text:p>
          </table:table-cell>
          <table:table-cell table:formula="of:=COM.MICROSOFT.NORM.INV(RAND();80;10)" office:value-type="float" office:value="58.9254196412656" calcext:value-type="float">
            <text:p>58,9254</text:p>
          </table:table-cell>
          <table:table-cell table:number-columns-repeated="5"/>
          <table:table-cell office:value-type="float" office:value="1723" calcext:value-type="float">
            <text:p>1723</text:p>
          </table:table-cell>
          <table:table-cell table:formula="of:=4*PI()*PI()*[.I1748]*[.B1748]" office:value-type="float" office:value="48036.2115941404" calcext:value-type="float">
            <text:p>48036,2116</text:p>
          </table:table-cell>
          <table:table-cell table:number-columns-repeated="5"/>
          <table:table-cell table:formula="of:=COM.MICROSOFT.NORM.INV(RAND();[.$S$28];[.$S$30])" office:value-type="float" office:value="60061.8024105737" calcext:value-type="float">
            <text:p>60061,8024105737</text:p>
          </table:table-cell>
          <table:table-cell table:number-columns-repeated="1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18+4*RAND()" office:value-type="float" office:value="20.2544972854666" calcext:value-type="float">
            <text:p>20,2545</text:p>
          </table:table-cell>
          <table:table-cell table:number-columns-repeated="5"/>
          <table:table-cell office:value-type="float" office:value="1724" calcext:value-type="float">
            <text:p>1724</text:p>
          </table:table-cell>
          <table:table-cell table:formula="of:=COM.MICROSOFT.NORM.INV(RAND();80;10)" office:value-type="float" office:value="76.8096179810372" calcext:value-type="float">
            <text:p>76,8096</text:p>
          </table:table-cell>
          <table:table-cell table:number-columns-repeated="5"/>
          <table:table-cell office:value-type="float" office:value="1724" calcext:value-type="float">
            <text:p>1724</text:p>
          </table:table-cell>
          <table:table-cell table:formula="of:=4*PI()*PI()*[.I1749]*[.B1749]" office:value-type="float" office:value="61418.161255849" calcext:value-type="float">
            <text:p>61418,1613</text:p>
          </table:table-cell>
          <table:table-cell table:number-columns-repeated="5"/>
          <table:table-cell table:formula="of:=COM.MICROSOFT.NORM.INV(RAND();[.$S$28];[.$S$30])" office:value-type="float" office:value="62695.9449637688" calcext:value-type="float">
            <text:p>62695,9449637688</text:p>
          </table:table-cell>
          <table:table-cell table:number-columns-repeated="1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18+4*RAND()" office:value-type="float" office:value="19.7793986178003" calcext:value-type="float">
            <text:p>19,7794</text:p>
          </table:table-cell>
          <table:table-cell table:number-columns-repeated="5"/>
          <table:table-cell office:value-type="float" office:value="1725" calcext:value-type="float">
            <text:p>1725</text:p>
          </table:table-cell>
          <table:table-cell table:formula="of:=COM.MICROSOFT.NORM.INV(RAND();80;10)" office:value-type="float" office:value="72.4155850156926" calcext:value-type="float">
            <text:p>72,4156</text:p>
          </table:table-cell>
          <table:table-cell table:number-columns-repeated="5"/>
          <table:table-cell office:value-type="float" office:value="1725" calcext:value-type="float">
            <text:p>1725</text:p>
          </table:table-cell>
          <table:table-cell table:formula="of:=4*PI()*PI()*[.I1750]*[.B1750]" office:value-type="float" office:value="56546.3872677492" calcext:value-type="float">
            <text:p>56546,3873</text:p>
          </table:table-cell>
          <table:table-cell table:number-columns-repeated="5"/>
          <table:table-cell table:formula="of:=COM.MICROSOFT.NORM.INV(RAND();[.$S$28];[.$S$30])" office:value-type="float" office:value="51472.8495599966" calcext:value-type="float">
            <text:p>51472,8495599966</text:p>
          </table:table-cell>
          <table:table-cell table:number-columns-repeated="1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18+4*RAND()" office:value-type="float" office:value="18.5819630012848" calcext:value-type="float">
            <text:p>18,5820</text:p>
          </table:table-cell>
          <table:table-cell table:number-columns-repeated="5"/>
          <table:table-cell office:value-type="float" office:value="1726" calcext:value-type="float">
            <text:p>1726</text:p>
          </table:table-cell>
          <table:table-cell table:formula="of:=COM.MICROSOFT.NORM.INV(RAND();80;10)" office:value-type="float" office:value="78.9194024440934" calcext:value-type="float">
            <text:p>78,9194</text:p>
          </table:table-cell>
          <table:table-cell table:number-columns-repeated="5"/>
          <table:table-cell office:value-type="float" office:value="1726" calcext:value-type="float">
            <text:p>1726</text:p>
          </table:table-cell>
          <table:table-cell table:formula="of:=4*PI()*PI()*[.I1751]*[.B1751]" office:value-type="float" office:value="57894.2078480365" calcext:value-type="float">
            <text:p>57894,2078</text:p>
          </table:table-cell>
          <table:table-cell table:number-columns-repeated="5"/>
          <table:table-cell table:formula="of:=COM.MICROSOFT.NORM.INV(RAND();[.$S$28];[.$S$30])" office:value-type="float" office:value="54031.5637279373" calcext:value-type="float">
            <text:p>54031,5637279373</text:p>
          </table:table-cell>
          <table:table-cell table:number-columns-repeated="1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18+4*RAND()" office:value-type="float" office:value="20.9338679625653" calcext:value-type="float">
            <text:p>20,9339</text:p>
          </table:table-cell>
          <table:table-cell table:number-columns-repeated="5"/>
          <table:table-cell office:value-type="float" office:value="1727" calcext:value-type="float">
            <text:p>1727</text:p>
          </table:table-cell>
          <table:table-cell table:formula="of:=COM.MICROSOFT.NORM.INV(RAND();80;10)" office:value-type="float" office:value="76.9218001083188" calcext:value-type="float">
            <text:p>76,9218</text:p>
          </table:table-cell>
          <table:table-cell table:number-columns-repeated="5"/>
          <table:table-cell office:value-type="float" office:value="1727" calcext:value-type="float">
            <text:p>1727</text:p>
          </table:table-cell>
          <table:table-cell table:formula="of:=4*PI()*PI()*[.I1752]*[.B1752]" office:value-type="float" office:value="63570.9433713138" calcext:value-type="float">
            <text:p>63570,9434</text:p>
          </table:table-cell>
          <table:table-cell table:number-columns-repeated="5"/>
          <table:table-cell table:formula="of:=COM.MICROSOFT.NORM.INV(RAND();[.$S$28];[.$S$30])" office:value-type="float" office:value="65018.1755712472" calcext:value-type="float">
            <text:p>65018,1755712472</text:p>
          </table:table-cell>
          <table:table-cell table:number-columns-repeated="1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18+4*RAND()" office:value-type="float" office:value="21.7296068170108" calcext:value-type="float">
            <text:p>21,7296</text:p>
          </table:table-cell>
          <table:table-cell table:number-columns-repeated="5"/>
          <table:table-cell office:value-type="float" office:value="1728" calcext:value-type="float">
            <text:p>1728</text:p>
          </table:table-cell>
          <table:table-cell table:formula="of:=COM.MICROSOFT.NORM.INV(RAND();80;10)" office:value-type="float" office:value="86.012253863526" calcext:value-type="float">
            <text:p>86,0123</text:p>
          </table:table-cell>
          <table:table-cell table:number-columns-repeated="5"/>
          <table:table-cell office:value-type="float" office:value="1728" calcext:value-type="float">
            <text:p>1728</text:p>
          </table:table-cell>
          <table:table-cell table:formula="of:=4*PI()*PI()*[.I1753]*[.B1753]" office:value-type="float" office:value="73785.6543206965" calcext:value-type="float">
            <text:p>73785,6543</text:p>
          </table:table-cell>
          <table:table-cell table:number-columns-repeated="5"/>
          <table:table-cell table:formula="of:=COM.MICROSOFT.NORM.INV(RAND();[.$S$28];[.$S$30])" office:value-type="float" office:value="62673.849523563" calcext:value-type="float">
            <text:p>62673,849523563</text:p>
          </table:table-cell>
          <table:table-cell table:number-columns-repeated="1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18+4*RAND()" office:value-type="float" office:value="21.2369477613829" calcext:value-type="float">
            <text:p>21,2369</text:p>
          </table:table-cell>
          <table:table-cell table:number-columns-repeated="5"/>
          <table:table-cell office:value-type="float" office:value="1729" calcext:value-type="float">
            <text:p>1729</text:p>
          </table:table-cell>
          <table:table-cell table:formula="of:=COM.MICROSOFT.NORM.INV(RAND();80;10)" office:value-type="float" office:value="88.2714305440736" calcext:value-type="float">
            <text:p>88,2714</text:p>
          </table:table-cell>
          <table:table-cell table:number-columns-repeated="5"/>
          <table:table-cell office:value-type="float" office:value="1729" calcext:value-type="float">
            <text:p>1729</text:p>
          </table:table-cell>
          <table:table-cell table:formula="of:=4*PI()*PI()*[.I1754]*[.B1754]" office:value-type="float" office:value="74006.863792843" calcext:value-type="float">
            <text:p>74006,8638</text:p>
          </table:table-cell>
          <table:table-cell table:number-columns-repeated="5"/>
          <table:table-cell table:formula="of:=COM.MICROSOFT.NORM.INV(RAND();[.$S$28];[.$S$30])" office:value-type="float" office:value="57931.155076107" calcext:value-type="float">
            <text:p>57931,155076107</text:p>
          </table:table-cell>
          <table:table-cell table:number-columns-repeated="1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18+4*RAND()" office:value-type="float" office:value="19.9559444752522" calcext:value-type="float">
            <text:p>19,9559</text:p>
          </table:table-cell>
          <table:table-cell table:number-columns-repeated="5"/>
          <table:table-cell office:value-type="float" office:value="1730" calcext:value-type="float">
            <text:p>1730</text:p>
          </table:table-cell>
          <table:table-cell table:formula="of:=COM.MICROSOFT.NORM.INV(RAND();80;10)" office:value-type="float" office:value="81.3204818179196" calcext:value-type="float">
            <text:p>81,3205</text:p>
          </table:table-cell>
          <table:table-cell table:number-columns-repeated="5"/>
          <table:table-cell office:value-type="float" office:value="1730" calcext:value-type="float">
            <text:p>1730</text:p>
          </table:table-cell>
          <table:table-cell table:formula="of:=4*PI()*PI()*[.I1755]*[.B1755]" office:value-type="float" office:value="64066.6427896347" calcext:value-type="float">
            <text:p>64066,6428</text:p>
          </table:table-cell>
          <table:table-cell table:number-columns-repeated="5"/>
          <table:table-cell table:formula="of:=COM.MICROSOFT.NORM.INV(RAND();[.$S$28];[.$S$30])" office:value-type="float" office:value="56643.25614624" calcext:value-type="float">
            <text:p>56643,25614624</text:p>
          </table:table-cell>
          <table:table-cell table:number-columns-repeated="1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18+4*RAND()" office:value-type="float" office:value="21.2387260547839" calcext:value-type="float">
            <text:p>21,2387</text:p>
          </table:table-cell>
          <table:table-cell table:number-columns-repeated="5"/>
          <table:table-cell office:value-type="float" office:value="1731" calcext:value-type="float">
            <text:p>1731</text:p>
          </table:table-cell>
          <table:table-cell table:formula="of:=COM.MICROSOFT.NORM.INV(RAND();80;10)" office:value-type="float" office:value="79.2580070416689" calcext:value-type="float">
            <text:p>79,2580</text:p>
          </table:table-cell>
          <table:table-cell table:number-columns-repeated="5"/>
          <table:table-cell office:value-type="float" office:value="1731" calcext:value-type="float">
            <text:p>1731</text:p>
          </table:table-cell>
          <table:table-cell table:formula="of:=4*PI()*PI()*[.I1756]*[.B1756]" office:value-type="float" office:value="66455.5639282028" calcext:value-type="float">
            <text:p>66455,5639</text:p>
          </table:table-cell>
          <table:table-cell table:number-columns-repeated="5"/>
          <table:table-cell table:formula="of:=COM.MICROSOFT.NORM.INV(RAND();[.$S$28];[.$S$30])" office:value-type="float" office:value="67587.7417492924" calcext:value-type="float">
            <text:p>67587,7417492924</text:p>
          </table:table-cell>
          <table:table-cell table:number-columns-repeated="1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18+4*RAND()" office:value-type="float" office:value="20.4214174174704" calcext:value-type="float">
            <text:p>20,4214</text:p>
          </table:table-cell>
          <table:table-cell table:number-columns-repeated="5"/>
          <table:table-cell office:value-type="float" office:value="1732" calcext:value-type="float">
            <text:p>1732</text:p>
          </table:table-cell>
          <table:table-cell table:formula="of:=COM.MICROSOFT.NORM.INV(RAND();80;10)" office:value-type="float" office:value="74.3679178818448" calcext:value-type="float">
            <text:p>74,3679</text:p>
          </table:table-cell>
          <table:table-cell table:number-columns-repeated="5"/>
          <table:table-cell office:value-type="float" office:value="1732" calcext:value-type="float">
            <text:p>1732</text:p>
          </table:table-cell>
          <table:table-cell table:formula="of:=4*PI()*PI()*[.I1757]*[.B1757]" office:value-type="float" office:value="59955.805447133" calcext:value-type="float">
            <text:p>59955,8054</text:p>
          </table:table-cell>
          <table:table-cell table:number-columns-repeated="5"/>
          <table:table-cell table:formula="of:=COM.MICROSOFT.NORM.INV(RAND();[.$S$28];[.$S$30])" office:value-type="float" office:value="70820.3706236725" calcext:value-type="float">
            <text:p>70820,3706236725</text:p>
          </table:table-cell>
          <table:table-cell table:number-columns-repeated="1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18+4*RAND()" office:value-type="float" office:value="20.5489061535336" calcext:value-type="float">
            <text:p>20,5489</text:p>
          </table:table-cell>
          <table:table-cell table:number-columns-repeated="5"/>
          <table:table-cell office:value-type="float" office:value="1733" calcext:value-type="float">
            <text:p>1733</text:p>
          </table:table-cell>
          <table:table-cell table:formula="of:=COM.MICROSOFT.NORM.INV(RAND();80;10)" office:value-type="float" office:value="110.34396269388" calcext:value-type="float">
            <text:p>110,3440</text:p>
          </table:table-cell>
          <table:table-cell table:number-columns-repeated="5"/>
          <table:table-cell office:value-type="float" office:value="1733" calcext:value-type="float">
            <text:p>1733</text:p>
          </table:table-cell>
          <table:table-cell table:formula="of:=4*PI()*PI()*[.I1758]*[.B1758]" office:value-type="float" office:value="89515.2485391248" calcext:value-type="float">
            <text:p>89515,2485</text:p>
          </table:table-cell>
          <table:table-cell table:number-columns-repeated="5"/>
          <table:table-cell table:formula="of:=COM.MICROSOFT.NORM.INV(RAND();[.$S$28];[.$S$30])" office:value-type="float" office:value="66024.4417329267" calcext:value-type="float">
            <text:p>66024,4417329267</text:p>
          </table:table-cell>
          <table:table-cell table:number-columns-repeated="1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18+4*RAND()" office:value-type="float" office:value="21.1296540354379" calcext:value-type="float">
            <text:p>21,1297</text:p>
          </table:table-cell>
          <table:table-cell table:number-columns-repeated="5"/>
          <table:table-cell office:value-type="float" office:value="1734" calcext:value-type="float">
            <text:p>1734</text:p>
          </table:table-cell>
          <table:table-cell table:formula="of:=COM.MICROSOFT.NORM.INV(RAND();80;10)" office:value-type="float" office:value="52.9018705482746" calcext:value-type="float">
            <text:p>52,9019</text:p>
          </table:table-cell>
          <table:table-cell table:number-columns-repeated="5"/>
          <table:table-cell office:value-type="float" office:value="1734" calcext:value-type="float">
            <text:p>1734</text:p>
          </table:table-cell>
          <table:table-cell table:formula="of:=4*PI()*PI()*[.I1759]*[.B1759]" office:value-type="float" office:value="44128.9050257593" calcext:value-type="float">
            <text:p>44128,9050</text:p>
          </table:table-cell>
          <table:table-cell table:number-columns-repeated="5"/>
          <table:table-cell table:formula="of:=COM.MICROSOFT.NORM.INV(RAND();[.$S$28];[.$S$30])" office:value-type="float" office:value="72131.1595826026" calcext:value-type="float">
            <text:p>72131,1595826026</text:p>
          </table:table-cell>
          <table:table-cell table:number-columns-repeated="1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18+4*RAND()" office:value-type="float" office:value="19.8620190941729" calcext:value-type="float">
            <text:p>19,8620</text:p>
          </table:table-cell>
          <table:table-cell table:number-columns-repeated="5"/>
          <table:table-cell office:value-type="float" office:value="1735" calcext:value-type="float">
            <text:p>1735</text:p>
          </table:table-cell>
          <table:table-cell table:formula="of:=COM.MICROSOFT.NORM.INV(RAND();80;10)" office:value-type="float" office:value="71.0586948487537" calcext:value-type="float">
            <text:p>71,0587</text:p>
          </table:table-cell>
          <table:table-cell table:number-columns-repeated="5"/>
          <table:table-cell office:value-type="float" office:value="1735" calcext:value-type="float">
            <text:p>1735</text:p>
          </table:table-cell>
          <table:table-cell table:formula="of:=4*PI()*PI()*[.I1760]*[.B1760]" office:value-type="float" office:value="55718.6208512945" calcext:value-type="float">
            <text:p>55718,6209</text:p>
          </table:table-cell>
          <table:table-cell table:number-columns-repeated="5"/>
          <table:table-cell table:formula="of:=COM.MICROSOFT.NORM.INV(RAND();[.$S$28];[.$S$30])" office:value-type="float" office:value="61359.9158321384" calcext:value-type="float">
            <text:p>61359,9158321384</text:p>
          </table:table-cell>
          <table:table-cell table:number-columns-repeated="1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18+4*RAND()" office:value-type="float" office:value="19.9313404946588" calcext:value-type="float">
            <text:p>19,9313</text:p>
          </table:table-cell>
          <table:table-cell table:number-columns-repeated="5"/>
          <table:table-cell office:value-type="float" office:value="1736" calcext:value-type="float">
            <text:p>1736</text:p>
          </table:table-cell>
          <table:table-cell table:formula="of:=COM.MICROSOFT.NORM.INV(RAND();80;10)" office:value-type="float" office:value="89.0529795076771" calcext:value-type="float">
            <text:p>89,0530</text:p>
          </table:table-cell>
          <table:table-cell table:number-columns-repeated="5"/>
          <table:table-cell office:value-type="float" office:value="1736" calcext:value-type="float">
            <text:p>1736</text:p>
          </table:table-cell>
          <table:table-cell table:formula="of:=4*PI()*PI()*[.I1761]*[.B1761]" office:value-type="float" office:value="70072.0300661672" calcext:value-type="float">
            <text:p>70072,0301</text:p>
          </table:table-cell>
          <table:table-cell table:number-columns-repeated="5"/>
          <table:table-cell table:formula="of:=COM.MICROSOFT.NORM.INV(RAND();[.$S$28];[.$S$30])" office:value-type="float" office:value="63525.1901173895" calcext:value-type="float">
            <text:p>63525,1901173895</text:p>
          </table:table-cell>
          <table:table-cell table:number-columns-repeated="1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18+4*RAND()" office:value-type="float" office:value="20.674055616837" calcext:value-type="float">
            <text:p>20,6741</text:p>
          </table:table-cell>
          <table:table-cell table:number-columns-repeated="5"/>
          <table:table-cell office:value-type="float" office:value="1737" calcext:value-type="float">
            <text:p>1737</text:p>
          </table:table-cell>
          <table:table-cell table:formula="of:=COM.MICROSOFT.NORM.INV(RAND();80;10)" office:value-type="float" office:value="80.6902084763536" calcext:value-type="float">
            <text:p>80,6902</text:p>
          </table:table-cell>
          <table:table-cell table:number-columns-repeated="5"/>
          <table:table-cell office:value-type="float" office:value="1737" calcext:value-type="float">
            <text:p>1737</text:p>
          </table:table-cell>
          <table:table-cell table:formula="of:=4*PI()*PI()*[.I1762]*[.B1762]" office:value-type="float" office:value="65857.6537622381" calcext:value-type="float">
            <text:p>65857,6538</text:p>
          </table:table-cell>
          <table:table-cell table:number-columns-repeated="5"/>
          <table:table-cell table:formula="of:=COM.MICROSOFT.NORM.INV(RAND();[.$S$28];[.$S$30])" office:value-type="float" office:value="51485.7326889399" calcext:value-type="float">
            <text:p>51485,7326889399</text:p>
          </table:table-cell>
          <table:table-cell table:number-columns-repeated="1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18+4*RAND()" office:value-type="float" office:value="18.6754074678756" calcext:value-type="float">
            <text:p>18,6754</text:p>
          </table:table-cell>
          <table:table-cell table:number-columns-repeated="5"/>
          <table:table-cell office:value-type="float" office:value="1738" calcext:value-type="float">
            <text:p>1738</text:p>
          </table:table-cell>
          <table:table-cell table:formula="of:=COM.MICROSOFT.NORM.INV(RAND();80;10)" office:value-type="float" office:value="96.1048679473921" calcext:value-type="float">
            <text:p>96,1049</text:p>
          </table:table-cell>
          <table:table-cell table:number-columns-repeated="5"/>
          <table:table-cell office:value-type="float" office:value="1738" calcext:value-type="float">
            <text:p>1738</text:p>
          </table:table-cell>
          <table:table-cell table:formula="of:=4*PI()*PI()*[.I1763]*[.B1763]" office:value-type="float" office:value="70855.7679270521" calcext:value-type="float">
            <text:p>70855,7679</text:p>
          </table:table-cell>
          <table:table-cell table:number-columns-repeated="5"/>
          <table:table-cell table:formula="of:=COM.MICROSOFT.NORM.INV(RAND();[.$S$28];[.$S$30])" office:value-type="float" office:value="47154.0441640267" calcext:value-type="float">
            <text:p>47154,0441640267</text:p>
          </table:table-cell>
          <table:table-cell table:number-columns-repeated="1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18+4*RAND()" office:value-type="float" office:value="18.7638780125417" calcext:value-type="float">
            <text:p>18,7639</text:p>
          </table:table-cell>
          <table:table-cell table:number-columns-repeated="5"/>
          <table:table-cell office:value-type="float" office:value="1739" calcext:value-type="float">
            <text:p>1739</text:p>
          </table:table-cell>
          <table:table-cell table:formula="of:=COM.MICROSOFT.NORM.INV(RAND();80;10)" office:value-type="float" office:value="83.04234887848" calcext:value-type="float">
            <text:p>83,0423</text:p>
          </table:table-cell>
          <table:table-cell table:number-columns-repeated="5"/>
          <table:table-cell office:value-type="float" office:value="1739" calcext:value-type="float">
            <text:p>1739</text:p>
          </table:table-cell>
          <table:table-cell table:formula="of:=4*PI()*PI()*[.I1764]*[.B1764]" office:value-type="float" office:value="61515.1323036705" calcext:value-type="float">
            <text:p>61515,1323</text:p>
          </table:table-cell>
          <table:table-cell table:number-columns-repeated="5"/>
          <table:table-cell table:formula="of:=COM.MICROSOFT.NORM.INV(RAND();[.$S$28];[.$S$30])" office:value-type="float" office:value="79723.2869107325" calcext:value-type="float">
            <text:p>79723,2869107325</text:p>
          </table:table-cell>
          <table:table-cell table:number-columns-repeated="1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18+4*RAND()" office:value-type="float" office:value="19.6252418016084" calcext:value-type="float">
            <text:p>19,6252</text:p>
          </table:table-cell>
          <table:table-cell table:number-columns-repeated="5"/>
          <table:table-cell office:value-type="float" office:value="1740" calcext:value-type="float">
            <text:p>1740</text:p>
          </table:table-cell>
          <table:table-cell table:formula="of:=COM.MICROSOFT.NORM.INV(RAND();80;10)" office:value-type="float" office:value="65.2654405620483" calcext:value-type="float">
            <text:p>65,2654</text:p>
          </table:table-cell>
          <table:table-cell table:number-columns-repeated="5"/>
          <table:table-cell office:value-type="float" office:value="1740" calcext:value-type="float">
            <text:p>1740</text:p>
          </table:table-cell>
          <table:table-cell table:formula="of:=4*PI()*PI()*[.I1765]*[.B1765]" office:value-type="float" office:value="50565.9332540005" calcext:value-type="float">
            <text:p>50565,9333</text:p>
          </table:table-cell>
          <table:table-cell table:number-columns-repeated="5"/>
          <table:table-cell table:formula="of:=COM.MICROSOFT.NORM.INV(RAND();[.$S$28];[.$S$30])" office:value-type="float" office:value="61716.0276428926" calcext:value-type="float">
            <text:p>61716,0276428926</text:p>
          </table:table-cell>
          <table:table-cell table:number-columns-repeated="1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18+4*RAND()" office:value-type="float" office:value="21.3144307970069" calcext:value-type="float">
            <text:p>21,3144</text:p>
          </table:table-cell>
          <table:table-cell table:number-columns-repeated="5"/>
          <table:table-cell office:value-type="float" office:value="1741" calcext:value-type="float">
            <text:p>1741</text:p>
          </table:table-cell>
          <table:table-cell table:formula="of:=COM.MICROSOFT.NORM.INV(RAND();80;10)" office:value-type="float" office:value="75.8573498078502" calcext:value-type="float">
            <text:p>75,8573</text:p>
          </table:table-cell>
          <table:table-cell table:number-columns-repeated="5"/>
          <table:table-cell office:value-type="float" office:value="1741" calcext:value-type="float">
            <text:p>1741</text:p>
          </table:table-cell>
          <table:table-cell table:formula="of:=4*PI()*PI()*[.I1766]*[.B1766]" office:value-type="float" office:value="63830.9255695728" calcext:value-type="float">
            <text:p>63830,9256</text:p>
          </table:table-cell>
          <table:table-cell table:number-columns-repeated="5"/>
          <table:table-cell table:formula="of:=COM.MICROSOFT.NORM.INV(RAND();[.$S$28];[.$S$30])" office:value-type="float" office:value="63116.671185551" calcext:value-type="float">
            <text:p>63116,671185551</text:p>
          </table:table-cell>
          <table:table-cell table:number-columns-repeated="1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18+4*RAND()" office:value-type="float" office:value="19.9827733174898" calcext:value-type="float">
            <text:p>19,9828</text:p>
          </table:table-cell>
          <table:table-cell table:number-columns-repeated="5"/>
          <table:table-cell office:value-type="float" office:value="1742" calcext:value-type="float">
            <text:p>1742</text:p>
          </table:table-cell>
          <table:table-cell table:formula="of:=COM.MICROSOFT.NORM.INV(RAND();80;10)" office:value-type="float" office:value="76.8548146512758" calcext:value-type="float">
            <text:p>76,8548</text:p>
          </table:table-cell>
          <table:table-cell table:number-columns-repeated="5"/>
          <table:table-cell office:value-type="float" office:value="1742" calcext:value-type="float">
            <text:p>1742</text:p>
          </table:table-cell>
          <table:table-cell table:formula="of:=4*PI()*PI()*[.I1767]*[.B1767]" office:value-type="float" office:value="60629.8617653497" calcext:value-type="float">
            <text:p>60629,8618</text:p>
          </table:table-cell>
          <table:table-cell table:number-columns-repeated="5"/>
          <table:table-cell table:formula="of:=COM.MICROSOFT.NORM.INV(RAND();[.$S$28];[.$S$30])" office:value-type="float" office:value="55697.4582310151" calcext:value-type="float">
            <text:p>55697,4582310151</text:p>
          </table:table-cell>
          <table:table-cell table:number-columns-repeated="1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18+4*RAND()" office:value-type="float" office:value="20.7794374092482" calcext:value-type="float">
            <text:p>20,7794</text:p>
          </table:table-cell>
          <table:table-cell table:number-columns-repeated="5"/>
          <table:table-cell office:value-type="float" office:value="1743" calcext:value-type="float">
            <text:p>1743</text:p>
          </table:table-cell>
          <table:table-cell table:formula="of:=COM.MICROSOFT.NORM.INV(RAND();80;10)" office:value-type="float" office:value="80.5740167564622" calcext:value-type="float">
            <text:p>80,5740</text:p>
          </table:table-cell>
          <table:table-cell table:number-columns-repeated="5"/>
          <table:table-cell office:value-type="float" office:value="1743" calcext:value-type="float">
            <text:p>1743</text:p>
          </table:table-cell>
          <table:table-cell table:formula="of:=4*PI()*PI()*[.I1768]*[.B1768]" office:value-type="float" office:value="66098.0331186345" calcext:value-type="float">
            <text:p>66098,0331</text:p>
          </table:table-cell>
          <table:table-cell table:number-columns-repeated="5"/>
          <table:table-cell table:formula="of:=COM.MICROSOFT.NORM.INV(RAND();[.$S$28];[.$S$30])" office:value-type="float" office:value="40854.2461559777" calcext:value-type="float">
            <text:p>40854,2461559777</text:p>
          </table:table-cell>
          <table:table-cell table:number-columns-repeated="1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18+4*RAND()" office:value-type="float" office:value="21.5640302631073" calcext:value-type="float">
            <text:p>21,5640</text:p>
          </table:table-cell>
          <table:table-cell table:number-columns-repeated="5"/>
          <table:table-cell office:value-type="float" office:value="1744" calcext:value-type="float">
            <text:p>1744</text:p>
          </table:table-cell>
          <table:table-cell table:formula="of:=COM.MICROSOFT.NORM.INV(RAND();80;10)" office:value-type="float" office:value="85.0324240734272" calcext:value-type="float">
            <text:p>85,0324</text:p>
          </table:table-cell>
          <table:table-cell table:number-columns-repeated="5"/>
          <table:table-cell office:value-type="float" office:value="1744" calcext:value-type="float">
            <text:p>1744</text:p>
          </table:table-cell>
          <table:table-cell table:formula="of:=4*PI()*PI()*[.I1769]*[.B1769]" office:value-type="float" office:value="72389.2753774959" calcext:value-type="float">
            <text:p>72389,2754</text:p>
          </table:table-cell>
          <table:table-cell table:number-columns-repeated="5"/>
          <table:table-cell table:formula="of:=COM.MICROSOFT.NORM.INV(RAND();[.$S$28];[.$S$30])" office:value-type="float" office:value="72920.7148545171" calcext:value-type="float">
            <text:p>72920,7148545171</text:p>
          </table:table-cell>
          <table:table-cell table:number-columns-repeated="1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18+4*RAND()" office:value-type="float" office:value="20.8335632369854" calcext:value-type="float">
            <text:p>20,8336</text:p>
          </table:table-cell>
          <table:table-cell table:number-columns-repeated="5"/>
          <table:table-cell office:value-type="float" office:value="1745" calcext:value-type="float">
            <text:p>1745</text:p>
          </table:table-cell>
          <table:table-cell table:formula="of:=COM.MICROSOFT.NORM.INV(RAND();80;10)" office:value-type="float" office:value="65.9691829564522" calcext:value-type="float">
            <text:p>65,9692</text:p>
          </table:table-cell>
          <table:table-cell table:number-columns-repeated="5"/>
          <table:table-cell office:value-type="float" office:value="1745" calcext:value-type="float">
            <text:p>1745</text:p>
          </table:table-cell>
          <table:table-cell table:formula="of:=4*PI()*PI()*[.I1770]*[.B1770]" office:value-type="float" office:value="54258.0769552405" calcext:value-type="float">
            <text:p>54258,0770</text:p>
          </table:table-cell>
          <table:table-cell table:number-columns-repeated="5"/>
          <table:table-cell table:formula="of:=COM.MICROSOFT.NORM.INV(RAND();[.$S$28];[.$S$30])" office:value-type="float" office:value="66251.1210954365" calcext:value-type="float">
            <text:p>66251,1210954365</text:p>
          </table:table-cell>
          <table:table-cell table:number-columns-repeated="1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18+4*RAND()" office:value-type="float" office:value="21.9782594307326" calcext:value-type="float">
            <text:p>21,9783</text:p>
          </table:table-cell>
          <table:table-cell table:number-columns-repeated="5"/>
          <table:table-cell office:value-type="float" office:value="1746" calcext:value-type="float">
            <text:p>1746</text:p>
          </table:table-cell>
          <table:table-cell table:formula="of:=COM.MICROSOFT.NORM.INV(RAND();80;10)" office:value-type="float" office:value="87.4056646005742" calcext:value-type="float">
            <text:p>87,4057</text:p>
          </table:table-cell>
          <table:table-cell table:number-columns-repeated="5"/>
          <table:table-cell office:value-type="float" office:value="1746" calcext:value-type="float">
            <text:p>1746</text:p>
          </table:table-cell>
          <table:table-cell table:formula="of:=4*PI()*PI()*[.I1771]*[.B1771]" office:value-type="float" office:value="75839.0023980851" calcext:value-type="float">
            <text:p>75839,0024</text:p>
          </table:table-cell>
          <table:table-cell table:number-columns-repeated="5"/>
          <table:table-cell table:formula="of:=COM.MICROSOFT.NORM.INV(RAND();[.$S$28];[.$S$30])" office:value-type="float" office:value="71500.1805818218" calcext:value-type="float">
            <text:p>71500,1805818218</text:p>
          </table:table-cell>
          <table:table-cell table:number-columns-repeated="1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18+4*RAND()" office:value-type="float" office:value="19.8031539027579" calcext:value-type="float">
            <text:p>19,8032</text:p>
          </table:table-cell>
          <table:table-cell table:number-columns-repeated="5"/>
          <table:table-cell office:value-type="float" office:value="1747" calcext:value-type="float">
            <text:p>1747</text:p>
          </table:table-cell>
          <table:table-cell table:formula="of:=COM.MICROSOFT.NORM.INV(RAND();80;10)" office:value-type="float" office:value="66.9933900658633" calcext:value-type="float">
            <text:p>66,9934</text:p>
          </table:table-cell>
          <table:table-cell table:number-columns-repeated="5"/>
          <table:table-cell office:value-type="float" office:value="1747" calcext:value-type="float">
            <text:p>1747</text:p>
          </table:table-cell>
          <table:table-cell table:formula="of:=4*PI()*PI()*[.I1772]*[.B1772]" office:value-type="float" office:value="52375.2434091155" calcext:value-type="float">
            <text:p>52375,2434</text:p>
          </table:table-cell>
          <table:table-cell table:number-columns-repeated="5"/>
          <table:table-cell table:formula="of:=COM.MICROSOFT.NORM.INV(RAND();[.$S$28];[.$S$30])" office:value-type="float" office:value="56948.481055255" calcext:value-type="float">
            <text:p>56948,481055255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18+4*RAND()" office:value-type="float" office:value="18.6321291844361" calcext:value-type="float">
            <text:p>18,6321</text:p>
          </table:table-cell>
          <table:table-cell table:number-columns-repeated="5"/>
          <table:table-cell office:value-type="float" office:value="1748" calcext:value-type="float">
            <text:p>1748</text:p>
          </table:table-cell>
          <table:table-cell table:formula="of:=COM.MICROSOFT.NORM.INV(RAND();80;10)" office:value-type="float" office:value="83.8433268259488" calcext:value-type="float">
            <text:p>83,8433</text:p>
          </table:table-cell>
          <table:table-cell table:number-columns-repeated="5"/>
          <table:table-cell office:value-type="float" office:value="1748" calcext:value-type="float">
            <text:p>1748</text:p>
          </table:table-cell>
          <table:table-cell table:formula="of:=4*PI()*PI()*[.I1773]*[.B1773]" office:value-type="float" office:value="61672.3824383434" calcext:value-type="float">
            <text:p>61672,3824</text:p>
          </table:table-cell>
          <table:table-cell table:number-columns-repeated="5"/>
          <table:table-cell table:formula="of:=COM.MICROSOFT.NORM.INV(RAND();[.$S$28];[.$S$30])" office:value-type="float" office:value="50431.3242239687" calcext:value-type="float">
            <text:p>50431,3242239687</text:p>
          </table:table-cell>
          <table:table-cell table:number-columns-repeated="1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18+4*RAND()" office:value-type="float" office:value="21.5856029414572" calcext:value-type="float">
            <text:p>21,5856</text:p>
          </table:table-cell>
          <table:table-cell table:number-columns-repeated="5"/>
          <table:table-cell office:value-type="float" office:value="1749" calcext:value-type="float">
            <text:p>1749</text:p>
          </table:table-cell>
          <table:table-cell table:formula="of:=COM.MICROSOFT.NORM.INV(RAND();80;10)" office:value-type="float" office:value="75.9706429380463" calcext:value-type="float">
            <text:p>75,9706</text:p>
          </table:table-cell>
          <table:table-cell table:number-columns-repeated="5"/>
          <table:table-cell office:value-type="float" office:value="1749" calcext:value-type="float">
            <text:p>1749</text:p>
          </table:table-cell>
          <table:table-cell table:formula="of:=4*PI()*PI()*[.I1774]*[.B1774]" office:value-type="float" office:value="64739.5569106894" calcext:value-type="float">
            <text:p>64739,5569</text:p>
          </table:table-cell>
          <table:table-cell table:number-columns-repeated="5"/>
          <table:table-cell table:formula="of:=COM.MICROSOFT.NORM.INV(RAND();[.$S$28];[.$S$30])" office:value-type="float" office:value="48482.6461739322" calcext:value-type="float">
            <text:p>48482,6461739322</text:p>
          </table:table-cell>
          <table:table-cell table:number-columns-repeated="1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18+4*RAND()" office:value-type="float" office:value="21.8140389486216" calcext:value-type="float">
            <text:p>21,8140</text:p>
          </table:table-cell>
          <table:table-cell table:number-columns-repeated="5"/>
          <table:table-cell office:value-type="float" office:value="1750" calcext:value-type="float">
            <text:p>1750</text:p>
          </table:table-cell>
          <table:table-cell table:formula="of:=COM.MICROSOFT.NORM.INV(RAND();80;10)" office:value-type="float" office:value="87.6562021248605" calcext:value-type="float">
            <text:p>87,6562</text:p>
          </table:table-cell>
          <table:table-cell table:number-columns-repeated="5"/>
          <table:table-cell office:value-type="float" office:value="1750" calcext:value-type="float">
            <text:p>1750</text:p>
          </table:table-cell>
          <table:table-cell table:formula="of:=4*PI()*PI()*[.I1775]*[.B1775]" office:value-type="float" office:value="75488.095914464" calcext:value-type="float">
            <text:p>75488,0959</text:p>
          </table:table-cell>
          <table:table-cell table:number-columns-repeated="5"/>
          <table:table-cell table:formula="of:=COM.MICROSOFT.NORM.INV(RAND();[.$S$28];[.$S$30])" office:value-type="float" office:value="63788.623214299" calcext:value-type="float">
            <text:p>63788,623214299</text:p>
          </table:table-cell>
          <table:table-cell table:number-columns-repeated="1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18+4*RAND()" office:value-type="float" office:value="21.4843582301401" calcext:value-type="float">
            <text:p>21,4844</text:p>
          </table:table-cell>
          <table:table-cell table:number-columns-repeated="5"/>
          <table:table-cell office:value-type="float" office:value="1751" calcext:value-type="float">
            <text:p>1751</text:p>
          </table:table-cell>
          <table:table-cell table:formula="of:=COM.MICROSOFT.NORM.INV(RAND();80;10)" office:value-type="float" office:value="81.0256416279322" calcext:value-type="float">
            <text:p>81,0256</text:p>
          </table:table-cell>
          <table:table-cell table:number-columns-repeated="5"/>
          <table:table-cell office:value-type="float" office:value="1751" calcext:value-type="float">
            <text:p>1751</text:p>
          </table:table-cell>
          <table:table-cell table:formula="of:=4*PI()*PI()*[.I1776]*[.B1776]" office:value-type="float" office:value="68723.3941800911" calcext:value-type="float">
            <text:p>68723,3942</text:p>
          </table:table-cell>
          <table:table-cell table:number-columns-repeated="5"/>
          <table:table-cell table:formula="of:=COM.MICROSOFT.NORM.INV(RAND();[.$S$28];[.$S$30])" office:value-type="float" office:value="49839.2254117655" calcext:value-type="float">
            <text:p>49839,2254117655</text:p>
          </table:table-cell>
          <table:table-cell table:number-columns-repeated="1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18+4*RAND()" office:value-type="float" office:value="19.2327895737253" calcext:value-type="float">
            <text:p>19,2328</text:p>
          </table:table-cell>
          <table:table-cell table:number-columns-repeated="5"/>
          <table:table-cell office:value-type="float" office:value="1752" calcext:value-type="float">
            <text:p>1752</text:p>
          </table:table-cell>
          <table:table-cell table:formula="of:=COM.MICROSOFT.NORM.INV(RAND();80;10)" office:value-type="float" office:value="79.0672116677559" calcext:value-type="float">
            <text:p>79,0672</text:p>
          </table:table-cell>
          <table:table-cell table:number-columns-repeated="5"/>
          <table:table-cell office:value-type="float" office:value="1752" calcext:value-type="float">
            <text:p>1752</text:p>
          </table:table-cell>
          <table:table-cell table:formula="of:=4*PI()*PI()*[.I1777]*[.B1777]" office:value-type="float" office:value="60034.1602622858" calcext:value-type="float">
            <text:p>60034,1603</text:p>
          </table:table-cell>
          <table:table-cell table:number-columns-repeated="5"/>
          <table:table-cell table:formula="of:=COM.MICROSOFT.NORM.INV(RAND();[.$S$28];[.$S$30])" office:value-type="float" office:value="53376.7181476492" calcext:value-type="float">
            <text:p>53376,7181476492</text:p>
          </table:table-cell>
          <table:table-cell table:number-columns-repeated="1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18+4*RAND()" office:value-type="float" office:value="20.9090619706549" calcext:value-type="float">
            <text:p>20,9091</text:p>
          </table:table-cell>
          <table:table-cell table:number-columns-repeated="5"/>
          <table:table-cell office:value-type="float" office:value="1753" calcext:value-type="float">
            <text:p>1753</text:p>
          </table:table-cell>
          <table:table-cell table:formula="of:=COM.MICROSOFT.NORM.INV(RAND();80;10)" office:value-type="float" office:value="83.8228070717372" calcext:value-type="float">
            <text:p>83,8228</text:p>
          </table:table-cell>
          <table:table-cell table:number-columns-repeated="5"/>
          <table:table-cell office:value-type="float" office:value="1753" calcext:value-type="float">
            <text:p>1753</text:p>
          </table:table-cell>
          <table:table-cell table:formula="of:=4*PI()*PI()*[.I1778]*[.B1778]" office:value-type="float" office:value="69192.0960498862" calcext:value-type="float">
            <text:p>69192,0960</text:p>
          </table:table-cell>
          <table:table-cell table:number-columns-repeated="5"/>
          <table:table-cell table:formula="of:=COM.MICROSOFT.NORM.INV(RAND();[.$S$28];[.$S$30])" office:value-type="float" office:value="46367.6566739335" calcext:value-type="float">
            <text:p>46367,6566739335</text:p>
          </table:table-cell>
          <table:table-cell table:number-columns-repeated="1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18+4*RAND()" office:value-type="float" office:value="20.3612128742971" calcext:value-type="float">
            <text:p>20,3612</text:p>
          </table:table-cell>
          <table:table-cell table:number-columns-repeated="5"/>
          <table:table-cell office:value-type="float" office:value="1754" calcext:value-type="float">
            <text:p>1754</text:p>
          </table:table-cell>
          <table:table-cell table:formula="of:=COM.MICROSOFT.NORM.INV(RAND();80;10)" office:value-type="float" office:value="88.9667456951661" calcext:value-type="float">
            <text:p>88,9667</text:p>
          </table:table-cell>
          <table:table-cell table:number-columns-repeated="5"/>
          <table:table-cell office:value-type="float" office:value="1754" calcext:value-type="float">
            <text:p>1754</text:p>
          </table:table-cell>
          <table:table-cell table:formula="of:=4*PI()*PI()*[.I1779]*[.B1779]" office:value-type="float" office:value="71514.0026088599" calcext:value-type="float">
            <text:p>71514,0026</text:p>
          </table:table-cell>
          <table:table-cell table:number-columns-repeated="5"/>
          <table:table-cell table:formula="of:=COM.MICROSOFT.NORM.INV(RAND();[.$S$28];[.$S$30])" office:value-type="float" office:value="69706.9548562336" calcext:value-type="float">
            <text:p>69706,9548562336</text:p>
          </table:table-cell>
          <table:table-cell table:number-columns-repeated="1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18+4*RAND()" office:value-type="float" office:value="20.8044084166177" calcext:value-type="float">
            <text:p>20,8044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formula="of:=COM.MICROSOFT.NORM.INV(RAND();80;10)" office:value-type="float" office:value="63.6853033992906" calcext:value-type="float">
            <text:p>63,6853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formula="of:=4*PI()*PI()*[.I1780]*[.B1780]" office:value-type="float" office:value="52306.3396784645" calcext:value-type="float">
            <text:p>52306,3397</text:p>
          </table:table-cell>
          <table:table-cell table:number-columns-repeated="5"/>
          <table:table-cell table:formula="of:=COM.MICROSOFT.NORM.INV(RAND();[.$S$28];[.$S$30])" office:value-type="float" office:value="58328.8417722506" calcext:value-type="float">
            <text:p>58328,8417722506</text:p>
          </table:table-cell>
          <table:table-cell table:number-columns-repeated="1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18+4*RAND()" office:value-type="float" office:value="21.7002621409483" calcext:value-type="float">
            <text:p>21,7003</text:p>
          </table:table-cell>
          <table:table-cell table:number-columns-repeated="5"/>
          <table:table-cell office:value-type="float" office:value="1756" calcext:value-type="float">
            <text:p>1756</text:p>
          </table:table-cell>
          <table:table-cell table:formula="of:=COM.MICROSOFT.NORM.INV(RAND();80;10)" office:value-type="float" office:value="68.7278627791053" calcext:value-type="float">
            <text:p>68,7279</text:p>
          </table:table-cell>
          <table:table-cell table:number-columns-repeated="5"/>
          <table:table-cell office:value-type="float" office:value="1756" calcext:value-type="float">
            <text:p>1756</text:p>
          </table:table-cell>
          <table:table-cell table:formula="of:=4*PI()*PI()*[.I1781]*[.B1781]" office:value-type="float" office:value="58878.6109707669" calcext:value-type="float">
            <text:p>58878,6110</text:p>
          </table:table-cell>
          <table:table-cell table:number-columns-repeated="5"/>
          <table:table-cell table:formula="of:=COM.MICROSOFT.NORM.INV(RAND();[.$S$28];[.$S$30])" office:value-type="float" office:value="61897.4290279169" calcext:value-type="float">
            <text:p>61897,4290279169</text:p>
          </table:table-cell>
          <table:table-cell table:number-columns-repeated="1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18+4*RAND()" office:value-type="float" office:value="19.550390610937" calcext:value-type="float">
            <text:p>19,5504</text:p>
          </table:table-cell>
          <table:table-cell table:number-columns-repeated="5"/>
          <table:table-cell office:value-type="float" office:value="1757" calcext:value-type="float">
            <text:p>1757</text:p>
          </table:table-cell>
          <table:table-cell table:formula="of:=COM.MICROSOFT.NORM.INV(RAND();80;10)" office:value-type="float" office:value="97.5852094740101" calcext:value-type="float">
            <text:p>97,5852</text:p>
          </table:table-cell>
          <table:table-cell table:number-columns-repeated="5"/>
          <table:table-cell office:value-type="float" office:value="1757" calcext:value-type="float">
            <text:p>1757</text:p>
          </table:table-cell>
          <table:table-cell table:formula="of:=4*PI()*PI()*[.I1782]*[.B1782]" office:value-type="float" office:value="75318.0685216477" calcext:value-type="float">
            <text:p>75318,0685</text:p>
          </table:table-cell>
          <table:table-cell table:number-columns-repeated="5"/>
          <table:table-cell table:formula="of:=COM.MICROSOFT.NORM.INV(RAND();[.$S$28];[.$S$30])" office:value-type="float" office:value="60791.0581694748" calcext:value-type="float">
            <text:p>60791,0581694748</text:p>
          </table:table-cell>
          <table:table-cell table:number-columns-repeated="1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18+4*RAND()" office:value-type="float" office:value="18.9900456494652" calcext:value-type="float">
            <text:p>18,9900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formula="of:=COM.MICROSOFT.NORM.INV(RAND();80;10)" office:value-type="float" office:value="81.3261594185062" calcext:value-type="float">
            <text:p>81,3262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formula="of:=4*PI()*PI()*[.I1783]*[.B1783]" office:value-type="float" office:value="60969.9738725824" calcext:value-type="float">
            <text:p>60969,9739</text:p>
          </table:table-cell>
          <table:table-cell table:number-columns-repeated="5"/>
          <table:table-cell table:formula="of:=COM.MICROSOFT.NORM.INV(RAND();[.$S$28];[.$S$30])" office:value-type="float" office:value="64444.5615952532" calcext:value-type="float">
            <text:p>64444,5615952532</text:p>
          </table:table-cell>
          <table:table-cell table:number-columns-repeated="1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18+4*RAND()" office:value-type="float" office:value="19.68577929819" calcext:value-type="float">
            <text:p>19,6858</text:p>
          </table:table-cell>
          <table:table-cell table:number-columns-repeated="5"/>
          <table:table-cell office:value-type="float" office:value="1759" calcext:value-type="float">
            <text:p>1759</text:p>
          </table:table-cell>
          <table:table-cell table:formula="of:=COM.MICROSOFT.NORM.INV(RAND();80;10)" office:value-type="float" office:value="57.459823637654" calcext:value-type="float">
            <text:p>57,4598</text:p>
          </table:table-cell>
          <table:table-cell table:number-columns-repeated="5"/>
          <table:table-cell office:value-type="float" office:value="1759" calcext:value-type="float">
            <text:p>1759</text:p>
          </table:table-cell>
          <table:table-cell table:formula="of:=4*PI()*PI()*[.I1784]*[.B1784]" office:value-type="float" office:value="44655.6728210634" calcext:value-type="float">
            <text:p>44655,6728</text:p>
          </table:table-cell>
          <table:table-cell table:number-columns-repeated="5"/>
          <table:table-cell table:formula="of:=COM.MICROSOFT.NORM.INV(RAND();[.$S$28];[.$S$30])" office:value-type="float" office:value="50128.2992865742" calcext:value-type="float">
            <text:p>50128,2992865742</text:p>
          </table:table-cell>
          <table:table-cell table:number-columns-repeated="1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18+4*RAND()" office:value-type="float" office:value="21.0871053826995" calcext:value-type="float">
            <text:p>21,0871</text:p>
          </table:table-cell>
          <table:table-cell table:number-columns-repeated="5"/>
          <table:table-cell office:value-type="float" office:value="1760" calcext:value-type="float">
            <text:p>1760</text:p>
          </table:table-cell>
          <table:table-cell table:formula="of:=COM.MICROSOFT.NORM.INV(RAND();80;10)" office:value-type="float" office:value="68.9002092806634" calcext:value-type="float">
            <text:p>68,9002</text:p>
          </table:table-cell>
          <table:table-cell table:number-columns-repeated="5"/>
          <table:table-cell office:value-type="float" office:value="1760" calcext:value-type="float">
            <text:p>1760</text:p>
          </table:table-cell>
          <table:table-cell table:formula="of:=4*PI()*PI()*[.I1785]*[.B1785]" office:value-type="float" office:value="57358.4287810982" calcext:value-type="float">
            <text:p>57358,4288</text:p>
          </table:table-cell>
          <table:table-cell table:number-columns-repeated="5"/>
          <table:table-cell table:formula="of:=COM.MICROSOFT.NORM.INV(RAND();[.$S$28];[.$S$30])" office:value-type="float" office:value="63056.3458327759" calcext:value-type="float">
            <text:p>63056,3458327759</text:p>
          </table:table-cell>
          <table:table-cell table:number-columns-repeated="1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18+4*RAND()" office:value-type="float" office:value="21.1073750597425" calcext:value-type="float">
            <text:p>21,1074</text:p>
          </table:table-cell>
          <table:table-cell table:number-columns-repeated="5"/>
          <table:table-cell office:value-type="float" office:value="1761" calcext:value-type="float">
            <text:p>1761</text:p>
          </table:table-cell>
          <table:table-cell table:formula="of:=COM.MICROSOFT.NORM.INV(RAND();80;10)" office:value-type="float" office:value="96.91726455439" calcext:value-type="float">
            <text:p>96,9173</text:p>
          </table:table-cell>
          <table:table-cell table:number-columns-repeated="5"/>
          <table:table-cell office:value-type="float" office:value="1761" calcext:value-type="float">
            <text:p>1761</text:p>
          </table:table-cell>
          <table:table-cell table:formula="of:=4*PI()*PI()*[.I1786]*[.B1786]" office:value-type="float" office:value="80759.7771433455" calcext:value-type="float">
            <text:p>80759,7771</text:p>
          </table:table-cell>
          <table:table-cell table:number-columns-repeated="5"/>
          <table:table-cell table:formula="of:=COM.MICROSOFT.NORM.INV(RAND();[.$S$28];[.$S$30])" office:value-type="float" office:value="57558.8029726584" calcext:value-type="float">
            <text:p>57558,8029726584</text:p>
          </table:table-cell>
          <table:table-cell table:number-columns-repeated="1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18+4*RAND()" office:value-type="float" office:value="21.0813060351647" calcext:value-type="float">
            <text:p>21,0813</text:p>
          </table:table-cell>
          <table:table-cell table:number-columns-repeated="5"/>
          <table:table-cell office:value-type="float" office:value="1762" calcext:value-type="float">
            <text:p>1762</text:p>
          </table:table-cell>
          <table:table-cell table:formula="of:=COM.MICROSOFT.NORM.INV(RAND();80;10)" office:value-type="float" office:value="97.090290496078" calcext:value-type="float">
            <text:p>97,0903</text:p>
          </table:table-cell>
          <table:table-cell table:number-columns-repeated="5"/>
          <table:table-cell office:value-type="float" office:value="1762" calcext:value-type="float">
            <text:p>1762</text:p>
          </table:table-cell>
          <table:table-cell table:formula="of:=4*PI()*PI()*[.I1787]*[.B1787]" office:value-type="float" office:value="80804.0353818212" calcext:value-type="float">
            <text:p>80804,0354</text:p>
          </table:table-cell>
          <table:table-cell table:number-columns-repeated="5"/>
          <table:table-cell table:formula="of:=COM.MICROSOFT.NORM.INV(RAND();[.$S$28];[.$S$30])" office:value-type="float" office:value="59403.2670871315" calcext:value-type="float">
            <text:p>59403,2670871315</text:p>
          </table:table-cell>
          <table:table-cell table:number-columns-repeated="1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18+4*RAND()" office:value-type="float" office:value="20.1916749770753" calcext:value-type="float">
            <text:p>20,1917</text:p>
          </table:table-cell>
          <table:table-cell table:number-columns-repeated="5"/>
          <table:table-cell office:value-type="float" office:value="1763" calcext:value-type="float">
            <text:p>1763</text:p>
          </table:table-cell>
          <table:table-cell table:formula="of:=COM.MICROSOFT.NORM.INV(RAND();80;10)" office:value-type="float" office:value="74.1313158611319" calcext:value-type="float">
            <text:p>74,1313</text:p>
          </table:table-cell>
          <table:table-cell table:number-columns-repeated="5"/>
          <table:table-cell office:value-type="float" office:value="1763" calcext:value-type="float">
            <text:p>1763</text:p>
          </table:table-cell>
          <table:table-cell table:formula="of:=4*PI()*PI()*[.I1788]*[.B1788]" office:value-type="float" office:value="59092.6944073093" calcext:value-type="float">
            <text:p>59092,6944</text:p>
          </table:table-cell>
          <table:table-cell table:number-columns-repeated="5"/>
          <table:table-cell table:formula="of:=COM.MICROSOFT.NORM.INV(RAND();[.$S$28];[.$S$30])" office:value-type="float" office:value="64597.7454538348" calcext:value-type="float">
            <text:p>64597,7454538348</text:p>
          </table:table-cell>
          <table:table-cell table:number-columns-repeated="1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18+4*RAND()" office:value-type="float" office:value="21.4960124394856" calcext:value-type="float">
            <text:p>21,4960</text:p>
          </table:table-cell>
          <table:table-cell table:number-columns-repeated="5"/>
          <table:table-cell office:value-type="float" office:value="1764" calcext:value-type="float">
            <text:p>1764</text:p>
          </table:table-cell>
          <table:table-cell table:formula="of:=COM.MICROSOFT.NORM.INV(RAND();80;10)" office:value-type="float" office:value="75.7525208383063" calcext:value-type="float">
            <text:p>75,7525</text:p>
          </table:table-cell>
          <table:table-cell table:number-columns-repeated="5"/>
          <table:table-cell office:value-type="float" office:value="1764" calcext:value-type="float">
            <text:p>1764</text:p>
          </table:table-cell>
          <table:table-cell table:formula="of:=4*PI()*PI()*[.I1789]*[.B1789]" office:value-type="float" office:value="64285.7523658931" calcext:value-type="float">
            <text:p>64285,7524</text:p>
          </table:table-cell>
          <table:table-cell table:number-columns-repeated="5"/>
          <table:table-cell table:formula="of:=COM.MICROSOFT.NORM.INV(RAND();[.$S$28];[.$S$30])" office:value-type="float" office:value="64300.50828945" calcext:value-type="float">
            <text:p>64300,50828945</text:p>
          </table:table-cell>
          <table:table-cell table:number-columns-repeated="1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18+4*RAND()" office:value-type="float" office:value="18.0690348031931" calcext:value-type="float">
            <text:p>18,0690</text:p>
          </table:table-cell>
          <table:table-cell table:number-columns-repeated="5"/>
          <table:table-cell office:value-type="float" office:value="1765" calcext:value-type="float">
            <text:p>1765</text:p>
          </table:table-cell>
          <table:table-cell table:formula="of:=COM.MICROSOFT.NORM.INV(RAND();80;10)" office:value-type="float" office:value="95.19123090493" calcext:value-type="float">
            <text:p>95,1912</text:p>
          </table:table-cell>
          <table:table-cell table:number-columns-repeated="5"/>
          <table:table-cell office:value-type="float" office:value="1765" calcext:value-type="float">
            <text:p>1765</text:p>
          </table:table-cell>
          <table:table-cell table:formula="of:=4*PI()*PI()*[.I1790]*[.B1790]" office:value-type="float" office:value="67903.4177196978" calcext:value-type="float">
            <text:p>67903,4177</text:p>
          </table:table-cell>
          <table:table-cell table:number-columns-repeated="5"/>
          <table:table-cell table:formula="of:=COM.MICROSOFT.NORM.INV(RAND();[.$S$28];[.$S$30])" office:value-type="float" office:value="63520.9189643324" calcext:value-type="float">
            <text:p>63520,9189643324</text:p>
          </table:table-cell>
          <table:table-cell table:number-columns-repeated="1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18+4*RAND()" office:value-type="float" office:value="19.5546453646384" calcext:value-type="float">
            <text:p>19,5546</text:p>
          </table:table-cell>
          <table:table-cell table:number-columns-repeated="5"/>
          <table:table-cell office:value-type="float" office:value="1766" calcext:value-type="float">
            <text:p>1766</text:p>
          </table:table-cell>
          <table:table-cell table:formula="of:=COM.MICROSOFT.NORM.INV(RAND();80;10)" office:value-type="float" office:value="74.8275939524143" calcext:value-type="float">
            <text:p>74,8276</text:p>
          </table:table-cell>
          <table:table-cell table:number-columns-repeated="5"/>
          <table:table-cell office:value-type="float" office:value="1766" calcext:value-type="float">
            <text:p>1766</text:p>
          </table:table-cell>
          <table:table-cell table:formula="of:=4*PI()*PI()*[.I1791]*[.B1791]" office:value-type="float" office:value="57765.8890521372" calcext:value-type="float">
            <text:p>57765,8891</text:p>
          </table:table-cell>
          <table:table-cell table:number-columns-repeated="5"/>
          <table:table-cell table:formula="of:=COM.MICROSOFT.NORM.INV(RAND();[.$S$28];[.$S$30])" office:value-type="float" office:value="50198.3804332695" calcext:value-type="float">
            <text:p>50198,3804332695</text:p>
          </table:table-cell>
          <table:table-cell table:number-columns-repeated="1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18+4*RAND()" office:value-type="float" office:value="21.9047357742675" calcext:value-type="float">
            <text:p>21,9047</text:p>
          </table:table-cell>
          <table:table-cell table:number-columns-repeated="5"/>
          <table:table-cell office:value-type="float" office:value="1767" calcext:value-type="float">
            <text:p>1767</text:p>
          </table:table-cell>
          <table:table-cell table:formula="of:=COM.MICROSOFT.NORM.INV(RAND();80;10)" office:value-type="float" office:value="65.3775619645623" calcext:value-type="float">
            <text:p>65,3776</text:p>
          </table:table-cell>
          <table:table-cell table:number-columns-repeated="5"/>
          <table:table-cell office:value-type="float" office:value="1767" calcext:value-type="float">
            <text:p>1767</text:p>
          </table:table-cell>
          <table:table-cell table:formula="of:=4*PI()*PI()*[.I1792]*[.B1792]" office:value-type="float" office:value="56536.1820270379" calcext:value-type="float">
            <text:p>56536,1820</text:p>
          </table:table-cell>
          <table:table-cell table:number-columns-repeated="5"/>
          <table:table-cell table:formula="of:=COM.MICROSOFT.NORM.INV(RAND();[.$S$28];[.$S$30])" office:value-type="float" office:value="60160.7164806334" calcext:value-type="float">
            <text:p>60160,7164806334</text:p>
          </table:table-cell>
          <table:table-cell table:number-columns-repeated="1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18+4*RAND()" office:value-type="float" office:value="19.9358918978833" calcext:value-type="float">
            <text:p>19,9359</text:p>
          </table:table-cell>
          <table:table-cell table:number-columns-repeated="5"/>
          <table:table-cell office:value-type="float" office:value="1768" calcext:value-type="float">
            <text:p>1768</text:p>
          </table:table-cell>
          <table:table-cell table:formula="of:=COM.MICROSOFT.NORM.INV(RAND();80;10)" office:value-type="float" office:value="79.94962073091" calcext:value-type="float">
            <text:p>79,9496</text:p>
          </table:table-cell>
          <table:table-cell table:number-columns-repeated="5"/>
          <table:table-cell office:value-type="float" office:value="1768" calcext:value-type="float">
            <text:p>1768</text:p>
          </table:table-cell>
          <table:table-cell table:formula="of:=4*PI()*PI()*[.I1793]*[.B1793]" office:value-type="float" office:value="62923.3468805305" calcext:value-type="float">
            <text:p>62923,3469</text:p>
          </table:table-cell>
          <table:table-cell table:number-columns-repeated="5"/>
          <table:table-cell table:formula="of:=COM.MICROSOFT.NORM.INV(RAND();[.$S$28];[.$S$30])" office:value-type="float" office:value="65983.2746826178" calcext:value-type="float">
            <text:p>65983,2746826178</text:p>
          </table:table-cell>
          <table:table-cell table:number-columns-repeated="1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18+4*RAND()" office:value-type="float" office:value="21.8454697472043" calcext:value-type="float">
            <text:p>21,8455</text:p>
          </table:table-cell>
          <table:table-cell table:number-columns-repeated="5"/>
          <table:table-cell office:value-type="float" office:value="1769" calcext:value-type="float">
            <text:p>1769</text:p>
          </table:table-cell>
          <table:table-cell table:formula="of:=COM.MICROSOFT.NORM.INV(RAND();80;10)" office:value-type="float" office:value="69.7350661908704" calcext:value-type="float">
            <text:p>69,7351</text:p>
          </table:table-cell>
          <table:table-cell table:number-columns-repeated="5"/>
          <table:table-cell office:value-type="float" office:value="1769" calcext:value-type="float">
            <text:p>1769</text:p>
          </table:table-cell>
          <table:table-cell table:formula="of:=4*PI()*PI()*[.I1794]*[.B1794]" office:value-type="float" office:value="60141.2349926551" calcext:value-type="float">
            <text:p>60141,2350</text:p>
          </table:table-cell>
          <table:table-cell table:number-columns-repeated="5"/>
          <table:table-cell table:formula="of:=COM.MICROSOFT.NORM.INV(RAND();[.$S$28];[.$S$30])" office:value-type="float" office:value="72823.5406012295" calcext:value-type="float">
            <text:p>72823,5406012295</text:p>
          </table:table-cell>
          <table:table-cell table:number-columns-repeated="1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18+4*RAND()" office:value-type="float" office:value="19.9879797273316" calcext:value-type="float">
            <text:p>19,9880</text:p>
          </table:table-cell>
          <table:table-cell table:number-columns-repeated="5"/>
          <table:table-cell office:value-type="float" office:value="1770" calcext:value-type="float">
            <text:p>1770</text:p>
          </table:table-cell>
          <table:table-cell table:formula="of:=COM.MICROSOFT.NORM.INV(RAND();80;10)" office:value-type="float" office:value="87.6487916992068" calcext:value-type="float">
            <text:p>87,6488</text:p>
          </table:table-cell>
          <table:table-cell table:number-columns-repeated="5"/>
          <table:table-cell office:value-type="float" office:value="1770" calcext:value-type="float">
            <text:p>1770</text:p>
          </table:table-cell>
          <table:table-cell table:formula="of:=4*PI()*PI()*[.I1795]*[.B1795]" office:value-type="float" office:value="69163.1190489487" calcext:value-type="float">
            <text:p>69163,1190</text:p>
          </table:table-cell>
          <table:table-cell table:number-columns-repeated="5"/>
          <table:table-cell table:formula="of:=COM.MICROSOFT.NORM.INV(RAND();[.$S$28];[.$S$30])" office:value-type="float" office:value="66612.0720390003" calcext:value-type="float">
            <text:p>66612,0720390003</text:p>
          </table:table-cell>
          <table:table-cell table:number-columns-repeated="1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18+4*RAND()" office:value-type="float" office:value="18.8031947915442" calcext:value-type="float">
            <text:p>18,8032</text:p>
          </table:table-cell>
          <table:table-cell table:number-columns-repeated="5"/>
          <table:table-cell office:value-type="float" office:value="1771" calcext:value-type="float">
            <text:p>1771</text:p>
          </table:table-cell>
          <table:table-cell table:formula="of:=COM.MICROSOFT.NORM.INV(RAND();80;10)" office:value-type="float" office:value="71.7638636013451" calcext:value-type="float">
            <text:p>71,7639</text:p>
          </table:table-cell>
          <table:table-cell table:number-columns-repeated="5"/>
          <table:table-cell office:value-type="float" office:value="1771" calcext:value-type="float">
            <text:p>1771</text:p>
          </table:table-cell>
          <table:table-cell table:formula="of:=4*PI()*PI()*[.I1796]*[.B1796]" office:value-type="float" office:value="53271.7782316175" calcext:value-type="float">
            <text:p>53271,7782</text:p>
          </table:table-cell>
          <table:table-cell table:number-columns-repeated="5"/>
          <table:table-cell table:formula="of:=COM.MICROSOFT.NORM.INV(RAND();[.$S$28];[.$S$30])" office:value-type="float" office:value="76883.8758877937" calcext:value-type="float">
            <text:p>76883,8758877937</text:p>
          </table:table-cell>
          <table:table-cell table:number-columns-repeated="1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18+4*RAND()" office:value-type="float" office:value="18.2311579282396" calcext:value-type="float">
            <text:p>18,2312</text:p>
          </table:table-cell>
          <table:table-cell table:number-columns-repeated="5"/>
          <table:table-cell office:value-type="float" office:value="1772" calcext:value-type="float">
            <text:p>1772</text:p>
          </table:table-cell>
          <table:table-cell table:formula="of:=COM.MICROSOFT.NORM.INV(RAND();80;10)" office:value-type="float" office:value="91.8272179867948" calcext:value-type="float">
            <text:p>91,8272</text:p>
          </table:table-cell>
          <table:table-cell table:number-columns-repeated="5"/>
          <table:table-cell office:value-type="float" office:value="1772" calcext:value-type="float">
            <text:p>1772</text:p>
          </table:table-cell>
          <table:table-cell table:formula="of:=4*PI()*PI()*[.I1797]*[.B1797]" office:value-type="float" office:value="66091.4708275711" calcext:value-type="float">
            <text:p>66091,4708</text:p>
          </table:table-cell>
          <table:table-cell table:number-columns-repeated="5"/>
          <table:table-cell table:formula="of:=COM.MICROSOFT.NORM.INV(RAND();[.$S$28];[.$S$30])" office:value-type="float" office:value="60208.0387078046" calcext:value-type="float">
            <text:p>60208,0387078046</text:p>
          </table:table-cell>
          <table:table-cell table:number-columns-repeated="1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18+4*RAND()" office:value-type="float" office:value="19.7321936194785" calcext:value-type="float">
            <text:p>19,7322</text:p>
          </table:table-cell>
          <table:table-cell table:number-columns-repeated="5"/>
          <table:table-cell office:value-type="float" office:value="1773" calcext:value-type="float">
            <text:p>1773</text:p>
          </table:table-cell>
          <table:table-cell table:formula="of:=COM.MICROSOFT.NORM.INV(RAND();80;10)" office:value-type="float" office:value="75.6316976055482" calcext:value-type="float">
            <text:p>75,6317</text:p>
          </table:table-cell>
          <table:table-cell table:number-columns-repeated="5"/>
          <table:table-cell office:value-type="float" office:value="1773" calcext:value-type="float">
            <text:p>1773</text:p>
          </table:table-cell>
          <table:table-cell table:formula="of:=4*PI()*PI()*[.I1798]*[.B1798]" office:value-type="float" office:value="58916.7732659185" calcext:value-type="float">
            <text:p>58916,7733</text:p>
          </table:table-cell>
          <table:table-cell table:number-columns-repeated="5"/>
          <table:table-cell table:formula="of:=COM.MICROSOFT.NORM.INV(RAND();[.$S$28];[.$S$30])" office:value-type="float" office:value="57412.2910684751" calcext:value-type="float">
            <text:p>57412,2910684751</text:p>
          </table:table-cell>
          <table:table-cell table:number-columns-repeated="1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18+4*RAND()" office:value-type="float" office:value="21.4276290549897" calcext:value-type="float">
            <text:p>21,4276</text:p>
          </table:table-cell>
          <table:table-cell table:number-columns-repeated="5"/>
          <table:table-cell office:value-type="float" office:value="1774" calcext:value-type="float">
            <text:p>1774</text:p>
          </table:table-cell>
          <table:table-cell table:formula="of:=COM.MICROSOFT.NORM.INV(RAND();80;10)" office:value-type="float" office:value="78.3418232365541" calcext:value-type="float">
            <text:p>78,3418</text:p>
          </table:table-cell>
          <table:table-cell table:number-columns-repeated="5"/>
          <table:table-cell office:value-type="float" office:value="1774" calcext:value-type="float">
            <text:p>1774</text:p>
          </table:table-cell>
          <table:table-cell table:formula="of:=4*PI()*PI()*[.I1799]*[.B1799]" office:value-type="float" office:value="66271.6114225497" calcext:value-type="float">
            <text:p>66271,6114</text:p>
          </table:table-cell>
          <table:table-cell table:number-columns-repeated="5"/>
          <table:table-cell table:formula="of:=COM.MICROSOFT.NORM.INV(RAND();[.$S$28];[.$S$30])" office:value-type="float" office:value="56588.4604950907" calcext:value-type="float">
            <text:p>56588,4604950907</text:p>
          </table:table-cell>
          <table:table-cell table:number-columns-repeated="1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18+4*RAND()" office:value-type="float" office:value="20.4349150643684" calcext:value-type="float">
            <text:p>20,4349</text:p>
          </table:table-cell>
          <table:table-cell table:number-columns-repeated="5"/>
          <table:table-cell office:value-type="float" office:value="1775" calcext:value-type="float">
            <text:p>1775</text:p>
          </table:table-cell>
          <table:table-cell table:formula="of:=COM.MICROSOFT.NORM.INV(RAND();80;10)" office:value-type="float" office:value="93.9589811737107" calcext:value-type="float">
            <text:p>93,9590</text:p>
          </table:table-cell>
          <table:table-cell table:number-columns-repeated="5"/>
          <table:table-cell office:value-type="float" office:value="1775" calcext:value-type="float">
            <text:p>1775</text:p>
          </table:table-cell>
          <table:table-cell table:formula="of:=4*PI()*PI()*[.I1800]*[.B1800]" office:value-type="float" office:value="75800.2909479263" calcext:value-type="float">
            <text:p>75800,2909</text:p>
          </table:table-cell>
          <table:table-cell table:number-columns-repeated="5"/>
          <table:table-cell table:formula="of:=COM.MICROSOFT.NORM.INV(RAND();[.$S$28];[.$S$30])" office:value-type="float" office:value="60899.5947155072" calcext:value-type="float">
            <text:p>60899,5947155072</text:p>
          </table:table-cell>
          <table:table-cell table:number-columns-repeated="1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18+4*RAND()" office:value-type="float" office:value="19.706753201317" calcext:value-type="float">
            <text:p>19,7068</text:p>
          </table:table-cell>
          <table:table-cell table:number-columns-repeated="5"/>
          <table:table-cell office:value-type="float" office:value="1776" calcext:value-type="float">
            <text:p>1776</text:p>
          </table:table-cell>
          <table:table-cell table:formula="of:=COM.MICROSOFT.NORM.INV(RAND();80;10)" office:value-type="float" office:value="98.900236265678" calcext:value-type="float">
            <text:p>98,9002</text:p>
          </table:table-cell>
          <table:table-cell table:number-columns-repeated="5"/>
          <table:table-cell office:value-type="float" office:value="1776" calcext:value-type="float">
            <text:p>1776</text:p>
          </table:table-cell>
          <table:table-cell table:formula="of:=4*PI()*PI()*[.I1801]*[.B1801]" office:value-type="float" office:value="76943.5364876751" calcext:value-type="float">
            <text:p>76943,5365</text:p>
          </table:table-cell>
          <table:table-cell table:number-columns-repeated="5"/>
          <table:table-cell table:formula="of:=COM.MICROSOFT.NORM.INV(RAND();[.$S$28];[.$S$30])" office:value-type="float" office:value="61658.0235985692" calcext:value-type="float">
            <text:p>61658,0235985692</text:p>
          </table:table-cell>
          <table:table-cell table:number-columns-repeated="1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18+4*RAND()" office:value-type="float" office:value="19.3444847534411" calcext:value-type="float">
            <text:p>19,3445</text:p>
          </table:table-cell>
          <table:table-cell table:number-columns-repeated="5"/>
          <table:table-cell office:value-type="float" office:value="1777" calcext:value-type="float">
            <text:p>1777</text:p>
          </table:table-cell>
          <table:table-cell table:formula="of:=COM.MICROSOFT.NORM.INV(RAND();80;10)" office:value-type="float" office:value="94.2434923217644" calcext:value-type="float">
            <text:p>94,2435</text:p>
          </table:table-cell>
          <table:table-cell table:number-columns-repeated="5"/>
          <table:table-cell office:value-type="float" office:value="1777" calcext:value-type="float">
            <text:p>1777</text:p>
          </table:table-cell>
          <table:table-cell table:formula="of:=4*PI()*PI()*[.I1802]*[.B1802]" office:value-type="float" office:value="71972.7794244843" calcext:value-type="float">
            <text:p>71972,7794</text:p>
          </table:table-cell>
          <table:table-cell table:number-columns-repeated="5"/>
          <table:table-cell table:formula="of:=COM.MICROSOFT.NORM.INV(RAND();[.$S$28];[.$S$30])" office:value-type="float" office:value="65043.497654744" calcext:value-type="float">
            <text:p>65043,497654744</text:p>
          </table:table-cell>
          <table:table-cell table:number-columns-repeated="1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18+4*RAND()" office:value-type="float" office:value="18.4591137706302" calcext:value-type="float">
            <text:p>18,4591</text:p>
          </table:table-cell>
          <table:table-cell table:number-columns-repeated="5"/>
          <table:table-cell office:value-type="float" office:value="1778" calcext:value-type="float">
            <text:p>1778</text:p>
          </table:table-cell>
          <table:table-cell table:formula="of:=COM.MICROSOFT.NORM.INV(RAND();80;10)" office:value-type="float" office:value="85.9834489532997" calcext:value-type="float">
            <text:p>85,9834</text:p>
          </table:table-cell>
          <table:table-cell table:number-columns-repeated="5"/>
          <table:table-cell office:value-type="float" office:value="1778" calcext:value-type="float">
            <text:p>1778</text:p>
          </table:table-cell>
          <table:table-cell table:formula="of:=4*PI()*PI()*[.I1803]*[.B1803]" office:value-type="float" office:value="62659.2864221899" calcext:value-type="float">
            <text:p>62659,2864</text:p>
          </table:table-cell>
          <table:table-cell table:number-columns-repeated="5"/>
          <table:table-cell table:formula="of:=COM.MICROSOFT.NORM.INV(RAND();[.$S$28];[.$S$30])" office:value-type="float" office:value="71173.6110120115" calcext:value-type="float">
            <text:p>71173,6110120115</text:p>
          </table:table-cell>
          <table:table-cell table:number-columns-repeated="1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formula="of:=18+4*RAND()" office:value-type="float" office:value="20.1138762882911" calcext:value-type="float">
            <text:p>20,1139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formula="of:=COM.MICROSOFT.NORM.INV(RAND();80;10)" office:value-type="float" office:value="89.4171153438533" calcext:value-type="float">
            <text:p>89,4171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formula="of:=4*PI()*PI()*[.I1804]*[.B1804]" office:value-type="float" office:value="71002.9129715217" calcext:value-type="float">
            <text:p>71002,9130</text:p>
          </table:table-cell>
          <table:table-cell table:number-columns-repeated="5"/>
          <table:table-cell table:formula="of:=COM.MICROSOFT.NORM.INV(RAND();[.$S$28];[.$S$30])" office:value-type="float" office:value="48512.0794144535" calcext:value-type="float">
            <text:p>48512,0794144535</text:p>
          </table:table-cell>
          <table:table-cell table:number-columns-repeated="1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18+4*RAND()" office:value-type="float" office:value="18.1777545637451" calcext:value-type="float">
            <text:p>18,1778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formula="of:=COM.MICROSOFT.NORM.INV(RAND();80;10)" office:value-type="float" office:value="74.6914687514293" calcext:value-type="float">
            <text:p>74,6915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formula="of:=4*PI()*PI()*[.I1805]*[.B1805]" office:value-type="float" office:value="53600.762966286" calcext:value-type="float">
            <text:p>53600,7630</text:p>
          </table:table-cell>
          <table:table-cell table:number-columns-repeated="5"/>
          <table:table-cell table:formula="of:=COM.MICROSOFT.NORM.INV(RAND();[.$S$28];[.$S$30])" office:value-type="float" office:value="56138.7622715524" calcext:value-type="float">
            <text:p>56138,7622715524</text:p>
          </table:table-cell>
          <table:table-cell table:number-columns-repeated="1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18+4*RAND()" office:value-type="float" office:value="21.6177246770822" calcext:value-type="float">
            <text:p>21,6177</text:p>
          </table:table-cell>
          <table:table-cell table:number-columns-repeated="5"/>
          <table:table-cell office:value-type="float" office:value="1781" calcext:value-type="float">
            <text:p>1781</text:p>
          </table:table-cell>
          <table:table-cell table:formula="of:=COM.MICROSOFT.NORM.INV(RAND();80;10)" office:value-type="float" office:value="74.5233267879481" calcext:value-type="float">
            <text:p>74,5233</text:p>
          </table:table-cell>
          <table:table-cell table:number-columns-repeated="5"/>
          <table:table-cell office:value-type="float" office:value="1781" calcext:value-type="float">
            <text:p>1781</text:p>
          </table:table-cell>
          <table:table-cell table:formula="of:=4*PI()*PI()*[.I1806]*[.B1806]" office:value-type="float" office:value="63600.7082668507" calcext:value-type="float">
            <text:p>63600,7083</text:p>
          </table:table-cell>
          <table:table-cell table:number-columns-repeated="5"/>
          <table:table-cell table:formula="of:=COM.MICROSOFT.NORM.INV(RAND();[.$S$28];[.$S$30])" office:value-type="float" office:value="47555.6960267971" calcext:value-type="float">
            <text:p>47555,6960267971</text:p>
          </table:table-cell>
          <table:table-cell table:number-columns-repeated="1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18+4*RAND()" office:value-type="float" office:value="18.6322842952795" calcext:value-type="float">
            <text:p>18,6323</text:p>
          </table:table-cell>
          <table:table-cell table:number-columns-repeated="5"/>
          <table:table-cell office:value-type="float" office:value="1782" calcext:value-type="float">
            <text:p>1782</text:p>
          </table:table-cell>
          <table:table-cell table:formula="of:=COM.MICROSOFT.NORM.INV(RAND();80;10)" office:value-type="float" office:value="52.8545195155211" calcext:value-type="float">
            <text:p>52,8545</text:p>
          </table:table-cell>
          <table:table-cell table:number-columns-repeated="5"/>
          <table:table-cell office:value-type="float" office:value="1782" calcext:value-type="float">
            <text:p>1782</text:p>
          </table:table-cell>
          <table:table-cell table:formula="of:=4*PI()*PI()*[.I1807]*[.B1807]" office:value-type="float" office:value="38878.3627865983" calcext:value-type="float">
            <text:p>38878,3628</text:p>
          </table:table-cell>
          <table:table-cell table:number-columns-repeated="5"/>
          <table:table-cell table:formula="of:=COM.MICROSOFT.NORM.INV(RAND();[.$S$28];[.$S$30])" office:value-type="float" office:value="71781.9450916665" calcext:value-type="float">
            <text:p>71781,9450916665</text:p>
          </table:table-cell>
          <table:table-cell table:number-columns-repeated="1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18+4*RAND()" office:value-type="float" office:value="20.5240035797469" calcext:value-type="float">
            <text:p>20,5240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formula="of:=COM.MICROSOFT.NORM.INV(RAND();80;10)" office:value-type="float" office:value="79.5364072023366" calcext:value-type="float">
            <text:p>79,5364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formula="of:=4*PI()*PI()*[.I1808]*[.B1808]" office:value-type="float" office:value="64444.7862710855" calcext:value-type="float">
            <text:p>64444,7863</text:p>
          </table:table-cell>
          <table:table-cell table:number-columns-repeated="5"/>
          <table:table-cell table:formula="of:=COM.MICROSOFT.NORM.INV(RAND();[.$S$28];[.$S$30])" office:value-type="float" office:value="42081.355523038" calcext:value-type="float">
            <text:p>42081,355523038</text:p>
          </table:table-cell>
          <table:table-cell table:number-columns-repeated="1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18+4*RAND()" office:value-type="float" office:value="21.4563276856206" calcext:value-type="float">
            <text:p>21,4563</text:p>
          </table:table-cell>
          <table:table-cell table:number-columns-repeated="5"/>
          <table:table-cell office:value-type="float" office:value="1784" calcext:value-type="float">
            <text:p>1784</text:p>
          </table:table-cell>
          <table:table-cell table:formula="of:=COM.MICROSOFT.NORM.INV(RAND();80;10)" office:value-type="float" office:value="92.9508494961019" calcext:value-type="float">
            <text:p>92,9508</text:p>
          </table:table-cell>
          <table:table-cell table:number-columns-repeated="5"/>
          <table:table-cell office:value-type="float" office:value="1784" calcext:value-type="float">
            <text:p>1784</text:p>
          </table:table-cell>
          <table:table-cell table:formula="of:=4*PI()*PI()*[.I1809]*[.B1809]" office:value-type="float" office:value="78735.1198930053" calcext:value-type="float">
            <text:p>78735,1199</text:p>
          </table:table-cell>
          <table:table-cell table:number-columns-repeated="5"/>
          <table:table-cell table:formula="of:=COM.MICROSOFT.NORM.INV(RAND();[.$S$28];[.$S$30])" office:value-type="float" office:value="65756.0854917765" calcext:value-type="float">
            <text:p>65756,0854917765</text:p>
          </table:table-cell>
          <table:table-cell table:number-columns-repeated="1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18+4*RAND()" office:value-type="float" office:value="20.2927367822267" calcext:value-type="float">
            <text:p>20,2927</text:p>
          </table:table-cell>
          <table:table-cell table:number-columns-repeated="5"/>
          <table:table-cell office:value-type="float" office:value="1785" calcext:value-type="float">
            <text:p>1785</text:p>
          </table:table-cell>
          <table:table-cell table:formula="of:=COM.MICROSOFT.NORM.INV(RAND();80;10)" office:value-type="float" office:value="84.9958884864059" calcext:value-type="float">
            <text:p>84,9959</text:p>
          </table:table-cell>
          <table:table-cell table:number-columns-repeated="5"/>
          <table:table-cell office:value-type="float" office:value="1785" calcext:value-type="float">
            <text:p>1785</text:p>
          </table:table-cell>
          <table:table-cell table:formula="of:=4*PI()*PI()*[.I1810]*[.B1810]" office:value-type="float" office:value="68092.3428101528" calcext:value-type="float">
            <text:p>68092,3428</text:p>
          </table:table-cell>
          <table:table-cell table:number-columns-repeated="5"/>
          <table:table-cell table:formula="of:=COM.MICROSOFT.NORM.INV(RAND();[.$S$28];[.$S$30])" office:value-type="float" office:value="64421.1580863683" calcext:value-type="float">
            <text:p>64421,1580863683</text:p>
          </table:table-cell>
          <table:table-cell table:number-columns-repeated="1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18+4*RAND()" office:value-type="float" office:value="20.9980605035089" calcext:value-type="float">
            <text:p>20,9981</text:p>
          </table:table-cell>
          <table:table-cell table:number-columns-repeated="5"/>
          <table:table-cell office:value-type="float" office:value="1786" calcext:value-type="float">
            <text:p>1786</text:p>
          </table:table-cell>
          <table:table-cell table:formula="of:=COM.MICROSOFT.NORM.INV(RAND();80;10)" office:value-type="float" office:value="86.2597560163495" calcext:value-type="float">
            <text:p>86,2598</text:p>
          </table:table-cell>
          <table:table-cell table:number-columns-repeated="5"/>
          <table:table-cell office:value-type="float" office:value="1786" calcext:value-type="float">
            <text:p>1786</text:p>
          </table:table-cell>
          <table:table-cell table:formula="of:=4*PI()*PI()*[.I1811]*[.B1811]" office:value-type="float" office:value="71506.7673209598" calcext:value-type="float">
            <text:p>71506,7673</text:p>
          </table:table-cell>
          <table:table-cell table:number-columns-repeated="5"/>
          <table:table-cell table:formula="of:=COM.MICROSOFT.NORM.INV(RAND();[.$S$28];[.$S$30])" office:value-type="float" office:value="55905.0221119442" calcext:value-type="float">
            <text:p>55905,0221119442</text:p>
          </table:table-cell>
          <table:table-cell table:number-columns-repeated="1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18+4*RAND()" office:value-type="float" office:value="19.6198166632094" calcext:value-type="float">
            <text:p>19,6198</text:p>
          </table:table-cell>
          <table:table-cell table:number-columns-repeated="5"/>
          <table:table-cell office:value-type="float" office:value="1787" calcext:value-type="float">
            <text:p>1787</text:p>
          </table:table-cell>
          <table:table-cell table:formula="of:=COM.MICROSOFT.NORM.INV(RAND();80;10)" office:value-type="float" office:value="77.1787633761186" calcext:value-type="float">
            <text:p>77,1788</text:p>
          </table:table-cell>
          <table:table-cell table:number-columns-repeated="5"/>
          <table:table-cell office:value-type="float" office:value="1787" calcext:value-type="float">
            <text:p>1787</text:p>
          </table:table-cell>
          <table:table-cell table:formula="of:=4*PI()*PI()*[.I1812]*[.B1812]" office:value-type="float" office:value="59779.5301356875" calcext:value-type="float">
            <text:p>59779,5301</text:p>
          </table:table-cell>
          <table:table-cell table:number-columns-repeated="5"/>
          <table:table-cell table:formula="of:=COM.MICROSOFT.NORM.INV(RAND();[.$S$28];[.$S$30])" office:value-type="float" office:value="54295.5944277647" calcext:value-type="float">
            <text:p>54295,5944277647</text:p>
          </table:table-cell>
          <table:table-cell table:number-columns-repeated="1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18+4*RAND()" office:value-type="float" office:value="18.010701794643" calcext:value-type="float">
            <text:p>18,0107</text:p>
          </table:table-cell>
          <table:table-cell table:number-columns-repeated="5"/>
          <table:table-cell office:value-type="float" office:value="1788" calcext:value-type="float">
            <text:p>1788</text:p>
          </table:table-cell>
          <table:table-cell table:formula="of:=COM.MICROSOFT.NORM.INV(RAND();80;10)" office:value-type="float" office:value="82.4982673229227" calcext:value-type="float">
            <text:p>82,4983</text:p>
          </table:table-cell>
          <table:table-cell table:number-columns-repeated="5"/>
          <table:table-cell office:value-type="float" office:value="1788" calcext:value-type="float">
            <text:p>1788</text:p>
          </table:table-cell>
          <table:table-cell table:formula="of:=4*PI()*PI()*[.I1813]*[.B1813]" office:value-type="float" office:value="58659.0735683835" calcext:value-type="float">
            <text:p>58659,0736</text:p>
          </table:table-cell>
          <table:table-cell table:number-columns-repeated="5"/>
          <table:table-cell table:formula="of:=COM.MICROSOFT.NORM.INV(RAND();[.$S$28];[.$S$30])" office:value-type="float" office:value="63281.0000099013" calcext:value-type="float">
            <text:p>63281,0000099013</text:p>
          </table:table-cell>
          <table:table-cell table:number-columns-repeated="1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18+4*RAND()" office:value-type="float" office:value="21.337564681191" calcext:value-type="float">
            <text:p>21,3376</text:p>
          </table:table-cell>
          <table:table-cell table:number-columns-repeated="5"/>
          <table:table-cell office:value-type="float" office:value="1789" calcext:value-type="float">
            <text:p>1789</text:p>
          </table:table-cell>
          <table:table-cell table:formula="of:=COM.MICROSOFT.NORM.INV(RAND();80;10)" office:value-type="float" office:value="81.9688697532122" calcext:value-type="float">
            <text:p>81,9689</text:p>
          </table:table-cell>
          <table:table-cell table:number-columns-repeated="5"/>
          <table:table-cell office:value-type="float" office:value="1789" calcext:value-type="float">
            <text:p>1789</text:p>
          </table:table-cell>
          <table:table-cell table:formula="of:=4*PI()*PI()*[.I1814]*[.B1814]" office:value-type="float" office:value="69048.3864214333" calcext:value-type="float">
            <text:p>69048,3864</text:p>
          </table:table-cell>
          <table:table-cell table:number-columns-repeated="5"/>
          <table:table-cell table:formula="of:=COM.MICROSOFT.NORM.INV(RAND();[.$S$28];[.$S$30])" office:value-type="float" office:value="64107.7998112547" calcext:value-type="float">
            <text:p>64107,7998112547</text:p>
          </table:table-cell>
          <table:table-cell table:number-columns-repeated="1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18+4*RAND()" office:value-type="float" office:value="21.8528964710422" calcext:value-type="float">
            <text:p>21,8529</text:p>
          </table:table-cell>
          <table:table-cell table:number-columns-repeated="5"/>
          <table:table-cell office:value-type="float" office:value="1790" calcext:value-type="float">
            <text:p>1790</text:p>
          </table:table-cell>
          <table:table-cell table:formula="of:=COM.MICROSOFT.NORM.INV(RAND();80;10)" office:value-type="float" office:value="78.1376324036828" calcext:value-type="float">
            <text:p>78,1376</text:p>
          </table:table-cell>
          <table:table-cell table:number-columns-repeated="5"/>
          <table:table-cell office:value-type="float" office:value="1790" calcext:value-type="float">
            <text:p>1790</text:p>
          </table:table-cell>
          <table:table-cell table:formula="of:=4*PI()*PI()*[.I1815]*[.B1815]" office:value-type="float" office:value="67410.7241951535" calcext:value-type="float">
            <text:p>67410,7242</text:p>
          </table:table-cell>
          <table:table-cell table:number-columns-repeated="5"/>
          <table:table-cell table:formula="of:=COM.MICROSOFT.NORM.INV(RAND();[.$S$28];[.$S$30])" office:value-type="float" office:value="69970.3155231916" calcext:value-type="float">
            <text:p>69970,3155231916</text:p>
          </table:table-cell>
          <table:table-cell table:number-columns-repeated="1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18+4*RAND()" office:value-type="float" office:value="19.8091002167203" calcext:value-type="float">
            <text:p>19,8091</text:p>
          </table:table-cell>
          <table:table-cell table:number-columns-repeated="5"/>
          <table:table-cell office:value-type="float" office:value="1791" calcext:value-type="float">
            <text:p>1791</text:p>
          </table:table-cell>
          <table:table-cell table:formula="of:=COM.MICROSOFT.NORM.INV(RAND();80;10)" office:value-type="float" office:value="88.6861991252372" calcext:value-type="float">
            <text:p>88,6862</text:p>
          </table:table-cell>
          <table:table-cell table:number-columns-repeated="5"/>
          <table:table-cell office:value-type="float" office:value="1791" calcext:value-type="float">
            <text:p>1791</text:p>
          </table:table-cell>
          <table:table-cell table:formula="of:=4*PI()*PI()*[.I1816]*[.B1816]" office:value-type="float" office:value="69355.4395303271" calcext:value-type="float">
            <text:p>69355,4395</text:p>
          </table:table-cell>
          <table:table-cell table:number-columns-repeated="5"/>
          <table:table-cell table:formula="of:=COM.MICROSOFT.NORM.INV(RAND();[.$S$28];[.$S$30])" office:value-type="float" office:value="48407.2397936044" calcext:value-type="float">
            <text:p>48407,2397936044</text:p>
          </table:table-cell>
          <table:table-cell table:number-columns-repeated="1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18+4*RAND()" office:value-type="float" office:value="21.2188491565175" calcext:value-type="float">
            <text:p>21,2188</text:p>
          </table:table-cell>
          <table:table-cell table:number-columns-repeated="5"/>
          <table:table-cell office:value-type="float" office:value="1792" calcext:value-type="float">
            <text:p>1792</text:p>
          </table:table-cell>
          <table:table-cell table:formula="of:=COM.MICROSOFT.NORM.INV(RAND();80;10)" office:value-type="float" office:value="104.855935513931" calcext:value-type="float">
            <text:p>104,8559</text:p>
          </table:table-cell>
          <table:table-cell table:number-columns-repeated="5"/>
          <table:table-cell office:value-type="float" office:value="1792" calcext:value-type="float">
            <text:p>1792</text:p>
          </table:table-cell>
          <table:table-cell table:formula="of:=4*PI()*PI()*[.I1817]*[.B1817]" office:value-type="float" office:value="87836.4108611116" calcext:value-type="float">
            <text:p>87836,4109</text:p>
          </table:table-cell>
          <table:table-cell table:number-columns-repeated="5"/>
          <table:table-cell table:formula="of:=COM.MICROSOFT.NORM.INV(RAND();[.$S$28];[.$S$30])" office:value-type="float" office:value="52303.7359367929" calcext:value-type="float">
            <text:p>52303,7359367929</text:p>
          </table:table-cell>
          <table:table-cell table:number-columns-repeated="1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18+4*RAND()" office:value-type="float" office:value="19.1247351341881" calcext:value-type="float">
            <text:p>19,1247</text:p>
          </table:table-cell>
          <table:table-cell table:number-columns-repeated="5"/>
          <table:table-cell office:value-type="float" office:value="1793" calcext:value-type="float">
            <text:p>1793</text:p>
          </table:table-cell>
          <table:table-cell table:formula="of:=COM.MICROSOFT.NORM.INV(RAND();80;10)" office:value-type="float" office:value="84.0239512623186" calcext:value-type="float">
            <text:p>84,0240</text:p>
          </table:table-cell>
          <table:table-cell table:number-columns-repeated="5"/>
          <table:table-cell office:value-type="float" office:value="1793" calcext:value-type="float">
            <text:p>1793</text:p>
          </table:table-cell>
          <table:table-cell table:formula="of:=4*PI()*PI()*[.I1818]*[.B1818]" office:value-type="float" office:value="63439.2830818965" calcext:value-type="float">
            <text:p>63439,2831</text:p>
          </table:table-cell>
          <table:table-cell table:number-columns-repeated="5"/>
          <table:table-cell table:formula="of:=COM.MICROSOFT.NORM.INV(RAND();[.$S$28];[.$S$30])" office:value-type="float" office:value="45801.5694669165" calcext:value-type="float">
            <text:p>45801,5694669165</text:p>
          </table:table-cell>
          <table:table-cell table:number-columns-repeated="1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18+4*RAND()" office:value-type="float" office:value="19.3311614175327" calcext:value-type="float">
            <text:p>19,3312</text:p>
          </table:table-cell>
          <table:table-cell table:number-columns-repeated="5"/>
          <table:table-cell office:value-type="float" office:value="1794" calcext:value-type="float">
            <text:p>1794</text:p>
          </table:table-cell>
          <table:table-cell table:formula="of:=COM.MICROSOFT.NORM.INV(RAND();80;10)" office:value-type="float" office:value="73.8396496467749" calcext:value-type="float">
            <text:p>73,8396</text:p>
          </table:table-cell>
          <table:table-cell table:number-columns-repeated="5"/>
          <table:table-cell office:value-type="float" office:value="1794" calcext:value-type="float">
            <text:p>1794</text:p>
          </table:table-cell>
          <table:table-cell table:formula="of:=4*PI()*PI()*[.I1819]*[.B1819]" office:value-type="float" office:value="56351.7375152106" calcext:value-type="float">
            <text:p>56351,7375</text:p>
          </table:table-cell>
          <table:table-cell table:number-columns-repeated="5"/>
          <table:table-cell table:formula="of:=COM.MICROSOFT.NORM.INV(RAND();[.$S$28];[.$S$30])" office:value-type="float" office:value="59169.31941704" calcext:value-type="float">
            <text:p>59169,31941704</text:p>
          </table:table-cell>
          <table:table-cell table:number-columns-repeated="1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18+4*RAND()" office:value-type="float" office:value="18.9537895512767" calcext:value-type="float">
            <text:p>18,9538</text:p>
          </table:table-cell>
          <table:table-cell table:number-columns-repeated="5"/>
          <table:table-cell office:value-type="float" office:value="1795" calcext:value-type="float">
            <text:p>1795</text:p>
          </table:table-cell>
          <table:table-cell table:formula="of:=COM.MICROSOFT.NORM.INV(RAND();80;10)" office:value-type="float" office:value="92.6915633540384" calcext:value-type="float">
            <text:p>92,6916</text:p>
          </table:table-cell>
          <table:table-cell table:number-columns-repeated="5"/>
          <table:table-cell office:value-type="float" office:value="1795" calcext:value-type="float">
            <text:p>1795</text:p>
          </table:table-cell>
          <table:table-cell table:formula="of:=4*PI()*PI()*[.I1820]*[.B1820]" office:value-type="float" office:value="69357.9100375674" calcext:value-type="float">
            <text:p>69357,9100</text:p>
          </table:table-cell>
          <table:table-cell table:number-columns-repeated="5"/>
          <table:table-cell table:formula="of:=COM.MICROSOFT.NORM.INV(RAND();[.$S$28];[.$S$30])" office:value-type="float" office:value="63153.4650726421" calcext:value-type="float">
            <text:p>63153,4650726421</text:p>
          </table:table-cell>
          <table:table-cell table:number-columns-repeated="1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18+4*RAND()" office:value-type="float" office:value="20.8609072365798" calcext:value-type="float">
            <text:p>20,8609</text:p>
          </table:table-cell>
          <table:table-cell table:number-columns-repeated="5"/>
          <table:table-cell office:value-type="float" office:value="1796" calcext:value-type="float">
            <text:p>1796</text:p>
          </table:table-cell>
          <table:table-cell table:formula="of:=COM.MICROSOFT.NORM.INV(RAND();80;10)" office:value-type="float" office:value="70.5782296971654" calcext:value-type="float">
            <text:p>70,5782</text:p>
          </table:table-cell>
          <table:table-cell table:number-columns-repeated="5"/>
          <table:table-cell office:value-type="float" office:value="1796" calcext:value-type="float">
            <text:p>1796</text:p>
          </table:table-cell>
          <table:table-cell table:formula="of:=4*PI()*PI()*[.I1821]*[.B1821]" office:value-type="float" office:value="58125.0968339208" calcext:value-type="float">
            <text:p>58125,0968</text:p>
          </table:table-cell>
          <table:table-cell table:number-columns-repeated="5"/>
          <table:table-cell table:formula="of:=COM.MICROSOFT.NORM.INV(RAND();[.$S$28];[.$S$30])" office:value-type="float" office:value="48023.8442017555" calcext:value-type="float">
            <text:p>48023,8442017555</text:p>
          </table:table-cell>
          <table:table-cell table:number-columns-repeated="1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18+4*RAND()" office:value-type="float" office:value="21.4617492365651" calcext:value-type="float">
            <text:p>21,4617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formula="of:=COM.MICROSOFT.NORM.INV(RAND();80;10)" office:value-type="float" office:value="71.9984861888593" calcext:value-type="float">
            <text:p>71,9985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formula="of:=4*PI()*PI()*[.I1822]*[.B1822]" office:value-type="float" office:value="61002.5821037454" calcext:value-type="float">
            <text:p>61002,5821</text:p>
          </table:table-cell>
          <table:table-cell table:number-columns-repeated="5"/>
          <table:table-cell table:formula="of:=COM.MICROSOFT.NORM.INV(RAND();[.$S$28];[.$S$30])" office:value-type="float" office:value="60561.5549509673" calcext:value-type="float">
            <text:p>60561,5549509673</text:p>
          </table:table-cell>
          <table:table-cell table:number-columns-repeated="1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18+4*RAND()" office:value-type="float" office:value="18.4416946195997" calcext:value-type="float">
            <text:p>18,4417</text:p>
          </table:table-cell>
          <table:table-cell table:number-columns-repeated="5"/>
          <table:table-cell office:value-type="float" office:value="1798" calcext:value-type="float">
            <text:p>1798</text:p>
          </table:table-cell>
          <table:table-cell table:formula="of:=COM.MICROSOFT.NORM.INV(RAND();80;10)" office:value-type="float" office:value="100.736865526842" calcext:value-type="float">
            <text:p>100,7369</text:p>
          </table:table-cell>
          <table:table-cell table:number-columns-repeated="5"/>
          <table:table-cell office:value-type="float" office:value="1798" calcext:value-type="float">
            <text:p>1798</text:p>
          </table:table-cell>
          <table:table-cell table:formula="of:=4*PI()*PI()*[.I1823]*[.B1823]" office:value-type="float" office:value="73341.3663045848" calcext:value-type="float">
            <text:p>73341,3663</text:p>
          </table:table-cell>
          <table:table-cell table:number-columns-repeated="5"/>
          <table:table-cell table:formula="of:=COM.MICROSOFT.NORM.INV(RAND();[.$S$28];[.$S$30])" office:value-type="float" office:value="67300.02618509" calcext:value-type="float">
            <text:p>67300,02618509</text:p>
          </table:table-cell>
          <table:table-cell table:number-columns-repeated="1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18+4*RAND()" office:value-type="float" office:value="18.6368591007777" calcext:value-type="float">
            <text:p>18,6369</text:p>
          </table:table-cell>
          <table:table-cell table:number-columns-repeated="5"/>
          <table:table-cell office:value-type="float" office:value="1799" calcext:value-type="float">
            <text:p>1799</text:p>
          </table:table-cell>
          <table:table-cell table:formula="of:=COM.MICROSOFT.NORM.INV(RAND();80;10)" office:value-type="float" office:value="91.1615566961256" calcext:value-type="float">
            <text:p>91,1616</text:p>
          </table:table-cell>
          <table:table-cell table:number-columns-repeated="5"/>
          <table:table-cell office:value-type="float" office:value="1799" calcext:value-type="float">
            <text:p>1799</text:p>
          </table:table-cell>
          <table:table-cell table:formula="of:=4*PI()*PI()*[.I1824]*[.B1824]" office:value-type="float" office:value="67072.4532216508" calcext:value-type="float">
            <text:p>67072,4532</text:p>
          </table:table-cell>
          <table:table-cell table:number-columns-repeated="5"/>
          <table:table-cell table:formula="of:=COM.MICROSOFT.NORM.INV(RAND();[.$S$28];[.$S$30])" office:value-type="float" office:value="72503.2461468758" calcext:value-type="float">
            <text:p>72503,2461468758</text:p>
          </table:table-cell>
          <table:table-cell table:number-columns-repeated="1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18+4*RAND()" office:value-type="float" office:value="20.468755452428" calcext:value-type="float">
            <text:p>20,4688</text:p>
          </table:table-cell>
          <table:table-cell table:number-columns-repeated="5"/>
          <table:table-cell office:value-type="float" office:value="1800" calcext:value-type="float">
            <text:p>1800</text:p>
          </table:table-cell>
          <table:table-cell table:formula="of:=COM.MICROSOFT.NORM.INV(RAND();80;10)" office:value-type="float" office:value="87.9307823908152" calcext:value-type="float">
            <text:p>87,9308</text:p>
          </table:table-cell>
          <table:table-cell table:number-columns-repeated="5"/>
          <table:table-cell office:value-type="float" office:value="1800" calcext:value-type="float">
            <text:p>1800</text:p>
          </table:table-cell>
          <table:table-cell table:formula="of:=4*PI()*PI()*[.I1825]*[.B1825]" office:value-type="float" office:value="71054.5856965764" calcext:value-type="float">
            <text:p>71054,5857</text:p>
          </table:table-cell>
          <table:table-cell table:number-columns-repeated="5"/>
          <table:table-cell table:formula="of:=COM.MICROSOFT.NORM.INV(RAND();[.$S$28];[.$S$30])" office:value-type="float" office:value="64344.6068154593" calcext:value-type="float">
            <text:p>64344,6068154593</text:p>
          </table:table-cell>
          <table:table-cell table:number-columns-repeated="1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18+4*RAND()" office:value-type="float" office:value="20.1471063834615" calcext:value-type="float">
            <text:p>20,1471</text:p>
          </table:table-cell>
          <table:table-cell table:number-columns-repeated="5"/>
          <table:table-cell office:value-type="float" office:value="1801" calcext:value-type="float">
            <text:p>1801</text:p>
          </table:table-cell>
          <table:table-cell table:formula="of:=COM.MICROSOFT.NORM.INV(RAND();80;10)" office:value-type="float" office:value="82.361450563939" calcext:value-type="float">
            <text:p>82,3615</text:p>
          </table:table-cell>
          <table:table-cell table:number-columns-repeated="5"/>
          <table:table-cell office:value-type="float" office:value="1801" calcext:value-type="float">
            <text:p>1801</text:p>
          </table:table-cell>
          <table:table-cell table:formula="of:=4*PI()*PI()*[.I1826]*[.B1826]" office:value-type="float" office:value="65508.3111648339" calcext:value-type="float">
            <text:p>65508,3112</text:p>
          </table:table-cell>
          <table:table-cell table:number-columns-repeated="5"/>
          <table:table-cell table:formula="of:=COM.MICROSOFT.NORM.INV(RAND();[.$S$28];[.$S$30])" office:value-type="float" office:value="54860.6118417381" calcext:value-type="float">
            <text:p>54860,6118417381</text:p>
          </table:table-cell>
          <table:table-cell table:number-columns-repeated="1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18+4*RAND()" office:value-type="float" office:value="19.2496973318048" calcext:value-type="float">
            <text:p>19,2497</text:p>
          </table:table-cell>
          <table:table-cell table:number-columns-repeated="5"/>
          <table:table-cell office:value-type="float" office:value="1802" calcext:value-type="float">
            <text:p>1802</text:p>
          </table:table-cell>
          <table:table-cell table:formula="of:=COM.MICROSOFT.NORM.INV(RAND();80;10)" office:value-type="float" office:value="82.0024651063368" calcext:value-type="float">
            <text:p>82,0025</text:p>
          </table:table-cell>
          <table:table-cell table:number-columns-repeated="5"/>
          <table:table-cell office:value-type="float" office:value="1802" calcext:value-type="float">
            <text:p>1802</text:p>
          </table:table-cell>
          <table:table-cell table:formula="of:=4*PI()*PI()*[.I1827]*[.B1827]" office:value-type="float" office:value="62317.5757334627" calcext:value-type="float">
            <text:p>62317,5757</text:p>
          </table:table-cell>
          <table:table-cell table:number-columns-repeated="5"/>
          <table:table-cell table:formula="of:=COM.MICROSOFT.NORM.INV(RAND();[.$S$28];[.$S$30])" office:value-type="float" office:value="81030.5306539044" calcext:value-type="float">
            <text:p>81030,5306539044</text:p>
          </table:table-cell>
          <table:table-cell table:number-columns-repeated="1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formula="of:=18+4*RAND()" office:value-type="float" office:value="19.1772980145179" calcext:value-type="float">
            <text:p>19,1773</text:p>
          </table:table-cell>
          <table:table-cell table:number-columns-repeated="5"/>
          <table:table-cell office:value-type="float" office:value="1803" calcext:value-type="float">
            <text:p>1803</text:p>
          </table:table-cell>
          <table:table-cell table:formula="of:=COM.MICROSOFT.NORM.INV(RAND();80;10)" office:value-type="float" office:value="79.9733562344403" calcext:value-type="float">
            <text:p>79,9734</text:p>
          </table:table-cell>
          <table:table-cell table:number-columns-repeated="5"/>
          <table:table-cell office:value-type="float" office:value="1803" calcext:value-type="float">
            <text:p>1803</text:p>
          </table:table-cell>
          <table:table-cell table:formula="of:=4*PI()*PI()*[.I1828]*[.B1828]" office:value-type="float" office:value="60546.9786512919" calcext:value-type="float">
            <text:p>60546,9787</text:p>
          </table:table-cell>
          <table:table-cell table:number-columns-repeated="5"/>
          <table:table-cell table:formula="of:=COM.MICROSOFT.NORM.INV(RAND();[.$S$28];[.$S$30])" office:value-type="float" office:value="72503.2508681272" calcext:value-type="float">
            <text:p>72503,2508681272</text:p>
          </table:table-cell>
          <table:table-cell table:number-columns-repeated="1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18+4*RAND()" office:value-type="float" office:value="18.8427596087568" calcext:value-type="float">
            <text:p>18,8428</text:p>
          </table:table-cell>
          <table:table-cell table:number-columns-repeated="5"/>
          <table:table-cell office:value-type="float" office:value="1804" calcext:value-type="float">
            <text:p>1804</text:p>
          </table:table-cell>
          <table:table-cell table:formula="of:=COM.MICROSOFT.NORM.INV(RAND();80;10)" office:value-type="float" office:value="78.60427883752" calcext:value-type="float">
            <text:p>78,6043</text:p>
          </table:table-cell>
          <table:table-cell table:number-columns-repeated="5"/>
          <table:table-cell office:value-type="float" office:value="1804" calcext:value-type="float">
            <text:p>1804</text:p>
          </table:table-cell>
          <table:table-cell table:formula="of:=4*PI()*PI()*[.I1829]*[.B1829]" office:value-type="float" office:value="58472.3342981626" calcext:value-type="float">
            <text:p>58472,3343</text:p>
          </table:table-cell>
          <table:table-cell table:number-columns-repeated="5"/>
          <table:table-cell table:formula="of:=COM.MICROSOFT.NORM.INV(RAND();[.$S$28];[.$S$30])" office:value-type="float" office:value="72583.2414402342" calcext:value-type="float">
            <text:p>72583,2414402342</text:p>
          </table:table-cell>
          <table:table-cell table:number-columns-repeated="1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formula="of:=18+4*RAND()" office:value-type="float" office:value="19.9046646100469" calcext:value-type="float">
            <text:p>19,9047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formula="of:=COM.MICROSOFT.NORM.INV(RAND();80;10)" office:value-type="float" office:value="85.439729553488" calcext:value-type="float">
            <text:p>85,4397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formula="of:=4*PI()*PI()*[.I1830]*[.B1830]" office:value-type="float" office:value="67138.9377817992" calcext:value-type="float">
            <text:p>67138,9378</text:p>
          </table:table-cell>
          <table:table-cell table:number-columns-repeated="5"/>
          <table:table-cell table:formula="of:=COM.MICROSOFT.NORM.INV(RAND();[.$S$28];[.$S$30])" office:value-type="float" office:value="56335.8513115799" calcext:value-type="float">
            <text:p>56335,8513115799</text:p>
          </table:table-cell>
          <table:table-cell table:number-columns-repeated="1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18+4*RAND()" office:value-type="float" office:value="19.8075211611576" calcext:value-type="float">
            <text:p>19,8075</text:p>
          </table:table-cell>
          <table:table-cell table:number-columns-repeated="5"/>
          <table:table-cell office:value-type="float" office:value="1806" calcext:value-type="float">
            <text:p>1806</text:p>
          </table:table-cell>
          <table:table-cell table:formula="of:=COM.MICROSOFT.NORM.INV(RAND();80;10)" office:value-type="float" office:value="70.5071196218753" calcext:value-type="float">
            <text:p>70,5071</text:p>
          </table:table-cell>
          <table:table-cell table:number-columns-repeated="5"/>
          <table:table-cell office:value-type="float" office:value="1806" calcext:value-type="float">
            <text:p>1806</text:p>
          </table:table-cell>
          <table:table-cell table:formula="of:=4*PI()*PI()*[.I1831]*[.B1831]" office:value-type="float" office:value="55134.4235713804" calcext:value-type="float">
            <text:p>55134,4236</text:p>
          </table:table-cell>
          <table:table-cell table:number-columns-repeated="5"/>
          <table:table-cell table:formula="of:=COM.MICROSOFT.NORM.INV(RAND();[.$S$28];[.$S$30])" office:value-type="float" office:value="60118.1176741509" calcext:value-type="float">
            <text:p>60118,1176741509</text:p>
          </table:table-cell>
          <table:table-cell table:number-columns-repeated="1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18+4*RAND()" office:value-type="float" office:value="21.4292716947384" calcext:value-type="float">
            <text:p>21,4293</text:p>
          </table:table-cell>
          <table:table-cell table:number-columns-repeated="5"/>
          <table:table-cell office:value-type="float" office:value="1807" calcext:value-type="float">
            <text:p>1807</text:p>
          </table:table-cell>
          <table:table-cell table:formula="of:=COM.MICROSOFT.NORM.INV(RAND();80;10)" office:value-type="float" office:value="85.6807612852442" calcext:value-type="float">
            <text:p>85,6808</text:p>
          </table:table-cell>
          <table:table-cell table:number-columns-repeated="5"/>
          <table:table-cell office:value-type="float" office:value="1807" calcext:value-type="float">
            <text:p>1807</text:p>
          </table:table-cell>
          <table:table-cell table:formula="of:=4*PI()*PI()*[.I1832]*[.B1832]" office:value-type="float" office:value="72485.3874220358" calcext:value-type="float">
            <text:p>72485,3874</text:p>
          </table:table-cell>
          <table:table-cell table:number-columns-repeated="5"/>
          <table:table-cell table:formula="of:=COM.MICROSOFT.NORM.INV(RAND();[.$S$28];[.$S$30])" office:value-type="float" office:value="47410.5476116089" calcext:value-type="float">
            <text:p>47410,5476116089</text:p>
          </table:table-cell>
          <table:table-cell table:number-columns-repeated="1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18+4*RAND()" office:value-type="float" office:value="20.3835197291337" calcext:value-type="float">
            <text:p>20,3835</text:p>
          </table:table-cell>
          <table:table-cell table:number-columns-repeated="5"/>
          <table:table-cell office:value-type="float" office:value="1808" calcext:value-type="float">
            <text:p>1808</text:p>
          </table:table-cell>
          <table:table-cell table:formula="of:=COM.MICROSOFT.NORM.INV(RAND();80;10)" office:value-type="float" office:value="67.6719446987576" calcext:value-type="float">
            <text:p>67,6719</text:p>
          </table:table-cell>
          <table:table-cell table:number-columns-repeated="5"/>
          <table:table-cell office:value-type="float" office:value="1808" calcext:value-type="float">
            <text:p>1808</text:p>
          </table:table-cell>
          <table:table-cell table:formula="of:=4*PI()*PI()*[.I1833]*[.B1833]" office:value-type="float" office:value="54456.2299921487" calcext:value-type="float">
            <text:p>54456,2300</text:p>
          </table:table-cell>
          <table:table-cell table:number-columns-repeated="5"/>
          <table:table-cell table:formula="of:=COM.MICROSOFT.NORM.INV(RAND();[.$S$28];[.$S$30])" office:value-type="float" office:value="75890.5743233988" calcext:value-type="float">
            <text:p>75890,5743233988</text:p>
          </table:table-cell>
          <table:table-cell table:number-columns-repeated="1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formula="of:=18+4*RAND()" office:value-type="float" office:value="18.4247736851685" calcext:value-type="float">
            <text:p>18,4248</text:p>
          </table:table-cell>
          <table:table-cell table:number-columns-repeated="5"/>
          <table:table-cell office:value-type="float" office:value="1809" calcext:value-type="float">
            <text:p>1809</text:p>
          </table:table-cell>
          <table:table-cell table:formula="of:=COM.MICROSOFT.NORM.INV(RAND();80;10)" office:value-type="float" office:value="68.5990305126533" calcext:value-type="float">
            <text:p>68,5990</text:p>
          </table:table-cell>
          <table:table-cell table:number-columns-repeated="5"/>
          <table:table-cell office:value-type="float" office:value="1809" calcext:value-type="float">
            <text:p>1809</text:p>
          </table:table-cell>
          <table:table-cell table:formula="of:=4*PI()*PI()*[.I1834]*[.B1834]" office:value-type="float" office:value="49897.6252262993" calcext:value-type="float">
            <text:p>49897,6252</text:p>
          </table:table-cell>
          <table:table-cell table:number-columns-repeated="5"/>
          <table:table-cell table:formula="of:=COM.MICROSOFT.NORM.INV(RAND();[.$S$28];[.$S$30])" office:value-type="float" office:value="72063.8513310069" calcext:value-type="float">
            <text:p>72063,8513310069</text:p>
          </table:table-cell>
          <table:table-cell table:number-columns-repeated="1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18+4*RAND()" office:value-type="float" office:value="20.0558793866076" calcext:value-type="float">
            <text:p>20,0559</text:p>
          </table:table-cell>
          <table:table-cell table:number-columns-repeated="5"/>
          <table:table-cell office:value-type="float" office:value="1810" calcext:value-type="float">
            <text:p>1810</text:p>
          </table:table-cell>
          <table:table-cell table:formula="of:=COM.MICROSOFT.NORM.INV(RAND();80;10)" office:value-type="float" office:value="89.3359880360693" calcext:value-type="float">
            <text:p>89,3360</text:p>
          </table:table-cell>
          <table:table-cell table:number-columns-repeated="5"/>
          <table:table-cell office:value-type="float" office:value="1810" calcext:value-type="float">
            <text:p>1810</text:p>
          </table:table-cell>
          <table:table-cell table:formula="of:=4*PI()*PI()*[.I1835]*[.B1835]" office:value-type="float" office:value="70733.9467039602" calcext:value-type="float">
            <text:p>70733,9467</text:p>
          </table:table-cell>
          <table:table-cell table:number-columns-repeated="5"/>
          <table:table-cell table:formula="of:=COM.MICROSOFT.NORM.INV(RAND();[.$S$28];[.$S$30])" office:value-type="float" office:value="50438.1140517189" calcext:value-type="float">
            <text:p>50438,1140517189</text:p>
          </table:table-cell>
          <table:table-cell table:number-columns-repeated="1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18+4*RAND()" office:value-type="float" office:value="20.5714152087457" calcext:value-type="float">
            <text:p>20,5714</text:p>
          </table:table-cell>
          <table:table-cell table:number-columns-repeated="5"/>
          <table:table-cell office:value-type="float" office:value="1811" calcext:value-type="float">
            <text:p>1811</text:p>
          </table:table-cell>
          <table:table-cell table:formula="of:=COM.MICROSOFT.NORM.INV(RAND();80;10)" office:value-type="float" office:value="84.7359073535809" calcext:value-type="float">
            <text:p>84,7359</text:p>
          </table:table-cell>
          <table:table-cell table:number-columns-repeated="5"/>
          <table:table-cell office:value-type="float" office:value="1811" calcext:value-type="float">
            <text:p>1811</text:p>
          </table:table-cell>
          <table:table-cell table:formula="of:=4*PI()*PI()*[.I1836]*[.B1836]" office:value-type="float" office:value="68816.3114798806" calcext:value-type="float">
            <text:p>68816,3115</text:p>
          </table:table-cell>
          <table:table-cell table:number-columns-repeated="5"/>
          <table:table-cell table:formula="of:=COM.MICROSOFT.NORM.INV(RAND();[.$S$28];[.$S$30])" office:value-type="float" office:value="51540.5917510702" calcext:value-type="float">
            <text:p>51540,5917510702</text:p>
          </table:table-cell>
          <table:table-cell table:number-columns-repeated="1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18+4*RAND()" office:value-type="float" office:value="19.8282779292204" calcext:value-type="float">
            <text:p>19,8283</text:p>
          </table:table-cell>
          <table:table-cell table:number-columns-repeated="5"/>
          <table:table-cell office:value-type="float" office:value="1812" calcext:value-type="float">
            <text:p>1812</text:p>
          </table:table-cell>
          <table:table-cell table:formula="of:=COM.MICROSOFT.NORM.INV(RAND();80;10)" office:value-type="float" office:value="72.4566672763306" calcext:value-type="float">
            <text:p>72,4567</text:p>
          </table:table-cell>
          <table:table-cell table:number-columns-repeated="5"/>
          <table:table-cell office:value-type="float" office:value="1812" calcext:value-type="float">
            <text:p>1812</text:p>
          </table:table-cell>
          <table:table-cell table:formula="of:=4*PI()*PI()*[.I1837]*[.B1837]" office:value-type="float" office:value="56718.2847627057" calcext:value-type="float">
            <text:p>56718,2848</text:p>
          </table:table-cell>
          <table:table-cell table:number-columns-repeated="5"/>
          <table:table-cell table:formula="of:=COM.MICROSOFT.NORM.INV(RAND();[.$S$28];[.$S$30])" office:value-type="float" office:value="83789.4608918532" calcext:value-type="float">
            <text:p>83789,4608918532</text:p>
          </table:table-cell>
          <table:table-cell table:number-columns-repeated="1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formula="of:=18+4*RAND()" office:value-type="float" office:value="20.7954100272618" calcext:value-type="float">
            <text:p>20,7954</text:p>
          </table:table-cell>
          <table:table-cell table:number-columns-repeated="5"/>
          <table:table-cell office:value-type="float" office:value="1813" calcext:value-type="float">
            <text:p>1813</text:p>
          </table:table-cell>
          <table:table-cell table:formula="of:=COM.MICROSOFT.NORM.INV(RAND();80;10)" office:value-type="float" office:value="82.1079864064664" calcext:value-type="float">
            <text:p>82,1080</text:p>
          </table:table-cell>
          <table:table-cell table:number-columns-repeated="5"/>
          <table:table-cell office:value-type="float" office:value="1813" calcext:value-type="float">
            <text:p>1813</text:p>
          </table:table-cell>
          <table:table-cell table:formula="of:=4*PI()*PI()*[.I1838]*[.B1838]" office:value-type="float" office:value="67408.1838547267" calcext:value-type="float">
            <text:p>67408,1839</text:p>
          </table:table-cell>
          <table:table-cell table:number-columns-repeated="5"/>
          <table:table-cell table:formula="of:=COM.MICROSOFT.NORM.INV(RAND();[.$S$28];[.$S$30])" office:value-type="float" office:value="63909.8928003371" calcext:value-type="float">
            <text:p>63909,8928003371</text:p>
          </table:table-cell>
          <table:table-cell table:number-columns-repeated="1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18+4*RAND()" office:value-type="float" office:value="19.9069604859687" calcext:value-type="float">
            <text:p>19,9070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formula="of:=COM.MICROSOFT.NORM.INV(RAND();80;10)" office:value-type="float" office:value="80.3801540431883" calcext:value-type="float">
            <text:p>80,3802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formula="of:=4*PI()*PI()*[.I1839]*[.B1839]" office:value-type="float" office:value="63170.3852194323" calcext:value-type="float">
            <text:p>63170,3852</text:p>
          </table:table-cell>
          <table:table-cell table:number-columns-repeated="5"/>
          <table:table-cell table:formula="of:=COM.MICROSOFT.NORM.INV(RAND();[.$S$28];[.$S$30])" office:value-type="float" office:value="68921.3210858609" calcext:value-type="float">
            <text:p>68921,3210858609</text:p>
          </table:table-cell>
          <table:table-cell table:number-columns-repeated="1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18+4*RAND()" office:value-type="float" office:value="21.606137924362" calcext:value-type="float">
            <text:p>21,6061</text:p>
          </table:table-cell>
          <table:table-cell table:number-columns-repeated="5"/>
          <table:table-cell office:value-type="float" office:value="1815" calcext:value-type="float">
            <text:p>1815</text:p>
          </table:table-cell>
          <table:table-cell table:formula="of:=COM.MICROSOFT.NORM.INV(RAND();80;10)" office:value-type="float" office:value="82.6136468081177" calcext:value-type="float">
            <text:p>82,6136</text:p>
          </table:table-cell>
          <table:table-cell table:number-columns-repeated="5"/>
          <table:table-cell office:value-type="float" office:value="1815" calcext:value-type="float">
            <text:p>1815</text:p>
          </table:table-cell>
          <table:table-cell table:formula="of:=4*PI()*PI()*[.I1840]*[.B1840]" office:value-type="float" office:value="70467.4692183465" calcext:value-type="float">
            <text:p>70467,4692</text:p>
          </table:table-cell>
          <table:table-cell table:number-columns-repeated="5"/>
          <table:table-cell table:formula="of:=COM.MICROSOFT.NORM.INV(RAND();[.$S$28];[.$S$30])" office:value-type="float" office:value="74038.120974038" calcext:value-type="float">
            <text:p>74038,120974038</text:p>
          </table:table-cell>
          <table:table-cell table:number-columns-repeated="1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18+4*RAND()" office:value-type="float" office:value="19.9583607451059" calcext:value-type="float">
            <text:p>19,9584</text:p>
          </table:table-cell>
          <table:table-cell table:number-columns-repeated="5"/>
          <table:table-cell office:value-type="float" office:value="1816" calcext:value-type="float">
            <text:p>1816</text:p>
          </table:table-cell>
          <table:table-cell table:formula="of:=COM.MICROSOFT.NORM.INV(RAND();80;10)" office:value-type="float" office:value="85.0893168479458" calcext:value-type="float">
            <text:p>85,0893</text:p>
          </table:table-cell>
          <table:table-cell table:number-columns-repeated="5"/>
          <table:table-cell office:value-type="float" office:value="1816" calcext:value-type="float">
            <text:p>1816</text:p>
          </table:table-cell>
          <table:table-cell table:formula="of:=4*PI()*PI()*[.I1841]*[.B1841]" office:value-type="float" office:value="67043.9574492415" calcext:value-type="float">
            <text:p>67043,9574</text:p>
          </table:table-cell>
          <table:table-cell table:number-columns-repeated="5"/>
          <table:table-cell table:formula="of:=COM.MICROSOFT.NORM.INV(RAND();[.$S$28];[.$S$30])" office:value-type="float" office:value="68091.7751445037" calcext:value-type="float">
            <text:p>68091,7751445037</text:p>
          </table:table-cell>
          <table:table-cell table:number-columns-repeated="1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18+4*RAND()" office:value-type="float" office:value="21.6122465836816" calcext:value-type="float">
            <text:p>21,6122</text:p>
          </table:table-cell>
          <table:table-cell table:number-columns-repeated="5"/>
          <table:table-cell office:value-type="float" office:value="1817" calcext:value-type="float">
            <text:p>1817</text:p>
          </table:table-cell>
          <table:table-cell table:formula="of:=COM.MICROSOFT.NORM.INV(RAND();80;10)" office:value-type="float" office:value="89.1714146970311" calcext:value-type="float">
            <text:p>89,1714</text:p>
          </table:table-cell>
          <table:table-cell table:number-columns-repeated="5"/>
          <table:table-cell office:value-type="float" office:value="1817" calcext:value-type="float">
            <text:p>1817</text:p>
          </table:table-cell>
          <table:table-cell table:formula="of:=4*PI()*PI()*[.I1842]*[.B1842]" office:value-type="float" office:value="76082.5933281999" calcext:value-type="float">
            <text:p>76082,5933</text:p>
          </table:table-cell>
          <table:table-cell table:number-columns-repeated="5"/>
          <table:table-cell table:formula="of:=COM.MICROSOFT.NORM.INV(RAND();[.$S$28];[.$S$30])" office:value-type="float" office:value="85367.2093763552" calcext:value-type="float">
            <text:p>85367,2093763552</text:p>
          </table:table-cell>
          <table:table-cell table:number-columns-repeated="1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18+4*RAND()" office:value-type="float" office:value="19.5022305273451" calcext:value-type="float">
            <text:p>19,5022</text:p>
          </table:table-cell>
          <table:table-cell table:number-columns-repeated="5"/>
          <table:table-cell office:value-type="float" office:value="1818" calcext:value-type="float">
            <text:p>1818</text:p>
          </table:table-cell>
          <table:table-cell table:formula="of:=COM.MICROSOFT.NORM.INV(RAND();80;10)" office:value-type="float" office:value="74.8222514612183" calcext:value-type="float">
            <text:p>74,8223</text:p>
          </table:table-cell>
          <table:table-cell table:number-columns-repeated="5"/>
          <table:table-cell office:value-type="float" office:value="1818" calcext:value-type="float">
            <text:p>1818</text:p>
          </table:table-cell>
          <table:table-cell table:formula="of:=4*PI()*PI()*[.I1843]*[.B1843]" office:value-type="float" office:value="57606.9384156671" calcext:value-type="float">
            <text:p>57606,9384</text:p>
          </table:table-cell>
          <table:table-cell table:number-columns-repeated="5"/>
          <table:table-cell table:formula="of:=COM.MICROSOFT.NORM.INV(RAND();[.$S$28];[.$S$30])" office:value-type="float" office:value="66945.679279065" calcext:value-type="float">
            <text:p>66945,679279065</text:p>
          </table:table-cell>
          <table:table-cell table:number-columns-repeated="1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18+4*RAND()" office:value-type="float" office:value="18.7774706627242" calcext:value-type="float">
            <text:p>18,7775</text:p>
          </table:table-cell>
          <table:table-cell table:number-columns-repeated="5"/>
          <table:table-cell office:value-type="float" office:value="1819" calcext:value-type="float">
            <text:p>1819</text:p>
          </table:table-cell>
          <table:table-cell table:formula="of:=COM.MICROSOFT.NORM.INV(RAND();80;10)" office:value-type="float" office:value="65.5038030232702" calcext:value-type="float">
            <text:p>65,5038</text:p>
          </table:table-cell>
          <table:table-cell table:number-columns-repeated="5"/>
          <table:table-cell office:value-type="float" office:value="1819" calcext:value-type="float">
            <text:p>1819</text:p>
          </table:table-cell>
          <table:table-cell table:formula="of:=4*PI()*PI()*[.I1844]*[.B1844]" office:value-type="float" office:value="48558.2854581798" calcext:value-type="float">
            <text:p>48558,2855</text:p>
          </table:table-cell>
          <table:table-cell table:number-columns-repeated="5"/>
          <table:table-cell table:formula="of:=COM.MICROSOFT.NORM.INV(RAND();[.$S$28];[.$S$30])" office:value-type="float" office:value="62274.0787775767" calcext:value-type="float">
            <text:p>62274,0787775767</text:p>
          </table:table-cell>
          <table:table-cell table:number-columns-repeated="1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18+4*RAND()" office:value-type="float" office:value="21.4134972537868" calcext:value-type="float">
            <text:p>21,4135</text:p>
          </table:table-cell>
          <table:table-cell table:number-columns-repeated="5"/>
          <table:table-cell office:value-type="float" office:value="1820" calcext:value-type="float">
            <text:p>1820</text:p>
          </table:table-cell>
          <table:table-cell table:formula="of:=COM.MICROSOFT.NORM.INV(RAND();80;10)" office:value-type="float" office:value="74.8555682027573" calcext:value-type="float">
            <text:p>74,8556</text:p>
          </table:table-cell>
          <table:table-cell table:number-columns-repeated="5"/>
          <table:table-cell office:value-type="float" office:value="1820" calcext:value-type="float">
            <text:p>1820</text:p>
          </table:table-cell>
          <table:table-cell table:formula="of:=4*PI()*PI()*[.I1845]*[.B1845]" office:value-type="float" office:value="63280.725570624" calcext:value-type="float">
            <text:p>63280,7256</text:p>
          </table:table-cell>
          <table:table-cell table:number-columns-repeated="5"/>
          <table:table-cell table:formula="of:=COM.MICROSOFT.NORM.INV(RAND();[.$S$28];[.$S$30])" office:value-type="float" office:value="62914.6127317286" calcext:value-type="float">
            <text:p>62914,6127317286</text:p>
          </table:table-cell>
          <table:table-cell table:number-columns-repeated="1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18+4*RAND()" office:value-type="float" office:value="18.3526130574755" calcext:value-type="float">
            <text:p>18,3526</text:p>
          </table:table-cell>
          <table:table-cell table:number-columns-repeated="5"/>
          <table:table-cell office:value-type="float" office:value="1821" calcext:value-type="float">
            <text:p>1821</text:p>
          </table:table-cell>
          <table:table-cell table:formula="of:=COM.MICROSOFT.NORM.INV(RAND();80;10)" office:value-type="float" office:value="77.705908512522" calcext:value-type="float">
            <text:p>77,7059</text:p>
          </table:table-cell>
          <table:table-cell table:number-columns-repeated="5"/>
          <table:table-cell office:value-type="float" office:value="1821" calcext:value-type="float">
            <text:p>1821</text:p>
          </table:table-cell>
          <table:table-cell table:formula="of:=4*PI()*PI()*[.I1846]*[.B1846]" office:value-type="float" office:value="56300.4268187014" calcext:value-type="float">
            <text:p>56300,4268</text:p>
          </table:table-cell>
          <table:table-cell table:number-columns-repeated="5"/>
          <table:table-cell table:formula="of:=COM.MICROSOFT.NORM.INV(RAND();[.$S$28];[.$S$30])" office:value-type="float" office:value="67459.1957553679" calcext:value-type="float">
            <text:p>67459,1957553679</text:p>
          </table:table-cell>
          <table:table-cell table:number-columns-repeated="1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formula="of:=18+4*RAND()" office:value-type="float" office:value="19.8015962676145" calcext:value-type="float">
            <text:p>19,8016</text:p>
          </table:table-cell>
          <table:table-cell table:number-columns-repeated="5"/>
          <table:table-cell office:value-type="float" office:value="1822" calcext:value-type="float">
            <text:p>1822</text:p>
          </table:table-cell>
          <table:table-cell table:formula="of:=COM.MICROSOFT.NORM.INV(RAND();80;10)" office:value-type="float" office:value="72.1798330195535" calcext:value-type="float">
            <text:p>72,1798</text:p>
          </table:table-cell>
          <table:table-cell table:number-columns-repeated="5"/>
          <table:table-cell office:value-type="float" office:value="1822" calcext:value-type="float">
            <text:p>1822</text:p>
          </table:table-cell>
          <table:table-cell table:formula="of:=4*PI()*PI()*[.I1847]*[.B1847]" office:value-type="float" office:value="56425.551330405" calcext:value-type="float">
            <text:p>56425,5513</text:p>
          </table:table-cell>
          <table:table-cell table:number-columns-repeated="5"/>
          <table:table-cell table:formula="of:=COM.MICROSOFT.NORM.INV(RAND();[.$S$28];[.$S$30])" office:value-type="float" office:value="66737.3700701928" calcext:value-type="float">
            <text:p>66737,3700701928</text:p>
          </table:table-cell>
          <table:table-cell table:number-columns-repeated="1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formula="of:=18+4*RAND()" office:value-type="float" office:value="21.5923871970736" calcext:value-type="float">
            <text:p>21,5924</text:p>
          </table:table-cell>
          <table:table-cell table:number-columns-repeated="5"/>
          <table:table-cell office:value-type="float" office:value="1823" calcext:value-type="float">
            <text:p>1823</text:p>
          </table:table-cell>
          <table:table-cell table:formula="of:=COM.MICROSOFT.NORM.INV(RAND();80;10)" office:value-type="float" office:value="83.3741042766589" calcext:value-type="float">
            <text:p>83,3741</text:p>
          </table:table-cell>
          <table:table-cell table:number-columns-repeated="5"/>
          <table:table-cell office:value-type="float" office:value="1823" calcext:value-type="float">
            <text:p>1823</text:p>
          </table:table-cell>
          <table:table-cell table:formula="of:=4*PI()*PI()*[.I1848]*[.B1848]" office:value-type="float" office:value="71070.861078988" calcext:value-type="float">
            <text:p>71070,8611</text:p>
          </table:table-cell>
          <table:table-cell table:number-columns-repeated="5"/>
          <table:table-cell table:formula="of:=COM.MICROSOFT.NORM.INV(RAND();[.$S$28];[.$S$30])" office:value-type="float" office:value="50564.6219465351" calcext:value-type="float">
            <text:p>50564,6219465351</text:p>
          </table:table-cell>
          <table:table-cell table:number-columns-repeated="1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formula="of:=18+4*RAND()" office:value-type="float" office:value="19.1259380136617" calcext:value-type="float">
            <text:p>19,1259</text:p>
          </table:table-cell>
          <table:table-cell table:number-columns-repeated="5"/>
          <table:table-cell office:value-type="float" office:value="1824" calcext:value-type="float">
            <text:p>1824</text:p>
          </table:table-cell>
          <table:table-cell table:formula="of:=COM.MICROSOFT.NORM.INV(RAND();80;10)" office:value-type="float" office:value="63.5036301158849" calcext:value-type="float">
            <text:p>63,5036</text:p>
          </table:table-cell>
          <table:table-cell table:number-columns-repeated="5"/>
          <table:table-cell office:value-type="float" office:value="1824" calcext:value-type="float">
            <text:p>1824</text:p>
          </table:table-cell>
          <table:table-cell table:formula="of:=4*PI()*PI()*[.I1849]*[.B1849]" office:value-type="float" office:value="47949.1632283458" calcext:value-type="float">
            <text:p>47949,1632</text:p>
          </table:table-cell>
          <table:table-cell table:number-columns-repeated="5"/>
          <table:table-cell table:formula="of:=COM.MICROSOFT.NORM.INV(RAND();[.$S$28];[.$S$30])" office:value-type="float" office:value="52116.9656361401" calcext:value-type="float">
            <text:p>52116,9656361401</text:p>
          </table:table-cell>
          <table:table-cell table:number-columns-repeated="1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18+4*RAND()" office:value-type="float" office:value="19.2747304686345" calcext:value-type="float">
            <text:p>19,2747</text:p>
          </table:table-cell>
          <table:table-cell table:number-columns-repeated="5"/>
          <table:table-cell office:value-type="float" office:value="1825" calcext:value-type="float">
            <text:p>1825</text:p>
          </table:table-cell>
          <table:table-cell table:formula="of:=COM.MICROSOFT.NORM.INV(RAND();80;10)" office:value-type="float" office:value="84.2858157708424" calcext:value-type="float">
            <text:p>84,2858</text:p>
          </table:table-cell>
          <table:table-cell table:number-columns-repeated="5"/>
          <table:table-cell office:value-type="float" office:value="1825" calcext:value-type="float">
            <text:p>1825</text:p>
          </table:table-cell>
          <table:table-cell table:formula="of:=4*PI()*PI()*[.I1850]*[.B1850]" office:value-type="float" office:value="64136.0995957858" calcext:value-type="float">
            <text:p>64136,0996</text:p>
          </table:table-cell>
          <table:table-cell table:number-columns-repeated="5"/>
          <table:table-cell table:formula="of:=COM.MICROSOFT.NORM.INV(RAND();[.$S$28];[.$S$30])" office:value-type="float" office:value="69312.9837980405" calcext:value-type="float">
            <text:p>69312,9837980405</text:p>
          </table:table-cell>
          <table:table-cell table:number-columns-repeated="1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formula="of:=18+4*RAND()" office:value-type="float" office:value="18.7750565889291" calcext:value-type="float">
            <text:p>18,7751</text:p>
          </table:table-cell>
          <table:table-cell table:number-columns-repeated="5"/>
          <table:table-cell office:value-type="float" office:value="1826" calcext:value-type="float">
            <text:p>1826</text:p>
          </table:table-cell>
          <table:table-cell table:formula="of:=COM.MICROSOFT.NORM.INV(RAND();80;10)" office:value-type="float" office:value="72.9152479002507" calcext:value-type="float">
            <text:p>72,9152</text:p>
          </table:table-cell>
          <table:table-cell table:number-columns-repeated="5"/>
          <table:table-cell office:value-type="float" office:value="1826" calcext:value-type="float">
            <text:p>1826</text:p>
          </table:table-cell>
          <table:table-cell table:formula="of:=4*PI()*PI()*[.I1851]*[.B1851]" office:value-type="float" office:value="54045.4762295518" calcext:value-type="float">
            <text:p>54045,4762</text:p>
          </table:table-cell>
          <table:table-cell table:number-columns-repeated="5"/>
          <table:table-cell table:formula="of:=COM.MICROSOFT.NORM.INV(RAND();[.$S$28];[.$S$30])" office:value-type="float" office:value="54028.9711799963" calcext:value-type="float">
            <text:p>54028,9711799963</text:p>
          </table:table-cell>
          <table:table-cell table:number-columns-repeated="1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18+4*RAND()" office:value-type="float" office:value="19.7050314019434" calcext:value-type="float">
            <text:p>19,7050</text:p>
          </table:table-cell>
          <table:table-cell table:number-columns-repeated="5"/>
          <table:table-cell office:value-type="float" office:value="1827" calcext:value-type="float">
            <text:p>1827</text:p>
          </table:table-cell>
          <table:table-cell table:formula="of:=COM.MICROSOFT.NORM.INV(RAND();80;10)" office:value-type="float" office:value="70.3905980533129" calcext:value-type="float">
            <text:p>70,3906</text:p>
          </table:table-cell>
          <table:table-cell table:number-columns-repeated="5"/>
          <table:table-cell office:value-type="float" office:value="1827" calcext:value-type="float">
            <text:p>1827</text:p>
          </table:table-cell>
          <table:table-cell table:formula="of:=4*PI()*PI()*[.I1852]*[.B1852]" office:value-type="float" office:value="54758.4974900557" calcext:value-type="float">
            <text:p>54758,4975</text:p>
          </table:table-cell>
          <table:table-cell table:number-columns-repeated="5"/>
          <table:table-cell table:formula="of:=COM.MICROSOFT.NORM.INV(RAND();[.$S$28];[.$S$30])" office:value-type="float" office:value="65130.6911826061" calcext:value-type="float">
            <text:p>65130,6911826061</text:p>
          </table:table-cell>
          <table:table-cell table:number-columns-repeated="1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18+4*RAND()" office:value-type="float" office:value="18.5428296891041" calcext:value-type="float">
            <text:p>18,5428</text:p>
          </table:table-cell>
          <table:table-cell table:number-columns-repeated="5"/>
          <table:table-cell office:value-type="float" office:value="1828" calcext:value-type="float">
            <text:p>1828</text:p>
          </table:table-cell>
          <table:table-cell table:formula="of:=COM.MICROSOFT.NORM.INV(RAND();80;10)" office:value-type="float" office:value="85.4118591995469" calcext:value-type="float">
            <text:p>85,4119</text:p>
          </table:table-cell>
          <table:table-cell table:number-columns-repeated="5"/>
          <table:table-cell office:value-type="float" office:value="1828" calcext:value-type="float">
            <text:p>1828</text:p>
          </table:table-cell>
          <table:table-cell table:formula="of:=4*PI()*PI()*[.I1853]*[.B1853]" office:value-type="float" office:value="62525.0318495153" calcext:value-type="float">
            <text:p>62525,0318</text:p>
          </table:table-cell>
          <table:table-cell table:number-columns-repeated="5"/>
          <table:table-cell table:formula="of:=COM.MICROSOFT.NORM.INV(RAND();[.$S$28];[.$S$30])" office:value-type="float" office:value="51788.9787353099" calcext:value-type="float">
            <text:p>51788,9787353099</text:p>
          </table:table-cell>
          <table:table-cell table:number-columns-repeated="1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18+4*RAND()" office:value-type="float" office:value="20.7408024691977" calcext:value-type="float">
            <text:p>20,7408</text:p>
          </table:table-cell>
          <table:table-cell table:number-columns-repeated="5"/>
          <table:table-cell office:value-type="float" office:value="1829" calcext:value-type="float">
            <text:p>1829</text:p>
          </table:table-cell>
          <table:table-cell table:formula="of:=COM.MICROSOFT.NORM.INV(RAND();80;10)" office:value-type="float" office:value="80.4027969771978" calcext:value-type="float">
            <text:p>80,4028</text:p>
          </table:table-cell>
          <table:table-cell table:number-columns-repeated="5"/>
          <table:table-cell office:value-type="float" office:value="1829" calcext:value-type="float">
            <text:p>1829</text:p>
          </table:table-cell>
          <table:table-cell table:formula="of:=4*PI()*PI()*[.I1854]*[.B1854]" office:value-type="float" office:value="65834.940735068" calcext:value-type="float">
            <text:p>65834,9407</text:p>
          </table:table-cell>
          <table:table-cell table:number-columns-repeated="5"/>
          <table:table-cell table:formula="of:=COM.MICROSOFT.NORM.INV(RAND();[.$S$28];[.$S$30])" office:value-type="float" office:value="60447.6313572375" calcext:value-type="float">
            <text:p>60447,6313572375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18+4*RAND()" office:value-type="float" office:value="21.5979631287046" calcext:value-type="float">
            <text:p>21,5980</text:p>
          </table:table-cell>
          <table:table-cell table:number-columns-repeated="5"/>
          <table:table-cell office:value-type="float" office:value="1830" calcext:value-type="float">
            <text:p>1830</text:p>
          </table:table-cell>
          <table:table-cell table:formula="of:=COM.MICROSOFT.NORM.INV(RAND();80;10)" office:value-type="float" office:value="66.8742202097653" calcext:value-type="float">
            <text:p>66,8742</text:p>
          </table:table-cell>
          <table:table-cell table:number-columns-repeated="5"/>
          <table:table-cell office:value-type="float" office:value="1830" calcext:value-type="float">
            <text:p>1830</text:p>
          </table:table-cell>
          <table:table-cell table:formula="of:=4*PI()*PI()*[.I1855]*[.B1855]" office:value-type="float" office:value="57020.5317557246" calcext:value-type="float">
            <text:p>57020,5318</text:p>
          </table:table-cell>
          <table:table-cell table:number-columns-repeated="5"/>
          <table:table-cell table:formula="of:=COM.MICROSOFT.NORM.INV(RAND();[.$S$28];[.$S$30])" office:value-type="float" office:value="58967.5183898785" calcext:value-type="float">
            <text:p>58967,5183898785</text:p>
          </table:table-cell>
          <table:table-cell table:number-columns-repeated="1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18+4*RAND()" office:value-type="float" office:value="20.6426463532262" calcext:value-type="float">
            <text:p>20,6426</text:p>
          </table:table-cell>
          <table:table-cell table:number-columns-repeated="5"/>
          <table:table-cell office:value-type="float" office:value="1831" calcext:value-type="float">
            <text:p>1831</text:p>
          </table:table-cell>
          <table:table-cell table:formula="of:=COM.MICROSOFT.NORM.INV(RAND();80;10)" office:value-type="float" office:value="79.2992148174493" calcext:value-type="float">
            <text:p>79,2992</text:p>
          </table:table-cell>
          <table:table-cell table:number-columns-repeated="5"/>
          <table:table-cell office:value-type="float" office:value="1831" calcext:value-type="float">
            <text:p>1831</text:p>
          </table:table-cell>
          <table:table-cell table:formula="of:=4*PI()*PI()*[.I1856]*[.B1856]" office:value-type="float" office:value="64624.023870211" calcext:value-type="float">
            <text:p>64624,0239</text:p>
          </table:table-cell>
          <table:table-cell table:number-columns-repeated="5"/>
          <table:table-cell table:formula="of:=COM.MICROSOFT.NORM.INV(RAND();[.$S$28];[.$S$30])" office:value-type="float" office:value="67611.4655386174" calcext:value-type="float">
            <text:p>67611,4655386174</text:p>
          </table:table-cell>
          <table:table-cell table:number-columns-repeated="1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formula="of:=18+4*RAND()" office:value-type="float" office:value="19.6074459035881" calcext:value-type="float">
            <text:p>19,6074</text:p>
          </table:table-cell>
          <table:table-cell table:number-columns-repeated="5"/>
          <table:table-cell office:value-type="float" office:value="1832" calcext:value-type="float">
            <text:p>1832</text:p>
          </table:table-cell>
          <table:table-cell table:formula="of:=COM.MICROSOFT.NORM.INV(RAND();80;10)" office:value-type="float" office:value="74.3856906859663" calcext:value-type="float">
            <text:p>74,3857</text:p>
          </table:table-cell>
          <table:table-cell table:number-columns-repeated="5"/>
          <table:table-cell office:value-type="float" office:value="1832" calcext:value-type="float">
            <text:p>1832</text:p>
          </table:table-cell>
          <table:table-cell table:formula="of:=4*PI()*PI()*[.I1857]*[.B1857]" office:value-type="float" office:value="57579.8013286008" calcext:value-type="float">
            <text:p>57579,8013</text:p>
          </table:table-cell>
          <table:table-cell table:number-columns-repeated="5"/>
          <table:table-cell table:formula="of:=COM.MICROSOFT.NORM.INV(RAND();[.$S$28];[.$S$30])" office:value-type="float" office:value="50136.9266642433" calcext:value-type="float">
            <text:p>50136,9266642433</text:p>
          </table:table-cell>
          <table:table-cell table:number-columns-repeated="1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formula="of:=18+4*RAND()" office:value-type="float" office:value="21.1065025427379" calcext:value-type="float">
            <text:p>21,1065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formula="of:=COM.MICROSOFT.NORM.INV(RAND();80;10)" office:value-type="float" office:value="72.2077685338213" calcext:value-type="float">
            <text:p>72,2078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formula="of:=4*PI()*PI()*[.I1858]*[.B1858]" office:value-type="float" office:value="60167.2185569569" calcext:value-type="float">
            <text:p>60167,2186</text:p>
          </table:table-cell>
          <table:table-cell table:number-columns-repeated="5"/>
          <table:table-cell table:formula="of:=COM.MICROSOFT.NORM.INV(RAND();[.$S$28];[.$S$30])" office:value-type="float" office:value="60904.5504812899" calcext:value-type="float">
            <text:p>60904,5504812899</text:p>
          </table:table-cell>
          <table:table-cell table:number-columns-repeated="1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18+4*RAND()" office:value-type="float" office:value="21.0830921395682" calcext:value-type="float">
            <text:p>21,0831</text:p>
          </table:table-cell>
          <table:table-cell table:number-columns-repeated="5"/>
          <table:table-cell office:value-type="float" office:value="1834" calcext:value-type="float">
            <text:p>1834</text:p>
          </table:table-cell>
          <table:table-cell table:formula="of:=COM.MICROSOFT.NORM.INV(RAND();80;10)" office:value-type="float" office:value="75.6367086281482" calcext:value-type="float">
            <text:p>75,6367</text:p>
          </table:table-cell>
          <table:table-cell table:number-columns-repeated="5"/>
          <table:table-cell office:value-type="float" office:value="1834" calcext:value-type="float">
            <text:p>1834</text:p>
          </table:table-cell>
          <table:table-cell table:formula="of:=4*PI()*PI()*[.I1859]*[.B1859]" office:value-type="float" office:value="62954.483546897" calcext:value-type="float">
            <text:p>62954,4835</text:p>
          </table:table-cell>
          <table:table-cell table:number-columns-repeated="5"/>
          <table:table-cell table:formula="of:=COM.MICROSOFT.NORM.INV(RAND();[.$S$28];[.$S$30])" office:value-type="float" office:value="79642.4120231745" calcext:value-type="float">
            <text:p>79642,4120231745</text:p>
          </table:table-cell>
          <table:table-cell table:number-columns-repeated="1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18+4*RAND()" office:value-type="float" office:value="21.8522060145624" calcext:value-type="float">
            <text:p>21,8522</text:p>
          </table:table-cell>
          <table:table-cell table:number-columns-repeated="5"/>
          <table:table-cell office:value-type="float" office:value="1835" calcext:value-type="float">
            <text:p>1835</text:p>
          </table:table-cell>
          <table:table-cell table:formula="of:=COM.MICROSOFT.NORM.INV(RAND();80;10)" office:value-type="float" office:value="95.5788074352873" calcext:value-type="float">
            <text:p>95,5788</text:p>
          </table:table-cell>
          <table:table-cell table:number-columns-repeated="5"/>
          <table:table-cell office:value-type="float" office:value="1835" calcext:value-type="float">
            <text:p>1835</text:p>
          </table:table-cell>
          <table:table-cell table:formula="of:=4*PI()*PI()*[.I1860]*[.B1860]" office:value-type="float" office:value="82454.9305730513" calcext:value-type="float">
            <text:p>82454,9306</text:p>
          </table:table-cell>
          <table:table-cell table:number-columns-repeated="5"/>
          <table:table-cell table:formula="of:=COM.MICROSOFT.NORM.INV(RAND();[.$S$28];[.$S$30])" office:value-type="float" office:value="66401.4529220363" calcext:value-type="float">
            <text:p>66401,4529220363</text:p>
          </table:table-cell>
          <table:table-cell table:number-columns-repeated="1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18+4*RAND()" office:value-type="float" office:value="20.1235655383207" calcext:value-type="float">
            <text:p>20,1236</text:p>
          </table:table-cell>
          <table:table-cell table:number-columns-repeated="5"/>
          <table:table-cell office:value-type="float" office:value="1836" calcext:value-type="float">
            <text:p>1836</text:p>
          </table:table-cell>
          <table:table-cell table:formula="of:=COM.MICROSOFT.NORM.INV(RAND();80;10)" office:value-type="float" office:value="75.0603600734971" calcext:value-type="float">
            <text:p>75,0604</text:p>
          </table:table-cell>
          <table:table-cell table:number-columns-repeated="5"/>
          <table:table-cell office:value-type="float" office:value="1836" calcext:value-type="float">
            <text:p>1836</text:p>
          </table:table-cell>
          <table:table-cell table:formula="of:=4*PI()*PI()*[.I1861]*[.B1861]" office:value-type="float" office:value="59631.4421513648" calcext:value-type="float">
            <text:p>59631,4422</text:p>
          </table:table-cell>
          <table:table-cell table:number-columns-repeated="5"/>
          <table:table-cell table:formula="of:=COM.MICROSOFT.NORM.INV(RAND();[.$S$28];[.$S$30])" office:value-type="float" office:value="55592.0147551387" calcext:value-type="float">
            <text:p>55592,0147551387</text:p>
          </table:table-cell>
          <table:table-cell table:number-columns-repeated="1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18+4*RAND()" office:value-type="float" office:value="19.8321845377795" calcext:value-type="float">
            <text:p>19,8322</text:p>
          </table:table-cell>
          <table:table-cell table:number-columns-repeated="5"/>
          <table:table-cell office:value-type="float" office:value="1837" calcext:value-type="float">
            <text:p>1837</text:p>
          </table:table-cell>
          <table:table-cell table:formula="of:=COM.MICROSOFT.NORM.INV(RAND();80;10)" office:value-type="float" office:value="71.4318760800578" calcext:value-type="float">
            <text:p>71,4319</text:p>
          </table:table-cell>
          <table:table-cell table:number-columns-repeated="5"/>
          <table:table-cell office:value-type="float" office:value="1837" calcext:value-type="float">
            <text:p>1837</text:p>
          </table:table-cell>
          <table:table-cell table:formula="of:=4*PI()*PI()*[.I1862]*[.B1862]" office:value-type="float" office:value="55927.1061538428" calcext:value-type="float">
            <text:p>55927,1062</text:p>
          </table:table-cell>
          <table:table-cell table:number-columns-repeated="5"/>
          <table:table-cell table:formula="of:=COM.MICROSOFT.NORM.INV(RAND();[.$S$28];[.$S$30])" office:value-type="float" office:value="59144.2122752464" calcext:value-type="float">
            <text:p>59144,2122752464</text:p>
          </table:table-cell>
          <table:table-cell table:number-columns-repeated="1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formula="of:=18+4*RAND()" office:value-type="float" office:value="18.0855231382884" calcext:value-type="float">
            <text:p>18,0855</text:p>
          </table:table-cell>
          <table:table-cell table:number-columns-repeated="5"/>
          <table:table-cell office:value-type="float" office:value="1838" calcext:value-type="float">
            <text:p>1838</text:p>
          </table:table-cell>
          <table:table-cell table:formula="of:=COM.MICROSOFT.NORM.INV(RAND();80;10)" office:value-type="float" office:value="77.4787740553198" calcext:value-type="float">
            <text:p>77,4788</text:p>
          </table:table-cell>
          <table:table-cell table:number-columns-repeated="5"/>
          <table:table-cell office:value-type="float" office:value="1838" calcext:value-type="float">
            <text:p>1838</text:p>
          </table:table-cell>
          <table:table-cell table:formula="of:=4*PI()*PI()*[.I1863]*[.B1863]" office:value-type="float" office:value="55318.9021498239" calcext:value-type="float">
            <text:p>55318,9021</text:p>
          </table:table-cell>
          <table:table-cell table:number-columns-repeated="5"/>
          <table:table-cell table:formula="of:=COM.MICROSOFT.NORM.INV(RAND();[.$S$28];[.$S$30])" office:value-type="float" office:value="75082.5818931827" calcext:value-type="float">
            <text:p>75082,5818931827</text:p>
          </table:table-cell>
          <table:table-cell table:number-columns-repeated="1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formula="of:=18+4*RAND()" office:value-type="float" office:value="20.490148501005" calcext:value-type="float">
            <text:p>20,4901</text:p>
          </table:table-cell>
          <table:table-cell table:number-columns-repeated="5"/>
          <table:table-cell office:value-type="float" office:value="1839" calcext:value-type="float">
            <text:p>1839</text:p>
          </table:table-cell>
          <table:table-cell table:formula="of:=COM.MICROSOFT.NORM.INV(RAND();80;10)" office:value-type="float" office:value="74.1608940358985" calcext:value-type="float">
            <text:p>74,1609</text:p>
          </table:table-cell>
          <table:table-cell table:number-columns-repeated="5"/>
          <table:table-cell office:value-type="float" office:value="1839" calcext:value-type="float">
            <text:p>1839</text:p>
          </table:table-cell>
          <table:table-cell table:formula="of:=4*PI()*PI()*[.I1864]*[.B1864]" office:value-type="float" office:value="59990.1294926403" calcext:value-type="float">
            <text:p>59990,1295</text:p>
          </table:table-cell>
          <table:table-cell table:number-columns-repeated="5"/>
          <table:table-cell table:formula="of:=COM.MICROSOFT.NORM.INV(RAND();[.$S$28];[.$S$30])" office:value-type="float" office:value="52155.3359673196" calcext:value-type="float">
            <text:p>52155,3359673196</text:p>
          </table:table-cell>
          <table:table-cell table:number-columns-repeated="1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18+4*RAND()" office:value-type="float" office:value="19.8121848353185" calcext:value-type="float">
            <text:p>19,8122</text:p>
          </table:table-cell>
          <table:table-cell table:number-columns-repeated="5"/>
          <table:table-cell office:value-type="float" office:value="1840" calcext:value-type="float">
            <text:p>1840</text:p>
          </table:table-cell>
          <table:table-cell table:formula="of:=COM.MICROSOFT.NORM.INV(RAND();80;10)" office:value-type="float" office:value="77.1132263710211" calcext:value-type="float">
            <text:p>77,1132</text:p>
          </table:table-cell>
          <table:table-cell table:number-columns-repeated="5"/>
          <table:table-cell office:value-type="float" office:value="1840" calcext:value-type="float">
            <text:p>1840</text:p>
          </table:table-cell>
          <table:table-cell table:formula="of:=4*PI()*PI()*[.I1865]*[.B1865]" office:value-type="float" office:value="60314.3958327005" calcext:value-type="float">
            <text:p>60314,3958</text:p>
          </table:table-cell>
          <table:table-cell table:number-columns-repeated="5"/>
          <table:table-cell table:formula="of:=COM.MICROSOFT.NORM.INV(RAND();[.$S$28];[.$S$30])" office:value-type="float" office:value="60278.2685319627" calcext:value-type="float">
            <text:p>60278,2685319627</text:p>
          </table:table-cell>
          <table:table-cell table:number-columns-repeated="1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18+4*RAND()" office:value-type="float" office:value="20.4411489018239" calcext:value-type="float">
            <text:p>20,4411</text:p>
          </table:table-cell>
          <table:table-cell table:number-columns-repeated="5"/>
          <table:table-cell office:value-type="float" office:value="1841" calcext:value-type="float">
            <text:p>1841</text:p>
          </table:table-cell>
          <table:table-cell table:formula="of:=COM.MICROSOFT.NORM.INV(RAND();80;10)" office:value-type="float" office:value="76.702808451041" calcext:value-type="float">
            <text:p>76,7028</text:p>
          </table:table-cell>
          <table:table-cell table:number-columns-repeated="5"/>
          <table:table-cell office:value-type="float" office:value="1841" calcext:value-type="float">
            <text:p>1841</text:p>
          </table:table-cell>
          <table:table-cell table:formula="of:=4*PI()*PI()*[.I1866]*[.B1866]" office:value-type="float" office:value="61897.9554866017" calcext:value-type="float">
            <text:p>61897,9555</text:p>
          </table:table-cell>
          <table:table-cell table:number-columns-repeated="5"/>
          <table:table-cell table:formula="of:=COM.MICROSOFT.NORM.INV(RAND();[.$S$28];[.$S$30])" office:value-type="float" office:value="68111.2925762131" calcext:value-type="float">
            <text:p>68111,2925762131</text:p>
          </table:table-cell>
          <table:table-cell table:number-columns-repeated="1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formula="of:=18+4*RAND()" office:value-type="float" office:value="18.665776131209" calcext:value-type="float">
            <text:p>18,6658</text:p>
          </table:table-cell>
          <table:table-cell table:number-columns-repeated="5"/>
          <table:table-cell office:value-type="float" office:value="1842" calcext:value-type="float">
            <text:p>1842</text:p>
          </table:table-cell>
          <table:table-cell table:formula="of:=COM.MICROSOFT.NORM.INV(RAND();80;10)" office:value-type="float" office:value="66.9975486387827" calcext:value-type="float">
            <text:p>66,9975</text:p>
          </table:table-cell>
          <table:table-cell table:number-columns-repeated="5"/>
          <table:table-cell office:value-type="float" office:value="1842" calcext:value-type="float">
            <text:p>1842</text:p>
          </table:table-cell>
          <table:table-cell table:formula="of:=4*PI()*PI()*[.I1867]*[.B1867]" office:value-type="float" office:value="49370.1790395882" calcext:value-type="float">
            <text:p>49370,1790</text:p>
          </table:table-cell>
          <table:table-cell table:number-columns-repeated="5"/>
          <table:table-cell table:formula="of:=COM.MICROSOFT.NORM.INV(RAND();[.$S$28];[.$S$30])" office:value-type="float" office:value="72369.489947557" calcext:value-type="float">
            <text:p>72369,489947557</text:p>
          </table:table-cell>
          <table:table-cell table:number-columns-repeated="1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formula="of:=18+4*RAND()" office:value-type="float" office:value="20.7201383435167" calcext:value-type="float">
            <text:p>20,7201</text:p>
          </table:table-cell>
          <table:table-cell table:number-columns-repeated="5"/>
          <table:table-cell office:value-type="float" office:value="1843" calcext:value-type="float">
            <text:p>1843</text:p>
          </table:table-cell>
          <table:table-cell table:formula="of:=COM.MICROSOFT.NORM.INV(RAND();80;10)" office:value-type="float" office:value="65.3434679258547" calcext:value-type="float">
            <text:p>65,3435</text:p>
          </table:table-cell>
          <table:table-cell table:number-columns-repeated="5"/>
          <table:table-cell office:value-type="float" office:value="1843" calcext:value-type="float">
            <text:p>1843</text:p>
          </table:table-cell>
          <table:table-cell table:formula="of:=4*PI()*PI()*[.I1868]*[.B1868]" office:value-type="float" office:value="53450.844003094" calcext:value-type="float">
            <text:p>53450,8440</text:p>
          </table:table-cell>
          <table:table-cell table:number-columns-repeated="5"/>
          <table:table-cell table:formula="of:=COM.MICROSOFT.NORM.INV(RAND();[.$S$28];[.$S$30])" office:value-type="float" office:value="63194.2085348378" calcext:value-type="float">
            <text:p>63194,2085348378</text:p>
          </table:table-cell>
          <table:table-cell table:number-columns-repeated="1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18+4*RAND()" office:value-type="float" office:value="20.6427039564587" calcext:value-type="float">
            <text:p>20,6427</text:p>
          </table:table-cell>
          <table:table-cell table:number-columns-repeated="5"/>
          <table:table-cell office:value-type="float" office:value="1844" calcext:value-type="float">
            <text:p>1844</text:p>
          </table:table-cell>
          <table:table-cell table:formula="of:=COM.MICROSOFT.NORM.INV(RAND();80;10)" office:value-type="float" office:value="96.7358952672089" calcext:value-type="float">
            <text:p>96,7359</text:p>
          </table:table-cell>
          <table:table-cell table:number-columns-repeated="5"/>
          <table:table-cell office:value-type="float" office:value="1844" calcext:value-type="float">
            <text:p>1844</text:p>
          </table:table-cell>
          <table:table-cell table:formula="of:=4*PI()*PI()*[.I1869]*[.B1869]" office:value-type="float" office:value="78834.0750148747" calcext:value-type="float">
            <text:p>78834,0750</text:p>
          </table:table-cell>
          <table:table-cell table:number-columns-repeated="5"/>
          <table:table-cell table:formula="of:=COM.MICROSOFT.NORM.INV(RAND();[.$S$28];[.$S$30])" office:value-type="float" office:value="81354.9399581087" calcext:value-type="float">
            <text:p>81354,9399581087</text:p>
          </table:table-cell>
          <table:table-cell table:number-columns-repeated="1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18+4*RAND()" office:value-type="float" office:value="20.2169994865544" calcext:value-type="float">
            <text:p>20,2170</text:p>
          </table:table-cell>
          <table:table-cell table:number-columns-repeated="5"/>
          <table:table-cell office:value-type="float" office:value="1845" calcext:value-type="float">
            <text:p>1845</text:p>
          </table:table-cell>
          <table:table-cell table:formula="of:=COM.MICROSOFT.NORM.INV(RAND();80;10)" office:value-type="float" office:value="80.5946005295487" calcext:value-type="float">
            <text:p>80,5946</text:p>
          </table:table-cell>
          <table:table-cell table:number-columns-repeated="5"/>
          <table:table-cell office:value-type="float" office:value="1845" calcext:value-type="float">
            <text:p>1845</text:p>
          </table:table-cell>
          <table:table-cell table:formula="of:=4*PI()*PI()*[.I1870]*[.B1870]" office:value-type="float" office:value="64325.3834568943" calcext:value-type="float">
            <text:p>64325,3835</text:p>
          </table:table-cell>
          <table:table-cell table:number-columns-repeated="5"/>
          <table:table-cell table:formula="of:=COM.MICROSOFT.NORM.INV(RAND();[.$S$28];[.$S$30])" office:value-type="float" office:value="53998.4443008397" calcext:value-type="float">
            <text:p>53998,4443008397</text:p>
          </table:table-cell>
          <table:table-cell table:number-columns-repeated="1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18+4*RAND()" office:value-type="float" office:value="20.0636547957547" calcext:value-type="float">
            <text:p>20,0637</text:p>
          </table:table-cell>
          <table:table-cell table:number-columns-repeated="5"/>
          <table:table-cell office:value-type="float" office:value="1846" calcext:value-type="float">
            <text:p>1846</text:p>
          </table:table-cell>
          <table:table-cell table:formula="of:=COM.MICROSOFT.NORM.INV(RAND();80;10)" office:value-type="float" office:value="85.6697558986095" calcext:value-type="float">
            <text:p>85,6698</text:p>
          </table:table-cell>
          <table:table-cell table:number-columns-repeated="5"/>
          <table:table-cell office:value-type="float" office:value="1846" calcext:value-type="float">
            <text:p>1846</text:p>
          </table:table-cell>
          <table:table-cell table:formula="of:=4*PI()*PI()*[.I1871]*[.B1871]" office:value-type="float" office:value="67857.4152806496" calcext:value-type="float">
            <text:p>67857,4153</text:p>
          </table:table-cell>
          <table:table-cell table:number-columns-repeated="5"/>
          <table:table-cell table:formula="of:=COM.MICROSOFT.NORM.INV(RAND();[.$S$28];[.$S$30])" office:value-type="float" office:value="54259.6290362627" calcext:value-type="float">
            <text:p>54259,6290362627</text:p>
          </table:table-cell>
          <table:table-cell table:number-columns-repeated="1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18+4*RAND()" office:value-type="float" office:value="19.9156065606512" calcext:value-type="float">
            <text:p>19,9156</text:p>
          </table:table-cell>
          <table:table-cell table:number-columns-repeated="5"/>
          <table:table-cell office:value-type="float" office:value="1847" calcext:value-type="float">
            <text:p>1847</text:p>
          </table:table-cell>
          <table:table-cell table:formula="of:=COM.MICROSOFT.NORM.INV(RAND();80;10)" office:value-type="float" office:value="85.7106928499233" calcext:value-type="float">
            <text:p>85,7107</text:p>
          </table:table-cell>
          <table:table-cell table:number-columns-repeated="5"/>
          <table:table-cell office:value-type="float" office:value="1847" calcext:value-type="float">
            <text:p>1847</text:p>
          </table:table-cell>
          <table:table-cell table:formula="of:=4*PI()*PI()*[.I1872]*[.B1872]" office:value-type="float" office:value="67388.8865280338" calcext:value-type="float">
            <text:p>67388,8865</text:p>
          </table:table-cell>
          <table:table-cell table:number-columns-repeated="5"/>
          <table:table-cell table:formula="of:=COM.MICROSOFT.NORM.INV(RAND();[.$S$28];[.$S$30])" office:value-type="float" office:value="73766.5621918658" calcext:value-type="float">
            <text:p>73766,5621918658</text:p>
          </table:table-cell>
          <table:table-cell table:number-columns-repeated="1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18+4*RAND()" office:value-type="float" office:value="19.7830460867845" calcext:value-type="float">
            <text:p>19,7830</text:p>
          </table:table-cell>
          <table:table-cell table:number-columns-repeated="5"/>
          <table:table-cell office:value-type="float" office:value="1848" calcext:value-type="float">
            <text:p>1848</text:p>
          </table:table-cell>
          <table:table-cell table:formula="of:=COM.MICROSOFT.NORM.INV(RAND();80;10)" office:value-type="float" office:value="91.4527664449231" calcext:value-type="float">
            <text:p>91,4528</text:p>
          </table:table-cell>
          <table:table-cell table:number-columns-repeated="5"/>
          <table:table-cell office:value-type="float" office:value="1848" calcext:value-type="float">
            <text:p>1848</text:p>
          </table:table-cell>
          <table:table-cell table:formula="of:=4*PI()*PI()*[.I1873]*[.B1873]" office:value-type="float" office:value="71424.9174084009" calcext:value-type="float">
            <text:p>71424,9174</text:p>
          </table:table-cell>
          <table:table-cell table:number-columns-repeated="5"/>
          <table:table-cell table:formula="of:=COM.MICROSOFT.NORM.INV(RAND();[.$S$28];[.$S$30])" office:value-type="float" office:value="54672.264114253" calcext:value-type="float">
            <text:p>54672,264114253</text:p>
          </table:table-cell>
          <table:table-cell table:number-columns-repeated="1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18+4*RAND()" office:value-type="float" office:value="19.4167148019187" calcext:value-type="float">
            <text:p>19,4167</text:p>
          </table:table-cell>
          <table:table-cell table:number-columns-repeated="5"/>
          <table:table-cell office:value-type="float" office:value="1849" calcext:value-type="float">
            <text:p>1849</text:p>
          </table:table-cell>
          <table:table-cell table:formula="of:=COM.MICROSOFT.NORM.INV(RAND();80;10)" office:value-type="float" office:value="84.156250569529" calcext:value-type="float">
            <text:p>84,1563</text:p>
          </table:table-cell>
          <table:table-cell table:number-columns-repeated="5"/>
          <table:table-cell office:value-type="float" office:value="1849" calcext:value-type="float">
            <text:p>1849</text:p>
          </table:table-cell>
          <table:table-cell table:formula="of:=4*PI()*PI()*[.I1874]*[.B1874]" office:value-type="float" office:value="64509.2312334401" calcext:value-type="float">
            <text:p>64509,2312</text:p>
          </table:table-cell>
          <table:table-cell table:number-columns-repeated="5"/>
          <table:table-cell table:formula="of:=COM.MICROSOFT.NORM.INV(RAND();[.$S$28];[.$S$30])" office:value-type="float" office:value="68748.4166579108" calcext:value-type="float">
            <text:p>68748,4166579108</text:p>
          </table:table-cell>
          <table:table-cell table:number-columns-repeated="1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18+4*RAND()" office:value-type="float" office:value="20.762957167346" calcext:value-type="float">
            <text:p>20,7630</text:p>
          </table:table-cell>
          <table:table-cell table:number-columns-repeated="5"/>
          <table:table-cell office:value-type="float" office:value="1850" calcext:value-type="float">
            <text:p>1850</text:p>
          </table:table-cell>
          <table:table-cell table:formula="of:=COM.MICROSOFT.NORM.INV(RAND();80;10)" office:value-type="float" office:value="73.1029100619797" calcext:value-type="float">
            <text:p>73,1029</text:p>
          </table:table-cell>
          <table:table-cell table:number-columns-repeated="5"/>
          <table:table-cell office:value-type="float" office:value="1850" calcext:value-type="float">
            <text:p>1850</text:p>
          </table:table-cell>
          <table:table-cell table:formula="of:=4*PI()*PI()*[.I1875]*[.B1875]" office:value-type="float" office:value="59921.628858311" calcext:value-type="float">
            <text:p>59921,6289</text:p>
          </table:table-cell>
          <table:table-cell table:number-columns-repeated="5"/>
          <table:table-cell table:formula="of:=COM.MICROSOFT.NORM.INV(RAND();[.$S$28];[.$S$30])" office:value-type="float" office:value="46063.3349976184" calcext:value-type="float">
            <text:p>46063,3349976184</text:p>
          </table:table-cell>
          <table:table-cell table:number-columns-repeated="1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18+4*RAND()" office:value-type="float" office:value="21.9295948385261" calcext:value-type="float">
            <text:p>21,9296</text:p>
          </table:table-cell>
          <table:table-cell table:number-columns-repeated="5"/>
          <table:table-cell office:value-type="float" office:value="1851" calcext:value-type="float">
            <text:p>1851</text:p>
          </table:table-cell>
          <table:table-cell table:formula="of:=COM.MICROSOFT.NORM.INV(RAND();80;10)" office:value-type="float" office:value="80.2282515722224" calcext:value-type="float">
            <text:p>80,2283</text:p>
          </table:table-cell>
          <table:table-cell table:number-columns-repeated="5"/>
          <table:table-cell office:value-type="float" office:value="1851" calcext:value-type="float">
            <text:p>1851</text:p>
          </table:table-cell>
          <table:table-cell table:formula="of:=4*PI()*PI()*[.I1876]*[.B1876]" office:value-type="float" office:value="69457.264052214" calcext:value-type="float">
            <text:p>69457,2641</text:p>
          </table:table-cell>
          <table:table-cell table:number-columns-repeated="5"/>
          <table:table-cell table:formula="of:=COM.MICROSOFT.NORM.INV(RAND();[.$S$28];[.$S$30])" office:value-type="float" office:value="64955.6721548826" calcext:value-type="float">
            <text:p>64955,6721548826</text:p>
          </table:table-cell>
          <table:table-cell table:number-columns-repeated="1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18+4*RAND()" office:value-type="float" office:value="21.8481832654215" calcext:value-type="float">
            <text:p>21,8482</text:p>
          </table:table-cell>
          <table:table-cell table:number-columns-repeated="5"/>
          <table:table-cell office:value-type="float" office:value="1852" calcext:value-type="float">
            <text:p>1852</text:p>
          </table:table-cell>
          <table:table-cell table:formula="of:=COM.MICROSOFT.NORM.INV(RAND();80;10)" office:value-type="float" office:value="74.7029238510133" calcext:value-type="float">
            <text:p>74,7029</text:p>
          </table:table-cell>
          <table:table-cell table:number-columns-repeated="5"/>
          <table:table-cell office:value-type="float" office:value="1852" calcext:value-type="float">
            <text:p>1852</text:p>
          </table:table-cell>
          <table:table-cell table:formula="of:=4*PI()*PI()*[.I1877]*[.B1877]" office:value-type="float" office:value="64433.6401170021" calcext:value-type="float">
            <text:p>64433,6401</text:p>
          </table:table-cell>
          <table:table-cell table:number-columns-repeated="5"/>
          <table:table-cell table:formula="of:=COM.MICROSOFT.NORM.INV(RAND();[.$S$28];[.$S$30])" office:value-type="float" office:value="64470.5643261789" calcext:value-type="float">
            <text:p>64470,5643261789</text:p>
          </table:table-cell>
          <table:table-cell table:number-columns-repeated="1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18+4*RAND()" office:value-type="float" office:value="19.018304398749" calcext:value-type="float">
            <text:p>19,0183</text:p>
          </table:table-cell>
          <table:table-cell table:number-columns-repeated="5"/>
          <table:table-cell office:value-type="float" office:value="1853" calcext:value-type="float">
            <text:p>1853</text:p>
          </table:table-cell>
          <table:table-cell table:formula="of:=COM.MICROSOFT.NORM.INV(RAND();80;10)" office:value-type="float" office:value="79.7704790485356" calcext:value-type="float">
            <text:p>79,7705</text:p>
          </table:table-cell>
          <table:table-cell table:number-columns-repeated="5"/>
          <table:table-cell office:value-type="float" office:value="1853" calcext:value-type="float">
            <text:p>1853</text:p>
          </table:table-cell>
          <table:table-cell table:formula="of:=4*PI()*PI()*[.I1878]*[.B1878]" office:value-type="float" office:value="59892.6778405755" calcext:value-type="float">
            <text:p>59892,6778</text:p>
          </table:table-cell>
          <table:table-cell table:number-columns-repeated="5"/>
          <table:table-cell table:formula="of:=COM.MICROSOFT.NORM.INV(RAND();[.$S$28];[.$S$30])" office:value-type="float" office:value="65694.4813912566" calcext:value-type="float">
            <text:p>65694,4813912566</text:p>
          </table:table-cell>
          <table:table-cell table:number-columns-repeated="1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formula="of:=18+4*RAND()" office:value-type="float" office:value="21.9632201832719" calcext:value-type="float">
            <text:p>21,9632</text:p>
          </table:table-cell>
          <table:table-cell table:number-columns-repeated="5"/>
          <table:table-cell office:value-type="float" office:value="1854" calcext:value-type="float">
            <text:p>1854</text:p>
          </table:table-cell>
          <table:table-cell table:formula="of:=COM.MICROSOFT.NORM.INV(RAND();80;10)" office:value-type="float" office:value="85.5742815941075" calcext:value-type="float">
            <text:p>85,5743</text:p>
          </table:table-cell>
          <table:table-cell table:number-columns-repeated="5"/>
          <table:table-cell office:value-type="float" office:value="1854" calcext:value-type="float">
            <text:p>1854</text:p>
          </table:table-cell>
          <table:table-cell table:formula="of:=4*PI()*PI()*[.I1879]*[.B1879]" office:value-type="float" office:value="74199.1643252513" calcext:value-type="float">
            <text:p>74199,1643</text:p>
          </table:table-cell>
          <table:table-cell table:number-columns-repeated="5"/>
          <table:table-cell table:formula="of:=COM.MICROSOFT.NORM.INV(RAND();[.$S$28];[.$S$30])" office:value-type="float" office:value="60047.3741746071" calcext:value-type="float">
            <text:p>60047,3741746071</text:p>
          </table:table-cell>
          <table:table-cell table:number-columns-repeated="1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18+4*RAND()" office:value-type="float" office:value="21.0098188784905" calcext:value-type="float">
            <text:p>21,0098</text:p>
          </table:table-cell>
          <table:table-cell table:number-columns-repeated="5"/>
          <table:table-cell office:value-type="float" office:value="1855" calcext:value-type="float">
            <text:p>1855</text:p>
          </table:table-cell>
          <table:table-cell table:formula="of:=COM.MICROSOFT.NORM.INV(RAND();80;10)" office:value-type="float" office:value="77.769433359686" calcext:value-type="float">
            <text:p>77,7694</text:p>
          </table:table-cell>
          <table:table-cell table:number-columns-repeated="5"/>
          <table:table-cell office:value-type="float" office:value="1855" calcext:value-type="float">
            <text:p>1855</text:p>
          </table:table-cell>
          <table:table-cell table:formula="of:=4*PI()*PI()*[.I1880]*[.B1880]" office:value-type="float" office:value="64504.6435674323" calcext:value-type="float">
            <text:p>64504,6436</text:p>
          </table:table-cell>
          <table:table-cell table:number-columns-repeated="5"/>
          <table:table-cell table:formula="of:=COM.MICROSOFT.NORM.INV(RAND();[.$S$28];[.$S$30])" office:value-type="float" office:value="65771.1275963522" calcext:value-type="float">
            <text:p>65771,1275963522</text:p>
          </table:table-cell>
          <table:table-cell table:number-columns-repeated="1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18+4*RAND()" office:value-type="float" office:value="18.8136340505444" calcext:value-type="float">
            <text:p>18,8136</text:p>
          </table:table-cell>
          <table:table-cell table:number-columns-repeated="5"/>
          <table:table-cell office:value-type="float" office:value="1856" calcext:value-type="float">
            <text:p>1856</text:p>
          </table:table-cell>
          <table:table-cell table:formula="of:=COM.MICROSOFT.NORM.INV(RAND();80;10)" office:value-type="float" office:value="89.8634238991221" calcext:value-type="float">
            <text:p>89,8634</text:p>
          </table:table-cell>
          <table:table-cell table:number-columns-repeated="5"/>
          <table:table-cell office:value-type="float" office:value="1856" calcext:value-type="float">
            <text:p>1856</text:p>
          </table:table-cell>
          <table:table-cell table:formula="of:=4*PI()*PI()*[.I1881]*[.B1881]" office:value-type="float" office:value="66744.4856441875" calcext:value-type="float">
            <text:p>66744,4856</text:p>
          </table:table-cell>
          <table:table-cell table:number-columns-repeated="5"/>
          <table:table-cell table:formula="of:=COM.MICROSOFT.NORM.INV(RAND();[.$S$28];[.$S$30])" office:value-type="float" office:value="61703.756998821" calcext:value-type="float">
            <text:p>61703,756998821</text:p>
          </table:table-cell>
          <table:table-cell table:number-columns-repeated="1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18+4*RAND()" office:value-type="float" office:value="18.5378984338604" calcext:value-type="float">
            <text:p>18,5379</text:p>
          </table:table-cell>
          <table:table-cell table:number-columns-repeated="5"/>
          <table:table-cell office:value-type="float" office:value="1857" calcext:value-type="float">
            <text:p>1857</text:p>
          </table:table-cell>
          <table:table-cell table:formula="of:=COM.MICROSOFT.NORM.INV(RAND();80;10)" office:value-type="float" office:value="66.5782217927771" calcext:value-type="float">
            <text:p>66,5782</text:p>
          </table:table-cell>
          <table:table-cell table:number-columns-repeated="5"/>
          <table:table-cell office:value-type="float" office:value="1857" calcext:value-type="float">
            <text:p>1857</text:p>
          </table:table-cell>
          <table:table-cell table:formula="of:=4*PI()*PI()*[.I1882]*[.B1882]" office:value-type="float" office:value="48725.0649521945" calcext:value-type="float">
            <text:p>48725,0650</text:p>
          </table:table-cell>
          <table:table-cell table:number-columns-repeated="5"/>
          <table:table-cell table:formula="of:=COM.MICROSOFT.NORM.INV(RAND();[.$S$28];[.$S$30])" office:value-type="float" office:value="56731.3763214835" calcext:value-type="float">
            <text:p>56731,3763214835</text:p>
          </table:table-cell>
          <table:table-cell table:number-columns-repeated="1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formula="of:=18+4*RAND()" office:value-type="float" office:value="19.4653811235912" calcext:value-type="float">
            <text:p>19,4654</text:p>
          </table:table-cell>
          <table:table-cell table:number-columns-repeated="5"/>
          <table:table-cell office:value-type="float" office:value="1858" calcext:value-type="float">
            <text:p>1858</text:p>
          </table:table-cell>
          <table:table-cell table:formula="of:=COM.MICROSOFT.NORM.INV(RAND();80;10)" office:value-type="float" office:value="70.5512953507364" calcext:value-type="float">
            <text:p>70,5513</text:p>
          </table:table-cell>
          <table:table-cell table:number-columns-repeated="5"/>
          <table:table-cell office:value-type="float" office:value="1858" calcext:value-type="float">
            <text:p>1858</text:p>
          </table:table-cell>
          <table:table-cell table:formula="of:=4*PI()*PI()*[.I1883]*[.B1883]" office:value-type="float" office:value="54216.0209108053" calcext:value-type="float">
            <text:p>54216,0209</text:p>
          </table:table-cell>
          <table:table-cell table:number-columns-repeated="5"/>
          <table:table-cell table:formula="of:=COM.MICROSOFT.NORM.INV(RAND();[.$S$28];[.$S$30])" office:value-type="float" office:value="76010.3823920302" calcext:value-type="float">
            <text:p>76010,3823920302</text:p>
          </table:table-cell>
          <table:table-cell table:number-columns-repeated="1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18+4*RAND()" office:value-type="float" office:value="18.1060436354019" calcext:value-type="float">
            <text:p>18,1060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formula="of:=COM.MICROSOFT.NORM.INV(RAND();80;10)" office:value-type="float" office:value="84.7235106595014" calcext:value-type="float">
            <text:p>84,7235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formula="of:=4*PI()*PI()*[.I1884]*[.B1884]" office:value-type="float" office:value="60560.1918888114" calcext:value-type="float">
            <text:p>60560,1919</text:p>
          </table:table-cell>
          <table:table-cell table:number-columns-repeated="5"/>
          <table:table-cell table:formula="of:=COM.MICROSOFT.NORM.INV(RAND();[.$S$28];[.$S$30])" office:value-type="float" office:value="60445.7470391911" calcext:value-type="float">
            <text:p>60445,7470391911</text:p>
          </table:table-cell>
          <table:table-cell table:number-columns-repeated="1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18+4*RAND()" office:value-type="float" office:value="21.2275415915065" calcext:value-type="float">
            <text:p>21,2275</text:p>
          </table:table-cell>
          <table:table-cell table:number-columns-repeated="5"/>
          <table:table-cell office:value-type="float" office:value="1860" calcext:value-type="float">
            <text:p>1860</text:p>
          </table:table-cell>
          <table:table-cell table:formula="of:=COM.MICROSOFT.NORM.INV(RAND();80;10)" office:value-type="float" office:value="75.2701990946895" calcext:value-type="float">
            <text:p>75,2702</text:p>
          </table:table-cell>
          <table:table-cell table:number-columns-repeated="5"/>
          <table:table-cell office:value-type="float" office:value="1860" calcext:value-type="float">
            <text:p>1860</text:p>
          </table:table-cell>
          <table:table-cell table:formula="of:=4*PI()*PI()*[.I1885]*[.B1885]" office:value-type="float" office:value="63078.6662549742" calcext:value-type="float">
            <text:p>63078,6663</text:p>
          </table:table-cell>
          <table:table-cell table:number-columns-repeated="5"/>
          <table:table-cell table:formula="of:=COM.MICROSOFT.NORM.INV(RAND();[.$S$28];[.$S$30])" office:value-type="float" office:value="47632.5056383304" calcext:value-type="float">
            <text:p>47632,5056383304</text:p>
          </table:table-cell>
          <table:table-cell table:number-columns-repeated="1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formula="of:=18+4*RAND()" office:value-type="float" office:value="21.453683916945" calcext:value-type="float">
            <text:p>21,4537</text:p>
          </table:table-cell>
          <table:table-cell table:number-columns-repeated="5"/>
          <table:table-cell office:value-type="float" office:value="1861" calcext:value-type="float">
            <text:p>1861</text:p>
          </table:table-cell>
          <table:table-cell table:formula="of:=COM.MICROSOFT.NORM.INV(RAND();80;10)" office:value-type="float" office:value="76.6777107034852" calcext:value-type="float">
            <text:p>76,6777</text:p>
          </table:table-cell>
          <table:table-cell table:number-columns-repeated="5"/>
          <table:table-cell office:value-type="float" office:value="1861" calcext:value-type="float">
            <text:p>1861</text:p>
          </table:table-cell>
          <table:table-cell table:formula="of:=4*PI()*PI()*[.I1886]*[.B1886]" office:value-type="float" office:value="64942.7616129877" calcext:value-type="float">
            <text:p>64942,7616</text:p>
          </table:table-cell>
          <table:table-cell table:number-columns-repeated="5"/>
          <table:table-cell table:formula="of:=COM.MICROSOFT.NORM.INV(RAND();[.$S$28];[.$S$30])" office:value-type="float" office:value="50401.7060839277" calcext:value-type="float">
            <text:p>50401,7060839277</text:p>
          </table:table-cell>
          <table:table-cell table:number-columns-repeated="1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18+4*RAND()" office:value-type="float" office:value="20.9633667091839" calcext:value-type="float">
            <text:p>20,9634</text:p>
          </table:table-cell>
          <table:table-cell table:number-columns-repeated="5"/>
          <table:table-cell office:value-type="float" office:value="1862" calcext:value-type="float">
            <text:p>1862</text:p>
          </table:table-cell>
          <table:table-cell table:formula="of:=COM.MICROSOFT.NORM.INV(RAND();80;10)" office:value-type="float" office:value="77.2593974915882" calcext:value-type="float">
            <text:p>77,2594</text:p>
          </table:table-cell>
          <table:table-cell table:number-columns-repeated="5"/>
          <table:table-cell office:value-type="float" office:value="1862" calcext:value-type="float">
            <text:p>1862</text:p>
          </table:table-cell>
          <table:table-cell table:formula="of:=4*PI()*PI()*[.I1887]*[.B1887]" office:value-type="float" office:value="63939.9194965582" calcext:value-type="float">
            <text:p>63939,9195</text:p>
          </table:table-cell>
          <table:table-cell table:number-columns-repeated="5"/>
          <table:table-cell table:formula="of:=COM.MICROSOFT.NORM.INV(RAND();[.$S$28];[.$S$30])" office:value-type="float" office:value="68532.5349245334" calcext:value-type="float">
            <text:p>68532,5349245334</text:p>
          </table:table-cell>
          <table:table-cell table:number-columns-repeated="1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formula="of:=18+4*RAND()" office:value-type="float" office:value="18.1502740443684" calcext:value-type="float">
            <text:p>18,1503</text:p>
          </table:table-cell>
          <table:table-cell table:number-columns-repeated="5"/>
          <table:table-cell office:value-type="float" office:value="1863" calcext:value-type="float">
            <text:p>1863</text:p>
          </table:table-cell>
          <table:table-cell table:formula="of:=COM.MICROSOFT.NORM.INV(RAND();80;10)" office:value-type="float" office:value="65.0756124494591" calcext:value-type="float">
            <text:p>65,0756</text:p>
          </table:table-cell>
          <table:table-cell table:number-columns-repeated="5"/>
          <table:table-cell office:value-type="float" office:value="1863" calcext:value-type="float">
            <text:p>1863</text:p>
          </table:table-cell>
          <table:table-cell table:formula="of:=4*PI()*PI()*[.I1888]*[.B1888]" office:value-type="float" office:value="46629.5460476341" calcext:value-type="float">
            <text:p>46629,5460</text:p>
          </table:table-cell>
          <table:table-cell table:number-columns-repeated="5"/>
          <table:table-cell table:formula="of:=COM.MICROSOFT.NORM.INV(RAND();[.$S$28];[.$S$30])" office:value-type="float" office:value="77725.372346475" calcext:value-type="float">
            <text:p>77725,372346475</text:p>
          </table:table-cell>
          <table:table-cell table:number-columns-repeated="1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18+4*RAND()" office:value-type="float" office:value="18.7116064201109" calcext:value-type="float">
            <text:p>18,7116</text:p>
          </table:table-cell>
          <table:table-cell table:number-columns-repeated="5"/>
          <table:table-cell office:value-type="float" office:value="1864" calcext:value-type="float">
            <text:p>1864</text:p>
          </table:table-cell>
          <table:table-cell table:formula="of:=COM.MICROSOFT.NORM.INV(RAND();80;10)" office:value-type="float" office:value="85.2715584993143" calcext:value-type="float">
            <text:p>85,2716</text:p>
          </table:table-cell>
          <table:table-cell table:number-columns-repeated="5"/>
          <table:table-cell office:value-type="float" office:value="1864" calcext:value-type="float">
            <text:p>1864</text:p>
          </table:table-cell>
          <table:table-cell table:formula="of:=4*PI()*PI()*[.I1889]*[.B1889]" office:value-type="float" office:value="62990.4935615818" calcext:value-type="float">
            <text:p>62990,4936</text:p>
          </table:table-cell>
          <table:table-cell table:number-columns-repeated="5"/>
          <table:table-cell table:formula="of:=COM.MICROSOFT.NORM.INV(RAND();[.$S$28];[.$S$30])" office:value-type="float" office:value="62950.3036663096" calcext:value-type="float">
            <text:p>62950,3036663096</text:p>
          </table:table-cell>
          <table:table-cell table:number-columns-repeated="1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formula="of:=18+4*RAND()" office:value-type="float" office:value="20.9662543381564" calcext:value-type="float">
            <text:p>20,9663</text:p>
          </table:table-cell>
          <table:table-cell table:number-columns-repeated="5"/>
          <table:table-cell office:value-type="float" office:value="1865" calcext:value-type="float">
            <text:p>1865</text:p>
          </table:table-cell>
          <table:table-cell table:formula="of:=COM.MICROSOFT.NORM.INV(RAND();80;10)" office:value-type="float" office:value="72.7386489855979" calcext:value-type="float">
            <text:p>72,7386</text:p>
          </table:table-cell>
          <table:table-cell table:number-columns-repeated="5"/>
          <table:table-cell office:value-type="float" office:value="1865" calcext:value-type="float">
            <text:p>1865</text:p>
          </table:table-cell>
          <table:table-cell table:formula="of:=4*PI()*PI()*[.I1890]*[.B1890]" office:value-type="float" office:value="60206.8377025424" calcext:value-type="float">
            <text:p>60206,8377</text:p>
          </table:table-cell>
          <table:table-cell table:number-columns-repeated="5"/>
          <table:table-cell table:formula="of:=COM.MICROSOFT.NORM.INV(RAND();[.$S$28];[.$S$30])" office:value-type="float" office:value="55076.965370903" calcext:value-type="float">
            <text:p>55076,965370903</text:p>
          </table:table-cell>
          <table:table-cell table:number-columns-repeated="1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18+4*RAND()" office:value-type="float" office:value="20.413552292157" calcext:value-type="float">
            <text:p>20,4136</text:p>
          </table:table-cell>
          <table:table-cell table:number-columns-repeated="5"/>
          <table:table-cell office:value-type="float" office:value="1866" calcext:value-type="float">
            <text:p>1866</text:p>
          </table:table-cell>
          <table:table-cell table:formula="of:=COM.MICROSOFT.NORM.INV(RAND();80;10)" office:value-type="float" office:value="76.6974595236774" calcext:value-type="float">
            <text:p>76,6975</text:p>
          </table:table-cell>
          <table:table-cell table:number-columns-repeated="5"/>
          <table:table-cell office:value-type="float" office:value="1866" calcext:value-type="float">
            <text:p>1866</text:p>
          </table:table-cell>
          <table:table-cell table:formula="of:=4*PI()*PI()*[.I1891]*[.B1891]" office:value-type="float" office:value="61810.0793685539" calcext:value-type="float">
            <text:p>61810,0794</text:p>
          </table:table-cell>
          <table:table-cell table:number-columns-repeated="5"/>
          <table:table-cell table:formula="of:=COM.MICROSOFT.NORM.INV(RAND();[.$S$28];[.$S$30])" office:value-type="float" office:value="75207.1665147779" calcext:value-type="float">
            <text:p>75207,1665147779</text:p>
          </table:table-cell>
          <table:table-cell table:number-columns-repeated="1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18+4*RAND()" office:value-type="float" office:value="20.9937367099337" calcext:value-type="float">
            <text:p>20,9937</text:p>
          </table:table-cell>
          <table:table-cell table:number-columns-repeated="5"/>
          <table:table-cell office:value-type="float" office:value="1867" calcext:value-type="float">
            <text:p>1867</text:p>
          </table:table-cell>
          <table:table-cell table:formula="of:=COM.MICROSOFT.NORM.INV(RAND();80;10)" office:value-type="float" office:value="74.9867420052534" calcext:value-type="float">
            <text:p>74,9867</text:p>
          </table:table-cell>
          <table:table-cell table:number-columns-repeated="5"/>
          <table:table-cell office:value-type="float" office:value="1867" calcext:value-type="float">
            <text:p>1867</text:p>
          </table:table-cell>
          <table:table-cell table:formula="of:=4*PI()*PI()*[.I1892]*[.B1892]" office:value-type="float" office:value="62148.9746488199" calcext:value-type="float">
            <text:p>62148,9746</text:p>
          </table:table-cell>
          <table:table-cell table:number-columns-repeated="5"/>
          <table:table-cell table:formula="of:=COM.MICROSOFT.NORM.INV(RAND();[.$S$28];[.$S$30])" office:value-type="float" office:value="65263.6788573641" calcext:value-type="float">
            <text:p>65263,6788573641</text:p>
          </table:table-cell>
          <table:table-cell table:number-columns-repeated="1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18+4*RAND()" office:value-type="float" office:value="19.4744223174639" calcext:value-type="float">
            <text:p>19,4744</text:p>
          </table:table-cell>
          <table:table-cell table:number-columns-repeated="5"/>
          <table:table-cell office:value-type="float" office:value="1868" calcext:value-type="float">
            <text:p>1868</text:p>
          </table:table-cell>
          <table:table-cell table:formula="of:=COM.MICROSOFT.NORM.INV(RAND();80;10)" office:value-type="float" office:value="75.8128702751592" calcext:value-type="float">
            <text:p>75,8129</text:p>
          </table:table-cell>
          <table:table-cell table:number-columns-repeated="5"/>
          <table:table-cell office:value-type="float" office:value="1868" calcext:value-type="float">
            <text:p>1868</text:p>
          </table:table-cell>
          <table:table-cell table:formula="of:=4*PI()*PI()*[.I1893]*[.B1893]" office:value-type="float" office:value="58286.4036823442" calcext:value-type="float">
            <text:p>58286,4037</text:p>
          </table:table-cell>
          <table:table-cell table:number-columns-repeated="5"/>
          <table:table-cell table:formula="of:=COM.MICROSOFT.NORM.INV(RAND();[.$S$28];[.$S$30])" office:value-type="float" office:value="61748.1131182619" calcext:value-type="float">
            <text:p>61748,1131182619</text:p>
          </table:table-cell>
          <table:table-cell table:number-columns-repeated="1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formula="of:=18+4*RAND()" office:value-type="float" office:value="21.2545949309133" calcext:value-type="float">
            <text:p>21,2546</text:p>
          </table:table-cell>
          <table:table-cell table:number-columns-repeated="5"/>
          <table:table-cell office:value-type="float" office:value="1869" calcext:value-type="float">
            <text:p>1869</text:p>
          </table:table-cell>
          <table:table-cell table:formula="of:=COM.MICROSOFT.NORM.INV(RAND();80;10)" office:value-type="float" office:value="79.6487605549978" calcext:value-type="float">
            <text:p>79,6488</text:p>
          </table:table-cell>
          <table:table-cell table:number-columns-repeated="5"/>
          <table:table-cell office:value-type="float" office:value="1869" calcext:value-type="float">
            <text:p>1869</text:p>
          </table:table-cell>
          <table:table-cell table:formula="of:=4*PI()*PI()*[.I1894]*[.B1894]" office:value-type="float" office:value="66833.0977388382" calcext:value-type="float">
            <text:p>66833,0977</text:p>
          </table:table-cell>
          <table:table-cell table:number-columns-repeated="5"/>
          <table:table-cell table:formula="of:=COM.MICROSOFT.NORM.INV(RAND();[.$S$28];[.$S$30])" office:value-type="float" office:value="73592.4964578564" calcext:value-type="float">
            <text:p>73592,4964578564</text:p>
          </table:table-cell>
          <table:table-cell table:number-columns-repeated="1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formula="of:=18+4*RAND()" office:value-type="float" office:value="20.61538115656" calcext:value-type="float">
            <text:p>20,6154</text:p>
          </table:table-cell>
          <table:table-cell table:number-columns-repeated="5"/>
          <table:table-cell office:value-type="float" office:value="1870" calcext:value-type="float">
            <text:p>1870</text:p>
          </table:table-cell>
          <table:table-cell table:formula="of:=COM.MICROSOFT.NORM.INV(RAND();80;10)" office:value-type="float" office:value="91.9443383614182" calcext:value-type="float">
            <text:p>91,9443</text:p>
          </table:table-cell>
          <table:table-cell table:number-columns-repeated="5"/>
          <table:table-cell office:value-type="float" office:value="1870" calcext:value-type="float">
            <text:p>1870</text:p>
          </table:table-cell>
          <table:table-cell table:formula="of:=4*PI()*PI()*[.I1895]*[.B1895]" office:value-type="float" office:value="74830.0606988301" calcext:value-type="float">
            <text:p>74830,0607</text:p>
          </table:table-cell>
          <table:table-cell table:number-columns-repeated="5"/>
          <table:table-cell table:formula="of:=COM.MICROSOFT.NORM.INV(RAND();[.$S$28];[.$S$30])" office:value-type="float" office:value="58947.0889284125" calcext:value-type="float">
            <text:p>58947,0889284125</text:p>
          </table:table-cell>
          <table:table-cell table:number-columns-repeated="1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formula="of:=18+4*RAND()" office:value-type="float" office:value="18.6687490982004" calcext:value-type="float">
            <text:p>18,6687</text:p>
          </table:table-cell>
          <table:table-cell table:number-columns-repeated="5"/>
          <table:table-cell office:value-type="float" office:value="1871" calcext:value-type="float">
            <text:p>1871</text:p>
          </table:table-cell>
          <table:table-cell table:formula="of:=COM.MICROSOFT.NORM.INV(RAND();80;10)" office:value-type="float" office:value="88.9494982730695" calcext:value-type="float">
            <text:p>88,9495</text:p>
          </table:table-cell>
          <table:table-cell table:number-columns-repeated="5"/>
          <table:table-cell office:value-type="float" office:value="1871" calcext:value-type="float">
            <text:p>1871</text:p>
          </table:table-cell>
          <table:table-cell table:formula="of:=4*PI()*PI()*[.I1896]*[.B1896]" office:value-type="float" office:value="65556.9074886668" calcext:value-type="float">
            <text:p>65556,9075</text:p>
          </table:table-cell>
          <table:table-cell table:number-columns-repeated="5"/>
          <table:table-cell table:formula="of:=COM.MICROSOFT.NORM.INV(RAND();[.$S$28];[.$S$30])" office:value-type="float" office:value="82298.6828423794" calcext:value-type="float">
            <text:p>82298,6828423794</text:p>
          </table:table-cell>
          <table:table-cell table:number-columns-repeated="1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18+4*RAND()" office:value-type="float" office:value="21.6480498560704" calcext:value-type="float">
            <text:p>21,6480</text:p>
          </table:table-cell>
          <table:table-cell table:number-columns-repeated="5"/>
          <table:table-cell office:value-type="float" office:value="1872" calcext:value-type="float">
            <text:p>1872</text:p>
          </table:table-cell>
          <table:table-cell table:formula="of:=COM.MICROSOFT.NORM.INV(RAND();80;10)" office:value-type="float" office:value="84.5451096510601" calcext:value-type="float">
            <text:p>84,5451</text:p>
          </table:table-cell>
          <table:table-cell table:number-columns-repeated="5"/>
          <table:table-cell office:value-type="float" office:value="1872" calcext:value-type="float">
            <text:p>1872</text:p>
          </table:table-cell>
          <table:table-cell table:formula="of:=4*PI()*PI()*[.I1897]*[.B1897]" office:value-type="float" office:value="72254.8506844846" calcext:value-type="float">
            <text:p>72254,8507</text:p>
          </table:table-cell>
          <table:table-cell table:number-columns-repeated="5"/>
          <table:table-cell table:formula="of:=COM.MICROSOFT.NORM.INV(RAND();[.$S$28];[.$S$30])" office:value-type="float" office:value="53025.6908025304" calcext:value-type="float">
            <text:p>53025,6908025304</text:p>
          </table:table-cell>
          <table:table-cell table:number-columns-repeated="1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18+4*RAND()" office:value-type="float" office:value="18.1291834418662" calcext:value-type="float">
            <text:p>18,1292</text:p>
          </table:table-cell>
          <table:table-cell table:number-columns-repeated="5"/>
          <table:table-cell office:value-type="float" office:value="1873" calcext:value-type="float">
            <text:p>1873</text:p>
          </table:table-cell>
          <table:table-cell table:formula="of:=COM.MICROSOFT.NORM.INV(RAND();80;10)" office:value-type="float" office:value="80.7542165936992" calcext:value-type="float">
            <text:p>80,7542</text:p>
          </table:table-cell>
          <table:table-cell table:number-columns-repeated="5"/>
          <table:table-cell office:value-type="float" office:value="1873" calcext:value-type="float">
            <text:p>1873</text:p>
          </table:table-cell>
          <table:table-cell table:formula="of:=4*PI()*PI()*[.I1898]*[.B1898]" office:value-type="float" office:value="57796.7194500725" calcext:value-type="float">
            <text:p>57796,7195</text:p>
          </table:table-cell>
          <table:table-cell table:number-columns-repeated="5"/>
          <table:table-cell table:formula="of:=COM.MICROSOFT.NORM.INV(RAND();[.$S$28];[.$S$30])" office:value-type="float" office:value="82704.0215888433" calcext:value-type="float">
            <text:p>82704,0215888433</text:p>
          </table:table-cell>
          <table:table-cell table:number-columns-repeated="1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formula="of:=18+4*RAND()" office:value-type="float" office:value="20.6989954770543" calcext:value-type="float">
            <text:p>20,6990</text:p>
          </table:table-cell>
          <table:table-cell table:number-columns-repeated="5"/>
          <table:table-cell office:value-type="float" office:value="1874" calcext:value-type="float">
            <text:p>1874</text:p>
          </table:table-cell>
          <table:table-cell table:formula="of:=COM.MICROSOFT.NORM.INV(RAND();80;10)" office:value-type="float" office:value="74.1607034909245" calcext:value-type="float">
            <text:p>74,1607</text:p>
          </table:table-cell>
          <table:table-cell table:number-columns-repeated="5"/>
          <table:table-cell office:value-type="float" office:value="1874" calcext:value-type="float">
            <text:p>1874</text:p>
          </table:table-cell>
          <table:table-cell table:formula="of:=4*PI()*PI()*[.I1899]*[.B1899]" office:value-type="float" office:value="60601.4265112622" calcext:value-type="float">
            <text:p>60601,4265</text:p>
          </table:table-cell>
          <table:table-cell table:number-columns-repeated="5"/>
          <table:table-cell table:formula="of:=COM.MICROSOFT.NORM.INV(RAND();[.$S$28];[.$S$30])" office:value-type="float" office:value="66021.1818349255" calcext:value-type="float">
            <text:p>66021,1818349255</text:p>
          </table:table-cell>
          <table:table-cell table:number-columns-repeated="1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18+4*RAND()" office:value-type="float" office:value="21.2728352886625" calcext:value-type="float">
            <text:p>21,2728</text:p>
          </table:table-cell>
          <table:table-cell table:number-columns-repeated="5"/>
          <table:table-cell office:value-type="float" office:value="1875" calcext:value-type="float">
            <text:p>1875</text:p>
          </table:table-cell>
          <table:table-cell table:formula="of:=COM.MICROSOFT.NORM.INV(RAND();80;10)" office:value-type="float" office:value="66.7184014818332" calcext:value-type="float">
            <text:p>66,7184</text:p>
          </table:table-cell>
          <table:table-cell table:number-columns-repeated="5"/>
          <table:table-cell office:value-type="float" office:value="1875" calcext:value-type="float">
            <text:p>1875</text:p>
          </table:table-cell>
          <table:table-cell table:formula="of:=4*PI()*PI()*[.I1900]*[.B1900]" office:value-type="float" office:value="56031.3061661799" calcext:value-type="float">
            <text:p>56031,3062</text:p>
          </table:table-cell>
          <table:table-cell table:number-columns-repeated="5"/>
          <table:table-cell table:formula="of:=COM.MICROSOFT.NORM.INV(RAND();[.$S$28];[.$S$30])" office:value-type="float" office:value="74360.0136246762" calcext:value-type="float">
            <text:p>74360,0136246762</text:p>
          </table:table-cell>
          <table:table-cell table:number-columns-repeated="1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18+4*RAND()" office:value-type="float" office:value="20.2777850735001" calcext:value-type="float">
            <text:p>20,2778</text:p>
          </table:table-cell>
          <table:table-cell table:number-columns-repeated="5"/>
          <table:table-cell office:value-type="float" office:value="1876" calcext:value-type="float">
            <text:p>1876</text:p>
          </table:table-cell>
          <table:table-cell table:formula="of:=COM.MICROSOFT.NORM.INV(RAND();80;10)" office:value-type="float" office:value="85.1958505807939" calcext:value-type="float">
            <text:p>85,1959</text:p>
          </table:table-cell>
          <table:table-cell table:number-columns-repeated="5"/>
          <table:table-cell office:value-type="float" office:value="1876" calcext:value-type="float">
            <text:p>1876</text:p>
          </table:table-cell>
          <table:table-cell table:formula="of:=4*PI()*PI()*[.I1901]*[.B1901]" office:value-type="float" office:value="68202.2489326501" calcext:value-type="float">
            <text:p>68202,2489</text:p>
          </table:table-cell>
          <table:table-cell table:number-columns-repeated="5"/>
          <table:table-cell table:formula="of:=COM.MICROSOFT.NORM.INV(RAND();[.$S$28];[.$S$30])" office:value-type="float" office:value="74087.4758826494" calcext:value-type="float">
            <text:p>74087,4758826494</text:p>
          </table:table-cell>
          <table:table-cell table:number-columns-repeated="1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formula="of:=18+4*RAND()" office:value-type="float" office:value="20.1416584025137" calcext:value-type="float">
            <text:p>20,1417</text:p>
          </table:table-cell>
          <table:table-cell table:number-columns-repeated="5"/>
          <table:table-cell office:value-type="float" office:value="1877" calcext:value-type="float">
            <text:p>1877</text:p>
          </table:table-cell>
          <table:table-cell table:formula="of:=COM.MICROSOFT.NORM.INV(RAND();80;10)" office:value-type="float" office:value="72.275279219141" calcext:value-type="float">
            <text:p>72,2753</text:p>
          </table:table-cell>
          <table:table-cell table:number-columns-repeated="5"/>
          <table:table-cell office:value-type="float" office:value="1877" calcext:value-type="float">
            <text:p>1877</text:p>
          </table:table-cell>
          <table:table-cell table:formula="of:=4*PI()*PI()*[.I1902]*[.B1902]" office:value-type="float" office:value="57470.4689640023" calcext:value-type="float">
            <text:p>57470,4690</text:p>
          </table:table-cell>
          <table:table-cell table:number-columns-repeated="5"/>
          <table:table-cell table:formula="of:=COM.MICROSOFT.NORM.INV(RAND();[.$S$28];[.$S$30])" office:value-type="float" office:value="62324.9488738164" calcext:value-type="float">
            <text:p>62324,9488738164</text:p>
          </table:table-cell>
          <table:table-cell table:number-columns-repeated="1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formula="of:=18+4*RAND()" office:value-type="float" office:value="20.2114929049276" calcext:value-type="float">
            <text:p>20,2115</text:p>
          </table:table-cell>
          <table:table-cell table:number-columns-repeated="5"/>
          <table:table-cell office:value-type="float" office:value="1878" calcext:value-type="float">
            <text:p>1878</text:p>
          </table:table-cell>
          <table:table-cell table:formula="of:=COM.MICROSOFT.NORM.INV(RAND();80;10)" office:value-type="float" office:value="77.8838872160166" calcext:value-type="float">
            <text:p>77,8839</text:p>
          </table:table-cell>
          <table:table-cell table:number-columns-repeated="5"/>
          <table:table-cell office:value-type="float" office:value="1878" calcext:value-type="float">
            <text:p>1878</text:p>
          </table:table-cell>
          <table:table-cell table:formula="of:=4*PI()*PI()*[.I1903]*[.B1903]" office:value-type="float" office:value="62144.9366178517" calcext:value-type="float">
            <text:p>62144,9366</text:p>
          </table:table-cell>
          <table:table-cell table:number-columns-repeated="5"/>
          <table:table-cell table:formula="of:=COM.MICROSOFT.NORM.INV(RAND();[.$S$28];[.$S$30])" office:value-type="float" office:value="73634.5688114499" calcext:value-type="float">
            <text:p>73634,5688114499</text:p>
          </table:table-cell>
          <table:table-cell table:number-columns-repeated="1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18+4*RAND()" office:value-type="float" office:value="19.9620519536547" calcext:value-type="float">
            <text:p>19,9621</text:p>
          </table:table-cell>
          <table:table-cell table:number-columns-repeated="5"/>
          <table:table-cell office:value-type="float" office:value="1879" calcext:value-type="float">
            <text:p>1879</text:p>
          </table:table-cell>
          <table:table-cell table:formula="of:=COM.MICROSOFT.NORM.INV(RAND();80;10)" office:value-type="float" office:value="99.7034870162105" calcext:value-type="float">
            <text:p>99,7035</text:p>
          </table:table-cell>
          <table:table-cell table:number-columns-repeated="5"/>
          <table:table-cell office:value-type="float" office:value="1879" calcext:value-type="float">
            <text:p>1879</text:p>
          </table:table-cell>
          <table:table-cell table:formula="of:=4*PI()*PI()*[.I1904]*[.B1904]" office:value-type="float" office:value="78573.3492732898" calcext:value-type="float">
            <text:p>78573,3493</text:p>
          </table:table-cell>
          <table:table-cell table:number-columns-repeated="5"/>
          <table:table-cell table:formula="of:=COM.MICROSOFT.NORM.INV(RAND();[.$S$28];[.$S$30])" office:value-type="float" office:value="50402.9966274663" calcext:value-type="float">
            <text:p>50402,9966274663</text:p>
          </table:table-cell>
          <table:table-cell table:number-columns-repeated="1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18+4*RAND()" office:value-type="float" office:value="21.1263728053309" calcext:value-type="float">
            <text:p>21,1264</text:p>
          </table:table-cell>
          <table:table-cell table:number-columns-repeated="5"/>
          <table:table-cell office:value-type="float" office:value="1880" calcext:value-type="float">
            <text:p>1880</text:p>
          </table:table-cell>
          <table:table-cell table:formula="of:=COM.MICROSOFT.NORM.INV(RAND();80;10)" office:value-type="float" office:value="87.1406349379922" calcext:value-type="float">
            <text:p>87,1406</text:p>
          </table:table-cell>
          <table:table-cell table:number-columns-repeated="5"/>
          <table:table-cell office:value-type="float" office:value="1880" calcext:value-type="float">
            <text:p>1880</text:p>
          </table:table-cell>
          <table:table-cell table:formula="of:=4*PI()*PI()*[.I1905]*[.B1905]" office:value-type="float" office:value="72678.4063909812" calcext:value-type="float">
            <text:p>72678,4064</text:p>
          </table:table-cell>
          <table:table-cell table:number-columns-repeated="5"/>
          <table:table-cell table:formula="of:=COM.MICROSOFT.NORM.INV(RAND();[.$S$28];[.$S$30])" office:value-type="float" office:value="69683.9488413006" calcext:value-type="float">
            <text:p>69683,9488413006</text:p>
          </table:table-cell>
          <table:table-cell table:number-columns-repeated="1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18+4*RAND()" office:value-type="float" office:value="18.9959333292209" calcext:value-type="float">
            <text:p>18,9959</text:p>
          </table:table-cell>
          <table:table-cell table:number-columns-repeated="5"/>
          <table:table-cell office:value-type="float" office:value="1881" calcext:value-type="float">
            <text:p>1881</text:p>
          </table:table-cell>
          <table:table-cell table:formula="of:=COM.MICROSOFT.NORM.INV(RAND();80;10)" office:value-type="float" office:value="60.6928593081838" calcext:value-type="float">
            <text:p>60,6929</text:p>
          </table:table-cell>
          <table:table-cell table:number-columns-repeated="5"/>
          <table:table-cell office:value-type="float" office:value="1881" calcext:value-type="float">
            <text:p>1881</text:p>
          </table:table-cell>
          <table:table-cell table:formula="of:=4*PI()*PI()*[.I1906]*[.B1906]" office:value-type="float" office:value="45515.3588828106" calcext:value-type="float">
            <text:p>45515,3589</text:p>
          </table:table-cell>
          <table:table-cell table:number-columns-repeated="5"/>
          <table:table-cell table:formula="of:=COM.MICROSOFT.NORM.INV(RAND();[.$S$28];[.$S$30])" office:value-type="float" office:value="65708.8302699516" calcext:value-type="float">
            <text:p>65708,8302699516</text:p>
          </table:table-cell>
          <table:table-cell table:number-columns-repeated="1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formula="of:=18+4*RAND()" office:value-type="float" office:value="18.8220953303389" calcext:value-type="float">
            <text:p>18,8221</text:p>
          </table:table-cell>
          <table:table-cell table:number-columns-repeated="5"/>
          <table:table-cell office:value-type="float" office:value="1882" calcext:value-type="float">
            <text:p>1882</text:p>
          </table:table-cell>
          <table:table-cell table:formula="of:=COM.MICROSOFT.NORM.INV(RAND();80;10)" office:value-type="float" office:value="65.953888100045" calcext:value-type="float">
            <text:p>65,9539</text:p>
          </table:table-cell>
          <table:table-cell table:number-columns-repeated="5"/>
          <table:table-cell office:value-type="float" office:value="1882" calcext:value-type="float">
            <text:p>1882</text:p>
          </table:table-cell>
          <table:table-cell table:formula="of:=4*PI()*PI()*[.I1907]*[.B1907]" office:value-type="float" office:value="49008.1274063138" calcext:value-type="float">
            <text:p>49008,1274</text:p>
          </table:table-cell>
          <table:table-cell table:number-columns-repeated="5"/>
          <table:table-cell table:formula="of:=COM.MICROSOFT.NORM.INV(RAND();[.$S$28];[.$S$30])" office:value-type="float" office:value="71636.6938950374" calcext:value-type="float">
            <text:p>71636,6938950374</text:p>
          </table:table-cell>
          <table:table-cell table:number-columns-repeated="1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formula="of:=18+4*RAND()" office:value-type="float" office:value="20.518364792224" calcext:value-type="float">
            <text:p>20,5184</text:p>
          </table:table-cell>
          <table:table-cell table:number-columns-repeated="5"/>
          <table:table-cell office:value-type="float" office:value="1883" calcext:value-type="float">
            <text:p>1883</text:p>
          </table:table-cell>
          <table:table-cell table:formula="of:=COM.MICROSOFT.NORM.INV(RAND();80;10)" office:value-type="float" office:value="74.3859197349653" calcext:value-type="float">
            <text:p>74,3859</text:p>
          </table:table-cell>
          <table:table-cell table:number-columns-repeated="5"/>
          <table:table-cell office:value-type="float" office:value="1883" calcext:value-type="float">
            <text:p>1883</text:p>
          </table:table-cell>
          <table:table-cell table:formula="of:=4*PI()*PI()*[.I1908]*[.B1908]" office:value-type="float" office:value="60255.0180193256" calcext:value-type="float">
            <text:p>60255,0180</text:p>
          </table:table-cell>
          <table:table-cell table:number-columns-repeated="5"/>
          <table:table-cell table:formula="of:=COM.MICROSOFT.NORM.INV(RAND();[.$S$28];[.$S$30])" office:value-type="float" office:value="66882.9166498856" calcext:value-type="float">
            <text:p>66882,9166498856</text:p>
          </table:table-cell>
          <table:table-cell table:number-columns-repeated="1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formula="of:=18+4*RAND()" office:value-type="float" office:value="20.4571821945719" calcext:value-type="float">
            <text:p>20,4572</text:p>
          </table:table-cell>
          <table:table-cell table:number-columns-repeated="5"/>
          <table:table-cell office:value-type="float" office:value="1884" calcext:value-type="float">
            <text:p>1884</text:p>
          </table:table-cell>
          <table:table-cell table:formula="of:=COM.MICROSOFT.NORM.INV(RAND();80;10)" office:value-type="float" office:value="72.1760045587938" calcext:value-type="float">
            <text:p>72,1760</text:p>
          </table:table-cell>
          <table:table-cell table:number-columns-repeated="5"/>
          <table:table-cell office:value-type="float" office:value="1884" calcext:value-type="float">
            <text:p>1884</text:p>
          </table:table-cell>
          <table:table-cell table:formula="of:=4*PI()*PI()*[.I1909]*[.B1909]" office:value-type="float" office:value="58290.5813871099" calcext:value-type="float">
            <text:p>58290,5814</text:p>
          </table:table-cell>
          <table:table-cell table:number-columns-repeated="5"/>
          <table:table-cell table:formula="of:=COM.MICROSOFT.NORM.INV(RAND();[.$S$28];[.$S$30])" office:value-type="float" office:value="57086.8738489343" calcext:value-type="float">
            <text:p>57086,8738489343</text:p>
          </table:table-cell>
          <table:table-cell table:number-columns-repeated="1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18+4*RAND()" office:value-type="float" office:value="21.9365462563001" calcext:value-type="float">
            <text:p>21,9365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formula="of:=COM.MICROSOFT.NORM.INV(RAND();80;10)" office:value-type="float" office:value="82.1745199655315" calcext:value-type="float">
            <text:p>82,1745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formula="of:=4*PI()*PI()*[.I1910]*[.B1910]" office:value-type="float" office:value="71164.7887840068" calcext:value-type="float">
            <text:p>71164,7888</text:p>
          </table:table-cell>
          <table:table-cell table:number-columns-repeated="5"/>
          <table:table-cell table:formula="of:=COM.MICROSOFT.NORM.INV(RAND();[.$S$28];[.$S$30])" office:value-type="float" office:value="61070.4800990585" calcext:value-type="float">
            <text:p>61070,4800990585</text:p>
          </table:table-cell>
          <table:table-cell table:number-columns-repeated="1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18+4*RAND()" office:value-type="float" office:value="20.5330811138265" calcext:value-type="float">
            <text:p>20,5331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formula="of:=COM.MICROSOFT.NORM.INV(RAND();80;10)" office:value-type="float" office:value="80.4675697830558" calcext:value-type="float">
            <text:p>80,4676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formula="of:=4*PI()*PI()*[.I1911]*[.B1911]" office:value-type="float" office:value="65228.1024754067" calcext:value-type="float">
            <text:p>65228,1025</text:p>
          </table:table-cell>
          <table:table-cell table:number-columns-repeated="5"/>
          <table:table-cell table:formula="of:=COM.MICROSOFT.NORM.INV(RAND();[.$S$28];[.$S$30])" office:value-type="float" office:value="68753.5773076082" calcext:value-type="float">
            <text:p>68753,5773076082</text:p>
          </table:table-cell>
          <table:table-cell table:number-columns-repeated="1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formula="of:=18+4*RAND()" office:value-type="float" office:value="18.4832091187127" calcext:value-type="float">
            <text:p>18,4832</text:p>
          </table:table-cell>
          <table:table-cell table:number-columns-repeated="5"/>
          <table:table-cell office:value-type="float" office:value="1887" calcext:value-type="float">
            <text:p>1887</text:p>
          </table:table-cell>
          <table:table-cell table:formula="of:=COM.MICROSOFT.NORM.INV(RAND();80;10)" office:value-type="float" office:value="69.106360779879" calcext:value-type="float">
            <text:p>69,1064</text:p>
          </table:table-cell>
          <table:table-cell table:number-columns-repeated="5"/>
          <table:table-cell office:value-type="float" office:value="1887" calcext:value-type="float">
            <text:p>1887</text:p>
          </table:table-cell>
          <table:table-cell table:formula="of:=4*PI()*PI()*[.I1912]*[.B1912]" office:value-type="float" office:value="50426.0716983562" calcext:value-type="float">
            <text:p>50426,0717</text:p>
          </table:table-cell>
          <table:table-cell table:number-columns-repeated="5"/>
          <table:table-cell table:formula="of:=COM.MICROSOFT.NORM.INV(RAND();[.$S$28];[.$S$30])" office:value-type="float" office:value="69209.7035888771" calcext:value-type="float">
            <text:p>69209,7035888771</text:p>
          </table:table-cell>
          <table:table-cell table:number-columns-repeated="1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18+4*RAND()" office:value-type="float" office:value="21.1680873273872" calcext:value-type="float">
            <text:p>21,1681</text:p>
          </table:table-cell>
          <table:table-cell table:number-columns-repeated="5"/>
          <table:table-cell office:value-type="float" office:value="1888" calcext:value-type="float">
            <text:p>1888</text:p>
          </table:table-cell>
          <table:table-cell table:formula="of:=COM.MICROSOFT.NORM.INV(RAND();80;10)" office:value-type="float" office:value="87.6489576763253" calcext:value-type="float">
            <text:p>87,6490</text:p>
          </table:table-cell>
          <table:table-cell table:number-columns-repeated="5"/>
          <table:table-cell office:value-type="float" office:value="1888" calcext:value-type="float">
            <text:p>1888</text:p>
          </table:table-cell>
          <table:table-cell table:formula="of:=4*PI()*PI()*[.I1913]*[.B1913]" office:value-type="float" office:value="73246.7080841185" calcext:value-type="float">
            <text:p>73246,7081</text:p>
          </table:table-cell>
          <table:table-cell table:number-columns-repeated="5"/>
          <table:table-cell table:formula="of:=COM.MICROSOFT.NORM.INV(RAND();[.$S$28];[.$S$30])" office:value-type="float" office:value="70575.7132778592" calcext:value-type="float">
            <text:p>70575,7132778592</text:p>
          </table:table-cell>
          <table:table-cell table:number-columns-repeated="1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formula="of:=18+4*RAND()" office:value-type="float" office:value="21.2866195398383" calcext:value-type="float">
            <text:p>21,2866</text:p>
          </table:table-cell>
          <table:table-cell table:number-columns-repeated="5"/>
          <table:table-cell office:value-type="float" office:value="1889" calcext:value-type="float">
            <text:p>1889</text:p>
          </table:table-cell>
          <table:table-cell table:formula="of:=COM.MICROSOFT.NORM.INV(RAND();80;10)" office:value-type="float" office:value="91.5154080272956" calcext:value-type="float">
            <text:p>91,5154</text:p>
          </table:table-cell>
          <table:table-cell table:number-columns-repeated="5"/>
          <table:table-cell office:value-type="float" office:value="1889" calcext:value-type="float">
            <text:p>1889</text:p>
          </table:table-cell>
          <table:table-cell table:formula="of:=4*PI()*PI()*[.I1914]*[.B1914]" office:value-type="float" office:value="76906.0764069517" calcext:value-type="float">
            <text:p>76906,0764</text:p>
          </table:table-cell>
          <table:table-cell table:number-columns-repeated="5"/>
          <table:table-cell table:formula="of:=COM.MICROSOFT.NORM.INV(RAND();[.$S$28];[.$S$30])" office:value-type="float" office:value="63239.5874921801" calcext:value-type="float">
            <text:p>63239,5874921801</text:p>
          </table:table-cell>
          <table:table-cell table:number-columns-repeated="1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18+4*RAND()" office:value-type="float" office:value="21.6547191035934" calcext:value-type="float">
            <text:p>21,6547</text:p>
          </table:table-cell>
          <table:table-cell table:number-columns-repeated="5"/>
          <table:table-cell office:value-type="float" office:value="1890" calcext:value-type="float">
            <text:p>1890</text:p>
          </table:table-cell>
          <table:table-cell table:formula="of:=COM.MICROSOFT.NORM.INV(RAND();80;10)" office:value-type="float" office:value="94.1197884451932" calcext:value-type="float">
            <text:p>94,1198</text:p>
          </table:table-cell>
          <table:table-cell table:number-columns-repeated="5"/>
          <table:table-cell office:value-type="float" office:value="1890" calcext:value-type="float">
            <text:p>1890</text:p>
          </table:table-cell>
          <table:table-cell table:formula="of:=4*PI()*PI()*[.I1915]*[.B1915]" office:value-type="float" office:value="80462.4465527322" calcext:value-type="float">
            <text:p>80462,4466</text:p>
          </table:table-cell>
          <table:table-cell table:number-columns-repeated="5"/>
          <table:table-cell table:formula="of:=COM.MICROSOFT.NORM.INV(RAND();[.$S$28];[.$S$30])" office:value-type="float" office:value="75811.8495131509" calcext:value-type="float">
            <text:p>75811,8495131509</text:p>
          </table:table-cell>
          <table:table-cell table:number-columns-repeated="1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18+4*RAND()" office:value-type="float" office:value="18.9199279504828" calcext:value-type="float">
            <text:p>18,9199</text:p>
          </table:table-cell>
          <table:table-cell table:number-columns-repeated="5"/>
          <table:table-cell office:value-type="float" office:value="1891" calcext:value-type="float">
            <text:p>1891</text:p>
          </table:table-cell>
          <table:table-cell table:formula="of:=COM.MICROSOFT.NORM.INV(RAND();80;10)" office:value-type="float" office:value="67.4226443167466" calcext:value-type="float">
            <text:p>67,4226</text:p>
          </table:table-cell>
          <table:table-cell table:number-columns-repeated="5"/>
          <table:table-cell office:value-type="float" office:value="1891" calcext:value-type="float">
            <text:p>1891</text:p>
          </table:table-cell>
          <table:table-cell table:formula="of:=4*PI()*PI()*[.I1916]*[.B1916]" office:value-type="float" office:value="50359.9159365068" calcext:value-type="float">
            <text:p>50359,9159</text:p>
          </table:table-cell>
          <table:table-cell table:number-columns-repeated="5"/>
          <table:table-cell table:formula="of:=COM.MICROSOFT.NORM.INV(RAND();[.$S$28];[.$S$30])" office:value-type="float" office:value="70534.205091591" calcext:value-type="float">
            <text:p>70534,205091591</text:p>
          </table:table-cell>
          <table:table-cell table:number-columns-repeated="1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18+4*RAND()" office:value-type="float" office:value="18.4350573434494" calcext:value-type="float">
            <text:p>18,4351</text:p>
          </table:table-cell>
          <table:table-cell table:number-columns-repeated="5"/>
          <table:table-cell office:value-type="float" office:value="1892" calcext:value-type="float">
            <text:p>1892</text:p>
          </table:table-cell>
          <table:table-cell table:formula="of:=COM.MICROSOFT.NORM.INV(RAND();80;10)" office:value-type="float" office:value="97.0912203352517" calcext:value-type="float">
            <text:p>97,0912</text:p>
          </table:table-cell>
          <table:table-cell table:number-columns-repeated="5"/>
          <table:table-cell office:value-type="float" office:value="1892" calcext:value-type="float">
            <text:p>1892</text:p>
          </table:table-cell>
          <table:table-cell table:formula="of:=4*PI()*PI()*[.I1917]*[.B1917]" office:value-type="float" office:value="70661.7175237157" calcext:value-type="float">
            <text:p>70661,7175</text:p>
          </table:table-cell>
          <table:table-cell table:number-columns-repeated="5"/>
          <table:table-cell table:formula="of:=COM.MICROSOFT.NORM.INV(RAND();[.$S$28];[.$S$30])" office:value-type="float" office:value="73284.1885774544" calcext:value-type="float">
            <text:p>73284,1885774544</text:p>
          </table:table-cell>
          <table:table-cell table:number-columns-repeated="1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18+4*RAND()" office:value-type="float" office:value="19.1845658491366" calcext:value-type="float">
            <text:p>19,1846</text:p>
          </table:table-cell>
          <table:table-cell table:number-columns-repeated="5"/>
          <table:table-cell office:value-type="float" office:value="1893" calcext:value-type="float">
            <text:p>1893</text:p>
          </table:table-cell>
          <table:table-cell table:formula="of:=COM.MICROSOFT.NORM.INV(RAND();80;10)" office:value-type="float" office:value="94.7390346465833" calcext:value-type="float">
            <text:p>94,7390</text:p>
          </table:table-cell>
          <table:table-cell table:number-columns-repeated="5"/>
          <table:table-cell office:value-type="float" office:value="1893" calcext:value-type="float">
            <text:p>1893</text:p>
          </table:table-cell>
          <table:table-cell table:formula="of:=4*PI()*PI()*[.I1918]*[.B1918]" office:value-type="float" office:value="71753.0997299381" calcext:value-type="float">
            <text:p>71753,0997</text:p>
          </table:table-cell>
          <table:table-cell table:number-columns-repeated="5"/>
          <table:table-cell table:formula="of:=COM.MICROSOFT.NORM.INV(RAND();[.$S$28];[.$S$30])" office:value-type="float" office:value="58391.5231979101" calcext:value-type="float">
            <text:p>58391,5231979101</text:p>
          </table:table-cell>
          <table:table-cell table:number-columns-repeated="1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formula="of:=18+4*RAND()" office:value-type="float" office:value="20.161878158804" calcext:value-type="float">
            <text:p>20,1619</text:p>
          </table:table-cell>
          <table:table-cell table:number-columns-repeated="5"/>
          <table:table-cell office:value-type="float" office:value="1894" calcext:value-type="float">
            <text:p>1894</text:p>
          </table:table-cell>
          <table:table-cell table:formula="of:=COM.MICROSOFT.NORM.INV(RAND();80;10)" office:value-type="float" office:value="78.384930961473" calcext:value-type="float">
            <text:p>78,3849</text:p>
          </table:table-cell>
          <table:table-cell table:number-columns-repeated="5"/>
          <table:table-cell office:value-type="float" office:value="1894" calcext:value-type="float">
            <text:p>1894</text:p>
          </table:table-cell>
          <table:table-cell table:formula="of:=4*PI()*PI()*[.I1919]*[.B1919]" office:value-type="float" office:value="62391.1948407641" calcext:value-type="float">
            <text:p>62391,1948</text:p>
          </table:table-cell>
          <table:table-cell table:number-columns-repeated="5"/>
          <table:table-cell table:formula="of:=COM.MICROSOFT.NORM.INV(RAND();[.$S$28];[.$S$30])" office:value-type="float" office:value="68089.0411711357" calcext:value-type="float">
            <text:p>68089,0411711357</text:p>
          </table:table-cell>
          <table:table-cell table:number-columns-repeated="1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formula="of:=18+4*RAND()" office:value-type="float" office:value="21.4904446327128" calcext:value-type="float">
            <text:p>21,4904</text:p>
          </table:table-cell>
          <table:table-cell table:number-columns-repeated="5"/>
          <table:table-cell office:value-type="float" office:value="1895" calcext:value-type="float">
            <text:p>1895</text:p>
          </table:table-cell>
          <table:table-cell table:formula="of:=COM.MICROSOFT.NORM.INV(RAND();80;10)" office:value-type="float" office:value="76.2832486222009" calcext:value-type="float">
            <text:p>76,2832</text:p>
          </table:table-cell>
          <table:table-cell table:number-columns-repeated="5"/>
          <table:table-cell office:value-type="float" office:value="1895" calcext:value-type="float">
            <text:p>1895</text:p>
          </table:table-cell>
          <table:table-cell table:formula="of:=4*PI()*PI()*[.I1920]*[.B1920]" office:value-type="float" office:value="64719.3754350833" calcext:value-type="float">
            <text:p>64719,3754</text:p>
          </table:table-cell>
          <table:table-cell table:number-columns-repeated="5"/>
          <table:table-cell table:formula="of:=COM.MICROSOFT.NORM.INV(RAND();[.$S$28];[.$S$30])" office:value-type="float" office:value="56556.1045732456" calcext:value-type="float">
            <text:p>56556,1045732456</text:p>
          </table:table-cell>
          <table:table-cell table:number-columns-repeated="1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18+4*RAND()" office:value-type="float" office:value="21.4732281924225" calcext:value-type="float">
            <text:p>21,4732</text:p>
          </table:table-cell>
          <table:table-cell table:number-columns-repeated="5"/>
          <table:table-cell office:value-type="float" office:value="1896" calcext:value-type="float">
            <text:p>1896</text:p>
          </table:table-cell>
          <table:table-cell table:formula="of:=COM.MICROSOFT.NORM.INV(RAND();80;10)" office:value-type="float" office:value="73.1988597605209" calcext:value-type="float">
            <text:p>73,1989</text:p>
          </table:table-cell>
          <table:table-cell table:number-columns-repeated="5"/>
          <table:table-cell office:value-type="float" office:value="1896" calcext:value-type="float">
            <text:p>1896</text:p>
          </table:table-cell>
          <table:table-cell table:formula="of:=4*PI()*PI()*[.I1921]*[.B1921]" office:value-type="float" office:value="62052.8013020964" calcext:value-type="float">
            <text:p>62052,8013</text:p>
          </table:table-cell>
          <table:table-cell table:number-columns-repeated="5"/>
          <table:table-cell table:formula="of:=COM.MICROSOFT.NORM.INV(RAND();[.$S$28];[.$S$30])" office:value-type="float" office:value="66251.3824407702" calcext:value-type="float">
            <text:p>66251,3824407702</text:p>
          </table:table-cell>
          <table:table-cell table:number-columns-repeated="1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formula="of:=18+4*RAND()" office:value-type="float" office:value="18.7928163926117" calcext:value-type="float">
            <text:p>18,7928</text:p>
          </table:table-cell>
          <table:table-cell table:number-columns-repeated="5"/>
          <table:table-cell office:value-type="float" office:value="1897" calcext:value-type="float">
            <text:p>1897</text:p>
          </table:table-cell>
          <table:table-cell table:formula="of:=COM.MICROSOFT.NORM.INV(RAND();80;10)" office:value-type="float" office:value="83.6541826235712" calcext:value-type="float">
            <text:p>83,6542</text:p>
          </table:table-cell>
          <table:table-cell table:number-columns-repeated="5"/>
          <table:table-cell office:value-type="float" office:value="1897" calcext:value-type="float">
            <text:p>1897</text:p>
          </table:table-cell>
          <table:table-cell table:formula="of:=4*PI()*PI()*[.I1922]*[.B1922]" office:value-type="float" office:value="62063.92929906" calcext:value-type="float">
            <text:p>62063,9293</text:p>
          </table:table-cell>
          <table:table-cell table:number-columns-repeated="5"/>
          <table:table-cell table:formula="of:=COM.MICROSOFT.NORM.INV(RAND();[.$S$28];[.$S$30])" office:value-type="float" office:value="61698.8233595592" calcext:value-type="float">
            <text:p>61698,8233595592</text:p>
          </table:table-cell>
          <table:table-cell table:number-columns-repeated="1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18+4*RAND()" office:value-type="float" office:value="19.5053060264327" calcext:value-type="float">
            <text:p>19,5053</text:p>
          </table:table-cell>
          <table:table-cell table:number-columns-repeated="5"/>
          <table:table-cell office:value-type="float" office:value="1898" calcext:value-type="float">
            <text:p>1898</text:p>
          </table:table-cell>
          <table:table-cell table:formula="of:=COM.MICROSOFT.NORM.INV(RAND();80;10)" office:value-type="float" office:value="77.5799804929787" calcext:value-type="float">
            <text:p>77,5800</text:p>
          </table:table-cell>
          <table:table-cell table:number-columns-repeated="5"/>
          <table:table-cell office:value-type="float" office:value="1898" calcext:value-type="float">
            <text:p>1898</text:p>
          </table:table-cell>
          <table:table-cell table:formula="of:=4*PI()*PI()*[.I1923]*[.B1923]" office:value-type="float" office:value="59739.5808711384" calcext:value-type="float">
            <text:p>59739,5809</text:p>
          </table:table-cell>
          <table:table-cell table:number-columns-repeated="5"/>
          <table:table-cell table:formula="of:=COM.MICROSOFT.NORM.INV(RAND();[.$S$28];[.$S$30])" office:value-type="float" office:value="69951.3567008295" calcext:value-type="float">
            <text:p>69951,3567008295</text:p>
          </table:table-cell>
          <table:table-cell table:number-columns-repeated="1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18+4*RAND()" office:value-type="float" office:value="19.8310422156937" calcext:value-type="float">
            <text:p>19,8310</text:p>
          </table:table-cell>
          <table:table-cell table:number-columns-repeated="5"/>
          <table:table-cell office:value-type="float" office:value="1899" calcext:value-type="float">
            <text:p>1899</text:p>
          </table:table-cell>
          <table:table-cell table:formula="of:=COM.MICROSOFT.NORM.INV(RAND();80;10)" office:value-type="float" office:value="76.4567694396221" calcext:value-type="float">
            <text:p>76,4568</text:p>
          </table:table-cell>
          <table:table-cell table:number-columns-repeated="5"/>
          <table:table-cell office:value-type="float" office:value="1899" calcext:value-type="float">
            <text:p>1899</text:p>
          </table:table-cell>
          <table:table-cell table:formula="of:=4*PI()*PI()*[.I1924]*[.B1924]" office:value-type="float" office:value="59857.8645818009" calcext:value-type="float">
            <text:p>59857,8646</text:p>
          </table:table-cell>
          <table:table-cell table:number-columns-repeated="5"/>
          <table:table-cell table:formula="of:=COM.MICROSOFT.NORM.INV(RAND();[.$S$28];[.$S$30])" office:value-type="float" office:value="39727.5147724337" calcext:value-type="float">
            <text:p>39727,5147724337</text:p>
          </table:table-cell>
          <table:table-cell table:number-columns-repeated="1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18+4*RAND()" office:value-type="float" office:value="19.4106487170793" calcext:value-type="float">
            <text:p>19,4106</text:p>
          </table:table-cell>
          <table:table-cell table:number-columns-repeated="5"/>
          <table:table-cell office:value-type="float" office:value="1900" calcext:value-type="float">
            <text:p>1900</text:p>
          </table:table-cell>
          <table:table-cell table:formula="of:=COM.MICROSOFT.NORM.INV(RAND();80;10)" office:value-type="float" office:value="72.9424394263605" calcext:value-type="float">
            <text:p>72,9424</text:p>
          </table:table-cell>
          <table:table-cell table:number-columns-repeated="5"/>
          <table:table-cell office:value-type="float" office:value="1900" calcext:value-type="float">
            <text:p>1900</text:p>
          </table:table-cell>
          <table:table-cell table:formula="of:=4*PI()*PI()*[.I1925]*[.B1925]" office:value-type="float" office:value="55895.9150445729" calcext:value-type="float">
            <text:p>55895,9150</text:p>
          </table:table-cell>
          <table:table-cell table:number-columns-repeated="5"/>
          <table:table-cell table:formula="of:=COM.MICROSOFT.NORM.INV(RAND();[.$S$28];[.$S$30])" office:value-type="float" office:value="68664.5099819237" calcext:value-type="float">
            <text:p>68664,5099819237</text:p>
          </table:table-cell>
          <table:table-cell table:number-columns-repeated="1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18+4*RAND()" office:value-type="float" office:value="20.9652076982893" calcext:value-type="float">
            <text:p>20,9652</text:p>
          </table:table-cell>
          <table:table-cell table:number-columns-repeated="5"/>
          <table:table-cell office:value-type="float" office:value="1901" calcext:value-type="float">
            <text:p>1901</text:p>
          </table:table-cell>
          <table:table-cell table:formula="of:=COM.MICROSOFT.NORM.INV(RAND();80;10)" office:value-type="float" office:value="85.1481115819906" calcext:value-type="float">
            <text:p>85,1481</text:p>
          </table:table-cell>
          <table:table-cell table:number-columns-repeated="5"/>
          <table:table-cell office:value-type="float" office:value="1901" calcext:value-type="float">
            <text:p>1901</text:p>
          </table:table-cell>
          <table:table-cell table:formula="of:=4*PI()*PI()*[.I1926]*[.B1926]" office:value-type="float" office:value="70474.812088066" calcext:value-type="float">
            <text:p>70474,8121</text:p>
          </table:table-cell>
          <table:table-cell table:number-columns-repeated="5"/>
          <table:table-cell table:formula="of:=COM.MICROSOFT.NORM.INV(RAND();[.$S$28];[.$S$30])" office:value-type="float" office:value="75451.9117566246" calcext:value-type="float">
            <text:p>75451,9117566246</text:p>
          </table:table-cell>
          <table:table-cell table:number-columns-repeated="1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18+4*RAND()" office:value-type="float" office:value="19.7960101743229" calcext:value-type="float">
            <text:p>19,7960</text:p>
          </table:table-cell>
          <table:table-cell table:number-columns-repeated="5"/>
          <table:table-cell office:value-type="float" office:value="1902" calcext:value-type="float">
            <text:p>1902</text:p>
          </table:table-cell>
          <table:table-cell table:formula="of:=COM.MICROSOFT.NORM.INV(RAND();80;10)" office:value-type="float" office:value="69.7312442255481" calcext:value-type="float">
            <text:p>69,7312</text:p>
          </table:table-cell>
          <table:table-cell table:number-columns-repeated="5"/>
          <table:table-cell office:value-type="float" office:value="1902" calcext:value-type="float">
            <text:p>1902</text:p>
          </table:table-cell>
          <table:table-cell table:formula="of:=4*PI()*PI()*[.I1927]*[.B1927]" office:value-type="float" office:value="54496.0242481942" calcext:value-type="float">
            <text:p>54496,0242</text:p>
          </table:table-cell>
          <table:table-cell table:number-columns-repeated="5"/>
          <table:table-cell table:formula="of:=COM.MICROSOFT.NORM.INV(RAND();[.$S$28];[.$S$30])" office:value-type="float" office:value="65350.8924838344" calcext:value-type="float">
            <text:p>65350,8924838344</text:p>
          </table:table-cell>
          <table:table-cell table:number-columns-repeated="1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formula="of:=18+4*RAND()" office:value-type="float" office:value="18.3610058580525" calcext:value-type="float">
            <text:p>18,3610</text:p>
          </table:table-cell>
          <table:table-cell table:number-columns-repeated="5"/>
          <table:table-cell office:value-type="float" office:value="1903" calcext:value-type="float">
            <text:p>1903</text:p>
          </table:table-cell>
          <table:table-cell table:formula="of:=COM.MICROSOFT.NORM.INV(RAND();80;10)" office:value-type="float" office:value="78.3754156150146" calcext:value-type="float">
            <text:p>78,3754</text:p>
          </table:table-cell>
          <table:table-cell table:number-columns-repeated="5"/>
          <table:table-cell office:value-type="float" office:value="1903" calcext:value-type="float">
            <text:p>1903</text:p>
          </table:table-cell>
          <table:table-cell table:formula="of:=4*PI()*PI()*[.I1928]*[.B1928]" office:value-type="float" office:value="56811.4746986934" calcext:value-type="float">
            <text:p>56811,4747</text:p>
          </table:table-cell>
          <table:table-cell table:number-columns-repeated="5"/>
          <table:table-cell table:formula="of:=COM.MICROSOFT.NORM.INV(RAND();[.$S$28];[.$S$30])" office:value-type="float" office:value="62953.0353392781" calcext:value-type="float">
            <text:p>62953,0353392781</text:p>
          </table:table-cell>
          <table:table-cell table:number-columns-repeated="1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18+4*RAND()" office:value-type="float" office:value="21.8180817165412" calcext:value-type="float">
            <text:p>21,8181</text:p>
          </table:table-cell>
          <table:table-cell table:number-columns-repeated="5"/>
          <table:table-cell office:value-type="float" office:value="1904" calcext:value-type="float">
            <text:p>1904</text:p>
          </table:table-cell>
          <table:table-cell table:formula="of:=COM.MICROSOFT.NORM.INV(RAND();80;10)" office:value-type="float" office:value="68.8154909348813" calcext:value-type="float">
            <text:p>68,8155</text:p>
          </table:table-cell>
          <table:table-cell table:number-columns-repeated="5"/>
          <table:table-cell office:value-type="float" office:value="1904" calcext:value-type="float">
            <text:p>1904</text:p>
          </table:table-cell>
          <table:table-cell table:formula="of:=4*PI()*PI()*[.I1929]*[.B1929]" office:value-type="float" office:value="59273.7648972258" calcext:value-type="float">
            <text:p>59273,7649</text:p>
          </table:table-cell>
          <table:table-cell table:number-columns-repeated="5"/>
          <table:table-cell table:formula="of:=COM.MICROSOFT.NORM.INV(RAND();[.$S$28];[.$S$30])" office:value-type="float" office:value="62175.5366017078" calcext:value-type="float">
            <text:p>62175,5366017078</text:p>
          </table:table-cell>
          <table:table-cell table:number-columns-repeated="1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formula="of:=18+4*RAND()" office:value-type="float" office:value="18.6035393555649" calcext:value-type="float">
            <text:p>18,6035</text:p>
          </table:table-cell>
          <table:table-cell table:number-columns-repeated="5"/>
          <table:table-cell office:value-type="float" office:value="1905" calcext:value-type="float">
            <text:p>1905</text:p>
          </table:table-cell>
          <table:table-cell table:formula="of:=COM.MICROSOFT.NORM.INV(RAND();80;10)" office:value-type="float" office:value="55.8396544415424" calcext:value-type="float">
            <text:p>55,8397</text:p>
          </table:table-cell>
          <table:table-cell table:number-columns-repeated="5"/>
          <table:table-cell office:value-type="float" office:value="1905" calcext:value-type="float">
            <text:p>1905</text:p>
          </table:table-cell>
          <table:table-cell table:formula="of:=4*PI()*PI()*[.I1930]*[.B1930]" office:value-type="float" office:value="41010.7806348326" calcext:value-type="float">
            <text:p>41010,7806</text:p>
          </table:table-cell>
          <table:table-cell table:number-columns-repeated="5"/>
          <table:table-cell table:formula="of:=COM.MICROSOFT.NORM.INV(RAND();[.$S$28];[.$S$30])" office:value-type="float" office:value="55412.3407833897" calcext:value-type="float">
            <text:p>55412,3407833897</text:p>
          </table:table-cell>
          <table:table-cell table:number-columns-repeated="1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18+4*RAND()" office:value-type="float" office:value="19.3288265489973" calcext:value-type="float">
            <text:p>19,3288</text:p>
          </table:table-cell>
          <table:table-cell table:number-columns-repeated="5"/>
          <table:table-cell office:value-type="float" office:value="1906" calcext:value-type="float">
            <text:p>1906</text:p>
          </table:table-cell>
          <table:table-cell table:formula="of:=COM.MICROSOFT.NORM.INV(RAND();80;10)" office:value-type="float" office:value="70.2399723954189" calcext:value-type="float">
            <text:p>70,2400</text:p>
          </table:table-cell>
          <table:table-cell table:number-columns-repeated="5"/>
          <table:table-cell office:value-type="float" office:value="1906" calcext:value-type="float">
            <text:p>1906</text:p>
          </table:table-cell>
          <table:table-cell table:formula="of:=4*PI()*PI()*[.I1931]*[.B1931]" office:value-type="float" office:value="53598.1201336896" calcext:value-type="float">
            <text:p>53598,1201</text:p>
          </table:table-cell>
          <table:table-cell table:number-columns-repeated="5"/>
          <table:table-cell table:formula="of:=COM.MICROSOFT.NORM.INV(RAND();[.$S$28];[.$S$30])" office:value-type="float" office:value="64850.1108544008" calcext:value-type="float">
            <text:p>64850,1108544008</text:p>
          </table:table-cell>
          <table:table-cell table:number-columns-repeated="1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18+4*RAND()" office:value-type="float" office:value="18.5226382710971" calcext:value-type="float">
            <text:p>18,5226</text:p>
          </table:table-cell>
          <table:table-cell table:number-columns-repeated="5"/>
          <table:table-cell office:value-type="float" office:value="1907" calcext:value-type="float">
            <text:p>1907</text:p>
          </table:table-cell>
          <table:table-cell table:formula="of:=COM.MICROSOFT.NORM.INV(RAND();80;10)" office:value-type="float" office:value="67.8284638640811" calcext:value-type="float">
            <text:p>67,8285</text:p>
          </table:table-cell>
          <table:table-cell table:number-columns-repeated="5"/>
          <table:table-cell office:value-type="float" office:value="1907" calcext:value-type="float">
            <text:p>1907</text:p>
          </table:table-cell>
          <table:table-cell table:formula="of:=4*PI()*PI()*[.I1932]*[.B1932]" office:value-type="float" office:value="49599.1876712966" calcext:value-type="float">
            <text:p>49599,1877</text:p>
          </table:table-cell>
          <table:table-cell table:number-columns-repeated="5"/>
          <table:table-cell table:formula="of:=COM.MICROSOFT.NORM.INV(RAND();[.$S$28];[.$S$30])" office:value-type="float" office:value="59780.7705989432" calcext:value-type="float">
            <text:p>59780,7705989432</text:p>
          </table:table-cell>
          <table:table-cell table:number-columns-repeated="1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18+4*RAND()" office:value-type="float" office:value="20.154504864011" calcext:value-type="float">
            <text:p>20,1545</text:p>
          </table:table-cell>
          <table:table-cell table:number-columns-repeated="5"/>
          <table:table-cell office:value-type="float" office:value="1908" calcext:value-type="float">
            <text:p>1908</text:p>
          </table:table-cell>
          <table:table-cell table:formula="of:=COM.MICROSOFT.NORM.INV(RAND();80;10)" office:value-type="float" office:value="72.9378580830449" calcext:value-type="float">
            <text:p>72,9379</text:p>
          </table:table-cell>
          <table:table-cell table:number-columns-repeated="5"/>
          <table:table-cell office:value-type="float" office:value="1908" calcext:value-type="float">
            <text:p>1908</text:p>
          </table:table-cell>
          <table:table-cell table:formula="of:=4*PI()*PI()*[.I1933]*[.B1933]" office:value-type="float" office:value="58034.3167207537" calcext:value-type="float">
            <text:p>58034,3167</text:p>
          </table:table-cell>
          <table:table-cell table:number-columns-repeated="5"/>
          <table:table-cell table:formula="of:=COM.MICROSOFT.NORM.INV(RAND();[.$S$28];[.$S$30])" office:value-type="float" office:value="64570.3674533676" calcext:value-type="float">
            <text:p>64570,3674533676</text:p>
          </table:table-cell>
          <table:table-cell table:number-columns-repeated="1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18+4*RAND()" office:value-type="float" office:value="21.1551134041511" calcext:value-type="float">
            <text:p>21,1551</text:p>
          </table:table-cell>
          <table:table-cell table:number-columns-repeated="5"/>
          <table:table-cell office:value-type="float" office:value="1909" calcext:value-type="float">
            <text:p>1909</text:p>
          </table:table-cell>
          <table:table-cell table:formula="of:=COM.MICROSOFT.NORM.INV(RAND();80;10)" office:value-type="float" office:value="81.3508828305847" calcext:value-type="float">
            <text:p>81,3509</text:p>
          </table:table-cell>
          <table:table-cell table:number-columns-repeated="5"/>
          <table:table-cell office:value-type="float" office:value="1909" calcext:value-type="float">
            <text:p>1909</text:p>
          </table:table-cell>
          <table:table-cell table:formula="of:=4*PI()*PI()*[.I1934]*[.B1934]" office:value-type="float" office:value="67941.8494708425" calcext:value-type="float">
            <text:p>67941,8495</text:p>
          </table:table-cell>
          <table:table-cell table:number-columns-repeated="5"/>
          <table:table-cell table:formula="of:=COM.MICROSOFT.NORM.INV(RAND();[.$S$28];[.$S$30])" office:value-type="float" office:value="75635.9139157424" calcext:value-type="float">
            <text:p>75635,9139157424</text:p>
          </table:table-cell>
          <table:table-cell table:number-columns-repeated="1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18+4*RAND()" office:value-type="float" office:value="19.4088973463513" calcext:value-type="float">
            <text:p>19,4089</text:p>
          </table:table-cell>
          <table:table-cell table:number-columns-repeated="5"/>
          <table:table-cell office:value-type="float" office:value="1910" calcext:value-type="float">
            <text:p>1910</text:p>
          </table:table-cell>
          <table:table-cell table:formula="of:=COM.MICROSOFT.NORM.INV(RAND();80;10)" office:value-type="float" office:value="68.4086825825213" calcext:value-type="float">
            <text:p>68,4087</text:p>
          </table:table-cell>
          <table:table-cell table:number-columns-repeated="5"/>
          <table:table-cell office:value-type="float" office:value="1910" calcext:value-type="float">
            <text:p>1910</text:p>
          </table:table-cell>
          <table:table-cell table:formula="of:=4*PI()*PI()*[.I1935]*[.B1935]" office:value-type="float" office:value="52416.9596174548" calcext:value-type="float">
            <text:p>52416,9596</text:p>
          </table:table-cell>
          <table:table-cell table:number-columns-repeated="5"/>
          <table:table-cell table:formula="of:=COM.MICROSOFT.NORM.INV(RAND();[.$S$28];[.$S$30])" office:value-type="float" office:value="80821.0238878452" calcext:value-type="float">
            <text:p>80821,0238878452</text:p>
          </table:table-cell>
          <table:table-cell table:number-columns-repeated="1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18+4*RAND()" office:value-type="float" office:value="21.4595807124861" calcext:value-type="float">
            <text:p>21,4596</text:p>
          </table:table-cell>
          <table:table-cell table:number-columns-repeated="5"/>
          <table:table-cell office:value-type="float" office:value="1911" calcext:value-type="float">
            <text:p>1911</text:p>
          </table:table-cell>
          <table:table-cell table:formula="of:=COM.MICROSOFT.NORM.INV(RAND();80;10)" office:value-type="float" office:value="82.7626261842408" calcext:value-type="float">
            <text:p>82,7626</text:p>
          </table:table-cell>
          <table:table-cell table:number-columns-repeated="5"/>
          <table:table-cell office:value-type="float" office:value="1911" calcext:value-type="float">
            <text:p>1911</text:p>
          </table:table-cell>
          <table:table-cell table:formula="of:=4*PI()*PI()*[.I1936]*[.B1936]" office:value-type="float" office:value="70115.6931939312" calcext:value-type="float">
            <text:p>70115,6932</text:p>
          </table:table-cell>
          <table:table-cell table:number-columns-repeated="5"/>
          <table:table-cell table:formula="of:=COM.MICROSOFT.NORM.INV(RAND();[.$S$28];[.$S$30])" office:value-type="float" office:value="61732.8754558115" calcext:value-type="float">
            <text:p>61732,8754558115</text:p>
          </table:table-cell>
          <table:table-cell table:number-columns-repeated="1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18+4*RAND()" office:value-type="float" office:value="20.6082615000196" calcext:value-type="float">
            <text:p>20,6083</text:p>
          </table:table-cell>
          <table:table-cell table:number-columns-repeated="5"/>
          <table:table-cell office:value-type="float" office:value="1912" calcext:value-type="float">
            <text:p>1912</text:p>
          </table:table-cell>
          <table:table-cell table:formula="of:=COM.MICROSOFT.NORM.INV(RAND();80;10)" office:value-type="float" office:value="88.2676591116543" calcext:value-type="float">
            <text:p>88,2677</text:p>
          </table:table-cell>
          <table:table-cell table:number-columns-repeated="5"/>
          <table:table-cell office:value-type="float" office:value="1912" calcext:value-type="float">
            <text:p>1912</text:p>
          </table:table-cell>
          <table:table-cell table:formula="of:=4*PI()*PI()*[.I1937]*[.B1937]" office:value-type="float" office:value="71812.9392324808" calcext:value-type="float">
            <text:p>71812,9392</text:p>
          </table:table-cell>
          <table:table-cell table:number-columns-repeated="5"/>
          <table:table-cell table:formula="of:=COM.MICROSOFT.NORM.INV(RAND();[.$S$28];[.$S$30])" office:value-type="float" office:value="65436.2065834183" calcext:value-type="float">
            <text:p>65436,2065834183</text:p>
          </table:table-cell>
          <table:table-cell table:number-columns-repeated="1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18+4*RAND()" office:value-type="float" office:value="21.4729910003953" calcext:value-type="float">
            <text:p>21,4730</text:p>
          </table:table-cell>
          <table:table-cell table:number-columns-repeated="5"/>
          <table:table-cell office:value-type="float" office:value="1913" calcext:value-type="float">
            <text:p>1913</text:p>
          </table:table-cell>
          <table:table-cell table:formula="of:=COM.MICROSOFT.NORM.INV(RAND();80;10)" office:value-type="float" office:value="81.5866807223864" calcext:value-type="float">
            <text:p>81,5867</text:p>
          </table:table-cell>
          <table:table-cell table:number-columns-repeated="5"/>
          <table:table-cell office:value-type="float" office:value="1913" calcext:value-type="float">
            <text:p>1913</text:p>
          </table:table-cell>
          <table:table-cell table:formula="of:=4*PI()*PI()*[.I1938]*[.B1938]" office:value-type="float" office:value="69162.6369896405" calcext:value-type="float">
            <text:p>69162,6370</text:p>
          </table:table-cell>
          <table:table-cell table:number-columns-repeated="5"/>
          <table:table-cell table:formula="of:=COM.MICROSOFT.NORM.INV(RAND();[.$S$28];[.$S$30])" office:value-type="float" office:value="37677.9125778238" calcext:value-type="float">
            <text:p>37677,9125778238</text:p>
          </table:table-cell>
          <table:table-cell table:number-columns-repeated="1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18+4*RAND()" office:value-type="float" office:value="18.5148163060658" calcext:value-type="float">
            <text:p>18,5148</text:p>
          </table:table-cell>
          <table:table-cell table:number-columns-repeated="5"/>
          <table:table-cell office:value-type="float" office:value="1914" calcext:value-type="float">
            <text:p>1914</text:p>
          </table:table-cell>
          <table:table-cell table:formula="of:=COM.MICROSOFT.NORM.INV(RAND();80;10)" office:value-type="float" office:value="80.3887825207238" calcext:value-type="float">
            <text:p>80,3888</text:p>
          </table:table-cell>
          <table:table-cell table:number-columns-repeated="5"/>
          <table:table-cell office:value-type="float" office:value="1914" calcext:value-type="float">
            <text:p>1914</text:p>
          </table:table-cell>
          <table:table-cell table:formula="of:=4*PI()*PI()*[.I1939]*[.B1939]" office:value-type="float" office:value="58759.0270043999" calcext:value-type="float">
            <text:p>58759,0270</text:p>
          </table:table-cell>
          <table:table-cell table:number-columns-repeated="5"/>
          <table:table-cell table:formula="of:=COM.MICROSOFT.NORM.INV(RAND();[.$S$28];[.$S$30])" office:value-type="float" office:value="64369.1271185913" calcext:value-type="float">
            <text:p>64369,1271185913</text:p>
          </table:table-cell>
          <table:table-cell table:number-columns-repeated="1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18+4*RAND()" office:value-type="float" office:value="20.4801973304711" calcext:value-type="float">
            <text:p>20,4802</text:p>
          </table:table-cell>
          <table:table-cell table:number-columns-repeated="5"/>
          <table:table-cell office:value-type="float" office:value="1915" calcext:value-type="float">
            <text:p>1915</text:p>
          </table:table-cell>
          <table:table-cell table:formula="of:=COM.MICROSOFT.NORM.INV(RAND();80;10)" office:value-type="float" office:value="95.2902793177708" calcext:value-type="float">
            <text:p>95,2903</text:p>
          </table:table-cell>
          <table:table-cell table:number-columns-repeated="5"/>
          <table:table-cell office:value-type="float" office:value="1915" calcext:value-type="float">
            <text:p>1915</text:p>
          </table:table-cell>
          <table:table-cell table:formula="of:=4*PI()*PI()*[.I1940]*[.B1940]" office:value-type="float" office:value="77044.6476816792" calcext:value-type="float">
            <text:p>77044,6477</text:p>
          </table:table-cell>
          <table:table-cell table:number-columns-repeated="5"/>
          <table:table-cell table:formula="of:=COM.MICROSOFT.NORM.INV(RAND();[.$S$28];[.$S$30])" office:value-type="float" office:value="64171.4735976493" calcext:value-type="float">
            <text:p>64171,4735976493</text:p>
          </table:table-cell>
          <table:table-cell table:number-columns-repeated="1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18+4*RAND()" office:value-type="float" office:value="19.5169665371068" calcext:value-type="float">
            <text:p>19,5170</text:p>
          </table:table-cell>
          <table:table-cell table:number-columns-repeated="5"/>
          <table:table-cell office:value-type="float" office:value="1916" calcext:value-type="float">
            <text:p>1916</text:p>
          </table:table-cell>
          <table:table-cell table:formula="of:=COM.MICROSOFT.NORM.INV(RAND();80;10)" office:value-type="float" office:value="76.4645074234077" calcext:value-type="float">
            <text:p>76,4645</text:p>
          </table:table-cell>
          <table:table-cell table:number-columns-repeated="5"/>
          <table:table-cell office:value-type="float" office:value="1916" calcext:value-type="float">
            <text:p>1916</text:p>
          </table:table-cell>
          <table:table-cell table:formula="of:=4*PI()*PI()*[.I1941]*[.B1941]" office:value-type="float" office:value="58915.82308896" calcext:value-type="float">
            <text:p>58915,8231</text:p>
          </table:table-cell>
          <table:table-cell table:number-columns-repeated="5"/>
          <table:table-cell table:formula="of:=COM.MICROSOFT.NORM.INV(RAND();[.$S$28];[.$S$30])" office:value-type="float" office:value="70395.5699832783" calcext:value-type="float">
            <text:p>70395,5699832783</text:p>
          </table:table-cell>
          <table:table-cell table:number-columns-repeated="1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18+4*RAND()" office:value-type="float" office:value="20.536086414475" calcext:value-type="float">
            <text:p>20,5361</text:p>
          </table:table-cell>
          <table:table-cell table:number-columns-repeated="5"/>
          <table:table-cell office:value-type="float" office:value="1917" calcext:value-type="float">
            <text:p>1917</text:p>
          </table:table-cell>
          <table:table-cell table:formula="of:=COM.MICROSOFT.NORM.INV(RAND();80;10)" office:value-type="float" office:value="94.48718266412" calcext:value-type="float">
            <text:p>94,4872</text:p>
          </table:table-cell>
          <table:table-cell table:number-columns-repeated="5"/>
          <table:table-cell office:value-type="float" office:value="1917" calcext:value-type="float">
            <text:p>1917</text:p>
          </table:table-cell>
          <table:table-cell table:formula="of:=4*PI()*PI()*[.I1942]*[.B1942]" office:value-type="float" office:value="76603.80104126" calcext:value-type="float">
            <text:p>76603,8010</text:p>
          </table:table-cell>
          <table:table-cell table:number-columns-repeated="5"/>
          <table:table-cell table:formula="of:=COM.MICROSOFT.NORM.INV(RAND();[.$S$28];[.$S$30])" office:value-type="float" office:value="60619.9555561489" calcext:value-type="float">
            <text:p>60619,9555561489</text:p>
          </table:table-cell>
          <table:table-cell table:number-columns-repeated="1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18+4*RAND()" office:value-type="float" office:value="20.3311086003669" calcext:value-type="float">
            <text:p>20,3311</text:p>
          </table:table-cell>
          <table:table-cell table:number-columns-repeated="5"/>
          <table:table-cell office:value-type="float" office:value="1918" calcext:value-type="float">
            <text:p>1918</text:p>
          </table:table-cell>
          <table:table-cell table:formula="of:=COM.MICROSOFT.NORM.INV(RAND();80;10)" office:value-type="float" office:value="96.3473020273822" calcext:value-type="float">
            <text:p>96,3473</text:p>
          </table:table-cell>
          <table:table-cell table:number-columns-repeated="5"/>
          <table:table-cell office:value-type="float" office:value="1918" calcext:value-type="float">
            <text:p>1918</text:p>
          </table:table-cell>
          <table:table-cell table:formula="of:=4*PI()*PI()*[.I1943]*[.B1943]" office:value-type="float" office:value="77332.1980835026" calcext:value-type="float">
            <text:p>77332,1981</text:p>
          </table:table-cell>
          <table:table-cell table:number-columns-repeated="5"/>
          <table:table-cell table:formula="of:=COM.MICROSOFT.NORM.INV(RAND();[.$S$28];[.$S$30])" office:value-type="float" office:value="64582.5804611777" calcext:value-type="float">
            <text:p>64582,5804611777</text:p>
          </table:table-cell>
          <table:table-cell table:number-columns-repeated="1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18+4*RAND()" office:value-type="float" office:value="20.091473728884" calcext:value-type="float">
            <text:p>20,0915</text:p>
          </table:table-cell>
          <table:table-cell table:number-columns-repeated="5"/>
          <table:table-cell office:value-type="float" office:value="1919" calcext:value-type="float">
            <text:p>1919</text:p>
          </table:table-cell>
          <table:table-cell table:formula="of:=COM.MICROSOFT.NORM.INV(RAND();80;10)" office:value-type="float" office:value="64.425283444931" calcext:value-type="float">
            <text:p>64,4253</text:p>
          </table:table-cell>
          <table:table-cell table:number-columns-repeated="5"/>
          <table:table-cell office:value-type="float" office:value="1919" calcext:value-type="float">
            <text:p>1919</text:p>
          </table:table-cell>
          <table:table-cell table:formula="of:=4*PI()*PI()*[.I1944]*[.B1944]" office:value-type="float" office:value="51100.8199185254" calcext:value-type="float">
            <text:p>51100,8199</text:p>
          </table:table-cell>
          <table:table-cell table:number-columns-repeated="5"/>
          <table:table-cell table:formula="of:=COM.MICROSOFT.NORM.INV(RAND();[.$S$28];[.$S$30])" office:value-type="float" office:value="54728.8893967357" calcext:value-type="float">
            <text:p>54728,8893967357</text:p>
          </table:table-cell>
          <table:table-cell table:number-columns-repeated="1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18+4*RAND()" office:value-type="float" office:value="18.5997335319407" calcext:value-type="float">
            <text:p>18,5997</text:p>
          </table:table-cell>
          <table:table-cell table:number-columns-repeated="5"/>
          <table:table-cell office:value-type="float" office:value="1920" calcext:value-type="float">
            <text:p>1920</text:p>
          </table:table-cell>
          <table:table-cell table:formula="of:=COM.MICROSOFT.NORM.INV(RAND();80;10)" office:value-type="float" office:value="98.2253476017926" calcext:value-type="float">
            <text:p>98,2253</text:p>
          </table:table-cell>
          <table:table-cell table:number-columns-repeated="5"/>
          <table:table-cell office:value-type="float" office:value="1920" calcext:value-type="float">
            <text:p>1920</text:p>
          </table:table-cell>
          <table:table-cell table:formula="of:=4*PI()*PI()*[.I1945]*[.B1945]" office:value-type="float" office:value="72125.6987255401" calcext:value-type="float">
            <text:p>72125,6987</text:p>
          </table:table-cell>
          <table:table-cell table:number-columns-repeated="5"/>
          <table:table-cell table:formula="of:=COM.MICROSOFT.NORM.INV(RAND();[.$S$28];[.$S$30])" office:value-type="float" office:value="53377.799390087" calcext:value-type="float">
            <text:p>53377,799390087</text:p>
          </table:table-cell>
          <table:table-cell table:number-columns-repeated="1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18+4*RAND()" office:value-type="float" office:value="20.2269298187457" calcext:value-type="float">
            <text:p>20,2269</text:p>
          </table:table-cell>
          <table:table-cell table:number-columns-repeated="5"/>
          <table:table-cell office:value-type="float" office:value="1921" calcext:value-type="float">
            <text:p>1921</text:p>
          </table:table-cell>
          <table:table-cell table:formula="of:=COM.MICROSOFT.NORM.INV(RAND();80;10)" office:value-type="float" office:value="79.6133975355274" calcext:value-type="float">
            <text:p>79,6134</text:p>
          </table:table-cell>
          <table:table-cell table:number-columns-repeated="5"/>
          <table:table-cell office:value-type="float" office:value="1921" calcext:value-type="float">
            <text:p>1921</text:p>
          </table:table-cell>
          <table:table-cell table:formula="of:=4*PI()*PI()*[.I1946]*[.B1946]" office:value-type="float" office:value="63573.462002476" calcext:value-type="float">
            <text:p>63573,4620</text:p>
          </table:table-cell>
          <table:table-cell table:number-columns-repeated="5"/>
          <table:table-cell table:formula="of:=COM.MICROSOFT.NORM.INV(RAND();[.$S$28];[.$S$30])" office:value-type="float" office:value="58283.7420214218" calcext:value-type="float">
            <text:p>58283,7420214218</text:p>
          </table:table-cell>
          <table:table-cell table:number-columns-repeated="1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18+4*RAND()" office:value-type="float" office:value="20.731744821649" calcext:value-type="float">
            <text:p>20,7317</text:p>
          </table:table-cell>
          <table:table-cell table:number-columns-repeated="5"/>
          <table:table-cell office:value-type="float" office:value="1922" calcext:value-type="float">
            <text:p>1922</text:p>
          </table:table-cell>
          <table:table-cell table:formula="of:=COM.MICROSOFT.NORM.INV(RAND();80;10)" office:value-type="float" office:value="87.9151613187015" calcext:value-type="float">
            <text:p>87,9152</text:p>
          </table:table-cell>
          <table:table-cell table:number-columns-repeated="5"/>
          <table:table-cell office:value-type="float" office:value="1922" calcext:value-type="float">
            <text:p>1922</text:p>
          </table:table-cell>
          <table:table-cell table:formula="of:=4*PI()*PI()*[.I1947]*[.B1947]" office:value-type="float" office:value="71954.7334483301" calcext:value-type="float">
            <text:p>71954,7334</text:p>
          </table:table-cell>
          <table:table-cell table:number-columns-repeated="5"/>
          <table:table-cell table:formula="of:=COM.MICROSOFT.NORM.INV(RAND();[.$S$28];[.$S$30])" office:value-type="float" office:value="86870.6153063492" calcext:value-type="float">
            <text:p>86870,6153063492</text:p>
          </table:table-cell>
          <table:table-cell table:number-columns-repeated="1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18+4*RAND()" office:value-type="float" office:value="20.3495348975994" calcext:value-type="float">
            <text:p>20,3495</text:p>
          </table:table-cell>
          <table:table-cell table:number-columns-repeated="5"/>
          <table:table-cell office:value-type="float" office:value="1923" calcext:value-type="float">
            <text:p>1923</text:p>
          </table:table-cell>
          <table:table-cell table:formula="of:=COM.MICROSOFT.NORM.INV(RAND();80;10)" office:value-type="float" office:value="80.6116577809807" calcext:value-type="float">
            <text:p>80,6117</text:p>
          </table:table-cell>
          <table:table-cell table:number-columns-repeated="5"/>
          <table:table-cell office:value-type="float" office:value="1923" calcext:value-type="float">
            <text:p>1923</text:p>
          </table:table-cell>
          <table:table-cell table:formula="of:=4*PI()*PI()*[.I1948]*[.B1948]" office:value-type="float" office:value="64760.7808830195" calcext:value-type="float">
            <text:p>64760,7809</text:p>
          </table:table-cell>
          <table:table-cell table:number-columns-repeated="5"/>
          <table:table-cell table:formula="of:=COM.MICROSOFT.NORM.INV(RAND();[.$S$28];[.$S$30])" office:value-type="float" office:value="70944.2191978344" calcext:value-type="float">
            <text:p>70944,2191978344</text:p>
          </table:table-cell>
          <table:table-cell table:number-columns-repeated="1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18+4*RAND()" office:value-type="float" office:value="21.167878522072" calcext:value-type="float">
            <text:p>21,1679</text:p>
          </table:table-cell>
          <table:table-cell table:number-columns-repeated="5"/>
          <table:table-cell office:value-type="float" office:value="1924" calcext:value-type="float">
            <text:p>1924</text:p>
          </table:table-cell>
          <table:table-cell table:formula="of:=COM.MICROSOFT.NORM.INV(RAND();80;10)" office:value-type="float" office:value="73.8963502589004" calcext:value-type="float">
            <text:p>73,8964</text:p>
          </table:table-cell>
          <table:table-cell table:number-columns-repeated="5"/>
          <table:table-cell office:value-type="float" office:value="1924" calcext:value-type="float">
            <text:p>1924</text:p>
          </table:table-cell>
          <table:table-cell table:formula="of:=4*PI()*PI()*[.I1949]*[.B1949]" office:value-type="float" office:value="61753.2843290339" calcext:value-type="float">
            <text:p>61753,2843</text:p>
          </table:table-cell>
          <table:table-cell table:number-columns-repeated="5"/>
          <table:table-cell table:formula="of:=COM.MICROSOFT.NORM.INV(RAND();[.$S$28];[.$S$30])" office:value-type="float" office:value="47170.9097765235" calcext:value-type="float">
            <text:p>47170,9097765235</text:p>
          </table:table-cell>
          <table:table-cell table:number-columns-repeated="1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18+4*RAND()" office:value-type="float" office:value="19.577347568702" calcext:value-type="float">
            <text:p>19,5773</text:p>
          </table:table-cell>
          <table:table-cell table:number-columns-repeated="5"/>
          <table:table-cell office:value-type="float" office:value="1925" calcext:value-type="float">
            <text:p>1925</text:p>
          </table:table-cell>
          <table:table-cell table:formula="of:=COM.MICROSOFT.NORM.INV(RAND();80;10)" office:value-type="float" office:value="93.6641288235049" calcext:value-type="float">
            <text:p>93,6641</text:p>
          </table:table-cell>
          <table:table-cell table:number-columns-repeated="5"/>
          <table:table-cell office:value-type="float" office:value="1925" calcext:value-type="float">
            <text:p>1925</text:p>
          </table:table-cell>
          <table:table-cell table:formula="of:=4*PI()*PI()*[.I1950]*[.B1950]" office:value-type="float" office:value="72391.3850501528" calcext:value-type="float">
            <text:p>72391,3851</text:p>
          </table:table-cell>
          <table:table-cell table:number-columns-repeated="5"/>
          <table:table-cell table:formula="of:=COM.MICROSOFT.NORM.INV(RAND();[.$S$28];[.$S$30])" office:value-type="float" office:value="67949.0055747851" calcext:value-type="float">
            <text:p>67949,0055747851</text:p>
          </table:table-cell>
          <table:table-cell table:number-columns-repeated="1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18+4*RAND()" office:value-type="float" office:value="19.1382620413788" calcext:value-type="float">
            <text:p>19,1383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formula="of:=COM.MICROSOFT.NORM.INV(RAND();80;10)" office:value-type="float" office:value="70.6175127421369" calcext:value-type="float">
            <text:p>70,6175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formula="of:=4*PI()*PI()*[.I1951]*[.B1951]" office:value-type="float" office:value="53354.9417796058" calcext:value-type="float">
            <text:p>53354,9418</text:p>
          </table:table-cell>
          <table:table-cell table:number-columns-repeated="5"/>
          <table:table-cell table:formula="of:=COM.MICROSOFT.NORM.INV(RAND();[.$S$28];[.$S$30])" office:value-type="float" office:value="69244.7025887595" calcext:value-type="float">
            <text:p>69244,7025887595</text:p>
          </table:table-cell>
          <table:table-cell table:number-columns-repeated="1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18+4*RAND()" office:value-type="float" office:value="20.3889548652805" calcext:value-type="float">
            <text:p>20,3890</text:p>
          </table:table-cell>
          <table:table-cell table:number-columns-repeated="5"/>
          <table:table-cell office:value-type="float" office:value="1927" calcext:value-type="float">
            <text:p>1927</text:p>
          </table:table-cell>
          <table:table-cell table:formula="of:=COM.MICROSOFT.NORM.INV(RAND();80;10)" office:value-type="float" office:value="55.8927689464106" calcext:value-type="float">
            <text:p>55,8928</text:p>
          </table:table-cell>
          <table:table-cell table:number-columns-repeated="5"/>
          <table:table-cell office:value-type="float" office:value="1927" calcext:value-type="float">
            <text:p>1927</text:p>
          </table:table-cell>
          <table:table-cell table:formula="of:=4*PI()*PI()*[.I1952]*[.B1952]" office:value-type="float" office:value="44989.4129688289" calcext:value-type="float">
            <text:p>44989,4130</text:p>
          </table:table-cell>
          <table:table-cell table:number-columns-repeated="5"/>
          <table:table-cell table:formula="of:=COM.MICROSOFT.NORM.INV(RAND();[.$S$28];[.$S$30])" office:value-type="float" office:value="71384.2511179969" calcext:value-type="float">
            <text:p>71384,2511179969</text:p>
          </table:table-cell>
          <table:table-cell table:number-columns-repeated="1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18+4*RAND()" office:value-type="float" office:value="20.8250516816042" calcext:value-type="float">
            <text:p>20,8251</text:p>
          </table:table-cell>
          <table:table-cell table:number-columns-repeated="5"/>
          <table:table-cell office:value-type="float" office:value="1928" calcext:value-type="float">
            <text:p>1928</text:p>
          </table:table-cell>
          <table:table-cell table:formula="of:=COM.MICROSOFT.NORM.INV(RAND();80;10)" office:value-type="float" office:value="99.8535278547127" calcext:value-type="float">
            <text:p>99,8535</text:p>
          </table:table-cell>
          <table:table-cell table:number-columns-repeated="5"/>
          <table:table-cell office:value-type="float" office:value="1928" calcext:value-type="float">
            <text:p>1928</text:p>
          </table:table-cell>
          <table:table-cell table:formula="of:=4*PI()*PI()*[.I1953]*[.B1953]" office:value-type="float" office:value="82093.5880696122" calcext:value-type="float">
            <text:p>82093,5881</text:p>
          </table:table-cell>
          <table:table-cell table:number-columns-repeated="5"/>
          <table:table-cell table:formula="of:=COM.MICROSOFT.NORM.INV(RAND();[.$S$28];[.$S$30])" office:value-type="float" office:value="61778.0824890146" calcext:value-type="float">
            <text:p>61778,0824890146</text:p>
          </table:table-cell>
          <table:table-cell table:number-columns-repeated="1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18+4*RAND()" office:value-type="float" office:value="18.7716894722544" calcext:value-type="float">
            <text:p>18,7717</text:p>
          </table:table-cell>
          <table:table-cell table:number-columns-repeated="5"/>
          <table:table-cell office:value-type="float" office:value="1929" calcext:value-type="float">
            <text:p>1929</text:p>
          </table:table-cell>
          <table:table-cell table:formula="of:=COM.MICROSOFT.NORM.INV(RAND();80;10)" office:value-type="float" office:value="91.7357924774186" calcext:value-type="float">
            <text:p>91,7358</text:p>
          </table:table-cell>
          <table:table-cell table:number-columns-repeated="5"/>
          <table:table-cell office:value-type="float" office:value="1929" calcext:value-type="float">
            <text:p>1929</text:p>
          </table:table-cell>
          <table:table-cell table:formula="of:=4*PI()*PI()*[.I1954]*[.B1954]" office:value-type="float" office:value="67983.2488319927" calcext:value-type="float">
            <text:p>67983,2488</text:p>
          </table:table-cell>
          <table:table-cell table:number-columns-repeated="5"/>
          <table:table-cell table:formula="of:=COM.MICROSOFT.NORM.INV(RAND();[.$S$28];[.$S$30])" office:value-type="float" office:value="59714.2026250307" calcext:value-type="float">
            <text:p>59714,2026250307</text:p>
          </table:table-cell>
          <table:table-cell table:number-columns-repeated="1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18+4*RAND()" office:value-type="float" office:value="18.9938675700687" calcext:value-type="float">
            <text:p>18,9939</text:p>
          </table:table-cell>
          <table:table-cell table:number-columns-repeated="5"/>
          <table:table-cell office:value-type="float" office:value="1930" calcext:value-type="float">
            <text:p>1930</text:p>
          </table:table-cell>
          <table:table-cell table:formula="of:=COM.MICROSOFT.NORM.INV(RAND();80;10)" office:value-type="float" office:value="82.3214126512988" calcext:value-type="float">
            <text:p>82,3214</text:p>
          </table:table-cell>
          <table:table-cell table:number-columns-repeated="5"/>
          <table:table-cell office:value-type="float" office:value="1930" calcext:value-type="float">
            <text:p>1930</text:p>
          </table:table-cell>
          <table:table-cell table:formula="of:=4*PI()*PI()*[.I1955]*[.B1955]" office:value-type="float" office:value="61728.533120941" calcext:value-type="float">
            <text:p>61728,5331</text:p>
          </table:table-cell>
          <table:table-cell table:number-columns-repeated="5"/>
          <table:table-cell table:formula="of:=COM.MICROSOFT.NORM.INV(RAND();[.$S$28];[.$S$30])" office:value-type="float" office:value="51708.3495149702" calcext:value-type="float">
            <text:p>51708,3495149702</text:p>
          </table:table-cell>
          <table:table-cell table:number-columns-repeated="1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18+4*RAND()" office:value-type="float" office:value="20.9113249410875" calcext:value-type="float">
            <text:p>20,9113</text:p>
          </table:table-cell>
          <table:table-cell table:number-columns-repeated="5"/>
          <table:table-cell office:value-type="float" office:value="1931" calcext:value-type="float">
            <text:p>1931</text:p>
          </table:table-cell>
          <table:table-cell table:formula="of:=COM.MICROSOFT.NORM.INV(RAND();80;10)" office:value-type="float" office:value="75.92401638017" calcext:value-type="float">
            <text:p>75,9240</text:p>
          </table:table-cell>
          <table:table-cell table:number-columns-repeated="5"/>
          <table:table-cell office:value-type="float" office:value="1931" calcext:value-type="float">
            <text:p>1931</text:p>
          </table:table-cell>
          <table:table-cell table:formula="of:=4*PI()*PI()*[.I1956]*[.B1956]" office:value-type="float" office:value="62678.7694451988" calcext:value-type="float">
            <text:p>62678,7694</text:p>
          </table:table-cell>
          <table:table-cell table:number-columns-repeated="5"/>
          <table:table-cell table:formula="of:=COM.MICROSOFT.NORM.INV(RAND();[.$S$28];[.$S$30])" office:value-type="float" office:value="65018.4786211128" calcext:value-type="float">
            <text:p>65018,4786211128</text:p>
          </table:table-cell>
          <table:table-cell table:number-columns-repeated="1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18+4*RAND()" office:value-type="float" office:value="20.9329407173209" calcext:value-type="float">
            <text:p>20,9329</text:p>
          </table:table-cell>
          <table:table-cell table:number-columns-repeated="5"/>
          <table:table-cell office:value-type="float" office:value="1932" calcext:value-type="float">
            <text:p>1932</text:p>
          </table:table-cell>
          <table:table-cell table:formula="of:=COM.MICROSOFT.NORM.INV(RAND();80;10)" office:value-type="float" office:value="75.9595317895879" calcext:value-type="float">
            <text:p>75,9595</text:p>
          </table:table-cell>
          <table:table-cell table:number-columns-repeated="5"/>
          <table:table-cell office:value-type="float" office:value="1932" calcext:value-type="float">
            <text:p>1932</text:p>
          </table:table-cell>
          <table:table-cell table:formula="of:=4*PI()*PI()*[.I1957]*[.B1957]" office:value-type="float" office:value="62772.9096209444" calcext:value-type="float">
            <text:p>62772,9096</text:p>
          </table:table-cell>
          <table:table-cell table:number-columns-repeated="5"/>
          <table:table-cell table:formula="of:=COM.MICROSOFT.NORM.INV(RAND();[.$S$28];[.$S$30])" office:value-type="float" office:value="63037.1645858005" calcext:value-type="float">
            <text:p>63037,1645858005</text:p>
          </table:table-cell>
          <table:table-cell table:number-columns-repeated="1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18+4*RAND()" office:value-type="float" office:value="21.7254484924488" calcext:value-type="float">
            <text:p>21,7254</text:p>
          </table:table-cell>
          <table:table-cell table:number-columns-repeated="5"/>
          <table:table-cell office:value-type="float" office:value="1933" calcext:value-type="float">
            <text:p>1933</text:p>
          </table:table-cell>
          <table:table-cell table:formula="of:=COM.MICROSOFT.NORM.INV(RAND();80;10)" office:value-type="float" office:value="84.5113045050388" calcext:value-type="float">
            <text:p>84,5113</text:p>
          </table:table-cell>
          <table:table-cell table:number-columns-repeated="5"/>
          <table:table-cell office:value-type="float" office:value="1933" calcext:value-type="float">
            <text:p>1933</text:p>
          </table:table-cell>
          <table:table-cell table:formula="of:=4*PI()*PI()*[.I1958]*[.B1958]" office:value-type="float" office:value="72484.190454588" calcext:value-type="float">
            <text:p>72484,1905</text:p>
          </table:table-cell>
          <table:table-cell table:number-columns-repeated="5"/>
          <table:table-cell table:formula="of:=COM.MICROSOFT.NORM.INV(RAND();[.$S$28];[.$S$30])" office:value-type="float" office:value="65989.1734927625" calcext:value-type="float">
            <text:p>65989,1734927625</text:p>
          </table:table-cell>
          <table:table-cell table:number-columns-repeated="1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18+4*RAND()" office:value-type="float" office:value="21.8265506583266" calcext:value-type="float">
            <text:p>21,8266</text:p>
          </table:table-cell>
          <table:table-cell table:number-columns-repeated="5"/>
          <table:table-cell office:value-type="float" office:value="1934" calcext:value-type="float">
            <text:p>1934</text:p>
          </table:table-cell>
          <table:table-cell table:formula="of:=COM.MICROSOFT.NORM.INV(RAND();80;10)" office:value-type="float" office:value="84.5995764026241" calcext:value-type="float">
            <text:p>84,5996</text:p>
          </table:table-cell>
          <table:table-cell table:number-columns-repeated="5"/>
          <table:table-cell office:value-type="float" office:value="1934" calcext:value-type="float">
            <text:p>1934</text:p>
          </table:table-cell>
          <table:table-cell table:formula="of:=4*PI()*PI()*[.I1959]*[.B1959]" office:value-type="float" office:value="72897.5668718211" calcext:value-type="float">
            <text:p>72897,5669</text:p>
          </table:table-cell>
          <table:table-cell table:number-columns-repeated="5"/>
          <table:table-cell table:formula="of:=COM.MICROSOFT.NORM.INV(RAND();[.$S$28];[.$S$30])" office:value-type="float" office:value="61039.614609058" calcext:value-type="float">
            <text:p>61039,614609058</text:p>
          </table:table-cell>
          <table:table-cell table:number-columns-repeated="1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18+4*RAND()" office:value-type="float" office:value="18.81776892161" calcext:value-type="float">
            <text:p>18,8178</text:p>
          </table:table-cell>
          <table:table-cell table:number-columns-repeated="5"/>
          <table:table-cell office:value-type="float" office:value="1935" calcext:value-type="float">
            <text:p>1935</text:p>
          </table:table-cell>
          <table:table-cell table:formula="of:=COM.MICROSOFT.NORM.INV(RAND();80;10)" office:value-type="float" office:value="77.2711349465678" calcext:value-type="float">
            <text:p>77,2711</text:p>
          </table:table-cell>
          <table:table-cell table:number-columns-repeated="5"/>
          <table:table-cell office:value-type="float" office:value="1935" calcext:value-type="float">
            <text:p>1935</text:p>
          </table:table-cell>
          <table:table-cell table:formula="of:=4*PI()*PI()*[.I1960]*[.B1960]" office:value-type="float" office:value="57404.3969666955" calcext:value-type="float">
            <text:p>57404,3970</text:p>
          </table:table-cell>
          <table:table-cell table:number-columns-repeated="5"/>
          <table:table-cell table:formula="of:=COM.MICROSOFT.NORM.INV(RAND();[.$S$28];[.$S$30])" office:value-type="float" office:value="48107.0117052089" calcext:value-type="float">
            <text:p>48107,0117052089</text:p>
          </table:table-cell>
          <table:table-cell table:number-columns-repeated="1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18+4*RAND()" office:value-type="float" office:value="20.2078870455734" calcext:value-type="float">
            <text:p>20,2079</text:p>
          </table:table-cell>
          <table:table-cell table:number-columns-repeated="5"/>
          <table:table-cell office:value-type="float" office:value="1936" calcext:value-type="float">
            <text:p>1936</text:p>
          </table:table-cell>
          <table:table-cell table:formula="of:=COM.MICROSOFT.NORM.INV(RAND();80;10)" office:value-type="float" office:value="104.343793823793" calcext:value-type="float">
            <text:p>104,3438</text:p>
          </table:table-cell>
          <table:table-cell table:number-columns-repeated="5"/>
          <table:table-cell office:value-type="float" office:value="1936" calcext:value-type="float">
            <text:p>1936</text:p>
          </table:table-cell>
          <table:table-cell table:formula="of:=4*PI()*PI()*[.I1961]*[.B1961]" office:value-type="float" office:value="83242.9122399921" calcext:value-type="float">
            <text:p>83242,9122</text:p>
          </table:table-cell>
          <table:table-cell table:number-columns-repeated="5"/>
          <table:table-cell table:formula="of:=COM.MICROSOFT.NORM.INV(RAND();[.$S$28];[.$S$30])" office:value-type="float" office:value="57797.5922416852" calcext:value-type="float">
            <text:p>57797,5922416852</text:p>
          </table:table-cell>
          <table:table-cell table:number-columns-repeated="1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18+4*RAND()" office:value-type="float" office:value="19.3678764780052" calcext:value-type="float">
            <text:p>19,3679</text:p>
          </table:table-cell>
          <table:table-cell table:number-columns-repeated="5"/>
          <table:table-cell office:value-type="float" office:value="1937" calcext:value-type="float">
            <text:p>1937</text:p>
          </table:table-cell>
          <table:table-cell table:formula="of:=COM.MICROSOFT.NORM.INV(RAND();80;10)" office:value-type="float" office:value="83.8358505639559" calcext:value-type="float">
            <text:p>83,8359</text:p>
          </table:table-cell>
          <table:table-cell table:number-columns-repeated="5"/>
          <table:table-cell office:value-type="float" office:value="1937" calcext:value-type="float">
            <text:p>1937</text:p>
          </table:table-cell>
          <table:table-cell table:formula="of:=4*PI()*PI()*[.I1962]*[.B1962]" office:value-type="float" office:value="64101.9909077618" calcext:value-type="float">
            <text:p>64101,9909</text:p>
          </table:table-cell>
          <table:table-cell table:number-columns-repeated="5"/>
          <table:table-cell table:formula="of:=COM.MICROSOFT.NORM.INV(RAND();[.$S$28];[.$S$30])" office:value-type="float" office:value="62369.8306755723" calcext:value-type="float">
            <text:p>62369,8306755723</text:p>
          </table:table-cell>
          <table:table-cell table:number-columns-repeated="1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18+4*RAND()" office:value-type="float" office:value="21.5119836353697" calcext:value-type="float">
            <text:p>21,5120</text:p>
          </table:table-cell>
          <table:table-cell table:number-columns-repeated="5"/>
          <table:table-cell office:value-type="float" office:value="1938" calcext:value-type="float">
            <text:p>1938</text:p>
          </table:table-cell>
          <table:table-cell table:formula="of:=COM.MICROSOFT.NORM.INV(RAND();80;10)" office:value-type="float" office:value="73.9986687247293" calcext:value-type="float">
            <text:p>73,9987</text:p>
          </table:table-cell>
          <table:table-cell table:number-columns-repeated="5"/>
          <table:table-cell office:value-type="float" office:value="1938" calcext:value-type="float">
            <text:p>1938</text:p>
          </table:table-cell>
          <table:table-cell table:formula="of:=4*PI()*PI()*[.I1963]*[.B1963]" office:value-type="float" office:value="62844.040838084" calcext:value-type="float">
            <text:p>62844,0408</text:p>
          </table:table-cell>
          <table:table-cell table:number-columns-repeated="5"/>
          <table:table-cell table:formula="of:=COM.MICROSOFT.NORM.INV(RAND();[.$S$28];[.$S$30])" office:value-type="float" office:value="63628.4409671118" calcext:value-type="float">
            <text:p>63628,4409671118</text:p>
          </table:table-cell>
          <table:table-cell table:number-columns-repeated="1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18+4*RAND()" office:value-type="float" office:value="19.9631069707684" calcext:value-type="float">
            <text:p>19,9631</text:p>
          </table:table-cell>
          <table:table-cell table:number-columns-repeated="5"/>
          <table:table-cell office:value-type="float" office:value="1939" calcext:value-type="float">
            <text:p>1939</text:p>
          </table:table-cell>
          <table:table-cell table:formula="of:=COM.MICROSOFT.NORM.INV(RAND();80;10)" office:value-type="float" office:value="64.8377902162371" calcext:value-type="float">
            <text:p>64,8378</text:p>
          </table:table-cell>
          <table:table-cell table:number-columns-repeated="5"/>
          <table:table-cell office:value-type="float" office:value="1939" calcext:value-type="float">
            <text:p>1939</text:p>
          </table:table-cell>
          <table:table-cell table:formula="of:=4*PI()*PI()*[.I1964]*[.B1964]" office:value-type="float" office:value="51099.4323321001" calcext:value-type="float">
            <text:p>51099,4323</text:p>
          </table:table-cell>
          <table:table-cell table:number-columns-repeated="5"/>
          <table:table-cell table:formula="of:=COM.MICROSOFT.NORM.INV(RAND();[.$S$28];[.$S$30])" office:value-type="float" office:value="82555.7147171532" calcext:value-type="float">
            <text:p>82555,7147171532</text:p>
          </table:table-cell>
          <table:table-cell table:number-columns-repeated="1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18+4*RAND()" office:value-type="float" office:value="18.4234835118987" calcext:value-type="float">
            <text:p>18,4235</text:p>
          </table:table-cell>
          <table:table-cell table:number-columns-repeated="5"/>
          <table:table-cell office:value-type="float" office:value="1940" calcext:value-type="float">
            <text:p>1940</text:p>
          </table:table-cell>
          <table:table-cell table:formula="of:=COM.MICROSOFT.NORM.INV(RAND();80;10)" office:value-type="float" office:value="78.4337751288154" calcext:value-type="float">
            <text:p>78,4338</text:p>
          </table:table-cell>
          <table:table-cell table:number-columns-repeated="5"/>
          <table:table-cell office:value-type="float" office:value="1940" calcext:value-type="float">
            <text:p>1940</text:p>
          </table:table-cell>
          <table:table-cell table:formula="of:=4*PI()*PI()*[.I1965]*[.B1965]" office:value-type="float" office:value="57047.2357671071" calcext:value-type="float">
            <text:p>57047,2358</text:p>
          </table:table-cell>
          <table:table-cell table:number-columns-repeated="5"/>
          <table:table-cell table:formula="of:=COM.MICROSOFT.NORM.INV(RAND();[.$S$28];[.$S$30])" office:value-type="float" office:value="40103.9744632805" calcext:value-type="float">
            <text:p>40103,9744632805</text:p>
          </table:table-cell>
          <table:table-cell table:number-columns-repeated="1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18+4*RAND()" office:value-type="float" office:value="21.9393357704394" calcext:value-type="float">
            <text:p>21,9393</text:p>
          </table:table-cell>
          <table:table-cell table:number-columns-repeated="5"/>
          <table:table-cell office:value-type="float" office:value="1941" calcext:value-type="float">
            <text:p>1941</text:p>
          </table:table-cell>
          <table:table-cell table:formula="of:=COM.MICROSOFT.NORM.INV(RAND();80;10)" office:value-type="float" office:value="102.206283554024" calcext:value-type="float">
            <text:p>102,2063</text:p>
          </table:table-cell>
          <table:table-cell table:number-columns-repeated="5"/>
          <table:table-cell office:value-type="float" office:value="1941" calcext:value-type="float">
            <text:p>1941</text:p>
          </table:table-cell>
          <table:table-cell table:formula="of:=4*PI()*PI()*[.I1966]*[.B1966]" office:value-type="float" office:value="88523.9548979566" calcext:value-type="float">
            <text:p>88523,9549</text:p>
          </table:table-cell>
          <table:table-cell table:number-columns-repeated="5"/>
          <table:table-cell table:formula="of:=COM.MICROSOFT.NORM.INV(RAND();[.$S$28];[.$S$30])" office:value-type="float" office:value="46566.3358066864" calcext:value-type="float">
            <text:p>46566,3358066864</text:p>
          </table:table-cell>
          <table:table-cell table:number-columns-repeated="1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18+4*RAND()" office:value-type="float" office:value="18.794303315226" calcext:value-type="float">
            <text:p>18,7943</text:p>
          </table:table-cell>
          <table:table-cell table:number-columns-repeated="5"/>
          <table:table-cell office:value-type="float" office:value="1942" calcext:value-type="float">
            <text:p>1942</text:p>
          </table:table-cell>
          <table:table-cell table:formula="of:=COM.MICROSOFT.NORM.INV(RAND();80;10)" office:value-type="float" office:value="87.0762857157423" calcext:value-type="float">
            <text:p>87,0763</text:p>
          </table:table-cell>
          <table:table-cell table:number-columns-repeated="5"/>
          <table:table-cell office:value-type="float" office:value="1942" calcext:value-type="float">
            <text:p>1942</text:p>
          </table:table-cell>
          <table:table-cell table:formula="of:=4*PI()*PI()*[.I1967]*[.B1967]" office:value-type="float" office:value="64607.9355362407" calcext:value-type="float">
            <text:p>64607,9355</text:p>
          </table:table-cell>
          <table:table-cell table:number-columns-repeated="5"/>
          <table:table-cell table:formula="of:=COM.MICROSOFT.NORM.INV(RAND();[.$S$28];[.$S$30])" office:value-type="float" office:value="73194.5264215344" calcext:value-type="float">
            <text:p>73194,5264215344</text:p>
          </table:table-cell>
          <table:table-cell table:number-columns-repeated="1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18+4*RAND()" office:value-type="float" office:value="20.8906362322159" calcext:value-type="float">
            <text:p>20,8906</text:p>
          </table:table-cell>
          <table:table-cell table:number-columns-repeated="5"/>
          <table:table-cell office:value-type="float" office:value="1943" calcext:value-type="float">
            <text:p>1943</text:p>
          </table:table-cell>
          <table:table-cell table:formula="of:=COM.MICROSOFT.NORM.INV(RAND();80;10)" office:value-type="float" office:value="93.94826638383" calcext:value-type="float">
            <text:p>93,9483</text:p>
          </table:table-cell>
          <table:table-cell table:number-columns-repeated="5"/>
          <table:table-cell office:value-type="float" office:value="1943" calcext:value-type="float">
            <text:p>1943</text:p>
          </table:table-cell>
          <table:table-cell table:formula="of:=4*PI()*PI()*[.I1968]*[.B1968]" office:value-type="float" office:value="77481.8843253942" calcext:value-type="float">
            <text:p>77481,8843</text:p>
          </table:table-cell>
          <table:table-cell table:number-columns-repeated="5"/>
          <table:table-cell table:formula="of:=COM.MICROSOFT.NORM.INV(RAND();[.$S$28];[.$S$30])" office:value-type="float" office:value="66336.2777756382" calcext:value-type="float">
            <text:p>66336,2777756382</text:p>
          </table:table-cell>
          <table:table-cell table:number-columns-repeated="1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18+4*RAND()" office:value-type="float" office:value="19.5938582834788" calcext:value-type="float">
            <text:p>19,5939</text:p>
          </table:table-cell>
          <table:table-cell table:number-columns-repeated="5"/>
          <table:table-cell office:value-type="float" office:value="1944" calcext:value-type="float">
            <text:p>1944</text:p>
          </table:table-cell>
          <table:table-cell table:formula="of:=COM.MICROSOFT.NORM.INV(RAND();80;10)" office:value-type="float" office:value="94.5046797416555" calcext:value-type="float">
            <text:p>94,5047</text:p>
          </table:table-cell>
          <table:table-cell table:number-columns-repeated="5"/>
          <table:table-cell office:value-type="float" office:value="1944" calcext:value-type="float">
            <text:p>1944</text:p>
          </table:table-cell>
          <table:table-cell table:formula="of:=4*PI()*PI()*[.I1969]*[.B1969]" office:value-type="float" office:value="73102.6320624148" calcext:value-type="float">
            <text:p>73102,6321</text:p>
          </table:table-cell>
          <table:table-cell table:number-columns-repeated="5"/>
          <table:table-cell table:formula="of:=COM.MICROSOFT.NORM.INV(RAND();[.$S$28];[.$S$30])" office:value-type="float" office:value="60882.7749709423" calcext:value-type="float">
            <text:p>60882,7749709423</text:p>
          </table:table-cell>
          <table:table-cell table:number-columns-repeated="1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18+4*RAND()" office:value-type="float" office:value="19.1535745966248" calcext:value-type="float">
            <text:p>19,1536</text:p>
          </table:table-cell>
          <table:table-cell table:number-columns-repeated="5"/>
          <table:table-cell office:value-type="float" office:value="1945" calcext:value-type="float">
            <text:p>1945</text:p>
          </table:table-cell>
          <table:table-cell table:formula="of:=COM.MICROSOFT.NORM.INV(RAND();80;10)" office:value-type="float" office:value="68.8998645080709" calcext:value-type="float">
            <text:p>68,8999</text:p>
          </table:table-cell>
          <table:table-cell table:number-columns-repeated="5"/>
          <table:table-cell office:value-type="float" office:value="1945" calcext:value-type="float">
            <text:p>1945</text:p>
          </table:table-cell>
          <table:table-cell table:formula="of:=4*PI()*PI()*[.I1970]*[.B1970]" office:value-type="float" office:value="52098.8266071239" calcext:value-type="float">
            <text:p>52098,8266</text:p>
          </table:table-cell>
          <table:table-cell table:number-columns-repeated="5"/>
          <table:table-cell table:formula="of:=COM.MICROSOFT.NORM.INV(RAND();[.$S$28];[.$S$30])" office:value-type="float" office:value="61877.6139739114" calcext:value-type="float">
            <text:p>61877,6139739114</text:p>
          </table:table-cell>
          <table:table-cell table:number-columns-repeated="1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18+4*RAND()" office:value-type="float" office:value="21.4130948618986" calcext:value-type="float">
            <text:p>21,4131</text:p>
          </table:table-cell>
          <table:table-cell table:number-columns-repeated="5"/>
          <table:table-cell office:value-type="float" office:value="1946" calcext:value-type="float">
            <text:p>1946</text:p>
          </table:table-cell>
          <table:table-cell table:formula="of:=COM.MICROSOFT.NORM.INV(RAND();80;10)" office:value-type="float" office:value="78.9303269615648" calcext:value-type="float">
            <text:p>78,9303</text:p>
          </table:table-cell>
          <table:table-cell table:number-columns-repeated="5"/>
          <table:table-cell office:value-type="float" office:value="1946" calcext:value-type="float">
            <text:p>1946</text:p>
          </table:table-cell>
          <table:table-cell table:formula="of:=4*PI()*PI()*[.I1971]*[.B1971]" office:value-type="float" office:value="66724.1545331659" calcext:value-type="float">
            <text:p>66724,1545</text:p>
          </table:table-cell>
          <table:table-cell table:number-columns-repeated="5"/>
          <table:table-cell table:formula="of:=COM.MICROSOFT.NORM.INV(RAND();[.$S$28];[.$S$30])" office:value-type="float" office:value="58093.8933707216" calcext:value-type="float">
            <text:p>58093,8933707216</text:p>
          </table:table-cell>
          <table:table-cell table:number-columns-repeated="1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18+4*RAND()" office:value-type="float" office:value="21.4006656375714" calcext:value-type="float">
            <text:p>21,4007</text:p>
          </table:table-cell>
          <table:table-cell table:number-columns-repeated="5"/>
          <table:table-cell office:value-type="float" office:value="1947" calcext:value-type="float">
            <text:p>1947</text:p>
          </table:table-cell>
          <table:table-cell table:formula="of:=COM.MICROSOFT.NORM.INV(RAND();80;10)" office:value-type="float" office:value="76.5364885025055" calcext:value-type="float">
            <text:p>76,5365</text:p>
          </table:table-cell>
          <table:table-cell table:number-columns-repeated="5"/>
          <table:table-cell office:value-type="float" office:value="1947" calcext:value-type="float">
            <text:p>1947</text:p>
          </table:table-cell>
          <table:table-cell table:formula="of:=4*PI()*PI()*[.I1972]*[.B1972]" office:value-type="float" office:value="64662.9555887471" calcext:value-type="float">
            <text:p>64662,9556</text:p>
          </table:table-cell>
          <table:table-cell table:number-columns-repeated="5"/>
          <table:table-cell table:formula="of:=COM.MICROSOFT.NORM.INV(RAND();[.$S$28];[.$S$30])" office:value-type="float" office:value="64746.3062104172" calcext:value-type="float">
            <text:p>64746,3062104172</text:p>
          </table:table-cell>
          <table:table-cell table:number-columns-repeated="1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18+4*RAND()" office:value-type="float" office:value="21.159767031204" calcext:value-type="float">
            <text:p>21,1598</text:p>
          </table:table-cell>
          <table:table-cell table:number-columns-repeated="5"/>
          <table:table-cell office:value-type="float" office:value="1948" calcext:value-type="float">
            <text:p>1948</text:p>
          </table:table-cell>
          <table:table-cell table:formula="of:=COM.MICROSOFT.NORM.INV(RAND();80;10)" office:value-type="float" office:value="81.0462814267202" calcext:value-type="float">
            <text:p>81,0463</text:p>
          </table:table-cell>
          <table:table-cell table:number-columns-repeated="5"/>
          <table:table-cell office:value-type="float" office:value="1948" calcext:value-type="float">
            <text:p>1948</text:p>
          </table:table-cell>
          <table:table-cell table:formula="of:=4*PI()*PI()*[.I1973]*[.B1973]" office:value-type="float" office:value="67702.3450412279" calcext:value-type="float">
            <text:p>67702,3450</text:p>
          </table:table-cell>
          <table:table-cell table:number-columns-repeated="5"/>
          <table:table-cell table:formula="of:=COM.MICROSOFT.NORM.INV(RAND();[.$S$28];[.$S$30])" office:value-type="float" office:value="57573.590989269" calcext:value-type="float">
            <text:p>57573,590989269</text:p>
          </table:table-cell>
          <table:table-cell table:number-columns-repeated="1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18+4*RAND()" office:value-type="float" office:value="19.8617683905177" calcext:value-type="float">
            <text:p>19,8618</text:p>
          </table:table-cell>
          <table:table-cell table:number-columns-repeated="5"/>
          <table:table-cell office:value-type="float" office:value="1949" calcext:value-type="float">
            <text:p>1949</text:p>
          </table:table-cell>
          <table:table-cell table:formula="of:=COM.MICROSOFT.NORM.INV(RAND();80;10)" office:value-type="float" office:value="65.7662876114755" calcext:value-type="float">
            <text:p>65,7663</text:p>
          </table:table-cell>
          <table:table-cell table:number-columns-repeated="5"/>
          <table:table-cell office:value-type="float" office:value="1949" calcext:value-type="float">
            <text:p>1949</text:p>
          </table:table-cell>
          <table:table-cell table:formula="of:=4*PI()*PI()*[.I1974]*[.B1974]" office:value-type="float" office:value="51568.0818358493" calcext:value-type="float">
            <text:p>51568,0818</text:p>
          </table:table-cell>
          <table:table-cell table:number-columns-repeated="5"/>
          <table:table-cell table:formula="of:=COM.MICROSOFT.NORM.INV(RAND();[.$S$28];[.$S$30])" office:value-type="float" office:value="52833.1718040701" calcext:value-type="float">
            <text:p>52833,1718040701</text:p>
          </table:table-cell>
          <table:table-cell table:number-columns-repeated="1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18+4*RAND()" office:value-type="float" office:value="18.0630110115744" calcext:value-type="float">
            <text:p>18,0630</text:p>
          </table:table-cell>
          <table:table-cell table:number-columns-repeated="5"/>
          <table:table-cell office:value-type="float" office:value="1950" calcext:value-type="float">
            <text:p>1950</text:p>
          </table:table-cell>
          <table:table-cell table:formula="of:=COM.MICROSOFT.NORM.INV(RAND();80;10)" office:value-type="float" office:value="74.5439903423838" calcext:value-type="float">
            <text:p>74,5440</text:p>
          </table:table-cell>
          <table:table-cell table:number-columns-repeated="5"/>
          <table:table-cell office:value-type="float" office:value="1950" calcext:value-type="float">
            <text:p>1950</text:p>
          </table:table-cell>
          <table:table-cell table:formula="of:=4*PI()*PI()*[.I1975]*[.B1975]" office:value-type="float" office:value="53157.2518202812" calcext:value-type="float">
            <text:p>53157,2518</text:p>
          </table:table-cell>
          <table:table-cell table:number-columns-repeated="5"/>
          <table:table-cell table:formula="of:=COM.MICROSOFT.NORM.INV(RAND();[.$S$28];[.$S$30])" office:value-type="float" office:value="69325.693535537" calcext:value-type="float">
            <text:p>69325,693535537</text:p>
          </table:table-cell>
          <table:table-cell table:number-columns-repeated="1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18+4*RAND()" office:value-type="float" office:value="19.7439145534299" calcext:value-type="float">
            <text:p>19,7439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formula="of:=COM.MICROSOFT.NORM.INV(RAND();80;10)" office:value-type="float" office:value="91.0643274880969" calcext:value-type="float">
            <text:p>91,0643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formula="of:=4*PI()*PI()*[.I1976]*[.B1976]" office:value-type="float" office:value="70980.8644611709" calcext:value-type="float">
            <text:p>70980,8645</text:p>
          </table:table-cell>
          <table:table-cell table:number-columns-repeated="5"/>
          <table:table-cell table:formula="of:=COM.MICROSOFT.NORM.INV(RAND();[.$S$28];[.$S$30])" office:value-type="float" office:value="73247.9706548379" calcext:value-type="float">
            <text:p>73247,9706548379</text:p>
          </table:table-cell>
          <table:table-cell table:number-columns-repeated="1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18+4*RAND()" office:value-type="float" office:value="20.2262564604171" calcext:value-type="float">
            <text:p>20,2263</text:p>
          </table:table-cell>
          <table:table-cell table:number-columns-repeated="5"/>
          <table:table-cell office:value-type="float" office:value="1952" calcext:value-type="float">
            <text:p>1952</text:p>
          </table:table-cell>
          <table:table-cell table:formula="of:=COM.MICROSOFT.NORM.INV(RAND();80;10)" office:value-type="float" office:value="78.0241348236845" calcext:value-type="float">
            <text:p>78,0241</text:p>
          </table:table-cell>
          <table:table-cell table:number-columns-repeated="5"/>
          <table:table-cell office:value-type="float" office:value="1952" calcext:value-type="float">
            <text:p>1952</text:p>
          </table:table-cell>
          <table:table-cell table:formula="of:=4*PI()*PI()*[.I1977]*[.B1977]" office:value-type="float" office:value="62302.3184023115" calcext:value-type="float">
            <text:p>62302,3184</text:p>
          </table:table-cell>
          <table:table-cell table:number-columns-repeated="5"/>
          <table:table-cell table:formula="of:=COM.MICROSOFT.NORM.INV(RAND();[.$S$28];[.$S$30])" office:value-type="float" office:value="59577.7492955241" calcext:value-type="float">
            <text:p>59577,7492955241</text:p>
          </table:table-cell>
          <table:table-cell table:number-columns-repeated="1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18+4*RAND()" office:value-type="float" office:value="21.2433107527904" calcext:value-type="float">
            <text:p>21,2433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formula="of:=COM.MICROSOFT.NORM.INV(RAND();80;10)" office:value-type="float" office:value="73.2047152738213" calcext:value-type="float">
            <text:p>73,2047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formula="of:=4*PI()*PI()*[.I1978]*[.B1978]" office:value-type="float" office:value="61393.302337282" calcext:value-type="float">
            <text:p>61393,3023</text:p>
          </table:table-cell>
          <table:table-cell table:number-columns-repeated="5"/>
          <table:table-cell table:formula="of:=COM.MICROSOFT.NORM.INV(RAND();[.$S$28];[.$S$30])" office:value-type="float" office:value="59277.280510502" calcext:value-type="float">
            <text:p>59277,280510502</text:p>
          </table:table-cell>
          <table:table-cell table:number-columns-repeated="1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18+4*RAND()" office:value-type="float" office:value="21.8808900532313" calcext:value-type="float">
            <text:p>21,8809</text:p>
          </table:table-cell>
          <table:table-cell table:number-columns-repeated="5"/>
          <table:table-cell office:value-type="float" office:value="1954" calcext:value-type="float">
            <text:p>1954</text:p>
          </table:table-cell>
          <table:table-cell table:formula="of:=COM.MICROSOFT.NORM.INV(RAND();80;10)" office:value-type="float" office:value="71.3558799970405" calcext:value-type="float">
            <text:p>71,3559</text:p>
          </table:table-cell>
          <table:table-cell table:number-columns-repeated="5"/>
          <table:table-cell office:value-type="float" office:value="1954" calcext:value-type="float">
            <text:p>1954</text:p>
          </table:table-cell>
          <table:table-cell table:formula="of:=4*PI()*PI()*[.I1979]*[.B1979]" office:value-type="float" office:value="61638.8442668921" calcext:value-type="float">
            <text:p>61638,8443</text:p>
          </table:table-cell>
          <table:table-cell table:number-columns-repeated="5"/>
          <table:table-cell table:formula="of:=COM.MICROSOFT.NORM.INV(RAND();[.$S$28];[.$S$30])" office:value-type="float" office:value="62456.5098104195" calcext:value-type="float">
            <text:p>62456,5098104195</text:p>
          </table:table-cell>
          <table:table-cell table:number-columns-repeated="1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18+4*RAND()" office:value-type="float" office:value="19.5098719340749" calcext:value-type="float">
            <text:p>19,5099</text:p>
          </table:table-cell>
          <table:table-cell table:number-columns-repeated="5"/>
          <table:table-cell office:value-type="float" office:value="1955" calcext:value-type="float">
            <text:p>1955</text:p>
          </table:table-cell>
          <table:table-cell table:formula="of:=COM.MICROSOFT.NORM.INV(RAND();80;10)" office:value-type="float" office:value="80.5790035241787" calcext:value-type="float">
            <text:p>80,5790</text:p>
          </table:table-cell>
          <table:table-cell table:number-columns-repeated="5"/>
          <table:table-cell office:value-type="float" office:value="1955" calcext:value-type="float">
            <text:p>1955</text:p>
          </table:table-cell>
          <table:table-cell table:formula="of:=4*PI()*PI()*[.I1980]*[.B1980]" office:value-type="float" office:value="62063.4691707328" calcext:value-type="float">
            <text:p>62063,4692</text:p>
          </table:table-cell>
          <table:table-cell table:number-columns-repeated="5"/>
          <table:table-cell table:formula="of:=COM.MICROSOFT.NORM.INV(RAND();[.$S$28];[.$S$30])" office:value-type="float" office:value="58597.126637592" calcext:value-type="float">
            <text:p>58597,126637592</text:p>
          </table:table-cell>
          <table:table-cell table:number-columns-repeated="1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18+4*RAND()" office:value-type="float" office:value="18.2672170079313" calcext:value-type="float">
            <text:p>18,2672</text:p>
          </table:table-cell>
          <table:table-cell table:number-columns-repeated="5"/>
          <table:table-cell office:value-type="float" office:value="1956" calcext:value-type="float">
            <text:p>1956</text:p>
          </table:table-cell>
          <table:table-cell table:formula="of:=COM.MICROSOFT.NORM.INV(RAND();80;10)" office:value-type="float" office:value="80.9213819945442" calcext:value-type="float">
            <text:p>80,9214</text:p>
          </table:table-cell>
          <table:table-cell table:number-columns-repeated="5"/>
          <table:table-cell office:value-type="float" office:value="1956" calcext:value-type="float">
            <text:p>1956</text:p>
          </table:table-cell>
          <table:table-cell table:formula="of:=4*PI()*PI()*[.I1981]*[.B1981]" office:value-type="float" office:value="58357.3303167913" calcext:value-type="float">
            <text:p>58357,3303</text:p>
          </table:table-cell>
          <table:table-cell table:number-columns-repeated="5"/>
          <table:table-cell table:formula="of:=COM.MICROSOFT.NORM.INV(RAND();[.$S$28];[.$S$30])" office:value-type="float" office:value="73498.2842202764" calcext:value-type="float">
            <text:p>73498,2842202764</text:p>
          </table:table-cell>
          <table:table-cell table:number-columns-repeated="1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18+4*RAND()" office:value-type="float" office:value="20.8557196692564" calcext:value-type="float">
            <text:p>20,8557</text:p>
          </table:table-cell>
          <table:table-cell table:number-columns-repeated="5"/>
          <table:table-cell office:value-type="float" office:value="1957" calcext:value-type="float">
            <text:p>1957</text:p>
          </table:table-cell>
          <table:table-cell table:formula="of:=COM.MICROSOFT.NORM.INV(RAND();80;10)" office:value-type="float" office:value="76.5621420457182" calcext:value-type="float">
            <text:p>76,5621</text:p>
          </table:table-cell>
          <table:table-cell table:number-columns-repeated="5"/>
          <table:table-cell office:value-type="float" office:value="1957" calcext:value-type="float">
            <text:p>1957</text:p>
          </table:table-cell>
          <table:table-cell table:formula="of:=4*PI()*PI()*[.I1982]*[.B1982]" office:value-type="float" office:value="63037.5017101978" calcext:value-type="float">
            <text:p>63037,5017</text:p>
          </table:table-cell>
          <table:table-cell table:number-columns-repeated="5"/>
          <table:table-cell table:formula="of:=COM.MICROSOFT.NORM.INV(RAND();[.$S$28];[.$S$30])" office:value-type="float" office:value="62149.2053158724" calcext:value-type="float">
            <text:p>62149,2053158724</text:p>
          </table:table-cell>
          <table:table-cell table:number-columns-repeated="1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18+4*RAND()" office:value-type="float" office:value="19.0334918913431" calcext:value-type="float">
            <text:p>19,0335</text:p>
          </table:table-cell>
          <table:table-cell table:number-columns-repeated="5"/>
          <table:table-cell office:value-type="float" office:value="1958" calcext:value-type="float">
            <text:p>1958</text:p>
          </table:table-cell>
          <table:table-cell table:formula="of:=COM.MICROSOFT.NORM.INV(RAND();80;10)" office:value-type="float" office:value="89.9701424519629" calcext:value-type="float">
            <text:p>89,9701</text:p>
          </table:table-cell>
          <table:table-cell table:number-columns-repeated="5"/>
          <table:table-cell office:value-type="float" office:value="1958" calcext:value-type="float">
            <text:p>1958</text:p>
          </table:table-cell>
          <table:table-cell table:formula="of:=4*PI()*PI()*[.I1983]*[.B1983]" office:value-type="float" office:value="67604.6573978974" calcext:value-type="float">
            <text:p>67604,6574</text:p>
          </table:table-cell>
          <table:table-cell table:number-columns-repeated="5"/>
          <table:table-cell table:formula="of:=COM.MICROSOFT.NORM.INV(RAND();[.$S$28];[.$S$30])" office:value-type="float" office:value="68274.4840170359" calcext:value-type="float">
            <text:p>68274,4840170359</text:p>
          </table:table-cell>
          <table:table-cell table:number-columns-repeated="1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18+4*RAND()" office:value-type="float" office:value="20.5650545745157" calcext:value-type="float">
            <text:p>20,5651</text:p>
          </table:table-cell>
          <table:table-cell table:number-columns-repeated="5"/>
          <table:table-cell office:value-type="float" office:value="1959" calcext:value-type="float">
            <text:p>1959</text:p>
          </table:table-cell>
          <table:table-cell table:formula="of:=COM.MICROSOFT.NORM.INV(RAND();80;10)" office:value-type="float" office:value="70.3735395250024" calcext:value-type="float">
            <text:p>70,3735</text:p>
          </table:table-cell>
          <table:table-cell table:number-columns-repeated="5"/>
          <table:table-cell office:value-type="float" office:value="1959" calcext:value-type="float">
            <text:p>1959</text:p>
          </table:table-cell>
          <table:table-cell table:formula="of:=4*PI()*PI()*[.I1984]*[.B1984]" office:value-type="float" office:value="57134.5745838197" calcext:value-type="float">
            <text:p>57134,5746</text:p>
          </table:table-cell>
          <table:table-cell table:number-columns-repeated="5"/>
          <table:table-cell table:formula="of:=COM.MICROSOFT.NORM.INV(RAND();[.$S$28];[.$S$30])" office:value-type="float" office:value="68448.0148436159" calcext:value-type="float">
            <text:p>68448,0148436159</text:p>
          </table:table-cell>
          <table:table-cell table:number-columns-repeated="1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18+4*RAND()" office:value-type="float" office:value="18.1629392537288" calcext:value-type="float">
            <text:p>18,1629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formula="of:=COM.MICROSOFT.NORM.INV(RAND();80;10)" office:value-type="float" office:value="94.4987525873072" calcext:value-type="float">
            <text:p>94,4988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formula="of:=4*PI()*PI()*[.I1985]*[.B1985]" office:value-type="float" office:value="67759.7730739187" calcext:value-type="float">
            <text:p>67759,7731</text:p>
          </table:table-cell>
          <table:table-cell table:number-columns-repeated="5"/>
          <table:table-cell table:formula="of:=COM.MICROSOFT.NORM.INV(RAND();[.$S$28];[.$S$30])" office:value-type="float" office:value="67399.8303407552" calcext:value-type="float">
            <text:p>67399,8303407552</text:p>
          </table:table-cell>
          <table:table-cell table:number-columns-repeated="1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18+4*RAND()" office:value-type="float" office:value="20.23501352733" calcext:value-type="float">
            <text:p>20,2350</text:p>
          </table:table-cell>
          <table:table-cell table:number-columns-repeated="5"/>
          <table:table-cell office:value-type="float" office:value="1961" calcext:value-type="float">
            <text:p>1961</text:p>
          </table:table-cell>
          <table:table-cell table:formula="of:=COM.MICROSOFT.NORM.INV(RAND();80;10)" office:value-type="float" office:value="81.971395538249" calcext:value-type="float">
            <text:p>81,9714</text:p>
          </table:table-cell>
          <table:table-cell table:number-columns-repeated="5"/>
          <table:table-cell office:value-type="float" office:value="1961" calcext:value-type="float">
            <text:p>1961</text:p>
          </table:table-cell>
          <table:table-cell table:formula="of:=4*PI()*PI()*[.I1986]*[.B1986]" office:value-type="float" office:value="65482.5472006228" calcext:value-type="float">
            <text:p>65482,5472</text:p>
          </table:table-cell>
          <table:table-cell table:number-columns-repeated="5"/>
          <table:table-cell table:formula="of:=COM.MICROSOFT.NORM.INV(RAND();[.$S$28];[.$S$30])" office:value-type="float" office:value="70785.6609230906" calcext:value-type="float">
            <text:p>70785,6609230906</text:p>
          </table:table-cell>
          <table:table-cell table:number-columns-repeated="1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18+4*RAND()" office:value-type="float" office:value="19.1847360995598" calcext:value-type="float">
            <text:p>19,1847</text:p>
          </table:table-cell>
          <table:table-cell table:number-columns-repeated="5"/>
          <table:table-cell office:value-type="float" office:value="1962" calcext:value-type="float">
            <text:p>1962</text:p>
          </table:table-cell>
          <table:table-cell table:formula="of:=COM.MICROSOFT.NORM.INV(RAND();80;10)" office:value-type="float" office:value="76.4079046359261" calcext:value-type="float">
            <text:p>76,4079</text:p>
          </table:table-cell>
          <table:table-cell table:number-columns-repeated="5"/>
          <table:table-cell office:value-type="float" office:value="1962" calcext:value-type="float">
            <text:p>1962</text:p>
          </table:table-cell>
          <table:table-cell table:formula="of:=4*PI()*PI()*[.I1987]*[.B1987]" office:value-type="float" office:value="57870.0498223573" calcext:value-type="float">
            <text:p>57870,0498</text:p>
          </table:table-cell>
          <table:table-cell table:number-columns-repeated="5"/>
          <table:table-cell table:formula="of:=COM.MICROSOFT.NORM.INV(RAND();[.$S$28];[.$S$30])" office:value-type="float" office:value="64938.6566341238" calcext:value-type="float">
            <text:p>64938,6566341238</text:p>
          </table:table-cell>
          <table:table-cell table:number-columns-repeated="1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18+4*RAND()" office:value-type="float" office:value="21.5162907741033" calcext:value-type="float">
            <text:p>21,5163</text:p>
          </table:table-cell>
          <table:table-cell table:number-columns-repeated="5"/>
          <table:table-cell office:value-type="float" office:value="1963" calcext:value-type="float">
            <text:p>1963</text:p>
          </table:table-cell>
          <table:table-cell table:formula="of:=COM.MICROSOFT.NORM.INV(RAND();80;10)" office:value-type="float" office:value="64.2648728332182" calcext:value-type="float">
            <text:p>64,2649</text:p>
          </table:table-cell>
          <table:table-cell table:number-columns-repeated="5"/>
          <table:table-cell office:value-type="float" office:value="1963" calcext:value-type="float">
            <text:p>1963</text:p>
          </table:table-cell>
          <table:table-cell table:formula="of:=4*PI()*PI()*[.I1988]*[.B1988]" office:value-type="float" office:value="54588.4538941569" calcext:value-type="float">
            <text:p>54588,4539</text:p>
          </table:table-cell>
          <table:table-cell table:number-columns-repeated="5"/>
          <table:table-cell table:formula="of:=COM.MICROSOFT.NORM.INV(RAND();[.$S$28];[.$S$30])" office:value-type="float" office:value="52337.3531041742" calcext:value-type="float">
            <text:p>52337,3531041742</text:p>
          </table:table-cell>
          <table:table-cell table:number-columns-repeated="1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18+4*RAND()" office:value-type="float" office:value="18.756642262917" calcext:value-type="float">
            <text:p>18,7566</text:p>
          </table:table-cell>
          <table:table-cell table:number-columns-repeated="5"/>
          <table:table-cell office:value-type="float" office:value="1964" calcext:value-type="float">
            <text:p>1964</text:p>
          </table:table-cell>
          <table:table-cell table:formula="of:=COM.MICROSOFT.NORM.INV(RAND();80;10)" office:value-type="float" office:value="96.4913138602898" calcext:value-type="float">
            <text:p>96,4913</text:p>
          </table:table-cell>
          <table:table-cell table:number-columns-repeated="5"/>
          <table:table-cell office:value-type="float" office:value="1964" calcext:value-type="float">
            <text:p>1964</text:p>
          </table:table-cell>
          <table:table-cell table:formula="of:=4*PI()*PI()*[.I1989]*[.B1989]" office:value-type="float" office:value="71450.134729774" calcext:value-type="float">
            <text:p>71450,1347</text:p>
          </table:table-cell>
          <table:table-cell table:number-columns-repeated="5"/>
          <table:table-cell table:formula="of:=COM.MICROSOFT.NORM.INV(RAND();[.$S$28];[.$S$30])" office:value-type="float" office:value="61891.1862581874" calcext:value-type="float">
            <text:p>61891,1862581874</text:p>
          </table:table-cell>
          <table:table-cell table:number-columns-repeated="1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18+4*RAND()" office:value-type="float" office:value="21.2821476380341" calcext:value-type="float">
            <text:p>21,2821</text:p>
          </table:table-cell>
          <table:table-cell table:number-columns-repeated="5"/>
          <table:table-cell office:value-type="float" office:value="1965" calcext:value-type="float">
            <text:p>1965</text:p>
          </table:table-cell>
          <table:table-cell table:formula="of:=COM.MICROSOFT.NORM.INV(RAND();80;10)" office:value-type="float" office:value="80.5831799085792" calcext:value-type="float">
            <text:p>80,5832</text:p>
          </table:table-cell>
          <table:table-cell table:number-columns-repeated="5"/>
          <table:table-cell office:value-type="float" office:value="1965" calcext:value-type="float">
            <text:p>1965</text:p>
          </table:table-cell>
          <table:table-cell table:formula="of:=4*PI()*PI()*[.I1990]*[.B1990]" office:value-type="float" office:value="67704.8202678132" calcext:value-type="float">
            <text:p>67704,8203</text:p>
          </table:table-cell>
          <table:table-cell table:number-columns-repeated="5"/>
          <table:table-cell table:formula="of:=COM.MICROSOFT.NORM.INV(RAND();[.$S$28];[.$S$30])" office:value-type="float" office:value="78103.8427823134" calcext:value-type="float">
            <text:p>78103,8427823134</text:p>
          </table:table-cell>
          <table:table-cell table:number-columns-repeated="1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18+4*RAND()" office:value-type="float" office:value="21.2526865410619" calcext:value-type="float">
            <text:p>21,2527</text:p>
          </table:table-cell>
          <table:table-cell table:number-columns-repeated="5"/>
          <table:table-cell office:value-type="float" office:value="1966" calcext:value-type="float">
            <text:p>1966</text:p>
          </table:table-cell>
          <table:table-cell table:formula="of:=COM.MICROSOFT.NORM.INV(RAND();80;10)" office:value-type="float" office:value="87.5818645643079" calcext:value-type="float">
            <text:p>87,5819</text:p>
          </table:table-cell>
          <table:table-cell table:number-columns-repeated="5"/>
          <table:table-cell office:value-type="float" office:value="1966" calcext:value-type="float">
            <text:p>1966</text:p>
          </table:table-cell>
          <table:table-cell table:formula="of:=4*PI()*PI()*[.I1991]*[.B1991]" office:value-type="float" office:value="73483.1492232663" calcext:value-type="float">
            <text:p>73483,1492</text:p>
          </table:table-cell>
          <table:table-cell table:number-columns-repeated="5"/>
          <table:table-cell table:formula="of:=COM.MICROSOFT.NORM.INV(RAND();[.$S$28];[.$S$30])" office:value-type="float" office:value="63356.4506084713" calcext:value-type="float">
            <text:p>63356,4506084713</text:p>
          </table:table-cell>
          <table:table-cell table:number-columns-repeated="1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18+4*RAND()" office:value-type="float" office:value="19.0293519156985" calcext:value-type="float">
            <text:p>19,0294</text:p>
          </table:table-cell>
          <table:table-cell table:number-columns-repeated="5"/>
          <table:table-cell office:value-type="float" office:value="1967" calcext:value-type="float">
            <text:p>1967</text:p>
          </table:table-cell>
          <table:table-cell table:formula="of:=COM.MICROSOFT.NORM.INV(RAND();80;10)" office:value-type="float" office:value="78.5529210155737" calcext:value-type="float">
            <text:p>78,5529</text:p>
          </table:table-cell>
          <table:table-cell table:number-columns-repeated="5"/>
          <table:table-cell office:value-type="float" office:value="1967" calcext:value-type="float">
            <text:p>1967</text:p>
          </table:table-cell>
          <table:table-cell table:formula="of:=4*PI()*PI()*[.I1992]*[.B1992]" office:value-type="float" office:value="59012.7799251964" calcext:value-type="float">
            <text:p>59012,7799</text:p>
          </table:table-cell>
          <table:table-cell table:number-columns-repeated="5"/>
          <table:table-cell table:formula="of:=COM.MICROSOFT.NORM.INV(RAND();[.$S$28];[.$S$30])" office:value-type="float" office:value="59982.7521271729" calcext:value-type="float">
            <text:p>59982,7521271729</text:p>
          </table:table-cell>
          <table:table-cell table:number-columns-repeated="1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18+4*RAND()" office:value-type="float" office:value="19.0675095780753" calcext:value-type="float">
            <text:p>19,0675</text:p>
          </table:table-cell>
          <table:table-cell table:number-columns-repeated="5"/>
          <table:table-cell office:value-type="float" office:value="1968" calcext:value-type="float">
            <text:p>1968</text:p>
          </table:table-cell>
          <table:table-cell table:formula="of:=COM.MICROSOFT.NORM.INV(RAND();80;10)" office:value-type="float" office:value="97.3105486826588" calcext:value-type="float">
            <text:p>97,3105</text:p>
          </table:table-cell>
          <table:table-cell table:number-columns-repeated="5"/>
          <table:table-cell office:value-type="float" office:value="1968" calcext:value-type="float">
            <text:p>1968</text:p>
          </table:table-cell>
          <table:table-cell table:formula="of:=4*PI()*PI()*[.I1993]*[.B1993]" office:value-type="float" office:value="73251.0123689094" calcext:value-type="float">
            <text:p>73251,0124</text:p>
          </table:table-cell>
          <table:table-cell table:number-columns-repeated="5"/>
          <table:table-cell table:formula="of:=COM.MICROSOFT.NORM.INV(RAND();[.$S$28];[.$S$30])" office:value-type="float" office:value="61032.4893196339" calcext:value-type="float">
            <text:p>61032,4893196339</text:p>
          </table:table-cell>
          <table:table-cell table:number-columns-repeated="1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18+4*RAND()" office:value-type="float" office:value="19.9690705607645" calcext:value-type="float">
            <text:p>19,9691</text:p>
          </table:table-cell>
          <table:table-cell table:number-columns-repeated="5"/>
          <table:table-cell office:value-type="float" office:value="1969" calcext:value-type="float">
            <text:p>1969</text:p>
          </table:table-cell>
          <table:table-cell table:formula="of:=COM.MICROSOFT.NORM.INV(RAND();80;10)" office:value-type="float" office:value="82.8624966494341" calcext:value-type="float">
            <text:p>82,8625</text:p>
          </table:table-cell>
          <table:table-cell table:number-columns-repeated="5"/>
          <table:table-cell office:value-type="float" office:value="1969" calcext:value-type="float">
            <text:p>1969</text:p>
          </table:table-cell>
          <table:table-cell table:formula="of:=4*PI()*PI()*[.I1994]*[.B1994]" office:value-type="float" office:value="65324.4260657152" calcext:value-type="float">
            <text:p>65324,4261</text:p>
          </table:table-cell>
          <table:table-cell table:number-columns-repeated="5"/>
          <table:table-cell table:formula="of:=COM.MICROSOFT.NORM.INV(RAND();[.$S$28];[.$S$30])" office:value-type="float" office:value="74212.9887776563" calcext:value-type="float">
            <text:p>74212,9887776563</text:p>
          </table:table-cell>
          <table:table-cell table:number-columns-repeated="1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18+4*RAND()" office:value-type="float" office:value="18.4346415470354" calcext:value-type="float">
            <text:p>18,4346</text:p>
          </table:table-cell>
          <table:table-cell table:number-columns-repeated="5"/>
          <table:table-cell office:value-type="float" office:value="1970" calcext:value-type="float">
            <text:p>1970</text:p>
          </table:table-cell>
          <table:table-cell table:formula="of:=COM.MICROSOFT.NORM.INV(RAND();80;10)" office:value-type="float" office:value="75.7087685303083" calcext:value-type="float">
            <text:p>75,7088</text:p>
          </table:table-cell>
          <table:table-cell table:number-columns-repeated="5"/>
          <table:table-cell office:value-type="float" office:value="1970" calcext:value-type="float">
            <text:p>1970</text:p>
          </table:table-cell>
          <table:table-cell table:formula="of:=4*PI()*PI()*[.I1995]*[.B1995]" office:value-type="float" office:value="55098.6066151924" calcext:value-type="float">
            <text:p>55098,6066</text:p>
          </table:table-cell>
          <table:table-cell table:number-columns-repeated="5"/>
          <table:table-cell table:formula="of:=COM.MICROSOFT.NORM.INV(RAND();[.$S$28];[.$S$30])" office:value-type="float" office:value="73107.7914521863" calcext:value-type="float">
            <text:p>73107,7914521863</text:p>
          </table:table-cell>
          <table:table-cell table:number-columns-repeated="1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18+4*RAND()" office:value-type="float" office:value="18.1669314564206" calcext:value-type="float">
            <text:p>18,1669</text:p>
          </table:table-cell>
          <table:table-cell table:number-columns-repeated="5"/>
          <table:table-cell office:value-type="float" office:value="1971" calcext:value-type="float">
            <text:p>1971</text:p>
          </table:table-cell>
          <table:table-cell table:formula="of:=COM.MICROSOFT.NORM.INV(RAND();80;10)" office:value-type="float" office:value="92.6902708604174" calcext:value-type="float">
            <text:p>92,6903</text:p>
          </table:table-cell>
          <table:table-cell table:number-columns-repeated="5"/>
          <table:table-cell office:value-type="float" office:value="1971" calcext:value-type="float">
            <text:p>1971</text:p>
          </table:table-cell>
          <table:table-cell table:formula="of:=4*PI()*PI()*[.I1996]*[.B1996]" office:value-type="float" office:value="66477.6204487462" calcext:value-type="float">
            <text:p>66477,6204</text:p>
          </table:table-cell>
          <table:table-cell table:number-columns-repeated="5"/>
          <table:table-cell table:formula="of:=COM.MICROSOFT.NORM.INV(RAND();[.$S$28];[.$S$30])" office:value-type="float" office:value="58637.0460015712" calcext:value-type="float">
            <text:p>58637,0460015712</text:p>
          </table:table-cell>
          <table:table-cell table:number-columns-repeated="1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18+4*RAND()" office:value-type="float" office:value="21.1495123640634" calcext:value-type="float">
            <text:p>21,1495</text:p>
          </table:table-cell>
          <table:table-cell table:number-columns-repeated="5"/>
          <table:table-cell office:value-type="float" office:value="1972" calcext:value-type="float">
            <text:p>1972</text:p>
          </table:table-cell>
          <table:table-cell table:formula="of:=COM.MICROSOFT.NORM.INV(RAND();80;10)" office:value-type="float" office:value="82.4414883723669" calcext:value-type="float">
            <text:p>82,4415</text:p>
          </table:table-cell>
          <table:table-cell table:number-columns-repeated="5"/>
          <table:table-cell office:value-type="float" office:value="1972" calcext:value-type="float">
            <text:p>1972</text:p>
          </table:table-cell>
          <table:table-cell table:formula="of:=4*PI()*PI()*[.I1997]*[.B1997]" office:value-type="float" office:value="68834.4614606176" calcext:value-type="float">
            <text:p>68834,4615</text:p>
          </table:table-cell>
          <table:table-cell table:number-columns-repeated="5"/>
          <table:table-cell table:formula="of:=COM.MICROSOFT.NORM.INV(RAND();[.$S$28];[.$S$30])" office:value-type="float" office:value="65650.7578916386" calcext:value-type="float">
            <text:p>65650,7578916386</text:p>
          </table:table-cell>
          <table:table-cell table:number-columns-repeated="1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18+4*RAND()" office:value-type="float" office:value="20.8112417259254" calcext:value-type="float">
            <text:p>20,8112</text:p>
          </table:table-cell>
          <table:table-cell table:number-columns-repeated="5"/>
          <table:table-cell office:value-type="float" office:value="1973" calcext:value-type="float">
            <text:p>1973</text:p>
          </table:table-cell>
          <table:table-cell table:formula="of:=COM.MICROSOFT.NORM.INV(RAND();80;10)" office:value-type="float" office:value="86.5915316330567" calcext:value-type="float">
            <text:p>86,5915</text:p>
          </table:table-cell>
          <table:table-cell table:number-columns-repeated="5"/>
          <table:table-cell office:value-type="float" office:value="1973" calcext:value-type="float">
            <text:p>1973</text:p>
          </table:table-cell>
          <table:table-cell table:formula="of:=4*PI()*PI()*[.I1998]*[.B1998]" office:value-type="float" office:value="71143.1600560436" calcext:value-type="float">
            <text:p>71143,1601</text:p>
          </table:table-cell>
          <table:table-cell table:number-columns-repeated="5"/>
          <table:table-cell table:formula="of:=COM.MICROSOFT.NORM.INV(RAND();[.$S$28];[.$S$30])" office:value-type="float" office:value="64719.4748341955" calcext:value-type="float">
            <text:p>64719,4748341955</text:p>
          </table:table-cell>
          <table:table-cell table:number-columns-repeated="1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18+4*RAND()" office:value-type="float" office:value="19.2929865238257" calcext:value-type="float">
            <text:p>19,2930</text:p>
          </table:table-cell>
          <table:table-cell table:number-columns-repeated="5"/>
          <table:table-cell office:value-type="float" office:value="1974" calcext:value-type="float">
            <text:p>1974</text:p>
          </table:table-cell>
          <table:table-cell table:formula="of:=COM.MICROSOFT.NORM.INV(RAND();80;10)" office:value-type="float" office:value="60.5669981743088" calcext:value-type="float">
            <text:p>60,5670</text:p>
          </table:table-cell>
          <table:table-cell table:number-columns-repeated="5"/>
          <table:table-cell office:value-type="float" office:value="1974" calcext:value-type="float">
            <text:p>1974</text:p>
          </table:table-cell>
          <table:table-cell table:formula="of:=4*PI()*PI()*[.I1999]*[.B1999]" office:value-type="float" office:value="46131.2526190126" calcext:value-type="float">
            <text:p>46131,2526</text:p>
          </table:table-cell>
          <table:table-cell table:number-columns-repeated="5"/>
          <table:table-cell table:formula="of:=COM.MICROSOFT.NORM.INV(RAND();[.$S$28];[.$S$30])" office:value-type="float" office:value="47977.8732324646" calcext:value-type="float">
            <text:p>47977,8732324646</text:p>
          </table:table-cell>
          <table:table-cell table:number-columns-repeated="1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18+4*RAND()" office:value-type="float" office:value="19.7795613822527" calcext:value-type="float">
            <text:p>19,7796</text:p>
          </table:table-cell>
          <table:table-cell table:number-columns-repeated="5"/>
          <table:table-cell office:value-type="float" office:value="1975" calcext:value-type="float">
            <text:p>1975</text:p>
          </table:table-cell>
          <table:table-cell table:formula="of:=COM.MICROSOFT.NORM.INV(RAND();80;10)" office:value-type="float" office:value="76.794385484135" calcext:value-type="float">
            <text:p>76,7944</text:p>
          </table:table-cell>
          <table:table-cell table:number-columns-repeated="5"/>
          <table:table-cell office:value-type="float" office:value="1975" calcext:value-type="float">
            <text:p>1975</text:p>
          </table:table-cell>
          <table:table-cell table:formula="of:=4*PI()*PI()*[.I2000]*[.B2000]" office:value-type="float" office:value="59966.1080493386" calcext:value-type="float">
            <text:p>59966,1080</text:p>
          </table:table-cell>
          <table:table-cell table:number-columns-repeated="5"/>
          <table:table-cell table:formula="of:=COM.MICROSOFT.NORM.INV(RAND();[.$S$28];[.$S$30])" office:value-type="float" office:value="52897.4826173717" calcext:value-type="float">
            <text:p>52897,4826173717</text:p>
          </table:table-cell>
          <table:table-cell table:number-columns-repeated="1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18+4*RAND()" office:value-type="float" office:value="18.8273015883751" calcext:value-type="float">
            <text:p>18,8273</text:p>
          </table:table-cell>
          <table:table-cell table:number-columns-repeated="5"/>
          <table:table-cell office:value-type="float" office:value="1976" calcext:value-type="float">
            <text:p>1976</text:p>
          </table:table-cell>
          <table:table-cell table:formula="of:=COM.MICROSOFT.NORM.INV(RAND();80;10)" office:value-type="float" office:value="82.5734583785329" calcext:value-type="float">
            <text:p>82,5735</text:p>
          </table:table-cell>
          <table:table-cell table:number-columns-repeated="5"/>
          <table:table-cell office:value-type="float" office:value="1976" calcext:value-type="float">
            <text:p>1976</text:p>
          </table:table-cell>
          <table:table-cell table:formula="of:=4*PI()*PI()*[.I2001]*[.B2001]" office:value-type="float" office:value="61374.5457050963" calcext:value-type="float">
            <text:p>61374,5457</text:p>
          </table:table-cell>
          <table:table-cell table:number-columns-repeated="5"/>
          <table:table-cell table:formula="of:=COM.MICROSOFT.NORM.INV(RAND();[.$S$28];[.$S$30])" office:value-type="float" office:value="68673.2193925583" calcext:value-type="float">
            <text:p>68673,2193925583</text:p>
          </table:table-cell>
          <table:table-cell table:number-columns-repeated="1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18+4*RAND()" office:value-type="float" office:value="20.347872513812" calcext:value-type="float">
            <text:p>20,3479</text:p>
          </table:table-cell>
          <table:table-cell table:number-columns-repeated="5"/>
          <table:table-cell office:value-type="float" office:value="1977" calcext:value-type="float">
            <text:p>1977</text:p>
          </table:table-cell>
          <table:table-cell table:formula="of:=COM.MICROSOFT.NORM.INV(RAND();80;10)" office:value-type="float" office:value="71.7925225312825" calcext:value-type="float">
            <text:p>71,7925</text:p>
          </table:table-cell>
          <table:table-cell table:number-columns-repeated="5"/>
          <table:table-cell office:value-type="float" office:value="1977" calcext:value-type="float">
            <text:p>1977</text:p>
          </table:table-cell>
          <table:table-cell table:formula="of:=4*PI()*PI()*[.I2002]*[.B2002]" office:value-type="float" office:value="57671.0631833203" calcext:value-type="float">
            <text:p>57671,0632</text:p>
          </table:table-cell>
          <table:table-cell table:number-columns-repeated="5"/>
          <table:table-cell table:formula="of:=COM.MICROSOFT.NORM.INV(RAND();[.$S$28];[.$S$30])" office:value-type="float" office:value="60883.6717685658" calcext:value-type="float">
            <text:p>60883,6717685658</text:p>
          </table:table-cell>
          <table:table-cell table:number-columns-repeated="1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18+4*RAND()" office:value-type="float" office:value="18.8589267539792" calcext:value-type="float">
            <text:p>18,8589</text:p>
          </table:table-cell>
          <table:table-cell table:number-columns-repeated="5"/>
          <table:table-cell office:value-type="float" office:value="1978" calcext:value-type="float">
            <text:p>1978</text:p>
          </table:table-cell>
          <table:table-cell table:formula="of:=COM.MICROSOFT.NORM.INV(RAND();80;10)" office:value-type="float" office:value="98.0030348364023" calcext:value-type="float">
            <text:p>98,0030</text:p>
          </table:table-cell>
          <table:table-cell table:number-columns-repeated="5"/>
          <table:table-cell office:value-type="float" office:value="1978" calcext:value-type="float">
            <text:p>1978</text:p>
          </table:table-cell>
          <table:table-cell table:formula="of:=4*PI()*PI()*[.I2003]*[.B2003]" office:value-type="float" office:value="72965.2769226073" calcext:value-type="float">
            <text:p>72965,2769</text:p>
          </table:table-cell>
          <table:table-cell table:number-columns-repeated="5"/>
          <table:table-cell table:formula="of:=COM.MICROSOFT.NORM.INV(RAND();[.$S$28];[.$S$30])" office:value-type="float" office:value="57232.3987912001" calcext:value-type="float">
            <text:p>57232,3987912001</text:p>
          </table:table-cell>
          <table:table-cell table:number-columns-repeated="1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18+4*RAND()" office:value-type="float" office:value="20.5784825501032" calcext:value-type="float">
            <text:p>20,5785</text:p>
          </table:table-cell>
          <table:table-cell table:number-columns-repeated="5"/>
          <table:table-cell office:value-type="float" office:value="1979" calcext:value-type="float">
            <text:p>1979</text:p>
          </table:table-cell>
          <table:table-cell table:formula="of:=COM.MICROSOFT.NORM.INV(RAND();80;10)" office:value-type="float" office:value="86.9151405639448" calcext:value-type="float">
            <text:p>86,9151</text:p>
          </table:table-cell>
          <table:table-cell table:number-columns-repeated="5"/>
          <table:table-cell office:value-type="float" office:value="1979" calcext:value-type="float">
            <text:p>1979</text:p>
          </table:table-cell>
          <table:table-cell table:formula="of:=4*PI()*PI()*[.I2004]*[.B2004]" office:value-type="float" office:value="70610.3754077162" calcext:value-type="float">
            <text:p>70610,3754</text:p>
          </table:table-cell>
          <table:table-cell table:number-columns-repeated="5"/>
          <table:table-cell table:formula="of:=COM.MICROSOFT.NORM.INV(RAND();[.$S$28];[.$S$30])" office:value-type="float" office:value="73225.2248707369" calcext:value-type="float">
            <text:p>73225,2248707369</text:p>
          </table:table-cell>
          <table:table-cell table:number-columns-repeated="1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18+4*RAND()" office:value-type="float" office:value="20.3861877280287" calcext:value-type="float">
            <text:p>20,3862</text:p>
          </table:table-cell>
          <table:table-cell table:number-columns-repeated="5"/>
          <table:table-cell office:value-type="float" office:value="1980" calcext:value-type="float">
            <text:p>1980</text:p>
          </table:table-cell>
          <table:table-cell table:formula="of:=COM.MICROSOFT.NORM.INV(RAND();80;10)" office:value-type="float" office:value="73.0455004777937" calcext:value-type="float">
            <text:p>73,0455</text:p>
          </table:table-cell>
          <table:table-cell table:number-columns-repeated="5"/>
          <table:table-cell office:value-type="float" office:value="1980" calcext:value-type="float">
            <text:p>1980</text:p>
          </table:table-cell>
          <table:table-cell table:formula="of:=4*PI()*PI()*[.I2005]*[.B2005]" office:value-type="float" office:value="58788.0730128335" calcext:value-type="float">
            <text:p>58788,0730</text:p>
          </table:table-cell>
          <table:table-cell table:number-columns-repeated="5"/>
          <table:table-cell table:formula="of:=COM.MICROSOFT.NORM.INV(RAND();[.$S$28];[.$S$30])" office:value-type="float" office:value="74831.1884502334" calcext:value-type="float">
            <text:p>74831,1884502334</text:p>
          </table:table-cell>
          <table:table-cell table:number-columns-repeated="1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18+4*RAND()" office:value-type="float" office:value="19.2860667468049" calcext:value-type="float">
            <text:p>19,2861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formula="of:=COM.MICROSOFT.NORM.INV(RAND();80;10)" office:value-type="float" office:value="80.6819221030068" calcext:value-type="float">
            <text:p>80,6819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formula="of:=4*PI()*PI()*[.I2006]*[.B2006]" office:value-type="float" office:value="61429.8759253302" calcext:value-type="float">
            <text:p>61429,8759</text:p>
          </table:table-cell>
          <table:table-cell table:number-columns-repeated="5"/>
          <table:table-cell table:formula="of:=COM.MICROSOFT.NORM.INV(RAND();[.$S$28];[.$S$30])" office:value-type="float" office:value="56876.8930351899" calcext:value-type="float">
            <text:p>56876,8930351899</text:p>
          </table:table-cell>
          <table:table-cell table:number-columns-repeated="1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18+4*RAND()" office:value-type="float" office:value="18.3777084141038" calcext:value-type="float">
            <text:p>18,3777</text:p>
          </table:table-cell>
          <table:table-cell table:number-columns-repeated="5"/>
          <table:table-cell office:value-type="float" office:value="1982" calcext:value-type="float">
            <text:p>1982</text:p>
          </table:table-cell>
          <table:table-cell table:formula="of:=COM.MICROSOFT.NORM.INV(RAND();80;10)" office:value-type="float" office:value="81.496577879778" calcext:value-type="float">
            <text:p>81,4966</text:p>
          </table:table-cell>
          <table:table-cell table:number-columns-repeated="5"/>
          <table:table-cell office:value-type="float" office:value="1982" calcext:value-type="float">
            <text:p>1982</text:p>
          </table:table-cell>
          <table:table-cell table:formula="of:=4*PI()*PI()*[.I2007]*[.B2007]" office:value-type="float" office:value="59127.6292353155" calcext:value-type="float">
            <text:p>59127,6292</text:p>
          </table:table-cell>
          <table:table-cell table:number-columns-repeated="5"/>
          <table:table-cell table:formula="of:=COM.MICROSOFT.NORM.INV(RAND();[.$S$28];[.$S$30])" office:value-type="float" office:value="70808.4011974679" calcext:value-type="float">
            <text:p>70808,4011974679</text:p>
          </table:table-cell>
          <table:table-cell table:number-columns-repeated="1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18+4*RAND()" office:value-type="float" office:value="19.6023002895527" calcext:value-type="float">
            <text:p>19,6023</text:p>
          </table:table-cell>
          <table:table-cell table:number-columns-repeated="5"/>
          <table:table-cell office:value-type="float" office:value="1983" calcext:value-type="float">
            <text:p>1983</text:p>
          </table:table-cell>
          <table:table-cell table:formula="of:=COM.MICROSOFT.NORM.INV(RAND();80;10)" office:value-type="float" office:value="74.6644433418969" calcext:value-type="float">
            <text:p>74,6644</text:p>
          </table:table-cell>
          <table:table-cell table:number-columns-repeated="5"/>
          <table:table-cell office:value-type="float" office:value="1983" calcext:value-type="float">
            <text:p>1983</text:p>
          </table:table-cell>
          <table:table-cell table:formula="of:=4*PI()*PI()*[.I2008]*[.B2008]" office:value-type="float" office:value="57780.408271053" calcext:value-type="float">
            <text:p>57780,4083</text:p>
          </table:table-cell>
          <table:table-cell table:number-columns-repeated="5"/>
          <table:table-cell table:formula="of:=COM.MICROSOFT.NORM.INV(RAND();[.$S$28];[.$S$30])" office:value-type="float" office:value="68821.6280902558" calcext:value-type="float">
            <text:p>68821,6280902558</text:p>
          </table:table-cell>
          <table:table-cell table:number-columns-repeated="1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18+4*RAND()" office:value-type="float" office:value="19.5340271643363" calcext:value-type="float">
            <text:p>19,5340</text:p>
          </table:table-cell>
          <table:table-cell table:number-columns-repeated="5"/>
          <table:table-cell office:value-type="float" office:value="1984" calcext:value-type="float">
            <text:p>1984</text:p>
          </table:table-cell>
          <table:table-cell table:formula="of:=COM.MICROSOFT.NORM.INV(RAND();80;10)" office:value-type="float" office:value="77.0175544829138" calcext:value-type="float">
            <text:p>77,0176</text:p>
          </table:table-cell>
          <table:table-cell table:number-columns-repeated="5"/>
          <table:table-cell office:value-type="float" office:value="1984" calcext:value-type="float">
            <text:p>1984</text:p>
          </table:table-cell>
          <table:table-cell table:formula="of:=4*PI()*PI()*[.I2009]*[.B2009]" office:value-type="float" office:value="59393.8186395738" calcext:value-type="float">
            <text:p>59393,8186</text:p>
          </table:table-cell>
          <table:table-cell table:number-columns-repeated="5"/>
          <table:table-cell table:formula="of:=COM.MICROSOFT.NORM.INV(RAND();[.$S$28];[.$S$30])" office:value-type="float" office:value="65600.2145898914" calcext:value-type="float">
            <text:p>65600,2145898914</text:p>
          </table:table-cell>
          <table:table-cell table:number-columns-repeated="1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18+4*RAND()" office:value-type="float" office:value="19.8267223159783" calcext:value-type="float">
            <text:p>19,8267</text:p>
          </table:table-cell>
          <table:table-cell table:number-columns-repeated="5"/>
          <table:table-cell office:value-type="float" office:value="1985" calcext:value-type="float">
            <text:p>1985</text:p>
          </table:table-cell>
          <table:table-cell table:formula="of:=COM.MICROSOFT.NORM.INV(RAND();80;10)" office:value-type="float" office:value="66.208824986232" calcext:value-type="float">
            <text:p>66,2088</text:p>
          </table:table-cell>
          <table:table-cell table:number-columns-repeated="5"/>
          <table:table-cell office:value-type="float" office:value="1985" calcext:value-type="float">
            <text:p>1985</text:p>
          </table:table-cell>
          <table:table-cell table:formula="of:=4*PI()*PI()*[.I2010]*[.B2010]" office:value-type="float" office:value="51823.4762240066" calcext:value-type="float">
            <text:p>51823,4762</text:p>
          </table:table-cell>
          <table:table-cell table:number-columns-repeated="5"/>
          <table:table-cell table:formula="of:=COM.MICROSOFT.NORM.INV(RAND();[.$S$28];[.$S$30])" office:value-type="float" office:value="59720.6827253035" calcext:value-type="float">
            <text:p>59720,6827253035</text:p>
          </table:table-cell>
          <table:table-cell table:number-columns-repeated="1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18+4*RAND()" office:value-type="float" office:value="19.4202152476646" calcext:value-type="float">
            <text:p>19,4202</text:p>
          </table:table-cell>
          <table:table-cell table:number-columns-repeated="5"/>
          <table:table-cell office:value-type="float" office:value="1986" calcext:value-type="float">
            <text:p>1986</text:p>
          </table:table-cell>
          <table:table-cell table:formula="of:=COM.MICROSOFT.NORM.INV(RAND();80;10)" office:value-type="float" office:value="76.2390976071562" calcext:value-type="float">
            <text:p>76,2391</text:p>
          </table:table-cell>
          <table:table-cell table:number-columns-repeated="5"/>
          <table:table-cell office:value-type="float" office:value="1986" calcext:value-type="float">
            <text:p>1986</text:p>
          </table:table-cell>
          <table:table-cell table:formula="of:=4*PI()*PI()*[.I2011]*[.B2011]" office:value-type="float" office:value="58450.9431332783" calcext:value-type="float">
            <text:p>58450,9431</text:p>
          </table:table-cell>
          <table:table-cell table:number-columns-repeated="5"/>
          <table:table-cell table:formula="of:=COM.MICROSOFT.NORM.INV(RAND();[.$S$28];[.$S$30])" office:value-type="float" office:value="73343.5292958641" calcext:value-type="float">
            <text:p>73343,5292958641</text:p>
          </table:table-cell>
          <table:table-cell table:number-columns-repeated="1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18+4*RAND()" office:value-type="float" office:value="18.3270062184893" calcext:value-type="float">
            <text:p>18,3270</text:p>
          </table:table-cell>
          <table:table-cell table:number-columns-repeated="5"/>
          <table:table-cell office:value-type="float" office:value="1987" calcext:value-type="float">
            <text:p>1987</text:p>
          </table:table-cell>
          <table:table-cell table:formula="of:=COM.MICROSOFT.NORM.INV(RAND();80;10)" office:value-type="float" office:value="66.4240543453608" calcext:value-type="float">
            <text:p>66,4241</text:p>
          </table:table-cell>
          <table:table-cell table:number-columns-repeated="5"/>
          <table:table-cell office:value-type="float" office:value="1987" calcext:value-type="float">
            <text:p>1987</text:p>
          </table:table-cell>
          <table:table-cell table:formula="of:=4*PI()*PI()*[.I2012]*[.B2012]" office:value-type="float" office:value="48059.2118363693" calcext:value-type="float">
            <text:p>48059,2118</text:p>
          </table:table-cell>
          <table:table-cell table:number-columns-repeated="5"/>
          <table:table-cell table:formula="of:=COM.MICROSOFT.NORM.INV(RAND();[.$S$28];[.$S$30])" office:value-type="float" office:value="52458.6628560686" calcext:value-type="float">
            <text:p>52458,6628560686</text:p>
          </table:table-cell>
          <table:table-cell table:number-columns-repeated="1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18+4*RAND()" office:value-type="float" office:value="20.1156387706287" calcext:value-type="float">
            <text:p>20,1156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 table:formula="of:=COM.MICROSOFT.NORM.INV(RAND();80;10)" office:value-type="float" office:value="77.0508300357141" calcext:value-type="float">
            <text:p>77,0508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 table:formula="of:=4*PI()*PI()*[.I2013]*[.B2013]" office:value-type="float" office:value="61188.6520965547" calcext:value-type="float">
            <text:p>61188,6521</text:p>
          </table:table-cell>
          <table:table-cell table:number-columns-repeated="5"/>
          <table:table-cell table:formula="of:=COM.MICROSOFT.NORM.INV(RAND();[.$S$28];[.$S$30])" office:value-type="float" office:value="65437.0918889352" calcext:value-type="float">
            <text:p>65437,0918889352</text:p>
          </table:table-cell>
          <table:table-cell table:number-columns-repeated="1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18+4*RAND()" office:value-type="float" office:value="20.2060732669197" calcext:value-type="float">
            <text:p>20,2061</text:p>
          </table:table-cell>
          <table:table-cell table:number-columns-repeated="5"/>
          <table:table-cell office:value-type="float" office:value="1989" calcext:value-type="float">
            <text:p>1989</text:p>
          </table:table-cell>
          <table:table-cell table:formula="of:=COM.MICROSOFT.NORM.INV(RAND();80;10)" office:value-type="float" office:value="78.6206245938469" calcext:value-type="float">
            <text:p>78,6206</text:p>
          </table:table-cell>
          <table:table-cell table:number-columns-repeated="5"/>
          <table:table-cell office:value-type="float" office:value="1989" calcext:value-type="float">
            <text:p>1989</text:p>
          </table:table-cell>
          <table:table-cell table:formula="of:=4*PI()*PI()*[.I2014]*[.B2014]" office:value-type="float" office:value="62715.9708849057" calcext:value-type="float">
            <text:p>62715,9709</text:p>
          </table:table-cell>
          <table:table-cell table:number-columns-repeated="5"/>
          <table:table-cell table:formula="of:=COM.MICROSOFT.NORM.INV(RAND();[.$S$28];[.$S$30])" office:value-type="float" office:value="67265.1459150766" calcext:value-type="float">
            <text:p>67265,1459150766</text:p>
          </table:table-cell>
          <table:table-cell table:number-columns-repeated="1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18+4*RAND()" office:value-type="float" office:value="19.2535100537352" calcext:value-type="float">
            <text:p>19,2535</text:p>
          </table:table-cell>
          <table:table-cell table:number-columns-repeated="5"/>
          <table:table-cell office:value-type="float" office:value="1990" calcext:value-type="float">
            <text:p>1990</text:p>
          </table:table-cell>
          <table:table-cell table:formula="of:=COM.MICROSOFT.NORM.INV(RAND();80;10)" office:value-type="float" office:value="72.373898074198" calcext:value-type="float">
            <text:p>72,3739</text:p>
          </table:table-cell>
          <table:table-cell table:number-columns-repeated="5"/>
          <table:table-cell office:value-type="float" office:value="1990" calcext:value-type="float">
            <text:p>1990</text:p>
          </table:table-cell>
          <table:table-cell table:formula="of:=4*PI()*PI()*[.I2015]*[.B2015]" office:value-type="float" office:value="55011.2631577002" calcext:value-type="float">
            <text:p>55011,2632</text:p>
          </table:table-cell>
          <table:table-cell table:number-columns-repeated="5"/>
          <table:table-cell table:formula="of:=COM.MICROSOFT.NORM.INV(RAND();[.$S$28];[.$S$30])" office:value-type="float" office:value="64062.4918773262" calcext:value-type="float">
            <text:p>64062,4918773262</text:p>
          </table:table-cell>
          <table:table-cell table:number-columns-repeated="1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18+4*RAND()" office:value-type="float" office:value="21.3445236193948" calcext:value-type="float">
            <text:p>21,3445</text:p>
          </table:table-cell>
          <table:table-cell table:number-columns-repeated="5"/>
          <table:table-cell office:value-type="float" office:value="1991" calcext:value-type="float">
            <text:p>1991</text:p>
          </table:table-cell>
          <table:table-cell table:formula="of:=COM.MICROSOFT.NORM.INV(RAND();80;10)" office:value-type="float" office:value="75.2910401737851" calcext:value-type="float">
            <text:p>75,2910</text:p>
          </table:table-cell>
          <table:table-cell table:number-columns-repeated="5"/>
          <table:table-cell office:value-type="float" office:value="1991" calcext:value-type="float">
            <text:p>1991</text:p>
          </table:table-cell>
          <table:table-cell table:formula="of:=4*PI()*PI()*[.I2016]*[.B2016]" office:value-type="float" office:value="63443.8457012512" calcext:value-type="float">
            <text:p>63443,8457</text:p>
          </table:table-cell>
          <table:table-cell table:number-columns-repeated="5"/>
          <table:table-cell table:formula="of:=COM.MICROSOFT.NORM.INV(RAND();[.$S$28];[.$S$30])" office:value-type="float" office:value="52028.5604614182" calcext:value-type="float">
            <text:p>52028,5604614182</text:p>
          </table:table-cell>
          <table:table-cell table:number-columns-repeated="1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18+4*RAND()" office:value-type="float" office:value="18.1847861618735" calcext:value-type="float">
            <text:p>18,1848</text:p>
          </table:table-cell>
          <table:table-cell table:number-columns-repeated="5"/>
          <table:table-cell office:value-type="float" office:value="1992" calcext:value-type="float">
            <text:p>1992</text:p>
          </table:table-cell>
          <table:table-cell table:formula="of:=COM.MICROSOFT.NORM.INV(RAND();80;10)" office:value-type="float" office:value="88.4017243859536" calcext:value-type="float">
            <text:p>88,4017</text:p>
          </table:table-cell>
          <table:table-cell table:number-columns-repeated="5"/>
          <table:table-cell office:value-type="float" office:value="1992" calcext:value-type="float">
            <text:p>1992</text:p>
          </table:table-cell>
          <table:table-cell table:formula="of:=4*PI()*PI()*[.I2017]*[.B2017]" office:value-type="float" office:value="63464.1798095896" calcext:value-type="float">
            <text:p>63464,1798</text:p>
          </table:table-cell>
          <table:table-cell table:number-columns-repeated="5"/>
          <table:table-cell table:formula="of:=COM.MICROSOFT.NORM.INV(RAND();[.$S$28];[.$S$30])" office:value-type="float" office:value="77765.9599867418" calcext:value-type="float">
            <text:p>77765,9599867418</text:p>
          </table:table-cell>
          <table:table-cell table:number-columns-repeated="1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18+4*RAND()" office:value-type="float" office:value="20.6947923447005" calcext:value-type="float">
            <text:p>20,6948</text:p>
          </table:table-cell>
          <table:table-cell table:number-columns-repeated="5"/>
          <table:table-cell office:value-type="float" office:value="1993" calcext:value-type="float">
            <text:p>1993</text:p>
          </table:table-cell>
          <table:table-cell table:formula="of:=COM.MICROSOFT.NORM.INV(RAND();80;10)" office:value-type="float" office:value="94.9732744051562" calcext:value-type="float">
            <text:p>94,9733</text:p>
          </table:table-cell>
          <table:table-cell table:number-columns-repeated="5"/>
          <table:table-cell office:value-type="float" office:value="1993" calcext:value-type="float">
            <text:p>1993</text:p>
          </table:table-cell>
          <table:table-cell table:formula="of:=4*PI()*PI()*[.I2018]*[.B2018]" office:value-type="float" office:value="77592.9424215567" calcext:value-type="float">
            <text:p>77592,9424</text:p>
          </table:table-cell>
          <table:table-cell table:number-columns-repeated="5"/>
          <table:table-cell table:formula="of:=COM.MICROSOFT.NORM.INV(RAND();[.$S$28];[.$S$30])" office:value-type="float" office:value="79489.2345329779" calcext:value-type="float">
            <text:p>79489,2345329779</text:p>
          </table:table-cell>
          <table:table-cell table:number-columns-repeated="1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18+4*RAND()" office:value-type="float" office:value="20.8907377137803" calcext:value-type="float">
            <text:p>20,8907</text:p>
          </table:table-cell>
          <table:table-cell table:number-columns-repeated="5"/>
          <table:table-cell office:value-type="float" office:value="1994" calcext:value-type="float">
            <text:p>1994</text:p>
          </table:table-cell>
          <table:table-cell table:formula="of:=COM.MICROSOFT.NORM.INV(RAND();80;10)" office:value-type="float" office:value="75.8999707429232" calcext:value-type="float">
            <text:p>75,9000</text:p>
          </table:table-cell>
          <table:table-cell table:number-columns-repeated="5"/>
          <table:table-cell office:value-type="float" office:value="1994" calcext:value-type="float">
            <text:p>1994</text:p>
          </table:table-cell>
          <table:table-cell table:formula="of:=4*PI()*PI()*[.I2019]*[.B2019]" office:value-type="float" office:value="62597.2308760691" calcext:value-type="float">
            <text:p>62597,2309</text:p>
          </table:table-cell>
          <table:table-cell table:number-columns-repeated="5"/>
          <table:table-cell table:formula="of:=COM.MICROSOFT.NORM.INV(RAND();[.$S$28];[.$S$30])" office:value-type="float" office:value="70383.55521934" calcext:value-type="float">
            <text:p>70383,55521934</text:p>
          </table:table-cell>
          <table:table-cell table:number-columns-repeated="1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18+4*RAND()" office:value-type="float" office:value="18.0431735175662" calcext:value-type="float">
            <text:p>18,0432</text:p>
          </table:table-cell>
          <table:table-cell table:number-columns-repeated="5"/>
          <table:table-cell office:value-type="float" office:value="1995" calcext:value-type="float">
            <text:p>1995</text:p>
          </table:table-cell>
          <table:table-cell table:formula="of:=COM.MICROSOFT.NORM.INV(RAND();80;10)" office:value-type="float" office:value="85.5684050415357" calcext:value-type="float">
            <text:p>85,5684</text:p>
          </table:table-cell>
          <table:table-cell table:number-columns-repeated="5"/>
          <table:table-cell office:value-type="float" office:value="1995" calcext:value-type="float">
            <text:p>1995</text:p>
          </table:table-cell>
          <table:table-cell table:formula="of:=4*PI()*PI()*[.I2020]*[.B2020]" office:value-type="float" office:value="60951.738788834" calcext:value-type="float">
            <text:p>60951,7388</text:p>
          </table:table-cell>
          <table:table-cell table:number-columns-repeated="5"/>
          <table:table-cell table:formula="of:=COM.MICROSOFT.NORM.INV(RAND();[.$S$28];[.$S$30])" office:value-type="float" office:value="65773.2823263763" calcext:value-type="float">
            <text:p>65773,2823263763</text:p>
          </table:table-cell>
          <table:table-cell table:number-columns-repeated="1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18+4*RAND()" office:value-type="float" office:value="20.3446943503805" calcext:value-type="float">
            <text:p>20,3447</text:p>
          </table:table-cell>
          <table:table-cell table:number-columns-repeated="5"/>
          <table:table-cell office:value-type="float" office:value="1996" calcext:value-type="float">
            <text:p>1996</text:p>
          </table:table-cell>
          <table:table-cell table:formula="of:=COM.MICROSOFT.NORM.INV(RAND();80;10)" office:value-type="float" office:value="77.160036096831" calcext:value-type="float">
            <text:p>77,1600</text:p>
          </table:table-cell>
          <table:table-cell table:number-columns-repeated="5"/>
          <table:table-cell office:value-type="float" office:value="1996" calcext:value-type="float">
            <text:p>1996</text:p>
          </table:table-cell>
          <table:table-cell table:formula="of:=4*PI()*PI()*[.I2021]*[.B2021]" office:value-type="float" office:value="61973.1153554506" calcext:value-type="float">
            <text:p>61973,1154</text:p>
          </table:table-cell>
          <table:table-cell table:number-columns-repeated="5"/>
          <table:table-cell table:formula="of:=COM.MICROSOFT.NORM.INV(RAND();[.$S$28];[.$S$30])" office:value-type="float" office:value="61941.6255358461" calcext:value-type="float">
            <text:p>61941,6255358461</text:p>
          </table:table-cell>
          <table:table-cell table:number-columns-repeated="1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18+4*RAND()" office:value-type="float" office:value="18.8310415833257" calcext:value-type="float">
            <text:p>18,8310</text:p>
          </table:table-cell>
          <table:table-cell table:number-columns-repeated="5"/>
          <table:table-cell office:value-type="float" office:value="1997" calcext:value-type="float">
            <text:p>1997</text:p>
          </table:table-cell>
          <table:table-cell table:formula="of:=COM.MICROSOFT.NORM.INV(RAND();80;10)" office:value-type="float" office:value="93.1861874191023" calcext:value-type="float">
            <text:p>93,1862</text:p>
          </table:table-cell>
          <table:table-cell table:number-columns-repeated="5"/>
          <table:table-cell office:value-type="float" office:value="1997" calcext:value-type="float">
            <text:p>1997</text:p>
          </table:table-cell>
          <table:table-cell table:formula="of:=4*PI()*PI()*[.I2022]*[.B2022]" office:value-type="float" office:value="69276.4496899322" calcext:value-type="float">
            <text:p>69276,4497</text:p>
          </table:table-cell>
          <table:table-cell table:number-columns-repeated="5"/>
          <table:table-cell table:formula="of:=COM.MICROSOFT.NORM.INV(RAND();[.$S$28];[.$S$30])" office:value-type="float" office:value="54047.4362635354" calcext:value-type="float">
            <text:p>54047,4362635354</text:p>
          </table:table-cell>
          <table:table-cell table:number-columns-repeated="1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18+4*RAND()" office:value-type="float" office:value="21.838965407107" calcext:value-type="float">
            <text:p>21,8390</text:p>
          </table:table-cell>
          <table:table-cell table:number-columns-repeated="5"/>
          <table:table-cell office:value-type="float" office:value="1998" calcext:value-type="float">
            <text:p>1998</text:p>
          </table:table-cell>
          <table:table-cell table:formula="of:=COM.MICROSOFT.NORM.INV(RAND();80;10)" office:value-type="float" office:value="73.9000608977368" calcext:value-type="float">
            <text:p>73,9001</text:p>
          </table:table-cell>
          <table:table-cell table:number-columns-repeated="5"/>
          <table:table-cell office:value-type="float" office:value="1998" calcext:value-type="float">
            <text:p>1998</text:p>
          </table:table-cell>
          <table:table-cell table:formula="of:=4*PI()*PI()*[.I2023]*[.B2023]" office:value-type="float" office:value="63714.2526572062" calcext:value-type="float">
            <text:p>63714,2527</text:p>
          </table:table-cell>
          <table:table-cell table:number-columns-repeated="5"/>
          <table:table-cell table:formula="of:=COM.MICROSOFT.NORM.INV(RAND();[.$S$28];[.$S$30])" office:value-type="float" office:value="59528.6918730228" calcext:value-type="float">
            <text:p>59528,6918730228</text:p>
          </table:table-cell>
          <table:table-cell table:number-columns-repeated="1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18+4*RAND()" office:value-type="float" office:value="18.385433269199" calcext:value-type="float">
            <text:p>18,3854</text:p>
          </table:table-cell>
          <table:table-cell table:number-columns-repeated="5"/>
          <table:table-cell office:value-type="float" office:value="1999" calcext:value-type="float">
            <text:p>1999</text:p>
          </table:table-cell>
          <table:table-cell table:formula="of:=COM.MICROSOFT.NORM.INV(RAND();80;10)" office:value-type="float" office:value="75.165415778042" calcext:value-type="float">
            <text:p>75,1654</text:p>
          </table:table-cell>
          <table:table-cell table:number-columns-repeated="5"/>
          <table:table-cell office:value-type="float" office:value="1999" calcext:value-type="float">
            <text:p>1999</text:p>
          </table:table-cell>
          <table:table-cell table:formula="of:=4*PI()*PI()*[.I2024]*[.B2024]" office:value-type="float" office:value="54557.1493052054" calcext:value-type="float">
            <text:p>54557,1493</text:p>
          </table:table-cell>
          <table:table-cell table:number-columns-repeated="5"/>
          <table:table-cell table:formula="of:=COM.MICROSOFT.NORM.INV(RAND();[.$S$28];[.$S$30])" office:value-type="float" office:value="66285.904722189" calcext:value-type="float">
            <text:p>66285,904722189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18+4*RAND()" office:value-type="float" office:value="18.4743876992725" calcext:value-type="float">
            <text:p>18,4744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COM.MICROSOFT.NORM.INV(RAND();80;10)" office:value-type="float" office:value="88.4730361122639" calcext:value-type="float">
            <text:p>88,4730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formula="of:=4*PI()*PI()*[.I2025]*[.B2025]" office:value-type="float" office:value="64526.8881121408" calcext:value-type="float">
            <text:p>64526,8881</text:p>
          </table:table-cell>
          <table:table-cell table:number-columns-repeated="5"/>
          <table:table-cell table:formula="of:=COM.MICROSOFT.NORM.INV(RAND();[.$S$28];[.$S$30])" office:value-type="float" office:value="60851.1913187843" calcext:value-type="float">
            <text:p>60851,1913187843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number:number-style style:name="N108">
      <number:number number:decimal-places="5" number:min-decimal-places="5" number:min-integer-digits="1"/>
    </number:number-style>
    <number:number-style style:name="N109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09:27:58.977000000</meta:creation-date>
    <dc:date>2023-03-27T21:18:42.426000000</dc:date>
    <meta:editing-duration>PT2H46M22S</meta:editing-duration>
    <meta:editing-cycles>10</meta:editing-cycles>
    <meta:generator>LibreOffice/7.4.6.2$Windows_X86_64 LibreOffice_project/5b1f5509c2decdade7fda905e3e1429a67acd63d</meta:generator>
    <meta:document-statistic meta:table-count="1" meta:cell-count="14308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4cm" svg:height="9.378cm" xlink:href=".." xlink:type="simple" chart:class="chart:bar" chart:style-name="ch1">
        <chart:title svg:x="3.279cm" svg:y="0.323cm" chart:style-name="ch2">
          <text:p>Отъюстированная гистограмма r</text:p>
        </chart:title>
        <chart:plot-area chart:style-name="ch3" table:cell-range-address="Лист1.D34:Лист1.D45 Лист1.F34:Лист1.F45" chart:data-source-has-labels="column" svg:x="1.281cm" svg:y="1.289cm" svg:width="11.973cm" svg:height="6.921cm">
          <chart:coordinate-region svg:x="2.088cm" svg:y="1.488cm" svg:width="11.166cm" svg:height="6.075cm"/>
          <chart:axis chart:dimension="x" chart:name="primary-x" chart:style-name="ch4" chartooo:axis-type="auto">
            <chartooo:date-scale/>
            <chart:title svg:x="5.874cm" svg:y="8.397cm" chart:style-name="ch5">
              <text:p>Центры карманов</text:p>
            </chart:title>
            <chart:categories table:cell-range-address="Лист1.D34:Лист1.D45"/>
          </chart:axis>
          <chart:axis chart:dimension="y" chart:name="primary-y" chart:style-name="ch6">
            <chart:title svg:x="0.451cm" svg:y="6.923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F34:Лист1.F4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float" office:value="17.8">
                <text:p>17.8</text:p>
                <draw:g>
                  <svg:desc>Лист1.D34:Лист1.D45</svg:desc>
                </draw:g>
              </table:table-cell>
              <table:table-cell office:value-type="float" office:value="0">
                <text:p>0</text:p>
                <draw:g>
                  <svg:desc>Лист1.F34:Лист1.F45</svg:desc>
                </draw:g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6.2$Windows_X86_64 LibreOffice_project/5b1f5509c2decdade7fda905e3e1429a67acd63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38cm" svg:height="9.323cm" xlink:href=".." xlink:type="simple" chart:class="chart:bar" chart:style-name="ch1">
        <chart:title svg:x="3.206cm" svg:y="0.322cm" chart:style-name="ch2">
          <text:p>Отъюстированная гистограмма R</text:p>
        </chart:title>
        <chart:plot-area chart:style-name="ch3" table:cell-range-address="Лист1.K34:Лист1.K45 Лист1.M34:Лист1.M45" chart:data-source-has-labels="column" svg:x="1.281cm" svg:y="1.287cm" svg:width="11.987cm" svg:height="6.869cm">
          <chart:coordinate-region svg:x="2.088cm" svg:y="1.486cm" svg:width="11.18cm" svg:height="6.023cm"/>
          <chart:axis chart:dimension="x" chart:name="primary-x" chart:style-name="ch4" chartooo:axis-type="auto">
            <chartooo:date-scale/>
            <chart:title svg:x="5.881cm" svg:y="8.342cm" chart:style-name="ch5">
              <text:p>Центры карманов</text:p>
            </chart:title>
            <chart:categories table:cell-range-address="Лист1.K34:Лист1.K45"/>
          </chart:axis>
          <chart:axis chart:dimension="y" chart:name="primary-y" chart:style-name="ch6">
            <chart:title svg:x="0.451cm" svg:y="6.895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M34:Лист1.M4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M</text:p>
              </table:table-cell>
            </table:table-row>
          </table:table-header-rows>
          <table:table-rows>
            <table:table-row>
              <table:table-cell office:value-type="float" office:value="34">
                <text:p>34</text:p>
                <draw:g>
                  <svg:desc>Лист1.K34:Лист1.K45</svg:desc>
                </draw:g>
              </table:table-cell>
              <table:table-cell office:value-type="float" office:value="0">
                <text:p>0</text:p>
                <draw:g>
                  <svg:desc>Лист1.M34:Лист1.M45</svg:desc>
                </draw:g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6.2$Windows_X86_64 LibreOffice_project/5b1f5509c2decdade7fda905e3e1429a67acd63d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4cm" svg:height="9.243cm" xlink:href=".." xlink:type="simple" chart:class="chart:bar" chart:style-name="ch1">
        <chart:title svg:x="2.972cm" svg:y="0.32cm" chart:style-name="ch2">
          <text:p>Отъюстированная гистограмма SP</text:p>
        </chart:title>
        <chart:plot-area chart:style-name="ch3" table:cell-range-address="Лист1.R35:Лист1.R46 Лист1.T35:Лист1.T46" chart:data-source-has-labels="column" svg:x="1.277cm" svg:y="1.283cm" svg:width="11.791cm" svg:height="6.795cm">
          <chart:coordinate-region svg:x="2.084cm" svg:y="1.482cm" svg:width="10.984cm" svg:height="5.28cm"/>
          <chart:axis chart:dimension="x" chart:name="primary-x" chart:style-name="ch4" chartooo:axis-type="auto">
            <chartooo:date-scale/>
            <chart:title svg:x="5.779cm" svg:y="8.262cm" chart:style-name="ch5">
              <text:p>Центры карманов</text:p>
            </chart:title>
            <chart:categories table:cell-range-address="Лист1.R35:Лист1.R46"/>
          </chart:axis>
          <chart:axis chart:dimension="y" chart:name="primary-y" chart:style-name="ch6">
            <chart:title svg:x="0.451cm" svg:y="6.854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T35:Лист1.T46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T</text:p>
              </table:table-cell>
            </table:table-row>
          </table:table-header-rows>
          <table:table-rows>
            <table:table-row>
              <table:table-cell office:value-type="float" office:value="24000">
                <text:p>24000</text:p>
                <draw:g>
                  <svg:desc>Лист1.R35:Лист1.R46</svg:desc>
                </draw:g>
              </table:table-cell>
              <table:table-cell office:value-type="float" office:value="0">
                <text:p>0</text:p>
                <draw:g>
                  <svg:desc>Лист1.T35:Лист1.T46</svg:desc>
                </draw:g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000">
                <text:p>112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6.2$Windows_X86_64 LibreOffice_project/5b1f5509c2decdade7fda905e3e1429a67acd63d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